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Bold" svg:font-family="'TimesNewRoman,Bold'" style:font-family-generic="roman"/>
    <style:font-face style:name="TimesNewRoman,BoldItalic" svg:font-family="'TimesNewRoman,BoldItalic'" style:font-family-generic="roman"/>
    <style:font-face style:name="TimesNewRoman,Italic" svg:font-family="'TimesNewRoman,Italic'" style:font-family-generic="roma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5.716cm" fo:margin-left="1.023cm" table:align="left" style:writing-mode="lr-tb"/>
    </style:style>
    <style:style style:name="Tabella1.A" style:family="table-column">
      <style:table-column-properties style:column-width="4.001cm"/>
    </style:style>
    <style:style style:name="Tabella1.B" style:family="table-column">
      <style:table-column-properties style:column-width="3.2cm"/>
    </style:style>
    <style:style style:name="Tabella1.C" style:family="table-column">
      <style:table-column-properties style:column-width="5.999cm"/>
    </style:style>
    <style:style style:name="Tabella1.D" style:family="table-column">
      <style:table-column-properties style:column-width="2.517cm"/>
    </style:style>
    <style:style style:name="Tabella1.1" style:family="table-row">
      <style:table-row-properties fo:keep-together="auto"/>
    </style:style>
    <style:style style:name="Tabella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D1" style:family="table-cell">
      <style:table-cell-properties style:vertical-align="top" fo:padding-left="0.026cm" fo:padding-right="0.026cm" fo:padding-top="0.026cm" fo:padding-bottom="0cm" fo:border="0.5pt solid #000000" style:writing-mode="lr-tb"/>
    </style:style>
    <style:style style:name="Tabella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 style:family="table">
      <style:table-properties style:width="15.716cm" fo:margin-left="1.023cm" table:align="left" style:writing-mode="lr-tb"/>
    </style:style>
    <style:style style:name="Tabella2.A" style:family="table-column">
      <style:table-column-properties style:column-width="4.001cm"/>
    </style:style>
    <style:style style:name="Tabella2.B" style:family="table-column">
      <style:table-column-properties style:column-width="3.2cm"/>
    </style:style>
    <style:style style:name="Tabella2.C" style:family="table-column">
      <style:table-column-properties style:column-width="5.999cm"/>
    </style:style>
    <style:style style:name="Tabella2.D" style:family="table-column">
      <style:table-column-properties style:column-width="2.517cm"/>
    </style:style>
    <style:style style:name="Tabella2.1" style:family="table-row">
      <style:table-row-properties fo:keep-together="auto"/>
    </style:style>
    <style:style style:name="Tabella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D1" style:family="table-cell">
      <style:table-cell-properties style:vertical-align="top" fo:padding-left="0.026cm" fo:padding-right="0.026cm" fo:padding-top="0.026cm" fo:padding-bottom="0cm" fo:border="0.5pt solid #000000" style:writing-mode="lr-tb"/>
    </style:style>
    <style:style style:name="Tabella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 style:family="table">
      <style:table-properties style:width="15.716cm" fo:margin-left="1.023cm" table:align="left" style:writing-mode="lr-tb"/>
    </style:style>
    <style:style style:name="Tabella3.A" style:family="table-column">
      <style:table-column-properties style:column-width="4.001cm"/>
    </style:style>
    <style:style style:name="Tabella3.B" style:family="table-column">
      <style:table-column-properties style:column-width="3.2cm"/>
    </style:style>
    <style:style style:name="Tabella3.C" style:family="table-column">
      <style:table-column-properties style:column-width="5.999cm"/>
    </style:style>
    <style:style style:name="Tabella3.D" style:family="table-column">
      <style:table-column-properties style:column-width="2.517cm"/>
    </style:style>
    <style:style style:name="Tabella3.1" style:family="table-row">
      <style:table-row-properties fo:keep-together="auto"/>
    </style:style>
    <style:style style:name="Tabella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D1" style:family="table-cell">
      <style:table-cell-properties style:vertical-align="top" fo:padding-left="0.026cm" fo:padding-right="0.026cm" fo:padding-top="0.026cm" fo:padding-bottom="0cm" fo:border="0.5pt solid #000000" style:writing-mode="lr-tb"/>
    </style:style>
    <style:style style:name="Tabella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 style:family="table">
      <style:table-properties style:width="15.716cm" fo:margin-left="1.023cm" table:align="left" style:writing-mode="lr-tb"/>
    </style:style>
    <style:style style:name="Tabella4.A" style:family="table-column">
      <style:table-column-properties style:column-width="4.001cm"/>
    </style:style>
    <style:style style:name="Tabella4.B" style:family="table-column">
      <style:table-column-properties style:column-width="3.2cm"/>
    </style:style>
    <style:style style:name="Tabella4.C" style:family="table-column">
      <style:table-column-properties style:column-width="5.999cm"/>
    </style:style>
    <style:style style:name="Tabella4.D" style:family="table-column">
      <style:table-column-properties style:column-width="2.517cm"/>
    </style:style>
    <style:style style:name="Tabella4.1" style:family="table-row">
      <style:table-row-properties fo:keep-together="auto"/>
    </style:style>
    <style:style style:name="Tabella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D1" style:family="table-cell">
      <style:table-cell-properties style:vertical-align="top" fo:padding-left="0.026cm" fo:padding-right="0.026cm" fo:padding-top="0.026cm" fo:padding-bottom="0cm" fo:border="0.5pt solid #000000" style:writing-mode="lr-tb"/>
    </style:style>
    <style:style style:name="Tabella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 style:family="table">
      <style:table-properties style:width="15.716cm" fo:margin-left="1.023cm" table:align="left" style:writing-mode="lr-tb"/>
    </style:style>
    <style:style style:name="Tabella5.A" style:family="table-column">
      <style:table-column-properties style:column-width="4.001cm"/>
    </style:style>
    <style:style style:name="Tabella5.B" style:family="table-column">
      <style:table-column-properties style:column-width="3.2cm"/>
    </style:style>
    <style:style style:name="Tabella5.C" style:family="table-column">
      <style:table-column-properties style:column-width="5.999cm"/>
    </style:style>
    <style:style style:name="Tabella5.D" style:family="table-column">
      <style:table-column-properties style:column-width="2.517cm"/>
    </style:style>
    <style:style style:name="Tabella5.1" style:family="table-row">
      <style:table-row-properties fo:keep-together="auto"/>
    </style:style>
    <style:style style:name="Tabella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D1" style:family="table-cell">
      <style:table-cell-properties style:vertical-align="top" fo:padding-left="0.026cm" fo:padding-right="0.026cm" fo:padding-top="0.026cm" fo:padding-bottom="0cm" fo:border="0.5pt solid #000000" style:writing-mode="lr-tb"/>
    </style:style>
    <style:style style:name="Tabella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 style:family="table">
      <style:table-properties style:width="15.716cm" fo:margin-left="1.023cm" table:align="left" style:writing-mode="lr-tb"/>
    </style:style>
    <style:style style:name="Tabella6.A" style:family="table-column">
      <style:table-column-properties style:column-width="4.001cm"/>
    </style:style>
    <style:style style:name="Tabella6.B" style:family="table-column">
      <style:table-column-properties style:column-width="3.2cm"/>
    </style:style>
    <style:style style:name="Tabella6.C" style:family="table-column">
      <style:table-column-properties style:column-width="5.999cm"/>
    </style:style>
    <style:style style:name="Tabella6.D" style:family="table-column">
      <style:table-column-properties style:column-width="2.517cm"/>
    </style:style>
    <style:style style:name="Tabella6.1" style:family="table-row">
      <style:table-row-properties fo:keep-together="auto"/>
    </style:style>
    <style:style style:name="Tabella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D1" style:family="table-cell">
      <style:table-cell-properties style:vertical-align="top" fo:padding-left="0.026cm" fo:padding-right="0.026cm" fo:padding-top="0.026cm" fo:padding-bottom="0cm" fo:border="0.5pt solid #000000" style:writing-mode="lr-tb"/>
    </style:style>
    <style:style style:name="Tabella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 style:family="table">
      <style:table-properties style:width="15.716cm" fo:margin-left="1.023cm" table:align="left" style:writing-mode="lr-tb"/>
    </style:style>
    <style:style style:name="Tabella7.A" style:family="table-column">
      <style:table-column-properties style:column-width="4.001cm"/>
    </style:style>
    <style:style style:name="Tabella7.B" style:family="table-column">
      <style:table-column-properties style:column-width="3.2cm"/>
    </style:style>
    <style:style style:name="Tabella7.C" style:family="table-column">
      <style:table-column-properties style:column-width="5.999cm"/>
    </style:style>
    <style:style style:name="Tabella7.D" style:family="table-column">
      <style:table-column-properties style:column-width="2.517cm"/>
    </style:style>
    <style:style style:name="Tabella7.1" style:family="table-row">
      <style:table-row-properties fo:keep-together="always"/>
    </style:style>
    <style:style style:name="Tabella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D1" style:family="table-cell">
      <style:table-cell-properties style:vertical-align="top" fo:padding-left="0.026cm" fo:padding-right="0.026cm" fo:padding-top="0.026cm" fo:padding-bottom="0cm" fo:border="0.5pt solid #000000" style:writing-mode="lr-tb"/>
    </style:style>
    <style:style style:name="Tabella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 style:family="table">
      <style:table-properties style:width="15.716cm" fo:margin-left="1.023cm" table:align="left" style:writing-mode="lr-tb"/>
    </style:style>
    <style:style style:name="Tabella8.A" style:family="table-column">
      <style:table-column-properties style:column-width="4.001cm"/>
    </style:style>
    <style:style style:name="Tabella8.B" style:family="table-column">
      <style:table-column-properties style:column-width="3.2cm"/>
    </style:style>
    <style:style style:name="Tabella8.C" style:family="table-column">
      <style:table-column-properties style:column-width="5.999cm"/>
    </style:style>
    <style:style style:name="Tabella8.D" style:family="table-column">
      <style:table-column-properties style:column-width="2.517cm"/>
    </style:style>
    <style:style style:name="Tabella8.1" style:family="table-row">
      <style:table-row-properties fo:keep-together="always"/>
    </style:style>
    <style:style style:name="Tabella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D1" style:family="table-cell">
      <style:table-cell-properties style:vertical-align="top" fo:padding-left="0.026cm" fo:padding-right="0.026cm" fo:padding-top="0.026cm" fo:padding-bottom="0cm" fo:border="0.5pt solid #000000" style:writing-mode="lr-tb"/>
    </style:style>
    <style:style style:name="Tabella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 style:family="table">
      <style:table-properties style:width="15.716cm" fo:margin-left="1.023cm" table:align="left" style:writing-mode="lr-tb"/>
    </style:style>
    <style:style style:name="Tabella9.A" style:family="table-column">
      <style:table-column-properties style:column-width="4.001cm"/>
    </style:style>
    <style:style style:name="Tabella9.B" style:family="table-column">
      <style:table-column-properties style:column-width="3.2cm"/>
    </style:style>
    <style:style style:name="Tabella9.C" style:family="table-column">
      <style:table-column-properties style:column-width="5.999cm"/>
    </style:style>
    <style:style style:name="Tabella9.D" style:family="table-column">
      <style:table-column-properties style:column-width="2.517cm"/>
    </style:style>
    <style:style style:name="Tabella9.1" style:family="table-row">
      <style:table-row-properties fo:keep-together="auto"/>
    </style:style>
    <style:style style:name="Tabella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D1" style:family="table-cell">
      <style:table-cell-properties style:vertical-align="top" fo:padding-left="0.026cm" fo:padding-right="0.026cm" fo:padding-top="0.026cm" fo:padding-bottom="0cm" fo:border="0.5pt solid #000000" style:writing-mode="lr-tb"/>
    </style:style>
    <style:style style:name="Tabella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 style:family="table">
      <style:table-properties style:width="15.716cm" fo:margin-left="1.023cm" table:align="left" style:writing-mode="lr-tb"/>
    </style:style>
    <style:style style:name="Tabella10.A" style:family="table-column">
      <style:table-column-properties style:column-width="4.001cm"/>
    </style:style>
    <style:style style:name="Tabella10.B" style:family="table-column">
      <style:table-column-properties style:column-width="3.2cm"/>
    </style:style>
    <style:style style:name="Tabella10.C" style:family="table-column">
      <style:table-column-properties style:column-width="5.999cm"/>
    </style:style>
    <style:style style:name="Tabella10.D" style:family="table-column">
      <style:table-column-properties style:column-width="2.517cm"/>
    </style:style>
    <style:style style:name="Tabella10.1" style:family="table-row">
      <style:table-row-properties fo:keep-together="auto"/>
    </style:style>
    <style:style style:name="Tabella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D1" style:family="table-cell">
      <style:table-cell-properties style:vertical-align="top" fo:padding-left="0.026cm" fo:padding-right="0.026cm" fo:padding-top="0.026cm" fo:padding-bottom="0cm" fo:border="0.5pt solid #000000" style:writing-mode="lr-tb"/>
    </style:style>
    <style:style style:name="Tabella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 style:family="table">
      <style:table-properties style:width="15.716cm" fo:margin-left="1.023cm" table:align="left" style:writing-mode="lr-tb"/>
    </style:style>
    <style:style style:name="Tabella11.A" style:family="table-column">
      <style:table-column-properties style:column-width="4.001cm"/>
    </style:style>
    <style:style style:name="Tabella11.B" style:family="table-column">
      <style:table-column-properties style:column-width="3.2cm"/>
    </style:style>
    <style:style style:name="Tabella11.C" style:family="table-column">
      <style:table-column-properties style:column-width="5.999cm"/>
    </style:style>
    <style:style style:name="Tabella11.D" style:family="table-column">
      <style:table-column-properties style:column-width="2.517cm"/>
    </style:style>
    <style:style style:name="Tabella11.1" style:family="table-row">
      <style:table-row-properties fo:keep-together="auto"/>
    </style:style>
    <style:style style:name="Tabella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D1" style:family="table-cell">
      <style:table-cell-properties style:vertical-align="top" fo:padding-left="0.026cm" fo:padding-right="0.026cm" fo:padding-top="0.026cm" fo:padding-bottom="0cm" fo:border="0.5pt solid #000000" style:writing-mode="lr-tb"/>
    </style:style>
    <style:style style:name="Tabella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 style:family="table">
      <style:table-properties style:width="15.716cm" fo:margin-left="1.023cm" table:align="left" style:writing-mode="lr-tb"/>
    </style:style>
    <style:style style:name="Tabella12.A" style:family="table-column">
      <style:table-column-properties style:column-width="4.001cm"/>
    </style:style>
    <style:style style:name="Tabella12.B" style:family="table-column">
      <style:table-column-properties style:column-width="3.2cm"/>
    </style:style>
    <style:style style:name="Tabella12.C" style:family="table-column">
      <style:table-column-properties style:column-width="5.999cm"/>
    </style:style>
    <style:style style:name="Tabella12.D" style:family="table-column">
      <style:table-column-properties style:column-width="2.517cm"/>
    </style:style>
    <style:style style:name="Tabella12.1" style:family="table-row">
      <style:table-row-properties fo:keep-together="auto"/>
    </style:style>
    <style:style style:name="Tabella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D1" style:family="table-cell">
      <style:table-cell-properties style:vertical-align="top" fo:padding-left="0.026cm" fo:padding-right="0.026cm" fo:padding-top="0.026cm" fo:padding-bottom="0cm" fo:border="0.5pt solid #000000" style:writing-mode="lr-tb"/>
    </style:style>
    <style:style style:name="Tabella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 style:family="table">
      <style:table-properties style:width="15.716cm" fo:margin-left="1.023cm" table:align="left" style:writing-mode="lr-tb"/>
    </style:style>
    <style:style style:name="Tabella13.A" style:family="table-column">
      <style:table-column-properties style:column-width="4.001cm"/>
    </style:style>
    <style:style style:name="Tabella13.B" style:family="table-column">
      <style:table-column-properties style:column-width="3.2cm"/>
    </style:style>
    <style:style style:name="Tabella13.C" style:family="table-column">
      <style:table-column-properties style:column-width="5.999cm"/>
    </style:style>
    <style:style style:name="Tabella13.D" style:family="table-column">
      <style:table-column-properties style:column-width="2.517cm"/>
    </style:style>
    <style:style style:name="Tabella13.1" style:family="table-row">
      <style:table-row-properties fo:keep-together="auto"/>
    </style:style>
    <style:style style:name="Tabella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D1" style:family="table-cell">
      <style:table-cell-properties style:vertical-align="top" fo:padding-left="0.026cm" fo:padding-right="0.026cm" fo:padding-top="0.026cm" fo:padding-bottom="0cm" fo:border="0.5pt solid #000000" style:writing-mode="lr-tb"/>
    </style:style>
    <style:style style:name="Tabella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 style:family="table">
      <style:table-properties style:width="15.716cm" fo:margin-left="1.023cm" table:align="left" style:writing-mode="lr-tb"/>
    </style:style>
    <style:style style:name="Tabella14.A" style:family="table-column">
      <style:table-column-properties style:column-width="4.001cm"/>
    </style:style>
    <style:style style:name="Tabella14.B" style:family="table-column">
      <style:table-column-properties style:column-width="3.2cm"/>
    </style:style>
    <style:style style:name="Tabella14.C" style:family="table-column">
      <style:table-column-properties style:column-width="5.999cm"/>
    </style:style>
    <style:style style:name="Tabella14.D" style:family="table-column">
      <style:table-column-properties style:column-width="2.517cm"/>
    </style:style>
    <style:style style:name="Tabella14.1" style:family="table-row">
      <style:table-row-properties fo:keep-together="auto"/>
    </style:style>
    <style:style style:name="Tabella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D1" style:family="table-cell">
      <style:table-cell-properties style:vertical-align="top" fo:padding-left="0.026cm" fo:padding-right="0.026cm" fo:padding-top="0.026cm" fo:padding-bottom="0cm" fo:border="0.5pt solid #000000" style:writing-mode="lr-tb"/>
    </style:style>
    <style:style style:name="Tabella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 style:family="table">
      <style:table-properties style:width="15.716cm" fo:margin-left="1.023cm" table:align="left" style:writing-mode="lr-tb"/>
    </style:style>
    <style:style style:name="Tabella15.A" style:family="table-column">
      <style:table-column-properties style:column-width="4.001cm"/>
    </style:style>
    <style:style style:name="Tabella15.B" style:family="table-column">
      <style:table-column-properties style:column-width="3.2cm"/>
    </style:style>
    <style:style style:name="Tabella15.C" style:family="table-column">
      <style:table-column-properties style:column-width="5.999cm"/>
    </style:style>
    <style:style style:name="Tabella15.D" style:family="table-column">
      <style:table-column-properties style:column-width="2.517cm"/>
    </style:style>
    <style:style style:name="Tabella15.1" style:family="table-row">
      <style:table-row-properties fo:keep-together="auto"/>
    </style:style>
    <style:style style:name="Tabella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D1" style:family="table-cell">
      <style:table-cell-properties style:vertical-align="top" fo:padding-left="0.026cm" fo:padding-right="0.026cm" fo:padding-top="0.026cm" fo:padding-bottom="0cm" fo:border="0.5pt solid #000000" style:writing-mode="lr-tb"/>
    </style:style>
    <style:style style:name="Tabella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 style:family="table">
      <style:table-properties style:width="15.716cm" fo:margin-left="1.023cm" table:align="left" style:writing-mode="lr-tb"/>
    </style:style>
    <style:style style:name="Tabella16.A" style:family="table-column">
      <style:table-column-properties style:column-width="4.001cm"/>
    </style:style>
    <style:style style:name="Tabella16.B" style:family="table-column">
      <style:table-column-properties style:column-width="3.2cm"/>
    </style:style>
    <style:style style:name="Tabella16.C" style:family="table-column">
      <style:table-column-properties style:column-width="5.999cm"/>
    </style:style>
    <style:style style:name="Tabella16.D" style:family="table-column">
      <style:table-column-properties style:column-width="2.517cm"/>
    </style:style>
    <style:style style:name="Tabella16.1" style:family="table-row">
      <style:table-row-properties fo:keep-together="auto"/>
    </style:style>
    <style:style style:name="Tabella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D1" style:family="table-cell">
      <style:table-cell-properties style:vertical-align="top" fo:padding-left="0.026cm" fo:padding-right="0.026cm" fo:padding-top="0.026cm" fo:padding-bottom="0cm" fo:border="0.5pt solid #000000" style:writing-mode="lr-tb"/>
    </style:style>
    <style:style style:name="Tabella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 style:family="table">
      <style:table-properties style:width="15.716cm" fo:margin-left="1.023cm" table:align="left" style:writing-mode="lr-tb"/>
    </style:style>
    <style:style style:name="Tabella17.A" style:family="table-column">
      <style:table-column-properties style:column-width="4.001cm"/>
    </style:style>
    <style:style style:name="Tabella17.B" style:family="table-column">
      <style:table-column-properties style:column-width="3.2cm"/>
    </style:style>
    <style:style style:name="Tabella17.C" style:family="table-column">
      <style:table-column-properties style:column-width="5.999cm"/>
    </style:style>
    <style:style style:name="Tabella17.D" style:family="table-column">
      <style:table-column-properties style:column-width="2.517cm"/>
    </style:style>
    <style:style style:name="Tabella17.1" style:family="table-row">
      <style:table-row-properties fo:keep-together="auto"/>
    </style:style>
    <style:style style:name="Tabella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D1" style:family="table-cell">
      <style:table-cell-properties style:vertical-align="top" fo:padding-left="0.026cm" fo:padding-right="0.026cm" fo:padding-top="0.026cm" fo:padding-bottom="0cm" fo:border="0.5pt solid #000000" style:writing-mode="lr-tb"/>
    </style:style>
    <style:style style:name="Tabella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 style:family="table">
      <style:table-properties style:width="15.716cm" fo:margin-left="1.023cm" table:align="left" style:writing-mode="lr-tb"/>
    </style:style>
    <style:style style:name="Tabella18.A" style:family="table-column">
      <style:table-column-properties style:column-width="4.001cm"/>
    </style:style>
    <style:style style:name="Tabella18.B" style:family="table-column">
      <style:table-column-properties style:column-width="3.2cm"/>
    </style:style>
    <style:style style:name="Tabella18.C" style:family="table-column">
      <style:table-column-properties style:column-width="5.999cm"/>
    </style:style>
    <style:style style:name="Tabella18.D" style:family="table-column">
      <style:table-column-properties style:column-width="2.517cm"/>
    </style:style>
    <style:style style:name="Tabella18.1" style:family="table-row">
      <style:table-row-properties fo:keep-together="auto"/>
    </style:style>
    <style:style style:name="Tabella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8.D1" style:family="table-cell">
      <style:table-cell-properties style:vertical-align="top" fo:padding-left="0.026cm" fo:padding-right="0.026cm" fo:padding-top="0.026cm" fo:padding-bottom="0cm" fo:border="0.5pt solid #000000" style:writing-mode="lr-tb"/>
    </style:style>
    <style:style style:name="Tabella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9" style:family="table">
      <style:table-properties style:width="15.716cm" fo:margin-left="1.023cm" table:align="left" style:writing-mode="lr-tb"/>
    </style:style>
    <style:style style:name="Tabella19.A" style:family="table-column">
      <style:table-column-properties style:column-width="4.001cm"/>
    </style:style>
    <style:style style:name="Tabella19.B" style:family="table-column">
      <style:table-column-properties style:column-width="3.2cm"/>
    </style:style>
    <style:style style:name="Tabella19.C" style:family="table-column">
      <style:table-column-properties style:column-width="5.999cm"/>
    </style:style>
    <style:style style:name="Tabella19.D" style:family="table-column">
      <style:table-column-properties style:column-width="2.517cm"/>
    </style:style>
    <style:style style:name="Tabella19.1" style:family="table-row">
      <style:table-row-properties fo:keep-together="always"/>
    </style:style>
    <style:style style:name="Tabella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9.D1" style:family="table-cell">
      <style:table-cell-properties style:vertical-align="top" fo:padding-left="0.026cm" fo:padding-right="0.026cm" fo:padding-top="0.026cm" fo:padding-bottom="0cm" fo:border="0.5pt solid #000000" style:writing-mode="lr-tb"/>
    </style:style>
    <style:style style:name="Tabella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0" style:family="table">
      <style:table-properties style:width="15.716cm" fo:margin-left="1.023cm" table:align="left" style:writing-mode="lr-tb"/>
    </style:style>
    <style:style style:name="Tabella20.A" style:family="table-column">
      <style:table-column-properties style:column-width="4.001cm"/>
    </style:style>
    <style:style style:name="Tabella20.B" style:family="table-column">
      <style:table-column-properties style:column-width="3.2cm"/>
    </style:style>
    <style:style style:name="Tabella20.C" style:family="table-column">
      <style:table-column-properties style:column-width="5.999cm"/>
    </style:style>
    <style:style style:name="Tabella20.D" style:family="table-column">
      <style:table-column-properties style:column-width="2.517cm"/>
    </style:style>
    <style:style style:name="Tabella20.1" style:family="table-row">
      <style:table-row-properties fo:keep-together="auto"/>
    </style:style>
    <style:style style:name="Tabella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0.D1" style:family="table-cell">
      <style:table-cell-properties style:vertical-align="top" fo:padding-left="0.026cm" fo:padding-right="0.026cm" fo:padding-top="0.026cm" fo:padding-bottom="0cm" fo:border="0.5pt solid #000000" style:writing-mode="lr-tb"/>
    </style:style>
    <style:style style:name="Tabella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1" style:family="table">
      <style:table-properties style:width="15.716cm" fo:margin-left="1.023cm" table:align="left" style:writing-mode="lr-tb"/>
    </style:style>
    <style:style style:name="Tabella21.A" style:family="table-column">
      <style:table-column-properties style:column-width="4.001cm"/>
    </style:style>
    <style:style style:name="Tabella21.B" style:family="table-column">
      <style:table-column-properties style:column-width="3.2cm"/>
    </style:style>
    <style:style style:name="Tabella21.C" style:family="table-column">
      <style:table-column-properties style:column-width="5.999cm"/>
    </style:style>
    <style:style style:name="Tabella21.D" style:family="table-column">
      <style:table-column-properties style:column-width="2.517cm"/>
    </style:style>
    <style:style style:name="Tabella21.1" style:family="table-row">
      <style:table-row-properties fo:keep-together="auto"/>
    </style:style>
    <style:style style:name="Tabella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1.D1" style:family="table-cell">
      <style:table-cell-properties style:vertical-align="top" fo:padding-left="0.026cm" fo:padding-right="0.026cm" fo:padding-top="0.026cm" fo:padding-bottom="0cm" fo:border="0.5pt solid #000000" style:writing-mode="lr-tb"/>
    </style:style>
    <style:style style:name="Tabella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2" style:family="table">
      <style:table-properties style:width="15.716cm" fo:margin-left="1.023cm" table:align="left" style:writing-mode="lr-tb"/>
    </style:style>
    <style:style style:name="Tabella22.A" style:family="table-column">
      <style:table-column-properties style:column-width="4.001cm"/>
    </style:style>
    <style:style style:name="Tabella22.B" style:family="table-column">
      <style:table-column-properties style:column-width="3.2cm"/>
    </style:style>
    <style:style style:name="Tabella22.C" style:family="table-column">
      <style:table-column-properties style:column-width="5.999cm"/>
    </style:style>
    <style:style style:name="Tabella22.D" style:family="table-column">
      <style:table-column-properties style:column-width="2.517cm"/>
    </style:style>
    <style:style style:name="Tabella22.1" style:family="table-row">
      <style:table-row-properties fo:keep-together="always"/>
    </style:style>
    <style:style style:name="Tabella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2.D1" style:family="table-cell">
      <style:table-cell-properties style:vertical-align="top" fo:padding-left="0.026cm" fo:padding-right="0.026cm" fo:padding-top="0.026cm" fo:padding-bottom="0cm" fo:border="0.5pt solid #000000" style:writing-mode="lr-tb"/>
    </style:style>
    <style:style style:name="Tabella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3" style:family="table">
      <style:table-properties style:width="15.716cm" fo:margin-left="1.023cm" table:align="left" style:writing-mode="lr-tb"/>
    </style:style>
    <style:style style:name="Tabella23.A" style:family="table-column">
      <style:table-column-properties style:column-width="4.001cm"/>
    </style:style>
    <style:style style:name="Tabella23.B" style:family="table-column">
      <style:table-column-properties style:column-width="3.2cm"/>
    </style:style>
    <style:style style:name="Tabella23.C" style:family="table-column">
      <style:table-column-properties style:column-width="5.999cm"/>
    </style:style>
    <style:style style:name="Tabella23.D" style:family="table-column">
      <style:table-column-properties style:column-width="2.517cm"/>
    </style:style>
    <style:style style:name="Tabella23.1" style:family="table-row">
      <style:table-row-properties fo:keep-together="auto"/>
    </style:style>
    <style:style style:name="Tabella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3.D1" style:family="table-cell">
      <style:table-cell-properties style:vertical-align="top" fo:padding-left="0.026cm" fo:padding-right="0.026cm" fo:padding-top="0.026cm" fo:padding-bottom="0cm" fo:border="0.5pt solid #000000" style:writing-mode="lr-tb"/>
    </style:style>
    <style:style style:name="Tabella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4" style:family="table">
      <style:table-properties style:width="15.716cm" fo:margin-left="1.023cm" table:align="left" style:writing-mode="lr-tb"/>
    </style:style>
    <style:style style:name="Tabella24.A" style:family="table-column">
      <style:table-column-properties style:column-width="4.001cm"/>
    </style:style>
    <style:style style:name="Tabella24.B" style:family="table-column">
      <style:table-column-properties style:column-width="3.2cm"/>
    </style:style>
    <style:style style:name="Tabella24.C" style:family="table-column">
      <style:table-column-properties style:column-width="5.999cm"/>
    </style:style>
    <style:style style:name="Tabella24.D" style:family="table-column">
      <style:table-column-properties style:column-width="2.517cm"/>
    </style:style>
    <style:style style:name="Tabella24.1" style:family="table-row">
      <style:table-row-properties fo:keep-together="auto"/>
    </style:style>
    <style:style style:name="Tabella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4.D1" style:family="table-cell">
      <style:table-cell-properties style:vertical-align="top" fo:padding-left="0.026cm" fo:padding-right="0.026cm" fo:padding-top="0.026cm" fo:padding-bottom="0cm" fo:border="0.5pt solid #000000" style:writing-mode="lr-tb"/>
    </style:style>
    <style:style style:name="Tabella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5" style:family="table">
      <style:table-properties style:width="15.716cm" fo:margin-left="1.023cm" table:align="left" style:writing-mode="lr-tb"/>
    </style:style>
    <style:style style:name="Tabella25.A" style:family="table-column">
      <style:table-column-properties style:column-width="4.001cm"/>
    </style:style>
    <style:style style:name="Tabella25.B" style:family="table-column">
      <style:table-column-properties style:column-width="3.2cm"/>
    </style:style>
    <style:style style:name="Tabella25.C" style:family="table-column">
      <style:table-column-properties style:column-width="5.999cm"/>
    </style:style>
    <style:style style:name="Tabella25.D" style:family="table-column">
      <style:table-column-properties style:column-width="2.517cm"/>
    </style:style>
    <style:style style:name="Tabella25.1" style:family="table-row">
      <style:table-row-properties fo:keep-together="auto"/>
    </style:style>
    <style:style style:name="Tabella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5.D1" style:family="table-cell">
      <style:table-cell-properties style:vertical-align="top" fo:padding-left="0.026cm" fo:padding-right="0.026cm" fo:padding-top="0.026cm" fo:padding-bottom="0cm" fo:border="0.5pt solid #000000" style:writing-mode="lr-tb"/>
    </style:style>
    <style:style style:name="Tabella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6" style:family="table">
      <style:table-properties style:width="16.387cm" fo:margin-left="1.023cm" table:align="left" style:writing-mode="lr-tb"/>
    </style:style>
    <style:style style:name="Tabella26.A" style:family="table-column">
      <style:table-column-properties style:column-width="4.561cm"/>
    </style:style>
    <style:style style:name="Tabella26.B" style:family="table-column">
      <style:table-column-properties style:column-width="4.015cm"/>
    </style:style>
    <style:style style:name="Tabella26.C" style:family="table-column">
      <style:table-column-properties style:column-width="5.62cm"/>
    </style:style>
    <style:style style:name="Tabella26.D" style:family="table-column">
      <style:table-column-properties style:column-width="2.191cm"/>
    </style:style>
    <style:style style:name="Tabella26.1" style:family="table-row">
      <style:table-row-properties fo:keep-together="auto"/>
    </style:style>
    <style:style style:name="Tabella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6.D1" style:family="table-cell">
      <style:table-cell-properties style:vertical-align="top" fo:padding-left="0.026cm" fo:padding-right="0.026cm" fo:padding-top="0.026cm" fo:padding-bottom="0cm" fo:border="0.5pt solid #000000" style:writing-mode="lr-tb"/>
    </style:style>
    <style:style style:name="Tabella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6.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26.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7" style:family="table">
      <style:table-properties style:width="15.716cm" fo:margin-left="1.023cm" table:align="left" style:writing-mode="lr-tb"/>
    </style:style>
    <style:style style:name="Tabella27.A" style:family="table-column">
      <style:table-column-properties style:column-width="4.001cm"/>
    </style:style>
    <style:style style:name="Tabella27.B" style:family="table-column">
      <style:table-column-properties style:column-width="3.2cm"/>
    </style:style>
    <style:style style:name="Tabella27.C" style:family="table-column">
      <style:table-column-properties style:column-width="5.999cm"/>
    </style:style>
    <style:style style:name="Tabella27.D" style:family="table-column">
      <style:table-column-properties style:column-width="2.517cm"/>
    </style:style>
    <style:style style:name="Tabella27.1" style:family="table-row">
      <style:table-row-properties fo:keep-together="auto"/>
    </style:style>
    <style:style style:name="Tabella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7.D1" style:family="table-cell">
      <style:table-cell-properties style:vertical-align="top" fo:padding-left="0.026cm" fo:padding-right="0.026cm" fo:padding-top="0.026cm" fo:padding-bottom="0cm" fo:border="0.5pt solid #000000" style:writing-mode="lr-tb"/>
    </style:style>
    <style:style style:name="Tabella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8" style:family="table">
      <style:table-properties style:width="15.716cm" fo:margin-left="1.023cm" table:align="left" style:writing-mode="lr-tb"/>
    </style:style>
    <style:style style:name="Tabella28.A" style:family="table-column">
      <style:table-column-properties style:column-width="4.001cm"/>
    </style:style>
    <style:style style:name="Tabella28.B" style:family="table-column">
      <style:table-column-properties style:column-width="3.2cm"/>
    </style:style>
    <style:style style:name="Tabella28.C" style:family="table-column">
      <style:table-column-properties style:column-width="5.999cm"/>
    </style:style>
    <style:style style:name="Tabella28.D" style:family="table-column">
      <style:table-column-properties style:column-width="2.517cm"/>
    </style:style>
    <style:style style:name="Tabella28.1" style:family="table-row">
      <style:table-row-properties fo:keep-together="auto"/>
    </style:style>
    <style:style style:name="Tabella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8.D1" style:family="table-cell">
      <style:table-cell-properties style:vertical-align="top" fo:padding-left="0.026cm" fo:padding-right="0.026cm" fo:padding-top="0.026cm" fo:padding-bottom="0cm" fo:border="0.5pt solid #000000" style:writing-mode="lr-tb"/>
    </style:style>
    <style:style style:name="Tabella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9" style:family="table">
      <style:table-properties style:width="15.716cm" fo:margin-left="1.023cm" table:align="left" style:writing-mode="lr-tb"/>
    </style:style>
    <style:style style:name="Tabella29.A" style:family="table-column">
      <style:table-column-properties style:column-width="4.001cm"/>
    </style:style>
    <style:style style:name="Tabella29.B" style:family="table-column">
      <style:table-column-properties style:column-width="3.2cm"/>
    </style:style>
    <style:style style:name="Tabella29.C" style:family="table-column">
      <style:table-column-properties style:column-width="5.999cm"/>
    </style:style>
    <style:style style:name="Tabella29.D" style:family="table-column">
      <style:table-column-properties style:column-width="2.517cm"/>
    </style:style>
    <style:style style:name="Tabella29.1" style:family="table-row">
      <style:table-row-properties fo:keep-together="auto"/>
    </style:style>
    <style:style style:name="Tabella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9.D1" style:family="table-cell">
      <style:table-cell-properties style:vertical-align="top" fo:padding-left="0.026cm" fo:padding-right="0.026cm" fo:padding-top="0.026cm" fo:padding-bottom="0cm" fo:border="0.5pt solid #000000" style:writing-mode="lr-tb"/>
    </style:style>
    <style:style style:name="Tabella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0" style:family="table">
      <style:table-properties style:width="15.716cm" fo:margin-left="1.023cm" table:align="left" style:writing-mode="lr-tb"/>
    </style:style>
    <style:style style:name="Tabella30.A" style:family="table-column">
      <style:table-column-properties style:column-width="4.001cm"/>
    </style:style>
    <style:style style:name="Tabella30.B" style:family="table-column">
      <style:table-column-properties style:column-width="3.2cm"/>
    </style:style>
    <style:style style:name="Tabella30.C" style:family="table-column">
      <style:table-column-properties style:column-width="5.999cm"/>
    </style:style>
    <style:style style:name="Tabella30.D" style:family="table-column">
      <style:table-column-properties style:column-width="2.517cm"/>
    </style:style>
    <style:style style:name="Tabella30.1" style:family="table-row">
      <style:table-row-properties fo:keep-together="auto"/>
    </style:style>
    <style:style style:name="Tabella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0.D1" style:family="table-cell">
      <style:table-cell-properties style:vertical-align="top" fo:padding-left="0.026cm" fo:padding-right="0.026cm" fo:padding-top="0.026cm" fo:padding-bottom="0cm" fo:border="0.5pt solid #000000" style:writing-mode="lr-tb"/>
    </style:style>
    <style:style style:name="Tabella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1" style:family="table">
      <style:table-properties style:width="15.716cm" fo:margin-left="1.023cm" table:align="left" style:writing-mode="lr-tb"/>
    </style:style>
    <style:style style:name="Tabella31.A" style:family="table-column">
      <style:table-column-properties style:column-width="4.001cm"/>
    </style:style>
    <style:style style:name="Tabella31.B" style:family="table-column">
      <style:table-column-properties style:column-width="3.2cm"/>
    </style:style>
    <style:style style:name="Tabella31.C" style:family="table-column">
      <style:table-column-properties style:column-width="5.999cm"/>
    </style:style>
    <style:style style:name="Tabella31.D" style:family="table-column">
      <style:table-column-properties style:column-width="2.517cm"/>
    </style:style>
    <style:style style:name="Tabella31.1" style:family="table-row">
      <style:table-row-properties fo:keep-together="auto"/>
    </style:style>
    <style:style style:name="Tabella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1.D1" style:family="table-cell">
      <style:table-cell-properties style:vertical-align="top" fo:padding-left="0.026cm" fo:padding-right="0.026cm" fo:padding-top="0.026cm" fo:padding-bottom="0cm" fo:border="0.5pt solid #000000" style:writing-mode="lr-tb"/>
    </style:style>
    <style:style style:name="Tabella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2" style:family="table">
      <style:table-properties style:width="15.716cm" fo:margin-left="1.023cm" table:align="left" style:writing-mode="lr-tb"/>
    </style:style>
    <style:style style:name="Tabella32.A" style:family="table-column">
      <style:table-column-properties style:column-width="4.001cm"/>
    </style:style>
    <style:style style:name="Tabella32.B" style:family="table-column">
      <style:table-column-properties style:column-width="3.2cm"/>
    </style:style>
    <style:style style:name="Tabella32.C" style:family="table-column">
      <style:table-column-properties style:column-width="5.999cm"/>
    </style:style>
    <style:style style:name="Tabella32.D" style:family="table-column">
      <style:table-column-properties style:column-width="2.517cm"/>
    </style:style>
    <style:style style:name="Tabella32.1" style:family="table-row">
      <style:table-row-properties fo:keep-together="auto"/>
    </style:style>
    <style:style style:name="Tabella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2.D1" style:family="table-cell">
      <style:table-cell-properties style:vertical-align="top" fo:padding-left="0.026cm" fo:padding-right="0.026cm" fo:padding-top="0.026cm" fo:padding-bottom="0cm" fo:border="0.5pt solid #000000" style:writing-mode="lr-tb"/>
    </style:style>
    <style:style style:name="Tabella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3" style:family="table">
      <style:table-properties style:width="15.716cm" fo:margin-left="1.023cm" table:align="left" style:writing-mode="lr-tb"/>
    </style:style>
    <style:style style:name="Tabella33.A" style:family="table-column">
      <style:table-column-properties style:column-width="4.001cm"/>
    </style:style>
    <style:style style:name="Tabella33.B" style:family="table-column">
      <style:table-column-properties style:column-width="3.2cm"/>
    </style:style>
    <style:style style:name="Tabella33.C" style:family="table-column">
      <style:table-column-properties style:column-width="5.999cm"/>
    </style:style>
    <style:style style:name="Tabella33.D" style:family="table-column">
      <style:table-column-properties style:column-width="2.517cm"/>
    </style:style>
    <style:style style:name="Tabella33.1" style:family="table-row">
      <style:table-row-properties fo:keep-together="auto"/>
    </style:style>
    <style:style style:name="Tabella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3.D1" style:family="table-cell">
      <style:table-cell-properties style:vertical-align="top" fo:padding-left="0.026cm" fo:padding-right="0.026cm" fo:padding-top="0.026cm" fo:padding-bottom="0cm" fo:border="0.5pt solid #000000" style:writing-mode="lr-tb"/>
    </style:style>
    <style:style style:name="Tabella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4" style:family="table">
      <style:table-properties style:width="15.716cm" fo:margin-left="1.023cm" table:align="left" style:writing-mode="lr-tb"/>
    </style:style>
    <style:style style:name="Tabella34.A" style:family="table-column">
      <style:table-column-properties style:column-width="4.001cm"/>
    </style:style>
    <style:style style:name="Tabella34.B" style:family="table-column">
      <style:table-column-properties style:column-width="3.2cm"/>
    </style:style>
    <style:style style:name="Tabella34.C" style:family="table-column">
      <style:table-column-properties style:column-width="5.999cm"/>
    </style:style>
    <style:style style:name="Tabella34.D" style:family="table-column">
      <style:table-column-properties style:column-width="2.517cm"/>
    </style:style>
    <style:style style:name="Tabella34.1" style:family="table-row">
      <style:table-row-properties fo:keep-together="auto"/>
    </style:style>
    <style:style style:name="Tabella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4.D1" style:family="table-cell">
      <style:table-cell-properties style:vertical-align="top" fo:padding-left="0.026cm" fo:padding-right="0.026cm" fo:padding-top="0.026cm" fo:padding-bottom="0cm" fo:border="0.5pt solid #000000" style:writing-mode="lr-tb"/>
    </style:style>
    <style:style style:name="Tabella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5" style:family="table">
      <style:table-properties style:width="15.716cm" fo:margin-left="1.023cm" table:align="left" style:writing-mode="lr-tb"/>
    </style:style>
    <style:style style:name="Tabella35.A" style:family="table-column">
      <style:table-column-properties style:column-width="4.001cm"/>
    </style:style>
    <style:style style:name="Tabella35.B" style:family="table-column">
      <style:table-column-properties style:column-width="3.2cm"/>
    </style:style>
    <style:style style:name="Tabella35.C" style:family="table-column">
      <style:table-column-properties style:column-width="5.999cm"/>
    </style:style>
    <style:style style:name="Tabella35.D" style:family="table-column">
      <style:table-column-properties style:column-width="2.517cm"/>
    </style:style>
    <style:style style:name="Tabella35.1" style:family="table-row">
      <style:table-row-properties fo:keep-together="auto"/>
    </style:style>
    <style:style style:name="Tabella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5.D1" style:family="table-cell">
      <style:table-cell-properties style:vertical-align="top" fo:padding-left="0.026cm" fo:padding-right="0.026cm" fo:padding-top="0.026cm" fo:padding-bottom="0cm" fo:border="0.5pt solid #000000" style:writing-mode="lr-tb"/>
    </style:style>
    <style:style style:name="Tabella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6" style:family="table">
      <style:table-properties style:width="15.716cm" fo:margin-left="1.023cm" table:align="left" style:writing-mode="lr-tb"/>
    </style:style>
    <style:style style:name="Tabella36.A" style:family="table-column">
      <style:table-column-properties style:column-width="4.001cm"/>
    </style:style>
    <style:style style:name="Tabella36.B" style:family="table-column">
      <style:table-column-properties style:column-width="3.2cm"/>
    </style:style>
    <style:style style:name="Tabella36.C" style:family="table-column">
      <style:table-column-properties style:column-width="5.999cm"/>
    </style:style>
    <style:style style:name="Tabella36.D" style:family="table-column">
      <style:table-column-properties style:column-width="2.517cm"/>
    </style:style>
    <style:style style:name="Tabella36.1" style:family="table-row">
      <style:table-row-properties fo:keep-together="auto"/>
    </style:style>
    <style:style style:name="Tabella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6.D1" style:family="table-cell">
      <style:table-cell-properties style:vertical-align="top" fo:padding-left="0.026cm" fo:padding-right="0.026cm" fo:padding-top="0.026cm" fo:padding-bottom="0cm" fo:border="0.5pt solid #000000" style:writing-mode="lr-tb"/>
    </style:style>
    <style:style style:name="Tabella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7" style:family="table">
      <style:table-properties style:width="15.716cm" fo:margin-left="1.023cm" table:align="left" style:writing-mode="lr-tb"/>
    </style:style>
    <style:style style:name="Tabella37.A" style:family="table-column">
      <style:table-column-properties style:column-width="4.001cm"/>
    </style:style>
    <style:style style:name="Tabella37.B" style:family="table-column">
      <style:table-column-properties style:column-width="3.2cm"/>
    </style:style>
    <style:style style:name="Tabella37.C" style:family="table-column">
      <style:table-column-properties style:column-width="5.999cm"/>
    </style:style>
    <style:style style:name="Tabella37.D" style:family="table-column">
      <style:table-column-properties style:column-width="2.517cm"/>
    </style:style>
    <style:style style:name="Tabella37.1" style:family="table-row">
      <style:table-row-properties fo:keep-together="auto"/>
    </style:style>
    <style:style style:name="Tabella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7.D1" style:family="table-cell">
      <style:table-cell-properties style:vertical-align="top" fo:padding-left="0.026cm" fo:padding-right="0.026cm" fo:padding-top="0.026cm" fo:padding-bottom="0cm" fo:border="0.5pt solid #000000" style:writing-mode="lr-tb"/>
    </style:style>
    <style:style style:name="Tabella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8" style:family="table">
      <style:table-properties style:width="15.716cm" fo:margin-left="1.023cm" table:align="left" style:writing-mode="lr-tb"/>
    </style:style>
    <style:style style:name="Tabella38.A" style:family="table-column">
      <style:table-column-properties style:column-width="4.001cm"/>
    </style:style>
    <style:style style:name="Tabella38.B" style:family="table-column">
      <style:table-column-properties style:column-width="3.2cm"/>
    </style:style>
    <style:style style:name="Tabella38.C" style:family="table-column">
      <style:table-column-properties style:column-width="5.999cm"/>
    </style:style>
    <style:style style:name="Tabella38.D" style:family="table-column">
      <style:table-column-properties style:column-width="2.517cm"/>
    </style:style>
    <style:style style:name="Tabella38.1" style:family="table-row">
      <style:table-row-properties fo:keep-together="auto"/>
    </style:style>
    <style:style style:name="Tabella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8.D1" style:family="table-cell">
      <style:table-cell-properties style:vertical-align="top" fo:padding-left="0.026cm" fo:padding-right="0.026cm" fo:padding-top="0.026cm" fo:padding-bottom="0cm" fo:border="0.5pt solid #000000" style:writing-mode="lr-tb"/>
    </style:style>
    <style:style style:name="Tabella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9" style:family="table">
      <style:table-properties style:width="15.716cm" fo:margin-left="1.023cm" table:align="left" style:writing-mode="lr-tb"/>
    </style:style>
    <style:style style:name="Tabella39.A" style:family="table-column">
      <style:table-column-properties style:column-width="4.001cm"/>
    </style:style>
    <style:style style:name="Tabella39.B" style:family="table-column">
      <style:table-column-properties style:column-width="3.2cm"/>
    </style:style>
    <style:style style:name="Tabella39.C" style:family="table-column">
      <style:table-column-properties style:column-width="5.999cm"/>
    </style:style>
    <style:style style:name="Tabella39.D" style:family="table-column">
      <style:table-column-properties style:column-width="2.517cm"/>
    </style:style>
    <style:style style:name="Tabella39.1" style:family="table-row">
      <style:table-row-properties fo:keep-together="auto"/>
    </style:style>
    <style:style style:name="Tabella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9.D1" style:family="table-cell">
      <style:table-cell-properties style:vertical-align="top" fo:padding-left="0.026cm" fo:padding-right="0.026cm" fo:padding-top="0.026cm" fo:padding-bottom="0cm" fo:border="0.5pt solid #000000" style:writing-mode="lr-tb"/>
    </style:style>
    <style:style style:name="Tabella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0" style:family="table">
      <style:table-properties style:width="15.716cm" fo:margin-left="1.023cm" table:align="left" style:writing-mode="lr-tb"/>
    </style:style>
    <style:style style:name="Tabella40.A" style:family="table-column">
      <style:table-column-properties style:column-width="4.001cm"/>
    </style:style>
    <style:style style:name="Tabella40.B" style:family="table-column">
      <style:table-column-properties style:column-width="3.2cm"/>
    </style:style>
    <style:style style:name="Tabella40.C" style:family="table-column">
      <style:table-column-properties style:column-width="5.999cm"/>
    </style:style>
    <style:style style:name="Tabella40.D" style:family="table-column">
      <style:table-column-properties style:column-width="2.517cm"/>
    </style:style>
    <style:style style:name="Tabella40.1" style:family="table-row">
      <style:table-row-properties fo:keep-together="auto"/>
    </style:style>
    <style:style style:name="Tabella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0.D1" style:family="table-cell">
      <style:table-cell-properties style:vertical-align="top" fo:padding-left="0.026cm" fo:padding-right="0.026cm" fo:padding-top="0.026cm" fo:padding-bottom="0cm" fo:border="0.5pt solid #000000" style:writing-mode="lr-tb"/>
    </style:style>
    <style:style style:name="Tabella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1" style:family="table">
      <style:table-properties style:width="15.716cm" fo:margin-left="1.023cm" table:align="left" style:writing-mode="lr-tb"/>
    </style:style>
    <style:style style:name="Tabella41.A" style:family="table-column">
      <style:table-column-properties style:column-width="4.001cm"/>
    </style:style>
    <style:style style:name="Tabella41.B" style:family="table-column">
      <style:table-column-properties style:column-width="3.2cm"/>
    </style:style>
    <style:style style:name="Tabella41.C" style:family="table-column">
      <style:table-column-properties style:column-width="5.999cm"/>
    </style:style>
    <style:style style:name="Tabella41.D" style:family="table-column">
      <style:table-column-properties style:column-width="2.517cm"/>
    </style:style>
    <style:style style:name="Tabella41.1" style:family="table-row">
      <style:table-row-properties fo:keep-together="auto"/>
    </style:style>
    <style:style style:name="Tabella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1.D1" style:family="table-cell">
      <style:table-cell-properties style:vertical-align="top" fo:padding-left="0.026cm" fo:padding-right="0.026cm" fo:padding-top="0.026cm" fo:padding-bottom="0cm" fo:border="0.5pt solid #000000" style:writing-mode="lr-tb"/>
    </style:style>
    <style:style style:name="Tabella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2" style:family="table">
      <style:table-properties style:width="15.716cm" fo:margin-left="1.023cm" table:align="left" style:writing-mode="lr-tb"/>
    </style:style>
    <style:style style:name="Tabella42.A" style:family="table-column">
      <style:table-column-properties style:column-width="4.001cm"/>
    </style:style>
    <style:style style:name="Tabella42.B" style:family="table-column">
      <style:table-column-properties style:column-width="3.2cm"/>
    </style:style>
    <style:style style:name="Tabella42.C" style:family="table-column">
      <style:table-column-properties style:column-width="5.999cm"/>
    </style:style>
    <style:style style:name="Tabella42.D" style:family="table-column">
      <style:table-column-properties style:column-width="2.517cm"/>
    </style:style>
    <style:style style:name="Tabella42.1" style:family="table-row">
      <style:table-row-properties fo:keep-together="auto"/>
    </style:style>
    <style:style style:name="Tabella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2.D1" style:family="table-cell">
      <style:table-cell-properties style:vertical-align="top" fo:padding-left="0.026cm" fo:padding-right="0.026cm" fo:padding-top="0.026cm" fo:padding-bottom="0cm" fo:border="0.5pt solid #000000" style:writing-mode="lr-tb"/>
    </style:style>
    <style:style style:name="Tabella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3" style:family="table">
      <style:table-properties style:width="15.716cm" fo:margin-left="1.023cm" table:align="left" style:writing-mode="lr-tb"/>
    </style:style>
    <style:style style:name="Tabella43.A" style:family="table-column">
      <style:table-column-properties style:column-width="4.001cm"/>
    </style:style>
    <style:style style:name="Tabella43.B" style:family="table-column">
      <style:table-column-properties style:column-width="3.2cm"/>
    </style:style>
    <style:style style:name="Tabella43.C" style:family="table-column">
      <style:table-column-properties style:column-width="5.999cm"/>
    </style:style>
    <style:style style:name="Tabella43.D" style:family="table-column">
      <style:table-column-properties style:column-width="2.517cm"/>
    </style:style>
    <style:style style:name="Tabella43.1" style:family="table-row">
      <style:table-row-properties fo:keep-together="auto"/>
    </style:style>
    <style:style style:name="Tabella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3.D1" style:family="table-cell">
      <style:table-cell-properties style:vertical-align="top" fo:padding-left="0.026cm" fo:padding-right="0.026cm" fo:padding-top="0.026cm" fo:padding-bottom="0cm" fo:border="0.5pt solid #000000" style:writing-mode="lr-tb"/>
    </style:style>
    <style:style style:name="Tabella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3.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43.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4" style:family="table">
      <style:table-properties style:width="15.716cm" fo:margin-left="1.023cm" table:align="left" style:writing-mode="lr-tb"/>
    </style:style>
    <style:style style:name="Tabella44.A" style:family="table-column">
      <style:table-column-properties style:column-width="4.001cm"/>
    </style:style>
    <style:style style:name="Tabella44.B" style:family="table-column">
      <style:table-column-properties style:column-width="3.2cm"/>
    </style:style>
    <style:style style:name="Tabella44.C" style:family="table-column">
      <style:table-column-properties style:column-width="5.999cm"/>
    </style:style>
    <style:style style:name="Tabella44.D" style:family="table-column">
      <style:table-column-properties style:column-width="2.517cm"/>
    </style:style>
    <style:style style:name="Tabella44.1" style:family="table-row">
      <style:table-row-properties fo:keep-together="auto"/>
    </style:style>
    <style:style style:name="Tabella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4.D1" style:family="table-cell">
      <style:table-cell-properties style:vertical-align="top" fo:padding-left="0.026cm" fo:padding-right="0.026cm" fo:padding-top="0.026cm" fo:padding-bottom="0cm" fo:border="0.5pt solid #000000" style:writing-mode="lr-tb"/>
    </style:style>
    <style:style style:name="Tabella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5" style:family="table">
      <style:table-properties style:width="15.716cm" fo:margin-left="1.023cm" table:align="left" style:writing-mode="lr-tb"/>
    </style:style>
    <style:style style:name="Tabella45.A" style:family="table-column">
      <style:table-column-properties style:column-width="4.001cm"/>
    </style:style>
    <style:style style:name="Tabella45.B" style:family="table-column">
      <style:table-column-properties style:column-width="3.2cm"/>
    </style:style>
    <style:style style:name="Tabella45.C" style:family="table-column">
      <style:table-column-properties style:column-width="5.999cm"/>
    </style:style>
    <style:style style:name="Tabella45.D" style:family="table-column">
      <style:table-column-properties style:column-width="2.517cm"/>
    </style:style>
    <style:style style:name="Tabella45.1" style:family="table-row">
      <style:table-row-properties fo:keep-together="auto"/>
    </style:style>
    <style:style style:name="Tabella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5.D1" style:family="table-cell">
      <style:table-cell-properties style:vertical-align="top" fo:padding-left="0.026cm" fo:padding-right="0.026cm" fo:padding-top="0.026cm" fo:padding-bottom="0cm" fo:border="0.5pt solid #000000" style:writing-mode="lr-tb"/>
    </style:style>
    <style:style style:name="Tabella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6" style:family="table">
      <style:table-properties style:width="15.716cm" fo:margin-left="1.023cm" table:align="left" style:writing-mode="lr-tb"/>
    </style:style>
    <style:style style:name="Tabella46.A" style:family="table-column">
      <style:table-column-properties style:column-width="4.001cm"/>
    </style:style>
    <style:style style:name="Tabella46.B" style:family="table-column">
      <style:table-column-properties style:column-width="3.2cm"/>
    </style:style>
    <style:style style:name="Tabella46.C" style:family="table-column">
      <style:table-column-properties style:column-width="5.999cm"/>
    </style:style>
    <style:style style:name="Tabella46.D" style:family="table-column">
      <style:table-column-properties style:column-width="2.517cm"/>
    </style:style>
    <style:style style:name="Tabella46.1" style:family="table-row">
      <style:table-row-properties fo:keep-together="auto"/>
    </style:style>
    <style:style style:name="Tabella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6.D1" style:family="table-cell">
      <style:table-cell-properties style:vertical-align="top" fo:padding-left="0.026cm" fo:padding-right="0.026cm" fo:padding-top="0.026cm" fo:padding-bottom="0cm" fo:border="0.5pt solid #000000" style:writing-mode="lr-tb"/>
    </style:style>
    <style:style style:name="Tabella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7" style:family="table">
      <style:table-properties style:width="15.716cm" fo:margin-left="1.023cm" table:align="left" style:writing-mode="lr-tb"/>
    </style:style>
    <style:style style:name="Tabella47.A" style:family="table-column">
      <style:table-column-properties style:column-width="4.001cm"/>
    </style:style>
    <style:style style:name="Tabella47.B" style:family="table-column">
      <style:table-column-properties style:column-width="3.2cm"/>
    </style:style>
    <style:style style:name="Tabella47.C" style:family="table-column">
      <style:table-column-properties style:column-width="5.999cm"/>
    </style:style>
    <style:style style:name="Tabella47.D" style:family="table-column">
      <style:table-column-properties style:column-width="2.517cm"/>
    </style:style>
    <style:style style:name="Tabella47.1" style:family="table-row">
      <style:table-row-properties fo:keep-together="auto"/>
    </style:style>
    <style:style style:name="Tabella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7.D1" style:family="table-cell">
      <style:table-cell-properties style:vertical-align="top" fo:padding-left="0.026cm" fo:padding-right="0.026cm" fo:padding-top="0.026cm" fo:padding-bottom="0cm" fo:border="0.5pt solid #000000" style:writing-mode="lr-tb"/>
    </style:style>
    <style:style style:name="Tabella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8" style:family="table">
      <style:table-properties style:width="15.716cm" fo:margin-left="1.023cm" table:align="left" style:writing-mode="lr-tb"/>
    </style:style>
    <style:style style:name="Tabella48.A" style:family="table-column">
      <style:table-column-properties style:column-width="4.001cm"/>
    </style:style>
    <style:style style:name="Tabella48.B" style:family="table-column">
      <style:table-column-properties style:column-width="3.2cm"/>
    </style:style>
    <style:style style:name="Tabella48.C" style:family="table-column">
      <style:table-column-properties style:column-width="5.999cm"/>
    </style:style>
    <style:style style:name="Tabella48.D" style:family="table-column">
      <style:table-column-properties style:column-width="2.517cm"/>
    </style:style>
    <style:style style:name="Tabella48.1" style:family="table-row">
      <style:table-row-properties fo:keep-together="auto"/>
    </style:style>
    <style:style style:name="Tabella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8.D1" style:family="table-cell">
      <style:table-cell-properties style:vertical-align="top" fo:padding-left="0.026cm" fo:padding-right="0.026cm" fo:padding-top="0.026cm" fo:padding-bottom="0cm" fo:border="0.5pt solid #000000" style:writing-mode="lr-tb"/>
    </style:style>
    <style:style style:name="Tabella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9" style:family="table">
      <style:table-properties style:width="15.716cm" fo:margin-left="1.023cm" table:align="left" style:writing-mode="lr-tb"/>
    </style:style>
    <style:style style:name="Tabella49.A" style:family="table-column">
      <style:table-column-properties style:column-width="4.001cm"/>
    </style:style>
    <style:style style:name="Tabella49.B" style:family="table-column">
      <style:table-column-properties style:column-width="3.2cm"/>
    </style:style>
    <style:style style:name="Tabella49.C" style:family="table-column">
      <style:table-column-properties style:column-width="5.999cm"/>
    </style:style>
    <style:style style:name="Tabella49.D" style:family="table-column">
      <style:table-column-properties style:column-width="2.517cm"/>
    </style:style>
    <style:style style:name="Tabella49.1" style:family="table-row">
      <style:table-row-properties fo:keep-together="auto"/>
    </style:style>
    <style:style style:name="Tabella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9.D1" style:family="table-cell">
      <style:table-cell-properties style:vertical-align="top" fo:padding-left="0.026cm" fo:padding-right="0.026cm" fo:padding-top="0.026cm" fo:padding-bottom="0cm" fo:border="0.5pt solid #000000" style:writing-mode="lr-tb"/>
    </style:style>
    <style:style style:name="Tabella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0" style:family="table">
      <style:table-properties style:width="15.716cm" fo:margin-left="1.023cm" table:align="left" style:writing-mode="lr-tb"/>
    </style:style>
    <style:style style:name="Tabella50.A" style:family="table-column">
      <style:table-column-properties style:column-width="4.001cm"/>
    </style:style>
    <style:style style:name="Tabella50.B" style:family="table-column">
      <style:table-column-properties style:column-width="3.2cm"/>
    </style:style>
    <style:style style:name="Tabella50.C" style:family="table-column">
      <style:table-column-properties style:column-width="5.999cm"/>
    </style:style>
    <style:style style:name="Tabella50.D" style:family="table-column">
      <style:table-column-properties style:column-width="2.517cm"/>
    </style:style>
    <style:style style:name="Tabella50.1" style:family="table-row">
      <style:table-row-properties fo:keep-together="auto"/>
    </style:style>
    <style:style style:name="Tabella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0.D1" style:family="table-cell">
      <style:table-cell-properties style:vertical-align="top" fo:padding-left="0.026cm" fo:padding-right="0.026cm" fo:padding-top="0.026cm" fo:padding-bottom="0cm" fo:border="0.5pt solid #000000" style:writing-mode="lr-tb"/>
    </style:style>
    <style:style style:name="Tabella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 style:family="table">
      <style:table-properties style:width="15.716cm" fo:margin-left="1.023cm" table:align="left" style:writing-mode="lr-tb"/>
    </style:style>
    <style:style style:name="Tabella51.A" style:family="table-column">
      <style:table-column-properties style:column-width="4.001cm"/>
    </style:style>
    <style:style style:name="Tabella51.B" style:family="table-column">
      <style:table-column-properties style:column-width="3.2cm"/>
    </style:style>
    <style:style style:name="Tabella51.C" style:family="table-column">
      <style:table-column-properties style:column-width="5.999cm"/>
    </style:style>
    <style:style style:name="Tabella51.D" style:family="table-column">
      <style:table-column-properties style:column-width="2.517cm"/>
    </style:style>
    <style:style style:name="Tabella51.1" style:family="table-row">
      <style:table-row-properties fo:keep-together="auto"/>
    </style:style>
    <style:style style:name="Tabella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1.D1" style:family="table-cell">
      <style:table-cell-properties style:vertical-align="top" fo:padding-left="0.026cm" fo:padding-right="0.026cm" fo:padding-top="0.026cm" fo:padding-bottom="0cm" fo:border="0.5pt solid #000000" style:writing-mode="lr-tb"/>
    </style:style>
    <style:style style:name="Tabella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C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52" style:family="table">
      <style:table-properties style:width="15.716cm" fo:margin-left="1.023cm" table:align="left" style:writing-mode="lr-tb"/>
    </style:style>
    <style:style style:name="Tabella52.A" style:family="table-column">
      <style:table-column-properties style:column-width="4.001cm"/>
    </style:style>
    <style:style style:name="Tabella52.B" style:family="table-column">
      <style:table-column-properties style:column-width="3.2cm"/>
    </style:style>
    <style:style style:name="Tabella52.C" style:family="table-column">
      <style:table-column-properties style:column-width="5.999cm"/>
    </style:style>
    <style:style style:name="Tabella52.D" style:family="table-column">
      <style:table-column-properties style:column-width="2.517cm"/>
    </style:style>
    <style:style style:name="Tabella52.1" style:family="table-row">
      <style:table-row-properties fo:keep-together="auto"/>
    </style:style>
    <style:style style:name="Tabella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2.D1" style:family="table-cell">
      <style:table-cell-properties style:vertical-align="top" fo:padding-left="0.026cm" fo:padding-right="0.026cm" fo:padding-top="0.026cm" fo:padding-bottom="0cm" fo:border="0.5pt solid #000000" style:writing-mode="lr-tb"/>
    </style:style>
    <style:style style:name="Tabella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3" style:family="table">
      <style:table-properties style:width="15.716cm" fo:margin-left="1.023cm" table:align="left" style:writing-mode="lr-tb"/>
    </style:style>
    <style:style style:name="Tabella53.A" style:family="table-column">
      <style:table-column-properties style:column-width="4.001cm"/>
    </style:style>
    <style:style style:name="Tabella53.B" style:family="table-column">
      <style:table-column-properties style:column-width="3.2cm"/>
    </style:style>
    <style:style style:name="Tabella53.C" style:family="table-column">
      <style:table-column-properties style:column-width="5.999cm"/>
    </style:style>
    <style:style style:name="Tabella53.D" style:family="table-column">
      <style:table-column-properties style:column-width="2.517cm"/>
    </style:style>
    <style:style style:name="Tabella53.1" style:family="table-row">
      <style:table-row-properties fo:keep-together="auto"/>
    </style:style>
    <style:style style:name="Tabella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3.D1" style:family="table-cell">
      <style:table-cell-properties style:vertical-align="top" fo:padding-left="0.026cm" fo:padding-right="0.026cm" fo:padding-top="0.026cm" fo:padding-bottom="0cm" fo:border="0.5pt solid #000000" style:writing-mode="lr-tb"/>
    </style:style>
    <style:style style:name="Tabella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4" style:family="table">
      <style:table-properties style:width="15.716cm" fo:margin-left="1.023cm" table:align="left" style:writing-mode="lr-tb"/>
    </style:style>
    <style:style style:name="Tabella54.A" style:family="table-column">
      <style:table-column-properties style:column-width="4.001cm"/>
    </style:style>
    <style:style style:name="Tabella54.B" style:family="table-column">
      <style:table-column-properties style:column-width="3.2cm"/>
    </style:style>
    <style:style style:name="Tabella54.C" style:family="table-column">
      <style:table-column-properties style:column-width="5.999cm"/>
    </style:style>
    <style:style style:name="Tabella54.D" style:family="table-column">
      <style:table-column-properties style:column-width="2.517cm"/>
    </style:style>
    <style:style style:name="Tabella54.1" style:family="table-row">
      <style:table-row-properties fo:keep-together="always"/>
    </style:style>
    <style:style style:name="Tabella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4.D1" style:family="table-cell">
      <style:table-cell-properties style:vertical-align="top" fo:padding-left="0.026cm" fo:padding-right="0.026cm" fo:padding-top="0.026cm" fo:padding-bottom="0cm" fo:border="0.5pt solid #000000" style:writing-mode="lr-tb"/>
    </style:style>
    <style:style style:name="Tabella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5" style:family="table">
      <style:table-properties style:width="15.716cm" fo:margin-left="1.023cm" table:align="left" style:writing-mode="lr-tb"/>
    </style:style>
    <style:style style:name="Tabella55.A" style:family="table-column">
      <style:table-column-properties style:column-width="4.001cm"/>
    </style:style>
    <style:style style:name="Tabella55.B" style:family="table-column">
      <style:table-column-properties style:column-width="3.2cm"/>
    </style:style>
    <style:style style:name="Tabella55.C" style:family="table-column">
      <style:table-column-properties style:column-width="5.999cm"/>
    </style:style>
    <style:style style:name="Tabella55.D" style:family="table-column">
      <style:table-column-properties style:column-width="2.517cm"/>
    </style:style>
    <style:style style:name="Tabella55.1" style:family="table-row">
      <style:table-row-properties fo:keep-together="auto"/>
    </style:style>
    <style:style style:name="Tabella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5.D1" style:family="table-cell">
      <style:table-cell-properties style:vertical-align="top" fo:padding-left="0.026cm" fo:padding-right="0.026cm" fo:padding-top="0.026cm" fo:padding-bottom="0cm" fo:border="0.5pt solid #000000" style:writing-mode="lr-tb"/>
    </style:style>
    <style:style style:name="Tabella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6" style:family="table">
      <style:table-properties style:width="15.716cm" fo:margin-left="1.023cm" table:align="left" style:writing-mode="lr-tb"/>
    </style:style>
    <style:style style:name="Tabella56.A" style:family="table-column">
      <style:table-column-properties style:column-width="4.001cm"/>
    </style:style>
    <style:style style:name="Tabella56.B" style:family="table-column">
      <style:table-column-properties style:column-width="3.2cm"/>
    </style:style>
    <style:style style:name="Tabella56.C" style:family="table-column">
      <style:table-column-properties style:column-width="5.999cm"/>
    </style:style>
    <style:style style:name="Tabella56.D" style:family="table-column">
      <style:table-column-properties style:column-width="2.517cm"/>
    </style:style>
    <style:style style:name="Tabella56.1" style:family="table-row">
      <style:table-row-properties fo:keep-together="auto"/>
    </style:style>
    <style:style style:name="Tabella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6.D1" style:family="table-cell">
      <style:table-cell-properties style:vertical-align="top" fo:padding-left="0.026cm" fo:padding-right="0.026cm" fo:padding-top="0.026cm" fo:padding-bottom="0cm" fo:border="0.5pt solid #000000" style:writing-mode="lr-tb"/>
    </style:style>
    <style:style style:name="Tabella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7" style:family="table">
      <style:table-properties style:width="15.716cm" fo:margin-left="1.023cm" table:align="left" style:writing-mode="lr-tb"/>
    </style:style>
    <style:style style:name="Tabella57.A" style:family="table-column">
      <style:table-column-properties style:column-width="4.001cm"/>
    </style:style>
    <style:style style:name="Tabella57.B" style:family="table-column">
      <style:table-column-properties style:column-width="3.2cm"/>
    </style:style>
    <style:style style:name="Tabella57.C" style:family="table-column">
      <style:table-column-properties style:column-width="5.999cm"/>
    </style:style>
    <style:style style:name="Tabella57.D" style:family="table-column">
      <style:table-column-properties style:column-width="2.517cm"/>
    </style:style>
    <style:style style:name="Tabella57.1" style:family="table-row">
      <style:table-row-properties fo:keep-together="auto"/>
    </style:style>
    <style:style style:name="Tabella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7.D1" style:family="table-cell">
      <style:table-cell-properties style:vertical-align="top" fo:padding-left="0.026cm" fo:padding-right="0.026cm" fo:padding-top="0.026cm" fo:padding-bottom="0cm" fo:border="0.5pt solid #000000" style:writing-mode="lr-tb"/>
    </style:style>
    <style:style style:name="Tabella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8" style:family="table">
      <style:table-properties style:width="15.716cm" fo:margin-left="1.023cm" table:align="left" style:writing-mode="lr-tb"/>
    </style:style>
    <style:style style:name="Tabella58.A" style:family="table-column">
      <style:table-column-properties style:column-width="4.001cm"/>
    </style:style>
    <style:style style:name="Tabella58.B" style:family="table-column">
      <style:table-column-properties style:column-width="3.2cm"/>
    </style:style>
    <style:style style:name="Tabella58.C" style:family="table-column">
      <style:table-column-properties style:column-width="5.999cm"/>
    </style:style>
    <style:style style:name="Tabella58.D" style:family="table-column">
      <style:table-column-properties style:column-width="2.517cm"/>
    </style:style>
    <style:style style:name="Tabella58.1" style:family="table-row">
      <style:table-row-properties fo:keep-together="auto"/>
    </style:style>
    <style:style style:name="Tabella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8.D1" style:family="table-cell">
      <style:table-cell-properties style:vertical-align="top" fo:padding-left="0.026cm" fo:padding-right="0.026cm" fo:padding-top="0.026cm" fo:padding-bottom="0cm" fo:border="0.5pt solid #000000" style:writing-mode="lr-tb"/>
    </style:style>
    <style:style style:name="Tabella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9" style:family="table">
      <style:table-properties style:width="15.716cm" fo:margin-left="1.023cm" table:align="left" style:writing-mode="lr-tb"/>
    </style:style>
    <style:style style:name="Tabella59.A" style:family="table-column">
      <style:table-column-properties style:column-width="4.001cm"/>
    </style:style>
    <style:style style:name="Tabella59.B" style:family="table-column">
      <style:table-column-properties style:column-width="3.2cm"/>
    </style:style>
    <style:style style:name="Tabella59.C" style:family="table-column">
      <style:table-column-properties style:column-width="5.999cm"/>
    </style:style>
    <style:style style:name="Tabella59.D" style:family="table-column">
      <style:table-column-properties style:column-width="2.517cm"/>
    </style:style>
    <style:style style:name="Tabella59.1" style:family="table-row">
      <style:table-row-properties fo:keep-together="auto"/>
    </style:style>
    <style:style style:name="Tabella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9.D1" style:family="table-cell">
      <style:table-cell-properties style:vertical-align="top" fo:padding-left="0.026cm" fo:padding-right="0.026cm" fo:padding-top="0.026cm" fo:padding-bottom="0cm" fo:border="0.5pt solid #000000" style:writing-mode="lr-tb"/>
    </style:style>
    <style:style style:name="Tabella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0" style:family="table">
      <style:table-properties style:width="15.716cm" fo:margin-left="1.023cm" table:align="left" style:writing-mode="lr-tb"/>
    </style:style>
    <style:style style:name="Tabella60.A" style:family="table-column">
      <style:table-column-properties style:column-width="4.001cm"/>
    </style:style>
    <style:style style:name="Tabella60.B" style:family="table-column">
      <style:table-column-properties style:column-width="3.2cm"/>
    </style:style>
    <style:style style:name="Tabella60.C" style:family="table-column">
      <style:table-column-properties style:column-width="5.999cm"/>
    </style:style>
    <style:style style:name="Tabella60.D" style:family="table-column">
      <style:table-column-properties style:column-width="2.517cm"/>
    </style:style>
    <style:style style:name="Tabella60.1" style:family="table-row">
      <style:table-row-properties fo:keep-together="auto"/>
    </style:style>
    <style:style style:name="Tabella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0.D1" style:family="table-cell">
      <style:table-cell-properties style:vertical-align="top" fo:padding-left="0.026cm" fo:padding-right="0.026cm" fo:padding-top="0.026cm" fo:padding-bottom="0cm" fo:border="0.5pt solid #000000" style:writing-mode="lr-tb"/>
    </style:style>
    <style:style style:name="Tabella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1" style:family="table">
      <style:table-properties style:width="15.716cm" fo:margin-left="1.023cm" table:align="left" style:writing-mode="lr-tb"/>
    </style:style>
    <style:style style:name="Tabella61.A" style:family="table-column">
      <style:table-column-properties style:column-width="4.001cm"/>
    </style:style>
    <style:style style:name="Tabella61.B" style:family="table-column">
      <style:table-column-properties style:column-width="3.2cm"/>
    </style:style>
    <style:style style:name="Tabella61.C" style:family="table-column">
      <style:table-column-properties style:column-width="5.999cm"/>
    </style:style>
    <style:style style:name="Tabella61.D" style:family="table-column">
      <style:table-column-properties style:column-width="2.517cm"/>
    </style:style>
    <style:style style:name="Tabella61.1" style:family="table-row">
      <style:table-row-properties fo:keep-together="auto"/>
    </style:style>
    <style:style style:name="Tabella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1.D1" style:family="table-cell">
      <style:table-cell-properties style:vertical-align="top" fo:padding-left="0.026cm" fo:padding-right="0.026cm" fo:padding-top="0.026cm" fo:padding-bottom="0cm" fo:border="0.5pt solid #000000" style:writing-mode="lr-tb"/>
    </style:style>
    <style:style style:name="Tabella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2" style:family="table">
      <style:table-properties style:width="15.716cm" fo:margin-left="1.023cm" table:align="left" style:writing-mode="lr-tb"/>
    </style:style>
    <style:style style:name="Tabella62.A" style:family="table-column">
      <style:table-column-properties style:column-width="4.001cm"/>
    </style:style>
    <style:style style:name="Tabella62.B" style:family="table-column">
      <style:table-column-properties style:column-width="3.2cm"/>
    </style:style>
    <style:style style:name="Tabella62.C" style:family="table-column">
      <style:table-column-properties style:column-width="5.999cm"/>
    </style:style>
    <style:style style:name="Tabella62.D" style:family="table-column">
      <style:table-column-properties style:column-width="2.517cm"/>
    </style:style>
    <style:style style:name="Tabella62.1" style:family="table-row">
      <style:table-row-properties fo:keep-together="auto"/>
    </style:style>
    <style:style style:name="Tabella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2.D1" style:family="table-cell">
      <style:table-cell-properties style:vertical-align="top" fo:padding-left="0.026cm" fo:padding-right="0.026cm" fo:padding-top="0.026cm" fo:padding-bottom="0cm" fo:border="0.5pt solid #000000" style:writing-mode="lr-tb"/>
    </style:style>
    <style:style style:name="Tabella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3" style:family="table">
      <style:table-properties style:width="15.716cm" fo:margin-left="1.023cm" table:align="left" style:writing-mode="lr-tb"/>
    </style:style>
    <style:style style:name="Tabella63.A" style:family="table-column">
      <style:table-column-properties style:column-width="4.001cm"/>
    </style:style>
    <style:style style:name="Tabella63.B" style:family="table-column">
      <style:table-column-properties style:column-width="3.2cm"/>
    </style:style>
    <style:style style:name="Tabella63.C" style:family="table-column">
      <style:table-column-properties style:column-width="5.999cm"/>
    </style:style>
    <style:style style:name="Tabella63.D" style:family="table-column">
      <style:table-column-properties style:column-width="2.517cm"/>
    </style:style>
    <style:style style:name="Tabella63.1" style:family="table-row">
      <style:table-row-properties fo:keep-together="auto"/>
    </style:style>
    <style:style style:name="Tabella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3.D1" style:family="table-cell">
      <style:table-cell-properties style:vertical-align="top" fo:padding-left="0.026cm" fo:padding-right="0.026cm" fo:padding-top="0.026cm" fo:padding-bottom="0cm" fo:border="0.5pt solid #000000" style:writing-mode="lr-tb"/>
    </style:style>
    <style:style style:name="Tabella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4" style:family="table">
      <style:table-properties style:width="15.716cm" fo:margin-left="1.023cm" table:align="left" style:writing-mode="lr-tb"/>
    </style:style>
    <style:style style:name="Tabella64.A" style:family="table-column">
      <style:table-column-properties style:column-width="4.001cm"/>
    </style:style>
    <style:style style:name="Tabella64.B" style:family="table-column">
      <style:table-column-properties style:column-width="3.2cm"/>
    </style:style>
    <style:style style:name="Tabella64.C" style:family="table-column">
      <style:table-column-properties style:column-width="5.999cm"/>
    </style:style>
    <style:style style:name="Tabella64.D" style:family="table-column">
      <style:table-column-properties style:column-width="2.517cm"/>
    </style:style>
    <style:style style:name="Tabella64.1" style:family="table-row">
      <style:table-row-properties fo:keep-together="auto"/>
    </style:style>
    <style:style style:name="Tabella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4.D1" style:family="table-cell">
      <style:table-cell-properties style:vertical-align="top" fo:padding-left="0.026cm" fo:padding-right="0.026cm" fo:padding-top="0.026cm" fo:padding-bottom="0cm" fo:border="0.5pt solid #000000" style:writing-mode="lr-tb"/>
    </style:style>
    <style:style style:name="Tabella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5" style:family="table">
      <style:table-properties style:width="15.716cm" fo:margin-left="1.023cm" table:align="left" style:writing-mode="lr-tb"/>
    </style:style>
    <style:style style:name="Tabella65.A" style:family="table-column">
      <style:table-column-properties style:column-width="4.001cm"/>
    </style:style>
    <style:style style:name="Tabella65.B" style:family="table-column">
      <style:table-column-properties style:column-width="3.2cm"/>
    </style:style>
    <style:style style:name="Tabella65.C" style:family="table-column">
      <style:table-column-properties style:column-width="5.999cm"/>
    </style:style>
    <style:style style:name="Tabella65.D" style:family="table-column">
      <style:table-column-properties style:column-width="2.517cm"/>
    </style:style>
    <style:style style:name="Tabella65.1" style:family="table-row">
      <style:table-row-properties fo:keep-together="auto"/>
    </style:style>
    <style:style style:name="Tabella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5.D1" style:family="table-cell">
      <style:table-cell-properties style:vertical-align="top" fo:padding-left="0.026cm" fo:padding-right="0.026cm" fo:padding-top="0.026cm" fo:padding-bottom="0cm" fo:border="0.5pt solid #000000" style:writing-mode="lr-tb"/>
    </style:style>
    <style:style style:name="Tabella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6" style:family="table">
      <style:table-properties style:width="15.716cm" fo:margin-left="1.023cm" table:align="left" style:writing-mode="lr-tb"/>
    </style:style>
    <style:style style:name="Tabella66.A" style:family="table-column">
      <style:table-column-properties style:column-width="4.001cm"/>
    </style:style>
    <style:style style:name="Tabella66.B" style:family="table-column">
      <style:table-column-properties style:column-width="3.2cm"/>
    </style:style>
    <style:style style:name="Tabella66.C" style:family="table-column">
      <style:table-column-properties style:column-width="5.999cm"/>
    </style:style>
    <style:style style:name="Tabella66.D" style:family="table-column">
      <style:table-column-properties style:column-width="2.517cm"/>
    </style:style>
    <style:style style:name="Tabella66.1" style:family="table-row">
      <style:table-row-properties fo:keep-together="auto"/>
    </style:style>
    <style:style style:name="Tabella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6.D1" style:family="table-cell">
      <style:table-cell-properties style:vertical-align="top" fo:padding-left="0.026cm" fo:padding-right="0.026cm" fo:padding-top="0.026cm" fo:padding-bottom="0cm" fo:border="0.5pt solid #000000" style:writing-mode="lr-tb"/>
    </style:style>
    <style:style style:name="Tabella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7" style:family="table">
      <style:table-properties style:width="15.716cm" fo:margin-left="1.023cm" table:align="left" style:writing-mode="lr-tb"/>
    </style:style>
    <style:style style:name="Tabella67.A" style:family="table-column">
      <style:table-column-properties style:column-width="4.001cm"/>
    </style:style>
    <style:style style:name="Tabella67.B" style:family="table-column">
      <style:table-column-properties style:column-width="3.2cm"/>
    </style:style>
    <style:style style:name="Tabella67.C" style:family="table-column">
      <style:table-column-properties style:column-width="5.999cm"/>
    </style:style>
    <style:style style:name="Tabella67.D" style:family="table-column">
      <style:table-column-properties style:column-width="2.517cm"/>
    </style:style>
    <style:style style:name="Tabella67.1" style:family="table-row">
      <style:table-row-properties fo:keep-together="auto"/>
    </style:style>
    <style:style style:name="Tabella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7.D1" style:family="table-cell">
      <style:table-cell-properties style:vertical-align="top" fo:padding-left="0.026cm" fo:padding-right="0.026cm" fo:padding-top="0.026cm" fo:padding-bottom="0cm" fo:border="0.5pt solid #000000" style:writing-mode="lr-tb"/>
    </style:style>
    <style:style style:name="Tabella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8" style:family="table">
      <style:table-properties style:width="15.716cm" fo:margin-left="1.023cm" table:align="left" style:writing-mode="lr-tb"/>
    </style:style>
    <style:style style:name="Tabella68.A" style:family="table-column">
      <style:table-column-properties style:column-width="4.001cm"/>
    </style:style>
    <style:style style:name="Tabella68.B" style:family="table-column">
      <style:table-column-properties style:column-width="3.2cm"/>
    </style:style>
    <style:style style:name="Tabella68.C" style:family="table-column">
      <style:table-column-properties style:column-width="5.999cm"/>
    </style:style>
    <style:style style:name="Tabella68.D" style:family="table-column">
      <style:table-column-properties style:column-width="2.517cm"/>
    </style:style>
    <style:style style:name="Tabella68.1" style:family="table-row">
      <style:table-row-properties fo:keep-together="auto"/>
    </style:style>
    <style:style style:name="Tabella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8.D1" style:family="table-cell">
      <style:table-cell-properties style:vertical-align="top" fo:padding-left="0.026cm" fo:padding-right="0.026cm" fo:padding-top="0.026cm" fo:padding-bottom="0cm" fo:border="0.5pt solid #000000" style:writing-mode="lr-tb"/>
    </style:style>
    <style:style style:name="Tabella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9" style:family="table">
      <style:table-properties style:width="15.716cm" fo:margin-left="1.023cm" table:align="left" style:writing-mode="lr-tb"/>
    </style:style>
    <style:style style:name="Tabella69.A" style:family="table-column">
      <style:table-column-properties style:column-width="4.001cm"/>
    </style:style>
    <style:style style:name="Tabella69.B" style:family="table-column">
      <style:table-column-properties style:column-width="3.2cm"/>
    </style:style>
    <style:style style:name="Tabella69.C" style:family="table-column">
      <style:table-column-properties style:column-width="5.999cm"/>
    </style:style>
    <style:style style:name="Tabella69.D" style:family="table-column">
      <style:table-column-properties style:column-width="2.517cm"/>
    </style:style>
    <style:style style:name="Tabella69.1" style:family="table-row">
      <style:table-row-properties fo:keep-together="auto"/>
    </style:style>
    <style:style style:name="Tabella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9.D1" style:family="table-cell">
      <style:table-cell-properties style:vertical-align="top" fo:padding-left="0.026cm" fo:padding-right="0.026cm" fo:padding-top="0.026cm" fo:padding-bottom="0cm" fo:border="0.5pt solid #000000" style:writing-mode="lr-tb"/>
    </style:style>
    <style:style style:name="Tabella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0" style:family="table">
      <style:table-properties style:width="15.716cm" fo:margin-left="1.023cm" table:align="left" style:writing-mode="lr-tb"/>
    </style:style>
    <style:style style:name="Tabella70.A" style:family="table-column">
      <style:table-column-properties style:column-width="4.001cm"/>
    </style:style>
    <style:style style:name="Tabella70.B" style:family="table-column">
      <style:table-column-properties style:column-width="3.2cm"/>
    </style:style>
    <style:style style:name="Tabella70.C" style:family="table-column">
      <style:table-column-properties style:column-width="5.999cm"/>
    </style:style>
    <style:style style:name="Tabella70.D" style:family="table-column">
      <style:table-column-properties style:column-width="2.517cm"/>
    </style:style>
    <style:style style:name="Tabella70.1" style:family="table-row">
      <style:table-row-properties fo:keep-together="always"/>
    </style:style>
    <style:style style:name="Tabella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0.D1" style:family="table-cell">
      <style:table-cell-properties style:vertical-align="top" fo:padding-left="0.026cm" fo:padding-right="0.026cm" fo:padding-top="0.026cm" fo:padding-bottom="0cm" fo:border="0.5pt solid #000000" style:writing-mode="lr-tb"/>
    </style:style>
    <style:style style:name="Tabella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1" style:family="table">
      <style:table-properties style:width="15.716cm" fo:margin-left="1.023cm" table:align="left" style:writing-mode="lr-tb"/>
    </style:style>
    <style:style style:name="Tabella71.A" style:family="table-column">
      <style:table-column-properties style:column-width="4.001cm"/>
    </style:style>
    <style:style style:name="Tabella71.B" style:family="table-column">
      <style:table-column-properties style:column-width="3.2cm"/>
    </style:style>
    <style:style style:name="Tabella71.C" style:family="table-column">
      <style:table-column-properties style:column-width="5.999cm"/>
    </style:style>
    <style:style style:name="Tabella71.D" style:family="table-column">
      <style:table-column-properties style:column-width="2.517cm"/>
    </style:style>
    <style:style style:name="Tabella71.1" style:family="table-row">
      <style:table-row-properties fo:keep-together="auto"/>
    </style:style>
    <style:style style:name="Tabella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1.D1" style:family="table-cell">
      <style:table-cell-properties style:vertical-align="top" fo:padding-left="0.026cm" fo:padding-right="0.026cm" fo:padding-top="0.026cm" fo:padding-bottom="0cm" fo:border="0.5pt solid #000000" style:writing-mode="lr-tb"/>
    </style:style>
    <style:style style:name="Tabella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2" style:family="table">
      <style:table-properties style:width="15.716cm" fo:margin-left="1.023cm" table:align="left" style:writing-mode="lr-tb"/>
    </style:style>
    <style:style style:name="Tabella72.A" style:family="table-column">
      <style:table-column-properties style:column-width="4.001cm"/>
    </style:style>
    <style:style style:name="Tabella72.B" style:family="table-column">
      <style:table-column-properties style:column-width="3.2cm"/>
    </style:style>
    <style:style style:name="Tabella72.C" style:family="table-column">
      <style:table-column-properties style:column-width="5.999cm"/>
    </style:style>
    <style:style style:name="Tabella72.D" style:family="table-column">
      <style:table-column-properties style:column-width="2.517cm"/>
    </style:style>
    <style:style style:name="Tabella72.1" style:family="table-row">
      <style:table-row-properties fo:keep-together="auto"/>
    </style:style>
    <style:style style:name="Tabella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2.D1" style:family="table-cell">
      <style:table-cell-properties style:vertical-align="top" fo:padding-left="0.026cm" fo:padding-right="0.026cm" fo:padding-top="0.026cm" fo:padding-bottom="0cm" fo:border="0.5pt solid #000000" style:writing-mode="lr-tb"/>
    </style:style>
    <style:style style:name="Tabella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3" style:family="table">
      <style:table-properties style:width="15.716cm" fo:margin-left="1.023cm" table:align="left" style:writing-mode="lr-tb"/>
    </style:style>
    <style:style style:name="Tabella73.A" style:family="table-column">
      <style:table-column-properties style:column-width="4.001cm"/>
    </style:style>
    <style:style style:name="Tabella73.B" style:family="table-column">
      <style:table-column-properties style:column-width="3.2cm"/>
    </style:style>
    <style:style style:name="Tabella73.C" style:family="table-column">
      <style:table-column-properties style:column-width="5.999cm"/>
    </style:style>
    <style:style style:name="Tabella73.D" style:family="table-column">
      <style:table-column-properties style:column-width="2.517cm"/>
    </style:style>
    <style:style style:name="Tabella73.1" style:family="table-row">
      <style:table-row-properties fo:keep-together="auto"/>
    </style:style>
    <style:style style:name="Tabella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3.D1" style:family="table-cell">
      <style:table-cell-properties style:vertical-align="top" fo:padding-left="0.026cm" fo:padding-right="0.026cm" fo:padding-top="0.026cm" fo:padding-bottom="0cm" fo:border="0.5pt solid #000000" style:writing-mode="lr-tb"/>
    </style:style>
    <style:style style:name="Tabella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 style:family="table">
      <style:table-properties style:width="15.716cm" fo:margin-left="1.023cm" table:align="left" style:writing-mode="lr-tb"/>
    </style:style>
    <style:style style:name="Tabella74.A" style:family="table-column">
      <style:table-column-properties style:column-width="4.001cm"/>
    </style:style>
    <style:style style:name="Tabella74.B" style:family="table-column">
      <style:table-column-properties style:column-width="3.2cm"/>
    </style:style>
    <style:style style:name="Tabella74.C" style:family="table-column">
      <style:table-column-properties style:column-width="5.999cm"/>
    </style:style>
    <style:style style:name="Tabella74.D" style:family="table-column">
      <style:table-column-properties style:column-width="2.517cm"/>
    </style:style>
    <style:style style:name="Tabella74.1" style:family="table-row">
      <style:table-row-properties fo:keep-together="auto"/>
    </style:style>
    <style:style style:name="Tabella7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4.D1" style:family="table-cell">
      <style:table-cell-properties style:vertical-align="top" fo:padding-left="0.026cm" fo:padding-right="0.026cm" fo:padding-top="0.026cm" fo:padding-bottom="0cm" fo:border="0.5pt solid #000000" style:writing-mode="lr-tb"/>
    </style:style>
    <style:style style:name="Tabella7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C3" style:family="table-cell">
      <style:table-cell-properties style:vertical-align="top" fo:padding-left="0.026cm" fo:padding-right="0.026cm" fo:padding-top="0.026cm" fo:padding-bottom="0cm" fo:border-left="none" fo:border-right="none" fo:border-top="none" fo:border-bottom="0.5pt solid #000000" style:writing-mode="lr-tb"/>
    </style:style>
    <style:style style:name="Tabella75" style:family="table">
      <style:table-properties style:width="15.716cm" fo:margin-left="1.023cm" table:align="left" style:writing-mode="lr-tb"/>
    </style:style>
    <style:style style:name="Tabella75.A" style:family="table-column">
      <style:table-column-properties style:column-width="4.001cm"/>
    </style:style>
    <style:style style:name="Tabella75.B" style:family="table-column">
      <style:table-column-properties style:column-width="3.2cm"/>
    </style:style>
    <style:style style:name="Tabella75.C" style:family="table-column">
      <style:table-column-properties style:column-width="5.999cm"/>
    </style:style>
    <style:style style:name="Tabella75.D" style:family="table-column">
      <style:table-column-properties style:column-width="2.517cm"/>
    </style:style>
    <style:style style:name="Tabella75.1" style:family="table-row">
      <style:table-row-properties fo:keep-together="auto"/>
    </style:style>
    <style:style style:name="Tabella7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5.D1" style:family="table-cell">
      <style:table-cell-properties style:vertical-align="top" fo:padding-left="0.026cm" fo:padding-right="0.026cm" fo:padding-top="0.026cm" fo:padding-bottom="0cm" fo:border="0.5pt solid #000000" style:writing-mode="lr-tb"/>
    </style:style>
    <style:style style:name="Tabella7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6" style:family="table">
      <style:table-properties style:width="15.716cm" fo:margin-left="1.023cm" table:align="left" style:writing-mode="lr-tb"/>
    </style:style>
    <style:style style:name="Tabella76.A" style:family="table-column">
      <style:table-column-properties style:column-width="4.001cm"/>
    </style:style>
    <style:style style:name="Tabella76.B" style:family="table-column">
      <style:table-column-properties style:column-width="3.2cm"/>
    </style:style>
    <style:style style:name="Tabella76.C" style:family="table-column">
      <style:table-column-properties style:column-width="5.999cm"/>
    </style:style>
    <style:style style:name="Tabella76.D" style:family="table-column">
      <style:table-column-properties style:column-width="2.517cm"/>
    </style:style>
    <style:style style:name="Tabella76.1" style:family="table-row">
      <style:table-row-properties fo:keep-together="auto"/>
    </style:style>
    <style:style style:name="Tabella7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6.D1" style:family="table-cell">
      <style:table-cell-properties style:vertical-align="top" fo:padding-left="0.026cm" fo:padding-right="0.026cm" fo:padding-top="0.026cm" fo:padding-bottom="0cm" fo:border="0.5pt solid #000000" style:writing-mode="lr-tb"/>
    </style:style>
    <style:style style:name="Tabella7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7" style:family="table">
      <style:table-properties style:width="15.716cm" fo:margin-left="1.023cm" table:align="left" style:writing-mode="lr-tb"/>
    </style:style>
    <style:style style:name="Tabella77.A" style:family="table-column">
      <style:table-column-properties style:column-width="4.001cm"/>
    </style:style>
    <style:style style:name="Tabella77.B" style:family="table-column">
      <style:table-column-properties style:column-width="3.2cm"/>
    </style:style>
    <style:style style:name="Tabella77.C" style:family="table-column">
      <style:table-column-properties style:column-width="5.999cm"/>
    </style:style>
    <style:style style:name="Tabella77.D" style:family="table-column">
      <style:table-column-properties style:column-width="2.517cm"/>
    </style:style>
    <style:style style:name="Tabella77.1" style:family="table-row">
      <style:table-row-properties fo:keep-together="always"/>
    </style:style>
    <style:style style:name="Tabella7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7.D1" style:family="table-cell">
      <style:table-cell-properties style:vertical-align="top" fo:padding-left="0.026cm" fo:padding-right="0.026cm" fo:padding-top="0.026cm" fo:padding-bottom="0cm" fo:border="0.5pt solid #000000" style:writing-mode="lr-tb"/>
    </style:style>
    <style:style style:name="Tabella7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8" style:family="table">
      <style:table-properties style:width="15.716cm" fo:margin-left="1.023cm" table:align="left" style:writing-mode="lr-tb"/>
    </style:style>
    <style:style style:name="Tabella78.A" style:family="table-column">
      <style:table-column-properties style:column-width="4.001cm"/>
    </style:style>
    <style:style style:name="Tabella78.B" style:family="table-column">
      <style:table-column-properties style:column-width="3.2cm"/>
    </style:style>
    <style:style style:name="Tabella78.C" style:family="table-column">
      <style:table-column-properties style:column-width="5.999cm"/>
    </style:style>
    <style:style style:name="Tabella78.D" style:family="table-column">
      <style:table-column-properties style:column-width="2.517cm"/>
    </style:style>
    <style:style style:name="Tabella78.1" style:family="table-row">
      <style:table-row-properties fo:keep-together="auto"/>
    </style:style>
    <style:style style:name="Tabella7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8.D1" style:family="table-cell">
      <style:table-cell-properties style:vertical-align="top" fo:padding-left="0.026cm" fo:padding-right="0.026cm" fo:padding-top="0.026cm" fo:padding-bottom="0cm" fo:border="0.5pt solid #000000" style:writing-mode="lr-tb"/>
    </style:style>
    <style:style style:name="Tabella7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9" style:family="table">
      <style:table-properties style:width="15.716cm" fo:margin-left="1.023cm" table:align="left" style:writing-mode="lr-tb"/>
    </style:style>
    <style:style style:name="Tabella79.A" style:family="table-column">
      <style:table-column-properties style:column-width="4.001cm"/>
    </style:style>
    <style:style style:name="Tabella79.B" style:family="table-column">
      <style:table-column-properties style:column-width="3.2cm"/>
    </style:style>
    <style:style style:name="Tabella79.C" style:family="table-column">
      <style:table-column-properties style:column-width="5.999cm"/>
    </style:style>
    <style:style style:name="Tabella79.D" style:family="table-column">
      <style:table-column-properties style:column-width="2.517cm"/>
    </style:style>
    <style:style style:name="Tabella79.1" style:family="table-row">
      <style:table-row-properties fo:keep-together="auto"/>
    </style:style>
    <style:style style:name="Tabella7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9.D1" style:family="table-cell">
      <style:table-cell-properties style:vertical-align="top" fo:padding-left="0.026cm" fo:padding-right="0.026cm" fo:padding-top="0.026cm" fo:padding-bottom="0cm" fo:border="0.5pt solid #000000" style:writing-mode="lr-tb"/>
    </style:style>
    <style:style style:name="Tabella7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0" style:family="table">
      <style:table-properties style:width="15.716cm" fo:margin-left="1.023cm" table:align="left" style:writing-mode="lr-tb"/>
    </style:style>
    <style:style style:name="Tabella80.A" style:family="table-column">
      <style:table-column-properties style:column-width="4.001cm"/>
    </style:style>
    <style:style style:name="Tabella80.B" style:family="table-column">
      <style:table-column-properties style:column-width="3.2cm"/>
    </style:style>
    <style:style style:name="Tabella80.C" style:family="table-column">
      <style:table-column-properties style:column-width="5.999cm"/>
    </style:style>
    <style:style style:name="Tabella80.D" style:family="table-column">
      <style:table-column-properties style:column-width="2.517cm"/>
    </style:style>
    <style:style style:name="Tabella80.1" style:family="table-row">
      <style:table-row-properties fo:keep-together="auto"/>
    </style:style>
    <style:style style:name="Tabella8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0.D1" style:family="table-cell">
      <style:table-cell-properties style:vertical-align="top" fo:padding-left="0.026cm" fo:padding-right="0.026cm" fo:padding-top="0.026cm" fo:padding-bottom="0cm" fo:border="0.5pt solid #000000" style:writing-mode="lr-tb"/>
    </style:style>
    <style:style style:name="Tabella8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1" style:family="table">
      <style:table-properties style:width="15.716cm" fo:margin-left="1.023cm" table:align="left" style:writing-mode="lr-tb"/>
    </style:style>
    <style:style style:name="Tabella81.A" style:family="table-column">
      <style:table-column-properties style:column-width="4.001cm"/>
    </style:style>
    <style:style style:name="Tabella81.B" style:family="table-column">
      <style:table-column-properties style:column-width="3.2cm"/>
    </style:style>
    <style:style style:name="Tabella81.C" style:family="table-column">
      <style:table-column-properties style:column-width="5.999cm"/>
    </style:style>
    <style:style style:name="Tabella81.D" style:family="table-column">
      <style:table-column-properties style:column-width="2.517cm"/>
    </style:style>
    <style:style style:name="Tabella81.1" style:family="table-row">
      <style:table-row-properties fo:keep-together="auto"/>
    </style:style>
    <style:style style:name="Tabella8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1.D1" style:family="table-cell">
      <style:table-cell-properties style:vertical-align="top" fo:padding-left="0.026cm" fo:padding-right="0.026cm" fo:padding-top="0.026cm" fo:padding-bottom="0cm" fo:border="0.5pt solid #000000" style:writing-mode="lr-tb"/>
    </style:style>
    <style:style style:name="Tabella8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2" style:family="table">
      <style:table-properties style:width="15.716cm" fo:margin-left="1.023cm" table:align="left" style:writing-mode="lr-tb"/>
    </style:style>
    <style:style style:name="Tabella82.A" style:family="table-column">
      <style:table-column-properties style:column-width="4.001cm"/>
    </style:style>
    <style:style style:name="Tabella82.B" style:family="table-column">
      <style:table-column-properties style:column-width="3.2cm"/>
    </style:style>
    <style:style style:name="Tabella82.C" style:family="table-column">
      <style:table-column-properties style:column-width="5.999cm"/>
    </style:style>
    <style:style style:name="Tabella82.D" style:family="table-column">
      <style:table-column-properties style:column-width="2.517cm"/>
    </style:style>
    <style:style style:name="Tabella82.1" style:family="table-row">
      <style:table-row-properties fo:keep-together="auto"/>
    </style:style>
    <style:style style:name="Tabella8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2.D1" style:family="table-cell">
      <style:table-cell-properties style:vertical-align="top" fo:padding-left="0.026cm" fo:padding-right="0.026cm" fo:padding-top="0.026cm" fo:padding-bottom="0cm" fo:border="0.5pt solid #000000" style:writing-mode="lr-tb"/>
    </style:style>
    <style:style style:name="Tabella8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 style:family="table">
      <style:table-properties style:width="15.716cm" fo:margin-left="1.023cm" table:align="left" style:writing-mode="lr-tb"/>
    </style:style>
    <style:style style:name="Tabella83.A" style:family="table-column">
      <style:table-column-properties style:column-width="4.001cm"/>
    </style:style>
    <style:style style:name="Tabella83.B" style:family="table-column">
      <style:table-column-properties style:column-width="3.2cm"/>
    </style:style>
    <style:style style:name="Tabella83.C" style:family="table-column">
      <style:table-column-properties style:column-width="5.999cm"/>
    </style:style>
    <style:style style:name="Tabella83.D" style:family="table-column">
      <style:table-column-properties style:column-width="2.517cm"/>
    </style:style>
    <style:style style:name="Tabella83.1" style:family="table-row">
      <style:table-row-properties fo:keep-together="auto"/>
    </style:style>
    <style:style style:name="Tabella8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3.D1" style:family="table-cell">
      <style:table-cell-properties style:vertical-align="top" fo:padding-left="0.026cm" fo:padding-right="0.026cm" fo:padding-top="0.026cm" fo:padding-bottom="0cm" fo:border="0.5pt solid #000000" style:writing-mode="lr-tb"/>
    </style:style>
    <style:style style:name="Tabella8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C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84" style:family="table">
      <style:table-properties style:width="15.716cm" fo:margin-left="1.023cm" table:align="left" style:writing-mode="lr-tb"/>
    </style:style>
    <style:style style:name="Tabella84.A" style:family="table-column">
      <style:table-column-properties style:column-width="4.001cm"/>
    </style:style>
    <style:style style:name="Tabella84.B" style:family="table-column">
      <style:table-column-properties style:column-width="3.2cm"/>
    </style:style>
    <style:style style:name="Tabella84.C" style:family="table-column">
      <style:table-column-properties style:column-width="5.999cm"/>
    </style:style>
    <style:style style:name="Tabella84.D" style:family="table-column">
      <style:table-column-properties style:column-width="2.517cm"/>
    </style:style>
    <style:style style:name="Tabella84.1" style:family="table-row">
      <style:table-row-properties fo:keep-together="auto"/>
    </style:style>
    <style:style style:name="Tabella8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4.D1" style:family="table-cell">
      <style:table-cell-properties style:vertical-align="top" fo:padding-left="0.026cm" fo:padding-right="0.026cm" fo:padding-top="0.026cm" fo:padding-bottom="0cm" fo:border="0.5pt solid #000000" style:writing-mode="lr-tb"/>
    </style:style>
    <style:style style:name="Tabella8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5" style:family="table">
      <style:table-properties style:width="15.716cm" fo:margin-left="1.023cm" table:align="left" style:writing-mode="lr-tb"/>
    </style:style>
    <style:style style:name="Tabella85.A" style:family="table-column">
      <style:table-column-properties style:column-width="4.001cm"/>
    </style:style>
    <style:style style:name="Tabella85.B" style:family="table-column">
      <style:table-column-properties style:column-width="3.2cm"/>
    </style:style>
    <style:style style:name="Tabella85.C" style:family="table-column">
      <style:table-column-properties style:column-width="5.999cm"/>
    </style:style>
    <style:style style:name="Tabella85.D" style:family="table-column">
      <style:table-column-properties style:column-width="2.517cm"/>
    </style:style>
    <style:style style:name="Tabella85.1" style:family="table-row">
      <style:table-row-properties fo:keep-together="auto"/>
    </style:style>
    <style:style style:name="Tabella8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5.D1" style:family="table-cell">
      <style:table-cell-properties style:vertical-align="top" fo:padding-left="0.026cm" fo:padding-right="0.026cm" fo:padding-top="0.026cm" fo:padding-bottom="0cm" fo:border="0.5pt solid #000000" style:writing-mode="lr-tb"/>
    </style:style>
    <style:style style:name="Tabella8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6" style:family="table">
      <style:table-properties style:width="15.716cm" fo:margin-left="1.023cm" table:align="left" style:writing-mode="lr-tb"/>
    </style:style>
    <style:style style:name="Tabella86.A" style:family="table-column">
      <style:table-column-properties style:column-width="4.001cm"/>
    </style:style>
    <style:style style:name="Tabella86.B" style:family="table-column">
      <style:table-column-properties style:column-width="3.2cm"/>
    </style:style>
    <style:style style:name="Tabella86.C" style:family="table-column">
      <style:table-column-properties style:column-width="5.999cm"/>
    </style:style>
    <style:style style:name="Tabella86.D" style:family="table-column">
      <style:table-column-properties style:column-width="2.517cm"/>
    </style:style>
    <style:style style:name="Tabella86.1" style:family="table-row">
      <style:table-row-properties fo:keep-together="auto"/>
    </style:style>
    <style:style style:name="Tabella8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6.D1" style:family="table-cell">
      <style:table-cell-properties style:vertical-align="top" fo:padding-left="0.026cm" fo:padding-right="0.026cm" fo:padding-top="0.026cm" fo:padding-bottom="0cm" fo:border="0.5pt solid #000000" style:writing-mode="lr-tb"/>
    </style:style>
    <style:style style:name="Tabella8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7" style:family="table">
      <style:table-properties style:width="15.716cm" fo:margin-left="1.023cm" table:align="left" style:writing-mode="lr-tb"/>
    </style:style>
    <style:style style:name="Tabella87.A" style:family="table-column">
      <style:table-column-properties style:column-width="4.001cm"/>
    </style:style>
    <style:style style:name="Tabella87.B" style:family="table-column">
      <style:table-column-properties style:column-width="3.2cm"/>
    </style:style>
    <style:style style:name="Tabella87.C" style:family="table-column">
      <style:table-column-properties style:column-width="5.999cm"/>
    </style:style>
    <style:style style:name="Tabella87.D" style:family="table-column">
      <style:table-column-properties style:column-width="2.517cm"/>
    </style:style>
    <style:style style:name="Tabella87.1" style:family="table-row">
      <style:table-row-properties fo:keep-together="auto"/>
    </style:style>
    <style:style style:name="Tabella8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7.D1" style:family="table-cell">
      <style:table-cell-properties style:vertical-align="top" fo:padding-left="0.026cm" fo:padding-right="0.026cm" fo:padding-top="0.026cm" fo:padding-bottom="0cm" fo:border="0.5pt solid #000000" style:writing-mode="lr-tb"/>
    </style:style>
    <style:style style:name="Tabella8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8" style:family="table">
      <style:table-properties style:width="15.716cm" fo:margin-left="1.023cm" table:align="left" style:writing-mode="lr-tb"/>
    </style:style>
    <style:style style:name="Tabella88.A" style:family="table-column">
      <style:table-column-properties style:column-width="4.001cm"/>
    </style:style>
    <style:style style:name="Tabella88.B" style:family="table-column">
      <style:table-column-properties style:column-width="3.2cm"/>
    </style:style>
    <style:style style:name="Tabella88.C" style:family="table-column">
      <style:table-column-properties style:column-width="5.999cm"/>
    </style:style>
    <style:style style:name="Tabella88.D" style:family="table-column">
      <style:table-column-properties style:column-width="2.517cm"/>
    </style:style>
    <style:style style:name="Tabella88.1" style:family="table-row">
      <style:table-row-properties fo:keep-together="auto"/>
    </style:style>
    <style:style style:name="Tabella8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8.D1" style:family="table-cell">
      <style:table-cell-properties style:vertical-align="top" fo:padding-left="0.026cm" fo:padding-right="0.026cm" fo:padding-top="0.026cm" fo:padding-bottom="0cm" fo:border="0.5pt solid #000000" style:writing-mode="lr-tb"/>
    </style:style>
    <style:style style:name="Tabella8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9" style:family="table">
      <style:table-properties style:width="15.716cm" fo:margin-left="1.023cm" table:align="left" style:writing-mode="lr-tb"/>
    </style:style>
    <style:style style:name="Tabella89.A" style:family="table-column">
      <style:table-column-properties style:column-width="4.001cm"/>
    </style:style>
    <style:style style:name="Tabella89.B" style:family="table-column">
      <style:table-column-properties style:column-width="3.2cm"/>
    </style:style>
    <style:style style:name="Tabella89.C" style:family="table-column">
      <style:table-column-properties style:column-width="5.999cm"/>
    </style:style>
    <style:style style:name="Tabella89.D" style:family="table-column">
      <style:table-column-properties style:column-width="2.517cm"/>
    </style:style>
    <style:style style:name="Tabella89.1" style:family="table-row">
      <style:table-row-properties fo:keep-together="auto"/>
    </style:style>
    <style:style style:name="Tabella8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9.D1" style:family="table-cell">
      <style:table-cell-properties style:vertical-align="top" fo:padding-left="0.026cm" fo:padding-right="0.026cm" fo:padding-top="0.026cm" fo:padding-bottom="0cm" fo:border="0.5pt solid #000000" style:writing-mode="lr-tb"/>
    </style:style>
    <style:style style:name="Tabella8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0" style:family="table">
      <style:table-properties style:width="15.716cm" fo:margin-left="1.023cm" table:align="left" style:writing-mode="lr-tb"/>
    </style:style>
    <style:style style:name="Tabella90.A" style:family="table-column">
      <style:table-column-properties style:column-width="4.001cm"/>
    </style:style>
    <style:style style:name="Tabella90.B" style:family="table-column">
      <style:table-column-properties style:column-width="3.2cm"/>
    </style:style>
    <style:style style:name="Tabella90.C" style:family="table-column">
      <style:table-column-properties style:column-width="5.999cm"/>
    </style:style>
    <style:style style:name="Tabella90.D" style:family="table-column">
      <style:table-column-properties style:column-width="2.517cm"/>
    </style:style>
    <style:style style:name="Tabella90.1" style:family="table-row">
      <style:table-row-properties fo:keep-together="auto"/>
    </style:style>
    <style:style style:name="Tabella9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0.D1" style:family="table-cell">
      <style:table-cell-properties style:vertical-align="top" fo:padding-left="0.026cm" fo:padding-right="0.026cm" fo:padding-top="0.026cm" fo:padding-bottom="0cm" fo:border="0.5pt solid #000000" style:writing-mode="lr-tb"/>
    </style:style>
    <style:style style:name="Tabella9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1" style:family="table">
      <style:table-properties style:width="15.716cm" fo:margin-left="1.023cm" table:align="left" style:writing-mode="lr-tb"/>
    </style:style>
    <style:style style:name="Tabella91.A" style:family="table-column">
      <style:table-column-properties style:column-width="4.001cm"/>
    </style:style>
    <style:style style:name="Tabella91.B" style:family="table-column">
      <style:table-column-properties style:column-width="3.2cm"/>
    </style:style>
    <style:style style:name="Tabella91.C" style:family="table-column">
      <style:table-column-properties style:column-width="5.999cm"/>
    </style:style>
    <style:style style:name="Tabella91.D" style:family="table-column">
      <style:table-column-properties style:column-width="2.517cm"/>
    </style:style>
    <style:style style:name="Tabella91.1" style:family="table-row">
      <style:table-row-properties fo:keep-together="auto"/>
    </style:style>
    <style:style style:name="Tabella9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1.D1" style:family="table-cell">
      <style:table-cell-properties style:vertical-align="top" fo:padding-left="0.026cm" fo:padding-right="0.026cm" fo:padding-top="0.026cm" fo:padding-bottom="0cm" fo:border="0.5pt solid #000000" style:writing-mode="lr-tb"/>
    </style:style>
    <style:style style:name="Tabella9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2" style:family="table">
      <style:table-properties style:width="15.716cm" fo:margin-left="1.023cm" table:align="left" style:writing-mode="lr-tb"/>
    </style:style>
    <style:style style:name="Tabella92.A" style:family="table-column">
      <style:table-column-properties style:column-width="4.001cm"/>
    </style:style>
    <style:style style:name="Tabella92.B" style:family="table-column">
      <style:table-column-properties style:column-width="3.2cm"/>
    </style:style>
    <style:style style:name="Tabella92.C" style:family="table-column">
      <style:table-column-properties style:column-width="5.999cm"/>
    </style:style>
    <style:style style:name="Tabella92.D" style:family="table-column">
      <style:table-column-properties style:column-width="2.517cm"/>
    </style:style>
    <style:style style:name="Tabella92.1" style:family="table-row">
      <style:table-row-properties fo:keep-together="auto"/>
    </style:style>
    <style:style style:name="Tabella9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2.D1" style:family="table-cell">
      <style:table-cell-properties style:vertical-align="top" fo:padding-left="0.026cm" fo:padding-right="0.026cm" fo:padding-top="0.026cm" fo:padding-bottom="0cm" fo:border="0.5pt solid #000000" style:writing-mode="lr-tb"/>
    </style:style>
    <style:style style:name="Tabella9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3" style:family="table">
      <style:table-properties style:width="15.716cm" fo:margin-left="1.023cm" table:align="left" style:writing-mode="lr-tb"/>
    </style:style>
    <style:style style:name="Tabella93.A" style:family="table-column">
      <style:table-column-properties style:column-width="4.001cm"/>
    </style:style>
    <style:style style:name="Tabella93.B" style:family="table-column">
      <style:table-column-properties style:column-width="3.2cm"/>
    </style:style>
    <style:style style:name="Tabella93.C" style:family="table-column">
      <style:table-column-properties style:column-width="5.999cm"/>
    </style:style>
    <style:style style:name="Tabella93.D" style:family="table-column">
      <style:table-column-properties style:column-width="2.517cm"/>
    </style:style>
    <style:style style:name="Tabella93.1" style:family="table-row">
      <style:table-row-properties fo:keep-together="auto"/>
    </style:style>
    <style:style style:name="Tabella9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3.D1" style:family="table-cell">
      <style:table-cell-properties style:vertical-align="top" fo:padding-left="0.026cm" fo:padding-right="0.026cm" fo:padding-top="0.026cm" fo:padding-bottom="0cm" fo:border="0.5pt solid #000000" style:writing-mode="lr-tb"/>
    </style:style>
    <style:style style:name="Tabella9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4" style:family="table">
      <style:table-properties style:width="15.716cm" fo:margin-left="1.023cm" table:align="left" style:writing-mode="lr-tb"/>
    </style:style>
    <style:style style:name="Tabella94.A" style:family="table-column">
      <style:table-column-properties style:column-width="4.001cm"/>
    </style:style>
    <style:style style:name="Tabella94.B" style:family="table-column">
      <style:table-column-properties style:column-width="3.2cm"/>
    </style:style>
    <style:style style:name="Tabella94.C" style:family="table-column">
      <style:table-column-properties style:column-width="5.999cm"/>
    </style:style>
    <style:style style:name="Tabella94.D" style:family="table-column">
      <style:table-column-properties style:column-width="2.517cm"/>
    </style:style>
    <style:style style:name="Tabella94.1" style:family="table-row">
      <style:table-row-properties fo:keep-together="auto"/>
    </style:style>
    <style:style style:name="Tabella9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4.D1" style:family="table-cell">
      <style:table-cell-properties style:vertical-align="top" fo:padding-left="0.026cm" fo:padding-right="0.026cm" fo:padding-top="0.026cm" fo:padding-bottom="0cm" fo:border="0.5pt solid #000000" style:writing-mode="lr-tb"/>
    </style:style>
    <style:style style:name="Tabella9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5" style:family="table">
      <style:table-properties style:width="15.716cm" fo:margin-left="1.023cm" table:align="left" style:writing-mode="lr-tb"/>
    </style:style>
    <style:style style:name="Tabella95.A" style:family="table-column">
      <style:table-column-properties style:column-width="4.001cm"/>
    </style:style>
    <style:style style:name="Tabella95.B" style:family="table-column">
      <style:table-column-properties style:column-width="3.2cm"/>
    </style:style>
    <style:style style:name="Tabella95.C" style:family="table-column">
      <style:table-column-properties style:column-width="5.999cm"/>
    </style:style>
    <style:style style:name="Tabella95.D" style:family="table-column">
      <style:table-column-properties style:column-width="2.517cm"/>
    </style:style>
    <style:style style:name="Tabella95.1" style:family="table-row">
      <style:table-row-properties fo:keep-together="auto"/>
    </style:style>
    <style:style style:name="Tabella9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5.D1" style:family="table-cell">
      <style:table-cell-properties style:vertical-align="top" fo:padding-left="0.026cm" fo:padding-right="0.026cm" fo:padding-top="0.026cm" fo:padding-bottom="0cm" fo:border="0.5pt solid #000000" style:writing-mode="lr-tb"/>
    </style:style>
    <style:style style:name="Tabella9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6" style:family="table">
      <style:table-properties style:width="15.716cm" fo:margin-left="1.023cm" table:align="left" style:writing-mode="lr-tb"/>
    </style:style>
    <style:style style:name="Tabella96.A" style:family="table-column">
      <style:table-column-properties style:column-width="4.001cm"/>
    </style:style>
    <style:style style:name="Tabella96.B" style:family="table-column">
      <style:table-column-properties style:column-width="3.2cm"/>
    </style:style>
    <style:style style:name="Tabella96.C" style:family="table-column">
      <style:table-column-properties style:column-width="5.999cm"/>
    </style:style>
    <style:style style:name="Tabella96.D" style:family="table-column">
      <style:table-column-properties style:column-width="2.517cm"/>
    </style:style>
    <style:style style:name="Tabella96.1" style:family="table-row">
      <style:table-row-properties fo:keep-together="auto"/>
    </style:style>
    <style:style style:name="Tabella9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6.D1" style:family="table-cell">
      <style:table-cell-properties style:vertical-align="top" fo:padding-left="0.026cm" fo:padding-right="0.026cm" fo:padding-top="0.026cm" fo:padding-bottom="0cm" fo:border="0.5pt solid #000000" style:writing-mode="lr-tb"/>
    </style:style>
    <style:style style:name="Tabella9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7" style:family="table">
      <style:table-properties style:width="15.716cm" fo:margin-left="1.023cm" table:align="left" style:writing-mode="lr-tb"/>
    </style:style>
    <style:style style:name="Tabella97.A" style:family="table-column">
      <style:table-column-properties style:column-width="4.001cm"/>
    </style:style>
    <style:style style:name="Tabella97.B" style:family="table-column">
      <style:table-column-properties style:column-width="3.2cm"/>
    </style:style>
    <style:style style:name="Tabella97.C" style:family="table-column">
      <style:table-column-properties style:column-width="5.999cm"/>
    </style:style>
    <style:style style:name="Tabella97.D" style:family="table-column">
      <style:table-column-properties style:column-width="2.517cm"/>
    </style:style>
    <style:style style:name="Tabella97.1" style:family="table-row">
      <style:table-row-properties fo:keep-together="auto"/>
    </style:style>
    <style:style style:name="Tabella9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7.D1" style:family="table-cell">
      <style:table-cell-properties style:vertical-align="top" fo:padding-left="0.026cm" fo:padding-right="0.026cm" fo:padding-top="0.026cm" fo:padding-bottom="0cm" fo:border="0.5pt solid #000000" style:writing-mode="lr-tb"/>
    </style:style>
    <style:style style:name="Tabella9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8" style:family="table">
      <style:table-properties style:width="15.716cm" fo:margin-left="1.023cm" table:align="left" style:writing-mode="lr-tb"/>
    </style:style>
    <style:style style:name="Tabella98.A" style:family="table-column">
      <style:table-column-properties style:column-width="4.001cm"/>
    </style:style>
    <style:style style:name="Tabella98.B" style:family="table-column">
      <style:table-column-properties style:column-width="3.2cm"/>
    </style:style>
    <style:style style:name="Tabella98.C" style:family="table-column">
      <style:table-column-properties style:column-width="5.999cm"/>
    </style:style>
    <style:style style:name="Tabella98.D" style:family="table-column">
      <style:table-column-properties style:column-width="2.517cm"/>
    </style:style>
    <style:style style:name="Tabella98.1" style:family="table-row">
      <style:table-row-properties fo:keep-together="auto"/>
    </style:style>
    <style:style style:name="Tabella9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8.D1" style:family="table-cell">
      <style:table-cell-properties style:vertical-align="top" fo:padding-left="0.026cm" fo:padding-right="0.026cm" fo:padding-top="0.026cm" fo:padding-bottom="0cm" fo:border="0.5pt solid #000000" style:writing-mode="lr-tb"/>
    </style:style>
    <style:style style:name="Tabella9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9" style:family="table">
      <style:table-properties style:width="15.716cm" fo:margin-left="1.023cm" table:align="left" style:writing-mode="lr-tb"/>
    </style:style>
    <style:style style:name="Tabella99.A" style:family="table-column">
      <style:table-column-properties style:column-width="4.001cm"/>
    </style:style>
    <style:style style:name="Tabella99.B" style:family="table-column">
      <style:table-column-properties style:column-width="3.2cm"/>
    </style:style>
    <style:style style:name="Tabella99.C" style:family="table-column">
      <style:table-column-properties style:column-width="5.999cm"/>
    </style:style>
    <style:style style:name="Tabella99.D" style:family="table-column">
      <style:table-column-properties style:column-width="2.517cm"/>
    </style:style>
    <style:style style:name="Tabella99.1" style:family="table-row">
      <style:table-row-properties fo:keep-together="auto"/>
    </style:style>
    <style:style style:name="Tabella9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9.D1" style:family="table-cell">
      <style:table-cell-properties style:vertical-align="top" fo:padding-left="0.026cm" fo:padding-right="0.026cm" fo:padding-top="0.026cm" fo:padding-bottom="0cm" fo:border="0.5pt solid #000000" style:writing-mode="lr-tb"/>
    </style:style>
    <style:style style:name="Tabella9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0" style:family="table">
      <style:table-properties style:width="15.716cm" fo:margin-left="1.023cm" table:align="left" style:writing-mode="lr-tb"/>
    </style:style>
    <style:style style:name="Tabella100.A" style:family="table-column">
      <style:table-column-properties style:column-width="4.001cm"/>
    </style:style>
    <style:style style:name="Tabella100.B" style:family="table-column">
      <style:table-column-properties style:column-width="3.2cm"/>
    </style:style>
    <style:style style:name="Tabella100.C" style:family="table-column">
      <style:table-column-properties style:column-width="5.999cm"/>
    </style:style>
    <style:style style:name="Tabella100.D" style:family="table-column">
      <style:table-column-properties style:column-width="2.517cm"/>
    </style:style>
    <style:style style:name="Tabella100.1" style:family="table-row">
      <style:table-row-properties fo:keep-together="auto"/>
    </style:style>
    <style:style style:name="Tabella10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0.D1" style:family="table-cell">
      <style:table-cell-properties style:vertical-align="top" fo:padding-left="0.026cm" fo:padding-right="0.026cm" fo:padding-top="0.026cm" fo:padding-bottom="0cm" fo:border="0.5pt solid #000000" style:writing-mode="lr-tb"/>
    </style:style>
    <style:style style:name="Tabella10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1" style:family="table">
      <style:table-properties style:width="15.716cm" fo:margin-left="1.023cm" table:align="left" style:writing-mode="lr-tb"/>
    </style:style>
    <style:style style:name="Tabella101.A" style:family="table-column">
      <style:table-column-properties style:column-width="4.001cm"/>
    </style:style>
    <style:style style:name="Tabella101.B" style:family="table-column">
      <style:table-column-properties style:column-width="3.2cm"/>
    </style:style>
    <style:style style:name="Tabella101.C" style:family="table-column">
      <style:table-column-properties style:column-width="5.999cm"/>
    </style:style>
    <style:style style:name="Tabella101.D" style:family="table-column">
      <style:table-column-properties style:column-width="2.517cm"/>
    </style:style>
    <style:style style:name="Tabella101.1" style:family="table-row">
      <style:table-row-properties fo:keep-together="auto"/>
    </style:style>
    <style:style style:name="Tabella10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1.D1" style:family="table-cell">
      <style:table-cell-properties style:vertical-align="top" fo:padding-left="0.026cm" fo:padding-right="0.026cm" fo:padding-top="0.026cm" fo:padding-bottom="0cm" fo:border="0.5pt solid #000000" style:writing-mode="lr-tb"/>
    </style:style>
    <style:style style:name="Tabella10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2" style:family="table">
      <style:table-properties style:width="15.716cm" fo:margin-left="1.023cm" table:align="left" style:writing-mode="lr-tb"/>
    </style:style>
    <style:style style:name="Tabella102.A" style:family="table-column">
      <style:table-column-properties style:column-width="4.001cm"/>
    </style:style>
    <style:style style:name="Tabella102.B" style:family="table-column">
      <style:table-column-properties style:column-width="3.2cm"/>
    </style:style>
    <style:style style:name="Tabella102.C" style:family="table-column">
      <style:table-column-properties style:column-width="5.999cm"/>
    </style:style>
    <style:style style:name="Tabella102.D" style:family="table-column">
      <style:table-column-properties style:column-width="2.517cm"/>
    </style:style>
    <style:style style:name="Tabella102.1" style:family="table-row">
      <style:table-row-properties fo:keep-together="auto"/>
    </style:style>
    <style:style style:name="Tabella10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2.D1" style:family="table-cell">
      <style:table-cell-properties style:vertical-align="top" fo:padding-left="0.026cm" fo:padding-right="0.026cm" fo:padding-top="0.026cm" fo:padding-bottom="0cm" fo:border="0.5pt solid #000000" style:writing-mode="lr-tb"/>
    </style:style>
    <style:style style:name="Tabella10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3" style:family="table">
      <style:table-properties style:width="15.716cm" fo:margin-left="1.023cm" table:align="left" style:writing-mode="lr-tb"/>
    </style:style>
    <style:style style:name="Tabella103.A" style:family="table-column">
      <style:table-column-properties style:column-width="4.001cm"/>
    </style:style>
    <style:style style:name="Tabella103.B" style:family="table-column">
      <style:table-column-properties style:column-width="3.2cm"/>
    </style:style>
    <style:style style:name="Tabella103.C" style:family="table-column">
      <style:table-column-properties style:column-width="5.999cm"/>
    </style:style>
    <style:style style:name="Tabella103.D" style:family="table-column">
      <style:table-column-properties style:column-width="2.517cm"/>
    </style:style>
    <style:style style:name="Tabella103.1" style:family="table-row">
      <style:table-row-properties fo:keep-together="auto"/>
    </style:style>
    <style:style style:name="Tabella10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3.D1" style:family="table-cell">
      <style:table-cell-properties style:vertical-align="top" fo:padding-left="0.026cm" fo:padding-right="0.026cm" fo:padding-top="0.026cm" fo:padding-bottom="0cm" fo:border="0.5pt solid #000000" style:writing-mode="lr-tb"/>
    </style:style>
    <style:style style:name="Tabella10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4" style:family="table">
      <style:table-properties style:width="15.716cm" fo:margin-left="1.023cm" table:align="left" style:writing-mode="lr-tb"/>
    </style:style>
    <style:style style:name="Tabella104.A" style:family="table-column">
      <style:table-column-properties style:column-width="4.001cm"/>
    </style:style>
    <style:style style:name="Tabella104.B" style:family="table-column">
      <style:table-column-properties style:column-width="3.2cm"/>
    </style:style>
    <style:style style:name="Tabella104.C" style:family="table-column">
      <style:table-column-properties style:column-width="5.999cm"/>
    </style:style>
    <style:style style:name="Tabella104.D" style:family="table-column">
      <style:table-column-properties style:column-width="2.517cm"/>
    </style:style>
    <style:style style:name="Tabella104.1" style:family="table-row">
      <style:table-row-properties fo:keep-together="auto"/>
    </style:style>
    <style:style style:name="Tabella10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4.D1" style:family="table-cell">
      <style:table-cell-properties style:vertical-align="top" fo:padding-left="0.026cm" fo:padding-right="0.026cm" fo:padding-top="0.026cm" fo:padding-bottom="0cm" fo:border="0.5pt solid #000000" style:writing-mode="lr-tb"/>
    </style:style>
    <style:style style:name="Tabella10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5" style:family="table">
      <style:table-properties style:width="15.716cm" fo:margin-left="1.023cm" table:align="left" style:writing-mode="lr-tb"/>
    </style:style>
    <style:style style:name="Tabella105.A" style:family="table-column">
      <style:table-column-properties style:column-width="4.001cm"/>
    </style:style>
    <style:style style:name="Tabella105.B" style:family="table-column">
      <style:table-column-properties style:column-width="3.2cm"/>
    </style:style>
    <style:style style:name="Tabella105.C" style:family="table-column">
      <style:table-column-properties style:column-width="5.999cm"/>
    </style:style>
    <style:style style:name="Tabella105.D" style:family="table-column">
      <style:table-column-properties style:column-width="2.517cm"/>
    </style:style>
    <style:style style:name="Tabella105.1" style:family="table-row">
      <style:table-row-properties fo:keep-together="auto"/>
    </style:style>
    <style:style style:name="Tabella10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5.D1" style:family="table-cell">
      <style:table-cell-properties style:vertical-align="top" fo:padding-left="0.026cm" fo:padding-right="0.026cm" fo:padding-top="0.026cm" fo:padding-bottom="0cm" fo:border="0.5pt solid #000000" style:writing-mode="lr-tb"/>
    </style:style>
    <style:style style:name="Tabella10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 style:family="table">
      <style:table-properties style:width="15.716cm" fo:margin-left="1.023cm" table:align="left" style:writing-mode="lr-tb"/>
    </style:style>
    <style:style style:name="Tabella106.A" style:family="table-column">
      <style:table-column-properties style:column-width="4.001cm"/>
    </style:style>
    <style:style style:name="Tabella106.B" style:family="table-column">
      <style:table-column-properties style:column-width="3.2cm"/>
    </style:style>
    <style:style style:name="Tabella106.C" style:family="table-column">
      <style:table-column-properties style:column-width="5.999cm"/>
    </style:style>
    <style:style style:name="Tabella106.D" style:family="table-column">
      <style:table-column-properties style:column-width="2.517cm"/>
    </style:style>
    <style:style style:name="Tabella106.1" style:family="table-row">
      <style:table-row-properties fo:keep-together="auto"/>
    </style:style>
    <style:style style:name="Tabella10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6.D1" style:family="table-cell">
      <style:table-cell-properties style:vertical-align="top" fo:padding-left="0.026cm" fo:padding-right="0.026cm" fo:padding-top="0.026cm" fo:padding-bottom="0cm" fo:border="0.5pt solid #000000" style:writing-mode="lr-tb"/>
    </style:style>
    <style:style style:name="Tabella10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A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107" style:family="table">
      <style:table-properties style:width="15.716cm" fo:margin-left="1.023cm" table:align="left" style:writing-mode="lr-tb"/>
    </style:style>
    <style:style style:name="Tabella107.A" style:family="table-column">
      <style:table-column-properties style:column-width="4.001cm"/>
    </style:style>
    <style:style style:name="Tabella107.B" style:family="table-column">
      <style:table-column-properties style:column-width="3.2cm"/>
    </style:style>
    <style:style style:name="Tabella107.C" style:family="table-column">
      <style:table-column-properties style:column-width="5.999cm"/>
    </style:style>
    <style:style style:name="Tabella107.D" style:family="table-column">
      <style:table-column-properties style:column-width="2.517cm"/>
    </style:style>
    <style:style style:name="Tabella107.1" style:family="table-row">
      <style:table-row-properties fo:keep-together="auto"/>
    </style:style>
    <style:style style:name="Tabella10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7.D1" style:family="table-cell">
      <style:table-cell-properties style:vertical-align="top" fo:padding-left="0.026cm" fo:padding-right="0.026cm" fo:padding-top="0.026cm" fo:padding-bottom="0cm" fo:border="0.5pt solid #000000" style:writing-mode="lr-tb"/>
    </style:style>
    <style:style style:name="Tabella10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8" style:family="table">
      <style:table-properties style:width="15.716cm" fo:margin-left="1.023cm" table:align="left" style:writing-mode="lr-tb"/>
    </style:style>
    <style:style style:name="Tabella108.A" style:family="table-column">
      <style:table-column-properties style:column-width="4.001cm"/>
    </style:style>
    <style:style style:name="Tabella108.B" style:family="table-column">
      <style:table-column-properties style:column-width="3.2cm"/>
    </style:style>
    <style:style style:name="Tabella108.C" style:family="table-column">
      <style:table-column-properties style:column-width="5.999cm"/>
    </style:style>
    <style:style style:name="Tabella108.D" style:family="table-column">
      <style:table-column-properties style:column-width="2.517cm"/>
    </style:style>
    <style:style style:name="Tabella108.1" style:family="table-row">
      <style:table-row-properties fo:keep-together="auto"/>
    </style:style>
    <style:style style:name="Tabella10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8.D1" style:family="table-cell">
      <style:table-cell-properties style:vertical-align="top" fo:padding-left="0.026cm" fo:padding-right="0.026cm" fo:padding-top="0.026cm" fo:padding-bottom="0cm" fo:border="0.5pt solid #000000" style:writing-mode="lr-tb"/>
    </style:style>
    <style:style style:name="Tabella10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9" style:family="table">
      <style:table-properties style:width="15.716cm" fo:margin-left="1.023cm" table:align="left" style:writing-mode="lr-tb"/>
    </style:style>
    <style:style style:name="Tabella109.A" style:family="table-column">
      <style:table-column-properties style:column-width="4.001cm"/>
    </style:style>
    <style:style style:name="Tabella109.B" style:family="table-column">
      <style:table-column-properties style:column-width="3.2cm"/>
    </style:style>
    <style:style style:name="Tabella109.C" style:family="table-column">
      <style:table-column-properties style:column-width="5.999cm"/>
    </style:style>
    <style:style style:name="Tabella109.D" style:family="table-column">
      <style:table-column-properties style:column-width="2.517cm"/>
    </style:style>
    <style:style style:name="Tabella109.1" style:family="table-row">
      <style:table-row-properties fo:keep-together="auto"/>
    </style:style>
    <style:style style:name="Tabella10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9.D1" style:family="table-cell">
      <style:table-cell-properties style:vertical-align="top" fo:padding-left="0.026cm" fo:padding-right="0.026cm" fo:padding-top="0.026cm" fo:padding-bottom="0cm" fo:border="0.5pt solid #000000" style:writing-mode="lr-tb"/>
    </style:style>
    <style:style style:name="Tabella10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0" style:family="table">
      <style:table-properties style:width="15.716cm" fo:margin-left="1.023cm" table:align="left" style:writing-mode="lr-tb"/>
    </style:style>
    <style:style style:name="Tabella110.A" style:family="table-column">
      <style:table-column-properties style:column-width="4.001cm"/>
    </style:style>
    <style:style style:name="Tabella110.B" style:family="table-column">
      <style:table-column-properties style:column-width="3.2cm"/>
    </style:style>
    <style:style style:name="Tabella110.C" style:family="table-column">
      <style:table-column-properties style:column-width="5.999cm"/>
    </style:style>
    <style:style style:name="Tabella110.D" style:family="table-column">
      <style:table-column-properties style:column-width="2.517cm"/>
    </style:style>
    <style:style style:name="Tabella110.1" style:family="table-row">
      <style:table-row-properties fo:keep-together="always"/>
    </style:style>
    <style:style style:name="Tabella1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0.D1" style:family="table-cell">
      <style:table-cell-properties style:vertical-align="top" fo:padding-left="0.026cm" fo:padding-right="0.026cm" fo:padding-top="0.026cm" fo:padding-bottom="0cm" fo:border="0.5pt solid #000000" style:writing-mode="lr-tb"/>
    </style:style>
    <style:style style:name="Tabella1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1" style:family="table">
      <style:table-properties style:width="15.716cm" fo:margin-left="1.023cm" table:align="left" style:writing-mode="lr-tb"/>
    </style:style>
    <style:style style:name="Tabella111.A" style:family="table-column">
      <style:table-column-properties style:column-width="4.001cm"/>
    </style:style>
    <style:style style:name="Tabella111.B" style:family="table-column">
      <style:table-column-properties style:column-width="3.2cm"/>
    </style:style>
    <style:style style:name="Tabella111.C" style:family="table-column">
      <style:table-column-properties style:column-width="5.999cm"/>
    </style:style>
    <style:style style:name="Tabella111.D" style:family="table-column">
      <style:table-column-properties style:column-width="2.517cm"/>
    </style:style>
    <style:style style:name="Tabella111.1" style:family="table-row">
      <style:table-row-properties fo:keep-together="auto"/>
    </style:style>
    <style:style style:name="Tabella1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1.D1" style:family="table-cell">
      <style:table-cell-properties style:vertical-align="top" fo:padding-left="0.026cm" fo:padding-right="0.026cm" fo:padding-top="0.026cm" fo:padding-bottom="0cm" fo:border="0.5pt solid #000000" style:writing-mode="lr-tb"/>
    </style:style>
    <style:style style:name="Tabella1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2" style:family="table">
      <style:table-properties style:width="15.716cm" fo:margin-left="1.023cm" table:align="left" style:writing-mode="lr-tb"/>
    </style:style>
    <style:style style:name="Tabella112.A" style:family="table-column">
      <style:table-column-properties style:column-width="4.001cm"/>
    </style:style>
    <style:style style:name="Tabella112.B" style:family="table-column">
      <style:table-column-properties style:column-width="3.2cm"/>
    </style:style>
    <style:style style:name="Tabella112.C" style:family="table-column">
      <style:table-column-properties style:column-width="5.999cm"/>
    </style:style>
    <style:style style:name="Tabella112.D" style:family="table-column">
      <style:table-column-properties style:column-width="2.517cm"/>
    </style:style>
    <style:style style:name="Tabella112.1" style:family="table-row">
      <style:table-row-properties fo:keep-together="auto"/>
    </style:style>
    <style:style style:name="Tabella1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2.D1" style:family="table-cell">
      <style:table-cell-properties style:vertical-align="top" fo:padding-left="0.026cm" fo:padding-right="0.026cm" fo:padding-top="0.026cm" fo:padding-bottom="0cm" fo:border="0.5pt solid #000000" style:writing-mode="lr-tb"/>
    </style:style>
    <style:style style:name="Tabella1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3" style:family="table">
      <style:table-properties style:width="15.716cm" fo:margin-left="1.023cm" table:align="left" style:writing-mode="lr-tb"/>
    </style:style>
    <style:style style:name="Tabella113.A" style:family="table-column">
      <style:table-column-properties style:column-width="4.001cm"/>
    </style:style>
    <style:style style:name="Tabella113.B" style:family="table-column">
      <style:table-column-properties style:column-width="3.2cm"/>
    </style:style>
    <style:style style:name="Tabella113.C" style:family="table-column">
      <style:table-column-properties style:column-width="5.999cm"/>
    </style:style>
    <style:style style:name="Tabella113.D" style:family="table-column">
      <style:table-column-properties style:column-width="2.517cm"/>
    </style:style>
    <style:style style:name="Tabella113.1" style:family="table-row">
      <style:table-row-properties fo:keep-together="auto"/>
    </style:style>
    <style:style style:name="Tabella1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3.D1" style:family="table-cell">
      <style:table-cell-properties style:vertical-align="top" fo:padding-left="0.026cm" fo:padding-right="0.026cm" fo:padding-top="0.026cm" fo:padding-bottom="0cm" fo:border="0.5pt solid #000000" style:writing-mode="lr-tb"/>
    </style:style>
    <style:style style:name="Tabella1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4" style:family="table">
      <style:table-properties style:width="15.716cm" fo:margin-left="1.023cm" table:align="left" style:writing-mode="lr-tb"/>
    </style:style>
    <style:style style:name="Tabella114.A" style:family="table-column">
      <style:table-column-properties style:column-width="4.001cm"/>
    </style:style>
    <style:style style:name="Tabella114.B" style:family="table-column">
      <style:table-column-properties style:column-width="3.2cm"/>
    </style:style>
    <style:style style:name="Tabella114.C" style:family="table-column">
      <style:table-column-properties style:column-width="5.999cm"/>
    </style:style>
    <style:style style:name="Tabella114.D" style:family="table-column">
      <style:table-column-properties style:column-width="2.517cm"/>
    </style:style>
    <style:style style:name="Tabella114.1" style:family="table-row">
      <style:table-row-properties fo:keep-together="auto"/>
    </style:style>
    <style:style style:name="Tabella1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4.D1" style:family="table-cell">
      <style:table-cell-properties style:vertical-align="top" fo:padding-left="0.026cm" fo:padding-right="0.026cm" fo:padding-top="0.026cm" fo:padding-bottom="0cm" fo:border="0.5pt solid #000000" style:writing-mode="lr-tb"/>
    </style:style>
    <style:style style:name="Tabella1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5" style:family="table">
      <style:table-properties style:width="15.716cm" fo:margin-left="1.023cm" table:align="left" style:writing-mode="lr-tb"/>
    </style:style>
    <style:style style:name="Tabella115.A" style:family="table-column">
      <style:table-column-properties style:column-width="4.001cm"/>
    </style:style>
    <style:style style:name="Tabella115.B" style:family="table-column">
      <style:table-column-properties style:column-width="3.2cm"/>
    </style:style>
    <style:style style:name="Tabella115.C" style:family="table-column">
      <style:table-column-properties style:column-width="5.999cm"/>
    </style:style>
    <style:style style:name="Tabella115.D" style:family="table-column">
      <style:table-column-properties style:column-width="2.517cm"/>
    </style:style>
    <style:style style:name="Tabella115.1" style:family="table-row">
      <style:table-row-properties fo:keep-together="auto"/>
    </style:style>
    <style:style style:name="Tabella1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5.D1" style:family="table-cell">
      <style:table-cell-properties style:vertical-align="top" fo:padding-left="0.026cm" fo:padding-right="0.026cm" fo:padding-top="0.026cm" fo:padding-bottom="0cm" fo:border="0.5pt solid #000000" style:writing-mode="lr-tb"/>
    </style:style>
    <style:style style:name="Tabella1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6" style:family="table">
      <style:table-properties style:width="15.716cm" fo:margin-left="1.023cm" table:align="left" style:writing-mode="lr-tb"/>
    </style:style>
    <style:style style:name="Tabella116.A" style:family="table-column">
      <style:table-column-properties style:column-width="4.001cm"/>
    </style:style>
    <style:style style:name="Tabella116.B" style:family="table-column">
      <style:table-column-properties style:column-width="3.2cm"/>
    </style:style>
    <style:style style:name="Tabella116.C" style:family="table-column">
      <style:table-column-properties style:column-width="5.999cm"/>
    </style:style>
    <style:style style:name="Tabella116.D" style:family="table-column">
      <style:table-column-properties style:column-width="2.517cm"/>
    </style:style>
    <style:style style:name="Tabella116.1" style:family="table-row">
      <style:table-row-properties fo:keep-together="auto"/>
    </style:style>
    <style:style style:name="Tabella1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6.D1" style:family="table-cell">
      <style:table-cell-properties style:vertical-align="top" fo:padding-left="0.026cm" fo:padding-right="0.026cm" fo:padding-top="0.026cm" fo:padding-bottom="0cm" fo:border="0.5pt solid #000000" style:writing-mode="lr-tb"/>
    </style:style>
    <style:style style:name="Tabella1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7" style:family="table">
      <style:table-properties style:width="15.716cm" fo:margin-left="1.023cm" table:align="left" style:writing-mode="lr-tb"/>
    </style:style>
    <style:style style:name="Tabella117.A" style:family="table-column">
      <style:table-column-properties style:column-width="4.001cm"/>
    </style:style>
    <style:style style:name="Tabella117.B" style:family="table-column">
      <style:table-column-properties style:column-width="3.2cm"/>
    </style:style>
    <style:style style:name="Tabella117.C" style:family="table-column">
      <style:table-column-properties style:column-width="5.999cm"/>
    </style:style>
    <style:style style:name="Tabella117.D" style:family="table-column">
      <style:table-column-properties style:column-width="2.517cm"/>
    </style:style>
    <style:style style:name="Tabella117.1" style:family="table-row">
      <style:table-row-properties fo:keep-together="auto"/>
    </style:style>
    <style:style style:name="Tabella1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7.D1" style:family="table-cell">
      <style:table-cell-properties style:vertical-align="top" fo:padding-left="0.026cm" fo:padding-right="0.026cm" fo:padding-top="0.026cm" fo:padding-bottom="0cm" fo:border="0.5pt solid #000000" style:writing-mode="lr-tb"/>
    </style:style>
    <style:style style:name="Tabella1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8" style:family="table">
      <style:table-properties style:width="15.716cm" fo:margin-left="1.023cm" table:align="left" style:writing-mode="lr-tb"/>
    </style:style>
    <style:style style:name="Tabella118.A" style:family="table-column">
      <style:table-column-properties style:column-width="4.001cm"/>
    </style:style>
    <style:style style:name="Tabella118.B" style:family="table-column">
      <style:table-column-properties style:column-width="3.2cm"/>
    </style:style>
    <style:style style:name="Tabella118.C" style:family="table-column">
      <style:table-column-properties style:column-width="5.999cm"/>
    </style:style>
    <style:style style:name="Tabella118.D" style:family="table-column">
      <style:table-column-properties style:column-width="2.517cm"/>
    </style:style>
    <style:style style:name="Tabella118.1" style:family="table-row">
      <style:table-row-properties fo:keep-together="auto"/>
    </style:style>
    <style:style style:name="Tabella1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8.D1" style:family="table-cell">
      <style:table-cell-properties style:vertical-align="top" fo:padding-left="0.026cm" fo:padding-right="0.026cm" fo:padding-top="0.026cm" fo:padding-bottom="0cm" fo:border="0.5pt solid #000000" style:writing-mode="lr-tb"/>
    </style:style>
    <style:style style:name="Tabella1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9" style:family="table">
      <style:table-properties style:width="15.716cm" fo:margin-left="1.023cm" table:align="left" style:writing-mode="lr-tb"/>
    </style:style>
    <style:style style:name="Tabella119.A" style:family="table-column">
      <style:table-column-properties style:column-width="4.001cm"/>
    </style:style>
    <style:style style:name="Tabella119.B" style:family="table-column">
      <style:table-column-properties style:column-width="3.2cm"/>
    </style:style>
    <style:style style:name="Tabella119.C" style:family="table-column">
      <style:table-column-properties style:column-width="5.999cm"/>
    </style:style>
    <style:style style:name="Tabella119.D" style:family="table-column">
      <style:table-column-properties style:column-width="2.517cm"/>
    </style:style>
    <style:style style:name="Tabella119.1" style:family="table-row">
      <style:table-row-properties fo:keep-together="auto"/>
    </style:style>
    <style:style style:name="Tabella1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9.D1" style:family="table-cell">
      <style:table-cell-properties style:vertical-align="top" fo:padding-left="0.026cm" fo:padding-right="0.026cm" fo:padding-top="0.026cm" fo:padding-bottom="0cm" fo:border="0.5pt solid #000000" style:writing-mode="lr-tb"/>
    </style:style>
    <style:style style:name="Tabella1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0" style:family="table">
      <style:table-properties style:width="15.716cm" fo:margin-left="1.023cm" table:align="left" style:writing-mode="lr-tb"/>
    </style:style>
    <style:style style:name="Tabella120.A" style:family="table-column">
      <style:table-column-properties style:column-width="4.001cm"/>
    </style:style>
    <style:style style:name="Tabella120.B" style:family="table-column">
      <style:table-column-properties style:column-width="3.2cm"/>
    </style:style>
    <style:style style:name="Tabella120.C" style:family="table-column">
      <style:table-column-properties style:column-width="5.999cm"/>
    </style:style>
    <style:style style:name="Tabella120.D" style:family="table-column">
      <style:table-column-properties style:column-width="2.517cm"/>
    </style:style>
    <style:style style:name="Tabella120.1" style:family="table-row">
      <style:table-row-properties fo:keep-together="auto"/>
    </style:style>
    <style:style style:name="Tabella1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0.D1" style:family="table-cell">
      <style:table-cell-properties style:vertical-align="top" fo:padding-left="0.026cm" fo:padding-right="0.026cm" fo:padding-top="0.026cm" fo:padding-bottom="0cm" fo:border="0.5pt solid #000000" style:writing-mode="lr-tb"/>
    </style:style>
    <style:style style:name="Tabella1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1" style:family="table">
      <style:table-properties style:width="15.716cm" fo:margin-left="1.023cm" table:align="left" style:writing-mode="lr-tb"/>
    </style:style>
    <style:style style:name="Tabella121.A" style:family="table-column">
      <style:table-column-properties style:column-width="4.001cm"/>
    </style:style>
    <style:style style:name="Tabella121.B" style:family="table-column">
      <style:table-column-properties style:column-width="3.2cm"/>
    </style:style>
    <style:style style:name="Tabella121.C" style:family="table-column">
      <style:table-column-properties style:column-width="5.999cm"/>
    </style:style>
    <style:style style:name="Tabella121.D" style:family="table-column">
      <style:table-column-properties style:column-width="2.517cm"/>
    </style:style>
    <style:style style:name="Tabella121.1" style:family="table-row">
      <style:table-row-properties fo:keep-together="auto"/>
    </style:style>
    <style:style style:name="Tabella1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1.D1" style:family="table-cell">
      <style:table-cell-properties style:vertical-align="top" fo:padding-left="0.026cm" fo:padding-right="0.026cm" fo:padding-top="0.026cm" fo:padding-bottom="0cm" fo:border="0.5pt solid #000000" style:writing-mode="lr-tb"/>
    </style:style>
    <style:style style:name="Tabella1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2" style:family="table">
      <style:table-properties style:width="15.716cm" fo:margin-left="1.023cm" table:align="left" style:writing-mode="lr-tb"/>
    </style:style>
    <style:style style:name="Tabella122.A" style:family="table-column">
      <style:table-column-properties style:column-width="4.001cm"/>
    </style:style>
    <style:style style:name="Tabella122.B" style:family="table-column">
      <style:table-column-properties style:column-width="3.2cm"/>
    </style:style>
    <style:style style:name="Tabella122.C" style:family="table-column">
      <style:table-column-properties style:column-width="5.999cm"/>
    </style:style>
    <style:style style:name="Tabella122.D" style:family="table-column">
      <style:table-column-properties style:column-width="2.517cm"/>
    </style:style>
    <style:style style:name="Tabella122.1" style:family="table-row">
      <style:table-row-properties fo:keep-together="auto"/>
    </style:style>
    <style:style style:name="Tabella1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2.D1" style:family="table-cell">
      <style:table-cell-properties style:vertical-align="top" fo:padding-left="0.026cm" fo:padding-right="0.026cm" fo:padding-top="0.026cm" fo:padding-bottom="0cm" fo:border="0.5pt solid #000000" style:writing-mode="lr-tb"/>
    </style:style>
    <style:style style:name="Tabella1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3" style:family="table">
      <style:table-properties style:width="15.716cm" fo:margin-left="1.023cm" table:align="left" style:writing-mode="lr-tb"/>
    </style:style>
    <style:style style:name="Tabella123.A" style:family="table-column">
      <style:table-column-properties style:column-width="4.001cm"/>
    </style:style>
    <style:style style:name="Tabella123.B" style:family="table-column">
      <style:table-column-properties style:column-width="3.2cm"/>
    </style:style>
    <style:style style:name="Tabella123.C" style:family="table-column">
      <style:table-column-properties style:column-width="5.999cm"/>
    </style:style>
    <style:style style:name="Tabella123.D" style:family="table-column">
      <style:table-column-properties style:column-width="2.517cm"/>
    </style:style>
    <style:style style:name="Tabella123.1" style:family="table-row">
      <style:table-row-properties fo:keep-together="auto"/>
    </style:style>
    <style:style style:name="Tabella1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3.D1" style:family="table-cell">
      <style:table-cell-properties style:vertical-align="top" fo:padding-left="0.026cm" fo:padding-right="0.026cm" fo:padding-top="0.026cm" fo:padding-bottom="0cm" fo:border="0.5pt solid #000000" style:writing-mode="lr-tb"/>
    </style:style>
    <style:style style:name="Tabella1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4" style:family="table">
      <style:table-properties style:width="15.716cm" fo:margin-left="1.023cm" table:align="left" style:writing-mode="lr-tb"/>
    </style:style>
    <style:style style:name="Tabella124.A" style:family="table-column">
      <style:table-column-properties style:column-width="4.001cm"/>
    </style:style>
    <style:style style:name="Tabella124.B" style:family="table-column">
      <style:table-column-properties style:column-width="3.2cm"/>
    </style:style>
    <style:style style:name="Tabella124.C" style:family="table-column">
      <style:table-column-properties style:column-width="5.999cm"/>
    </style:style>
    <style:style style:name="Tabella124.D" style:family="table-column">
      <style:table-column-properties style:column-width="2.517cm"/>
    </style:style>
    <style:style style:name="Tabella124.1" style:family="table-row">
      <style:table-row-properties fo:keep-together="auto"/>
    </style:style>
    <style:style style:name="Tabella1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4.D1" style:family="table-cell">
      <style:table-cell-properties style:vertical-align="top" fo:padding-left="0.026cm" fo:padding-right="0.026cm" fo:padding-top="0.026cm" fo:padding-bottom="0cm" fo:border="0.5pt solid #000000" style:writing-mode="lr-tb"/>
    </style:style>
    <style:style style:name="Tabella1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5" style:family="table">
      <style:table-properties style:width="15.716cm" fo:margin-left="1.023cm" table:align="left" style:writing-mode="lr-tb"/>
    </style:style>
    <style:style style:name="Tabella125.A" style:family="table-column">
      <style:table-column-properties style:column-width="4.001cm"/>
    </style:style>
    <style:style style:name="Tabella125.B" style:family="table-column">
      <style:table-column-properties style:column-width="3.2cm"/>
    </style:style>
    <style:style style:name="Tabella125.C" style:family="table-column">
      <style:table-column-properties style:column-width="5.999cm"/>
    </style:style>
    <style:style style:name="Tabella125.D" style:family="table-column">
      <style:table-column-properties style:column-width="2.517cm"/>
    </style:style>
    <style:style style:name="Tabella125.1" style:family="table-row">
      <style:table-row-properties fo:keep-together="auto"/>
    </style:style>
    <style:style style:name="Tabella1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5.D1" style:family="table-cell">
      <style:table-cell-properties style:vertical-align="top" fo:padding-left="0.026cm" fo:padding-right="0.026cm" fo:padding-top="0.026cm" fo:padding-bottom="0cm" fo:border="0.5pt solid #000000" style:writing-mode="lr-tb"/>
    </style:style>
    <style:style style:name="Tabella1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6" style:family="table">
      <style:table-properties style:width="15.716cm" fo:margin-left="1.023cm" table:align="left" style:writing-mode="lr-tb"/>
    </style:style>
    <style:style style:name="Tabella126.A" style:family="table-column">
      <style:table-column-properties style:column-width="4.001cm"/>
    </style:style>
    <style:style style:name="Tabella126.B" style:family="table-column">
      <style:table-column-properties style:column-width="3.2cm"/>
    </style:style>
    <style:style style:name="Tabella126.C" style:family="table-column">
      <style:table-column-properties style:column-width="5.999cm"/>
    </style:style>
    <style:style style:name="Tabella126.D" style:family="table-column">
      <style:table-column-properties style:column-width="2.517cm"/>
    </style:style>
    <style:style style:name="Tabella126.1" style:family="table-row">
      <style:table-row-properties fo:keep-together="auto"/>
    </style:style>
    <style:style style:name="Tabella1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6.D1" style:family="table-cell">
      <style:table-cell-properties style:vertical-align="top" fo:padding-left="0.026cm" fo:padding-right="0.026cm" fo:padding-top="0.026cm" fo:padding-bottom="0cm" fo:border="0.5pt solid #000000" style:writing-mode="lr-tb"/>
    </style:style>
    <style:style style:name="Tabella1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7" style:family="table">
      <style:table-properties style:width="15.716cm" fo:margin-left="1.023cm" table:align="left" style:writing-mode="lr-tb"/>
    </style:style>
    <style:style style:name="Tabella127.A" style:family="table-column">
      <style:table-column-properties style:column-width="4.001cm"/>
    </style:style>
    <style:style style:name="Tabella127.B" style:family="table-column">
      <style:table-column-properties style:column-width="3.2cm"/>
    </style:style>
    <style:style style:name="Tabella127.C" style:family="table-column">
      <style:table-column-properties style:column-width="5.999cm"/>
    </style:style>
    <style:style style:name="Tabella127.D" style:family="table-column">
      <style:table-column-properties style:column-width="2.517cm"/>
    </style:style>
    <style:style style:name="Tabella127.1" style:family="table-row">
      <style:table-row-properties fo:keep-together="auto"/>
    </style:style>
    <style:style style:name="Tabella1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7.D1" style:family="table-cell">
      <style:table-cell-properties style:vertical-align="top" fo:padding-left="0.026cm" fo:padding-right="0.026cm" fo:padding-top="0.026cm" fo:padding-bottom="0cm" fo:border="0.5pt solid #000000" style:writing-mode="lr-tb"/>
    </style:style>
    <style:style style:name="Tabella1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8" style:family="table">
      <style:table-properties style:width="15.716cm" fo:margin-left="1.023cm" table:align="left" style:writing-mode="lr-tb"/>
    </style:style>
    <style:style style:name="Tabella128.A" style:family="table-column">
      <style:table-column-properties style:column-width="4.001cm"/>
    </style:style>
    <style:style style:name="Tabella128.B" style:family="table-column">
      <style:table-column-properties style:column-width="3.2cm"/>
    </style:style>
    <style:style style:name="Tabella128.C" style:family="table-column">
      <style:table-column-properties style:column-width="5.999cm"/>
    </style:style>
    <style:style style:name="Tabella128.D" style:family="table-column">
      <style:table-column-properties style:column-width="2.517cm"/>
    </style:style>
    <style:style style:name="Tabella128.1" style:family="table-row">
      <style:table-row-properties fo:keep-together="auto"/>
    </style:style>
    <style:style style:name="Tabella1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8.D1" style:family="table-cell">
      <style:table-cell-properties style:vertical-align="top" fo:padding-left="0.026cm" fo:padding-right="0.026cm" fo:padding-top="0.026cm" fo:padding-bottom="0cm" fo:border="0.5pt solid #000000" style:writing-mode="lr-tb"/>
    </style:style>
    <style:style style:name="Tabella1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9" style:family="table">
      <style:table-properties style:width="15.716cm" fo:margin-left="1.023cm" table:align="left" style:writing-mode="lr-tb"/>
    </style:style>
    <style:style style:name="Tabella129.A" style:family="table-column">
      <style:table-column-properties style:column-width="4.001cm"/>
    </style:style>
    <style:style style:name="Tabella129.B" style:family="table-column">
      <style:table-column-properties style:column-width="3.2cm"/>
    </style:style>
    <style:style style:name="Tabella129.C" style:family="table-column">
      <style:table-column-properties style:column-width="5.999cm"/>
    </style:style>
    <style:style style:name="Tabella129.D" style:family="table-column">
      <style:table-column-properties style:column-width="2.517cm"/>
    </style:style>
    <style:style style:name="Tabella129.1" style:family="table-row">
      <style:table-row-properties fo:keep-together="auto"/>
    </style:style>
    <style:style style:name="Tabella1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9.D1" style:family="table-cell">
      <style:table-cell-properties style:vertical-align="top" fo:padding-left="0.026cm" fo:padding-right="0.026cm" fo:padding-top="0.026cm" fo:padding-bottom="0cm" fo:border="0.5pt solid #000000" style:writing-mode="lr-tb"/>
    </style:style>
    <style:style style:name="Tabella1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0" style:family="table">
      <style:table-properties style:width="15.716cm" fo:margin-left="1.023cm" table:align="left" style:writing-mode="lr-tb"/>
    </style:style>
    <style:style style:name="Tabella130.A" style:family="table-column">
      <style:table-column-properties style:column-width="4.001cm"/>
    </style:style>
    <style:style style:name="Tabella130.B" style:family="table-column">
      <style:table-column-properties style:column-width="3.2cm"/>
    </style:style>
    <style:style style:name="Tabella130.C" style:family="table-column">
      <style:table-column-properties style:column-width="5.999cm"/>
    </style:style>
    <style:style style:name="Tabella130.D" style:family="table-column">
      <style:table-column-properties style:column-width="2.517cm"/>
    </style:style>
    <style:style style:name="Tabella130.1" style:family="table-row">
      <style:table-row-properties fo:keep-together="auto"/>
    </style:style>
    <style:style style:name="Tabella1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0.D1" style:family="table-cell">
      <style:table-cell-properties style:vertical-align="top" fo:padding-left="0.026cm" fo:padding-right="0.026cm" fo:padding-top="0.026cm" fo:padding-bottom="0cm" fo:border="0.5pt solid #000000" style:writing-mode="lr-tb"/>
    </style:style>
    <style:style style:name="Tabella1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1" style:family="table">
      <style:table-properties style:width="15.743cm" fo:margin-left="0.99cm" table:align="left" style:writing-mode="lr-tb"/>
    </style:style>
    <style:style style:name="Tabella131.A" style:family="table-column">
      <style:table-column-properties style:column-width="4.022cm"/>
    </style:style>
    <style:style style:name="Tabella131.B" style:family="table-column">
      <style:table-column-properties style:column-width="3.201cm"/>
    </style:style>
    <style:style style:name="Tabella131.C" style:family="table-column">
      <style:table-column-properties style:column-width="6.006cm"/>
    </style:style>
    <style:style style:name="Tabella131.D" style:family="table-column">
      <style:table-column-properties style:column-width="2.514cm"/>
    </style:style>
    <style:style style:name="Tabella131.1" style:family="table-row">
      <style:table-row-properties fo:keep-together="auto"/>
    </style:style>
    <style:style style:name="Tabella1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1.D1" style:family="table-cell">
      <style:table-cell-properties style:vertical-align="top" fo:padding-left="0.026cm" fo:padding-right="0.026cm" fo:padding-top="0.026cm" fo:padding-bottom="0cm" fo:border="0.5pt solid #000000" style:writing-mode="lr-tb"/>
    </style:style>
    <style:style style:name="Tabella1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2" style:family="table">
      <style:table-properties style:width="15.716cm" fo:margin-left="1.023cm" table:align="left" style:writing-mode="lr-tb"/>
    </style:style>
    <style:style style:name="Tabella132.A" style:family="table-column">
      <style:table-column-properties style:column-width="4.001cm"/>
    </style:style>
    <style:style style:name="Tabella132.B" style:family="table-column">
      <style:table-column-properties style:column-width="3.2cm"/>
    </style:style>
    <style:style style:name="Tabella132.C" style:family="table-column">
      <style:table-column-properties style:column-width="5.999cm"/>
    </style:style>
    <style:style style:name="Tabella132.D" style:family="table-column">
      <style:table-column-properties style:column-width="2.517cm"/>
    </style:style>
    <style:style style:name="Tabella132.1" style:family="table-row">
      <style:table-row-properties fo:keep-together="auto"/>
    </style:style>
    <style:style style:name="Tabella1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2.D1" style:family="table-cell">
      <style:table-cell-properties style:vertical-align="top" fo:padding-left="0.026cm" fo:padding-right="0.026cm" fo:padding-top="0.026cm" fo:padding-bottom="0cm" fo:border="0.5pt solid #000000" style:writing-mode="lr-tb"/>
    </style:style>
    <style:style style:name="Tabella1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3" style:family="table">
      <style:table-properties style:width="15.716cm" fo:margin-left="1.023cm" table:align="left" style:writing-mode="lr-tb"/>
    </style:style>
    <style:style style:name="Tabella133.A" style:family="table-column">
      <style:table-column-properties style:column-width="4.001cm"/>
    </style:style>
    <style:style style:name="Tabella133.B" style:family="table-column">
      <style:table-column-properties style:column-width="3.2cm"/>
    </style:style>
    <style:style style:name="Tabella133.C" style:family="table-column">
      <style:table-column-properties style:column-width="5.999cm"/>
    </style:style>
    <style:style style:name="Tabella133.D" style:family="table-column">
      <style:table-column-properties style:column-width="2.517cm"/>
    </style:style>
    <style:style style:name="Tabella133.1" style:family="table-row">
      <style:table-row-properties fo:keep-together="auto"/>
    </style:style>
    <style:style style:name="Tabella1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3.D1" style:family="table-cell">
      <style:table-cell-properties style:vertical-align="top" fo:padding-left="0.026cm" fo:padding-right="0.026cm" fo:padding-top="0.026cm" fo:padding-bottom="0cm" fo:border="0.5pt solid #000000" style:writing-mode="lr-tb"/>
    </style:style>
    <style:style style:name="Tabella1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4" style:family="table">
      <style:table-properties style:width="15.716cm" fo:margin-left="1.023cm" table:align="left" style:writing-mode="lr-tb"/>
    </style:style>
    <style:style style:name="Tabella134.A" style:family="table-column">
      <style:table-column-properties style:column-width="4.001cm"/>
    </style:style>
    <style:style style:name="Tabella134.B" style:family="table-column">
      <style:table-column-properties style:column-width="3.2cm"/>
    </style:style>
    <style:style style:name="Tabella134.C" style:family="table-column">
      <style:table-column-properties style:column-width="5.999cm"/>
    </style:style>
    <style:style style:name="Tabella134.D" style:family="table-column">
      <style:table-column-properties style:column-width="2.517cm"/>
    </style:style>
    <style:style style:name="Tabella134.1" style:family="table-row">
      <style:table-row-properties fo:keep-together="auto"/>
    </style:style>
    <style:style style:name="Tabella1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4.D1" style:family="table-cell">
      <style:table-cell-properties style:vertical-align="top" fo:padding-left="0.026cm" fo:padding-right="0.026cm" fo:padding-top="0.026cm" fo:padding-bottom="0cm" fo:border="0.5pt solid #000000" style:writing-mode="lr-tb"/>
    </style:style>
    <style:style style:name="Tabella1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5" style:family="table">
      <style:table-properties style:width="15.716cm" fo:margin-left="1.023cm" table:align="left" style:writing-mode="lr-tb"/>
    </style:style>
    <style:style style:name="Tabella135.A" style:family="table-column">
      <style:table-column-properties style:column-width="4.001cm"/>
    </style:style>
    <style:style style:name="Tabella135.B" style:family="table-column">
      <style:table-column-properties style:column-width="3.2cm"/>
    </style:style>
    <style:style style:name="Tabella135.C" style:family="table-column">
      <style:table-column-properties style:column-width="5.999cm"/>
    </style:style>
    <style:style style:name="Tabella135.D" style:family="table-column">
      <style:table-column-properties style:column-width="2.517cm"/>
    </style:style>
    <style:style style:name="Tabella135.1" style:family="table-row">
      <style:table-row-properties fo:keep-together="auto"/>
    </style:style>
    <style:style style:name="Tabella1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5.D1" style:family="table-cell">
      <style:table-cell-properties style:vertical-align="top" fo:padding-left="0.026cm" fo:padding-right="0.026cm" fo:padding-top="0.026cm" fo:padding-bottom="0cm" fo:border="0.5pt solid #000000" style:writing-mode="lr-tb"/>
    </style:style>
    <style:style style:name="Tabella1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6" style:family="table">
      <style:table-properties style:width="15.716cm" fo:margin-left="1.023cm" table:align="left" style:writing-mode="lr-tb"/>
    </style:style>
    <style:style style:name="Tabella136.A" style:family="table-column">
      <style:table-column-properties style:column-width="4.001cm"/>
    </style:style>
    <style:style style:name="Tabella136.B" style:family="table-column">
      <style:table-column-properties style:column-width="3.2cm"/>
    </style:style>
    <style:style style:name="Tabella136.C" style:family="table-column">
      <style:table-column-properties style:column-width="5.999cm"/>
    </style:style>
    <style:style style:name="Tabella136.D" style:family="table-column">
      <style:table-column-properties style:column-width="2.517cm"/>
    </style:style>
    <style:style style:name="Tabella136.1" style:family="table-row">
      <style:table-row-properties fo:keep-together="auto"/>
    </style:style>
    <style:style style:name="Tabella1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6.D1" style:family="table-cell">
      <style:table-cell-properties style:vertical-align="top" fo:padding-left="0.026cm" fo:padding-right="0.026cm" fo:padding-top="0.026cm" fo:padding-bottom="0cm" fo:border="0.5pt solid #000000" style:writing-mode="lr-tb"/>
    </style:style>
    <style:style style:name="Tabella1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7" style:family="table">
      <style:table-properties style:width="15.716cm" fo:margin-left="1.023cm" table:align="left" style:writing-mode="lr-tb"/>
    </style:style>
    <style:style style:name="Tabella137.A" style:family="table-column">
      <style:table-column-properties style:column-width="4.001cm"/>
    </style:style>
    <style:style style:name="Tabella137.B" style:family="table-column">
      <style:table-column-properties style:column-width="3.2cm"/>
    </style:style>
    <style:style style:name="Tabella137.C" style:family="table-column">
      <style:table-column-properties style:column-width="5.999cm"/>
    </style:style>
    <style:style style:name="Tabella137.D" style:family="table-column">
      <style:table-column-properties style:column-width="2.517cm"/>
    </style:style>
    <style:style style:name="Tabella137.1" style:family="table-row">
      <style:table-row-properties fo:keep-together="auto"/>
    </style:style>
    <style:style style:name="Tabella1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7.D1" style:family="table-cell">
      <style:table-cell-properties style:vertical-align="top" fo:padding-left="0.026cm" fo:padding-right="0.026cm" fo:padding-top="0.026cm" fo:padding-bottom="0cm" fo:border="0.5pt solid #000000" style:writing-mode="lr-tb"/>
    </style:style>
    <style:style style:name="Tabella1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8" style:family="table">
      <style:table-properties style:width="15.716cm" fo:margin-left="1.023cm" table:align="left" style:writing-mode="lr-tb"/>
    </style:style>
    <style:style style:name="Tabella138.A" style:family="table-column">
      <style:table-column-properties style:column-width="4.001cm"/>
    </style:style>
    <style:style style:name="Tabella138.B" style:family="table-column">
      <style:table-column-properties style:column-width="3.2cm"/>
    </style:style>
    <style:style style:name="Tabella138.C" style:family="table-column">
      <style:table-column-properties style:column-width="5.999cm"/>
    </style:style>
    <style:style style:name="Tabella138.D" style:family="table-column">
      <style:table-column-properties style:column-width="2.517cm"/>
    </style:style>
    <style:style style:name="Tabella138.1" style:family="table-row">
      <style:table-row-properties fo:keep-together="auto"/>
    </style:style>
    <style:style style:name="Tabella1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8.D1" style:family="table-cell">
      <style:table-cell-properties style:vertical-align="top" fo:padding-left="0.026cm" fo:padding-right="0.026cm" fo:padding-top="0.026cm" fo:padding-bottom="0cm" fo:border="0.5pt solid #000000" style:writing-mode="lr-tb"/>
    </style:style>
    <style:style style:name="Tabella1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9" style:family="table">
      <style:table-properties style:width="15.716cm" fo:margin-left="1.023cm" table:align="left" style:writing-mode="lr-tb"/>
    </style:style>
    <style:style style:name="Tabella139.A" style:family="table-column">
      <style:table-column-properties style:column-width="4.001cm"/>
    </style:style>
    <style:style style:name="Tabella139.B" style:family="table-column">
      <style:table-column-properties style:column-width="3.2cm"/>
    </style:style>
    <style:style style:name="Tabella139.C" style:family="table-column">
      <style:table-column-properties style:column-width="5.999cm"/>
    </style:style>
    <style:style style:name="Tabella139.D" style:family="table-column">
      <style:table-column-properties style:column-width="2.517cm"/>
    </style:style>
    <style:style style:name="Tabella139.1" style:family="table-row">
      <style:table-row-properties fo:keep-together="auto"/>
    </style:style>
    <style:style style:name="Tabella1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9.D1" style:family="table-cell">
      <style:table-cell-properties style:vertical-align="top" fo:padding-left="0.026cm" fo:padding-right="0.026cm" fo:padding-top="0.026cm" fo:padding-bottom="0cm" fo:border="0.5pt solid #000000" style:writing-mode="lr-tb"/>
    </style:style>
    <style:style style:name="Tabella1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0" style:family="table">
      <style:table-properties style:width="15.716cm" fo:margin-left="1.023cm" table:align="left" style:writing-mode="lr-tb"/>
    </style:style>
    <style:style style:name="Tabella140.A" style:family="table-column">
      <style:table-column-properties style:column-width="4.001cm"/>
    </style:style>
    <style:style style:name="Tabella140.B" style:family="table-column">
      <style:table-column-properties style:column-width="3.2cm"/>
    </style:style>
    <style:style style:name="Tabella140.C" style:family="table-column">
      <style:table-column-properties style:column-width="5.999cm"/>
    </style:style>
    <style:style style:name="Tabella140.D" style:family="table-column">
      <style:table-column-properties style:column-width="2.517cm"/>
    </style:style>
    <style:style style:name="Tabella140.1" style:family="table-row">
      <style:table-row-properties fo:keep-together="auto"/>
    </style:style>
    <style:style style:name="Tabella1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0.D1" style:family="table-cell">
      <style:table-cell-properties style:vertical-align="top" fo:padding-left="0.026cm" fo:padding-right="0.026cm" fo:padding-top="0.026cm" fo:padding-bottom="0cm" fo:border="0.5pt solid #000000" style:writing-mode="lr-tb"/>
    </style:style>
    <style:style style:name="Tabella1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1" style:family="table">
      <style:table-properties style:width="15.716cm" fo:margin-left="1.023cm" table:align="left" style:writing-mode="lr-tb"/>
    </style:style>
    <style:style style:name="Tabella141.A" style:family="table-column">
      <style:table-column-properties style:column-width="4.001cm"/>
    </style:style>
    <style:style style:name="Tabella141.B" style:family="table-column">
      <style:table-column-properties style:column-width="3.2cm"/>
    </style:style>
    <style:style style:name="Tabella141.C" style:family="table-column">
      <style:table-column-properties style:column-width="5.999cm"/>
    </style:style>
    <style:style style:name="Tabella141.D" style:family="table-column">
      <style:table-column-properties style:column-width="2.517cm"/>
    </style:style>
    <style:style style:name="Tabella141.1" style:family="table-row">
      <style:table-row-properties fo:keep-together="auto"/>
    </style:style>
    <style:style style:name="Tabella1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1.D1" style:family="table-cell">
      <style:table-cell-properties style:vertical-align="top" fo:padding-left="0.026cm" fo:padding-right="0.026cm" fo:padding-top="0.026cm" fo:padding-bottom="0cm" fo:border="0.5pt solid #000000" style:writing-mode="lr-tb"/>
    </style:style>
    <style:style style:name="Tabella1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2" style:family="table">
      <style:table-properties style:width="15.716cm" fo:margin-left="1.023cm" table:align="left" style:writing-mode="lr-tb"/>
    </style:style>
    <style:style style:name="Tabella142.A" style:family="table-column">
      <style:table-column-properties style:column-width="4.001cm"/>
    </style:style>
    <style:style style:name="Tabella142.B" style:family="table-column">
      <style:table-column-properties style:column-width="3.2cm"/>
    </style:style>
    <style:style style:name="Tabella142.C" style:family="table-column">
      <style:table-column-properties style:column-width="5.999cm"/>
    </style:style>
    <style:style style:name="Tabella142.D" style:family="table-column">
      <style:table-column-properties style:column-width="2.517cm"/>
    </style:style>
    <style:style style:name="Tabella142.1" style:family="table-row">
      <style:table-row-properties fo:keep-together="auto"/>
    </style:style>
    <style:style style:name="Tabella1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2.D1" style:family="table-cell">
      <style:table-cell-properties style:vertical-align="top" fo:padding-left="0.026cm" fo:padding-right="0.026cm" fo:padding-top="0.026cm" fo:padding-bottom="0cm" fo:border="0.5pt solid #000000" style:writing-mode="lr-tb"/>
    </style:style>
    <style:style style:name="Tabella1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3" style:family="table">
      <style:table-properties style:width="15.716cm" fo:margin-left="1.023cm" table:align="left" style:writing-mode="lr-tb"/>
    </style:style>
    <style:style style:name="Tabella143.A" style:family="table-column">
      <style:table-column-properties style:column-width="4.001cm"/>
    </style:style>
    <style:style style:name="Tabella143.B" style:family="table-column">
      <style:table-column-properties style:column-width="3.2cm"/>
    </style:style>
    <style:style style:name="Tabella143.C" style:family="table-column">
      <style:table-column-properties style:column-width="5.999cm"/>
    </style:style>
    <style:style style:name="Tabella143.D" style:family="table-column">
      <style:table-column-properties style:column-width="2.517cm"/>
    </style:style>
    <style:style style:name="Tabella143.1" style:family="table-row">
      <style:table-row-properties fo:keep-together="auto"/>
    </style:style>
    <style:style style:name="Tabella1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3.D1" style:family="table-cell">
      <style:table-cell-properties style:vertical-align="top" fo:padding-left="0.026cm" fo:padding-right="0.026cm" fo:padding-top="0.026cm" fo:padding-bottom="0cm" fo:border="0.5pt solid #000000" style:writing-mode="lr-tb"/>
    </style:style>
    <style:style style:name="Tabella1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4" style:family="table">
      <style:table-properties style:width="15.716cm" fo:margin-left="1.023cm" table:align="left" style:writing-mode="lr-tb"/>
    </style:style>
    <style:style style:name="Tabella144.A" style:family="table-column">
      <style:table-column-properties style:column-width="4.001cm"/>
    </style:style>
    <style:style style:name="Tabella144.B" style:family="table-column">
      <style:table-column-properties style:column-width="3.2cm"/>
    </style:style>
    <style:style style:name="Tabella144.C" style:family="table-column">
      <style:table-column-properties style:column-width="5.999cm"/>
    </style:style>
    <style:style style:name="Tabella144.D" style:family="table-column">
      <style:table-column-properties style:column-width="2.517cm"/>
    </style:style>
    <style:style style:name="Tabella144.1" style:family="table-row">
      <style:table-row-properties fo:keep-together="auto"/>
    </style:style>
    <style:style style:name="Tabella1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4.D1" style:family="table-cell">
      <style:table-cell-properties style:vertical-align="top" fo:padding-left="0.026cm" fo:padding-right="0.026cm" fo:padding-top="0.026cm" fo:padding-bottom="0cm" fo:border="0.5pt solid #000000" style:writing-mode="lr-tb"/>
    </style:style>
    <style:style style:name="Tabella1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5" style:family="table">
      <style:table-properties style:width="15.716cm" fo:margin-left="1.023cm" table:align="left" style:writing-mode="lr-tb"/>
    </style:style>
    <style:style style:name="Tabella145.A" style:family="table-column">
      <style:table-column-properties style:column-width="4.001cm"/>
    </style:style>
    <style:style style:name="Tabella145.B" style:family="table-column">
      <style:table-column-properties style:column-width="3.2cm"/>
    </style:style>
    <style:style style:name="Tabella145.C" style:family="table-column">
      <style:table-column-properties style:column-width="5.999cm"/>
    </style:style>
    <style:style style:name="Tabella145.D" style:family="table-column">
      <style:table-column-properties style:column-width="2.517cm"/>
    </style:style>
    <style:style style:name="Tabella145.1" style:family="table-row">
      <style:table-row-properties fo:keep-together="auto"/>
    </style:style>
    <style:style style:name="Tabella1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5.D1" style:family="table-cell">
      <style:table-cell-properties style:vertical-align="top" fo:padding-left="0.026cm" fo:padding-right="0.026cm" fo:padding-top="0.026cm" fo:padding-bottom="0cm" fo:border="0.5pt solid #000000" style:writing-mode="lr-tb"/>
    </style:style>
    <style:style style:name="Tabella1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6" style:family="table">
      <style:table-properties style:width="15.716cm" fo:margin-left="1.023cm" table:align="left" style:writing-mode="lr-tb"/>
    </style:style>
    <style:style style:name="Tabella146.A" style:family="table-column">
      <style:table-column-properties style:column-width="4.001cm"/>
    </style:style>
    <style:style style:name="Tabella146.B" style:family="table-column">
      <style:table-column-properties style:column-width="3.2cm"/>
    </style:style>
    <style:style style:name="Tabella146.C" style:family="table-column">
      <style:table-column-properties style:column-width="5.999cm"/>
    </style:style>
    <style:style style:name="Tabella146.D" style:family="table-column">
      <style:table-column-properties style:column-width="2.517cm"/>
    </style:style>
    <style:style style:name="Tabella146.1" style:family="table-row">
      <style:table-row-properties fo:keep-together="auto"/>
    </style:style>
    <style:style style:name="Tabella1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6.D1" style:family="table-cell">
      <style:table-cell-properties style:vertical-align="top" fo:padding-left="0.026cm" fo:padding-right="0.026cm" fo:padding-top="0.026cm" fo:padding-bottom="0cm" fo:border="0.5pt solid #000000" style:writing-mode="lr-tb"/>
    </style:style>
    <style:style style:name="Tabella1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7" style:family="table">
      <style:table-properties style:width="15.716cm" fo:margin-left="1.023cm" table:align="left" style:writing-mode="lr-tb"/>
    </style:style>
    <style:style style:name="Tabella147.A" style:family="table-column">
      <style:table-column-properties style:column-width="4.001cm"/>
    </style:style>
    <style:style style:name="Tabella147.B" style:family="table-column">
      <style:table-column-properties style:column-width="3.2cm"/>
    </style:style>
    <style:style style:name="Tabella147.C" style:family="table-column">
      <style:table-column-properties style:column-width="5.999cm"/>
    </style:style>
    <style:style style:name="Tabella147.D" style:family="table-column">
      <style:table-column-properties style:column-width="2.517cm"/>
    </style:style>
    <style:style style:name="Tabella147.1" style:family="table-row">
      <style:table-row-properties fo:keep-together="always"/>
    </style:style>
    <style:style style:name="Tabella1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7.D1" style:family="table-cell">
      <style:table-cell-properties style:vertical-align="top" fo:padding-left="0.026cm" fo:padding-right="0.026cm" fo:padding-top="0.026cm" fo:padding-bottom="0cm" fo:border="0.5pt solid #000000" style:writing-mode="lr-tb"/>
    </style:style>
    <style:style style:name="Tabella1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8" style:family="table">
      <style:table-properties style:width="15.716cm" fo:margin-left="1.023cm" table:align="left" style:writing-mode="lr-tb"/>
    </style:style>
    <style:style style:name="Tabella148.A" style:family="table-column">
      <style:table-column-properties style:column-width="4.001cm"/>
    </style:style>
    <style:style style:name="Tabella148.B" style:family="table-column">
      <style:table-column-properties style:column-width="3.2cm"/>
    </style:style>
    <style:style style:name="Tabella148.C" style:family="table-column">
      <style:table-column-properties style:column-width="5.999cm"/>
    </style:style>
    <style:style style:name="Tabella148.D" style:family="table-column">
      <style:table-column-properties style:column-width="2.517cm"/>
    </style:style>
    <style:style style:name="Tabella148.1" style:family="table-row">
      <style:table-row-properties fo:keep-together="always"/>
    </style:style>
    <style:style style:name="Tabella1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8.D1" style:family="table-cell">
      <style:table-cell-properties style:vertical-align="top" fo:padding-left="0.026cm" fo:padding-right="0.026cm" fo:padding-top="0.026cm" fo:padding-bottom="0cm" fo:border="0.5pt solid #000000" style:writing-mode="lr-tb"/>
    </style:style>
    <style:style style:name="Tabella1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9" style:family="table">
      <style:table-properties style:width="15.716cm" fo:margin-left="1.023cm" table:align="left" style:writing-mode="lr-tb"/>
    </style:style>
    <style:style style:name="Tabella149.A" style:family="table-column">
      <style:table-column-properties style:column-width="4.001cm"/>
    </style:style>
    <style:style style:name="Tabella149.B" style:family="table-column">
      <style:table-column-properties style:column-width="3.2cm"/>
    </style:style>
    <style:style style:name="Tabella149.C" style:family="table-column">
      <style:table-column-properties style:column-width="5.999cm"/>
    </style:style>
    <style:style style:name="Tabella149.D" style:family="table-column">
      <style:table-column-properties style:column-width="2.517cm"/>
    </style:style>
    <style:style style:name="Tabella149.1" style:family="table-row">
      <style:table-row-properties fo:keep-together="always"/>
    </style:style>
    <style:style style:name="Tabella1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9.D1" style:family="table-cell">
      <style:table-cell-properties style:vertical-align="top" fo:padding-left="0.026cm" fo:padding-right="0.026cm" fo:padding-top="0.026cm" fo:padding-bottom="0cm" fo:border="0.5pt solid #000000" style:writing-mode="lr-tb"/>
    </style:style>
    <style:style style:name="Tabella1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0" style:family="table">
      <style:table-properties style:width="15.716cm" fo:margin-left="1.023cm" table:align="left" style:writing-mode="lr-tb"/>
    </style:style>
    <style:style style:name="Tabella150.A" style:family="table-column">
      <style:table-column-properties style:column-width="4.001cm"/>
    </style:style>
    <style:style style:name="Tabella150.B" style:family="table-column">
      <style:table-column-properties style:column-width="3.2cm"/>
    </style:style>
    <style:style style:name="Tabella150.C" style:family="table-column">
      <style:table-column-properties style:column-width="5.999cm"/>
    </style:style>
    <style:style style:name="Tabella150.D" style:family="table-column">
      <style:table-column-properties style:column-width="2.517cm"/>
    </style:style>
    <style:style style:name="Tabella150.1" style:family="table-row">
      <style:table-row-properties fo:keep-together="auto"/>
    </style:style>
    <style:style style:name="Tabella1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0.D1" style:family="table-cell">
      <style:table-cell-properties style:vertical-align="top" fo:padding-left="0.026cm" fo:padding-right="0.026cm" fo:padding-top="0.026cm" fo:padding-bottom="0cm" fo:border="0.5pt solid #000000" style:writing-mode="lr-tb"/>
    </style:style>
    <style:style style:name="Tabella1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1" style:family="table">
      <style:table-properties style:width="15.716cm" fo:margin-left="1.023cm" table:align="left" style:writing-mode="lr-tb"/>
    </style:style>
    <style:style style:name="Tabella151.A" style:family="table-column">
      <style:table-column-properties style:column-width="4.001cm"/>
    </style:style>
    <style:style style:name="Tabella151.B" style:family="table-column">
      <style:table-column-properties style:column-width="3.2cm"/>
    </style:style>
    <style:style style:name="Tabella151.C" style:family="table-column">
      <style:table-column-properties style:column-width="5.999cm"/>
    </style:style>
    <style:style style:name="Tabella151.D" style:family="table-column">
      <style:table-column-properties style:column-width="2.517cm"/>
    </style:style>
    <style:style style:name="Tabella151.1" style:family="table-row">
      <style:table-row-properties fo:keep-together="auto"/>
    </style:style>
    <style:style style:name="Tabella1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1.D1" style:family="table-cell">
      <style:table-cell-properties style:vertical-align="top" fo:padding-left="0.026cm" fo:padding-right="0.026cm" fo:padding-top="0.026cm" fo:padding-bottom="0cm" fo:border="0.5pt solid #000000" style:writing-mode="lr-tb"/>
    </style:style>
    <style:style style:name="Tabella1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2" style:family="table">
      <style:table-properties style:width="15.716cm" fo:margin-left="1.023cm" table:align="left" style:writing-mode="lr-tb"/>
    </style:style>
    <style:style style:name="Tabella152.A" style:family="table-column">
      <style:table-column-properties style:column-width="4.001cm"/>
    </style:style>
    <style:style style:name="Tabella152.B" style:family="table-column">
      <style:table-column-properties style:column-width="3.2cm"/>
    </style:style>
    <style:style style:name="Tabella152.C" style:family="table-column">
      <style:table-column-properties style:column-width="5.999cm"/>
    </style:style>
    <style:style style:name="Tabella152.D" style:family="table-column">
      <style:table-column-properties style:column-width="2.517cm"/>
    </style:style>
    <style:style style:name="Tabella152.1" style:family="table-row">
      <style:table-row-properties fo:keep-together="auto"/>
    </style:style>
    <style:style style:name="Tabella1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2.D1" style:family="table-cell">
      <style:table-cell-properties style:vertical-align="top" fo:padding-left="0.026cm" fo:padding-right="0.026cm" fo:padding-top="0.026cm" fo:padding-bottom="0cm" fo:border="0.5pt solid #000000" style:writing-mode="lr-tb"/>
    </style:style>
    <style:style style:name="Tabella1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3" style:family="table">
      <style:table-properties style:width="15.716cm" fo:margin-left="1.023cm" table:align="left" style:writing-mode="lr-tb"/>
    </style:style>
    <style:style style:name="Tabella153.A" style:family="table-column">
      <style:table-column-properties style:column-width="4.001cm"/>
    </style:style>
    <style:style style:name="Tabella153.B" style:family="table-column">
      <style:table-column-properties style:column-width="3.2cm"/>
    </style:style>
    <style:style style:name="Tabella153.C" style:family="table-column">
      <style:table-column-properties style:column-width="5.999cm"/>
    </style:style>
    <style:style style:name="Tabella153.D" style:family="table-column">
      <style:table-column-properties style:column-width="2.517cm"/>
    </style:style>
    <style:style style:name="Tabella153.1" style:family="table-row">
      <style:table-row-properties fo:keep-together="auto"/>
    </style:style>
    <style:style style:name="Tabella1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3.D1" style:family="table-cell">
      <style:table-cell-properties style:vertical-align="top" fo:padding-left="0.026cm" fo:padding-right="0.026cm" fo:padding-top="0.026cm" fo:padding-bottom="0cm" fo:border="0.5pt solid #000000" style:writing-mode="lr-tb"/>
    </style:style>
    <style:style style:name="Tabella1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4" style:family="table">
      <style:table-properties style:width="15.716cm" fo:margin-left="1.023cm" table:align="left" style:writing-mode="lr-tb"/>
    </style:style>
    <style:style style:name="Tabella154.A" style:family="table-column">
      <style:table-column-properties style:column-width="4.001cm"/>
    </style:style>
    <style:style style:name="Tabella154.B" style:family="table-column">
      <style:table-column-properties style:column-width="3.2cm"/>
    </style:style>
    <style:style style:name="Tabella154.C" style:family="table-column">
      <style:table-column-properties style:column-width="5.999cm"/>
    </style:style>
    <style:style style:name="Tabella154.D" style:family="table-column">
      <style:table-column-properties style:column-width="2.517cm"/>
    </style:style>
    <style:style style:name="Tabella154.1" style:family="table-row">
      <style:table-row-properties fo:keep-together="auto"/>
    </style:style>
    <style:style style:name="Tabella1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4.D1" style:family="table-cell">
      <style:table-cell-properties style:vertical-align="top" fo:padding-left="0.026cm" fo:padding-right="0.026cm" fo:padding-top="0.026cm" fo:padding-bottom="0cm" fo:border="0.5pt solid #000000" style:writing-mode="lr-tb"/>
    </style:style>
    <style:style style:name="Tabella1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5" style:family="table">
      <style:table-properties style:width="15.716cm" fo:margin-left="1.023cm" table:align="left" style:writing-mode="lr-tb"/>
    </style:style>
    <style:style style:name="Tabella155.A" style:family="table-column">
      <style:table-column-properties style:column-width="4.001cm"/>
    </style:style>
    <style:style style:name="Tabella155.B" style:family="table-column">
      <style:table-column-properties style:column-width="3.2cm"/>
    </style:style>
    <style:style style:name="Tabella155.C" style:family="table-column">
      <style:table-column-properties style:column-width="5.999cm"/>
    </style:style>
    <style:style style:name="Tabella155.D" style:family="table-column">
      <style:table-column-properties style:column-width="2.517cm"/>
    </style:style>
    <style:style style:name="Tabella155.1" style:family="table-row">
      <style:table-row-properties fo:keep-together="auto"/>
    </style:style>
    <style:style style:name="Tabella1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5.D1" style:family="table-cell">
      <style:table-cell-properties style:vertical-align="top" fo:padding-left="0.026cm" fo:padding-right="0.026cm" fo:padding-top="0.026cm" fo:padding-bottom="0cm" fo:border="0.5pt solid #000000" style:writing-mode="lr-tb"/>
    </style:style>
    <style:style style:name="Tabella1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6" style:family="table">
      <style:table-properties style:width="15.716cm" fo:margin-left="1.023cm" table:align="left" style:writing-mode="lr-tb"/>
    </style:style>
    <style:style style:name="Tabella156.A" style:family="table-column">
      <style:table-column-properties style:column-width="4.001cm"/>
    </style:style>
    <style:style style:name="Tabella156.B" style:family="table-column">
      <style:table-column-properties style:column-width="3.2cm"/>
    </style:style>
    <style:style style:name="Tabella156.C" style:family="table-column">
      <style:table-column-properties style:column-width="5.999cm"/>
    </style:style>
    <style:style style:name="Tabella156.D" style:family="table-column">
      <style:table-column-properties style:column-width="2.517cm"/>
    </style:style>
    <style:style style:name="Tabella156.1" style:family="table-row">
      <style:table-row-properties fo:keep-together="auto"/>
    </style:style>
    <style:style style:name="Tabella1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6.D1" style:family="table-cell">
      <style:table-cell-properties style:vertical-align="top" fo:padding-left="0.026cm" fo:padding-right="0.026cm" fo:padding-top="0.026cm" fo:padding-bottom="0cm" fo:border="0.5pt solid #000000" style:writing-mode="lr-tb"/>
    </style:style>
    <style:style style:name="Tabella1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7" style:family="table">
      <style:table-properties style:width="15.716cm" fo:margin-left="1.023cm" table:align="left" style:writing-mode="lr-tb"/>
    </style:style>
    <style:style style:name="Tabella157.A" style:family="table-column">
      <style:table-column-properties style:column-width="4.001cm"/>
    </style:style>
    <style:style style:name="Tabella157.B" style:family="table-column">
      <style:table-column-properties style:column-width="3.2cm"/>
    </style:style>
    <style:style style:name="Tabella157.C" style:family="table-column">
      <style:table-column-properties style:column-width="5.999cm"/>
    </style:style>
    <style:style style:name="Tabella157.D" style:family="table-column">
      <style:table-column-properties style:column-width="2.517cm"/>
    </style:style>
    <style:style style:name="Tabella157.1" style:family="table-row">
      <style:table-row-properties fo:keep-together="auto"/>
    </style:style>
    <style:style style:name="Tabella1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7.D1" style:family="table-cell">
      <style:table-cell-properties style:vertical-align="top" fo:padding-left="0.026cm" fo:padding-right="0.026cm" fo:padding-top="0.026cm" fo:padding-bottom="0cm" fo:border="0.5pt solid #000000" style:writing-mode="lr-tb"/>
    </style:style>
    <style:style style:name="Tabella1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8" style:family="table">
      <style:table-properties style:width="15.716cm" fo:margin-left="1.023cm" table:align="left" style:writing-mode="lr-tb"/>
    </style:style>
    <style:style style:name="Tabella158.A" style:family="table-column">
      <style:table-column-properties style:column-width="4.001cm"/>
    </style:style>
    <style:style style:name="Tabella158.B" style:family="table-column">
      <style:table-column-properties style:column-width="3.2cm"/>
    </style:style>
    <style:style style:name="Tabella158.C" style:family="table-column">
      <style:table-column-properties style:column-width="5.999cm"/>
    </style:style>
    <style:style style:name="Tabella158.D" style:family="table-column">
      <style:table-column-properties style:column-width="2.517cm"/>
    </style:style>
    <style:style style:name="Tabella158.1" style:family="table-row">
      <style:table-row-properties fo:keep-together="auto"/>
    </style:style>
    <style:style style:name="Tabella1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8.D1" style:family="table-cell">
      <style:table-cell-properties style:vertical-align="top" fo:padding-left="0.026cm" fo:padding-right="0.026cm" fo:padding-top="0.026cm" fo:padding-bottom="0cm" fo:border="0.5pt solid #000000" style:writing-mode="lr-tb"/>
    </style:style>
    <style:style style:name="Tabella1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9" style:family="table">
      <style:table-properties style:width="15.716cm" fo:margin-left="1.023cm" table:align="left" style:writing-mode="lr-tb"/>
    </style:style>
    <style:style style:name="Tabella159.A" style:family="table-column">
      <style:table-column-properties style:column-width="4.001cm"/>
    </style:style>
    <style:style style:name="Tabella159.B" style:family="table-column">
      <style:table-column-properties style:column-width="3.2cm"/>
    </style:style>
    <style:style style:name="Tabella159.C" style:family="table-column">
      <style:table-column-properties style:column-width="5.999cm"/>
    </style:style>
    <style:style style:name="Tabella159.D" style:family="table-column">
      <style:table-column-properties style:column-width="2.517cm"/>
    </style:style>
    <style:style style:name="Tabella159.1" style:family="table-row">
      <style:table-row-properties fo:keep-together="auto"/>
    </style:style>
    <style:style style:name="Tabella1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9.D1" style:family="table-cell">
      <style:table-cell-properties style:vertical-align="top" fo:padding-left="0.026cm" fo:padding-right="0.026cm" fo:padding-top="0.026cm" fo:padding-bottom="0cm" fo:border="0.5pt solid #000000" style:writing-mode="lr-tb"/>
    </style:style>
    <style:style style:name="Tabella1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0" style:family="table">
      <style:table-properties style:width="15.716cm" fo:margin-left="1.023cm" table:align="left" style:writing-mode="lr-tb"/>
    </style:style>
    <style:style style:name="Tabella160.A" style:family="table-column">
      <style:table-column-properties style:column-width="4.001cm"/>
    </style:style>
    <style:style style:name="Tabella160.B" style:family="table-column">
      <style:table-column-properties style:column-width="3.2cm"/>
    </style:style>
    <style:style style:name="Tabella160.C" style:family="table-column">
      <style:table-column-properties style:column-width="5.999cm"/>
    </style:style>
    <style:style style:name="Tabella160.D" style:family="table-column">
      <style:table-column-properties style:column-width="2.517cm"/>
    </style:style>
    <style:style style:name="Tabella160.1" style:family="table-row">
      <style:table-row-properties fo:keep-together="always"/>
    </style:style>
    <style:style style:name="Tabella1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0.D1" style:family="table-cell">
      <style:table-cell-properties style:vertical-align="top" fo:padding-left="0.026cm" fo:padding-right="0.026cm" fo:padding-top="0.026cm" fo:padding-bottom="0cm" fo:border="0.5pt solid #000000" style:writing-mode="lr-tb"/>
    </style:style>
    <style:style style:name="Tabella1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1" style:family="table">
      <style:table-properties style:width="15.716cm" fo:margin-left="1.023cm" table:align="left" style:writing-mode="lr-tb"/>
    </style:style>
    <style:style style:name="Tabella161.A" style:family="table-column">
      <style:table-column-properties style:column-width="4.001cm"/>
    </style:style>
    <style:style style:name="Tabella161.B" style:family="table-column">
      <style:table-column-properties style:column-width="3.2cm"/>
    </style:style>
    <style:style style:name="Tabella161.C" style:family="table-column">
      <style:table-column-properties style:column-width="5.999cm"/>
    </style:style>
    <style:style style:name="Tabella161.D" style:family="table-column">
      <style:table-column-properties style:column-width="2.517cm"/>
    </style:style>
    <style:style style:name="Tabella161.1" style:family="table-row">
      <style:table-row-properties fo:keep-together="auto"/>
    </style:style>
    <style:style style:name="Tabella1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1.D1" style:family="table-cell">
      <style:table-cell-properties style:vertical-align="top" fo:padding-left="0.026cm" fo:padding-right="0.026cm" fo:padding-top="0.026cm" fo:padding-bottom="0cm" fo:border="0.5pt solid #000000" style:writing-mode="lr-tb"/>
    </style:style>
    <style:style style:name="Tabella1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2" style:family="table">
      <style:table-properties style:width="15.716cm" fo:margin-left="1.023cm" table:align="left" style:writing-mode="lr-tb"/>
    </style:style>
    <style:style style:name="Tabella162.A" style:family="table-column">
      <style:table-column-properties style:column-width="4.001cm"/>
    </style:style>
    <style:style style:name="Tabella162.B" style:family="table-column">
      <style:table-column-properties style:column-width="3.2cm"/>
    </style:style>
    <style:style style:name="Tabella162.C" style:family="table-column">
      <style:table-column-properties style:column-width="5.999cm"/>
    </style:style>
    <style:style style:name="Tabella162.D" style:family="table-column">
      <style:table-column-properties style:column-width="2.517cm"/>
    </style:style>
    <style:style style:name="Tabella162.1" style:family="table-row">
      <style:table-row-properties fo:keep-together="auto"/>
    </style:style>
    <style:style style:name="Tabella1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2.D1" style:family="table-cell">
      <style:table-cell-properties style:vertical-align="top" fo:padding-left="0.026cm" fo:padding-right="0.026cm" fo:padding-top="0.026cm" fo:padding-bottom="0cm" fo:border="0.5pt solid #000000" style:writing-mode="lr-tb"/>
    </style:style>
    <style:style style:name="Tabella1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3" style:family="table">
      <style:table-properties style:width="15.716cm" fo:margin-left="1.023cm" table:align="left" style:writing-mode="lr-tb"/>
    </style:style>
    <style:style style:name="Tabella163.A" style:family="table-column">
      <style:table-column-properties style:column-width="4.001cm"/>
    </style:style>
    <style:style style:name="Tabella163.B" style:family="table-column">
      <style:table-column-properties style:column-width="3.2cm"/>
    </style:style>
    <style:style style:name="Tabella163.C" style:family="table-column">
      <style:table-column-properties style:column-width="5.999cm"/>
    </style:style>
    <style:style style:name="Tabella163.D" style:family="table-column">
      <style:table-column-properties style:column-width="2.517cm"/>
    </style:style>
    <style:style style:name="Tabella163.1" style:family="table-row">
      <style:table-row-properties fo:keep-together="always"/>
    </style:style>
    <style:style style:name="Tabella1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3.D1" style:family="table-cell">
      <style:table-cell-properties style:vertical-align="top" fo:padding-left="0.026cm" fo:padding-right="0.026cm" fo:padding-top="0.026cm" fo:padding-bottom="0cm" fo:border="0.5pt solid #000000" style:writing-mode="lr-tb"/>
    </style:style>
    <style:style style:name="Tabella1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4" style:family="table">
      <style:table-properties style:width="15.716cm" fo:margin-left="1.023cm" table:align="left" style:writing-mode="lr-tb"/>
    </style:style>
    <style:style style:name="Tabella164.A" style:family="table-column">
      <style:table-column-properties style:column-width="4.001cm"/>
    </style:style>
    <style:style style:name="Tabella164.B" style:family="table-column">
      <style:table-column-properties style:column-width="3.2cm"/>
    </style:style>
    <style:style style:name="Tabella164.C" style:family="table-column">
      <style:table-column-properties style:column-width="5.999cm"/>
    </style:style>
    <style:style style:name="Tabella164.D" style:family="table-column">
      <style:table-column-properties style:column-width="2.517cm"/>
    </style:style>
    <style:style style:name="Tabella164.1" style:family="table-row">
      <style:table-row-properties fo:keep-together="auto"/>
    </style:style>
    <style:style style:name="Tabella1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4.D1" style:family="table-cell">
      <style:table-cell-properties style:vertical-align="top" fo:padding-left="0.026cm" fo:padding-right="0.026cm" fo:padding-top="0.026cm" fo:padding-bottom="0cm" fo:border="0.5pt solid #000000" style:writing-mode="lr-tb"/>
    </style:style>
    <style:style style:name="Tabella1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5" style:family="table">
      <style:table-properties style:width="15.716cm" fo:margin-left="1.023cm" table:align="left" style:writing-mode="lr-tb"/>
    </style:style>
    <style:style style:name="Tabella165.A" style:family="table-column">
      <style:table-column-properties style:column-width="4.001cm"/>
    </style:style>
    <style:style style:name="Tabella165.B" style:family="table-column">
      <style:table-column-properties style:column-width="3.2cm"/>
    </style:style>
    <style:style style:name="Tabella165.C" style:family="table-column">
      <style:table-column-properties style:column-width="5.999cm"/>
    </style:style>
    <style:style style:name="Tabella165.D" style:family="table-column">
      <style:table-column-properties style:column-width="2.517cm"/>
    </style:style>
    <style:style style:name="Tabella165.1" style:family="table-row">
      <style:table-row-properties fo:keep-together="auto"/>
    </style:style>
    <style:style style:name="Tabella1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5.D1" style:family="table-cell">
      <style:table-cell-properties style:vertical-align="top" fo:padding-left="0.026cm" fo:padding-right="0.026cm" fo:padding-top="0.026cm" fo:padding-bottom="0cm" fo:border="0.5pt solid #000000" style:writing-mode="lr-tb"/>
    </style:style>
    <style:style style:name="Tabella1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6" style:family="table">
      <style:table-properties style:width="15.716cm" fo:margin-left="1.023cm" table:align="left" style:writing-mode="lr-tb"/>
    </style:style>
    <style:style style:name="Tabella166.A" style:family="table-column">
      <style:table-column-properties style:column-width="4.001cm"/>
    </style:style>
    <style:style style:name="Tabella166.B" style:family="table-column">
      <style:table-column-properties style:column-width="3.2cm"/>
    </style:style>
    <style:style style:name="Tabella166.C" style:family="table-column">
      <style:table-column-properties style:column-width="5.999cm"/>
    </style:style>
    <style:style style:name="Tabella166.D" style:family="table-column">
      <style:table-column-properties style:column-width="2.517cm"/>
    </style:style>
    <style:style style:name="Tabella166.1" style:family="table-row">
      <style:table-row-properties fo:keep-together="auto"/>
    </style:style>
    <style:style style:name="Tabella1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6.D1" style:family="table-cell">
      <style:table-cell-properties style:vertical-align="top" fo:padding-left="0.026cm" fo:padding-right="0.026cm" fo:padding-top="0.026cm" fo:padding-bottom="0cm" fo:border="0.5pt solid #000000" style:writing-mode="lr-tb"/>
    </style:style>
    <style:style style:name="Tabella1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7" style:family="table">
      <style:table-properties style:width="15.716cm" fo:margin-left="1.023cm" table:align="left" style:writing-mode="lr-tb"/>
    </style:style>
    <style:style style:name="Tabella167.A" style:family="table-column">
      <style:table-column-properties style:column-width="4.001cm"/>
    </style:style>
    <style:style style:name="Tabella167.B" style:family="table-column">
      <style:table-column-properties style:column-width="3.2cm"/>
    </style:style>
    <style:style style:name="Tabella167.C" style:family="table-column">
      <style:table-column-properties style:column-width="5.999cm"/>
    </style:style>
    <style:style style:name="Tabella167.D" style:family="table-column">
      <style:table-column-properties style:column-width="2.517cm"/>
    </style:style>
    <style:style style:name="Tabella167.1" style:family="table-row">
      <style:table-row-properties fo:keep-together="always"/>
    </style:style>
    <style:style style:name="Tabella1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7.D1" style:family="table-cell">
      <style:table-cell-properties style:vertical-align="top" fo:padding-left="0.026cm" fo:padding-right="0.026cm" fo:padding-top="0.026cm" fo:padding-bottom="0cm" fo:border="0.5pt solid #000000" style:writing-mode="lr-tb"/>
    </style:style>
    <style:style style:name="Tabella1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8" style:family="table">
      <style:table-properties style:width="15.716cm" fo:margin-left="1.023cm" table:align="left" style:writing-mode="lr-tb"/>
    </style:style>
    <style:style style:name="Tabella168.A" style:family="table-column">
      <style:table-column-properties style:column-width="4.001cm"/>
    </style:style>
    <style:style style:name="Tabella168.B" style:family="table-column">
      <style:table-column-properties style:column-width="3.2cm"/>
    </style:style>
    <style:style style:name="Tabella168.C" style:family="table-column">
      <style:table-column-properties style:column-width="5.999cm"/>
    </style:style>
    <style:style style:name="Tabella168.D" style:family="table-column">
      <style:table-column-properties style:column-width="2.517cm"/>
    </style:style>
    <style:style style:name="Tabella168.1" style:family="table-row">
      <style:table-row-properties fo:keep-together="auto"/>
    </style:style>
    <style:style style:name="Tabella1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8.D1" style:family="table-cell">
      <style:table-cell-properties style:vertical-align="top" fo:padding-left="0.026cm" fo:padding-right="0.026cm" fo:padding-top="0.026cm" fo:padding-bottom="0cm" fo:border="0.5pt solid #000000" style:writing-mode="lr-tb"/>
    </style:style>
    <style:style style:name="Tabella1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9" style:family="table">
      <style:table-properties style:width="15.716cm" fo:margin-left="1.023cm" table:align="left" style:writing-mode="lr-tb"/>
    </style:style>
    <style:style style:name="Tabella169.A" style:family="table-column">
      <style:table-column-properties style:column-width="4.001cm"/>
    </style:style>
    <style:style style:name="Tabella169.B" style:family="table-column">
      <style:table-column-properties style:column-width="3.2cm"/>
    </style:style>
    <style:style style:name="Tabella169.C" style:family="table-column">
      <style:table-column-properties style:column-width="5.999cm"/>
    </style:style>
    <style:style style:name="Tabella169.D" style:family="table-column">
      <style:table-column-properties style:column-width="2.517cm"/>
    </style:style>
    <style:style style:name="Tabella169.1" style:family="table-row">
      <style:table-row-properties fo:keep-together="auto"/>
    </style:style>
    <style:style style:name="Tabella1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9.D1" style:family="table-cell">
      <style:table-cell-properties style:vertical-align="top" fo:padding-left="0.026cm" fo:padding-right="0.026cm" fo:padding-top="0.026cm" fo:padding-bottom="0cm" fo:border="0.5pt solid #000000" style:writing-mode="lr-tb"/>
    </style:style>
    <style:style style:name="Tabella1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0" style:family="table">
      <style:table-properties style:width="15.716cm" fo:margin-left="1.023cm" table:align="left" style:writing-mode="lr-tb"/>
    </style:style>
    <style:style style:name="Tabella170.A" style:family="table-column">
      <style:table-column-properties style:column-width="4.001cm"/>
    </style:style>
    <style:style style:name="Tabella170.B" style:family="table-column">
      <style:table-column-properties style:column-width="3.2cm"/>
    </style:style>
    <style:style style:name="Tabella170.C" style:family="table-column">
      <style:table-column-properties style:column-width="5.999cm"/>
    </style:style>
    <style:style style:name="Tabella170.D" style:family="table-column">
      <style:table-column-properties style:column-width="2.517cm"/>
    </style:style>
    <style:style style:name="Tabella170.1" style:family="table-row">
      <style:table-row-properties fo:keep-together="auto"/>
    </style:style>
    <style:style style:name="Tabella1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0.D1" style:family="table-cell">
      <style:table-cell-properties style:vertical-align="top" fo:padding-left="0.026cm" fo:padding-right="0.026cm" fo:padding-top="0.026cm" fo:padding-bottom="0cm" fo:border="0.5pt solid #000000" style:writing-mode="lr-tb"/>
    </style:style>
    <style:style style:name="Tabella1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1" style:family="table">
      <style:table-properties style:width="15.716cm" fo:margin-left="1.023cm" table:align="left" style:writing-mode="lr-tb"/>
    </style:style>
    <style:style style:name="Tabella171.A" style:family="table-column">
      <style:table-column-properties style:column-width="4.001cm"/>
    </style:style>
    <style:style style:name="Tabella171.B" style:family="table-column">
      <style:table-column-properties style:column-width="3.2cm"/>
    </style:style>
    <style:style style:name="Tabella171.C" style:family="table-column">
      <style:table-column-properties style:column-width="5.999cm"/>
    </style:style>
    <style:style style:name="Tabella171.D" style:family="table-column">
      <style:table-column-properties style:column-width="2.517cm"/>
    </style:style>
    <style:style style:name="Tabella171.1" style:family="table-row">
      <style:table-row-properties fo:keep-together="auto"/>
    </style:style>
    <style:style style:name="Tabella1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1.D1" style:family="table-cell">
      <style:table-cell-properties style:vertical-align="top" fo:padding-left="0.026cm" fo:padding-right="0.026cm" fo:padding-top="0.026cm" fo:padding-bottom="0cm" fo:border="0.5pt solid #000000" style:writing-mode="lr-tb"/>
    </style:style>
    <style:style style:name="Tabella1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2" style:family="table">
      <style:table-properties style:width="15.716cm" fo:margin-left="1.023cm" table:align="left" style:writing-mode="lr-tb"/>
    </style:style>
    <style:style style:name="Tabella172.A" style:family="table-column">
      <style:table-column-properties style:column-width="4.001cm"/>
    </style:style>
    <style:style style:name="Tabella172.B" style:family="table-column">
      <style:table-column-properties style:column-width="3.2cm"/>
    </style:style>
    <style:style style:name="Tabella172.C" style:family="table-column">
      <style:table-column-properties style:column-width="5.999cm"/>
    </style:style>
    <style:style style:name="Tabella172.D" style:family="table-column">
      <style:table-column-properties style:column-width="2.517cm"/>
    </style:style>
    <style:style style:name="Tabella172.1" style:family="table-row">
      <style:table-row-properties fo:keep-together="always"/>
    </style:style>
    <style:style style:name="Tabella1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2.D1" style:family="table-cell">
      <style:table-cell-properties style:vertical-align="top" fo:padding-left="0.026cm" fo:padding-right="0.026cm" fo:padding-top="0.026cm" fo:padding-bottom="0cm" fo:border="0.5pt solid #000000" style:writing-mode="lr-tb"/>
    </style:style>
    <style:style style:name="Tabella1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3" style:family="table">
      <style:table-properties style:width="15.716cm" fo:margin-left="1.023cm" table:align="left" style:writing-mode="lr-tb"/>
    </style:style>
    <style:style style:name="Tabella173.A" style:family="table-column">
      <style:table-column-properties style:column-width="4.001cm"/>
    </style:style>
    <style:style style:name="Tabella173.B" style:family="table-column">
      <style:table-column-properties style:column-width="3.2cm"/>
    </style:style>
    <style:style style:name="Tabella173.C" style:family="table-column">
      <style:table-column-properties style:column-width="5.999cm"/>
    </style:style>
    <style:style style:name="Tabella173.D" style:family="table-column">
      <style:table-column-properties style:column-width="2.517cm"/>
    </style:style>
    <style:style style:name="Tabella173.1" style:family="table-row">
      <style:table-row-properties fo:keep-together="auto"/>
    </style:style>
    <style:style style:name="Tabella1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3.D1" style:family="table-cell">
      <style:table-cell-properties style:vertical-align="top" fo:padding-left="0.026cm" fo:padding-right="0.026cm" fo:padding-top="0.026cm" fo:padding-bottom="0cm" fo:border="0.5pt solid #000000" style:writing-mode="lr-tb"/>
    </style:style>
    <style:style style:name="Tabella1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4" style:family="table">
      <style:table-properties style:width="15.505cm" table:align="center" style:writing-mode="lr-tb"/>
    </style:style>
    <style:style style:name="Tabella174.A" style:family="table-column">
      <style:table-column-properties style:column-width="5.022cm"/>
    </style:style>
    <style:style style:name="Tabella174.B" style:family="table-column">
      <style:table-column-properties style:column-width="5.216cm"/>
    </style:style>
    <style:style style:name="Tabella174.C" style:family="table-column">
      <style:table-column-properties style:column-width="5.267cm"/>
    </style:style>
    <style:style style:name="Tabella174.1" style:family="table-row">
      <style:table-row-properties fo:keep-together="auto"/>
    </style:style>
    <style:style style:name="Tabella17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174.C1" style:family="table-cell">
      <style:table-cell-properties style:vertical-align="top" fo:padding-left="0.123cm" fo:padding-right="0.123cm" fo:padding-top="0cm" fo:padding-bottom="0cm" fo:border="0.5pt solid #000000" style:writing-mode="lr-tb"/>
    </style:style>
    <style:style style:name="Tabella174.2" style:family="table-row">
      <style:table-row-properties style:min-row-height="0.6cm" fo:keep-together="auto"/>
    </style:style>
    <style:style style:name="Tabella17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174.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175" style:family="table">
      <style:table-properties style:width="16.999cm" table:align="margins" style:writing-mode="lr-tb"/>
    </style:style>
    <style:style style:name="Tabella175.A" style:family="table-column">
      <style:table-column-properties style:column-width="3.274cm" style:rel-column-width="12621*"/>
    </style:style>
    <style:style style:name="Tabella175.B" style:family="table-column">
      <style:table-column-properties style:column-width="2.35cm" style:rel-column-width="9058*"/>
    </style:style>
    <style:style style:name="Tabella175.D" style:family="table-column">
      <style:table-column-properties style:column-width="6.184cm" style:rel-column-width="23842*"/>
    </style:style>
    <style:style style:name="Tabella175.E" style:family="table-column">
      <style:table-column-properties style:column-width="1.917cm" style:rel-column-width="7393*"/>
    </style:style>
    <style:style style:name="Tabella175.A1" style:family="table-cell">
      <style:table-cell-properties style:vertical-align="middle" fo:padding="0.097cm" fo:border-left="0.05pt solid #000000" fo:border-right="none" fo:border-top="0.05pt solid #000000" fo:border-bottom="0.05pt solid #000000"/>
    </style:style>
    <style:style style:name="Tabella175.E1" style:family="table-cell">
      <style:table-cell-properties style:vertical-align="middle" fo:padding="0.097cm" fo:border="0.05pt solid #000000"/>
    </style:style>
    <style:style style:name="Tabella175.A2" style:family="table-cell">
      <style:table-cell-properties fo:padding="0.097cm" fo:border-left="0.05pt solid #000000" fo:border-right="none" fo:border-top="none" fo:border-bottom="0.05pt solid #000000"/>
    </style:style>
    <style:style style:name="Tabella175.B2" style:family="table-cell">
      <style:table-cell-properties fo:padding="0.097cm" fo:border-left="0.05pt solid #000000" fo:border-right="none" fo:border-top="none" fo:border-bottom="0.05pt solid #000000"/>
    </style:style>
    <style:style style:name="Tabella175.C2" style:family="table-cell">
      <style:table-cell-properties fo:padding="0.097cm" fo:border-left="0.05pt solid #000000" fo:border-right="none" fo:border-top="none" fo:border-bottom="0.05pt solid #000000"/>
    </style:style>
    <style:style style:name="Tabella175.D2" style:family="table-cell">
      <style:table-cell-properties fo:padding="0.097cm" fo:border-left="0.05pt solid #000000" fo:border-right="none" fo:border-top="none" fo:border-bottom="0.05pt solid #000000"/>
    </style:style>
    <style:style style:name="Tabella175.E2" style:family="table-cell">
      <style:table-cell-properties fo:padding="0.097cm" fo:border-left="0.05pt solid #000000" fo:border-right="0.05pt solid #000000" fo:border-top="none" fo:border-bottom="0.05pt solid #000000"/>
    </style:style>
    <style:style style:name="Tabella175.A3" style:family="table-cell">
      <style:table-cell-properties fo:padding="0.097cm" fo:border-left="0.05pt solid #000000" fo:border-right="none" fo:border-top="none" fo:border-bottom="0.05pt solid #000000"/>
    </style:style>
    <style:style style:name="Tabella175.B3" style:family="table-cell">
      <style:table-cell-properties fo:padding="0.097cm" fo:border-left="0.05pt solid #000000" fo:border-right="none" fo:border-top="none" fo:border-bottom="0.05pt solid #000000"/>
    </style:style>
    <style:style style:name="Tabella175.C3" style:family="table-cell">
      <style:table-cell-properties fo:padding="0.097cm" fo:border-left="0.05pt solid #000000" fo:border-right="none" fo:border-top="none" fo:border-bottom="0.05pt solid #000000"/>
    </style:style>
    <style:style style:name="Tabella175.D3" style:family="table-cell">
      <style:table-cell-properties fo:padding="0.097cm" fo:border-left="0.05pt solid #000000" fo:border-right="none" fo:border-top="none" fo:border-bottom="0.05pt solid #000000"/>
    </style:style>
    <style:style style:name="Tabella175.E3" style:family="table-cell">
      <style:table-cell-properties fo:padding="0.097cm" fo:border-left="0.05pt solid #000000" fo:border-right="0.05pt solid #000000" fo:border-top="none" fo:border-bottom="0.05pt solid #000000"/>
    </style:style>
    <style:style style:name="Tabella175.A4" style:family="table-cell">
      <style:table-cell-properties fo:padding="0.097cm" fo:border-left="0.05pt solid #000000" fo:border-right="none" fo:border-top="none" fo:border-bottom="0.05pt solid #000000"/>
    </style:style>
    <style:style style:name="Tabella175.B4" style:family="table-cell">
      <style:table-cell-properties fo:padding="0.097cm" fo:border-left="0.05pt solid #000000" fo:border-right="none" fo:border-top="none" fo:border-bottom="0.05pt solid #000000"/>
    </style:style>
    <style:style style:name="Tabella175.C4" style:family="table-cell">
      <style:table-cell-properties fo:padding="0.097cm" fo:border-left="0.05pt solid #000000" fo:border-right="none" fo:border-top="none" fo:border-bottom="0.05pt solid #000000"/>
    </style:style>
    <style:style style:name="Tabella175.D4" style:family="table-cell">
      <style:table-cell-properties fo:padding="0.097cm" fo:border-left="0.05pt solid #000000" fo:border-right="none" fo:border-top="none" fo:border-bottom="0.05pt solid #000000"/>
    </style:style>
    <style:style style:name="Tabella175.E4" style:family="table-cell">
      <style:table-cell-properties fo:padding="0.097cm" fo:border-left="0.05pt solid #000000" fo:border-right="0.05pt solid #000000" fo:border-top="none" fo:border-bottom="0.05pt solid #000000"/>
    </style:style>
    <style:style style:name="Tabella175.A5" style:family="table-cell">
      <style:table-cell-properties fo:padding="0.097cm" fo:border-left="0.05pt solid #000000" fo:border-right="none" fo:border-top="none" fo:border-bottom="0.05pt solid #000000"/>
    </style:style>
    <style:style style:name="Tabella175.B5" style:family="table-cell">
      <style:table-cell-properties fo:padding="0.097cm" fo:border-left="0.05pt solid #000000" fo:border-right="none" fo:border-top="none" fo:border-bottom="0.05pt solid #000000"/>
    </style:style>
    <style:style style:name="Tabella175.C5" style:family="table-cell">
      <style:table-cell-properties fo:padding="0.097cm" fo:border-left="0.05pt solid #000000" fo:border-right="none" fo:border-top="none" fo:border-bottom="0.05pt solid #000000"/>
    </style:style>
    <style:style style:name="Tabella175.D5" style:family="table-cell">
      <style:table-cell-properties fo:padding="0.097cm" fo:border-left="0.05pt solid #000000" fo:border-right="none" fo:border-top="none" fo:border-bottom="0.05pt solid #000000"/>
    </style:style>
    <style:style style:name="Tabella175.E5" style:family="table-cell">
      <style:table-cell-properties fo:padding="0.097cm" fo:border-left="0.05pt solid #000000" fo:border-right="0.05pt solid #000000" fo:border-top="none" fo:border-bottom="0.05pt solid #000000"/>
    </style:style>
    <style:style style:name="Tabella175.A6" style:family="table-cell">
      <style:table-cell-properties fo:padding="0.097cm" fo:border-left="0.05pt solid #000000" fo:border-right="none" fo:border-top="none" fo:border-bottom="0.05pt solid #000000"/>
    </style:style>
    <style:style style:name="Tabella175.B6" style:family="table-cell">
      <style:table-cell-properties fo:padding="0.097cm" fo:border-left="0.05pt solid #000000" fo:border-right="none" fo:border-top="none" fo:border-bottom="0.05pt solid #000000"/>
    </style:style>
    <style:style style:name="Tabella175.C6" style:family="table-cell">
      <style:table-cell-properties fo:padding="0.097cm" fo:border-left="0.05pt solid #000000" fo:border-right="none" fo:border-top="none" fo:border-bottom="0.05pt solid #000000"/>
    </style:style>
    <style:style style:name="Tabella175.D6" style:family="table-cell">
      <style:table-cell-properties fo:padding="0.097cm" fo:border-left="0.05pt solid #000000" fo:border-right="none" fo:border-top="none" fo:border-bottom="0.05pt solid #000000"/>
    </style:style>
    <style:style style:name="Tabella175.E6" style:family="table-cell">
      <style:table-cell-properties fo:padding="0.097cm" fo:border-left="0.05pt solid #000000" fo:border-right="0.05pt solid #000000" fo:border-top="none" fo:border-bottom="0.05pt solid #000000"/>
    </style:style>
    <style:style style:name="Tabella175.A7" style:family="table-cell">
      <style:table-cell-properties fo:padding="0.097cm" fo:border-left="0.05pt solid #000000" fo:border-right="none" fo:border-top="none" fo:border-bottom="0.05pt solid #000000"/>
    </style:style>
    <style:style style:name="Tabella175.B7" style:family="table-cell">
      <style:table-cell-properties fo:padding="0.097cm" fo:border-left="0.05pt solid #000000" fo:border-right="none" fo:border-top="none" fo:border-bottom="0.05pt solid #000000"/>
    </style:style>
    <style:style style:name="Tabella175.C7" style:family="table-cell">
      <style:table-cell-properties fo:padding="0.097cm" fo:border-left="0.05pt solid #000000" fo:border-right="none" fo:border-top="none" fo:border-bottom="0.05pt solid #000000"/>
    </style:style>
    <style:style style:name="Tabella175.D7" style:family="table-cell">
      <style:table-cell-properties fo:padding="0.097cm" fo:border-left="0.05pt solid #000000" fo:border-right="none" fo:border-top="none" fo:border-bottom="0.05pt solid #000000"/>
    </style:style>
    <style:style style:name="Tabella175.E7" style:family="table-cell">
      <style:table-cell-properties fo:padding="0.097cm" fo:border-left="0.05pt solid #000000" fo:border-right="0.05pt solid #000000" fo:border-top="none" fo:border-bottom="0.05pt solid #000000"/>
    </style:style>
    <style:style style:name="Tabella175.A8" style:family="table-cell">
      <style:table-cell-properties fo:padding="0.097cm" fo:border-left="0.05pt solid #000000" fo:border-right="none" fo:border-top="none" fo:border-bottom="0.05pt solid #000000"/>
    </style:style>
    <style:style style:name="Tabella175.B8" style:family="table-cell">
      <style:table-cell-properties fo:padding="0.097cm" fo:border-left="0.05pt solid #000000" fo:border-right="none" fo:border-top="none" fo:border-bottom="0.05pt solid #000000"/>
    </style:style>
    <style:style style:name="Tabella175.C8" style:family="table-cell">
      <style:table-cell-properties fo:padding="0.097cm" fo:border-left="0.05pt solid #000000" fo:border-right="none" fo:border-top="none" fo:border-bottom="0.05pt solid #000000"/>
    </style:style>
    <style:style style:name="Tabella175.D8" style:family="table-cell">
      <style:table-cell-properties fo:padding="0.097cm" fo:border-left="0.05pt solid #000000" fo:border-right="none" fo:border-top="none" fo:border-bottom="0.05pt solid #000000"/>
    </style:style>
    <style:style style:name="Tabella175.E8" style:family="table-cell">
      <style:table-cell-properties fo:padding="0.097cm" fo:border-left="0.05pt solid #000000" fo:border-right="0.05pt solid #000000" fo:border-top="none" fo:border-bottom="0.05pt solid #000000"/>
    </style:style>
    <style:style style:name="Tabella175.A9" style:family="table-cell">
      <style:table-cell-properties fo:padding="0.097cm" fo:border-left="0.05pt solid #000000" fo:border-right="none" fo:border-top="none" fo:border-bottom="0.05pt solid #000000"/>
    </style:style>
    <style:style style:name="Tabella175.B9" style:family="table-cell">
      <style:table-cell-properties fo:padding="0.097cm" fo:border-left="0.05pt solid #000000" fo:border-right="none" fo:border-top="none" fo:border-bottom="0.05pt solid #000000"/>
    </style:style>
    <style:style style:name="Tabella175.C9" style:family="table-cell">
      <style:table-cell-properties fo:padding="0.097cm" fo:border-left="0.05pt solid #000000" fo:border-right="none" fo:border-top="none" fo:border-bottom="0.05pt solid #000000"/>
    </style:style>
    <style:style style:name="Tabella175.D9" style:family="table-cell">
      <style:table-cell-properties fo:padding="0.097cm" fo:border-left="0.05pt solid #000000" fo:border-right="none" fo:border-top="none" fo:border-bottom="0.05pt solid #000000"/>
    </style:style>
    <style:style style:name="Tabella175.E9" style:family="table-cell">
      <style:table-cell-properties fo:padding="0.097cm" fo:border-left="0.05pt solid #000000" fo:border-right="0.05pt solid #000000" fo:border-top="none" fo:border-bottom="0.05pt solid #000000"/>
    </style:style>
    <style:style style:name="Tabella175.A10" style:family="table-cell">
      <style:table-cell-properties fo:padding="0.097cm" fo:border-left="0.05pt solid #000000" fo:border-right="none" fo:border-top="none" fo:border-bottom="0.05pt solid #000000"/>
    </style:style>
    <style:style style:name="Tabella175.B10" style:family="table-cell">
      <style:table-cell-properties fo:padding="0.097cm" fo:border-left="0.05pt solid #000000" fo:border-right="none" fo:border-top="none" fo:border-bottom="0.05pt solid #000000"/>
    </style:style>
    <style:style style:name="Tabella175.C10" style:family="table-cell">
      <style:table-cell-properties fo:padding="0.097cm" fo:border-left="0.05pt solid #000000" fo:border-right="none" fo:border-top="none" fo:border-bottom="0.05pt solid #000000"/>
    </style:style>
    <style:style style:name="Tabella175.D10" style:family="table-cell">
      <style:table-cell-properties fo:padding="0.097cm" fo:border-left="0.05pt solid #000000" fo:border-right="none" fo:border-top="none" fo:border-bottom="0.05pt solid #000000"/>
    </style:style>
    <style:style style:name="Tabella175.E10" style:family="table-cell">
      <style:table-cell-properties fo:padding="0.097cm" fo:border-left="0.05pt solid #000000" fo:border-right="0.05pt solid #000000" fo:border-top="none" fo:border-bottom="0.05pt solid #000000"/>
    </style:style>
    <style:style style:name="Tabella175.A11" style:family="table-cell">
      <style:table-cell-properties fo:padding="0.097cm" fo:border-left="0.05pt solid #000000" fo:border-right="none" fo:border-top="none" fo:border-bottom="0.05pt solid #000000"/>
    </style:style>
    <style:style style:name="Tabella175.B11" style:family="table-cell">
      <style:table-cell-properties fo:padding="0.097cm" fo:border-left="0.05pt solid #000000" fo:border-right="none" fo:border-top="none" fo:border-bottom="0.05pt solid #000000"/>
    </style:style>
    <style:style style:name="Tabella175.C11" style:family="table-cell">
      <style:table-cell-properties fo:padding="0.097cm" fo:border-left="0.05pt solid #000000" fo:border-right="none" fo:border-top="none" fo:border-bottom="0.05pt solid #000000"/>
    </style:style>
    <style:style style:name="Tabella175.D11" style:family="table-cell">
      <style:table-cell-properties fo:padding="0.097cm" fo:border-left="0.05pt solid #000000" fo:border-right="none" fo:border-top="none" fo:border-bottom="0.05pt solid #000000"/>
    </style:style>
    <style:style style:name="Tabella175.E11" style:family="table-cell">
      <style:table-cell-properties fo:padding="0.097cm" fo:border-left="0.05pt solid #000000" fo:border-right="0.05pt solid #000000" fo:border-top="none" fo:border-bottom="0.05pt solid #000000"/>
    </style:style>
    <style:style style:name="Tabella175.A12" style:family="table-cell">
      <style:table-cell-properties fo:padding="0.097cm" fo:border-left="0.05pt solid #000000" fo:border-right="none" fo:border-top="none" fo:border-bottom="0.05pt solid #000000"/>
    </style:style>
    <style:style style:name="Tabella175.B12" style:family="table-cell">
      <style:table-cell-properties fo:padding="0.097cm" fo:border-left="0.05pt solid #000000" fo:border-right="none" fo:border-top="none" fo:border-bottom="0.05pt solid #000000"/>
    </style:style>
    <style:style style:name="Tabella175.C12" style:family="table-cell">
      <style:table-cell-properties fo:padding="0.097cm" fo:border-left="0.05pt solid #000000" fo:border-right="none" fo:border-top="none" fo:border-bottom="0.05pt solid #000000"/>
    </style:style>
    <style:style style:name="Tabella175.D12" style:family="table-cell">
      <style:table-cell-properties fo:padding="0.097cm" fo:border-left="0.05pt solid #000000" fo:border-right="none" fo:border-top="none" fo:border-bottom="0.05pt solid #000000"/>
    </style:style>
    <style:style style:name="Tabella175.E12" style:family="table-cell">
      <style:table-cell-properties fo:padding="0.097cm" fo:border-left="0.05pt solid #000000" fo:border-right="0.05pt solid #000000" fo:border-top="none" fo:border-bottom="0.05pt solid #000000"/>
    </style:style>
    <style:style style:name="Tabella175.A13" style:family="table-cell">
      <style:table-cell-properties fo:padding="0.097cm" fo:border-left="0.05pt solid #000000" fo:border-right="none" fo:border-top="none" fo:border-bottom="0.05pt solid #000000"/>
    </style:style>
    <style:style style:name="Tabella175.B13" style:family="table-cell">
      <style:table-cell-properties fo:padding="0.097cm" fo:border-left="0.05pt solid #000000" fo:border-right="none" fo:border-top="none" fo:border-bottom="0.05pt solid #000000"/>
    </style:style>
    <style:style style:name="Tabella175.C13" style:family="table-cell">
      <style:table-cell-properties fo:padding="0.097cm" fo:border-left="0.05pt solid #000000" fo:border-right="none" fo:border-top="none" fo:border-bottom="0.05pt solid #000000"/>
    </style:style>
    <style:style style:name="Tabella175.D13" style:family="table-cell">
      <style:table-cell-properties fo:padding="0.097cm" fo:border-left="0.05pt solid #000000" fo:border-right="none" fo:border-top="none" fo:border-bottom="0.05pt solid #000000"/>
    </style:style>
    <style:style style:name="Tabella175.E13" style:family="table-cell">
      <style:table-cell-properties fo:padding="0.097cm" fo:border-left="0.05pt solid #000000" fo:border-right="0.05pt solid #000000" fo:border-top="none" fo:border-bottom="0.05pt solid #000000"/>
    </style:style>
    <style:style style:name="Tabella175.A14" style:family="table-cell">
      <style:table-cell-properties fo:padding="0.097cm" fo:border-left="0.05pt solid #000000" fo:border-right="none" fo:border-top="none" fo:border-bottom="0.05pt solid #000000"/>
    </style:style>
    <style:style style:name="Tabella175.B14" style:family="table-cell">
      <style:table-cell-properties fo:padding="0.097cm" fo:border-left="0.05pt solid #000000" fo:border-right="none" fo:border-top="none" fo:border-bottom="0.05pt solid #000000"/>
    </style:style>
    <style:style style:name="Tabella175.C14" style:family="table-cell">
      <style:table-cell-properties fo:padding="0.097cm" fo:border-left="0.05pt solid #000000" fo:border-right="none" fo:border-top="none" fo:border-bottom="0.05pt solid #000000"/>
    </style:style>
    <style:style style:name="Tabella175.D14" style:family="table-cell">
      <style:table-cell-properties fo:padding="0.097cm" fo:border-left="0.05pt solid #000000" fo:border-right="none" fo:border-top="none" fo:border-bottom="0.05pt solid #000000"/>
    </style:style>
    <style:style style:name="Tabella175.E14" style:family="table-cell">
      <style:table-cell-properties fo:padding="0.097cm" fo:border-left="0.05pt solid #000000" fo:border-right="0.05pt solid #000000" fo:border-top="none" fo:border-bottom="0.05pt solid #000000"/>
    </style:style>
    <style:style style:name="Tabella175.A15" style:family="table-cell">
      <style:table-cell-properties fo:padding="0.097cm" fo:border-left="0.05pt solid #000000" fo:border-right="none" fo:border-top="none" fo:border-bottom="0.05pt solid #000000"/>
    </style:style>
    <style:style style:name="Tabella175.B15" style:family="table-cell">
      <style:table-cell-properties fo:padding="0.097cm" fo:border-left="0.05pt solid #000000" fo:border-right="none" fo:border-top="none" fo:border-bottom="0.05pt solid #000000"/>
    </style:style>
    <style:style style:name="Tabella175.C15" style:family="table-cell">
      <style:table-cell-properties fo:padding="0.097cm" fo:border-left="0.05pt solid #000000" fo:border-right="none" fo:border-top="none" fo:border-bottom="0.05pt solid #000000"/>
    </style:style>
    <style:style style:name="Tabella175.D15" style:family="table-cell">
      <style:table-cell-properties fo:padding="0.097cm" fo:border-left="0.05pt solid #000000" fo:border-right="none" fo:border-top="none" fo:border-bottom="0.05pt solid #000000"/>
    </style:style>
    <style:style style:name="Tabella175.E15" style:family="table-cell">
      <style:table-cell-properties fo:padding="0.097cm" fo:border-left="0.05pt solid #000000" fo:border-right="0.05pt solid #000000" fo:border-top="none" fo:border-bottom="0.05pt solid #000000"/>
    </style:style>
    <style:style style:name="Tabella175.A16" style:family="table-cell">
      <style:table-cell-properties fo:padding="0.097cm" fo:border-left="0.05pt solid #000000" fo:border-right="none" fo:border-top="none" fo:border-bottom="0.05pt solid #000000"/>
    </style:style>
    <style:style style:name="Tabella175.B16" style:family="table-cell">
      <style:table-cell-properties fo:padding="0.097cm" fo:border-left="0.05pt solid #000000" fo:border-right="none" fo:border-top="none" fo:border-bottom="0.05pt solid #000000"/>
    </style:style>
    <style:style style:name="Tabella175.C16" style:family="table-cell">
      <style:table-cell-properties fo:padding="0.097cm" fo:border-left="0.05pt solid #000000" fo:border-right="none" fo:border-top="none" fo:border-bottom="0.05pt solid #000000"/>
    </style:style>
    <style:style style:name="Tabella175.D16" style:family="table-cell">
      <style:table-cell-properties fo:padding="0.097cm" fo:border-left="0.05pt solid #000000" fo:border-right="none" fo:border-top="none" fo:border-bottom="0.05pt solid #000000"/>
    </style:style>
    <style:style style:name="Tabella175.E16" style:family="table-cell">
      <style:table-cell-properties fo:padding="0.097cm" fo:border-left="0.05pt solid #000000" fo:border-right="0.05pt solid #000000" fo:border-top="none" fo:border-bottom="0.05pt solid #000000"/>
    </style:style>
    <style:style style:name="Tabella175.A17" style:family="table-cell">
      <style:table-cell-properties fo:padding="0.097cm" fo:border-left="0.05pt solid #000000" fo:border-right="none" fo:border-top="none" fo:border-bottom="0.05pt solid #000000"/>
    </style:style>
    <style:style style:name="Tabella175.B17" style:family="table-cell">
      <style:table-cell-properties fo:padding="0.097cm" fo:border-left="0.05pt solid #000000" fo:border-right="none" fo:border-top="none" fo:border-bottom="0.05pt solid #000000"/>
    </style:style>
    <style:style style:name="Tabella175.C17" style:family="table-cell">
      <style:table-cell-properties fo:padding="0.097cm" fo:border-left="0.05pt solid #000000" fo:border-right="none" fo:border-top="none" fo:border-bottom="0.05pt solid #000000"/>
    </style:style>
    <style:style style:name="Tabella175.D17" style:family="table-cell">
      <style:table-cell-properties fo:padding="0.097cm" fo:border-left="0.05pt solid #000000" fo:border-right="none" fo:border-top="none" fo:border-bottom="0.05pt solid #000000"/>
    </style:style>
    <style:style style:name="Tabella175.E17" style:family="table-cell">
      <style:table-cell-properties fo:padding="0.097cm" fo:border-left="0.05pt solid #000000" fo:border-right="0.05pt solid #000000" fo:border-top="none" fo:border-bottom="0.05pt solid #000000"/>
    </style:style>
    <style:style style:name="Tabella175.A18" style:family="table-cell">
      <style:table-cell-properties fo:padding="0.097cm" fo:border-left="0.05pt solid #000000" fo:border-right="none" fo:border-top="none" fo:border-bottom="0.05pt solid #000000"/>
    </style:style>
    <style:style style:name="Tabella175.B18" style:family="table-cell">
      <style:table-cell-properties fo:padding="0.097cm" fo:border-left="0.05pt solid #000000" fo:border-right="none" fo:border-top="none" fo:border-bottom="0.05pt solid #000000"/>
    </style:style>
    <style:style style:name="Tabella175.C18" style:family="table-cell">
      <style:table-cell-properties fo:padding="0.097cm" fo:border-left="0.05pt solid #000000" fo:border-right="none" fo:border-top="none" fo:border-bottom="0.05pt solid #000000"/>
    </style:style>
    <style:style style:name="Tabella175.D18" style:family="table-cell">
      <style:table-cell-properties fo:padding="0.097cm" fo:border-left="0.05pt solid #000000" fo:border-right="none" fo:border-top="none" fo:border-bottom="0.05pt solid #000000"/>
    </style:style>
    <style:style style:name="Tabella175.E18" style:family="table-cell">
      <style:table-cell-properties fo:padding="0.097cm" fo:border-left="0.05pt solid #000000" fo:border-right="0.05pt solid #000000" fo:border-top="none" fo:border-bottom="0.05pt solid #000000"/>
    </style:style>
    <style:style style:name="Tabella175.A19" style:family="table-cell">
      <style:table-cell-properties fo:padding="0.097cm" fo:border-left="0.05pt solid #000000" fo:border-right="none" fo:border-top="none" fo:border-bottom="0.05pt solid #000000"/>
    </style:style>
    <style:style style:name="Tabella175.B19" style:family="table-cell">
      <style:table-cell-properties fo:padding="0.097cm" fo:border-left="0.05pt solid #000000" fo:border-right="none" fo:border-top="none" fo:border-bottom="0.05pt solid #000000"/>
    </style:style>
    <style:style style:name="Tabella175.C19" style:family="table-cell">
      <style:table-cell-properties fo:padding="0.097cm" fo:border-left="0.05pt solid #000000" fo:border-right="none" fo:border-top="none" fo:border-bottom="0.05pt solid #000000"/>
    </style:style>
    <style:style style:name="Tabella175.D19" style:family="table-cell">
      <style:table-cell-properties fo:padding="0.097cm" fo:border-left="0.05pt solid #000000" fo:border-right="none" fo:border-top="none" fo:border-bottom="0.05pt solid #000000"/>
    </style:style>
    <style:style style:name="Tabella175.E19" style:family="table-cell">
      <style:table-cell-properties fo:padding="0.097cm" fo:border-left="0.05pt solid #000000" fo:border-right="0.05pt solid #000000" fo:border-top="none" fo:border-bottom="0.05pt solid #000000"/>
    </style:style>
    <style:style style:name="Tabella175.A20" style:family="table-cell">
      <style:table-cell-properties fo:padding="0.097cm" fo:border-left="0.05pt solid #000000" fo:border-right="none" fo:border-top="none" fo:border-bottom="0.05pt solid #000000"/>
    </style:style>
    <style:style style:name="Tabella175.B20" style:family="table-cell">
      <style:table-cell-properties fo:padding="0.097cm" fo:border-left="0.05pt solid #000000" fo:border-right="none" fo:border-top="none" fo:border-bottom="0.05pt solid #000000"/>
    </style:style>
    <style:style style:name="Tabella175.C20" style:family="table-cell">
      <style:table-cell-properties fo:padding="0.097cm" fo:border-left="0.05pt solid #000000" fo:border-right="none" fo:border-top="none" fo:border-bottom="0.05pt solid #000000"/>
    </style:style>
    <style:style style:name="Tabella175.D20" style:family="table-cell">
      <style:table-cell-properties fo:padding="0.097cm" fo:border-left="0.05pt solid #000000" fo:border-right="none" fo:border-top="none" fo:border-bottom="0.05pt solid #000000"/>
    </style:style>
    <style:style style:name="Tabella175.E20" style:family="table-cell">
      <style:table-cell-properties fo:padding="0.097cm" fo:border-left="0.05pt solid #000000" fo:border-right="0.05pt solid #000000" fo:border-top="none" fo:border-bottom="0.05pt solid #000000"/>
    </style:style>
    <style:style style:name="Tabella175.A21" style:family="table-cell">
      <style:table-cell-properties fo:padding="0.097cm" fo:border-left="0.05pt solid #000000" fo:border-right="none" fo:border-top="none" fo:border-bottom="0.05pt solid #000000"/>
    </style:style>
    <style:style style:name="Tabella175.B21" style:family="table-cell">
      <style:table-cell-properties fo:padding="0.097cm" fo:border-left="0.05pt solid #000000" fo:border-right="none" fo:border-top="none" fo:border-bottom="0.05pt solid #000000"/>
    </style:style>
    <style:style style:name="Tabella175.C21" style:family="table-cell">
      <style:table-cell-properties fo:padding="0.097cm" fo:border-left="0.05pt solid #000000" fo:border-right="none" fo:border-top="none" fo:border-bottom="0.05pt solid #000000"/>
    </style:style>
    <style:style style:name="Tabella175.D21" style:family="table-cell">
      <style:table-cell-properties fo:padding="0.097cm" fo:border-left="0.05pt solid #000000" fo:border-right="none" fo:border-top="none" fo:border-bottom="0.05pt solid #000000"/>
    </style:style>
    <style:style style:name="Tabella175.E21" style:family="table-cell">
      <style:table-cell-properties fo:padding="0.097cm" fo:border-left="0.05pt solid #000000" fo:border-right="0.05pt solid #000000" fo:border-top="none" fo:border-bottom="0.05pt solid #000000"/>
    </style:style>
    <style:style style:name="Tabella175.A22" style:family="table-cell">
      <style:table-cell-properties fo:padding="0.097cm" fo:border-left="0.05pt solid #000000" fo:border-right="none" fo:border-top="none" fo:border-bottom="0.05pt solid #000000"/>
    </style:style>
    <style:style style:name="Tabella175.B22" style:family="table-cell">
      <style:table-cell-properties fo:padding="0.097cm" fo:border-left="0.05pt solid #000000" fo:border-right="none" fo:border-top="none" fo:border-bottom="0.05pt solid #000000"/>
    </style:style>
    <style:style style:name="Tabella175.C22" style:family="table-cell">
      <style:table-cell-properties fo:padding="0.097cm" fo:border-left="0.05pt solid #000000" fo:border-right="none" fo:border-top="none" fo:border-bottom="0.05pt solid #000000"/>
    </style:style>
    <style:style style:name="Tabella175.D22" style:family="table-cell">
      <style:table-cell-properties fo:padding="0.097cm" fo:border-left="0.05pt solid #000000" fo:border-right="none" fo:border-top="none" fo:border-bottom="0.05pt solid #000000"/>
    </style:style>
    <style:style style:name="Tabella175.E22" style:family="table-cell">
      <style:table-cell-properties fo:padding="0.097cm" fo:border-left="0.05pt solid #000000" fo:border-right="0.05pt solid #000000" fo:border-top="none" fo:border-bottom="0.05pt solid #000000"/>
    </style:style>
    <style:style style:name="Tabella175.A23" style:family="table-cell">
      <style:table-cell-properties fo:padding="0.097cm" fo:border-left="0.05pt solid #000000" fo:border-right="none" fo:border-top="none" fo:border-bottom="0.05pt solid #000000"/>
    </style:style>
    <style:style style:name="Tabella175.B23" style:family="table-cell">
      <style:table-cell-properties fo:padding="0.097cm" fo:border-left="0.05pt solid #000000" fo:border-right="none" fo:border-top="none" fo:border-bottom="0.05pt solid #000000"/>
    </style:style>
    <style:style style:name="Tabella175.C23" style:family="table-cell">
      <style:table-cell-properties fo:padding="0.097cm" fo:border-left="0.05pt solid #000000" fo:border-right="none" fo:border-top="none" fo:border-bottom="0.05pt solid #000000"/>
    </style:style>
    <style:style style:name="Tabella175.D23" style:family="table-cell">
      <style:table-cell-properties fo:padding="0.097cm" fo:border-left="0.05pt solid #000000" fo:border-right="none" fo:border-top="none" fo:border-bottom="0.05pt solid #000000"/>
    </style:style>
    <style:style style:name="Tabella175.E23" style:family="table-cell">
      <style:table-cell-properties fo:padding="0.097cm" fo:border-left="0.05pt solid #000000" fo:border-right="0.05pt solid #000000" fo:border-top="none" fo:border-bottom="0.05pt solid #000000"/>
    </style:style>
    <style:style style:name="Tabella175.A24" style:family="table-cell">
      <style:table-cell-properties fo:padding="0.097cm" fo:border-left="0.05pt solid #000000" fo:border-right="none" fo:border-top="none" fo:border-bottom="0.05pt solid #000000"/>
    </style:style>
    <style:style style:name="Tabella175.B24" style:family="table-cell">
      <style:table-cell-properties fo:padding="0.097cm" fo:border-left="0.05pt solid #000000" fo:border-right="none" fo:border-top="none" fo:border-bottom="0.05pt solid #000000"/>
    </style:style>
    <style:style style:name="Tabella175.C24" style:family="table-cell">
      <style:table-cell-properties fo:padding="0.097cm" fo:border-left="0.05pt solid #000000" fo:border-right="none" fo:border-top="none" fo:border-bottom="0.05pt solid #000000"/>
    </style:style>
    <style:style style:name="Tabella175.D24" style:family="table-cell">
      <style:table-cell-properties fo:padding="0.097cm" fo:border-left="0.05pt solid #000000" fo:border-right="none" fo:border-top="none" fo:border-bottom="0.05pt solid #000000"/>
    </style:style>
    <style:style style:name="Tabella175.E24" style:family="table-cell">
      <style:table-cell-properties fo:padding="0.097cm" fo:border-left="0.05pt solid #000000" fo:border-right="0.05pt solid #000000" fo:border-top="none" fo:border-bottom="0.05pt solid #000000"/>
    </style:style>
    <style:style style:name="Tabella175.A25" style:family="table-cell">
      <style:table-cell-properties fo:padding="0.097cm" fo:border-left="0.05pt solid #000000" fo:border-right="none" fo:border-top="none" fo:border-bottom="0.05pt solid #000000"/>
    </style:style>
    <style:style style:name="Tabella175.B25" style:family="table-cell">
      <style:table-cell-properties fo:padding="0.097cm" fo:border-left="0.05pt solid #000000" fo:border-right="none" fo:border-top="none" fo:border-bottom="0.05pt solid #000000"/>
    </style:style>
    <style:style style:name="Tabella175.C25" style:family="table-cell">
      <style:table-cell-properties fo:padding="0.097cm" fo:border-left="0.05pt solid #000000" fo:border-right="none" fo:border-top="none" fo:border-bottom="0.05pt solid #000000"/>
    </style:style>
    <style:style style:name="Tabella175.D25" style:family="table-cell">
      <style:table-cell-properties fo:padding="0.097cm" fo:border-left="0.05pt solid #000000" fo:border-right="none" fo:border-top="none" fo:border-bottom="0.05pt solid #000000"/>
    </style:style>
    <style:style style:name="Tabella175.E25" style:family="table-cell">
      <style:table-cell-properties fo:padding="0.097cm" fo:border-left="0.05pt solid #000000" fo:border-right="0.05pt solid #000000" fo:border-top="none" fo:border-bottom="0.05pt solid #000000"/>
    </style:style>
    <style:style style:name="Tabella175.A26" style:family="table-cell">
      <style:table-cell-properties fo:padding="0.097cm" fo:border-left="0.05pt solid #000000" fo:border-right="none" fo:border-top="none" fo:border-bottom="0.05pt solid #000000"/>
    </style:style>
    <style:style style:name="Tabella175.B26" style:family="table-cell">
      <style:table-cell-properties fo:padding="0.097cm" fo:border-left="0.05pt solid #000000" fo:border-right="none" fo:border-top="none" fo:border-bottom="0.05pt solid #000000"/>
    </style:style>
    <style:style style:name="Tabella175.C26" style:family="table-cell">
      <style:table-cell-properties fo:padding="0.097cm" fo:border-left="0.05pt solid #000000" fo:border-right="none" fo:border-top="none" fo:border-bottom="0.05pt solid #000000"/>
    </style:style>
    <style:style style:name="Tabella175.D26" style:family="table-cell">
      <style:table-cell-properties fo:padding="0.097cm" fo:border-left="0.05pt solid #000000" fo:border-right="none" fo:border-top="none" fo:border-bottom="0.05pt solid #000000"/>
    </style:style>
    <style:style style:name="Tabella175.E26" style:family="table-cell">
      <style:table-cell-properties fo:padding="0.097cm" fo:border-left="0.05pt solid #000000" fo:border-right="0.05pt solid #000000" fo:border-top="none" fo:border-bottom="0.05pt solid #000000"/>
    </style:style>
    <style:style style:name="Tabella175.A27" style:family="table-cell">
      <style:table-cell-properties fo:padding="0.097cm" fo:border-left="0.05pt solid #000000" fo:border-right="none" fo:border-top="none" fo:border-bottom="0.05pt solid #000000"/>
    </style:style>
    <style:style style:name="Tabella175.B27" style:family="table-cell">
      <style:table-cell-properties fo:padding="0.097cm" fo:border-left="0.05pt solid #000000" fo:border-right="none" fo:border-top="none" fo:border-bottom="0.05pt solid #000000"/>
    </style:style>
    <style:style style:name="Tabella175.C27" style:family="table-cell">
      <style:table-cell-properties fo:padding="0.097cm" fo:border-left="0.05pt solid #000000" fo:border-right="none" fo:border-top="none" fo:border-bottom="0.05pt solid #000000"/>
    </style:style>
    <style:style style:name="Tabella175.D27" style:family="table-cell">
      <style:table-cell-properties fo:padding="0.097cm" fo:border-left="0.05pt solid #000000" fo:border-right="none" fo:border-top="none" fo:border-bottom="0.05pt solid #000000"/>
    </style:style>
    <style:style style:name="Tabella175.E27" style:family="table-cell">
      <style:table-cell-properties fo:padding="0.097cm" fo:border-left="0.05pt solid #000000" fo:border-right="0.05pt solid #000000" fo:border-top="none" fo:border-bottom="0.05pt solid #000000"/>
    </style:style>
    <style:style style:name="Tabella175.A28" style:family="table-cell">
      <style:table-cell-properties fo:padding="0.097cm" fo:border-left="0.05pt solid #000000" fo:border-right="none" fo:border-top="none" fo:border-bottom="0.05pt solid #000000"/>
    </style:style>
    <style:style style:name="Tabella175.B28" style:family="table-cell">
      <style:table-cell-properties fo:padding="0.097cm" fo:border-left="0.05pt solid #000000" fo:border-right="none" fo:border-top="none" fo:border-bottom="0.05pt solid #000000"/>
    </style:style>
    <style:style style:name="Tabella175.C28" style:family="table-cell">
      <style:table-cell-properties fo:padding="0.097cm" fo:border-left="0.05pt solid #000000" fo:border-right="none" fo:border-top="none" fo:border-bottom="0.05pt solid #000000"/>
    </style:style>
    <style:style style:name="Tabella175.D28" style:family="table-cell">
      <style:table-cell-properties fo:padding="0.097cm" fo:border-left="0.05pt solid #000000" fo:border-right="none" fo:border-top="none" fo:border-bottom="0.05pt solid #000000"/>
    </style:style>
    <style:style style:name="Tabella175.E28" style:family="table-cell">
      <style:table-cell-properties fo:padding="0.097cm" fo:border-left="0.05pt solid #000000" fo:border-right="0.05pt solid #000000" fo:border-top="none" fo:border-bottom="0.05pt solid #000000"/>
    </style:style>
    <style:style style:name="Tabella175.A29" style:family="table-cell">
      <style:table-cell-properties fo:padding="0.097cm" fo:border-left="0.05pt solid #000000" fo:border-right="none" fo:border-top="none" fo:border-bottom="0.05pt solid #000000"/>
    </style:style>
    <style:style style:name="Tabella175.B29" style:family="table-cell">
      <style:table-cell-properties fo:padding="0.097cm" fo:border-left="0.05pt solid #000000" fo:border-right="none" fo:border-top="none" fo:border-bottom="0.05pt solid #000000"/>
    </style:style>
    <style:style style:name="Tabella175.C29" style:family="table-cell">
      <style:table-cell-properties fo:padding="0.097cm" fo:border-left="0.05pt solid #000000" fo:border-right="none" fo:border-top="none" fo:border-bottom="0.05pt solid #000000"/>
    </style:style>
    <style:style style:name="Tabella175.D29" style:family="table-cell">
      <style:table-cell-properties fo:padding="0.097cm" fo:border-left="0.05pt solid #000000" fo:border-right="none" fo:border-top="none" fo:border-bottom="0.05pt solid #000000"/>
    </style:style>
    <style:style style:name="Tabella175.E29" style:family="table-cell">
      <style:table-cell-properties fo:padding="0.097cm" fo:border-left="0.05pt solid #000000" fo:border-right="0.05pt solid #000000" fo:border-top="none" fo:border-bottom="0.05pt solid #000000"/>
    </style:style>
    <style:style style:name="Tabella175.A30" style:family="table-cell">
      <style:table-cell-properties fo:padding="0.097cm" fo:border-left="0.05pt solid #000000" fo:border-right="none" fo:border-top="none" fo:border-bottom="0.05pt solid #000000"/>
    </style:style>
    <style:style style:name="Tabella175.B30" style:family="table-cell">
      <style:table-cell-properties fo:padding="0.097cm" fo:border-left="0.05pt solid #000000" fo:border-right="none" fo:border-top="none" fo:border-bottom="0.05pt solid #000000"/>
    </style:style>
    <style:style style:name="Tabella175.C30" style:family="table-cell">
      <style:table-cell-properties fo:padding="0.097cm" fo:border-left="0.05pt solid #000000" fo:border-right="none" fo:border-top="none" fo:border-bottom="0.05pt solid #000000"/>
    </style:style>
    <style:style style:name="Tabella175.D30" style:family="table-cell">
      <style:table-cell-properties fo:padding="0.097cm" fo:border-left="0.05pt solid #000000" fo:border-right="none" fo:border-top="none" fo:border-bottom="0.05pt solid #000000"/>
    </style:style>
    <style:style style:name="Tabella175.E30" style:family="table-cell">
      <style:table-cell-properties fo:padding="0.097cm" fo:border-left="0.05pt solid #000000" fo:border-right="0.05pt solid #000000" fo:border-top="none" fo:border-bottom="0.05pt solid #000000"/>
    </style:style>
    <style:style style:name="Tabella175.A31" style:family="table-cell">
      <style:table-cell-properties fo:padding="0.097cm" fo:border-left="0.05pt solid #000000" fo:border-right="none" fo:border-top="none" fo:border-bottom="0.05pt solid #000000"/>
    </style:style>
    <style:style style:name="Tabella175.B31" style:family="table-cell">
      <style:table-cell-properties fo:padding="0.097cm" fo:border-left="0.05pt solid #000000" fo:border-right="none" fo:border-top="none" fo:border-bottom="0.05pt solid #000000"/>
    </style:style>
    <style:style style:name="Tabella175.C31" style:family="table-cell">
      <style:table-cell-properties fo:padding="0.097cm" fo:border-left="0.05pt solid #000000" fo:border-right="none" fo:border-top="none" fo:border-bottom="0.05pt solid #000000"/>
    </style:style>
    <style:style style:name="Tabella175.D31" style:family="table-cell">
      <style:table-cell-properties fo:padding="0.097cm" fo:border-left="0.05pt solid #000000" fo:border-right="none" fo:border-top="none" fo:border-bottom="0.05pt solid #000000"/>
    </style:style>
    <style:style style:name="Tabella175.E31" style:family="table-cell">
      <style:table-cell-properties fo:padding="0.097cm" fo:border-left="0.05pt solid #000000" fo:border-right="0.05pt solid #000000" fo:border-top="none" fo:border-bottom="0.05pt solid #000000"/>
    </style:style>
    <style:style style:name="Tabella175.A32" style:family="table-cell">
      <style:table-cell-properties fo:padding="0.097cm" fo:border-left="0.05pt solid #000000" fo:border-right="none" fo:border-top="none" fo:border-bottom="0.05pt solid #000000"/>
    </style:style>
    <style:style style:name="Tabella175.B32" style:family="table-cell">
      <style:table-cell-properties fo:padding="0.097cm" fo:border-left="0.05pt solid #000000" fo:border-right="none" fo:border-top="none" fo:border-bottom="0.05pt solid #000000"/>
    </style:style>
    <style:style style:name="Tabella175.C32" style:family="table-cell">
      <style:table-cell-properties fo:padding="0.097cm" fo:border-left="0.05pt solid #000000" fo:border-right="none" fo:border-top="none" fo:border-bottom="0.05pt solid #000000"/>
    </style:style>
    <style:style style:name="Tabella175.D32" style:family="table-cell">
      <style:table-cell-properties fo:padding="0.097cm" fo:border-left="0.05pt solid #000000" fo:border-right="none" fo:border-top="none" fo:border-bottom="0.05pt solid #000000"/>
    </style:style>
    <style:style style:name="Tabella175.E32" style:family="table-cell">
      <style:table-cell-properties fo:padding="0.097cm" fo:border-left="0.05pt solid #000000" fo:border-right="0.05pt solid #000000" fo:border-top="none" fo:border-bottom="0.05pt solid #000000"/>
    </style:style>
    <style:style style:name="Tabella175.A33" style:family="table-cell">
      <style:table-cell-properties fo:padding="0.097cm" fo:border-left="0.05pt solid #000000" fo:border-right="none" fo:border-top="none" fo:border-bottom="0.05pt solid #000000"/>
    </style:style>
    <style:style style:name="Tabella175.B33" style:family="table-cell">
      <style:table-cell-properties fo:padding="0.097cm" fo:border-left="0.05pt solid #000000" fo:border-right="none" fo:border-top="none" fo:border-bottom="0.05pt solid #000000"/>
    </style:style>
    <style:style style:name="Tabella175.C33" style:family="table-cell">
      <style:table-cell-properties fo:padding="0.097cm" fo:border-left="0.05pt solid #000000" fo:border-right="none" fo:border-top="none" fo:border-bottom="0.05pt solid #000000"/>
    </style:style>
    <style:style style:name="Tabella175.D33" style:family="table-cell">
      <style:table-cell-properties fo:padding="0.097cm" fo:border-left="0.05pt solid #000000" fo:border-right="none" fo:border-top="none" fo:border-bottom="0.05pt solid #000000"/>
    </style:style>
    <style:style style:name="Tabella175.E33" style:family="table-cell">
      <style:table-cell-properties fo:padding="0.097cm" fo:border-left="0.05pt solid #000000" fo:border-right="0.05pt solid #000000" fo:border-top="none" fo:border-bottom="0.05pt solid #000000"/>
    </style:style>
    <style:style style:name="Tabella175.A34" style:family="table-cell">
      <style:table-cell-properties fo:padding="0.097cm" fo:border-left="0.05pt solid #000000" fo:border-right="none" fo:border-top="none" fo:border-bottom="0.05pt solid #000000"/>
    </style:style>
    <style:style style:name="Tabella175.B34" style:family="table-cell">
      <style:table-cell-properties fo:padding="0.097cm" fo:border-left="0.05pt solid #000000" fo:border-right="none" fo:border-top="none" fo:border-bottom="0.05pt solid #000000"/>
    </style:style>
    <style:style style:name="Tabella175.C34" style:family="table-cell">
      <style:table-cell-properties fo:padding="0.097cm" fo:border-left="0.05pt solid #000000" fo:border-right="none" fo:border-top="none" fo:border-bottom="0.05pt solid #000000"/>
    </style:style>
    <style:style style:name="Tabella175.D34" style:family="table-cell">
      <style:table-cell-properties fo:padding="0.097cm" fo:border-left="0.05pt solid #000000" fo:border-right="none" fo:border-top="none" fo:border-bottom="0.05pt solid #000000"/>
    </style:style>
    <style:style style:name="Tabella175.E34" style:family="table-cell">
      <style:table-cell-properties fo:padding="0.097cm" fo:border-left="0.05pt solid #000000" fo:border-right="0.05pt solid #000000" fo:border-top="none" fo:border-bottom="0.05pt solid #000000"/>
    </style:style>
    <style:style style:name="Tabella175.A35" style:family="table-cell">
      <style:table-cell-properties fo:padding="0.097cm" fo:border-left="0.05pt solid #000000" fo:border-right="none" fo:border-top="none" fo:border-bottom="0.05pt solid #000000"/>
    </style:style>
    <style:style style:name="Tabella175.B35" style:family="table-cell">
      <style:table-cell-properties fo:padding="0.097cm" fo:border-left="0.05pt solid #000000" fo:border-right="none" fo:border-top="none" fo:border-bottom="0.05pt solid #000000"/>
    </style:style>
    <style:style style:name="Tabella175.C35" style:family="table-cell">
      <style:table-cell-properties fo:padding="0.097cm" fo:border-left="0.05pt solid #000000" fo:border-right="none" fo:border-top="none" fo:border-bottom="0.05pt solid #000000"/>
    </style:style>
    <style:style style:name="Tabella175.D35" style:family="table-cell">
      <style:table-cell-properties fo:padding="0.097cm" fo:border-left="0.05pt solid #000000" fo:border-right="none" fo:border-top="none" fo:border-bottom="0.05pt solid #000000"/>
    </style:style>
    <style:style style:name="Tabella175.E35" style:family="table-cell">
      <style:table-cell-properties fo:padding="0.097cm" fo:border-left="0.05pt solid #000000" fo:border-right="0.05pt solid #000000" fo:border-top="none" fo:border-bottom="0.05pt solid #000000"/>
    </style:style>
    <style:style style:name="Tabella175.A36" style:family="table-cell">
      <style:table-cell-properties fo:padding="0.097cm" fo:border-left="0.05pt solid #000000" fo:border-right="none" fo:border-top="none" fo:border-bottom="0.05pt solid #000000"/>
    </style:style>
    <style:style style:name="Tabella175.B36" style:family="table-cell">
      <style:table-cell-properties fo:padding="0.097cm" fo:border-left="0.05pt solid #000000" fo:border-right="none" fo:border-top="none" fo:border-bottom="0.05pt solid #000000"/>
    </style:style>
    <style:style style:name="Tabella175.C36" style:family="table-cell">
      <style:table-cell-properties fo:padding="0.097cm" fo:border-left="0.05pt solid #000000" fo:border-right="none" fo:border-top="none" fo:border-bottom="0.05pt solid #000000"/>
    </style:style>
    <style:style style:name="Tabella175.D36" style:family="table-cell">
      <style:table-cell-properties fo:padding="0.097cm" fo:border-left="0.05pt solid #000000" fo:border-right="none" fo:border-top="none" fo:border-bottom="0.05pt solid #000000"/>
    </style:style>
    <style:style style:name="Tabella175.E36" style:family="table-cell">
      <style:table-cell-properties fo:padding="0.097cm" fo:border-left="0.05pt solid #000000" fo:border-right="0.05pt solid #000000" fo:border-top="none" fo:border-bottom="0.05pt solid #000000"/>
    </style:style>
    <style:style style:name="Tabella175.A37" style:family="table-cell">
      <style:table-cell-properties fo:padding="0.097cm" fo:border-left="0.05pt solid #000000" fo:border-right="none" fo:border-top="none" fo:border-bottom="0.05pt solid #000000"/>
    </style:style>
    <style:style style:name="Tabella175.B37" style:family="table-cell">
      <style:table-cell-properties fo:padding="0.097cm" fo:border-left="0.05pt solid #000000" fo:border-right="none" fo:border-top="none" fo:border-bottom="0.05pt solid #000000"/>
    </style:style>
    <style:style style:name="Tabella175.C37" style:family="table-cell">
      <style:table-cell-properties fo:padding="0.097cm" fo:border-left="0.05pt solid #000000" fo:border-right="none" fo:border-top="none" fo:border-bottom="0.05pt solid #000000"/>
    </style:style>
    <style:style style:name="Tabella175.D37" style:family="table-cell">
      <style:table-cell-properties fo:padding="0.097cm" fo:border-left="0.05pt solid #000000" fo:border-right="none" fo:border-top="none" fo:border-bottom="0.05pt solid #000000"/>
    </style:style>
    <style:style style:name="Tabella175.E37" style:family="table-cell">
      <style:table-cell-properties fo:padding="0.097cm" fo:border-left="0.05pt solid #000000" fo:border-right="0.05pt solid #000000" fo:border-top="none" fo:border-bottom="0.05pt solid #000000"/>
    </style:style>
    <style:style style:name="Tabella175.A38" style:family="table-cell">
      <style:table-cell-properties fo:padding="0.097cm" fo:border-left="0.05pt solid #000000" fo:border-right="none" fo:border-top="none" fo:border-bottom="0.05pt solid #000000"/>
    </style:style>
    <style:style style:name="Tabella175.B38" style:family="table-cell">
      <style:table-cell-properties fo:padding="0.097cm" fo:border-left="0.05pt solid #000000" fo:border-right="none" fo:border-top="none" fo:border-bottom="0.05pt solid #000000"/>
    </style:style>
    <style:style style:name="Tabella175.C38" style:family="table-cell">
      <style:table-cell-properties fo:padding="0.097cm" fo:border-left="0.05pt solid #000000" fo:border-right="none" fo:border-top="none" fo:border-bottom="0.05pt solid #000000"/>
    </style:style>
    <style:style style:name="Tabella175.D38" style:family="table-cell">
      <style:table-cell-properties fo:padding="0.097cm" fo:border-left="0.05pt solid #000000" fo:border-right="none" fo:border-top="none" fo:border-bottom="0.05pt solid #000000"/>
    </style:style>
    <style:style style:name="Tabella175.E38" style:family="table-cell">
      <style:table-cell-properties fo:padding="0.097cm" fo:border-left="0.05pt solid #000000" fo:border-right="0.05pt solid #000000" fo:border-top="none" fo:border-bottom="0.05pt solid #000000"/>
    </style:style>
    <style:style style:name="Tabella175.A39" style:family="table-cell">
      <style:table-cell-properties fo:padding="0.097cm" fo:border-left="0.05pt solid #000000" fo:border-right="none" fo:border-top="none" fo:border-bottom="0.05pt solid #000000"/>
    </style:style>
    <style:style style:name="Tabella175.B39" style:family="table-cell">
      <style:table-cell-properties fo:padding="0.097cm" fo:border-left="0.05pt solid #000000" fo:border-right="none" fo:border-top="none" fo:border-bottom="0.05pt solid #000000"/>
    </style:style>
    <style:style style:name="Tabella175.C39" style:family="table-cell">
      <style:table-cell-properties fo:padding="0.097cm" fo:border-left="0.05pt solid #000000" fo:border-right="none" fo:border-top="none" fo:border-bottom="0.05pt solid #000000"/>
    </style:style>
    <style:style style:name="Tabella175.D39" style:family="table-cell">
      <style:table-cell-properties fo:padding="0.097cm" fo:border-left="0.05pt solid #000000" fo:border-right="none" fo:border-top="none" fo:border-bottom="0.05pt solid #000000"/>
    </style:style>
    <style:style style:name="Tabella175.E39" style:family="table-cell">
      <style:table-cell-properties fo:padding="0.097cm" fo:border-left="0.05pt solid #000000" fo:border-right="0.05pt solid #000000" fo:border-top="none" fo:border-bottom="0.05pt solid #000000"/>
    </style:style>
    <style:style style:name="Tabella175.A40" style:family="table-cell">
      <style:table-cell-properties fo:padding="0.097cm" fo:border-left="0.05pt solid #000000" fo:border-right="none" fo:border-top="none" fo:border-bottom="0.05pt solid #000000"/>
    </style:style>
    <style:style style:name="Tabella175.B40" style:family="table-cell">
      <style:table-cell-properties fo:padding="0.097cm" fo:border-left="0.05pt solid #000000" fo:border-right="none" fo:border-top="none" fo:border-bottom="0.05pt solid #000000"/>
    </style:style>
    <style:style style:name="Tabella175.C40" style:family="table-cell">
      <style:table-cell-properties fo:padding="0.097cm" fo:border-left="0.05pt solid #000000" fo:border-right="none" fo:border-top="none" fo:border-bottom="0.05pt solid #000000"/>
    </style:style>
    <style:style style:name="Tabella175.D40" style:family="table-cell">
      <style:table-cell-properties fo:padding="0.097cm" fo:border-left="0.05pt solid #000000" fo:border-right="none" fo:border-top="none" fo:border-bottom="0.05pt solid #000000"/>
    </style:style>
    <style:style style:name="Tabella175.E40" style:family="table-cell">
      <style:table-cell-properties fo:padding="0.097cm" fo:border-left="0.05pt solid #000000" fo:border-right="0.05pt solid #000000" fo:border-top="none" fo:border-bottom="0.05pt solid #000000"/>
    </style:style>
    <style:style style:name="Tabella175.A41" style:family="table-cell">
      <style:table-cell-properties fo:padding="0.097cm" fo:border-left="0.05pt solid #000000" fo:border-right="none" fo:border-top="none" fo:border-bottom="0.05pt solid #000000"/>
    </style:style>
    <style:style style:name="Tabella175.B41" style:family="table-cell">
      <style:table-cell-properties fo:padding="0.097cm" fo:border-left="0.05pt solid #000000" fo:border-right="none" fo:border-top="none" fo:border-bottom="0.05pt solid #000000"/>
    </style:style>
    <style:style style:name="Tabella175.C41" style:family="table-cell">
      <style:table-cell-properties fo:padding="0.097cm" fo:border-left="0.05pt solid #000000" fo:border-right="none" fo:border-top="none" fo:border-bottom="0.05pt solid #000000"/>
    </style:style>
    <style:style style:name="Tabella175.D41" style:family="table-cell">
      <style:table-cell-properties fo:padding="0.097cm" fo:border-left="0.05pt solid #000000" fo:border-right="none" fo:border-top="none" fo:border-bottom="0.05pt solid #000000"/>
    </style:style>
    <style:style style:name="Tabella175.E41" style:family="table-cell">
      <style:table-cell-properties fo:padding="0.097cm" fo:border-left="0.05pt solid #000000" fo:border-right="0.05pt solid #000000" fo:border-top="none" fo:border-bottom="0.05pt solid #000000"/>
    </style:style>
    <style:style style:name="Tabella175.A42" style:family="table-cell">
      <style:table-cell-properties fo:padding="0.097cm" fo:border-left="0.05pt solid #000000" fo:border-right="none" fo:border-top="none" fo:border-bottom="0.05pt solid #000000"/>
    </style:style>
    <style:style style:name="Tabella175.B42" style:family="table-cell">
      <style:table-cell-properties fo:padding="0.097cm" fo:border-left="0.05pt solid #000000" fo:border-right="none" fo:border-top="none" fo:border-bottom="0.05pt solid #000000"/>
    </style:style>
    <style:style style:name="Tabella175.C42" style:family="table-cell">
      <style:table-cell-properties fo:padding="0.097cm" fo:border-left="0.05pt solid #000000" fo:border-right="none" fo:border-top="none" fo:border-bottom="0.05pt solid #000000"/>
    </style:style>
    <style:style style:name="Tabella175.D42" style:family="table-cell">
      <style:table-cell-properties fo:padding="0.097cm" fo:border-left="0.05pt solid #000000" fo:border-right="none" fo:border-top="none" fo:border-bottom="0.05pt solid #000000"/>
    </style:style>
    <style:style style:name="Tabella175.E42" style:family="table-cell">
      <style:table-cell-properties fo:padding="0.097cm" fo:border-left="0.05pt solid #000000" fo:border-right="0.05pt solid #000000" fo:border-top="none" fo:border-bottom="0.05pt solid #000000"/>
    </style:style>
    <style:style style:name="Tabella175.A43" style:family="table-cell">
      <style:table-cell-properties fo:padding="0.097cm" fo:border-left="0.05pt solid #000000" fo:border-right="none" fo:border-top="none" fo:border-bottom="0.05pt solid #000000"/>
    </style:style>
    <style:style style:name="Tabella175.B43" style:family="table-cell">
      <style:table-cell-properties fo:padding="0.097cm" fo:border-left="0.05pt solid #000000" fo:border-right="none" fo:border-top="none" fo:border-bottom="0.05pt solid #000000"/>
    </style:style>
    <style:style style:name="Tabella175.C43" style:family="table-cell">
      <style:table-cell-properties fo:padding="0.097cm" fo:border-left="0.05pt solid #000000" fo:border-right="none" fo:border-top="none" fo:border-bottom="0.05pt solid #000000"/>
    </style:style>
    <style:style style:name="Tabella175.D43" style:family="table-cell">
      <style:table-cell-properties fo:padding="0.097cm" fo:border-left="0.05pt solid #000000" fo:border-right="none" fo:border-top="none" fo:border-bottom="0.05pt solid #000000"/>
    </style:style>
    <style:style style:name="Tabella175.E43" style:family="table-cell">
      <style:table-cell-properties fo:padding="0.097cm" fo:border-left="0.05pt solid #000000" fo:border-right="0.05pt solid #000000" fo:border-top="none" fo:border-bottom="0.05pt solid #000000"/>
    </style:style>
    <style:style style:name="Tabella175.A44" style:family="table-cell">
      <style:table-cell-properties fo:padding="0.097cm" fo:border-left="0.05pt solid #000000" fo:border-right="none" fo:border-top="none" fo:border-bottom="0.05pt solid #000000"/>
    </style:style>
    <style:style style:name="Tabella175.B44" style:family="table-cell">
      <style:table-cell-properties fo:padding="0.097cm" fo:border-left="0.05pt solid #000000" fo:border-right="none" fo:border-top="none" fo:border-bottom="0.05pt solid #000000"/>
    </style:style>
    <style:style style:name="Tabella175.C44" style:family="table-cell">
      <style:table-cell-properties fo:padding="0.097cm" fo:border-left="0.05pt solid #000000" fo:border-right="none" fo:border-top="none" fo:border-bottom="0.05pt solid #000000"/>
    </style:style>
    <style:style style:name="Tabella175.D44" style:family="table-cell">
      <style:table-cell-properties fo:padding="0.097cm" fo:border-left="0.05pt solid #000000" fo:border-right="none" fo:border-top="none" fo:border-bottom="0.05pt solid #000000"/>
    </style:style>
    <style:style style:name="Tabella175.E44" style:family="table-cell">
      <style:table-cell-properties fo:padding="0.097cm" fo:border-left="0.05pt solid #000000" fo:border-right="0.05pt solid #000000" fo:border-top="none" fo:border-bottom="0.05pt solid #000000"/>
    </style:style>
    <style:style style:name="Tabella175.A45" style:family="table-cell">
      <style:table-cell-properties fo:padding="0.097cm" fo:border-left="0.05pt solid #000000" fo:border-right="none" fo:border-top="none" fo:border-bottom="0.05pt solid #000000"/>
    </style:style>
    <style:style style:name="Tabella175.B45" style:family="table-cell">
      <style:table-cell-properties fo:padding="0.097cm" fo:border-left="0.05pt solid #000000" fo:border-right="none" fo:border-top="none" fo:border-bottom="0.05pt solid #000000"/>
    </style:style>
    <style:style style:name="Tabella175.C45" style:family="table-cell">
      <style:table-cell-properties fo:padding="0.097cm" fo:border-left="0.05pt solid #000000" fo:border-right="none" fo:border-top="none" fo:border-bottom="0.05pt solid #000000"/>
    </style:style>
    <style:style style:name="Tabella175.D45" style:family="table-cell">
      <style:table-cell-properties fo:padding="0.097cm" fo:border-left="0.05pt solid #000000" fo:border-right="none" fo:border-top="none" fo:border-bottom="0.05pt solid #000000"/>
    </style:style>
    <style:style style:name="Tabella175.E45" style:family="table-cell">
      <style:table-cell-properties fo:padding="0.097cm" fo:border-left="0.05pt solid #000000" fo:border-right="0.05pt solid #000000" fo:border-top="none" fo:border-bottom="0.05pt solid #000000"/>
    </style:style>
    <style:style style:name="Tabella175.A46" style:family="table-cell">
      <style:table-cell-properties fo:padding="0.097cm" fo:border-left="0.05pt solid #000000" fo:border-right="none" fo:border-top="none" fo:border-bottom="0.05pt solid #000000"/>
    </style:style>
    <style:style style:name="Tabella175.B46" style:family="table-cell">
      <style:table-cell-properties fo:padding="0.097cm" fo:border-left="0.05pt solid #000000" fo:border-right="none" fo:border-top="none" fo:border-bottom="0.05pt solid #000000"/>
    </style:style>
    <style:style style:name="Tabella175.C46" style:family="table-cell">
      <style:table-cell-properties fo:padding="0.097cm" fo:border-left="0.05pt solid #000000" fo:border-right="none" fo:border-top="none" fo:border-bottom="0.05pt solid #000000"/>
    </style:style>
    <style:style style:name="Tabella175.D46" style:family="table-cell">
      <style:table-cell-properties fo:padding="0.097cm" fo:border-left="0.05pt solid #000000" fo:border-right="none" fo:border-top="none" fo:border-bottom="0.05pt solid #000000"/>
    </style:style>
    <style:style style:name="Tabella175.E46" style:family="table-cell">
      <style:table-cell-properties fo:padding="0.097cm" fo:border-left="0.05pt solid #000000" fo:border-right="0.05pt solid #000000" fo:border-top="none" fo:border-bottom="0.05pt solid #000000"/>
    </style:style>
    <style:style style:name="Tabella175.A47" style:family="table-cell">
      <style:table-cell-properties fo:padding="0.097cm" fo:border-left="0.05pt solid #000000" fo:border-right="none" fo:border-top="none" fo:border-bottom="0.05pt solid #000000"/>
    </style:style>
    <style:style style:name="Tabella175.B47" style:family="table-cell">
      <style:table-cell-properties fo:padding="0.097cm" fo:border-left="0.05pt solid #000000" fo:border-right="none" fo:border-top="none" fo:border-bottom="0.05pt solid #000000"/>
    </style:style>
    <style:style style:name="Tabella175.C47" style:family="table-cell">
      <style:table-cell-properties fo:padding="0.097cm" fo:border-left="0.05pt solid #000000" fo:border-right="none" fo:border-top="none" fo:border-bottom="0.05pt solid #000000"/>
    </style:style>
    <style:style style:name="Tabella175.D47" style:family="table-cell">
      <style:table-cell-properties fo:padding="0.097cm" fo:border-left="0.05pt solid #000000" fo:border-right="none" fo:border-top="none" fo:border-bottom="0.05pt solid #000000"/>
    </style:style>
    <style:style style:name="Tabella175.E47" style:family="table-cell">
      <style:table-cell-properties fo:padding="0.097cm" fo:border-left="0.05pt solid #000000" fo:border-right="0.05pt solid #000000" fo:border-top="none" fo:border-bottom="0.05pt solid #000000"/>
    </style:style>
    <style:style style:name="Tabella175.A48" style:family="table-cell">
      <style:table-cell-properties fo:padding="0.097cm" fo:border-left="0.05pt solid #000000" fo:border-right="none" fo:border-top="none" fo:border-bottom="0.05pt solid #000000"/>
    </style:style>
    <style:style style:name="Tabella175.B48" style:family="table-cell">
      <style:table-cell-properties fo:padding="0.097cm" fo:border-left="0.05pt solid #000000" fo:border-right="none" fo:border-top="none" fo:border-bottom="0.05pt solid #000000"/>
    </style:style>
    <style:style style:name="Tabella175.C48" style:family="table-cell">
      <style:table-cell-properties fo:padding="0.097cm" fo:border-left="0.05pt solid #000000" fo:border-right="none" fo:border-top="none" fo:border-bottom="0.05pt solid #000000"/>
    </style:style>
    <style:style style:name="Tabella175.D48" style:family="table-cell">
      <style:table-cell-properties fo:padding="0.097cm" fo:border-left="0.05pt solid #000000" fo:border-right="none" fo:border-top="none" fo:border-bottom="0.05pt solid #000000"/>
    </style:style>
    <style:style style:name="Tabella175.E48" style:family="table-cell">
      <style:table-cell-properties fo:padding="0.097cm" fo:border-left="0.05pt solid #000000" fo:border-right="0.05pt solid #000000" fo:border-top="none" fo:border-bottom="0.05pt solid #000000"/>
    </style:style>
    <style:style style:name="Tabella175.A49" style:family="table-cell">
      <style:table-cell-properties fo:padding="0.097cm" fo:border-left="0.05pt solid #000000" fo:border-right="none" fo:border-top="none" fo:border-bottom="0.05pt solid #000000"/>
    </style:style>
    <style:style style:name="Tabella175.B49" style:family="table-cell">
      <style:table-cell-properties fo:padding="0.097cm" fo:border-left="0.05pt solid #000000" fo:border-right="none" fo:border-top="none" fo:border-bottom="0.05pt solid #000000"/>
    </style:style>
    <style:style style:name="Tabella175.C49" style:family="table-cell">
      <style:table-cell-properties fo:padding="0.097cm" fo:border-left="0.05pt solid #000000" fo:border-right="none" fo:border-top="none" fo:border-bottom="0.05pt solid #000000"/>
    </style:style>
    <style:style style:name="Tabella175.D49" style:family="table-cell">
      <style:table-cell-properties fo:padding="0.097cm" fo:border-left="0.05pt solid #000000" fo:border-right="none" fo:border-top="none" fo:border-bottom="0.05pt solid #000000"/>
    </style:style>
    <style:style style:name="Tabella175.E49" style:family="table-cell">
      <style:table-cell-properties fo:padding="0.097cm" fo:border-left="0.05pt solid #000000" fo:border-right="0.05pt solid #000000" fo:border-top="none" fo:border-bottom="0.05pt solid #000000"/>
    </style:style>
    <style:style style:name="Tabella175.A50" style:family="table-cell">
      <style:table-cell-properties fo:padding="0.097cm" fo:border-left="0.05pt solid #000000" fo:border-right="none" fo:border-top="none" fo:border-bottom="0.05pt solid #000000"/>
    </style:style>
    <style:style style:name="Tabella175.B50" style:family="table-cell">
      <style:table-cell-properties fo:padding="0.097cm" fo:border-left="0.05pt solid #000000" fo:border-right="none" fo:border-top="none" fo:border-bottom="0.05pt solid #000000"/>
    </style:style>
    <style:style style:name="Tabella175.C50" style:family="table-cell">
      <style:table-cell-properties fo:padding="0.097cm" fo:border-left="0.05pt solid #000000" fo:border-right="none" fo:border-top="none" fo:border-bottom="0.05pt solid #000000"/>
    </style:style>
    <style:style style:name="Tabella175.D50" style:family="table-cell">
      <style:table-cell-properties fo:padding="0.097cm" fo:border-left="0.05pt solid #000000" fo:border-right="none" fo:border-top="none" fo:border-bottom="0.05pt solid #000000"/>
    </style:style>
    <style:style style:name="Tabella175.E50" style:family="table-cell">
      <style:table-cell-properties fo:padding="0.097cm" fo:border-left="0.05pt solid #000000" fo:border-right="0.05pt solid #000000" fo:border-top="none" fo:border-bottom="0.05pt solid #000000"/>
    </style:style>
    <style:style style:name="Tabella175.A51" style:family="table-cell">
      <style:table-cell-properties fo:padding="0.097cm" fo:border-left="0.05pt solid #000000" fo:border-right="none" fo:border-top="none" fo:border-bottom="0.05pt solid #000000"/>
    </style:style>
    <style:style style:name="Tabella175.B51" style:family="table-cell">
      <style:table-cell-properties fo:padding="0.097cm" fo:border-left="0.05pt solid #000000" fo:border-right="none" fo:border-top="none" fo:border-bottom="0.05pt solid #000000"/>
    </style:style>
    <style:style style:name="Tabella175.C51" style:family="table-cell">
      <style:table-cell-properties fo:padding="0.097cm" fo:border-left="0.05pt solid #000000" fo:border-right="none" fo:border-top="none" fo:border-bottom="0.05pt solid #000000"/>
    </style:style>
    <style:style style:name="Tabella175.D51" style:family="table-cell">
      <style:table-cell-properties fo:padding="0.097cm" fo:border-left="0.05pt solid #000000" fo:border-right="none" fo:border-top="none" fo:border-bottom="0.05pt solid #000000"/>
    </style:style>
    <style:style style:name="Tabella175.E51" style:family="table-cell">
      <style:table-cell-properties fo:padding="0.097cm" fo:border-left="0.05pt solid #000000" fo:border-right="0.05pt solid #000000" fo:border-top="none" fo:border-bottom="0.05pt solid #000000"/>
    </style:style>
    <style:style style:name="Tabella175.A52" style:family="table-cell">
      <style:table-cell-properties fo:padding="0.097cm" fo:border-left="0.05pt solid #000000" fo:border-right="none" fo:border-top="none" fo:border-bottom="0.05pt solid #000000"/>
    </style:style>
    <style:style style:name="Tabella175.B52" style:family="table-cell">
      <style:table-cell-properties fo:padding="0.097cm" fo:border-left="0.05pt solid #000000" fo:border-right="none" fo:border-top="none" fo:border-bottom="0.05pt solid #000000"/>
    </style:style>
    <style:style style:name="Tabella175.C52" style:family="table-cell">
      <style:table-cell-properties fo:padding="0.097cm" fo:border-left="0.05pt solid #000000" fo:border-right="none" fo:border-top="none" fo:border-bottom="0.05pt solid #000000"/>
    </style:style>
    <style:style style:name="Tabella175.D52" style:family="table-cell">
      <style:table-cell-properties fo:padding="0.097cm" fo:border-left="0.05pt solid #000000" fo:border-right="none" fo:border-top="none" fo:border-bottom="0.05pt solid #000000"/>
    </style:style>
    <style:style style:name="Tabella175.E52" style:family="table-cell">
      <style:table-cell-properties fo:padding="0.097cm" fo:border-left="0.05pt solid #000000" fo:border-right="0.05pt solid #000000" fo:border-top="none" fo:border-bottom="0.05pt solid #000000"/>
    </style:style>
    <style:style style:name="Tabella175.A53" style:family="table-cell">
      <style:table-cell-properties fo:padding="0.097cm" fo:border-left="0.05pt solid #000000" fo:border-right="none" fo:border-top="none" fo:border-bottom="0.05pt solid #000000"/>
    </style:style>
    <style:style style:name="Tabella175.B53" style:family="table-cell">
      <style:table-cell-properties fo:padding="0.097cm" fo:border-left="0.05pt solid #000000" fo:border-right="none" fo:border-top="none" fo:border-bottom="0.05pt solid #000000"/>
    </style:style>
    <style:style style:name="Tabella175.C53" style:family="table-cell">
      <style:table-cell-properties fo:padding="0.097cm" fo:border-left="0.05pt solid #000000" fo:border-right="none" fo:border-top="none" fo:border-bottom="0.05pt solid #000000"/>
    </style:style>
    <style:style style:name="Tabella175.D53" style:family="table-cell">
      <style:table-cell-properties fo:padding="0.097cm" fo:border-left="0.05pt solid #000000" fo:border-right="none" fo:border-top="none" fo:border-bottom="0.05pt solid #000000"/>
    </style:style>
    <style:style style:name="Tabella175.E53" style:family="table-cell">
      <style:table-cell-properties fo:padding="0.097cm" fo:border-left="0.05pt solid #000000" fo:border-right="0.05pt solid #000000" fo:border-top="none" fo:border-bottom="0.05pt solid #000000"/>
    </style:style>
    <style:style style:name="Tabella175.A54" style:family="table-cell">
      <style:table-cell-properties fo:padding="0.097cm" fo:border-left="0.05pt solid #000000" fo:border-right="none" fo:border-top="none" fo:border-bottom="0.05pt solid #000000"/>
    </style:style>
    <style:style style:name="Tabella175.B54" style:family="table-cell">
      <style:table-cell-properties fo:padding="0.097cm" fo:border-left="0.05pt solid #000000" fo:border-right="none" fo:border-top="none" fo:border-bottom="0.05pt solid #000000"/>
    </style:style>
    <style:style style:name="Tabella175.C54" style:family="table-cell">
      <style:table-cell-properties fo:padding="0.097cm" fo:border-left="0.05pt solid #000000" fo:border-right="none" fo:border-top="none" fo:border-bottom="0.05pt solid #000000"/>
    </style:style>
    <style:style style:name="Tabella175.D54" style:family="table-cell">
      <style:table-cell-properties fo:padding="0.097cm" fo:border-left="0.05pt solid #000000" fo:border-right="none" fo:border-top="none" fo:border-bottom="0.05pt solid #000000"/>
    </style:style>
    <style:style style:name="Tabella175.E54" style:family="table-cell">
      <style:table-cell-properties fo:padding="0.097cm" fo:border-left="0.05pt solid #000000" fo:border-right="0.05pt solid #000000" fo:border-top="none" fo:border-bottom="0.05pt solid #000000"/>
    </style:style>
    <style:style style:name="Tabella175.A55" style:family="table-cell">
      <style:table-cell-properties fo:padding="0.097cm" fo:border-left="0.05pt solid #000000" fo:border-right="none" fo:border-top="none" fo:border-bottom="0.05pt solid #000000"/>
    </style:style>
    <style:style style:name="Tabella175.B55" style:family="table-cell">
      <style:table-cell-properties fo:padding="0.097cm" fo:border-left="0.05pt solid #000000" fo:border-right="none" fo:border-top="none" fo:border-bottom="0.05pt solid #000000"/>
    </style:style>
    <style:style style:name="Tabella175.C55" style:family="table-cell">
      <style:table-cell-properties fo:padding="0.097cm" fo:border-left="0.05pt solid #000000" fo:border-right="none" fo:border-top="none" fo:border-bottom="0.05pt solid #000000"/>
    </style:style>
    <style:style style:name="Tabella175.D55" style:family="table-cell">
      <style:table-cell-properties fo:padding="0.097cm" fo:border-left="0.05pt solid #000000" fo:border-right="none" fo:border-top="none" fo:border-bottom="0.05pt solid #000000"/>
    </style:style>
    <style:style style:name="Tabella175.E55" style:family="table-cell">
      <style:table-cell-properties fo:padding="0.097cm" fo:border-left="0.05pt solid #000000" fo:border-right="0.05pt solid #000000" fo:border-top="none" fo:border-bottom="0.05pt solid #000000"/>
    </style:style>
    <style:style style:name="Tabella175.A56" style:family="table-cell">
      <style:table-cell-properties fo:padding="0.097cm" fo:border-left="0.05pt solid #000000" fo:border-right="none" fo:border-top="none" fo:border-bottom="0.05pt solid #000000"/>
    </style:style>
    <style:style style:name="Tabella175.B56" style:family="table-cell">
      <style:table-cell-properties fo:padding="0.097cm" fo:border-left="0.05pt solid #000000" fo:border-right="none" fo:border-top="none" fo:border-bottom="0.05pt solid #000000"/>
    </style:style>
    <style:style style:name="Tabella175.C56" style:family="table-cell">
      <style:table-cell-properties fo:padding="0.097cm" fo:border-left="0.05pt solid #000000" fo:border-right="none" fo:border-top="none" fo:border-bottom="0.05pt solid #000000"/>
    </style:style>
    <style:style style:name="Tabella175.D56" style:family="table-cell">
      <style:table-cell-properties fo:padding="0.097cm" fo:border-left="0.05pt solid #000000" fo:border-right="none" fo:border-top="none" fo:border-bottom="0.05pt solid #000000"/>
    </style:style>
    <style:style style:name="Tabella175.E56" style:family="table-cell">
      <style:table-cell-properties fo:padding="0.097cm" fo:border-left="0.05pt solid #000000" fo:border-right="0.05pt solid #000000" fo:border-top="none" fo:border-bottom="0.05pt solid #000000"/>
    </style:style>
    <style:style style:name="Tabella175.A57" style:family="table-cell">
      <style:table-cell-properties fo:padding="0.097cm" fo:border-left="0.05pt solid #000000" fo:border-right="none" fo:border-top="none" fo:border-bottom="0.05pt solid #000000"/>
    </style:style>
    <style:style style:name="Tabella175.B57" style:family="table-cell">
      <style:table-cell-properties fo:padding="0.097cm" fo:border-left="0.05pt solid #000000" fo:border-right="none" fo:border-top="none" fo:border-bottom="0.05pt solid #000000"/>
    </style:style>
    <style:style style:name="Tabella175.C57" style:family="table-cell">
      <style:table-cell-properties fo:padding="0.097cm" fo:border-left="0.05pt solid #000000" fo:border-right="none" fo:border-top="none" fo:border-bottom="0.05pt solid #000000"/>
    </style:style>
    <style:style style:name="Tabella175.D57" style:family="table-cell">
      <style:table-cell-properties fo:padding="0.097cm" fo:border-left="0.05pt solid #000000" fo:border-right="none" fo:border-top="none" fo:border-bottom="0.05pt solid #000000"/>
    </style:style>
    <style:style style:name="Tabella175.E57" style:family="table-cell">
      <style:table-cell-properties fo:padding="0.097cm" fo:border-left="0.05pt solid #000000" fo:border-right="0.05pt solid #000000" fo:border-top="none" fo:border-bottom="0.05pt solid #000000"/>
    </style:style>
    <style:style style:name="Tabella175.A58" style:family="table-cell">
      <style:table-cell-properties fo:padding="0.097cm" fo:border-left="0.05pt solid #000000" fo:border-right="none" fo:border-top="none" fo:border-bottom="0.05pt solid #000000"/>
    </style:style>
    <style:style style:name="Tabella175.B58" style:family="table-cell">
      <style:table-cell-properties fo:padding="0.097cm" fo:border-left="0.05pt solid #000000" fo:border-right="none" fo:border-top="none" fo:border-bottom="0.05pt solid #000000"/>
    </style:style>
    <style:style style:name="Tabella175.C58" style:family="table-cell">
      <style:table-cell-properties fo:padding="0.097cm" fo:border-left="0.05pt solid #000000" fo:border-right="none" fo:border-top="none" fo:border-bottom="0.05pt solid #000000"/>
    </style:style>
    <style:style style:name="Tabella175.D58" style:family="table-cell">
      <style:table-cell-properties fo:padding="0.097cm" fo:border-left="0.05pt solid #000000" fo:border-right="none" fo:border-top="none" fo:border-bottom="0.05pt solid #000000"/>
    </style:style>
    <style:style style:name="Tabella175.E58" style:family="table-cell">
      <style:table-cell-properties fo:padding="0.097cm" fo:border-left="0.05pt solid #000000" fo:border-right="0.05pt solid #000000" fo:border-top="none" fo:border-bottom="0.05pt solid #000000"/>
    </style:style>
    <style:style style:name="Tabella175.A59" style:family="table-cell">
      <style:table-cell-properties fo:padding="0.097cm" fo:border-left="0.05pt solid #000000" fo:border-right="none" fo:border-top="none" fo:border-bottom="0.05pt solid #000000"/>
    </style:style>
    <style:style style:name="Tabella175.B59" style:family="table-cell">
      <style:table-cell-properties fo:padding="0.097cm" fo:border-left="0.05pt solid #000000" fo:border-right="none" fo:border-top="none" fo:border-bottom="0.05pt solid #000000"/>
    </style:style>
    <style:style style:name="Tabella175.C59" style:family="table-cell">
      <style:table-cell-properties fo:padding="0.097cm" fo:border-left="0.05pt solid #000000" fo:border-right="none" fo:border-top="none" fo:border-bottom="0.05pt solid #000000"/>
    </style:style>
    <style:style style:name="Tabella175.D59" style:family="table-cell">
      <style:table-cell-properties fo:padding="0.097cm" fo:border-left="0.05pt solid #000000" fo:border-right="none" fo:border-top="none" fo:border-bottom="0.05pt solid #000000"/>
    </style:style>
    <style:style style:name="Tabella175.E59" style:family="table-cell">
      <style:table-cell-properties fo:padding="0.097cm" fo:border-left="0.05pt solid #000000" fo:border-right="0.05pt solid #000000" fo:border-top="none" fo:border-bottom="0.05pt solid #000000"/>
    </style:style>
    <style:style style:name="Tabella175.A60" style:family="table-cell">
      <style:table-cell-properties fo:padding="0.097cm" fo:border-left="0.05pt solid #000000" fo:border-right="none" fo:border-top="none" fo:border-bottom="0.05pt solid #000000"/>
    </style:style>
    <style:style style:name="Tabella175.B60" style:family="table-cell">
      <style:table-cell-properties fo:padding="0.097cm" fo:border-left="0.05pt solid #000000" fo:border-right="none" fo:border-top="none" fo:border-bottom="0.05pt solid #000000"/>
    </style:style>
    <style:style style:name="Tabella175.C60" style:family="table-cell">
      <style:table-cell-properties fo:padding="0.097cm" fo:border-left="0.05pt solid #000000" fo:border-right="none" fo:border-top="none" fo:border-bottom="0.05pt solid #000000"/>
    </style:style>
    <style:style style:name="Tabella175.D60" style:family="table-cell">
      <style:table-cell-properties fo:padding="0.097cm" fo:border-left="0.05pt solid #000000" fo:border-right="none" fo:border-top="none" fo:border-bottom="0.05pt solid #000000"/>
    </style:style>
    <style:style style:name="Tabella175.E60" style:family="table-cell">
      <style:table-cell-properties fo:padding="0.097cm" fo:border-left="0.05pt solid #000000" fo:border-right="0.05pt solid #000000" fo:border-top="none" fo:border-bottom="0.05pt solid #000000"/>
    </style:style>
    <style:style style:name="Tabella175.A61" style:family="table-cell">
      <style:table-cell-properties fo:padding="0.097cm" fo:border-left="0.05pt solid #000000" fo:border-right="none" fo:border-top="none" fo:border-bottom="0.05pt solid #000000"/>
    </style:style>
    <style:style style:name="Tabella175.B61" style:family="table-cell">
      <style:table-cell-properties fo:padding="0.097cm" fo:border-left="0.05pt solid #000000" fo:border-right="none" fo:border-top="none" fo:border-bottom="0.05pt solid #000000"/>
    </style:style>
    <style:style style:name="Tabella175.C61" style:family="table-cell">
      <style:table-cell-properties fo:padding="0.097cm" fo:border-left="0.05pt solid #000000" fo:border-right="none" fo:border-top="none" fo:border-bottom="0.05pt solid #000000"/>
    </style:style>
    <style:style style:name="Tabella175.D61" style:family="table-cell">
      <style:table-cell-properties fo:padding="0.097cm" fo:border-left="0.05pt solid #000000" fo:border-right="none" fo:border-top="none" fo:border-bottom="0.05pt solid #000000"/>
    </style:style>
    <style:style style:name="Tabella175.E61" style:family="table-cell">
      <style:table-cell-properties fo:padding="0.097cm" fo:border-left="0.05pt solid #000000" fo:border-right="0.05pt solid #000000" fo:border-top="none" fo:border-bottom="0.05pt solid #000000"/>
    </style:style>
    <style:style style:name="Tabella175.A62" style:family="table-cell">
      <style:table-cell-properties fo:padding="0.097cm" fo:border-left="0.05pt solid #000000" fo:border-right="none" fo:border-top="none" fo:border-bottom="0.05pt solid #000000"/>
    </style:style>
    <style:style style:name="Tabella175.B62" style:family="table-cell">
      <style:table-cell-properties fo:padding="0.097cm" fo:border-left="0.05pt solid #000000" fo:border-right="none" fo:border-top="none" fo:border-bottom="0.05pt solid #000000"/>
    </style:style>
    <style:style style:name="Tabella175.C62" style:family="table-cell">
      <style:table-cell-properties fo:padding="0.097cm" fo:border-left="0.05pt solid #000000" fo:border-right="none" fo:border-top="none" fo:border-bottom="0.05pt solid #000000"/>
    </style:style>
    <style:style style:name="Tabella175.D62" style:family="table-cell">
      <style:table-cell-properties fo:padding="0.097cm" fo:border-left="0.05pt solid #000000" fo:border-right="none" fo:border-top="none" fo:border-bottom="0.05pt solid #000000"/>
    </style:style>
    <style:style style:name="Tabella175.E62" style:family="table-cell">
      <style:table-cell-properties fo:padding="0.097cm" fo:border-left="0.05pt solid #000000" fo:border-right="0.05pt solid #000000" fo:border-top="none" fo:border-bottom="0.05pt solid #000000"/>
    </style:style>
    <style:style style:name="Tabella175.A63" style:family="table-cell">
      <style:table-cell-properties fo:padding="0.097cm" fo:border-left="0.05pt solid #000000" fo:border-right="none" fo:border-top="none" fo:border-bottom="0.05pt solid #000000"/>
    </style:style>
    <style:style style:name="Tabella175.B63" style:family="table-cell">
      <style:table-cell-properties fo:padding="0.097cm" fo:border-left="0.05pt solid #000000" fo:border-right="none" fo:border-top="none" fo:border-bottom="0.05pt solid #000000"/>
    </style:style>
    <style:style style:name="Tabella175.C63" style:family="table-cell">
      <style:table-cell-properties fo:padding="0.097cm" fo:border-left="0.05pt solid #000000" fo:border-right="none" fo:border-top="none" fo:border-bottom="0.05pt solid #000000"/>
    </style:style>
    <style:style style:name="Tabella175.D63" style:family="table-cell">
      <style:table-cell-properties fo:padding="0.097cm" fo:border-left="0.05pt solid #000000" fo:border-right="none" fo:border-top="none" fo:border-bottom="0.05pt solid #000000"/>
    </style:style>
    <style:style style:name="Tabella175.E63" style:family="table-cell">
      <style:table-cell-properties fo:padding="0.097cm" fo:border-left="0.05pt solid #000000" fo:border-right="0.05pt solid #000000" fo:border-top="none" fo:border-bottom="0.05pt solid #000000"/>
    </style:style>
    <style:style style:name="Tabella175.A64" style:family="table-cell">
      <style:table-cell-properties fo:padding="0.097cm" fo:border-left="0.05pt solid #000000" fo:border-right="none" fo:border-top="none" fo:border-bottom="0.05pt solid #000000"/>
    </style:style>
    <style:style style:name="Tabella175.B64" style:family="table-cell">
      <style:table-cell-properties fo:padding="0.097cm" fo:border-left="0.05pt solid #000000" fo:border-right="none" fo:border-top="none" fo:border-bottom="0.05pt solid #000000"/>
    </style:style>
    <style:style style:name="Tabella175.C64" style:family="table-cell">
      <style:table-cell-properties fo:padding="0.097cm" fo:border-left="0.05pt solid #000000" fo:border-right="none" fo:border-top="none" fo:border-bottom="0.05pt solid #000000"/>
    </style:style>
    <style:style style:name="Tabella175.D64" style:family="table-cell">
      <style:table-cell-properties fo:padding="0.097cm" fo:border-left="0.05pt solid #000000" fo:border-right="none" fo:border-top="none" fo:border-bottom="0.05pt solid #000000"/>
    </style:style>
    <style:style style:name="Tabella175.E64" style:family="table-cell">
      <style:table-cell-properties fo:padding="0.097cm" fo:border-left="0.05pt solid #000000" fo:border-right="0.05pt solid #000000" fo:border-top="none" fo:border-bottom="0.05pt solid #000000"/>
    </style:style>
    <style:style style:name="Tabella175.A65" style:family="table-cell">
      <style:table-cell-properties fo:padding="0.097cm" fo:border-left="0.05pt solid #000000" fo:border-right="none" fo:border-top="none" fo:border-bottom="0.05pt solid #000000"/>
    </style:style>
    <style:style style:name="Tabella175.B65" style:family="table-cell">
      <style:table-cell-properties fo:padding="0.097cm" fo:border-left="0.05pt solid #000000" fo:border-right="none" fo:border-top="none" fo:border-bottom="0.05pt solid #000000"/>
    </style:style>
    <style:style style:name="Tabella175.C65" style:family="table-cell">
      <style:table-cell-properties fo:padding="0.097cm" fo:border-left="0.05pt solid #000000" fo:border-right="none" fo:border-top="none" fo:border-bottom="0.05pt solid #000000"/>
    </style:style>
    <style:style style:name="Tabella175.D65" style:family="table-cell">
      <style:table-cell-properties fo:padding="0.097cm" fo:border-left="0.05pt solid #000000" fo:border-right="none" fo:border-top="none" fo:border-bottom="0.05pt solid #000000"/>
    </style:style>
    <style:style style:name="Tabella175.E65" style:family="table-cell">
      <style:table-cell-properties fo:padding="0.097cm" fo:border-left="0.05pt solid #000000" fo:border-right="0.05pt solid #000000" fo:border-top="none" fo:border-bottom="0.05pt solid #000000"/>
    </style:style>
    <style:style style:name="Tabella175.A66" style:family="table-cell">
      <style:table-cell-properties fo:padding="0.097cm" fo:border-left="0.05pt solid #000000" fo:border-right="none" fo:border-top="none" fo:border-bottom="0.05pt solid #000000"/>
    </style:style>
    <style:style style:name="Tabella175.B66" style:family="table-cell">
      <style:table-cell-properties fo:padding="0.097cm" fo:border-left="0.05pt solid #000000" fo:border-right="none" fo:border-top="none" fo:border-bottom="0.05pt solid #000000"/>
    </style:style>
    <style:style style:name="Tabella175.C66" style:family="table-cell">
      <style:table-cell-properties fo:padding="0.097cm" fo:border-left="0.05pt solid #000000" fo:border-right="none" fo:border-top="none" fo:border-bottom="0.05pt solid #000000"/>
    </style:style>
    <style:style style:name="Tabella175.D66" style:family="table-cell">
      <style:table-cell-properties fo:padding="0.097cm" fo:border-left="0.05pt solid #000000" fo:border-right="none" fo:border-top="none" fo:border-bottom="0.05pt solid #000000"/>
    </style:style>
    <style:style style:name="Tabella175.E66" style:family="table-cell">
      <style:table-cell-properties fo:padding="0.097cm" fo:border-left="0.05pt solid #000000" fo:border-right="0.05pt solid #000000" fo:border-top="none" fo:border-bottom="0.05pt solid #000000"/>
    </style:style>
    <style:style style:name="Tabella175.A67" style:family="table-cell">
      <style:table-cell-properties fo:padding="0.097cm" fo:border-left="0.05pt solid #000000" fo:border-right="none" fo:border-top="none" fo:border-bottom="0.05pt solid #000000"/>
    </style:style>
    <style:style style:name="Tabella175.B67" style:family="table-cell">
      <style:table-cell-properties fo:padding="0.097cm" fo:border-left="0.05pt solid #000000" fo:border-right="none" fo:border-top="none" fo:border-bottom="0.05pt solid #000000"/>
    </style:style>
    <style:style style:name="Tabella175.C67" style:family="table-cell">
      <style:table-cell-properties fo:padding="0.097cm" fo:border-left="0.05pt solid #000000" fo:border-right="none" fo:border-top="none" fo:border-bottom="0.05pt solid #000000"/>
    </style:style>
    <style:style style:name="Tabella175.D67" style:family="table-cell">
      <style:table-cell-properties fo:padding="0.097cm" fo:border-left="0.05pt solid #000000" fo:border-right="none" fo:border-top="none" fo:border-bottom="0.05pt solid #000000"/>
    </style:style>
    <style:style style:name="Tabella175.E67" style:family="table-cell">
      <style:table-cell-properties fo:padding="0.097cm" fo:border-left="0.05pt solid #000000" fo:border-right="0.05pt solid #000000" fo:border-top="none" fo:border-bottom="0.05pt solid #000000"/>
    </style:style>
    <style:style style:name="Tabella175.A68" style:family="table-cell">
      <style:table-cell-properties fo:padding="0.097cm" fo:border-left="0.05pt solid #000000" fo:border-right="none" fo:border-top="none" fo:border-bottom="0.05pt solid #000000"/>
    </style:style>
    <style:style style:name="Tabella175.B68" style:family="table-cell">
      <style:table-cell-properties fo:padding="0.097cm" fo:border-left="0.05pt solid #000000" fo:border-right="none" fo:border-top="none" fo:border-bottom="0.05pt solid #000000"/>
    </style:style>
    <style:style style:name="Tabella175.C68" style:family="table-cell">
      <style:table-cell-properties fo:padding="0.097cm" fo:border-left="0.05pt solid #000000" fo:border-right="none" fo:border-top="none" fo:border-bottom="0.05pt solid #000000"/>
    </style:style>
    <style:style style:name="Tabella175.D68" style:family="table-cell">
      <style:table-cell-properties fo:padding="0.097cm" fo:border-left="0.05pt solid #000000" fo:border-right="none" fo:border-top="none" fo:border-bottom="0.05pt solid #000000"/>
    </style:style>
    <style:style style:name="Tabella175.E68" style:family="table-cell">
      <style:table-cell-properties fo:padding="0.097cm" fo:border-left="0.05pt solid #000000" fo:border-right="0.05pt solid #000000" fo:border-top="none" fo:border-bottom="0.05pt solid #000000"/>
    </style:style>
    <style:style style:name="Tabella175.A69" style:family="table-cell">
      <style:table-cell-properties fo:padding="0.097cm" fo:border-left="0.05pt solid #000000" fo:border-right="none" fo:border-top="none" fo:border-bottom="0.05pt solid #000000"/>
    </style:style>
    <style:style style:name="Tabella175.B69" style:family="table-cell">
      <style:table-cell-properties fo:padding="0.097cm" fo:border-left="0.05pt solid #000000" fo:border-right="none" fo:border-top="none" fo:border-bottom="0.05pt solid #000000"/>
    </style:style>
    <style:style style:name="Tabella175.C69" style:family="table-cell">
      <style:table-cell-properties fo:padding="0.097cm" fo:border-left="0.05pt solid #000000" fo:border-right="none" fo:border-top="none" fo:border-bottom="0.05pt solid #000000"/>
    </style:style>
    <style:style style:name="Tabella175.D69" style:family="table-cell">
      <style:table-cell-properties fo:padding="0.097cm" fo:border-left="0.05pt solid #000000" fo:border-right="none" fo:border-top="none" fo:border-bottom="0.05pt solid #000000"/>
    </style:style>
    <style:style style:name="Tabella175.E69" style:family="table-cell">
      <style:table-cell-properties fo:padding="0.097cm" fo:border-left="0.05pt solid #000000" fo:border-right="0.05pt solid #000000" fo:border-top="none" fo:border-bottom="0.05pt solid #000000"/>
    </style:style>
    <style:style style:name="Tabella175.A70" style:family="table-cell">
      <style:table-cell-properties fo:padding="0.097cm" fo:border-left="0.05pt solid #000000" fo:border-right="none" fo:border-top="none" fo:border-bottom="0.05pt solid #000000"/>
    </style:style>
    <style:style style:name="Tabella175.B70" style:family="table-cell">
      <style:table-cell-properties fo:padding="0.097cm" fo:border-left="0.05pt solid #000000" fo:border-right="none" fo:border-top="none" fo:border-bottom="0.05pt solid #000000"/>
    </style:style>
    <style:style style:name="Tabella175.C70" style:family="table-cell">
      <style:table-cell-properties fo:padding="0.097cm" fo:border-left="0.05pt solid #000000" fo:border-right="none" fo:border-top="none" fo:border-bottom="0.05pt solid #000000"/>
    </style:style>
    <style:style style:name="Tabella175.D70" style:family="table-cell">
      <style:table-cell-properties fo:padding="0.097cm" fo:border-left="0.05pt solid #000000" fo:border-right="none" fo:border-top="none" fo:border-bottom="0.05pt solid #000000"/>
    </style:style>
    <style:style style:name="Tabella175.E70" style:family="table-cell">
      <style:table-cell-properties fo:padding="0.097cm" fo:border-left="0.05pt solid #000000" fo:border-right="0.05pt solid #000000" fo:border-top="none" fo:border-bottom="0.05pt solid #000000"/>
    </style:style>
    <style:style style:name="Tabella175.A71" style:family="table-cell">
      <style:table-cell-properties fo:padding="0.097cm" fo:border-left="0.05pt solid #000000" fo:border-right="none" fo:border-top="none" fo:border-bottom="0.05pt solid #000000"/>
    </style:style>
    <style:style style:name="Tabella175.B71" style:family="table-cell">
      <style:table-cell-properties fo:padding="0.097cm" fo:border-left="0.05pt solid #000000" fo:border-right="none" fo:border-top="none" fo:border-bottom="0.05pt solid #000000"/>
    </style:style>
    <style:style style:name="Tabella175.C71" style:family="table-cell">
      <style:table-cell-properties fo:padding="0.097cm" fo:border-left="0.05pt solid #000000" fo:border-right="none" fo:border-top="none" fo:border-bottom="0.05pt solid #000000"/>
    </style:style>
    <style:style style:name="Tabella175.D71" style:family="table-cell">
      <style:table-cell-properties fo:padding="0.097cm" fo:border-left="0.05pt solid #000000" fo:border-right="none" fo:border-top="none" fo:border-bottom="0.05pt solid #000000"/>
    </style:style>
    <style:style style:name="Tabella175.E71" style:family="table-cell">
      <style:table-cell-properties fo:padding="0.097cm" fo:border-left="0.05pt solid #000000" fo:border-right="0.05pt solid #000000" fo:border-top="none" fo:border-bottom="0.05pt solid #000000"/>
    </style:style>
    <style:style style:name="Tabella175.A72" style:family="table-cell">
      <style:table-cell-properties fo:padding="0.097cm" fo:border-left="0.05pt solid #000000" fo:border-right="none" fo:border-top="none" fo:border-bottom="0.05pt solid #000000"/>
    </style:style>
    <style:style style:name="Tabella175.B72" style:family="table-cell">
      <style:table-cell-properties fo:padding="0.097cm" fo:border-left="0.05pt solid #000000" fo:border-right="none" fo:border-top="none" fo:border-bottom="0.05pt solid #000000"/>
    </style:style>
    <style:style style:name="Tabella175.C72" style:family="table-cell">
      <style:table-cell-properties fo:padding="0.097cm" fo:border-left="0.05pt solid #000000" fo:border-right="none" fo:border-top="none" fo:border-bottom="0.05pt solid #000000"/>
    </style:style>
    <style:style style:name="Tabella175.D72" style:family="table-cell">
      <style:table-cell-properties fo:padding="0.097cm" fo:border-left="0.05pt solid #000000" fo:border-right="none" fo:border-top="none" fo:border-bottom="0.05pt solid #000000"/>
    </style:style>
    <style:style style:name="Tabella175.E72" style:family="table-cell">
      <style:table-cell-properties fo:padding="0.097cm" fo:border-left="0.05pt solid #000000" fo:border-right="0.05pt solid #000000" fo:border-top="none" fo:border-bottom="0.05pt solid #000000"/>
    </style:style>
    <style:style style:name="Tabella175.A73" style:family="table-cell">
      <style:table-cell-properties fo:padding="0.097cm" fo:border-left="0.05pt solid #000000" fo:border-right="none" fo:border-top="none" fo:border-bottom="0.05pt solid #000000"/>
    </style:style>
    <style:style style:name="Tabella175.B73" style:family="table-cell">
      <style:table-cell-properties fo:padding="0.097cm" fo:border-left="0.05pt solid #000000" fo:border-right="none" fo:border-top="none" fo:border-bottom="0.05pt solid #000000"/>
    </style:style>
    <style:style style:name="Tabella175.C73" style:family="table-cell">
      <style:table-cell-properties fo:padding="0.097cm" fo:border-left="0.05pt solid #000000" fo:border-right="none" fo:border-top="none" fo:border-bottom="0.05pt solid #000000"/>
    </style:style>
    <style:style style:name="Tabella175.D73" style:family="table-cell">
      <style:table-cell-properties fo:padding="0.097cm" fo:border-left="0.05pt solid #000000" fo:border-right="none" fo:border-top="none" fo:border-bottom="0.05pt solid #000000"/>
    </style:style>
    <style:style style:name="Tabella175.E73" style:family="table-cell">
      <style:table-cell-properties fo:padding="0.097cm" fo:border-left="0.05pt solid #000000" fo:border-right="0.05pt solid #000000" fo:border-top="none" fo:border-bottom="0.05pt solid #000000"/>
    </style:style>
    <style:style style:name="Tabella175.A74" style:family="table-cell">
      <style:table-cell-properties fo:padding="0.097cm" fo:border-left="0.05pt solid #000000" fo:border-right="none" fo:border-top="none" fo:border-bottom="0.05pt solid #000000"/>
    </style:style>
    <style:style style:name="Tabella175.B74" style:family="table-cell">
      <style:table-cell-properties fo:padding="0.097cm" fo:border-left="0.05pt solid #000000" fo:border-right="none" fo:border-top="none" fo:border-bottom="0.05pt solid #000000"/>
    </style:style>
    <style:style style:name="Tabella175.C74" style:family="table-cell">
      <style:table-cell-properties fo:padding="0.097cm" fo:border-left="0.05pt solid #000000" fo:border-right="none" fo:border-top="none" fo:border-bottom="0.05pt solid #000000"/>
    </style:style>
    <style:style style:name="Tabella175.D74" style:family="table-cell">
      <style:table-cell-properties fo:padding="0.097cm" fo:border-left="0.05pt solid #000000" fo:border-right="none" fo:border-top="none" fo:border-bottom="0.05pt solid #000000"/>
    </style:style>
    <style:style style:name="Tabella175.E74" style:family="table-cell">
      <style:table-cell-properties fo:padding="0.097cm" fo:border-left="0.05pt solid #000000" fo:border-right="0.05pt solid #000000" fo:border-top="none" fo:border-bottom="0.05pt solid #000000"/>
    </style:style>
    <style:style style:name="Tabella175.A75" style:family="table-cell">
      <style:table-cell-properties fo:padding="0.097cm" fo:border-left="0.05pt solid #000000" fo:border-right="none" fo:border-top="none" fo:border-bottom="0.05pt solid #000000"/>
    </style:style>
    <style:style style:name="Tabella175.B75" style:family="table-cell">
      <style:table-cell-properties fo:padding="0.097cm" fo:border-left="0.05pt solid #000000" fo:border-right="none" fo:border-top="none" fo:border-bottom="0.05pt solid #000000"/>
    </style:style>
    <style:style style:name="Tabella175.C75" style:family="table-cell">
      <style:table-cell-properties fo:padding="0.097cm" fo:border-left="0.05pt solid #000000" fo:border-right="none" fo:border-top="none" fo:border-bottom="0.05pt solid #000000"/>
    </style:style>
    <style:style style:name="Tabella175.D75" style:family="table-cell">
      <style:table-cell-properties fo:padding="0.097cm" fo:border-left="0.05pt solid #000000" fo:border-right="none" fo:border-top="none" fo:border-bottom="0.05pt solid #000000"/>
    </style:style>
    <style:style style:name="Tabella175.E75" style:family="table-cell">
      <style:table-cell-properties fo:padding="0.097cm" fo:border-left="0.05pt solid #000000" fo:border-right="0.05pt solid #000000" fo:border-top="none" fo:border-bottom="0.05pt solid #000000"/>
    </style:style>
    <style:style style:name="Tabella175.A76" style:family="table-cell">
      <style:table-cell-properties fo:padding="0.097cm" fo:border-left="0.05pt solid #000000" fo:border-right="none" fo:border-top="none" fo:border-bottom="0.05pt solid #000000"/>
    </style:style>
    <style:style style:name="Tabella175.B76" style:family="table-cell">
      <style:table-cell-properties fo:padding="0.097cm" fo:border-left="0.05pt solid #000000" fo:border-right="none" fo:border-top="none" fo:border-bottom="0.05pt solid #000000"/>
    </style:style>
    <style:style style:name="Tabella175.C76" style:family="table-cell">
      <style:table-cell-properties fo:padding="0.097cm" fo:border-left="0.05pt solid #000000" fo:border-right="none" fo:border-top="none" fo:border-bottom="0.05pt solid #000000"/>
    </style:style>
    <style:style style:name="Tabella175.D76" style:family="table-cell">
      <style:table-cell-properties fo:padding="0.097cm" fo:border-left="0.05pt solid #000000" fo:border-right="none" fo:border-top="none" fo:border-bottom="0.05pt solid #000000"/>
    </style:style>
    <style:style style:name="Tabella175.E76" style:family="table-cell">
      <style:table-cell-properties fo:padding="0.097cm" fo:border-left="0.05pt solid #000000" fo:border-right="0.05pt solid #000000" fo:border-top="none" fo:border-bottom="0.05pt solid #000000"/>
    </style:style>
    <style:style style:name="Tabella175.A77" style:family="table-cell">
      <style:table-cell-properties fo:padding="0.097cm" fo:border-left="0.05pt solid #000000" fo:border-right="none" fo:border-top="none" fo:border-bottom="0.05pt solid #000000"/>
    </style:style>
    <style:style style:name="Tabella175.B77" style:family="table-cell">
      <style:table-cell-properties fo:padding="0.097cm" fo:border-left="0.05pt solid #000000" fo:border-right="none" fo:border-top="none" fo:border-bottom="0.05pt solid #000000"/>
    </style:style>
    <style:style style:name="Tabella175.C77" style:family="table-cell">
      <style:table-cell-properties fo:padding="0.097cm" fo:border-left="0.05pt solid #000000" fo:border-right="none" fo:border-top="none" fo:border-bottom="0.05pt solid #000000"/>
    </style:style>
    <style:style style:name="Tabella175.D77" style:family="table-cell">
      <style:table-cell-properties fo:padding="0.097cm" fo:border-left="0.05pt solid #000000" fo:border-right="none" fo:border-top="none" fo:border-bottom="0.05pt solid #000000"/>
    </style:style>
    <style:style style:name="Tabella175.E77" style:family="table-cell">
      <style:table-cell-properties fo:padding="0.097cm" fo:border-left="0.05pt solid #000000" fo:border-right="0.05pt solid #000000" fo:border-top="none" fo:border-bottom="0.05pt solid #000000"/>
    </style:style>
    <style:style style:name="Tabella175.A78" style:family="table-cell">
      <style:table-cell-properties fo:padding="0.097cm" fo:border-left="0.05pt solid #000000" fo:border-right="none" fo:border-top="none" fo:border-bottom="0.05pt solid #000000"/>
    </style:style>
    <style:style style:name="Tabella175.B78" style:family="table-cell">
      <style:table-cell-properties fo:padding="0.097cm" fo:border-left="0.05pt solid #000000" fo:border-right="none" fo:border-top="none" fo:border-bottom="0.05pt solid #000000"/>
    </style:style>
    <style:style style:name="Tabella175.C78" style:family="table-cell">
      <style:table-cell-properties fo:padding="0.097cm" fo:border-left="0.05pt solid #000000" fo:border-right="none" fo:border-top="none" fo:border-bottom="0.05pt solid #000000"/>
    </style:style>
    <style:style style:name="Tabella175.D78" style:family="table-cell">
      <style:table-cell-properties fo:padding="0.097cm" fo:border-left="0.05pt solid #000000" fo:border-right="none" fo:border-top="none" fo:border-bottom="0.05pt solid #000000"/>
    </style:style>
    <style:style style:name="Tabella175.E78" style:family="table-cell">
      <style:table-cell-properties fo:padding="0.097cm" fo:border-left="0.05pt solid #000000" fo:border-right="0.05pt solid #000000" fo:border-top="none" fo:border-bottom="0.05pt solid #000000"/>
    </style:style>
    <style:style style:name="Tabella175.A79" style:family="table-cell">
      <style:table-cell-properties fo:padding="0.097cm" fo:border-left="0.05pt solid #000000" fo:border-right="none" fo:border-top="none" fo:border-bottom="0.05pt solid #000000"/>
    </style:style>
    <style:style style:name="Tabella175.B79" style:family="table-cell">
      <style:table-cell-properties fo:padding="0.097cm" fo:border-left="0.05pt solid #000000" fo:border-right="none" fo:border-top="none" fo:border-bottom="0.05pt solid #000000"/>
    </style:style>
    <style:style style:name="Tabella175.C79" style:family="table-cell">
      <style:table-cell-properties fo:padding="0.097cm" fo:border-left="0.05pt solid #000000" fo:border-right="none" fo:border-top="none" fo:border-bottom="0.05pt solid #000000"/>
    </style:style>
    <style:style style:name="Tabella175.D79" style:family="table-cell">
      <style:table-cell-properties fo:padding="0.097cm" fo:border-left="0.05pt solid #000000" fo:border-right="none" fo:border-top="none" fo:border-bottom="0.05pt solid #000000"/>
    </style:style>
    <style:style style:name="Tabella175.E79" style:family="table-cell">
      <style:table-cell-properties fo:padding="0.097cm" fo:border-left="0.05pt solid #000000" fo:border-right="0.05pt solid #000000" fo:border-top="none" fo:border-bottom="0.05pt solid #000000"/>
    </style:style>
    <style:style style:name="Tabella175.A80" style:family="table-cell">
      <style:table-cell-properties fo:padding="0.097cm" fo:border-left="0.05pt solid #000000" fo:border-right="none" fo:border-top="none" fo:border-bottom="0.05pt solid #000000"/>
    </style:style>
    <style:style style:name="Tabella175.B80" style:family="table-cell">
      <style:table-cell-properties fo:padding="0.097cm" fo:border-left="0.05pt solid #000000" fo:border-right="none" fo:border-top="none" fo:border-bottom="0.05pt solid #000000"/>
    </style:style>
    <style:style style:name="Tabella175.C80" style:family="table-cell">
      <style:table-cell-properties fo:padding="0.097cm" fo:border-left="0.05pt solid #000000" fo:border-right="none" fo:border-top="none" fo:border-bottom="0.05pt solid #000000"/>
    </style:style>
    <style:style style:name="Tabella175.D80" style:family="table-cell">
      <style:table-cell-properties fo:padding="0.097cm" fo:border-left="0.05pt solid #000000" fo:border-right="none" fo:border-top="none" fo:border-bottom="0.05pt solid #000000"/>
    </style:style>
    <style:style style:name="Tabella175.E80" style:family="table-cell">
      <style:table-cell-properties fo:padding="0.097cm" fo:border-left="0.05pt solid #000000" fo:border-right="0.05pt solid #000000" fo:border-top="none" fo:border-bottom="0.05pt solid #000000"/>
    </style:style>
    <style:style style:name="Tabella175.A81" style:family="table-cell">
      <style:table-cell-properties fo:padding="0.097cm" fo:border-left="0.05pt solid #000000" fo:border-right="none" fo:border-top="none" fo:border-bottom="0.05pt solid #000000"/>
    </style:style>
    <style:style style:name="Tabella175.B81" style:family="table-cell">
      <style:table-cell-properties fo:padding="0.097cm" fo:border-left="0.05pt solid #000000" fo:border-right="none" fo:border-top="none" fo:border-bottom="0.05pt solid #000000"/>
    </style:style>
    <style:style style:name="Tabella175.C81" style:family="table-cell">
      <style:table-cell-properties fo:padding="0.097cm" fo:border-left="0.05pt solid #000000" fo:border-right="none" fo:border-top="none" fo:border-bottom="0.05pt solid #000000"/>
    </style:style>
    <style:style style:name="Tabella175.D81" style:family="table-cell">
      <style:table-cell-properties fo:padding="0.097cm" fo:border-left="0.05pt solid #000000" fo:border-right="none" fo:border-top="none" fo:border-bottom="0.05pt solid #000000"/>
    </style:style>
    <style:style style:name="Tabella175.E81" style:family="table-cell">
      <style:table-cell-properties fo:padding="0.097cm" fo:border-left="0.05pt solid #000000" fo:border-right="0.05pt solid #000000" fo:border-top="none" fo:border-bottom="0.05pt solid #000000"/>
    </style:style>
    <style:style style:name="Tabella175.A82" style:family="table-cell">
      <style:table-cell-properties fo:padding="0.097cm" fo:border-left="0.05pt solid #000000" fo:border-right="none" fo:border-top="none" fo:border-bottom="0.05pt solid #000000"/>
    </style:style>
    <style:style style:name="Tabella175.B82" style:family="table-cell">
      <style:table-cell-properties fo:padding="0.097cm" fo:border-left="0.05pt solid #000000" fo:border-right="none" fo:border-top="none" fo:border-bottom="0.05pt solid #000000"/>
    </style:style>
    <style:style style:name="Tabella175.C82" style:family="table-cell">
      <style:table-cell-properties fo:padding="0.097cm" fo:border-left="0.05pt solid #000000" fo:border-right="none" fo:border-top="none" fo:border-bottom="0.05pt solid #000000"/>
    </style:style>
    <style:style style:name="Tabella175.D82" style:family="table-cell">
      <style:table-cell-properties fo:padding="0.097cm" fo:border-left="0.05pt solid #000000" fo:border-right="none" fo:border-top="none" fo:border-bottom="0.05pt solid #000000"/>
    </style:style>
    <style:style style:name="Tabella175.E82" style:family="table-cell">
      <style:table-cell-properties fo:padding="0.097cm" fo:border-left="0.05pt solid #000000" fo:border-right="0.05pt solid #000000" fo:border-top="none" fo:border-bottom="0.05pt solid #000000"/>
    </style:style>
    <style:style style:name="Tabella175.A83" style:family="table-cell">
      <style:table-cell-properties fo:padding="0.097cm" fo:border-left="0.05pt solid #000000" fo:border-right="none" fo:border-top="none" fo:border-bottom="0.05pt solid #000000"/>
    </style:style>
    <style:style style:name="Tabella175.B83" style:family="table-cell">
      <style:table-cell-properties fo:padding="0.097cm" fo:border-left="0.05pt solid #000000" fo:border-right="none" fo:border-top="none" fo:border-bottom="0.05pt solid #000000"/>
    </style:style>
    <style:style style:name="Tabella175.C83" style:family="table-cell">
      <style:table-cell-properties fo:padding="0.097cm" fo:border-left="0.05pt solid #000000" fo:border-right="none" fo:border-top="none" fo:border-bottom="0.05pt solid #000000"/>
    </style:style>
    <style:style style:name="Tabella175.D83" style:family="table-cell">
      <style:table-cell-properties fo:padding="0.097cm" fo:border-left="0.05pt solid #000000" fo:border-right="none" fo:border-top="none" fo:border-bottom="0.05pt solid #000000"/>
    </style:style>
    <style:style style:name="Tabella175.E83" style:family="table-cell">
      <style:table-cell-properties fo:padding="0.097cm" fo:border-left="0.05pt solid #000000" fo:border-right="0.05pt solid #000000" fo:border-top="none" fo:border-bottom="0.05pt solid #000000"/>
    </style:style>
    <style:style style:name="Tabella175.A84" style:family="table-cell">
      <style:table-cell-properties fo:padding="0.097cm" fo:border-left="0.05pt solid #000000" fo:border-right="none" fo:border-top="none" fo:border-bottom="0.05pt solid #000000"/>
    </style:style>
    <style:style style:name="Tabella175.B84" style:family="table-cell">
      <style:table-cell-properties fo:padding="0.097cm" fo:border-left="0.05pt solid #000000" fo:border-right="none" fo:border-top="none" fo:border-bottom="0.05pt solid #000000"/>
    </style:style>
    <style:style style:name="Tabella175.C84" style:family="table-cell">
      <style:table-cell-properties fo:padding="0.097cm" fo:border-left="0.05pt solid #000000" fo:border-right="none" fo:border-top="none" fo:border-bottom="0.05pt solid #000000"/>
    </style:style>
    <style:style style:name="Tabella175.D84" style:family="table-cell">
      <style:table-cell-properties fo:padding="0.097cm" fo:border-left="0.05pt solid #000000" fo:border-right="none" fo:border-top="none" fo:border-bottom="0.05pt solid #000000"/>
    </style:style>
    <style:style style:name="Tabella175.E84" style:family="table-cell">
      <style:table-cell-properties fo:padding="0.097cm" fo:border-left="0.05pt solid #000000" fo:border-right="0.05pt solid #000000" fo:border-top="none" fo:border-bottom="0.05pt solid #000000"/>
    </style:style>
    <style:style style:name="Tabella175.A85" style:family="table-cell">
      <style:table-cell-properties fo:padding="0.097cm" fo:border-left="0.05pt solid #000000" fo:border-right="none" fo:border-top="none" fo:border-bottom="0.05pt solid #000000"/>
    </style:style>
    <style:style style:name="Tabella175.B85" style:family="table-cell">
      <style:table-cell-properties fo:padding="0.097cm" fo:border-left="0.05pt solid #000000" fo:border-right="none" fo:border-top="none" fo:border-bottom="0.05pt solid #000000"/>
    </style:style>
    <style:style style:name="Tabella175.C85" style:family="table-cell">
      <style:table-cell-properties fo:padding="0.097cm" fo:border-left="0.05pt solid #000000" fo:border-right="none" fo:border-top="none" fo:border-bottom="0.05pt solid #000000"/>
    </style:style>
    <style:style style:name="Tabella175.D85" style:family="table-cell">
      <style:table-cell-properties fo:padding="0.097cm" fo:border-left="0.05pt solid #000000" fo:border-right="none" fo:border-top="none" fo:border-bottom="0.05pt solid #000000"/>
    </style:style>
    <style:style style:name="Tabella175.E85" style:family="table-cell">
      <style:table-cell-properties fo:padding="0.097cm" fo:border-left="0.05pt solid #000000" fo:border-right="0.05pt solid #000000" fo:border-top="none" fo:border-bottom="0.05pt solid #000000"/>
    </style:style>
    <style:style style:name="Tabella175.A86" style:family="table-cell">
      <style:table-cell-properties fo:padding="0.097cm" fo:border-left="0.05pt solid #000000" fo:border-right="none" fo:border-top="none" fo:border-bottom="0.05pt solid #000000"/>
    </style:style>
    <style:style style:name="Tabella175.B86" style:family="table-cell">
      <style:table-cell-properties fo:padding="0.097cm" fo:border-left="0.05pt solid #000000" fo:border-right="none" fo:border-top="none" fo:border-bottom="0.05pt solid #000000"/>
    </style:style>
    <style:style style:name="Tabella175.C86" style:family="table-cell">
      <style:table-cell-properties fo:padding="0.097cm" fo:border-left="0.05pt solid #000000" fo:border-right="none" fo:border-top="none" fo:border-bottom="0.05pt solid #000000"/>
    </style:style>
    <style:style style:name="Tabella175.D86" style:family="table-cell">
      <style:table-cell-properties fo:padding="0.097cm" fo:border-left="0.05pt solid #000000" fo:border-right="none" fo:border-top="none" fo:border-bottom="0.05pt solid #000000"/>
    </style:style>
    <style:style style:name="Tabella175.E86" style:family="table-cell">
      <style:table-cell-properties fo:padding="0.097cm" fo:border-left="0.05pt solid #000000" fo:border-right="0.05pt solid #000000" fo:border-top="none" fo:border-bottom="0.05pt solid #000000"/>
    </style:style>
    <style:style style:name="Tabella175.A87" style:family="table-cell">
      <style:table-cell-properties fo:padding="0.097cm" fo:border-left="0.05pt solid #000000" fo:border-right="none" fo:border-top="none" fo:border-bottom="0.05pt solid #000000"/>
    </style:style>
    <style:style style:name="Tabella175.B87" style:family="table-cell">
      <style:table-cell-properties fo:padding="0.097cm" fo:border-left="0.05pt solid #000000" fo:border-right="none" fo:border-top="none" fo:border-bottom="0.05pt solid #000000"/>
    </style:style>
    <style:style style:name="Tabella175.C87" style:family="table-cell">
      <style:table-cell-properties fo:padding="0.097cm" fo:border-left="0.05pt solid #000000" fo:border-right="none" fo:border-top="none" fo:border-bottom="0.05pt solid #000000"/>
    </style:style>
    <style:style style:name="Tabella175.D87" style:family="table-cell">
      <style:table-cell-properties fo:padding="0.097cm" fo:border-left="0.05pt solid #000000" fo:border-right="none" fo:border-top="none" fo:border-bottom="0.05pt solid #000000"/>
    </style:style>
    <style:style style:name="Tabella175.E87" style:family="table-cell">
      <style:table-cell-properties fo:padding="0.097cm" fo:border-left="0.05pt solid #000000" fo:border-right="0.05pt solid #000000" fo:border-top="none" fo:border-bottom="0.05pt solid #000000"/>
    </style:style>
    <style:style style:name="Tabella175.A88" style:family="table-cell">
      <style:table-cell-properties fo:padding="0.097cm" fo:border-left="0.05pt solid #000000" fo:border-right="none" fo:border-top="none" fo:border-bottom="0.05pt solid #000000"/>
    </style:style>
    <style:style style:name="Tabella175.B88" style:family="table-cell">
      <style:table-cell-properties fo:padding="0.097cm" fo:border-left="0.05pt solid #000000" fo:border-right="none" fo:border-top="none" fo:border-bottom="0.05pt solid #000000"/>
    </style:style>
    <style:style style:name="Tabella175.C88" style:family="table-cell">
      <style:table-cell-properties fo:padding="0.097cm" fo:border-left="0.05pt solid #000000" fo:border-right="none" fo:border-top="none" fo:border-bottom="0.05pt solid #000000"/>
    </style:style>
    <style:style style:name="Tabella175.D88" style:family="table-cell">
      <style:table-cell-properties fo:padding="0.097cm" fo:border-left="0.05pt solid #000000" fo:border-right="none" fo:border-top="none" fo:border-bottom="0.05pt solid #000000"/>
    </style:style>
    <style:style style:name="Tabella175.E88" style:family="table-cell">
      <style:table-cell-properties fo:padding="0.097cm" fo:border-left="0.05pt solid #000000" fo:border-right="0.05pt solid #000000" fo:border-top="none" fo:border-bottom="0.05pt solid #000000"/>
    </style:style>
    <style:style style:name="Tabella175.A89" style:family="table-cell">
      <style:table-cell-properties fo:padding="0.097cm" fo:border-left="0.05pt solid #000000" fo:border-right="none" fo:border-top="none" fo:border-bottom="0.05pt solid #000000"/>
    </style:style>
    <style:style style:name="Tabella175.B89" style:family="table-cell">
      <style:table-cell-properties fo:padding="0.097cm" fo:border-left="0.05pt solid #000000" fo:border-right="none" fo:border-top="none" fo:border-bottom="0.05pt solid #000000"/>
    </style:style>
    <style:style style:name="Tabella175.C89" style:family="table-cell">
      <style:table-cell-properties fo:padding="0.097cm" fo:border-left="0.05pt solid #000000" fo:border-right="none" fo:border-top="none" fo:border-bottom="0.05pt solid #000000"/>
    </style:style>
    <style:style style:name="Tabella175.D89" style:family="table-cell">
      <style:table-cell-properties fo:padding="0.097cm" fo:border-left="0.05pt solid #000000" fo:border-right="none" fo:border-top="none" fo:border-bottom="0.05pt solid #000000"/>
    </style:style>
    <style:style style:name="Tabella175.E89" style:family="table-cell">
      <style:table-cell-properties fo:padding="0.097cm" fo:border-left="0.05pt solid #000000" fo:border-right="0.05pt solid #000000" fo:border-top="none" fo:border-bottom="0.05pt solid #000000"/>
    </style:style>
    <style:style style:name="Tabella175.A90" style:family="table-cell">
      <style:table-cell-properties fo:padding="0.097cm" fo:border-left="0.05pt solid #000000" fo:border-right="none" fo:border-top="none" fo:border-bottom="0.05pt solid #000000"/>
    </style:style>
    <style:style style:name="Tabella175.B90" style:family="table-cell">
      <style:table-cell-properties fo:padding="0.097cm" fo:border-left="0.05pt solid #000000" fo:border-right="none" fo:border-top="none" fo:border-bottom="0.05pt solid #000000"/>
    </style:style>
    <style:style style:name="Tabella175.C90" style:family="table-cell">
      <style:table-cell-properties fo:padding="0.097cm" fo:border-left="0.05pt solid #000000" fo:border-right="none" fo:border-top="none" fo:border-bottom="0.05pt solid #000000"/>
    </style:style>
    <style:style style:name="Tabella175.D90" style:family="table-cell">
      <style:table-cell-properties fo:padding="0.097cm" fo:border-left="0.05pt solid #000000" fo:border-right="none" fo:border-top="none" fo:border-bottom="0.05pt solid #000000"/>
    </style:style>
    <style:style style:name="Tabella175.E90" style:family="table-cell">
      <style:table-cell-properties fo:padding="0.097cm" fo:border-left="0.05pt solid #000000" fo:border-right="0.05pt solid #000000" fo:border-top="none" fo:border-bottom="0.05pt solid #000000"/>
    </style:style>
    <style:style style:name="Tabella175.A91" style:family="table-cell">
      <style:table-cell-properties fo:padding="0.097cm" fo:border-left="0.05pt solid #000000" fo:border-right="none" fo:border-top="none" fo:border-bottom="0.05pt solid #000000"/>
    </style:style>
    <style:style style:name="Tabella175.B91" style:family="table-cell">
      <style:table-cell-properties fo:padding="0.097cm" fo:border-left="0.05pt solid #000000" fo:border-right="none" fo:border-top="none" fo:border-bottom="0.05pt solid #000000"/>
    </style:style>
    <style:style style:name="Tabella175.C91" style:family="table-cell">
      <style:table-cell-properties fo:padding="0.097cm" fo:border-left="0.05pt solid #000000" fo:border-right="none" fo:border-top="none" fo:border-bottom="0.05pt solid #000000"/>
    </style:style>
    <style:style style:name="Tabella175.D91" style:family="table-cell">
      <style:table-cell-properties fo:padding="0.097cm" fo:border-left="0.05pt solid #000000" fo:border-right="none" fo:border-top="none" fo:border-bottom="0.05pt solid #000000"/>
    </style:style>
    <style:style style:name="Tabella175.E91" style:family="table-cell">
      <style:table-cell-properties fo:padding="0.097cm" fo:border-left="0.05pt solid #000000" fo:border-right="0.05pt solid #000000" fo:border-top="none" fo:border-bottom="0.05pt solid #000000"/>
    </style:style>
    <style:style style:name="Tabella175.A92" style:family="table-cell">
      <style:table-cell-properties fo:padding="0.097cm" fo:border-left="0.05pt solid #000000" fo:border-right="none" fo:border-top="none" fo:border-bottom="0.05pt solid #000000"/>
    </style:style>
    <style:style style:name="Tabella175.B92" style:family="table-cell">
      <style:table-cell-properties fo:padding="0.097cm" fo:border-left="0.05pt solid #000000" fo:border-right="none" fo:border-top="none" fo:border-bottom="0.05pt solid #000000"/>
    </style:style>
    <style:style style:name="Tabella175.C92" style:family="table-cell">
      <style:table-cell-properties fo:padding="0.097cm" fo:border-left="0.05pt solid #000000" fo:border-right="none" fo:border-top="none" fo:border-bottom="0.05pt solid #000000"/>
    </style:style>
    <style:style style:name="Tabella175.D92" style:family="table-cell">
      <style:table-cell-properties fo:padding="0.097cm" fo:border-left="0.05pt solid #000000" fo:border-right="none" fo:border-top="none" fo:border-bottom="0.05pt solid #000000"/>
    </style:style>
    <style:style style:name="Tabella175.E92" style:family="table-cell">
      <style:table-cell-properties fo:padding="0.097cm" fo:border-left="0.05pt solid #000000" fo:border-right="0.05pt solid #000000" fo:border-top="none" fo:border-bottom="0.05pt solid #000000"/>
    </style:style>
    <style:style style:name="Tabella175.A93" style:family="table-cell">
      <style:table-cell-properties fo:padding="0.097cm" fo:border-left="0.05pt solid #000000" fo:border-right="none" fo:border-top="none" fo:border-bottom="0.05pt solid #000000"/>
    </style:style>
    <style:style style:name="Tabella175.B93" style:family="table-cell">
      <style:table-cell-properties fo:padding="0.097cm" fo:border-left="0.05pt solid #000000" fo:border-right="none" fo:border-top="none" fo:border-bottom="0.05pt solid #000000"/>
    </style:style>
    <style:style style:name="Tabella175.C93" style:family="table-cell">
      <style:table-cell-properties fo:padding="0.097cm" fo:border-left="0.05pt solid #000000" fo:border-right="none" fo:border-top="none" fo:border-bottom="0.05pt solid #000000"/>
    </style:style>
    <style:style style:name="Tabella175.D93" style:family="table-cell">
      <style:table-cell-properties fo:padding="0.097cm" fo:border-left="0.05pt solid #000000" fo:border-right="none" fo:border-top="none" fo:border-bottom="0.05pt solid #000000"/>
    </style:style>
    <style:style style:name="Tabella175.E93" style:family="table-cell">
      <style:table-cell-properties fo:padding="0.097cm" fo:border-left="0.05pt solid #000000" fo:border-right="0.05pt solid #000000" fo:border-top="none" fo:border-bottom="0.05pt solid #000000"/>
    </style:style>
    <style:style style:name="Tabella175.A94" style:family="table-cell">
      <style:table-cell-properties fo:padding="0.097cm" fo:border-left="0.05pt solid #000000" fo:border-right="none" fo:border-top="none" fo:border-bottom="0.05pt solid #000000"/>
    </style:style>
    <style:style style:name="Tabella175.B94" style:family="table-cell">
      <style:table-cell-properties fo:padding="0.097cm" fo:border-left="0.05pt solid #000000" fo:border-right="none" fo:border-top="none" fo:border-bottom="0.05pt solid #000000"/>
    </style:style>
    <style:style style:name="Tabella175.C94" style:family="table-cell">
      <style:table-cell-properties fo:padding="0.097cm" fo:border-left="0.05pt solid #000000" fo:border-right="none" fo:border-top="none" fo:border-bottom="0.05pt solid #000000"/>
    </style:style>
    <style:style style:name="Tabella175.D94" style:family="table-cell">
      <style:table-cell-properties fo:padding="0.097cm" fo:border-left="0.05pt solid #000000" fo:border-right="none" fo:border-top="none" fo:border-bottom="0.05pt solid #000000"/>
    </style:style>
    <style:style style:name="Tabella175.E94" style:family="table-cell">
      <style:table-cell-properties fo:padding="0.097cm" fo:border-left="0.05pt solid #000000" fo:border-right="0.05pt solid #000000" fo:border-top="none" fo:border-bottom="0.05pt solid #000000"/>
    </style:style>
    <style:style style:name="Tabella175.A95" style:family="table-cell">
      <style:table-cell-properties fo:padding="0.097cm" fo:border-left="0.05pt solid #000000" fo:border-right="none" fo:border-top="none" fo:border-bottom="0.05pt solid #000000"/>
    </style:style>
    <style:style style:name="Tabella175.B95" style:family="table-cell">
      <style:table-cell-properties fo:padding="0.097cm" fo:border-left="0.05pt solid #000000" fo:border-right="none" fo:border-top="none" fo:border-bottom="0.05pt solid #000000"/>
    </style:style>
    <style:style style:name="Tabella175.C95" style:family="table-cell">
      <style:table-cell-properties fo:padding="0.097cm" fo:border-left="0.05pt solid #000000" fo:border-right="none" fo:border-top="none" fo:border-bottom="0.05pt solid #000000"/>
    </style:style>
    <style:style style:name="Tabella175.D95" style:family="table-cell">
      <style:table-cell-properties fo:padding="0.097cm" fo:border-left="0.05pt solid #000000" fo:border-right="none" fo:border-top="none" fo:border-bottom="0.05pt solid #000000"/>
    </style:style>
    <style:style style:name="Tabella175.E95" style:family="table-cell">
      <style:table-cell-properties fo:padding="0.097cm" fo:border-left="0.05pt solid #000000" fo:border-right="0.05pt solid #000000" fo:border-top="none" fo:border-bottom="0.05pt solid #000000"/>
    </style:style>
    <style:style style:name="Tabella175.A96" style:family="table-cell">
      <style:table-cell-properties fo:padding="0.097cm" fo:border-left="0.05pt solid #000000" fo:border-right="none" fo:border-top="none" fo:border-bottom="0.05pt solid #000000"/>
    </style:style>
    <style:style style:name="Tabella175.B96" style:family="table-cell">
      <style:table-cell-properties fo:padding="0.097cm" fo:border-left="0.05pt solid #000000" fo:border-right="none" fo:border-top="none" fo:border-bottom="0.05pt solid #000000"/>
    </style:style>
    <style:style style:name="Tabella175.C96" style:family="table-cell">
      <style:table-cell-properties fo:padding="0.097cm" fo:border-left="0.05pt solid #000000" fo:border-right="none" fo:border-top="none" fo:border-bottom="0.05pt solid #000000"/>
    </style:style>
    <style:style style:name="Tabella175.D96" style:family="table-cell">
      <style:table-cell-properties fo:padding="0.097cm" fo:border-left="0.05pt solid #000000" fo:border-right="none" fo:border-top="none" fo:border-bottom="0.05pt solid #000000"/>
    </style:style>
    <style:style style:name="Tabella175.E96" style:family="table-cell">
      <style:table-cell-properties fo:padding="0.097cm" fo:border-left="0.05pt solid #000000" fo:border-right="0.05pt solid #000000" fo:border-top="none" fo:border-bottom="0.05pt solid #000000"/>
    </style:style>
    <style:style style:name="Tabella175.A97" style:family="table-cell">
      <style:table-cell-properties fo:padding="0.097cm" fo:border-left="0.05pt solid #000000" fo:border-right="none" fo:border-top="none" fo:border-bottom="0.05pt solid #000000"/>
    </style:style>
    <style:style style:name="Tabella175.B97" style:family="table-cell">
      <style:table-cell-properties fo:padding="0.097cm" fo:border-left="0.05pt solid #000000" fo:border-right="none" fo:border-top="none" fo:border-bottom="0.05pt solid #000000"/>
    </style:style>
    <style:style style:name="Tabella175.C97" style:family="table-cell">
      <style:table-cell-properties fo:padding="0.097cm" fo:border-left="0.05pt solid #000000" fo:border-right="none" fo:border-top="none" fo:border-bottom="0.05pt solid #000000"/>
    </style:style>
    <style:style style:name="Tabella175.D97" style:family="table-cell">
      <style:table-cell-properties fo:padding="0.097cm" fo:border-left="0.05pt solid #000000" fo:border-right="none" fo:border-top="none" fo:border-bottom="0.05pt solid #000000"/>
    </style:style>
    <style:style style:name="Tabella175.E97" style:family="table-cell">
      <style:table-cell-properties fo:padding="0.097cm" fo:border-left="0.05pt solid #000000" fo:border-right="0.05pt solid #000000" fo:border-top="none" fo:border-bottom="0.05pt solid #000000"/>
    </style:style>
    <style:style style:name="Tabella175.A98" style:family="table-cell">
      <style:table-cell-properties fo:padding="0.097cm" fo:border-left="0.05pt solid #000000" fo:border-right="none" fo:border-top="none" fo:border-bottom="0.05pt solid #000000"/>
    </style:style>
    <style:style style:name="Tabella175.B98" style:family="table-cell">
      <style:table-cell-properties fo:padding="0.097cm" fo:border-left="0.05pt solid #000000" fo:border-right="none" fo:border-top="none" fo:border-bottom="0.05pt solid #000000"/>
    </style:style>
    <style:style style:name="Tabella175.C98" style:family="table-cell">
      <style:table-cell-properties fo:padding="0.097cm" fo:border-left="0.05pt solid #000000" fo:border-right="none" fo:border-top="none" fo:border-bottom="0.05pt solid #000000"/>
    </style:style>
    <style:style style:name="Tabella175.D98" style:family="table-cell">
      <style:table-cell-properties fo:padding="0.097cm" fo:border-left="0.05pt solid #000000" fo:border-right="none" fo:border-top="none" fo:border-bottom="0.05pt solid #000000"/>
    </style:style>
    <style:style style:name="Tabella175.E98" style:family="table-cell">
      <style:table-cell-properties fo:padding="0.097cm" fo:border-left="0.05pt solid #000000" fo:border-right="0.05pt solid #000000" fo:border-top="none" fo:border-bottom="0.05pt solid #000000"/>
    </style:style>
    <style:style style:name="Tabella175.A99" style:family="table-cell">
      <style:table-cell-properties fo:padding="0.097cm" fo:border-left="0.05pt solid #000000" fo:border-right="none" fo:border-top="none" fo:border-bottom="0.05pt solid #000000"/>
    </style:style>
    <style:style style:name="Tabella175.B99" style:family="table-cell">
      <style:table-cell-properties fo:padding="0.097cm" fo:border-left="0.05pt solid #000000" fo:border-right="none" fo:border-top="none" fo:border-bottom="0.05pt solid #000000"/>
    </style:style>
    <style:style style:name="Tabella175.C99" style:family="table-cell">
      <style:table-cell-properties fo:padding="0.097cm" fo:border-left="0.05pt solid #000000" fo:border-right="none" fo:border-top="none" fo:border-bottom="0.05pt solid #000000"/>
    </style:style>
    <style:style style:name="Tabella175.D99" style:family="table-cell">
      <style:table-cell-properties fo:padding="0.097cm" fo:border-left="0.05pt solid #000000" fo:border-right="none" fo:border-top="none" fo:border-bottom="0.05pt solid #000000"/>
    </style:style>
    <style:style style:name="Tabella175.E99" style:family="table-cell">
      <style:table-cell-properties fo:padding="0.097cm" fo:border-left="0.05pt solid #000000" fo:border-right="0.05pt solid #000000" fo:border-top="none" fo:border-bottom="0.05pt solid #000000"/>
    </style:style>
    <style:style style:name="Tabella175.A100" style:family="table-cell">
      <style:table-cell-properties fo:padding="0.097cm" fo:border-left="0.05pt solid #000000" fo:border-right="none" fo:border-top="none" fo:border-bottom="0.05pt solid #000000"/>
    </style:style>
    <style:style style:name="Tabella175.B100" style:family="table-cell">
      <style:table-cell-properties fo:padding="0.097cm" fo:border-left="0.05pt solid #000000" fo:border-right="none" fo:border-top="none" fo:border-bottom="0.05pt solid #000000"/>
    </style:style>
    <style:style style:name="Tabella175.C100" style:family="table-cell">
      <style:table-cell-properties fo:padding="0.097cm" fo:border-left="0.05pt solid #000000" fo:border-right="none" fo:border-top="none" fo:border-bottom="0.05pt solid #000000"/>
    </style:style>
    <style:style style:name="Tabella175.D100" style:family="table-cell">
      <style:table-cell-properties fo:padding="0.097cm" fo:border-left="0.05pt solid #000000" fo:border-right="none" fo:border-top="none" fo:border-bottom="0.05pt solid #000000"/>
    </style:style>
    <style:style style:name="Tabella175.E100" style:family="table-cell">
      <style:table-cell-properties fo:padding="0.097cm" fo:border-left="0.05pt solid #000000" fo:border-right="0.05pt solid #000000" fo:border-top="none" fo:border-bottom="0.05pt solid #000000"/>
    </style:style>
    <style:style style:name="Tabella175.A101" style:family="table-cell">
      <style:table-cell-properties fo:padding="0.097cm" fo:border-left="0.05pt solid #000000" fo:border-right="none" fo:border-top="none" fo:border-bottom="0.05pt solid #000000"/>
    </style:style>
    <style:style style:name="Tabella175.B101" style:family="table-cell">
      <style:table-cell-properties fo:padding="0.097cm" fo:border-left="0.05pt solid #000000" fo:border-right="none" fo:border-top="none" fo:border-bottom="0.05pt solid #000000"/>
    </style:style>
    <style:style style:name="Tabella175.C101" style:family="table-cell">
      <style:table-cell-properties fo:padding="0.097cm" fo:border-left="0.05pt solid #000000" fo:border-right="none" fo:border-top="none" fo:border-bottom="0.05pt solid #000000"/>
    </style:style>
    <style:style style:name="Tabella175.D101" style:family="table-cell">
      <style:table-cell-properties fo:padding="0.097cm" fo:border-left="0.05pt solid #000000" fo:border-right="none" fo:border-top="none" fo:border-bottom="0.05pt solid #000000"/>
    </style:style>
    <style:style style:name="Tabella175.E101" style:family="table-cell">
      <style:table-cell-properties fo:padding="0.097cm" fo:border-left="0.05pt solid #000000" fo:border-right="0.05pt solid #000000" fo:border-top="none" fo:border-bottom="0.05pt solid #000000"/>
    </style:style>
    <style:style style:name="Tabella175.A102" style:family="table-cell">
      <style:table-cell-properties fo:padding="0.097cm" fo:border-left="0.05pt solid #000000" fo:border-right="none" fo:border-top="none" fo:border-bottom="0.05pt solid #000000"/>
    </style:style>
    <style:style style:name="Tabella175.B102" style:family="table-cell">
      <style:table-cell-properties fo:padding="0.097cm" fo:border-left="0.05pt solid #000000" fo:border-right="none" fo:border-top="none" fo:border-bottom="0.05pt solid #000000"/>
    </style:style>
    <style:style style:name="Tabella175.C102" style:family="table-cell">
      <style:table-cell-properties fo:padding="0.097cm" fo:border-left="0.05pt solid #000000" fo:border-right="none" fo:border-top="none" fo:border-bottom="0.05pt solid #000000"/>
    </style:style>
    <style:style style:name="Tabella175.D102" style:family="table-cell">
      <style:table-cell-properties fo:padding="0.097cm" fo:border-left="0.05pt solid #000000" fo:border-right="none" fo:border-top="none" fo:border-bottom="0.05pt solid #000000"/>
    </style:style>
    <style:style style:name="Tabella175.E102" style:family="table-cell">
      <style:table-cell-properties fo:padding="0.097cm" fo:border-left="0.05pt solid #000000" fo:border-right="0.05pt solid #000000" fo:border-top="none" fo:border-bottom="0.05pt solid #000000"/>
    </style:style>
    <style:style style:name="Tabella175.A103" style:family="table-cell">
      <style:table-cell-properties fo:padding="0.097cm" fo:border-left="0.05pt solid #000000" fo:border-right="none" fo:border-top="none" fo:border-bottom="0.05pt solid #000000"/>
    </style:style>
    <style:style style:name="Tabella175.B103" style:family="table-cell">
      <style:table-cell-properties fo:padding="0.097cm" fo:border-left="0.05pt solid #000000" fo:border-right="none" fo:border-top="none" fo:border-bottom="0.05pt solid #000000"/>
    </style:style>
    <style:style style:name="Tabella175.C103" style:family="table-cell">
      <style:table-cell-properties fo:padding="0.097cm" fo:border-left="0.05pt solid #000000" fo:border-right="none" fo:border-top="none" fo:border-bottom="0.05pt solid #000000"/>
    </style:style>
    <style:style style:name="Tabella175.D103" style:family="table-cell">
      <style:table-cell-properties fo:padding="0.097cm" fo:border-left="0.05pt solid #000000" fo:border-right="none" fo:border-top="none" fo:border-bottom="0.05pt solid #000000"/>
    </style:style>
    <style:style style:name="Tabella175.E103" style:family="table-cell">
      <style:table-cell-properties fo:padding="0.097cm" fo:border-left="0.05pt solid #000000" fo:border-right="0.05pt solid #000000" fo:border-top="none" fo:border-bottom="0.05pt solid #000000"/>
    </style:style>
    <style:style style:name="Tabella175.A104" style:family="table-cell">
      <style:table-cell-properties fo:padding="0.097cm" fo:border-left="0.05pt solid #000000" fo:border-right="none" fo:border-top="none" fo:border-bottom="0.05pt solid #000000"/>
    </style:style>
    <style:style style:name="Tabella175.B104" style:family="table-cell">
      <style:table-cell-properties fo:padding="0.097cm" fo:border-left="0.05pt solid #000000" fo:border-right="none" fo:border-top="none" fo:border-bottom="0.05pt solid #000000"/>
    </style:style>
    <style:style style:name="Tabella175.C104" style:family="table-cell">
      <style:table-cell-properties fo:padding="0.097cm" fo:border-left="0.05pt solid #000000" fo:border-right="none" fo:border-top="none" fo:border-bottom="0.05pt solid #000000"/>
    </style:style>
    <style:style style:name="Tabella175.D104" style:family="table-cell">
      <style:table-cell-properties fo:padding="0.097cm" fo:border-left="0.05pt solid #000000" fo:border-right="none" fo:border-top="none" fo:border-bottom="0.05pt solid #000000"/>
    </style:style>
    <style:style style:name="Tabella175.E104" style:family="table-cell">
      <style:table-cell-properties fo:padding="0.097cm" fo:border-left="0.05pt solid #000000" fo:border-right="0.05pt solid #000000" fo:border-top="none" fo:border-bottom="0.05pt solid #000000"/>
    </style:style>
    <style:style style:name="Tabella175.A105" style:family="table-cell">
      <style:table-cell-properties fo:padding="0.097cm" fo:border-left="0.05pt solid #000000" fo:border-right="none" fo:border-top="none" fo:border-bottom="0.05pt solid #000000"/>
    </style:style>
    <style:style style:name="Tabella175.B105" style:family="table-cell">
      <style:table-cell-properties fo:padding="0.097cm" fo:border-left="0.05pt solid #000000" fo:border-right="none" fo:border-top="none" fo:border-bottom="0.05pt solid #000000"/>
    </style:style>
    <style:style style:name="Tabella175.C105" style:family="table-cell">
      <style:table-cell-properties fo:padding="0.097cm" fo:border-left="0.05pt solid #000000" fo:border-right="none" fo:border-top="none" fo:border-bottom="0.05pt solid #000000"/>
    </style:style>
    <style:style style:name="Tabella175.D105" style:family="table-cell">
      <style:table-cell-properties fo:padding="0.097cm" fo:border-left="0.05pt solid #000000" fo:border-right="none" fo:border-top="none" fo:border-bottom="0.05pt solid #000000"/>
    </style:style>
    <style:style style:name="Tabella175.E105" style:family="table-cell">
      <style:table-cell-properties fo:padding="0.097cm" fo:border-left="0.05pt solid #000000" fo:border-right="0.05pt solid #000000" fo:border-top="none" fo:border-bottom="0.05pt solid #000000"/>
    </style:style>
    <style:style style:name="Tabella175.A106" style:family="table-cell">
      <style:table-cell-properties fo:padding="0.097cm" fo:border-left="0.05pt solid #000000" fo:border-right="none" fo:border-top="none" fo:border-bottom="0.05pt solid #000000"/>
    </style:style>
    <style:style style:name="Tabella175.B106" style:family="table-cell">
      <style:table-cell-properties fo:padding="0.097cm" fo:border-left="0.05pt solid #000000" fo:border-right="none" fo:border-top="none" fo:border-bottom="0.05pt solid #000000"/>
    </style:style>
    <style:style style:name="Tabella175.C106" style:family="table-cell">
      <style:table-cell-properties fo:padding="0.097cm" fo:border-left="0.05pt solid #000000" fo:border-right="none" fo:border-top="none" fo:border-bottom="0.05pt solid #000000"/>
    </style:style>
    <style:style style:name="Tabella175.D106" style:family="table-cell">
      <style:table-cell-properties fo:padding="0.097cm" fo:border-left="0.05pt solid #000000" fo:border-right="none" fo:border-top="none" fo:border-bottom="0.05pt solid #000000"/>
    </style:style>
    <style:style style:name="Tabella175.E106" style:family="table-cell">
      <style:table-cell-properties fo:padding="0.097cm" fo:border-left="0.05pt solid #000000" fo:border-right="0.05pt solid #000000" fo:border-top="none" fo:border-bottom="0.05pt solid #000000"/>
    </style:style>
    <style:style style:name="Tabella175.A107" style:family="table-cell">
      <style:table-cell-properties fo:padding="0.097cm" fo:border-left="0.05pt solid #000000" fo:border-right="none" fo:border-top="none" fo:border-bottom="0.05pt solid #000000"/>
    </style:style>
    <style:style style:name="Tabella175.B107" style:family="table-cell">
      <style:table-cell-properties fo:padding="0.097cm" fo:border-left="0.05pt solid #000000" fo:border-right="none" fo:border-top="none" fo:border-bottom="0.05pt solid #000000"/>
    </style:style>
    <style:style style:name="Tabella175.C107" style:family="table-cell">
      <style:table-cell-properties fo:padding="0.097cm" fo:border-left="0.05pt solid #000000" fo:border-right="none" fo:border-top="none" fo:border-bottom="0.05pt solid #000000"/>
    </style:style>
    <style:style style:name="Tabella175.D107" style:family="table-cell">
      <style:table-cell-properties fo:padding="0.097cm" fo:border-left="0.05pt solid #000000" fo:border-right="none" fo:border-top="none" fo:border-bottom="0.05pt solid #000000"/>
    </style:style>
    <style:style style:name="Tabella175.E107" style:family="table-cell">
      <style:table-cell-properties fo:padding="0.097cm" fo:border-left="0.05pt solid #000000" fo:border-right="0.05pt solid #000000" fo:border-top="none" fo:border-bottom="0.05pt solid #000000"/>
    </style:style>
    <style:style style:name="Tabella175.A108" style:family="table-cell">
      <style:table-cell-properties fo:padding="0.097cm" fo:border-left="0.05pt solid #000000" fo:border-right="none" fo:border-top="none" fo:border-bottom="0.05pt solid #000000"/>
    </style:style>
    <style:style style:name="Tabella175.B108" style:family="table-cell">
      <style:table-cell-properties fo:padding="0.097cm" fo:border-left="0.05pt solid #000000" fo:border-right="none" fo:border-top="none" fo:border-bottom="0.05pt solid #000000"/>
    </style:style>
    <style:style style:name="Tabella175.C108" style:family="table-cell">
      <style:table-cell-properties fo:padding="0.097cm" fo:border-left="0.05pt solid #000000" fo:border-right="none" fo:border-top="none" fo:border-bottom="0.05pt solid #000000"/>
    </style:style>
    <style:style style:name="Tabella175.D108" style:family="table-cell">
      <style:table-cell-properties fo:padding="0.097cm" fo:border-left="0.05pt solid #000000" fo:border-right="none" fo:border-top="none" fo:border-bottom="0.05pt solid #000000"/>
    </style:style>
    <style:style style:name="Tabella175.E108" style:family="table-cell">
      <style:table-cell-properties fo:padding="0.097cm" fo:border-left="0.05pt solid #000000" fo:border-right="0.05pt solid #000000" fo:border-top="none" fo:border-bottom="0.05pt solid #000000"/>
    </style:style>
    <style:style style:name="Tabella175.A109" style:family="table-cell">
      <style:table-cell-properties fo:padding="0.097cm" fo:border-left="0.05pt solid #000000" fo:border-right="none" fo:border-top="none" fo:border-bottom="0.05pt solid #000000"/>
    </style:style>
    <style:style style:name="Tabella175.B109" style:family="table-cell">
      <style:table-cell-properties fo:padding="0.097cm" fo:border-left="0.05pt solid #000000" fo:border-right="none" fo:border-top="none" fo:border-bottom="0.05pt solid #000000"/>
    </style:style>
    <style:style style:name="Tabella175.C109" style:family="table-cell">
      <style:table-cell-properties fo:padding="0.097cm" fo:border-left="0.05pt solid #000000" fo:border-right="none" fo:border-top="none" fo:border-bottom="0.05pt solid #000000"/>
    </style:style>
    <style:style style:name="Tabella175.D109" style:family="table-cell">
      <style:table-cell-properties fo:padding="0.097cm" fo:border-left="0.05pt solid #000000" fo:border-right="none" fo:border-top="none" fo:border-bottom="0.05pt solid #000000"/>
    </style:style>
    <style:style style:name="Tabella175.E109" style:family="table-cell">
      <style:table-cell-properties fo:padding="0.097cm" fo:border-left="0.05pt solid #000000" fo:border-right="0.05pt solid #000000" fo:border-top="none" fo:border-bottom="0.05pt solid #000000"/>
    </style:style>
    <style:style style:name="Tabella175.A110" style:family="table-cell">
      <style:table-cell-properties fo:padding="0.097cm" fo:border-left="0.05pt solid #000000" fo:border-right="none" fo:border-top="none" fo:border-bottom="0.05pt solid #000000"/>
    </style:style>
    <style:style style:name="Tabella175.B110" style:family="table-cell">
      <style:table-cell-properties fo:padding="0.097cm" fo:border-left="0.05pt solid #000000" fo:border-right="none" fo:border-top="none" fo:border-bottom="0.05pt solid #000000"/>
    </style:style>
    <style:style style:name="Tabella175.C110" style:family="table-cell">
      <style:table-cell-properties fo:padding="0.097cm" fo:border-left="0.05pt solid #000000" fo:border-right="none" fo:border-top="none" fo:border-bottom="0.05pt solid #000000"/>
    </style:style>
    <style:style style:name="Tabella175.D110" style:family="table-cell">
      <style:table-cell-properties fo:padding="0.097cm" fo:border-left="0.05pt solid #000000" fo:border-right="none" fo:border-top="none" fo:border-bottom="0.05pt solid #000000"/>
    </style:style>
    <style:style style:name="Tabella175.E110" style:family="table-cell">
      <style:table-cell-properties fo:padding="0.097cm" fo:border-left="0.05pt solid #000000" fo:border-right="0.05pt solid #000000" fo:border-top="none" fo:border-bottom="0.05pt solid #000000"/>
    </style:style>
    <style:style style:name="Tabella175.A111" style:family="table-cell">
      <style:table-cell-properties fo:padding="0.097cm" fo:border-left="0.05pt solid #000000" fo:border-right="none" fo:border-top="none" fo:border-bottom="0.05pt solid #000000"/>
    </style:style>
    <style:style style:name="Tabella175.B111" style:family="table-cell">
      <style:table-cell-properties fo:padding="0.097cm" fo:border-left="0.05pt solid #000000" fo:border-right="none" fo:border-top="none" fo:border-bottom="0.05pt solid #000000"/>
    </style:style>
    <style:style style:name="Tabella175.C111" style:family="table-cell">
      <style:table-cell-properties fo:padding="0.097cm" fo:border-left="0.05pt solid #000000" fo:border-right="none" fo:border-top="none" fo:border-bottom="0.05pt solid #000000"/>
    </style:style>
    <style:style style:name="Tabella175.D111" style:family="table-cell">
      <style:table-cell-properties fo:padding="0.097cm" fo:border-left="0.05pt solid #000000" fo:border-right="none" fo:border-top="none" fo:border-bottom="0.05pt solid #000000"/>
    </style:style>
    <style:style style:name="Tabella175.E111" style:family="table-cell">
      <style:table-cell-properties fo:padding="0.097cm" fo:border-left="0.05pt solid #000000" fo:border-right="0.05pt solid #000000" fo:border-top="none" fo:border-bottom="0.05pt solid #000000"/>
    </style:style>
    <style:style style:name="Tabella175.A112" style:family="table-cell">
      <style:table-cell-properties fo:padding="0.097cm" fo:border-left="0.05pt solid #000000" fo:border-right="none" fo:border-top="none" fo:border-bottom="0.05pt solid #000000"/>
    </style:style>
    <style:style style:name="Tabella175.B112" style:family="table-cell">
      <style:table-cell-properties fo:padding="0.097cm" fo:border-left="0.05pt solid #000000" fo:border-right="none" fo:border-top="none" fo:border-bottom="0.05pt solid #000000"/>
    </style:style>
    <style:style style:name="Tabella175.C112" style:family="table-cell">
      <style:table-cell-properties fo:padding="0.097cm" fo:border-left="0.05pt solid #000000" fo:border-right="none" fo:border-top="none" fo:border-bottom="0.05pt solid #000000"/>
    </style:style>
    <style:style style:name="Tabella175.D112" style:family="table-cell">
      <style:table-cell-properties fo:padding="0.097cm" fo:border-left="0.05pt solid #000000" fo:border-right="none" fo:border-top="none" fo:border-bottom="0.05pt solid #000000"/>
    </style:style>
    <style:style style:name="Tabella175.E112" style:family="table-cell">
      <style:table-cell-properties fo:padding="0.097cm" fo:border-left="0.05pt solid #000000" fo:border-right="0.05pt solid #000000" fo:border-top="none" fo:border-bottom="0.05pt solid #000000"/>
    </style:style>
    <style:style style:name="Tabella175.A113" style:family="table-cell">
      <style:table-cell-properties fo:padding="0.097cm" fo:border-left="0.05pt solid #000000" fo:border-right="none" fo:border-top="none" fo:border-bottom="0.05pt solid #000000"/>
    </style:style>
    <style:style style:name="Tabella175.B113" style:family="table-cell">
      <style:table-cell-properties fo:padding="0.097cm" fo:border-left="0.05pt solid #000000" fo:border-right="none" fo:border-top="none" fo:border-bottom="0.05pt solid #000000"/>
    </style:style>
    <style:style style:name="Tabella175.C113" style:family="table-cell">
      <style:table-cell-properties fo:padding="0.097cm" fo:border-left="0.05pt solid #000000" fo:border-right="none" fo:border-top="none" fo:border-bottom="0.05pt solid #000000"/>
    </style:style>
    <style:style style:name="Tabella175.D113" style:family="table-cell">
      <style:table-cell-properties fo:padding="0.097cm" fo:border-left="0.05pt solid #000000" fo:border-right="none" fo:border-top="none" fo:border-bottom="0.05pt solid #000000"/>
    </style:style>
    <style:style style:name="Tabella175.E113" style:family="table-cell">
      <style:table-cell-properties fo:padding="0.097cm" fo:border-left="0.05pt solid #000000" fo:border-right="0.05pt solid #000000" fo:border-top="none" fo:border-bottom="0.05pt solid #000000"/>
    </style:style>
    <style:style style:name="Tabella175.A114" style:family="table-cell">
      <style:table-cell-properties fo:padding="0.097cm" fo:border-left="0.05pt solid #000000" fo:border-right="none" fo:border-top="none" fo:border-bottom="0.05pt solid #000000"/>
    </style:style>
    <style:style style:name="Tabella175.B114" style:family="table-cell">
      <style:table-cell-properties fo:padding="0.097cm" fo:border-left="0.05pt solid #000000" fo:border-right="none" fo:border-top="none" fo:border-bottom="0.05pt solid #000000"/>
    </style:style>
    <style:style style:name="Tabella175.C114" style:family="table-cell">
      <style:table-cell-properties fo:padding="0.097cm" fo:border-left="0.05pt solid #000000" fo:border-right="none" fo:border-top="none" fo:border-bottom="0.05pt solid #000000"/>
    </style:style>
    <style:style style:name="Tabella175.D114" style:family="table-cell">
      <style:table-cell-properties fo:padding="0.097cm" fo:border-left="0.05pt solid #000000" fo:border-right="none" fo:border-top="none" fo:border-bottom="0.05pt solid #000000"/>
    </style:style>
    <style:style style:name="Tabella175.E114" style:family="table-cell">
      <style:table-cell-properties fo:padding="0.097cm" fo:border-left="0.05pt solid #000000" fo:border-right="0.05pt solid #000000" fo:border-top="none" fo:border-bottom="0.05pt solid #000000"/>
    </style:style>
    <style:style style:name="Tabella175.A115" style:family="table-cell">
      <style:table-cell-properties fo:padding="0.097cm" fo:border-left="0.05pt solid #000000" fo:border-right="none" fo:border-top="none" fo:border-bottom="0.05pt solid #000000"/>
    </style:style>
    <style:style style:name="Tabella175.B115" style:family="table-cell">
      <style:table-cell-properties fo:padding="0.097cm" fo:border-left="0.05pt solid #000000" fo:border-right="none" fo:border-top="none" fo:border-bottom="0.05pt solid #000000"/>
    </style:style>
    <style:style style:name="Tabella175.C115" style:family="table-cell">
      <style:table-cell-properties fo:padding="0.097cm" fo:border-left="0.05pt solid #000000" fo:border-right="none" fo:border-top="none" fo:border-bottom="0.05pt solid #000000"/>
    </style:style>
    <style:style style:name="Tabella175.D115" style:family="table-cell">
      <style:table-cell-properties fo:padding="0.097cm" fo:border-left="0.05pt solid #000000" fo:border-right="none" fo:border-top="none" fo:border-bottom="0.05pt solid #000000"/>
    </style:style>
    <style:style style:name="Tabella175.E115" style:family="table-cell">
      <style:table-cell-properties fo:padding="0.097cm" fo:border-left="0.05pt solid #000000" fo:border-right="0.05pt solid #000000" fo:border-top="none" fo:border-bottom="0.05pt solid #000000"/>
    </style:style>
    <style:style style:name="Tabella175.A116" style:family="table-cell">
      <style:table-cell-properties fo:padding="0.097cm" fo:border-left="0.05pt solid #000000" fo:border-right="none" fo:border-top="none" fo:border-bottom="0.05pt solid #000000"/>
    </style:style>
    <style:style style:name="Tabella175.B116" style:family="table-cell">
      <style:table-cell-properties fo:padding="0.097cm" fo:border-left="0.05pt solid #000000" fo:border-right="none" fo:border-top="none" fo:border-bottom="0.05pt solid #000000"/>
    </style:style>
    <style:style style:name="Tabella175.C116" style:family="table-cell">
      <style:table-cell-properties fo:padding="0.097cm" fo:border-left="0.05pt solid #000000" fo:border-right="none" fo:border-top="none" fo:border-bottom="0.05pt solid #000000"/>
    </style:style>
    <style:style style:name="Tabella175.D116" style:family="table-cell">
      <style:table-cell-properties fo:padding="0.097cm" fo:border-left="0.05pt solid #000000" fo:border-right="none" fo:border-top="none" fo:border-bottom="0.05pt solid #000000"/>
    </style:style>
    <style:style style:name="Tabella175.E116" style:family="table-cell">
      <style:table-cell-properties fo:padding="0.097cm" fo:border-left="0.05pt solid #000000" fo:border-right="0.05pt solid #000000" fo:border-top="none" fo:border-bottom="0.05pt solid #000000"/>
    </style:style>
    <style:style style:name="Tabella175.A117" style:family="table-cell">
      <style:table-cell-properties fo:padding="0.097cm" fo:border-left="0.05pt solid #000000" fo:border-right="none" fo:border-top="none" fo:border-bottom="0.05pt solid #000000"/>
    </style:style>
    <style:style style:name="Tabella175.B117" style:family="table-cell">
      <style:table-cell-properties fo:padding="0.097cm" fo:border-left="0.05pt solid #000000" fo:border-right="none" fo:border-top="none" fo:border-bottom="0.05pt solid #000000"/>
    </style:style>
    <style:style style:name="Tabella175.C117" style:family="table-cell">
      <style:table-cell-properties fo:padding="0.097cm" fo:border-left="0.05pt solid #000000" fo:border-right="none" fo:border-top="none" fo:border-bottom="0.05pt solid #000000"/>
    </style:style>
    <style:style style:name="Tabella175.D117" style:family="table-cell">
      <style:table-cell-properties fo:padding="0.097cm" fo:border-left="0.05pt solid #000000" fo:border-right="none" fo:border-top="none" fo:border-bottom="0.05pt solid #000000"/>
    </style:style>
    <style:style style:name="Tabella175.E117" style:family="table-cell">
      <style:table-cell-properties fo:padding="0.097cm" fo:border-left="0.05pt solid #000000" fo:border-right="0.05pt solid #000000" fo:border-top="none" fo:border-bottom="0.05pt solid #000000"/>
    </style:style>
    <style:style style:name="Tabella175.A118" style:family="table-cell">
      <style:table-cell-properties fo:padding="0.097cm" fo:border-left="0.05pt solid #000000" fo:border-right="none" fo:border-top="none" fo:border-bottom="0.05pt solid #000000"/>
    </style:style>
    <style:style style:name="Tabella175.B118" style:family="table-cell">
      <style:table-cell-properties fo:padding="0.097cm" fo:border-left="0.05pt solid #000000" fo:border-right="none" fo:border-top="none" fo:border-bottom="0.05pt solid #000000"/>
    </style:style>
    <style:style style:name="Tabella175.C118" style:family="table-cell">
      <style:table-cell-properties fo:padding="0.097cm" fo:border-left="0.05pt solid #000000" fo:border-right="none" fo:border-top="none" fo:border-bottom="0.05pt solid #000000"/>
    </style:style>
    <style:style style:name="Tabella175.D118" style:family="table-cell">
      <style:table-cell-properties fo:padding="0.097cm" fo:border-left="0.05pt solid #000000" fo:border-right="none" fo:border-top="none" fo:border-bottom="0.05pt solid #000000"/>
    </style:style>
    <style:style style:name="Tabella175.E118" style:family="table-cell">
      <style:table-cell-properties fo:padding="0.097cm" fo:border-left="0.05pt solid #000000" fo:border-right="0.05pt solid #000000" fo:border-top="none" fo:border-bottom="0.05pt solid #000000"/>
    </style:style>
    <style:style style:name="Tabella175.A119" style:family="table-cell">
      <style:table-cell-properties fo:padding="0.097cm" fo:border-left="0.05pt solid #000000" fo:border-right="none" fo:border-top="none" fo:border-bottom="0.05pt solid #000000"/>
    </style:style>
    <style:style style:name="Tabella175.B119" style:family="table-cell">
      <style:table-cell-properties fo:padding="0.097cm" fo:border-left="0.05pt solid #000000" fo:border-right="none" fo:border-top="none" fo:border-bottom="0.05pt solid #000000"/>
    </style:style>
    <style:style style:name="Tabella175.C119" style:family="table-cell">
      <style:table-cell-properties fo:padding="0.097cm" fo:border-left="0.05pt solid #000000" fo:border-right="none" fo:border-top="none" fo:border-bottom="0.05pt solid #000000"/>
    </style:style>
    <style:style style:name="Tabella175.D119" style:family="table-cell">
      <style:table-cell-properties fo:padding="0.097cm" fo:border-left="0.05pt solid #000000" fo:border-right="none" fo:border-top="none" fo:border-bottom="0.05pt solid #000000"/>
    </style:style>
    <style:style style:name="Tabella175.E119" style:family="table-cell">
      <style:table-cell-properties fo:padding="0.097cm" fo:border-left="0.05pt solid #000000" fo:border-right="0.05pt solid #000000" fo:border-top="none" fo:border-bottom="0.05pt solid #000000"/>
    </style:style>
    <style:style style:name="Tabella175.A120" style:family="table-cell">
      <style:table-cell-properties fo:padding="0.097cm" fo:border-left="0.05pt solid #000000" fo:border-right="none" fo:border-top="none" fo:border-bottom="0.05pt solid #000000"/>
    </style:style>
    <style:style style:name="Tabella175.B120" style:family="table-cell">
      <style:table-cell-properties fo:padding="0.097cm" fo:border-left="0.05pt solid #000000" fo:border-right="none" fo:border-top="none" fo:border-bottom="0.05pt solid #000000"/>
    </style:style>
    <style:style style:name="Tabella175.C120" style:family="table-cell">
      <style:table-cell-properties fo:padding="0.097cm" fo:border-left="0.05pt solid #000000" fo:border-right="none" fo:border-top="none" fo:border-bottom="0.05pt solid #000000"/>
    </style:style>
    <style:style style:name="Tabella175.D120" style:family="table-cell">
      <style:table-cell-properties fo:padding="0.097cm" fo:border-left="0.05pt solid #000000" fo:border-right="none" fo:border-top="none" fo:border-bottom="0.05pt solid #000000"/>
    </style:style>
    <style:style style:name="Tabella175.E120" style:family="table-cell">
      <style:table-cell-properties fo:padding="0.097cm" fo:border-left="0.05pt solid #000000" fo:border-right="0.05pt solid #000000" fo:border-top="none" fo:border-bottom="0.05pt solid #000000"/>
    </style:style>
    <style:style style:name="Tabella175.A121" style:family="table-cell">
      <style:table-cell-properties fo:padding="0.097cm" fo:border-left="0.05pt solid #000000" fo:border-right="none" fo:border-top="none" fo:border-bottom="0.05pt solid #000000"/>
    </style:style>
    <style:style style:name="Tabella175.B121" style:family="table-cell">
      <style:table-cell-properties fo:padding="0.097cm" fo:border-left="0.05pt solid #000000" fo:border-right="none" fo:border-top="none" fo:border-bottom="0.05pt solid #000000"/>
    </style:style>
    <style:style style:name="Tabella175.C121" style:family="table-cell">
      <style:table-cell-properties fo:padding="0.097cm" fo:border-left="0.05pt solid #000000" fo:border-right="none" fo:border-top="none" fo:border-bottom="0.05pt solid #000000"/>
    </style:style>
    <style:style style:name="Tabella175.D121" style:family="table-cell">
      <style:table-cell-properties fo:padding="0.097cm" fo:border-left="0.05pt solid #000000" fo:border-right="none" fo:border-top="none" fo:border-bottom="0.05pt solid #000000"/>
    </style:style>
    <style:style style:name="Tabella175.E121" style:family="table-cell">
      <style:table-cell-properties fo:padding="0.097cm" fo:border-left="0.05pt solid #000000" fo:border-right="0.05pt solid #000000" fo:border-top="none" fo:border-bottom="0.05pt solid #000000"/>
    </style:style>
    <style:style style:name="Tabella175.A122" style:family="table-cell">
      <style:table-cell-properties fo:padding="0.097cm" fo:border-left="0.05pt solid #000000" fo:border-right="none" fo:border-top="none" fo:border-bottom="0.05pt solid #000000"/>
    </style:style>
    <style:style style:name="Tabella175.B122" style:family="table-cell">
      <style:table-cell-properties fo:padding="0.097cm" fo:border-left="0.05pt solid #000000" fo:border-right="none" fo:border-top="none" fo:border-bottom="0.05pt solid #000000"/>
    </style:style>
    <style:style style:name="Tabella175.C122" style:family="table-cell">
      <style:table-cell-properties fo:padding="0.097cm" fo:border-left="0.05pt solid #000000" fo:border-right="none" fo:border-top="none" fo:border-bottom="0.05pt solid #000000"/>
    </style:style>
    <style:style style:name="Tabella175.D122" style:family="table-cell">
      <style:table-cell-properties fo:padding="0.097cm" fo:border-left="0.05pt solid #000000" fo:border-right="none" fo:border-top="none" fo:border-bottom="0.05pt solid #000000"/>
    </style:style>
    <style:style style:name="Tabella175.E122" style:family="table-cell">
      <style:table-cell-properties fo:padding="0.097cm" fo:border-left="0.05pt solid #000000" fo:border-right="0.05pt solid #000000" fo:border-top="none" fo:border-bottom="0.05pt solid #000000"/>
    </style:style>
    <style:style style:name="Tabella175.A123" style:family="table-cell">
      <style:table-cell-properties fo:padding="0.097cm" fo:border-left="0.05pt solid #000000" fo:border-right="none" fo:border-top="none" fo:border-bottom="0.05pt solid #000000"/>
    </style:style>
    <style:style style:name="Tabella175.B123" style:family="table-cell">
      <style:table-cell-properties fo:padding="0.097cm" fo:border-left="0.05pt solid #000000" fo:border-right="none" fo:border-top="none" fo:border-bottom="0.05pt solid #000000"/>
    </style:style>
    <style:style style:name="Tabella175.C123" style:family="table-cell">
      <style:table-cell-properties fo:padding="0.097cm" fo:border-left="0.05pt solid #000000" fo:border-right="none" fo:border-top="none" fo:border-bottom="0.05pt solid #000000"/>
    </style:style>
    <style:style style:name="Tabella175.D123" style:family="table-cell">
      <style:table-cell-properties fo:padding="0.097cm" fo:border-left="0.05pt solid #000000" fo:border-right="none" fo:border-top="none" fo:border-bottom="0.05pt solid #000000"/>
    </style:style>
    <style:style style:name="Tabella175.E123" style:family="table-cell">
      <style:table-cell-properties fo:padding="0.097cm" fo:border-left="0.05pt solid #000000" fo:border-right="0.05pt solid #000000" fo:border-top="none" fo:border-bottom="0.05pt solid #000000"/>
    </style:style>
    <style:style style:name="Tabella175.A124" style:family="table-cell">
      <style:table-cell-properties fo:padding="0.097cm" fo:border-left="0.05pt solid #000000" fo:border-right="none" fo:border-top="none" fo:border-bottom="0.05pt solid #000000"/>
    </style:style>
    <style:style style:name="Tabella175.B124" style:family="table-cell">
      <style:table-cell-properties fo:padding="0.097cm" fo:border-left="0.05pt solid #000000" fo:border-right="none" fo:border-top="none" fo:border-bottom="0.05pt solid #000000"/>
    </style:style>
    <style:style style:name="Tabella175.C124" style:family="table-cell">
      <style:table-cell-properties fo:padding="0.097cm" fo:border-left="0.05pt solid #000000" fo:border-right="none" fo:border-top="none" fo:border-bottom="0.05pt solid #000000"/>
    </style:style>
    <style:style style:name="Tabella175.D124" style:family="table-cell">
      <style:table-cell-properties fo:padding="0.097cm" fo:border-left="0.05pt solid #000000" fo:border-right="none" fo:border-top="none" fo:border-bottom="0.05pt solid #000000"/>
    </style:style>
    <style:style style:name="Tabella175.E124" style:family="table-cell">
      <style:table-cell-properties fo:padding="0.097cm" fo:border-left="0.05pt solid #000000" fo:border-right="0.05pt solid #000000" fo:border-top="none" fo:border-bottom="0.05pt solid #000000"/>
    </style:style>
    <style:style style:name="Tabella175.A125" style:family="table-cell">
      <style:table-cell-properties fo:padding="0.097cm" fo:border-left="0.05pt solid #000000" fo:border-right="none" fo:border-top="none" fo:border-bottom="0.05pt solid #000000"/>
    </style:style>
    <style:style style:name="Tabella175.B125" style:family="table-cell">
      <style:table-cell-properties fo:padding="0.097cm" fo:border-left="0.05pt solid #000000" fo:border-right="none" fo:border-top="none" fo:border-bottom="0.05pt solid #000000"/>
    </style:style>
    <style:style style:name="Tabella175.C125" style:family="table-cell">
      <style:table-cell-properties fo:padding="0.097cm" fo:border-left="0.05pt solid #000000" fo:border-right="none" fo:border-top="none" fo:border-bottom="0.05pt solid #000000"/>
    </style:style>
    <style:style style:name="Tabella175.D125" style:family="table-cell">
      <style:table-cell-properties fo:padding="0.097cm" fo:border-left="0.05pt solid #000000" fo:border-right="none" fo:border-top="none" fo:border-bottom="0.05pt solid #000000"/>
    </style:style>
    <style:style style:name="Tabella175.E125" style:family="table-cell">
      <style:table-cell-properties fo:padding="0.097cm" fo:border-left="0.05pt solid #000000" fo:border-right="0.05pt solid #000000" fo:border-top="none" fo:border-bottom="0.05pt solid #000000"/>
    </style:style>
    <style:style style:name="Tabella175.A126" style:family="table-cell">
      <style:table-cell-properties fo:padding="0.097cm" fo:border-left="0.05pt solid #000000" fo:border-right="none" fo:border-top="none" fo:border-bottom="0.05pt solid #000000"/>
    </style:style>
    <style:style style:name="Tabella175.B126" style:family="table-cell">
      <style:table-cell-properties fo:padding="0.097cm" fo:border-left="0.05pt solid #000000" fo:border-right="none" fo:border-top="none" fo:border-bottom="0.05pt solid #000000"/>
    </style:style>
    <style:style style:name="Tabella175.C126" style:family="table-cell">
      <style:table-cell-properties fo:padding="0.097cm" fo:border-left="0.05pt solid #000000" fo:border-right="none" fo:border-top="none" fo:border-bottom="0.05pt solid #000000"/>
    </style:style>
    <style:style style:name="Tabella175.D126" style:family="table-cell">
      <style:table-cell-properties fo:padding="0.097cm" fo:border-left="0.05pt solid #000000" fo:border-right="none" fo:border-top="none" fo:border-bottom="0.05pt solid #000000"/>
    </style:style>
    <style:style style:name="Tabella175.E126" style:family="table-cell">
      <style:table-cell-properties fo:padding="0.097cm" fo:border-left="0.05pt solid #000000" fo:border-right="0.05pt solid #000000" fo:border-top="none" fo:border-bottom="0.05pt solid #000000"/>
    </style:style>
    <style:style style:name="Tabella175.A127" style:family="table-cell">
      <style:table-cell-properties fo:padding="0.097cm" fo:border-left="0.05pt solid #000000" fo:border-right="none" fo:border-top="none" fo:border-bottom="0.05pt solid #000000"/>
    </style:style>
    <style:style style:name="Tabella175.B127" style:family="table-cell">
      <style:table-cell-properties fo:padding="0.097cm" fo:border-left="0.05pt solid #000000" fo:border-right="none" fo:border-top="none" fo:border-bottom="0.05pt solid #000000"/>
    </style:style>
    <style:style style:name="Tabella175.C127" style:family="table-cell">
      <style:table-cell-properties fo:padding="0.097cm" fo:border-left="0.05pt solid #000000" fo:border-right="none" fo:border-top="none" fo:border-bottom="0.05pt solid #000000"/>
    </style:style>
    <style:style style:name="Tabella175.D127" style:family="table-cell">
      <style:table-cell-properties fo:padding="0.097cm" fo:border-left="0.05pt solid #000000" fo:border-right="none" fo:border-top="none" fo:border-bottom="0.05pt solid #000000"/>
    </style:style>
    <style:style style:name="Tabella175.E127" style:family="table-cell">
      <style:table-cell-properties fo:padding="0.097cm" fo:border-left="0.05pt solid #000000" fo:border-right="0.05pt solid #000000" fo:border-top="none" fo:border-bottom="0.05pt solid #000000"/>
    </style:style>
    <style:style style:name="Tabella175.A128" style:family="table-cell">
      <style:table-cell-properties fo:padding="0.097cm" fo:border-left="0.05pt solid #000000" fo:border-right="none" fo:border-top="none" fo:border-bottom="0.05pt solid #000000"/>
    </style:style>
    <style:style style:name="Tabella175.B128" style:family="table-cell">
      <style:table-cell-properties fo:padding="0.097cm" fo:border-left="0.05pt solid #000000" fo:border-right="none" fo:border-top="none" fo:border-bottom="0.05pt solid #000000"/>
    </style:style>
    <style:style style:name="Tabella175.C128" style:family="table-cell">
      <style:table-cell-properties fo:padding="0.097cm" fo:border-left="0.05pt solid #000000" fo:border-right="none" fo:border-top="none" fo:border-bottom="0.05pt solid #000000"/>
    </style:style>
    <style:style style:name="Tabella175.D128" style:family="table-cell">
      <style:table-cell-properties fo:padding="0.097cm" fo:border-left="0.05pt solid #000000" fo:border-right="none" fo:border-top="none" fo:border-bottom="0.05pt solid #000000"/>
    </style:style>
    <style:style style:name="Tabella175.E128" style:family="table-cell">
      <style:table-cell-properties fo:padding="0.097cm" fo:border-left="0.05pt solid #000000" fo:border-right="0.05pt solid #000000" fo:border-top="none" fo:border-bottom="0.05pt solid #000000"/>
    </style:style>
    <style:style style:name="Tabella175.A129" style:family="table-cell">
      <style:table-cell-properties fo:padding="0.097cm" fo:border-left="0.05pt solid #000000" fo:border-right="none" fo:border-top="none" fo:border-bottom="0.05pt solid #000000"/>
    </style:style>
    <style:style style:name="Tabella175.B129" style:family="table-cell">
      <style:table-cell-properties fo:padding="0.097cm" fo:border-left="0.05pt solid #000000" fo:border-right="none" fo:border-top="none" fo:border-bottom="0.05pt solid #000000"/>
    </style:style>
    <style:style style:name="Tabella175.C129" style:family="table-cell">
      <style:table-cell-properties fo:padding="0.097cm" fo:border-left="0.05pt solid #000000" fo:border-right="none" fo:border-top="none" fo:border-bottom="0.05pt solid #000000"/>
    </style:style>
    <style:style style:name="Tabella175.D129" style:family="table-cell">
      <style:table-cell-properties fo:padding="0.097cm" fo:border-left="0.05pt solid #000000" fo:border-right="none" fo:border-top="none" fo:border-bottom="0.05pt solid #000000"/>
    </style:style>
    <style:style style:name="Tabella175.E129" style:family="table-cell">
      <style:table-cell-properties fo:padding="0.097cm" fo:border-left="0.05pt solid #000000" fo:border-right="0.05pt solid #000000" fo:border-top="none" fo:border-bottom="0.05pt solid #000000"/>
    </style:style>
    <style:style style:name="Tabella175.A130" style:family="table-cell">
      <style:table-cell-properties fo:padding="0.097cm" fo:border-left="0.05pt solid #000000" fo:border-right="none" fo:border-top="none" fo:border-bottom="0.05pt solid #000000"/>
    </style:style>
    <style:style style:name="Tabella175.B130" style:family="table-cell">
      <style:table-cell-properties fo:padding="0.097cm" fo:border-left="0.05pt solid #000000" fo:border-right="none" fo:border-top="none" fo:border-bottom="0.05pt solid #000000"/>
    </style:style>
    <style:style style:name="Tabella175.C130" style:family="table-cell">
      <style:table-cell-properties fo:padding="0.097cm" fo:border-left="0.05pt solid #000000" fo:border-right="none" fo:border-top="none" fo:border-bottom="0.05pt solid #000000"/>
    </style:style>
    <style:style style:name="Tabella175.D130" style:family="table-cell">
      <style:table-cell-properties fo:padding="0.097cm" fo:border-left="0.05pt solid #000000" fo:border-right="none" fo:border-top="none" fo:border-bottom="0.05pt solid #000000"/>
    </style:style>
    <style:style style:name="Tabella175.E130" style:family="table-cell">
      <style:table-cell-properties fo:padding="0.097cm" fo:border-left="0.05pt solid #000000" fo:border-right="0.05pt solid #000000" fo:border-top="none" fo:border-bottom="0.05pt solid #000000"/>
    </style:style>
    <style:style style:name="Tabella175.A131" style:family="table-cell">
      <style:table-cell-properties fo:padding="0.097cm" fo:border-left="0.05pt solid #000000" fo:border-right="none" fo:border-top="none" fo:border-bottom="0.05pt solid #000000"/>
    </style:style>
    <style:style style:name="Tabella175.B131" style:family="table-cell">
      <style:table-cell-properties fo:padding="0.097cm" fo:border-left="0.05pt solid #000000" fo:border-right="none" fo:border-top="none" fo:border-bottom="0.05pt solid #000000"/>
    </style:style>
    <style:style style:name="Tabella175.C131" style:family="table-cell">
      <style:table-cell-properties fo:padding="0.097cm" fo:border-left="0.05pt solid #000000" fo:border-right="none" fo:border-top="none" fo:border-bottom="0.05pt solid #000000"/>
    </style:style>
    <style:style style:name="Tabella175.D131" style:family="table-cell">
      <style:table-cell-properties fo:padding="0.097cm" fo:border-left="0.05pt solid #000000" fo:border-right="none" fo:border-top="none" fo:border-bottom="0.05pt solid #000000"/>
    </style:style>
    <style:style style:name="Tabella175.E131" style:family="table-cell">
      <style:table-cell-properties fo:padding="0.097cm" fo:border-left="0.05pt solid #000000" fo:border-right="0.05pt solid #000000" fo:border-top="none" fo:border-bottom="0.05pt solid #000000"/>
    </style:style>
    <style:style style:name="Tabella175.A132" style:family="table-cell">
      <style:table-cell-properties fo:padding="0.097cm" fo:border-left="0.05pt solid #000000" fo:border-right="none" fo:border-top="none" fo:border-bottom="0.05pt solid #000000"/>
    </style:style>
    <style:style style:name="Tabella175.B132" style:family="table-cell">
      <style:table-cell-properties fo:padding="0.097cm" fo:border-left="0.05pt solid #000000" fo:border-right="none" fo:border-top="none" fo:border-bottom="0.05pt solid #000000"/>
    </style:style>
    <style:style style:name="Tabella175.C132" style:family="table-cell">
      <style:table-cell-properties fo:padding="0.097cm" fo:border-left="0.05pt solid #000000" fo:border-right="none" fo:border-top="none" fo:border-bottom="0.05pt solid #000000"/>
    </style:style>
    <style:style style:name="Tabella175.D132" style:family="table-cell">
      <style:table-cell-properties fo:padding="0.097cm" fo:border-left="0.05pt solid #000000" fo:border-right="none" fo:border-top="none" fo:border-bottom="0.05pt solid #000000"/>
    </style:style>
    <style:style style:name="Tabella175.E132" style:family="table-cell">
      <style:table-cell-properties fo:padding="0.097cm" fo:border-left="0.05pt solid #000000" fo:border-right="0.05pt solid #000000" fo:border-top="none" fo:border-bottom="0.05pt solid #000000"/>
    </style:style>
    <style:style style:name="Tabella175.A133" style:family="table-cell">
      <style:table-cell-properties fo:padding="0.097cm" fo:border-left="0.05pt solid #000000" fo:border-right="none" fo:border-top="none" fo:border-bottom="0.05pt solid #000000"/>
    </style:style>
    <style:style style:name="Tabella175.B133" style:family="table-cell">
      <style:table-cell-properties fo:padding="0.097cm" fo:border-left="0.05pt solid #000000" fo:border-right="none" fo:border-top="none" fo:border-bottom="0.05pt solid #000000"/>
    </style:style>
    <style:style style:name="Tabella175.C133" style:family="table-cell">
      <style:table-cell-properties fo:padding="0.097cm" fo:border-left="0.05pt solid #000000" fo:border-right="none" fo:border-top="none" fo:border-bottom="0.05pt solid #000000"/>
    </style:style>
    <style:style style:name="Tabella175.D133" style:family="table-cell">
      <style:table-cell-properties fo:padding="0.097cm" fo:border-left="0.05pt solid #000000" fo:border-right="none" fo:border-top="none" fo:border-bottom="0.05pt solid #000000"/>
    </style:style>
    <style:style style:name="Tabella175.E133" style:family="table-cell">
      <style:table-cell-properties fo:padding="0.097cm" fo:border-left="0.05pt solid #000000" fo:border-right="0.05pt solid #000000" fo:border-top="none" fo:border-bottom="0.05pt solid #000000"/>
    </style:style>
    <style:style style:name="Tabella175.A134" style:family="table-cell">
      <style:table-cell-properties fo:padding="0.097cm" fo:border-left="0.05pt solid #000000" fo:border-right="none" fo:border-top="none" fo:border-bottom="0.05pt solid #000000"/>
    </style:style>
    <style:style style:name="Tabella175.B134" style:family="table-cell">
      <style:table-cell-properties fo:padding="0.097cm" fo:border-left="0.05pt solid #000000" fo:border-right="none" fo:border-top="none" fo:border-bottom="0.05pt solid #000000"/>
    </style:style>
    <style:style style:name="Tabella175.C134" style:family="table-cell">
      <style:table-cell-properties fo:padding="0.097cm" fo:border-left="0.05pt solid #000000" fo:border-right="none" fo:border-top="none" fo:border-bottom="0.05pt solid #000000"/>
    </style:style>
    <style:style style:name="Tabella175.D134" style:family="table-cell">
      <style:table-cell-properties fo:padding="0.097cm" fo:border-left="0.05pt solid #000000" fo:border-right="none" fo:border-top="none" fo:border-bottom="0.05pt solid #000000"/>
    </style:style>
    <style:style style:name="Tabella175.E134" style:family="table-cell">
      <style:table-cell-properties fo:padding="0.097cm" fo:border-left="0.05pt solid #000000" fo:border-right="0.05pt solid #000000" fo:border-top="none" fo:border-bottom="0.05pt solid #000000"/>
    </style:style>
    <style:style style:name="Tabella175.A135" style:family="table-cell">
      <style:table-cell-properties fo:padding="0.097cm" fo:border-left="0.05pt solid #000000" fo:border-right="none" fo:border-top="none" fo:border-bottom="0.05pt solid #000000"/>
    </style:style>
    <style:style style:name="Tabella175.B135" style:family="table-cell">
      <style:table-cell-properties fo:padding="0.097cm" fo:border-left="0.05pt solid #000000" fo:border-right="none" fo:border-top="none" fo:border-bottom="0.05pt solid #000000"/>
    </style:style>
    <style:style style:name="Tabella175.C135" style:family="table-cell">
      <style:table-cell-properties fo:padding="0.097cm" fo:border-left="0.05pt solid #000000" fo:border-right="none" fo:border-top="none" fo:border-bottom="0.05pt solid #000000"/>
    </style:style>
    <style:style style:name="Tabella175.D135" style:family="table-cell">
      <style:table-cell-properties fo:padding="0.097cm" fo:border-left="0.05pt solid #000000" fo:border-right="none" fo:border-top="none" fo:border-bottom="0.05pt solid #000000"/>
    </style:style>
    <style:style style:name="Tabella175.E135" style:family="table-cell">
      <style:table-cell-properties fo:padding="0.097cm" fo:border-left="0.05pt solid #000000" fo:border-right="0.05pt solid #000000" fo:border-top="none" fo:border-bottom="0.05pt solid #000000"/>
    </style:style>
    <style:style style:name="Tabella175.A136" style:family="table-cell">
      <style:table-cell-properties fo:padding="0.097cm" fo:border-left="0.05pt solid #000000" fo:border-right="none" fo:border-top="none" fo:border-bottom="0.05pt solid #000000"/>
    </style:style>
    <style:style style:name="Tabella175.B136" style:family="table-cell">
      <style:table-cell-properties fo:padding="0.097cm" fo:border-left="0.05pt solid #000000" fo:border-right="none" fo:border-top="none" fo:border-bottom="0.05pt solid #000000"/>
    </style:style>
    <style:style style:name="Tabella175.C136" style:family="table-cell">
      <style:table-cell-properties fo:padding="0.097cm" fo:border-left="0.05pt solid #000000" fo:border-right="none" fo:border-top="none" fo:border-bottom="0.05pt solid #000000"/>
    </style:style>
    <style:style style:name="Tabella175.D136" style:family="table-cell">
      <style:table-cell-properties fo:padding="0.097cm" fo:border-left="0.05pt solid #000000" fo:border-right="none" fo:border-top="none" fo:border-bottom="0.05pt solid #000000"/>
    </style:style>
    <style:style style:name="Tabella175.E136" style:family="table-cell">
      <style:table-cell-properties fo:padding="0.097cm" fo:border-left="0.05pt solid #000000" fo:border-right="0.05pt solid #000000" fo:border-top="none" fo:border-bottom="0.05pt solid #000000"/>
    </style:style>
    <style:style style:name="Tabella175.A137" style:family="table-cell">
      <style:table-cell-properties fo:padding="0.097cm" fo:border-left="0.05pt solid #000000" fo:border-right="none" fo:border-top="none" fo:border-bottom="0.05pt solid #000000"/>
    </style:style>
    <style:style style:name="Tabella175.B137" style:family="table-cell">
      <style:table-cell-properties fo:padding="0.097cm" fo:border-left="0.05pt solid #000000" fo:border-right="none" fo:border-top="none" fo:border-bottom="0.05pt solid #000000"/>
    </style:style>
    <style:style style:name="Tabella175.C137" style:family="table-cell">
      <style:table-cell-properties fo:padding="0.097cm" fo:border-left="0.05pt solid #000000" fo:border-right="none" fo:border-top="none" fo:border-bottom="0.05pt solid #000000"/>
    </style:style>
    <style:style style:name="Tabella175.D137" style:family="table-cell">
      <style:table-cell-properties fo:padding="0.097cm" fo:border-left="0.05pt solid #000000" fo:border-right="none" fo:border-top="none" fo:border-bottom="0.05pt solid #000000"/>
    </style:style>
    <style:style style:name="Tabella175.E137" style:family="table-cell">
      <style:table-cell-properties fo:padding="0.097cm" fo:border-left="0.05pt solid #000000" fo:border-right="0.05pt solid #000000" fo:border-top="none" fo:border-bottom="0.05pt solid #000000"/>
    </style:style>
    <style:style style:name="Tabella175.A138" style:family="table-cell">
      <style:table-cell-properties fo:padding="0.097cm" fo:border-left="0.05pt solid #000000" fo:border-right="none" fo:border-top="none" fo:border-bottom="0.05pt solid #000000"/>
    </style:style>
    <style:style style:name="Tabella175.B138" style:family="table-cell">
      <style:table-cell-properties fo:padding="0.097cm" fo:border-left="0.05pt solid #000000" fo:border-right="none" fo:border-top="none" fo:border-bottom="0.05pt solid #000000"/>
    </style:style>
    <style:style style:name="Tabella175.C138" style:family="table-cell">
      <style:table-cell-properties fo:padding="0.097cm" fo:border-left="0.05pt solid #000000" fo:border-right="none" fo:border-top="none" fo:border-bottom="0.05pt solid #000000"/>
    </style:style>
    <style:style style:name="Tabella175.D138" style:family="table-cell">
      <style:table-cell-properties fo:padding="0.097cm" fo:border-left="0.05pt solid #000000" fo:border-right="none" fo:border-top="none" fo:border-bottom="0.05pt solid #000000"/>
    </style:style>
    <style:style style:name="Tabella175.E138" style:family="table-cell">
      <style:table-cell-properties fo:padding="0.097cm" fo:border-left="0.05pt solid #000000" fo:border-right="0.05pt solid #000000" fo:border-top="none" fo:border-bottom="0.05pt solid #000000"/>
    </style:style>
    <style:style style:name="Tabella175.A139" style:family="table-cell">
      <style:table-cell-properties fo:padding="0.097cm" fo:border-left="0.05pt solid #000000" fo:border-right="none" fo:border-top="none" fo:border-bottom="0.05pt solid #000000"/>
    </style:style>
    <style:style style:name="Tabella175.B139" style:family="table-cell">
      <style:table-cell-properties fo:padding="0.097cm" fo:border-left="0.05pt solid #000000" fo:border-right="none" fo:border-top="none" fo:border-bottom="0.05pt solid #000000"/>
    </style:style>
    <style:style style:name="Tabella175.C139" style:family="table-cell">
      <style:table-cell-properties fo:padding="0.097cm" fo:border-left="0.05pt solid #000000" fo:border-right="none" fo:border-top="none" fo:border-bottom="0.05pt solid #000000"/>
    </style:style>
    <style:style style:name="Tabella175.D139" style:family="table-cell">
      <style:table-cell-properties fo:padding="0.097cm" fo:border-left="0.05pt solid #000000" fo:border-right="none" fo:border-top="none" fo:border-bottom="0.05pt solid #000000"/>
    </style:style>
    <style:style style:name="Tabella175.E139" style:family="table-cell">
      <style:table-cell-properties fo:padding="0.097cm" fo:border-left="0.05pt solid #000000" fo:border-right="0.05pt solid #000000" fo:border-top="none" fo:border-bottom="0.05pt solid #000000"/>
    </style:style>
    <style:style style:name="Tabella175.A140" style:family="table-cell">
      <style:table-cell-properties fo:padding="0.097cm" fo:border-left="0.05pt solid #000000" fo:border-right="none" fo:border-top="none" fo:border-bottom="0.05pt solid #000000"/>
    </style:style>
    <style:style style:name="Tabella175.B140" style:family="table-cell">
      <style:table-cell-properties fo:padding="0.097cm" fo:border-left="0.05pt solid #000000" fo:border-right="none" fo:border-top="none" fo:border-bottom="0.05pt solid #000000"/>
    </style:style>
    <style:style style:name="Tabella175.C140" style:family="table-cell">
      <style:table-cell-properties fo:padding="0.097cm" fo:border-left="0.05pt solid #000000" fo:border-right="none" fo:border-top="none" fo:border-bottom="0.05pt solid #000000"/>
    </style:style>
    <style:style style:name="Tabella175.D140" style:family="table-cell">
      <style:table-cell-properties fo:padding="0.097cm" fo:border-left="0.05pt solid #000000" fo:border-right="none" fo:border-top="none" fo:border-bottom="0.05pt solid #000000"/>
    </style:style>
    <style:style style:name="Tabella175.E140" style:family="table-cell">
      <style:table-cell-properties fo:padding="0.097cm" fo:border-left="0.05pt solid #000000" fo:border-right="0.05pt solid #000000" fo:border-top="none" fo:border-bottom="0.05pt solid #000000"/>
    </style:style>
    <style:style style:name="Tabella175.A141" style:family="table-cell">
      <style:table-cell-properties fo:padding="0.097cm" fo:border-left="0.05pt solid #000000" fo:border-right="none" fo:border-top="none" fo:border-bottom="0.05pt solid #000000"/>
    </style:style>
    <style:style style:name="Tabella175.B141" style:family="table-cell">
      <style:table-cell-properties fo:padding="0.097cm" fo:border-left="0.05pt solid #000000" fo:border-right="none" fo:border-top="none" fo:border-bottom="0.05pt solid #000000"/>
    </style:style>
    <style:style style:name="Tabella175.C141" style:family="table-cell">
      <style:table-cell-properties fo:padding="0.097cm" fo:border-left="0.05pt solid #000000" fo:border-right="none" fo:border-top="none" fo:border-bottom="0.05pt solid #000000"/>
    </style:style>
    <style:style style:name="Tabella175.D141" style:family="table-cell">
      <style:table-cell-properties fo:padding="0.097cm" fo:border-left="0.05pt solid #000000" fo:border-right="none" fo:border-top="none" fo:border-bottom="0.05pt solid #000000"/>
    </style:style>
    <style:style style:name="Tabella175.E141" style:family="table-cell">
      <style:table-cell-properties fo:padding="0.097cm" fo:border-left="0.05pt solid #000000" fo:border-right="0.05pt solid #000000" fo:border-top="none" fo:border-bottom="0.05pt solid #000000"/>
    </style:style>
    <style:style style:name="Tabella175.A142" style:family="table-cell">
      <style:table-cell-properties fo:padding="0.097cm" fo:border-left="0.05pt solid #000000" fo:border-right="none" fo:border-top="none" fo:border-bottom="0.05pt solid #000000"/>
    </style:style>
    <style:style style:name="Tabella175.B142" style:family="table-cell">
      <style:table-cell-properties fo:padding="0.097cm" fo:border-left="0.05pt solid #000000" fo:border-right="none" fo:border-top="none" fo:border-bottom="0.05pt solid #000000"/>
    </style:style>
    <style:style style:name="Tabella175.C142" style:family="table-cell">
      <style:table-cell-properties fo:padding="0.097cm" fo:border-left="0.05pt solid #000000" fo:border-right="none" fo:border-top="none" fo:border-bottom="0.05pt solid #000000"/>
    </style:style>
    <style:style style:name="Tabella175.D142" style:family="table-cell">
      <style:table-cell-properties fo:padding="0.097cm" fo:border-left="0.05pt solid #000000" fo:border-right="none" fo:border-top="none" fo:border-bottom="0.05pt solid #000000"/>
    </style:style>
    <style:style style:name="Tabella175.E142" style:family="table-cell">
      <style:table-cell-properties fo:padding="0.097cm" fo:border-left="0.05pt solid #000000" fo:border-right="0.05pt solid #000000" fo:border-top="none" fo:border-bottom="0.05pt solid #000000"/>
    </style:style>
    <style:style style:name="Tabella175.A143" style:family="table-cell">
      <style:table-cell-properties fo:padding="0.097cm" fo:border-left="0.05pt solid #000000" fo:border-right="none" fo:border-top="none" fo:border-bottom="0.05pt solid #000000"/>
    </style:style>
    <style:style style:name="Tabella175.B143" style:family="table-cell">
      <style:table-cell-properties fo:padding="0.097cm" fo:border-left="0.05pt solid #000000" fo:border-right="none" fo:border-top="none" fo:border-bottom="0.05pt solid #000000"/>
    </style:style>
    <style:style style:name="Tabella175.C143" style:family="table-cell">
      <style:table-cell-properties fo:padding="0.097cm" fo:border-left="0.05pt solid #000000" fo:border-right="none" fo:border-top="none" fo:border-bottom="0.05pt solid #000000"/>
    </style:style>
    <style:style style:name="Tabella175.D143" style:family="table-cell">
      <style:table-cell-properties fo:padding="0.097cm" fo:border-left="0.05pt solid #000000" fo:border-right="none" fo:border-top="none" fo:border-bottom="0.05pt solid #000000"/>
    </style:style>
    <style:style style:name="Tabella175.E143" style:family="table-cell">
      <style:table-cell-properties fo:padding="0.097cm" fo:border-left="0.05pt solid #000000" fo:border-right="0.05pt solid #000000" fo:border-top="none" fo:border-bottom="0.05pt solid #000000"/>
    </style:style>
    <style:style style:name="Tabella175.A144" style:family="table-cell">
      <style:table-cell-properties fo:padding="0.097cm" fo:border-left="0.05pt solid #000000" fo:border-right="none" fo:border-top="none" fo:border-bottom="0.05pt solid #000000"/>
    </style:style>
    <style:style style:name="Tabella175.B144" style:family="table-cell">
      <style:table-cell-properties fo:padding="0.097cm" fo:border-left="0.05pt solid #000000" fo:border-right="none" fo:border-top="none" fo:border-bottom="0.05pt solid #000000"/>
    </style:style>
    <style:style style:name="Tabella175.C144" style:family="table-cell">
      <style:table-cell-properties fo:padding="0.097cm" fo:border-left="0.05pt solid #000000" fo:border-right="none" fo:border-top="none" fo:border-bottom="0.05pt solid #000000"/>
    </style:style>
    <style:style style:name="Tabella175.D144" style:family="table-cell">
      <style:table-cell-properties fo:padding="0.097cm" fo:border-left="0.05pt solid #000000" fo:border-right="none" fo:border-top="none" fo:border-bottom="0.05pt solid #000000"/>
    </style:style>
    <style:style style:name="Tabella175.E144" style:family="table-cell">
      <style:table-cell-properties fo:padding="0.097cm" fo:border-left="0.05pt solid #000000" fo:border-right="0.05pt solid #000000" fo:border-top="none" fo:border-bottom="0.05pt solid #000000"/>
    </style:style>
    <style:style style:name="Tabella175.A145" style:family="table-cell">
      <style:table-cell-properties fo:padding="0.097cm" fo:border-left="0.05pt solid #000000" fo:border-right="none" fo:border-top="none" fo:border-bottom="0.05pt solid #000000"/>
    </style:style>
    <style:style style:name="Tabella175.B145" style:family="table-cell">
      <style:table-cell-properties fo:padding="0.097cm" fo:border-left="0.05pt solid #000000" fo:border-right="none" fo:border-top="none" fo:border-bottom="0.05pt solid #000000"/>
    </style:style>
    <style:style style:name="Tabella175.C145" style:family="table-cell">
      <style:table-cell-properties fo:padding="0.097cm" fo:border-left="0.05pt solid #000000" fo:border-right="none" fo:border-top="none" fo:border-bottom="0.05pt solid #000000"/>
    </style:style>
    <style:style style:name="Tabella175.D145" style:family="table-cell">
      <style:table-cell-properties fo:padding="0.097cm" fo:border-left="0.05pt solid #000000" fo:border-right="none" fo:border-top="none" fo:border-bottom="0.05pt solid #000000"/>
    </style:style>
    <style:style style:name="Tabella175.E145" style:family="table-cell">
      <style:table-cell-properties fo:padding="0.097cm" fo:border-left="0.05pt solid #000000" fo:border-right="0.05pt solid #000000" fo:border-top="none" fo:border-bottom="0.05pt solid #000000"/>
    </style:style>
    <style:style style:name="Tabella175.A146" style:family="table-cell">
      <style:table-cell-properties fo:padding="0.097cm" fo:border-left="0.05pt solid #000000" fo:border-right="none" fo:border-top="none" fo:border-bottom="0.05pt solid #000000"/>
    </style:style>
    <style:style style:name="Tabella175.B146" style:family="table-cell">
      <style:table-cell-properties fo:padding="0.097cm" fo:border-left="0.05pt solid #000000" fo:border-right="none" fo:border-top="none" fo:border-bottom="0.05pt solid #000000"/>
    </style:style>
    <style:style style:name="Tabella175.C146" style:family="table-cell">
      <style:table-cell-properties fo:padding="0.097cm" fo:border-left="0.05pt solid #000000" fo:border-right="none" fo:border-top="none" fo:border-bottom="0.05pt solid #000000"/>
    </style:style>
    <style:style style:name="Tabella175.D146" style:family="table-cell">
      <style:table-cell-properties fo:padding="0.097cm" fo:border-left="0.05pt solid #000000" fo:border-right="none" fo:border-top="none" fo:border-bottom="0.05pt solid #000000"/>
    </style:style>
    <style:style style:name="Tabella175.E146" style:family="table-cell">
      <style:table-cell-properties fo:padding="0.097cm" fo:border-left="0.05pt solid #000000" fo:border-right="0.05pt solid #000000" fo:border-top="none" fo:border-bottom="0.05pt solid #000000"/>
    </style:style>
    <style:style style:name="Tabella175.A147" style:family="table-cell">
      <style:table-cell-properties fo:padding="0.097cm" fo:border-left="0.05pt solid #000000" fo:border-right="none" fo:border-top="none" fo:border-bottom="0.05pt solid #000000"/>
    </style:style>
    <style:style style:name="Tabella175.B147" style:family="table-cell">
      <style:table-cell-properties fo:padding="0.097cm" fo:border-left="0.05pt solid #000000" fo:border-right="none" fo:border-top="none" fo:border-bottom="0.05pt solid #000000"/>
    </style:style>
    <style:style style:name="Tabella175.C147" style:family="table-cell">
      <style:table-cell-properties fo:padding="0.097cm" fo:border-left="0.05pt solid #000000" fo:border-right="none" fo:border-top="none" fo:border-bottom="0.05pt solid #000000"/>
    </style:style>
    <style:style style:name="Tabella175.D147" style:family="table-cell">
      <style:table-cell-properties fo:padding="0.097cm" fo:border-left="0.05pt solid #000000" fo:border-right="none" fo:border-top="none" fo:border-bottom="0.05pt solid #000000"/>
    </style:style>
    <style:style style:name="Tabella175.E147" style:family="table-cell">
      <style:table-cell-properties fo:padding="0.097cm" fo:border-left="0.05pt solid #000000" fo:border-right="0.05pt solid #000000" fo:border-top="none" fo:border-bottom="0.05pt solid #000000"/>
    </style:style>
    <style:style style:name="Tabella175.A148" style:family="table-cell">
      <style:table-cell-properties fo:padding="0.097cm" fo:border-left="0.05pt solid #000000" fo:border-right="none" fo:border-top="none" fo:border-bottom="0.05pt solid #000000"/>
    </style:style>
    <style:style style:name="Tabella175.B148" style:family="table-cell">
      <style:table-cell-properties fo:padding="0.097cm" fo:border-left="0.05pt solid #000000" fo:border-right="none" fo:border-top="none" fo:border-bottom="0.05pt solid #000000"/>
    </style:style>
    <style:style style:name="Tabella175.C148" style:family="table-cell">
      <style:table-cell-properties fo:padding="0.097cm" fo:border-left="0.05pt solid #000000" fo:border-right="none" fo:border-top="none" fo:border-bottom="0.05pt solid #000000"/>
    </style:style>
    <style:style style:name="Tabella175.D148" style:family="table-cell">
      <style:table-cell-properties fo:padding="0.097cm" fo:border-left="0.05pt solid #000000" fo:border-right="none" fo:border-top="none" fo:border-bottom="0.05pt solid #000000"/>
    </style:style>
    <style:style style:name="Tabella175.E148" style:family="table-cell">
      <style:table-cell-properties fo:padding="0.097cm" fo:border-left="0.05pt solid #000000" fo:border-right="0.05pt solid #000000" fo:border-top="none" fo:border-bottom="0.05pt solid #000000"/>
    </style:style>
    <style:style style:name="Tabella175.A149" style:family="table-cell">
      <style:table-cell-properties fo:padding="0.097cm" fo:border-left="0.05pt solid #000000" fo:border-right="none" fo:border-top="none" fo:border-bottom="0.05pt solid #000000"/>
    </style:style>
    <style:style style:name="Tabella175.B149" style:family="table-cell">
      <style:table-cell-properties fo:padding="0.097cm" fo:border-left="0.05pt solid #000000" fo:border-right="none" fo:border-top="none" fo:border-bottom="0.05pt solid #000000"/>
    </style:style>
    <style:style style:name="Tabella175.C149" style:family="table-cell">
      <style:table-cell-properties fo:padding="0.097cm" fo:border-left="0.05pt solid #000000" fo:border-right="none" fo:border-top="none" fo:border-bottom="0.05pt solid #000000"/>
    </style:style>
    <style:style style:name="Tabella175.D149" style:family="table-cell">
      <style:table-cell-properties fo:padding="0.097cm" fo:border-left="0.05pt solid #000000" fo:border-right="none" fo:border-top="none" fo:border-bottom="0.05pt solid #000000"/>
    </style:style>
    <style:style style:name="Tabella175.E149" style:family="table-cell">
      <style:table-cell-properties fo:padding="0.097cm" fo:border-left="0.05pt solid #000000" fo:border-right="0.05pt solid #000000" fo:border-top="none" fo:border-bottom="0.05pt solid #000000"/>
    </style:style>
    <style:style style:name="Tabella175.A150" style:family="table-cell">
      <style:table-cell-properties fo:padding="0.097cm" fo:border-left="0.05pt solid #000000" fo:border-right="none" fo:border-top="none" fo:border-bottom="0.05pt solid #000000"/>
    </style:style>
    <style:style style:name="Tabella175.B150" style:family="table-cell">
      <style:table-cell-properties fo:padding="0.097cm" fo:border-left="0.05pt solid #000000" fo:border-right="none" fo:border-top="none" fo:border-bottom="0.05pt solid #000000"/>
    </style:style>
    <style:style style:name="Tabella175.C150" style:family="table-cell">
      <style:table-cell-properties fo:padding="0.097cm" fo:border-left="0.05pt solid #000000" fo:border-right="none" fo:border-top="none" fo:border-bottom="0.05pt solid #000000"/>
    </style:style>
    <style:style style:name="Tabella175.D150" style:family="table-cell">
      <style:table-cell-properties fo:padding="0.097cm" fo:border-left="0.05pt solid #000000" fo:border-right="none" fo:border-top="none" fo:border-bottom="0.05pt solid #000000"/>
    </style:style>
    <style:style style:name="Tabella175.E150" style:family="table-cell">
      <style:table-cell-properties fo:padding="0.097cm" fo:border-left="0.05pt solid #000000" fo:border-right="0.05pt solid #000000" fo:border-top="none" fo:border-bottom="0.05pt solid #000000"/>
    </style:style>
    <style:style style:name="Tabella175.A151" style:family="table-cell">
      <style:table-cell-properties fo:padding="0.097cm" fo:border-left="0.05pt solid #000000" fo:border-right="none" fo:border-top="none" fo:border-bottom="0.05pt solid #000000"/>
    </style:style>
    <style:style style:name="Tabella175.B151" style:family="table-cell">
      <style:table-cell-properties fo:padding="0.097cm" fo:border-left="0.05pt solid #000000" fo:border-right="none" fo:border-top="none" fo:border-bottom="0.05pt solid #000000"/>
    </style:style>
    <style:style style:name="Tabella175.C151" style:family="table-cell">
      <style:table-cell-properties fo:padding="0.097cm" fo:border-left="0.05pt solid #000000" fo:border-right="none" fo:border-top="none" fo:border-bottom="0.05pt solid #000000"/>
    </style:style>
    <style:style style:name="Tabella175.D151" style:family="table-cell">
      <style:table-cell-properties fo:padding="0.097cm" fo:border-left="0.05pt solid #000000" fo:border-right="none" fo:border-top="none" fo:border-bottom="0.05pt solid #000000"/>
    </style:style>
    <style:style style:name="Tabella175.E151" style:family="table-cell">
      <style:table-cell-properties fo:padding="0.097cm" fo:border-left="0.05pt solid #000000" fo:border-right="0.05pt solid #000000" fo:border-top="none" fo:border-bottom="0.05pt solid #000000"/>
    </style:style>
    <style:style style:name="Tabella175.A152" style:family="table-cell">
      <style:table-cell-properties fo:padding="0.097cm" fo:border-left="0.05pt solid #000000" fo:border-right="none" fo:border-top="none" fo:border-bottom="0.05pt solid #000000"/>
    </style:style>
    <style:style style:name="Tabella175.B152" style:family="table-cell">
      <style:table-cell-properties fo:padding="0.097cm" fo:border-left="0.05pt solid #000000" fo:border-right="none" fo:border-top="none" fo:border-bottom="0.05pt solid #000000"/>
    </style:style>
    <style:style style:name="Tabella175.C152" style:family="table-cell">
      <style:table-cell-properties fo:padding="0.097cm" fo:border-left="0.05pt solid #000000" fo:border-right="none" fo:border-top="none" fo:border-bottom="0.05pt solid #000000"/>
    </style:style>
    <style:style style:name="Tabella175.D152" style:family="table-cell">
      <style:table-cell-properties fo:padding="0.097cm" fo:border-left="0.05pt solid #000000" fo:border-right="none" fo:border-top="none" fo:border-bottom="0.05pt solid #000000"/>
    </style:style>
    <style:style style:name="Tabella175.E152" style:family="table-cell">
      <style:table-cell-properties fo:padding="0.097cm" fo:border-left="0.05pt solid #000000" fo:border-right="0.05pt solid #000000" fo:border-top="none" fo:border-bottom="0.05pt solid #000000"/>
    </style:style>
    <style:style style:name="Tabella175.A153" style:family="table-cell">
      <style:table-cell-properties fo:padding="0.097cm" fo:border-left="0.05pt solid #000000" fo:border-right="none" fo:border-top="none" fo:border-bottom="0.05pt solid #000000"/>
    </style:style>
    <style:style style:name="Tabella175.B153" style:family="table-cell">
      <style:table-cell-properties fo:padding="0.097cm" fo:border-left="0.05pt solid #000000" fo:border-right="none" fo:border-top="none" fo:border-bottom="0.05pt solid #000000"/>
    </style:style>
    <style:style style:name="Tabella175.C153" style:family="table-cell">
      <style:table-cell-properties fo:padding="0.097cm" fo:border-left="0.05pt solid #000000" fo:border-right="none" fo:border-top="none" fo:border-bottom="0.05pt solid #000000"/>
    </style:style>
    <style:style style:name="Tabella175.D153" style:family="table-cell">
      <style:table-cell-properties fo:padding="0.097cm" fo:border-left="0.05pt solid #000000" fo:border-right="none" fo:border-top="none" fo:border-bottom="0.05pt solid #000000"/>
    </style:style>
    <style:style style:name="Tabella175.E153" style:family="table-cell">
      <style:table-cell-properties fo:padding="0.097cm" fo:border-left="0.05pt solid #000000" fo:border-right="0.05pt solid #000000" fo:border-top="none" fo:border-bottom="0.05pt solid #000000"/>
    </style:style>
    <style:style style:name="Tabella175.A154" style:family="table-cell">
      <style:table-cell-properties fo:padding="0.097cm" fo:border-left="0.05pt solid #000000" fo:border-right="none" fo:border-top="none" fo:border-bottom="0.05pt solid #000000"/>
    </style:style>
    <style:style style:name="Tabella175.B154" style:family="table-cell">
      <style:table-cell-properties fo:padding="0.097cm" fo:border-left="0.05pt solid #000000" fo:border-right="none" fo:border-top="none" fo:border-bottom="0.05pt solid #000000"/>
    </style:style>
    <style:style style:name="Tabella175.C154" style:family="table-cell">
      <style:table-cell-properties fo:padding="0.097cm" fo:border-left="0.05pt solid #000000" fo:border-right="none" fo:border-top="none" fo:border-bottom="0.05pt solid #000000"/>
    </style:style>
    <style:style style:name="Tabella175.D154" style:family="table-cell">
      <style:table-cell-properties fo:padding="0.097cm" fo:border-left="0.05pt solid #000000" fo:border-right="none" fo:border-top="none" fo:border-bottom="0.05pt solid #000000"/>
    </style:style>
    <style:style style:name="Tabella175.E154" style:family="table-cell">
      <style:table-cell-properties fo:padding="0.097cm" fo:border-left="0.05pt solid #000000" fo:border-right="0.05pt solid #000000" fo:border-top="none" fo:border-bottom="0.05pt solid #000000"/>
    </style:style>
    <style:style style:name="Tabella175.A155" style:family="table-cell">
      <style:table-cell-properties fo:padding="0.097cm" fo:border-left="0.05pt solid #000000" fo:border-right="none" fo:border-top="none" fo:border-bottom="0.05pt solid #000000"/>
    </style:style>
    <style:style style:name="Tabella175.B155" style:family="table-cell">
      <style:table-cell-properties fo:padding="0.097cm" fo:border-left="0.05pt solid #000000" fo:border-right="none" fo:border-top="none" fo:border-bottom="0.05pt solid #000000"/>
    </style:style>
    <style:style style:name="Tabella175.C155" style:family="table-cell">
      <style:table-cell-properties fo:padding="0.097cm" fo:border-left="0.05pt solid #000000" fo:border-right="none" fo:border-top="none" fo:border-bottom="0.05pt solid #000000"/>
    </style:style>
    <style:style style:name="Tabella175.D155" style:family="table-cell">
      <style:table-cell-properties fo:padding="0.097cm" fo:border-left="0.05pt solid #000000" fo:border-right="none" fo:border-top="none" fo:border-bottom="0.05pt solid #000000"/>
    </style:style>
    <style:style style:name="Tabella175.E155" style:family="table-cell">
      <style:table-cell-properties fo:padding="0.097cm" fo:border-left="0.05pt solid #000000" fo:border-right="0.05pt solid #000000" fo:border-top="none" fo:border-bottom="0.05pt solid #000000"/>
    </style:style>
    <style:style style:name="Tabella175.A156" style:family="table-cell">
      <style:table-cell-properties fo:padding="0.097cm" fo:border-left="0.05pt solid #000000" fo:border-right="none" fo:border-top="none" fo:border-bottom="0.05pt solid #000000"/>
    </style:style>
    <style:style style:name="Tabella175.B156" style:family="table-cell">
      <style:table-cell-properties fo:padding="0.097cm" fo:border-left="0.05pt solid #000000" fo:border-right="none" fo:border-top="none" fo:border-bottom="0.05pt solid #000000"/>
    </style:style>
    <style:style style:name="Tabella175.C156" style:family="table-cell">
      <style:table-cell-properties fo:padding="0.097cm" fo:border-left="0.05pt solid #000000" fo:border-right="none" fo:border-top="none" fo:border-bottom="0.05pt solid #000000"/>
    </style:style>
    <style:style style:name="Tabella175.D156" style:family="table-cell">
      <style:table-cell-properties fo:padding="0.097cm" fo:border-left="0.05pt solid #000000" fo:border-right="none" fo:border-top="none" fo:border-bottom="0.05pt solid #000000"/>
    </style:style>
    <style:style style:name="Tabella175.E156" style:family="table-cell">
      <style:table-cell-properties fo:padding="0.097cm" fo:border-left="0.05pt solid #000000" fo:border-right="0.05pt solid #000000" fo:border-top="none" fo:border-bottom="0.05pt solid #000000"/>
    </style:style>
    <style:style style:name="Tabella175.A157" style:family="table-cell">
      <style:table-cell-properties fo:padding="0.097cm" fo:border-left="0.05pt solid #000000" fo:border-right="none" fo:border-top="none" fo:border-bottom="0.05pt solid #000000"/>
    </style:style>
    <style:style style:name="Tabella175.B157" style:family="table-cell">
      <style:table-cell-properties fo:padding="0.097cm" fo:border-left="0.05pt solid #000000" fo:border-right="none" fo:border-top="none" fo:border-bottom="0.05pt solid #000000"/>
    </style:style>
    <style:style style:name="Tabella175.C157" style:family="table-cell">
      <style:table-cell-properties fo:padding="0.097cm" fo:border-left="0.05pt solid #000000" fo:border-right="none" fo:border-top="none" fo:border-bottom="0.05pt solid #000000"/>
    </style:style>
    <style:style style:name="Tabella175.D157" style:family="table-cell">
      <style:table-cell-properties fo:padding="0.097cm" fo:border-left="0.05pt solid #000000" fo:border-right="none" fo:border-top="none" fo:border-bottom="0.05pt solid #000000"/>
    </style:style>
    <style:style style:name="Tabella175.E157" style:family="table-cell">
      <style:table-cell-properties fo:padding="0.097cm" fo:border-left="0.05pt solid #000000" fo:border-right="0.05pt solid #000000" fo:border-top="none" fo:border-bottom="0.05pt solid #000000"/>
    </style:style>
    <style:style style:name="Tabella175.A158" style:family="table-cell">
      <style:table-cell-properties fo:padding="0.097cm" fo:border-left="0.05pt solid #000000" fo:border-right="none" fo:border-top="none" fo:border-bottom="0.05pt solid #000000"/>
    </style:style>
    <style:style style:name="Tabella175.B158" style:family="table-cell">
      <style:table-cell-properties fo:padding="0.097cm" fo:border-left="0.05pt solid #000000" fo:border-right="none" fo:border-top="none" fo:border-bottom="0.05pt solid #000000"/>
    </style:style>
    <style:style style:name="Tabella175.C158" style:family="table-cell">
      <style:table-cell-properties fo:padding="0.097cm" fo:border-left="0.05pt solid #000000" fo:border-right="none" fo:border-top="none" fo:border-bottom="0.05pt solid #000000"/>
    </style:style>
    <style:style style:name="Tabella175.D158" style:family="table-cell">
      <style:table-cell-properties fo:padding="0.097cm" fo:border-left="0.05pt solid #000000" fo:border-right="none" fo:border-top="none" fo:border-bottom="0.05pt solid #000000"/>
    </style:style>
    <style:style style:name="Tabella175.E158" style:family="table-cell">
      <style:table-cell-properties fo:padding="0.097cm" fo:border-left="0.05pt solid #000000" fo:border-right="0.05pt solid #000000" fo:border-top="none" fo:border-bottom="0.05pt solid #000000"/>
    </style:style>
    <style:style style:name="Tabella175.A159" style:family="table-cell">
      <style:table-cell-properties fo:padding="0.097cm" fo:border-left="0.05pt solid #000000" fo:border-right="none" fo:border-top="none" fo:border-bottom="0.05pt solid #000000"/>
    </style:style>
    <style:style style:name="Tabella175.B159" style:family="table-cell">
      <style:table-cell-properties fo:padding="0.097cm" fo:border-left="0.05pt solid #000000" fo:border-right="none" fo:border-top="none" fo:border-bottom="0.05pt solid #000000"/>
    </style:style>
    <style:style style:name="Tabella175.C159" style:family="table-cell">
      <style:table-cell-properties fo:padding="0.097cm" fo:border-left="0.05pt solid #000000" fo:border-right="none" fo:border-top="none" fo:border-bottom="0.05pt solid #000000"/>
    </style:style>
    <style:style style:name="Tabella175.D159" style:family="table-cell">
      <style:table-cell-properties fo:padding="0.097cm" fo:border-left="0.05pt solid #000000" fo:border-right="none" fo:border-top="none" fo:border-bottom="0.05pt solid #000000"/>
    </style:style>
    <style:style style:name="Tabella175.E159" style:family="table-cell">
      <style:table-cell-properties fo:padding="0.097cm" fo:border-left="0.05pt solid #000000" fo:border-right="0.05pt solid #000000" fo:border-top="none" fo:border-bottom="0.05pt solid #000000"/>
    </style:style>
    <style:style style:name="Tabella175.A160" style:family="table-cell">
      <style:table-cell-properties fo:padding="0.097cm" fo:border-left="0.05pt solid #000000" fo:border-right="none" fo:border-top="none" fo:border-bottom="0.05pt solid #000000"/>
    </style:style>
    <style:style style:name="Tabella175.B160" style:family="table-cell">
      <style:table-cell-properties fo:padding="0.097cm" fo:border-left="0.05pt solid #000000" fo:border-right="none" fo:border-top="none" fo:border-bottom="0.05pt solid #000000"/>
    </style:style>
    <style:style style:name="Tabella175.C160" style:family="table-cell">
      <style:table-cell-properties fo:padding="0.097cm" fo:border-left="0.05pt solid #000000" fo:border-right="none" fo:border-top="none" fo:border-bottom="0.05pt solid #000000"/>
    </style:style>
    <style:style style:name="Tabella175.D160" style:family="table-cell">
      <style:table-cell-properties fo:padding="0.097cm" fo:border-left="0.05pt solid #000000" fo:border-right="none" fo:border-top="none" fo:border-bottom="0.05pt solid #000000"/>
    </style:style>
    <style:style style:name="Tabella175.E160" style:family="table-cell">
      <style:table-cell-properties fo:padding="0.097cm" fo:border-left="0.05pt solid #000000" fo:border-right="0.05pt solid #000000" fo:border-top="none" fo:border-bottom="0.05pt solid #000000"/>
    </style:style>
    <style:style style:name="Tabella175.A161" style:family="table-cell">
      <style:table-cell-properties fo:padding="0.097cm" fo:border-left="0.05pt solid #000000" fo:border-right="none" fo:border-top="none" fo:border-bottom="0.05pt solid #000000"/>
    </style:style>
    <style:style style:name="Tabella175.B161" style:family="table-cell">
      <style:table-cell-properties fo:padding="0.097cm" fo:border-left="0.05pt solid #000000" fo:border-right="none" fo:border-top="none" fo:border-bottom="0.05pt solid #000000"/>
    </style:style>
    <style:style style:name="Tabella175.C161" style:family="table-cell">
      <style:table-cell-properties fo:padding="0.097cm" fo:border-left="0.05pt solid #000000" fo:border-right="none" fo:border-top="none" fo:border-bottom="0.05pt solid #000000"/>
    </style:style>
    <style:style style:name="Tabella175.D161" style:family="table-cell">
      <style:table-cell-properties fo:padding="0.097cm" fo:border-left="0.05pt solid #000000" fo:border-right="none" fo:border-top="none" fo:border-bottom="0.05pt solid #000000"/>
    </style:style>
    <style:style style:name="Tabella175.E161" style:family="table-cell">
      <style:table-cell-properties fo:padding="0.097cm" fo:border-left="0.05pt solid #000000" fo:border-right="0.05pt solid #000000" fo:border-top="none" fo:border-bottom="0.05pt solid #000000"/>
    </style:style>
    <style:style style:name="Tabella175.A162" style:family="table-cell">
      <style:table-cell-properties fo:padding="0.097cm" fo:border-left="0.05pt solid #000000" fo:border-right="none" fo:border-top="none" fo:border-bottom="0.05pt solid #000000"/>
    </style:style>
    <style:style style:name="Tabella175.B162" style:family="table-cell">
      <style:table-cell-properties fo:padding="0.097cm" fo:border-left="0.05pt solid #000000" fo:border-right="none" fo:border-top="none" fo:border-bottom="0.05pt solid #000000"/>
    </style:style>
    <style:style style:name="Tabella175.C162" style:family="table-cell">
      <style:table-cell-properties fo:padding="0.097cm" fo:border-left="0.05pt solid #000000" fo:border-right="none" fo:border-top="none" fo:border-bottom="0.05pt solid #000000"/>
    </style:style>
    <style:style style:name="Tabella175.D162" style:family="table-cell">
      <style:table-cell-properties fo:padding="0.097cm" fo:border-left="0.05pt solid #000000" fo:border-right="none" fo:border-top="none" fo:border-bottom="0.05pt solid #000000"/>
    </style:style>
    <style:style style:name="Tabella175.E162" style:family="table-cell">
      <style:table-cell-properties fo:padding="0.097cm" fo:border-left="0.05pt solid #000000" fo:border-right="0.05pt solid #000000" fo:border-top="none" fo:border-bottom="0.05pt solid #000000"/>
    </style:style>
    <style:style style:name="Tabella175.A163" style:family="table-cell">
      <style:table-cell-properties fo:padding="0.097cm" fo:border-left="0.05pt solid #000000" fo:border-right="none" fo:border-top="none" fo:border-bottom="0.05pt solid #000000"/>
    </style:style>
    <style:style style:name="Tabella175.B163" style:family="table-cell">
      <style:table-cell-properties fo:padding="0.097cm" fo:border-left="0.05pt solid #000000" fo:border-right="none" fo:border-top="none" fo:border-bottom="0.05pt solid #000000"/>
    </style:style>
    <style:style style:name="Tabella175.C163" style:family="table-cell">
      <style:table-cell-properties fo:padding="0.097cm" fo:border-left="0.05pt solid #000000" fo:border-right="none" fo:border-top="none" fo:border-bottom="0.05pt solid #000000"/>
    </style:style>
    <style:style style:name="Tabella175.D163" style:family="table-cell">
      <style:table-cell-properties fo:padding="0.097cm" fo:border-left="0.05pt solid #000000" fo:border-right="none" fo:border-top="none" fo:border-bottom="0.05pt solid #000000"/>
    </style:style>
    <style:style style:name="Tabella175.E163" style:family="table-cell">
      <style:table-cell-properties fo:padding="0.097cm" fo:border-left="0.05pt solid #000000" fo:border-right="0.05pt solid #000000" fo:border-top="none" fo:border-bottom="0.05pt solid #000000"/>
    </style:style>
    <style:style style:name="Tabella175.A164" style:family="table-cell">
      <style:table-cell-properties fo:padding="0.097cm" fo:border-left="0.05pt solid #000000" fo:border-right="none" fo:border-top="none" fo:border-bottom="0.05pt solid #000000"/>
    </style:style>
    <style:style style:name="Tabella175.B164" style:family="table-cell">
      <style:table-cell-properties fo:padding="0.097cm" fo:border-left="0.05pt solid #000000" fo:border-right="none" fo:border-top="none" fo:border-bottom="0.05pt solid #000000"/>
    </style:style>
    <style:style style:name="Tabella175.C164" style:family="table-cell">
      <style:table-cell-properties fo:padding="0.097cm" fo:border-left="0.05pt solid #000000" fo:border-right="none" fo:border-top="none" fo:border-bottom="0.05pt solid #000000"/>
    </style:style>
    <style:style style:name="Tabella175.D164" style:family="table-cell">
      <style:table-cell-properties fo:padding="0.097cm" fo:border-left="0.05pt solid #000000" fo:border-right="none" fo:border-top="none" fo:border-bottom="0.05pt solid #000000"/>
    </style:style>
    <style:style style:name="Tabella175.E164" style:family="table-cell">
      <style:table-cell-properties fo:padding="0.097cm" fo:border-left="0.05pt solid #000000" fo:border-right="0.05pt solid #000000" fo:border-top="none" fo:border-bottom="0.05pt solid #000000"/>
    </style:style>
    <style:style style:name="Tabella175.A165" style:family="table-cell">
      <style:table-cell-properties fo:padding="0.097cm" fo:border-left="0.05pt solid #000000" fo:border-right="none" fo:border-top="none" fo:border-bottom="0.05pt solid #000000"/>
    </style:style>
    <style:style style:name="Tabella175.B165" style:family="table-cell">
      <style:table-cell-properties fo:padding="0.097cm" fo:border-left="0.05pt solid #000000" fo:border-right="none" fo:border-top="none" fo:border-bottom="0.05pt solid #000000"/>
    </style:style>
    <style:style style:name="Tabella175.C165" style:family="table-cell">
      <style:table-cell-properties fo:padding="0.097cm" fo:border-left="0.05pt solid #000000" fo:border-right="none" fo:border-top="none" fo:border-bottom="0.05pt solid #000000"/>
    </style:style>
    <style:style style:name="Tabella175.D165" style:family="table-cell">
      <style:table-cell-properties fo:padding="0.097cm" fo:border-left="0.05pt solid #000000" fo:border-right="none" fo:border-top="none" fo:border-bottom="0.05pt solid #000000"/>
    </style:style>
    <style:style style:name="Tabella175.E165" style:family="table-cell">
      <style:table-cell-properties fo:padding="0.097cm" fo:border-left="0.05pt solid #000000" fo:border-right="0.05pt solid #000000" fo:border-top="none" fo:border-bottom="0.05pt solid #000000"/>
    </style:style>
    <style:style style:name="Tabella175.A166" style:family="table-cell">
      <style:table-cell-properties fo:padding="0.097cm" fo:border-left="0.05pt solid #000000" fo:border-right="none" fo:border-top="none" fo:border-bottom="0.05pt solid #000000"/>
    </style:style>
    <style:style style:name="Tabella175.B166" style:family="table-cell">
      <style:table-cell-properties fo:padding="0.097cm" fo:border-left="0.05pt solid #000000" fo:border-right="none" fo:border-top="none" fo:border-bottom="0.05pt solid #000000"/>
    </style:style>
    <style:style style:name="Tabella175.C166" style:family="table-cell">
      <style:table-cell-properties fo:padding="0.097cm" fo:border-left="0.05pt solid #000000" fo:border-right="none" fo:border-top="none" fo:border-bottom="0.05pt solid #000000"/>
    </style:style>
    <style:style style:name="Tabella175.D166" style:family="table-cell">
      <style:table-cell-properties fo:padding="0.097cm" fo:border-left="0.05pt solid #000000" fo:border-right="none" fo:border-top="none" fo:border-bottom="0.05pt solid #000000"/>
    </style:style>
    <style:style style:name="Tabella175.E166" style:family="table-cell">
      <style:table-cell-properties fo:padding="0.097cm" fo:border-left="0.05pt solid #000000" fo:border-right="0.05pt solid #000000" fo:border-top="none" fo:border-bottom="0.05pt solid #000000"/>
    </style:style>
    <style:style style:name="Tabella175.A167" style:family="table-cell">
      <style:table-cell-properties fo:padding="0.097cm" fo:border-left="0.05pt solid #000000" fo:border-right="none" fo:border-top="none" fo:border-bottom="0.05pt solid #000000"/>
    </style:style>
    <style:style style:name="Tabella175.B167" style:family="table-cell">
      <style:table-cell-properties fo:padding="0.097cm" fo:border-left="0.05pt solid #000000" fo:border-right="none" fo:border-top="none" fo:border-bottom="0.05pt solid #000000"/>
    </style:style>
    <style:style style:name="Tabella175.C167" style:family="table-cell">
      <style:table-cell-properties fo:padding="0.097cm" fo:border-left="0.05pt solid #000000" fo:border-right="none" fo:border-top="none" fo:border-bottom="0.05pt solid #000000"/>
    </style:style>
    <style:style style:name="Tabella175.D167" style:family="table-cell">
      <style:table-cell-properties fo:padding="0.097cm" fo:border-left="0.05pt solid #000000" fo:border-right="none" fo:border-top="none" fo:border-bottom="0.05pt solid #000000"/>
    </style:style>
    <style:style style:name="Tabella175.E167" style:family="table-cell">
      <style:table-cell-properties fo:padding="0.097cm" fo:border-left="0.05pt solid #000000" fo:border-right="0.05pt solid #000000" fo:border-top="none" fo:border-bottom="0.05pt solid #000000"/>
    </style:style>
    <style:style style:name="Tabella175.A168" style:family="table-cell">
      <style:table-cell-properties fo:padding="0.097cm" fo:border-left="0.05pt solid #000000" fo:border-right="none" fo:border-top="none" fo:border-bottom="0.05pt solid #000000"/>
    </style:style>
    <style:style style:name="Tabella175.B168" style:family="table-cell">
      <style:table-cell-properties fo:padding="0.097cm" fo:border-left="0.05pt solid #000000" fo:border-right="none" fo:border-top="none" fo:border-bottom="0.05pt solid #000000"/>
    </style:style>
    <style:style style:name="Tabella175.C168" style:family="table-cell">
      <style:table-cell-properties fo:padding="0.097cm" fo:border-left="0.05pt solid #000000" fo:border-right="none" fo:border-top="none" fo:border-bottom="0.05pt solid #000000"/>
    </style:style>
    <style:style style:name="Tabella175.D168" style:family="table-cell">
      <style:table-cell-properties fo:padding="0.097cm" fo:border-left="0.05pt solid #000000" fo:border-right="none" fo:border-top="none" fo:border-bottom="0.05pt solid #000000"/>
    </style:style>
    <style:style style:name="Tabella175.E168" style:family="table-cell">
      <style:table-cell-properties fo:padding="0.097cm" fo:border-left="0.05pt solid #000000" fo:border-right="0.05pt solid #000000" fo:border-top="none" fo:border-bottom="0.05pt solid #000000"/>
    </style:style>
    <style:style style:name="Tabella175.A169" style:family="table-cell">
      <style:table-cell-properties fo:padding="0.097cm" fo:border-left="0.05pt solid #000000" fo:border-right="none" fo:border-top="none" fo:border-bottom="0.05pt solid #000000"/>
    </style:style>
    <style:style style:name="Tabella175.B169" style:family="table-cell">
      <style:table-cell-properties fo:padding="0.097cm" fo:border-left="0.05pt solid #000000" fo:border-right="none" fo:border-top="none" fo:border-bottom="0.05pt solid #000000"/>
    </style:style>
    <style:style style:name="Tabella175.C169" style:family="table-cell">
      <style:table-cell-properties fo:padding="0.097cm" fo:border-left="0.05pt solid #000000" fo:border-right="none" fo:border-top="none" fo:border-bottom="0.05pt solid #000000"/>
    </style:style>
    <style:style style:name="Tabella175.D169" style:family="table-cell">
      <style:table-cell-properties fo:padding="0.097cm" fo:border-left="0.05pt solid #000000" fo:border-right="none" fo:border-top="none" fo:border-bottom="0.05pt solid #000000"/>
    </style:style>
    <style:style style:name="Tabella175.E169" style:family="table-cell">
      <style:table-cell-properties fo:padding="0.097cm" fo:border-left="0.05pt solid #000000" fo:border-right="0.05pt solid #000000" fo:border-top="none" fo:border-bottom="0.05pt solid #000000"/>
    </style:style>
    <style:style style:name="Tabella175.A170" style:family="table-cell">
      <style:table-cell-properties fo:padding="0.097cm" fo:border-left="0.05pt solid #000000" fo:border-right="none" fo:border-top="none" fo:border-bottom="0.05pt solid #000000"/>
    </style:style>
    <style:style style:name="Tabella175.B170" style:family="table-cell">
      <style:table-cell-properties fo:padding="0.097cm" fo:border-left="0.05pt solid #000000" fo:border-right="none" fo:border-top="none" fo:border-bottom="0.05pt solid #000000"/>
    </style:style>
    <style:style style:name="Tabella175.C170" style:family="table-cell">
      <style:table-cell-properties fo:padding="0.097cm" fo:border-left="0.05pt solid #000000" fo:border-right="none" fo:border-top="none" fo:border-bottom="0.05pt solid #000000"/>
    </style:style>
    <style:style style:name="Tabella175.D170" style:family="table-cell">
      <style:table-cell-properties fo:padding="0.097cm" fo:border-left="0.05pt solid #000000" fo:border-right="none" fo:border-top="none" fo:border-bottom="0.05pt solid #000000"/>
    </style:style>
    <style:style style:name="Tabella175.E170" style:family="table-cell">
      <style:table-cell-properties fo:padding="0.097cm" fo:border-left="0.05pt solid #000000" fo:border-right="0.05pt solid #000000" fo:border-top="none" fo:border-bottom="0.05pt solid #000000"/>
    </style:style>
    <style:style style:name="Tabella175.A171" style:family="table-cell">
      <style:table-cell-properties fo:padding="0.097cm" fo:border-left="0.05pt solid #000000" fo:border-right="none" fo:border-top="none" fo:border-bottom="0.05pt solid #000000"/>
    </style:style>
    <style:style style:name="Tabella175.B171" style:family="table-cell">
      <style:table-cell-properties fo:padding="0.097cm" fo:border-left="0.05pt solid #000000" fo:border-right="none" fo:border-top="none" fo:border-bottom="0.05pt solid #000000"/>
    </style:style>
    <style:style style:name="Tabella175.C171" style:family="table-cell">
      <style:table-cell-properties fo:padding="0.097cm" fo:border-left="0.05pt solid #000000" fo:border-right="none" fo:border-top="none" fo:border-bottom="0.05pt solid #000000"/>
    </style:style>
    <style:style style:name="Tabella175.D171" style:family="table-cell">
      <style:table-cell-properties fo:padding="0.097cm" fo:border-left="0.05pt solid #000000" fo:border-right="none" fo:border-top="none" fo:border-bottom="0.05pt solid #000000"/>
    </style:style>
    <style:style style:name="Tabella175.E171" style:family="table-cell">
      <style:table-cell-properties fo:padding="0.097cm" fo:border-left="0.05pt solid #000000" fo:border-right="0.05pt solid #000000" fo:border-top="none" fo:border-bottom="0.05pt solid #000000"/>
    </style:style>
    <style:style style:name="Tabella175.A172" style:family="table-cell">
      <style:table-cell-properties fo:padding="0.097cm" fo:border-left="0.05pt solid #000000" fo:border-right="none" fo:border-top="none" fo:border-bottom="0.05pt solid #000000"/>
    </style:style>
    <style:style style:name="Tabella175.B172" style:family="table-cell">
      <style:table-cell-properties fo:padding="0.097cm" fo:border-left="0.05pt solid #000000" fo:border-right="none" fo:border-top="none" fo:border-bottom="0.05pt solid #000000"/>
    </style:style>
    <style:style style:name="Tabella175.C172" style:family="table-cell">
      <style:table-cell-properties fo:padding="0.097cm" fo:border-left="0.05pt solid #000000" fo:border-right="none" fo:border-top="none" fo:border-bottom="0.05pt solid #000000"/>
    </style:style>
    <style:style style:name="Tabella175.D172" style:family="table-cell">
      <style:table-cell-properties fo:padding="0.097cm" fo:border-left="0.05pt solid #000000" fo:border-right="none" fo:border-top="none" fo:border-bottom="0.05pt solid #000000"/>
    </style:style>
    <style:style style:name="Tabella175.E172" style:family="table-cell">
      <style:table-cell-properties fo:padding="0.097cm" fo:border-left="0.05pt solid #000000" fo:border-right="0.05pt solid #000000" fo:border-top="none" fo:border-bottom="0.05pt solid #000000"/>
    </style:style>
    <style:style style:name="Tabella175.A173" style:family="table-cell">
      <style:table-cell-properties fo:padding="0.097cm" fo:border-left="0.05pt solid #000000" fo:border-right="none" fo:border-top="none" fo:border-bottom="0.05pt solid #000000"/>
    </style:style>
    <style:style style:name="Tabella175.B173" style:family="table-cell">
      <style:table-cell-properties fo:padding="0.097cm" fo:border-left="0.05pt solid #000000" fo:border-right="none" fo:border-top="none" fo:border-bottom="0.05pt solid #000000"/>
    </style:style>
    <style:style style:name="Tabella175.C173" style:family="table-cell">
      <style:table-cell-properties fo:padding="0.097cm" fo:border-left="0.05pt solid #000000" fo:border-right="none" fo:border-top="none" fo:border-bottom="0.05pt solid #000000"/>
    </style:style>
    <style:style style:name="Tabella175.D173" style:family="table-cell">
      <style:table-cell-properties fo:padding="0.097cm" fo:border-left="0.05pt solid #000000" fo:border-right="none" fo:border-top="none" fo:border-bottom="0.05pt solid #000000"/>
    </style:style>
    <style:style style:name="Tabella175.E173" style:family="table-cell">
      <style:table-cell-properties fo:padding="0.097cm" fo:border-left="0.05pt solid #000000" fo:border-right="0.05pt solid #000000" fo:border-top="none" fo:border-bottom="0.05pt solid #000000"/>
    </style:style>
    <style:style style:name="Tabella175.A174" style:family="table-cell">
      <style:table-cell-properties fo:padding="0.097cm" fo:border-left="0.05pt solid #000000" fo:border-right="none" fo:border-top="none" fo:border-bottom="0.05pt solid #000000"/>
    </style:style>
    <style:style style:name="Tabella175.B174" style:family="table-cell">
      <style:table-cell-properties fo:padding="0.097cm" fo:border-left="0.05pt solid #000000" fo:border-right="none" fo:border-top="none" fo:border-bottom="0.05pt solid #000000"/>
    </style:style>
    <style:style style:name="Tabella175.C174" style:family="table-cell">
      <style:table-cell-properties fo:padding="0.097cm" fo:border-left="0.05pt solid #000000" fo:border-right="none" fo:border-top="none" fo:border-bottom="0.05pt solid #000000"/>
    </style:style>
    <style:style style:name="Tabella175.D174" style:family="table-cell">
      <style:table-cell-properties fo:padding="0.097cm" fo:border-left="0.05pt solid #000000" fo:border-right="none" fo:border-top="none" fo:border-bottom="0.05pt solid #000000"/>
    </style:style>
    <style:style style:name="Tabella175.E174" style:family="table-cell">
      <style:table-cell-properties fo:padding="0.097cm" fo:border-left="0.05pt solid #000000" fo:border-right="0.05pt solid #000000" fo:border-top="none" fo:border-bottom="0.05pt solid #000000"/>
    </style:style>
    <style:style style:name="Tabella175.A175" style:family="table-cell">
      <style:table-cell-properties fo:padding="0.097cm" fo:border-left="0.05pt solid #000000" fo:border-right="none" fo:border-top="none" fo:border-bottom="0.05pt solid #000000"/>
    </style:style>
    <style:style style:name="Tabella175.B175" style:family="table-cell">
      <style:table-cell-properties fo:padding="0.097cm" fo:border-left="0.05pt solid #000000" fo:border-right="none" fo:border-top="none" fo:border-bottom="0.05pt solid #000000"/>
    </style:style>
    <style:style style:name="Tabella175.C175" style:family="table-cell">
      <style:table-cell-properties fo:padding="0.097cm" fo:border-left="0.05pt solid #000000" fo:border-right="none" fo:border-top="none" fo:border-bottom="0.05pt solid #000000"/>
    </style:style>
    <style:style style:name="Tabella175.D175" style:family="table-cell">
      <style:table-cell-properties fo:padding="0.097cm" fo:border-left="0.05pt solid #000000" fo:border-right="none" fo:border-top="none" fo:border-bottom="0.05pt solid #000000"/>
    </style:style>
    <style:style style:name="Tabella175.E175" style:family="table-cell">
      <style:table-cell-properties fo:padding="0.097cm" fo:border-left="0.05pt solid #000000" fo:border-right="0.05pt solid #000000" fo:border-top="none" fo:border-bottom="0.05pt solid #000000"/>
    </style:style>
    <style:style style:name="Tabella175.A176" style:family="table-cell">
      <style:table-cell-properties fo:padding="0.097cm" fo:border-left="0.05pt solid #000000" fo:border-right="none" fo:border-top="none" fo:border-bottom="0.05pt solid #000000"/>
    </style:style>
    <style:style style:name="Tabella175.B176" style:family="table-cell">
      <style:table-cell-properties fo:padding="0.097cm" fo:border-left="0.05pt solid #000000" fo:border-right="none" fo:border-top="none" fo:border-bottom="0.05pt solid #000000"/>
    </style:style>
    <style:style style:name="Tabella175.C176" style:family="table-cell">
      <style:table-cell-properties fo:padding="0.097cm" fo:border-left="0.05pt solid #000000" fo:border-right="none" fo:border-top="none" fo:border-bottom="0.05pt solid #000000"/>
    </style:style>
    <style:style style:name="Tabella175.D176" style:family="table-cell">
      <style:table-cell-properties fo:padding="0.097cm" fo:border-left="0.05pt solid #000000" fo:border-right="none" fo:border-top="none" fo:border-bottom="0.05pt solid #000000"/>
    </style:style>
    <style:style style:name="Tabella175.E176" style:family="table-cell">
      <style:table-cell-properties fo:padding="0.097cm" fo:border-left="0.05pt solid #000000" fo:border-right="0.05pt solid #000000" fo:border-top="none" fo:border-bottom="0.05pt solid #000000"/>
    </style:style>
    <style:style style:name="Tabella175.A177" style:family="table-cell">
      <style:table-cell-properties fo:padding="0.097cm" fo:border-left="0.05pt solid #000000" fo:border-right="none" fo:border-top="none" fo:border-bottom="0.05pt solid #000000"/>
    </style:style>
    <style:style style:name="Tabella175.B177" style:family="table-cell">
      <style:table-cell-properties fo:padding="0.097cm" fo:border-left="0.05pt solid #000000" fo:border-right="none" fo:border-top="none" fo:border-bottom="0.05pt solid #000000"/>
    </style:style>
    <style:style style:name="Tabella175.C177" style:family="table-cell">
      <style:table-cell-properties fo:padding="0.097cm" fo:border-left="0.05pt solid #000000" fo:border-right="none" fo:border-top="none" fo:border-bottom="0.05pt solid #000000"/>
    </style:style>
    <style:style style:name="Tabella175.D177" style:family="table-cell">
      <style:table-cell-properties fo:padding="0.097cm" fo:border-left="0.05pt solid #000000" fo:border-right="none" fo:border-top="none" fo:border-bottom="0.05pt solid #000000"/>
    </style:style>
    <style:style style:name="Tabella175.E177" style:family="table-cell">
      <style:table-cell-properties fo:padding="0.097cm" fo:border-left="0.05pt solid #000000" fo:border-right="0.05pt solid #000000" fo:border-top="none" fo:border-bottom="0.05pt solid #000000"/>
    </style:style>
    <style:style style:name="Tabella175.A178" style:family="table-cell">
      <style:table-cell-properties fo:padding="0.097cm" fo:border-left="0.05pt solid #000000" fo:border-right="none" fo:border-top="none" fo:border-bottom="0.05pt solid #000000"/>
    </style:style>
    <style:style style:name="Tabella175.B178" style:family="table-cell">
      <style:table-cell-properties fo:padding="0.097cm" fo:border-left="0.05pt solid #000000" fo:border-right="none" fo:border-top="none" fo:border-bottom="0.05pt solid #000000"/>
    </style:style>
    <style:style style:name="Tabella175.C178" style:family="table-cell">
      <style:table-cell-properties fo:padding="0.097cm" fo:border-left="0.05pt solid #000000" fo:border-right="none" fo:border-top="none" fo:border-bottom="0.05pt solid #000000"/>
    </style:style>
    <style:style style:name="Tabella175.D178" style:family="table-cell">
      <style:table-cell-properties fo:padding="0.097cm" fo:border-left="0.05pt solid #000000" fo:border-right="none" fo:border-top="none" fo:border-bottom="0.05pt solid #000000"/>
    </style:style>
    <style:style style:name="Tabella175.E178" style:family="table-cell">
      <style:table-cell-properties fo:padding="0.097cm" fo:border-left="0.05pt solid #000000" fo:border-right="0.05pt solid #000000" fo:border-top="none" fo:border-bottom="0.05pt solid #000000"/>
    </style:style>
    <style:style style:name="Tabella175.A179" style:family="table-cell">
      <style:table-cell-properties fo:padding="0.097cm" fo:border-left="0.05pt solid #000000" fo:border-right="none" fo:border-top="none" fo:border-bottom="0.05pt solid #000000"/>
    </style:style>
    <style:style style:name="Tabella175.B179" style:family="table-cell">
      <style:table-cell-properties fo:padding="0.097cm" fo:border-left="0.05pt solid #000000" fo:border-right="none" fo:border-top="none" fo:border-bottom="0.05pt solid #000000"/>
    </style:style>
    <style:style style:name="Tabella175.C179" style:family="table-cell">
      <style:table-cell-properties fo:padding="0.097cm" fo:border-left="0.05pt solid #000000" fo:border-right="none" fo:border-top="none" fo:border-bottom="0.05pt solid #000000"/>
    </style:style>
    <style:style style:name="Tabella175.D179" style:family="table-cell">
      <style:table-cell-properties fo:padding="0.097cm" fo:border-left="0.05pt solid #000000" fo:border-right="none" fo:border-top="none" fo:border-bottom="0.05pt solid #000000"/>
    </style:style>
    <style:style style:name="Tabella175.E179" style:family="table-cell">
      <style:table-cell-properties fo:padding="0.097cm" fo:border-left="0.05pt solid #000000" fo:border-right="0.05pt solid #000000" fo:border-top="none" fo:border-bottom="0.05pt solid #000000"/>
    </style:style>
    <style:style style:name="Tabella175.A180" style:family="table-cell">
      <style:table-cell-properties fo:padding="0.097cm" fo:border-left="0.05pt solid #000000" fo:border-right="none" fo:border-top="none" fo:border-bottom="0.05pt solid #000000"/>
    </style:style>
    <style:style style:name="Tabella175.B180" style:family="table-cell">
      <style:table-cell-properties fo:padding="0.097cm" fo:border-left="0.05pt solid #000000" fo:border-right="none" fo:border-top="none" fo:border-bottom="0.05pt solid #000000"/>
    </style:style>
    <style:style style:name="Tabella175.C180" style:family="table-cell">
      <style:table-cell-properties fo:padding="0.097cm" fo:border-left="0.05pt solid #000000" fo:border-right="none" fo:border-top="none" fo:border-bottom="0.05pt solid #000000"/>
    </style:style>
    <style:style style:name="Tabella175.D180" style:family="table-cell">
      <style:table-cell-properties fo:padding="0.097cm" fo:border-left="0.05pt solid #000000" fo:border-right="none" fo:border-top="none" fo:border-bottom="0.05pt solid #000000"/>
    </style:style>
    <style:style style:name="Tabella175.E180" style:family="table-cell">
      <style:table-cell-properties fo:padding="0.097cm" fo:border-left="0.05pt solid #000000" fo:border-right="0.05pt solid #000000" fo:border-top="none" fo:border-bottom="0.05pt solid #000000"/>
    </style:style>
    <style:style style:name="Tabella175.A181" style:family="table-cell">
      <style:table-cell-properties fo:padding="0.097cm" fo:border-left="0.05pt solid #000000" fo:border-right="none" fo:border-top="none" fo:border-bottom="0.05pt solid #000000"/>
    </style:style>
    <style:style style:name="Tabella175.B181" style:family="table-cell">
      <style:table-cell-properties fo:padding="0.097cm" fo:border-left="0.05pt solid #000000" fo:border-right="none" fo:border-top="none" fo:border-bottom="0.05pt solid #000000"/>
    </style:style>
    <style:style style:name="Tabella175.C181" style:family="table-cell">
      <style:table-cell-properties fo:padding="0.097cm" fo:border-left="0.05pt solid #000000" fo:border-right="none" fo:border-top="none" fo:border-bottom="0.05pt solid #000000"/>
    </style:style>
    <style:style style:name="Tabella175.D181" style:family="table-cell">
      <style:table-cell-properties fo:padding="0.097cm" fo:border-left="0.05pt solid #000000" fo:border-right="none" fo:border-top="none" fo:border-bottom="0.05pt solid #000000"/>
    </style:style>
    <style:style style:name="Tabella175.E181" style:family="table-cell">
      <style:table-cell-properties fo:padding="0.097cm" fo:border-left="0.05pt solid #000000" fo:border-right="0.05pt solid #000000" fo:border-top="none" fo:border-bottom="0.05pt solid #000000"/>
    </style:style>
    <style:style style:name="Tabella175.A182" style:family="table-cell">
      <style:table-cell-properties fo:padding="0.097cm" fo:border-left="0.05pt solid #000000" fo:border-right="none" fo:border-top="none" fo:border-bottom="0.05pt solid #000000"/>
    </style:style>
    <style:style style:name="Tabella175.B182" style:family="table-cell">
      <style:table-cell-properties fo:padding="0.097cm" fo:border-left="0.05pt solid #000000" fo:border-right="none" fo:border-top="none" fo:border-bottom="0.05pt solid #000000"/>
    </style:style>
    <style:style style:name="Tabella175.C182" style:family="table-cell">
      <style:table-cell-properties fo:padding="0.097cm" fo:border-left="0.05pt solid #000000" fo:border-right="none" fo:border-top="none" fo:border-bottom="0.05pt solid #000000"/>
    </style:style>
    <style:style style:name="Tabella175.D182" style:family="table-cell">
      <style:table-cell-properties fo:padding="0.097cm" fo:border-left="0.05pt solid #000000" fo:border-right="none" fo:border-top="none" fo:border-bottom="0.05pt solid #000000"/>
    </style:style>
    <style:style style:name="Tabella175.E182" style:family="table-cell">
      <style:table-cell-properties fo:padding="0.097cm" fo:border-left="0.05pt solid #000000" fo:border-right="0.05pt solid #000000" fo:border-top="none" fo:border-bottom="0.05pt solid #000000"/>
    </style:style>
    <style:style style:name="Tabella175.A183" style:family="table-cell">
      <style:table-cell-properties fo:padding="0.097cm" fo:border-left="0.05pt solid #000000" fo:border-right="none" fo:border-top="none" fo:border-bottom="0.05pt solid #000000"/>
    </style:style>
    <style:style style:name="Tabella175.B183" style:family="table-cell">
      <style:table-cell-properties fo:padding="0.097cm" fo:border-left="0.05pt solid #000000" fo:border-right="none" fo:border-top="none" fo:border-bottom="0.05pt solid #000000"/>
    </style:style>
    <style:style style:name="Tabella175.C183" style:family="table-cell">
      <style:table-cell-properties fo:padding="0.097cm" fo:border-left="0.05pt solid #000000" fo:border-right="none" fo:border-top="none" fo:border-bottom="0.05pt solid #000000"/>
    </style:style>
    <style:style style:name="Tabella175.D183" style:family="table-cell">
      <style:table-cell-properties fo:padding="0.097cm" fo:border-left="0.05pt solid #000000" fo:border-right="none" fo:border-top="none" fo:border-bottom="0.05pt solid #000000"/>
    </style:style>
    <style:style style:name="Tabella175.E183" style:family="table-cell">
      <style:table-cell-properties fo:padding="0.097cm" fo:border-left="0.05pt solid #000000" fo:border-right="0.05pt solid #000000" fo:border-top="none" fo:border-bottom="0.05pt solid #000000"/>
    </style:style>
    <style:style style:name="Tabella175.A184" style:family="table-cell">
      <style:table-cell-properties fo:padding="0.097cm" fo:border-left="0.05pt solid #000000" fo:border-right="none" fo:border-top="none" fo:border-bottom="0.05pt solid #000000"/>
    </style:style>
    <style:style style:name="Tabella175.B184" style:family="table-cell">
      <style:table-cell-properties fo:padding="0.097cm" fo:border-left="0.05pt solid #000000" fo:border-right="none" fo:border-top="none" fo:border-bottom="0.05pt solid #000000"/>
    </style:style>
    <style:style style:name="Tabella175.C184" style:family="table-cell">
      <style:table-cell-properties fo:padding="0.097cm" fo:border-left="0.05pt solid #000000" fo:border-right="none" fo:border-top="none" fo:border-bottom="0.05pt solid #000000"/>
    </style:style>
    <style:style style:name="Tabella175.D184" style:family="table-cell">
      <style:table-cell-properties fo:padding="0.097cm" fo:border-left="0.05pt solid #000000" fo:border-right="none" fo:border-top="none" fo:border-bottom="0.05pt solid #000000"/>
    </style:style>
    <style:style style:name="Tabella175.E184" style:family="table-cell">
      <style:table-cell-properties fo:padding="0.097cm" fo:border-left="0.05pt solid #000000" fo:border-right="0.05pt solid #000000" fo:border-top="none" fo:border-bottom="0.05pt solid #000000"/>
    </style:style>
    <style:style style:name="Tabella175.A185" style:family="table-cell">
      <style:table-cell-properties fo:padding="0.097cm" fo:border-left="0.05pt solid #000000" fo:border-right="none" fo:border-top="none" fo:border-bottom="0.05pt solid #000000"/>
    </style:style>
    <style:style style:name="Tabella175.B185" style:family="table-cell">
      <style:table-cell-properties fo:padding="0.097cm" fo:border-left="0.05pt solid #000000" fo:border-right="none" fo:border-top="none" fo:border-bottom="0.05pt solid #000000"/>
    </style:style>
    <style:style style:name="Tabella175.C185" style:family="table-cell">
      <style:table-cell-properties fo:padding="0.097cm" fo:border-left="0.05pt solid #000000" fo:border-right="none" fo:border-top="none" fo:border-bottom="0.05pt solid #000000"/>
    </style:style>
    <style:style style:name="Tabella175.D185" style:family="table-cell">
      <style:table-cell-properties fo:padding="0.097cm" fo:border-left="0.05pt solid #000000" fo:border-right="none" fo:border-top="none" fo:border-bottom="0.05pt solid #000000"/>
    </style:style>
    <style:style style:name="Tabella175.E185" style:family="table-cell">
      <style:table-cell-properties fo:padding="0.097cm" fo:border-left="0.05pt solid #000000" fo:border-right="0.05pt solid #000000" fo:border-top="none" fo:border-bottom="0.05pt solid #000000"/>
    </style:style>
    <style:style style:name="Tabella175.A186" style:family="table-cell">
      <style:table-cell-properties fo:padding="0.097cm" fo:border-left="0.05pt solid #000000" fo:border-right="none" fo:border-top="none" fo:border-bottom="0.05pt solid #000000"/>
    </style:style>
    <style:style style:name="Tabella175.B186" style:family="table-cell">
      <style:table-cell-properties fo:padding="0.097cm" fo:border-left="0.05pt solid #000000" fo:border-right="none" fo:border-top="none" fo:border-bottom="0.05pt solid #000000"/>
    </style:style>
    <style:style style:name="Tabella175.C186" style:family="table-cell">
      <style:table-cell-properties fo:padding="0.097cm" fo:border-left="0.05pt solid #000000" fo:border-right="none" fo:border-top="none" fo:border-bottom="0.05pt solid #000000"/>
    </style:style>
    <style:style style:name="Tabella175.D186" style:family="table-cell">
      <style:table-cell-properties fo:padding="0.097cm" fo:border-left="0.05pt solid #000000" fo:border-right="none" fo:border-top="none" fo:border-bottom="0.05pt solid #000000"/>
    </style:style>
    <style:style style:name="Tabella175.E186" style:family="table-cell">
      <style:table-cell-properties fo:padding="0.097cm" fo:border-left="0.05pt solid #000000" fo:border-right="0.05pt solid #000000" fo:border-top="none" fo:border-bottom="0.05pt solid #000000"/>
    </style:style>
    <style:style style:name="Tabella175.A187" style:family="table-cell">
      <style:table-cell-properties fo:padding="0.097cm" fo:border-left="0.05pt solid #000000" fo:border-right="none" fo:border-top="none" fo:border-bottom="0.05pt solid #000000"/>
    </style:style>
    <style:style style:name="Tabella175.B187" style:family="table-cell">
      <style:table-cell-properties fo:padding="0.097cm" fo:border-left="0.05pt solid #000000" fo:border-right="none" fo:border-top="none" fo:border-bottom="0.05pt solid #000000"/>
    </style:style>
    <style:style style:name="Tabella175.C187" style:family="table-cell">
      <style:table-cell-properties fo:padding="0.097cm" fo:border-left="0.05pt solid #000000" fo:border-right="none" fo:border-top="none" fo:border-bottom="0.05pt solid #000000"/>
    </style:style>
    <style:style style:name="Tabella175.D187" style:family="table-cell">
      <style:table-cell-properties fo:padding="0.097cm" fo:border-left="0.05pt solid #000000" fo:border-right="none" fo:border-top="none" fo:border-bottom="0.05pt solid #000000"/>
    </style:style>
    <style:style style:name="Tabella175.E187" style:family="table-cell">
      <style:table-cell-properties fo:padding="0.097cm" fo:border-left="0.05pt solid #000000" fo:border-right="0.05pt solid #000000" fo:border-top="none" fo:border-bottom="0.05pt solid #000000"/>
    </style:style>
    <style:style style:name="Tabella175.A188" style:family="table-cell">
      <style:table-cell-properties fo:padding="0.097cm" fo:border-left="0.05pt solid #000000" fo:border-right="none" fo:border-top="none" fo:border-bottom="0.05pt solid #000000"/>
    </style:style>
    <style:style style:name="Tabella175.B188" style:family="table-cell">
      <style:table-cell-properties fo:padding="0.097cm" fo:border-left="0.05pt solid #000000" fo:border-right="none" fo:border-top="none" fo:border-bottom="0.05pt solid #000000"/>
    </style:style>
    <style:style style:name="Tabella175.C188" style:family="table-cell">
      <style:table-cell-properties fo:padding="0.097cm" fo:border-left="0.05pt solid #000000" fo:border-right="none" fo:border-top="none" fo:border-bottom="0.05pt solid #000000"/>
    </style:style>
    <style:style style:name="Tabella175.D188" style:family="table-cell">
      <style:table-cell-properties fo:padding="0.097cm" fo:border-left="0.05pt solid #000000" fo:border-right="none" fo:border-top="none" fo:border-bottom="0.05pt solid #000000"/>
    </style:style>
    <style:style style:name="Tabella175.E188" style:family="table-cell">
      <style:table-cell-properties fo:padding="0.097cm" fo:border-left="0.05pt solid #000000" fo:border-right="0.05pt solid #000000" fo:border-top="none" fo:border-bottom="0.05pt solid #000000"/>
    </style:style>
    <style:style style:name="Tabella175.A189" style:family="table-cell">
      <style:table-cell-properties fo:padding="0.097cm" fo:border-left="0.05pt solid #000000" fo:border-right="none" fo:border-top="none" fo:border-bottom="0.05pt solid #000000"/>
    </style:style>
    <style:style style:name="Tabella175.B189" style:family="table-cell">
      <style:table-cell-properties fo:padding="0.097cm" fo:border-left="0.05pt solid #000000" fo:border-right="none" fo:border-top="none" fo:border-bottom="0.05pt solid #000000"/>
    </style:style>
    <style:style style:name="Tabella175.C189" style:family="table-cell">
      <style:table-cell-properties fo:padding="0.097cm" fo:border-left="0.05pt solid #000000" fo:border-right="none" fo:border-top="none" fo:border-bottom="0.05pt solid #000000"/>
    </style:style>
    <style:style style:name="Tabella175.D189" style:family="table-cell">
      <style:table-cell-properties fo:padding="0.097cm" fo:border-left="0.05pt solid #000000" fo:border-right="none" fo:border-top="none" fo:border-bottom="0.05pt solid #000000"/>
    </style:style>
    <style:style style:name="Tabella175.E189" style:family="table-cell">
      <style:table-cell-properties fo:padding="0.097cm" fo:border-left="0.05pt solid #000000" fo:border-right="0.05pt solid #000000" fo:border-top="none" fo:border-bottom="0.05pt solid #000000"/>
    </style:style>
    <style:style style:name="Tabella175.A190" style:family="table-cell">
      <style:table-cell-properties fo:padding="0.097cm" fo:border-left="0.05pt solid #000000" fo:border-right="none" fo:border-top="none" fo:border-bottom="0.05pt solid #000000"/>
    </style:style>
    <style:style style:name="Tabella175.B190" style:family="table-cell">
      <style:table-cell-properties fo:padding="0.097cm" fo:border-left="0.05pt solid #000000" fo:border-right="none" fo:border-top="none" fo:border-bottom="0.05pt solid #000000"/>
    </style:style>
    <style:style style:name="Tabella175.C190" style:family="table-cell">
      <style:table-cell-properties fo:padding="0.097cm" fo:border-left="0.05pt solid #000000" fo:border-right="none" fo:border-top="none" fo:border-bottom="0.05pt solid #000000"/>
    </style:style>
    <style:style style:name="Tabella175.D190" style:family="table-cell">
      <style:table-cell-properties fo:padding="0.097cm" fo:border-left="0.05pt solid #000000" fo:border-right="none" fo:border-top="none" fo:border-bottom="0.05pt solid #000000"/>
    </style:style>
    <style:style style:name="Tabella175.E190" style:family="table-cell">
      <style:table-cell-properties fo:padding="0.097cm" fo:border-left="0.05pt solid #000000" fo:border-right="0.05pt solid #000000" fo:border-top="none" fo:border-bottom="0.05pt solid #000000"/>
    </style:style>
    <style:style style:name="Tabella175.A191" style:family="table-cell">
      <style:table-cell-properties fo:padding="0.097cm" fo:border-left="0.05pt solid #000000" fo:border-right="none" fo:border-top="none" fo:border-bottom="0.05pt solid #000000"/>
    </style:style>
    <style:style style:name="Tabella175.B191" style:family="table-cell">
      <style:table-cell-properties fo:padding="0.097cm" fo:border-left="0.05pt solid #000000" fo:border-right="none" fo:border-top="none" fo:border-bottom="0.05pt solid #000000"/>
    </style:style>
    <style:style style:name="Tabella175.C191" style:family="table-cell">
      <style:table-cell-properties fo:padding="0.097cm" fo:border-left="0.05pt solid #000000" fo:border-right="none" fo:border-top="none" fo:border-bottom="0.05pt solid #000000"/>
    </style:style>
    <style:style style:name="Tabella175.D191" style:family="table-cell">
      <style:table-cell-properties fo:padding="0.097cm" fo:border-left="0.05pt solid #000000" fo:border-right="none" fo:border-top="none" fo:border-bottom="0.05pt solid #000000"/>
    </style:style>
    <style:style style:name="Tabella175.E191" style:family="table-cell">
      <style:table-cell-properties fo:padding="0.097cm" fo:border-left="0.05pt solid #000000" fo:border-right="0.05pt solid #000000" fo:border-top="none" fo:border-bottom="0.05pt solid #000000"/>
    </style:style>
    <style:style style:name="Tabella175.A192" style:family="table-cell">
      <style:table-cell-properties fo:padding="0.097cm" fo:border-left="0.05pt solid #000000" fo:border-right="none" fo:border-top="none" fo:border-bottom="0.05pt solid #000000"/>
    </style:style>
    <style:style style:name="Tabella175.B192" style:family="table-cell">
      <style:table-cell-properties fo:padding="0.097cm" fo:border-left="0.05pt solid #000000" fo:border-right="none" fo:border-top="none" fo:border-bottom="0.05pt solid #000000"/>
    </style:style>
    <style:style style:name="Tabella175.C192" style:family="table-cell">
      <style:table-cell-properties fo:padding="0.097cm" fo:border-left="0.05pt solid #000000" fo:border-right="none" fo:border-top="none" fo:border-bottom="0.05pt solid #000000"/>
    </style:style>
    <style:style style:name="Tabella175.D192" style:family="table-cell">
      <style:table-cell-properties fo:padding="0.097cm" fo:border-left="0.05pt solid #000000" fo:border-right="none" fo:border-top="none" fo:border-bottom="0.05pt solid #000000"/>
    </style:style>
    <style:style style:name="Tabella175.E192" style:family="table-cell">
      <style:table-cell-properties fo:padding="0.097cm" fo:border-left="0.05pt solid #000000" fo:border-right="0.05pt solid #000000" fo:border-top="none" fo:border-bottom="0.05pt solid #000000"/>
    </style:style>
    <style:style style:name="Tabella175.A193" style:family="table-cell">
      <style:table-cell-properties fo:padding="0.097cm" fo:border-left="0.05pt solid #000000" fo:border-right="none" fo:border-top="none" fo:border-bottom="0.05pt solid #000000"/>
    </style:style>
    <style:style style:name="Tabella175.B193" style:family="table-cell">
      <style:table-cell-properties fo:padding="0.097cm" fo:border-left="0.05pt solid #000000" fo:border-right="none" fo:border-top="none" fo:border-bottom="0.05pt solid #000000"/>
    </style:style>
    <style:style style:name="Tabella175.C193" style:family="table-cell">
      <style:table-cell-properties fo:padding="0.097cm" fo:border-left="0.05pt solid #000000" fo:border-right="none" fo:border-top="none" fo:border-bottom="0.05pt solid #000000"/>
    </style:style>
    <style:style style:name="Tabella175.D193" style:family="table-cell">
      <style:table-cell-properties fo:padding="0.097cm" fo:border-left="0.05pt solid #000000" fo:border-right="none" fo:border-top="none" fo:border-bottom="0.05pt solid #000000"/>
    </style:style>
    <style:style style:name="Tabella175.E193" style:family="table-cell">
      <style:table-cell-properties fo:padding="0.097cm" fo:border-left="0.05pt solid #000000" fo:border-right="0.05pt solid #000000" fo:border-top="none" fo:border-bottom="0.05pt solid #000000"/>
    </style:style>
    <style:style style:name="Tabella175.A194" style:family="table-cell">
      <style:table-cell-properties fo:padding="0.097cm" fo:border-left="0.05pt solid #000000" fo:border-right="none" fo:border-top="none" fo:border-bottom="0.05pt solid #000000"/>
    </style:style>
    <style:style style:name="Tabella175.B194" style:family="table-cell">
      <style:table-cell-properties fo:padding="0.097cm" fo:border-left="0.05pt solid #000000" fo:border-right="none" fo:border-top="none" fo:border-bottom="0.05pt solid #000000"/>
    </style:style>
    <style:style style:name="Tabella175.C194" style:family="table-cell">
      <style:table-cell-properties fo:padding="0.097cm" fo:border-left="0.05pt solid #000000" fo:border-right="none" fo:border-top="none" fo:border-bottom="0.05pt solid #000000"/>
    </style:style>
    <style:style style:name="Tabella175.D194" style:family="table-cell">
      <style:table-cell-properties fo:padding="0.097cm" fo:border-left="0.05pt solid #000000" fo:border-right="none" fo:border-top="none" fo:border-bottom="0.05pt solid #000000"/>
    </style:style>
    <style:style style:name="Tabella175.E194" style:family="table-cell">
      <style:table-cell-properties fo:padding="0.097cm" fo:border-left="0.05pt solid #000000" fo:border-right="0.05pt solid #000000" fo:border-top="none" fo:border-bottom="0.05pt solid #000000"/>
    </style:style>
    <style:style style:name="Tabella175.A195" style:family="table-cell">
      <style:table-cell-properties fo:padding="0.097cm" fo:border-left="0.05pt solid #000000" fo:border-right="none" fo:border-top="none" fo:border-bottom="0.05pt solid #000000"/>
    </style:style>
    <style:style style:name="Tabella175.B195" style:family="table-cell">
      <style:table-cell-properties fo:padding="0.097cm" fo:border-left="0.05pt solid #000000" fo:border-right="none" fo:border-top="none" fo:border-bottom="0.05pt solid #000000"/>
    </style:style>
    <style:style style:name="Tabella175.C195" style:family="table-cell">
      <style:table-cell-properties fo:padding="0.097cm" fo:border-left="0.05pt solid #000000" fo:border-right="none" fo:border-top="none" fo:border-bottom="0.05pt solid #000000"/>
    </style:style>
    <style:style style:name="Tabella175.D195" style:family="table-cell">
      <style:table-cell-properties fo:padding="0.097cm" fo:border-left="0.05pt solid #000000" fo:border-right="none" fo:border-top="none" fo:border-bottom="0.05pt solid #000000"/>
    </style:style>
    <style:style style:name="Tabella175.E195" style:family="table-cell">
      <style:table-cell-properties fo:padding="0.097cm" fo:border-left="0.05pt solid #000000" fo:border-right="0.05pt solid #000000" fo:border-top="none" fo:border-bottom="0.05pt solid #000000"/>
    </style:style>
    <style:style style:name="Tabella175.A196" style:family="table-cell">
      <style:table-cell-properties fo:padding="0.097cm" fo:border-left="0.05pt solid #000000" fo:border-right="none" fo:border-top="none" fo:border-bottom="0.05pt solid #000000"/>
    </style:style>
    <style:style style:name="Tabella175.B196" style:family="table-cell">
      <style:table-cell-properties fo:padding="0.097cm" fo:border-left="0.05pt solid #000000" fo:border-right="none" fo:border-top="none" fo:border-bottom="0.05pt solid #000000"/>
    </style:style>
    <style:style style:name="Tabella175.C196" style:family="table-cell">
      <style:table-cell-properties fo:padding="0.097cm" fo:border-left="0.05pt solid #000000" fo:border-right="none" fo:border-top="none" fo:border-bottom="0.05pt solid #000000"/>
    </style:style>
    <style:style style:name="Tabella175.D196" style:family="table-cell">
      <style:table-cell-properties fo:padding="0.097cm" fo:border-left="0.05pt solid #000000" fo:border-right="none" fo:border-top="none" fo:border-bottom="0.05pt solid #000000"/>
    </style:style>
    <style:style style:name="Tabella175.E196" style:family="table-cell">
      <style:table-cell-properties fo:padding="0.097cm" fo:border-left="0.05pt solid #000000" fo:border-right="0.05pt solid #000000" fo:border-top="none" fo:border-bottom="0.05pt solid #000000"/>
    </style:style>
    <style:style style:name="Tabella175.A197" style:family="table-cell">
      <style:table-cell-properties fo:padding="0.097cm" fo:border-left="0.05pt solid #000000" fo:border-right="none" fo:border-top="none" fo:border-bottom="0.05pt solid #000000"/>
    </style:style>
    <style:style style:name="Tabella175.B197" style:family="table-cell">
      <style:table-cell-properties fo:padding="0.097cm" fo:border-left="0.05pt solid #000000" fo:border-right="none" fo:border-top="none" fo:border-bottom="0.05pt solid #000000"/>
    </style:style>
    <style:style style:name="Tabella175.C197" style:family="table-cell">
      <style:table-cell-properties fo:padding="0.097cm" fo:border-left="0.05pt solid #000000" fo:border-right="none" fo:border-top="none" fo:border-bottom="0.05pt solid #000000"/>
    </style:style>
    <style:style style:name="Tabella175.D197" style:family="table-cell">
      <style:table-cell-properties fo:padding="0.097cm" fo:border-left="0.05pt solid #000000" fo:border-right="none" fo:border-top="none" fo:border-bottom="0.05pt solid #000000"/>
    </style:style>
    <style:style style:name="Tabella175.E197" style:family="table-cell">
      <style:table-cell-properties fo:padding="0.097cm" fo:border-left="0.05pt solid #000000" fo:border-right="0.05pt solid #000000" fo:border-top="none" fo:border-bottom="0.05pt solid #000000"/>
    </style:style>
    <style:style style:name="Tabella175.A198" style:family="table-cell">
      <style:table-cell-properties fo:padding="0.097cm" fo:border-left="0.05pt solid #000000" fo:border-right="none" fo:border-top="none" fo:border-bottom="0.05pt solid #000000"/>
    </style:style>
    <style:style style:name="Tabella175.B198" style:family="table-cell">
      <style:table-cell-properties fo:padding="0.097cm" fo:border-left="0.05pt solid #000000" fo:border-right="none" fo:border-top="none" fo:border-bottom="0.05pt solid #000000"/>
    </style:style>
    <style:style style:name="Tabella175.C198" style:family="table-cell">
      <style:table-cell-properties fo:padding="0.097cm" fo:border-left="0.05pt solid #000000" fo:border-right="none" fo:border-top="none" fo:border-bottom="0.05pt solid #000000"/>
    </style:style>
    <style:style style:name="Tabella175.D198" style:family="table-cell">
      <style:table-cell-properties fo:padding="0.097cm" fo:border-left="0.05pt solid #000000" fo:border-right="none" fo:border-top="none" fo:border-bottom="0.05pt solid #000000"/>
    </style:style>
    <style:style style:name="Tabella175.E198" style:family="table-cell">
      <style:table-cell-properties fo:padding="0.097cm" fo:border-left="0.05pt solid #000000" fo:border-right="0.05pt solid #000000" fo:border-top="none" fo:border-bottom="0.05pt solid #000000"/>
    </style:style>
    <style:style style:name="Tabella175.A199" style:family="table-cell">
      <style:table-cell-properties fo:padding="0.097cm" fo:border-left="0.05pt solid #000000" fo:border-right="none" fo:border-top="none" fo:border-bottom="0.05pt solid #000000"/>
    </style:style>
    <style:style style:name="Tabella175.B199" style:family="table-cell">
      <style:table-cell-properties fo:padding="0.097cm" fo:border-left="0.05pt solid #000000" fo:border-right="none" fo:border-top="none" fo:border-bottom="0.05pt solid #000000"/>
    </style:style>
    <style:style style:name="Tabella175.C199" style:family="table-cell">
      <style:table-cell-properties fo:padding="0.097cm" fo:border-left="0.05pt solid #000000" fo:border-right="none" fo:border-top="none" fo:border-bottom="0.05pt solid #000000"/>
    </style:style>
    <style:style style:name="Tabella175.D199" style:family="table-cell">
      <style:table-cell-properties fo:padding="0.097cm" fo:border-left="0.05pt solid #000000" fo:border-right="none" fo:border-top="none" fo:border-bottom="0.05pt solid #000000"/>
    </style:style>
    <style:style style:name="Tabella175.E199" style:family="table-cell">
      <style:table-cell-properties fo:padding="0.097cm" fo:border-left="0.05pt solid #000000" fo:border-right="0.05pt solid #000000" fo:border-top="none" fo:border-bottom="0.05pt solid #000000"/>
    </style:style>
    <style:style style:name="Tabella175.A200" style:family="table-cell">
      <style:table-cell-properties fo:padding="0.097cm" fo:border-left="0.05pt solid #000000" fo:border-right="none" fo:border-top="none" fo:border-bottom="0.05pt solid #000000"/>
    </style:style>
    <style:style style:name="Tabella175.B200" style:family="table-cell">
      <style:table-cell-properties fo:padding="0.097cm" fo:border-left="0.05pt solid #000000" fo:border-right="none" fo:border-top="none" fo:border-bottom="0.05pt solid #000000"/>
    </style:style>
    <style:style style:name="Tabella175.C200" style:family="table-cell">
      <style:table-cell-properties fo:padding="0.097cm" fo:border-left="0.05pt solid #000000" fo:border-right="none" fo:border-top="none" fo:border-bottom="0.05pt solid #000000"/>
    </style:style>
    <style:style style:name="Tabella175.D200" style:family="table-cell">
      <style:table-cell-properties fo:padding="0.097cm" fo:border-left="0.05pt solid #000000" fo:border-right="none" fo:border-top="none" fo:border-bottom="0.05pt solid #000000"/>
    </style:style>
    <style:style style:name="Tabella175.E200" style:family="table-cell">
      <style:table-cell-properties fo:padding="0.097cm" fo:border-left="0.05pt solid #000000" fo:border-right="0.05pt solid #000000" fo:border-top="none" fo:border-bottom="0.05pt solid #000000"/>
    </style:style>
    <style:style style:name="Tabella175.A201" style:family="table-cell">
      <style:table-cell-properties fo:padding="0.097cm" fo:border-left="0.05pt solid #000000" fo:border-right="none" fo:border-top="none" fo:border-bottom="0.05pt solid #000000"/>
    </style:style>
    <style:style style:name="Tabella175.B201" style:family="table-cell">
      <style:table-cell-properties fo:padding="0.097cm" fo:border-left="0.05pt solid #000000" fo:border-right="none" fo:border-top="none" fo:border-bottom="0.05pt solid #000000"/>
    </style:style>
    <style:style style:name="Tabella175.C201" style:family="table-cell">
      <style:table-cell-properties fo:padding="0.097cm" fo:border-left="0.05pt solid #000000" fo:border-right="none" fo:border-top="none" fo:border-bottom="0.05pt solid #000000"/>
    </style:style>
    <style:style style:name="Tabella175.D201" style:family="table-cell">
      <style:table-cell-properties fo:padding="0.097cm" fo:border-left="0.05pt solid #000000" fo:border-right="none" fo:border-top="none" fo:border-bottom="0.05pt solid #000000"/>
    </style:style>
    <style:style style:name="Tabella175.E201" style:family="table-cell">
      <style:table-cell-properties fo:padding="0.097cm" fo:border-left="0.05pt solid #000000" fo:border-right="0.05pt solid #000000" fo:border-top="none" fo:border-bottom="0.05pt solid #000000"/>
    </style:style>
    <style:style style:name="Tabella175.A202" style:family="table-cell">
      <style:table-cell-properties fo:padding="0.097cm" fo:border-left="0.05pt solid #000000" fo:border-right="none" fo:border-top="none" fo:border-bottom="0.05pt solid #000000"/>
    </style:style>
    <style:style style:name="Tabella175.B202" style:family="table-cell">
      <style:table-cell-properties fo:padding="0.097cm" fo:border-left="0.05pt solid #000000" fo:border-right="none" fo:border-top="none" fo:border-bottom="0.05pt solid #000000"/>
    </style:style>
    <style:style style:name="Tabella175.C202" style:family="table-cell">
      <style:table-cell-properties fo:padding="0.097cm" fo:border-left="0.05pt solid #000000" fo:border-right="none" fo:border-top="none" fo:border-bottom="0.05pt solid #000000"/>
    </style:style>
    <style:style style:name="Tabella175.D202" style:family="table-cell">
      <style:table-cell-properties fo:padding="0.097cm" fo:border-left="0.05pt solid #000000" fo:border-right="none" fo:border-top="none" fo:border-bottom="0.05pt solid #000000"/>
    </style:style>
    <style:style style:name="Tabella175.E202" style:family="table-cell">
      <style:table-cell-properties fo:padding="0.097cm" fo:border-left="0.05pt solid #000000" fo:border-right="0.05pt solid #000000" fo:border-top="none" fo:border-bottom="0.05pt solid #000000"/>
    </style:style>
    <style:style style:name="Tabella175.A203" style:family="table-cell">
      <style:table-cell-properties fo:padding="0.097cm" fo:border-left="0.05pt solid #000000" fo:border-right="none" fo:border-top="none" fo:border-bottom="0.05pt solid #000000"/>
    </style:style>
    <style:style style:name="Tabella175.B203" style:family="table-cell">
      <style:table-cell-properties fo:padding="0.097cm" fo:border-left="0.05pt solid #000000" fo:border-right="none" fo:border-top="none" fo:border-bottom="0.05pt solid #000000"/>
    </style:style>
    <style:style style:name="Tabella175.C203" style:family="table-cell">
      <style:table-cell-properties fo:padding="0.097cm" fo:border-left="0.05pt solid #000000" fo:border-right="none" fo:border-top="none" fo:border-bottom="0.05pt solid #000000"/>
    </style:style>
    <style:style style:name="Tabella175.D203" style:family="table-cell">
      <style:table-cell-properties fo:padding="0.097cm" fo:border-left="0.05pt solid #000000" fo:border-right="none" fo:border-top="none" fo:border-bottom="0.05pt solid #000000"/>
    </style:style>
    <style:style style:name="Tabella175.E203" style:family="table-cell">
      <style:table-cell-properties fo:padding="0.097cm" fo:border-left="0.05pt solid #000000" fo:border-right="0.05pt solid #000000" fo:border-top="none" fo:border-bottom="0.05pt solid #000000"/>
    </style:style>
    <style:style style:name="Tabella175.A204" style:family="table-cell">
      <style:table-cell-properties fo:padding="0.097cm" fo:border-left="0.05pt solid #000000" fo:border-right="none" fo:border-top="none" fo:border-bottom="0.05pt solid #000000"/>
    </style:style>
    <style:style style:name="Tabella175.B204" style:family="table-cell">
      <style:table-cell-properties fo:padding="0.097cm" fo:border-left="0.05pt solid #000000" fo:border-right="none" fo:border-top="none" fo:border-bottom="0.05pt solid #000000"/>
    </style:style>
    <style:style style:name="Tabella175.C204" style:family="table-cell">
      <style:table-cell-properties fo:padding="0.097cm" fo:border-left="0.05pt solid #000000" fo:border-right="none" fo:border-top="none" fo:border-bottom="0.05pt solid #000000"/>
    </style:style>
    <style:style style:name="Tabella175.D204" style:family="table-cell">
      <style:table-cell-properties fo:padding="0.097cm" fo:border-left="0.05pt solid #000000" fo:border-right="none" fo:border-top="none" fo:border-bottom="0.05pt solid #000000"/>
    </style:style>
    <style:style style:name="Tabella175.E204" style:family="table-cell">
      <style:table-cell-properties fo:padding="0.097cm" fo:border-left="0.05pt solid #000000" fo:border-right="0.05pt solid #000000" fo:border-top="none" fo:border-bottom="0.05pt solid #000000"/>
    </style:style>
    <style:style style:name="Tabella175.A205" style:family="table-cell">
      <style:table-cell-properties fo:padding="0.097cm" fo:border-left="0.05pt solid #000000" fo:border-right="none" fo:border-top="none" fo:border-bottom="0.05pt solid #000000"/>
    </style:style>
    <style:style style:name="Tabella175.B205" style:family="table-cell">
      <style:table-cell-properties fo:padding="0.097cm" fo:border-left="0.05pt solid #000000" fo:border-right="none" fo:border-top="none" fo:border-bottom="0.05pt solid #000000"/>
    </style:style>
    <style:style style:name="Tabella175.C205" style:family="table-cell">
      <style:table-cell-properties fo:padding="0.097cm" fo:border-left="0.05pt solid #000000" fo:border-right="none" fo:border-top="none" fo:border-bottom="0.05pt solid #000000"/>
    </style:style>
    <style:style style:name="Tabella175.D205" style:family="table-cell">
      <style:table-cell-properties fo:padding="0.097cm" fo:border-left="0.05pt solid #000000" fo:border-right="none" fo:border-top="none" fo:border-bottom="0.05pt solid #000000"/>
    </style:style>
    <style:style style:name="Tabella175.E205" style:family="table-cell">
      <style:table-cell-properties fo:padding="0.097cm" fo:border-left="0.05pt solid #000000" fo:border-right="0.05pt solid #000000" fo:border-top="none" fo:border-bottom="0.05pt solid #000000"/>
    </style:style>
    <style:style style:name="Tabella175.A206" style:family="table-cell">
      <style:table-cell-properties fo:padding="0.097cm" fo:border-left="0.05pt solid #000000" fo:border-right="none" fo:border-top="none" fo:border-bottom="0.05pt solid #000000"/>
    </style:style>
    <style:style style:name="Tabella175.B206" style:family="table-cell">
      <style:table-cell-properties fo:padding="0.097cm" fo:border-left="0.05pt solid #000000" fo:border-right="none" fo:border-top="none" fo:border-bottom="0.05pt solid #000000"/>
    </style:style>
    <style:style style:name="Tabella175.C206" style:family="table-cell">
      <style:table-cell-properties fo:padding="0.097cm" fo:border-left="0.05pt solid #000000" fo:border-right="none" fo:border-top="none" fo:border-bottom="0.05pt solid #000000"/>
    </style:style>
    <style:style style:name="Tabella175.D206" style:family="table-cell">
      <style:table-cell-properties fo:padding="0.097cm" fo:border-left="0.05pt solid #000000" fo:border-right="none" fo:border-top="none" fo:border-bottom="0.05pt solid #000000"/>
    </style:style>
    <style:style style:name="Tabella175.E206" style:family="table-cell">
      <style:table-cell-properties fo:padding="0.097cm" fo:border-left="0.05pt solid #000000" fo:border-right="0.05pt solid #000000" fo:border-top="none" fo:border-bottom="0.05pt solid #000000"/>
    </style:style>
    <style:style style:name="Tabella175.A207" style:family="table-cell">
      <style:table-cell-properties fo:padding="0.097cm" fo:border-left="0.05pt solid #000000" fo:border-right="none" fo:border-top="none" fo:border-bottom="0.05pt solid #000000"/>
    </style:style>
    <style:style style:name="Tabella175.B207" style:family="table-cell">
      <style:table-cell-properties fo:padding="0.097cm" fo:border-left="0.05pt solid #000000" fo:border-right="none" fo:border-top="none" fo:border-bottom="0.05pt solid #000000"/>
    </style:style>
    <style:style style:name="Tabella175.C207" style:family="table-cell">
      <style:table-cell-properties fo:padding="0.097cm" fo:border-left="0.05pt solid #000000" fo:border-right="none" fo:border-top="none" fo:border-bottom="0.05pt solid #000000"/>
    </style:style>
    <style:style style:name="Tabella175.D207" style:family="table-cell">
      <style:table-cell-properties fo:padding="0.097cm" fo:border-left="0.05pt solid #000000" fo:border-right="none" fo:border-top="none" fo:border-bottom="0.05pt solid #000000"/>
    </style:style>
    <style:style style:name="Tabella175.E207" style:family="table-cell">
      <style:table-cell-properties fo:padding="0.097cm" fo:border-left="0.05pt solid #000000" fo:border-right="0.05pt solid #000000" fo:border-top="none" fo:border-bottom="0.05pt solid #000000"/>
    </style:style>
    <style:style style:name="Tabella175.A208" style:family="table-cell">
      <style:table-cell-properties fo:padding="0.097cm" fo:border-left="0.05pt solid #000000" fo:border-right="none" fo:border-top="none" fo:border-bottom="0.05pt solid #000000"/>
    </style:style>
    <style:style style:name="Tabella175.B208" style:family="table-cell">
      <style:table-cell-properties fo:padding="0.097cm" fo:border-left="0.05pt solid #000000" fo:border-right="none" fo:border-top="none" fo:border-bottom="0.05pt solid #000000"/>
    </style:style>
    <style:style style:name="Tabella175.C208" style:family="table-cell">
      <style:table-cell-properties fo:padding="0.097cm" fo:border-left="0.05pt solid #000000" fo:border-right="none" fo:border-top="none" fo:border-bottom="0.05pt solid #000000"/>
    </style:style>
    <style:style style:name="Tabella175.D208" style:family="table-cell">
      <style:table-cell-properties fo:padding="0.097cm" fo:border-left="0.05pt solid #000000" fo:border-right="none" fo:border-top="none" fo:border-bottom="0.05pt solid #000000"/>
    </style:style>
    <style:style style:name="Tabella175.E208" style:family="table-cell">
      <style:table-cell-properties fo:padding="0.097cm" fo:border-left="0.05pt solid #000000" fo:border-right="0.05pt solid #000000" fo:border-top="none" fo:border-bottom="0.05pt solid #000000"/>
    </style:style>
    <style:style style:name="Tabella175.A209" style:family="table-cell">
      <style:table-cell-properties fo:padding="0.097cm" fo:border-left="0.05pt solid #000000" fo:border-right="none" fo:border-top="none" fo:border-bottom="0.05pt solid #000000"/>
    </style:style>
    <style:style style:name="Tabella175.B209" style:family="table-cell">
      <style:table-cell-properties fo:padding="0.097cm" fo:border-left="0.05pt solid #000000" fo:border-right="none" fo:border-top="none" fo:border-bottom="0.05pt solid #000000"/>
    </style:style>
    <style:style style:name="Tabella175.C209" style:family="table-cell">
      <style:table-cell-properties fo:padding="0.097cm" fo:border-left="0.05pt solid #000000" fo:border-right="none" fo:border-top="none" fo:border-bottom="0.05pt solid #000000"/>
    </style:style>
    <style:style style:name="Tabella175.D209" style:family="table-cell">
      <style:table-cell-properties fo:padding="0.097cm" fo:border-left="0.05pt solid #000000" fo:border-right="none" fo:border-top="none" fo:border-bottom="0.05pt solid #000000"/>
    </style:style>
    <style:style style:name="Tabella175.E209" style:family="table-cell">
      <style:table-cell-properties fo:padding="0.097cm" fo:border-left="0.05pt solid #000000" fo:border-right="0.05pt solid #000000" fo:border-top="none" fo:border-bottom="0.05pt solid #000000"/>
    </style:style>
    <style:style style:name="Tabella175.A210" style:family="table-cell">
      <style:table-cell-properties fo:padding="0.097cm" fo:border-left="0.05pt solid #000000" fo:border-right="none" fo:border-top="none" fo:border-bottom="0.05pt solid #000000"/>
    </style:style>
    <style:style style:name="Tabella175.B210" style:family="table-cell">
      <style:table-cell-properties fo:padding="0.097cm" fo:border-left="0.05pt solid #000000" fo:border-right="none" fo:border-top="none" fo:border-bottom="0.05pt solid #000000"/>
    </style:style>
    <style:style style:name="Tabella175.C210" style:family="table-cell">
      <style:table-cell-properties fo:padding="0.097cm" fo:border-left="0.05pt solid #000000" fo:border-right="none" fo:border-top="none" fo:border-bottom="0.05pt solid #000000"/>
    </style:style>
    <style:style style:name="Tabella175.D210" style:family="table-cell">
      <style:table-cell-properties fo:padding="0.097cm" fo:border-left="0.05pt solid #000000" fo:border-right="none" fo:border-top="none" fo:border-bottom="0.05pt solid #000000"/>
    </style:style>
    <style:style style:name="Tabella175.E210" style:family="table-cell">
      <style:table-cell-properties fo:padding="0.097cm" fo:border-left="0.05pt solid #000000" fo:border-right="0.05pt solid #000000" fo:border-top="none" fo:border-bottom="0.05pt solid #000000"/>
    </style:style>
    <style:style style:name="Tabella175.A211" style:family="table-cell">
      <style:table-cell-properties fo:padding="0.097cm" fo:border-left="0.05pt solid #000000" fo:border-right="none" fo:border-top="none" fo:border-bottom="0.05pt solid #000000"/>
    </style:style>
    <style:style style:name="Tabella175.B211" style:family="table-cell">
      <style:table-cell-properties fo:padding="0.097cm" fo:border-left="0.05pt solid #000000" fo:border-right="none" fo:border-top="none" fo:border-bottom="0.05pt solid #000000"/>
    </style:style>
    <style:style style:name="Tabella175.C211" style:family="table-cell">
      <style:table-cell-properties fo:padding="0.097cm" fo:border-left="0.05pt solid #000000" fo:border-right="none" fo:border-top="none" fo:border-bottom="0.05pt solid #000000"/>
    </style:style>
    <style:style style:name="Tabella175.D211" style:family="table-cell">
      <style:table-cell-properties fo:padding="0.097cm" fo:border-left="0.05pt solid #000000" fo:border-right="none" fo:border-top="none" fo:border-bottom="0.05pt solid #000000"/>
    </style:style>
    <style:style style:name="Tabella175.E211" style:family="table-cell">
      <style:table-cell-properties fo:padding="0.097cm" fo:border-left="0.05pt solid #000000" fo:border-right="0.05pt solid #000000" fo:border-top="none" fo:border-bottom="0.05pt solid #000000"/>
    </style:style>
    <style:style style:name="Tabella175.A212" style:family="table-cell">
      <style:table-cell-properties fo:padding="0.097cm" fo:border-left="0.05pt solid #000000" fo:border-right="none" fo:border-top="none" fo:border-bottom="0.05pt solid #000000"/>
    </style:style>
    <style:style style:name="Tabella175.B212" style:family="table-cell">
      <style:table-cell-properties fo:padding="0.097cm" fo:border-left="0.05pt solid #000000" fo:border-right="none" fo:border-top="none" fo:border-bottom="0.05pt solid #000000"/>
    </style:style>
    <style:style style:name="Tabella175.C212" style:family="table-cell">
      <style:table-cell-properties fo:padding="0.097cm" fo:border-left="0.05pt solid #000000" fo:border-right="none" fo:border-top="none" fo:border-bottom="0.05pt solid #000000"/>
    </style:style>
    <style:style style:name="Tabella175.D212" style:family="table-cell">
      <style:table-cell-properties fo:padding="0.097cm" fo:border-left="0.05pt solid #000000" fo:border-right="none" fo:border-top="none" fo:border-bottom="0.05pt solid #000000"/>
    </style:style>
    <style:style style:name="Tabella175.E212" style:family="table-cell">
      <style:table-cell-properties fo:padding="0.097cm" fo:border-left="0.05pt solid #000000" fo:border-right="0.05pt solid #000000" fo:border-top="none" fo:border-bottom="0.05pt solid #000000"/>
    </style:style>
    <style:style style:name="Tabella175.A213" style:family="table-cell">
      <style:table-cell-properties fo:padding="0.097cm" fo:border-left="0.05pt solid #000000" fo:border-right="none" fo:border-top="none" fo:border-bottom="0.05pt solid #000000"/>
    </style:style>
    <style:style style:name="Tabella175.B213" style:family="table-cell">
      <style:table-cell-properties fo:padding="0.097cm" fo:border-left="0.05pt solid #000000" fo:border-right="none" fo:border-top="none" fo:border-bottom="0.05pt solid #000000"/>
    </style:style>
    <style:style style:name="Tabella175.C213" style:family="table-cell">
      <style:table-cell-properties fo:padding="0.097cm" fo:border-left="0.05pt solid #000000" fo:border-right="none" fo:border-top="none" fo:border-bottom="0.05pt solid #000000"/>
    </style:style>
    <style:style style:name="Tabella175.D213" style:family="table-cell">
      <style:table-cell-properties fo:padding="0.097cm" fo:border-left="0.05pt solid #000000" fo:border-right="none" fo:border-top="none" fo:border-bottom="0.05pt solid #000000"/>
    </style:style>
    <style:style style:name="Tabella175.E213" style:family="table-cell">
      <style:table-cell-properties fo:padding="0.097cm" fo:border-left="0.05pt solid #000000" fo:border-right="0.05pt solid #000000" fo:border-top="none" fo:border-bottom="0.05pt solid #000000"/>
    </style:style>
    <style:style style:name="Tabella175.A214" style:family="table-cell">
      <style:table-cell-properties fo:padding="0.097cm" fo:border-left="0.05pt solid #000000" fo:border-right="none" fo:border-top="none" fo:border-bottom="0.05pt solid #000000"/>
    </style:style>
    <style:style style:name="Tabella175.B214" style:family="table-cell">
      <style:table-cell-properties fo:padding="0.097cm" fo:border-left="0.05pt solid #000000" fo:border-right="none" fo:border-top="none" fo:border-bottom="0.05pt solid #000000"/>
    </style:style>
    <style:style style:name="Tabella175.C214" style:family="table-cell">
      <style:table-cell-properties fo:padding="0.097cm" fo:border-left="0.05pt solid #000000" fo:border-right="none" fo:border-top="none" fo:border-bottom="0.05pt solid #000000"/>
    </style:style>
    <style:style style:name="Tabella175.D214" style:family="table-cell">
      <style:table-cell-properties fo:padding="0.097cm" fo:border-left="0.05pt solid #000000" fo:border-right="none" fo:border-top="none" fo:border-bottom="0.05pt solid #000000"/>
    </style:style>
    <style:style style:name="Tabella175.E214" style:family="table-cell">
      <style:table-cell-properties fo:padding="0.097cm" fo:border-left="0.05pt solid #000000" fo:border-right="0.05pt solid #000000" fo:border-top="none" fo:border-bottom="0.05pt solid #000000"/>
    </style:style>
    <style:style style:name="Tabella175.A215" style:family="table-cell">
      <style:table-cell-properties fo:padding="0.097cm" fo:border-left="0.05pt solid #000000" fo:border-right="none" fo:border-top="none" fo:border-bottom="0.05pt solid #000000"/>
    </style:style>
    <style:style style:name="Tabella175.B215" style:family="table-cell">
      <style:table-cell-properties fo:padding="0.097cm" fo:border-left="0.05pt solid #000000" fo:border-right="none" fo:border-top="none" fo:border-bottom="0.05pt solid #000000"/>
    </style:style>
    <style:style style:name="Tabella175.C215" style:family="table-cell">
      <style:table-cell-properties fo:padding="0.097cm" fo:border-left="0.05pt solid #000000" fo:border-right="none" fo:border-top="none" fo:border-bottom="0.05pt solid #000000"/>
    </style:style>
    <style:style style:name="Tabella175.D215" style:family="table-cell">
      <style:table-cell-properties fo:padding="0.097cm" fo:border-left="0.05pt solid #000000" fo:border-right="none" fo:border-top="none" fo:border-bottom="0.05pt solid #000000"/>
    </style:style>
    <style:style style:name="Tabella175.E215" style:family="table-cell">
      <style:table-cell-properties fo:padding="0.097cm" fo:border-left="0.05pt solid #000000" fo:border-right="0.05pt solid #000000" fo:border-top="none" fo:border-bottom="0.05pt solid #000000"/>
    </style:style>
    <style:style style:name="Tabella175.A216" style:family="table-cell">
      <style:table-cell-properties fo:padding="0.097cm" fo:border-left="0.05pt solid #000000" fo:border-right="none" fo:border-top="none" fo:border-bottom="0.05pt solid #000000"/>
    </style:style>
    <style:style style:name="Tabella175.B216" style:family="table-cell">
      <style:table-cell-properties fo:padding="0.097cm" fo:border-left="0.05pt solid #000000" fo:border-right="none" fo:border-top="none" fo:border-bottom="0.05pt solid #000000"/>
    </style:style>
    <style:style style:name="Tabella175.C216" style:family="table-cell">
      <style:table-cell-properties fo:padding="0.097cm" fo:border-left="0.05pt solid #000000" fo:border-right="none" fo:border-top="none" fo:border-bottom="0.05pt solid #000000"/>
    </style:style>
    <style:style style:name="Tabella175.D216" style:family="table-cell">
      <style:table-cell-properties fo:padding="0.097cm" fo:border-left="0.05pt solid #000000" fo:border-right="none" fo:border-top="none" fo:border-bottom="0.05pt solid #000000"/>
    </style:style>
    <style:style style:name="Tabella175.E216" style:family="table-cell">
      <style:table-cell-properties fo:padding="0.097cm" fo:border-left="0.05pt solid #000000" fo:border-right="0.05pt solid #000000" fo:border-top="none" fo:border-bottom="0.05pt solid #000000"/>
    </style:style>
    <style:style style:name="Tabella175.A217" style:family="table-cell">
      <style:table-cell-properties fo:padding="0.097cm" fo:border-left="0.05pt solid #000000" fo:border-right="none" fo:border-top="none" fo:border-bottom="0.05pt solid #000000"/>
    </style:style>
    <style:style style:name="Tabella175.B217" style:family="table-cell">
      <style:table-cell-properties fo:padding="0.097cm" fo:border-left="0.05pt solid #000000" fo:border-right="none" fo:border-top="none" fo:border-bottom="0.05pt solid #000000"/>
    </style:style>
    <style:style style:name="Tabella175.C217" style:family="table-cell">
      <style:table-cell-properties fo:padding="0.097cm" fo:border-left="0.05pt solid #000000" fo:border-right="none" fo:border-top="none" fo:border-bottom="0.05pt solid #000000"/>
    </style:style>
    <style:style style:name="Tabella175.D217" style:family="table-cell">
      <style:table-cell-properties fo:padding="0.097cm" fo:border-left="0.05pt solid #000000" fo:border-right="none" fo:border-top="none" fo:border-bottom="0.05pt solid #000000"/>
    </style:style>
    <style:style style:name="Tabella175.E217" style:family="table-cell">
      <style:table-cell-properties fo:padding="0.097cm" fo:border-left="0.05pt solid #000000" fo:border-right="0.05pt solid #000000" fo:border-top="none" fo:border-bottom="0.05pt solid #000000"/>
    </style:style>
    <style:style style:name="Tabella175.A218" style:family="table-cell">
      <style:table-cell-properties fo:padding="0.097cm" fo:border-left="0.05pt solid #000000" fo:border-right="none" fo:border-top="none" fo:border-bottom="0.05pt solid #000000"/>
    </style:style>
    <style:style style:name="Tabella175.B218" style:family="table-cell">
      <style:table-cell-properties fo:padding="0.097cm" fo:border-left="0.05pt solid #000000" fo:border-right="none" fo:border-top="none" fo:border-bottom="0.05pt solid #000000"/>
    </style:style>
    <style:style style:name="Tabella175.C218" style:family="table-cell">
      <style:table-cell-properties fo:padding="0.097cm" fo:border-left="0.05pt solid #000000" fo:border-right="none" fo:border-top="none" fo:border-bottom="0.05pt solid #000000"/>
    </style:style>
    <style:style style:name="Tabella175.D218" style:family="table-cell">
      <style:table-cell-properties fo:padding="0.097cm" fo:border-left="0.05pt solid #000000" fo:border-right="none" fo:border-top="none" fo:border-bottom="0.05pt solid #000000"/>
    </style:style>
    <style:style style:name="Tabella175.E218" style:family="table-cell">
      <style:table-cell-properties fo:padding="0.097cm" fo:border-left="0.05pt solid #000000" fo:border-right="0.05pt solid #000000" fo:border-top="none" fo:border-bottom="0.05pt solid #000000"/>
    </style:style>
    <style:style style:name="Tabella175.A219" style:family="table-cell">
      <style:table-cell-properties fo:padding="0.097cm" fo:border-left="0.05pt solid #000000" fo:border-right="none" fo:border-top="none" fo:border-bottom="0.05pt solid #000000"/>
    </style:style>
    <style:style style:name="Tabella175.B219" style:family="table-cell">
      <style:table-cell-properties fo:padding="0.097cm" fo:border-left="0.05pt solid #000000" fo:border-right="none" fo:border-top="none" fo:border-bottom="0.05pt solid #000000"/>
    </style:style>
    <style:style style:name="Tabella175.C219" style:family="table-cell">
      <style:table-cell-properties fo:padding="0.097cm" fo:border-left="0.05pt solid #000000" fo:border-right="none" fo:border-top="none" fo:border-bottom="0.05pt solid #000000"/>
    </style:style>
    <style:style style:name="Tabella175.D219" style:family="table-cell">
      <style:table-cell-properties fo:padding="0.097cm" fo:border-left="0.05pt solid #000000" fo:border-right="none" fo:border-top="none" fo:border-bottom="0.05pt solid #000000"/>
    </style:style>
    <style:style style:name="Tabella175.E219" style:family="table-cell">
      <style:table-cell-properties fo:padding="0.097cm" fo:border-left="0.05pt solid #000000" fo:border-right="0.05pt solid #000000" fo:border-top="none" fo:border-bottom="0.05pt solid #000000"/>
    </style:style>
    <style:style style:name="Tabella175.A220" style:family="table-cell">
      <style:table-cell-properties fo:padding="0.097cm" fo:border-left="0.05pt solid #000000" fo:border-right="none" fo:border-top="none" fo:border-bottom="0.05pt solid #000000"/>
    </style:style>
    <style:style style:name="Tabella175.B220" style:family="table-cell">
      <style:table-cell-properties fo:padding="0.097cm" fo:border-left="0.05pt solid #000000" fo:border-right="none" fo:border-top="none" fo:border-bottom="0.05pt solid #000000"/>
    </style:style>
    <style:style style:name="Tabella175.C220" style:family="table-cell">
      <style:table-cell-properties fo:padding="0.097cm" fo:border-left="0.05pt solid #000000" fo:border-right="none" fo:border-top="none" fo:border-bottom="0.05pt solid #000000"/>
    </style:style>
    <style:style style:name="Tabella175.D220" style:family="table-cell">
      <style:table-cell-properties fo:padding="0.097cm" fo:border-left="0.05pt solid #000000" fo:border-right="none" fo:border-top="none" fo:border-bottom="0.05pt solid #000000"/>
    </style:style>
    <style:style style:name="Tabella175.E220" style:family="table-cell">
      <style:table-cell-properties fo:padding="0.097cm" fo:border-left="0.05pt solid #000000" fo:border-right="0.05pt solid #000000" fo:border-top="none" fo:border-bottom="0.05pt solid #000000"/>
    </style:style>
    <style:style style:name="Tabella175.A221" style:family="table-cell">
      <style:table-cell-properties fo:padding="0.097cm" fo:border-left="0.05pt solid #000000" fo:border-right="none" fo:border-top="none" fo:border-bottom="0.05pt solid #000000"/>
    </style:style>
    <style:style style:name="Tabella175.B221" style:family="table-cell">
      <style:table-cell-properties fo:padding="0.097cm" fo:border-left="0.05pt solid #000000" fo:border-right="none" fo:border-top="none" fo:border-bottom="0.05pt solid #000000"/>
    </style:style>
    <style:style style:name="Tabella175.C221" style:family="table-cell">
      <style:table-cell-properties fo:padding="0.097cm" fo:border-left="0.05pt solid #000000" fo:border-right="none" fo:border-top="none" fo:border-bottom="0.05pt solid #000000"/>
    </style:style>
    <style:style style:name="Tabella175.D221" style:family="table-cell">
      <style:table-cell-properties fo:padding="0.097cm" fo:border-left="0.05pt solid #000000" fo:border-right="none" fo:border-top="none" fo:border-bottom="0.05pt solid #000000"/>
    </style:style>
    <style:style style:name="Tabella175.E221" style:family="table-cell">
      <style:table-cell-properties fo:padding="0.097cm" fo:border-left="0.05pt solid #000000" fo:border-right="0.05pt solid #000000" fo:border-top="none" fo:border-bottom="0.05pt solid #000000"/>
    </style:style>
    <style:style style:name="Tabella175.A222" style:family="table-cell">
      <style:table-cell-properties fo:padding="0.097cm" fo:border-left="0.05pt solid #000000" fo:border-right="none" fo:border-top="none" fo:border-bottom="0.05pt solid #000000"/>
    </style:style>
    <style:style style:name="Tabella175.B222" style:family="table-cell">
      <style:table-cell-properties fo:padding="0.097cm" fo:border-left="0.05pt solid #000000" fo:border-right="none" fo:border-top="none" fo:border-bottom="0.05pt solid #000000"/>
    </style:style>
    <style:style style:name="Tabella175.C222" style:family="table-cell">
      <style:table-cell-properties fo:padding="0.097cm" fo:border-left="0.05pt solid #000000" fo:border-right="none" fo:border-top="none" fo:border-bottom="0.05pt solid #000000"/>
    </style:style>
    <style:style style:name="Tabella175.D222" style:family="table-cell">
      <style:table-cell-properties fo:padding="0.097cm" fo:border-left="0.05pt solid #000000" fo:border-right="none" fo:border-top="none" fo:border-bottom="0.05pt solid #000000"/>
    </style:style>
    <style:style style:name="Tabella175.E222" style:family="table-cell">
      <style:table-cell-properties fo:padding="0.097cm" fo:border-left="0.05pt solid #000000" fo:border-right="0.05pt solid #000000" fo:border-top="none" fo:border-bottom="0.05pt solid #000000"/>
    </style:style>
    <style:style style:name="Tabella175.A223" style:family="table-cell">
      <style:table-cell-properties fo:padding="0.097cm" fo:border-left="0.05pt solid #000000" fo:border-right="none" fo:border-top="none" fo:border-bottom="0.05pt solid #000000"/>
    </style:style>
    <style:style style:name="Tabella175.B223" style:family="table-cell">
      <style:table-cell-properties fo:padding="0.097cm" fo:border-left="0.05pt solid #000000" fo:border-right="none" fo:border-top="none" fo:border-bottom="0.05pt solid #000000"/>
    </style:style>
    <style:style style:name="Tabella175.C223" style:family="table-cell">
      <style:table-cell-properties fo:padding="0.097cm" fo:border-left="0.05pt solid #000000" fo:border-right="none" fo:border-top="none" fo:border-bottom="0.05pt solid #000000"/>
    </style:style>
    <style:style style:name="Tabella175.D223" style:family="table-cell">
      <style:table-cell-properties fo:padding="0.097cm" fo:border-left="0.05pt solid #000000" fo:border-right="none" fo:border-top="none" fo:border-bottom="0.05pt solid #000000"/>
    </style:style>
    <style:style style:name="Tabella175.E223" style:family="table-cell">
      <style:table-cell-properties fo:padding="0.097cm" fo:border-left="0.05pt solid #000000" fo:border-right="0.05pt solid #000000" fo:border-top="none" fo:border-bottom="0.05pt solid #000000"/>
    </style:style>
    <style:style style:name="Tabella175.A224" style:family="table-cell">
      <style:table-cell-properties fo:padding="0.097cm" fo:border-left="0.05pt solid #000000" fo:border-right="none" fo:border-top="none" fo:border-bottom="0.05pt solid #000000"/>
    </style:style>
    <style:style style:name="Tabella175.B224" style:family="table-cell">
      <style:table-cell-properties fo:padding="0.097cm" fo:border-left="0.05pt solid #000000" fo:border-right="none" fo:border-top="none" fo:border-bottom="0.05pt solid #000000"/>
    </style:style>
    <style:style style:name="Tabella175.C224" style:family="table-cell">
      <style:table-cell-properties fo:padding="0.097cm" fo:border-left="0.05pt solid #000000" fo:border-right="none" fo:border-top="none" fo:border-bottom="0.05pt solid #000000"/>
    </style:style>
    <style:style style:name="Tabella175.D224" style:family="table-cell">
      <style:table-cell-properties fo:padding="0.097cm" fo:border-left="0.05pt solid #000000" fo:border-right="none" fo:border-top="none" fo:border-bottom="0.05pt solid #000000"/>
    </style:style>
    <style:style style:name="Tabella175.E224" style:family="table-cell">
      <style:table-cell-properties fo:padding="0.097cm" fo:border-left="0.05pt solid #000000" fo:border-right="0.05pt solid #000000" fo:border-top="none" fo:border-bottom="0.05pt solid #000000"/>
    </style:style>
    <style:style style:name="Tabella175.A225" style:family="table-cell">
      <style:table-cell-properties fo:padding="0.097cm" fo:border-left="0.05pt solid #000000" fo:border-right="none" fo:border-top="none" fo:border-bottom="0.05pt solid #000000"/>
    </style:style>
    <style:style style:name="Tabella175.B225" style:family="table-cell">
      <style:table-cell-properties fo:padding="0.097cm" fo:border-left="0.05pt solid #000000" fo:border-right="none" fo:border-top="none" fo:border-bottom="0.05pt solid #000000"/>
    </style:style>
    <style:style style:name="Tabella175.C225" style:family="table-cell">
      <style:table-cell-properties fo:padding="0.097cm" fo:border-left="0.05pt solid #000000" fo:border-right="none" fo:border-top="none" fo:border-bottom="0.05pt solid #000000"/>
    </style:style>
    <style:style style:name="Tabella175.D225" style:family="table-cell">
      <style:table-cell-properties fo:padding="0.097cm" fo:border-left="0.05pt solid #000000" fo:border-right="none" fo:border-top="none" fo:border-bottom="0.05pt solid #000000"/>
    </style:style>
    <style:style style:name="Tabella175.E225" style:family="table-cell">
      <style:table-cell-properties fo:padding="0.097cm" fo:border-left="0.05pt solid #000000" fo:border-right="0.05pt solid #000000" fo:border-top="none" fo:border-bottom="0.05pt solid #000000"/>
    </style:style>
    <style:style style:name="Tabella175.A226" style:family="table-cell">
      <style:table-cell-properties fo:padding="0.097cm" fo:border-left="0.05pt solid #000000" fo:border-right="none" fo:border-top="none" fo:border-bottom="0.05pt solid #000000"/>
    </style:style>
    <style:style style:name="Tabella175.B226" style:family="table-cell">
      <style:table-cell-properties fo:padding="0.097cm" fo:border-left="0.05pt solid #000000" fo:border-right="none" fo:border-top="none" fo:border-bottom="0.05pt solid #000000"/>
    </style:style>
    <style:style style:name="Tabella175.C226" style:family="table-cell">
      <style:table-cell-properties fo:padding="0.097cm" fo:border-left="0.05pt solid #000000" fo:border-right="none" fo:border-top="none" fo:border-bottom="0.05pt solid #000000"/>
    </style:style>
    <style:style style:name="Tabella175.D226" style:family="table-cell">
      <style:table-cell-properties fo:padding="0.097cm" fo:border-left="0.05pt solid #000000" fo:border-right="none" fo:border-top="none" fo:border-bottom="0.05pt solid #000000"/>
    </style:style>
    <style:style style:name="Tabella175.E226" style:family="table-cell">
      <style:table-cell-properties fo:padding="0.097cm" fo:border-left="0.05pt solid #000000" fo:border-right="0.05pt solid #000000" fo:border-top="none" fo:border-bottom="0.05pt solid #000000"/>
    </style:style>
    <style:style style:name="Tabella175.A227" style:family="table-cell">
      <style:table-cell-properties fo:padding="0.097cm" fo:border-left="0.05pt solid #000000" fo:border-right="none" fo:border-top="none" fo:border-bottom="0.05pt solid #000000"/>
    </style:style>
    <style:style style:name="Tabella175.B227" style:family="table-cell">
      <style:table-cell-properties fo:padding="0.097cm" fo:border-left="0.05pt solid #000000" fo:border-right="none" fo:border-top="none" fo:border-bottom="0.05pt solid #000000"/>
    </style:style>
    <style:style style:name="Tabella175.C227" style:family="table-cell">
      <style:table-cell-properties fo:padding="0.097cm" fo:border-left="0.05pt solid #000000" fo:border-right="none" fo:border-top="none" fo:border-bottom="0.05pt solid #000000"/>
    </style:style>
    <style:style style:name="Tabella175.D227" style:family="table-cell">
      <style:table-cell-properties fo:padding="0.097cm" fo:border-left="0.05pt solid #000000" fo:border-right="none" fo:border-top="none" fo:border-bottom="0.05pt solid #000000"/>
    </style:style>
    <style:style style:name="Tabella175.E227" style:family="table-cell">
      <style:table-cell-properties fo:padding="0.097cm" fo:border-left="0.05pt solid #000000" fo:border-right="0.05pt solid #000000" fo:border-top="none" fo:border-bottom="0.05pt solid #000000"/>
    </style:style>
    <style:style style:name="Tabella175.A228" style:family="table-cell">
      <style:table-cell-properties fo:padding="0.097cm" fo:border-left="0.05pt solid #000000" fo:border-right="none" fo:border-top="none" fo:border-bottom="0.05pt solid #000000"/>
    </style:style>
    <style:style style:name="Tabella175.B228" style:family="table-cell">
      <style:table-cell-properties fo:padding="0.097cm" fo:border-left="0.05pt solid #000000" fo:border-right="none" fo:border-top="none" fo:border-bottom="0.05pt solid #000000"/>
    </style:style>
    <style:style style:name="Tabella175.C228" style:family="table-cell">
      <style:table-cell-properties fo:padding="0.097cm" fo:border-left="0.05pt solid #000000" fo:border-right="none" fo:border-top="none" fo:border-bottom="0.05pt solid #000000"/>
    </style:style>
    <style:style style:name="Tabella175.D228" style:family="table-cell">
      <style:table-cell-properties fo:padding="0.097cm" fo:border-left="0.05pt solid #000000" fo:border-right="none" fo:border-top="none" fo:border-bottom="0.05pt solid #000000"/>
    </style:style>
    <style:style style:name="Tabella175.E228" style:family="table-cell">
      <style:table-cell-properties fo:padding="0.097cm" fo:border-left="0.05pt solid #000000" fo:border-right="0.05pt solid #000000" fo:border-top="none" fo:border-bottom="0.05pt solid #000000"/>
    </style:style>
    <style:style style:name="Tabella175.A229" style:family="table-cell">
      <style:table-cell-properties fo:padding="0.097cm" fo:border-left="0.05pt solid #000000" fo:border-right="none" fo:border-top="none" fo:border-bottom="0.05pt solid #000000"/>
    </style:style>
    <style:style style:name="Tabella175.B229" style:family="table-cell">
      <style:table-cell-properties fo:padding="0.097cm" fo:border-left="0.05pt solid #000000" fo:border-right="none" fo:border-top="none" fo:border-bottom="0.05pt solid #000000"/>
    </style:style>
    <style:style style:name="Tabella175.C229" style:family="table-cell">
      <style:table-cell-properties fo:padding="0.097cm" fo:border-left="0.05pt solid #000000" fo:border-right="none" fo:border-top="none" fo:border-bottom="0.05pt solid #000000"/>
    </style:style>
    <style:style style:name="Tabella175.D229" style:family="table-cell">
      <style:table-cell-properties fo:padding="0.097cm" fo:border-left="0.05pt solid #000000" fo:border-right="none" fo:border-top="none" fo:border-bottom="0.05pt solid #000000"/>
    </style:style>
    <style:style style:name="Tabella175.E229" style:family="table-cell">
      <style:table-cell-properties fo:padding="0.097cm" fo:border-left="0.05pt solid #000000" fo:border-right="0.05pt solid #000000" fo:border-top="none" fo:border-bottom="0.05pt solid #000000"/>
    </style:style>
    <style:style style:name="Tabella175.A230" style:family="table-cell">
      <style:table-cell-properties fo:padding="0.097cm" fo:border-left="0.05pt solid #000000" fo:border-right="none" fo:border-top="none" fo:border-bottom="0.05pt solid #000000"/>
    </style:style>
    <style:style style:name="Tabella175.B230" style:family="table-cell">
      <style:table-cell-properties fo:padding="0.097cm" fo:border-left="0.05pt solid #000000" fo:border-right="none" fo:border-top="none" fo:border-bottom="0.05pt solid #000000"/>
    </style:style>
    <style:style style:name="Tabella175.C230" style:family="table-cell">
      <style:table-cell-properties fo:padding="0.097cm" fo:border-left="0.05pt solid #000000" fo:border-right="none" fo:border-top="none" fo:border-bottom="0.05pt solid #000000"/>
    </style:style>
    <style:style style:name="Tabella175.D230" style:family="table-cell">
      <style:table-cell-properties fo:padding="0.097cm" fo:border-left="0.05pt solid #000000" fo:border-right="none" fo:border-top="none" fo:border-bottom="0.05pt solid #000000"/>
    </style:style>
    <style:style style:name="Tabella175.E230" style:family="table-cell">
      <style:table-cell-properties fo:padding="0.097cm" fo:border-left="0.05pt solid #000000" fo:border-right="0.05pt solid #000000" fo:border-top="none" fo:border-bottom="0.05pt solid #000000"/>
    </style:style>
    <style:style style:name="Tabella175.A231" style:family="table-cell">
      <style:table-cell-properties fo:padding="0.097cm" fo:border-left="0.05pt solid #000000" fo:border-right="none" fo:border-top="none" fo:border-bottom="0.05pt solid #000000"/>
    </style:style>
    <style:style style:name="Tabella175.B231" style:family="table-cell">
      <style:table-cell-properties fo:padding="0.097cm" fo:border-left="0.05pt solid #000000" fo:border-right="none" fo:border-top="none" fo:border-bottom="0.05pt solid #000000"/>
    </style:style>
    <style:style style:name="Tabella175.C231" style:family="table-cell">
      <style:table-cell-properties fo:padding="0.097cm" fo:border-left="0.05pt solid #000000" fo:border-right="none" fo:border-top="none" fo:border-bottom="0.05pt solid #000000"/>
    </style:style>
    <style:style style:name="Tabella175.D231" style:family="table-cell">
      <style:table-cell-properties fo:padding="0.097cm" fo:border-left="0.05pt solid #000000" fo:border-right="none" fo:border-top="none" fo:border-bottom="0.05pt solid #000000"/>
    </style:style>
    <style:style style:name="Tabella175.E231" style:family="table-cell">
      <style:table-cell-properties fo:padding="0.097cm" fo:border-left="0.05pt solid #000000" fo:border-right="0.05pt solid #000000" fo:border-top="none" fo:border-bottom="0.05pt solid #000000"/>
    </style:style>
    <style:style style:name="Tabella175.A232" style:family="table-cell">
      <style:table-cell-properties fo:padding="0.097cm" fo:border-left="0.05pt solid #000000" fo:border-right="none" fo:border-top="none" fo:border-bottom="0.05pt solid #000000"/>
    </style:style>
    <style:style style:name="Tabella175.B232" style:family="table-cell">
      <style:table-cell-properties fo:padding="0.097cm" fo:border-left="0.05pt solid #000000" fo:border-right="none" fo:border-top="none" fo:border-bottom="0.05pt solid #000000"/>
    </style:style>
    <style:style style:name="Tabella175.C232" style:family="table-cell">
      <style:table-cell-properties fo:padding="0.097cm" fo:border-left="0.05pt solid #000000" fo:border-right="none" fo:border-top="none" fo:border-bottom="0.05pt solid #000000"/>
    </style:style>
    <style:style style:name="Tabella175.D232" style:family="table-cell">
      <style:table-cell-properties fo:padding="0.097cm" fo:border-left="0.05pt solid #000000" fo:border-right="none" fo:border-top="none" fo:border-bottom="0.05pt solid #000000"/>
    </style:style>
    <style:style style:name="Tabella175.E232" style:family="table-cell">
      <style:table-cell-properties fo:padding="0.097cm" fo:border-left="0.05pt solid #000000" fo:border-right="0.05pt solid #000000" fo:border-top="none" fo:border-bottom="0.05pt solid #000000"/>
    </style:style>
    <style:style style:name="Tabella175.A233" style:family="table-cell">
      <style:table-cell-properties fo:padding="0.097cm" fo:border-left="0.05pt solid #000000" fo:border-right="none" fo:border-top="none" fo:border-bottom="0.05pt solid #000000"/>
    </style:style>
    <style:style style:name="Tabella175.B233" style:family="table-cell">
      <style:table-cell-properties fo:padding="0.097cm" fo:border-left="0.05pt solid #000000" fo:border-right="none" fo:border-top="none" fo:border-bottom="0.05pt solid #000000"/>
    </style:style>
    <style:style style:name="Tabella175.C233" style:family="table-cell">
      <style:table-cell-properties fo:padding="0.097cm" fo:border-left="0.05pt solid #000000" fo:border-right="none" fo:border-top="none" fo:border-bottom="0.05pt solid #000000"/>
    </style:style>
    <style:style style:name="Tabella175.D233" style:family="table-cell">
      <style:table-cell-properties fo:padding="0.097cm" fo:border-left="0.05pt solid #000000" fo:border-right="none" fo:border-top="none" fo:border-bottom="0.05pt solid #000000"/>
    </style:style>
    <style:style style:name="Tabella175.E233" style:family="table-cell">
      <style:table-cell-properties fo:padding="0.097cm" fo:border-left="0.05pt solid #000000" fo:border-right="0.05pt solid #000000" fo:border-top="none" fo:border-bottom="0.05pt solid #000000"/>
    </style:style>
    <style:style style:name="Tabella175.A234" style:family="table-cell">
      <style:table-cell-properties fo:padding="0.097cm" fo:border-left="0.05pt solid #000000" fo:border-right="none" fo:border-top="none" fo:border-bottom="0.05pt solid #000000"/>
    </style:style>
    <style:style style:name="Tabella175.B234" style:family="table-cell">
      <style:table-cell-properties fo:padding="0.097cm" fo:border-left="0.05pt solid #000000" fo:border-right="none" fo:border-top="none" fo:border-bottom="0.05pt solid #000000"/>
    </style:style>
    <style:style style:name="Tabella175.C234" style:family="table-cell">
      <style:table-cell-properties fo:padding="0.097cm" fo:border-left="0.05pt solid #000000" fo:border-right="none" fo:border-top="none" fo:border-bottom="0.05pt solid #000000"/>
    </style:style>
    <style:style style:name="Tabella175.D234" style:family="table-cell">
      <style:table-cell-properties fo:padding="0.097cm" fo:border-left="0.05pt solid #000000" fo:border-right="none" fo:border-top="none" fo:border-bottom="0.05pt solid #000000"/>
    </style:style>
    <style:style style:name="Tabella175.E234" style:family="table-cell">
      <style:table-cell-properties fo:padding="0.097cm" fo:border-left="0.05pt solid #000000" fo:border-right="0.05pt solid #000000" fo:border-top="none" fo:border-bottom="0.05pt solid #000000"/>
    </style:style>
    <style:style style:name="Tabella175.A235" style:family="table-cell">
      <style:table-cell-properties fo:padding="0.097cm" fo:border-left="0.05pt solid #000000" fo:border-right="none" fo:border-top="none" fo:border-bottom="0.05pt solid #000000"/>
    </style:style>
    <style:style style:name="Tabella175.B235" style:family="table-cell">
      <style:table-cell-properties fo:padding="0.097cm" fo:border-left="0.05pt solid #000000" fo:border-right="none" fo:border-top="none" fo:border-bottom="0.05pt solid #000000"/>
    </style:style>
    <style:style style:name="Tabella175.C235" style:family="table-cell">
      <style:table-cell-properties fo:padding="0.097cm" fo:border-left="0.05pt solid #000000" fo:border-right="none" fo:border-top="none" fo:border-bottom="0.05pt solid #000000"/>
    </style:style>
    <style:style style:name="Tabella175.D235" style:family="table-cell">
      <style:table-cell-properties fo:padding="0.097cm" fo:border-left="0.05pt solid #000000" fo:border-right="none" fo:border-top="none" fo:border-bottom="0.05pt solid #000000"/>
    </style:style>
    <style:style style:name="Tabella175.E235" style:family="table-cell">
      <style:table-cell-properties fo:padding="0.097cm" fo:border-left="0.05pt solid #000000" fo:border-right="0.05pt solid #000000" fo:border-top="none" fo:border-bottom="0.05pt solid #000000"/>
    </style:style>
    <style:style style:name="Tabella175.A236" style:family="table-cell">
      <style:table-cell-properties fo:padding="0.097cm" fo:border-left="0.05pt solid #000000" fo:border-right="none" fo:border-top="none" fo:border-bottom="0.05pt solid #000000"/>
    </style:style>
    <style:style style:name="Tabella175.B236" style:family="table-cell">
      <style:table-cell-properties fo:padding="0.097cm" fo:border-left="0.05pt solid #000000" fo:border-right="none" fo:border-top="none" fo:border-bottom="0.05pt solid #000000"/>
    </style:style>
    <style:style style:name="Tabella175.C236" style:family="table-cell">
      <style:table-cell-properties fo:padding="0.097cm" fo:border-left="0.05pt solid #000000" fo:border-right="none" fo:border-top="none" fo:border-bottom="0.05pt solid #000000"/>
    </style:style>
    <style:style style:name="Tabella175.D236" style:family="table-cell">
      <style:table-cell-properties fo:padding="0.097cm" fo:border-left="0.05pt solid #000000" fo:border-right="none" fo:border-top="none" fo:border-bottom="0.05pt solid #000000"/>
    </style:style>
    <style:style style:name="Tabella175.E236" style:family="table-cell">
      <style:table-cell-properties fo:padding="0.097cm" fo:border-left="0.05pt solid #000000" fo:border-right="0.05pt solid #000000" fo:border-top="none" fo:border-bottom="0.05pt solid #000000"/>
    </style:style>
    <style:style style:name="Tabella175.A237" style:family="table-cell">
      <style:table-cell-properties fo:padding="0.097cm" fo:border-left="0.05pt solid #000000" fo:border-right="none" fo:border-top="none" fo:border-bottom="0.05pt solid #000000"/>
    </style:style>
    <style:style style:name="Tabella175.B237" style:family="table-cell">
      <style:table-cell-properties fo:padding="0.097cm" fo:border-left="0.05pt solid #000000" fo:border-right="none" fo:border-top="none" fo:border-bottom="0.05pt solid #000000"/>
    </style:style>
    <style:style style:name="Tabella175.C237" style:family="table-cell">
      <style:table-cell-properties fo:padding="0.097cm" fo:border-left="0.05pt solid #000000" fo:border-right="none" fo:border-top="none" fo:border-bottom="0.05pt solid #000000"/>
    </style:style>
    <style:style style:name="Tabella175.D237" style:family="table-cell">
      <style:table-cell-properties fo:padding="0.097cm" fo:border-left="0.05pt solid #000000" fo:border-right="none" fo:border-top="none" fo:border-bottom="0.05pt solid #000000"/>
    </style:style>
    <style:style style:name="Tabella175.E237" style:family="table-cell">
      <style:table-cell-properties fo:padding="0.097cm" fo:border-left="0.05pt solid #000000" fo:border-right="0.05pt solid #000000" fo:border-top="none" fo:border-bottom="0.05pt solid #000000"/>
    </style:style>
    <style:style style:name="Tabella175.A238" style:family="table-cell">
      <style:table-cell-properties fo:padding="0.097cm" fo:border-left="0.05pt solid #000000" fo:border-right="none" fo:border-top="none" fo:border-bottom="0.05pt solid #000000"/>
    </style:style>
    <style:style style:name="Tabella175.B238" style:family="table-cell">
      <style:table-cell-properties fo:padding="0.097cm" fo:border-left="0.05pt solid #000000" fo:border-right="none" fo:border-top="none" fo:border-bottom="0.05pt solid #000000"/>
    </style:style>
    <style:style style:name="Tabella175.C238" style:family="table-cell">
      <style:table-cell-properties fo:padding="0.097cm" fo:border-left="0.05pt solid #000000" fo:border-right="none" fo:border-top="none" fo:border-bottom="0.05pt solid #000000"/>
    </style:style>
    <style:style style:name="Tabella175.D238" style:family="table-cell">
      <style:table-cell-properties fo:padding="0.097cm" fo:border-left="0.05pt solid #000000" fo:border-right="none" fo:border-top="none" fo:border-bottom="0.05pt solid #000000"/>
    </style:style>
    <style:style style:name="Tabella175.E238" style:family="table-cell">
      <style:table-cell-properties fo:padding="0.097cm" fo:border-left="0.05pt solid #000000" fo:border-right="0.05pt solid #000000" fo:border-top="none" fo:border-bottom="0.05pt solid #000000"/>
    </style:style>
    <style:style style:name="Tabella175.A239" style:family="table-cell">
      <style:table-cell-properties fo:padding="0.097cm" fo:border-left="0.05pt solid #000000" fo:border-right="none" fo:border-top="none" fo:border-bottom="0.05pt solid #000000"/>
    </style:style>
    <style:style style:name="Tabella175.B239" style:family="table-cell">
      <style:table-cell-properties fo:padding="0.097cm" fo:border-left="0.05pt solid #000000" fo:border-right="none" fo:border-top="none" fo:border-bottom="0.05pt solid #000000"/>
    </style:style>
    <style:style style:name="Tabella175.C239" style:family="table-cell">
      <style:table-cell-properties fo:padding="0.097cm" fo:border-left="0.05pt solid #000000" fo:border-right="none" fo:border-top="none" fo:border-bottom="0.05pt solid #000000"/>
    </style:style>
    <style:style style:name="Tabella175.D239" style:family="table-cell">
      <style:table-cell-properties fo:padding="0.097cm" fo:border-left="0.05pt solid #000000" fo:border-right="none" fo:border-top="none" fo:border-bottom="0.05pt solid #000000"/>
    </style:style>
    <style:style style:name="Tabella175.E239" style:family="table-cell">
      <style:table-cell-properties fo:padding="0.097cm" fo:border-left="0.05pt solid #000000" fo:border-right="0.05pt solid #000000" fo:border-top="none" fo:border-bottom="0.05pt solid #000000"/>
    </style:style>
    <style:style style:name="Tabella175.A240" style:family="table-cell">
      <style:table-cell-properties fo:padding="0.097cm" fo:border-left="0.05pt solid #000000" fo:border-right="none" fo:border-top="none" fo:border-bottom="0.05pt solid #000000"/>
    </style:style>
    <style:style style:name="Tabella175.B240" style:family="table-cell">
      <style:table-cell-properties fo:padding="0.097cm" fo:border-left="0.05pt solid #000000" fo:border-right="none" fo:border-top="none" fo:border-bottom="0.05pt solid #000000"/>
    </style:style>
    <style:style style:name="Tabella175.C240" style:family="table-cell">
      <style:table-cell-properties fo:padding="0.097cm" fo:border-left="0.05pt solid #000000" fo:border-right="none" fo:border-top="none" fo:border-bottom="0.05pt solid #000000"/>
    </style:style>
    <style:style style:name="Tabella175.D240" style:family="table-cell">
      <style:table-cell-properties fo:padding="0.097cm" fo:border-left="0.05pt solid #000000" fo:border-right="none" fo:border-top="none" fo:border-bottom="0.05pt solid #000000"/>
    </style:style>
    <style:style style:name="Tabella175.E240" style:family="table-cell">
      <style:table-cell-properties fo:padding="0.097cm" fo:border-left="0.05pt solid #000000" fo:border-right="0.05pt solid #000000" fo:border-top="none" fo:border-bottom="0.05pt solid #000000"/>
    </style:style>
    <style:style style:name="Tabella175.A241" style:family="table-cell">
      <style:table-cell-properties fo:padding="0.097cm" fo:border-left="0.05pt solid #000000" fo:border-right="none" fo:border-top="none" fo:border-bottom="0.05pt solid #000000"/>
    </style:style>
    <style:style style:name="Tabella175.B241" style:family="table-cell">
      <style:table-cell-properties fo:padding="0.097cm" fo:border-left="0.05pt solid #000000" fo:border-right="none" fo:border-top="none" fo:border-bottom="0.05pt solid #000000"/>
    </style:style>
    <style:style style:name="Tabella175.C241" style:family="table-cell">
      <style:table-cell-properties fo:padding="0.097cm" fo:border-left="0.05pt solid #000000" fo:border-right="none" fo:border-top="none" fo:border-bottom="0.05pt solid #000000"/>
    </style:style>
    <style:style style:name="Tabella175.D241" style:family="table-cell">
      <style:table-cell-properties fo:padding="0.097cm" fo:border-left="0.05pt solid #000000" fo:border-right="none" fo:border-top="none" fo:border-bottom="0.05pt solid #000000"/>
    </style:style>
    <style:style style:name="Tabella175.E241" style:family="table-cell">
      <style:table-cell-properties fo:padding="0.097cm" fo:border-left="0.05pt solid #000000" fo:border-right="0.05pt solid #000000" fo:border-top="none" fo:border-bottom="0.05pt solid #000000"/>
    </style:style>
    <style:style style:name="Tabella175.A242" style:family="table-cell">
      <style:table-cell-properties fo:padding="0.097cm" fo:border-left="0.05pt solid #000000" fo:border-right="none" fo:border-top="none" fo:border-bottom="0.05pt solid #000000"/>
    </style:style>
    <style:style style:name="Tabella175.B242" style:family="table-cell">
      <style:table-cell-properties fo:padding="0.097cm" fo:border-left="0.05pt solid #000000" fo:border-right="none" fo:border-top="none" fo:border-bottom="0.05pt solid #000000"/>
    </style:style>
    <style:style style:name="Tabella175.C242" style:family="table-cell">
      <style:table-cell-properties fo:padding="0.097cm" fo:border-left="0.05pt solid #000000" fo:border-right="none" fo:border-top="none" fo:border-bottom="0.05pt solid #000000"/>
    </style:style>
    <style:style style:name="Tabella175.D242" style:family="table-cell">
      <style:table-cell-properties fo:padding="0.097cm" fo:border-left="0.05pt solid #000000" fo:border-right="none" fo:border-top="none" fo:border-bottom="0.05pt solid #000000"/>
    </style:style>
    <style:style style:name="Tabella175.E242" style:family="table-cell">
      <style:table-cell-properties fo:padding="0.097cm" fo:border-left="0.05pt solid #000000" fo:border-right="0.05pt solid #000000" fo:border-top="none" fo:border-bottom="0.05pt solid #000000"/>
    </style:style>
    <style:style style:name="Tabella175.A243" style:family="table-cell">
      <style:table-cell-properties fo:padding="0.097cm" fo:border-left="0.05pt solid #000000" fo:border-right="none" fo:border-top="none" fo:border-bottom="0.05pt solid #000000"/>
    </style:style>
    <style:style style:name="Tabella175.B243" style:family="table-cell">
      <style:table-cell-properties fo:padding="0.097cm" fo:border-left="0.05pt solid #000000" fo:border-right="none" fo:border-top="none" fo:border-bottom="0.05pt solid #000000"/>
    </style:style>
    <style:style style:name="Tabella175.C243" style:family="table-cell">
      <style:table-cell-properties fo:padding="0.097cm" fo:border-left="0.05pt solid #000000" fo:border-right="none" fo:border-top="none" fo:border-bottom="0.05pt solid #000000"/>
    </style:style>
    <style:style style:name="Tabella175.D243" style:family="table-cell">
      <style:table-cell-properties fo:padding="0.097cm" fo:border-left="0.05pt solid #000000" fo:border-right="none" fo:border-top="none" fo:border-bottom="0.05pt solid #000000"/>
    </style:style>
    <style:style style:name="Tabella175.E243" style:family="table-cell">
      <style:table-cell-properties fo:padding="0.097cm" fo:border-left="0.05pt solid #000000" fo:border-right="0.05pt solid #000000" fo:border-top="none" fo:border-bottom="0.05pt solid #000000"/>
    </style:style>
    <style:style style:name="Tabella175.A244" style:family="table-cell">
      <style:table-cell-properties fo:padding="0.097cm" fo:border-left="0.05pt solid #000000" fo:border-right="none" fo:border-top="none" fo:border-bottom="0.05pt solid #000000"/>
    </style:style>
    <style:style style:name="Tabella175.B244" style:family="table-cell">
      <style:table-cell-properties fo:padding="0.097cm" fo:border-left="0.05pt solid #000000" fo:border-right="none" fo:border-top="none" fo:border-bottom="0.05pt solid #000000"/>
    </style:style>
    <style:style style:name="Tabella175.C244" style:family="table-cell">
      <style:table-cell-properties fo:padding="0.097cm" fo:border-left="0.05pt solid #000000" fo:border-right="none" fo:border-top="none" fo:border-bottom="0.05pt solid #000000"/>
    </style:style>
    <style:style style:name="Tabella175.D244" style:family="table-cell">
      <style:table-cell-properties fo:padding="0.097cm" fo:border-left="0.05pt solid #000000" fo:border-right="none" fo:border-top="none" fo:border-bottom="0.05pt solid #000000"/>
    </style:style>
    <style:style style:name="Tabella175.E244" style:family="table-cell">
      <style:table-cell-properties fo:padding="0.097cm" fo:border-left="0.05pt solid #000000" fo:border-right="0.05pt solid #000000" fo:border-top="none" fo:border-bottom="0.05pt solid #000000"/>
    </style:style>
    <style:style style:name="Tabella175.A245" style:family="table-cell">
      <style:table-cell-properties fo:padding="0.097cm" fo:border-left="0.05pt solid #000000" fo:border-right="none" fo:border-top="none" fo:border-bottom="0.05pt solid #000000"/>
    </style:style>
    <style:style style:name="Tabella175.B245" style:family="table-cell">
      <style:table-cell-properties fo:padding="0.097cm" fo:border-left="0.05pt solid #000000" fo:border-right="none" fo:border-top="none" fo:border-bottom="0.05pt solid #000000"/>
    </style:style>
    <style:style style:name="Tabella175.C245" style:family="table-cell">
      <style:table-cell-properties fo:padding="0.097cm" fo:border-left="0.05pt solid #000000" fo:border-right="none" fo:border-top="none" fo:border-bottom="0.05pt solid #000000"/>
    </style:style>
    <style:style style:name="Tabella175.D245" style:family="table-cell">
      <style:table-cell-properties fo:padding="0.097cm" fo:border-left="0.05pt solid #000000" fo:border-right="none" fo:border-top="none" fo:border-bottom="0.05pt solid #000000"/>
    </style:style>
    <style:style style:name="Tabella175.E245" style:family="table-cell">
      <style:table-cell-properties fo:padding="0.097cm" fo:border-left="0.05pt solid #000000" fo:border-right="0.05pt solid #000000" fo:border-top="none" fo:border-bottom="0.05pt solid #000000"/>
    </style:style>
    <style:style style:name="Tabella175.A246" style:family="table-cell">
      <style:table-cell-properties fo:padding="0.097cm" fo:border-left="0.05pt solid #000000" fo:border-right="none" fo:border-top="none" fo:border-bottom="0.05pt solid #000000"/>
    </style:style>
    <style:style style:name="Tabella175.B246" style:family="table-cell">
      <style:table-cell-properties fo:padding="0.097cm" fo:border-left="0.05pt solid #000000" fo:border-right="none" fo:border-top="none" fo:border-bottom="0.05pt solid #000000"/>
    </style:style>
    <style:style style:name="Tabella175.C246" style:family="table-cell">
      <style:table-cell-properties fo:padding="0.097cm" fo:border-left="0.05pt solid #000000" fo:border-right="none" fo:border-top="none" fo:border-bottom="0.05pt solid #000000"/>
    </style:style>
    <style:style style:name="Tabella175.D246" style:family="table-cell">
      <style:table-cell-properties fo:padding="0.097cm" fo:border-left="0.05pt solid #000000" fo:border-right="none" fo:border-top="none" fo:border-bottom="0.05pt solid #000000"/>
    </style:style>
    <style:style style:name="Tabella175.E246" style:family="table-cell">
      <style:table-cell-properties fo:padding="0.097cm" fo:border-left="0.05pt solid #000000" fo:border-right="0.05pt solid #000000" fo:border-top="none" fo:border-bottom="0.05pt solid #000000"/>
    </style:style>
    <style:style style:name="Tabella175.A247" style:family="table-cell">
      <style:table-cell-properties fo:padding="0.097cm" fo:border-left="0.05pt solid #000000" fo:border-right="none" fo:border-top="none" fo:border-bottom="0.05pt solid #000000"/>
    </style:style>
    <style:style style:name="Tabella175.B247" style:family="table-cell">
      <style:table-cell-properties fo:padding="0.097cm" fo:border-left="0.05pt solid #000000" fo:border-right="none" fo:border-top="none" fo:border-bottom="0.05pt solid #000000"/>
    </style:style>
    <style:style style:name="Tabella175.C247" style:family="table-cell">
      <style:table-cell-properties fo:padding="0.097cm" fo:border-left="0.05pt solid #000000" fo:border-right="none" fo:border-top="none" fo:border-bottom="0.05pt solid #000000"/>
    </style:style>
    <style:style style:name="Tabella175.D247" style:family="table-cell">
      <style:table-cell-properties fo:padding="0.097cm" fo:border-left="0.05pt solid #000000" fo:border-right="none" fo:border-top="none" fo:border-bottom="0.05pt solid #000000"/>
    </style:style>
    <style:style style:name="Tabella175.E247" style:family="table-cell">
      <style:table-cell-properties fo:padding="0.097cm" fo:border-left="0.05pt solid #000000" fo:border-right="0.05pt solid #000000" fo:border-top="none" fo:border-bottom="0.05pt solid #000000"/>
    </style:style>
    <style:style style:name="Tabella175.A248" style:family="table-cell">
      <style:table-cell-properties fo:padding="0.097cm" fo:border-left="0.05pt solid #000000" fo:border-right="none" fo:border-top="none" fo:border-bottom="0.05pt solid #000000"/>
    </style:style>
    <style:style style:name="Tabella175.B248" style:family="table-cell">
      <style:table-cell-properties fo:padding="0.097cm" fo:border-left="0.05pt solid #000000" fo:border-right="none" fo:border-top="none" fo:border-bottom="0.05pt solid #000000"/>
    </style:style>
    <style:style style:name="Tabella175.C248" style:family="table-cell">
      <style:table-cell-properties fo:padding="0.097cm" fo:border-left="0.05pt solid #000000" fo:border-right="none" fo:border-top="none" fo:border-bottom="0.05pt solid #000000"/>
    </style:style>
    <style:style style:name="Tabella175.D248" style:family="table-cell">
      <style:table-cell-properties fo:padding="0.097cm" fo:border-left="0.05pt solid #000000" fo:border-right="none" fo:border-top="none" fo:border-bottom="0.05pt solid #000000"/>
    </style:style>
    <style:style style:name="Tabella175.E248" style:family="table-cell">
      <style:table-cell-properties fo:padding="0.097cm" fo:border-left="0.05pt solid #000000" fo:border-right="0.05pt solid #000000" fo:border-top="none" fo:border-bottom="0.05pt solid #000000"/>
    </style:style>
    <style:style style:name="Tabella175.A249" style:family="table-cell">
      <style:table-cell-properties fo:padding="0.097cm" fo:border-left="0.05pt solid #000000" fo:border-right="none" fo:border-top="none" fo:border-bottom="0.05pt solid #000000"/>
    </style:style>
    <style:style style:name="Tabella175.B249" style:family="table-cell">
      <style:table-cell-properties fo:padding="0.097cm" fo:border-left="0.05pt solid #000000" fo:border-right="none" fo:border-top="none" fo:border-bottom="0.05pt solid #000000"/>
    </style:style>
    <style:style style:name="Tabella175.C249" style:family="table-cell">
      <style:table-cell-properties fo:padding="0.097cm" fo:border-left="0.05pt solid #000000" fo:border-right="none" fo:border-top="none" fo:border-bottom="0.05pt solid #000000"/>
    </style:style>
    <style:style style:name="Tabella175.D249" style:family="table-cell">
      <style:table-cell-properties fo:padding="0.097cm" fo:border-left="0.05pt solid #000000" fo:border-right="none" fo:border-top="none" fo:border-bottom="0.05pt solid #000000"/>
    </style:style>
    <style:style style:name="Tabella175.E249" style:family="table-cell">
      <style:table-cell-properties fo:padding="0.097cm" fo:border-left="0.05pt solid #000000" fo:border-right="0.05pt solid #000000" fo:border-top="none" fo:border-bottom="0.05pt solid #000000"/>
    </style:style>
    <style:style style:name="Tabella175.A250" style:family="table-cell">
      <style:table-cell-properties fo:padding="0.097cm" fo:border-left="0.05pt solid #000000" fo:border-right="none" fo:border-top="none" fo:border-bottom="0.05pt solid #000000"/>
    </style:style>
    <style:style style:name="Tabella175.B250" style:family="table-cell">
      <style:table-cell-properties fo:padding="0.097cm" fo:border-left="0.05pt solid #000000" fo:border-right="none" fo:border-top="none" fo:border-bottom="0.05pt solid #000000"/>
    </style:style>
    <style:style style:name="Tabella175.C250" style:family="table-cell">
      <style:table-cell-properties fo:padding="0.097cm" fo:border-left="0.05pt solid #000000" fo:border-right="none" fo:border-top="none" fo:border-bottom="0.05pt solid #000000"/>
    </style:style>
    <style:style style:name="Tabella175.D250" style:family="table-cell">
      <style:table-cell-properties fo:padding="0.097cm" fo:border-left="0.05pt solid #000000" fo:border-right="none" fo:border-top="none" fo:border-bottom="0.05pt solid #000000"/>
    </style:style>
    <style:style style:name="Tabella175.E250" style:family="table-cell">
      <style:table-cell-properties fo:padding="0.097cm" fo:border-left="0.05pt solid #000000" fo:border-right="0.05pt solid #000000" fo:border-top="none" fo:border-bottom="0.05pt solid #000000"/>
    </style:style>
    <style:style style:name="Tabella175.A251" style:family="table-cell">
      <style:table-cell-properties fo:padding="0.097cm" fo:border-left="0.05pt solid #000000" fo:border-right="none" fo:border-top="none" fo:border-bottom="0.05pt solid #000000"/>
    </style:style>
    <style:style style:name="Tabella175.B251" style:family="table-cell">
      <style:table-cell-properties fo:padding="0.097cm" fo:border-left="0.05pt solid #000000" fo:border-right="none" fo:border-top="none" fo:border-bottom="0.05pt solid #000000"/>
    </style:style>
    <style:style style:name="Tabella175.C251" style:family="table-cell">
      <style:table-cell-properties fo:padding="0.097cm" fo:border-left="0.05pt solid #000000" fo:border-right="none" fo:border-top="none" fo:border-bottom="0.05pt solid #000000"/>
    </style:style>
    <style:style style:name="Tabella175.D251" style:family="table-cell">
      <style:table-cell-properties fo:padding="0.097cm" fo:border-left="0.05pt solid #000000" fo:border-right="none" fo:border-top="none" fo:border-bottom="0.05pt solid #000000"/>
    </style:style>
    <style:style style:name="Tabella175.E251" style:family="table-cell">
      <style:table-cell-properties fo:padding="0.097cm" fo:border-left="0.05pt solid #000000" fo:border-right="0.05pt solid #000000" fo:border-top="none" fo:border-bottom="0.05pt solid #000000"/>
    </style:style>
    <style:style style:name="Tabella175.A252" style:family="table-cell">
      <style:table-cell-properties fo:padding="0.097cm" fo:border-left="0.05pt solid #000000" fo:border-right="none" fo:border-top="none" fo:border-bottom="0.05pt solid #000000"/>
    </style:style>
    <style:style style:name="Tabella175.B252" style:family="table-cell">
      <style:table-cell-properties fo:padding="0.097cm" fo:border-left="0.05pt solid #000000" fo:border-right="none" fo:border-top="none" fo:border-bottom="0.05pt solid #000000"/>
    </style:style>
    <style:style style:name="Tabella175.C252" style:family="table-cell">
      <style:table-cell-properties fo:padding="0.097cm" fo:border-left="0.05pt solid #000000" fo:border-right="none" fo:border-top="none" fo:border-bottom="0.05pt solid #000000"/>
    </style:style>
    <style:style style:name="Tabella175.D252" style:family="table-cell">
      <style:table-cell-properties fo:padding="0.097cm" fo:border-left="0.05pt solid #000000" fo:border-right="none" fo:border-top="none" fo:border-bottom="0.05pt solid #000000"/>
    </style:style>
    <style:style style:name="Tabella175.E252" style:family="table-cell">
      <style:table-cell-properties fo:padding="0.097cm" fo:border-left="0.05pt solid #000000" fo:border-right="0.05pt solid #000000" fo:border-top="none" fo:border-bottom="0.05pt solid #000000"/>
    </style:style>
    <style:style style:name="Tabella175.A253" style:family="table-cell">
      <style:table-cell-properties fo:padding="0.097cm" fo:border-left="0.05pt solid #000000" fo:border-right="none" fo:border-top="none" fo:border-bottom="0.05pt solid #000000"/>
    </style:style>
    <style:style style:name="Tabella175.B253" style:family="table-cell">
      <style:table-cell-properties fo:padding="0.097cm" fo:border-left="0.05pt solid #000000" fo:border-right="none" fo:border-top="none" fo:border-bottom="0.05pt solid #000000"/>
    </style:style>
    <style:style style:name="Tabella175.C253" style:family="table-cell">
      <style:table-cell-properties fo:padding="0.097cm" fo:border-left="0.05pt solid #000000" fo:border-right="none" fo:border-top="none" fo:border-bottom="0.05pt solid #000000"/>
    </style:style>
    <style:style style:name="Tabella175.D253" style:family="table-cell">
      <style:table-cell-properties fo:padding="0.097cm" fo:border-left="0.05pt solid #000000" fo:border-right="none" fo:border-top="none" fo:border-bottom="0.05pt solid #000000"/>
    </style:style>
    <style:style style:name="Tabella175.E253" style:family="table-cell">
      <style:table-cell-properties fo:padding="0.097cm" fo:border-left="0.05pt solid #000000" fo:border-right="0.05pt solid #000000" fo:border-top="none" fo:border-bottom="0.05pt solid #000000"/>
    </style:style>
    <style:style style:name="Tabella175.A254" style:family="table-cell">
      <style:table-cell-properties fo:padding="0.097cm" fo:border-left="0.05pt solid #000000" fo:border-right="none" fo:border-top="none" fo:border-bottom="0.05pt solid #000000"/>
    </style:style>
    <style:style style:name="Tabella175.B254" style:family="table-cell">
      <style:table-cell-properties fo:padding="0.097cm" fo:border-left="0.05pt solid #000000" fo:border-right="none" fo:border-top="none" fo:border-bottom="0.05pt solid #000000"/>
    </style:style>
    <style:style style:name="Tabella175.C254" style:family="table-cell">
      <style:table-cell-properties fo:padding="0.097cm" fo:border-left="0.05pt solid #000000" fo:border-right="none" fo:border-top="none" fo:border-bottom="0.05pt solid #000000"/>
    </style:style>
    <style:style style:name="Tabella175.D254" style:family="table-cell">
      <style:table-cell-properties fo:padding="0.097cm" fo:border-left="0.05pt solid #000000" fo:border-right="none" fo:border-top="none" fo:border-bottom="0.05pt solid #000000"/>
    </style:style>
    <style:style style:name="Tabella175.E254" style:family="table-cell">
      <style:table-cell-properties fo:padding="0.097cm" fo:border-left="0.05pt solid #000000" fo:border-right="0.05pt solid #000000" fo:border-top="none" fo:border-bottom="0.05pt solid #000000"/>
    </style:style>
    <style:style style:name="Tabella175.A255" style:family="table-cell">
      <style:table-cell-properties fo:padding="0.097cm" fo:border-left="0.05pt solid #000000" fo:border-right="none" fo:border-top="none" fo:border-bottom="0.05pt solid #000000"/>
    </style:style>
    <style:style style:name="Tabella175.B255" style:family="table-cell">
      <style:table-cell-properties fo:padding="0.097cm" fo:border-left="0.05pt solid #000000" fo:border-right="none" fo:border-top="none" fo:border-bottom="0.05pt solid #000000"/>
    </style:style>
    <style:style style:name="Tabella175.C255" style:family="table-cell">
      <style:table-cell-properties fo:padding="0.097cm" fo:border-left="0.05pt solid #000000" fo:border-right="none" fo:border-top="none" fo:border-bottom="0.05pt solid #000000"/>
    </style:style>
    <style:style style:name="Tabella175.D255" style:family="table-cell">
      <style:table-cell-properties fo:padding="0.097cm" fo:border-left="0.05pt solid #000000" fo:border-right="none" fo:border-top="none" fo:border-bottom="0.05pt solid #000000"/>
    </style:style>
    <style:style style:name="Tabella175.E255" style:family="table-cell">
      <style:table-cell-properties fo:padding="0.097cm" fo:border-left="0.05pt solid #000000" fo:border-right="0.05pt solid #000000" fo:border-top="none" fo:border-bottom="0.05pt solid #000000"/>
    </style:style>
    <style:style style:name="Tabella175.A256" style:family="table-cell">
      <style:table-cell-properties fo:padding="0.097cm" fo:border-left="0.05pt solid #000000" fo:border-right="none" fo:border-top="none" fo:border-bottom="0.05pt solid #000000"/>
    </style:style>
    <style:style style:name="Tabella175.B256" style:family="table-cell">
      <style:table-cell-properties fo:padding="0.097cm" fo:border-left="0.05pt solid #000000" fo:border-right="none" fo:border-top="none" fo:border-bottom="0.05pt solid #000000"/>
    </style:style>
    <style:style style:name="Tabella175.C256" style:family="table-cell">
      <style:table-cell-properties fo:padding="0.097cm" fo:border-left="0.05pt solid #000000" fo:border-right="none" fo:border-top="none" fo:border-bottom="0.05pt solid #000000"/>
    </style:style>
    <style:style style:name="Tabella175.D256" style:family="table-cell">
      <style:table-cell-properties fo:padding="0.097cm" fo:border-left="0.05pt solid #000000" fo:border-right="none" fo:border-top="none" fo:border-bottom="0.05pt solid #000000"/>
    </style:style>
    <style:style style:name="Tabella175.E256" style:family="table-cell">
      <style:table-cell-properties fo:padding="0.097cm" fo:border-left="0.05pt solid #000000" fo:border-right="0.05pt solid #000000" fo:border-top="none" fo:border-bottom="0.05pt solid #000000"/>
    </style:style>
    <style:style style:name="Tabella175.A257" style:family="table-cell">
      <style:table-cell-properties fo:padding="0.097cm" fo:border-left="0.05pt solid #000000" fo:border-right="none" fo:border-top="none" fo:border-bottom="0.05pt solid #000000"/>
    </style:style>
    <style:style style:name="Tabella175.B257" style:family="table-cell">
      <style:table-cell-properties fo:padding="0.097cm" fo:border-left="0.05pt solid #000000" fo:border-right="none" fo:border-top="none" fo:border-bottom="0.05pt solid #000000"/>
    </style:style>
    <style:style style:name="Tabella175.C257" style:family="table-cell">
      <style:table-cell-properties fo:padding="0.097cm" fo:border-left="0.05pt solid #000000" fo:border-right="none" fo:border-top="none" fo:border-bottom="0.05pt solid #000000"/>
    </style:style>
    <style:style style:name="Tabella175.D257" style:family="table-cell">
      <style:table-cell-properties fo:padding="0.097cm" fo:border-left="0.05pt solid #000000" fo:border-right="none" fo:border-top="none" fo:border-bottom="0.05pt solid #000000"/>
    </style:style>
    <style:style style:name="Tabella175.E257" style:family="table-cell">
      <style:table-cell-properties fo:padding="0.097cm" fo:border-left="0.05pt solid #000000" fo:border-right="0.05pt solid #000000" fo:border-top="none" fo:border-bottom="0.05pt solid #000000"/>
    </style:style>
    <style:style style:name="Tabella175.A258" style:family="table-cell">
      <style:table-cell-properties fo:padding="0.097cm" fo:border-left="0.05pt solid #000000" fo:border-right="none" fo:border-top="none" fo:border-bottom="0.05pt solid #000000"/>
    </style:style>
    <style:style style:name="Tabella175.B258" style:family="table-cell">
      <style:table-cell-properties fo:padding="0.097cm" fo:border-left="0.05pt solid #000000" fo:border-right="none" fo:border-top="none" fo:border-bottom="0.05pt solid #000000"/>
    </style:style>
    <style:style style:name="Tabella175.C258" style:family="table-cell">
      <style:table-cell-properties fo:padding="0.097cm" fo:border-left="0.05pt solid #000000" fo:border-right="none" fo:border-top="none" fo:border-bottom="0.05pt solid #000000"/>
    </style:style>
    <style:style style:name="Tabella175.D258" style:family="table-cell">
      <style:table-cell-properties fo:padding="0.097cm" fo:border-left="0.05pt solid #000000" fo:border-right="none" fo:border-top="none" fo:border-bottom="0.05pt solid #000000"/>
    </style:style>
    <style:style style:name="Tabella175.E258" style:family="table-cell">
      <style:table-cell-properties fo:padding="0.097cm" fo:border-left="0.05pt solid #000000" fo:border-right="0.05pt solid #000000" fo:border-top="none" fo:border-bottom="0.05pt solid #000000"/>
    </style:style>
    <style:style style:name="Tabella175.A259" style:family="table-cell">
      <style:table-cell-properties fo:padding="0.097cm" fo:border-left="0.05pt solid #000000" fo:border-right="none" fo:border-top="none" fo:border-bottom="0.05pt solid #000000"/>
    </style:style>
    <style:style style:name="Tabella175.B259" style:family="table-cell">
      <style:table-cell-properties fo:padding="0.097cm" fo:border-left="0.05pt solid #000000" fo:border-right="none" fo:border-top="none" fo:border-bottom="0.05pt solid #000000"/>
    </style:style>
    <style:style style:name="Tabella175.C259" style:family="table-cell">
      <style:table-cell-properties fo:padding="0.097cm" fo:border-left="0.05pt solid #000000" fo:border-right="none" fo:border-top="none" fo:border-bottom="0.05pt solid #000000"/>
    </style:style>
    <style:style style:name="Tabella175.D259" style:family="table-cell">
      <style:table-cell-properties fo:padding="0.097cm" fo:border-left="0.05pt solid #000000" fo:border-right="none" fo:border-top="none" fo:border-bottom="0.05pt solid #000000"/>
    </style:style>
    <style:style style:name="Tabella175.E259" style:family="table-cell">
      <style:table-cell-properties fo:padding="0.097cm" fo:border-left="0.05pt solid #000000" fo:border-right="0.05pt solid #000000" fo:border-top="none" fo:border-bottom="0.05pt solid #000000"/>
    </style:style>
    <style:style style:name="Tabella175.A260" style:family="table-cell">
      <style:table-cell-properties fo:padding="0.097cm" fo:border-left="0.05pt solid #000000" fo:border-right="none" fo:border-top="none" fo:border-bottom="0.05pt solid #000000"/>
    </style:style>
    <style:style style:name="Tabella175.B260" style:family="table-cell">
      <style:table-cell-properties fo:padding="0.097cm" fo:border-left="0.05pt solid #000000" fo:border-right="none" fo:border-top="none" fo:border-bottom="0.05pt solid #000000"/>
    </style:style>
    <style:style style:name="Tabella175.C260" style:family="table-cell">
      <style:table-cell-properties fo:padding="0.097cm" fo:border-left="0.05pt solid #000000" fo:border-right="none" fo:border-top="none" fo:border-bottom="0.05pt solid #000000"/>
    </style:style>
    <style:style style:name="Tabella175.D260" style:family="table-cell">
      <style:table-cell-properties fo:padding="0.097cm" fo:border-left="0.05pt solid #000000" fo:border-right="none" fo:border-top="none" fo:border-bottom="0.05pt solid #000000"/>
    </style:style>
    <style:style style:name="Tabella175.E260" style:family="table-cell">
      <style:table-cell-properties fo:padding="0.097cm" fo:border-left="0.05pt solid #000000" fo:border-right="0.05pt solid #000000" fo:border-top="none" fo:border-bottom="0.05pt solid #000000"/>
    </style:style>
    <style:style style:name="Tabella175.A261" style:family="table-cell">
      <style:table-cell-properties fo:padding="0.097cm" fo:border-left="0.05pt solid #000000" fo:border-right="none" fo:border-top="none" fo:border-bottom="0.05pt solid #000000"/>
    </style:style>
    <style:style style:name="Tabella175.B261" style:family="table-cell">
      <style:table-cell-properties fo:padding="0.097cm" fo:border-left="0.05pt solid #000000" fo:border-right="none" fo:border-top="none" fo:border-bottom="0.05pt solid #000000"/>
    </style:style>
    <style:style style:name="Tabella175.C261" style:family="table-cell">
      <style:table-cell-properties fo:padding="0.097cm" fo:border-left="0.05pt solid #000000" fo:border-right="none" fo:border-top="none" fo:border-bottom="0.05pt solid #000000"/>
    </style:style>
    <style:style style:name="Tabella175.D261" style:family="table-cell">
      <style:table-cell-properties fo:padding="0.097cm" fo:border-left="0.05pt solid #000000" fo:border-right="none" fo:border-top="none" fo:border-bottom="0.05pt solid #000000"/>
    </style:style>
    <style:style style:name="Tabella175.E261" style:family="table-cell">
      <style:table-cell-properties fo:padding="0.097cm" fo:border-left="0.05pt solid #000000" fo:border-right="0.05pt solid #000000" fo:border-top="none" fo:border-bottom="0.05pt solid #000000"/>
    </style:style>
    <style:style style:name="Tabella175.A262" style:family="table-cell">
      <style:table-cell-properties fo:padding="0.097cm" fo:border-left="0.05pt solid #000000" fo:border-right="none" fo:border-top="none" fo:border-bottom="0.05pt solid #000000"/>
    </style:style>
    <style:style style:name="Tabella175.B262" style:family="table-cell">
      <style:table-cell-properties fo:padding="0.097cm" fo:border-left="0.05pt solid #000000" fo:border-right="none" fo:border-top="none" fo:border-bottom="0.05pt solid #000000"/>
    </style:style>
    <style:style style:name="Tabella175.C262" style:family="table-cell">
      <style:table-cell-properties fo:padding="0.097cm" fo:border-left="0.05pt solid #000000" fo:border-right="none" fo:border-top="none" fo:border-bottom="0.05pt solid #000000"/>
    </style:style>
    <style:style style:name="Tabella175.D262" style:family="table-cell">
      <style:table-cell-properties fo:padding="0.097cm" fo:border-left="0.05pt solid #000000" fo:border-right="none" fo:border-top="none" fo:border-bottom="0.05pt solid #000000"/>
    </style:style>
    <style:style style:name="Tabella175.E262" style:family="table-cell">
      <style:table-cell-properties fo:padding="0.097cm" fo:border-left="0.05pt solid #000000" fo:border-right="0.05pt solid #000000" fo:border-top="none" fo:border-bottom="0.05pt solid #000000"/>
    </style:style>
    <style:style style:name="Tabella175.A263" style:family="table-cell">
      <style:table-cell-properties fo:padding="0.097cm" fo:border-left="0.05pt solid #000000" fo:border-right="none" fo:border-top="none" fo:border-bottom="0.05pt solid #000000"/>
    </style:style>
    <style:style style:name="Tabella175.B263" style:family="table-cell">
      <style:table-cell-properties fo:padding="0.097cm" fo:border-left="0.05pt solid #000000" fo:border-right="none" fo:border-top="none" fo:border-bottom="0.05pt solid #000000"/>
    </style:style>
    <style:style style:name="Tabella175.C263" style:family="table-cell">
      <style:table-cell-properties fo:padding="0.097cm" fo:border-left="0.05pt solid #000000" fo:border-right="none" fo:border-top="none" fo:border-bottom="0.05pt solid #000000"/>
    </style:style>
    <style:style style:name="Tabella175.D263" style:family="table-cell">
      <style:table-cell-properties fo:padding="0.097cm" fo:border-left="0.05pt solid #000000" fo:border-right="none" fo:border-top="none" fo:border-bottom="0.05pt solid #000000"/>
    </style:style>
    <style:style style:name="Tabella175.E263" style:family="table-cell">
      <style:table-cell-properties fo:padding="0.097cm" fo:border-left="0.05pt solid #000000" fo:border-right="0.05pt solid #000000" fo:border-top="none" fo:border-bottom="0.05pt solid #000000"/>
    </style:style>
    <style:style style:name="Tabella175.A264" style:family="table-cell">
      <style:table-cell-properties fo:padding="0.097cm" fo:border-left="0.05pt solid #000000" fo:border-right="none" fo:border-top="none" fo:border-bottom="0.05pt solid #000000"/>
    </style:style>
    <style:style style:name="Tabella175.B264" style:family="table-cell">
      <style:table-cell-properties fo:padding="0.097cm" fo:border-left="0.05pt solid #000000" fo:border-right="none" fo:border-top="none" fo:border-bottom="0.05pt solid #000000"/>
    </style:style>
    <style:style style:name="Tabella175.C264" style:family="table-cell">
      <style:table-cell-properties fo:padding="0.097cm" fo:border-left="0.05pt solid #000000" fo:border-right="none" fo:border-top="none" fo:border-bottom="0.05pt solid #000000"/>
    </style:style>
    <style:style style:name="Tabella175.D264" style:family="table-cell">
      <style:table-cell-properties fo:padding="0.097cm" fo:border-left="0.05pt solid #000000" fo:border-right="none" fo:border-top="none" fo:border-bottom="0.05pt solid #000000"/>
    </style:style>
    <style:style style:name="Tabella175.E264" style:family="table-cell">
      <style:table-cell-properties fo:padding="0.097cm" fo:border-left="0.05pt solid #000000" fo:border-right="0.05pt solid #000000" fo:border-top="none" fo:border-bottom="0.05pt solid #000000"/>
    </style:style>
    <style:style style:name="Tabella175.A265" style:family="table-cell">
      <style:table-cell-properties fo:padding="0.097cm" fo:border-left="0.05pt solid #000000" fo:border-right="none" fo:border-top="none" fo:border-bottom="0.05pt solid #000000"/>
    </style:style>
    <style:style style:name="Tabella175.B265" style:family="table-cell">
      <style:table-cell-properties fo:padding="0.097cm" fo:border-left="0.05pt solid #000000" fo:border-right="none" fo:border-top="none" fo:border-bottom="0.05pt solid #000000"/>
    </style:style>
    <style:style style:name="Tabella175.C265" style:family="table-cell">
      <style:table-cell-properties fo:padding="0.097cm" fo:border-left="0.05pt solid #000000" fo:border-right="none" fo:border-top="none" fo:border-bottom="0.05pt solid #000000"/>
    </style:style>
    <style:style style:name="Tabella175.D265" style:family="table-cell">
      <style:table-cell-properties fo:padding="0.097cm" fo:border-left="0.05pt solid #000000" fo:border-right="none" fo:border-top="none" fo:border-bottom="0.05pt solid #000000"/>
    </style:style>
    <style:style style:name="Tabella175.E265" style:family="table-cell">
      <style:table-cell-properties fo:padding="0.097cm" fo:border-left="0.05pt solid #000000" fo:border-right="0.05pt solid #000000" fo:border-top="none" fo:border-bottom="0.05pt solid #000000"/>
    </style:style>
    <style:style style:name="Tabella175.A266" style:family="table-cell">
      <style:table-cell-properties fo:padding="0.097cm" fo:border-left="0.05pt solid #000000" fo:border-right="none" fo:border-top="none" fo:border-bottom="0.05pt solid #000000"/>
    </style:style>
    <style:style style:name="Tabella175.B266" style:family="table-cell">
      <style:table-cell-properties fo:padding="0.097cm" fo:border-left="0.05pt solid #000000" fo:border-right="none" fo:border-top="none" fo:border-bottom="0.05pt solid #000000"/>
    </style:style>
    <style:style style:name="Tabella175.C266" style:family="table-cell">
      <style:table-cell-properties fo:padding="0.097cm" fo:border-left="0.05pt solid #000000" fo:border-right="none" fo:border-top="none" fo:border-bottom="0.05pt solid #000000"/>
    </style:style>
    <style:style style:name="Tabella175.D266" style:family="table-cell">
      <style:table-cell-properties fo:padding="0.097cm" fo:border-left="0.05pt solid #000000" fo:border-right="none" fo:border-top="none" fo:border-bottom="0.05pt solid #000000"/>
    </style:style>
    <style:style style:name="Tabella175.E266" style:family="table-cell">
      <style:table-cell-properties fo:padding="0.097cm" fo:border-left="0.05pt solid #000000" fo:border-right="0.05pt solid #000000" fo:border-top="none" fo:border-bottom="0.05pt solid #000000"/>
    </style:style>
    <style:style style:name="Tabella175.A267" style:family="table-cell">
      <style:table-cell-properties fo:padding="0.097cm" fo:border-left="0.05pt solid #000000" fo:border-right="none" fo:border-top="none" fo:border-bottom="0.05pt solid #000000"/>
    </style:style>
    <style:style style:name="Tabella175.B267" style:family="table-cell">
      <style:table-cell-properties fo:padding="0.097cm" fo:border-left="0.05pt solid #000000" fo:border-right="none" fo:border-top="none" fo:border-bottom="0.05pt solid #000000"/>
    </style:style>
    <style:style style:name="Tabella175.C267" style:family="table-cell">
      <style:table-cell-properties fo:padding="0.097cm" fo:border-left="0.05pt solid #000000" fo:border-right="none" fo:border-top="none" fo:border-bottom="0.05pt solid #000000"/>
    </style:style>
    <style:style style:name="Tabella175.D267" style:family="table-cell">
      <style:table-cell-properties fo:padding="0.097cm" fo:border-left="0.05pt solid #000000" fo:border-right="none" fo:border-top="none" fo:border-bottom="0.05pt solid #000000"/>
    </style:style>
    <style:style style:name="Tabella175.E267" style:family="table-cell">
      <style:table-cell-properties fo:padding="0.097cm" fo:border-left="0.05pt solid #000000" fo:border-right="0.05pt solid #000000" fo:border-top="none" fo:border-bottom="0.05pt solid #000000"/>
    </style:style>
    <style:style style:name="Tabella175.A268" style:family="table-cell">
      <style:table-cell-properties fo:padding="0.097cm" fo:border-left="0.05pt solid #000000" fo:border-right="none" fo:border-top="none" fo:border-bottom="0.05pt solid #000000"/>
    </style:style>
    <style:style style:name="Tabella175.B268" style:family="table-cell">
      <style:table-cell-properties fo:padding="0.097cm" fo:border-left="0.05pt solid #000000" fo:border-right="none" fo:border-top="none" fo:border-bottom="0.05pt solid #000000"/>
    </style:style>
    <style:style style:name="Tabella175.C268" style:family="table-cell">
      <style:table-cell-properties fo:padding="0.097cm" fo:border-left="0.05pt solid #000000" fo:border-right="none" fo:border-top="none" fo:border-bottom="0.05pt solid #000000"/>
    </style:style>
    <style:style style:name="Tabella175.D268" style:family="table-cell">
      <style:table-cell-properties fo:padding="0.097cm" fo:border-left="0.05pt solid #000000" fo:border-right="none" fo:border-top="none" fo:border-bottom="0.05pt solid #000000"/>
    </style:style>
    <style:style style:name="Tabella175.E268" style:family="table-cell">
      <style:table-cell-properties fo:padding="0.097cm" fo:border-left="0.05pt solid #000000" fo:border-right="0.05pt solid #000000" fo:border-top="none" fo:border-bottom="0.05pt solid #000000"/>
    </style:style>
    <style:style style:name="Tabella175.A269" style:family="table-cell">
      <style:table-cell-properties fo:padding="0.097cm" fo:border-left="0.05pt solid #000000" fo:border-right="none" fo:border-top="none" fo:border-bottom="0.05pt solid #000000"/>
    </style:style>
    <style:style style:name="Tabella175.B269" style:family="table-cell">
      <style:table-cell-properties fo:padding="0.097cm" fo:border-left="0.05pt solid #000000" fo:border-right="none" fo:border-top="none" fo:border-bottom="0.05pt solid #000000"/>
    </style:style>
    <style:style style:name="Tabella175.C269" style:family="table-cell">
      <style:table-cell-properties fo:padding="0.097cm" fo:border-left="0.05pt solid #000000" fo:border-right="none" fo:border-top="none" fo:border-bottom="0.05pt solid #000000"/>
    </style:style>
    <style:style style:name="Tabella175.D269" style:family="table-cell">
      <style:table-cell-properties fo:padding="0.097cm" fo:border-left="0.05pt solid #000000" fo:border-right="none" fo:border-top="none" fo:border-bottom="0.05pt solid #000000"/>
    </style:style>
    <style:style style:name="Tabella175.E269" style:family="table-cell">
      <style:table-cell-properties fo:padding="0.097cm" fo:border-left="0.05pt solid #000000" fo:border-right="0.05pt solid #000000" fo:border-top="none" fo:border-bottom="0.05pt solid #000000"/>
    </style:style>
    <style:style style:name="Tabella175.A270" style:family="table-cell">
      <style:table-cell-properties fo:padding="0.097cm" fo:border-left="0.05pt solid #000000" fo:border-right="none" fo:border-top="none" fo:border-bottom="0.05pt solid #000000"/>
    </style:style>
    <style:style style:name="Tabella175.B270" style:family="table-cell">
      <style:table-cell-properties fo:padding="0.097cm" fo:border-left="0.05pt solid #000000" fo:border-right="none" fo:border-top="none" fo:border-bottom="0.05pt solid #000000"/>
    </style:style>
    <style:style style:name="Tabella175.C270" style:family="table-cell">
      <style:table-cell-properties fo:padding="0.097cm" fo:border-left="0.05pt solid #000000" fo:border-right="none" fo:border-top="none" fo:border-bottom="0.05pt solid #000000"/>
    </style:style>
    <style:style style:name="Tabella175.D270" style:family="table-cell">
      <style:table-cell-properties fo:padding="0.097cm" fo:border-left="0.05pt solid #000000" fo:border-right="none" fo:border-top="none" fo:border-bottom="0.05pt solid #000000"/>
    </style:style>
    <style:style style:name="Tabella175.E270" style:family="table-cell">
      <style:table-cell-properties fo:padding="0.097cm" fo:border-left="0.05pt solid #000000" fo:border-right="0.05pt solid #000000" fo:border-top="none" fo:border-bottom="0.05pt solid #000000"/>
    </style:style>
    <style:style style:name="Tabella175.A271" style:family="table-cell">
      <style:table-cell-properties fo:padding="0.097cm" fo:border-left="0.05pt solid #000000" fo:border-right="none" fo:border-top="none" fo:border-bottom="0.05pt solid #000000"/>
    </style:style>
    <style:style style:name="Tabella175.B271" style:family="table-cell">
      <style:table-cell-properties fo:padding="0.097cm" fo:border-left="0.05pt solid #000000" fo:border-right="none" fo:border-top="none" fo:border-bottom="0.05pt solid #000000"/>
    </style:style>
    <style:style style:name="Tabella175.C271" style:family="table-cell">
      <style:table-cell-properties fo:padding="0.097cm" fo:border-left="0.05pt solid #000000" fo:border-right="none" fo:border-top="none" fo:border-bottom="0.05pt solid #000000"/>
    </style:style>
    <style:style style:name="Tabella175.D271" style:family="table-cell">
      <style:table-cell-properties fo:padding="0.097cm" fo:border-left="0.05pt solid #000000" fo:border-right="none" fo:border-top="none" fo:border-bottom="0.05pt solid #000000"/>
    </style:style>
    <style:style style:name="Tabella175.E271" style:family="table-cell">
      <style:table-cell-properties fo:padding="0.097cm" fo:border-left="0.05pt solid #000000" fo:border-right="0.05pt solid #000000" fo:border-top="none" fo:border-bottom="0.05pt solid #000000"/>
    </style:style>
    <style:style style:name="Tabella175.A272" style:family="table-cell">
      <style:table-cell-properties fo:padding="0.097cm" fo:border-left="0.05pt solid #000000" fo:border-right="none" fo:border-top="none" fo:border-bottom="0.05pt solid #000000"/>
    </style:style>
    <style:style style:name="Tabella175.B272" style:family="table-cell">
      <style:table-cell-properties fo:padding="0.097cm" fo:border-left="0.05pt solid #000000" fo:border-right="none" fo:border-top="none" fo:border-bottom="0.05pt solid #000000"/>
    </style:style>
    <style:style style:name="Tabella175.C272" style:family="table-cell">
      <style:table-cell-properties fo:padding="0.097cm" fo:border-left="0.05pt solid #000000" fo:border-right="none" fo:border-top="none" fo:border-bottom="0.05pt solid #000000"/>
    </style:style>
    <style:style style:name="Tabella175.D272" style:family="table-cell">
      <style:table-cell-properties fo:padding="0.097cm" fo:border-left="0.05pt solid #000000" fo:border-right="none" fo:border-top="none" fo:border-bottom="0.05pt solid #000000"/>
    </style:style>
    <style:style style:name="Tabella175.E272" style:family="table-cell">
      <style:table-cell-properties fo:padding="0.097cm" fo:border-left="0.05pt solid #000000" fo:border-right="0.05pt solid #000000" fo:border-top="none" fo:border-bottom="0.05pt solid #000000"/>
    </style:style>
    <style:style style:name="Tabella175.A273" style:family="table-cell">
      <style:table-cell-properties fo:padding="0.097cm" fo:border-left="0.05pt solid #000000" fo:border-right="none" fo:border-top="none" fo:border-bottom="0.05pt solid #000000"/>
    </style:style>
    <style:style style:name="Tabella175.B273" style:family="table-cell">
      <style:table-cell-properties fo:padding="0.097cm" fo:border-left="0.05pt solid #000000" fo:border-right="none" fo:border-top="none" fo:border-bottom="0.05pt solid #000000"/>
    </style:style>
    <style:style style:name="Tabella175.C273" style:family="table-cell">
      <style:table-cell-properties fo:padding="0.097cm" fo:border-left="0.05pt solid #000000" fo:border-right="none" fo:border-top="none" fo:border-bottom="0.05pt solid #000000"/>
    </style:style>
    <style:style style:name="Tabella175.D273" style:family="table-cell">
      <style:table-cell-properties fo:padding="0.097cm" fo:border-left="0.05pt solid #000000" fo:border-right="none" fo:border-top="none" fo:border-bottom="0.05pt solid #000000"/>
    </style:style>
    <style:style style:name="Tabella175.E273" style:family="table-cell">
      <style:table-cell-properties fo:padding="0.097cm" fo:border-left="0.05pt solid #000000" fo:border-right="0.05pt solid #000000" fo:border-top="none" fo:border-bottom="0.05pt solid #000000"/>
    </style:style>
    <style:style style:name="Tabella175.A274" style:family="table-cell">
      <style:table-cell-properties fo:padding="0.097cm" fo:border-left="0.05pt solid #000000" fo:border-right="none" fo:border-top="none" fo:border-bottom="0.05pt solid #000000"/>
    </style:style>
    <style:style style:name="Tabella175.B274" style:family="table-cell">
      <style:table-cell-properties fo:padding="0.097cm" fo:border-left="0.05pt solid #000000" fo:border-right="none" fo:border-top="none" fo:border-bottom="0.05pt solid #000000"/>
    </style:style>
    <style:style style:name="Tabella175.C274" style:family="table-cell">
      <style:table-cell-properties fo:padding="0.097cm" fo:border-left="0.05pt solid #000000" fo:border-right="none" fo:border-top="none" fo:border-bottom="0.05pt solid #000000"/>
    </style:style>
    <style:style style:name="Tabella175.D274" style:family="table-cell">
      <style:table-cell-properties fo:padding="0.097cm" fo:border-left="0.05pt solid #000000" fo:border-right="none" fo:border-top="none" fo:border-bottom="0.05pt solid #000000"/>
    </style:style>
    <style:style style:name="Tabella175.E274" style:family="table-cell">
      <style:table-cell-properties fo:padding="0.097cm" fo:border-left="0.05pt solid #000000" fo:border-right="0.05pt solid #000000" fo:border-top="none" fo:border-bottom="0.05pt solid #000000"/>
    </style:style>
    <style:style style:name="Tabella175.A275" style:family="table-cell">
      <style:table-cell-properties fo:padding="0.097cm" fo:border-left="0.05pt solid #000000" fo:border-right="none" fo:border-top="none" fo:border-bottom="0.05pt solid #000000"/>
    </style:style>
    <style:style style:name="Tabella175.B275" style:family="table-cell">
      <style:table-cell-properties fo:padding="0.097cm" fo:border-left="0.05pt solid #000000" fo:border-right="none" fo:border-top="none" fo:border-bottom="0.05pt solid #000000"/>
    </style:style>
    <style:style style:name="Tabella175.C275" style:family="table-cell">
      <style:table-cell-properties fo:padding="0.097cm" fo:border-left="0.05pt solid #000000" fo:border-right="none" fo:border-top="none" fo:border-bottom="0.05pt solid #000000"/>
    </style:style>
    <style:style style:name="Tabella175.D275" style:family="table-cell">
      <style:table-cell-properties fo:padding="0.097cm" fo:border-left="0.05pt solid #000000" fo:border-right="none" fo:border-top="none" fo:border-bottom="0.05pt solid #000000"/>
    </style:style>
    <style:style style:name="Tabella175.E275" style:family="table-cell">
      <style:table-cell-properties fo:padding="0.097cm" fo:border-left="0.05pt solid #000000" fo:border-right="0.05pt solid #000000" fo:border-top="none" fo:border-bottom="0.05pt solid #000000"/>
    </style:style>
    <style:style style:name="Tabella175.A276" style:family="table-cell">
      <style:table-cell-properties fo:padding="0.097cm" fo:border-left="0.05pt solid #000000" fo:border-right="none" fo:border-top="none" fo:border-bottom="0.05pt solid #000000"/>
    </style:style>
    <style:style style:name="Tabella175.B276" style:family="table-cell">
      <style:table-cell-properties fo:padding="0.097cm" fo:border-left="0.05pt solid #000000" fo:border-right="none" fo:border-top="none" fo:border-bottom="0.05pt solid #000000"/>
    </style:style>
    <style:style style:name="Tabella175.C276" style:family="table-cell">
      <style:table-cell-properties fo:padding="0.097cm" fo:border-left="0.05pt solid #000000" fo:border-right="none" fo:border-top="none" fo:border-bottom="0.05pt solid #000000"/>
    </style:style>
    <style:style style:name="Tabella175.D276" style:family="table-cell">
      <style:table-cell-properties fo:padding="0.097cm" fo:border-left="0.05pt solid #000000" fo:border-right="none" fo:border-top="none" fo:border-bottom="0.05pt solid #000000"/>
    </style:style>
    <style:style style:name="Tabella175.E276" style:family="table-cell">
      <style:table-cell-properties fo:padding="0.097cm" fo:border-left="0.05pt solid #000000" fo:border-right="0.05pt solid #000000" fo:border-top="none" fo:border-bottom="0.05pt solid #000000"/>
    </style:style>
    <style:style style:name="Tabella175.A277" style:family="table-cell">
      <style:table-cell-properties fo:padding="0.097cm" fo:border-left="0.05pt solid #000000" fo:border-right="none" fo:border-top="none" fo:border-bottom="0.05pt solid #000000"/>
    </style:style>
    <style:style style:name="Tabella175.B277" style:family="table-cell">
      <style:table-cell-properties fo:padding="0.097cm" fo:border-left="0.05pt solid #000000" fo:border-right="none" fo:border-top="none" fo:border-bottom="0.05pt solid #000000"/>
    </style:style>
    <style:style style:name="Tabella175.C277" style:family="table-cell">
      <style:table-cell-properties fo:padding="0.097cm" fo:border-left="0.05pt solid #000000" fo:border-right="none" fo:border-top="none" fo:border-bottom="0.05pt solid #000000"/>
    </style:style>
    <style:style style:name="Tabella175.D277" style:family="table-cell">
      <style:table-cell-properties fo:padding="0.097cm" fo:border-left="0.05pt solid #000000" fo:border-right="none" fo:border-top="none" fo:border-bottom="0.05pt solid #000000"/>
    </style:style>
    <style:style style:name="Tabella175.E277" style:family="table-cell">
      <style:table-cell-properties fo:padding="0.097cm" fo:border-left="0.05pt solid #000000" fo:border-right="0.05pt solid #000000" fo:border-top="none" fo:border-bottom="0.05pt solid #000000"/>
    </style:style>
    <style:style style:name="Tabella175.A278" style:family="table-cell">
      <style:table-cell-properties fo:padding="0.097cm" fo:border-left="0.05pt solid #000000" fo:border-right="none" fo:border-top="none" fo:border-bottom="0.05pt solid #000000"/>
    </style:style>
    <style:style style:name="Tabella175.B278" style:family="table-cell">
      <style:table-cell-properties fo:padding="0.097cm" fo:border-left="0.05pt solid #000000" fo:border-right="none" fo:border-top="none" fo:border-bottom="0.05pt solid #000000"/>
    </style:style>
    <style:style style:name="Tabella175.C278" style:family="table-cell">
      <style:table-cell-properties fo:padding="0.097cm" fo:border-left="0.05pt solid #000000" fo:border-right="none" fo:border-top="none" fo:border-bottom="0.05pt solid #000000"/>
    </style:style>
    <style:style style:name="Tabella175.D278" style:family="table-cell">
      <style:table-cell-properties fo:padding="0.097cm" fo:border-left="0.05pt solid #000000" fo:border-right="none" fo:border-top="none" fo:border-bottom="0.05pt solid #000000"/>
    </style:style>
    <style:style style:name="Tabella175.E278" style:family="table-cell">
      <style:table-cell-properties fo:padding="0.097cm" fo:border-left="0.05pt solid #000000" fo:border-right="0.05pt solid #000000" fo:border-top="none" fo:border-bottom="0.05pt solid #000000"/>
    </style:style>
    <style:style style:name="Tabella175.A279" style:family="table-cell">
      <style:table-cell-properties fo:padding="0.097cm" fo:border-left="0.05pt solid #000000" fo:border-right="none" fo:border-top="none" fo:border-bottom="0.05pt solid #000000"/>
    </style:style>
    <style:style style:name="Tabella175.B279" style:family="table-cell">
      <style:table-cell-properties fo:padding="0.097cm" fo:border-left="0.05pt solid #000000" fo:border-right="none" fo:border-top="none" fo:border-bottom="0.05pt solid #000000"/>
    </style:style>
    <style:style style:name="Tabella175.C279" style:family="table-cell">
      <style:table-cell-properties fo:padding="0.097cm" fo:border-left="0.05pt solid #000000" fo:border-right="none" fo:border-top="none" fo:border-bottom="0.05pt solid #000000"/>
    </style:style>
    <style:style style:name="Tabella175.D279" style:family="table-cell">
      <style:table-cell-properties fo:padding="0.097cm" fo:border-left="0.05pt solid #000000" fo:border-right="none" fo:border-top="none" fo:border-bottom="0.05pt solid #000000"/>
    </style:style>
    <style:style style:name="Tabella175.E279" style:family="table-cell">
      <style:table-cell-properties fo:padding="0.097cm" fo:border-left="0.05pt solid #000000" fo:border-right="0.05pt solid #000000" fo:border-top="none" fo:border-bottom="0.05pt solid #000000"/>
    </style:style>
    <style:style style:name="Tabella175.A280" style:family="table-cell">
      <style:table-cell-properties fo:padding="0.097cm" fo:border-left="0.05pt solid #000000" fo:border-right="none" fo:border-top="none" fo:border-bottom="0.05pt solid #000000"/>
    </style:style>
    <style:style style:name="Tabella175.B280" style:family="table-cell">
      <style:table-cell-properties fo:padding="0.097cm" fo:border-left="0.05pt solid #000000" fo:border-right="none" fo:border-top="none" fo:border-bottom="0.05pt solid #000000"/>
    </style:style>
    <style:style style:name="Tabella175.C280" style:family="table-cell">
      <style:table-cell-properties fo:padding="0.097cm" fo:border-left="0.05pt solid #000000" fo:border-right="none" fo:border-top="none" fo:border-bottom="0.05pt solid #000000"/>
    </style:style>
    <style:style style:name="Tabella175.D280" style:family="table-cell">
      <style:table-cell-properties fo:padding="0.097cm" fo:border-left="0.05pt solid #000000" fo:border-right="none" fo:border-top="none" fo:border-bottom="0.05pt solid #000000"/>
    </style:style>
    <style:style style:name="Tabella175.E280" style:family="table-cell">
      <style:table-cell-properties fo:padding="0.097cm" fo:border-left="0.05pt solid #000000" fo:border-right="0.05pt solid #000000" fo:border-top="none" fo:border-bottom="0.05pt solid #000000"/>
    </style:style>
    <style:style style:name="Tabella175.A281" style:family="table-cell">
      <style:table-cell-properties fo:padding="0.097cm" fo:border-left="0.05pt solid #000000" fo:border-right="none" fo:border-top="none" fo:border-bottom="0.05pt solid #000000"/>
    </style:style>
    <style:style style:name="Tabella175.B281" style:family="table-cell">
      <style:table-cell-properties fo:padding="0.097cm" fo:border-left="0.05pt solid #000000" fo:border-right="none" fo:border-top="none" fo:border-bottom="0.05pt solid #000000"/>
    </style:style>
    <style:style style:name="Tabella175.C281" style:family="table-cell">
      <style:table-cell-properties fo:padding="0.097cm" fo:border-left="0.05pt solid #000000" fo:border-right="none" fo:border-top="none" fo:border-bottom="0.05pt solid #000000"/>
    </style:style>
    <style:style style:name="Tabella175.D281" style:family="table-cell">
      <style:table-cell-properties fo:padding="0.097cm" fo:border-left="0.05pt solid #000000" fo:border-right="none" fo:border-top="none" fo:border-bottom="0.05pt solid #000000"/>
    </style:style>
    <style:style style:name="Tabella175.E281" style:family="table-cell">
      <style:table-cell-properties fo:padding="0.097cm" fo:border-left="0.05pt solid #000000" fo:border-right="0.05pt solid #000000" fo:border-top="none" fo:border-bottom="0.05pt solid #000000"/>
    </style:style>
    <style:style style:name="Tabella175.A282" style:family="table-cell">
      <style:table-cell-properties fo:padding="0.097cm" fo:border-left="0.05pt solid #000000" fo:border-right="none" fo:border-top="none" fo:border-bottom="0.05pt solid #000000"/>
    </style:style>
    <style:style style:name="Tabella175.B282" style:family="table-cell">
      <style:table-cell-properties fo:padding="0.097cm" fo:border-left="0.05pt solid #000000" fo:border-right="none" fo:border-top="none" fo:border-bottom="0.05pt solid #000000"/>
    </style:style>
    <style:style style:name="Tabella175.C282" style:family="table-cell">
      <style:table-cell-properties fo:padding="0.097cm" fo:border-left="0.05pt solid #000000" fo:border-right="none" fo:border-top="none" fo:border-bottom="0.05pt solid #000000"/>
    </style:style>
    <style:style style:name="Tabella175.D282" style:family="table-cell">
      <style:table-cell-properties fo:padding="0.097cm" fo:border-left="0.05pt solid #000000" fo:border-right="none" fo:border-top="none" fo:border-bottom="0.05pt solid #000000"/>
    </style:style>
    <style:style style:name="Tabella175.E282" style:family="table-cell">
      <style:table-cell-properties fo:padding="0.097cm" fo:border-left="0.05pt solid #000000" fo:border-right="0.05pt solid #000000" fo:border-top="none" fo:border-bottom="0.05pt solid #000000"/>
    </style:style>
    <style:style style:name="Tabella175.A283" style:family="table-cell">
      <style:table-cell-properties fo:padding="0.097cm" fo:border-left="0.05pt solid #000000" fo:border-right="none" fo:border-top="none" fo:border-bottom="0.05pt solid #000000"/>
    </style:style>
    <style:style style:name="Tabella175.B283" style:family="table-cell">
      <style:table-cell-properties fo:padding="0.097cm" fo:border-left="0.05pt solid #000000" fo:border-right="none" fo:border-top="none" fo:border-bottom="0.05pt solid #000000"/>
    </style:style>
    <style:style style:name="Tabella175.C283" style:family="table-cell">
      <style:table-cell-properties fo:padding="0.097cm" fo:border-left="0.05pt solid #000000" fo:border-right="none" fo:border-top="none" fo:border-bottom="0.05pt solid #000000"/>
    </style:style>
    <style:style style:name="Tabella175.D283" style:family="table-cell">
      <style:table-cell-properties fo:padding="0.097cm" fo:border-left="0.05pt solid #000000" fo:border-right="none" fo:border-top="none" fo:border-bottom="0.05pt solid #000000"/>
    </style:style>
    <style:style style:name="Tabella175.E283" style:family="table-cell">
      <style:table-cell-properties fo:padding="0.097cm" fo:border-left="0.05pt solid #000000" fo:border-right="0.05pt solid #000000" fo:border-top="none" fo:border-bottom="0.05pt solid #000000"/>
    </style:style>
    <style:style style:name="Tabella175.A284" style:family="table-cell">
      <style:table-cell-properties fo:padding="0.097cm" fo:border-left="0.05pt solid #000000" fo:border-right="none" fo:border-top="none" fo:border-bottom="0.05pt solid #000000"/>
    </style:style>
    <style:style style:name="Tabella175.B284" style:family="table-cell">
      <style:table-cell-properties fo:padding="0.097cm" fo:border-left="0.05pt solid #000000" fo:border-right="none" fo:border-top="none" fo:border-bottom="0.05pt solid #000000"/>
    </style:style>
    <style:style style:name="Tabella175.C284" style:family="table-cell">
      <style:table-cell-properties fo:padding="0.097cm" fo:border-left="0.05pt solid #000000" fo:border-right="none" fo:border-top="none" fo:border-bottom="0.05pt solid #000000"/>
    </style:style>
    <style:style style:name="Tabella175.D284" style:family="table-cell">
      <style:table-cell-properties fo:padding="0.097cm" fo:border-left="0.05pt solid #000000" fo:border-right="none" fo:border-top="none" fo:border-bottom="0.05pt solid #000000"/>
    </style:style>
    <style:style style:name="Tabella175.E284" style:family="table-cell">
      <style:table-cell-properties fo:padding="0.097cm" fo:border-left="0.05pt solid #000000" fo:border-right="0.05pt solid #000000" fo:border-top="none" fo:border-bottom="0.05pt solid #000000"/>
    </style:style>
    <style:style style:name="Tabella175.A285" style:family="table-cell">
      <style:table-cell-properties fo:padding="0.097cm" fo:border-left="0.05pt solid #000000" fo:border-right="none" fo:border-top="none" fo:border-bottom="0.05pt solid #000000"/>
    </style:style>
    <style:style style:name="Tabella175.B285" style:family="table-cell">
      <style:table-cell-properties fo:padding="0.097cm" fo:border-left="0.05pt solid #000000" fo:border-right="none" fo:border-top="none" fo:border-bottom="0.05pt solid #000000"/>
    </style:style>
    <style:style style:name="Tabella175.C285" style:family="table-cell">
      <style:table-cell-properties fo:padding="0.097cm" fo:border-left="0.05pt solid #000000" fo:border-right="none" fo:border-top="none" fo:border-bottom="0.05pt solid #000000"/>
    </style:style>
    <style:style style:name="Tabella175.D285" style:family="table-cell">
      <style:table-cell-properties fo:padding="0.097cm" fo:border-left="0.05pt solid #000000" fo:border-right="none" fo:border-top="none" fo:border-bottom="0.05pt solid #000000"/>
    </style:style>
    <style:style style:name="Tabella175.E285" style:family="table-cell">
      <style:table-cell-properties fo:padding="0.097cm" fo:border-left="0.05pt solid #000000" fo:border-right="0.05pt solid #000000" fo:border-top="none" fo:border-bottom="0.05pt solid #000000"/>
    </style:style>
    <style:style style:name="Tabella175.A286" style:family="table-cell">
      <style:table-cell-properties fo:padding="0.097cm" fo:border-left="0.05pt solid #000000" fo:border-right="none" fo:border-top="none" fo:border-bottom="0.05pt solid #000000"/>
    </style:style>
    <style:style style:name="Tabella175.B286" style:family="table-cell">
      <style:table-cell-properties fo:padding="0.097cm" fo:border-left="0.05pt solid #000000" fo:border-right="none" fo:border-top="none" fo:border-bottom="0.05pt solid #000000"/>
    </style:style>
    <style:style style:name="Tabella175.C286" style:family="table-cell">
      <style:table-cell-properties fo:padding="0.097cm" fo:border-left="0.05pt solid #000000" fo:border-right="none" fo:border-top="none" fo:border-bottom="0.05pt solid #000000"/>
    </style:style>
    <style:style style:name="Tabella175.D286" style:family="table-cell">
      <style:table-cell-properties fo:padding="0.097cm" fo:border-left="0.05pt solid #000000" fo:border-right="none" fo:border-top="none" fo:border-bottom="0.05pt solid #000000"/>
    </style:style>
    <style:style style:name="Tabella175.E286" style:family="table-cell">
      <style:table-cell-properties fo:padding="0.097cm" fo:border-left="0.05pt solid #000000" fo:border-right="0.05pt solid #000000" fo:border-top="none" fo:border-bottom="0.05pt solid #000000"/>
    </style:style>
    <style:style style:name="Tabella175.A287" style:family="table-cell">
      <style:table-cell-properties fo:padding="0.097cm" fo:border-left="0.05pt solid #000000" fo:border-right="none" fo:border-top="none" fo:border-bottom="0.05pt solid #000000"/>
    </style:style>
    <style:style style:name="Tabella175.B287" style:family="table-cell">
      <style:table-cell-properties fo:padding="0.097cm" fo:border-left="0.05pt solid #000000" fo:border-right="none" fo:border-top="none" fo:border-bottom="0.05pt solid #000000"/>
    </style:style>
    <style:style style:name="Tabella175.C287" style:family="table-cell">
      <style:table-cell-properties fo:padding="0.097cm" fo:border-left="0.05pt solid #000000" fo:border-right="none" fo:border-top="none" fo:border-bottom="0.05pt solid #000000"/>
    </style:style>
    <style:style style:name="Tabella175.D287" style:family="table-cell">
      <style:table-cell-properties fo:padding="0.097cm" fo:border-left="0.05pt solid #000000" fo:border-right="none" fo:border-top="none" fo:border-bottom="0.05pt solid #000000"/>
    </style:style>
    <style:style style:name="Tabella175.E287" style:family="table-cell">
      <style:table-cell-properties fo:padding="0.097cm" fo:border-left="0.05pt solid #000000" fo:border-right="0.05pt solid #000000" fo:border-top="none" fo:border-bottom="0.05pt solid #000000"/>
    </style:style>
    <style:style style:name="Tabella175.A288" style:family="table-cell">
      <style:table-cell-properties fo:padding="0.097cm" fo:border-left="0.05pt solid #000000" fo:border-right="none" fo:border-top="none" fo:border-bottom="0.05pt solid #000000"/>
    </style:style>
    <style:style style:name="Tabella175.B288" style:family="table-cell">
      <style:table-cell-properties fo:padding="0.097cm" fo:border-left="0.05pt solid #000000" fo:border-right="none" fo:border-top="none" fo:border-bottom="0.05pt solid #000000"/>
    </style:style>
    <style:style style:name="Tabella175.C288" style:family="table-cell">
      <style:table-cell-properties fo:padding="0.097cm" fo:border-left="0.05pt solid #000000" fo:border-right="none" fo:border-top="none" fo:border-bottom="0.05pt solid #000000"/>
    </style:style>
    <style:style style:name="Tabella175.D288" style:family="table-cell">
      <style:table-cell-properties fo:padding="0.097cm" fo:border-left="0.05pt solid #000000" fo:border-right="none" fo:border-top="none" fo:border-bottom="0.05pt solid #000000"/>
    </style:style>
    <style:style style:name="Tabella175.E288" style:family="table-cell">
      <style:table-cell-properties fo:padding="0.097cm" fo:border-left="0.05pt solid #000000" fo:border-right="0.05pt solid #000000" fo:border-top="none" fo:border-bottom="0.05pt solid #000000"/>
    </style:style>
    <style:style style:name="Tabella175.A289" style:family="table-cell">
      <style:table-cell-properties fo:padding="0.097cm" fo:border-left="0.05pt solid #000000" fo:border-right="none" fo:border-top="none" fo:border-bottom="0.05pt solid #000000"/>
    </style:style>
    <style:style style:name="Tabella175.B289" style:family="table-cell">
      <style:table-cell-properties fo:padding="0.097cm" fo:border-left="0.05pt solid #000000" fo:border-right="none" fo:border-top="none" fo:border-bottom="0.05pt solid #000000"/>
    </style:style>
    <style:style style:name="Tabella175.C289" style:family="table-cell">
      <style:table-cell-properties fo:padding="0.097cm" fo:border-left="0.05pt solid #000000" fo:border-right="none" fo:border-top="none" fo:border-bottom="0.05pt solid #000000"/>
    </style:style>
    <style:style style:name="Tabella175.D289" style:family="table-cell">
      <style:table-cell-properties fo:padding="0.097cm" fo:border-left="0.05pt solid #000000" fo:border-right="none" fo:border-top="none" fo:border-bottom="0.05pt solid #000000"/>
    </style:style>
    <style:style style:name="Tabella175.E289" style:family="table-cell">
      <style:table-cell-properties fo:padding="0.097cm" fo:border-left="0.05pt solid #000000" fo:border-right="0.05pt solid #000000" fo:border-top="none" fo:border-bottom="0.05pt solid #000000"/>
    </style:style>
    <style:style style:name="Tabella175.A290" style:family="table-cell">
      <style:table-cell-properties fo:padding="0.097cm" fo:border-left="0.05pt solid #000000" fo:border-right="none" fo:border-top="none" fo:border-bottom="0.05pt solid #000000"/>
    </style:style>
    <style:style style:name="Tabella175.B290" style:family="table-cell">
      <style:table-cell-properties fo:padding="0.097cm" fo:border-left="0.05pt solid #000000" fo:border-right="none" fo:border-top="none" fo:border-bottom="0.05pt solid #000000"/>
    </style:style>
    <style:style style:name="Tabella175.C290" style:family="table-cell">
      <style:table-cell-properties fo:padding="0.097cm" fo:border-left="0.05pt solid #000000" fo:border-right="none" fo:border-top="none" fo:border-bottom="0.05pt solid #000000"/>
    </style:style>
    <style:style style:name="Tabella175.D290" style:family="table-cell">
      <style:table-cell-properties fo:padding="0.097cm" fo:border-left="0.05pt solid #000000" fo:border-right="none" fo:border-top="none" fo:border-bottom="0.05pt solid #000000"/>
    </style:style>
    <style:style style:name="Tabella175.E290" style:family="table-cell">
      <style:table-cell-properties fo:padding="0.097cm" fo:border-left="0.05pt solid #000000" fo:border-right="0.05pt solid #000000" fo:border-top="none" fo:border-bottom="0.05pt solid #000000"/>
    </style:style>
    <style:style style:name="Tabella175.A291" style:family="table-cell">
      <style:table-cell-properties fo:padding="0.097cm" fo:border-left="0.05pt solid #000000" fo:border-right="none" fo:border-top="none" fo:border-bottom="0.05pt solid #000000"/>
    </style:style>
    <style:style style:name="Tabella175.B291" style:family="table-cell">
      <style:table-cell-properties fo:padding="0.097cm" fo:border-left="0.05pt solid #000000" fo:border-right="none" fo:border-top="none" fo:border-bottom="0.05pt solid #000000"/>
    </style:style>
    <style:style style:name="Tabella175.C291" style:family="table-cell">
      <style:table-cell-properties fo:padding="0.097cm" fo:border-left="0.05pt solid #000000" fo:border-right="none" fo:border-top="none" fo:border-bottom="0.05pt solid #000000"/>
    </style:style>
    <style:style style:name="Tabella175.D291" style:family="table-cell">
      <style:table-cell-properties fo:padding="0.097cm" fo:border-left="0.05pt solid #000000" fo:border-right="none" fo:border-top="none" fo:border-bottom="0.05pt solid #000000"/>
    </style:style>
    <style:style style:name="Tabella175.E291" style:family="table-cell">
      <style:table-cell-properties fo:padding="0.097cm" fo:border-left="0.05pt solid #000000" fo:border-right="0.05pt solid #000000" fo:border-top="none" fo:border-bottom="0.05pt solid #000000"/>
    </style:style>
    <style:style style:name="Tabella175.A292" style:family="table-cell">
      <style:table-cell-properties fo:padding="0.097cm" fo:border-left="0.05pt solid #000000" fo:border-right="none" fo:border-top="none" fo:border-bottom="0.05pt solid #000000"/>
    </style:style>
    <style:style style:name="Tabella175.B292" style:family="table-cell">
      <style:table-cell-properties fo:padding="0.097cm" fo:border-left="0.05pt solid #000000" fo:border-right="none" fo:border-top="none" fo:border-bottom="0.05pt solid #000000"/>
    </style:style>
    <style:style style:name="Tabella175.C292" style:family="table-cell">
      <style:table-cell-properties fo:padding="0.097cm" fo:border-left="0.05pt solid #000000" fo:border-right="none" fo:border-top="none" fo:border-bottom="0.05pt solid #000000"/>
    </style:style>
    <style:style style:name="Tabella175.D292" style:family="table-cell">
      <style:table-cell-properties fo:padding="0.097cm" fo:border-left="0.05pt solid #000000" fo:border-right="none" fo:border-top="none" fo:border-bottom="0.05pt solid #000000"/>
    </style:style>
    <style:style style:name="Tabella175.E292" style:family="table-cell">
      <style:table-cell-properties fo:padding="0.097cm" fo:border-left="0.05pt solid #000000" fo:border-right="0.05pt solid #000000" fo:border-top="none" fo:border-bottom="0.05pt solid #000000"/>
    </style:style>
    <style:style style:name="Tabella175.A293" style:family="table-cell">
      <style:table-cell-properties fo:padding="0.097cm" fo:border-left="0.05pt solid #000000" fo:border-right="none" fo:border-top="none" fo:border-bottom="0.05pt solid #000000"/>
    </style:style>
    <style:style style:name="Tabella175.B293" style:family="table-cell">
      <style:table-cell-properties fo:padding="0.097cm" fo:border-left="0.05pt solid #000000" fo:border-right="none" fo:border-top="none" fo:border-bottom="0.05pt solid #000000"/>
    </style:style>
    <style:style style:name="Tabella175.C293" style:family="table-cell">
      <style:table-cell-properties fo:padding="0.097cm" fo:border-left="0.05pt solid #000000" fo:border-right="none" fo:border-top="none" fo:border-bottom="0.05pt solid #000000"/>
    </style:style>
    <style:style style:name="Tabella175.D293" style:family="table-cell">
      <style:table-cell-properties fo:padding="0.097cm" fo:border-left="0.05pt solid #000000" fo:border-right="none" fo:border-top="none" fo:border-bottom="0.05pt solid #000000"/>
    </style:style>
    <style:style style:name="Tabella175.E293" style:family="table-cell">
      <style:table-cell-properties fo:padding="0.097cm" fo:border-left="0.05pt solid #000000" fo:border-right="0.05pt solid #000000" fo:border-top="none" fo:border-bottom="0.05pt solid #000000"/>
    </style:style>
    <style:style style:name="Tabella175.A294" style:family="table-cell">
      <style:table-cell-properties fo:padding="0.097cm" fo:border-left="0.05pt solid #000000" fo:border-right="none" fo:border-top="none" fo:border-bottom="0.05pt solid #000000"/>
    </style:style>
    <style:style style:name="Tabella175.B294" style:family="table-cell">
      <style:table-cell-properties fo:padding="0.097cm" fo:border-left="0.05pt solid #000000" fo:border-right="none" fo:border-top="none" fo:border-bottom="0.05pt solid #000000"/>
    </style:style>
    <style:style style:name="Tabella175.C294" style:family="table-cell">
      <style:table-cell-properties fo:padding="0.097cm" fo:border-left="0.05pt solid #000000" fo:border-right="none" fo:border-top="none" fo:border-bottom="0.05pt solid #000000"/>
    </style:style>
    <style:style style:name="Tabella175.D294" style:family="table-cell">
      <style:table-cell-properties fo:padding="0.097cm" fo:border-left="0.05pt solid #000000" fo:border-right="none" fo:border-top="none" fo:border-bottom="0.05pt solid #000000"/>
    </style:style>
    <style:style style:name="Tabella175.E294" style:family="table-cell">
      <style:table-cell-properties fo:padding="0.097cm" fo:border-left="0.05pt solid #000000" fo:border-right="0.05pt solid #000000" fo:border-top="none" fo:border-bottom="0.05pt solid #000000"/>
    </style:style>
    <style:style style:name="Tabella175.A295" style:family="table-cell">
      <style:table-cell-properties fo:padding="0.097cm" fo:border-left="0.05pt solid #000000" fo:border-right="none" fo:border-top="none" fo:border-bottom="0.05pt solid #000000"/>
    </style:style>
    <style:style style:name="Tabella175.B295" style:family="table-cell">
      <style:table-cell-properties fo:padding="0.097cm" fo:border-left="0.05pt solid #000000" fo:border-right="none" fo:border-top="none" fo:border-bottom="0.05pt solid #000000"/>
    </style:style>
    <style:style style:name="Tabella175.C295" style:family="table-cell">
      <style:table-cell-properties fo:padding="0.097cm" fo:border-left="0.05pt solid #000000" fo:border-right="none" fo:border-top="none" fo:border-bottom="0.05pt solid #000000"/>
    </style:style>
    <style:style style:name="Tabella175.D295" style:family="table-cell">
      <style:table-cell-properties fo:padding="0.097cm" fo:border-left="0.05pt solid #000000" fo:border-right="none" fo:border-top="none" fo:border-bottom="0.05pt solid #000000"/>
    </style:style>
    <style:style style:name="Tabella175.E295" style:family="table-cell">
      <style:table-cell-properties fo:padding="0.097cm" fo:border-left="0.05pt solid #000000" fo:border-right="0.05pt solid #000000" fo:border-top="none" fo:border-bottom="0.05pt solid #000000"/>
    </style:style>
    <style:style style:name="Tabella175.A296" style:family="table-cell">
      <style:table-cell-properties fo:padding="0.097cm" fo:border-left="0.05pt solid #000000" fo:border-right="none" fo:border-top="none" fo:border-bottom="0.05pt solid #000000"/>
    </style:style>
    <style:style style:name="Tabella175.B296" style:family="table-cell">
      <style:table-cell-properties fo:padding="0.097cm" fo:border-left="0.05pt solid #000000" fo:border-right="none" fo:border-top="none" fo:border-bottom="0.05pt solid #000000"/>
    </style:style>
    <style:style style:name="Tabella175.C296" style:family="table-cell">
      <style:table-cell-properties fo:padding="0.097cm" fo:border-left="0.05pt solid #000000" fo:border-right="none" fo:border-top="none" fo:border-bottom="0.05pt solid #000000"/>
    </style:style>
    <style:style style:name="Tabella175.D296" style:family="table-cell">
      <style:table-cell-properties fo:padding="0.097cm" fo:border-left="0.05pt solid #000000" fo:border-right="none" fo:border-top="none" fo:border-bottom="0.05pt solid #000000"/>
    </style:style>
    <style:style style:name="Tabella175.E296" style:family="table-cell">
      <style:table-cell-properties fo:padding="0.097cm" fo:border-left="0.05pt solid #000000" fo:border-right="0.05pt solid #000000" fo:border-top="none" fo:border-bottom="0.05pt solid #000000"/>
    </style:style>
    <style:style style:name="Tabella175.A297" style:family="table-cell">
      <style:table-cell-properties fo:padding="0.097cm" fo:border-left="0.05pt solid #000000" fo:border-right="none" fo:border-top="none" fo:border-bottom="0.05pt solid #000000"/>
    </style:style>
    <style:style style:name="Tabella175.B297" style:family="table-cell">
      <style:table-cell-properties fo:padding="0.097cm" fo:border-left="0.05pt solid #000000" fo:border-right="none" fo:border-top="none" fo:border-bottom="0.05pt solid #000000"/>
    </style:style>
    <style:style style:name="Tabella175.C297" style:family="table-cell">
      <style:table-cell-properties fo:padding="0.097cm" fo:border-left="0.05pt solid #000000" fo:border-right="none" fo:border-top="none" fo:border-bottom="0.05pt solid #000000"/>
    </style:style>
    <style:style style:name="Tabella175.D297" style:family="table-cell">
      <style:table-cell-properties fo:padding="0.097cm" fo:border-left="0.05pt solid #000000" fo:border-right="none" fo:border-top="none" fo:border-bottom="0.05pt solid #000000"/>
    </style:style>
    <style:style style:name="Tabella175.E297" style:family="table-cell">
      <style:table-cell-properties fo:padding="0.097cm" fo:border-left="0.05pt solid #000000" fo:border-right="0.05pt solid #000000" fo:border-top="none" fo:border-bottom="0.05pt solid #000000"/>
    </style:style>
    <style:style style:name="Tabella175.A298" style:family="table-cell">
      <style:table-cell-properties fo:padding="0.097cm" fo:border-left="0.05pt solid #000000" fo:border-right="none" fo:border-top="none" fo:border-bottom="0.05pt solid #000000"/>
    </style:style>
    <style:style style:name="Tabella175.B298" style:family="table-cell">
      <style:table-cell-properties fo:padding="0.097cm" fo:border-left="0.05pt solid #000000" fo:border-right="none" fo:border-top="none" fo:border-bottom="0.05pt solid #000000"/>
    </style:style>
    <style:style style:name="Tabella175.C298" style:family="table-cell">
      <style:table-cell-properties fo:padding="0.097cm" fo:border-left="0.05pt solid #000000" fo:border-right="none" fo:border-top="none" fo:border-bottom="0.05pt solid #000000"/>
    </style:style>
    <style:style style:name="Tabella175.D298" style:family="table-cell">
      <style:table-cell-properties fo:padding="0.097cm" fo:border-left="0.05pt solid #000000" fo:border-right="none" fo:border-top="none" fo:border-bottom="0.05pt solid #000000"/>
    </style:style>
    <style:style style:name="Tabella175.E298" style:family="table-cell">
      <style:table-cell-properties fo:padding="0.097cm" fo:border-left="0.05pt solid #000000" fo:border-right="0.05pt solid #000000" fo:border-top="none" fo:border-bottom="0.05pt solid #000000"/>
    </style:style>
    <style:style style:name="Tabella175.A299" style:family="table-cell">
      <style:table-cell-properties fo:padding="0.097cm" fo:border-left="0.05pt solid #000000" fo:border-right="none" fo:border-top="none" fo:border-bottom="0.05pt solid #000000"/>
    </style:style>
    <style:style style:name="Tabella175.B299" style:family="table-cell">
      <style:table-cell-properties fo:padding="0.097cm" fo:border-left="0.05pt solid #000000" fo:border-right="none" fo:border-top="none" fo:border-bottom="0.05pt solid #000000"/>
    </style:style>
    <style:style style:name="Tabella175.C299" style:family="table-cell">
      <style:table-cell-properties fo:padding="0.097cm" fo:border-left="0.05pt solid #000000" fo:border-right="none" fo:border-top="none" fo:border-bottom="0.05pt solid #000000"/>
    </style:style>
    <style:style style:name="Tabella175.D299" style:family="table-cell">
      <style:table-cell-properties fo:padding="0.097cm" fo:border-left="0.05pt solid #000000" fo:border-right="none" fo:border-top="none" fo:border-bottom="0.05pt solid #000000"/>
    </style:style>
    <style:style style:name="Tabella175.E299" style:family="table-cell">
      <style:table-cell-properties fo:padding="0.097cm" fo:border-left="0.05pt solid #000000" fo:border-right="0.05pt solid #000000" fo:border-top="none" fo:border-bottom="0.05pt solid #000000"/>
    </style:style>
    <style:style style:name="Tabella175.A300" style:family="table-cell">
      <style:table-cell-properties fo:padding="0.097cm" fo:border-left="0.05pt solid #000000" fo:border-right="none" fo:border-top="none" fo:border-bottom="0.05pt solid #000000"/>
    </style:style>
    <style:style style:name="Tabella175.B300" style:family="table-cell">
      <style:table-cell-properties fo:padding="0.097cm" fo:border-left="0.05pt solid #000000" fo:border-right="none" fo:border-top="none" fo:border-bottom="0.05pt solid #000000"/>
    </style:style>
    <style:style style:name="Tabella175.C300" style:family="table-cell">
      <style:table-cell-properties fo:padding="0.097cm" fo:border-left="0.05pt solid #000000" fo:border-right="none" fo:border-top="none" fo:border-bottom="0.05pt solid #000000"/>
    </style:style>
    <style:style style:name="Tabella175.D300" style:family="table-cell">
      <style:table-cell-properties fo:padding="0.097cm" fo:border-left="0.05pt solid #000000" fo:border-right="none" fo:border-top="none" fo:border-bottom="0.05pt solid #000000"/>
    </style:style>
    <style:style style:name="Tabella175.E300" style:family="table-cell">
      <style:table-cell-properties fo:padding="0.097cm" fo:border-left="0.05pt solid #000000" fo:border-right="0.05pt solid #000000" fo:border-top="none" fo:border-bottom="0.05pt solid #000000"/>
    </style:style>
    <style:style style:name="Tabella175.A301" style:family="table-cell">
      <style:table-cell-properties fo:padding="0.097cm" fo:border-left="0.05pt solid #000000" fo:border-right="none" fo:border-top="none" fo:border-bottom="0.05pt solid #000000"/>
    </style:style>
    <style:style style:name="Tabella175.B301" style:family="table-cell">
      <style:table-cell-properties fo:padding="0.097cm" fo:border-left="0.05pt solid #000000" fo:border-right="none" fo:border-top="none" fo:border-bottom="0.05pt solid #000000"/>
    </style:style>
    <style:style style:name="Tabella175.C301" style:family="table-cell">
      <style:table-cell-properties fo:padding="0.097cm" fo:border-left="0.05pt solid #000000" fo:border-right="none" fo:border-top="none" fo:border-bottom="0.05pt solid #000000"/>
    </style:style>
    <style:style style:name="Tabella175.D301" style:family="table-cell">
      <style:table-cell-properties fo:padding="0.097cm" fo:border-left="0.05pt solid #000000" fo:border-right="none" fo:border-top="none" fo:border-bottom="0.05pt solid #000000"/>
    </style:style>
    <style:style style:name="Tabella175.E301" style:family="table-cell">
      <style:table-cell-properties fo:padding="0.097cm" fo:border-left="0.05pt solid #000000" fo:border-right="0.05pt solid #000000" fo:border-top="none" fo:border-bottom="0.05pt solid #000000"/>
    </style:style>
    <style:style style:name="Tabella175.A302" style:family="table-cell">
      <style:table-cell-properties fo:padding="0.097cm" fo:border-left="0.05pt solid #000000" fo:border-right="none" fo:border-top="none" fo:border-bottom="0.05pt solid #000000"/>
    </style:style>
    <style:style style:name="Tabella175.B302" style:family="table-cell">
      <style:table-cell-properties fo:padding="0.097cm" fo:border-left="0.05pt solid #000000" fo:border-right="none" fo:border-top="none" fo:border-bottom="0.05pt solid #000000"/>
    </style:style>
    <style:style style:name="Tabella175.C302" style:family="table-cell">
      <style:table-cell-properties fo:padding="0.097cm" fo:border-left="0.05pt solid #000000" fo:border-right="none" fo:border-top="none" fo:border-bottom="0.05pt solid #000000"/>
    </style:style>
    <style:style style:name="Tabella175.D302" style:family="table-cell">
      <style:table-cell-properties fo:padding="0.097cm" fo:border-left="0.05pt solid #000000" fo:border-right="none" fo:border-top="none" fo:border-bottom="0.05pt solid #000000"/>
    </style:style>
    <style:style style:name="Tabella175.E302" style:family="table-cell">
      <style:table-cell-properties fo:padding="0.097cm" fo:border-left="0.05pt solid #000000" fo:border-right="0.05pt solid #000000" fo:border-top="none" fo:border-bottom="0.05pt solid #000000"/>
    </style:style>
    <style:style style:name="Tabella175.A303" style:family="table-cell">
      <style:table-cell-properties fo:padding="0.097cm" fo:border-left="0.05pt solid #000000" fo:border-right="none" fo:border-top="none" fo:border-bottom="0.05pt solid #000000"/>
    </style:style>
    <style:style style:name="Tabella175.B303" style:family="table-cell">
      <style:table-cell-properties fo:padding="0.097cm" fo:border-left="0.05pt solid #000000" fo:border-right="none" fo:border-top="none" fo:border-bottom="0.05pt solid #000000"/>
    </style:style>
    <style:style style:name="Tabella175.C303" style:family="table-cell">
      <style:table-cell-properties fo:padding="0.097cm" fo:border-left="0.05pt solid #000000" fo:border-right="none" fo:border-top="none" fo:border-bottom="0.05pt solid #000000"/>
    </style:style>
    <style:style style:name="Tabella175.D303" style:family="table-cell">
      <style:table-cell-properties fo:padding="0.097cm" fo:border-left="0.05pt solid #000000" fo:border-right="none" fo:border-top="none" fo:border-bottom="0.05pt solid #000000"/>
    </style:style>
    <style:style style:name="Tabella175.E303" style:family="table-cell">
      <style:table-cell-properties fo:padding="0.097cm" fo:border-left="0.05pt solid #000000" fo:border-right="0.05pt solid #000000" fo:border-top="none" fo:border-bottom="0.05pt solid #000000"/>
    </style:style>
    <style:style style:name="Tabella175.A304" style:family="table-cell">
      <style:table-cell-properties fo:padding="0.097cm" fo:border-left="0.05pt solid #000000" fo:border-right="none" fo:border-top="none" fo:border-bottom="0.05pt solid #000000"/>
    </style:style>
    <style:style style:name="Tabella175.B304" style:family="table-cell">
      <style:table-cell-properties fo:padding="0.097cm" fo:border-left="0.05pt solid #000000" fo:border-right="none" fo:border-top="none" fo:border-bottom="0.05pt solid #000000"/>
    </style:style>
    <style:style style:name="Tabella175.C304" style:family="table-cell">
      <style:table-cell-properties fo:padding="0.097cm" fo:border-left="0.05pt solid #000000" fo:border-right="none" fo:border-top="none" fo:border-bottom="0.05pt solid #000000"/>
    </style:style>
    <style:style style:name="Tabella175.D304" style:family="table-cell">
      <style:table-cell-properties fo:padding="0.097cm" fo:border-left="0.05pt solid #000000" fo:border-right="none" fo:border-top="none" fo:border-bottom="0.05pt solid #000000"/>
    </style:style>
    <style:style style:name="Tabella175.E304" style:family="table-cell">
      <style:table-cell-properties fo:padding="0.097cm" fo:border-left="0.05pt solid #000000" fo:border-right="0.05pt solid #000000" fo:border-top="none" fo:border-bottom="0.05pt solid #000000"/>
    </style:style>
    <style:style style:name="Tabella175.A305" style:family="table-cell">
      <style:table-cell-properties fo:padding="0.097cm" fo:border-left="0.05pt solid #000000" fo:border-right="none" fo:border-top="none" fo:border-bottom="0.05pt solid #000000"/>
    </style:style>
    <style:style style:name="Tabella175.B305" style:family="table-cell">
      <style:table-cell-properties fo:padding="0.097cm" fo:border-left="0.05pt solid #000000" fo:border-right="none" fo:border-top="none" fo:border-bottom="0.05pt solid #000000"/>
    </style:style>
    <style:style style:name="Tabella175.C305" style:family="table-cell">
      <style:table-cell-properties fo:padding="0.097cm" fo:border-left="0.05pt solid #000000" fo:border-right="none" fo:border-top="none" fo:border-bottom="0.05pt solid #000000"/>
    </style:style>
    <style:style style:name="Tabella175.D305" style:family="table-cell">
      <style:table-cell-properties fo:padding="0.097cm" fo:border-left="0.05pt solid #000000" fo:border-right="none" fo:border-top="none" fo:border-bottom="0.05pt solid #000000"/>
    </style:style>
    <style:style style:name="Tabella175.E305" style:family="table-cell">
      <style:table-cell-properties fo:padding="0.097cm" fo:border-left="0.05pt solid #000000" fo:border-right="0.05pt solid #000000" fo:border-top="none" fo:border-bottom="0.05pt solid #000000"/>
    </style:style>
    <style:style style:name="Tabella175.A306" style:family="table-cell">
      <style:table-cell-properties fo:padding="0.097cm" fo:border-left="0.05pt solid #000000" fo:border-right="none" fo:border-top="none" fo:border-bottom="0.05pt solid #000000"/>
    </style:style>
    <style:style style:name="Tabella175.B306" style:family="table-cell">
      <style:table-cell-properties fo:padding="0.097cm" fo:border-left="0.05pt solid #000000" fo:border-right="none" fo:border-top="none" fo:border-bottom="0.05pt solid #000000"/>
    </style:style>
    <style:style style:name="Tabella175.C306" style:family="table-cell">
      <style:table-cell-properties fo:padding="0.097cm" fo:border-left="0.05pt solid #000000" fo:border-right="none" fo:border-top="none" fo:border-bottom="0.05pt solid #000000"/>
    </style:style>
    <style:style style:name="Tabella175.D306" style:family="table-cell">
      <style:table-cell-properties fo:padding="0.097cm" fo:border-left="0.05pt solid #000000" fo:border-right="none" fo:border-top="none" fo:border-bottom="0.05pt solid #000000"/>
    </style:style>
    <style:style style:name="Tabella175.E306" style:family="table-cell">
      <style:table-cell-properties fo:padding="0.097cm" fo:border-left="0.05pt solid #000000" fo:border-right="0.05pt solid #000000" fo:border-top="none" fo:border-bottom="0.05pt solid #000000"/>
    </style:style>
    <style:style style:name="Tabella175.A307" style:family="table-cell">
      <style:table-cell-properties fo:padding="0.097cm" fo:border-left="0.05pt solid #000000" fo:border-right="none" fo:border-top="none" fo:border-bottom="0.05pt solid #000000"/>
    </style:style>
    <style:style style:name="Tabella175.B307" style:family="table-cell">
      <style:table-cell-properties fo:padding="0.097cm" fo:border-left="0.05pt solid #000000" fo:border-right="none" fo:border-top="none" fo:border-bottom="0.05pt solid #000000"/>
    </style:style>
    <style:style style:name="Tabella175.C307" style:family="table-cell">
      <style:table-cell-properties fo:padding="0.097cm" fo:border-left="0.05pt solid #000000" fo:border-right="none" fo:border-top="none" fo:border-bottom="0.05pt solid #000000"/>
    </style:style>
    <style:style style:name="Tabella175.D307" style:family="table-cell">
      <style:table-cell-properties fo:padding="0.097cm" fo:border-left="0.05pt solid #000000" fo:border-right="none" fo:border-top="none" fo:border-bottom="0.05pt solid #000000"/>
    </style:style>
    <style:style style:name="Tabella175.E307" style:family="table-cell">
      <style:table-cell-properties fo:padding="0.097cm" fo:border-left="0.05pt solid #000000" fo:border-right="0.05pt solid #000000" fo:border-top="none" fo:border-bottom="0.05pt solid #000000"/>
    </style:style>
    <style:style style:name="Tabella175.A308" style:family="table-cell">
      <style:table-cell-properties fo:padding="0.097cm" fo:border-left="0.05pt solid #000000" fo:border-right="none" fo:border-top="none" fo:border-bottom="0.05pt solid #000000"/>
    </style:style>
    <style:style style:name="Tabella175.B308" style:family="table-cell">
      <style:table-cell-properties fo:padding="0.097cm" fo:border-left="0.05pt solid #000000" fo:border-right="none" fo:border-top="none" fo:border-bottom="0.05pt solid #000000"/>
    </style:style>
    <style:style style:name="Tabella175.C308" style:family="table-cell">
      <style:table-cell-properties fo:padding="0.097cm" fo:border-left="0.05pt solid #000000" fo:border-right="none" fo:border-top="none" fo:border-bottom="0.05pt solid #000000"/>
    </style:style>
    <style:style style:name="Tabella175.D308" style:family="table-cell">
      <style:table-cell-properties fo:padding="0.097cm" fo:border-left="0.05pt solid #000000" fo:border-right="none" fo:border-top="none" fo:border-bottom="0.05pt solid #000000"/>
    </style:style>
    <style:style style:name="Tabella175.E308" style:family="table-cell">
      <style:table-cell-properties fo:padding="0.097cm" fo:border-left="0.05pt solid #000000" fo:border-right="0.05pt solid #000000" fo:border-top="none" fo:border-bottom="0.05pt solid #000000"/>
    </style:style>
    <style:style style:name="Tabella175.A309" style:family="table-cell">
      <style:table-cell-properties fo:padding="0.097cm" fo:border-left="0.05pt solid #000000" fo:border-right="none" fo:border-top="none" fo:border-bottom="0.05pt solid #000000"/>
    </style:style>
    <style:style style:name="Tabella175.B309" style:family="table-cell">
      <style:table-cell-properties fo:padding="0.097cm" fo:border-left="0.05pt solid #000000" fo:border-right="none" fo:border-top="none" fo:border-bottom="0.05pt solid #000000"/>
    </style:style>
    <style:style style:name="Tabella175.C309" style:family="table-cell">
      <style:table-cell-properties fo:padding="0.097cm" fo:border-left="0.05pt solid #000000" fo:border-right="none" fo:border-top="none" fo:border-bottom="0.05pt solid #000000"/>
    </style:style>
    <style:style style:name="Tabella175.D309" style:family="table-cell">
      <style:table-cell-properties fo:padding="0.097cm" fo:border-left="0.05pt solid #000000" fo:border-right="none" fo:border-top="none" fo:border-bottom="0.05pt solid #000000"/>
    </style:style>
    <style:style style:name="Tabella175.E309" style:family="table-cell">
      <style:table-cell-properties fo:padding="0.097cm" fo:border-left="0.05pt solid #000000" fo:border-right="0.05pt solid #000000" fo:border-top="none" fo:border-bottom="0.05pt solid #000000"/>
    </style:style>
    <style:style style:name="Tabella175.A310" style:family="table-cell">
      <style:table-cell-properties fo:padding="0.097cm" fo:border-left="0.05pt solid #000000" fo:border-right="none" fo:border-top="none" fo:border-bottom="0.05pt solid #000000"/>
    </style:style>
    <style:style style:name="Tabella175.B310" style:family="table-cell">
      <style:table-cell-properties fo:padding="0.097cm" fo:border-left="0.05pt solid #000000" fo:border-right="none" fo:border-top="none" fo:border-bottom="0.05pt solid #000000"/>
    </style:style>
    <style:style style:name="Tabella175.C310" style:family="table-cell">
      <style:table-cell-properties fo:padding="0.097cm" fo:border-left="0.05pt solid #000000" fo:border-right="none" fo:border-top="none" fo:border-bottom="0.05pt solid #000000"/>
    </style:style>
    <style:style style:name="Tabella175.D310" style:family="table-cell">
      <style:table-cell-properties fo:padding="0.097cm" fo:border-left="0.05pt solid #000000" fo:border-right="none" fo:border-top="none" fo:border-bottom="0.05pt solid #000000"/>
    </style:style>
    <style:style style:name="Tabella175.E310" style:family="table-cell">
      <style:table-cell-properties fo:padding="0.097cm" fo:border-left="0.05pt solid #000000" fo:border-right="0.05pt solid #000000" fo:border-top="none" fo:border-bottom="0.05pt solid #000000"/>
    </style:style>
    <style:style style:name="Tabella175.A311" style:family="table-cell">
      <style:table-cell-properties fo:padding="0.097cm" fo:border-left="0.05pt solid #000000" fo:border-right="none" fo:border-top="none" fo:border-bottom="0.05pt solid #000000"/>
    </style:style>
    <style:style style:name="Tabella175.B311" style:family="table-cell">
      <style:table-cell-properties fo:padding="0.097cm" fo:border-left="0.05pt solid #000000" fo:border-right="none" fo:border-top="none" fo:border-bottom="0.05pt solid #000000"/>
    </style:style>
    <style:style style:name="Tabella175.C311" style:family="table-cell">
      <style:table-cell-properties fo:padding="0.097cm" fo:border-left="0.05pt solid #000000" fo:border-right="none" fo:border-top="none" fo:border-bottom="0.05pt solid #000000"/>
    </style:style>
    <style:style style:name="Tabella175.D311" style:family="table-cell">
      <style:table-cell-properties fo:padding="0.097cm" fo:border-left="0.05pt solid #000000" fo:border-right="none" fo:border-top="none" fo:border-bottom="0.05pt solid #000000"/>
    </style:style>
    <style:style style:name="Tabella175.E311" style:family="table-cell">
      <style:table-cell-properties fo:padding="0.097cm" fo:border-left="0.05pt solid #000000" fo:border-right="0.05pt solid #000000" fo:border-top="none" fo:border-bottom="0.05pt solid #000000"/>
    </style:style>
    <style:style style:name="Tabella175.A312" style:family="table-cell">
      <style:table-cell-properties fo:padding="0.097cm" fo:border-left="0.05pt solid #000000" fo:border-right="none" fo:border-top="none" fo:border-bottom="0.05pt solid #000000"/>
    </style:style>
    <style:style style:name="Tabella175.B312" style:family="table-cell">
      <style:table-cell-properties fo:padding="0.097cm" fo:border-left="0.05pt solid #000000" fo:border-right="none" fo:border-top="none" fo:border-bottom="0.05pt solid #000000"/>
    </style:style>
    <style:style style:name="Tabella175.C312" style:family="table-cell">
      <style:table-cell-properties fo:padding="0.097cm" fo:border-left="0.05pt solid #000000" fo:border-right="none" fo:border-top="none" fo:border-bottom="0.05pt solid #000000"/>
    </style:style>
    <style:style style:name="Tabella175.D312" style:family="table-cell">
      <style:table-cell-properties fo:padding="0.097cm" fo:border-left="0.05pt solid #000000" fo:border-right="none" fo:border-top="none" fo:border-bottom="0.05pt solid #000000"/>
    </style:style>
    <style:style style:name="Tabella175.E312" style:family="table-cell">
      <style:table-cell-properties fo:padding="0.097cm" fo:border-left="0.05pt solid #000000" fo:border-right="0.05pt solid #000000" fo:border-top="none" fo:border-bottom="0.05pt solid #000000"/>
    </style:style>
    <style:style style:name="Tabella175.A313" style:family="table-cell">
      <style:table-cell-properties fo:padding="0.097cm" fo:border-left="0.05pt solid #000000" fo:border-right="none" fo:border-top="none" fo:border-bottom="0.05pt solid #000000"/>
    </style:style>
    <style:style style:name="Tabella175.B313" style:family="table-cell">
      <style:table-cell-properties fo:padding="0.097cm" fo:border-left="0.05pt solid #000000" fo:border-right="none" fo:border-top="none" fo:border-bottom="0.05pt solid #000000"/>
    </style:style>
    <style:style style:name="Tabella175.C313" style:family="table-cell">
      <style:table-cell-properties fo:padding="0.097cm" fo:border-left="0.05pt solid #000000" fo:border-right="none" fo:border-top="none" fo:border-bottom="0.05pt solid #000000"/>
    </style:style>
    <style:style style:name="Tabella175.D313" style:family="table-cell">
      <style:table-cell-properties fo:padding="0.097cm" fo:border-left="0.05pt solid #000000" fo:border-right="none" fo:border-top="none" fo:border-bottom="0.05pt solid #000000"/>
    </style:style>
    <style:style style:name="Tabella175.E313" style:family="table-cell">
      <style:table-cell-properties fo:padding="0.097cm" fo:border-left="0.05pt solid #000000" fo:border-right="0.05pt solid #000000" fo:border-top="none" fo:border-bottom="0.05pt solid #000000"/>
    </style:style>
    <style:style style:name="Tabella175.A314" style:family="table-cell">
      <style:table-cell-properties fo:padding="0.097cm" fo:border-left="0.05pt solid #000000" fo:border-right="none" fo:border-top="none" fo:border-bottom="0.05pt solid #000000"/>
    </style:style>
    <style:style style:name="Tabella175.B314" style:family="table-cell">
      <style:table-cell-properties fo:padding="0.097cm" fo:border-left="0.05pt solid #000000" fo:border-right="none" fo:border-top="none" fo:border-bottom="0.05pt solid #000000"/>
    </style:style>
    <style:style style:name="Tabella175.C314" style:family="table-cell">
      <style:table-cell-properties fo:padding="0.097cm" fo:border-left="0.05pt solid #000000" fo:border-right="none" fo:border-top="none" fo:border-bottom="0.05pt solid #000000"/>
    </style:style>
    <style:style style:name="Tabella175.D314" style:family="table-cell">
      <style:table-cell-properties fo:padding="0.097cm" fo:border-left="0.05pt solid #000000" fo:border-right="none" fo:border-top="none" fo:border-bottom="0.05pt solid #000000"/>
    </style:style>
    <style:style style:name="Tabella175.E314" style:family="table-cell">
      <style:table-cell-properties fo:padding="0.097cm" fo:border-left="0.05pt solid #000000" fo:border-right="0.05pt solid #000000" fo:border-top="none" fo:border-bottom="0.05pt solid #000000"/>
    </style:style>
    <style:style style:name="Tabella175.A315" style:family="table-cell">
      <style:table-cell-properties fo:padding="0.097cm" fo:border-left="0.05pt solid #000000" fo:border-right="none" fo:border-top="none" fo:border-bottom="0.05pt solid #000000"/>
    </style:style>
    <style:style style:name="Tabella175.B315" style:family="table-cell">
      <style:table-cell-properties fo:padding="0.097cm" fo:border-left="0.05pt solid #000000" fo:border-right="none" fo:border-top="none" fo:border-bottom="0.05pt solid #000000"/>
    </style:style>
    <style:style style:name="Tabella175.C315" style:family="table-cell">
      <style:table-cell-properties fo:padding="0.097cm" fo:border-left="0.05pt solid #000000" fo:border-right="none" fo:border-top="none" fo:border-bottom="0.05pt solid #000000"/>
    </style:style>
    <style:style style:name="Tabella175.D315" style:family="table-cell">
      <style:table-cell-properties fo:padding="0.097cm" fo:border-left="0.05pt solid #000000" fo:border-right="none" fo:border-top="none" fo:border-bottom="0.05pt solid #000000"/>
    </style:style>
    <style:style style:name="Tabella175.E315" style:family="table-cell">
      <style:table-cell-properties fo:padding="0.097cm" fo:border-left="0.05pt solid #000000" fo:border-right="0.05pt solid #000000" fo:border-top="none" fo:border-bottom="0.05pt solid #000000"/>
    </style:style>
    <style:style style:name="Tabella175.A316" style:family="table-cell">
      <style:table-cell-properties fo:padding="0.097cm" fo:border-left="0.05pt solid #000000" fo:border-right="none" fo:border-top="none" fo:border-bottom="0.05pt solid #000000"/>
    </style:style>
    <style:style style:name="Tabella175.B316" style:family="table-cell">
      <style:table-cell-properties fo:padding="0.097cm" fo:border-left="0.05pt solid #000000" fo:border-right="none" fo:border-top="none" fo:border-bottom="0.05pt solid #000000"/>
    </style:style>
    <style:style style:name="Tabella175.C316" style:family="table-cell">
      <style:table-cell-properties fo:padding="0.097cm" fo:border-left="0.05pt solid #000000" fo:border-right="none" fo:border-top="none" fo:border-bottom="0.05pt solid #000000"/>
    </style:style>
    <style:style style:name="Tabella175.D316" style:family="table-cell">
      <style:table-cell-properties fo:padding="0.097cm" fo:border-left="0.05pt solid #000000" fo:border-right="none" fo:border-top="none" fo:border-bottom="0.05pt solid #000000"/>
    </style:style>
    <style:style style:name="Tabella175.E316" style:family="table-cell">
      <style:table-cell-properties fo:padding="0.097cm" fo:border-left="0.05pt solid #000000" fo:border-right="0.05pt solid #000000" fo:border-top="none" fo:border-bottom="0.05pt solid #000000"/>
    </style:style>
    <style:style style:name="Tabella175.A317" style:family="table-cell">
      <style:table-cell-properties fo:padding="0.097cm" fo:border-left="0.05pt solid #000000" fo:border-right="none" fo:border-top="none" fo:border-bottom="0.05pt solid #000000"/>
    </style:style>
    <style:style style:name="Tabella175.B317" style:family="table-cell">
      <style:table-cell-properties fo:padding="0.097cm" fo:border-left="0.05pt solid #000000" fo:border-right="none" fo:border-top="none" fo:border-bottom="0.05pt solid #000000"/>
    </style:style>
    <style:style style:name="Tabella175.C317" style:family="table-cell">
      <style:table-cell-properties fo:padding="0.097cm" fo:border-left="0.05pt solid #000000" fo:border-right="none" fo:border-top="none" fo:border-bottom="0.05pt solid #000000"/>
    </style:style>
    <style:style style:name="Tabella175.D317" style:family="table-cell">
      <style:table-cell-properties fo:padding="0.097cm" fo:border-left="0.05pt solid #000000" fo:border-right="none" fo:border-top="none" fo:border-bottom="0.05pt solid #000000"/>
    </style:style>
    <style:style style:name="Tabella175.E317" style:family="table-cell">
      <style:table-cell-properties fo:padding="0.097cm" fo:border-left="0.05pt solid #000000" fo:border-right="0.05pt solid #000000" fo:border-top="none" fo:border-bottom="0.05pt solid #000000"/>
    </style:style>
    <style:style style:name="Tabella175.A318" style:family="table-cell">
      <style:table-cell-properties fo:padding="0.097cm" fo:border-left="0.05pt solid #000000" fo:border-right="none" fo:border-top="none" fo:border-bottom="0.05pt solid #000000"/>
    </style:style>
    <style:style style:name="Tabella175.B318" style:family="table-cell">
      <style:table-cell-properties fo:padding="0.097cm" fo:border-left="0.05pt solid #000000" fo:border-right="none" fo:border-top="none" fo:border-bottom="0.05pt solid #000000"/>
    </style:style>
    <style:style style:name="Tabella175.C318" style:family="table-cell">
      <style:table-cell-properties fo:padding="0.097cm" fo:border-left="0.05pt solid #000000" fo:border-right="none" fo:border-top="none" fo:border-bottom="0.05pt solid #000000"/>
    </style:style>
    <style:style style:name="Tabella175.D318" style:family="table-cell">
      <style:table-cell-properties fo:padding="0.097cm" fo:border-left="0.05pt solid #000000" fo:border-right="none" fo:border-top="none" fo:border-bottom="0.05pt solid #000000"/>
    </style:style>
    <style:style style:name="Tabella175.E318" style:family="table-cell">
      <style:table-cell-properties fo:padding="0.097cm" fo:border-left="0.05pt solid #000000" fo:border-right="0.05pt solid #000000" fo:border-top="none" fo:border-bottom="0.05pt solid #000000"/>
    </style:style>
    <style:style style:name="Tabella175.A319" style:family="table-cell">
      <style:table-cell-properties fo:padding="0.097cm" fo:border-left="0.05pt solid #000000" fo:border-right="none" fo:border-top="none" fo:border-bottom="0.05pt solid #000000"/>
    </style:style>
    <style:style style:name="Tabella175.B319" style:family="table-cell">
      <style:table-cell-properties fo:padding="0.097cm" fo:border-left="0.05pt solid #000000" fo:border-right="none" fo:border-top="none" fo:border-bottom="0.05pt solid #000000"/>
    </style:style>
    <style:style style:name="Tabella175.C319" style:family="table-cell">
      <style:table-cell-properties fo:padding="0.097cm" fo:border-left="0.05pt solid #000000" fo:border-right="none" fo:border-top="none" fo:border-bottom="0.05pt solid #000000"/>
    </style:style>
    <style:style style:name="Tabella175.D319" style:family="table-cell">
      <style:table-cell-properties fo:padding="0.097cm" fo:border-left="0.05pt solid #000000" fo:border-right="none" fo:border-top="none" fo:border-bottom="0.05pt solid #000000"/>
    </style:style>
    <style:style style:name="Tabella175.E319" style:family="table-cell">
      <style:table-cell-properties fo:padding="0.097cm" fo:border-left="0.05pt solid #000000" fo:border-right="0.05pt solid #000000" fo:border-top="none" fo:border-bottom="0.05pt solid #000000"/>
    </style:style>
    <style:style style:name="Tabella175.A320" style:family="table-cell">
      <style:table-cell-properties fo:padding="0.097cm" fo:border-left="0.05pt solid #000000" fo:border-right="none" fo:border-top="none" fo:border-bottom="0.05pt solid #000000"/>
    </style:style>
    <style:style style:name="Tabella175.B320" style:family="table-cell">
      <style:table-cell-properties fo:padding="0.097cm" fo:border-left="0.05pt solid #000000" fo:border-right="none" fo:border-top="none" fo:border-bottom="0.05pt solid #000000"/>
    </style:style>
    <style:style style:name="Tabella175.C320" style:family="table-cell">
      <style:table-cell-properties fo:padding="0.097cm" fo:border-left="0.05pt solid #000000" fo:border-right="none" fo:border-top="none" fo:border-bottom="0.05pt solid #000000"/>
    </style:style>
    <style:style style:name="Tabella175.D320" style:family="table-cell">
      <style:table-cell-properties fo:padding="0.097cm" fo:border-left="0.05pt solid #000000" fo:border-right="none" fo:border-top="none" fo:border-bottom="0.05pt solid #000000"/>
    </style:style>
    <style:style style:name="Tabella175.E320" style:family="table-cell">
      <style:table-cell-properties fo:padding="0.097cm" fo:border-left="0.05pt solid #000000" fo:border-right="0.05pt solid #000000" fo:border-top="none" fo:border-bottom="0.05pt solid #000000"/>
    </style:style>
    <style:style style:name="Tabella175.A321" style:family="table-cell">
      <style:table-cell-properties fo:padding="0.097cm" fo:border-left="0.05pt solid #000000" fo:border-right="none" fo:border-top="none" fo:border-bottom="0.05pt solid #000000"/>
    </style:style>
    <style:style style:name="Tabella175.B321" style:family="table-cell">
      <style:table-cell-properties fo:padding="0.097cm" fo:border-left="0.05pt solid #000000" fo:border-right="none" fo:border-top="none" fo:border-bottom="0.05pt solid #000000"/>
    </style:style>
    <style:style style:name="Tabella175.C321" style:family="table-cell">
      <style:table-cell-properties fo:padding="0.097cm" fo:border-left="0.05pt solid #000000" fo:border-right="none" fo:border-top="none" fo:border-bottom="0.05pt solid #000000"/>
    </style:style>
    <style:style style:name="Tabella175.D321" style:family="table-cell">
      <style:table-cell-properties fo:padding="0.097cm" fo:border-left="0.05pt solid #000000" fo:border-right="none" fo:border-top="none" fo:border-bottom="0.05pt solid #000000"/>
    </style:style>
    <style:style style:name="Tabella175.E321" style:family="table-cell">
      <style:table-cell-properties fo:padding="0.097cm" fo:border-left="0.05pt solid #000000" fo:border-right="0.05pt solid #000000" fo:border-top="none" fo:border-bottom="0.05pt solid #000000"/>
    </style:style>
    <style:style style:name="Tabella175.A322" style:family="table-cell">
      <style:table-cell-properties fo:padding="0.097cm" fo:border-left="0.05pt solid #000000" fo:border-right="none" fo:border-top="none" fo:border-bottom="0.05pt solid #000000"/>
    </style:style>
    <style:style style:name="Tabella175.B322" style:family="table-cell">
      <style:table-cell-properties fo:padding="0.097cm" fo:border-left="0.05pt solid #000000" fo:border-right="none" fo:border-top="none" fo:border-bottom="0.05pt solid #000000"/>
    </style:style>
    <style:style style:name="Tabella175.C322" style:family="table-cell">
      <style:table-cell-properties fo:padding="0.097cm" fo:border-left="0.05pt solid #000000" fo:border-right="none" fo:border-top="none" fo:border-bottom="0.05pt solid #000000"/>
    </style:style>
    <style:style style:name="Tabella175.D322" style:family="table-cell">
      <style:table-cell-properties fo:padding="0.097cm" fo:border-left="0.05pt solid #000000" fo:border-right="none" fo:border-top="none" fo:border-bottom="0.05pt solid #000000"/>
    </style:style>
    <style:style style:name="Tabella175.E322" style:family="table-cell">
      <style:table-cell-properties fo:padding="0.097cm" fo:border-left="0.05pt solid #000000" fo:border-right="0.05pt solid #000000" fo:border-top="none" fo:border-bottom="0.05pt solid #000000"/>
    </style:style>
    <style:style style:name="Tabella175.A323" style:family="table-cell">
      <style:table-cell-properties fo:padding="0.097cm" fo:border-left="0.05pt solid #000000" fo:border-right="none" fo:border-top="none" fo:border-bottom="0.05pt solid #000000"/>
    </style:style>
    <style:style style:name="Tabella175.B323" style:family="table-cell">
      <style:table-cell-properties fo:padding="0.097cm" fo:border-left="0.05pt solid #000000" fo:border-right="none" fo:border-top="none" fo:border-bottom="0.05pt solid #000000"/>
    </style:style>
    <style:style style:name="Tabella175.C323" style:family="table-cell">
      <style:table-cell-properties fo:padding="0.097cm" fo:border-left="0.05pt solid #000000" fo:border-right="none" fo:border-top="none" fo:border-bottom="0.05pt solid #000000"/>
    </style:style>
    <style:style style:name="Tabella175.D323" style:family="table-cell">
      <style:table-cell-properties fo:padding="0.097cm" fo:border-left="0.05pt solid #000000" fo:border-right="none" fo:border-top="none" fo:border-bottom="0.05pt solid #000000"/>
    </style:style>
    <style:style style:name="Tabella175.E323" style:family="table-cell">
      <style:table-cell-properties fo:padding="0.097cm" fo:border-left="0.05pt solid #000000" fo:border-right="0.05pt solid #000000" fo:border-top="none" fo:border-bottom="0.05pt solid #000000"/>
    </style:style>
    <style:style style:name="Tabella175.A324" style:family="table-cell">
      <style:table-cell-properties fo:padding="0.097cm" fo:border-left="0.05pt solid #000000" fo:border-right="none" fo:border-top="none" fo:border-bottom="0.05pt solid #000000"/>
    </style:style>
    <style:style style:name="Tabella175.B324" style:family="table-cell">
      <style:table-cell-properties fo:padding="0.097cm" fo:border-left="0.05pt solid #000000" fo:border-right="none" fo:border-top="none" fo:border-bottom="0.05pt solid #000000"/>
    </style:style>
    <style:style style:name="Tabella175.C324" style:family="table-cell">
      <style:table-cell-properties fo:padding="0.097cm" fo:border-left="0.05pt solid #000000" fo:border-right="none" fo:border-top="none" fo:border-bottom="0.05pt solid #000000"/>
    </style:style>
    <style:style style:name="Tabella175.D324" style:family="table-cell">
      <style:table-cell-properties fo:padding="0.097cm" fo:border-left="0.05pt solid #000000" fo:border-right="none" fo:border-top="none" fo:border-bottom="0.05pt solid #000000"/>
    </style:style>
    <style:style style:name="Tabella175.E324" style:family="table-cell">
      <style:table-cell-properties fo:padding="0.097cm" fo:border-left="0.05pt solid #000000" fo:border-right="0.05pt solid #000000" fo:border-top="none" fo:border-bottom="0.05pt solid #000000"/>
    </style:style>
    <style:style style:name="Tabella175.A325" style:family="table-cell">
      <style:table-cell-properties fo:padding="0.097cm" fo:border-left="0.05pt solid #000000" fo:border-right="none" fo:border-top="none" fo:border-bottom="0.05pt solid #000000"/>
    </style:style>
    <style:style style:name="Tabella175.B325" style:family="table-cell">
      <style:table-cell-properties fo:padding="0.097cm" fo:border-left="0.05pt solid #000000" fo:border-right="none" fo:border-top="none" fo:border-bottom="0.05pt solid #000000"/>
    </style:style>
    <style:style style:name="Tabella175.C325" style:family="table-cell">
      <style:table-cell-properties fo:padding="0.097cm" fo:border-left="0.05pt solid #000000" fo:border-right="none" fo:border-top="none" fo:border-bottom="0.05pt solid #000000"/>
    </style:style>
    <style:style style:name="Tabella175.D325" style:family="table-cell">
      <style:table-cell-properties fo:padding="0.097cm" fo:border-left="0.05pt solid #000000" fo:border-right="none" fo:border-top="none" fo:border-bottom="0.05pt solid #000000"/>
    </style:style>
    <style:style style:name="Tabella175.E325" style:family="table-cell">
      <style:table-cell-properties fo:padding="0.097cm" fo:border-left="0.05pt solid #000000" fo:border-right="0.05pt solid #000000" fo:border-top="none" fo:border-bottom="0.05pt solid #000000"/>
    </style:style>
    <style:style style:name="Tabella175.A326" style:family="table-cell">
      <style:table-cell-properties fo:padding="0.097cm" fo:border-left="0.05pt solid #000000" fo:border-right="none" fo:border-top="none" fo:border-bottom="0.05pt solid #000000"/>
    </style:style>
    <style:style style:name="Tabella175.B326" style:family="table-cell">
      <style:table-cell-properties fo:padding="0.097cm" fo:border-left="0.05pt solid #000000" fo:border-right="none" fo:border-top="none" fo:border-bottom="0.05pt solid #000000"/>
    </style:style>
    <style:style style:name="Tabella175.C326" style:family="table-cell">
      <style:table-cell-properties fo:padding="0.097cm" fo:border-left="0.05pt solid #000000" fo:border-right="none" fo:border-top="none" fo:border-bottom="0.05pt solid #000000"/>
    </style:style>
    <style:style style:name="Tabella175.D326" style:family="table-cell">
      <style:table-cell-properties fo:padding="0.097cm" fo:border-left="0.05pt solid #000000" fo:border-right="none" fo:border-top="none" fo:border-bottom="0.05pt solid #000000"/>
    </style:style>
    <style:style style:name="Tabella175.E326" style:family="table-cell">
      <style:table-cell-properties fo:padding="0.097cm" fo:border-left="0.05pt solid #000000" fo:border-right="0.05pt solid #000000" fo:border-top="none" fo:border-bottom="0.05pt solid #000000"/>
    </style:style>
    <style:style style:name="Tabella175.A327" style:family="table-cell">
      <style:table-cell-properties fo:padding="0.097cm" fo:border-left="0.05pt solid #000000" fo:border-right="none" fo:border-top="none" fo:border-bottom="0.05pt solid #000000"/>
    </style:style>
    <style:style style:name="Tabella175.B327" style:family="table-cell">
      <style:table-cell-properties fo:padding="0.097cm" fo:border-left="0.05pt solid #000000" fo:border-right="none" fo:border-top="none" fo:border-bottom="0.05pt solid #000000"/>
    </style:style>
    <style:style style:name="Tabella175.C327" style:family="table-cell">
      <style:table-cell-properties fo:padding="0.097cm" fo:border-left="0.05pt solid #000000" fo:border-right="none" fo:border-top="none" fo:border-bottom="0.05pt solid #000000"/>
    </style:style>
    <style:style style:name="Tabella175.D327" style:family="table-cell">
      <style:table-cell-properties fo:padding="0.097cm" fo:border-left="0.05pt solid #000000" fo:border-right="none" fo:border-top="none" fo:border-bottom="0.05pt solid #000000"/>
    </style:style>
    <style:style style:name="Tabella175.E327" style:family="table-cell">
      <style:table-cell-properties fo:padding="0.097cm" fo:border-left="0.05pt solid #000000" fo:border-right="0.05pt solid #000000" fo:border-top="none" fo:border-bottom="0.05pt solid #000000"/>
    </style:style>
    <style:style style:name="Tabella175.A328" style:family="table-cell">
      <style:table-cell-properties fo:padding="0.097cm" fo:border-left="0.05pt solid #000000" fo:border-right="none" fo:border-top="none" fo:border-bottom="0.05pt solid #000000"/>
    </style:style>
    <style:style style:name="Tabella175.B328" style:family="table-cell">
      <style:table-cell-properties fo:padding="0.097cm" fo:border-left="0.05pt solid #000000" fo:border-right="none" fo:border-top="none" fo:border-bottom="0.05pt solid #000000"/>
    </style:style>
    <style:style style:name="Tabella175.C328" style:family="table-cell">
      <style:table-cell-properties fo:padding="0.097cm" fo:border-left="0.05pt solid #000000" fo:border-right="none" fo:border-top="none" fo:border-bottom="0.05pt solid #000000"/>
    </style:style>
    <style:style style:name="Tabella175.D328" style:family="table-cell">
      <style:table-cell-properties fo:padding="0.097cm" fo:border-left="0.05pt solid #000000" fo:border-right="none" fo:border-top="none" fo:border-bottom="0.05pt solid #000000"/>
    </style:style>
    <style:style style:name="Tabella175.E328" style:family="table-cell">
      <style:table-cell-properties fo:padding="0.097cm" fo:border-left="0.05pt solid #000000" fo:border-right="0.05pt solid #000000" fo:border-top="none" fo:border-bottom="0.05pt solid #000000"/>
    </style:style>
    <style:style style:name="Tabella175.A329" style:family="table-cell">
      <style:table-cell-properties fo:padding="0.097cm" fo:border-left="0.05pt solid #000000" fo:border-right="none" fo:border-top="none" fo:border-bottom="0.05pt solid #000000"/>
    </style:style>
    <style:style style:name="Tabella175.B329" style:family="table-cell">
      <style:table-cell-properties fo:padding="0.097cm" fo:border-left="0.05pt solid #000000" fo:border-right="none" fo:border-top="none" fo:border-bottom="0.05pt solid #000000"/>
    </style:style>
    <style:style style:name="Tabella175.C329" style:family="table-cell">
      <style:table-cell-properties fo:padding="0.097cm" fo:border-left="0.05pt solid #000000" fo:border-right="none" fo:border-top="none" fo:border-bottom="0.05pt solid #000000"/>
    </style:style>
    <style:style style:name="Tabella175.D329" style:family="table-cell">
      <style:table-cell-properties fo:padding="0.097cm" fo:border-left="0.05pt solid #000000" fo:border-right="none" fo:border-top="none" fo:border-bottom="0.05pt solid #000000"/>
    </style:style>
    <style:style style:name="Tabella175.E329" style:family="table-cell">
      <style:table-cell-properties fo:padding="0.097cm" fo:border-left="0.05pt solid #000000" fo:border-right="0.05pt solid #000000" fo:border-top="none" fo:border-bottom="0.05pt solid #000000"/>
    </style:style>
    <style:style style:name="Tabella175.A330" style:family="table-cell">
      <style:table-cell-properties fo:padding="0.097cm" fo:border-left="0.05pt solid #000000" fo:border-right="none" fo:border-top="none" fo:border-bottom="0.05pt solid #000000"/>
    </style:style>
    <style:style style:name="Tabella175.B330" style:family="table-cell">
      <style:table-cell-properties fo:padding="0.097cm" fo:border-left="0.05pt solid #000000" fo:border-right="none" fo:border-top="none" fo:border-bottom="0.05pt solid #000000"/>
    </style:style>
    <style:style style:name="Tabella175.C330" style:family="table-cell">
      <style:table-cell-properties fo:padding="0.097cm" fo:border-left="0.05pt solid #000000" fo:border-right="none" fo:border-top="none" fo:border-bottom="0.05pt solid #000000"/>
    </style:style>
    <style:style style:name="Tabella175.D330" style:family="table-cell">
      <style:table-cell-properties fo:padding="0.097cm" fo:border-left="0.05pt solid #000000" fo:border-right="none" fo:border-top="none" fo:border-bottom="0.05pt solid #000000"/>
    </style:style>
    <style:style style:name="Tabella175.E330" style:family="table-cell">
      <style:table-cell-properties fo:padding="0.097cm" fo:border-left="0.05pt solid #000000" fo:border-right="0.05pt solid #000000" fo:border-top="none" fo:border-bottom="0.05pt solid #000000"/>
    </style:style>
    <style:style style:name="Tabella175.A331" style:family="table-cell">
      <style:table-cell-properties fo:padding="0.097cm" fo:border-left="0.05pt solid #000000" fo:border-right="none" fo:border-top="none" fo:border-bottom="0.05pt solid #000000"/>
    </style:style>
    <style:style style:name="Tabella175.B331" style:family="table-cell">
      <style:table-cell-properties fo:padding="0.097cm" fo:border-left="0.05pt solid #000000" fo:border-right="none" fo:border-top="none" fo:border-bottom="0.05pt solid #000000"/>
    </style:style>
    <style:style style:name="Tabella175.C331" style:family="table-cell">
      <style:table-cell-properties fo:padding="0.097cm" fo:border-left="0.05pt solid #000000" fo:border-right="none" fo:border-top="none" fo:border-bottom="0.05pt solid #000000"/>
    </style:style>
    <style:style style:name="Tabella175.D331" style:family="table-cell">
      <style:table-cell-properties fo:padding="0.097cm" fo:border-left="0.05pt solid #000000" fo:border-right="none" fo:border-top="none" fo:border-bottom="0.05pt solid #000000"/>
    </style:style>
    <style:style style:name="Tabella175.E331" style:family="table-cell">
      <style:table-cell-properties fo:padding="0.097cm" fo:border-left="0.05pt solid #000000" fo:border-right="0.05pt solid #000000" fo:border-top="none" fo:border-bottom="0.05pt solid #000000"/>
    </style:style>
    <style:style style:name="Tabella175.A332" style:family="table-cell">
      <style:table-cell-properties fo:padding="0.097cm" fo:border-left="0.05pt solid #000000" fo:border-right="none" fo:border-top="none" fo:border-bottom="0.05pt solid #000000"/>
    </style:style>
    <style:style style:name="Tabella175.B332" style:family="table-cell">
      <style:table-cell-properties fo:padding="0.097cm" fo:border-left="0.05pt solid #000000" fo:border-right="none" fo:border-top="none" fo:border-bottom="0.05pt solid #000000"/>
    </style:style>
    <style:style style:name="Tabella175.C332" style:family="table-cell">
      <style:table-cell-properties fo:padding="0.097cm" fo:border-left="0.05pt solid #000000" fo:border-right="none" fo:border-top="none" fo:border-bottom="0.05pt solid #000000"/>
    </style:style>
    <style:style style:name="Tabella175.D332" style:family="table-cell">
      <style:table-cell-properties fo:padding="0.097cm" fo:border-left="0.05pt solid #000000" fo:border-right="none" fo:border-top="none" fo:border-bottom="0.05pt solid #000000"/>
    </style:style>
    <style:style style:name="Tabella175.E332" style:family="table-cell">
      <style:table-cell-properties fo:padding="0.097cm" fo:border-left="0.05pt solid #000000" fo:border-right="0.05pt solid #000000" fo:border-top="none" fo:border-bottom="0.05pt solid #000000"/>
    </style:style>
    <style:style style:name="Tabella175.A333" style:family="table-cell">
      <style:table-cell-properties fo:padding="0.097cm" fo:border-left="0.05pt solid #000000" fo:border-right="none" fo:border-top="none" fo:border-bottom="0.05pt solid #000000"/>
    </style:style>
    <style:style style:name="Tabella175.B333" style:family="table-cell">
      <style:table-cell-properties fo:padding="0.097cm" fo:border-left="0.05pt solid #000000" fo:border-right="none" fo:border-top="none" fo:border-bottom="0.05pt solid #000000"/>
    </style:style>
    <style:style style:name="Tabella175.C333" style:family="table-cell">
      <style:table-cell-properties fo:padding="0.097cm" fo:border-left="0.05pt solid #000000" fo:border-right="none" fo:border-top="none" fo:border-bottom="0.05pt solid #000000"/>
    </style:style>
    <style:style style:name="Tabella175.D333" style:family="table-cell">
      <style:table-cell-properties fo:padding="0.097cm" fo:border-left="0.05pt solid #000000" fo:border-right="none" fo:border-top="none" fo:border-bottom="0.05pt solid #000000"/>
    </style:style>
    <style:style style:name="Tabella175.E333" style:family="table-cell">
      <style:table-cell-properties fo:padding="0.097cm" fo:border-left="0.05pt solid #000000" fo:border-right="0.05pt solid #000000" fo:border-top="none" fo:border-bottom="0.05pt solid #000000"/>
    </style:style>
    <style:style style:name="Tabella175.A334" style:family="table-cell">
      <style:table-cell-properties fo:padding="0.097cm" fo:border-left="0.05pt solid #000000" fo:border-right="none" fo:border-top="none" fo:border-bottom="0.05pt solid #000000"/>
    </style:style>
    <style:style style:name="Tabella175.B334" style:family="table-cell">
      <style:table-cell-properties fo:padding="0.097cm" fo:border-left="0.05pt solid #000000" fo:border-right="none" fo:border-top="none" fo:border-bottom="0.05pt solid #000000"/>
    </style:style>
    <style:style style:name="Tabella175.C334" style:family="table-cell">
      <style:table-cell-properties fo:padding="0.097cm" fo:border-left="0.05pt solid #000000" fo:border-right="none" fo:border-top="none" fo:border-bottom="0.05pt solid #000000"/>
    </style:style>
    <style:style style:name="Tabella175.D334" style:family="table-cell">
      <style:table-cell-properties fo:padding="0.097cm" fo:border-left="0.05pt solid #000000" fo:border-right="none" fo:border-top="none" fo:border-bottom="0.05pt solid #000000"/>
    </style:style>
    <style:style style:name="Tabella175.E334" style:family="table-cell">
      <style:table-cell-properties fo:padding="0.097cm" fo:border-left="0.05pt solid #000000" fo:border-right="0.05pt solid #000000" fo:border-top="none" fo:border-bottom="0.05pt solid #000000"/>
    </style:style>
    <style:style style:name="Tabella175.A335" style:family="table-cell">
      <style:table-cell-properties fo:padding="0.097cm" fo:border-left="0.05pt solid #000000" fo:border-right="none" fo:border-top="none" fo:border-bottom="0.05pt solid #000000"/>
    </style:style>
    <style:style style:name="Tabella175.B335" style:family="table-cell">
      <style:table-cell-properties fo:padding="0.097cm" fo:border-left="0.05pt solid #000000" fo:border-right="none" fo:border-top="none" fo:border-bottom="0.05pt solid #000000"/>
    </style:style>
    <style:style style:name="Tabella175.C335" style:family="table-cell">
      <style:table-cell-properties fo:padding="0.097cm" fo:border-left="0.05pt solid #000000" fo:border-right="none" fo:border-top="none" fo:border-bottom="0.05pt solid #000000"/>
    </style:style>
    <style:style style:name="Tabella175.D335" style:family="table-cell">
      <style:table-cell-properties fo:padding="0.097cm" fo:border-left="0.05pt solid #000000" fo:border-right="none" fo:border-top="none" fo:border-bottom="0.05pt solid #000000"/>
    </style:style>
    <style:style style:name="Tabella175.E335" style:family="table-cell">
      <style:table-cell-properties fo:padding="0.097cm" fo:border-left="0.05pt solid #000000" fo:border-right="0.05pt solid #000000" fo:border-top="none" fo:border-bottom="0.05pt solid #000000"/>
    </style:style>
    <style:style style:name="Tabella175.A336" style:family="table-cell">
      <style:table-cell-properties fo:padding="0.097cm" fo:border-left="0.05pt solid #000000" fo:border-right="none" fo:border-top="none" fo:border-bottom="0.05pt solid #000000"/>
    </style:style>
    <style:style style:name="Tabella175.B336" style:family="table-cell">
      <style:table-cell-properties fo:padding="0.097cm" fo:border-left="0.05pt solid #000000" fo:border-right="none" fo:border-top="none" fo:border-bottom="0.05pt solid #000000"/>
    </style:style>
    <style:style style:name="Tabella175.C336" style:family="table-cell">
      <style:table-cell-properties fo:padding="0.097cm" fo:border-left="0.05pt solid #000000" fo:border-right="none" fo:border-top="none" fo:border-bottom="0.05pt solid #000000"/>
    </style:style>
    <style:style style:name="Tabella175.D336" style:family="table-cell">
      <style:table-cell-properties fo:padding="0.097cm" fo:border-left="0.05pt solid #000000" fo:border-right="none" fo:border-top="none" fo:border-bottom="0.05pt solid #000000"/>
    </style:style>
    <style:style style:name="Tabella175.E336" style:family="table-cell">
      <style:table-cell-properties fo:padding="0.097cm" fo:border-left="0.05pt solid #000000" fo:border-right="0.05pt solid #000000" fo:border-top="none" fo:border-bottom="0.05pt solid #000000"/>
    </style:style>
    <style:style style:name="Tabella175.A337" style:family="table-cell">
      <style:table-cell-properties fo:padding="0.097cm" fo:border-left="0.05pt solid #000000" fo:border-right="none" fo:border-top="none" fo:border-bottom="0.05pt solid #000000"/>
    </style:style>
    <style:style style:name="Tabella175.B337" style:family="table-cell">
      <style:table-cell-properties fo:padding="0.097cm" fo:border-left="0.05pt solid #000000" fo:border-right="none" fo:border-top="none" fo:border-bottom="0.05pt solid #000000"/>
    </style:style>
    <style:style style:name="Tabella175.C337" style:family="table-cell">
      <style:table-cell-properties fo:padding="0.097cm" fo:border-left="0.05pt solid #000000" fo:border-right="none" fo:border-top="none" fo:border-bottom="0.05pt solid #000000"/>
    </style:style>
    <style:style style:name="Tabella175.D337" style:family="table-cell">
      <style:table-cell-properties fo:padding="0.097cm" fo:border-left="0.05pt solid #000000" fo:border-right="none" fo:border-top="none" fo:border-bottom="0.05pt solid #000000"/>
    </style:style>
    <style:style style:name="Tabella175.E337" style:family="table-cell">
      <style:table-cell-properties fo:padding="0.097cm" fo:border-left="0.05pt solid #000000" fo:border-right="0.05pt solid #000000" fo:border-top="none" fo:border-bottom="0.05pt solid #000000"/>
    </style:style>
    <style:style style:name="Tabella175.A338" style:family="table-cell">
      <style:table-cell-properties fo:padding="0.097cm" fo:border-left="0.05pt solid #000000" fo:border-right="none" fo:border-top="none" fo:border-bottom="0.05pt solid #000000"/>
    </style:style>
    <style:style style:name="Tabella175.B338" style:family="table-cell">
      <style:table-cell-properties fo:padding="0.097cm" fo:border-left="0.05pt solid #000000" fo:border-right="none" fo:border-top="none" fo:border-bottom="0.05pt solid #000000"/>
    </style:style>
    <style:style style:name="Tabella175.C338" style:family="table-cell">
      <style:table-cell-properties fo:padding="0.097cm" fo:border-left="0.05pt solid #000000" fo:border-right="none" fo:border-top="none" fo:border-bottom="0.05pt solid #000000"/>
    </style:style>
    <style:style style:name="Tabella175.D338" style:family="table-cell">
      <style:table-cell-properties fo:padding="0.097cm" fo:border-left="0.05pt solid #000000" fo:border-right="none" fo:border-top="none" fo:border-bottom="0.05pt solid #000000"/>
    </style:style>
    <style:style style:name="Tabella175.E338" style:family="table-cell">
      <style:table-cell-properties fo:padding="0.097cm" fo:border-left="0.05pt solid #000000" fo:border-right="0.05pt solid #000000" fo:border-top="none" fo:border-bottom="0.05pt solid #000000"/>
    </style:style>
    <style:style style:name="Tabella175.A339" style:family="table-cell">
      <style:table-cell-properties fo:padding="0.097cm" fo:border-left="0.05pt solid #000000" fo:border-right="none" fo:border-top="none" fo:border-bottom="0.05pt solid #000000"/>
    </style:style>
    <style:style style:name="Tabella175.B339" style:family="table-cell">
      <style:table-cell-properties fo:padding="0.097cm" fo:border-left="0.05pt solid #000000" fo:border-right="none" fo:border-top="none" fo:border-bottom="0.05pt solid #000000"/>
    </style:style>
    <style:style style:name="Tabella175.C339" style:family="table-cell">
      <style:table-cell-properties fo:padding="0.097cm" fo:border-left="0.05pt solid #000000" fo:border-right="none" fo:border-top="none" fo:border-bottom="0.05pt solid #000000"/>
    </style:style>
    <style:style style:name="Tabella175.D339" style:family="table-cell">
      <style:table-cell-properties fo:padding="0.097cm" fo:border-left="0.05pt solid #000000" fo:border-right="none" fo:border-top="none" fo:border-bottom="0.05pt solid #000000"/>
    </style:style>
    <style:style style:name="Tabella175.E339" style:family="table-cell">
      <style:table-cell-properties fo:padding="0.097cm" fo:border-left="0.05pt solid #000000" fo:border-right="0.05pt solid #000000" fo:border-top="none" fo:border-bottom="0.05pt solid #000000"/>
    </style:style>
    <style:style style:name="Tabella175.A340" style:family="table-cell">
      <style:table-cell-properties fo:padding="0.097cm" fo:border-left="0.05pt solid #000000" fo:border-right="none" fo:border-top="none" fo:border-bottom="0.05pt solid #000000"/>
    </style:style>
    <style:style style:name="Tabella175.B340" style:family="table-cell">
      <style:table-cell-properties fo:padding="0.097cm" fo:border-left="0.05pt solid #000000" fo:border-right="none" fo:border-top="none" fo:border-bottom="0.05pt solid #000000"/>
    </style:style>
    <style:style style:name="Tabella175.C340" style:family="table-cell">
      <style:table-cell-properties fo:padding="0.097cm" fo:border-left="0.05pt solid #000000" fo:border-right="none" fo:border-top="none" fo:border-bottom="0.05pt solid #000000"/>
    </style:style>
    <style:style style:name="Tabella175.D340" style:family="table-cell">
      <style:table-cell-properties fo:padding="0.097cm" fo:border-left="0.05pt solid #000000" fo:border-right="none" fo:border-top="none" fo:border-bottom="0.05pt solid #000000"/>
    </style:style>
    <style:style style:name="Tabella175.E340" style:family="table-cell">
      <style:table-cell-properties fo:padding="0.097cm" fo:border-left="0.05pt solid #000000" fo:border-right="0.05pt solid #000000" fo:border-top="none" fo:border-bottom="0.05pt solid #000000"/>
    </style:style>
    <style:style style:name="Tabella175.A341" style:family="table-cell">
      <style:table-cell-properties fo:padding="0.097cm" fo:border-left="0.05pt solid #000000" fo:border-right="none" fo:border-top="none" fo:border-bottom="0.05pt solid #000000"/>
    </style:style>
    <style:style style:name="Tabella175.B341" style:family="table-cell">
      <style:table-cell-properties fo:padding="0.097cm" fo:border-left="0.05pt solid #000000" fo:border-right="none" fo:border-top="none" fo:border-bottom="0.05pt solid #000000"/>
    </style:style>
    <style:style style:name="Tabella175.C341" style:family="table-cell">
      <style:table-cell-properties fo:padding="0.097cm" fo:border-left="0.05pt solid #000000" fo:border-right="none" fo:border-top="none" fo:border-bottom="0.05pt solid #000000"/>
    </style:style>
    <style:style style:name="Tabella175.D341" style:family="table-cell">
      <style:table-cell-properties fo:padding="0.097cm" fo:border-left="0.05pt solid #000000" fo:border-right="none" fo:border-top="none" fo:border-bottom="0.05pt solid #000000"/>
    </style:style>
    <style:style style:name="Tabella175.E341" style:family="table-cell">
      <style:table-cell-properties fo:padding="0.097cm" fo:border-left="0.05pt solid #000000" fo:border-right="0.05pt solid #000000" fo:border-top="none" fo:border-bottom="0.05pt solid #000000"/>
    </style:style>
    <style:style style:name="Tabella175.A342" style:family="table-cell">
      <style:table-cell-properties fo:padding="0.097cm" fo:border-left="0.05pt solid #000000" fo:border-right="none" fo:border-top="none" fo:border-bottom="0.05pt solid #000000"/>
    </style:style>
    <style:style style:name="Tabella175.B342" style:family="table-cell">
      <style:table-cell-properties fo:padding="0.097cm" fo:border-left="0.05pt solid #000000" fo:border-right="none" fo:border-top="none" fo:border-bottom="0.05pt solid #000000"/>
    </style:style>
    <style:style style:name="Tabella175.C342" style:family="table-cell">
      <style:table-cell-properties fo:padding="0.097cm" fo:border-left="0.05pt solid #000000" fo:border-right="none" fo:border-top="none" fo:border-bottom="0.05pt solid #000000"/>
    </style:style>
    <style:style style:name="Tabella175.D342" style:family="table-cell">
      <style:table-cell-properties fo:padding="0.097cm" fo:border-left="0.05pt solid #000000" fo:border-right="none" fo:border-top="none" fo:border-bottom="0.05pt solid #000000"/>
    </style:style>
    <style:style style:name="Tabella175.E342" style:family="table-cell">
      <style:table-cell-properties fo:padding="0.097cm" fo:border-left="0.05pt solid #000000" fo:border-right="0.05pt solid #000000" fo:border-top="none" fo:border-bottom="0.05pt solid #000000"/>
    </style:style>
    <style:style style:name="Tabella175.A343" style:family="table-cell">
      <style:table-cell-properties fo:padding="0.097cm" fo:border-left="0.05pt solid #000000" fo:border-right="none" fo:border-top="none" fo:border-bottom="0.05pt solid #000000"/>
    </style:style>
    <style:style style:name="Tabella175.B343" style:family="table-cell">
      <style:table-cell-properties fo:padding="0.097cm" fo:border-left="0.05pt solid #000000" fo:border-right="none" fo:border-top="none" fo:border-bottom="0.05pt solid #000000"/>
    </style:style>
    <style:style style:name="Tabella175.C343" style:family="table-cell">
      <style:table-cell-properties fo:padding="0.097cm" fo:border-left="0.05pt solid #000000" fo:border-right="none" fo:border-top="none" fo:border-bottom="0.05pt solid #000000"/>
    </style:style>
    <style:style style:name="Tabella175.D343" style:family="table-cell">
      <style:table-cell-properties fo:padding="0.097cm" fo:border-left="0.05pt solid #000000" fo:border-right="none" fo:border-top="none" fo:border-bottom="0.05pt solid #000000"/>
    </style:style>
    <style:style style:name="Tabella175.E343" style:family="table-cell">
      <style:table-cell-properties fo:padding="0.097cm" fo:border-left="0.05pt solid #000000" fo:border-right="0.05pt solid #000000" fo:border-top="none" fo:border-bottom="0.05pt solid #000000"/>
    </style:style>
    <style:style style:name="Tabella175.A344" style:family="table-cell">
      <style:table-cell-properties fo:padding="0.097cm" fo:border-left="0.05pt solid #000000" fo:border-right="none" fo:border-top="none" fo:border-bottom="0.05pt solid #000000"/>
    </style:style>
    <style:style style:name="Tabella175.B344" style:family="table-cell">
      <style:table-cell-properties fo:padding="0.097cm" fo:border-left="0.05pt solid #000000" fo:border-right="none" fo:border-top="none" fo:border-bottom="0.05pt solid #000000"/>
    </style:style>
    <style:style style:name="Tabella175.C344" style:family="table-cell">
      <style:table-cell-properties fo:padding="0.097cm" fo:border-left="0.05pt solid #000000" fo:border-right="none" fo:border-top="none" fo:border-bottom="0.05pt solid #000000"/>
    </style:style>
    <style:style style:name="Tabella175.D344" style:family="table-cell">
      <style:table-cell-properties fo:padding="0.097cm" fo:border-left="0.05pt solid #000000" fo:border-right="none" fo:border-top="none" fo:border-bottom="0.05pt solid #000000"/>
    </style:style>
    <style:style style:name="Tabella175.E344" style:family="table-cell">
      <style:table-cell-properties fo:padding="0.097cm" fo:border-left="0.05pt solid #000000" fo:border-right="0.05pt solid #000000" fo:border-top="none" fo:border-bottom="0.05pt solid #000000"/>
    </style:style>
    <style:style style:name="Tabella175.A345" style:family="table-cell">
      <style:table-cell-properties fo:padding="0.097cm" fo:border-left="0.05pt solid #000000" fo:border-right="none" fo:border-top="none" fo:border-bottom="0.05pt solid #000000"/>
    </style:style>
    <style:style style:name="Tabella175.B345" style:family="table-cell">
      <style:table-cell-properties fo:padding="0.097cm" fo:border-left="0.05pt solid #000000" fo:border-right="none" fo:border-top="none" fo:border-bottom="0.05pt solid #000000"/>
    </style:style>
    <style:style style:name="Tabella175.C345" style:family="table-cell">
      <style:table-cell-properties fo:padding="0.097cm" fo:border-left="0.05pt solid #000000" fo:border-right="none" fo:border-top="none" fo:border-bottom="0.05pt solid #000000"/>
    </style:style>
    <style:style style:name="Tabella175.D345" style:family="table-cell">
      <style:table-cell-properties fo:padding="0.097cm" fo:border-left="0.05pt solid #000000" fo:border-right="none" fo:border-top="none" fo:border-bottom="0.05pt solid #000000"/>
    </style:style>
    <style:style style:name="Tabella175.E345" style:family="table-cell">
      <style:table-cell-properties fo:padding="0.097cm" fo:border-left="0.05pt solid #000000" fo:border-right="0.05pt solid #000000" fo:border-top="none" fo:border-bottom="0.05pt solid #000000"/>
    </style:style>
    <style:style style:name="Tabella175.A346" style:family="table-cell">
      <style:table-cell-properties fo:padding="0.097cm" fo:border-left="0.05pt solid #000000" fo:border-right="none" fo:border-top="none" fo:border-bottom="0.05pt solid #000000"/>
    </style:style>
    <style:style style:name="Tabella175.B346" style:family="table-cell">
      <style:table-cell-properties fo:padding="0.097cm" fo:border-left="0.05pt solid #000000" fo:border-right="none" fo:border-top="none" fo:border-bottom="0.05pt solid #000000"/>
    </style:style>
    <style:style style:name="Tabella175.C346" style:family="table-cell">
      <style:table-cell-properties fo:padding="0.097cm" fo:border-left="0.05pt solid #000000" fo:border-right="none" fo:border-top="none" fo:border-bottom="0.05pt solid #000000"/>
    </style:style>
    <style:style style:name="Tabella175.D346" style:family="table-cell">
      <style:table-cell-properties fo:padding="0.097cm" fo:border-left="0.05pt solid #000000" fo:border-right="none" fo:border-top="none" fo:border-bottom="0.05pt solid #000000"/>
    </style:style>
    <style:style style:name="Tabella175.E346" style:family="table-cell">
      <style:table-cell-properties fo:padding="0.097cm" fo:border-left="0.05pt solid #000000" fo:border-right="0.05pt solid #000000" fo:border-top="none" fo:border-bottom="0.05pt solid #000000"/>
    </style:style>
    <style:style style:name="Tabella175.A347" style:family="table-cell">
      <style:table-cell-properties fo:padding="0.097cm" fo:border-left="0.05pt solid #000000" fo:border-right="none" fo:border-top="none" fo:border-bottom="0.05pt solid #000000"/>
    </style:style>
    <style:style style:name="Tabella175.B347" style:family="table-cell">
      <style:table-cell-properties fo:padding="0.097cm" fo:border-left="0.05pt solid #000000" fo:border-right="none" fo:border-top="none" fo:border-bottom="0.05pt solid #000000"/>
    </style:style>
    <style:style style:name="Tabella175.C347" style:family="table-cell">
      <style:table-cell-properties fo:padding="0.097cm" fo:border-left="0.05pt solid #000000" fo:border-right="none" fo:border-top="none" fo:border-bottom="0.05pt solid #000000"/>
    </style:style>
    <style:style style:name="Tabella175.D347" style:family="table-cell">
      <style:table-cell-properties fo:padding="0.097cm" fo:border-left="0.05pt solid #000000" fo:border-right="none" fo:border-top="none" fo:border-bottom="0.05pt solid #000000"/>
    </style:style>
    <style:style style:name="Tabella175.E347" style:family="table-cell">
      <style:table-cell-properties fo:padding="0.097cm" fo:border-left="0.05pt solid #000000" fo:border-right="0.05pt solid #000000" fo:border-top="none" fo:border-bottom="0.05pt solid #000000"/>
    </style:style>
    <style:style style:name="Tabella175.A348" style:family="table-cell">
      <style:table-cell-properties fo:padding="0.097cm" fo:border-left="0.05pt solid #000000" fo:border-right="none" fo:border-top="none" fo:border-bottom="0.05pt solid #000000"/>
    </style:style>
    <style:style style:name="Tabella175.B348" style:family="table-cell">
      <style:table-cell-properties fo:padding="0.097cm" fo:border-left="0.05pt solid #000000" fo:border-right="none" fo:border-top="none" fo:border-bottom="0.05pt solid #000000"/>
    </style:style>
    <style:style style:name="Tabella175.C348" style:family="table-cell">
      <style:table-cell-properties fo:padding="0.097cm" fo:border-left="0.05pt solid #000000" fo:border-right="none" fo:border-top="none" fo:border-bottom="0.05pt solid #000000"/>
    </style:style>
    <style:style style:name="Tabella175.D348" style:family="table-cell">
      <style:table-cell-properties fo:padding="0.097cm" fo:border-left="0.05pt solid #000000" fo:border-right="none" fo:border-top="none" fo:border-bottom="0.05pt solid #000000"/>
    </style:style>
    <style:style style:name="Tabella175.E348" style:family="table-cell">
      <style:table-cell-properties fo:padding="0.097cm" fo:border-left="0.05pt solid #000000" fo:border-right="0.05pt solid #000000" fo:border-top="none" fo:border-bottom="0.05pt solid #000000"/>
    </style:style>
    <style:style style:name="Tabella175.A349" style:family="table-cell">
      <style:table-cell-properties fo:padding="0.097cm" fo:border-left="0.05pt solid #000000" fo:border-right="none" fo:border-top="none" fo:border-bottom="0.05pt solid #000000"/>
    </style:style>
    <style:style style:name="Tabella175.B349" style:family="table-cell">
      <style:table-cell-properties fo:padding="0.097cm" fo:border-left="0.05pt solid #000000" fo:border-right="none" fo:border-top="none" fo:border-bottom="0.05pt solid #000000"/>
    </style:style>
    <style:style style:name="Tabella175.C349" style:family="table-cell">
      <style:table-cell-properties fo:padding="0.097cm" fo:border-left="0.05pt solid #000000" fo:border-right="none" fo:border-top="none" fo:border-bottom="0.05pt solid #000000"/>
    </style:style>
    <style:style style:name="Tabella175.D349" style:family="table-cell">
      <style:table-cell-properties fo:padding="0.097cm" fo:border-left="0.05pt solid #000000" fo:border-right="none" fo:border-top="none" fo:border-bottom="0.05pt solid #000000"/>
    </style:style>
    <style:style style:name="Tabella175.E349" style:family="table-cell">
      <style:table-cell-properties fo:padding="0.097cm" fo:border-left="0.05pt solid #000000" fo:border-right="0.05pt solid #000000" fo:border-top="none" fo:border-bottom="0.05pt solid #000000"/>
    </style:style>
    <style:style style:name="Tabella175.A350" style:family="table-cell">
      <style:table-cell-properties fo:padding="0.097cm" fo:border-left="0.05pt solid #000000" fo:border-right="none" fo:border-top="none" fo:border-bottom="0.05pt solid #000000"/>
    </style:style>
    <style:style style:name="Tabella175.B350" style:family="table-cell">
      <style:table-cell-properties fo:padding="0.097cm" fo:border-left="0.05pt solid #000000" fo:border-right="none" fo:border-top="none" fo:border-bottom="0.05pt solid #000000"/>
    </style:style>
    <style:style style:name="Tabella175.C350" style:family="table-cell">
      <style:table-cell-properties fo:padding="0.097cm" fo:border-left="0.05pt solid #000000" fo:border-right="none" fo:border-top="none" fo:border-bottom="0.05pt solid #000000"/>
    </style:style>
    <style:style style:name="Tabella175.D350" style:family="table-cell">
      <style:table-cell-properties fo:padding="0.097cm" fo:border-left="0.05pt solid #000000" fo:border-right="none" fo:border-top="none" fo:border-bottom="0.05pt solid #000000"/>
    </style:style>
    <style:style style:name="Tabella175.E350" style:family="table-cell">
      <style:table-cell-properties fo:padding="0.097cm" fo:border-left="0.05pt solid #000000" fo:border-right="0.05pt solid #000000" fo:border-top="none" fo:border-bottom="0.05pt solid #000000"/>
    </style:style>
    <style:style style:name="Tabella175.A351" style:family="table-cell">
      <style:table-cell-properties fo:padding="0.097cm" fo:border-left="0.05pt solid #000000" fo:border-right="none" fo:border-top="none" fo:border-bottom="0.05pt solid #000000"/>
    </style:style>
    <style:style style:name="Tabella175.B351" style:family="table-cell">
      <style:table-cell-properties fo:padding="0.097cm" fo:border-left="0.05pt solid #000000" fo:border-right="none" fo:border-top="none" fo:border-bottom="0.05pt solid #000000"/>
    </style:style>
    <style:style style:name="Tabella175.C351" style:family="table-cell">
      <style:table-cell-properties fo:padding="0.097cm" fo:border-left="0.05pt solid #000000" fo:border-right="none" fo:border-top="none" fo:border-bottom="0.05pt solid #000000"/>
    </style:style>
    <style:style style:name="Tabella175.D351" style:family="table-cell">
      <style:table-cell-properties fo:padding="0.097cm" fo:border-left="0.05pt solid #000000" fo:border-right="none" fo:border-top="none" fo:border-bottom="0.05pt solid #000000"/>
    </style:style>
    <style:style style:name="Tabella175.E351" style:family="table-cell">
      <style:table-cell-properties fo:padding="0.097cm" fo:border-left="0.05pt solid #000000" fo:border-right="0.05pt solid #000000" fo:border-top="none" fo:border-bottom="0.05pt solid #000000"/>
    </style:style>
    <style:style style:name="Tabella175.A352" style:family="table-cell">
      <style:table-cell-properties fo:padding="0.097cm" fo:border-left="0.05pt solid #000000" fo:border-right="none" fo:border-top="none" fo:border-bottom="0.05pt solid #000000"/>
    </style:style>
    <style:style style:name="Tabella175.B352" style:family="table-cell">
      <style:table-cell-properties fo:padding="0.097cm" fo:border-left="0.05pt solid #000000" fo:border-right="none" fo:border-top="none" fo:border-bottom="0.05pt solid #000000"/>
    </style:style>
    <style:style style:name="Tabella175.C352" style:family="table-cell">
      <style:table-cell-properties fo:padding="0.097cm" fo:border-left="0.05pt solid #000000" fo:border-right="none" fo:border-top="none" fo:border-bottom="0.05pt solid #000000"/>
    </style:style>
    <style:style style:name="Tabella175.D352" style:family="table-cell">
      <style:table-cell-properties fo:padding="0.097cm" fo:border-left="0.05pt solid #000000" fo:border-right="none" fo:border-top="none" fo:border-bottom="0.05pt solid #000000"/>
    </style:style>
    <style:style style:name="Tabella175.E352" style:family="table-cell">
      <style:table-cell-properties fo:padding="0.097cm" fo:border-left="0.05pt solid #000000" fo:border-right="0.05pt solid #000000" fo:border-top="none" fo:border-bottom="0.05pt solid #000000"/>
    </style:style>
    <style:style style:name="Tabella175.A353" style:family="table-cell">
      <style:table-cell-properties fo:padding="0.097cm" fo:border-left="0.05pt solid #000000" fo:border-right="none" fo:border-top="none" fo:border-bottom="0.05pt solid #000000"/>
    </style:style>
    <style:style style:name="Tabella175.B353" style:family="table-cell">
      <style:table-cell-properties fo:padding="0.097cm" fo:border-left="0.05pt solid #000000" fo:border-right="none" fo:border-top="none" fo:border-bottom="0.05pt solid #000000"/>
    </style:style>
    <style:style style:name="Tabella175.C353" style:family="table-cell">
      <style:table-cell-properties fo:padding="0.097cm" fo:border-left="0.05pt solid #000000" fo:border-right="none" fo:border-top="none" fo:border-bottom="0.05pt solid #000000"/>
    </style:style>
    <style:style style:name="Tabella175.D353" style:family="table-cell">
      <style:table-cell-properties fo:padding="0.097cm" fo:border-left="0.05pt solid #000000" fo:border-right="none" fo:border-top="none" fo:border-bottom="0.05pt solid #000000"/>
    </style:style>
    <style:style style:name="Tabella175.E353" style:family="table-cell">
      <style:table-cell-properties fo:padding="0.097cm" fo:border-left="0.05pt solid #000000" fo:border-right="0.05pt solid #000000" fo:border-top="none" fo:border-bottom="0.05pt solid #000000"/>
    </style:style>
    <style:style style:name="Tabella175.A354" style:family="table-cell">
      <style:table-cell-properties fo:padding="0.097cm" fo:border-left="0.05pt solid #000000" fo:border-right="none" fo:border-top="none" fo:border-bottom="0.05pt solid #000000"/>
    </style:style>
    <style:style style:name="Tabella175.B354" style:family="table-cell">
      <style:table-cell-properties fo:padding="0.097cm" fo:border-left="0.05pt solid #000000" fo:border-right="none" fo:border-top="none" fo:border-bottom="0.05pt solid #000000"/>
    </style:style>
    <style:style style:name="Tabella175.C354" style:family="table-cell">
      <style:table-cell-properties fo:padding="0.097cm" fo:border-left="0.05pt solid #000000" fo:border-right="none" fo:border-top="none" fo:border-bottom="0.05pt solid #000000"/>
    </style:style>
    <style:style style:name="Tabella175.D354" style:family="table-cell">
      <style:table-cell-properties fo:padding="0.097cm" fo:border-left="0.05pt solid #000000" fo:border-right="none" fo:border-top="none" fo:border-bottom="0.05pt solid #000000"/>
    </style:style>
    <style:style style:name="Tabella175.E354" style:family="table-cell">
      <style:table-cell-properties fo:padding="0.097cm" fo:border-left="0.05pt solid #000000" fo:border-right="0.05pt solid #000000" fo:border-top="none" fo:border-bottom="0.05pt solid #000000"/>
    </style:style>
    <style:style style:name="Tabella175.A355" style:family="table-cell">
      <style:table-cell-properties fo:padding="0.097cm" fo:border-left="0.05pt solid #000000" fo:border-right="none" fo:border-top="none" fo:border-bottom="0.05pt solid #000000"/>
    </style:style>
    <style:style style:name="Tabella175.B355" style:family="table-cell">
      <style:table-cell-properties fo:padding="0.097cm" fo:border-left="0.05pt solid #000000" fo:border-right="none" fo:border-top="none" fo:border-bottom="0.05pt solid #000000"/>
    </style:style>
    <style:style style:name="Tabella175.C355" style:family="table-cell">
      <style:table-cell-properties fo:padding="0.097cm" fo:border-left="0.05pt solid #000000" fo:border-right="none" fo:border-top="none" fo:border-bottom="0.05pt solid #000000"/>
    </style:style>
    <style:style style:name="Tabella175.D355" style:family="table-cell">
      <style:table-cell-properties fo:padding="0.097cm" fo:border-left="0.05pt solid #000000" fo:border-right="none" fo:border-top="none" fo:border-bottom="0.05pt solid #000000"/>
    </style:style>
    <style:style style:name="Tabella175.E355" style:family="table-cell">
      <style:table-cell-properties fo:padding="0.097cm" fo:border-left="0.05pt solid #000000" fo:border-right="0.05pt solid #000000" fo:border-top="none" fo:border-bottom="0.05pt solid #000000"/>
    </style:style>
    <style:style style:name="Tabella175.A356" style:family="table-cell">
      <style:table-cell-properties fo:padding="0.097cm" fo:border-left="0.05pt solid #000000" fo:border-right="none" fo:border-top="none" fo:border-bottom="0.05pt solid #000000"/>
    </style:style>
    <style:style style:name="Tabella175.B356" style:family="table-cell">
      <style:table-cell-properties fo:padding="0.097cm" fo:border-left="0.05pt solid #000000" fo:border-right="none" fo:border-top="none" fo:border-bottom="0.05pt solid #000000"/>
    </style:style>
    <style:style style:name="Tabella175.C356" style:family="table-cell">
      <style:table-cell-properties fo:padding="0.097cm" fo:border-left="0.05pt solid #000000" fo:border-right="none" fo:border-top="none" fo:border-bottom="0.05pt solid #000000"/>
    </style:style>
    <style:style style:name="Tabella175.D356" style:family="table-cell">
      <style:table-cell-properties fo:padding="0.097cm" fo:border-left="0.05pt solid #000000" fo:border-right="none" fo:border-top="none" fo:border-bottom="0.05pt solid #000000"/>
    </style:style>
    <style:style style:name="Tabella175.E356" style:family="table-cell">
      <style:table-cell-properties fo:padding="0.097cm" fo:border-left="0.05pt solid #000000" fo:border-right="0.05pt solid #000000" fo:border-top="none" fo:border-bottom="0.05pt solid #000000"/>
    </style:style>
    <style:style style:name="Tabella175.A357" style:family="table-cell">
      <style:table-cell-properties fo:padding="0.097cm" fo:border-left="0.05pt solid #000000" fo:border-right="none" fo:border-top="none" fo:border-bottom="0.05pt solid #000000"/>
    </style:style>
    <style:style style:name="Tabella175.B357" style:family="table-cell">
      <style:table-cell-properties fo:padding="0.097cm" fo:border-left="0.05pt solid #000000" fo:border-right="none" fo:border-top="none" fo:border-bottom="0.05pt solid #000000"/>
    </style:style>
    <style:style style:name="Tabella175.C357" style:family="table-cell">
      <style:table-cell-properties fo:padding="0.097cm" fo:border-left="0.05pt solid #000000" fo:border-right="none" fo:border-top="none" fo:border-bottom="0.05pt solid #000000"/>
    </style:style>
    <style:style style:name="Tabella175.D357" style:family="table-cell">
      <style:table-cell-properties fo:padding="0.097cm" fo:border-left="0.05pt solid #000000" fo:border-right="none" fo:border-top="none" fo:border-bottom="0.05pt solid #000000"/>
    </style:style>
    <style:style style:name="Tabella175.E357" style:family="table-cell">
      <style:table-cell-properties fo:padding="0.097cm" fo:border-left="0.05pt solid #000000" fo:border-right="0.05pt solid #000000" fo:border-top="none" fo:border-bottom="0.05pt solid #000000"/>
    </style:style>
    <style:style style:name="Tabella175.A358" style:family="table-cell">
      <style:table-cell-properties fo:padding="0.097cm" fo:border-left="0.05pt solid #000000" fo:border-right="none" fo:border-top="none" fo:border-bottom="0.05pt solid #000000"/>
    </style:style>
    <style:style style:name="Tabella175.B358" style:family="table-cell">
      <style:table-cell-properties fo:padding="0.097cm" fo:border-left="0.05pt solid #000000" fo:border-right="none" fo:border-top="none" fo:border-bottom="0.05pt solid #000000"/>
    </style:style>
    <style:style style:name="Tabella175.C358" style:family="table-cell">
      <style:table-cell-properties fo:padding="0.097cm" fo:border-left="0.05pt solid #000000" fo:border-right="none" fo:border-top="none" fo:border-bottom="0.05pt solid #000000"/>
    </style:style>
    <style:style style:name="Tabella175.D358" style:family="table-cell">
      <style:table-cell-properties fo:padding="0.097cm" fo:border-left="0.05pt solid #000000" fo:border-right="none" fo:border-top="none" fo:border-bottom="0.05pt solid #000000"/>
    </style:style>
    <style:style style:name="Tabella175.E358" style:family="table-cell">
      <style:table-cell-properties fo:padding="0.097cm" fo:border-left="0.05pt solid #000000" fo:border-right="0.05pt solid #000000" fo:border-top="none" fo:border-bottom="0.05pt solid #000000"/>
    </style:style>
    <style:style style:name="Tabella175.A359" style:family="table-cell">
      <style:table-cell-properties fo:padding="0.097cm" fo:border-left="0.05pt solid #000000" fo:border-right="none" fo:border-top="none" fo:border-bottom="0.05pt solid #000000"/>
    </style:style>
    <style:style style:name="Tabella175.B359" style:family="table-cell">
      <style:table-cell-properties fo:padding="0.097cm" fo:border-left="0.05pt solid #000000" fo:border-right="none" fo:border-top="none" fo:border-bottom="0.05pt solid #000000"/>
    </style:style>
    <style:style style:name="Tabella175.C359" style:family="table-cell">
      <style:table-cell-properties fo:padding="0.097cm" fo:border-left="0.05pt solid #000000" fo:border-right="none" fo:border-top="none" fo:border-bottom="0.05pt solid #000000"/>
    </style:style>
    <style:style style:name="Tabella175.D359" style:family="table-cell">
      <style:table-cell-properties fo:padding="0.097cm" fo:border-left="0.05pt solid #000000" fo:border-right="none" fo:border-top="none" fo:border-bottom="0.05pt solid #000000"/>
    </style:style>
    <style:style style:name="Tabella175.E359" style:family="table-cell">
      <style:table-cell-properties fo:padding="0.097cm" fo:border-left="0.05pt solid #000000" fo:border-right="0.05pt solid #000000" fo:border-top="none" fo:border-bottom="0.05pt solid #000000"/>
    </style:style>
    <style:style style:name="Tabella175.A360" style:family="table-cell">
      <style:table-cell-properties fo:padding="0.097cm" fo:border-left="0.05pt solid #000000" fo:border-right="none" fo:border-top="none" fo:border-bottom="0.05pt solid #000000"/>
    </style:style>
    <style:style style:name="Tabella175.B360" style:family="table-cell">
      <style:table-cell-properties fo:padding="0.097cm" fo:border-left="0.05pt solid #000000" fo:border-right="none" fo:border-top="none" fo:border-bottom="0.05pt solid #000000"/>
    </style:style>
    <style:style style:name="Tabella175.C360" style:family="table-cell">
      <style:table-cell-properties fo:padding="0.097cm" fo:border-left="0.05pt solid #000000" fo:border-right="none" fo:border-top="none" fo:border-bottom="0.05pt solid #000000"/>
    </style:style>
    <style:style style:name="Tabella175.D360" style:family="table-cell">
      <style:table-cell-properties fo:padding="0.097cm" fo:border-left="0.05pt solid #000000" fo:border-right="none" fo:border-top="none" fo:border-bottom="0.05pt solid #000000"/>
    </style:style>
    <style:style style:name="Tabella175.E360" style:family="table-cell">
      <style:table-cell-properties fo:padding="0.097cm" fo:border-left="0.05pt solid #000000" fo:border-right="0.05pt solid #000000" fo:border-top="none" fo:border-bottom="0.05pt solid #000000"/>
    </style:style>
    <style:style style:name="Tabella175.A361" style:family="table-cell">
      <style:table-cell-properties fo:padding="0.097cm" fo:border-left="0.05pt solid #000000" fo:border-right="none" fo:border-top="none" fo:border-bottom="0.05pt solid #000000"/>
    </style:style>
    <style:style style:name="Tabella175.B361" style:family="table-cell">
      <style:table-cell-properties fo:padding="0.097cm" fo:border-left="0.05pt solid #000000" fo:border-right="none" fo:border-top="none" fo:border-bottom="0.05pt solid #000000"/>
    </style:style>
    <style:style style:name="Tabella175.C361" style:family="table-cell">
      <style:table-cell-properties fo:padding="0.097cm" fo:border-left="0.05pt solid #000000" fo:border-right="none" fo:border-top="none" fo:border-bottom="0.05pt solid #000000"/>
    </style:style>
    <style:style style:name="Tabella175.D361" style:family="table-cell">
      <style:table-cell-properties fo:padding="0.097cm" fo:border-left="0.05pt solid #000000" fo:border-right="none" fo:border-top="none" fo:border-bottom="0.05pt solid #000000"/>
    </style:style>
    <style:style style:name="Tabella175.E361" style:family="table-cell">
      <style:table-cell-properties fo:padding="0.097cm" fo:border-left="0.05pt solid #000000" fo:border-right="0.05pt solid #000000" fo:border-top="none" fo:border-bottom="0.05pt solid #000000"/>
    </style:style>
    <style:style style:name="Tabella175.A362" style:family="table-cell">
      <style:table-cell-properties fo:padding="0.097cm" fo:border-left="0.05pt solid #000000" fo:border-right="none" fo:border-top="none" fo:border-bottom="0.05pt solid #000000"/>
    </style:style>
    <style:style style:name="Tabella175.B362" style:family="table-cell">
      <style:table-cell-properties fo:padding="0.097cm" fo:border-left="0.05pt solid #000000" fo:border-right="none" fo:border-top="none" fo:border-bottom="0.05pt solid #000000"/>
    </style:style>
    <style:style style:name="Tabella175.C362" style:family="table-cell">
      <style:table-cell-properties fo:padding="0.097cm" fo:border-left="0.05pt solid #000000" fo:border-right="none" fo:border-top="none" fo:border-bottom="0.05pt solid #000000"/>
    </style:style>
    <style:style style:name="Tabella175.D362" style:family="table-cell">
      <style:table-cell-properties fo:padding="0.097cm" fo:border-left="0.05pt solid #000000" fo:border-right="none" fo:border-top="none" fo:border-bottom="0.05pt solid #000000"/>
    </style:style>
    <style:style style:name="Tabella175.E362" style:family="table-cell">
      <style:table-cell-properties fo:padding="0.097cm" fo:border-left="0.05pt solid #000000" fo:border-right="0.05pt solid #000000" fo:border-top="none" fo:border-bottom="0.05pt solid #000000"/>
    </style:style>
    <style:style style:name="Tabella175.A363" style:family="table-cell">
      <style:table-cell-properties fo:padding="0.097cm" fo:border-left="0.05pt solid #000000" fo:border-right="none" fo:border-top="none" fo:border-bottom="0.05pt solid #000000"/>
    </style:style>
    <style:style style:name="Tabella175.B363" style:family="table-cell">
      <style:table-cell-properties fo:padding="0.097cm" fo:border-left="0.05pt solid #000000" fo:border-right="none" fo:border-top="none" fo:border-bottom="0.05pt solid #000000"/>
    </style:style>
    <style:style style:name="Tabella175.C363" style:family="table-cell">
      <style:table-cell-properties fo:padding="0.097cm" fo:border-left="0.05pt solid #000000" fo:border-right="none" fo:border-top="none" fo:border-bottom="0.05pt solid #000000"/>
    </style:style>
    <style:style style:name="Tabella175.D363" style:family="table-cell">
      <style:table-cell-properties fo:padding="0.097cm" fo:border-left="0.05pt solid #000000" fo:border-right="none" fo:border-top="none" fo:border-bottom="0.05pt solid #000000"/>
    </style:style>
    <style:style style:name="Tabella175.E363" style:family="table-cell">
      <style:table-cell-properties fo:padding="0.097cm" fo:border-left="0.05pt solid #000000" fo:border-right="0.05pt solid #000000" fo:border-top="none" fo:border-bottom="0.05pt solid #000000"/>
    </style:style>
    <style:style style:name="Tabella175.A364" style:family="table-cell">
      <style:table-cell-properties fo:padding="0.097cm" fo:border-left="0.05pt solid #000000" fo:border-right="none" fo:border-top="none" fo:border-bottom="0.05pt solid #000000"/>
    </style:style>
    <style:style style:name="Tabella175.B364" style:family="table-cell">
      <style:table-cell-properties fo:padding="0.097cm" fo:border-left="0.05pt solid #000000" fo:border-right="none" fo:border-top="none" fo:border-bottom="0.05pt solid #000000"/>
    </style:style>
    <style:style style:name="Tabella175.C364" style:family="table-cell">
      <style:table-cell-properties fo:padding="0.097cm" fo:border-left="0.05pt solid #000000" fo:border-right="none" fo:border-top="none" fo:border-bottom="0.05pt solid #000000"/>
    </style:style>
    <style:style style:name="Tabella175.D364" style:family="table-cell">
      <style:table-cell-properties fo:padding="0.097cm" fo:border-left="0.05pt solid #000000" fo:border-right="none" fo:border-top="none" fo:border-bottom="0.05pt solid #000000"/>
    </style:style>
    <style:style style:name="Tabella175.E364" style:family="table-cell">
      <style:table-cell-properties fo:padding="0.097cm" fo:border-left="0.05pt solid #000000" fo:border-right="0.05pt solid #000000" fo:border-top="none" fo:border-bottom="0.05pt solid #000000"/>
    </style:style>
    <style:style style:name="Tabella175.A365" style:family="table-cell">
      <style:table-cell-properties fo:padding="0.097cm" fo:border-left="0.05pt solid #000000" fo:border-right="none" fo:border-top="none" fo:border-bottom="0.05pt solid #000000"/>
    </style:style>
    <style:style style:name="Tabella175.B365" style:family="table-cell">
      <style:table-cell-properties fo:padding="0.097cm" fo:border-left="0.05pt solid #000000" fo:border-right="none" fo:border-top="none" fo:border-bottom="0.05pt solid #000000"/>
    </style:style>
    <style:style style:name="Tabella175.C365" style:family="table-cell">
      <style:table-cell-properties fo:padding="0.097cm" fo:border-left="0.05pt solid #000000" fo:border-right="none" fo:border-top="none" fo:border-bottom="0.05pt solid #000000"/>
    </style:style>
    <style:style style:name="Tabella175.D365" style:family="table-cell">
      <style:table-cell-properties fo:padding="0.097cm" fo:border-left="0.05pt solid #000000" fo:border-right="none" fo:border-top="none" fo:border-bottom="0.05pt solid #000000"/>
    </style:style>
    <style:style style:name="Tabella175.E365" style:family="table-cell">
      <style:table-cell-properties fo:padding="0.097cm" fo:border-left="0.05pt solid #000000" fo:border-right="0.05pt solid #000000" fo:border-top="none" fo:border-bottom="0.05pt solid #000000"/>
    </style:style>
    <style:style style:name="Tabella175.A366" style:family="table-cell">
      <style:table-cell-properties fo:padding="0.097cm" fo:border-left="0.05pt solid #000000" fo:border-right="none" fo:border-top="none" fo:border-bottom="0.05pt solid #000000"/>
    </style:style>
    <style:style style:name="Tabella175.B366" style:family="table-cell">
      <style:table-cell-properties fo:padding="0.097cm" fo:border-left="0.05pt solid #000000" fo:border-right="none" fo:border-top="none" fo:border-bottom="0.05pt solid #000000"/>
    </style:style>
    <style:style style:name="Tabella175.C366" style:family="table-cell">
      <style:table-cell-properties fo:padding="0.097cm" fo:border-left="0.05pt solid #000000" fo:border-right="none" fo:border-top="none" fo:border-bottom="0.05pt solid #000000"/>
    </style:style>
    <style:style style:name="Tabella175.D366" style:family="table-cell">
      <style:table-cell-properties fo:padding="0.097cm" fo:border-left="0.05pt solid #000000" fo:border-right="none" fo:border-top="none" fo:border-bottom="0.05pt solid #000000"/>
    </style:style>
    <style:style style:name="Tabella175.E366" style:family="table-cell">
      <style:table-cell-properties fo:padding="0.097cm" fo:border-left="0.05pt solid #000000" fo:border-right="0.05pt solid #000000" fo:border-top="none" fo:border-bottom="0.05pt solid #000000"/>
    </style:style>
    <style:style style:name="Tabella175.A367" style:family="table-cell">
      <style:table-cell-properties fo:padding="0.097cm" fo:border-left="0.05pt solid #000000" fo:border-right="none" fo:border-top="none" fo:border-bottom="0.05pt solid #000000"/>
    </style:style>
    <style:style style:name="Tabella175.B367" style:family="table-cell">
      <style:table-cell-properties fo:padding="0.097cm" fo:border-left="0.05pt solid #000000" fo:border-right="none" fo:border-top="none" fo:border-bottom="0.05pt solid #000000"/>
    </style:style>
    <style:style style:name="Tabella175.C367" style:family="table-cell">
      <style:table-cell-properties fo:padding="0.097cm" fo:border-left="0.05pt solid #000000" fo:border-right="none" fo:border-top="none" fo:border-bottom="0.05pt solid #000000"/>
    </style:style>
    <style:style style:name="Tabella175.D367" style:family="table-cell">
      <style:table-cell-properties fo:padding="0.097cm" fo:border-left="0.05pt solid #000000" fo:border-right="none" fo:border-top="none" fo:border-bottom="0.05pt solid #000000"/>
    </style:style>
    <style:style style:name="Tabella175.E367" style:family="table-cell">
      <style:table-cell-properties fo:padding="0.097cm" fo:border-left="0.05pt solid #000000" fo:border-right="0.05pt solid #000000" fo:border-top="none" fo:border-bottom="0.05pt solid #000000"/>
    </style:style>
    <style:style style:name="Tabella175.A368" style:family="table-cell">
      <style:table-cell-properties fo:padding="0.097cm" fo:border-left="0.05pt solid #000000" fo:border-right="none" fo:border-top="none" fo:border-bottom="0.05pt solid #000000"/>
    </style:style>
    <style:style style:name="Tabella175.B368" style:family="table-cell">
      <style:table-cell-properties fo:padding="0.097cm" fo:border-left="0.05pt solid #000000" fo:border-right="none" fo:border-top="none" fo:border-bottom="0.05pt solid #000000"/>
    </style:style>
    <style:style style:name="Tabella175.C368" style:family="table-cell">
      <style:table-cell-properties fo:padding="0.097cm" fo:border-left="0.05pt solid #000000" fo:border-right="none" fo:border-top="none" fo:border-bottom="0.05pt solid #000000"/>
    </style:style>
    <style:style style:name="Tabella175.D368" style:family="table-cell">
      <style:table-cell-properties fo:padding="0.097cm" fo:border-left="0.05pt solid #000000" fo:border-right="none" fo:border-top="none" fo:border-bottom="0.05pt solid #000000"/>
    </style:style>
    <style:style style:name="Tabella175.E368" style:family="table-cell">
      <style:table-cell-properties fo:padding="0.097cm" fo:border-left="0.05pt solid #000000" fo:border-right="0.05pt solid #000000" fo:border-top="none" fo:border-bottom="0.05pt solid #000000"/>
    </style:style>
    <style:style style:name="Tabella175.A369" style:family="table-cell">
      <style:table-cell-properties fo:padding="0.097cm" fo:border-left="0.05pt solid #000000" fo:border-right="none" fo:border-top="none" fo:border-bottom="0.05pt solid #000000"/>
    </style:style>
    <style:style style:name="Tabella175.B369" style:family="table-cell">
      <style:table-cell-properties fo:padding="0.097cm" fo:border-left="0.05pt solid #000000" fo:border-right="none" fo:border-top="none" fo:border-bottom="0.05pt solid #000000"/>
    </style:style>
    <style:style style:name="Tabella175.C369" style:family="table-cell">
      <style:table-cell-properties fo:padding="0.097cm" fo:border-left="0.05pt solid #000000" fo:border-right="none" fo:border-top="none" fo:border-bottom="0.05pt solid #000000"/>
    </style:style>
    <style:style style:name="Tabella175.D369" style:family="table-cell">
      <style:table-cell-properties fo:padding="0.097cm" fo:border-left="0.05pt solid #000000" fo:border-right="none" fo:border-top="none" fo:border-bottom="0.05pt solid #000000"/>
    </style:style>
    <style:style style:name="Tabella175.E369" style:family="table-cell">
      <style:table-cell-properties fo:padding="0.097cm" fo:border-left="0.05pt solid #000000" fo:border-right="0.05pt solid #000000" fo:border-top="none" fo:border-bottom="0.05pt solid #000000"/>
    </style:style>
    <style:style style:name="Tabella175.A370" style:family="table-cell">
      <style:table-cell-properties fo:padding="0.097cm" fo:border-left="0.05pt solid #000000" fo:border-right="none" fo:border-top="none" fo:border-bottom="0.05pt solid #000000"/>
    </style:style>
    <style:style style:name="Tabella175.B370" style:family="table-cell">
      <style:table-cell-properties fo:padding="0.097cm" fo:border-left="0.05pt solid #000000" fo:border-right="none" fo:border-top="none" fo:border-bottom="0.05pt solid #000000"/>
    </style:style>
    <style:style style:name="Tabella175.C370" style:family="table-cell">
      <style:table-cell-properties fo:padding="0.097cm" fo:border-left="0.05pt solid #000000" fo:border-right="none" fo:border-top="none" fo:border-bottom="0.05pt solid #000000"/>
    </style:style>
    <style:style style:name="Tabella175.D370" style:family="table-cell">
      <style:table-cell-properties fo:padding="0.097cm" fo:border-left="0.05pt solid #000000" fo:border-right="none" fo:border-top="none" fo:border-bottom="0.05pt solid #000000"/>
    </style:style>
    <style:style style:name="Tabella175.E370" style:family="table-cell">
      <style:table-cell-properties fo:padding="0.097cm" fo:border-left="0.05pt solid #000000" fo:border-right="0.05pt solid #000000" fo:border-top="none" fo:border-bottom="0.05pt solid #000000"/>
    </style:style>
    <style:style style:name="Tabella175.A371" style:family="table-cell">
      <style:table-cell-properties fo:padding="0.097cm" fo:border-left="0.05pt solid #000000" fo:border-right="none" fo:border-top="none" fo:border-bottom="0.05pt solid #000000"/>
    </style:style>
    <style:style style:name="Tabella175.B371" style:family="table-cell">
      <style:table-cell-properties fo:padding="0.097cm" fo:border-left="0.05pt solid #000000" fo:border-right="none" fo:border-top="none" fo:border-bottom="0.05pt solid #000000"/>
    </style:style>
    <style:style style:name="Tabella175.C371" style:family="table-cell">
      <style:table-cell-properties fo:padding="0.097cm" fo:border-left="0.05pt solid #000000" fo:border-right="none" fo:border-top="none" fo:border-bottom="0.05pt solid #000000"/>
    </style:style>
    <style:style style:name="Tabella175.D371" style:family="table-cell">
      <style:table-cell-properties fo:padding="0.097cm" fo:border-left="0.05pt solid #000000" fo:border-right="none" fo:border-top="none" fo:border-bottom="0.05pt solid #000000"/>
    </style:style>
    <style:style style:name="Tabella175.E371" style:family="table-cell">
      <style:table-cell-properties fo:padding="0.097cm" fo:border-left="0.05pt solid #000000" fo:border-right="0.05pt solid #000000" fo:border-top="none" fo:border-bottom="0.05pt solid #000000"/>
    </style:style>
    <style:style style:name="Tabella175.A372" style:family="table-cell">
      <style:table-cell-properties fo:padding="0.097cm" fo:border-left="0.05pt solid #000000" fo:border-right="none" fo:border-top="none" fo:border-bottom="0.05pt solid #000000"/>
    </style:style>
    <style:style style:name="Tabella175.B372" style:family="table-cell">
      <style:table-cell-properties fo:padding="0.097cm" fo:border-left="0.05pt solid #000000" fo:border-right="none" fo:border-top="none" fo:border-bottom="0.05pt solid #000000"/>
    </style:style>
    <style:style style:name="Tabella175.C372" style:family="table-cell">
      <style:table-cell-properties fo:padding="0.097cm" fo:border-left="0.05pt solid #000000" fo:border-right="none" fo:border-top="none" fo:border-bottom="0.05pt solid #000000"/>
    </style:style>
    <style:style style:name="Tabella175.D372" style:family="table-cell">
      <style:table-cell-properties fo:padding="0.097cm" fo:border-left="0.05pt solid #000000" fo:border-right="none" fo:border-top="none" fo:border-bottom="0.05pt solid #000000"/>
    </style:style>
    <style:style style:name="Tabella175.E372" style:family="table-cell">
      <style:table-cell-properties fo:padding="0.097cm" fo:border-left="0.05pt solid #000000" fo:border-right="0.05pt solid #000000" fo:border-top="none" fo:border-bottom="0.05pt solid #000000"/>
    </style:style>
    <style:style style:name="Tabella175.A373" style:family="table-cell">
      <style:table-cell-properties fo:padding="0.097cm" fo:border-left="0.05pt solid #000000" fo:border-right="none" fo:border-top="none" fo:border-bottom="0.05pt solid #000000"/>
    </style:style>
    <style:style style:name="Tabella175.B373" style:family="table-cell">
      <style:table-cell-properties fo:padding="0.097cm" fo:border-left="0.05pt solid #000000" fo:border-right="none" fo:border-top="none" fo:border-bottom="0.05pt solid #000000"/>
    </style:style>
    <style:style style:name="Tabella175.C373" style:family="table-cell">
      <style:table-cell-properties fo:padding="0.097cm" fo:border-left="0.05pt solid #000000" fo:border-right="none" fo:border-top="none" fo:border-bottom="0.05pt solid #000000"/>
    </style:style>
    <style:style style:name="Tabella175.D373" style:family="table-cell">
      <style:table-cell-properties fo:padding="0.097cm" fo:border-left="0.05pt solid #000000" fo:border-right="none" fo:border-top="none" fo:border-bottom="0.05pt solid #000000"/>
    </style:style>
    <style:style style:name="Tabella175.E373" style:family="table-cell">
      <style:table-cell-properties fo:padding="0.097cm" fo:border-left="0.05pt solid #000000" fo:border-right="0.05pt solid #000000" fo:border-top="none" fo:border-bottom="0.05pt solid #000000"/>
    </style:style>
    <style:style style:name="Tabella175.A374" style:family="table-cell">
      <style:table-cell-properties fo:padding="0.097cm" fo:border-left="0.05pt solid #000000" fo:border-right="none" fo:border-top="none" fo:border-bottom="0.05pt solid #000000"/>
    </style:style>
    <style:style style:name="Tabella175.B374" style:family="table-cell">
      <style:table-cell-properties fo:padding="0.097cm" fo:border-left="0.05pt solid #000000" fo:border-right="none" fo:border-top="none" fo:border-bottom="0.05pt solid #000000"/>
    </style:style>
    <style:style style:name="Tabella175.C374" style:family="table-cell">
      <style:table-cell-properties fo:padding="0.097cm" fo:border-left="0.05pt solid #000000" fo:border-right="none" fo:border-top="none" fo:border-bottom="0.05pt solid #000000"/>
    </style:style>
    <style:style style:name="Tabella175.D374" style:family="table-cell">
      <style:table-cell-properties fo:padding="0.097cm" fo:border-left="0.05pt solid #000000" fo:border-right="none" fo:border-top="none" fo:border-bottom="0.05pt solid #000000"/>
    </style:style>
    <style:style style:name="Tabella175.E374" style:family="table-cell">
      <style:table-cell-properties fo:padding="0.097cm" fo:border-left="0.05pt solid #000000" fo:border-right="0.05pt solid #000000" fo:border-top="none" fo:border-bottom="0.05pt solid #000000"/>
    </style:style>
    <style:style style:name="Tabella175.A375" style:family="table-cell">
      <style:table-cell-properties fo:padding="0.097cm" fo:border-left="0.05pt solid #000000" fo:border-right="none" fo:border-top="none" fo:border-bottom="0.05pt solid #000000"/>
    </style:style>
    <style:style style:name="Tabella175.B375" style:family="table-cell">
      <style:table-cell-properties fo:padding="0.097cm" fo:border-left="0.05pt solid #000000" fo:border-right="none" fo:border-top="none" fo:border-bottom="0.05pt solid #000000"/>
    </style:style>
    <style:style style:name="Tabella175.C375" style:family="table-cell">
      <style:table-cell-properties fo:padding="0.097cm" fo:border-left="0.05pt solid #000000" fo:border-right="none" fo:border-top="none" fo:border-bottom="0.05pt solid #000000"/>
    </style:style>
    <style:style style:name="Tabella175.D375" style:family="table-cell">
      <style:table-cell-properties fo:padding="0.097cm" fo:border-left="0.05pt solid #000000" fo:border-right="none" fo:border-top="none" fo:border-bottom="0.05pt solid #000000"/>
    </style:style>
    <style:style style:name="Tabella175.E375" style:family="table-cell">
      <style:table-cell-properties fo:padding="0.097cm" fo:border-left="0.05pt solid #000000" fo:border-right="0.05pt solid #000000" fo:border-top="none" fo:border-bottom="0.05pt solid #000000"/>
    </style:style>
    <style:style style:name="Tabella175.A376" style:family="table-cell">
      <style:table-cell-properties fo:padding="0.097cm" fo:border-left="0.05pt solid #000000" fo:border-right="none" fo:border-top="none" fo:border-bottom="0.05pt solid #000000"/>
    </style:style>
    <style:style style:name="Tabella175.B376" style:family="table-cell">
      <style:table-cell-properties fo:padding="0.097cm" fo:border-left="0.05pt solid #000000" fo:border-right="none" fo:border-top="none" fo:border-bottom="0.05pt solid #000000"/>
    </style:style>
    <style:style style:name="Tabella175.C376" style:family="table-cell">
      <style:table-cell-properties fo:padding="0.097cm" fo:border-left="0.05pt solid #000000" fo:border-right="none" fo:border-top="none" fo:border-bottom="0.05pt solid #000000"/>
    </style:style>
    <style:style style:name="Tabella175.D376" style:family="table-cell">
      <style:table-cell-properties fo:padding="0.097cm" fo:border-left="0.05pt solid #000000" fo:border-right="none" fo:border-top="none" fo:border-bottom="0.05pt solid #000000"/>
    </style:style>
    <style:style style:name="Tabella175.E376" style:family="table-cell">
      <style:table-cell-properties fo:padding="0.097cm" fo:border-left="0.05pt solid #000000" fo:border-right="0.05pt solid #000000" fo:border-top="none" fo:border-bottom="0.05pt solid #000000"/>
    </style:style>
    <style:style style:name="Tabella175.A377" style:family="table-cell">
      <style:table-cell-properties fo:padding="0.097cm" fo:border-left="0.05pt solid #000000" fo:border-right="none" fo:border-top="none" fo:border-bottom="0.05pt solid #000000"/>
    </style:style>
    <style:style style:name="Tabella175.B377" style:family="table-cell">
      <style:table-cell-properties fo:padding="0.097cm" fo:border-left="0.05pt solid #000000" fo:border-right="none" fo:border-top="none" fo:border-bottom="0.05pt solid #000000"/>
    </style:style>
    <style:style style:name="Tabella175.C377" style:family="table-cell">
      <style:table-cell-properties fo:padding="0.097cm" fo:border-left="0.05pt solid #000000" fo:border-right="none" fo:border-top="none" fo:border-bottom="0.05pt solid #000000"/>
    </style:style>
    <style:style style:name="Tabella175.D377" style:family="table-cell">
      <style:table-cell-properties fo:padding="0.097cm" fo:border-left="0.05pt solid #000000" fo:border-right="none" fo:border-top="none" fo:border-bottom="0.05pt solid #000000"/>
    </style:style>
    <style:style style:name="Tabella175.E377" style:family="table-cell">
      <style:table-cell-properties fo:padding="0.097cm" fo:border-left="0.05pt solid #000000" fo:border-right="0.05pt solid #000000" fo:border-top="none" fo:border-bottom="0.05pt solid #000000"/>
    </style:style>
    <style:style style:name="Tabella175.A378" style:family="table-cell">
      <style:table-cell-properties fo:padding="0.097cm" fo:border-left="0.05pt solid #000000" fo:border-right="none" fo:border-top="none" fo:border-bottom="0.05pt solid #000000"/>
    </style:style>
    <style:style style:name="Tabella175.B378" style:family="table-cell">
      <style:table-cell-properties fo:padding="0.097cm" fo:border-left="0.05pt solid #000000" fo:border-right="none" fo:border-top="none" fo:border-bottom="0.05pt solid #000000"/>
    </style:style>
    <style:style style:name="Tabella175.C378" style:family="table-cell">
      <style:table-cell-properties fo:padding="0.097cm" fo:border-left="0.05pt solid #000000" fo:border-right="none" fo:border-top="none" fo:border-bottom="0.05pt solid #000000"/>
    </style:style>
    <style:style style:name="Tabella175.D378" style:family="table-cell">
      <style:table-cell-properties fo:padding="0.097cm" fo:border-left="0.05pt solid #000000" fo:border-right="none" fo:border-top="none" fo:border-bottom="0.05pt solid #000000"/>
    </style:style>
    <style:style style:name="Tabella175.E378" style:family="table-cell">
      <style:table-cell-properties fo:padding="0.097cm" fo:border-left="0.05pt solid #000000" fo:border-right="0.05pt solid #000000" fo:border-top="none" fo:border-bottom="0.05pt solid #000000"/>
    </style:style>
    <style:style style:name="Tabella175.A379" style:family="table-cell">
      <style:table-cell-properties fo:padding="0.097cm" fo:border-left="0.05pt solid #000000" fo:border-right="none" fo:border-top="none" fo:border-bottom="0.05pt solid #000000"/>
    </style:style>
    <style:style style:name="Tabella175.B379" style:family="table-cell">
      <style:table-cell-properties fo:padding="0.097cm" fo:border-left="0.05pt solid #000000" fo:border-right="none" fo:border-top="none" fo:border-bottom="0.05pt solid #000000"/>
    </style:style>
    <style:style style:name="Tabella175.C379" style:family="table-cell">
      <style:table-cell-properties fo:padding="0.097cm" fo:border-left="0.05pt solid #000000" fo:border-right="none" fo:border-top="none" fo:border-bottom="0.05pt solid #000000"/>
    </style:style>
    <style:style style:name="Tabella175.D379" style:family="table-cell">
      <style:table-cell-properties fo:padding="0.097cm" fo:border-left="0.05pt solid #000000" fo:border-right="none" fo:border-top="none" fo:border-bottom="0.05pt solid #000000"/>
    </style:style>
    <style:style style:name="Tabella175.E379" style:family="table-cell">
      <style:table-cell-properties fo:padding="0.097cm" fo:border-left="0.05pt solid #000000" fo:border-right="0.05pt solid #000000" fo:border-top="none" fo:border-bottom="0.05pt solid #000000"/>
    </style:style>
    <style:style style:name="Tabella175.A380" style:family="table-cell">
      <style:table-cell-properties fo:padding="0.097cm" fo:border-left="0.05pt solid #000000" fo:border-right="none" fo:border-top="none" fo:border-bottom="0.05pt solid #000000"/>
    </style:style>
    <style:style style:name="Tabella175.B380" style:family="table-cell">
      <style:table-cell-properties fo:padding="0.097cm" fo:border-left="0.05pt solid #000000" fo:border-right="none" fo:border-top="none" fo:border-bottom="0.05pt solid #000000"/>
    </style:style>
    <style:style style:name="Tabella175.C380" style:family="table-cell">
      <style:table-cell-properties fo:padding="0.097cm" fo:border-left="0.05pt solid #000000" fo:border-right="none" fo:border-top="none" fo:border-bottom="0.05pt solid #000000"/>
    </style:style>
    <style:style style:name="Tabella175.D380" style:family="table-cell">
      <style:table-cell-properties fo:padding="0.097cm" fo:border-left="0.05pt solid #000000" fo:border-right="none" fo:border-top="none" fo:border-bottom="0.05pt solid #000000"/>
    </style:style>
    <style:style style:name="Tabella175.E380" style:family="table-cell">
      <style:table-cell-properties fo:padding="0.097cm" fo:border-left="0.05pt solid #000000" fo:border-right="0.05pt solid #000000" fo:border-top="none" fo:border-bottom="0.05pt solid #000000"/>
    </style:style>
    <style:style style:name="Tabella175.A381" style:family="table-cell">
      <style:table-cell-properties fo:padding="0.097cm" fo:border-left="0.05pt solid #000000" fo:border-right="none" fo:border-top="none" fo:border-bottom="0.05pt solid #000000"/>
    </style:style>
    <style:style style:name="Tabella175.B381" style:family="table-cell">
      <style:table-cell-properties fo:padding="0.097cm" fo:border-left="0.05pt solid #000000" fo:border-right="none" fo:border-top="none" fo:border-bottom="0.05pt solid #000000"/>
    </style:style>
    <style:style style:name="Tabella175.C381" style:family="table-cell">
      <style:table-cell-properties fo:padding="0.097cm" fo:border-left="0.05pt solid #000000" fo:border-right="none" fo:border-top="none" fo:border-bottom="0.05pt solid #000000"/>
    </style:style>
    <style:style style:name="Tabella175.D381" style:family="table-cell">
      <style:table-cell-properties fo:padding="0.097cm" fo:border-left="0.05pt solid #000000" fo:border-right="none" fo:border-top="none" fo:border-bottom="0.05pt solid #000000"/>
    </style:style>
    <style:style style:name="Tabella175.E381" style:family="table-cell">
      <style:table-cell-properties fo:padding="0.097cm" fo:border-left="0.05pt solid #000000" fo:border-right="0.05pt solid #000000" fo:border-top="none" fo:border-bottom="0.05pt solid #000000"/>
    </style:style>
    <style:style style:name="Tabella175.A382" style:family="table-cell">
      <style:table-cell-properties fo:padding="0.097cm" fo:border-left="0.05pt solid #000000" fo:border-right="none" fo:border-top="none" fo:border-bottom="0.05pt solid #000000"/>
    </style:style>
    <style:style style:name="Tabella175.B382" style:family="table-cell">
      <style:table-cell-properties fo:padding="0.097cm" fo:border-left="0.05pt solid #000000" fo:border-right="none" fo:border-top="none" fo:border-bottom="0.05pt solid #000000"/>
    </style:style>
    <style:style style:name="Tabella175.C382" style:family="table-cell">
      <style:table-cell-properties fo:padding="0.097cm" fo:border-left="0.05pt solid #000000" fo:border-right="none" fo:border-top="none" fo:border-bottom="0.05pt solid #000000"/>
    </style:style>
    <style:style style:name="Tabella175.D382" style:family="table-cell">
      <style:table-cell-properties fo:padding="0.097cm" fo:border-left="0.05pt solid #000000" fo:border-right="none" fo:border-top="none" fo:border-bottom="0.05pt solid #000000"/>
    </style:style>
    <style:style style:name="Tabella175.E382" style:family="table-cell">
      <style:table-cell-properties fo:padding="0.097cm" fo:border-left="0.05pt solid #000000" fo:border-right="0.05pt solid #000000" fo:border-top="none" fo:border-bottom="0.05pt solid #000000"/>
    </style:style>
    <style:style style:name="Tabella175.A383" style:family="table-cell">
      <style:table-cell-properties fo:padding="0.097cm" fo:border-left="0.05pt solid #000000" fo:border-right="none" fo:border-top="none" fo:border-bottom="0.05pt solid #000000"/>
    </style:style>
    <style:style style:name="Tabella175.B383" style:family="table-cell">
      <style:table-cell-properties fo:padding="0.097cm" fo:border-left="0.05pt solid #000000" fo:border-right="none" fo:border-top="none" fo:border-bottom="0.05pt solid #000000"/>
    </style:style>
    <style:style style:name="Tabella175.C383" style:family="table-cell">
      <style:table-cell-properties fo:padding="0.097cm" fo:border-left="0.05pt solid #000000" fo:border-right="none" fo:border-top="none" fo:border-bottom="0.05pt solid #000000"/>
    </style:style>
    <style:style style:name="Tabella175.D383" style:family="table-cell">
      <style:table-cell-properties fo:padding="0.097cm" fo:border-left="0.05pt solid #000000" fo:border-right="none" fo:border-top="none" fo:border-bottom="0.05pt solid #000000"/>
    </style:style>
    <style:style style:name="Tabella175.E383" style:family="table-cell">
      <style:table-cell-properties fo:padding="0.097cm" fo:border-left="0.05pt solid #000000" fo:border-right="0.05pt solid #000000" fo:border-top="none" fo:border-bottom="0.05pt solid #000000"/>
    </style:style>
    <style:style style:name="Tabella175.A384" style:family="table-cell">
      <style:table-cell-properties fo:padding="0.097cm" fo:border-left="0.05pt solid #000000" fo:border-right="none" fo:border-top="none" fo:border-bottom="0.05pt solid #000000"/>
    </style:style>
    <style:style style:name="Tabella175.B384" style:family="table-cell">
      <style:table-cell-properties fo:padding="0.097cm" fo:border-left="0.05pt solid #000000" fo:border-right="none" fo:border-top="none" fo:border-bottom="0.05pt solid #000000"/>
    </style:style>
    <style:style style:name="Tabella175.C384" style:family="table-cell">
      <style:table-cell-properties fo:padding="0.097cm" fo:border-left="0.05pt solid #000000" fo:border-right="none" fo:border-top="none" fo:border-bottom="0.05pt solid #000000"/>
    </style:style>
    <style:style style:name="Tabella175.D384" style:family="table-cell">
      <style:table-cell-properties fo:padding="0.097cm" fo:border-left="0.05pt solid #000000" fo:border-right="none" fo:border-top="none" fo:border-bottom="0.05pt solid #000000"/>
    </style:style>
    <style:style style:name="Tabella175.E384" style:family="table-cell">
      <style:table-cell-properties fo:padding="0.097cm" fo:border-left="0.05pt solid #000000" fo:border-right="0.05pt solid #000000" fo:border-top="none" fo:border-bottom="0.05pt solid #000000"/>
    </style:style>
    <style:style style:name="Tabella175.A385" style:family="table-cell">
      <style:table-cell-properties fo:padding="0.097cm" fo:border-left="0.05pt solid #000000" fo:border-right="none" fo:border-top="none" fo:border-bottom="0.05pt solid #000000"/>
    </style:style>
    <style:style style:name="Tabella175.B385" style:family="table-cell">
      <style:table-cell-properties fo:padding="0.097cm" fo:border-left="0.05pt solid #000000" fo:border-right="none" fo:border-top="none" fo:border-bottom="0.05pt solid #000000"/>
    </style:style>
    <style:style style:name="Tabella175.C385" style:family="table-cell">
      <style:table-cell-properties fo:padding="0.097cm" fo:border-left="0.05pt solid #000000" fo:border-right="none" fo:border-top="none" fo:border-bottom="0.05pt solid #000000"/>
    </style:style>
    <style:style style:name="Tabella175.D385" style:family="table-cell">
      <style:table-cell-properties fo:padding="0.097cm" fo:border-left="0.05pt solid #000000" fo:border-right="none" fo:border-top="none" fo:border-bottom="0.05pt solid #000000"/>
    </style:style>
    <style:style style:name="Tabella175.E385" style:family="table-cell">
      <style:table-cell-properties fo:padding="0.097cm" fo:border-left="0.05pt solid #000000" fo:border-right="0.05pt solid #000000" fo:border-top="none" fo:border-bottom="0.05pt solid #000000"/>
    </style:style>
    <style:style style:name="Tabella175.A386" style:family="table-cell">
      <style:table-cell-properties fo:padding="0.097cm" fo:border-left="0.05pt solid #000000" fo:border-right="none" fo:border-top="none" fo:border-bottom="0.05pt solid #000000"/>
    </style:style>
    <style:style style:name="Tabella175.B386" style:family="table-cell">
      <style:table-cell-properties fo:padding="0.097cm" fo:border-left="0.05pt solid #000000" fo:border-right="none" fo:border-top="none" fo:border-bottom="0.05pt solid #000000"/>
    </style:style>
    <style:style style:name="Tabella175.C386" style:family="table-cell">
      <style:table-cell-properties fo:padding="0.097cm" fo:border-left="0.05pt solid #000000" fo:border-right="none" fo:border-top="none" fo:border-bottom="0.05pt solid #000000"/>
    </style:style>
    <style:style style:name="Tabella175.D386" style:family="table-cell">
      <style:table-cell-properties fo:padding="0.097cm" fo:border-left="0.05pt solid #000000" fo:border-right="none" fo:border-top="none" fo:border-bottom="0.05pt solid #000000"/>
    </style:style>
    <style:style style:name="Tabella175.E386" style:family="table-cell">
      <style:table-cell-properties fo:padding="0.097cm" fo:border-left="0.05pt solid #000000" fo:border-right="0.05pt solid #000000" fo:border-top="none" fo:border-bottom="0.05pt solid #000000"/>
    </style:style>
    <style:style style:name="Tabella175.A387" style:family="table-cell">
      <style:table-cell-properties fo:padding="0.097cm" fo:border-left="0.05pt solid #000000" fo:border-right="none" fo:border-top="none" fo:border-bottom="0.05pt solid #000000"/>
    </style:style>
    <style:style style:name="Tabella175.B387" style:family="table-cell">
      <style:table-cell-properties fo:padding="0.097cm" fo:border-left="0.05pt solid #000000" fo:border-right="none" fo:border-top="none" fo:border-bottom="0.05pt solid #000000"/>
    </style:style>
    <style:style style:name="Tabella175.C387" style:family="table-cell">
      <style:table-cell-properties fo:padding="0.097cm" fo:border-left="0.05pt solid #000000" fo:border-right="none" fo:border-top="none" fo:border-bottom="0.05pt solid #000000"/>
    </style:style>
    <style:style style:name="Tabella175.D387" style:family="table-cell">
      <style:table-cell-properties fo:padding="0.097cm" fo:border-left="0.05pt solid #000000" fo:border-right="none" fo:border-top="none" fo:border-bottom="0.05pt solid #000000"/>
    </style:style>
    <style:style style:name="Tabella175.E387" style:family="table-cell">
      <style:table-cell-properties fo:padding="0.097cm" fo:border-left="0.05pt solid #000000" fo:border-right="0.05pt solid #000000" fo:border-top="none" fo:border-bottom="0.05pt solid #000000"/>
    </style:style>
    <style:style style:name="Tabella175.A388" style:family="table-cell">
      <style:table-cell-properties fo:padding="0.097cm" fo:border-left="0.05pt solid #000000" fo:border-right="none" fo:border-top="none" fo:border-bottom="0.05pt solid #000000"/>
    </style:style>
    <style:style style:name="Tabella175.B388" style:family="table-cell">
      <style:table-cell-properties fo:padding="0.097cm" fo:border-left="0.05pt solid #000000" fo:border-right="none" fo:border-top="none" fo:border-bottom="0.05pt solid #000000"/>
    </style:style>
    <style:style style:name="Tabella175.C388" style:family="table-cell">
      <style:table-cell-properties fo:padding="0.097cm" fo:border-left="0.05pt solid #000000" fo:border-right="none" fo:border-top="none" fo:border-bottom="0.05pt solid #000000"/>
    </style:style>
    <style:style style:name="Tabella175.D388" style:family="table-cell">
      <style:table-cell-properties fo:padding="0.097cm" fo:border-left="0.05pt solid #000000" fo:border-right="none" fo:border-top="none" fo:border-bottom="0.05pt solid #000000"/>
    </style:style>
    <style:style style:name="Tabella175.E388" style:family="table-cell">
      <style:table-cell-properties fo:padding="0.097cm" fo:border-left="0.05pt solid #000000" fo:border-right="0.05pt solid #000000" fo:border-top="none" fo:border-bottom="0.05pt solid #000000"/>
    </style:style>
    <style:style style:name="Tabella175.A389" style:family="table-cell">
      <style:table-cell-properties fo:padding="0.097cm" fo:border-left="0.05pt solid #000000" fo:border-right="none" fo:border-top="none" fo:border-bottom="0.05pt solid #000000"/>
    </style:style>
    <style:style style:name="Tabella175.B389" style:family="table-cell">
      <style:table-cell-properties fo:padding="0.097cm" fo:border-left="0.05pt solid #000000" fo:border-right="none" fo:border-top="none" fo:border-bottom="0.05pt solid #000000"/>
    </style:style>
    <style:style style:name="Tabella175.C389" style:family="table-cell">
      <style:table-cell-properties fo:padding="0.097cm" fo:border-left="0.05pt solid #000000" fo:border-right="none" fo:border-top="none" fo:border-bottom="0.05pt solid #000000"/>
    </style:style>
    <style:style style:name="Tabella175.D389" style:family="table-cell">
      <style:table-cell-properties fo:padding="0.097cm" fo:border-left="0.05pt solid #000000" fo:border-right="none" fo:border-top="none" fo:border-bottom="0.05pt solid #000000"/>
    </style:style>
    <style:style style:name="Tabella175.E389" style:family="table-cell">
      <style:table-cell-properties fo:padding="0.097cm" fo:border-left="0.05pt solid #000000" fo:border-right="0.05pt solid #000000" fo:border-top="none" fo:border-bottom="0.05pt solid #000000"/>
    </style:style>
    <style:style style:name="Tabella175.A390" style:family="table-cell">
      <style:table-cell-properties fo:padding="0.097cm" fo:border-left="0.05pt solid #000000" fo:border-right="none" fo:border-top="none" fo:border-bottom="0.05pt solid #000000"/>
    </style:style>
    <style:style style:name="Tabella175.B390" style:family="table-cell">
      <style:table-cell-properties fo:padding="0.097cm" fo:border-left="0.05pt solid #000000" fo:border-right="none" fo:border-top="none" fo:border-bottom="0.05pt solid #000000"/>
    </style:style>
    <style:style style:name="Tabella175.C390" style:family="table-cell">
      <style:table-cell-properties fo:padding="0.097cm" fo:border-left="0.05pt solid #000000" fo:border-right="none" fo:border-top="none" fo:border-bottom="0.05pt solid #000000"/>
    </style:style>
    <style:style style:name="Tabella175.D390" style:family="table-cell">
      <style:table-cell-properties fo:padding="0.097cm" fo:border-left="0.05pt solid #000000" fo:border-right="none" fo:border-top="none" fo:border-bottom="0.05pt solid #000000"/>
    </style:style>
    <style:style style:name="Tabella175.E390" style:family="table-cell">
      <style:table-cell-properties fo:padding="0.097cm" fo:border-left="0.05pt solid #000000" fo:border-right="0.05pt solid #000000" fo:border-top="none" fo:border-bottom="0.05pt solid #000000"/>
    </style:style>
    <style:style style:name="Tabella175.A391" style:family="table-cell">
      <style:table-cell-properties fo:padding="0.097cm" fo:border-left="0.05pt solid #000000" fo:border-right="none" fo:border-top="none" fo:border-bottom="0.05pt solid #000000"/>
    </style:style>
    <style:style style:name="Tabella175.B391" style:family="table-cell">
      <style:table-cell-properties fo:padding="0.097cm" fo:border-left="0.05pt solid #000000" fo:border-right="none" fo:border-top="none" fo:border-bottom="0.05pt solid #000000"/>
    </style:style>
    <style:style style:name="Tabella175.C391" style:family="table-cell">
      <style:table-cell-properties fo:padding="0.097cm" fo:border-left="0.05pt solid #000000" fo:border-right="none" fo:border-top="none" fo:border-bottom="0.05pt solid #000000"/>
    </style:style>
    <style:style style:name="Tabella175.D391" style:family="table-cell">
      <style:table-cell-properties fo:padding="0.097cm" fo:border-left="0.05pt solid #000000" fo:border-right="none" fo:border-top="none" fo:border-bottom="0.05pt solid #000000"/>
    </style:style>
    <style:style style:name="Tabella175.E391" style:family="table-cell">
      <style:table-cell-properties fo:padding="0.097cm" fo:border-left="0.05pt solid #000000" fo:border-right="0.05pt solid #000000" fo:border-top="none" fo:border-bottom="0.05pt solid #000000"/>
    </style:style>
    <style:style style:name="Tabella175.A392" style:family="table-cell">
      <style:table-cell-properties fo:padding="0.097cm" fo:border-left="0.05pt solid #000000" fo:border-right="none" fo:border-top="none" fo:border-bottom="0.05pt solid #000000"/>
    </style:style>
    <style:style style:name="Tabella175.B392" style:family="table-cell">
      <style:table-cell-properties fo:padding="0.097cm" fo:border-left="0.05pt solid #000000" fo:border-right="none" fo:border-top="none" fo:border-bottom="0.05pt solid #000000"/>
    </style:style>
    <style:style style:name="Tabella175.C392" style:family="table-cell">
      <style:table-cell-properties fo:padding="0.097cm" fo:border-left="0.05pt solid #000000" fo:border-right="none" fo:border-top="none" fo:border-bottom="0.05pt solid #000000"/>
    </style:style>
    <style:style style:name="Tabella175.D392" style:family="table-cell">
      <style:table-cell-properties fo:padding="0.097cm" fo:border-left="0.05pt solid #000000" fo:border-right="none" fo:border-top="none" fo:border-bottom="0.05pt solid #000000"/>
    </style:style>
    <style:style style:name="Tabella175.E392" style:family="table-cell">
      <style:table-cell-properties fo:padding="0.097cm" fo:border-left="0.05pt solid #000000" fo:border-right="0.05pt solid #000000" fo:border-top="none" fo:border-bottom="0.05pt solid #000000"/>
    </style:style>
    <style:style style:name="Tabella175.A393" style:family="table-cell">
      <style:table-cell-properties fo:padding="0.097cm" fo:border-left="0.05pt solid #000000" fo:border-right="none" fo:border-top="none" fo:border-bottom="0.05pt solid #000000"/>
    </style:style>
    <style:style style:name="Tabella175.B393" style:family="table-cell">
      <style:table-cell-properties fo:padding="0.097cm" fo:border-left="0.05pt solid #000000" fo:border-right="none" fo:border-top="none" fo:border-bottom="0.05pt solid #000000"/>
    </style:style>
    <style:style style:name="Tabella175.C393" style:family="table-cell">
      <style:table-cell-properties fo:padding="0.097cm" fo:border-left="0.05pt solid #000000" fo:border-right="none" fo:border-top="none" fo:border-bottom="0.05pt solid #000000"/>
    </style:style>
    <style:style style:name="Tabella175.D393" style:family="table-cell">
      <style:table-cell-properties fo:padding="0.097cm" fo:border-left="0.05pt solid #000000" fo:border-right="none" fo:border-top="none" fo:border-bottom="0.05pt solid #000000"/>
    </style:style>
    <style:style style:name="Tabella175.E393" style:family="table-cell">
      <style:table-cell-properties fo:padding="0.097cm" fo:border-left="0.05pt solid #000000" fo:border-right="0.05pt solid #000000" fo:border-top="none" fo:border-bottom="0.05pt solid #000000"/>
    </style:style>
    <style:style style:name="Tabella175.A394" style:family="table-cell">
      <style:table-cell-properties fo:padding="0.097cm" fo:border-left="0.05pt solid #000000" fo:border-right="none" fo:border-top="none" fo:border-bottom="0.05pt solid #000000"/>
    </style:style>
    <style:style style:name="Tabella175.B394" style:family="table-cell">
      <style:table-cell-properties fo:padding="0.097cm" fo:border-left="0.05pt solid #000000" fo:border-right="none" fo:border-top="none" fo:border-bottom="0.05pt solid #000000"/>
    </style:style>
    <style:style style:name="Tabella175.C394" style:family="table-cell">
      <style:table-cell-properties fo:padding="0.097cm" fo:border-left="0.05pt solid #000000" fo:border-right="none" fo:border-top="none" fo:border-bottom="0.05pt solid #000000"/>
    </style:style>
    <style:style style:name="Tabella175.D394" style:family="table-cell">
      <style:table-cell-properties fo:padding="0.097cm" fo:border-left="0.05pt solid #000000" fo:border-right="none" fo:border-top="none" fo:border-bottom="0.05pt solid #000000"/>
    </style:style>
    <style:style style:name="Tabella175.E394" style:family="table-cell">
      <style:table-cell-properties fo:padding="0.097cm" fo:border-left="0.05pt solid #000000" fo:border-right="0.05pt solid #000000" fo:border-top="none" fo:border-bottom="0.05pt solid #000000"/>
    </style:style>
    <style:style style:name="Tabella175.A395" style:family="table-cell">
      <style:table-cell-properties fo:padding="0.097cm" fo:border-left="0.05pt solid #000000" fo:border-right="none" fo:border-top="none" fo:border-bottom="0.05pt solid #000000"/>
    </style:style>
    <style:style style:name="Tabella175.B395" style:family="table-cell">
      <style:table-cell-properties fo:padding="0.097cm" fo:border-left="0.05pt solid #000000" fo:border-right="none" fo:border-top="none" fo:border-bottom="0.05pt solid #000000"/>
    </style:style>
    <style:style style:name="Tabella175.C395" style:family="table-cell">
      <style:table-cell-properties fo:padding="0.097cm" fo:border-left="0.05pt solid #000000" fo:border-right="none" fo:border-top="none" fo:border-bottom="0.05pt solid #000000"/>
    </style:style>
    <style:style style:name="Tabella175.D395" style:family="table-cell">
      <style:table-cell-properties fo:padding="0.097cm" fo:border-left="0.05pt solid #000000" fo:border-right="none" fo:border-top="none" fo:border-bottom="0.05pt solid #000000"/>
    </style:style>
    <style:style style:name="Tabella175.E395" style:family="table-cell">
      <style:table-cell-properties fo:padding="0.097cm" fo:border-left="0.05pt solid #000000" fo:border-right="0.05pt solid #000000" fo:border-top="none" fo:border-bottom="0.05pt solid #000000"/>
    </style:style>
    <style:style style:name="Tabella175.A396" style:family="table-cell">
      <style:table-cell-properties fo:padding="0.097cm" fo:border-left="0.05pt solid #000000" fo:border-right="none" fo:border-top="none" fo:border-bottom="0.05pt solid #000000"/>
    </style:style>
    <style:style style:name="Tabella175.B396" style:family="table-cell">
      <style:table-cell-properties fo:padding="0.097cm" fo:border-left="0.05pt solid #000000" fo:border-right="none" fo:border-top="none" fo:border-bottom="0.05pt solid #000000"/>
    </style:style>
    <style:style style:name="Tabella175.C396" style:family="table-cell">
      <style:table-cell-properties fo:padding="0.097cm" fo:border-left="0.05pt solid #000000" fo:border-right="none" fo:border-top="none" fo:border-bottom="0.05pt solid #000000"/>
    </style:style>
    <style:style style:name="Tabella175.D396" style:family="table-cell">
      <style:table-cell-properties fo:padding="0.097cm" fo:border-left="0.05pt solid #000000" fo:border-right="none" fo:border-top="none" fo:border-bottom="0.05pt solid #000000"/>
    </style:style>
    <style:style style:name="Tabella175.E396" style:family="table-cell">
      <style:table-cell-properties fo:padding="0.097cm" fo:border-left="0.05pt solid #000000" fo:border-right="0.05pt solid #000000" fo:border-top="none" fo:border-bottom="0.05pt solid #000000"/>
    </style:style>
    <style:style style:name="Tabella175.A397" style:family="table-cell">
      <style:table-cell-properties fo:padding="0.097cm" fo:border-left="0.05pt solid #000000" fo:border-right="none" fo:border-top="none" fo:border-bottom="0.05pt solid #000000"/>
    </style:style>
    <style:style style:name="Tabella175.B397" style:family="table-cell">
      <style:table-cell-properties fo:padding="0.097cm" fo:border-left="0.05pt solid #000000" fo:border-right="none" fo:border-top="none" fo:border-bottom="0.05pt solid #000000"/>
    </style:style>
    <style:style style:name="Tabella175.C397" style:family="table-cell">
      <style:table-cell-properties fo:padding="0.097cm" fo:border-left="0.05pt solid #000000" fo:border-right="none" fo:border-top="none" fo:border-bottom="0.05pt solid #000000"/>
    </style:style>
    <style:style style:name="Tabella175.D397" style:family="table-cell">
      <style:table-cell-properties fo:padding="0.097cm" fo:border-left="0.05pt solid #000000" fo:border-right="none" fo:border-top="none" fo:border-bottom="0.05pt solid #000000"/>
    </style:style>
    <style:style style:name="Tabella175.E397" style:family="table-cell">
      <style:table-cell-properties fo:padding="0.097cm" fo:border-left="0.05pt solid #000000" fo:border-right="0.05pt solid #000000" fo:border-top="none" fo:border-bottom="0.05pt solid #000000"/>
    </style:style>
    <style:style style:name="Tabella175.A398" style:family="table-cell">
      <style:table-cell-properties fo:padding="0.097cm" fo:border-left="0.05pt solid #000000" fo:border-right="none" fo:border-top="none" fo:border-bottom="0.05pt solid #000000"/>
    </style:style>
    <style:style style:name="Tabella175.B398" style:family="table-cell">
      <style:table-cell-properties fo:padding="0.097cm" fo:border-left="0.05pt solid #000000" fo:border-right="none" fo:border-top="none" fo:border-bottom="0.05pt solid #000000"/>
    </style:style>
    <style:style style:name="Tabella175.C398" style:family="table-cell">
      <style:table-cell-properties fo:padding="0.097cm" fo:border-left="0.05pt solid #000000" fo:border-right="none" fo:border-top="none" fo:border-bottom="0.05pt solid #000000"/>
    </style:style>
    <style:style style:name="Tabella175.D398" style:family="table-cell">
      <style:table-cell-properties fo:padding="0.097cm" fo:border-left="0.05pt solid #000000" fo:border-right="none" fo:border-top="none" fo:border-bottom="0.05pt solid #000000"/>
    </style:style>
    <style:style style:name="Tabella175.E398" style:family="table-cell">
      <style:table-cell-properties fo:padding="0.097cm" fo:border-left="0.05pt solid #000000" fo:border-right="0.05pt solid #000000" fo:border-top="none" fo:border-bottom="0.05pt solid #000000"/>
    </style:style>
    <style:style style:name="Tabella175.A399" style:family="table-cell">
      <style:table-cell-properties fo:padding="0.097cm" fo:border-left="0.05pt solid #000000" fo:border-right="none" fo:border-top="none" fo:border-bottom="0.05pt solid #000000"/>
    </style:style>
    <style:style style:name="Tabella175.B399" style:family="table-cell">
      <style:table-cell-properties fo:padding="0.097cm" fo:border-left="0.05pt solid #000000" fo:border-right="none" fo:border-top="none" fo:border-bottom="0.05pt solid #000000"/>
    </style:style>
    <style:style style:name="Tabella175.C399" style:family="table-cell">
      <style:table-cell-properties fo:padding="0.097cm" fo:border-left="0.05pt solid #000000" fo:border-right="none" fo:border-top="none" fo:border-bottom="0.05pt solid #000000"/>
    </style:style>
    <style:style style:name="Tabella175.D399" style:family="table-cell">
      <style:table-cell-properties fo:padding="0.097cm" fo:border-left="0.05pt solid #000000" fo:border-right="none" fo:border-top="none" fo:border-bottom="0.05pt solid #000000"/>
    </style:style>
    <style:style style:name="Tabella175.E399" style:family="table-cell">
      <style:table-cell-properties fo:padding="0.097cm" fo:border-left="0.05pt solid #000000" fo:border-right="0.05pt solid #000000" fo:border-top="none" fo:border-bottom="0.05pt solid #000000"/>
    </style:style>
    <style:style style:name="Tabella175.A400" style:family="table-cell">
      <style:table-cell-properties fo:padding="0.097cm" fo:border-left="0.05pt solid #000000" fo:border-right="none" fo:border-top="none" fo:border-bottom="0.05pt solid #000000"/>
    </style:style>
    <style:style style:name="Tabella175.B400" style:family="table-cell">
      <style:table-cell-properties fo:padding="0.097cm" fo:border-left="0.05pt solid #000000" fo:border-right="none" fo:border-top="none" fo:border-bottom="0.05pt solid #000000"/>
    </style:style>
    <style:style style:name="Tabella175.C400" style:family="table-cell">
      <style:table-cell-properties fo:padding="0.097cm" fo:border-left="0.05pt solid #000000" fo:border-right="none" fo:border-top="none" fo:border-bottom="0.05pt solid #000000"/>
    </style:style>
    <style:style style:name="Tabella175.D400" style:family="table-cell">
      <style:table-cell-properties fo:padding="0.097cm" fo:border-left="0.05pt solid #000000" fo:border-right="none" fo:border-top="none" fo:border-bottom="0.05pt solid #000000"/>
    </style:style>
    <style:style style:name="Tabella175.E400" style:family="table-cell">
      <style:table-cell-properties fo:padding="0.097cm" fo:border-left="0.05pt solid #000000" fo:border-right="0.05pt solid #000000" fo:border-top="none" fo:border-bottom="0.05pt solid #000000"/>
    </style:style>
    <style:style style:name="Tabella175.A401" style:family="table-cell">
      <style:table-cell-properties fo:padding="0.097cm" fo:border-left="0.05pt solid #000000" fo:border-right="none" fo:border-top="none" fo:border-bottom="0.05pt solid #000000"/>
    </style:style>
    <style:style style:name="Tabella175.B401" style:family="table-cell">
      <style:table-cell-properties fo:padding="0.097cm" fo:border-left="0.05pt solid #000000" fo:border-right="none" fo:border-top="none" fo:border-bottom="0.05pt solid #000000"/>
    </style:style>
    <style:style style:name="Tabella175.C401" style:family="table-cell">
      <style:table-cell-properties fo:padding="0.097cm" fo:border-left="0.05pt solid #000000" fo:border-right="none" fo:border-top="none" fo:border-bottom="0.05pt solid #000000"/>
    </style:style>
    <style:style style:name="Tabella175.D401" style:family="table-cell">
      <style:table-cell-properties fo:padding="0.097cm" fo:border-left="0.05pt solid #000000" fo:border-right="none" fo:border-top="none" fo:border-bottom="0.05pt solid #000000"/>
    </style:style>
    <style:style style:name="Tabella175.E401" style:family="table-cell">
      <style:table-cell-properties fo:padding="0.097cm" fo:border-left="0.05pt solid #000000" fo:border-right="0.05pt solid #000000" fo:border-top="none" fo:border-bottom="0.05pt solid #000000"/>
    </style:style>
    <style:style style:name="Tabella175.A402" style:family="table-cell">
      <style:table-cell-properties fo:padding="0.097cm" fo:border-left="0.05pt solid #000000" fo:border-right="none" fo:border-top="none" fo:border-bottom="0.05pt solid #000000"/>
    </style:style>
    <style:style style:name="Tabella175.B402" style:family="table-cell">
      <style:table-cell-properties fo:padding="0.097cm" fo:border-left="0.05pt solid #000000" fo:border-right="none" fo:border-top="none" fo:border-bottom="0.05pt solid #000000"/>
    </style:style>
    <style:style style:name="Tabella175.C402" style:family="table-cell">
      <style:table-cell-properties fo:padding="0.097cm" fo:border-left="0.05pt solid #000000" fo:border-right="none" fo:border-top="none" fo:border-bottom="0.05pt solid #000000"/>
    </style:style>
    <style:style style:name="Tabella175.D402" style:family="table-cell">
      <style:table-cell-properties fo:padding="0.097cm" fo:border-left="0.05pt solid #000000" fo:border-right="none" fo:border-top="none" fo:border-bottom="0.05pt solid #000000"/>
    </style:style>
    <style:style style:name="Tabella175.E402" style:family="table-cell">
      <style:table-cell-properties fo:padding="0.097cm" fo:border-left="0.05pt solid #000000" fo:border-right="0.05pt solid #000000" fo:border-top="none" fo:border-bottom="0.05pt solid #000000"/>
    </style:style>
    <style:style style:name="Tabella175.A403" style:family="table-cell">
      <style:table-cell-properties fo:padding="0.097cm" fo:border-left="0.05pt solid #000000" fo:border-right="none" fo:border-top="none" fo:border-bottom="0.05pt solid #000000"/>
    </style:style>
    <style:style style:name="Tabella175.B403" style:family="table-cell">
      <style:table-cell-properties fo:padding="0.097cm" fo:border-left="0.05pt solid #000000" fo:border-right="none" fo:border-top="none" fo:border-bottom="0.05pt solid #000000"/>
    </style:style>
    <style:style style:name="Tabella175.C403" style:family="table-cell">
      <style:table-cell-properties fo:padding="0.097cm" fo:border-left="0.05pt solid #000000" fo:border-right="none" fo:border-top="none" fo:border-bottom="0.05pt solid #000000"/>
    </style:style>
    <style:style style:name="Tabella175.D403" style:family="table-cell">
      <style:table-cell-properties fo:padding="0.097cm" fo:border-left="0.05pt solid #000000" fo:border-right="none" fo:border-top="none" fo:border-bottom="0.05pt solid #000000"/>
    </style:style>
    <style:style style:name="Tabella175.E403" style:family="table-cell">
      <style:table-cell-properties fo:padding="0.097cm" fo:border-left="0.05pt solid #000000" fo:border-right="0.05pt solid #000000" fo:border-top="none" fo:border-bottom="0.05pt solid #000000"/>
    </style:style>
    <style:style style:name="Tabella175.A404" style:family="table-cell">
      <style:table-cell-properties fo:padding="0.097cm" fo:border-left="0.05pt solid #000000" fo:border-right="none" fo:border-top="none" fo:border-bottom="0.05pt solid #000000"/>
    </style:style>
    <style:style style:name="Tabella175.B404" style:family="table-cell">
      <style:table-cell-properties fo:padding="0.097cm" fo:border-left="0.05pt solid #000000" fo:border-right="none" fo:border-top="none" fo:border-bottom="0.05pt solid #000000"/>
    </style:style>
    <style:style style:name="Tabella175.C404" style:family="table-cell">
      <style:table-cell-properties fo:padding="0.097cm" fo:border-left="0.05pt solid #000000" fo:border-right="none" fo:border-top="none" fo:border-bottom="0.05pt solid #000000"/>
    </style:style>
    <style:style style:name="Tabella175.D404" style:family="table-cell">
      <style:table-cell-properties fo:padding="0.097cm" fo:border-left="0.05pt solid #000000" fo:border-right="none" fo:border-top="none" fo:border-bottom="0.05pt solid #000000"/>
    </style:style>
    <style:style style:name="Tabella175.E404" style:family="table-cell">
      <style:table-cell-properties fo:padding="0.097cm" fo:border-left="0.05pt solid #000000" fo:border-right="0.05pt solid #000000" fo:border-top="none" fo:border-bottom="0.05pt solid #000000"/>
    </style:style>
    <style:style style:name="Tabella175.A405" style:family="table-cell">
      <style:table-cell-properties fo:padding="0.097cm" fo:border-left="0.05pt solid #000000" fo:border-right="none" fo:border-top="none" fo:border-bottom="0.05pt solid #000000"/>
    </style:style>
    <style:style style:name="Tabella175.B405" style:family="table-cell">
      <style:table-cell-properties fo:padding="0.097cm" fo:border-left="0.05pt solid #000000" fo:border-right="none" fo:border-top="none" fo:border-bottom="0.05pt solid #000000"/>
    </style:style>
    <style:style style:name="Tabella175.C405" style:family="table-cell">
      <style:table-cell-properties fo:padding="0.097cm" fo:border-left="0.05pt solid #000000" fo:border-right="none" fo:border-top="none" fo:border-bottom="0.05pt solid #000000"/>
    </style:style>
    <style:style style:name="Tabella175.D405" style:family="table-cell">
      <style:table-cell-properties fo:padding="0.097cm" fo:border-left="0.05pt solid #000000" fo:border-right="none" fo:border-top="none" fo:border-bottom="0.05pt solid #000000"/>
    </style:style>
    <style:style style:name="Tabella175.E405" style:family="table-cell">
      <style:table-cell-properties fo:padding="0.097cm" fo:border-left="0.05pt solid #000000" fo:border-right="0.05pt solid #000000" fo:border-top="none" fo:border-bottom="0.05pt solid #000000"/>
    </style:style>
    <style:style style:name="Tabella175.A406" style:family="table-cell">
      <style:table-cell-properties fo:padding="0.097cm" fo:border-left="0.05pt solid #000000" fo:border-right="none" fo:border-top="none" fo:border-bottom="0.05pt solid #000000"/>
    </style:style>
    <style:style style:name="Tabella175.B406" style:family="table-cell">
      <style:table-cell-properties fo:padding="0.097cm" fo:border-left="0.05pt solid #000000" fo:border-right="none" fo:border-top="none" fo:border-bottom="0.05pt solid #000000"/>
    </style:style>
    <style:style style:name="Tabella175.C406" style:family="table-cell">
      <style:table-cell-properties fo:padding="0.097cm" fo:border-left="0.05pt solid #000000" fo:border-right="none" fo:border-top="none" fo:border-bottom="0.05pt solid #000000"/>
    </style:style>
    <style:style style:name="Tabella175.D406" style:family="table-cell">
      <style:table-cell-properties fo:padding="0.097cm" fo:border-left="0.05pt solid #000000" fo:border-right="none" fo:border-top="none" fo:border-bottom="0.05pt solid #000000"/>
    </style:style>
    <style:style style:name="Tabella175.E406" style:family="table-cell">
      <style:table-cell-properties fo:padding="0.097cm" fo:border-left="0.05pt solid #000000" fo:border-right="0.05pt solid #000000" fo:border-top="none" fo:border-bottom="0.05pt solid #000000"/>
    </style:style>
    <style:style style:name="Tabella175.A407" style:family="table-cell">
      <style:table-cell-properties fo:padding="0.097cm" fo:border-left="0.05pt solid #000000" fo:border-right="none" fo:border-top="none" fo:border-bottom="0.05pt solid #000000"/>
    </style:style>
    <style:style style:name="Tabella175.B407" style:family="table-cell">
      <style:table-cell-properties fo:padding="0.097cm" fo:border-left="0.05pt solid #000000" fo:border-right="none" fo:border-top="none" fo:border-bottom="0.05pt solid #000000"/>
    </style:style>
    <style:style style:name="Tabella175.C407" style:family="table-cell">
      <style:table-cell-properties fo:padding="0.097cm" fo:border-left="0.05pt solid #000000" fo:border-right="none" fo:border-top="none" fo:border-bottom="0.05pt solid #000000"/>
    </style:style>
    <style:style style:name="Tabella175.D407" style:family="table-cell">
      <style:table-cell-properties fo:padding="0.097cm" fo:border-left="0.05pt solid #000000" fo:border-right="none" fo:border-top="none" fo:border-bottom="0.05pt solid #000000"/>
    </style:style>
    <style:style style:name="Tabella175.E407" style:family="table-cell">
      <style:table-cell-properties fo:padding="0.097cm" fo:border-left="0.05pt solid #000000" fo:border-right="0.05pt solid #000000" fo:border-top="none" fo:border-bottom="0.05pt solid #000000"/>
    </style:style>
    <style:style style:name="Tabella175.A408" style:family="table-cell">
      <style:table-cell-properties fo:padding="0.097cm" fo:border-left="0.05pt solid #000000" fo:border-right="none" fo:border-top="none" fo:border-bottom="0.05pt solid #000000"/>
    </style:style>
    <style:style style:name="Tabella175.B408" style:family="table-cell">
      <style:table-cell-properties fo:padding="0.097cm" fo:border-left="0.05pt solid #000000" fo:border-right="none" fo:border-top="none" fo:border-bottom="0.05pt solid #000000"/>
    </style:style>
    <style:style style:name="Tabella175.C408" style:family="table-cell">
      <style:table-cell-properties fo:padding="0.097cm" fo:border-left="0.05pt solid #000000" fo:border-right="none" fo:border-top="none" fo:border-bottom="0.05pt solid #000000"/>
    </style:style>
    <style:style style:name="Tabella175.D408" style:family="table-cell">
      <style:table-cell-properties fo:padding="0.097cm" fo:border-left="0.05pt solid #000000" fo:border-right="none" fo:border-top="none" fo:border-bottom="0.05pt solid #000000"/>
    </style:style>
    <style:style style:name="Tabella175.E408" style:family="table-cell">
      <style:table-cell-properties fo:padding="0.097cm" fo:border-left="0.05pt solid #000000" fo:border-right="0.05pt solid #000000" fo:border-top="none" fo:border-bottom="0.05pt solid #000000"/>
    </style:style>
    <style:style style:name="Tabella175.A409" style:family="table-cell">
      <style:table-cell-properties fo:padding="0.097cm" fo:border-left="0.05pt solid #000000" fo:border-right="none" fo:border-top="none" fo:border-bottom="0.05pt solid #000000"/>
    </style:style>
    <style:style style:name="Tabella175.B409" style:family="table-cell">
      <style:table-cell-properties fo:padding="0.097cm" fo:border-left="0.05pt solid #000000" fo:border-right="none" fo:border-top="none" fo:border-bottom="0.05pt solid #000000"/>
    </style:style>
    <style:style style:name="Tabella175.C409" style:family="table-cell">
      <style:table-cell-properties fo:padding="0.097cm" fo:border-left="0.05pt solid #000000" fo:border-right="none" fo:border-top="none" fo:border-bottom="0.05pt solid #000000"/>
    </style:style>
    <style:style style:name="Tabella175.D409" style:family="table-cell">
      <style:table-cell-properties fo:padding="0.097cm" fo:border-left="0.05pt solid #000000" fo:border-right="none" fo:border-top="none" fo:border-bottom="0.05pt solid #000000"/>
    </style:style>
    <style:style style:name="Tabella175.E409" style:family="table-cell">
      <style:table-cell-properties fo:padding="0.097cm" fo:border-left="0.05pt solid #000000" fo:border-right="0.05pt solid #000000" fo:border-top="none" fo:border-bottom="0.05pt solid #000000"/>
    </style:style>
    <style:style style:name="Tabella175.A410" style:family="table-cell">
      <style:table-cell-properties fo:padding="0.097cm" fo:border-left="0.05pt solid #000000" fo:border-right="none" fo:border-top="none" fo:border-bottom="0.05pt solid #000000"/>
    </style:style>
    <style:style style:name="Tabella175.B410" style:family="table-cell">
      <style:table-cell-properties fo:padding="0.097cm" fo:border-left="0.05pt solid #000000" fo:border-right="none" fo:border-top="none" fo:border-bottom="0.05pt solid #000000"/>
    </style:style>
    <style:style style:name="Tabella175.C410" style:family="table-cell">
      <style:table-cell-properties fo:padding="0.097cm" fo:border-left="0.05pt solid #000000" fo:border-right="none" fo:border-top="none" fo:border-bottom="0.05pt solid #000000"/>
    </style:style>
    <style:style style:name="Tabella175.D410" style:family="table-cell">
      <style:table-cell-properties fo:padding="0.097cm" fo:border-left="0.05pt solid #000000" fo:border-right="none" fo:border-top="none" fo:border-bottom="0.05pt solid #000000"/>
    </style:style>
    <style:style style:name="Tabella175.E410" style:family="table-cell">
      <style:table-cell-properties fo:padding="0.097cm" fo:border-left="0.05pt solid #000000" fo:border-right="0.05pt solid #000000" fo:border-top="none" fo:border-bottom="0.05pt solid #000000"/>
    </style:style>
    <style:style style:name="Tabella175.A411" style:family="table-cell">
      <style:table-cell-properties fo:padding="0.097cm" fo:border-left="0.05pt solid #000000" fo:border-right="none" fo:border-top="none" fo:border-bottom="0.05pt solid #000000"/>
    </style:style>
    <style:style style:name="Tabella175.B411" style:family="table-cell">
      <style:table-cell-properties fo:padding="0.097cm" fo:border-left="0.05pt solid #000000" fo:border-right="none" fo:border-top="none" fo:border-bottom="0.05pt solid #000000"/>
    </style:style>
    <style:style style:name="Tabella175.C411" style:family="table-cell">
      <style:table-cell-properties fo:padding="0.097cm" fo:border-left="0.05pt solid #000000" fo:border-right="none" fo:border-top="none" fo:border-bottom="0.05pt solid #000000"/>
    </style:style>
    <style:style style:name="Tabella175.D411" style:family="table-cell">
      <style:table-cell-properties fo:padding="0.097cm" fo:border-left="0.05pt solid #000000" fo:border-right="none" fo:border-top="none" fo:border-bottom="0.05pt solid #000000"/>
    </style:style>
    <style:style style:name="Tabella175.E411" style:family="table-cell">
      <style:table-cell-properties fo:padding="0.097cm" fo:border-left="0.05pt solid #000000" fo:border-right="0.05pt solid #000000" fo:border-top="none" fo:border-bottom="0.05pt solid #000000"/>
    </style:style>
    <style:style style:name="Tabella175.A412" style:family="table-cell">
      <style:table-cell-properties fo:padding="0.097cm" fo:border-left="0.05pt solid #000000" fo:border-right="none" fo:border-top="none" fo:border-bottom="0.05pt solid #000000"/>
    </style:style>
    <style:style style:name="Tabella175.B412" style:family="table-cell">
      <style:table-cell-properties fo:padding="0.097cm" fo:border-left="0.05pt solid #000000" fo:border-right="none" fo:border-top="none" fo:border-bottom="0.05pt solid #000000"/>
    </style:style>
    <style:style style:name="Tabella175.C412" style:family="table-cell">
      <style:table-cell-properties fo:padding="0.097cm" fo:border-left="0.05pt solid #000000" fo:border-right="none" fo:border-top="none" fo:border-bottom="0.05pt solid #000000"/>
    </style:style>
    <style:style style:name="Tabella175.D412" style:family="table-cell">
      <style:table-cell-properties fo:padding="0.097cm" fo:border-left="0.05pt solid #000000" fo:border-right="none" fo:border-top="none" fo:border-bottom="0.05pt solid #000000"/>
    </style:style>
    <style:style style:name="Tabella175.E412" style:family="table-cell">
      <style:table-cell-properties fo:padding="0.097cm" fo:border-left="0.05pt solid #000000" fo:border-right="0.05pt solid #000000" fo:border-top="none" fo:border-bottom="0.05pt solid #000000"/>
    </style:style>
    <style:style style:name="Tabella175.A413" style:family="table-cell">
      <style:table-cell-properties fo:padding="0.097cm" fo:border-left="0.05pt solid #000000" fo:border-right="none" fo:border-top="none" fo:border-bottom="0.05pt solid #000000"/>
    </style:style>
    <style:style style:name="Tabella175.B413" style:family="table-cell">
      <style:table-cell-properties fo:padding="0.097cm" fo:border-left="0.05pt solid #000000" fo:border-right="none" fo:border-top="none" fo:border-bottom="0.05pt solid #000000"/>
    </style:style>
    <style:style style:name="Tabella175.C413" style:family="table-cell">
      <style:table-cell-properties fo:padding="0.097cm" fo:border-left="0.05pt solid #000000" fo:border-right="none" fo:border-top="none" fo:border-bottom="0.05pt solid #000000"/>
    </style:style>
    <style:style style:name="Tabella175.D413" style:family="table-cell">
      <style:table-cell-properties fo:padding="0.097cm" fo:border-left="0.05pt solid #000000" fo:border-right="none" fo:border-top="none" fo:border-bottom="0.05pt solid #000000"/>
    </style:style>
    <style:style style:name="Tabella175.E413" style:family="table-cell">
      <style:table-cell-properties fo:padding="0.097cm" fo:border-left="0.05pt solid #000000" fo:border-right="0.05pt solid #000000" fo:border-top="none" fo:border-bottom="0.05pt solid #000000"/>
    </style:style>
    <style:style style:name="Tabella175.A414" style:family="table-cell">
      <style:table-cell-properties fo:padding="0.097cm" fo:border-left="0.05pt solid #000000" fo:border-right="none" fo:border-top="none" fo:border-bottom="0.05pt solid #000000"/>
    </style:style>
    <style:style style:name="Tabella175.B414" style:family="table-cell">
      <style:table-cell-properties fo:padding="0.097cm" fo:border-left="0.05pt solid #000000" fo:border-right="none" fo:border-top="none" fo:border-bottom="0.05pt solid #000000"/>
    </style:style>
    <style:style style:name="Tabella175.C414" style:family="table-cell">
      <style:table-cell-properties fo:padding="0.097cm" fo:border-left="0.05pt solid #000000" fo:border-right="none" fo:border-top="none" fo:border-bottom="0.05pt solid #000000"/>
    </style:style>
    <style:style style:name="Tabella175.D414" style:family="table-cell">
      <style:table-cell-properties fo:padding="0.097cm" fo:border-left="0.05pt solid #000000" fo:border-right="none" fo:border-top="none" fo:border-bottom="0.05pt solid #000000"/>
    </style:style>
    <style:style style:name="Tabella175.E414" style:family="table-cell">
      <style:table-cell-properties fo:padding="0.097cm" fo:border-left="0.05pt solid #000000" fo:border-right="0.05pt solid #000000" fo:border-top="none" fo:border-bottom="0.05pt solid #000000"/>
    </style:style>
    <style:style style:name="Tabella175.A415" style:family="table-cell">
      <style:table-cell-properties fo:padding="0.097cm" fo:border-left="0.05pt solid #000000" fo:border-right="none" fo:border-top="none" fo:border-bottom="0.05pt solid #000000"/>
    </style:style>
    <style:style style:name="Tabella175.B415" style:family="table-cell">
      <style:table-cell-properties fo:padding="0.097cm" fo:border-left="0.05pt solid #000000" fo:border-right="none" fo:border-top="none" fo:border-bottom="0.05pt solid #000000"/>
    </style:style>
    <style:style style:name="Tabella175.C415" style:family="table-cell">
      <style:table-cell-properties fo:padding="0.097cm" fo:border-left="0.05pt solid #000000" fo:border-right="none" fo:border-top="none" fo:border-bottom="0.05pt solid #000000"/>
    </style:style>
    <style:style style:name="Tabella175.D415" style:family="table-cell">
      <style:table-cell-properties fo:padding="0.097cm" fo:border-left="0.05pt solid #000000" fo:border-right="none" fo:border-top="none" fo:border-bottom="0.05pt solid #000000"/>
    </style:style>
    <style:style style:name="Tabella175.E415" style:family="table-cell">
      <style:table-cell-properties fo:padding="0.097cm" fo:border-left="0.05pt solid #000000" fo:border-right="0.05pt solid #000000" fo:border-top="none" fo:border-bottom="0.05pt solid #000000"/>
    </style:style>
    <style:style style:name="Tabella175.A416" style:family="table-cell">
      <style:table-cell-properties fo:padding="0.097cm" fo:border-left="0.05pt solid #000000" fo:border-right="none" fo:border-top="none" fo:border-bottom="0.05pt solid #000000"/>
    </style:style>
    <style:style style:name="Tabella175.B416" style:family="table-cell">
      <style:table-cell-properties fo:padding="0.097cm" fo:border-left="0.05pt solid #000000" fo:border-right="none" fo:border-top="none" fo:border-bottom="0.05pt solid #000000"/>
    </style:style>
    <style:style style:name="Tabella175.C416" style:family="table-cell">
      <style:table-cell-properties fo:padding="0.097cm" fo:border-left="0.05pt solid #000000" fo:border-right="none" fo:border-top="none" fo:border-bottom="0.05pt solid #000000"/>
    </style:style>
    <style:style style:name="Tabella175.D416" style:family="table-cell">
      <style:table-cell-properties fo:padding="0.097cm" fo:border-left="0.05pt solid #000000" fo:border-right="none" fo:border-top="none" fo:border-bottom="0.05pt solid #000000"/>
    </style:style>
    <style:style style:name="Tabella175.E416" style:family="table-cell">
      <style:table-cell-properties fo:padding="0.097cm" fo:border-left="0.05pt solid #000000" fo:border-right="0.05pt solid #000000" fo:border-top="none" fo:border-bottom="0.05pt solid #000000"/>
    </style:style>
    <style:style style:name="Tabella175.A417" style:family="table-cell">
      <style:table-cell-properties fo:padding="0.097cm" fo:border-left="0.05pt solid #000000" fo:border-right="none" fo:border-top="none" fo:border-bottom="0.05pt solid #000000"/>
    </style:style>
    <style:style style:name="Tabella175.B417" style:family="table-cell">
      <style:table-cell-properties fo:padding="0.097cm" fo:border-left="0.05pt solid #000000" fo:border-right="none" fo:border-top="none" fo:border-bottom="0.05pt solid #000000"/>
    </style:style>
    <style:style style:name="Tabella175.C417" style:family="table-cell">
      <style:table-cell-properties fo:padding="0.097cm" fo:border-left="0.05pt solid #000000" fo:border-right="none" fo:border-top="none" fo:border-bottom="0.05pt solid #000000"/>
    </style:style>
    <style:style style:name="Tabella175.D417" style:family="table-cell">
      <style:table-cell-properties fo:padding="0.097cm" fo:border-left="0.05pt solid #000000" fo:border-right="none" fo:border-top="none" fo:border-bottom="0.05pt solid #000000"/>
    </style:style>
    <style:style style:name="Tabella175.E417" style:family="table-cell">
      <style:table-cell-properties fo:padding="0.097cm" fo:border-left="0.05pt solid #000000" fo:border-right="0.05pt solid #000000" fo:border-top="none" fo:border-bottom="0.05pt solid #000000"/>
    </style:style>
    <style:style style:name="Tabella175.A418" style:family="table-cell">
      <style:table-cell-properties fo:padding="0.097cm" fo:border-left="0.05pt solid #000000" fo:border-right="none" fo:border-top="none" fo:border-bottom="0.05pt solid #000000"/>
    </style:style>
    <style:style style:name="Tabella175.B418" style:family="table-cell">
      <style:table-cell-properties fo:padding="0.097cm" fo:border-left="0.05pt solid #000000" fo:border-right="none" fo:border-top="none" fo:border-bottom="0.05pt solid #000000"/>
    </style:style>
    <style:style style:name="Tabella175.C418" style:family="table-cell">
      <style:table-cell-properties fo:padding="0.097cm" fo:border-left="0.05pt solid #000000" fo:border-right="none" fo:border-top="none" fo:border-bottom="0.05pt solid #000000"/>
    </style:style>
    <style:style style:name="Tabella175.D418" style:family="table-cell">
      <style:table-cell-properties fo:padding="0.097cm" fo:border-left="0.05pt solid #000000" fo:border-right="none" fo:border-top="none" fo:border-bottom="0.05pt solid #000000"/>
    </style:style>
    <style:style style:name="Tabella175.E418" style:family="table-cell">
      <style:table-cell-properties fo:padding="0.097cm" fo:border-left="0.05pt solid #000000" fo:border-right="0.05pt solid #000000" fo:border-top="none" fo:border-bottom="0.05pt solid #000000"/>
    </style:style>
    <style:style style:name="Tabella175.A419" style:family="table-cell">
      <style:table-cell-properties fo:padding="0.097cm" fo:border-left="0.05pt solid #000000" fo:border-right="none" fo:border-top="none" fo:border-bottom="0.05pt solid #000000"/>
    </style:style>
    <style:style style:name="Tabella175.B419" style:family="table-cell">
      <style:table-cell-properties fo:padding="0.097cm" fo:border-left="0.05pt solid #000000" fo:border-right="none" fo:border-top="none" fo:border-bottom="0.05pt solid #000000"/>
    </style:style>
    <style:style style:name="Tabella175.C419" style:family="table-cell">
      <style:table-cell-properties fo:padding="0.097cm" fo:border-left="0.05pt solid #000000" fo:border-right="none" fo:border-top="none" fo:border-bottom="0.05pt solid #000000"/>
    </style:style>
    <style:style style:name="Tabella175.D419" style:family="table-cell">
      <style:table-cell-properties fo:padding="0.097cm" fo:border-left="0.05pt solid #000000" fo:border-right="none" fo:border-top="none" fo:border-bottom="0.05pt solid #000000"/>
    </style:style>
    <style:style style:name="Tabella175.E419" style:family="table-cell">
      <style:table-cell-properties fo:padding="0.097cm" fo:border-left="0.05pt solid #000000" fo:border-right="0.05pt solid #000000" fo:border-top="none" fo:border-bottom="0.05pt solid #000000"/>
    </style:style>
    <style:style style:name="Tabella175.A420" style:family="table-cell">
      <style:table-cell-properties fo:padding="0.097cm" fo:border-left="0.05pt solid #000000" fo:border-right="none" fo:border-top="none" fo:border-bottom="0.05pt solid #000000"/>
    </style:style>
    <style:style style:name="Tabella175.B420" style:family="table-cell">
      <style:table-cell-properties fo:padding="0.097cm" fo:border-left="0.05pt solid #000000" fo:border-right="none" fo:border-top="none" fo:border-bottom="0.05pt solid #000000"/>
    </style:style>
    <style:style style:name="Tabella175.C420" style:family="table-cell">
      <style:table-cell-properties fo:padding="0.097cm" fo:border-left="0.05pt solid #000000" fo:border-right="none" fo:border-top="none" fo:border-bottom="0.05pt solid #000000"/>
    </style:style>
    <style:style style:name="Tabella175.D420" style:family="table-cell">
      <style:table-cell-properties fo:padding="0.097cm" fo:border-left="0.05pt solid #000000" fo:border-right="none" fo:border-top="none" fo:border-bottom="0.05pt solid #000000"/>
    </style:style>
    <style:style style:name="Tabella175.E420" style:family="table-cell">
      <style:table-cell-properties fo:padding="0.097cm" fo:border-left="0.05pt solid #000000" fo:border-right="0.05pt solid #000000" fo:border-top="none" fo:border-bottom="0.05pt solid #000000"/>
    </style:style>
    <style:style style:name="Tabella175.A421" style:family="table-cell">
      <style:table-cell-properties fo:padding="0.097cm" fo:border-left="0.05pt solid #000000" fo:border-right="none" fo:border-top="none" fo:border-bottom="0.05pt solid #000000"/>
    </style:style>
    <style:style style:name="Tabella175.B421" style:family="table-cell">
      <style:table-cell-properties fo:padding="0.097cm" fo:border-left="0.05pt solid #000000" fo:border-right="none" fo:border-top="none" fo:border-bottom="0.05pt solid #000000"/>
    </style:style>
    <style:style style:name="Tabella175.C421" style:family="table-cell">
      <style:table-cell-properties fo:padding="0.097cm" fo:border-left="0.05pt solid #000000" fo:border-right="none" fo:border-top="none" fo:border-bottom="0.05pt solid #000000"/>
    </style:style>
    <style:style style:name="Tabella175.D421" style:family="table-cell">
      <style:table-cell-properties fo:padding="0.097cm" fo:border-left="0.05pt solid #000000" fo:border-right="none" fo:border-top="none" fo:border-bottom="0.05pt solid #000000"/>
    </style:style>
    <style:style style:name="Tabella175.E421" style:family="table-cell">
      <style:table-cell-properties fo:padding="0.097cm" fo:border-left="0.05pt solid #000000" fo:border-right="0.05pt solid #000000" fo:border-top="none" fo:border-bottom="0.05pt solid #000000"/>
    </style:style>
    <style:style style:name="Tabella175.A422" style:family="table-cell">
      <style:table-cell-properties fo:padding="0.097cm" fo:border-left="0.05pt solid #000000" fo:border-right="none" fo:border-top="none" fo:border-bottom="0.05pt solid #000000"/>
    </style:style>
    <style:style style:name="Tabella175.B422" style:family="table-cell">
      <style:table-cell-properties fo:padding="0.097cm" fo:border-left="0.05pt solid #000000" fo:border-right="none" fo:border-top="none" fo:border-bottom="0.05pt solid #000000"/>
    </style:style>
    <style:style style:name="Tabella175.C422" style:family="table-cell">
      <style:table-cell-properties fo:padding="0.097cm" fo:border-left="0.05pt solid #000000" fo:border-right="none" fo:border-top="none" fo:border-bottom="0.05pt solid #000000"/>
    </style:style>
    <style:style style:name="Tabella175.D422" style:family="table-cell">
      <style:table-cell-properties fo:padding="0.097cm" fo:border-left="0.05pt solid #000000" fo:border-right="none" fo:border-top="none" fo:border-bottom="0.05pt solid #000000"/>
    </style:style>
    <style:style style:name="Tabella175.E422" style:family="table-cell">
      <style:table-cell-properties fo:padding="0.097cm" fo:border-left="0.05pt solid #000000" fo:border-right="0.05pt solid #000000" fo:border-top="none" fo:border-bottom="0.05pt solid #000000"/>
    </style:style>
    <style:style style:name="Tabella175.A423" style:family="table-cell">
      <style:table-cell-properties fo:padding="0.097cm" fo:border-left="0.05pt solid #000000" fo:border-right="none" fo:border-top="none" fo:border-bottom="0.05pt solid #000000"/>
    </style:style>
    <style:style style:name="Tabella175.B423" style:family="table-cell">
      <style:table-cell-properties fo:padding="0.097cm" fo:border-left="0.05pt solid #000000" fo:border-right="none" fo:border-top="none" fo:border-bottom="0.05pt solid #000000"/>
    </style:style>
    <style:style style:name="Tabella175.C423" style:family="table-cell">
      <style:table-cell-properties fo:padding="0.097cm" fo:border-left="0.05pt solid #000000" fo:border-right="none" fo:border-top="none" fo:border-bottom="0.05pt solid #000000"/>
    </style:style>
    <style:style style:name="Tabella175.D423" style:family="table-cell">
      <style:table-cell-properties fo:padding="0.097cm" fo:border-left="0.05pt solid #000000" fo:border-right="none" fo:border-top="none" fo:border-bottom="0.05pt solid #000000"/>
    </style:style>
    <style:style style:name="Tabella175.E423" style:family="table-cell">
      <style:table-cell-properties fo:padding="0.097cm" fo:border-left="0.05pt solid #000000" fo:border-right="0.05pt solid #000000" fo:border-top="none" fo:border-bottom="0.05pt solid #000000"/>
    </style:style>
    <style:style style:name="Tabella175.A424" style:family="table-cell">
      <style:table-cell-properties fo:padding="0.097cm" fo:border-left="0.05pt solid #000000" fo:border-right="none" fo:border-top="none" fo:border-bottom="0.05pt solid #000000"/>
    </style:style>
    <style:style style:name="Tabella175.B424" style:family="table-cell">
      <style:table-cell-properties fo:padding="0.097cm" fo:border-left="0.05pt solid #000000" fo:border-right="none" fo:border-top="none" fo:border-bottom="0.05pt solid #000000"/>
    </style:style>
    <style:style style:name="Tabella175.C424" style:family="table-cell">
      <style:table-cell-properties fo:padding="0.097cm" fo:border-left="0.05pt solid #000000" fo:border-right="none" fo:border-top="none" fo:border-bottom="0.05pt solid #000000"/>
    </style:style>
    <style:style style:name="Tabella175.D424" style:family="table-cell">
      <style:table-cell-properties fo:padding="0.097cm" fo:border-left="0.05pt solid #000000" fo:border-right="none" fo:border-top="none" fo:border-bottom="0.05pt solid #000000"/>
    </style:style>
    <style:style style:name="Tabella175.E424" style:family="table-cell">
      <style:table-cell-properties fo:padding="0.097cm" fo:border-left="0.05pt solid #000000" fo:border-right="0.05pt solid #000000" fo:border-top="none" fo:border-bottom="0.05pt solid #000000"/>
    </style:style>
    <style:style style:name="Tabella175.A425" style:family="table-cell">
      <style:table-cell-properties fo:padding="0.097cm" fo:border-left="0.05pt solid #000000" fo:border-right="none" fo:border-top="none" fo:border-bottom="0.05pt solid #000000"/>
    </style:style>
    <style:style style:name="Tabella175.B425" style:family="table-cell">
      <style:table-cell-properties fo:padding="0.097cm" fo:border-left="0.05pt solid #000000" fo:border-right="none" fo:border-top="none" fo:border-bottom="0.05pt solid #000000"/>
    </style:style>
    <style:style style:name="Tabella175.C425" style:family="table-cell">
      <style:table-cell-properties fo:padding="0.097cm" fo:border-left="0.05pt solid #000000" fo:border-right="none" fo:border-top="none" fo:border-bottom="0.05pt solid #000000"/>
    </style:style>
    <style:style style:name="Tabella175.D425" style:family="table-cell">
      <style:table-cell-properties fo:padding="0.097cm" fo:border-left="0.05pt solid #000000" fo:border-right="none" fo:border-top="none" fo:border-bottom="0.05pt solid #000000"/>
    </style:style>
    <style:style style:name="Tabella175.E425" style:family="table-cell">
      <style:table-cell-properties fo:padding="0.097cm" fo:border-left="0.05pt solid #000000" fo:border-right="0.05pt solid #000000" fo:border-top="none" fo:border-bottom="0.05pt solid #000000"/>
    </style:style>
    <style:style style:name="Tabella175.A426" style:family="table-cell">
      <style:table-cell-properties fo:padding="0.097cm" fo:border-left="0.05pt solid #000000" fo:border-right="none" fo:border-top="none" fo:border-bottom="0.05pt solid #000000"/>
    </style:style>
    <style:style style:name="Tabella175.B426" style:family="table-cell">
      <style:table-cell-properties fo:padding="0.097cm" fo:border-left="0.05pt solid #000000" fo:border-right="none" fo:border-top="none" fo:border-bottom="0.05pt solid #000000"/>
    </style:style>
    <style:style style:name="Tabella175.C426" style:family="table-cell">
      <style:table-cell-properties fo:padding="0.097cm" fo:border-left="0.05pt solid #000000" fo:border-right="none" fo:border-top="none" fo:border-bottom="0.05pt solid #000000"/>
    </style:style>
    <style:style style:name="Tabella175.D426" style:family="table-cell">
      <style:table-cell-properties fo:padding="0.097cm" fo:border-left="0.05pt solid #000000" fo:border-right="none" fo:border-top="none" fo:border-bottom="0.05pt solid #000000"/>
    </style:style>
    <style:style style:name="Tabella175.E426" style:family="table-cell">
      <style:table-cell-properties fo:padding="0.097cm" fo:border-left="0.05pt solid #000000" fo:border-right="0.05pt solid #000000" fo:border-top="none" fo:border-bottom="0.05pt solid #000000"/>
    </style:style>
    <style:style style:name="Tabella175.A427" style:family="table-cell">
      <style:table-cell-properties fo:padding="0.097cm" fo:border-left="0.05pt solid #000000" fo:border-right="none" fo:border-top="none" fo:border-bottom="0.05pt solid #000000"/>
    </style:style>
    <style:style style:name="Tabella175.B427" style:family="table-cell">
      <style:table-cell-properties fo:padding="0.097cm" fo:border-left="0.05pt solid #000000" fo:border-right="none" fo:border-top="none" fo:border-bottom="0.05pt solid #000000"/>
    </style:style>
    <style:style style:name="Tabella175.C427" style:family="table-cell">
      <style:table-cell-properties fo:padding="0.097cm" fo:border-left="0.05pt solid #000000" fo:border-right="none" fo:border-top="none" fo:border-bottom="0.05pt solid #000000"/>
    </style:style>
    <style:style style:name="Tabella175.D427" style:family="table-cell">
      <style:table-cell-properties fo:padding="0.097cm" fo:border-left="0.05pt solid #000000" fo:border-right="none" fo:border-top="none" fo:border-bottom="0.05pt solid #000000"/>
    </style:style>
    <style:style style:name="Tabella175.E427" style:family="table-cell">
      <style:table-cell-properties fo:padding="0.097cm" fo:border-left="0.05pt solid #000000" fo:border-right="0.05pt solid #000000" fo:border-top="none" fo:border-bottom="0.05pt solid #000000"/>
    </style:style>
    <style:style style:name="Tabella175.A428" style:family="table-cell">
      <style:table-cell-properties fo:padding="0.097cm" fo:border-left="0.05pt solid #000000" fo:border-right="none" fo:border-top="none" fo:border-bottom="0.05pt solid #000000"/>
    </style:style>
    <style:style style:name="Tabella175.B428" style:family="table-cell">
      <style:table-cell-properties fo:padding="0.097cm" fo:border-left="0.05pt solid #000000" fo:border-right="none" fo:border-top="none" fo:border-bottom="0.05pt solid #000000"/>
    </style:style>
    <style:style style:name="Tabella175.C428" style:family="table-cell">
      <style:table-cell-properties fo:padding="0.097cm" fo:border-left="0.05pt solid #000000" fo:border-right="none" fo:border-top="none" fo:border-bottom="0.05pt solid #000000"/>
    </style:style>
    <style:style style:name="Tabella175.D428" style:family="table-cell">
      <style:table-cell-properties fo:padding="0.097cm" fo:border-left="0.05pt solid #000000" fo:border-right="none" fo:border-top="none" fo:border-bottom="0.05pt solid #000000"/>
    </style:style>
    <style:style style:name="Tabella175.E428" style:family="table-cell">
      <style:table-cell-properties fo:padding="0.097cm" fo:border-left="0.05pt solid #000000" fo:border-right="0.05pt solid #000000" fo:border-top="none" fo:border-bottom="0.05pt solid #000000"/>
    </style:style>
    <style:style style:name="Tabella175.A429" style:family="table-cell">
      <style:table-cell-properties fo:padding="0.097cm" fo:border-left="0.05pt solid #000000" fo:border-right="none" fo:border-top="none" fo:border-bottom="0.05pt solid #000000"/>
    </style:style>
    <style:style style:name="Tabella175.B429" style:family="table-cell">
      <style:table-cell-properties fo:padding="0.097cm" fo:border-left="0.05pt solid #000000" fo:border-right="none" fo:border-top="none" fo:border-bottom="0.05pt solid #000000"/>
    </style:style>
    <style:style style:name="Tabella175.C429" style:family="table-cell">
      <style:table-cell-properties fo:padding="0.097cm" fo:border-left="0.05pt solid #000000" fo:border-right="none" fo:border-top="none" fo:border-bottom="0.05pt solid #000000"/>
    </style:style>
    <style:style style:name="Tabella175.D429" style:family="table-cell">
      <style:table-cell-properties fo:padding="0.097cm" fo:border-left="0.05pt solid #000000" fo:border-right="none" fo:border-top="none" fo:border-bottom="0.05pt solid #000000"/>
    </style:style>
    <style:style style:name="Tabella175.E429" style:family="table-cell">
      <style:table-cell-properties fo:padding="0.097cm" fo:border-left="0.05pt solid #000000" fo:border-right="0.05pt solid #000000" fo:border-top="none" fo:border-bottom="0.05pt solid #000000"/>
    </style:style>
    <style:style style:name="Tabella175.A430" style:family="table-cell">
      <style:table-cell-properties fo:padding="0.097cm" fo:border-left="0.05pt solid #000000" fo:border-right="none" fo:border-top="none" fo:border-bottom="0.05pt solid #000000"/>
    </style:style>
    <style:style style:name="Tabella175.B430" style:family="table-cell">
      <style:table-cell-properties fo:padding="0.097cm" fo:border-left="0.05pt solid #000000" fo:border-right="none" fo:border-top="none" fo:border-bottom="0.05pt solid #000000"/>
    </style:style>
    <style:style style:name="Tabella175.C430" style:family="table-cell">
      <style:table-cell-properties fo:padding="0.097cm" fo:border-left="0.05pt solid #000000" fo:border-right="none" fo:border-top="none" fo:border-bottom="0.05pt solid #000000"/>
    </style:style>
    <style:style style:name="Tabella175.D430" style:family="table-cell">
      <style:table-cell-properties fo:padding="0.097cm" fo:border-left="0.05pt solid #000000" fo:border-right="none" fo:border-top="none" fo:border-bottom="0.05pt solid #000000"/>
    </style:style>
    <style:style style:name="Tabella175.E430" style:family="table-cell">
      <style:table-cell-properties fo:padding="0.097cm" fo:border-left="0.05pt solid #000000" fo:border-right="0.05pt solid #000000" fo:border-top="none" fo:border-bottom="0.05pt solid #000000"/>
    </style:style>
    <style:style style:name="Tabella175.A431" style:family="table-cell">
      <style:table-cell-properties fo:padding="0.097cm" fo:border-left="0.05pt solid #000000" fo:border-right="none" fo:border-top="none" fo:border-bottom="0.05pt solid #000000"/>
    </style:style>
    <style:style style:name="Tabella175.B431" style:family="table-cell">
      <style:table-cell-properties fo:padding="0.097cm" fo:border-left="0.05pt solid #000000" fo:border-right="none" fo:border-top="none" fo:border-bottom="0.05pt solid #000000"/>
    </style:style>
    <style:style style:name="Tabella175.C431" style:family="table-cell">
      <style:table-cell-properties fo:padding="0.097cm" fo:border-left="0.05pt solid #000000" fo:border-right="none" fo:border-top="none" fo:border-bottom="0.05pt solid #000000"/>
    </style:style>
    <style:style style:name="Tabella175.D431" style:family="table-cell">
      <style:table-cell-properties fo:padding="0.097cm" fo:border-left="0.05pt solid #000000" fo:border-right="none" fo:border-top="none" fo:border-bottom="0.05pt solid #000000"/>
    </style:style>
    <style:style style:name="Tabella175.E431" style:family="table-cell">
      <style:table-cell-properties fo:padding="0.097cm" fo:border-left="0.05pt solid #000000" fo:border-right="0.05pt solid #000000" fo:border-top="none" fo:border-bottom="0.05pt solid #000000"/>
    </style:style>
    <style:style style:name="Tabella175.A432" style:family="table-cell">
      <style:table-cell-properties fo:padding="0.097cm" fo:border-left="0.05pt solid #000000" fo:border-right="none" fo:border-top="none" fo:border-bottom="0.05pt solid #000000"/>
    </style:style>
    <style:style style:name="Tabella175.B432" style:family="table-cell">
      <style:table-cell-properties fo:padding="0.097cm" fo:border-left="0.05pt solid #000000" fo:border-right="none" fo:border-top="none" fo:border-bottom="0.05pt solid #000000"/>
    </style:style>
    <style:style style:name="Tabella175.C432" style:family="table-cell">
      <style:table-cell-properties fo:padding="0.097cm" fo:border-left="0.05pt solid #000000" fo:border-right="none" fo:border-top="none" fo:border-bottom="0.05pt solid #000000"/>
    </style:style>
    <style:style style:name="Tabella175.D432" style:family="table-cell">
      <style:table-cell-properties fo:padding="0.097cm" fo:border-left="0.05pt solid #000000" fo:border-right="none" fo:border-top="none" fo:border-bottom="0.05pt solid #000000"/>
    </style:style>
    <style:style style:name="Tabella175.E432" style:family="table-cell">
      <style:table-cell-properties fo:padding="0.097cm" fo:border-left="0.05pt solid #000000" fo:border-right="0.05pt solid #000000" fo:border-top="none" fo:border-bottom="0.05pt solid #000000"/>
    </style:style>
    <style:style style:name="Tabella175.A433" style:family="table-cell">
      <style:table-cell-properties fo:padding="0.097cm" fo:border-left="0.05pt solid #000000" fo:border-right="none" fo:border-top="none" fo:border-bottom="0.05pt solid #000000"/>
    </style:style>
    <style:style style:name="Tabella175.B433" style:family="table-cell">
      <style:table-cell-properties fo:padding="0.097cm" fo:border-left="0.05pt solid #000000" fo:border-right="none" fo:border-top="none" fo:border-bottom="0.05pt solid #000000"/>
    </style:style>
    <style:style style:name="Tabella175.C433" style:family="table-cell">
      <style:table-cell-properties fo:padding="0.097cm" fo:border-left="0.05pt solid #000000" fo:border-right="none" fo:border-top="none" fo:border-bottom="0.05pt solid #000000"/>
    </style:style>
    <style:style style:name="Tabella175.D433" style:family="table-cell">
      <style:table-cell-properties fo:padding="0.097cm" fo:border-left="0.05pt solid #000000" fo:border-right="none" fo:border-top="none" fo:border-bottom="0.05pt solid #000000"/>
    </style:style>
    <style:style style:name="Tabella175.E433" style:family="table-cell">
      <style:table-cell-properties fo:padding="0.097cm" fo:border-left="0.05pt solid #000000" fo:border-right="0.05pt solid #000000" fo:border-top="none" fo:border-bottom="0.05pt solid #000000"/>
    </style:style>
    <style:style style:name="Tabella175.A434" style:family="table-cell">
      <style:table-cell-properties fo:padding="0.097cm" fo:border-left="0.05pt solid #000000" fo:border-right="none" fo:border-top="none" fo:border-bottom="0.05pt solid #000000"/>
    </style:style>
    <style:style style:name="Tabella175.B434" style:family="table-cell">
      <style:table-cell-properties fo:padding="0.097cm" fo:border-left="0.05pt solid #000000" fo:border-right="none" fo:border-top="none" fo:border-bottom="0.05pt solid #000000"/>
    </style:style>
    <style:style style:name="Tabella175.C434" style:family="table-cell">
      <style:table-cell-properties fo:padding="0.097cm" fo:border-left="0.05pt solid #000000" fo:border-right="none" fo:border-top="none" fo:border-bottom="0.05pt solid #000000"/>
    </style:style>
    <style:style style:name="Tabella175.D434" style:family="table-cell">
      <style:table-cell-properties fo:padding="0.097cm" fo:border-left="0.05pt solid #000000" fo:border-right="none" fo:border-top="none" fo:border-bottom="0.05pt solid #000000"/>
    </style:style>
    <style:style style:name="Tabella175.E434" style:family="table-cell">
      <style:table-cell-properties fo:padding="0.097cm" fo:border-left="0.05pt solid #000000" fo:border-right="0.05pt solid #000000" fo:border-top="none" fo:border-bottom="0.05pt solid #000000"/>
    </style:style>
    <style:style style:name="Tabella175.A435" style:family="table-cell">
      <style:table-cell-properties fo:padding="0.097cm" fo:border-left="0.05pt solid #000000" fo:border-right="none" fo:border-top="none" fo:border-bottom="0.05pt solid #000000"/>
    </style:style>
    <style:style style:name="Tabella175.B435" style:family="table-cell">
      <style:table-cell-properties fo:padding="0.097cm" fo:border-left="0.05pt solid #000000" fo:border-right="none" fo:border-top="none" fo:border-bottom="0.05pt solid #000000"/>
    </style:style>
    <style:style style:name="Tabella175.C435" style:family="table-cell">
      <style:table-cell-properties fo:padding="0.097cm" fo:border-left="0.05pt solid #000000" fo:border-right="none" fo:border-top="none" fo:border-bottom="0.05pt solid #000000"/>
    </style:style>
    <style:style style:name="Tabella175.D435" style:family="table-cell">
      <style:table-cell-properties fo:padding="0.097cm" fo:border-left="0.05pt solid #000000" fo:border-right="none" fo:border-top="none" fo:border-bottom="0.05pt solid #000000"/>
    </style:style>
    <style:style style:name="Tabella175.E435" style:family="table-cell">
      <style:table-cell-properties fo:padding="0.097cm" fo:border-left="0.05pt solid #000000" fo:border-right="0.05pt solid #000000" fo:border-top="none" fo:border-bottom="0.05pt solid #000000"/>
    </style:style>
    <style:style style:name="Tabella175.A436" style:family="table-cell">
      <style:table-cell-properties fo:padding="0.097cm" fo:border-left="0.05pt solid #000000" fo:border-right="none" fo:border-top="none" fo:border-bottom="0.05pt solid #000000"/>
    </style:style>
    <style:style style:name="Tabella175.B436" style:family="table-cell">
      <style:table-cell-properties fo:padding="0.097cm" fo:border-left="0.05pt solid #000000" fo:border-right="none" fo:border-top="none" fo:border-bottom="0.05pt solid #000000"/>
    </style:style>
    <style:style style:name="Tabella175.C436" style:family="table-cell">
      <style:table-cell-properties fo:padding="0.097cm" fo:border-left="0.05pt solid #000000" fo:border-right="none" fo:border-top="none" fo:border-bottom="0.05pt solid #000000"/>
    </style:style>
    <style:style style:name="Tabella175.D436" style:family="table-cell">
      <style:table-cell-properties fo:padding="0.097cm" fo:border-left="0.05pt solid #000000" fo:border-right="none" fo:border-top="none" fo:border-bottom="0.05pt solid #000000"/>
    </style:style>
    <style:style style:name="Tabella175.E436" style:family="table-cell">
      <style:table-cell-properties fo:padding="0.097cm" fo:border-left="0.05pt solid #000000" fo:border-right="0.05pt solid #000000" fo:border-top="none" fo:border-bottom="0.05pt solid #000000"/>
    </style:style>
    <style:style style:name="Tabella175.A437" style:family="table-cell">
      <style:table-cell-properties fo:padding="0.097cm" fo:border-left="0.05pt solid #000000" fo:border-right="none" fo:border-top="none" fo:border-bottom="0.05pt solid #000000"/>
    </style:style>
    <style:style style:name="Tabella175.B437" style:family="table-cell">
      <style:table-cell-properties fo:padding="0.097cm" fo:border-left="0.05pt solid #000000" fo:border-right="none" fo:border-top="none" fo:border-bottom="0.05pt solid #000000"/>
    </style:style>
    <style:style style:name="Tabella175.C437" style:family="table-cell">
      <style:table-cell-properties fo:padding="0.097cm" fo:border-left="0.05pt solid #000000" fo:border-right="none" fo:border-top="none" fo:border-bottom="0.05pt solid #000000"/>
    </style:style>
    <style:style style:name="Tabella175.D437" style:family="table-cell">
      <style:table-cell-properties fo:padding="0.097cm" fo:border-left="0.05pt solid #000000" fo:border-right="none" fo:border-top="none" fo:border-bottom="0.05pt solid #000000"/>
    </style:style>
    <style:style style:name="Tabella175.E437" style:family="table-cell">
      <style:table-cell-properties fo:padding="0.097cm" fo:border-left="0.05pt solid #000000" fo:border-right="0.05pt solid #000000" fo:border-top="none" fo:border-bottom="0.05pt solid #000000"/>
    </style:style>
    <style:style style:name="Tabella175.A438" style:family="table-cell">
      <style:table-cell-properties fo:padding="0.097cm" fo:border-left="0.05pt solid #000000" fo:border-right="none" fo:border-top="none" fo:border-bottom="0.05pt solid #000000"/>
    </style:style>
    <style:style style:name="Tabella175.B438" style:family="table-cell">
      <style:table-cell-properties fo:padding="0.097cm" fo:border-left="0.05pt solid #000000" fo:border-right="none" fo:border-top="none" fo:border-bottom="0.05pt solid #000000"/>
    </style:style>
    <style:style style:name="Tabella175.C438" style:family="table-cell">
      <style:table-cell-properties fo:padding="0.097cm" fo:border-left="0.05pt solid #000000" fo:border-right="none" fo:border-top="none" fo:border-bottom="0.05pt solid #000000"/>
    </style:style>
    <style:style style:name="Tabella175.D438" style:family="table-cell">
      <style:table-cell-properties fo:padding="0.097cm" fo:border-left="0.05pt solid #000000" fo:border-right="none" fo:border-top="none" fo:border-bottom="0.05pt solid #000000"/>
    </style:style>
    <style:style style:name="Tabella175.E438" style:family="table-cell">
      <style:table-cell-properties fo:padding="0.097cm" fo:border-left="0.05pt solid #000000" fo:border-right="0.05pt solid #000000" fo:border-top="none" fo:border-bottom="0.05pt solid #000000"/>
    </style:style>
    <style:style style:name="Tabella175.A439" style:family="table-cell">
      <style:table-cell-properties fo:padding="0.097cm" fo:border-left="0.05pt solid #000000" fo:border-right="none" fo:border-top="none" fo:border-bottom="0.05pt solid #000000"/>
    </style:style>
    <style:style style:name="Tabella175.B439" style:family="table-cell">
      <style:table-cell-properties fo:padding="0.097cm" fo:border-left="0.05pt solid #000000" fo:border-right="none" fo:border-top="none" fo:border-bottom="0.05pt solid #000000"/>
    </style:style>
    <style:style style:name="Tabella175.C439" style:family="table-cell">
      <style:table-cell-properties fo:padding="0.097cm" fo:border-left="0.05pt solid #000000" fo:border-right="none" fo:border-top="none" fo:border-bottom="0.05pt solid #000000"/>
    </style:style>
    <style:style style:name="Tabella175.D439" style:family="table-cell">
      <style:table-cell-properties fo:padding="0.097cm" fo:border-left="0.05pt solid #000000" fo:border-right="none" fo:border-top="none" fo:border-bottom="0.05pt solid #000000"/>
    </style:style>
    <style:style style:name="Tabella175.E439" style:family="table-cell">
      <style:table-cell-properties fo:padding="0.097cm" fo:border-left="0.05pt solid #000000" fo:border-right="0.05pt solid #000000" fo:border-top="none" fo:border-bottom="0.05pt solid #000000"/>
    </style:style>
    <style:style style:name="Tabella175.A440" style:family="table-cell">
      <style:table-cell-properties fo:padding="0.097cm" fo:border-left="0.05pt solid #000000" fo:border-right="none" fo:border-top="none" fo:border-bottom="0.05pt solid #000000"/>
    </style:style>
    <style:style style:name="Tabella175.B440" style:family="table-cell">
      <style:table-cell-properties fo:padding="0.097cm" fo:border-left="0.05pt solid #000000" fo:border-right="none" fo:border-top="none" fo:border-bottom="0.05pt solid #000000"/>
    </style:style>
    <style:style style:name="Tabella175.C440" style:family="table-cell">
      <style:table-cell-properties fo:padding="0.097cm" fo:border-left="0.05pt solid #000000" fo:border-right="none" fo:border-top="none" fo:border-bottom="0.05pt solid #000000"/>
    </style:style>
    <style:style style:name="Tabella175.D440" style:family="table-cell">
      <style:table-cell-properties fo:padding="0.097cm" fo:border-left="0.05pt solid #000000" fo:border-right="none" fo:border-top="none" fo:border-bottom="0.05pt solid #000000"/>
    </style:style>
    <style:style style:name="Tabella175.E440" style:family="table-cell">
      <style:table-cell-properties fo:padding="0.097cm" fo:border-left="0.05pt solid #000000" fo:border-right="0.05pt solid #000000" fo:border-top="none" fo:border-bottom="0.05pt solid #000000"/>
    </style:style>
    <style:style style:name="Tabella175.A441" style:family="table-cell">
      <style:table-cell-properties fo:padding="0.097cm" fo:border-left="0.05pt solid #000000" fo:border-right="none" fo:border-top="none" fo:border-bottom="0.05pt solid #000000"/>
    </style:style>
    <style:style style:name="Tabella175.B441" style:family="table-cell">
      <style:table-cell-properties fo:padding="0.097cm" fo:border-left="0.05pt solid #000000" fo:border-right="none" fo:border-top="none" fo:border-bottom="0.05pt solid #000000"/>
    </style:style>
    <style:style style:name="Tabella175.C441" style:family="table-cell">
      <style:table-cell-properties fo:padding="0.097cm" fo:border-left="0.05pt solid #000000" fo:border-right="none" fo:border-top="none" fo:border-bottom="0.05pt solid #000000"/>
    </style:style>
    <style:style style:name="Tabella175.D441" style:family="table-cell">
      <style:table-cell-properties fo:padding="0.097cm" fo:border-left="0.05pt solid #000000" fo:border-right="none" fo:border-top="none" fo:border-bottom="0.05pt solid #000000"/>
    </style:style>
    <style:style style:name="Tabella175.E441" style:family="table-cell">
      <style:table-cell-properties fo:padding="0.097cm" fo:border-left="0.05pt solid #000000" fo:border-right="0.05pt solid #000000" fo:border-top="none" fo:border-bottom="0.05pt solid #000000"/>
    </style:style>
    <style:style style:name="Tabella175.A442" style:family="table-cell">
      <style:table-cell-properties fo:padding="0.097cm" fo:border-left="0.05pt solid #000000" fo:border-right="none" fo:border-top="none" fo:border-bottom="0.05pt solid #000000"/>
    </style:style>
    <style:style style:name="Tabella175.B442" style:family="table-cell">
      <style:table-cell-properties fo:padding="0.097cm" fo:border-left="0.05pt solid #000000" fo:border-right="none" fo:border-top="none" fo:border-bottom="0.05pt solid #000000"/>
    </style:style>
    <style:style style:name="Tabella175.C442" style:family="table-cell">
      <style:table-cell-properties fo:padding="0.097cm" fo:border-left="0.05pt solid #000000" fo:border-right="none" fo:border-top="none" fo:border-bottom="0.05pt solid #000000"/>
    </style:style>
    <style:style style:name="Tabella175.D442" style:family="table-cell">
      <style:table-cell-properties fo:padding="0.097cm" fo:border-left="0.05pt solid #000000" fo:border-right="none" fo:border-top="none" fo:border-bottom="0.05pt solid #000000"/>
    </style:style>
    <style:style style:name="Tabella175.E442" style:family="table-cell">
      <style:table-cell-properties fo:padding="0.097cm" fo:border-left="0.05pt solid #000000" fo:border-right="0.05pt solid #000000" fo:border-top="none" fo:border-bottom="0.05pt solid #000000"/>
    </style:style>
    <style:style style:name="Tabella175.A443" style:family="table-cell">
      <style:table-cell-properties fo:padding="0.097cm" fo:border-left="0.05pt solid #000000" fo:border-right="none" fo:border-top="none" fo:border-bottom="0.05pt solid #000000"/>
    </style:style>
    <style:style style:name="Tabella175.B443" style:family="table-cell">
      <style:table-cell-properties fo:padding="0.097cm" fo:border-left="0.05pt solid #000000" fo:border-right="none" fo:border-top="none" fo:border-bottom="0.05pt solid #000000"/>
    </style:style>
    <style:style style:name="Tabella175.C443" style:family="table-cell">
      <style:table-cell-properties fo:padding="0.097cm" fo:border-left="0.05pt solid #000000" fo:border-right="none" fo:border-top="none" fo:border-bottom="0.05pt solid #000000"/>
    </style:style>
    <style:style style:name="Tabella175.D443" style:family="table-cell">
      <style:table-cell-properties fo:padding="0.097cm" fo:border-left="0.05pt solid #000000" fo:border-right="none" fo:border-top="none" fo:border-bottom="0.05pt solid #000000"/>
    </style:style>
    <style:style style:name="Tabella175.E443" style:family="table-cell">
      <style:table-cell-properties fo:padding="0.097cm" fo:border-left="0.05pt solid #000000" fo:border-right="0.05pt solid #000000" fo:border-top="none" fo:border-bottom="0.05pt solid #000000"/>
    </style:style>
    <style:style style:name="Tabella175.A444" style:family="table-cell">
      <style:table-cell-properties fo:padding="0.097cm" fo:border-left="0.05pt solid #000000" fo:border-right="none" fo:border-top="none" fo:border-bottom="0.05pt solid #000000"/>
    </style:style>
    <style:style style:name="Tabella175.B444" style:family="table-cell">
      <style:table-cell-properties fo:padding="0.097cm" fo:border-left="0.05pt solid #000000" fo:border-right="none" fo:border-top="none" fo:border-bottom="0.05pt solid #000000"/>
    </style:style>
    <style:style style:name="Tabella175.C444" style:family="table-cell">
      <style:table-cell-properties fo:padding="0.097cm" fo:border-left="0.05pt solid #000000" fo:border-right="none" fo:border-top="none" fo:border-bottom="0.05pt solid #000000"/>
    </style:style>
    <style:style style:name="Tabella175.D444" style:family="table-cell">
      <style:table-cell-properties fo:padding="0.097cm" fo:border-left="0.05pt solid #000000" fo:border-right="none" fo:border-top="none" fo:border-bottom="0.05pt solid #000000"/>
    </style:style>
    <style:style style:name="Tabella175.E444" style:family="table-cell">
      <style:table-cell-properties fo:padding="0.097cm" fo:border-left="0.05pt solid #000000" fo:border-right="0.05pt solid #000000" fo:border-top="none" fo:border-bottom="0.05pt solid #000000"/>
    </style:style>
    <style:style style:name="Tabella175.A445" style:family="table-cell">
      <style:table-cell-properties fo:padding="0.097cm" fo:border-left="0.05pt solid #000000" fo:border-right="none" fo:border-top="none" fo:border-bottom="0.05pt solid #000000"/>
    </style:style>
    <style:style style:name="Tabella175.B445" style:family="table-cell">
      <style:table-cell-properties fo:padding="0.097cm" fo:border-left="0.05pt solid #000000" fo:border-right="none" fo:border-top="none" fo:border-bottom="0.05pt solid #000000"/>
    </style:style>
    <style:style style:name="Tabella175.C445" style:family="table-cell">
      <style:table-cell-properties fo:padding="0.097cm" fo:border-left="0.05pt solid #000000" fo:border-right="none" fo:border-top="none" fo:border-bottom="0.05pt solid #000000"/>
    </style:style>
    <style:style style:name="Tabella175.D445" style:family="table-cell">
      <style:table-cell-properties fo:padding="0.097cm" fo:border-left="0.05pt solid #000000" fo:border-right="none" fo:border-top="none" fo:border-bottom="0.05pt solid #000000"/>
    </style:style>
    <style:style style:name="Tabella175.E445" style:family="table-cell">
      <style:table-cell-properties fo:padding="0.097cm" fo:border-left="0.05pt solid #000000" fo:border-right="0.05pt solid #000000" fo:border-top="none" fo:border-bottom="0.05pt solid #000000"/>
    </style:style>
    <style:style style:name="Tabella175.A446" style:family="table-cell">
      <style:table-cell-properties fo:padding="0.097cm" fo:border-left="0.05pt solid #000000" fo:border-right="none" fo:border-top="none" fo:border-bottom="0.05pt solid #000000"/>
    </style:style>
    <style:style style:name="Tabella175.B446" style:family="table-cell">
      <style:table-cell-properties fo:padding="0.097cm" fo:border-left="0.05pt solid #000000" fo:border-right="none" fo:border-top="none" fo:border-bottom="0.05pt solid #000000"/>
    </style:style>
    <style:style style:name="Tabella175.C446" style:family="table-cell">
      <style:table-cell-properties fo:padding="0.097cm" fo:border-left="0.05pt solid #000000" fo:border-right="none" fo:border-top="none" fo:border-bottom="0.05pt solid #000000"/>
    </style:style>
    <style:style style:name="Tabella175.D446" style:family="table-cell">
      <style:table-cell-properties fo:padding="0.097cm" fo:border-left="0.05pt solid #000000" fo:border-right="none" fo:border-top="none" fo:border-bottom="0.05pt solid #000000"/>
    </style:style>
    <style:style style:name="Tabella175.E446" style:family="table-cell">
      <style:table-cell-properties fo:padding="0.097cm" fo:border-left="0.05pt solid #000000" fo:border-right="0.05pt solid #000000" fo:border-top="none" fo:border-bottom="0.05pt solid #000000"/>
    </style:style>
    <style:style style:name="Tabella175.A447" style:family="table-cell">
      <style:table-cell-properties fo:padding="0.097cm" fo:border-left="0.05pt solid #000000" fo:border-right="none" fo:border-top="none" fo:border-bottom="0.05pt solid #000000"/>
    </style:style>
    <style:style style:name="Tabella175.B447" style:family="table-cell">
      <style:table-cell-properties fo:padding="0.097cm" fo:border-left="0.05pt solid #000000" fo:border-right="none" fo:border-top="none" fo:border-bottom="0.05pt solid #000000"/>
    </style:style>
    <style:style style:name="Tabella175.C447" style:family="table-cell">
      <style:table-cell-properties fo:padding="0.097cm" fo:border-left="0.05pt solid #000000" fo:border-right="none" fo:border-top="none" fo:border-bottom="0.05pt solid #000000"/>
    </style:style>
    <style:style style:name="Tabella175.D447" style:family="table-cell">
      <style:table-cell-properties fo:padding="0.097cm" fo:border-left="0.05pt solid #000000" fo:border-right="none" fo:border-top="none" fo:border-bottom="0.05pt solid #000000"/>
    </style:style>
    <style:style style:name="Tabella175.E447" style:family="table-cell">
      <style:table-cell-properties fo:padding="0.097cm" fo:border-left="0.05pt solid #000000" fo:border-right="0.05pt solid #000000" fo:border-top="none" fo:border-bottom="0.05pt solid #000000"/>
    </style:style>
    <style:style style:name="Tabella175.A448" style:family="table-cell">
      <style:table-cell-properties fo:padding="0.097cm" fo:border-left="0.05pt solid #000000" fo:border-right="none" fo:border-top="none" fo:border-bottom="0.05pt solid #000000"/>
    </style:style>
    <style:style style:name="Tabella175.B448" style:family="table-cell">
      <style:table-cell-properties fo:padding="0.097cm" fo:border-left="0.05pt solid #000000" fo:border-right="none" fo:border-top="none" fo:border-bottom="0.05pt solid #000000"/>
    </style:style>
    <style:style style:name="Tabella175.C448" style:family="table-cell">
      <style:table-cell-properties fo:padding="0.097cm" fo:border-left="0.05pt solid #000000" fo:border-right="none" fo:border-top="none" fo:border-bottom="0.05pt solid #000000"/>
    </style:style>
    <style:style style:name="Tabella175.D448" style:family="table-cell">
      <style:table-cell-properties fo:padding="0.097cm" fo:border-left="0.05pt solid #000000" fo:border-right="none" fo:border-top="none" fo:border-bottom="0.05pt solid #000000"/>
    </style:style>
    <style:style style:name="Tabella175.E448" style:family="table-cell">
      <style:table-cell-properties fo:padding="0.097cm" fo:border-left="0.05pt solid #000000" fo:border-right="0.05pt solid #000000" fo:border-top="none" fo:border-bottom="0.05pt solid #000000"/>
    </style:style>
    <style:style style:name="Tabella175.A449" style:family="table-cell">
      <style:table-cell-properties fo:padding="0.097cm" fo:border-left="0.05pt solid #000000" fo:border-right="none" fo:border-top="none" fo:border-bottom="0.05pt solid #000000"/>
    </style:style>
    <style:style style:name="Tabella175.B449" style:family="table-cell">
      <style:table-cell-properties fo:padding="0.097cm" fo:border-left="0.05pt solid #000000" fo:border-right="none" fo:border-top="none" fo:border-bottom="0.05pt solid #000000"/>
    </style:style>
    <style:style style:name="Tabella175.C449" style:family="table-cell">
      <style:table-cell-properties fo:padding="0.097cm" fo:border-left="0.05pt solid #000000" fo:border-right="none" fo:border-top="none" fo:border-bottom="0.05pt solid #000000"/>
    </style:style>
    <style:style style:name="Tabella175.D449" style:family="table-cell">
      <style:table-cell-properties fo:padding="0.097cm" fo:border-left="0.05pt solid #000000" fo:border-right="none" fo:border-top="none" fo:border-bottom="0.05pt solid #000000"/>
    </style:style>
    <style:style style:name="Tabella175.E449" style:family="table-cell">
      <style:table-cell-properties fo:padding="0.097cm" fo:border-left="0.05pt solid #000000" fo:border-right="0.05pt solid #000000" fo:border-top="none" fo:border-bottom="0.05pt solid #000000"/>
    </style:style>
    <style:style style:name="Tabella175.A450" style:family="table-cell">
      <style:table-cell-properties fo:padding="0.097cm" fo:border-left="0.05pt solid #000000" fo:border-right="none" fo:border-top="none" fo:border-bottom="0.05pt solid #000000"/>
    </style:style>
    <style:style style:name="Tabella175.B450" style:family="table-cell">
      <style:table-cell-properties fo:padding="0.097cm" fo:border-left="0.05pt solid #000000" fo:border-right="none" fo:border-top="none" fo:border-bottom="0.05pt solid #000000"/>
    </style:style>
    <style:style style:name="Tabella175.C450" style:family="table-cell">
      <style:table-cell-properties fo:padding="0.097cm" fo:border-left="0.05pt solid #000000" fo:border-right="none" fo:border-top="none" fo:border-bottom="0.05pt solid #000000"/>
    </style:style>
    <style:style style:name="Tabella175.D450" style:family="table-cell">
      <style:table-cell-properties fo:padding="0.097cm" fo:border-left="0.05pt solid #000000" fo:border-right="none" fo:border-top="none" fo:border-bottom="0.05pt solid #000000"/>
    </style:style>
    <style:style style:name="Tabella175.E450" style:family="table-cell">
      <style:table-cell-properties fo:padding="0.097cm" fo:border-left="0.05pt solid #000000" fo:border-right="0.05pt solid #000000" fo:border-top="none" fo:border-bottom="0.05pt solid #000000"/>
    </style:style>
    <style:style style:name="Tabella175.A451" style:family="table-cell">
      <style:table-cell-properties fo:padding="0.097cm" fo:border-left="0.05pt solid #000000" fo:border-right="none" fo:border-top="none" fo:border-bottom="0.05pt solid #000000"/>
    </style:style>
    <style:style style:name="Tabella175.B451" style:family="table-cell">
      <style:table-cell-properties fo:padding="0.097cm" fo:border-left="0.05pt solid #000000" fo:border-right="none" fo:border-top="none" fo:border-bottom="0.05pt solid #000000"/>
    </style:style>
    <style:style style:name="Tabella175.C451" style:family="table-cell">
      <style:table-cell-properties fo:padding="0.097cm" fo:border-left="0.05pt solid #000000" fo:border-right="none" fo:border-top="none" fo:border-bottom="0.05pt solid #000000"/>
    </style:style>
    <style:style style:name="Tabella175.D451" style:family="table-cell">
      <style:table-cell-properties fo:padding="0.097cm" fo:border-left="0.05pt solid #000000" fo:border-right="none" fo:border-top="none" fo:border-bottom="0.05pt solid #000000"/>
    </style:style>
    <style:style style:name="Tabella175.E451" style:family="table-cell">
      <style:table-cell-properties fo:padding="0.097cm" fo:border-left="0.05pt solid #000000" fo:border-right="0.05pt solid #000000" fo:border-top="none" fo:border-bottom="0.05pt solid #000000"/>
    </style:style>
    <style:style style:name="Tabella175.A452" style:family="table-cell">
      <style:table-cell-properties fo:padding="0.097cm" fo:border-left="0.05pt solid #000000" fo:border-right="none" fo:border-top="none" fo:border-bottom="0.05pt solid #000000"/>
    </style:style>
    <style:style style:name="Tabella175.B452" style:family="table-cell">
      <style:table-cell-properties fo:padding="0.097cm" fo:border-left="0.05pt solid #000000" fo:border-right="none" fo:border-top="none" fo:border-bottom="0.05pt solid #000000"/>
    </style:style>
    <style:style style:name="Tabella175.C452" style:family="table-cell">
      <style:table-cell-properties fo:padding="0.097cm" fo:border-left="0.05pt solid #000000" fo:border-right="none" fo:border-top="none" fo:border-bottom="0.05pt solid #000000"/>
    </style:style>
    <style:style style:name="Tabella175.D452" style:family="table-cell">
      <style:table-cell-properties fo:padding="0.097cm" fo:border-left="0.05pt solid #000000" fo:border-right="none" fo:border-top="none" fo:border-bottom="0.05pt solid #000000"/>
    </style:style>
    <style:style style:name="Tabella175.E452" style:family="table-cell">
      <style:table-cell-properties fo:padding="0.097cm" fo:border-left="0.05pt solid #000000" fo:border-right="0.05pt solid #000000" fo:border-top="none" fo:border-bottom="0.05pt solid #000000"/>
    </style:style>
    <style:style style:name="Tabella175.A453" style:family="table-cell">
      <style:table-cell-properties fo:padding="0.097cm" fo:border-left="0.05pt solid #000000" fo:border-right="none" fo:border-top="none" fo:border-bottom="0.05pt solid #000000"/>
    </style:style>
    <style:style style:name="Tabella175.B453" style:family="table-cell">
      <style:table-cell-properties fo:padding="0.097cm" fo:border-left="0.05pt solid #000000" fo:border-right="none" fo:border-top="none" fo:border-bottom="0.05pt solid #000000"/>
    </style:style>
    <style:style style:name="Tabella175.C453" style:family="table-cell">
      <style:table-cell-properties fo:padding="0.097cm" fo:border-left="0.05pt solid #000000" fo:border-right="none" fo:border-top="none" fo:border-bottom="0.05pt solid #000000"/>
    </style:style>
    <style:style style:name="Tabella175.D453" style:family="table-cell">
      <style:table-cell-properties fo:padding="0.097cm" fo:border-left="0.05pt solid #000000" fo:border-right="none" fo:border-top="none" fo:border-bottom="0.05pt solid #000000"/>
    </style:style>
    <style:style style:name="Tabella175.E453" style:family="table-cell">
      <style:table-cell-properties fo:padding="0.097cm" fo:border-left="0.05pt solid #000000" fo:border-right="0.05pt solid #000000" fo:border-top="none" fo:border-bottom="0.05pt solid #000000"/>
    </style:style>
    <style:style style:name="Tabella175.A454" style:family="table-cell">
      <style:table-cell-properties fo:padding="0.097cm" fo:border-left="0.05pt solid #000000" fo:border-right="none" fo:border-top="none" fo:border-bottom="0.05pt solid #000000"/>
    </style:style>
    <style:style style:name="Tabella175.B454" style:family="table-cell">
      <style:table-cell-properties fo:padding="0.097cm" fo:border-left="0.05pt solid #000000" fo:border-right="none" fo:border-top="none" fo:border-bottom="0.05pt solid #000000"/>
    </style:style>
    <style:style style:name="Tabella175.C454" style:family="table-cell">
      <style:table-cell-properties fo:padding="0.097cm" fo:border-left="0.05pt solid #000000" fo:border-right="none" fo:border-top="none" fo:border-bottom="0.05pt solid #000000"/>
    </style:style>
    <style:style style:name="Tabella175.D454" style:family="table-cell">
      <style:table-cell-properties fo:padding="0.097cm" fo:border-left="0.05pt solid #000000" fo:border-right="none" fo:border-top="none" fo:border-bottom="0.05pt solid #000000"/>
    </style:style>
    <style:style style:name="Tabella175.E454" style:family="table-cell">
      <style:table-cell-properties fo:padding="0.097cm" fo:border-left="0.05pt solid #000000" fo:border-right="0.05pt solid #000000" fo:border-top="none" fo:border-bottom="0.05pt solid #000000"/>
    </style:style>
    <style:style style:name="Tabella175.A455" style:family="table-cell">
      <style:table-cell-properties fo:padding="0.097cm" fo:border-left="0.05pt solid #000000" fo:border-right="none" fo:border-top="none" fo:border-bottom="0.05pt solid #000000"/>
    </style:style>
    <style:style style:name="Tabella175.B455" style:family="table-cell">
      <style:table-cell-properties fo:padding="0.097cm" fo:border-left="0.05pt solid #000000" fo:border-right="none" fo:border-top="none" fo:border-bottom="0.05pt solid #000000"/>
    </style:style>
    <style:style style:name="Tabella175.C455" style:family="table-cell">
      <style:table-cell-properties fo:padding="0.097cm" fo:border-left="0.05pt solid #000000" fo:border-right="none" fo:border-top="none" fo:border-bottom="0.05pt solid #000000"/>
    </style:style>
    <style:style style:name="Tabella175.D455" style:family="table-cell">
      <style:table-cell-properties fo:padding="0.097cm" fo:border-left="0.05pt solid #000000" fo:border-right="none" fo:border-top="none" fo:border-bottom="0.05pt solid #000000"/>
    </style:style>
    <style:style style:name="Tabella175.E455" style:family="table-cell">
      <style:table-cell-properties fo:padding="0.097cm" fo:border-left="0.05pt solid #000000" fo:border-right="0.05pt solid #000000" fo:border-top="none" fo:border-bottom="0.05pt solid #000000"/>
    </style:style>
    <style:style style:name="Tabella175.A456" style:family="table-cell">
      <style:table-cell-properties fo:padding="0.097cm" fo:border-left="0.05pt solid #000000" fo:border-right="none" fo:border-top="none" fo:border-bottom="0.05pt solid #000000"/>
    </style:style>
    <style:style style:name="Tabella175.B456" style:family="table-cell">
      <style:table-cell-properties fo:padding="0.097cm" fo:border-left="0.05pt solid #000000" fo:border-right="none" fo:border-top="none" fo:border-bottom="0.05pt solid #000000"/>
    </style:style>
    <style:style style:name="Tabella175.C456" style:family="table-cell">
      <style:table-cell-properties fo:padding="0.097cm" fo:border-left="0.05pt solid #000000" fo:border-right="none" fo:border-top="none" fo:border-bottom="0.05pt solid #000000"/>
    </style:style>
    <style:style style:name="Tabella175.D456" style:family="table-cell">
      <style:table-cell-properties fo:padding="0.097cm" fo:border-left="0.05pt solid #000000" fo:border-right="none" fo:border-top="none" fo:border-bottom="0.05pt solid #000000"/>
    </style:style>
    <style:style style:name="Tabella175.E456" style:family="table-cell">
      <style:table-cell-properties fo:padding="0.097cm" fo:border-left="0.05pt solid #000000" fo:border-right="0.05pt solid #000000" fo:border-top="none" fo:border-bottom="0.05pt solid #000000"/>
    </style:style>
    <style:style style:name="Tabella175.A457" style:family="table-cell">
      <style:table-cell-properties fo:padding="0.097cm" fo:border-left="0.05pt solid #000000" fo:border-right="none" fo:border-top="none" fo:border-bottom="0.05pt solid #000000"/>
    </style:style>
    <style:style style:name="Tabella175.B457" style:family="table-cell">
      <style:table-cell-properties fo:padding="0.097cm" fo:border-left="0.05pt solid #000000" fo:border-right="none" fo:border-top="none" fo:border-bottom="0.05pt solid #000000"/>
    </style:style>
    <style:style style:name="Tabella175.C457" style:family="table-cell">
      <style:table-cell-properties fo:padding="0.097cm" fo:border-left="0.05pt solid #000000" fo:border-right="none" fo:border-top="none" fo:border-bottom="0.05pt solid #000000"/>
    </style:style>
    <style:style style:name="Tabella175.D457" style:family="table-cell">
      <style:table-cell-properties fo:padding="0.097cm" fo:border-left="0.05pt solid #000000" fo:border-right="none" fo:border-top="none" fo:border-bottom="0.05pt solid #000000"/>
    </style:style>
    <style:style style:name="Tabella175.E457" style:family="table-cell">
      <style:table-cell-properties fo:padding="0.097cm" fo:border-left="0.05pt solid #000000" fo:border-right="0.05pt solid #000000" fo:border-top="none" fo:border-bottom="0.05pt solid #000000"/>
    </style:style>
    <style:style style:name="Tabella175.A458" style:family="table-cell">
      <style:table-cell-properties fo:padding="0.097cm" fo:border-left="0.05pt solid #000000" fo:border-right="none" fo:border-top="none" fo:border-bottom="0.05pt solid #000000"/>
    </style:style>
    <style:style style:name="Tabella175.B458" style:family="table-cell">
      <style:table-cell-properties fo:padding="0.097cm" fo:border-left="0.05pt solid #000000" fo:border-right="none" fo:border-top="none" fo:border-bottom="0.05pt solid #000000"/>
    </style:style>
    <style:style style:name="Tabella175.C458" style:family="table-cell">
      <style:table-cell-properties fo:padding="0.097cm" fo:border-left="0.05pt solid #000000" fo:border-right="none" fo:border-top="none" fo:border-bottom="0.05pt solid #000000"/>
    </style:style>
    <style:style style:name="Tabella175.D458" style:family="table-cell">
      <style:table-cell-properties fo:padding="0.097cm" fo:border-left="0.05pt solid #000000" fo:border-right="none" fo:border-top="none" fo:border-bottom="0.05pt solid #000000"/>
    </style:style>
    <style:style style:name="Tabella175.E458" style:family="table-cell">
      <style:table-cell-properties fo:padding="0.097cm" fo:border-left="0.05pt solid #000000" fo:border-right="0.05pt solid #000000" fo:border-top="none" fo:border-bottom="0.05pt solid #000000"/>
    </style:style>
    <style:style style:name="Tabella175.A459" style:family="table-cell">
      <style:table-cell-properties fo:padding="0.097cm" fo:border-left="0.05pt solid #000000" fo:border-right="none" fo:border-top="none" fo:border-bottom="0.05pt solid #000000"/>
    </style:style>
    <style:style style:name="Tabella175.B459" style:family="table-cell">
      <style:table-cell-properties fo:padding="0.097cm" fo:border-left="0.05pt solid #000000" fo:border-right="none" fo:border-top="none" fo:border-bottom="0.05pt solid #000000"/>
    </style:style>
    <style:style style:name="Tabella175.C459" style:family="table-cell">
      <style:table-cell-properties fo:padding="0.097cm" fo:border-left="0.05pt solid #000000" fo:border-right="none" fo:border-top="none" fo:border-bottom="0.05pt solid #000000"/>
    </style:style>
    <style:style style:name="Tabella175.D459" style:family="table-cell">
      <style:table-cell-properties fo:padding="0.097cm" fo:border-left="0.05pt solid #000000" fo:border-right="none" fo:border-top="none" fo:border-bottom="0.05pt solid #000000"/>
    </style:style>
    <style:style style:name="Tabella175.E459" style:family="table-cell">
      <style:table-cell-properties fo:padding="0.097cm" fo:border-left="0.05pt solid #000000" fo:border-right="0.05pt solid #000000" fo:border-top="none" fo:border-bottom="0.05pt solid #000000"/>
    </style:style>
    <style:style style:name="Tabella175.A460" style:family="table-cell">
      <style:table-cell-properties fo:padding="0.097cm" fo:border-left="0.05pt solid #000000" fo:border-right="none" fo:border-top="none" fo:border-bottom="0.05pt solid #000000"/>
    </style:style>
    <style:style style:name="Tabella175.B460" style:family="table-cell">
      <style:table-cell-properties fo:padding="0.097cm" fo:border-left="0.05pt solid #000000" fo:border-right="none" fo:border-top="none" fo:border-bottom="0.05pt solid #000000"/>
    </style:style>
    <style:style style:name="Tabella175.C460" style:family="table-cell">
      <style:table-cell-properties fo:padding="0.097cm" fo:border-left="0.05pt solid #000000" fo:border-right="none" fo:border-top="none" fo:border-bottom="0.05pt solid #000000"/>
    </style:style>
    <style:style style:name="Tabella175.D460" style:family="table-cell">
      <style:table-cell-properties fo:padding="0.097cm" fo:border-left="0.05pt solid #000000" fo:border-right="none" fo:border-top="none" fo:border-bottom="0.05pt solid #000000"/>
    </style:style>
    <style:style style:name="Tabella175.E460" style:family="table-cell">
      <style:table-cell-properties fo:padding="0.097cm" fo:border-left="0.05pt solid #000000" fo:border-right="0.05pt solid #000000" fo:border-top="none" fo:border-bottom="0.05pt solid #000000"/>
    </style:style>
    <style:style style:name="Tabella175.A461" style:family="table-cell">
      <style:table-cell-properties fo:padding="0.097cm" fo:border-left="0.05pt solid #000000" fo:border-right="none" fo:border-top="none" fo:border-bottom="0.05pt solid #000000"/>
    </style:style>
    <style:style style:name="Tabella175.B461" style:family="table-cell">
      <style:table-cell-properties fo:padding="0.097cm" fo:border-left="0.05pt solid #000000" fo:border-right="none" fo:border-top="none" fo:border-bottom="0.05pt solid #000000"/>
    </style:style>
    <style:style style:name="Tabella175.C461" style:family="table-cell">
      <style:table-cell-properties fo:padding="0.097cm" fo:border-left="0.05pt solid #000000" fo:border-right="none" fo:border-top="none" fo:border-bottom="0.05pt solid #000000"/>
    </style:style>
    <style:style style:name="Tabella175.D461" style:family="table-cell">
      <style:table-cell-properties fo:padding="0.097cm" fo:border-left="0.05pt solid #000000" fo:border-right="none" fo:border-top="none" fo:border-bottom="0.05pt solid #000000"/>
    </style:style>
    <style:style style:name="Tabella175.E461" style:family="table-cell">
      <style:table-cell-properties fo:padding="0.097cm" fo:border-left="0.05pt solid #000000" fo:border-right="0.05pt solid #000000" fo:border-top="none" fo:border-bottom="0.05pt solid #000000"/>
    </style:style>
    <style:style style:name="Tabella175.A462" style:family="table-cell">
      <style:table-cell-properties fo:padding="0.097cm" fo:border-left="0.05pt solid #000000" fo:border-right="none" fo:border-top="none" fo:border-bottom="0.05pt solid #000000"/>
    </style:style>
    <style:style style:name="Tabella175.B462" style:family="table-cell">
      <style:table-cell-properties fo:padding="0.097cm" fo:border-left="0.05pt solid #000000" fo:border-right="none" fo:border-top="none" fo:border-bottom="0.05pt solid #000000"/>
    </style:style>
    <style:style style:name="Tabella175.C462" style:family="table-cell">
      <style:table-cell-properties fo:padding="0.097cm" fo:border-left="0.05pt solid #000000" fo:border-right="none" fo:border-top="none" fo:border-bottom="0.05pt solid #000000"/>
    </style:style>
    <style:style style:name="Tabella175.D462" style:family="table-cell">
      <style:table-cell-properties fo:padding="0.097cm" fo:border-left="0.05pt solid #000000" fo:border-right="none" fo:border-top="none" fo:border-bottom="0.05pt solid #000000"/>
    </style:style>
    <style:style style:name="Tabella175.E462" style:family="table-cell">
      <style:table-cell-properties fo:padding="0.097cm" fo:border-left="0.05pt solid #000000" fo:border-right="0.05pt solid #000000" fo:border-top="none" fo:border-bottom="0.05pt solid #000000"/>
    </style:style>
    <style:style style:name="Tabella175.A463" style:family="table-cell">
      <style:table-cell-properties fo:padding="0.097cm" fo:border-left="0.05pt solid #000000" fo:border-right="none" fo:border-top="none" fo:border-bottom="0.05pt solid #000000"/>
    </style:style>
    <style:style style:name="Tabella175.B463" style:family="table-cell">
      <style:table-cell-properties fo:padding="0.097cm" fo:border-left="0.05pt solid #000000" fo:border-right="none" fo:border-top="none" fo:border-bottom="0.05pt solid #000000"/>
    </style:style>
    <style:style style:name="Tabella175.C463" style:family="table-cell">
      <style:table-cell-properties fo:padding="0.097cm" fo:border-left="0.05pt solid #000000" fo:border-right="none" fo:border-top="none" fo:border-bottom="0.05pt solid #000000"/>
    </style:style>
    <style:style style:name="Tabella175.D463" style:family="table-cell">
      <style:table-cell-properties fo:padding="0.097cm" fo:border-left="0.05pt solid #000000" fo:border-right="none" fo:border-top="none" fo:border-bottom="0.05pt solid #000000"/>
    </style:style>
    <style:style style:name="Tabella175.E463" style:family="table-cell">
      <style:table-cell-properties fo:padding="0.097cm" fo:border-left="0.05pt solid #000000" fo:border-right="0.05pt solid #000000" fo:border-top="none" fo:border-bottom="0.05pt solid #000000"/>
    </style:style>
    <style:style style:name="Tabella175.A464" style:family="table-cell">
      <style:table-cell-properties fo:padding="0.097cm" fo:border-left="0.05pt solid #000000" fo:border-right="none" fo:border-top="none" fo:border-bottom="0.05pt solid #000000"/>
    </style:style>
    <style:style style:name="Tabella175.B464" style:family="table-cell">
      <style:table-cell-properties fo:padding="0.097cm" fo:border-left="0.05pt solid #000000" fo:border-right="none" fo:border-top="none" fo:border-bottom="0.05pt solid #000000"/>
    </style:style>
    <style:style style:name="Tabella175.C464" style:family="table-cell">
      <style:table-cell-properties fo:padding="0.097cm" fo:border-left="0.05pt solid #000000" fo:border-right="none" fo:border-top="none" fo:border-bottom="0.05pt solid #000000"/>
    </style:style>
    <style:style style:name="Tabella175.D464" style:family="table-cell">
      <style:table-cell-properties fo:padding="0.097cm" fo:border-left="0.05pt solid #000000" fo:border-right="none" fo:border-top="none" fo:border-bottom="0.05pt solid #000000"/>
    </style:style>
    <style:style style:name="Tabella175.E464" style:family="table-cell">
      <style:table-cell-properties fo:padding="0.097cm" fo:border-left="0.05pt solid #000000" fo:border-right="0.05pt solid #000000" fo:border-top="none" fo:border-bottom="0.05pt solid #000000"/>
    </style:style>
    <style:style style:name="Tabella176" style:family="table">
      <style:table-properties style:width="16.999cm" table:align="margins" style:writing-mode="lr-tb"/>
    </style:style>
    <style:style style:name="Tabella176.A" style:family="table-column">
      <style:table-column-properties style:column-width="3.404cm" style:rel-column-width="13124*"/>
    </style:style>
    <style:style style:name="Tabella176.B" style:family="table-column">
      <style:table-column-properties style:column-width="1.87cm" style:rel-column-width="7208*"/>
    </style:style>
    <style:style style:name="Tabella176.C" style:family="table-column">
      <style:table-column-properties style:column-width="3.246cm" style:rel-column-width="12512*"/>
    </style:style>
    <style:style style:name="Tabella176.D" style:family="table-column">
      <style:table-column-properties style:column-width="6.35cm" style:rel-column-width="24481*"/>
    </style:style>
    <style:style style:name="Tabella176.E" style:family="table-column">
      <style:table-column-properties style:column-width="2.129cm" style:rel-column-width="8210*"/>
    </style:style>
    <style:style style:name="Tabella176.A1" style:family="table-cell">
      <style:table-cell-properties fo:padding="0.097cm" fo:border-left="0.05pt solid #000000" fo:border-right="none" fo:border-top="0.05pt solid #000000" fo:border-bottom="0.05pt solid #000000"/>
    </style:style>
    <style:style style:name="Tabella176.E1" style:family="table-cell">
      <style:table-cell-properties fo:padding="0.097cm" fo:border="0.05pt solid #000000"/>
    </style:style>
    <style:style style:name="Tabella176.A2" style:family="table-cell">
      <style:table-cell-properties fo:padding="0.097cm" fo:border-left="0.05pt solid #000000" fo:border-right="none" fo:border-top="none" fo:border-bottom="0.05pt solid #000000"/>
    </style:style>
    <style:style style:name="Tabella176.E2" style:family="table-cell">
      <style:table-cell-properties fo:padding="0.097cm" fo:border-left="0.05pt solid #000000" fo:border-right="0.05pt solid #000000" fo:border-top="none" fo:border-bottom="0.05pt solid #000000"/>
    </style:style>
    <style:style style:name="Tabella213"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3.A" style:family="table-column">
      <style:table-column-properties style:column-width="4.001cm"/>
    </style:style>
    <style:style style:name="Tabella213.B" style:family="table-column">
      <style:table-column-properties style:column-width="3.401cm"/>
    </style:style>
    <style:style style:name="Tabella213.C" style:family="table-column">
      <style:table-column-properties style:column-width="5.798cm"/>
    </style:style>
    <style:style style:name="Tabella213.D" style:family="table-column">
      <style:table-column-properties style:column-width="2.517cm"/>
    </style:style>
    <style:style style:name="Tabella213.1" style:family="table-row">
      <style:table-row-properties fo:keep-together="auto"/>
    </style:style>
    <style:style style:name="Tabella213.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3.D1" style:family="table-cell">
      <style:table-cell-properties style:vertical-align="middle" fo:padding-left="0.026cm" fo:padding-right="0.026cm" fo:padding-top="0.026cm" fo:padding-bottom="0cm" fo:border="0.5pt solid #000000" style:writing-mode="lr-tb"/>
    </style:style>
    <style:style style:name="Tabella213.2" style:family="table-row">
      <style:table-row-properties fo:background-color="transparent" fo:keep-together="auto">
        <style:background-image/>
      </style:table-row-properties>
    </style:style>
    <style:style style:name="Tabella213.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3.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2"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2.A" style:family="table-column">
      <style:table-column-properties style:column-width="4.001cm"/>
    </style:style>
    <style:style style:name="Tabella212.B" style:family="table-column">
      <style:table-column-properties style:column-width="3.401cm"/>
    </style:style>
    <style:style style:name="Tabella212.C" style:family="table-column">
      <style:table-column-properties style:column-width="5.798cm"/>
    </style:style>
    <style:style style:name="Tabella212.D" style:family="table-column">
      <style:table-column-properties style:column-width="2.517cm"/>
    </style:style>
    <style:style style:name="Tabella212.1" style:family="table-row">
      <style:table-row-properties fo:keep-together="auto"/>
    </style:style>
    <style:style style:name="Tabella212.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2.D1" style:family="table-cell">
      <style:table-cell-properties style:vertical-align="middle" fo:padding-left="0.026cm" fo:padding-right="0.026cm" fo:padding-top="0.026cm" fo:padding-bottom="0cm" fo:border="0.5pt solid #000000" style:writing-mode="lr-tb"/>
    </style:style>
    <style:style style:name="Tabella212.2" style:family="table-row">
      <style:table-row-properties fo:background-color="transparent" fo:keep-together="auto">
        <style:background-image/>
      </style:table-row-properties>
    </style:style>
    <style:style style:name="Tabella212.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2.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1"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1.A" style:family="table-column">
      <style:table-column-properties style:column-width="4.001cm"/>
    </style:style>
    <style:style style:name="Tabella211.B" style:family="table-column">
      <style:table-column-properties style:column-width="3.401cm"/>
    </style:style>
    <style:style style:name="Tabella211.C" style:family="table-column">
      <style:table-column-properties style:column-width="5.798cm"/>
    </style:style>
    <style:style style:name="Tabella211.D" style:family="table-column">
      <style:table-column-properties style:column-width="2.517cm"/>
    </style:style>
    <style:style style:name="Tabella211.1" style:family="table-row">
      <style:table-row-properties fo:keep-together="auto"/>
    </style:style>
    <style:style style:name="Tabella211.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1.D1" style:family="table-cell">
      <style:table-cell-properties style:vertical-align="middle" fo:padding-left="0.026cm" fo:padding-right="0.026cm" fo:padding-top="0.026cm" fo:padding-bottom="0cm" fo:border="0.5pt solid #000000" style:writing-mode="lr-tb"/>
    </style:style>
    <style:style style:name="Tabella211.2" style:family="table-row">
      <style:table-row-properties fo:background-color="transparent" fo:keep-together="auto">
        <style:background-image/>
      </style:table-row-properties>
    </style:style>
    <style:style style:name="Tabella211.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1.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0"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0.A" style:family="table-column">
      <style:table-column-properties style:column-width="4.001cm"/>
    </style:style>
    <style:style style:name="Tabella210.B" style:family="table-column">
      <style:table-column-properties style:column-width="3.401cm"/>
    </style:style>
    <style:style style:name="Tabella210.C" style:family="table-column">
      <style:table-column-properties style:column-width="5.798cm"/>
    </style:style>
    <style:style style:name="Tabella210.D" style:family="table-column">
      <style:table-column-properties style:column-width="2.517cm"/>
    </style:style>
    <style:style style:name="Tabella210.1" style:family="table-row">
      <style:table-row-properties fo:keep-together="auto"/>
    </style:style>
    <style:style style:name="Tabella210.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0.D1" style:family="table-cell">
      <style:table-cell-properties style:vertical-align="middle" fo:padding-left="0.026cm" fo:padding-right="0.026cm" fo:padding-top="0.026cm" fo:padding-bottom="0cm" fo:border="0.5pt solid #000000" style:writing-mode="lr-tb"/>
    </style:style>
    <style:style style:name="Tabella210.2" style:family="table-row">
      <style:table-row-properties fo:background-color="transparent" fo:keep-together="auto">
        <style:background-image/>
      </style:table-row-properties>
    </style:style>
    <style:style style:name="Tabella210.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0.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9"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9.A" style:family="table-column">
      <style:table-column-properties style:column-width="4.001cm"/>
    </style:style>
    <style:style style:name="Tabella209.B" style:family="table-column">
      <style:table-column-properties style:column-width="3.401cm"/>
    </style:style>
    <style:style style:name="Tabella209.C" style:family="table-column">
      <style:table-column-properties style:column-width="5.798cm"/>
    </style:style>
    <style:style style:name="Tabella209.D" style:family="table-column">
      <style:table-column-properties style:column-width="2.517cm"/>
    </style:style>
    <style:style style:name="Tabella209.1" style:family="table-row">
      <style:table-row-properties fo:keep-together="auto"/>
    </style:style>
    <style:style style:name="Tabella209.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9.D1" style:family="table-cell">
      <style:table-cell-properties style:vertical-align="middle" fo:padding-left="0.026cm" fo:padding-right="0.026cm" fo:padding-top="0.026cm" fo:padding-bottom="0cm" fo:border="0.5pt solid #000000" style:writing-mode="lr-tb"/>
    </style:style>
    <style:style style:name="Tabella209.2" style:family="table-row">
      <style:table-row-properties fo:background-color="transparent" fo:keep-together="auto">
        <style:background-image/>
      </style:table-row-properties>
    </style:style>
    <style:style style:name="Tabella209.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9.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8"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8.A" style:family="table-column">
      <style:table-column-properties style:column-width="4.001cm"/>
    </style:style>
    <style:style style:name="Tabella208.B" style:family="table-column">
      <style:table-column-properties style:column-width="3.401cm"/>
    </style:style>
    <style:style style:name="Tabella208.C" style:family="table-column">
      <style:table-column-properties style:column-width="5.798cm"/>
    </style:style>
    <style:style style:name="Tabella208.D" style:family="table-column">
      <style:table-column-properties style:column-width="2.517cm"/>
    </style:style>
    <style:style style:name="Tabella208.1" style:family="table-row">
      <style:table-row-properties fo:keep-together="auto"/>
    </style:style>
    <style:style style:name="Tabella208.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8.D1" style:family="table-cell">
      <style:table-cell-properties style:vertical-align="middle" fo:padding-left="0.026cm" fo:padding-right="0.026cm" fo:padding-top="0.026cm" fo:padding-bottom="0cm" fo:border="0.5pt solid #000000" style:writing-mode="lr-tb"/>
    </style:style>
    <style:style style:name="Tabella208.2" style:family="table-row">
      <style:table-row-properties fo:background-color="transparent" fo:keep-together="auto">
        <style:background-image/>
      </style:table-row-properties>
    </style:style>
    <style:style style:name="Tabella208.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8.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7"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7.A" style:family="table-column">
      <style:table-column-properties style:column-width="4.001cm"/>
    </style:style>
    <style:style style:name="Tabella207.B" style:family="table-column">
      <style:table-column-properties style:column-width="3.401cm"/>
    </style:style>
    <style:style style:name="Tabella207.C" style:family="table-column">
      <style:table-column-properties style:column-width="5.798cm"/>
    </style:style>
    <style:style style:name="Tabella207.D" style:family="table-column">
      <style:table-column-properties style:column-width="2.517cm"/>
    </style:style>
    <style:style style:name="Tabella207.1" style:family="table-row">
      <style:table-row-properties fo:keep-together="auto"/>
    </style:style>
    <style:style style:name="Tabella207.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7.D1" style:family="table-cell">
      <style:table-cell-properties style:vertical-align="middle" fo:padding-left="0.026cm" fo:padding-right="0.026cm" fo:padding-top="0.026cm" fo:padding-bottom="0cm" fo:border="0.5pt solid #000000" style:writing-mode="lr-tb"/>
    </style:style>
    <style:style style:name="Tabella207.2" style:family="table-row">
      <style:table-row-properties fo:background-color="transparent" fo:keep-together="auto">
        <style:background-image/>
      </style:table-row-properties>
    </style:style>
    <style:style style:name="Tabella207.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7.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6"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6.A" style:family="table-column">
      <style:table-column-properties style:column-width="4.001cm"/>
    </style:style>
    <style:style style:name="Tabella206.B" style:family="table-column">
      <style:table-column-properties style:column-width="3.401cm"/>
    </style:style>
    <style:style style:name="Tabella206.C" style:family="table-column">
      <style:table-column-properties style:column-width="5.798cm"/>
    </style:style>
    <style:style style:name="Tabella206.D" style:family="table-column">
      <style:table-column-properties style:column-width="2.517cm"/>
    </style:style>
    <style:style style:name="Tabella206.1" style:family="table-row">
      <style:table-row-properties fo:keep-together="auto"/>
    </style:style>
    <style:style style:name="Tabella20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6.D1" style:family="table-cell">
      <style:table-cell-properties style:vertical-align="middle" fo:padding-left="0.026cm" fo:padding-right="0.026cm" fo:padding-top="0.026cm" fo:padding-bottom="0cm" fo:border="0.5pt solid #000000" style:writing-mode="lr-tb"/>
    </style:style>
    <style:style style:name="Tabella206.2" style:family="table-row">
      <style:table-row-properties fo:background-color="transparent" fo:keep-together="auto">
        <style:background-image/>
      </style:table-row-properties>
    </style:style>
    <style:style style:name="Tabella206.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6.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5"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5.A" style:family="table-column">
      <style:table-column-properties style:column-width="4.001cm"/>
    </style:style>
    <style:style style:name="Tabella205.B" style:family="table-column">
      <style:table-column-properties style:column-width="3.401cm"/>
    </style:style>
    <style:style style:name="Tabella205.C" style:family="table-column">
      <style:table-column-properties style:column-width="5.798cm"/>
    </style:style>
    <style:style style:name="Tabella205.D" style:family="table-column">
      <style:table-column-properties style:column-width="2.517cm"/>
    </style:style>
    <style:style style:name="Tabella205.1" style:family="table-row">
      <style:table-row-properties fo:keep-together="auto"/>
    </style:style>
    <style:style style:name="Tabella205.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5.D1" style:family="table-cell">
      <style:table-cell-properties style:vertical-align="middle" fo:padding-left="0.026cm" fo:padding-right="0.026cm" fo:padding-top="0.026cm" fo:padding-bottom="0cm" fo:border="0.5pt solid #000000" style:writing-mode="lr-tb"/>
    </style:style>
    <style:style style:name="Tabella205.2" style:family="table-row">
      <style:table-row-properties fo:background-color="transparent" fo:keep-together="auto">
        <style:background-image/>
      </style:table-row-properties>
    </style:style>
    <style:style style:name="Tabella205.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5.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4"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4.A" style:family="table-column">
      <style:table-column-properties style:column-width="4.001cm"/>
    </style:style>
    <style:style style:name="Tabella204.B" style:family="table-column">
      <style:table-column-properties style:column-width="3.401cm"/>
    </style:style>
    <style:style style:name="Tabella204.C" style:family="table-column">
      <style:table-column-properties style:column-width="5.798cm"/>
    </style:style>
    <style:style style:name="Tabella204.D" style:family="table-column">
      <style:table-column-properties style:column-width="2.517cm"/>
    </style:style>
    <style:style style:name="Tabella204.1" style:family="table-row">
      <style:table-row-properties fo:keep-together="auto"/>
    </style:style>
    <style:style style:name="Tabella204.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4.D1" style:family="table-cell">
      <style:table-cell-properties style:vertical-align="middle" fo:padding-left="0.026cm" fo:padding-right="0.026cm" fo:padding-top="0.026cm" fo:padding-bottom="0cm" fo:border="0.5pt solid #000000" style:writing-mode="lr-tb"/>
    </style:style>
    <style:style style:name="Tabella204.2" style:family="table-row">
      <style:table-row-properties fo:background-color="transparent" fo:keep-together="auto">
        <style:background-image/>
      </style:table-row-properties>
    </style:style>
    <style:style style:name="Tabella204.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4.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3"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3.A" style:family="table-column">
      <style:table-column-properties style:column-width="4.001cm"/>
    </style:style>
    <style:style style:name="Tabella203.B" style:family="table-column">
      <style:table-column-properties style:column-width="3.401cm"/>
    </style:style>
    <style:style style:name="Tabella203.C" style:family="table-column">
      <style:table-column-properties style:column-width="5.798cm"/>
    </style:style>
    <style:style style:name="Tabella203.D" style:family="table-column">
      <style:table-column-properties style:column-width="2.517cm"/>
    </style:style>
    <style:style style:name="Tabella203.1" style:family="table-row">
      <style:table-row-properties fo:keep-together="auto"/>
    </style:style>
    <style:style style:name="Tabella203.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3.D1" style:family="table-cell">
      <style:table-cell-properties style:vertical-align="middle" fo:padding-left="0.026cm" fo:padding-right="0.026cm" fo:padding-top="0.026cm" fo:padding-bottom="0cm" fo:border="0.5pt solid #000000" style:writing-mode="lr-tb"/>
    </style:style>
    <style:style style:name="Tabella203.2" style:family="table-row">
      <style:table-row-properties fo:background-color="transparent" fo:keep-together="auto">
        <style:background-image/>
      </style:table-row-properties>
    </style:style>
    <style:style style:name="Tabella203.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3.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2"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2.A" style:family="table-column">
      <style:table-column-properties style:column-width="4.001cm"/>
    </style:style>
    <style:style style:name="Tabella202.B" style:family="table-column">
      <style:table-column-properties style:column-width="3.401cm"/>
    </style:style>
    <style:style style:name="Tabella202.C" style:family="table-column">
      <style:table-column-properties style:column-width="5.798cm"/>
    </style:style>
    <style:style style:name="Tabella202.D" style:family="table-column">
      <style:table-column-properties style:column-width="2.517cm"/>
    </style:style>
    <style:style style:name="Tabella202.1" style:family="table-row">
      <style:table-row-properties fo:keep-together="auto"/>
    </style:style>
    <style:style style:name="Tabella202.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2.D1" style:family="table-cell">
      <style:table-cell-properties style:vertical-align="middle" fo:padding-left="0.026cm" fo:padding-right="0.026cm" fo:padding-top="0.026cm" fo:padding-bottom="0cm" fo:border="0.5pt solid #000000" style:writing-mode="lr-tb"/>
    </style:style>
    <style:style style:name="Tabella202.2" style:family="table-row">
      <style:table-row-properties fo:background-color="transparent" fo:keep-together="auto">
        <style:background-image/>
      </style:table-row-properties>
    </style:style>
    <style:style style:name="Tabella202.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2.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1"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1.A" style:family="table-column">
      <style:table-column-properties style:column-width="4.001cm"/>
    </style:style>
    <style:style style:name="Tabella201.B" style:family="table-column">
      <style:table-column-properties style:column-width="3.401cm"/>
    </style:style>
    <style:style style:name="Tabella201.C" style:family="table-column">
      <style:table-column-properties style:column-width="5.798cm"/>
    </style:style>
    <style:style style:name="Tabella201.D" style:family="table-column">
      <style:table-column-properties style:column-width="2.517cm"/>
    </style:style>
    <style:style style:name="Tabella201.1" style:family="table-row">
      <style:table-row-properties fo:keep-together="auto"/>
    </style:style>
    <style:style style:name="Tabella201.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1.D1" style:family="table-cell">
      <style:table-cell-properties style:vertical-align="middle" fo:padding-left="0.026cm" fo:padding-right="0.026cm" fo:padding-top="0.026cm" fo:padding-bottom="0cm" fo:border="0.5pt solid #000000" style:writing-mode="lr-tb"/>
    </style:style>
    <style:style style:name="Tabella201.2" style:family="table-row">
      <style:table-row-properties fo:background-color="transparent" fo:keep-together="auto">
        <style:background-image/>
      </style:table-row-properties>
    </style:style>
    <style:style style:name="Tabella201.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1.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0"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0.A" style:family="table-column">
      <style:table-column-properties style:column-width="4.001cm"/>
    </style:style>
    <style:style style:name="Tabella200.B" style:family="table-column">
      <style:table-column-properties style:column-width="3.401cm"/>
    </style:style>
    <style:style style:name="Tabella200.C" style:family="table-column">
      <style:table-column-properties style:column-width="5.798cm"/>
    </style:style>
    <style:style style:name="Tabella200.D" style:family="table-column">
      <style:table-column-properties style:column-width="2.517cm"/>
    </style:style>
    <style:style style:name="Tabella200.1" style:family="table-row">
      <style:table-row-properties fo:keep-together="auto"/>
    </style:style>
    <style:style style:name="Tabella200.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0.D1" style:family="table-cell">
      <style:table-cell-properties style:vertical-align="middle" fo:padding-left="0.026cm" fo:padding-right="0.026cm" fo:padding-top="0.026cm" fo:padding-bottom="0cm" fo:border="0.5pt solid #000000" style:writing-mode="lr-tb"/>
    </style:style>
    <style:style style:name="Tabella200.2" style:family="table-row">
      <style:table-row-properties fo:background-color="transparent" fo:keep-together="auto">
        <style:background-image/>
      </style:table-row-properties>
    </style:style>
    <style:style style:name="Tabella200.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0.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9"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9.A" style:family="table-column">
      <style:table-column-properties style:column-width="4.001cm"/>
    </style:style>
    <style:style style:name="Tabella199.B" style:family="table-column">
      <style:table-column-properties style:column-width="3.401cm"/>
    </style:style>
    <style:style style:name="Tabella199.C" style:family="table-column">
      <style:table-column-properties style:column-width="5.798cm"/>
    </style:style>
    <style:style style:name="Tabella199.D" style:family="table-column">
      <style:table-column-properties style:column-width="2.517cm"/>
    </style:style>
    <style:style style:name="Tabella199.1" style:family="table-row">
      <style:table-row-properties fo:keep-together="auto"/>
    </style:style>
    <style:style style:name="Tabella199.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9.D1" style:family="table-cell">
      <style:table-cell-properties style:vertical-align="middle" fo:padding-left="0.026cm" fo:padding-right="0.026cm" fo:padding-top="0.026cm" fo:padding-bottom="0cm" fo:border="0.5pt solid #000000" style:writing-mode="lr-tb"/>
    </style:style>
    <style:style style:name="Tabella199.2" style:family="table-row">
      <style:table-row-properties fo:background-color="transparent" fo:keep-together="auto">
        <style:background-image/>
      </style:table-row-properties>
    </style:style>
    <style:style style:name="Tabella199.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9.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8"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8.A" style:family="table-column">
      <style:table-column-properties style:column-width="4.001cm"/>
    </style:style>
    <style:style style:name="Tabella198.B" style:family="table-column">
      <style:table-column-properties style:column-width="3.401cm"/>
    </style:style>
    <style:style style:name="Tabella198.C" style:family="table-column">
      <style:table-column-properties style:column-width="5.798cm"/>
    </style:style>
    <style:style style:name="Tabella198.D" style:family="table-column">
      <style:table-column-properties style:column-width="2.517cm"/>
    </style:style>
    <style:style style:name="Tabella198.1" style:family="table-row">
      <style:table-row-properties fo:keep-together="auto"/>
    </style:style>
    <style:style style:name="Tabella198.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8.D1" style:family="table-cell">
      <style:table-cell-properties style:vertical-align="middle" fo:padding-left="0.026cm" fo:padding-right="0.026cm" fo:padding-top="0.026cm" fo:padding-bottom="0cm" fo:border="0.5pt solid #000000" style:writing-mode="lr-tb"/>
    </style:style>
    <style:style style:name="Tabella198.2" style:family="table-row">
      <style:table-row-properties fo:background-color="transparent" fo:keep-together="auto">
        <style:background-image/>
      </style:table-row-properties>
    </style:style>
    <style:style style:name="Tabella198.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8.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7"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7.A" style:family="table-column">
      <style:table-column-properties style:column-width="4.001cm"/>
    </style:style>
    <style:style style:name="Tabella197.B" style:family="table-column">
      <style:table-column-properties style:column-width="3.401cm"/>
    </style:style>
    <style:style style:name="Tabella197.C" style:family="table-column">
      <style:table-column-properties style:column-width="5.798cm"/>
    </style:style>
    <style:style style:name="Tabella197.D" style:family="table-column">
      <style:table-column-properties style:column-width="2.517cm"/>
    </style:style>
    <style:style style:name="Tabella197.1" style:family="table-row">
      <style:table-row-properties fo:keep-together="auto"/>
    </style:style>
    <style:style style:name="Tabella197.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7.D1" style:family="table-cell">
      <style:table-cell-properties style:vertical-align="middle" fo:padding-left="0.026cm" fo:padding-right="0.026cm" fo:padding-top="0.026cm" fo:padding-bottom="0cm" fo:border="0.5pt solid #000000" style:writing-mode="lr-tb"/>
    </style:style>
    <style:style style:name="Tabella197.2" style:family="table-row">
      <style:table-row-properties fo:background-color="transparent" fo:keep-together="auto">
        <style:background-image/>
      </style:table-row-properties>
    </style:style>
    <style:style style:name="Tabella197.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7.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6"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6.A" style:family="table-column">
      <style:table-column-properties style:column-width="4.001cm"/>
    </style:style>
    <style:style style:name="Tabella196.B" style:family="table-column">
      <style:table-column-properties style:column-width="3.401cm"/>
    </style:style>
    <style:style style:name="Tabella196.C" style:family="table-column">
      <style:table-column-properties style:column-width="5.798cm"/>
    </style:style>
    <style:style style:name="Tabella196.D" style:family="table-column">
      <style:table-column-properties style:column-width="2.517cm"/>
    </style:style>
    <style:style style:name="Tabella196.1" style:family="table-row">
      <style:table-row-properties fo:keep-together="auto"/>
    </style:style>
    <style:style style:name="Tabella19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6.D1" style:family="table-cell">
      <style:table-cell-properties style:vertical-align="middle" fo:padding-left="0.026cm" fo:padding-right="0.026cm" fo:padding-top="0.026cm" fo:padding-bottom="0cm" fo:border="0.5pt solid #000000" style:writing-mode="lr-tb"/>
    </style:style>
    <style:style style:name="Tabella196.2" style:family="table-row">
      <style:table-row-properties fo:background-color="transparent" fo:keep-together="auto">
        <style:background-image/>
      </style:table-row-properties>
    </style:style>
    <style:style style:name="Tabella196.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6.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5"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5.A" style:family="table-column">
      <style:table-column-properties style:column-width="4.001cm"/>
    </style:style>
    <style:style style:name="Tabella195.B" style:family="table-column">
      <style:table-column-properties style:column-width="3.401cm"/>
    </style:style>
    <style:style style:name="Tabella195.C" style:family="table-column">
      <style:table-column-properties style:column-width="5.798cm"/>
    </style:style>
    <style:style style:name="Tabella195.D" style:family="table-column">
      <style:table-column-properties style:column-width="2.517cm"/>
    </style:style>
    <style:style style:name="Tabella195.1" style:family="table-row">
      <style:table-row-properties fo:keep-together="auto"/>
    </style:style>
    <style:style style:name="Tabella195.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5.D1" style:family="table-cell">
      <style:table-cell-properties style:vertical-align="middle" fo:padding-left="0.026cm" fo:padding-right="0.026cm" fo:padding-top="0.026cm" fo:padding-bottom="0cm" fo:border="0.5pt solid #000000" style:writing-mode="lr-tb"/>
    </style:style>
    <style:style style:name="Tabella195.2" style:family="table-row">
      <style:table-row-properties fo:background-color="transparent" fo:keep-together="auto">
        <style:background-image/>
      </style:table-row-properties>
    </style:style>
    <style:style style:name="Tabella195.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5.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4"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4.A" style:family="table-column">
      <style:table-column-properties style:column-width="4.001cm"/>
    </style:style>
    <style:style style:name="Tabella194.B" style:family="table-column">
      <style:table-column-properties style:column-width="3.401cm"/>
    </style:style>
    <style:style style:name="Tabella194.C" style:family="table-column">
      <style:table-column-properties style:column-width="5.798cm"/>
    </style:style>
    <style:style style:name="Tabella194.D" style:family="table-column">
      <style:table-column-properties style:column-width="2.517cm"/>
    </style:style>
    <style:style style:name="Tabella194.1" style:family="table-row">
      <style:table-row-properties fo:keep-together="auto"/>
    </style:style>
    <style:style style:name="Tabella194.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4.D1" style:family="table-cell">
      <style:table-cell-properties style:vertical-align="middle" fo:padding-left="0.026cm" fo:padding-right="0.026cm" fo:padding-top="0.026cm" fo:padding-bottom="0cm" fo:border="0.5pt solid #000000" style:writing-mode="lr-tb"/>
    </style:style>
    <style:style style:name="Tabella194.2" style:family="table-row">
      <style:table-row-properties fo:background-color="transparent" fo:keep-together="auto">
        <style:background-image/>
      </style:table-row-properties>
    </style:style>
    <style:style style:name="Tabella194.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4.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3"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3.A" style:family="table-column">
      <style:table-column-properties style:column-width="4.001cm"/>
    </style:style>
    <style:style style:name="Tabella193.B" style:family="table-column">
      <style:table-column-properties style:column-width="3.401cm"/>
    </style:style>
    <style:style style:name="Tabella193.C" style:family="table-column">
      <style:table-column-properties style:column-width="5.798cm"/>
    </style:style>
    <style:style style:name="Tabella193.D" style:family="table-column">
      <style:table-column-properties style:column-width="2.517cm"/>
    </style:style>
    <style:style style:name="Tabella193.1" style:family="table-row">
      <style:table-row-properties fo:keep-together="auto"/>
    </style:style>
    <style:style style:name="Tabella193.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3.D1" style:family="table-cell">
      <style:table-cell-properties style:vertical-align="middle" fo:padding-left="0.026cm" fo:padding-right="0.026cm" fo:padding-top="0.026cm" fo:padding-bottom="0cm" fo:border="0.5pt solid #000000" style:writing-mode="lr-tb"/>
    </style:style>
    <style:style style:name="Tabella193.2" style:family="table-row">
      <style:table-row-properties fo:background-color="transparent" fo:keep-together="auto">
        <style:background-image/>
      </style:table-row-properties>
    </style:style>
    <style:style style:name="Tabella193.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3.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2"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2.A" style:family="table-column">
      <style:table-column-properties style:column-width="4.001cm"/>
    </style:style>
    <style:style style:name="Tabella192.B" style:family="table-column">
      <style:table-column-properties style:column-width="3.401cm"/>
    </style:style>
    <style:style style:name="Tabella192.C" style:family="table-column">
      <style:table-column-properties style:column-width="5.798cm"/>
    </style:style>
    <style:style style:name="Tabella192.D" style:family="table-column">
      <style:table-column-properties style:column-width="2.517cm"/>
    </style:style>
    <style:style style:name="Tabella192.1" style:family="table-row">
      <style:table-row-properties fo:keep-together="auto"/>
    </style:style>
    <style:style style:name="Tabella192.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2.D1" style:family="table-cell">
      <style:table-cell-properties style:vertical-align="middle" fo:padding-left="0.026cm" fo:padding-right="0.026cm" fo:padding-top="0.026cm" fo:padding-bottom="0cm" fo:border="0.5pt solid #000000" style:writing-mode="lr-tb"/>
    </style:style>
    <style:style style:name="Tabella192.2" style:family="table-row">
      <style:table-row-properties fo:background-color="transparent" fo:keep-together="auto">
        <style:background-image/>
      </style:table-row-properties>
    </style:style>
    <style:style style:name="Tabella192.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2.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1"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1.A" style:family="table-column">
      <style:table-column-properties style:column-width="4.001cm"/>
    </style:style>
    <style:style style:name="Tabella191.B" style:family="table-column">
      <style:table-column-properties style:column-width="3.401cm"/>
    </style:style>
    <style:style style:name="Tabella191.C" style:family="table-column">
      <style:table-column-properties style:column-width="5.798cm"/>
    </style:style>
    <style:style style:name="Tabella191.D" style:family="table-column">
      <style:table-column-properties style:column-width="2.517cm"/>
    </style:style>
    <style:style style:name="Tabella191.1" style:family="table-row">
      <style:table-row-properties fo:keep-together="auto"/>
    </style:style>
    <style:style style:name="Tabella191.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1.D1" style:family="table-cell">
      <style:table-cell-properties style:vertical-align="middle" fo:padding-left="0.026cm" fo:padding-right="0.026cm" fo:padding-top="0.026cm" fo:padding-bottom="0cm" fo:border="0.5pt solid #000000" style:writing-mode="lr-tb"/>
    </style:style>
    <style:style style:name="Tabella191.2" style:family="table-row">
      <style:table-row-properties fo:background-color="transparent" fo:keep-together="auto">
        <style:background-image/>
      </style:table-row-properties>
    </style:style>
    <style:style style:name="Tabella191.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1.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0"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0.A" style:family="table-column">
      <style:table-column-properties style:column-width="4.001cm"/>
    </style:style>
    <style:style style:name="Tabella190.B" style:family="table-column">
      <style:table-column-properties style:column-width="3.401cm"/>
    </style:style>
    <style:style style:name="Tabella190.C" style:family="table-column">
      <style:table-column-properties style:column-width="5.798cm"/>
    </style:style>
    <style:style style:name="Tabella190.D" style:family="table-column">
      <style:table-column-properties style:column-width="2.517cm"/>
    </style:style>
    <style:style style:name="Tabella190.1" style:family="table-row">
      <style:table-row-properties fo:keep-together="auto"/>
    </style:style>
    <style:style style:name="Tabella190.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0.D1" style:family="table-cell">
      <style:table-cell-properties style:vertical-align="middle" fo:padding-left="0.026cm" fo:padding-right="0.026cm" fo:padding-top="0.026cm" fo:padding-bottom="0cm" fo:border="0.5pt solid #000000" style:writing-mode="lr-tb"/>
    </style:style>
    <style:style style:name="Tabella190.2" style:family="table-row">
      <style:table-row-properties fo:background-color="transparent" fo:keep-together="auto">
        <style:background-image/>
      </style:table-row-properties>
    </style:style>
    <style:style style:name="Tabella190.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0.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4"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4.A" style:family="table-column">
      <style:table-column-properties style:column-width="4.001cm"/>
    </style:style>
    <style:style style:name="Tabella214.B" style:family="table-column">
      <style:table-column-properties style:column-width="3.401cm"/>
    </style:style>
    <style:style style:name="Tabella214.C" style:family="table-column">
      <style:table-column-properties style:column-width="5.798cm"/>
    </style:style>
    <style:style style:name="Tabella214.D" style:family="table-column">
      <style:table-column-properties style:column-width="2.517cm"/>
    </style:style>
    <style:style style:name="Tabella214.1" style:family="table-row">
      <style:table-row-properties fo:keep-together="auto"/>
    </style:style>
    <style:style style:name="Tabella214.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4.D1" style:family="table-cell">
      <style:table-cell-properties style:vertical-align="middle" fo:padding-left="0.026cm" fo:padding-right="0.026cm" fo:padding-top="0.026cm" fo:padding-bottom="0cm" fo:border="0.5pt solid #000000" style:writing-mode="lr-tb"/>
    </style:style>
    <style:style style:name="Tabella214.2" style:family="table-row">
      <style:table-row-properties fo:background-color="transparent" fo:keep-together="auto">
        <style:background-image/>
      </style:table-row-properties>
    </style:style>
    <style:style style:name="Tabella214.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4.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88" style:family="table">
      <style:table-properties style:width="15.716cm" fo:margin-left="1.023cm" table:align="left" style:writing-mode="lr-tb"/>
    </style:style>
    <style:style style:name="Tabella188.A" style:family="table-column">
      <style:table-column-properties style:column-width="4.001cm"/>
    </style:style>
    <style:style style:name="Tabella188.B" style:family="table-column">
      <style:table-column-properties style:column-width="3.401cm"/>
    </style:style>
    <style:style style:name="Tabella188.C" style:family="table-column">
      <style:table-column-properties style:column-width="5.798cm"/>
    </style:style>
    <style:style style:name="Tabella188.D" style:family="table-column">
      <style:table-column-properties style:column-width="2.517cm"/>
    </style:style>
    <style:style style:name="Tabella188.1" style:family="table-row">
      <style:table-row-properties fo:keep-together="auto"/>
    </style:style>
    <style:style style:name="Tabella188.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88.D1" style:family="table-cell">
      <style:table-cell-properties style:vertical-align="middle" fo:padding-left="0.026cm" fo:padding-right="0.026cm" fo:padding-top="0.026cm" fo:padding-bottom="0cm" fo:border="0.5pt solid #000000" style:writing-mode="lr-tb"/>
    </style:style>
    <style:style style:name="Tabella18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7" style:family="table">
      <style:table-properties style:width="15.716cm" fo:margin-left="1.023cm" table:align="left" style:writing-mode="lr-tb"/>
    </style:style>
    <style:style style:name="Tabella187.A" style:family="table-column">
      <style:table-column-properties style:column-width="4.001cm"/>
    </style:style>
    <style:style style:name="Tabella187.B" style:family="table-column">
      <style:table-column-properties style:column-width="3.401cm"/>
    </style:style>
    <style:style style:name="Tabella187.C" style:family="table-column">
      <style:table-column-properties style:column-width="5.798cm"/>
    </style:style>
    <style:style style:name="Tabella187.D" style:family="table-column">
      <style:table-column-properties style:column-width="2.517cm"/>
    </style:style>
    <style:style style:name="Tabella187.1" style:family="table-row">
      <style:table-row-properties fo:keep-together="auto"/>
    </style:style>
    <style:style style:name="Tabella187.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87.D1" style:family="table-cell">
      <style:table-cell-properties style:vertical-align="middle" fo:padding-left="0.026cm" fo:padding-right="0.026cm" fo:padding-top="0.026cm" fo:padding-bottom="0cm" fo:border="0.5pt solid #000000" style:writing-mode="lr-tb"/>
    </style:style>
    <style:style style:name="Tabella18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6"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86.A" style:family="table-column">
      <style:table-column-properties style:column-width="4.001cm"/>
    </style:style>
    <style:style style:name="Tabella186.B" style:family="table-column">
      <style:table-column-properties style:column-width="3.401cm"/>
    </style:style>
    <style:style style:name="Tabella186.C" style:family="table-column">
      <style:table-column-properties style:column-width="5.798cm"/>
    </style:style>
    <style:style style:name="Tabella186.D" style:family="table-column">
      <style:table-column-properties style:column-width="2.517cm"/>
    </style:style>
    <style:style style:name="Tabella186.1" style:family="table-row">
      <style:table-row-properties fo:keep-together="auto"/>
    </style:style>
    <style:style style:name="Tabella18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86.D1" style:family="table-cell">
      <style:table-cell-properties style:vertical-align="middle" fo:padding-left="0.026cm" fo:padding-right="0.026cm" fo:padding-top="0.026cm" fo:padding-bottom="0cm" fo:border="0.5pt solid #000000" style:writing-mode="lr-tb"/>
    </style:style>
    <style:style style:name="Tabella186.2" style:family="table-row">
      <style:table-row-properties fo:background-color="transparent" fo:keep-together="auto">
        <style:background-image/>
      </style:table-row-properties>
    </style:style>
    <style:style style:name="Tabella186.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86.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82" style:family="table">
      <style:table-properties style:width="11.086cm" fo:margin-left="1.062cm" table:align="left" style:writing-mode="lr-tb"/>
    </style:style>
    <style:style style:name="Tabella182.A" style:family="table-column">
      <style:table-column-properties style:column-width="8.297cm"/>
    </style:style>
    <style:style style:name="Tabella182.B" style:family="table-column">
      <style:table-column-properties style:column-width="2.789cm"/>
    </style:style>
    <style:style style:name="Tabella182.A1" style:family="table-cell">
      <style:table-cell-properties fo:padding="0.097cm" fo:border="none"/>
    </style:style>
    <style:style style:name="Tabella183" style:family="table">
      <style:table-properties style:width="13.811cm" fo:margin-left="1.064cm" table:align="left" style:writing-mode="lr-tb"/>
    </style:style>
    <style:style style:name="Tabella183.A" style:family="table-column">
      <style:table-column-properties style:column-width="8.297cm"/>
    </style:style>
    <style:style style:name="Tabella183.B" style:family="table-column">
      <style:table-column-properties style:column-width="2.757cm"/>
    </style:style>
    <style:style style:name="Tabella183.A1" style:family="table-cell">
      <style:table-cell-properties fo:padding="0.097cm" fo:border="none"/>
    </style:style>
    <style:style style:name="Tabella183.B2" style:family="table-cell">
      <style:table-cell-properties fo:padding="0.101cm" fo:border="none"/>
    </style:style>
    <style:style style:name="Tabella184" style:family="table">
      <style:table-properties style:width="15.956cm" table:align="right" style:writing-mode="lr-tb"/>
    </style:style>
    <style:style style:name="Tabella184.A" style:family="table-column">
      <style:table-column-properties style:column-width="10.546cm"/>
    </style:style>
    <style:style style:name="Tabella184.B" style:family="table-column">
      <style:table-column-properties style:column-width="0.623cm"/>
    </style:style>
    <style:style style:name="Tabella184.C" style:family="table-column">
      <style:table-column-properties style:column-width="4.787cm"/>
    </style:style>
    <style:style style:name="Tabella184.1" style:family="table-row">
      <style:table-row-properties style:min-row-height="0.011cm"/>
    </style:style>
    <style:style style:name="Tabella184.A1" style:family="table-cell">
      <style:table-cell-properties fo:padding="0.097cm" fo:border="none"/>
    </style:style>
    <style:style style:name="Tabella184.B1" style:family="table-cell">
      <style:table-cell-properties fo:padding="0.097cm" fo:border-left="none" fo:border-right="0.05pt solid #000000" fo:border-top="0.05pt solid #000000" fo:border-bottom="none"/>
    </style:style>
    <style:style style:name="Tabella184.C1" style:family="table-cell">
      <style:table-cell-properties style:vertical-align="middle" fo:padding="0.097cm" fo:border="none"/>
    </style:style>
    <style:style style:name="Tabella184.B2" style:family="table-cell">
      <style:table-cell-properties fo:padding="0.097cm" fo:border-left="none" fo:border-right="0.05pt solid #000000" fo:border-top="none" fo:border-bottom="0.05pt solid #000000"/>
    </style:style>
    <style:style style:name="Tabella184.B5" style:family="table-cell">
      <style:table-cell-properties fo:padding="0.097cm" fo:border-left="none" fo:border-right="0.05pt solid #000000" fo:border-top="none" fo:border-bottom="none"/>
    </style:style>
    <style:style style:name="Tabella184.B6" style:family="table-cell">
      <style:table-cell-properties fo:padding="0.097cm" fo:border-left="none" fo:border-right="0.05pt solid #000000" fo:border-top="none" fo:border-bottom="none"/>
    </style:style>
    <style:style style:name="Tabella184.B7" style:family="table-cell">
      <style:table-cell-properties fo:padding="0.097cm" fo:border-left="none" fo:border-right="0.05pt solid #000000" fo:border-top="none" fo:border-bottom="none"/>
    </style:style>
    <style:style style:name="Tabella184.B8" style:family="table-cell">
      <style:table-cell-properties fo:padding="0.097cm" fo:border-left="none" fo:border-right="0.05pt solid #000000" fo:border-top="none" fo:border-bottom="none"/>
    </style:style>
    <style:style style:name="Tabella184.B9" style:family="table-cell">
      <style:table-cell-properties fo:padding="0.097cm" fo:border-left="none" fo:border-right="0.05pt solid #000000" fo:border-top="none" fo:border-bottom="none"/>
    </style:style>
    <style:style style:name="Tabella184.B10" style:family="table-cell">
      <style:table-cell-properties fo:padding="0.097cm" fo:border-left="none" fo:border-right="0.05pt solid #000000" fo:border-top="none" fo:border-bottom="none"/>
    </style:style>
    <style:style style:name="Tabella184.B11" style:family="table-cell">
      <style:table-cell-properties fo:padding="0.097cm" fo:border-left="none" fo:border-right="0.05pt solid #000000" fo:border-top="none" fo:border-bottom="none"/>
    </style:style>
    <style:style style:name="Tabella184.B12" style:family="table-cell">
      <style:table-cell-properties fo:padding="0.097cm" fo:border-left="none" fo:border-right="0.05pt solid #000000" fo:border-top="none" fo:border-bottom="none"/>
    </style:style>
    <style:style style:name="Tabella184.B13" style:family="table-cell">
      <style:table-cell-properties fo:padding="0.097cm" fo:border-left="none" fo:border-right="0.05pt solid #000000" fo:border-top="none" fo:border-bottom="0.05pt solid #000000"/>
    </style:style>
    <style:style style:name="Tabella185"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ella185.A" style:family="table-column">
      <style:table-column-properties style:column-width="3.397cm" style:rel-column-width="13097*"/>
    </style:style>
    <style:style style:name="Tabella185.B" style:family="table-column">
      <style:table-column-properties style:column-width="1.568cm" style:rel-column-width="6045*"/>
    </style:style>
    <style:style style:name="Tabella185.C" style:family="table-column">
      <style:table-column-properties style:column-width="3.537cm" style:rel-column-width="13634*"/>
    </style:style>
    <style:style style:name="Tabella185.D" style:family="table-column">
      <style:table-column-properties style:column-width="5.747cm" style:rel-column-width="22155*"/>
    </style:style>
    <style:style style:name="Tabella185.E" style:family="table-column">
      <style:table-column-properties style:column-width="2.75cm" style:rel-column-width="10604*"/>
    </style:style>
    <style:style style:name="Tabella185.A1" style:family="table-cell">
      <style:table-cell-properties fo:padding="0.097cm" fo:border-left="0.05pt solid #000000" fo:border-right="none" fo:border-top="0.05pt solid #000000" fo:border-bottom="0.05pt solid #000000"/>
    </style:style>
    <style:style style:name="Tabella185.E1" style:family="table-cell">
      <style:table-cell-properties fo:padding="0.097cm" fo:border="0.05pt solid #000000"/>
    </style:style>
    <style:style style:name="Tabella185.A2" style:family="table-cell">
      <style:table-cell-properties fo:padding="0.097cm" fo:border-left="0.05pt solid #000000" fo:border-right="none" fo:border-top="none" fo:border-bottom="0.05pt solid #000000"/>
    </style:style>
    <style:style style:name="Tabella185.E2" style:family="table-cell">
      <style:table-cell-properties fo:padding="0.097cm" fo:border-left="0.05pt solid #000000" fo:border-right="0.05pt solid #000000" fo:border-top="none" fo:border-bottom="0.05pt solid #000000"/>
    </style:style>
    <style:style style:name="Tabella185.32" style:family="table-row">
      <style:table-row-properties fo:background-color="transparent" fo:keep-together="auto">
        <style:background-image/>
      </style:table-row-properties>
    </style:style>
    <style:style style:name="Tabella185.B3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la185.E3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a177" style:family="table">
      <style:table-properties style:width="15.713cm" fo:margin-left="1.012cm" fo:margin-right="0.273cm" table:align="margins" style:writing-mode="lr-tb"/>
    </style:style>
    <style:style style:name="Tabella177.A" style:family="table-column">
      <style:table-column-properties style:column-width="4.03cm" style:rel-column-width="16810*"/>
    </style:style>
    <style:style style:name="Tabella177.B" style:family="table-column">
      <style:table-column-properties style:column-width="3.175cm" style:rel-column-width="13242*"/>
    </style:style>
    <style:style style:name="Tabella177.C" style:family="table-column">
      <style:table-column-properties style:column-width="6.003cm" style:rel-column-width="25035*"/>
    </style:style>
    <style:style style:name="Tabella177.D" style:family="table-column">
      <style:table-column-properties style:column-width="2.505cm" style:rel-column-width="10448*"/>
    </style:style>
    <style:style style:name="Tabella177.A1" style:family="table-cell">
      <style:table-cell-properties style:vertical-align="middle" fo:padding="0.049cm" fo:border-left="0.5pt solid #808080" fo:border-right="none" fo:border-top="0.5pt solid #808080" fo:border-bottom="0.5pt solid #808080"/>
    </style:style>
    <style:style style:name="Tabella177.D1" style:family="table-cell">
      <style:table-cell-properties style:vertical-align="middle" fo:padding="0.049cm" fo:border="0.5pt solid #808080"/>
    </style:style>
    <style:style style:name="Tabella177.A2" style:family="table-cell">
      <style:table-cell-properties style:vertical-align="" fo:padding="0.049cm" fo:border-left="0.5pt solid #808080" fo:border-right="none" fo:border-top="none" fo:border-bottom="0.5pt solid #808080"/>
    </style:style>
    <style:style style:name="Tabella177.D2" style:family="table-cell">
      <style:table-cell-properties style:vertical-align="" fo:padding="0.049cm" fo:border-left="0.5pt solid #808080" fo:border-right="0.5pt solid #808080" fo:border-top="none" fo:border-bottom="0.5pt solid #808080"/>
    </style:style>
    <style:style style:name="Tabella178" style:family="table">
      <style:table-properties style:width="15.713cm" fo:margin-left="1.012cm" fo:margin-right="0.273cm" table:align="margins" style:writing-mode="lr-tb"/>
    </style:style>
    <style:style style:name="Tabella178.A" style:family="table-column">
      <style:table-column-properties style:column-width="4.03cm" style:rel-column-width="16810*"/>
    </style:style>
    <style:style style:name="Tabella178.B" style:family="table-column">
      <style:table-column-properties style:column-width="3.175cm" style:rel-column-width="13242*"/>
    </style:style>
    <style:style style:name="Tabella178.C" style:family="table-column">
      <style:table-column-properties style:column-width="6.003cm" style:rel-column-width="25035*"/>
    </style:style>
    <style:style style:name="Tabella178.D" style:family="table-column">
      <style:table-column-properties style:column-width="2.505cm" style:rel-column-width="10448*"/>
    </style:style>
    <style:style style:name="Tabella178.A1" style:family="table-cell">
      <style:table-cell-properties style:vertical-align="middle" fo:padding="0.049cm" fo:border-left="0.5pt solid #808080" fo:border-right="none" fo:border-top="0.5pt solid #808080" fo:border-bottom="0.5pt solid #808080"/>
    </style:style>
    <style:style style:name="Tabella178.D1" style:family="table-cell">
      <style:table-cell-properties style:vertical-align="middle" fo:padding="0.049cm" fo:border="0.5pt solid #808080"/>
    </style:style>
    <style:style style:name="Tabella178.A2" style:family="table-cell">
      <style:table-cell-properties style:vertical-align="" fo:padding="0.049cm" fo:border-left="0.5pt solid #808080" fo:border-right="none" fo:border-top="none" fo:border-bottom="0.5pt solid #808080"/>
    </style:style>
    <style:style style:name="Tabella178.D2" style:family="table-cell">
      <style:table-cell-properties style:vertical-align="" fo:padding="0.049cm" fo:border-left="0.5pt solid #808080" fo:border-right="0.5pt solid #808080" fo:border-top="none" fo:border-bottom="0.5pt solid #808080"/>
    </style:style>
    <style:style style:name="Tabella179" style:family="table">
      <style:table-properties style:width="15.713cm" fo:margin-left="1.012cm" fo:margin-right="0.273cm" table:align="margins" style:writing-mode="lr-tb"/>
    </style:style>
    <style:style style:name="Tabella179.A" style:family="table-column">
      <style:table-column-properties style:column-width="4.03cm" style:rel-column-width="16810*"/>
    </style:style>
    <style:style style:name="Tabella179.B" style:family="table-column">
      <style:table-column-properties style:column-width="3.175cm" style:rel-column-width="13242*"/>
    </style:style>
    <style:style style:name="Tabella179.C" style:family="table-column">
      <style:table-column-properties style:column-width="6.003cm" style:rel-column-width="25035*"/>
    </style:style>
    <style:style style:name="Tabella179.D" style:family="table-column">
      <style:table-column-properties style:column-width="2.505cm" style:rel-column-width="10448*"/>
    </style:style>
    <style:style style:name="Tabella179.A1" style:family="table-cell">
      <style:table-cell-properties style:vertical-align="middle" fo:padding="0.049cm" fo:border-left="0.5pt solid #808080" fo:border-right="none" fo:border-top="0.5pt solid #808080" fo:border-bottom="0.5pt solid #808080"/>
    </style:style>
    <style:style style:name="Tabella179.D1" style:family="table-cell">
      <style:table-cell-properties style:vertical-align="middle" fo:padding="0.049cm" fo:border="0.5pt solid #808080"/>
    </style:style>
    <style:style style:name="Tabella179.A2" style:family="table-cell">
      <style:table-cell-properties style:vertical-align="" fo:padding="0.049cm" fo:border-left="0.5pt solid #808080" fo:border-right="none" fo:border-top="none" fo:border-bottom="0.5pt solid #808080"/>
    </style:style>
    <style:style style:name="Tabella179.D2" style:family="table-cell">
      <style:table-cell-properties style:vertical-align="" fo:padding="0.049cm" fo:border-left="0.5pt solid #808080" fo:border-right="0.5pt solid #808080" fo:border-top="none" fo:border-bottom="0.5pt solid #808080"/>
    </style:style>
    <style:style style:name="Tabella180" style:family="table">
      <style:table-properties style:width="17cm" table:align="left" style:writing-mode="lr-tb"/>
    </style:style>
    <style:style style:name="Tabella180.A" style:family="table-column">
      <style:table-column-properties style:column-width="3.387cm"/>
    </style:style>
    <style:style style:name="Tabella180.B" style:family="table-column">
      <style:table-column-properties style:column-width="3.325cm"/>
    </style:style>
    <style:style style:name="Tabella180.C" style:family="table-column">
      <style:table-column-properties style:column-width="2.365cm"/>
    </style:style>
    <style:style style:name="Tabella180.D" style:family="table-column">
      <style:table-column-properties style:column-width="3.962cm"/>
    </style:style>
    <style:style style:name="Tabella180.A1" style:family="table-cell">
      <style:table-cell-properties style:vertical-align="middle" fo:padding="0.049cm" fo:border-left="0.5pt solid #808080" fo:border-right="none" fo:border-top="0.5pt solid #808080" fo:border-bottom="0.5pt solid #808080"/>
    </style:style>
    <style:style style:name="Tabella180.E1" style:family="table-cell">
      <style:table-cell-properties style:vertical-align="middle" fo:padding="0.049cm" fo:border="0.5pt solid #808080"/>
    </style:style>
    <style:style style:name="Tabella180.A2" style:family="table-cell">
      <style:table-cell-properties style:vertical-align="middle" fo:padding="0.049cm" fo:border-left="0.5pt solid #808080" fo:border-right="none" fo:border-top="none" fo:border-bottom="0.5pt solid #808080"/>
    </style:style>
    <style:style style:name="Tabella180.E2" style:family="table-cell">
      <style:table-cell-properties style:vertical-align="middle" fo:padding="0.049cm" fo:border-left="0.5pt solid #808080" fo:border-right="0.5pt solid #808080" fo:border-top="none" fo:border-bottom="0.5pt solid #808080"/>
    </style:style>
    <style:style style:name="Tabella181" style:family="table">
      <style:table-properties style:width="17.013cm" fo:margin-left="0cm" table:align="left" style:writing-mode="lr-tb"/>
    </style:style>
    <style:style style:name="Tabella181.A" style:family="table-column">
      <style:table-column-properties style:column-width="3.374cm"/>
    </style:style>
    <style:style style:name="Tabella181.B" style:family="table-column">
      <style:table-column-properties style:column-width="3.584cm"/>
    </style:style>
    <style:style style:name="Tabella181.C" style:family="table-column">
      <style:table-column-properties style:column-width="2.805cm"/>
    </style:style>
    <style:style style:name="Tabella181.D" style:family="table-column">
      <style:table-column-properties style:column-width="3.598cm"/>
    </style:style>
    <style:style style:name="Tabella181.E" style:family="table-column">
      <style:table-column-properties style:column-width="3.651cm"/>
    </style:style>
    <style:style style:name="Tabella181.A1" style:family="table-cell">
      <style:table-cell-properties style:vertical-align="middle" fo:padding="0.049cm" fo:border-left="0.5pt solid #808080" fo:border-right="none" fo:border-top="0.5pt solid #808080" fo:border-bottom="0.5pt solid #808080"/>
    </style:style>
    <style:style style:name="Tabella181.E1" style:family="table-cell">
      <style:table-cell-properties style:vertical-align="middle" fo:padding="0.049cm" fo:border="0.5pt solid #808080"/>
    </style:style>
    <style:style style:name="Tabella181.A2" style:family="table-cell">
      <style:table-cell-properties style:vertical-align="middle" fo:padding="0.049cm" fo:border-left="0.5pt solid #808080" fo:border-right="none" fo:border-top="none" fo:border-bottom="0.5pt solid #808080"/>
    </style:style>
    <style:style style:name="Tabella181.E2" style:family="table-cell">
      <style:table-cell-properties style:vertical-align="middle" fo:padding="0.049cm" fo:border-left="0.5pt solid #808080" fo:border-right="0.5pt solid #808080" fo:border-top="none" fo:border-bottom="0.5pt solid #808080"/>
    </style:style>
    <style:style style:name="P1" style:family="paragraph" style:parent-style-name="Standard">
      <style:text-properties fo:font-size="12pt" style:font-size-asian="12pt" style:font-name-complex="Arial1"/>
    </style:style>
    <style:style style:name="P2" style:family="paragraph" style:parent-style-name="Standard">
      <style:paragraph-properties fo:text-align="center" style:justify-single-word="false"/>
      <style:text-properties fo:font-size="12pt" style:font-size-asian="12pt" style:font-name-complex="Arial1"/>
    </style:style>
    <style:style style:name="P3" style:family="paragraph" style:parent-style-name="Standard">
      <style:paragraph-properties fo:text-align="center" style:justify-single-word="false" fo:orphans="0" fo:widows="0"/>
      <style:text-properties fo:font-size="12pt" style:font-size-asian="12pt" style:font-name-complex="Arial1"/>
    </style:style>
    <style:style style:name="P4" style:family="paragraph" style:parent-style-name="Standard">
      <style:paragraph-properties fo:text-align="justify" style:justify-single-word="false"/>
      <style:text-properties fo:font-size="12pt" style:font-size-asian="12pt" style:font-name-complex="Arial1"/>
    </style:style>
    <style:style style:name="P5" style:family="paragraph" style:parent-style-name="Standard">
      <style:paragraph-properties fo:text-align="justify" style:justify-single-word="false">
        <style:tab-stops>
          <style:tab-stop style:position="12.986cm"/>
        </style:tab-stops>
      </style:paragraph-properties>
      <style:text-properties fo:font-size="12pt" style:font-size-asian="12pt" style:font-name-complex="Arial1"/>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name-complex="Arial1"/>
    </style:style>
    <style:style style:name="P8" style:family="paragraph" style:parent-style-name="Standard">
      <style:text-properties fo:font-size="12pt" fo:language="zxx" fo:country="none" style:font-size-asian="12pt" style:language-asian="zxx" style:country-asian="none" style:font-name-complex="Arial1"/>
    </style:style>
    <style:style style:name="P9" style:family="paragraph" style:parent-style-name="Standard">
      <style:paragraph-properties fo:text-align="justify" style:justify-single-word="false"/>
      <style:text-properties fo:font-size="12pt" fo:font-weight="normal" style:font-size-asian="12pt" style:font-weight-asian="normal" style:font-name-complex="Arial1" style:font-weight-complex="normal"/>
    </style:style>
    <style:style style:name="P10" style:family="paragraph" style:parent-style-name="Standard">
      <style:text-properties fo:font-size="12pt" fo:background-color="#ffff00" style:font-size-asian="12pt" style:font-name-complex="Arial1"/>
    </style:style>
    <style:style style:name="P11" style:family="paragraph" style:parent-style-name="Standard">
      <style:text-properties fo:font-size="12pt" fo:font-weight="bold" style:font-size-asian="12pt" style:font-weight-asian="bold" style:font-name-complex="Arial1" style:font-weight-complex="bold"/>
    </style:style>
    <style:style style:name="P12" style:family="paragraph" style:parent-style-name="Standard">
      <style:text-properties style:text-line-through-style="solid" style:text-line-through-type="single"/>
    </style:style>
    <style:style style:name="P13" style:family="paragraph" style:parent-style-name="Standard">
      <style:paragraph-properties fo:text-align="center" style:justify-single-word="false" fo:orphans="0" fo:widows="0"/>
      <style:text-properties style:text-line-through-style="solid" style:text-line-through-type="single" fo:font-size="12pt" style:font-size-asian="12pt" style:font-name-complex="Arial1"/>
    </style:style>
    <style:style style:name="P14" style:family="paragraph" style:parent-style-name="Standard">
      <style:text-properties style:text-line-through-style="solid" style:text-line-through-type="single" fo:font-size="8pt" fo:font-weight="bold" style:font-size-asian="8pt" style:font-weight-asian="bold" style:font-name-complex="Arial1" style:font-size-complex="8pt" style:font-weight-complex="bold"/>
    </style:style>
    <style:style style:name="P15" style:family="paragraph" style:parent-style-name="Standard">
      <style:text-properties style:text-line-through-style="solid" style:text-line-through-type="single" fo:font-size="8pt" style:font-size-asian="8pt" style:font-name-complex="Arial1" style:font-size-complex="8pt"/>
    </style:style>
    <style:style style:name="P16" style:family="paragraph" style:parent-style-name="Standard">
      <style:text-properties style:text-line-through-style="solid" style:text-line-through-type="single" fo:font-size="8pt" fo:language="de" fo:country="DE" style:font-size-asian="8pt" style:font-name-complex="Arial1" style:font-size-complex="8pt"/>
    </style:style>
    <style:style style:name="P17" style:family="paragraph" style:parent-style-name="Standard">
      <style:text-properties style:text-line-through-style="solid" style:text-line-through-type="single" fo:font-size="8pt" fo:language="en" fo:country="GB" style:font-size-asian="8pt" style:font-name-complex="Arial1" style:font-size-complex="8pt"/>
    </style:style>
    <style:style style:name="P18" style:family="paragraph" style:parent-style-name="Standard">
      <style:paragraph-properties>
        <style:tab-stops>
          <style:tab-stop style:position="3.651cm"/>
        </style:tab-stops>
      </style:paragraph-properties>
      <style:text-properties style:text-line-through-style="solid" style:text-line-through-type="double" fo:font-size="12pt" style:font-size-asian="12pt" style:font-name-complex="Arial1"/>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13.003cm"/>
        </style:tab-stops>
      </style:paragraph-properties>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3" style:family="paragraph" style:parent-style-name="Standard">
      <style:paragraph-properties fo:text-align="start"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4" style:family="paragraph" style:parent-style-name="Standard">
      <style:paragraph-properties fo:text-align="end"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5" style:family="paragraph" style:parent-style-name="Standard">
      <style:paragraph-properties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6" style:family="paragraph" style:parent-style-name="Standard">
      <style:paragraph-properties fo:text-align="start"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7" style:family="paragraph" style:parent-style-name="Standard">
      <style:paragraph-properties fo:text-align="end"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8" style:family="paragraph" style:parent-style-name="Standard">
      <style:paragraph-properties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9" style:family="paragraph" style:parent-style-name="Standard">
      <style:paragraph-properties fo:text-align="center" style:justify-single-word="false" style:text-autospace="none"/>
      <style:text-properties style:font-name="Arial1" fo:font-size="10pt" fo:font-weight="normal" style:font-name-asian="TimesNewRoman" style:font-size-asian="10pt" style:font-weight-asian="normal" style:font-name-complex="TimesNewRoman" style:font-size-complex="10pt" style:font-weight-complex="normal"/>
    </style:style>
    <style:style style:name="P30" style:family="paragraph" style:parent-style-name="Standard">
      <style:paragraph-properties fo:text-align="center" style:justify-single-word="false" style:text-autospace="none"/>
      <style:text-properties style:font-name="Arial1" fo:font-size="10pt" fo:font-style="normal" fo:font-weight="normal" style:font-name-asian="TimesNewRoman,Bold" style:font-size-asian="10pt" style:font-style-asian="normal" style:font-weight-asian="normal" style:font-name-complex="TimesNewRoman,Bold" style:font-size-complex="10pt" style:font-style-complex="normal" style:font-weight-complex="normal"/>
    </style:style>
    <style:style style:name="P31" style:family="paragraph" style:parent-style-name="Standard">
      <style:paragraph-properties fo:text-align="start" style:justify-single-word="false"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2" style:family="paragraph" style:parent-style-name="Standard">
      <style:paragraph-properties fo:text-align="justify" style:justify-single-word="false" fo:orphans="0" fo:widows="0"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3" style:family="paragraph" style:parent-style-name="Standard">
      <style:paragraph-properties fo:text-align="justify" style:justify-single-word="false"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4" style:family="paragraph" style:parent-style-name="Standard">
      <style:paragraph-properties fo:text-align="justify"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5" style:family="paragraph" style:parent-style-name="Standard">
      <style:paragraph-properties fo:text-align="center"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6" style:family="paragraph" style:parent-style-name="Standard">
      <style:paragraph-properties fo:text-align="start"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7" style:family="paragraph" style:parent-style-name="Standard">
      <style:paragraph-properties fo:text-align="center" style:justify-single-word="false" fo:orphans="0" fo:widows="0"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38" style:family="paragraph" style:parent-style-name="Standard">
      <style:paragraph-properties fo:text-align="center" style:justify-single-word="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39" style:family="paragraph" style:parent-style-name="Standard">
      <style:paragraph-properties fo:text-align="justify" style:justify-single-word="false" fo:orphans="0" fo:widows="0"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0" style:family="paragraph" style:parent-style-name="Standard">
      <style:paragraph-properties fo:text-align="justify" style:justify-single-word="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1" style:family="paragraph" style:parent-style-name="Standard">
      <style:paragraph-properties fo:text-align="start" style:justify-single-word="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2" style:family="paragraph" style:parent-style-name="Standard">
      <style:paragraph-properties fo:text-align="start" style:justify-single-word="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3" style:family="paragraph" style:parent-style-name="Standard">
      <style:paragraph-properties fo:text-align="justify" style:justify-single-word="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4" style:family="paragraph" style:parent-style-name="Standard">
      <style:paragraph-properties fo:text-align="center" style:justify-single-word="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5" style:family="paragraph" style:parent-style-name="Standard">
      <style:paragraph-properties fo:text-align="center" style:justify-single-word="false" fo:orphans="0" fo:widows="0" style:text-autospace="none"/>
      <style:text-properties style:font-name="Arial1" fo:font-size="12pt" fo:font-style="normal" fo:font-weight="bold" style:font-name-asian="TimesNewRoman,Bold" style:font-size-asian="12pt" style:font-style-asian="normal" style:font-weight-asian="bold" style:font-name-complex="TimesNewRoman,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style:font-name="Arial1" fo:font-size="12pt" fo:font-style="normal" fo:font-weight="bold" style:font-name-asian="TimesNewRoman,Bold" style:font-size-asian="12pt" style:font-style-asian="normal" style:font-weight-asian="bold" style:font-name-complex="TimesNewRoman,Bold" style:font-size-complex="12pt" style:font-style-complex="normal" style:font-weight-complex="bold"/>
    </style:style>
    <style:style style:name="P47" style:family="paragraph" style:parent-style-name="Standard">
      <style:paragraph-properties fo:text-align="justify" style:justify-single-word="false" style:text-autospace="none"/>
      <style:text-properties style:font-name="Arial1" fo:font-size="12pt" fo:font-style="normal" fo:font-weight="bold" style:font-name-asian="TimesNewRoman,Bold" style:font-size-asian="12pt" style:font-style-asian="normal" style:font-weight-asian="bold" style:font-name-complex="TimesNewRoman,Bold" style:font-size-complex="12pt" style:font-style-complex="normal" style:font-weight-complex="bold"/>
    </style:style>
    <style:style style:name="P48" style:family="paragraph" style:parent-style-name="Standard">
      <style:paragraph-properties fo:text-align="start" style:justify-single-word="false" style:text-autospace="none"/>
      <style:text-properties style:font-name="Arial1" fo:font-size="12pt" fo:font-style="normal" style:text-underline-style="solid" style:text-underline-width="auto" style:text-underline-color="font-color" fo:font-weight="bold" style:font-name-asian="TimesNewRoman,Bold" style:font-size-asian="12pt" style:font-style-asian="normal" style:font-weight-asian="bold" style:font-name-complex="TimesNewRoman,Bold" style:font-size-complex="12pt" style:font-style-complex="normal" style:font-weight-complex="bold"/>
    </style:style>
    <style:style style:name="P49" style:family="paragraph" style:parent-style-name="Standard">
      <style:paragraph-properties fo:text-align="justify" style:justify-single-word="false" style:text-autospace="none"/>
      <style:text-properties style:font-name="Arial1" fo:font-size="12pt" fo:font-style="normal" style:text-underline-style="solid" style:text-underline-width="auto" style:text-underline-color="font-color" fo:font-weight="normal" style:font-name-asian="TimesNewRoman" style:font-size-asian="12pt" style:font-style-asian="normal" style:font-weight-asian="normal" style:font-name-complex="TimesNewRoman" style:font-size-complex="12pt" style:font-style-complex="normal" style:font-weight-complex="normal"/>
    </style:style>
    <style:style style:name="P50" style:family="paragraph" style:parent-style-name="Standard">
      <style:paragraph-properties fo:text-align="end" style:justify-single-word="false"/>
      <style:text-properties fo:font-style="italic" style:font-style-asian="italic" style:font-style-complex="italic"/>
    </style:style>
    <style:style style:name="P51" style:family="paragraph" style:parent-style-name="Standard">
      <style:paragraph-properties fo:text-align="start" style:justify-single-word="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52" style:family="paragraph" style:parent-style-name="Standard">
      <style:paragraph-properties fo:text-align="center" style:justify-single-word="false" fo:orphans="0" fo:widows="0" fo:keep-with-next="always"/>
      <style:text-properties fo:font-size="12pt" style:font-size-asian="12pt" style:font-name-complex="Arial1"/>
    </style:style>
    <style:style style:name="P53" style:family="paragraph" style:parent-style-name="COMMA">
      <style:paragraph-properties fo:text-align="center" style:justify-single-word="false" fo:orphans="0" fo:widows="0" fo:keep-with-next="always"/>
      <style:text-properties fo:font-size="12pt" fo:font-style="italic" style:font-size-asian="12pt" style:font-style-asian="italic" style:font-name-complex="Arial1" style:font-style-complex="italic"/>
    </style:style>
    <style:style style:name="P54" style:family="paragraph" style:parent-style-name="Standard">
      <style:paragraph-properties fo:text-align="justify" style:justify-single-word="false" fo:break-before="page"/>
      <style:text-properties fo:font-size="12pt" fo:language="zxx" fo:country="none" style:font-size-asian="12pt" style:language-asian="zxx" style:country-asian="none" style:font-name-complex="Arial1"/>
    </style:style>
    <style:style style:name="P55" style:family="paragraph" style:parent-style-name="Standard">
      <style:paragraph-properties fo:text-align="start" style:justify-single-word="false" fo:break-before="page" style:text-autospace="none"/>
      <style:text-properties style:font-name="Arial1" fo:font-size="12pt" fo:font-style="normal" style:text-underline-style="solid" style:text-underline-width="auto" style:text-underline-color="font-color" fo:font-weight="bold" style:font-name-asian="TimesNewRoman,Bold" style:font-size-asian="12pt" style:font-style-asian="normal" style:font-weight-asian="bold" style:font-name-complex="TimesNewRoman,Bold" style:font-size-complex="12pt" style:font-style-complex="normal" style:font-weight-complex="bold"/>
    </style:style>
    <style:style style:name="P56" style:family="paragraph" style:parent-style-name="Standard">
      <style:paragraph-properties fo:text-align="justify" style:justify-single-word="false" fo:break-before="page" style:text-autospace="none"/>
      <style:text-properties style:font-name="Arial1" fo:font-size="12pt" fo:font-style="normal" style:text-underline-style="solid" style:text-underline-width="auto" style:text-underline-color="font-color" fo:font-weight="bold" style:font-name-asian="TimesNewRoman,Bold" style:font-size-asian="12pt" style:font-style-asian="normal" style:font-weight-asian="bold" style:font-name-complex="TimesNewRoman,Bold" style:font-size-complex="12pt" style:font-style-complex="normal" style:font-weight-complex="bold"/>
    </style:style>
    <style:style style:name="P57" style:family="paragraph" style:parent-style-name="COMMA">
      <style:paragraph-properties fo:break-before="page"/>
    </style:style>
    <style:style style:name="P58" style:family="paragraph" style:parent-style-name="ALLEGATO">
      <style:paragraph-properties fo:break-before="page"/>
    </style:style>
    <style:style style:name="P59" style:family="paragraph" style:parent-style-name="Standard">
      <style:paragraph-properties fo:margin-left="0.751cm" fo:margin-right="0cm" fo:text-indent="-0.751cm" style:auto-text-indent="false" fo:break-before="page"/>
    </style:style>
    <style:style style:name="P60" style:family="paragraph" style:parent-style-name="Standard">
      <style:paragraph-properties fo:margin-left="0.751cm" fo:margin-right="0cm" fo:text-indent="-0.751cm" style:auto-text-indent="false" fo:break-before="page"/>
      <style:text-properties fo:font-size="12pt" style:text-underline-style="solid" style:text-underline-width="auto" style:text-underline-color="font-color" fo:font-weight="bold" style:font-size-asian="12pt" style:font-weight-asian="bold" style:font-weight-complex="bold"/>
    </style:style>
    <style:style style:name="P61" style:family="paragraph" style:parent-style-name="Standard">
      <style:paragraph-properties fo:margin-left="0.751cm" fo:margin-right="0cm" fo:text-indent="-0.751cm" style:auto-text-indent="false"/>
      <style:text-properties fo:font-size="12pt" style:font-size-asian="12pt" style:font-name-complex="Arial1"/>
    </style:style>
    <style:style style:name="P62" style:family="paragraph" style:parent-style-name="Standard">
      <style:paragraph-properties fo:margin-left="0.751cm" fo:margin-right="0cm" fo:text-indent="-0.751cm" style:auto-text-indent="false"/>
      <style:text-properties fo:font-size="12pt" style:text-underline-style="solid" style:text-underline-width="auto" style:text-underline-color="font-color" fo:font-weight="bold" style:font-size-asian="12pt" style:font-weight-asian="bold" style:font-weight-complex="bold"/>
    </style:style>
    <style:style style:name="P63" style:family="paragraph" style:parent-style-name="Standard">
      <style:paragraph-properties fo:margin-left="0.751cm" fo:margin-right="0cm" fo:text-indent="-0.751cm" style:auto-text-indent="false"/>
      <style:text-properties fo:font-size="12pt" fo:background-color="#ffff00" style:font-size-asian="12pt" style:font-name-complex="Arial1"/>
    </style:style>
    <style:style style:name="P64" style:family="paragraph" style:parent-style-name="Standard">
      <style:paragraph-properties fo:margin-left="0.751cm" fo:margin-right="0cm" fo:text-indent="0cm" style:auto-text-indent="false"/>
    </style:style>
    <style:style style:name="P65" style:family="paragraph" style:parent-style-name="Standard">
      <style:paragraph-properties fo:margin-left="0.751cm" fo:margin-right="0cm" fo:text-indent="0cm" style:auto-text-indent="false"/>
      <style:text-properties fo:font-size="12pt" style:font-size-asian="12pt" style:font-name-complex="Arial1"/>
    </style:style>
    <style:style style:name="P66" style:family="paragraph" style:parent-style-name="Standard">
      <style:paragraph-properties fo:margin-left="0.751cm" fo:margin-right="0cm" fo:text-align="justify" style:justify-single-word="false" fo:text-indent="0cm" style:auto-text-indent="false"/>
      <style:text-properties fo:font-size="12pt" style:font-size-asian="12pt" style:font-name-complex="Arial1"/>
    </style:style>
    <style:style style:name="P67" style:family="paragraph" style:parent-style-name="Standard">
      <style:paragraph-properties fo:margin-left="0.751cm" fo:margin-right="0cm" fo:text-indent="0cm" style:auto-text-indent="false"/>
      <style:text-properties fo:font-size="12pt" fo:font-style="italic" style:font-size-asian="12pt" style:font-style-asian="italic" style:font-name-complex="Arial1" style:font-style-complex="italic"/>
    </style:style>
    <style:style style:name="P68" style:family="paragraph" style:parent-style-name="Standard">
      <style:paragraph-properties fo:margin-left="0.751cm" fo:margin-right="0cm" fo:text-indent="0cm" style:auto-text-indent="false"/>
      <style:text-properties fo:font-size="12pt" fo:background-color="#ffff00" style:font-size-asian="12pt"/>
    </style:style>
    <style:style style:name="P69" style:family="paragraph" style:parent-style-name="Standard">
      <style:paragraph-properties fo:margin-left="0.751cm" fo:margin-right="0cm" fo:text-indent="0cm" style:auto-text-indent="false"/>
      <style:text-properties fo:font-size="12pt" fo:background-color="#ffff00" style:font-size-asian="12pt" style:font-name-complex="Arial1"/>
    </style:style>
    <style:style style:name="P70" style:family="paragraph" style:parent-style-name="Standard">
      <style:paragraph-properties fo:margin-left="0.751cm" fo:margin-right="0cm" fo:text-indent="0cm" style:auto-text-indent="false"/>
      <style:text-properties style:text-line-through-style="solid" style:text-line-through-type="double" fo:font-size="12pt" style:font-size-asian="12pt" style:font-name-complex="Arial1"/>
    </style:style>
    <style:style style:name="P71" style:family="paragraph" style:parent-style-name="Standard">
      <style:paragraph-properties fo:margin-left="0.751cm" fo:margin-right="0cm" fo:text-align="justify" style:justify-single-word="false" fo:text-indent="0cm" style:auto-text-indent="false"/>
      <style:text-properties style:text-line-through-style="solid" style:text-line-through-type="double" fo:font-size="12pt" style:font-size-asian="12pt" style:font-name-complex="Arial1"/>
    </style:style>
    <style:style style:name="P72" style:family="paragraph" style:parent-style-name="Standard">
      <style:paragraph-properties fo:margin-left="0.751cm" fo:margin-right="0cm" fo:text-indent="0cm" style:auto-text-indent="false"/>
      <style:text-properties style:text-line-through-style="solid" style:text-line-through-type="double" fo:font-size="12pt" fo:background-color="#ffff00" style:font-size-asian="12pt" style:font-name-complex="Arial1"/>
    </style:style>
    <style:style style:name="P73" style:family="paragraph" style:parent-style-name="Standard">
      <style:paragraph-properties fo:margin-left="0.751cm" fo:margin-right="0cm" fo:text-indent="0cm" style:auto-text-indent="false"/>
      <style:text-properties fo:color="#000000" fo:font-size="12pt" style:font-size-asian="12pt" style:font-name-complex="Arial1"/>
    </style:style>
    <style:style style:name="P74" style:family="paragraph" style:parent-style-name="Standard">
      <style:paragraph-properties fo:margin-left="0.751cm" fo:margin-right="0cm" fo:text-align="justify" style:justify-single-word="false" fo:text-indent="0cm" style:auto-text-indent="false"/>
      <style:text-properties fo:color="#000000" fo:font-size="12pt" style:font-size-asian="12pt" style:font-name-complex="Arial1"/>
    </style:style>
    <style:style style:name="P75" style:family="paragraph" style:parent-style-name="Standard">
      <style:paragraph-properties fo:margin-left="0.751cm" fo:margin-right="0cm" fo:text-indent="0cm" style:auto-text-indent="false"/>
      <style:text-properties fo:color="#000000" fo:font-size="12pt" fo:background-color="#ffff00" style:font-size-asian="12pt" style:font-name-complex="Arial1"/>
    </style:style>
    <style:style style:name="P76" style:family="paragraph" style:parent-style-name="Standard">
      <style:paragraph-properties fo:margin-left="0.751cm" fo:margin-right="0cm" fo:text-indent="0cm" style:auto-text-indent="false"/>
      <style:text-properties fo:color="#000000" style:text-line-through-style="solid" style:text-line-through-type="double" fo:font-size="12pt" style:font-size-asian="12pt" style:font-name-complex="Arial1"/>
    </style:style>
    <style:style style:name="P77" style:family="paragraph" style:parent-style-name="Standard">
      <style:paragraph-properties fo:margin-left="0.751cm" fo:margin-right="0cm" fo:text-indent="0cm" style:auto-text-indent="false"/>
      <style:text-properties fo:font-size="8pt" style:font-size-asian="8pt" style:font-name-complex="Arial1"/>
    </style:style>
    <style:style style:name="P78" style:family="paragraph" style:parent-style-name="Standard">
      <style:paragraph-properties fo:margin-left="0.751cm" fo:margin-right="0cm" fo:text-indent="0cm" style:auto-text-indent="false"/>
      <style:text-properties fo:font-size="8pt" fo:font-style="italic" style:font-size-asian="8pt" style:font-style-asian="italic" style:font-style-complex="italic"/>
    </style:style>
    <style:style style:name="P79" style:family="paragraph" style:parent-style-name="Standard">
      <style:paragraph-properties fo:margin-left="0.751cm" fo:margin-right="0cm" fo:text-align="justify" style:justify-single-word="false" fo:text-indent="0cm" style:auto-text-indent="false"/>
    </style:style>
    <style:style style:name="P80" style:family="paragraph" style:parent-style-name="Standard">
      <style:paragraph-properties fo:margin-left="0.751cm" fo:margin-right="0cm" fo:text-indent="0cm" style:auto-text-indent="false">
        <style:tab-stops>
          <style:tab-stop style:position="4.6cm"/>
        </style:tab-stops>
      </style:paragraph-properties>
    </style:style>
    <style:style style:name="P81" style:family="paragraph" style:parent-style-name="Standard">
      <style:paragraph-properties fo:margin-left="0.751cm" fo:margin-right="0cm" fo:text-indent="0cm" style:auto-text-indent="false"/>
      <style:text-properties fo:background-color="#ffff00"/>
    </style:style>
    <style:style style:name="P82" style:family="paragraph" style:parent-style-name="Standard">
      <style:paragraph-properties fo:margin-left="1.752cm" fo:margin-right="0cm" fo:text-indent="0cm" style:auto-text-indent="false"/>
    </style:style>
    <style:style style:name="P83" style:family="paragraph" style:parent-style-name="Standard">
      <style:paragraph-properties fo:margin-left="1.752cm" fo:margin-right="0cm" fo:text-indent="0cm" style:auto-text-indent="false"/>
      <style:text-properties fo:font-size="12pt" style:font-size-asian="12pt" style:font-name-complex="Arial1"/>
    </style:style>
    <style:style style:name="P84" style:family="paragraph" style:parent-style-name="Standard">
      <style:paragraph-properties fo:margin-left="1.752cm" fo:margin-right="0cm" fo:text-align="justify" style:justify-single-word="false" fo:text-indent="0cm" style:auto-text-indent="false"/>
      <style:text-properties fo:font-size="12pt" style:font-size-asian="12pt" style:font-name-complex="Arial1"/>
    </style:style>
    <style:style style:name="P85" style:family="paragraph" style:parent-style-name="Standard">
      <style:paragraph-properties fo:margin-left="1.752cm" fo:margin-right="0cm" fo:text-indent="0cm" style:auto-text-indent="false"/>
      <style:text-properties fo:font-size="12pt" fo:background-color="#ffff00" style:font-size-asian="12pt" style:font-name-complex="Arial1"/>
    </style:style>
    <style:style style:name="P86" style:family="paragraph" style:parent-style-name="Standard">
      <style:paragraph-properties fo:margin-left="1.752cm" fo:margin-right="0cm" fo:text-indent="0cm" style:auto-text-indent="false"/>
      <style:text-properties style:text-line-through-style="solid" style:text-line-through-type="double" fo:font-size="12pt" style:font-size-asian="12pt" style:font-name-complex="Arial1"/>
    </style:style>
    <style:style style:name="P87" style:family="paragraph" style:parent-style-name="Standard">
      <style:paragraph-properties fo:margin-left="1.752cm" fo:margin-right="0cm" fo:text-align="justify" style:justify-single-word="false" fo:text-indent="0cm" style:auto-text-indent="false"/>
    </style:style>
    <style:style style:name="P88" style:family="paragraph" style:parent-style-name="Standard">
      <style:paragraph-properties fo:margin-left="1.752cm" fo:margin-right="0cm" fo:text-indent="0cm" style:auto-text-indent="false"/>
      <style:text-properties fo:background-color="#ffff00"/>
    </style:style>
    <style:style style:name="P89" style:family="paragraph" style:parent-style-name="Standard">
      <style:paragraph-properties fo:margin-left="1.752cm" fo:margin-right="0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90" style:family="paragraph" style:parent-style-name="Standard">
      <style:paragraph-properties fo:margin-left="1.752cm" fo:margin-right="0cm" fo:orphans="2" fo:widows="2" fo:text-indent="0cm" style:auto-text-indent="false" style:writing-mode="lr-tb"/>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91" style:family="paragraph" style:parent-style-name="Standard">
      <style:paragraph-properties fo:margin-left="1.752cm" fo:margin-right="0cm" fo:text-indent="-1cm" style:auto-text-indent="false"/>
    </style:style>
    <style:style style:name="P92" style:family="paragraph" style:parent-style-name="Standard">
      <style:paragraph-properties fo:margin-left="1.752cm" fo:margin-right="0cm" fo:text-indent="-1cm" style:auto-text-indent="false"/>
      <style:text-properties fo:color="#000000" fo:font-size="12pt" style:font-size-asian="12pt" style:font-name-complex="Arial1"/>
    </style:style>
    <style:style style:name="P93" style:family="paragraph" style:parent-style-name="Standard">
      <style:paragraph-properties fo:margin-left="1.752cm" fo:margin-right="0cm" fo:text-align="justify" style:justify-single-word="false" fo:text-indent="-1cm" style:auto-text-indent="false"/>
    </style:style>
    <style:style style:name="P94" style:family="paragraph" style:parent-style-name="Standard">
      <style:paragraph-properties fo:margin-left="1.752cm" fo:margin-right="0cm" fo:text-indent="-1cm" style:auto-text-indent="false"/>
      <style:text-properties fo:background-color="#ffff00"/>
    </style:style>
    <style:style style:name="P95" style:family="paragraph" style:parent-style-name="Standard">
      <style:paragraph-properties fo:margin-left="1.752cm" fo:margin-right="0cm" fo:text-align="justify" style:justify-single-word="false" fo:text-indent="-1cm" style:auto-text-indent="false"/>
      <style:text-properties fo:font-size="12pt" style:font-size-asian="12pt" style:font-size-complex="12pt"/>
    </style:style>
    <style:style style:name="P96" style:family="paragraph" style:parent-style-name="Standard">
      <style:paragraph-properties fo:margin-left="1.752cm" fo:margin-right="0cm" fo:text-align="justify" style:justify-single-word="false" fo:text-indent="-1cm" style:auto-text-indent="false"/>
      <style:text-properties fo:font-size="12pt" fo:font-weight="normal" style:font-size-asian="12pt" style:font-weight-asian="normal" style:font-weight-complex="normal"/>
    </style:style>
    <style:style style:name="P97" style:family="paragraph" style:parent-style-name="Standard">
      <style:paragraph-properties fo:margin-left="2.752cm" fo:margin-right="0cm" fo:text-indent="0cm" style:auto-text-indent="false"/>
    </style:style>
    <style:style style:name="P98" style:family="paragraph" style:parent-style-name="Standard">
      <style:paragraph-properties fo:margin-left="2.752cm" fo:margin-right="0cm" fo:text-indent="0cm" style:auto-text-indent="false"/>
      <style:text-properties fo:font-size="12pt" style:font-size-asian="12pt" style:font-name-complex="Arial1"/>
    </style:style>
    <style:style style:name="P99" style:family="paragraph" style:parent-style-name="Text_20_body_20_indent">
      <style:paragraph-properties fo:margin-left="2.752cm" fo:margin-right="0cm" fo:text-indent="0cm" style:auto-text-indent="false"/>
    </style:style>
    <style:style style:name="P100" style:family="paragraph" style:parent-style-name="Standard">
      <style:paragraph-properties fo:margin-left="2.752cm" fo:margin-right="0cm" fo:text-indent="-1cm" style:auto-text-indent="false"/>
    </style:style>
    <style:style style:name="P101" style:family="paragraph" style:parent-style-name="Standard">
      <style:paragraph-properties fo:margin-left="2.752cm" fo:margin-right="0cm" fo:text-indent="-1cm" style:auto-text-indent="false"/>
      <style:text-properties fo:font-size="12pt" style:font-size-asian="12pt" style:font-name-complex="Arial1"/>
    </style:style>
    <style:style style:name="P102" style:family="paragraph" style:parent-style-name="Standard">
      <style:paragraph-properties fo:margin-left="2.752cm" fo:margin-right="0cm" fo:text-indent="-1cm" style:auto-text-indent="false">
        <style:tab-stops>
          <style:tab-stop style:position="3.246cm"/>
          <style:tab-stop style:position="12.254cm" style:type="right"/>
        </style:tab-stops>
      </style:paragraph-properties>
      <style:text-properties fo:font-size="12pt" style:font-size-asian="12pt" style:font-name-complex="Arial1"/>
    </style:style>
    <style:style style:name="P103"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104" style:family="paragraph" style:parent-style-name="Standard">
      <style:paragraph-properties fo:margin-left="2.752cm" fo:margin-right="0cm" fo:text-indent="-1cm" style:auto-text-indent="false">
        <style:tab-stops>
          <style:tab-stop style:position="3.228cm"/>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105" style:family="paragraph" style:parent-style-name="Standard">
      <style:paragraph-properties fo:margin-left="2.752cm" fo:margin-right="0cm" fo:text-indent="-1cm" style:auto-text-indent="false">
        <style:tab-stops>
          <style:tab-stop style:position="2.233cm"/>
          <style:tab-stop style:position="5.216cm"/>
          <style:tab-stop style:position="8.237cm"/>
          <style:tab-stop style:position="10.283cm" style:type="right"/>
        </style:tab-stops>
      </style:paragraph-properties>
      <style:text-properties fo:font-size="12pt" style:font-size-asian="12pt" style:font-name-complex="Arial1"/>
    </style:style>
    <style:style style:name="P106" style:family="paragraph" style:parent-style-name="Standard">
      <style:paragraph-properties fo:margin-left="2.752cm" fo:margin-right="0cm" fo:text-indent="-1cm" style:auto-text-indent="false">
        <style:tab-stops>
          <style:tab-stop style:position="3.228cm"/>
          <style:tab-stop style:position="5.216cm"/>
          <style:tab-stop style:position="7.994cm"/>
          <style:tab-stop style:position="10.264cm" style:type="right"/>
        </style:tab-stops>
      </style:paragraph-properties>
      <style:text-properties fo:font-size="12pt" style:font-size-asian="12pt" style:font-name-complex="Arial1"/>
    </style:style>
    <style:style style:name="P107" style:family="paragraph" style:parent-style-name="Standard">
      <style:paragraph-properties fo:margin-left="2.752cm" fo:margin-right="0cm" fo:text-indent="-1cm" style:auto-text-indent="false">
        <style:tab-stops>
          <style:tab-stop style:position="2.233cm"/>
          <style:tab-stop style:position="5.216cm"/>
          <style:tab-stop style:position="7.994cm"/>
          <style:tab-stop style:position="10.246cm" style:type="right"/>
        </style:tab-stops>
      </style:paragraph-properties>
      <style:text-properties fo:font-size="12pt" style:font-size-asian="12pt" style:font-name-complex="Arial1"/>
    </style:style>
    <style:style style:name="P108" style:family="paragraph" style:parent-style-name="Standard">
      <style:paragraph-properties fo:margin-left="2.752cm" fo:margin-right="0cm" fo:text-indent="-1cm" style:auto-text-indent="false">
        <style:tab-stops>
          <style:tab-stop style:position="2.214cm"/>
          <style:tab-stop style:position="5.235cm"/>
          <style:tab-stop style:position="7.975cm"/>
          <style:tab-stop style:position="10.264cm" style:type="right"/>
        </style:tab-stops>
      </style:paragraph-properties>
      <style:text-properties fo:font-size="12pt" style:font-size-asian="12pt" style:font-name-complex="Arial1"/>
    </style:style>
    <style:style style:name="P109" style:family="paragraph" style:parent-style-name="Standard">
      <style:paragraph-properties fo:margin-left="2.752cm" fo:margin-right="0cm" fo:text-align="justify" style:justify-single-word="false" fo:text-indent="-1cm" style:auto-text-indent="false"/>
      <style:text-properties fo:font-size="12pt" style:font-size-asian="12pt" style:font-name-complex="Arial1"/>
    </style:style>
    <style:style style:name="P110" style:family="paragraph" style:parent-style-name="Standard">
      <style:paragraph-properties fo:margin-left="2.752cm" fo:margin-right="0cm" fo:text-indent="-1cm" style:auto-text-indent="false"/>
      <style:text-properties fo:font-size="12pt" fo:font-style="italic" style:font-size-asian="12pt" style:font-style-asian="italic" style:font-name-complex="Arial1" style:font-style-complex="italic"/>
    </style:style>
    <style:style style:name="P111" style:family="paragraph" style:parent-style-name="Standard">
      <style:paragraph-properties fo:margin-left="2.752cm" fo:margin-right="0cm" fo:text-indent="-1cm" style:auto-text-indent="false"/>
      <style:text-properties fo:font-size="12pt" fo:language="fr" fo:country="FR" style:font-size-asian="12pt" style:font-name-complex="Arial1"/>
    </style:style>
    <style:style style:name="P112"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192cm"/>
        </style:tab-stops>
      </style:paragraph-properties>
      <style:text-properties fo:font-size="12pt" fo:language="fr" fo:country="FR" style:font-size-asian="12pt" style:font-name-complex="Arial1"/>
    </style:style>
    <style:style style:name="P113"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fr" fo:country="FR" style:font-size-asian="12pt" style:font-name-complex="Arial1"/>
    </style:style>
    <style:style style:name="P114"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fr" fo:country="FR" style:font-size-asian="12pt" style:font-name-complex="Arial1"/>
    </style:style>
    <style:style style:name="P115"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fr" fo:country="FR" style:font-size-asian="12pt" style:font-name-complex="Arial1"/>
    </style:style>
    <style:style style:name="P116" style:family="paragraph" style:parent-style-name="Standard">
      <style:paragraph-properties fo:margin-left="2.752cm" fo:margin-right="0cm" fo:text-indent="-1cm" style:auto-text-indent="false"/>
      <style:text-properties fo:font-size="12pt" fo:language="en" fo:country="GB" style:font-size-asian="12pt" style:font-name-complex="Arial1"/>
    </style:style>
    <style:style style:name="P117"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en" fo:country="GB" style:font-size-asian="12pt" style:font-name-complex="Arial1"/>
    </style:style>
    <style:style style:name="P118" style:family="paragraph" style:parent-style-name="Standard">
      <style:paragraph-properties fo:margin-left="2.752cm" fo:margin-right="0cm" fo:text-indent="-1cm" style:auto-text-indent="false">
        <style:tab-stops>
          <style:tab-stop style:position="3.209cm"/>
          <style:tab-stop style:position="5.216cm"/>
          <style:tab-stop style:position="8.237cm"/>
          <style:tab-stop style:position="10.264cm" style:type="right"/>
        </style:tab-stops>
      </style:paragraph-properties>
      <style:text-properties fo:font-size="12pt" fo:language="en" fo:country="GB" style:font-size-asian="12pt" style:font-name-complex="Arial1"/>
    </style:style>
    <style:style style:name="P119" style:family="paragraph" style:parent-style-name="Standard">
      <style:paragraph-properties fo:margin-left="2.752cm" fo:margin-right="0cm" fo:text-indent="-1cm" style:auto-text-indent="false">
        <style:tab-stops>
          <style:tab-stop style:position="3.191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120"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121"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en" fo:country="GB" style:font-size-asian="12pt" style:font-name-complex="Arial1"/>
    </style:style>
    <style:style style:name="P122" style:family="paragraph" style:parent-style-name="Standard">
      <style:paragraph-properties fo:margin-left="2.752cm" fo:margin-right="0cm" fo:text-indent="-1cm" style:auto-text-indent="false"/>
      <style:text-properties fo:font-size="12pt" fo:background-color="#ffff00" style:font-size-asian="12pt" style:font-name-complex="Arial1"/>
    </style:style>
    <style:style style:name="P123" style:family="paragraph" style:parent-style-name="Standard">
      <style:paragraph-properties fo:margin-left="2.752cm" fo:margin-right="0cm" fo:text-indent="-1cm" style:auto-text-indent="false"/>
      <style:text-properties style:text-line-through-style="solid" style:text-line-through-type="single" fo:font-size="12pt" style:font-size-asian="12pt" style:font-name-complex="Arial1"/>
    </style:style>
    <style:style style:name="P124" style:family="paragraph" style:parent-style-name="Standard">
      <style:paragraph-properties fo:margin-left="2.752cm" fo:margin-right="0cm" fo:text-indent="-1cm" style:auto-text-indent="false"/>
      <style:text-properties fo:font-size="8pt" style:font-size-asian="8pt" style:font-name-complex="Arial1"/>
    </style:style>
    <style:style style:name="P125" style:family="paragraph" style:parent-style-name="Standard">
      <style:paragraph-properties fo:margin-left="2.752cm" fo:margin-right="0cm" fo:text-indent="-1cm" style:auto-text-indent="false"/>
      <style:text-properties style:text-line-through-style="solid" style:text-line-through-type="double" fo:font-size="12pt" style:font-size-asian="12pt" style:font-name-complex="Arial1"/>
    </style:style>
    <style:style style:name="P126" style:family="paragraph" style:parent-style-name="Standard">
      <style:paragraph-properties fo:margin-left="2.752cm" fo:margin-right="0cm" fo:text-indent="-1cm" style:auto-text-indent="false">
        <style:tab-stops>
          <style:tab-stop style:position="5.741cm"/>
          <style:tab-stop style:position="12.254cm" style:type="right"/>
        </style:tab-stops>
      </style:paragraph-properties>
    </style:style>
    <style:style style:name="P127" style:family="paragraph" style:parent-style-name="Standard">
      <style:paragraph-properties fo:margin-left="2.752cm" fo:margin-right="0cm" fo:text-align="justify" style:justify-single-word="false" fo:text-indent="-1cm" style:auto-text-indent="false"/>
      <style:text-properties fo:font-size="10pt" style:font-size-asian="10pt" style:font-name-complex="Arial1" style:font-size-complex="10pt"/>
    </style:style>
    <style:style style:name="P128"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text-properties fo:font-size="10pt" style:font-size-asian="10pt" style:font-name-complex="Arial1" style:font-size-complex="10pt"/>
    </style:style>
    <style:style style:name="P129" style:family="paragraph" style:parent-style-name="Standard">
      <style:paragraph-properties fo:margin-left="2.752cm" fo:margin-right="0cm" fo:text-indent="-1cm" style:auto-text-indent="false"/>
      <style:text-properties fo:font-size="10pt" fo:background-color="#ffff00" style:font-size-asian="10pt" style:font-size-complex="10pt"/>
    </style:style>
    <style:style style:name="P130" style:family="paragraph" style:parent-style-name="Standard">
      <style:paragraph-properties fo:margin-left="2.752cm" fo:margin-right="0cm" fo:text-align="justify" style:justify-single-word="false" fo:text-indent="-1cm" style:auto-text-indent="false">
        <style:tab-stops>
          <style:tab-stop style:position="3.249cm"/>
        </style:tab-stops>
      </style:paragraph-properties>
    </style:style>
    <style:style style:name="P131"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style>
    <style:style style:name="P132" style:family="paragraph" style:parent-style-name="Standard">
      <style:paragraph-properties fo:margin-left="2.752cm" fo:margin-right="0cm" fo:text-indent="-1cm" style:auto-text-indent="false"/>
      <style:text-properties fo:background-color="#ffff00"/>
    </style:style>
    <style:style style:name="P133"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17cm" style:type="right"/>
        </style:tab-stops>
      </style:paragraph-properties>
    </style:style>
    <style:style style:name="P134"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34cm" style:type="right"/>
        </style:tab-stops>
      </style:paragraph-properties>
    </style:style>
    <style:style style:name="P135" style:family="paragraph" style:parent-style-name="Standard">
      <style:paragraph-properties fo:margin-left="4.001cm" fo:margin-right="0cm" fo:text-indent="-1cm" style:auto-text-indent="false"/>
    </style:style>
    <style:style style:name="P136" style:family="paragraph" style:parent-style-name="Standard">
      <style:paragraph-properties fo:margin-left="4.001cm" fo:margin-right="0cm" fo:text-indent="-1cm" style:auto-text-indent="false"/>
      <style:text-properties fo:font-size="12pt" style:font-size-asian="12pt" style:font-name-complex="Arial1"/>
    </style:style>
    <style:style style:name="P137" style:family="paragraph" style:parent-style-name="Standard">
      <style:paragraph-properties fo:margin-left="4.001cm" fo:margin-right="0cm" fo:text-indent="-1cm" style:auto-text-indent="false">
        <style:tab-stops>
          <style:tab-stop style:position="2.251cm"/>
        </style:tab-stops>
      </style:paragraph-properties>
      <style:text-properties fo:font-size="12pt" fo:background-color="#ffff00" style:font-size-asian="12pt" style:font-name-complex="Arial1"/>
    </style:style>
    <style:style style:name="P138" style:family="paragraph" style:parent-style-name="Standard">
      <style:paragraph-properties fo:margin-left="0cm" fo:margin-right="0cm" fo:text-indent="1.27cm" style:auto-text-indent="false"/>
      <style:text-properties fo:font-size="12pt" style:font-size-asian="12pt" style:font-name-complex="Arial1"/>
    </style:style>
    <style:style style:name="P139" style:family="paragraph" style:parent-style-name="Standard">
      <style:paragraph-properties fo:margin-left="1.27cm" fo:margin-right="0cm" fo:text-indent="0cm" style:auto-text-indent="false"/>
      <style:text-properties fo:font-size="12pt" style:font-size-asian="12pt" style:font-name-complex="Arial1"/>
    </style:style>
    <style:style style:name="P140" style:family="paragraph" style:parent-style-name="Standard">
      <style:paragraph-properties fo:margin-left="2.251cm" fo:margin-right="0cm" fo:text-indent="0cm" style:auto-text-indent="false"/>
    </style:style>
    <style:style style:name="P141" style:family="paragraph" style:parent-style-name="Standard">
      <style:paragraph-properties fo:margin-left="2.251cm" fo:margin-right="0cm" fo:text-indent="0cm" style:auto-text-indent="false"/>
      <style:text-properties fo:font-size="12pt" style:font-size-asian="12pt" style:font-name-complex="Arial1"/>
    </style:style>
    <style:style style:name="P142" style:family="paragraph" style:parent-style-name="Standard">
      <style:paragraph-properties fo:margin-left="2.251cm" fo:margin-right="0cm" fo:text-indent="0cm" style:auto-text-indent="false">
        <style:tab-stops>
          <style:tab-stop style:position="0.25cm"/>
        </style:tab-stops>
      </style:paragraph-properties>
      <style:text-properties fo:font-size="12pt" style:font-size-asian="12pt" style:font-name-complex="Arial1"/>
    </style:style>
    <style:style style:name="P143" style:family="paragraph" style:parent-style-name="Standard">
      <style:paragraph-properties fo:margin-left="2.251cm" fo:margin-right="0cm" fo:text-align="justify" style:justify-single-word="false" fo:text-indent="0cm" style:auto-text-indent="false"/>
      <style:text-properties fo:font-size="12pt" style:font-size-asian="12pt" style:font-name-complex="Arial1"/>
    </style:style>
    <style:style style:name="P144" style:family="paragraph" style:parent-style-name="Rientro_20_corpo_20_del_20_testo_20_3">
      <style:paragraph-properties fo:margin-left="2.251cm" fo:margin-right="0cm" fo:text-indent="0cm" style:auto-text-indent="false"/>
    </style:style>
    <style:style style:name="P145" style:family="paragraph" style:parent-style-name="Heading_20_4">
      <style:paragraph-properties fo:margin-left="2.251cm" fo:margin-right="0cm" fo:text-indent="0cm" style:auto-text-indent="false">
        <style:tab-stops/>
      </style:paragraph-properties>
    </style:style>
    <style:style style:name="P146" style:family="paragraph" style:parent-style-name="Standard">
      <style:paragraph-properties fo:margin-left="2.752cm" fo:margin-right="0cm" fo:text-indent="-0.501cm" style:auto-text-indent="false"/>
    </style:style>
    <style:style style:name="P147" style:family="paragraph" style:parent-style-name="Standard">
      <style:paragraph-properties fo:margin-left="2.752cm" fo:margin-right="0cm" fo:text-indent="-0.501cm" style:auto-text-indent="false"/>
      <style:text-properties fo:font-size="12pt" style:font-size-asian="12pt" style:font-name-complex="Arial1"/>
    </style:style>
    <style:style style:name="P148" style:family="paragraph" style:parent-style-name="Standard">
      <style:paragraph-properties fo:margin-left="2.752cm" fo:margin-right="0cm" fo:text-indent="-0.501cm" style:auto-text-indent="false">
        <style:tab-stops>
          <style:tab-stop style:position="-1cm"/>
        </style:tab-stops>
      </style:paragraph-properties>
      <style:text-properties fo:font-size="12pt" style:font-size-asian="12pt" style:font-name-complex="Arial1"/>
    </style:style>
    <style:style style:name="P149" style:family="paragraph" style:parent-style-name="Standard">
      <style:paragraph-properties fo:margin-left="2.752cm" fo:margin-right="0cm" fo:text-align="justify" style:justify-single-word="false" fo:text-indent="-0.501cm" style:auto-text-indent="false"/>
      <style:text-properties fo:font-size="12pt" style:font-size-asian="12pt" style:font-name-complex="Arial1"/>
    </style:style>
    <style:style style:name="P150" style:family="paragraph" style:parent-style-name="Standard">
      <style:paragraph-properties fo:margin-left="2.752cm" fo:margin-right="0cm" fo:text-indent="-0.501cm" style:auto-text-indent="false">
        <style:tab-stops>
          <style:tab-stop style:position="9.001cm"/>
        </style:tab-stops>
      </style:paragraph-properties>
    </style:style>
    <style:style style:name="P151" style:family="paragraph" style:parent-style-name="Standard">
      <style:paragraph-properties fo:margin-left="2.752cm" fo:margin-right="0cm" fo:text-align="justify" style:justify-single-word="false" fo:text-indent="-0.501cm" style:auto-text-indent="false">
        <style:tab-stops>
          <style:tab-stop style:position="11.259cm"/>
        </style:tab-stops>
      </style:paragraph-properties>
    </style:style>
    <style:style style:name="P152" style:family="paragraph" style:parent-style-name="Rientro_20_corpo_20_del_20_testo_20_2">
      <style:paragraph-properties fo:margin-left="2.752cm" fo:margin-right="0cm" fo:text-indent="-0.501cm" style:auto-text-indent="false"/>
    </style:style>
    <style:style style:name="P153" style:family="paragraph" style:parent-style-name="Rientro_20_corpo_20_del_20_testo_20_2">
      <style:paragraph-properties fo:margin-left="2.752cm" fo:margin-right="0cm" fo:text-align="justify" style:justify-single-word="false" fo:text-indent="-0.501cm" style:auto-text-indent="false"/>
    </style:style>
    <style:style style:name="P154" style:family="paragraph" style:parent-style-name="Standard">
      <style:paragraph-properties fo:margin-left="3cm" fo:margin-right="0cm" fo:text-indent="-1cm" style:auto-text-indent="false"/>
      <style:text-properties fo:font-size="12pt" style:font-size-asian="12pt" style:font-name-complex="Arial1"/>
    </style:style>
    <style:style style:name="P155" style:family="paragraph" style:parent-style-name="Standard">
      <style:paragraph-properties fo:margin-left="2.106cm" fo:margin-right="0cm" fo:text-indent="0cm" style:auto-text-indent="false"/>
      <style:text-properties fo:font-size="12pt" style:font-size-asian="12pt" style:font-name-complex="Arial1"/>
    </style:style>
    <style:style style:name="P156" style:family="paragraph" style:parent-style-name="Standard">
      <style:paragraph-properties fo:margin-left="2cm" fo:margin-right="0cm" fo:text-indent="0cm" style:auto-text-indent="false"/>
    </style:style>
    <style:style style:name="P157" style:family="paragraph" style:parent-style-name="Standard">
      <style:paragraph-properties fo:margin-left="2cm" fo:margin-right="0cm" fo:text-indent="0cm" style:auto-text-indent="false"/>
      <style:text-properties fo:font-size="12pt" style:font-size-asian="12pt" style:font-name-complex="Arial1"/>
    </style:style>
    <style:style style:name="P158" style:family="paragraph" style:parent-style-name="Standard">
      <style:paragraph-properties fo:margin-left="2cm" fo:margin-right="0cm" fo:text-align="justify"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159" style:family="paragraph" style:parent-style-name="Standard">
      <style:paragraph-properties fo:margin-left="2cm" fo:margin-right="0cm" fo:text-align="start"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160" style:family="paragraph" style:parent-style-name="Rientro_20_corpo_20_del_20_testo_20_3">
      <style:paragraph-properties fo:margin-left="2cm" fo:margin-right="0cm" fo:text-indent="0cm" style:auto-text-indent="false"/>
    </style:style>
    <style:style style:name="P161" style:family="paragraph" style:parent-style-name="Standard">
      <style:paragraph-properties fo:margin-left="3cm" fo:margin-right="0cm" fo:text-indent="-0.75cm" style:auto-text-indent="false"/>
    </style:style>
    <style:style style:name="P162" style:family="paragraph" style:parent-style-name="Standard">
      <style:paragraph-properties fo:margin-left="3cm" fo:margin-right="0cm" fo:text-indent="-0.75cm" style:auto-text-indent="false"/>
      <style:text-properties fo:font-size="12pt" style:font-size-asian="12pt" style:font-name-complex="Arial1"/>
    </style:style>
    <style:style style:name="P163" style:family="paragraph" style:parent-style-name="Standard">
      <style:paragraph-properties fo:margin-left="3.81cm" fo:margin-right="0cm" fo:text-indent="1.27cm" style:auto-text-indent="false"/>
      <style:text-properties fo:font-size="12pt" style:font-size-asian="12pt" style:font-name-complex="Arial1"/>
    </style:style>
    <style:style style:name="P164" style:family="paragraph" style:parent-style-name="Standard">
      <style:paragraph-properties fo:margin-left="4.022cm" fo:margin-right="0cm" fo:text-indent="1.058cm" style:auto-text-indent="false"/>
      <style:text-properties fo:font-size="12pt" style:font-size-asian="12pt" style:font-name-complex="Arial1"/>
    </style:style>
    <style:style style:name="P165" style:family="paragraph" style:parent-style-name="Standard">
      <style:paragraph-properties fo:margin-left="3cm" fo:margin-right="0cm" fo:text-indent="-0.751cm" style:auto-text-indent="false"/>
      <style:text-properties fo:font-size="12pt" style:font-size-asian="12pt" style:font-name-complex="Arial1"/>
    </style:style>
    <style:style style:name="P166" style:family="paragraph" style:parent-style-name="Standard">
      <style:paragraph-properties fo:margin-left="3cm" fo:margin-right="0cm" fo:text-indent="-0.751cm" style:auto-text-indent="false">
        <style:tab-stops>
          <style:tab-stop style:position="-0.75cm"/>
        </style:tab-stops>
      </style:paragraph-properties>
      <style:text-properties fo:font-size="12pt" style:font-size-asian="12pt" style:font-name-complex="Arial1"/>
    </style:style>
    <style:style style:name="P167" style:family="paragraph" style:parent-style-name="Standard">
      <style:paragraph-properties fo:margin-left="2.501cm" fo:margin-right="0cm" fo:text-indent="0cm" style:auto-text-indent="false"/>
    </style:style>
    <style:style style:name="P168" style:family="paragraph" style:parent-style-name="Standard">
      <style:paragraph-properties fo:margin-left="2.501cm" fo:margin-right="0cm" fo:text-indent="0cm" style:auto-text-indent="false"/>
      <style:text-properties fo:font-size="12pt" style:font-size-asian="12pt" style:font-name-complex="Arial1"/>
    </style:style>
    <style:style style:name="P169" style:family="paragraph" style:parent-style-name="Standard">
      <style:paragraph-properties fo:margin-left="1cm" fo:margin-right="0cm" fo:text-indent="-0.249cm" style:auto-text-indent="false"/>
      <style:text-properties fo:font-size="12pt" style:font-size-asian="12pt" style:font-name-complex="Arial1"/>
    </style:style>
    <style:style style:name="P170" style:family="paragraph" style:parent-style-name="COMMA">
      <style:paragraph-properties fo:margin-left="0.501cm" fo:margin-right="0cm" fo:orphans="0" fo:widows="0" fo:text-indent="-0.501cm" style:auto-text-indent="false"/>
    </style:style>
    <style:style style:name="P171" style:family="paragraph" style:parent-style-name="COMMA">
      <style:paragraph-properties fo:margin-left="0.501cm" fo:margin-right="0cm" fo:orphans="0" fo:widows="0" fo:text-indent="-0.501cm" style:auto-text-indent="false"/>
      <style:text-properties fo:font-size="12pt" style:font-size-asian="12pt" style:font-name-complex="Arial1"/>
    </style:style>
    <style:style style:name="P172" style:family="paragraph" style:parent-style-name="COMMA">
      <style:paragraph-properties fo:margin-left="0.501cm" fo:margin-right="0cm" fo:orphans="0" fo:widows="0" fo:text-indent="-0.501cm" style:auto-text-indent="false"/>
      <style:text-properties fo:font-size="12pt" fo:font-style="italic" style:font-size-asian="12pt" style:font-style-asian="italic" style:font-name-complex="Arial1" style:font-style-complex="italic"/>
    </style:style>
    <style:style style:name="P173" style:family="paragraph" style:parent-style-name="COMMA">
      <style:paragraph-properties fo:margin-left="0.501cm" fo:margin-right="0cm" fo:orphans="0" fo:widows="0" fo:text-indent="-0.501cm" style:auto-text-indent="false"/>
      <style:text-properties style:text-line-through-style="solid" style:text-line-through-type="single" fo:font-size="12pt" style:font-size-asian="12pt" style:font-name-complex="Arial1"/>
    </style:style>
    <style:style style:name="P174" style:family="paragraph" style:parent-style-name="COMMA">
      <style:paragraph-properties fo:margin-left="0.501cm" fo:margin-right="0cm" fo:orphans="0" fo:widows="0" fo:text-indent="-0.501cm" style:auto-text-indent="false" fo:keep-with-next="always"/>
      <style:text-properties fo:font-size="12pt" style:font-size-asian="12pt" style:font-name-complex="Arial1"/>
    </style:style>
    <style:style style:name="P175" style:family="paragraph" style:parent-style-name="COMMA">
      <style:paragraph-properties fo:margin-left="0.501cm" fo:margin-right="0cm" fo:orphans="0" fo:widows="0" fo:text-indent="-0.501cm" style:auto-text-indent="false" fo:keep-with-next="always"/>
      <style:text-properties fo:font-size="12pt" fo:font-style="italic" style:font-size-asian="12pt" style:font-style-asian="italic" style:font-name-complex="Arial1" style:font-style-complex="italic"/>
    </style:style>
    <style:style style:name="P176" style:family="paragraph" style:parent-style-name="COMMA">
      <style:paragraph-properties fo:margin-left="0.501cm" fo:margin-right="0cm" fo:margin-top="0.199cm" fo:margin-bottom="0cm" loext:contextual-spacing="false" fo:orphans="0" fo:widows="0" fo:text-indent="-0.501cm" style:auto-text-indent="false"/>
      <style:text-properties fo:font-size="12pt" style:font-size-asian="12pt" style:font-name-complex="Arial1"/>
    </style:style>
    <style:style style:name="P177" style:family="paragraph" style:parent-style-name="List">
      <style:paragraph-properties fo:margin-left="1.251cm" fo:margin-right="0cm" fo:orphans="0" fo:widows="0" fo:text-indent="-0.75cm" style:auto-text-indent="false"/>
    </style:style>
    <style:style style:name="P178" style:family="paragraph" style:parent-style-name="List">
      <style:paragraph-properties fo:margin-left="1.251cm" fo:margin-right="0cm" fo:orphans="0" fo:widows="0" fo:text-indent="-0.75cm" style:auto-text-indent="false"/>
      <style:text-properties fo:font-size="12pt" style:font-size-asian="12pt" style:font-name-complex="Arial1"/>
    </style:style>
    <style:style style:name="P179" style:family="paragraph" style:parent-style-name="List">
      <style:paragraph-properties fo:margin-left="1.251cm" fo:margin-right="0cm" fo:orphans="0" fo:widows="0" fo:text-indent="-0.75cm" style:auto-text-indent="false"/>
      <style:text-properties style:text-line-through-style="solid" style:text-line-through-type="single" fo:font-size="12pt" style:font-size-asian="12pt" style:font-name-complex="Arial1"/>
    </style:style>
    <style:style style:name="P180" style:family="paragraph" style:parent-style-name="ELENCO2">
      <style:paragraph-properties fo:margin-left="2cm" fo:margin-right="0cm" fo:orphans="0" fo:widows="0" fo:text-indent="-0.75cm" style:auto-text-indent="false"/>
      <style:text-properties fo:font-size="12pt" style:font-size-asian="12pt" style:font-name-complex="Arial1"/>
    </style:style>
    <style:style style:name="P181" style:family="paragraph" style:parent-style-name="COMMA">
      <style:paragraph-properties fo:margin-left="0cm" fo:margin-right="0cm" fo:orphans="0" fo:widows="0" fo:text-indent="0cm" style:auto-text-indent="false"/>
      <style:text-properties fo:font-size="12pt" style:font-size-asian="12pt" style:font-name-complex="Arial1"/>
    </style:style>
    <style:style style:name="P182" style:family="paragraph" style:parent-style-name="Standard">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83" style:family="paragraph" style:parent-style-name="Standard">
      <style:paragraph-properties fo:margin-left="0cm" fo:margin-right="0cm" fo:margin-top="0.18cm" fo:margin-bottom="0.42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84" style:family="paragraph" style:parent-style-name="Standard">
      <style:paragraph-properties fo:margin-left="0cm" fo:margin-right="0cm" fo:margin-top="0.101cm" fo:margin-bottom="0cm" loext:contextual-spacing="false" fo:text-align="justify" style:justify-single-word="false" fo:text-indent="0cm" style:auto-text-indent="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185" style:family="paragraph" style:parent-style-name="COMMA">
      <style:paragraph-properties fo:margin-left="0cm" fo:margin-right="0cm" fo:margin-top="0.101cm" fo:margin-bottom="0cm" loext:contextual-spacing="false" fo:text-indent="0cm" style:auto-text-indent="false"/>
      <style:text-properties fo:font-size="12pt" style:font-size-asian="12pt" style:font-size-complex="12pt"/>
    </style:style>
    <style:style style:name="P186" style:family="paragraph" style:parent-style-name="Standard">
      <style:paragraph-properties fo:margin-left="0cm" fo:margin-right="0cm" fo:text-align="start" style:justify-single-word="false" fo:text-indent="0cm" style:auto-text-indent="false" style:text-autospace="none">
        <style:tab-stops/>
      </style:paragraph-properties>
    </style:style>
    <style:style style:name="P187"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88" style:family="paragraph" style:parent-style-name="Preformattato_20_HTML">
      <style:paragraph-properties fo:margin-left="0cm" fo:margin-right="0cm" fo:text-align="center" style:justify-single-word="false" fo:orphans="0" fo:widows="0" fo:text-indent="0cm" style:auto-text-indent="false">
        <style:tab-stops>
          <style:tab-stop style:position="-0.635cm"/>
          <style:tab-stop style:position="0.981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s>
      </style:paragraph-properties>
    </style:style>
    <style:style style:name="P189" style:family="paragraph" style:parent-style-name="COMMA">
      <style:paragraph-properties fo:text-align="center" style:justify-single-word="false" fo:orphans="0" fo:widows="0"/>
      <style:text-properties fo:font-size="12pt" fo:font-style="italic" style:font-size-asian="12pt" style:font-style-asian="italic" style:font-name-complex="Arial1" style:font-style-complex="italic"/>
    </style:style>
    <style:style style:name="P190" style:family="paragraph" style:parent-style-name="COMMA">
      <style:paragraph-properties fo:orphans="0" fo:widows="0"/>
      <style:text-properties fo:font-size="12pt" style:font-size-asian="12pt" style:font-name-complex="Arial1"/>
    </style:style>
    <style:style style:name="P191" style:family="paragraph" style:parent-style-name="ALLEGATO">
      <style:text-properties fo:font-variant="normal" fo:text-transform="none" fo:font-size="12pt" fo:font-weight="normal" style:font-size-asian="12pt" style:font-weight-asian="normal" style:font-name-complex="Arial1"/>
    </style:style>
    <style:style style:name="P192" style:family="paragraph" style:parent-style-name="ALLEGATO">
      <style:text-properties fo:font-style="italic" style:font-style-asian="italic" style:font-style-complex="italic"/>
    </style:style>
    <style:style style:name="P193" style:family="paragraph" style:parent-style-name="ALLEGATO">
      <style:paragraph-properties fo:margin-top="0.423cm" fo:margin-bottom="0.423cm" loext:contextual-spacing="false" fo:break-before="page"/>
      <style:text-properties fo:font-size="12pt" style:font-size-asian="12pt" style:font-name-complex="Arial1"/>
    </style:style>
    <style:style style:name="P194" style:family="paragraph" style:parent-style-name="ALLEGATO">
      <style:paragraph-properties fo:margin-top="0.423cm" fo:margin-bottom="0.423cm" loext:contextual-spacing="false" fo:break-before="page"/>
      <style:text-properties fo:font-size="12pt" fo:font-style="italic" style:font-size-asian="12pt" style:font-style-asian="italic" style:font-name-complex="Arial1" style:font-style-complex="italic"/>
    </style:style>
    <style:style style:name="P195" style:family="paragraph" style:parent-style-name="ALLEGATO">
      <style:paragraph-properties fo:margin-top="0.423cm" fo:margin-bottom="0.423cm" loext:contextual-spacing="false" fo:text-align="center" style:justify-single-word="false" fo:break-before="page" style:text-autospace="none"/>
      <style:text-properties style:font-name="Arial1" fo:font-size="12pt" fo:font-weight="bold" style:font-name-asian="TimesNewRoman" style:font-size-asian="12pt" style:font-weight-asian="bold" style:font-name-complex="Arial1" style:font-size-complex="12pt" style:font-weight-complex="bold"/>
    </style:style>
    <style:style style:name="P196" style:family="paragraph" style:parent-style-name="ALLEGATO">
      <style:paragraph-properties fo:margin-top="0.423cm" fo:margin-bottom="0.423cm" loext:contextual-spacing="false" fo:break-before="page"/>
      <style:text-properties style:text-line-through-style="none" style:text-line-through-type="none" fo:font-size="12pt" fo:font-weight="bold" style:font-size-asian="12pt" style:font-name-complex="Arial1"/>
    </style:style>
    <style:style style:name="P197" style:family="paragraph" style:parent-style-name="ALLEGATO">
      <style:paragraph-properties fo:margin-top="0.423cm" fo:margin-bottom="0.423cm" loext:contextual-spacing="false"/>
      <style:text-properties fo:font-size="12pt" style:font-size-asian="12pt" style:font-name-complex="Arial1"/>
    </style:style>
    <style:style style:name="P198" style:family="paragraph" style:parent-style-name="ALLEGATO">
      <style:paragraph-properties fo:margin-top="0.423cm" fo:margin-bottom="0.423cm" loext:contextual-spacing="false" fo:text-align="center" style:justify-single-word="false" style:text-autospace="none"/>
      <style:text-properties style:font-name="Arial1" fo:font-size="12pt" fo:font-style="normal" fo:font-weight="bold" style:font-name-asian="TimesNewRoman" style:font-size-asian="12pt" style:font-style-asian="normal" style:font-weight-asian="bold" style:font-name-complex="Arial1" style:font-size-complex="12pt" style:font-style-complex="normal" style:font-weight-complex="bold"/>
    </style:style>
    <style:style style:name="P199" style:family="paragraph" style:parent-style-name="ALLEGATO">
      <style:paragraph-properties fo:margin-left="1cm" fo:margin-right="0cm" fo:margin-top="0.423cm" fo:margin-bottom="0.423cm" loext:contextual-spacing="false" fo:text-indent="-1cm" style:auto-text-indent="false"/>
      <style:text-properties fo:font-size="12pt" style:font-size-asian="12pt" style:font-name-complex="Arial1"/>
    </style:style>
    <style:style style:name="P200" style:family="paragraph" style:parent-style-name="Standard">
      <style:paragraph-properties fo:margin-left="1cm" fo:margin-right="0cm" fo:text-align="justify" style:justify-single-word="false" fo:text-indent="-1cm" style:auto-text-indent="false" style:text-autospace="none">
        <style:tab-stops/>
      </style:paragraph-properties>
      <style:text-properties style:font-name="Arial1" fo:font-size="12pt" fo:font-weight="normal" style:font-name-asian="TimesNewRoman" style:font-size-asian="12pt" style:font-weight-asian="normal" style:font-name-complex="TimesNewRoman" style:font-size-complex="12pt" style:font-weight-complex="normal"/>
    </style:style>
    <style:style style:name="P201" style:family="paragraph" style:parent-style-name="TITOLO_20_Allegato">
      <style:text-properties fo:font-size="12pt" style:font-size-asian="12pt" style:font-name-complex="Arial1"/>
    </style:style>
    <style:style style:name="P202" style:family="paragraph" style:parent-style-name="TITOLO_20_Allegato">
      <style:paragraph-properties fo:text-align="center" style:justify-single-word="false" style:text-autospace="none"/>
      <style:text-properties style:font-name="Arial1" fo:font-size="12pt" fo:font-weight="normal" style:font-name-asian="TimesNewRoman" style:font-size-asian="12pt" style:font-weight-asian="normal" style:font-name-complex="Arial1" style:font-size-complex="12pt" style:font-weight-complex="normal"/>
    </style:style>
    <style:style style:name="P203" style:family="paragraph" style:parent-style-name="Rientro_20_corpo_20_del_20_testo_20_3">
      <style:text-properties style:text-line-through-style="solid" style:text-line-through-type="double"/>
    </style:style>
    <style:style style:name="P204" style:family="paragraph" style:parent-style-name="Rientro_20_corpo_20_del_20_testo_20_3">
      <style:text-properties style:text-line-through-style="solid" style:text-line-through-type="single"/>
    </style:style>
    <style:style style:name="P205" style:family="paragraph" style:parent-style-name="Rientro_20_corpo_20_del_20_testo_20_3">
      <style:text-properties fo:font-style="italic" style:font-style-asian="italic" style:font-style-complex="italic"/>
    </style:style>
    <style:style style:name="P206" style:family="paragraph" style:parent-style-name="Rientro_20_corpo_20_del_20_testo_20_3">
      <style:text-properties fo:font-size="8pt" style:font-size-asian="8pt"/>
    </style:style>
    <style:style style:name="P207" style:family="paragraph" style:parent-style-name="Rientro_20_corpo_20_del_20_testo_20_3">
      <style:paragraph-properties fo:text-align="justify" style:justify-single-word="false"/>
    </style:style>
    <style:style style:name="P208" style:family="paragraph" style:parent-style-name="Rientro_20_corpo_20_del_20_testo_20_3">
      <style:text-properties fo:background-color="#ffff00"/>
    </style:style>
    <style:style style:name="P209" style:family="paragraph" style:parent-style-name="Preformattato_20_HTML">
      <style:paragraph-properties style:snap-to-layout-grid="false">
        <style:tab-stops/>
      </style:paragraph-properties>
      <style:text-properties style:font-name="Arial1" fo:font-size="12pt" fo:font-style="italic" style:font-size-asian="12pt" style:font-style-asian="italic" style:font-name-complex="Arial1" style:font-style-complex="italic"/>
    </style:style>
    <style:style style:name="P210" style:family="paragraph" style:parent-style-name="Preformattato_20_HTML">
      <style:paragraph-properties fo:text-align="justify" style:justify-single-word="false"/>
      <style:text-properties style:font-name="Arial1" fo:font-size="12pt" fo:font-style="italic" style:font-size-asian="12pt" style:font-style-asian="italic" style:font-name-complex="Arial1" style:font-style-complex="italic"/>
    </style:style>
    <style:style style:name="P211" style:family="paragraph" style:parent-style-name="Preformattato_20_HTML">
      <style:paragraph-properties style:snap-to-layout-grid="false">
        <style:tab-stops/>
      </style:paragraph-properties>
      <style:text-properties style:font-name="Arial1" fo:font-size="12pt" fo:language="en" fo:country="GB" fo:font-style="italic" style:font-size-asian="12pt" style:font-style-asian="italic" style:font-name-complex="Arial1" style:font-style-complex="italic"/>
    </style:style>
    <style:style style:name="P212" style:family="paragraph" style:parent-style-name="Preformattato_20_HTML">
      <style:paragraph-properties style:snap-to-layout-grid="false">
        <style:tab-stops/>
      </style:paragraph-properties>
      <style:text-properties style:font-name="Arial1" fo:font-size="12pt" fo:language="de" fo:country="DE" fo:font-style="italic" style:font-size-asian="12pt" style:font-style-asian="italic" style:font-name-complex="Arial1" style:font-style-complex="italic"/>
    </style:style>
    <style:style style:name="P213" style:family="paragraph" style:parent-style-name="Preformattato_20_HTML">
      <style:text-properties style:font-name="Arial1" fo:font-size="8pt" style:font-size-asian="8pt" style:font-size-complex="8pt"/>
    </style:style>
    <style:style style:name="P214" style:family="paragraph" style:parent-style-name="Preformattato_20_HTML">
      <style:paragraph-properties fo:margin-left="3.501cm" fo:margin-right="0cm" fo:text-indent="-0.75cm" style:auto-text-indent="false">
        <style:tab-stops>
          <style:tab-stop style:position="-1.886cm"/>
          <style:tab-stop style:position="0cm"/>
          <style:tab-stop style:position="1.346cm"/>
          <style:tab-stop style:position="2.962cm"/>
          <style:tab-stop style:position="4.577cm"/>
          <style:tab-stop style:position="6.193cm"/>
          <style:tab-stop style:position="7.809cm"/>
          <style:tab-stop style:position="9.424cm"/>
          <style:tab-stop style:position="11.04cm"/>
          <style:tab-stop style:position="12.656cm"/>
          <style:tab-stop style:position="14.272cm"/>
          <style:tab-stop style:position="15.887cm"/>
          <style:tab-stop style:position="17.503cm"/>
          <style:tab-stop style:position="19.119cm"/>
          <style:tab-stop style:position="20.735cm"/>
          <style:tab-stop style:position="22.35cm"/>
        </style:tab-stops>
      </style:paragraph-properties>
      <style:text-properties style:font-name="Arial1" fo:font-size="12pt" fo:font-style="italic" style:font-size-asian="12pt" style:font-style-asian="italic" style:font-name-complex="Arial1" style:font-style-complex="italic"/>
    </style:style>
    <style:style style:name="P215" style:family="paragraph" style:parent-style-name="Preformattato_20_HTML">
      <style:paragraph-properties fo:margin-top="0.176cm" fo:margin-bottom="0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16" style:family="paragraph" style:parent-style-name="Preformattato_20_HTML">
      <style:paragraph-properties fo:margin-top="0.176cm" fo:margin-bottom="0.176cm" loext:contextual-spacing="false" fo:text-align="center" style:justify-single-word="false"/>
      <style:text-properties style:font-name="Arial1" fo:font-size="12pt" fo:font-style="italic" style:font-size-asian="12pt" style:font-style-asian="italic" style:font-name-complex="Arial1" style:font-style-complex="italic"/>
    </style:style>
    <style:style style:name="P217" style:family="paragraph" style:parent-style-name="Preformattato_20_HTML">
      <style:paragraph-properties fo:margin-top="0.176cm" fo:margin-bottom="0.176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18" style:family="paragraph" style:parent-style-name="Preformattato_20_HTML">
      <style:paragraph-properties fo:margin-top="0.176cm" fo:margin-bottom="0.176cm" loext:contextual-spacing="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219" style:family="paragraph" style:parent-style-name="Preformattato_20_HTML">
      <style:paragraph-properties fo:margin-top="0.176cm" fo:margin-bottom="0.176cm" loext:contextual-spacing="false" style:snap-to-layout-grid="false">
        <style:tab-stops/>
      </style:paragraph-properties>
      <style:text-properties style:font-name="Arial1" fo:font-size="12pt" fo:font-style="italic" fo:font-weight="bold" style:font-size-asian="12pt" style:font-style-asian="italic" style:font-weight-asian="bold" style:font-name-complex="Arial1" style:font-style-complex="italic" style:font-weight-complex="bold"/>
    </style:style>
    <style:style style:name="P220" style:family="paragraph" style:parent-style-name="Preformattato_20_HTML">
      <style:paragraph-properties fo:margin-top="0.176cm" fo:margin-bottom="0.176cm" loext:contextual-spacing="false" fo:text-align="justify" style:justify-single-word="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221" style:family="paragraph" style:parent-style-name="Preformattato_20_HTML">
      <style:paragraph-properties fo:margin-top="0.176cm" fo:margin-bottom="0.176cm" loext:contextual-spacing="false" fo:text-align="justify" style:justify-single-word="false"/>
      <style:text-properties style:font-name="Arial1" fo:font-size="8pt" style:font-size-asian="8pt" style:font-name-complex="Arial1"/>
    </style:style>
    <style:style style:name="P222" style:family="paragraph" style:parent-style-name="Preformattato_20_HTML">
      <style:paragraph-properties fo:margin-top="0.176cm" fo:margin-bottom="0.176cm" loext:contextual-spacing="false" fo:text-align="justify" style:justify-single-word="false" style:text-autospace="none"/>
      <style:text-properties style:text-line-through-style="none" style:text-line-through-type="none" style:font-name="Arial1" fo:font-size="8pt" fo:font-weight="normal" style:font-name-asian="Times New Roman1" style:font-size-asian="8pt" style:font-weight-asian="normal" style:font-name-complex="Arial1" style:font-size-complex="11pt" style:font-weight-complex="normal"/>
    </style:style>
    <style:style style:name="P223" style:family="paragraph" style:parent-style-name="Preformattato_20_HTML">
      <style:paragraph-properties fo:margin-top="0.176cm" fo:margin-bottom="0.176cm" loext:contextual-spacing="false" fo:text-align="justify" style:justify-single-word="false" style:text-autospace="none"/>
      <style:text-properties style:use-window-font-color="true" style:font-name="Arial1" fo:font-size="8pt" fo:language="it" fo:country="IT" fo:font-style="italic" fo:font-weight="normal" style:font-name-asian="Times New Roman1" style:font-size-asian="8pt" style:font-style-asian="italic" style:font-weight-asian="normal" style:font-name-complex="Arial1" style:font-size-complex="11pt" style:language-complex="ar" style:country-complex="SA" style:font-style-complex="italic" style:font-weight-complex="normal"/>
    </style:style>
    <style:style style:name="P224" style:family="paragraph" style:parent-style-name="Standard">
      <style:paragraph-properties fo:margin-top="0.176cm" fo:margin-bottom="0.176cm" loext:contextual-spacing="false"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25" style:family="paragraph" style:parent-style-name="Preformattato_20_HTML">
      <style:paragraph-properties fo:margin-top="0cm" fo:margin-bottom="0.212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26" style:family="paragraph" style:parent-style-name="Preformattato_20_HTML">
      <style:paragraph-properties fo:margin-left="1.499cm" fo:margin-right="0cm"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227" style:family="paragraph" style:parent-style-name="Preformattato_20_HTML">
      <style:paragraph-properties fo:margin-left="1.499cm" fo:margin-right="0cm" fo:margin-top="0cm" fo:margin-bottom="0.212cm" loext:contextual-spacing="false"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228" style:family="paragraph" style:parent-style-name="Preformattato_20_HTML">
      <style:paragraph-properties fo:margin-top="0.212cm" fo:margin-bottom="0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29" style:family="paragraph" style:parent-style-name="Preformattato_20_HTML">
      <style:paragraph-properties fo:margin-top="0.176cm" fo:margin-bottom="0.212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30" style:family="paragraph" style:parent-style-name="Standard">
      <style:paragraph-properties fo:margin-left="1.499cm" fo:margin-right="0cm" fo:text-align="justify" style:justify-single-word="false" fo:text-indent="-1cm" style:auto-text-indent="false">
        <style:tab-stops>
          <style:tab-stop style:position="7.525cm"/>
          <style:tab-stop style:position="10.47cm"/>
        </style:tab-stops>
      </style:paragraph-properties>
      <style:text-properties fo:font-size="12pt" style:font-size-asian="12pt" style:font-name-complex="Arial1"/>
    </style:style>
    <style:style style:name="P231" style:family="paragraph" style:parent-style-name="Standard">
      <style:paragraph-properties fo:margin-left="1.499cm" fo:margin-right="0cm" fo:text-align="justify" style:justify-single-word="false" fo:text-indent="-1cm" style:auto-text-indent="false">
        <style:tab-stops/>
      </style:paragraph-properties>
      <style:text-properties fo:font-size="12pt" style:font-size-asian="12pt" style:font-name-complex="Arial1"/>
    </style:style>
    <style:style style:name="P232" style:family="paragraph" style:parent-style-name="Standard">
      <style:paragraph-properties fo:margin-left="0cm" fo:margin-right="0.019cm" fo:text-align="center" style:justify-single-word="false" fo:text-indent="0cm" style:auto-text-indent="false"/>
      <style:text-properties fo:font-size="12pt" style:font-size-asian="12pt" style:font-name-complex="Arial1"/>
    </style:style>
    <style:style style:name="P233" style:family="paragraph" style:parent-style-name="Standard">
      <style:paragraph-properties fo:margin-left="0.995cm" fo:margin-right="0cm" fo:text-indent="0cm" style:auto-text-indent="false"/>
      <style:text-properties fo:font-size="12pt" style:font-size-asian="12pt" style:font-name-complex="Arial1"/>
    </style:style>
    <style:style style:name="P234" style:family="paragraph" style:parent-style-name="Standard">
      <style:paragraph-properties fo:margin-left="0.995cm" fo:margin-right="0cm" fo:text-align="justify" style:justify-single-word="false" fo:text-indent="0cm" style:auto-text-indent="false"/>
      <style:text-properties fo:font-size="12pt" style:font-size-asian="12pt" style:font-name-complex="Arial1"/>
    </style:style>
    <style:style style:name="P235"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text-properties fo:font-size="12pt" style:font-size-asian="12pt" style:font-name-complex="Arial1"/>
    </style:style>
    <style:style style:name="P236" style:family="paragraph" style:parent-style-name="Standard">
      <style:paragraph-properties fo:margin-left="0.995cm" fo:margin-right="0cm" fo:text-indent="0cm" style:auto-text-indent="false">
        <style:tab-stops>
          <style:tab-stop style:position="11.015cm" style:type="right"/>
        </style:tab-stops>
      </style:paragraph-properties>
    </style:style>
    <style:style style:name="P237" style:family="paragraph" style:parent-style-name="Standard">
      <style:paragraph-properties fo:margin-left="0.995cm" fo:margin-right="0cm" fo:text-indent="0cm" style:auto-text-indent="false">
        <style:tab-stops>
          <style:tab-stop style:position="10.996cm" style:type="right"/>
        </style:tab-stops>
      </style:paragraph-properties>
    </style:style>
    <style:style style:name="P238" style:family="paragraph" style:parent-style-name="Standard">
      <style:paragraph-properties fo:margin-left="0.995cm" fo:margin-right="0cm" fo:text-indent="0cm" style:auto-text-indent="false">
        <style:tab-stops>
          <style:tab-stop style:position="11.033cm" style:type="right"/>
          <style:tab-stop style:position="14.035cm" style:type="right"/>
        </style:tab-stops>
      </style:paragraph-properties>
    </style:style>
    <style:style style:name="P239" style:family="paragraph" style:parent-style-name="Standard">
      <style:paragraph-properties fo:margin-left="0.995cm" fo:margin-right="0cm" fo:text-indent="0cm" style:auto-text-indent="false">
        <style:tab-stops>
          <style:tab-stop style:position="10.977cm" style:type="right"/>
          <style:tab-stop style:position="14.035cm" style:type="right"/>
        </style:tab-stops>
      </style:paragraph-properties>
    </style:style>
    <style:style style:name="P240" style:family="paragraph" style:parent-style-name="Standard">
      <style:paragraph-properties fo:margin-left="0.995cm" fo:margin-right="0cm" fo:text-indent="0cm" style:auto-text-indent="false">
        <style:tab-stops>
          <style:tab-stop style:position="11.015cm" style:type="right"/>
          <style:tab-stop style:position="14.035cm" style:type="right"/>
        </style:tab-stops>
      </style:paragraph-properties>
    </style:style>
    <style:style style:name="P241" style:family="paragraph" style:parent-style-name="Standard">
      <style:paragraph-properties fo:margin-left="0.995cm" fo:margin-right="0cm" fo:text-indent="0cm" style:auto-text-indent="false">
        <style:tab-stops>
          <style:tab-stop style:position="10.996cm" style:type="right"/>
          <style:tab-stop style:position="14.018cm" style:type="right"/>
        </style:tab-stops>
      </style:paragraph-properties>
    </style:style>
    <style:style style:name="P242"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style>
    <style:style style:name="P243" style:family="paragraph" style:parent-style-name="Standard">
      <style:paragraph-properties fo:margin-left="0.995cm" fo:margin-right="0cm" fo:orphans="2" fo:widows="2" fo:text-indent="0cm" style:auto-text-indent="false" style:writing-mode="lr-tb">
        <style:tab-stops>
          <style:tab-stop style:position="11.015cm" style:type="right"/>
          <style:tab-stop style:position="14.0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44" style:family="paragraph" style:parent-style-name="COMMA">
      <style:paragraph-properties fo:margin-left="0.995cm" fo:margin-right="0cm" fo:text-indent="0cm" style:auto-text-indent="false"/>
      <style:text-properties fo:font-size="12pt" style:font-size-asian="12pt" style:font-name-complex="Arial1"/>
    </style:style>
    <style:style style:name="P245" style:family="paragraph" style:parent-style-name="Standard">
      <style:paragraph-properties fo:margin-left="1.52cm" fo:margin-right="0cm" fo:text-align="justify" style:justify-single-word="false" fo:text-indent="-0.545cm" style:auto-text-indent="false">
        <style:tab-stops>
          <style:tab-stop style:position="9.476cm" style:type="right"/>
          <style:tab-stop style:position="12.497cm" style:type="right"/>
        </style:tab-stops>
      </style:paragraph-properties>
    </style:style>
    <style:style style:name="P246" style:family="paragraph" style:parent-style-name="Standard">
      <style:paragraph-properties fo:margin-left="1.52cm" fo:margin-right="0cm" fo:text-align="justify" style:justify-single-word="false" fo:text-indent="-0.545cm" style:auto-text-indent="false">
        <style:tab-stops/>
      </style:paragraph-properties>
      <style:text-properties fo:font-size="12pt" style:font-size-asian="12pt" style:font-name-complex="Arial1"/>
    </style:style>
    <style:style style:name="P247" style:family="paragraph" style:parent-style-name="Standard">
      <style:paragraph-properties fo:margin-left="1.501cm" fo:margin-right="0cm" fo:text-align="justify" style:justify-single-word="false" fo:text-indent="-0.526cm" style:auto-text-indent="false">
        <style:tab-stops>
          <style:tab-stop style:position="7.525cm"/>
        </style:tab-stops>
      </style:paragraph-properties>
      <style:text-properties fo:font-size="12pt" style:font-size-asian="12pt" style:font-name-complex="Arial1"/>
    </style:style>
    <style:style style:name="P248" style:family="paragraph" style:parent-style-name="Standard">
      <style:paragraph-properties fo:margin-left="4.597cm" fo:margin-right="3.734cm" fo:text-align="center" style:justify-single-word="false" fo:text-indent="0cm" style:auto-text-indent="false"/>
      <style:text-properties fo:font-size="12pt" style:font-size-asian="12pt" style:font-name-complex="Arial1"/>
    </style:style>
    <style:style style:name="P249" style:family="paragraph" style:parent-style-name="Standard">
      <style:paragraph-properties fo:margin-left="1.012cm" fo:margin-right="0cm" fo:text-align="justify" style:justify-single-word="false" fo:text-indent="0cm" style:auto-text-indent="false"/>
      <style:text-properties fo:font-size="12pt" style:font-size-asian="12pt" style:font-name-complex="Arial1"/>
    </style:style>
    <style:style style:name="P250" style:family="paragraph" style:parent-style-name="Standard">
      <style:paragraph-properties fo:margin-left="1.012cm" fo:margin-right="0cm" fo:text-align="justify" style:justify-single-word="false" fo:text-indent="0cm" style:auto-text-indent="false">
        <style:tab-stops>
          <style:tab-stop style:position="12.497cm"/>
        </style:tab-stops>
      </style:paragraph-properties>
    </style:style>
    <style:style style:name="P251" style:family="paragraph" style:parent-style-name="Standard">
      <style:paragraph-properties fo:margin-left="1.012cm" fo:margin-right="0cm" fo:text-align="justify" style:justify-single-word="false" fo:text-indent="-0.506cm" style:auto-text-indent="false">
        <style:tab-stops/>
      </style:paragraph-properties>
      <style:text-properties fo:font-size="12pt" style:font-size-asian="12pt" style:font-name-complex="Arial1"/>
    </style:style>
    <style:style style:name="P252" style:family="paragraph" style:parent-style-name="Standard">
      <style:paragraph-properties fo:margin-left="1.012cm" fo:margin-right="0cm" fo:text-align="justify" style:justify-single-word="false" fo:text-indent="-0.506cm" style:auto-text-indent="false">
        <style:tab-stops/>
      </style:paragraph-properties>
    </style:style>
    <style:style style:name="P253" style:family="paragraph" style:parent-style-name="Standard">
      <style:paragraph-properties fo:margin-left="1.012cm" fo:margin-right="0cm" fo:text-align="justify" style:justify-single-word="false" fo:orphans="2" fo:widows="2" fo:text-indent="-0.50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4" style:family="paragraph" style:parent-style-name="Standard">
      <style:paragraph-properties fo:margin-left="0.995cm" fo:margin-right="0cm" fo:text-align="justify" style:justify-single-word="false" fo:text-indent="-0.526cm" style:auto-text-indent="false">
        <style:tab-stops/>
      </style:paragraph-properties>
      <style:text-properties fo:font-size="12pt" style:font-size-asian="12pt" style:font-name-complex="Arial1"/>
    </style:style>
    <style:style style:name="P255" style:family="paragraph" style:parent-style-name="Standard">
      <style:paragraph-properties fo:margin-left="0.995cm" fo:margin-right="0cm" fo:text-align="justify" style:justify-single-word="false" fo:orphans="2" fo:widows="2" fo:text-indent="-0.52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6" style:family="paragraph" style:parent-style-name="Standard">
      <style:paragraph-properties fo:margin-left="0.506cm" fo:margin-right="0cm" fo:text-indent="0cm" style:auto-text-indent="false"/>
      <style:text-properties fo:font-size="12pt" style:font-size-asian="12pt" style:font-name-complex="Arial1"/>
    </style:style>
    <style:style style:name="P257" style:family="paragraph" style:parent-style-name="Standard">
      <style:paragraph-properties fo:margin-left="0.506cm" fo:margin-right="0cm"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8" style:family="paragraph" style:parent-style-name="Standard">
      <style:paragraph-properties fo:margin-left="0.975cm" fo:margin-right="0cm" fo:text-indent="0cm" style:auto-text-indent="false">
        <style:tab-stops>
          <style:tab-stop style:position="10.977cm" style:type="right"/>
        </style:tab-stops>
      </style:paragraph-properties>
    </style:style>
    <style:style style:name="P259" style:family="paragraph" style:parent-style-name="Standard">
      <style:paragraph-properties fo:margin-left="0.975cm" fo:margin-right="0cm" fo:text-indent="0cm" style:auto-text-indent="false"/>
      <style:text-properties fo:font-size="12pt" style:font-size-asian="12pt" style:font-name-complex="Arial1"/>
    </style:style>
    <style:style style:name="P260" style:family="paragraph" style:parent-style-name="Standard">
      <style:paragraph-properties fo:margin-left="1.501cm" fo:margin-right="0cm" fo:text-indent="-0.019cm" style:auto-text-indent="false">
        <style:tab-stops/>
      </style:paragraph-properties>
      <style:text-properties fo:font-size="12pt" style:font-size-asian="12pt" style:font-name-complex="Arial1"/>
    </style:style>
    <style:style style:name="P261" style:family="paragraph" style:parent-style-name="Standard">
      <style:paragraph-properties fo:margin-left="1.501cm" fo:margin-right="0cm" fo:text-indent="-0.019cm" style:auto-text-indent="false">
        <style:tab-stops/>
      </style:paragraph-properties>
    </style:style>
    <style:style style:name="P262" style:family="paragraph" style:parent-style-name="Standard">
      <style:paragraph-properties fo:margin-left="1.501cm" fo:margin-right="0cm" fo:text-indent="0cm" style:auto-text-indent="false"/>
      <style:text-properties fo:font-size="12pt" style:font-size-asian="12pt" style:font-name-complex="Arial1"/>
    </style:style>
    <style:style style:name="P263" style:family="paragraph" style:parent-style-name="Standard">
      <style:paragraph-properties fo:margin-left="1.501cm" fo:margin-right="0cm" fo:text-indent="0cm" style:auto-text-indent="false">
        <style:tab-stops>
          <style:tab-stop style:position="10.47cm" style:type="right"/>
          <style:tab-stop style:position="13.492cm" style:type="right"/>
        </style:tab-stops>
      </style:paragraph-properties>
    </style:style>
    <style:style style:name="P264" style:family="paragraph" style:parent-style-name="Standard">
      <style:paragraph-properties fo:margin-left="10.696cm" fo:margin-right="0cm" fo:text-indent="0cm" style:auto-text-indent="false">
        <style:tab-stops>
          <style:tab-stop style:position="3.191cm" style:type="center"/>
        </style:tab-stops>
      </style:paragraph-properties>
      <style:text-properties fo:font-size="12pt" style:font-size-asian="12pt" style:font-name-complex="Arial1"/>
    </style:style>
    <style:style style:name="P265" style:family="paragraph" style:parent-style-name="Standard">
      <style:paragraph-properties fo:margin-left="1.764cm" fo:margin-right="0cm" fo:orphans="2" fo:widows="2" fo:text-indent="-0.788cm" style:auto-text-indent="false" style:writing-mode="lr-tb">
        <style:tab-stops>
          <style:tab-stop style:position="12.217cm" style:type="right"/>
          <style:tab-stop style:position="13.7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6" style:family="paragraph" style:parent-style-name="Standard">
      <style:paragraph-properties fo:margin-left="1.764cm" fo:margin-right="0cm" fo:orphans="2" fo:widows="2" fo:text-indent="-0.788cm" style:auto-text-indent="false" style:writing-mode="lr-tb">
        <style:tab-stops>
          <style:tab-stop style:position="12.25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7" style:family="paragraph" style:parent-style-name="Standard">
      <style:paragraph-properties fo:margin-left="1.764cm" fo:margin-right="0cm" fo:orphans="2" fo:widows="2" fo:text-indent="-0.788cm" style:auto-text-indent="false" style:writing-mode="lr-tb">
        <style:tab-stops>
          <style:tab-stop style:position="12.23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8" style:family="paragraph" style:parent-style-name="Standard">
      <style:paragraph-properties fo:margin-left="1.764cm" fo:margin-right="0cm" fo:orphans="2" fo:widows="2" fo:text-indent="-0.788cm" style:auto-text-indent="false" style:writing-mode="lr-tb">
        <style:tab-stops>
          <style:tab-stop style:position="12.779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9" style:family="paragraph" style:parent-style-name="Standard">
      <style:paragraph-properties fo:margin-left="1.764cm" fo:margin-right="0cm" fo:orphans="2" fo:widows="2" fo:text-indent="-0.788cm" style:auto-text-indent="false" style:writing-mode="lr-tb">
        <style:tab-stops>
          <style:tab-stop style:position="12.76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0" style:family="paragraph" style:parent-style-name="Standard">
      <style:paragraph-properties fo:margin-left="1.764cm" fo:margin-right="0cm" fo:orphans="2" fo:widows="2" fo:text-indent="-0.788cm" style:auto-text-indent="false" style:writing-mode="lr-tb">
        <style:tab-stops>
          <style:tab-stop style:position="12.217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1" style:family="paragraph" style:parent-style-name="Standard">
      <style:paragraph-properties fo:margin-left="1.258cm" fo:margin-right="0cm" fo:text-align="justify" style:justify-single-word="false" fo:text-indent="-0.732cm" style:auto-text-indent="false">
        <style:tab-stops/>
      </style:paragraph-properties>
    </style:style>
    <style:style style:name="P272" style:family="paragraph" style:parent-style-name="Standard">
      <style:paragraph-properties fo:margin-left="1.258cm" fo:margin-right="0cm" fo:text-align="justify" style:justify-single-word="false" fo:orphans="2" fo:widows="2" fo:text-indent="-0.732cm" style:auto-text-indent="false" style:writing-mode="lr-tb">
        <style:tab-stops/>
      </style:paragraph-properties>
    </style:style>
    <style:style style:name="P273" style:family="paragraph" style:parent-style-name="Standard">
      <style:paragraph-properties fo:margin-left="0.526cm" fo:margin-right="0cm" fo:text-align="justify" style:justify-single-word="false" fo:text-indent="0cm" style:auto-text-indent="false"/>
      <style:text-properties fo:font-size="12pt" style:font-size-asian="12pt" style:font-name-complex="Arial1"/>
    </style:style>
    <style:style style:name="P274" style:family="paragraph" style:parent-style-name="Standard">
      <style:paragraph-properties fo:margin-left="1.97cm" fo:margin-right="0cm" fo:text-align="justify" style:justify-single-word="false" fo:text-indent="-1cm" style:auto-text-indent="false">
        <style:tab-stops>
          <style:tab-stop style:position="9.063cm" style:type="right"/>
        </style:tab-stops>
      </style:paragraph-properties>
    </style:style>
    <style:style style:name="P275" style:family="paragraph" style:parent-style-name="Standard">
      <style:paragraph-properties fo:margin-left="1.99cm" fo:margin-right="0cm" fo:text-align="justify" style:justify-single-word="false" fo:text-indent="-1cm" style:auto-text-indent="false">
        <style:tab-stops>
          <style:tab-stop style:position="7.525cm"/>
        </style:tab-stops>
      </style:paragraph-properties>
      <style:text-properties fo:font-size="12pt" style:font-size-asian="12pt" style:font-name-complex="Arial1"/>
    </style:style>
    <style:style style:name="P276" style:family="paragraph" style:parent-style-name="Standard">
      <style:paragraph-properties fo:margin-left="1.99cm" fo:margin-right="0cm" fo:text-align="justify" style:justify-single-word="false" fo:text-indent="-1cm" style:auto-text-indent="false">
        <style:tab-stops>
          <style:tab-stop style:position="9.006cm" style:type="right"/>
        </style:tab-stops>
      </style:paragraph-properties>
    </style:style>
    <style:style style:name="P277" style:family="paragraph" style:parent-style-name="Standard">
      <style:paragraph-properties fo:margin-left="1.499cm" fo:margin-right="0cm" fo:text-align="justify" style:justify-single-word="false" fo:text-indent="-0.506cm" style:auto-text-indent="false">
        <style:tab-stops>
          <style:tab-stop style:position="9.458cm" style:type="right"/>
        </style:tab-stops>
      </style:paragraph-properties>
    </style:style>
    <style:style style:name="P278"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497cm" style:type="right"/>
        </style:tab-stops>
      </style:paragraph-properties>
    </style:style>
    <style:style style:name="P279"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517cm" style:type="right"/>
        </style:tab-stops>
      </style:paragraph-properties>
    </style:style>
    <style:style style:name="P280" style:family="paragraph" style:parent-style-name="Standard">
      <style:paragraph-properties fo:margin-left="1.499cm" fo:margin-right="0cm" fo:text-align="justify" style:justify-single-word="false" fo:text-indent="-0.506cm" style:auto-text-indent="false">
        <style:tab-stops>
          <style:tab-stop style:position="9.514cm" style:type="right"/>
          <style:tab-stop style:position="12.497cm" style:type="right"/>
        </style:tab-stops>
      </style:paragraph-properties>
    </style:style>
    <style:style style:name="P281" style:family="paragraph" style:parent-style-name="Standard">
      <style:paragraph-properties fo:margin-left="1.499cm" fo:margin-right="0cm" fo:text-align="justify" style:justify-single-word="false" fo:text-indent="-0.506cm" style:auto-text-indent="false">
        <style:tab-stops/>
      </style:paragraph-properties>
      <style:text-properties fo:font-size="12pt" style:font-size-asian="12pt" style:font-name-complex="Arial1"/>
    </style:style>
    <style:style style:name="P282" style:family="paragraph" style:parent-style-name="Standard">
      <style:paragraph-properties fo:margin-left="0.489cm" fo:margin-right="0cm" fo:text-align="justify" style:justify-single-word="false" fo:text-indent="0cm" style:auto-text-indent="false"/>
      <style:text-properties fo:font-size="12pt" style:font-size-asian="12pt" style:font-name-complex="Arial1"/>
    </style:style>
    <style:style style:name="P283" style:family="paragraph" style:parent-style-name="Standard">
      <style:paragraph-properties fo:margin-left="10.001cm" fo:margin-right="0cm" fo:text-align="justify" style:justify-single-word="false" fo:text-indent="-0.019cm" style:auto-text-indent="false">
        <style:tab-stops>
          <style:tab-stop style:position="2.872cm" style:type="center"/>
        </style:tab-stops>
      </style:paragraph-properties>
      <style:text-properties fo:font-size="12pt" style:font-size-asian="12pt" style:font-name-complex="Arial1"/>
    </style:style>
    <style:style style:name="P284" style:family="paragraph" style:parent-style-name="Standard">
      <style:paragraph-properties fo:margin-left="2.75cm" fo:margin-right="0cm" fo:text-align="justify" style:justify-single-word="false" fo:text-indent="-0.499cm" style:auto-text-indent="false">
        <style:tab-stops/>
      </style:paragraph-properties>
      <style:text-properties fo:font-size="12pt" style:font-size-asian="12pt" style:font-name-complex="Arial1"/>
    </style:style>
    <style:style style:name="P285" style:family="paragraph" style:parent-style-name="Standard">
      <style:paragraph-properties fo:margin-left="2.75cm" fo:margin-right="0cm" fo:text-align="justify" style:justify-single-word="false" fo:orphans="2" fo:widows="2" fo:text-indent="-0.499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86" style:family="paragraph" style:parent-style-name="Standard">
      <style:paragraph-properties fo:margin-left="2.75cm" fo:margin-right="0cm" fo:text-align="justify" style:justify-single-word="false" fo:text-indent="0cm" style:auto-text-indent="false">
        <style:tab-stops>
          <style:tab-stop style:position="11.222cm"/>
        </style:tab-stops>
      </style:paragraph-properties>
    </style:style>
    <style:style style:name="P287"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11.222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88"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89" style:family="paragraph" style:parent-style-name="Standard">
      <style:paragraph-properties fo:margin-left="1cm" fo:margin-right="0cm" fo:text-align="justify" style:justify-single-word="false" fo:text-indent="0cm" style:auto-text-indent="false"/>
      <style:text-properties fo:font-size="12pt" style:font-size-asian="12pt" style:font-name-complex="Arial1"/>
    </style:style>
    <style:style style:name="P290" style:family="paragraph" style:parent-style-name="Standard">
      <style:paragraph-properties fo:margin-left="1cm" fo:margin-right="0cm" fo:text-align="justify" style:justify-single-word="false" fo:text-indent="0cm" style:auto-text-indent="false" style:text-autospace="none"/>
      <style:text-properties fo:font-size="12pt" fo:font-style="italic" fo:font-weight="bold" style:font-name-asian="TimesNewRoman,Bold" style:font-size-asian="12pt" style:font-style-asian="italic" style:font-weight-asian="bold" style:font-name-complex="TimesNewRoman,Bold" style:font-style-complex="italic" style:font-weight-complex="bold"/>
    </style:style>
    <style:style style:name="P291" style:family="paragraph" style:parent-style-name="Standard">
      <style:paragraph-properties fo:margin-left="1cm" fo:margin-right="0cm" fo:text-align="justify" style:justify-single-word="false" fo:text-indent="0cm" style:auto-text-indent="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292" style:family="paragraph" style:parent-style-name="Standard">
      <style:paragraph-properties fo:margin-left="1cm" fo:margin-right="0cm" fo:text-align="justify" style:justify-single-word="false" fo:text-indent="0cm" style:auto-text-indent="false" style:text-autospace="none"/>
      <style:text-properties fo:font-style="normal" style:font-style-asian="normal" style:font-style-complex="normal"/>
    </style:style>
    <style:style style:name="P293" style:family="paragraph" style:parent-style-name="Standard">
      <style:paragraph-properties fo:margin-left="1cm" fo:margin-right="0cm" fo:text-align="justify" style:justify-single-word="false" fo:text-indent="0cm" style:auto-text-indent="false" style:text-autospace="none"/>
      <style:text-properties style:text-line-through-style="solid" style:text-line-through-type="single" style:font-name="Arial1" fo:font-size="8pt" fo:font-style="normal" fo:font-weight="normal" style:font-name-asian="TimesNewRoman,Bold" style:font-size-asian="8pt" style:font-style-asian="normal" style:font-weight-asian="normal" style:font-name-complex="TimesNewRoman,Bold" style:font-size-complex="8pt" style:font-style-complex="normal" style:font-weight-complex="normal"/>
    </style:style>
    <style:style style:name="P294" style:family="paragraph" style:parent-style-name="Standard">
      <style:paragraph-properties fo:margin-left="2.251cm" fo:margin-right="0cm" fo:text-align="justify" style:justify-single-word="false" fo:text-indent="-0.499cm" style:auto-text-indent="false"/>
      <style:text-properties fo:font-size="12pt" style:font-size-asian="12pt" style:font-name-complex="Arial1"/>
    </style:style>
    <style:style style:name="P295" style:family="paragraph" style:parent-style-name="Standard">
      <style:paragraph-properties fo:margin-left="3.5cm" fo:margin-right="0cm" fo:text-align="justify" style:justify-single-word="false" fo:orphans="2" fo:widows="2" fo:text-indent="-0.499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96" style:family="paragraph" style:parent-style-name="Standard">
      <style:paragraph-properties fo:margin-top="0.101cm" fo:margin-bottom="0cm" loext:contextual-spacing="false"/>
      <style:text-properties style:text-line-through-style="solid" style:text-line-through-type="single" fo:font-size="8pt" style:font-size-asian="8pt" style:font-name-complex="Arial1" style:font-size-complex="8pt"/>
    </style:style>
    <style:style style:name="P297" style:family="paragraph" style:parent-style-name="Standard">
      <style:paragraph-properties fo:margin-top="0.101cm" fo:margin-bottom="0cm" loext:contextual-spacing="false"/>
      <style:text-properties style:text-line-through-style="solid" style:text-line-through-type="single" fo:font-size="8pt" fo:font-weight="bold" style:font-size-asian="8pt" style:font-weight-asian="bold" style:font-name-complex="Arial1" style:font-size-complex="8pt" style:font-weight-complex="bold"/>
    </style:style>
    <style:style style:name="P298" style:family="paragraph" style:parent-style-name="Standard">
      <style:paragraph-properties fo:margin-top="0.101cm" fo:margin-bottom="0cm" loext:contextual-spacing="false" fo:text-align="center" style:justify-single-word="false"/>
      <style:text-properties style:text-line-through-style="solid" style:text-line-through-type="single" fo:font-size="8pt" fo:font-weight="bold" style:font-size-asian="8pt" style:font-weight-asian="bold" style:font-name-complex="Arial1" style:font-size-complex="8pt" style:font-weight-complex="bold"/>
    </style:style>
    <style:style style:name="P299" style:family="paragraph" style:parent-style-name="Standard">
      <style:paragraph-properties fo:margin-top="0.101cm" fo:margin-bottom="0cm" loext:contextual-spacing="false"/>
      <style:text-properties style:use-window-font-color="true" style:text-line-through-style="solid" style:text-line-through-type="single"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300" style:family="paragraph" style:parent-style-name="Standard">
      <style:paragraph-properties fo:margin-top="0.101cm" fo:margin-bottom="0cm" loext:contextual-spacing="false" fo:text-align="center"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01" style:family="paragraph" style:parent-style-name="Standard">
      <style:paragraph-properties fo:margin-top="0.101cm" fo:margin-bottom="0cm" loext:contextual-spacing="false" fo:orphans="2" fo:widows="2" style:writing-mode="lr-tb"/>
      <style:text-properties style:use-window-font-color="true" style:text-line-through-style="solid" style:text-line-through-type="single"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302" style:family="paragraph" style:parent-style-name="Text_20_body">
      <style:text-properties style:text-line-through-style="solid" style:text-line-through-type="single" fo:font-size="8pt" style:font-size-asian="8pt" style:font-size-complex="8pt"/>
    </style:style>
    <style:style style:name="P303" style:family="paragraph" style:parent-style-name="ALLEGATO">
      <style:paragraph-properties fo:margin-top="0cm" fo:margin-bottom="0.42cm" loext:contextual-spacing="false" fo:break-before="page"/>
      <style:text-properties style:text-line-through-style="solid" style:text-line-through-type="single" fo:font-size="8pt" style:font-size-asian="8pt" style:font-name-complex="Arial1" style:font-size-complex="8pt"/>
    </style:style>
    <style:style style:name="P304" style:family="paragraph" style:parent-style-name="TITOLO_20_Allegato">
      <style:paragraph-properties fo:margin-top="0cm" fo:margin-bottom="0.21cm" loext:contextual-spacing="false"/>
      <style:text-properties style:text-line-through-style="solid" style:text-line-through-type="single" fo:font-size="8pt" style:font-size-asian="8pt" style:font-name-complex="Arial1" style:font-size-complex="8pt"/>
    </style:style>
    <style:style style:name="P305" style:family="paragraph" style:parent-style-name="Standard">
      <style:paragraph-properties fo:margin-top="0cm" fo:margin-bottom="0.199cm" loext:contextual-spacing="false"/>
    </style:style>
    <style:style style:name="P306" style:family="paragraph" style:parent-style-name="Standard">
      <style:paragraph-properties fo:margin-top="0cm" fo:margin-bottom="0.199cm" loext:contextual-spacing="false" fo:text-align="center" style:justify-single-word="false"/>
    </style:style>
    <style:style style:name="P307" style:family="paragraph" style:parent-style-name="Standard">
      <style:paragraph-properties fo:margin-top="0cm" fo:margin-bottom="0.199cm" loext:contextual-spacing="false" fo:break-before="page"/>
    </style:style>
    <style:style style:name="P308" style:family="paragraph" style:parent-style-name="Standard">
      <style:paragraph-properties fo:margin-top="0cm" fo:margin-bottom="0.199cm" loext:contextual-spacing="false" fo:text-align="justify" style:justify-single-word="false" fo:break-before="page" style:text-autospace="none"/>
    </style:style>
    <style:style style:name="P309" style:family="paragraph" style:parent-style-name="DATA">
      <style:paragraph-properties fo:margin-top="0cm" fo:margin-bottom="0.199cm" loext:contextual-spacing="false" fo:orphans="2" fo:widows="2" fo:break-before="page" style:writing-mode="lr-tb"/>
    </style:style>
    <style:style style:name="P310" style:family="paragraph" style:parent-style-name="Standard">
      <style:paragraph-properties fo:margin-top="0.199cm" fo:margin-bottom="0cm" loext:contextual-spacing="false"/>
    </style:style>
    <style:style style:name="P311" style:family="paragraph" style:parent-style-name="Standard">
      <style:paragraph-properties fo:margin-top="0.199cm" fo:margin-bottom="0cm" loext:contextual-spacing="false"/>
      <style:text-properties fo:font-size="12pt" style:font-size-asian="12pt" style:font-size-complex="12pt"/>
    </style:style>
    <style:style style:name="P312" style:family="paragraph" style:parent-style-name="Standard">
      <style:paragraph-properties fo:margin-top="0.199cm" fo:margin-bottom="0cm" loext:contextual-spacing="false" fo:text-align="center" style:justify-single-word="false"/>
    </style:style>
    <style:style style:name="P313" style:family="paragraph" style:parent-style-name="Standard">
      <style:paragraph-properties fo:margin-top="0.199cm" fo:margin-bottom="0cm" loext:contextual-spacing="false" fo:text-align="justify"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14" style:family="paragraph" style:parent-style-name="Standard">
      <style:paragraph-properties fo:margin-top="0.199cm" fo:margin-bottom="0cm" loext:contextual-spacing="false" fo:text-align="center" style:justify-single-word="false" fo:break-before="page"/>
    </style:style>
    <style:style style:name="P315" style:family="paragraph" style:parent-style-name="Text_20_body">
      <style:paragraph-properties fo:margin-top="0.199cm" fo:margin-bottom="0cm" loext:contextual-spacing="false"/>
      <style:text-properties style:text-line-through-style="none" style:text-line-through-type="none" fo:font-weight="normal" style:font-weight-asian="normal" style:font-weight-complex="normal"/>
    </style:style>
    <style:style style:name="P316" style:family="paragraph" style:parent-style-name="Text_20_body">
      <style:paragraph-properties fo:margin-top="0.199cm" fo:margin-bottom="0cm" loext:contextual-spacing="false"/>
      <style:text-properties style:text-line-through-style="none" style:text-line-through-type="none" fo:font-size="12pt" fo:font-weight="bold" style:font-size-asian="12pt" style:font-weight-asian="bold" style:font-size-complex="12pt" style:font-weight-complex="bold"/>
    </style:style>
    <style:style style:name="P317" style:family="paragraph" style:parent-style-name="Text_20_body">
      <style:paragraph-properties fo:margin-top="0.199cm" fo:margin-bottom="0cm" loext:contextual-spacing="false"/>
      <style:text-properties style:text-line-through-style="none" style:text-line-through-type="none" fo:font-weight="bold"/>
    </style:style>
    <style:style style:name="P318" style:family="paragraph" style:parent-style-name="Text_20_body">
      <style:paragraph-properties fo:margin-top="0.199cm" fo:margin-bottom="0cm" loext:contextual-spacing="false" fo:orphans="2" fo:widows="2" style:writing-mode="lr-tb"/>
      <style:text-properties style:use-window-font-color="true" style:text-line-through-style="none" style:text-line-through-type="none" style:font-name="Arial1" fo:language="it" fo:country="IT" fo:font-weight="normal" style:font-name-asian="Times New Roman" style:font-weight-asian="normal" style:font-size-complex="12pt" style:language-complex="ar" style:country-complex="SA" style:font-weight-complex="normal"/>
    </style:style>
    <style:style style:name="P319" style:family="paragraph" style:parent-style-name="Standard">
      <style:paragraph-properties fo:margin-left="0.499cm" fo:margin-right="0cm" fo:text-indent="-0.499cm" style:auto-text-indent="false">
        <style:tab-stops/>
      </style:paragraph-properties>
    </style:style>
    <style:style style:name="P320" style:family="paragraph" style:parent-style-name="Standard">
      <style:paragraph-properties fo:margin-left="0.499cm" fo:margin-right="0cm" fo:text-align="justify" style:justify-single-word="false" fo:orphans="0" fo:widows="0"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21" style:family="paragraph" style:parent-style-name="Standard">
      <style:paragraph-properties fo:margin-left="0.499cm" fo:margin-right="0cm" fo:text-align="justify" style:justify-single-word="false"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22" style:family="paragraph" style:parent-style-name="Standard">
      <style:paragraph-properties fo:margin-left="0.499cm" fo:margin-right="0cm" fo:text-align="start" style:justify-single-word="false"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23" style:family="paragraph" style:parent-style-name="Standard">
      <style:paragraph-properties fo:margin-left="0.499cm" fo:margin-right="0cm" fo:text-align="justify" style:justify-single-word="false" fo:text-indent="-0.499cm" style:auto-text-indent="false" style:text-autospace="none">
        <style:tab-stops/>
      </style:paragraph-properties>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324" style:family="paragraph" style:parent-style-name="Standard">
      <style:paragraph-properties fo:margin-left="0.499cm" fo:margin-right="0cm" fo:text-align="start" style:justify-single-word="false" fo:text-indent="-0.499cm" style:auto-text-indent="false" style:text-autospace="none">
        <style:tab-stops>
          <style:tab-stop style:position="6.974cm"/>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25" style:family="paragraph" style:parent-style-name="Standard">
      <style:paragraph-properties fo:margin-left="0.499cm" fo:margin-right="0cm" fo:text-align="start" style:justify-single-word="false" fo:text-indent="-0.499cm" style:auto-text-indent="false" style:text-autospace="none">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26" style:family="paragraph" style:parent-style-name="Standard">
      <style:paragraph-properties fo:margin-left="0.499cm" fo:margin-right="0cm" fo:text-align="start" style:justify-single-word="false" fo:text-indent="-0.499cm" style:auto-text-indent="false" style:text-autospace="none">
        <style:tab-stops/>
      </style:paragraph-properties>
    </style:style>
    <style:style style:name="P327" style:family="paragraph" style:parent-style-name="Text_20_body">
      <style:paragraph-properties fo:margin-left="0.499cm" fo:margin-right="0cm" fo:margin-top="0cm" fo:margin-bottom="0cm" loext:contextual-spacing="false" fo:text-align="justify" style:justify-single-word="false" fo:orphans="0" fo:widows="0" fo:text-indent="-0.499cm" style:auto-text-indent="false">
        <style:tab-stops/>
      </style:paragraph-properties>
      <style:text-properties style:text-line-through-style="none" style:text-line-through-type="none" fo:font-weight="normal" style:font-weight-asian="normal" style:font-weight-complex="normal"/>
    </style:style>
    <style:style style:name="P328" style:family="paragraph" style:parent-style-name="Text_20_body">
      <style:paragraph-properties fo:margin-left="0.499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fo:font-weight="normal" style:font-name-asian="Times New Roman" style:font-weight-asian="normal" style:font-size-complex="12pt" style:language-complex="ar" style:country-complex="SA" style:font-weight-complex="normal"/>
    </style:style>
    <style:style style:name="P329" style:family="paragraph" style:parent-style-name="Table_20_Contents">
      <style:paragraph-properties fo:margin-left="0.499cm" fo:margin-right="0cm" fo:text-align="start" style:justify-single-word="false" fo:text-indent="-0.499cm" style:auto-text-indent="false"/>
      <style:text-properties style:font-name="Arial1" fo:font-size="10pt" style:font-name-asian="TimesNewRoman" style:font-size-asian="10pt" style:font-name-complex="TimesNewRoman" style:font-size-complex="10pt"/>
    </style:style>
    <style:style style:name="P330" style:family="paragraph" style:parent-style-name="Standard">
      <style:paragraph-properties fo:margin-left="0.499cm" fo:margin-right="0cm" fo:margin-top="0.199cm" fo:margin-bottom="0.199cm" loext:contextual-spacing="false" fo:text-align="start" style:justify-single-word="false" fo:text-indent="-0.499cm" style:auto-text-indent="false" style:text-autospace="none">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31"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style:font-size-asian="10pt" style:font-weight-asian="bold" style:font-name-complex="Arial1" style:font-size-complex="10pt" style:font-weight-complex="bold"/>
    </style:style>
    <style:style style:name="P332"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fo:background-color="#ffff00" style:font-size-asian="10pt" style:font-weight-asian="bold" style:font-name-complex="Arial1" style:font-size-complex="10pt" style:font-weight-complex="bold"/>
    </style:style>
    <style:style style:name="P333" style:family="paragraph" style:parent-style-name="Standard">
      <style:paragraph-properties fo:margin-left="0.101cm" fo:margin-right="0.101cm" fo:text-indent="0cm" style:auto-text-indent="false"/>
      <style:text-properties fo:font-size="10pt" style:font-size-asian="10pt" style:font-name-complex="Arial1" style:font-size-complex="10pt"/>
    </style:style>
    <style:style style:name="P334" style:family="paragraph" style:parent-style-name="Standard">
      <style:paragraph-properties fo:margin-left="0.101cm" fo:margin-right="0.101cm" fo:text-indent="0cm" style:auto-text-indent="false" style:snap-to-layout-grid="false"/>
      <style:text-properties fo:font-size="10pt" style:font-size-asian="10pt" style:font-name-complex="Arial1" style:font-size-complex="10pt"/>
    </style:style>
    <style:style style:name="P335" style:family="paragraph" style:parent-style-name="Standard">
      <style:paragraph-properties fo:margin-left="0.101cm" fo:margin-right="0.101cm" fo:text-align="end" style:justify-single-word="false" fo:text-indent="0cm" style:auto-text-indent="false" style:snap-to-layout-grid="false"/>
      <style:text-properties fo:font-size="10pt" style:font-size-asian="10pt" style:font-name-complex="Arial1" style:font-size-complex="10pt"/>
    </style:style>
    <style:style style:name="P336" style:family="paragraph" style:parent-style-name="Standard">
      <style:paragraph-properties fo:margin-left="0.101cm" fo:margin-right="0.101cm" fo:text-align="justify" style:justify-single-word="false" fo:text-indent="0cm" style:auto-text-indent="false" style:snap-to-layout-grid="false"/>
      <style:text-properties fo:font-size="10pt" style:font-size-asian="10pt" style:font-name-complex="Arial1" style:font-size-complex="10pt"/>
    </style:style>
    <style:style style:name="P337" style:family="paragraph" style:parent-style-name="Standard">
      <style:paragraph-properties fo:margin-left="0.101cm" fo:margin-right="0.101cm" fo:keep-together="always" fo:orphans="0" fo:widows="0" fo:text-indent="0cm" style:auto-text-indent="false" style:snap-to-layout-grid="false"/>
      <style:text-properties fo:font-size="10pt" style:font-size-asian="10pt" style:font-name-complex="Arial1" style:font-size-complex="10pt"/>
    </style:style>
    <style:style style:name="P338" style:family="paragraph" style:parent-style-name="Standard">
      <style:paragraph-properties fo:margin-left="0.101cm" fo:margin-right="0.101cm" fo:text-indent="0cm" style:auto-text-indent="false" style:snap-to-layout-grid="false"/>
      <style:text-properties fo:font-size="10pt" style:font-size-asian="10pt" style:font-size-complex="10pt"/>
    </style:style>
    <style:style style:name="P339" style:family="paragraph" style:parent-style-name="Standard">
      <style:paragraph-properties fo:margin-left="0.101cm" fo:margin-right="0.101cm" fo:text-indent="0cm" style:auto-text-indent="false" style:snap-to-layout-grid="false"/>
      <style:text-properties fo:font-size="10pt" fo:background-color="#ffff00" style:font-size-asian="10pt" style:font-name-complex="Arial1" style:font-size-complex="10pt"/>
    </style:style>
    <style:style style:name="P340" style:family="paragraph" style:parent-style-name="Standard">
      <style:paragraph-properties fo:margin-left="0.101cm" fo:margin-right="0.101cm" fo:text-align="justify" style:justify-single-word="false" fo:text-indent="0cm" style:auto-text-indent="false" style:snap-to-layout-grid="false"/>
      <style:text-properties fo:font-size="10pt" fo:background-color="#ffff00" style:font-size-asian="10pt" style:font-name-complex="Arial1" style:font-size-complex="10pt"/>
    </style:style>
    <style:style style:name="P341" style:family="paragraph" style:parent-style-name="Standard">
      <style:paragraph-properties fo:margin-left="0.101cm" fo:margin-right="0.101cm" fo:text-align="end" style:justify-single-word="false" fo:text-indent="0cm" style:auto-text-indent="false" style:snap-to-layout-grid="false"/>
      <style:text-properties fo:font-size="10pt" fo:background-color="#ffff00" style:font-size-asian="10pt" style:font-name-complex="Arial1" style:font-size-complex="10pt"/>
    </style:style>
    <style:style style:name="P342" style:family="paragraph" style:parent-style-name="Standard">
      <style:paragraph-properties fo:margin-left="0.101cm" fo:margin-right="0.101cm" fo:text-align="start" style:justify-single-word="false" fo:text-indent="0cm" style:auto-text-indent="false" style:text-autospace="none"/>
      <style:text-properties fo:font-size="10pt" fo:font-style="italic" fo:font-weight="normal" style:font-name-asian="TimesNewRoman" style:font-size-asian="10pt" style:font-style-asian="italic" style:font-weight-asian="normal" style:font-name-complex="TimesNewRoman" style:font-size-complex="10pt" style:font-style-complex="italic" style:font-weight-complex="normal"/>
    </style:style>
    <style:style style:name="P343" style:family="paragraph" style:parent-style-name="Standard">
      <style:paragraph-properties fo:margin-left="0.101cm" fo:margin-right="0.101cm" fo:text-align="end" style:justify-single-word="false" fo:text-indent="0cm" style:auto-text-indent="false" style:text-autospace="none"/>
      <style:text-properties fo:font-size="10pt" fo:font-style="italic" fo:font-weight="normal" style:font-name-asian="TimesNewRoman" style:font-size-asian="10pt" style:font-style-asian="italic" style:font-weight-asian="normal" style:font-name-complex="TimesNewRoman" style:font-size-complex="10pt" style:font-style-complex="italic" style:font-weight-complex="normal"/>
    </style:style>
    <style:style style:name="P344" style:family="paragraph" style:parent-style-name="Standard">
      <style:paragraph-properties fo:margin-left="0.101cm" fo:margin-right="0.101cm" fo:text-align="center" style:justify-single-word="false" fo:text-indent="0cm" style:auto-text-indent="false" style:snap-to-layout-grid="false"/>
      <style:text-properties style:font-name="Arial1" fo:font-size="10pt" fo:font-weight="bold" style:font-size-asian="10pt" style:font-weight-asian="bold" style:font-name-complex="Arial1" style:font-size-complex="10pt" style:font-weight-complex="bold"/>
    </style:style>
    <style:style style:name="P345" style:family="paragraph" style:parent-style-name="Standard">
      <style:paragraph-properties fo:margin-left="0.101cm" fo:margin-right="0.101cm" fo:text-align="start" style:justify-single-word="false" fo:text-indent="0cm" style:auto-text-indent="false" style:text-autospace="none"/>
      <style:text-properties style:font-name="Arial1" fo:font-size="10pt" fo:font-weight="normal" style:font-name-asian="TimesNewRoman" style:font-size-asian="10pt" style:font-weight-asian="normal" style:font-name-complex="TimesNewRoman" style:font-size-complex="10pt" style:font-weight-complex="normal"/>
    </style:style>
    <style:style style:name="P346" style:family="paragraph" style:parent-style-name="Standard">
      <style:paragraph-properties fo:margin-left="0.101cm" fo:margin-right="0.101cm" fo:text-align="start" style:justify-single-word="false" fo:text-indent="0cm" style:auto-text-indent="false" style:text-autospace="none" style:snap-to-layout-grid="false"/>
      <style:text-properties style:font-name="Arial1" fo:font-size="10pt" fo:font-weight="normal" style:font-name-asian="TimesNewRoman" style:font-size-asian="10pt" style:font-weight-asian="normal" style:font-name-complex="TimesNewRoman" style:font-size-complex="10pt" style:font-weight-complex="normal"/>
    </style:style>
    <style:style style:name="P347" style:family="paragraph" style:parent-style-name="Standard">
      <style:paragraph-properties fo:margin-left="0.101cm" fo:margin-right="0.101cm" fo:text-align="end" style:justify-single-word="false" fo:text-indent="0cm" style:auto-text-indent="false" style:text-autospace="none"/>
      <style:text-properties style:font-name="Arial1" fo:font-size="10pt" fo:font-weight="normal" style:font-name-asian="TimesNewRoman" style:font-size-asian="10pt" style:font-weight-asian="normal" style:font-name-complex="TimesNewRoman" style:font-size-complex="10pt" style:font-weight-complex="normal"/>
    </style:style>
    <style:style style:name="P348" style:family="paragraph" style:parent-style-name="Standard">
      <style:paragraph-properties fo:margin-left="0.101cm" fo:margin-right="0.101cm" fo:text-align="center" style:justify-single-word="false" fo:text-indent="0cm" style:auto-text-indent="false" style:snap-to-layout-grid="false"/>
      <style:text-properties style:font-name="Arial1" fo:font-size="10pt" fo:font-style="italic" fo:font-weight="bold" style:font-size-asian="10pt" style:font-style-asian="italic" style:font-weight-asian="bold" style:font-name-complex="Arial1" style:font-size-complex="10pt" style:font-style-complex="italic" style:font-weight-complex="bold"/>
    </style:style>
    <style:style style:name="P349" style:family="paragraph" style:parent-style-name="Standard">
      <style:paragraph-properties fo:margin-left="0.101cm" fo:margin-right="0.101cm" fo:text-indent="0cm" style:auto-text-indent="false" style:text-autospace="none"/>
      <style:text-properties fo:font-weight="normal" style:font-name-asian="TimesNewRoman" style:font-weight-asian="normal" style:font-name-complex="TimesNewRoman" style:font-size-complex="10pt" style:font-weight-complex="normal"/>
    </style:style>
    <style:style style:name="P350" style:family="paragraph" style:parent-style-name="Standard">
      <style:paragraph-properties fo:margin-left="0.101cm" fo:margin-right="0.101cm" fo:text-align="end" style:justify-single-word="false" fo:text-indent="0cm" style:auto-text-indent="false" style:text-autospace="none"/>
      <style:text-properties fo:font-weight="normal" style:font-name-asian="TimesNewRoman" style:font-weight-asian="normal" style:font-name-complex="TimesNewRoman" style:font-size-complex="10pt" style:font-weight-complex="normal"/>
    </style:style>
    <style:style style:name="P351" style:family="paragraph" style:parent-style-name="Termine_20_definizione">
      <style:paragraph-properties fo:margin-left="0.101cm" fo:margin-right="0.101cm" fo:text-indent="0cm" style:auto-text-indent="false" style:snap-to-layout-grid="false"/>
      <style:text-properties fo:font-size="10pt" style:font-size-asian="10pt" style:font-name-complex="Arial1" style:font-size-complex="10pt"/>
    </style:style>
    <style:style style:name="P352" style:family="paragraph" style:parent-style-name="ALLEGATO">
      <style:paragraph-properties fo:margin-left="0.101cm" fo:margin-right="0.101cm" fo:margin-top="0cm" fo:margin-bottom="0cm" loext:contextual-spacing="false" fo:text-indent="0cm" style:auto-text-indent="false" fo:keep-with-next="auto" style:snap-to-layout-grid="false"/>
      <style:text-properties fo:font-variant="normal" fo:text-transform="none" fo:font-size="10pt" style:font-size-asian="10pt" style:font-name-complex="Arial1" style:font-size-complex="10pt" style:font-weight-complex="bold"/>
    </style:style>
    <style:style style:name="P353" style:family="paragraph" style:parent-style-name="Table_20_Contents">
      <style:paragraph-properties fo:margin-left="0.101cm" fo:margin-right="0.101cm" fo:margin-top="0cm" fo:margin-bottom="0cm" loext:contextual-spacing="false" fo:text-align="start" style:justify-single-word="false" fo:text-indent="0cm" style:auto-text-indent="false" style:text-autospace="none"/>
      <style:text-properties style:text-line-through-style="none" style:text-line-through-type="none" style:font-name="Arial1" fo:font-size="10pt" fo:font-style="italic" fo:font-weight="normal" style:font-name-asian="TimesNewRoman" style:font-size-asian="10pt" style:font-style-asian="italic" style:font-weight-asian="normal" style:font-name-complex="TimesNewRoman" style:font-size-complex="10pt" style:font-style-complex="italic" style:font-weight-complex="normal"/>
    </style:style>
    <style:style style:name="P354" style:family="paragraph" style:parent-style-name="Table_20_Contents">
      <style:paragraph-properties fo:margin-left="0.101cm" fo:margin-right="0.101cm" fo:margin-top="0cm" fo:margin-bottom="0cm" loext:contextual-spacing="false" fo:text-indent="0cm" style:auto-text-indent="false"/>
      <style:text-properties style:text-line-through-style="none" style:text-line-through-type="none" fo:font-style="italic" style:font-style-asian="italic" style:font-style-complex="italic"/>
    </style:style>
    <style:style style:name="P355" style:family="paragraph" style:parent-style-name="Table_20_Contents">
      <style:paragraph-properties fo:margin-left="0.101cm" fo:margin-right="0.101cm" fo:margin-top="0cm" fo:margin-bottom="0cm" loext:contextual-spacing="false" fo:text-align="end" style:justify-single-word="false" fo:text-indent="0cm" style:auto-text-indent="false"/>
      <style:text-properties style:text-line-through-style="none" style:text-line-through-type="none" fo:font-style="italic" style:font-style-asian="italic" style:font-style-complex="italic"/>
    </style:style>
    <style:style style:name="P356" style:family="paragraph" style:parent-style-name="Table_20_Contents">
      <style:paragraph-properties fo:margin-left="0.101cm" fo:margin-right="0.101cm" fo:text-align="start" style:justify-single-word="false" fo:text-indent="0cm" style:auto-text-indent="false"/>
      <style:text-properties style:font-name="Arial1" fo:font-size="10pt" fo:font-weight="normal" style:font-name-asian="TimesNewRoman" style:font-size-asian="10pt" style:font-weight-asian="normal" style:font-name-complex="TimesNewRoman" style:font-size-complex="10pt" style:font-weight-complex="normal"/>
    </style:style>
    <style:style style:name="P357" style:family="paragraph" style:parent-style-name="Standard">
      <style:paragraph-properties fo:margin-left="0.101cm" fo:margin-right="0.101cm" fo:text-indent="0.085cm" style:auto-text-indent="false" style:snap-to-layout-grid="false"/>
      <style:text-properties fo:font-size="10pt" style:font-size-asian="10pt" style:font-name-complex="Arial1" style:font-size-complex="10pt"/>
    </style:style>
    <style:style style:name="P358" style:family="paragraph" style:parent-style-name="Rientro_20_corpo_20_del_20_testo_20_2">
      <style:text-properties style:text-line-through-style="solid" style:text-line-through-type="double"/>
    </style:style>
    <style:style style:name="P359" style:family="paragraph" style:parent-style-name="Rientro_20_corpo_20_del_20_testo_20_2">
      <style:text-properties fo:background-color="#ffff00"/>
    </style:style>
    <style:style style:name="P360" style:family="paragraph" style:parent-style-name="Heading_20_4">
      <style:paragraph-properties fo:text-align="justify" style:justify-single-word="false">
        <style:tab-stops>
          <style:tab-stop style:position="4.001cm"/>
          <style:tab-stop style:position="12.217cm" style:type="right"/>
        </style:tab-stops>
      </style:paragraph-properties>
    </style:style>
    <style:style style:name="P361" style:family="paragraph" style:parent-style-name="Heading_20_4">
      <style:paragraph-properties fo:text-align="justify" style:justify-single-word="false">
        <style:tab-stops>
          <style:tab-stop style:position="4.001cm"/>
          <style:tab-stop style:position="8.726cm"/>
          <style:tab-stop style:position="12.217cm" style:type="right"/>
        </style:tab-stops>
      </style:paragraph-properties>
    </style:style>
    <style:style style:name="P362" style:family="paragraph" style:parent-style-name="Heading_20_4">
      <style:paragraph-properties fo:text-align="justify" style:justify-single-word="false">
        <style:tab-stops>
          <style:tab-stop style:position="4.766cm"/>
          <style:tab-stop style:position="9.001cm"/>
          <style:tab-stop style:position="12.217cm" style:type="right"/>
        </style:tab-stops>
      </style:paragraph-properties>
    </style:style>
    <style:style style:name="P363" style:family="paragraph" style:parent-style-name="Heading_20_4">
      <style:paragraph-properties fo:text-align="justify" style:justify-single-word="false">
        <style:tab-stops>
          <style:tab-stop style:position="4.001cm"/>
          <style:tab-stop style:position="9.001cm"/>
          <style:tab-stop style:position="12.217cm" style:type="right"/>
        </style:tab-stops>
      </style:paragraph-properties>
    </style:style>
    <style:style style:name="P364" style:family="paragraph" style:parent-style-name="Heading_20_4">
      <style:paragraph-properties fo:text-align="justify" style:justify-single-word="false">
        <style:tab-stops>
          <style:tab-stop style:position="11.222cm"/>
        </style:tab-stops>
      </style:paragraph-properties>
    </style:style>
    <style:style style:name="P365" style:family="paragraph" style:parent-style-name="Heading_20_4">
      <style:paragraph-properties fo:text-align="justify" style:justify-single-word="false">
        <style:tab-stops>
          <style:tab-stop style:position="3.249cm"/>
        </style:tab-stops>
      </style:paragraph-properties>
    </style:style>
    <style:style style:name="P366" style:family="paragraph" style:parent-style-name="Heading_20_4">
      <style:paragraph-properties>
        <style:tab-stops>
          <style:tab-stop style:position="3.997cm"/>
          <style:tab-stop style:position="5.741cm"/>
          <style:tab-stop style:position="9.514cm"/>
          <style:tab-stop style:position="12.254cm" style:type="right"/>
        </style:tab-stops>
      </style:paragraph-properties>
    </style:style>
    <style:style style:name="P367" style:family="paragraph" style:parent-style-name="Heading_20_4">
      <style:paragraph-properties>
        <style:tab-stops>
          <style:tab-stop style:position="4.034cm"/>
          <style:tab-stop style:position="4.766cm"/>
          <style:tab-stop style:position="6.756cm"/>
          <style:tab-stop style:position="9.738cm"/>
          <style:tab-stop style:position="12.234cm" style:type="right"/>
          <style:tab-stop style:position="13.21cm"/>
        </style:tab-stops>
      </style:paragraph-properties>
      <style:text-properties fo:language="en" fo:country="GB"/>
    </style:style>
    <style:style style:name="P368" style:family="paragraph" style:parent-style-name="Heading_20_4">
      <style:paragraph-properties>
        <style:tab-stops/>
      </style:paragraph-properties>
      <style:text-properties fo:language="en" fo:country="GB"/>
    </style:style>
    <style:style style:name="P369" style:family="paragraph" style:parent-style-name="Standard">
      <style:paragraph-properties fo:margin-left="1.75cm" fo:margin-right="0cm" fo:text-indent="0cm" style:auto-text-indent="false"/>
    </style:style>
    <style:style style:name="P370" style:family="paragraph" style:parent-style-name="Standard">
      <style:paragraph-properties fo:margin-left="1.75cm" fo:margin-right="0cm" fo:text-align="justify" style:justify-single-word="false" fo:text-indent="0cm" style:auto-text-indent="false" style:text-autospace="none"/>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371" style:family="paragraph" style:parent-style-name="Standard">
      <style:paragraph-properties fo:margin-left="1.75cm" fo:margin-right="0cm" fo:text-align="start" style:justify-single-word="false" fo:text-indent="0cm" style:auto-text-indent="false" style:text-autospace="none"/>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372" style:family="paragraph" style:parent-style-name="Standard">
      <style:paragraph-properties fo:margin-left="1.75cm" fo:margin-right="0cm" fo:text-align="justify" style:justify-single-word="false" fo:text-indent="0cm" style:auto-text-indent="false" style:text-autospace="none"/>
      <style:text-properties fo:font-size="12pt" fo:font-style="italic" fo:font-weight="normal" style:font-name-asian="TimesNewRoman" style:font-size-asian="12pt" style:font-style-asian="italic" style:font-weight-asian="normal" style:font-name-complex="TimesNewRoman" style:font-style-complex="italic" style:font-weight-complex="normal"/>
    </style:style>
    <style:style style:name="P373" style:family="paragraph" style:parent-style-name="Standard">
      <style:paragraph-properties fo:margin-left="1.75cm" fo:margin-right="0cm" fo:text-align="start" style:justify-single-word="false" fo:text-indent="0cm" style:auto-text-indent="false" style:text-autospace="none"/>
      <style:text-properties fo:font-size="12pt" fo:font-style="italic" fo:font-weight="normal" style:font-name-asian="TimesNewRoman" style:font-size-asian="12pt" style:font-style-asian="italic" style:font-weight-asian="normal" style:font-name-complex="TimesNewRoman" style:font-style-complex="italic" style:font-weight-complex="normal"/>
    </style:style>
    <style:style style:name="P374" style:family="paragraph" style:parent-style-name="Standard">
      <style:paragraph-properties fo:margin-left="1.75cm" fo:margin-right="0cm" fo:text-indent="0cm" style:auto-text-indent="false"/>
      <style:text-properties fo:font-size="12pt" fo:font-style="italic" style:font-size-asian="12pt" style:font-style-asian="italic" style:font-name-complex="Arial1" style:font-style-complex="italic"/>
    </style:style>
    <style:style style:name="P375" style:family="paragraph" style:parent-style-name="Standard">
      <style:paragraph-properties fo:margin-left="1.75cm" fo:margin-right="0cm" fo:text-align="justify"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76" style:family="paragraph" style:parent-style-name="Standard">
      <style:paragraph-properties fo:margin-left="1.75cm" fo:margin-right="0cm" fo:text-align="justify" style:justify-single-word="false" fo:text-indent="0cm" style:auto-text-indent="false" style:text-autospace="none"/>
      <style:text-properties style:text-line-through-style="solid" style:text-line-through-type="single" style:font-name="Arial1" fo:font-size="8pt" fo:font-style="normal" fo:font-weight="normal" style:font-name-asian="TimesNewRoman" style:font-size-asian="8pt" style:font-style-asian="normal" style:font-weight-asian="normal" style:font-name-complex="TimesNewRoman" style:font-size-complex="8pt" style:font-style-complex="normal" style:font-weight-complex="normal"/>
    </style:style>
    <style:style style:name="P377" style:family="paragraph" style:parent-style-name="Standard">
      <style:paragraph-properties fo:margin-left="2.752cm" fo:margin-right="0cm" fo:text-indent="-0.975cm" style:auto-text-indent="false">
        <style:tab-stops/>
      </style:paragraph-properties>
      <style:text-properties fo:font-size="12pt" fo:background-color="#ffff00" style:font-size-asian="12pt" style:font-name-complex="Arial1"/>
    </style:style>
    <style:style style:name="P378" style:family="paragraph" style:parent-style-name="Standard">
      <style:paragraph-properties fo:margin-left="2.233cm" fo:margin-right="0cm" fo:text-indent="0cm" style:auto-text-indent="false">
        <style:tab-stops>
          <style:tab-stop style:position="10.264cm" style:type="right"/>
          <style:tab-stop style:position="11.728cm" style:type="char" style:char=","/>
        </style:tab-stops>
      </style:paragraph-properties>
      <style:text-properties fo:background-color="#ffff00"/>
    </style:style>
    <style:style style:name="P379"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0"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 style:position="13.323cm" style:type="cente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1"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2"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83"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fo:background-color="#ffff00"/>
    </style:style>
    <style:style style:name="P384" style:family="paragraph" style:parent-style-name="Standard">
      <style:paragraph-properties fo:margin-left="2.252cm" fo:margin-right="0cm" fo:text-indent="-0.489cm" style:auto-text-indent="false">
        <style:tab-stops/>
      </style:paragraph-properties>
      <style:text-properties fo:font-size="12pt" fo:background-color="#ffff00" style:font-size-asian="12pt" style:font-name-complex="Arial1"/>
    </style:style>
    <style:style style:name="P385" style:family="paragraph" style:parent-style-name="Standard">
      <style:paragraph-properties fo:margin-left="2.252cm" fo:margin-right="0cm" fo:orphans="2" fo:widows="2" fo:text-indent="-0.489cm" style:auto-text-indent="false" style:writing-mode="lr-tb">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6"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254cm"/>
        </style:tab-stops>
      </style:paragraph-properties>
      <style:text-properties fo:background-color="#ffff00"/>
    </style:style>
    <style:style style:name="P387"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name-complex="Arial1"/>
    </style:style>
    <style:style style:name="P388" style:family="paragraph" style:parent-style-name="Standard">
      <style:paragraph-properties fo:margin-left="2.252cm" fo:margin-right="0cm" fo:text-indent="-0.019cm" style:auto-text-indent="false">
        <style:tab-stops>
          <style:tab-stop style:position="8.744cm" style:type="right"/>
          <style:tab-stop style:position="11.502cm" style:type="char" style:char=","/>
          <style:tab-stop style:position="12.741cm"/>
        </style:tab-stops>
      </style:paragraph-properties>
      <style:text-properties fo:font-size="12pt" fo:language="en" fo:country="GB" fo:background-color="#ffff00" style:font-size-asian="12pt" style:font-name-complex="Arial1" style:font-size-complex="12pt"/>
    </style:style>
    <style:style style:name="P389" style:family="paragraph" style:parent-style-name="Standard">
      <style:paragraph-properties fo:margin-left="2.252cm" fo:margin-right="0cm" fo:orphans="2" fo:widows="2" fo:text-indent="-0.019cm" style:auto-text-indent="false" style:writing-mode="lr-tb">
        <style:tab-stops>
          <style:tab-stop style:position="8.744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90"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fo:font-size="12pt" fo:background-color="#ffff00" style:font-size-asian="12pt" style:font-size-complex="12pt"/>
    </style:style>
    <style:style style:name="P391"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92"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2pt" fo:language="it" fo:country="IT" fo:background-color="#ffff00" style:font-name-asian="Times New Roman" style:font-size-asian="12pt" style:font-name-complex="Times New Roman" style:font-size-complex="12pt" style:language-complex="ar" style:country-complex="SA"/>
    </style:style>
    <style:style style:name="P393"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94"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0pt" fo:language="it" fo:country="IT" fo:background-color="#ffff00" style:font-name-asian="Times New Roman" style:font-size-asian="10pt" style:font-name-complex="Times New Roman" style:font-size-complex="10pt" style:language-complex="ar" style:country-complex="SA"/>
    </style:style>
    <style:style style:name="P395" style:family="paragraph" style:parent-style-name="Heading_20_5">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96" style:family="paragraph" style:parent-style-name="Standard">
      <style:paragraph-properties fo:margin-top="0cm" fo:margin-bottom="0cm" loext:contextual-spacing="false"/>
      <style:text-properties style:text-line-through-style="none" style:text-line-through-type="none" fo:font-weight="bold"/>
    </style:style>
    <style:style style:name="P397" style:family="paragraph" style:parent-style-name="Standard">
      <style:paragraph-properties fo:margin-top="0cm" fo:margin-bottom="0cm" loext:contextual-spacing="false" fo:text-align="justify" style:justify-single-word="false"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98" style:family="paragraph" style:parent-style-name="Standard">
      <style:paragraph-properties fo:margin-top="0cm" fo:margin-bottom="0cm" loext:contextual-spacing="false" fo:text-align="justify" style:justify-single-word="false" style:text-autospace="none"/>
      <style:text-properties style:use-window-font-color="true" style:text-line-through-style="none" style:text-line-through-type="none" style:font-name="Arial1" fo:font-size="12pt" fo:font-weight="normal" style:font-name-asian="Arial2" style:font-size-asian="12pt" style:font-weight-asian="normal" style:font-name-complex="Arial2" style:font-size-complex="12pt" style:font-weight-complex="normal"/>
    </style:style>
    <style:style style:name="P399" style:family="paragraph" style:parent-style-name="Text_20_body">
      <style:paragraph-properties fo:margin-top="0cm" fo:margin-bottom="0cm" loext:contextual-spacing="false"/>
      <style:text-properties style:text-line-through-style="none" style:text-line-through-type="none"/>
    </style:style>
    <style:style style:name="P400" style:family="paragraph" style:parent-style-name="Text_20_body">
      <style:paragraph-properties fo:margin-top="0cm" fo:margin-bottom="0cm" loext:contextual-spacing="false" fo:text-align="center" style:justify-single-word="false"/>
      <style:text-properties style:text-line-through-style="none" style:text-line-through-type="none"/>
    </style:style>
    <style:style style:name="P401" style:family="paragraph" style:parent-style-name="Text_20_body">
      <style:paragraph-properties fo:margin-top="0cm" fo:margin-bottom="0cm" loext:contextual-spacing="false"/>
      <style:text-properties style:text-line-through-style="none" style:text-line-through-type="none" fo:font-weight="bold"/>
    </style:style>
    <style:style style:name="P402" style:family="paragraph" style:parent-style-name="Text_20_body">
      <style:paragraph-properties fo:margin-top="0cm" fo:margin-bottom="0cm" loext:contextual-spacing="false" fo:text-align="justify" style:justify-single-word="false" fo:orphans="0" fo:widows="0"/>
      <style:text-properties style:text-line-through-style="none" style:text-line-through-type="none" fo:font-weight="bold"/>
    </style:style>
    <style:style style:name="P403" style:family="paragraph" style:parent-style-name="Text_20_body">
      <style:paragraph-properties fo:margin-top="0cm" fo:margin-bottom="0cm" loext:contextual-spacing="false" fo:text-align="center" style:justify-single-word="false"/>
      <style:text-properties style:text-line-through-style="none" style:text-line-through-type="none" fo:font-weight="bold"/>
    </style:style>
    <style:style style:name="P404" style:family="paragraph" style:parent-style-name="Text_20_body">
      <style:paragraph-properties fo:margin-top="0cm" fo:margin-bottom="0cm" loext:contextual-spacing="false" fo:text-align="center" style:justify-single-word="false" fo:orphans="0" fo:widows="0"/>
      <style:text-properties style:text-line-through-style="none" style:text-line-through-type="none" fo:font-weight="bold"/>
    </style:style>
    <style:style style:name="P405" style:family="paragraph" style:parent-style-name="Text_20_body">
      <style:paragraph-properties fo:margin-top="0cm" fo:margin-bottom="0cm" loext:contextual-spacing="false" fo:text-align="center" style:justify-single-word="false" fo:orphans="0" fo:widows="0"/>
      <style:text-properties style:text-line-through-style="none" style:text-line-through-type="none" fo:font-weight="normal" style:font-weight-asian="normal" style:font-weight-complex="normal"/>
    </style:style>
    <style:style style:name="P406" style:family="paragraph" style:parent-style-name="Text_20_body">
      <style:paragraph-properties fo:margin-top="0cm" fo:margin-bottom="0cm" loext:contextual-spacing="false" fo:text-align="justify" style:justify-single-word="false" fo:orphans="0" fo:widows="0"/>
      <style:text-properties style:text-line-through-style="none" style:text-line-through-type="none"/>
    </style:style>
    <style:style style:name="P407" style:family="paragraph" style:parent-style-name="Text_20_body">
      <style:paragraph-properties fo:margin-top="0cm" fo:margin-bottom="0cm" loext:contextual-spacing="false" fo:text-align="end" style:justify-single-word="false"/>
    </style:style>
    <style:style style:name="P408" style:family="paragraph" style:parent-style-name="Text_20_body">
      <style:paragraph-properties fo:margin-top="0cm" fo:margin-bottom="0cm" loext:contextual-spacing="false" fo:text-align="end" style:justify-single-word="false" style:text-autospace="none"/>
      <style:text-properties style:use-window-font-color="true" style:text-line-through-style="none" style:text-line-through-type="none" style:font-name="Arial1" fo:font-size="12pt" fo:font-weight="normal" style:font-name-asian="Arial2" style:font-size-asian="12pt" style:font-weight-asian="normal" style:font-name-complex="Arial2" style:font-size-complex="12pt" style:font-weight-complex="normal"/>
    </style:style>
    <style:style style:name="P409" style:family="paragraph" style:parent-style-name="Text_20_body" style:master-page-name="">
      <style:paragraph-properties fo:margin-top="0cm" fo:margin-bottom="0cm" loext:contextual-spacing="false" fo:text-align="center" style:justify-single-word="false" fo:orphans="0" fo:widows="0" style:page-number="auto"/>
      <style:text-properties style:text-line-through-style="none" style:text-line-through-type="none" fo:font-weight="bold"/>
    </style:style>
    <style:style style:name="P410" style:family="paragraph" style:parent-style-name="Text_20_body">
      <style:paragraph-properties fo:margin-top="0cm" fo:margin-bottom="0cm" loext:contextual-spacing="false" fo:break-before="page"/>
      <style:text-properties style:text-line-through-style="none" style:text-line-through-type="none" fo:font-weight="bold"/>
    </style:style>
    <style:style style:name="P411" style:family="paragraph" style:parent-style-name="Table_20_Contents">
      <style:paragraph-properties fo:margin-top="0cm" fo:margin-bottom="0cm" loext:contextual-spacing="false"/>
      <style:text-properties style:text-line-through-style="none" style:text-line-through-type="none"/>
    </style:style>
    <style:style style:name="P412" style:family="paragraph" style:parent-style-name="Table_20_Contents">
      <style:paragraph-properties fo:margin-top="0cm" fo:margin-bottom="0cm" loext:contextual-spacing="false" fo:text-align="center" style:justify-single-word="false"/>
      <style:text-properties style:text-line-through-style="none" style:text-line-through-type="none" fo:font-weight="bold"/>
    </style:style>
    <style:style style:name="P413" style:family="paragraph" style:parent-style-name="Table_20_Contents">
      <style:paragraph-properties fo:margin-top="0cm" fo:margin-bottom="0cm" loext:contextual-spacing="false" fo:text-align="end" style:justify-single-word="false"/>
      <style:text-properties style:text-line-through-style="none" style:text-line-through-type="none"/>
    </style:style>
    <style:style style:name="P414" style:family="paragraph" style:parent-style-name="Table_20_Contents">
      <style:paragraph-properties fo:margin-top="0cm" fo:margin-bottom="0cm" loext:contextual-spacing="false" fo:text-align="start" style:justify-single-word="false"/>
      <style:text-properties style:text-line-through-style="none" style:text-line-through-type="none"/>
    </style:style>
    <style:style style:name="P415" style:family="paragraph" style:parent-style-name="Table_20_Contents">
      <style:paragraph-properties fo:margin-top="0cm" fo:margin-bottom="0cm" loext:contextual-spacing="false" fo:text-align="center" style:justify-single-word="false"/>
      <style:text-properties style:text-line-through-style="none" style:text-line-through-type="none"/>
    </style:style>
    <style:style style:name="P416" style:family="paragraph" style:parent-style-name="EMETTITORE">
      <style:paragraph-properties fo:margin-top="0cm" fo:margin-bottom="0cm" loext:contextual-spacing="false"/>
      <style:text-properties fo:font-size="12pt" style:font-size-asian="12pt" style:font-size-complex="12pt"/>
    </style:style>
    <style:style style:name="P417" style:family="paragraph" style:parent-style-name="Rientro_20_corpo_20_del_20_testo_20_3">
      <style:paragraph-properties fo:margin-top="0cm" fo:margin-bottom="0cm" loext:contextual-spacing="false" fo:text-align="justify" style:justify-single-word="false" fo:orphans="2" fo:widows="2" style:writing-mode="lr-tb"/>
      <style:text-properties style:use-window-font-color="true" style:text-line-through-style="none" style:text-line-through-type="none" style:font-name="Arial1" fo:language="it" fo:country="IT" fo:font-style="normal" fo:font-weight="normal" style:font-name-asian="Times New Roman" style:font-style-asian="normal" style:font-weight-asian="normal" style:font-size-complex="12pt" style:language-complex="ar" style:country-complex="SA" style:font-style-complex="normal" style:font-weight-complex="normal"/>
    </style:style>
    <style:style style:name="P418" style:family="paragraph" style:parent-style-name="Standard" style:master-page-name="">
      <style:paragraph-properties fo:text-align="center" style:justify-single-word="false" fo:orphans="0" fo:widows="0" style:page-number="auto" style:text-autospace="none"/>
      <style:text-properties style:font-name="Arial1" fo:font-size="12pt" fo:font-weight="bold" style:font-name-asian="TimesNewRoman,Bold" style:font-size-asian="12pt" style:font-weight-asian="bold" style:font-name-complex="TimesNewRoman,Bold" style:font-size-complex="12pt" style:font-weight-complex="bold"/>
    </style:style>
    <style:style style:name="P419" style:family="paragraph" style:parent-style-name="Standard">
      <style:paragraph-properties fo:margin-left="1cm" fo:margin-right="0cm" fo:text-align="justify" style:justify-single-word="false" fo:orphans="0" fo:widows="0"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0" style:family="paragraph" style:parent-style-name="Standard">
      <style:paragraph-properties fo:margin-left="1cm" fo:margin-right="0cm" fo:text-align="justify" style:justify-single-word="false"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1" style:family="paragraph" style:parent-style-name="Standard">
      <style:paragraph-properties fo:margin-left="1cm" fo:margin-right="0cm" fo:text-align="end" style:justify-single-word="false" fo:text-indent="-0.499cm" style:auto-text-indent="false" style:text-autospace="none">
        <style:tab-stops>
          <style:tab-stop style:position="6.974cm"/>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2" style:family="paragraph" style:parent-style-name="Standard">
      <style:paragraph-properties fo:margin-left="1cm" fo:margin-right="0cm" fo:text-align="end" style:justify-single-word="false" fo:text-indent="-0.499cm" style:auto-text-indent="false" style:text-autospace="none">
        <style:tab-stops>
          <style:tab-stop style:position="6.974cm"/>
        </style:tab-stops>
      </style:paragraph-properties>
    </style:style>
    <style:style style:name="P423" style:family="paragraph" style:parent-style-name="Standard">
      <style:paragraph-properties fo:margin-left="1cm" fo:margin-right="0cm" fo:text-align="end" style:justify-single-word="false" fo:text-indent="-0.499cm" style:auto-text-indent="false" style:text-autospace="none">
        <style:tab-stops>
          <style:tab-stop style:position="6.974cm"/>
        </style:tab-stops>
      </style:paragraph-properties>
      <style:text-properties fo:font-size="12pt" style:font-size-asian="12pt" style:font-size-complex="12pt"/>
    </style:style>
    <style:style style:name="P424" style:family="paragraph" style:parent-style-name="Text_20_body">
      <style:paragraph-properties fo:margin-left="1cm" fo:margin-right="0cm" fo:margin-top="0cm" fo:margin-bottom="0cm" loext:contextual-spacing="false" fo:text-align="justify" style:justify-single-word="false" fo:orphans="0" fo:widows="0" fo:text-indent="-0.499cm" style:auto-text-indent="false">
        <style:tab-stops/>
      </style:paragraph-properties>
      <style:text-properties style:text-line-through-style="none" style:text-line-through-type="none" fo:font-weight="normal" style:font-weight-asian="normal" style:font-weight-complex="normal"/>
    </style:style>
    <style:style style:name="P425" style:family="paragraph" style:parent-style-name="Text_20_body">
      <style:paragraph-properties fo:margin-left="1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fo:font-weight="normal" style:font-name-asian="Times New Roman" style:font-weight-asian="normal" style:font-size-complex="12pt" style:language-complex="ar" style:country-complex="SA" style:font-weight-complex="normal"/>
    </style:style>
    <style:style style:name="P426" style:family="paragraph" style:parent-style-name="Text_20_body">
      <style:paragraph-properties fo:margin-left="1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style:font-name-asian="Times New Roman" style:font-size-complex="12pt" style:language-complex="ar" style:country-complex="SA"/>
    </style:style>
    <style:style style:name="P427" style:family="paragraph" style:parent-style-name="Standard">
      <style:paragraph-properties fo:margin-left="1.499cm" fo:margin-right="0cm" fo:text-align="justify" style:justify-single-word="false" fo:orphans="0" fo:widows="0"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8" style:family="paragraph" style:parent-style-name="Text_20_body">
      <style:paragraph-properties fo:margin-left="1.499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style:font-name-asian="Times New Roman" style:font-size-complex="12pt" style:language-complex="ar" style:country-complex="SA"/>
    </style:style>
    <style:style style:name="P429" style:family="paragraph" style:parent-style-name="Standard">
      <style:paragraph-properties fo:margin-left="0.75cm" fo:margin-right="0cm" fo:text-align="justify"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30" style:family="paragraph" style:parent-style-name="Standard">
      <style:paragraph-properties fo:margin-left="0.75cm" fo:margin-right="0cm" fo:text-align="justify" style:justify-single-word="false" fo:text-indent="0cm" style:auto-text-indent="false" style:text-autospace="none"/>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431" style:family="paragraph" style:parent-style-name="Standard">
      <style:paragraph-properties fo:margin-left="0.75cm" fo:margin-right="0cm" fo:text-align="justify" style:justify-single-word="false" fo:text-indent="0cm" style:auto-text-indent="false" style:text-autospace="none"/>
      <style:text-properties fo:font-size="12pt" fo:font-style="italic" fo:font-weight="normal" style:font-name-asian="TimesNewRoman" style:font-size-asian="12pt" style:font-style-asian="italic" style:font-weight-asian="normal" style:font-name-complex="TimesNewRoman" style:font-style-complex="italic" style:font-weight-complex="normal"/>
    </style:style>
    <style:style style:name="P432" style:family="paragraph" style:parent-style-name="Standard">
      <style:paragraph-properties fo:margin-left="0.75cm" fo:margin-right="0cm" fo:text-align="justify" style:justify-single-word="false" fo:text-indent="0cm" style:auto-text-indent="false" style:text-autospace="none"/>
      <style:text-properties style:text-line-through-style="solid" style:text-line-through-type="single" style:font-name="Arial1" fo:font-size="8pt" fo:font-style="normal" fo:font-weight="normal" style:font-name-asian="TimesNewRoman" style:font-size-asian="8pt" style:font-style-asian="normal" style:font-weight-asian="normal" style:font-name-complex="TimesNewRoman" style:font-size-complex="8pt" style:font-style-complex="normal" style:font-weight-complex="normal"/>
    </style:style>
    <style:style style:name="P433" style:family="paragraph" style:parent-style-name="Standard">
      <style:paragraph-properties fo:margin-left="1.75cm" fo:margin-right="0cm" fo:text-align="justify" style:justify-single-word="false" fo:text-indent="-1cm" style:auto-text-indent="false" style:text-autospace="none">
        <style:tab-stops/>
      </style:paragraph-properties>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34" style:family="paragraph" style:parent-style-name="Standard">
      <style:paragraph-properties fo:margin-left="2.75cm" fo:margin-right="0cm" fo:text-align="justify" style:justify-single-word="false" fo:text-indent="-1cm" style:auto-text-indent="false" style:text-autospace="none">
        <style:tab-stops/>
      </style:paragraph-properties>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435" style:family="paragraph" style:parent-style-name="Rientro_20_corpo_20_del_20_testo_20_3">
      <style:paragraph-properties fo:margin-left="2.75cm" fo:margin-right="0cm" fo:margin-top="0cm" fo:margin-bottom="0cm" loext:contextual-spacing="false" fo:text-align="justify" style:justify-single-word="false" fo:orphans="2" fo:widows="2" fo:text-indent="-1cm" style:auto-text-indent="false" style:writing-mode="lr-tb">
        <style:tab-stops/>
      </style:paragraph-properties>
      <style:text-properties style:use-window-font-color="true" style:text-line-through-style="none" style:text-line-through-type="none" style:font-name="Arial1" fo:language="it" fo:country="IT" fo:font-style="normal" fo:font-weight="normal" style:font-name-asian="Times New Roman" style:font-style-asian="normal" style:font-weight-asian="normal" style:font-size-complex="12pt" style:language-complex="ar" style:country-complex="SA" style:font-style-complex="normal" style:font-weight-complex="normal"/>
    </style:style>
    <style:style style:name="P436" style:family="paragraph" style:parent-style-name="Standard">
      <style:paragraph-properties fo:margin-left="0.499cm" fo:margin-right="0.101cm" fo:text-align="justify" style:justify-single-word="false" fo:text-indent="-0.499cm" style:auto-text-indent="false" style:text-autospace="none">
        <style:tab-stops/>
      </style:paragraph-properties>
      <style:text-properties style:text-position="0% 100%"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37" style:family="paragraph" style:parent-style-name="Heading_20_3">
      <style:paragraph-properties>
        <style:tab-stops>
          <style:tab-stop style:position="2.251cm"/>
        </style:tab-stops>
      </style:paragraph-properties>
      <style:text-properties fo:background-color="#ffff00"/>
    </style:style>
    <style:style style:name="P438" style:family="paragraph" style:parent-style-name="Table_20_Contents">
      <style:paragraph-properties fo:text-align="start" style:justify-single-word="fals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439" style:family="paragraph" style:parent-style-name="Table_20_Contents">
      <style:paragraph-properties fo:text-align="start" style:justify-single-word="fals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440" style:family="paragraph" style:parent-style-name="Table_20_Contents">
      <style:paragraph-properties fo:text-align="start" style:justify-single-word="false"/>
      <style:text-properties style:font-name="Arial1" fo:font-size="10pt" style:font-name-asian="TimesNewRoman" style:font-size-asian="10pt" style:font-name-complex="TimesNewRoman" style:font-size-complex="10pt"/>
    </style:style>
    <style:style style:name="P441" style:family="paragraph" style:parent-style-name="Rientro_20_corpo_20_del_20_testo_20_3">
      <style:paragraph-properties fo:orphans="2" fo:widows="2" style:writing-mode="lr-tb"/>
      <style:text-properties style:use-window-font-color="true" style:font-name="Arial1" fo:font-size="12pt" fo:language="it" fo:country="IT" fo:font-weight="normal" fo:background-color="#ffff00" style:font-name-asian="Times New Roman" style:font-size-asian="12pt" style:font-weight-asian="normal" style:font-name-complex="Arial1" style:font-size-complex="12pt" style:language-complex="ar" style:country-complex="SA" style:font-weight-complex="normal"/>
    </style:style>
    <style:style style:name="P442" style:family="paragraph" style:parent-style-name="Rientro_20_corpo_20_del_20_testo_20_3">
      <style:paragraph-properties fo:margin-left="2.477cm" fo:margin-right="0cm" fo:text-indent="-0.469cm" style:auto-text-indent="false">
        <style:tab-stops/>
      </style:paragraph-properties>
      <style:text-properties fo:background-color="#ffff00"/>
    </style:style>
    <style:style style:name="P443" style:family="paragraph" style:parent-style-name="Standard">
      <style:paragraph-properties fo:margin-left="2.75cm" fo:margin-right="0cm" fo:text-align="justify" style:justify-single-word="false" fo:text-indent="-2.75cm" style:auto-text-indent="false" style:text-autospace="none">
        <style:tab-stops/>
      </style:paragraph-properties>
      <style:text-properties style:font-name="Arial1" fo:font-size="10pt" fo:font-style="normal" fo:font-weight="normal" style:font-name-asian="TimesNewRoman,Bold" style:font-size-asian="10pt" style:font-style-asian="normal" style:font-weight-asian="normal" style:font-name-complex="TimesNewRoman,Bold" style:font-size-complex="10pt" style:font-style-complex="normal" style:font-weight-complex="normal"/>
    </style:style>
    <style:style style:name="P444" style:family="paragraph" style:parent-style-name="ARTICOLO" style:list-style-name="WW8Num9">
      <style:paragraph-properties fo:margin-top="0.199cm" fo:margin-bottom="0cm" loext:contextual-spacing="false" fo:text-align="justify" style:justify-single-word="false"/>
      <style:text-properties fo:font-size="12pt" style:font-size-asian="12pt"/>
    </style:style>
    <style:style style:name="P445" style:family="paragraph" style:parent-style-name="TIpologia">
      <style:text-properties fo:font-size="12pt" style:font-size-asian="12pt" style:font-name-complex="Arial1"/>
    </style:style>
    <style:style style:name="P446" style:family="paragraph" style:parent-style-name="TIpologia">
      <style:text-properties fo:background-color="#ffff00"/>
    </style:style>
    <style:style style:name="P447" style:family="paragraph" style:parent-style-name="TIpologia">
      <style:paragraph-properties fo:break-before="page"/>
    </style:style>
    <style:style style:name="P448" style:family="paragraph" style:parent-style-name="TIpologia">
      <style:paragraph-properties fo:break-before="page"/>
      <style:text-properties fo:background-color="#ffff00"/>
    </style:style>
    <style:style style:name="P449" style:family="paragraph" style:parent-style-name="TIpologia">
      <style:paragraph-properties fo:break-before="page"/>
      <style:text-properties style:text-line-through-style="solid" style:text-line-through-type="double"/>
    </style:style>
    <style:style style:name="P450" style:family="paragraph" style:parent-style-name="TIpologia">
      <style:paragraph-properties fo:break-before="page"/>
      <style:text-properties fo:font-style="italic" style:font-style-asian="italic" style:font-style-complex="italic"/>
    </style:style>
    <style:style style:name="P451" style:family="paragraph" style:parent-style-name="TIpologia">
      <style:paragraph-properties fo:break-before="page"/>
      <style:text-properties style:text-line-through-style="solid" style:text-line-through-type="single" fo:font-size="8pt" style:font-size-asian="8pt" style:font-size-complex="8pt"/>
    </style:style>
    <style:style style:name="P452" style:family="paragraph" style:parent-style-name="Standard" style:master-page-name="Standard">
      <style:paragraph-properties fo:margin-top="0cm" fo:margin-bottom="0.199cm" loext:contextual-spacing="false" fo:text-align="center" style:justify-single-word="false" style:page-number="auto"/>
    </style:style>
    <style:style style:name="P453" style:family="paragraph" style:parent-style-name="Standard" style:list-style-name="WW8Num8">
      <style:text-properties fo:font-size="12pt" fo:background-color="#ffff00" style:font-size-asian="12pt" style:font-name-complex="Arial1"/>
    </style:style>
    <style:style style:name="P454" style:family="paragraph" style:parent-style-name="Standard" style:list-style-name="WW8Num8">
      <style:text-properties fo:font-size="12pt" style:font-size-asian="12pt" style:font-name-complex="Arial1"/>
    </style:style>
    <style:style style:name="P455" style:family="paragraph" style:parent-style-name="Standard" style:list-style-name="WW8Num17">
      <style:text-properties fo:font-size="12pt" style:font-size-asian="12pt" style:font-name-complex="Arial1"/>
    </style:style>
    <style:style style:name="P456" style:family="paragraph" style:parent-style-name="Standard">
      <style:paragraph-properties fo:text-align="center" style:justify-single-word="false"/>
      <style:text-properties fo:font-size="12pt" style:font-size-asian="12pt" style:font-name-complex="Arial1"/>
    </style:style>
    <style:style style:name="P457" style:family="paragraph" style:parent-style-name="Standard">
      <style:text-properties style:text-line-through-style="solid" style:text-line-through-type="single" fo:font-size="8pt" style:font-size-asian="8pt" style:font-name-complex="Arial1" style:font-size-complex="8pt"/>
    </style:style>
    <style:style style:name="P458" style:family="paragraph" style:parent-style-name="Standard" style:list-style-name="WW8Num9">
      <style:paragraph-properties fo:margin-top="0.199cm" fo:margin-bottom="0cm" loext:contextual-spacing="false"/>
    </style:style>
    <style:style style:name="P459" style:family="paragraph" style:parent-style-name="Standard" style:list-style-name="WW8Num9">
      <style:paragraph-properties fo:margin-top="0.199cm" fo:margin-bottom="0cm" loext:contextual-spacing="false" fo:text-align="justify" style:justify-single-word="false"/>
    </style:style>
    <style:style style:name="P460" style:family="paragraph" style:parent-style-name="Standard" style:list-style-name="WW8Num15">
      <style:paragraph-properties fo:margin-left="0.499cm" fo:margin-right="0cm" fo:text-indent="0cm" style:auto-text-indent="false"/>
    </style:style>
    <style:style style:name="P461" style:family="paragraph" style:parent-style-name="Standard" style:list-style-name="WW8Num15">
      <style:paragraph-properties fo:margin-left="0.499cm" fo:margin-right="0cm" fo:text-indent="0cm" style:auto-text-indent="false"/>
      <style:text-properties officeooo:rsid="000cbde0" officeooo:paragraph-rsid="000cbde0"/>
    </style:style>
    <style:style style:name="P462" style:family="paragraph" style:parent-style-name="Standard" style:list-style-name="WW8Num7">
      <style:paragraph-properties fo:margin-left="1.75cm" fo:margin-right="0cm" fo:text-align="justify" style:justify-single-word="false" fo:text-indent="0cm" style:auto-text-indent="false">
        <style:tab-stops>
          <style:tab-stop style:position="-3.133cm"/>
        </style:tab-stops>
      </style:paragraph-properties>
      <style:text-properties fo:font-size="12pt" style:font-size-asian="12pt" style:font-name-complex="Arial1"/>
    </style:style>
    <style:style style:name="P463" style:family="paragraph" style:parent-style-name="Standard" style:list-style-name="WW8Num7">
      <style:paragraph-properties fo:margin-left="-0.118cm" fo:margin-right="0cm" fo:text-indent="0cm" style:auto-text-indent="false">
        <style:tab-stops>
          <style:tab-stop style:position="-3.133cm"/>
        </style:tab-stops>
      </style:paragraph-properties>
      <style:text-properties fo:font-size="12pt" style:font-size-asian="12pt" style:font-name-complex="Arial1"/>
    </style:style>
    <style:style style:name="P464" style:family="paragraph" style:parent-style-name="Standard">
      <style:paragraph-properties fo:margin-left="2.752cm" fo:margin-right="0cm" fo:text-indent="-1cm" style:auto-text-indent="false"/>
      <style:text-properties fo:font-size="12pt" officeooo:paragraph-rsid="000cbde0" style:font-size-asian="12pt" style:font-name-complex="Arial1"/>
    </style:style>
    <style:style style:name="P465" style:family="paragraph" style:parent-style-name="Standard">
      <loext:graphic-properties draw:fill="none"/>
      <style:paragraph-properties fo:margin-left="3cm" fo:margin-right="0cm" fo:text-align="justify" style:justify-single-word="false" fo:orphans="2" fo:widows="2" fo:text-indent="-3cm" style:auto-text-indent="false" fo:background-color="transparent" style:writing-mode="lr-tb">
        <style:tab-stops>
          <style:tab-stop style:position="-0.489cm"/>
        </style:tab-stops>
      </style:paragraph-properties>
      <style:text-properties fo:font-size="12pt" style:font-size-asian="12pt" style:font-name-complex="Arial1"/>
    </style:style>
    <style:style style:name="P466" style:family="paragraph" style:parent-style-name="Standard">
      <style:paragraph-properties fo:margin-left="3cm" fo:margin-right="0cm" fo:text-indent="-3cm" style:auto-text-indent="false">
        <style:tab-stops>
          <style:tab-stop style:position="-0.489cm"/>
        </style:tab-stops>
      </style:paragraph-properties>
      <style:text-properties style:font-size-asian="12pt" style:font-name-complex="Arial1"/>
    </style:style>
    <style:style style:name="P467" style:family="paragraph" style:parent-style-name="Standard">
      <style:paragraph-properties fo:margin-left="3cm" fo:margin-right="0cm" fo:text-align="justify" style:justify-single-word="false" fo:text-indent="-3cm" style:auto-text-indent="false">
        <style:tab-stops>
          <style:tab-stop style:position="-0.489cm"/>
        </style:tab-stops>
      </style:paragraph-properties>
      <style:text-properties fo:font-size="12pt" style:font-size-asian="12pt" style:font-name-complex="Arial1"/>
    </style:style>
    <style:style style:name="P468" style:family="paragraph" style:parent-style-name="Standard" style:master-page-name="">
      <loext:graphic-properties draw:fill="none"/>
      <style:paragraph-properties fo:margin-left="3cm" fo:margin-right="0cm" fo:text-align="justify" style:justify-single-word="false" fo:orphans="2" fo:widows="2" fo:text-indent="-3cm" style:auto-text-indent="false" style:page-number="auto" fo:background-color="transparent" style:writing-mode="lr-tb">
        <style:tab-stops>
          <style:tab-stop style:position="-0.489cm"/>
        </style:tab-stops>
      </style:paragraph-properties>
      <style:text-properties fo:font-size="12pt" style:font-size-asian="12pt" style:font-name-complex="Arial1"/>
    </style:style>
    <style:style style:name="P469" style:family="paragraph" style:parent-style-name="Standard">
      <style:paragraph-properties fo:margin-left="0cm" fo:margin-right="0cm" fo:text-align="center" style:justify-single-word="false" fo:text-indent="0cm" style:auto-text-indent="false"/>
      <style:text-properties fo:font-size="12pt" style:font-size-asian="12pt" style:font-name-complex="Arial1"/>
    </style:style>
    <style:style style:name="P470" style:family="paragraph">
      <loext:graphic-properties draw:fill="none" draw:fill-color="#ffffff"/>
      <style:paragraph-properties style:writing-mode="lr-tb"/>
    </style:style>
    <style:style style:name="T1" style:family="text">
      <style:text-properties fo:text-transform="uppercase"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2" style:family="text">
      <style:text-properties fo:text-transform="uppercase" fo:font-size="16pt" style:text-underline-style="solid" style:text-underline-width="auto" style:text-underline-color="font-color" style:font-size-asian="16pt" style:font-name-complex="Arial1" style:font-size-complex="16pt"/>
    </style:style>
    <style:style style:name="T3" style:family="text">
      <style:text-properties fo:text-transform="uppercase" style:use-window-font-color="true" style:font-name="Arial1" fo:font-size="16pt" fo:language="it" fo:country="IT" style:text-underline-style="solid" style:text-underline-width="auto" style:text-underline-color="font-color" fo:font-weight="bold" style:font-name-asian="Times New Roman" style:font-size-asian="16pt" style:font-weight-asian="bold" style:font-name-complex="Arial1" style:font-size-complex="16pt" style:language-complex="ar" style:country-complex="SA" style:font-weight-complex="bold"/>
    </style:style>
    <style:style style:name="T4" style:family="text">
      <style:text-properties fo:text-transform="uppercase" style:use-window-font-color="true" fo:font-size="16pt" fo:language="it" fo:country="IT" style:text-underline-style="solid" style:text-underline-width="auto" style:text-underline-color="font-color" style:font-name-asian="Times New Roman" style:font-size-asian="16pt" style:font-name-complex="Arial1" style:font-size-complex="16pt" style:language-complex="ar" style:country-complex="SA"/>
    </style:style>
    <style:style style:name="T5" style:family="text">
      <style:text-properties fo:text-transform="uppercase" fo:font-size="24pt" style:text-underline-style="solid" style:text-underline-width="auto" style:text-underline-color="font-color" fo:font-weight="normal" style:font-size-asian="24pt" style:font-weight-asian="normal" style:font-name-complex="Arial1" style:font-size-complex="24pt" style:font-weight-complex="normal"/>
    </style:style>
    <style:style style:name="T6" style:family="text">
      <style:text-properties fo:text-transform="uppercase" fo:font-size="24pt" style:text-underline-style="none" fo:font-weight="normal" style:font-size-asian="24pt" style:font-weight-asian="normal" style:font-name-complex="Arial1" style:font-size-complex="24pt" style:font-weight-complex="normal"/>
    </style:style>
    <style:style style:name="T7" style:family="text">
      <style:text-properties style:font-name-complex="Arial1"/>
    </style:style>
    <style:style style:name="T8" style:family="text">
      <style:text-properties fo:font-size="12pt" fo:font-weight="normal" style:font-size-asian="12pt" style:font-weight-asian="normal" style:font-weight-complex="normal"/>
    </style:style>
    <style:style style:name="T9" style:family="text">
      <style:text-properties fo:font-size="12pt" fo:font-weight="normal" style:font-size-asian="12pt" style:font-weight-asian="normal" style:font-name-complex="Arial1" style:font-weight-complex="normal"/>
    </style:style>
    <style:style style:name="T10" style:family="text">
      <style:text-properties fo:font-size="12pt" style:font-size-asian="12pt"/>
    </style:style>
    <style:style style:name="T11" style:family="text">
      <style:text-properties fo:font-size="12pt" style:font-size-asian="12pt" style:font-name-complex="Arial1"/>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style:font-size-asian="12pt" style:font-style-asian="italic" style:font-name-complex="Arial1" style:font-style-complex="italic"/>
    </style:style>
    <style:style style:name="T15" style:family="text">
      <style:text-properties fo:font-size="12pt" fo:font-style="italic" fo:font-weight="bold" style:font-size-asian="12pt" style:font-style-asian="italic" style:font-weight-asian="bold" style:font-name-complex="Arial1" style:font-style-complex="italic" style:font-weight-complex="bold"/>
    </style:style>
    <style:style style:name="T16" style:family="text">
      <style:text-properties fo:font-size="12pt" fo:font-weight="bold" style:font-size-asian="12pt" style:font-weight-asian="bold" style:font-name-complex="Arial1" style:font-weight-complex="bold"/>
    </style:style>
    <style:style style:name="T17" style:family="text">
      <style:text-properties fo:font-size="12pt" style:text-underline-style="solid" style:text-underline-width="auto" style:text-underline-color="font-color" fo:font-weight="bold" style:font-size-asian="12pt" style:font-weight-asian="bold" style:font-weight-complex="bold"/>
    </style:style>
    <style:style style:name="T18" style:family="text">
      <style:text-properties fo:font-size="12pt" fo:language="en" fo:country="GB" style:font-size-asian="12pt" style:font-name-complex="Arial1"/>
    </style:style>
    <style:style style:name="T19" style:family="text">
      <style:text-properties fo:font-size="12pt" fo:language="de" fo:country="DE" style:font-size-asian="12pt" style:font-name-complex="Arial1"/>
    </style:style>
    <style:style style:name="T20" style:family="text">
      <style:text-properties style:text-line-through-style="solid" style:text-line-through-type="double"/>
    </style:style>
    <style:style style:name="T21" style:family="text">
      <style:text-properties style:text-line-through-style="solid" style:text-line-through-type="double" fo:font-size="12pt" style:font-size-asian="12pt" style:font-name-complex="Arial1"/>
    </style:style>
    <style:style style:name="T22" style:family="text">
      <style:text-properties style:text-line-through-style="solid" style:text-line-through-type="double" fo:font-size="12pt" fo:font-weight="bold" style:font-size-asian="12pt" style:font-weight-asian="bold" style:font-name-complex="Arial1" style:font-weight-complex="bold"/>
    </style:style>
    <style:style style:name="T23" style:family="text">
      <style:text-properties style:text-line-through-style="solid" style:text-line-through-type="double" fo:font-size="12pt" fo:language="en" fo:country="GB" style:font-size-asian="12pt" style:font-name-complex="Arial1"/>
    </style:style>
    <style:style style:name="T24" style:family="text">
      <style:text-properties style:text-line-through-style="solid" style:text-line-through-type="double" style:text-position="-25% 100%" fo:font-size="12pt" style:font-size-asian="12pt" style:font-name-complex="Arial1" style:font-size-complex="8pt"/>
    </style:style>
    <style:style style:name="T25" style:family="text">
      <style:text-properties style:text-line-through-style="solid" style:text-line-through-type="double" style:text-position="super 58%" style:font-size-complex="8pt"/>
    </style:style>
    <style:style style:name="T26" style:family="text">
      <style:text-properties fo:font-style="italic" style:font-style-asian="italic" style:font-style-complex="italic"/>
    </style:style>
    <style:style style:name="T27" style:family="text">
      <style:text-properties fo:font-style="italic" style:font-style-asian="italic" style:font-name-complex="Arial1" style:font-style-complex="italic"/>
    </style:style>
    <style:style style:name="T28" style:family="text">
      <style:text-properties style:text-line-through-style="solid" style:text-line-through-type="single"/>
    </style:style>
    <style:style style:name="T29" style:family="text">
      <style:text-properties style:text-line-through-style="solid" style:text-line-through-type="single" fo:font-size="12pt" style:font-size-asian="12pt" style:font-name-complex="Arial1"/>
    </style:style>
    <style:style style:name="T30" style:family="text">
      <style:text-properties style:text-line-through-style="solid" style:text-line-through-type="single" fo:font-size="12pt" style:text-underline-style="solid" style:text-underline-width="auto" style:text-underline-color="font-color" fo:font-weight="bold" style:font-size-asian="12pt" style:font-weight-asian="bold" style:font-weight-complex="bold"/>
    </style:style>
    <style:style style:name="T31" style:family="text">
      <style:text-properties style:text-line-through-style="solid" style:text-line-through-type="single" fo:font-style="italic" style:font-style-asian="italic" style:font-style-complex="italic"/>
    </style:style>
    <style:style style:name="T32" style:family="text">
      <style:text-properties style:text-line-through-style="solid" style:text-line-through-type="single" style:text-position="-25% 100%" style:font-name-complex="Arial1"/>
    </style:style>
    <style:style style:name="T33" style:family="text">
      <style:text-properties style:text-line-through-style="solid" style:text-line-through-type="single" style:text-position="-25% 100%" fo:language="de" fo:country="DE" style:font-name-complex="Arial1"/>
    </style:style>
    <style:style style:name="T34" style:family="text">
      <style:text-properties style:text-line-through-style="solid" style:text-line-through-type="single" style:font-name-complex="Arial1"/>
    </style:style>
    <style:style style:name="T35" style:family="text">
      <style:text-properties style:text-line-through-style="solid" style:text-line-through-type="single" fo:language="de" fo:country="DE" style:font-name-complex="Arial1"/>
    </style:style>
    <style:style style:name="T36" style:family="text">
      <style:text-properties style:text-line-through-style="solid" style:text-line-through-type="single" fo:font-size="8pt" style:font-size-asian="8pt" style:font-size-complex="8pt"/>
    </style:style>
    <style:style style:name="T37" style:family="text">
      <style:text-properties style:font-name="Arial1" fo:font-size="12pt" fo:font-style="italic" style:font-size-asian="12pt" style:font-style-asian="italic" style:font-name-complex="Arial1" style:font-style-complex="italic"/>
    </style:style>
    <style:style style:name="T38" style:family="text">
      <style:text-properties style:font-name="Arial1" fo:font-size="12pt" fo:font-style="italic" style:font-name-asian="Times New Roman" style:font-size-asian="12pt" style:font-style-asian="italic" style:font-name-complex="Arial1" style:font-size-complex="12pt" style:font-style-complex="italic"/>
    </style:style>
    <style:style style:name="T39" style:family="text">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T40" style:family="text">
      <style:text-properties style:font-name="Arial1" fo:font-size="12pt" fo:font-weight="bold" style:font-name-asian="TimesNewRoman,Bold" style:font-size-asian="12pt" style:font-weight-asian="bold" style:font-name-complex="TimesNewRoman,Bold" style:font-size-complex="12pt" style:font-weight-complex="bold"/>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style:font-weight-asian="bold" style:font-name-complex="Arial1" style:font-weight-complex="bold"/>
    </style:style>
    <style:style style:name="T44" style:family="text">
      <style:text-properties fo:font-weight="bold" style:font-name-asian="TimesNewRoman,BoldItalic" style:font-weight-asian="bold" style:font-name-complex="TimesNewRoman,BoldItalic" style:font-weight-complex="bold"/>
    </style:style>
    <style:style style:name="T45" style:family="text">
      <style:text-properties fo:font-weight="bold" style:font-name-asian="TimesNewRoman,Italic" style:font-weight-asian="bold" style:font-name-complex="TimesNewRoman,Italic" style:font-weight-complex="bold"/>
    </style:style>
    <style:style style:name="T46" style:family="text">
      <style:text-properties fo:color="#000000" fo:font-size="12pt" fo:font-style="italic" style:font-size-asian="12pt" style:font-style-asian="italic" style:font-name-complex="Arial1" style:font-style-complex="italic"/>
    </style:style>
    <style:style style:name="T47" style:family="text">
      <style:text-properties fo:color="#000000" fo:font-size="12pt" style:font-size-asian="12pt" style:font-name-complex="Arial1"/>
    </style:style>
    <style:style style:name="T48" style:family="text">
      <style:text-properties fo:color="#000000" style:text-line-through-style="solid" style:text-line-through-type="single" fo:font-size="12pt" style:font-size-asian="12pt" style:font-name-complex="Arial1"/>
    </style:style>
    <style:style style:name="T49" style:family="text">
      <style:text-properties style:text-position="-25% 100%" style:font-size-complex="8pt"/>
    </style:style>
    <style:style style:name="T50" style:family="text">
      <style:text-properties style:text-position="-25% 100%" fo:font-size="12pt" style:font-size-asian="12pt" style:font-name-complex="Arial1" style:font-size-complex="8pt"/>
    </style:style>
    <style:style style:name="T51" style:family="text">
      <style:text-properties fo:font-size="8pt" style:font-size-asian="8pt" style:font-name-complex="Arial1"/>
    </style:style>
    <style:style style:name="T52" style:family="text">
      <style:text-properties style:text-position="super 58%"/>
    </style:style>
    <style:style style:name="T53" style:family="text">
      <style:text-properties style:text-position="super 58%" fo:font-size="12pt" style:font-size-asian="12pt" style:font-name-complex="Arial1"/>
    </style:style>
    <style:style style:name="T54" style:family="text">
      <style:text-properties style:text-position="super 58%" fo:font-size="12pt" fo:language="de" fo:country="DE" style:font-size-asian="12pt" style:font-name-complex="Arial1"/>
    </style:style>
    <style:style style:name="T55" style:family="text">
      <style:text-properties style:text-position="super 58%" style:font-name-complex="Arial1"/>
    </style:style>
    <style:style style:name="T56" style:family="text">
      <style:text-properties style:text-position="super 58%" style:font-size-complex="8pt"/>
    </style:style>
    <style:style style:name="T57" style:family="text">
      <style:text-properties style:text-position="super 58%" fo:font-style="normal" fo:font-weight="normal" style:font-name-asian="TimesNewRoman" style:font-style-asian="normal" style:font-weight-asian="normal" style:font-name-complex="TimesNewRoman" style:font-size-complex="10pt" style:font-style-complex="normal" style:font-weight-complex="normal"/>
    </style:style>
    <style:style style:name="T58" style:family="text">
      <style:text-properties style:text-position="super 58%" fo:font-style="normal" fo:font-weight="normal" style:font-name-asian="TimesNewRoman" style:font-style-asian="normal" style:font-weight-asian="normal" style:font-name-complex="TimesNewRoman" style:font-style-complex="normal" style:font-weight-complex="normal"/>
    </style:style>
    <style:style style:name="T59" style:family="text">
      <style:text-properties style:text-position="25% 100%" style:font-size-complex="8pt"/>
    </style:style>
    <style:style style:name="T60" style:family="text">
      <style:text-properties style:text-position="sub 58%"/>
    </style:style>
    <style:style style:name="T61" style:family="text">
      <style:text-properties style:text-position="sub 58%" fo:font-size="12pt" style:font-size-asian="12pt" style:font-name-complex="Arial1"/>
    </style:style>
    <style:style style:name="T62" style:family="text">
      <style:text-properties style:text-position="sub 58%" fo:font-size="12pt" style:font-size-asian="12pt" style:font-name-complex="Arial1" style:font-size-complex="8pt"/>
    </style:style>
    <style:style style:name="T63" style:family="text">
      <style:text-properties style:text-position="sub 58%" fo:font-size="12pt" fo:language="en" fo:country="GB" style:font-size-asian="12pt" style:font-name-complex="Arial1"/>
    </style:style>
    <style:style style:name="T64" style:family="text">
      <style:text-properties style:text-position="sub 58%" style:font-size-complex="8pt"/>
    </style:style>
    <style:style style:name="T65" style:family="text">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T66" style:family="text">
      <style:text-properties style:use-window-font-color="true" style:font-name="Arial1" fo:font-size="12pt" fo:language="it" fo:country="IT" style:font-name-asian="Times New Roman" style:font-size-asian="12pt" style:font-name-complex="Times New Roman" style:font-size-complex="12pt" style:language-complex="ar" style:country-complex="SA"/>
    </style:style>
    <style:style style:name="T67" style:family="text">
      <style:text-properties style:use-window-font-color="true" style:font-name="Arial1" fo:language="en" fo:country="GB" style:font-name-asian="Times New Roman" style:font-name-complex="Arial1" style:language-complex="ar" style:country-complex="SA"/>
    </style:style>
    <style:style style:name="T68" style:family="text">
      <style:text-properties style:use-window-font-color="true" style:font-name="Arial1" fo:language="it" fo:country="IT" style:font-name-asian="Times New Roman" style:font-name-complex="Arial1" style:language-complex="ar" style:country-complex="SA"/>
    </style:style>
    <style:style style:name="T69" style:family="text">
      <style:text-properties style:use-window-font-color="true" style:font-name="Arial1" fo:language="it" fo:country="IT" style:font-name-asian="Times New Roman" style:font-name-complex="Times New Roman" style:language-complex="ar" style:country-complex="SA"/>
    </style:style>
    <style:style style:name="T70" style:family="text">
      <style:text-properties style:use-window-font-color="true" style:text-position="super 58%" style:font-name="Arial1" fo:font-size="12pt" fo:language="it" fo:country="IT" style:font-name-asian="Times New Roman" style:font-size-asian="12pt" style:font-name-complex="Arial1" style:font-size-complex="12pt" style:language-complex="ar" style:country-complex="SA"/>
    </style:style>
    <style:style style:name="T71" style:family="text">
      <style:text-properties style:use-window-font-color="true" style:text-position="super 58%" style:font-name="Arial1" fo:font-size="12pt" fo:language="it" fo:country="IT" style:font-name-asian="Times New Roman" style:font-size-asian="12pt" style:font-name-complex="Times New Roman" style:font-size-complex="12pt" style:language-complex="ar" style:country-complex="SA"/>
    </style:style>
    <style:style style:name="T72" style:family="text">
      <style:text-properties style:use-window-font-color="true" style:text-position="super 58%" style:font-name="Arial1" fo:language="it" fo:country="IT" style:font-name-asian="Times New Roman" style:font-name-complex="Arial1" style:language-complex="ar" style:country-complex="SA"/>
    </style:style>
    <style:style style:name="T73" style:family="text">
      <style:text-properties style:use-window-font-color="true" style:text-line-through-style="none" style:text-line-through-type="none"/>
    </style:style>
    <style:style style:name="T74" style:family="text">
      <style:text-properties style:use-window-font-color="true" style:text-line-through-style="none" style:text-line-through-type="none" style:font-name-asian="Arial2" style:font-name-complex="Arial2"/>
    </style:style>
    <style:style style:name="T75" style:family="text">
      <style:text-properties style:text-position="0% 100%"/>
    </style:style>
    <style:style style:name="T76" style:family="text">
      <style:text-properties style:text-position="0% 100%" officeooo:rsid="00086ebd" style:font-size-complex="8pt"/>
    </style:style>
    <style:style style:name="T77" style:family="text">
      <style:text-properties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78" style:family="text">
      <style:text-properties fo:background-color="#ffff00" loext:char-shading-value="0"/>
    </style:style>
    <style:style style:name="T79" style:family="text">
      <style:text-properties fo:font-variant="normal" fo:text-transform="none" style:use-window-font-color="true" style:font-name="Arial1" fo:font-size="16pt" fo:language="it" fo:country="IT" style:text-underline-style="solid" style:text-underline-width="auto" style:text-underline-color="font-color" fo:font-weight="bold" style:font-name-asian="Times New Roman" style:font-size-asian="16pt" style:font-weight-asian="bold" style:font-name-complex="Arial1" style:font-size-complex="16pt" style:language-complex="ar" style:country-complex="SA" style:font-weight-complex="bold"/>
    </style:style>
    <style:style style:name="T80" style:family="text">
      <style:text-properties fo:font-variant="normal" fo:text-transform="none" fo:font-size="16pt" style:text-underline-style="solid" style:text-underline-width="auto" style:text-underline-color="font-color" style:font-size-asian="16pt" style:font-name-complex="Arial1" style:font-size-complex="16pt"/>
    </style:style>
    <style:style style:name="T81" style:family="text">
      <style:text-properties fo:font-weight="normal" style:font-weight-asian="normal" style:font-name-complex="Arial1" style:font-weight-complex="normal"/>
    </style:style>
    <style:style style:name="T82" style:family="text">
      <style:text-properties fo:font-weight="normal" style:font-weight-asian="normal" style:font-weight-complex="normal"/>
    </style:style>
    <style:style style:name="T83" style:family="text">
      <style:text-properties style:font-name-asian="TimesNewRoman" style:font-name-complex="TimesNewRoman"/>
    </style:style>
    <style:style style:name="T84" style:family="text">
      <style:text-properties style:font-name-asian="TimesNewRoman,BoldItalic" style:font-name-complex="TimesNewRoman,BoldItalic"/>
    </style:style>
    <style:style style:name="T85" style:family="text">
      <style:text-properties style:text-underline-style="solid" style:text-underline-width="auto" style:text-underline-color="font-color"/>
    </style:style>
    <style:style style:name="T86" style:family="text">
      <style:text-properties style:font-name-asian="TimesNewRoman,Italic" style:font-name-complex="TimesNewRoman,Italic"/>
    </style:style>
    <style:style style:name="T87" style:family="text">
      <style:text-properties style:font-name-asian="Times New Roman1"/>
    </style:style>
    <style:style style:name="T88" style:family="text">
      <style:text-properties style:font-name="Arial2" style:font-name-asian="Times New Roman"/>
    </style:style>
    <style:style style:name="T89" style:family="text">
      <style:text-properties fo:color="#ff0000"/>
    </style:style>
    <style:style style:name="T90" style:family="text">
      <style:text-properties fo:color="#ff0000" style:text-line-through-style="none" style:text-line-through-type="none"/>
    </style:style>
    <style:style style:name="T91" style:family="text">
      <style:text-properties officeooo:rsid="000cbde0"/>
    </style:style>
    <style:style style:name="fr1" style:family="graphic" style:parent-style-name="Formula">
      <style:graphic-properties fo:margin-top="0cm" fo:margin-bottom="0.199cm" style:run-through="foreground" style:wrap="none" style:vertical-pos="from-top" style:vertical-rel="paragraph" style:horizontal-pos="from-left" style:horizontal-rel="paragraph" style:flow-with-text="true" draw:ole-draw-aspect="1"/>
    </style:style>
    <style:style style:name="fr2" style:family="graphic" style:parent-style-name="Formula">
      <style:graphic-properties fo:margin-top="0.199cm" fo:margin-bottom="0.199cm" style:wrap="parallel" style:number-wrapped-paragraphs="no-limit" style:wrap-contour="false" style:vertical-pos="middle" style:vertical-rel="text" draw:ole-draw-aspect="1"/>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2"><text:span text:style-name="Strong_20_Emphasis"><text:span text:style-name="T5">REGIME SEMPLIFICATO</text:span></text:span></text:p>
      <text:p text:style-name="P306"><text:span text:style-name="Strong_20_Emphasis"><text:span text:style-name="T5">PER IL</text:span></text:span></text:p>
      <text:p text:style-name="P306"><text:span text:style-name="Strong_20_Emphasis"><text:span text:style-name="T5">RECUPERO DI RIFIUTI</text:span></text:span></text:p>
      <text:p text:style-name="P306"><text:span text:style-name="Strong_20_Emphasis"><text:span text:style-name="T6"/></text:span></text:p>
      <text:p text:style-name="P307"><text:span text:style-name="Strong_20_Emphasis"><text:span text:style-name="T1">DECRETO MINISTERIALE</text:span></text:span><text:span text:style-name="Strong_20_Emphasis"><text:span text:style-name="T77"> <text:s/>05 febbraio 1998</text:span></text:span></text:p>
      <text:p text:style-name="P305"><text:span text:style-name="Strong_20_Emphasis"><text:span text:style-name="T8">Individuazione dei rifiuti non pericolosi sottoposti alle procedure semplificate di recupero ai sensi degli articoli 31 e 33 del decreto legislativo 5 febbraio 1997, n. 22 </text:span></text:span></text:p>
      <text:p text:style-name="P305"><text:span text:style-name="Strong_20_Emphasis"><text:span text:style-name="T9">(Suppl. Ord. alla G.U. n. 88 del 16 aprile 1998)</text:span></text:span></text:p>
      <text:p text:style-name="P311">NOTE:</text:p>
      <text:list xml:id="list8434812436158673066" text:style-name="WW8Num9">
        <text:list-item>
          <text:p text:style-name="P458">Testo coordinato con le modifiche apportate dal:</text:p>
        </text:list-item>
      </text:list>
      <text:list xml:id="list7015380550232033862" text:style-name="WW8Num15">
        <text:list-item>
          <text:p text:style-name="P460">D.M. 09/01/2003 (G.U. n. 14 del 18/01/2003);</text:p>
        </text:list-item>
        <text:list-item>
          <text:p text:style-name="P460">D.M. 27/07/2004 (G.U. n. 180 del 03/08/2004);</text:p>
        </text:list-item>
        <text:list-item>
          <text:p text:style-name="P460">D.M. 05/04/2006, n. 186 (G.U. n. 115 del 19/05/2006);</text:p>
        </text:list-item>
        <text:list-item>
          <text:p text:style-name="P460">D.Lgs. 16/01/2008, n. 4 <text:span text:style-name="T10">(Suppl. Ord. n. 24 alla G.U. n. 24 del 29/01/2008);</text:span></text:p>
        </text:list-item>
        <text:list-item>
          <text:p text:style-name="P461"><text:span text:style-name="T10">L. 19/08/2016, n. 166</text:span></text:p>
        </text:list-item>
      </text:list>
      <text:list xml:id="list235919364442624" text:continue-list="list8434812436158673066" text:style-name="WW8Num9">
        <text:list-item text:start-value="1">
          <text:p text:style-name="P459"><text:span text:style-name="T10">I codici CER pubblicati sul testo iniziale del D.M. 05/02/98 sono evidenziabili dal carattere </text:span><text:span text:style-name="T21">barrato doppio;</text:span><text:span text:style-name="T10"> quelli riportati in sostituzione degli originari sono tratti dalla Direttiva Ministero dell’Ambiente 09/04/2002;</text:span></text:p>
        </text:list-item>
        <text:list-item>
          <text:p text:style-name="P458"><text:span text:style-name="T10">Tutte le modifiche di carattere aggiuntivo apportate da D.M. 05/04/06 n. 186 e D.Lgs. 16/01/2008 n. 4 sono evidenziate dal carattere </text:span><text:span text:style-name="T13">corsivo, </text:span><text:span text:style-name="T10">ad eccezione delle tabelle dei quantitativi massimi trattabili, riportate per comodità alla fine dell’enunciazione di ogni tipologia di attività;</text:span></text:p>
        </text:list-item>
        <text:list-item>
          <text:p text:style-name="P458"><text:span text:style-name="T10">Tutte le parti sostituite da D.M. 05/04/06 n. 186 e D.Lgs. 16/01/2008 n. 4 sono evidenziate dal carattere </text:span><text:span text:style-name="T29">barrato;</text:span></text:p>
        </text:list-item>
        <text:list-item>
          <text:p text:style-name="P458">Il provvedimento, compresi gli allegati, è riportato nei suoi termini testuali con gli errori in esso contenuti, ritenendo arbitrario procedere a correzioni.</text:p>
        </text:list-item>
        <text:list-item>
          <text:p text:style-name="P444">Le attività che in base al nuovo testo del decreto non appaiono più corrispondere ai criteri per l'ammissibilità al regime semplificato (mancata definizione delle quantità massime alle stesse relative) sono evidenziate in <text:span text:style-name="T78">giallo</text:span>.</text:p>
        </text:list-item>
      </text:list>
      <text:p text:style-name="P314">IL MINISTRO DELL'AMBIENTE</text:p>
      <text:p text:style-name="P312">DI CONCERTO CON</text:p>
      <text:p text:style-name="P312">I MINISTRI DELLA SANITÀ, DELL'INDUSTRIA, DEL COMMERCIO E DELL'ARTIGIANATO E PER LE POLITICHE AGRICOLE</text:p>
      <text:p text:style-name="P310">Visto il decreto legislativo 5 febbraio 1997, n. 22, recante "attuazione delle direttive 91/156/CEE sui rifiuti, 91/689/CEE sui rifiuti pericolosi e 94/62/CE sugli imballaggi e sui rifiuti di imballaggio";</text:p>
      <text:p text:style-name="P310">Visto il decreto legislativo 8 novembre 1997, n. 389, recante modifiche ed integrazioni al decreto legislativo 5 febbraio 1997, n. 22, in materia di rifiuti pericolosi di imballaggi e di rifiuti di imballaggi;</text:p>
      <text:p text:style-name="P310">Considerato che ai sensi dell'articolo 2, del predetto decreto legislativo 5 febbraio 1997, n. 22, l'esercizio delle attività di riciclaggio e di recupero dei rifiuti deve assicurare un'elevata protezione dell'ambiente e controlli efficaci, e che i rifiuti devono essere recuperati senza pericolo per la salute dell'uomo e senza usare procedimenti o metodi che potrebbero creare pregiudizio all'ambiente;</text:p>
      <text:p text:style-name="P310">Considerato che al fine di garantire un elevato livello di tutela dell'ambiente e controlli efficaci l'articolo 33 del predetto decreto legislativo 5 febbraio 1997, n. 22, stabilisce che le attività di recupero possono essere sottoposte a procedure semplificate sulla base di apposite condizioni e norme tecniche che devono fissare in particolare:</text:p>
      <text:p text:style-name="P319">a)<text:tab/>le quantità massime impiegabili;</text:p>
      <text:p text:style-name="P319">b)<text:tab/>la provenienza, i tipi e le caratteristiche dei rifiuti, nonché le condizioni specifiche di utilizzo degli stessi;</text:p>
      <text:p text:style-name="P319">c)<text:tab/>le prescrizioni necessarie per assicurare che i rifiuti siano recuperati senza pericolo per la salute dell'uomo e senza usare procedimenti e metodi che potrebbero recare pregiudizio all'ambiente;</text:p>
      <text:p text:style-name="P310">Considerato che ai sensi dell'articolo 33, comma 7, del decreto legislativo 5 febbraio 1997, n. 22, la procedura semplificata sostituisce l'autorizzazione di cui all'articolo 15, lettera a), del decreto del Presidente della Repubblica 24 maggio 1988, n. 203, limitatamente alle variazioni qualitative e quantitative determinate dai rifiuti sottoposti ad attività di recupero semplificate, e che pertanto a tali fini è necessario fissare i limiti di emissione per ciascuna delle attività di recupero predette;</text:p>
      <text:p text:style-name="P310">Visto il decreto legislativo 4 giugno 1997, n. 143, recante conferimento alle Regioni delle funzioni amministrative in materia di agricoltura e pesca e riorganizzazione dell'amministrazione centrale, con il quale è stato soppresso il ministero delle risorse agricole, alimentari e forestali ed è stato istituito il ministero per le politiche agricole;</text:p>
      <text:p text:style-name="P310">Vista la comunicazione al Presidente del Consiglio dei Ministri, di cui alla nota U.L./ 98/2219 del 5 febbraio 1998;</text:p>
      <text:p text:style-name="P312">DECRETA:</text:p>
      <text:p text:style-name="P3"/>
      <text:p text:style-name="P3"/>
      <text:p text:style-name="Articolo">Articolo 1</text:p>
      <text:p text:style-name="P3">(Principi generali)</text:p>
      <text:p text:style-name="P171">1. Le attività, i procedimenti e i metodi di recupero di ciascuna delle tipologie di rifiuti individuati dal presente decreto non devono costituire un pericolo per la salute dell'uomo e recare pregiudizio all'ambiente, e in particolare non devono:</text:p>
      <text:p text:style-name="P178">a)<text:tab/>creare rischi per l'acqua, l'aria, il suolo e per la fauna e la flora;</text:p>
      <text:p text:style-name="P178">b)<text:tab/>causare inconvenienti da rumori e odori;</text:p>
      <text:p text:style-name="P178">c)<text:tab/>danneggiare il paesaggio e i siti di particolare interesse;</text:p>
      <text:p text:style-name="P171">2. Negli allegati 1, 2 e 3 sono definite le norme tecniche generali che, ai fini del comma 1, <text:soft-page-break/>individuano i tipi di rifiuto non pericolosi e fissano, per ciascun tipo di rifiuto e per ogni attività e metodo di recupero degli stessi, le condizioni specifiche in base alle quali l'esercizio di tali attività è sottoposto alle procedure semplificate di cui all'articolo 33, del decreto legislativo 5 febbraio 1997, n. 22, e successive modifiche e integrazioni.</text:p>
      <text:p text:style-name="P171">3. Le attività, i procedimenti e i metodi di recupero di ogni tipologia di rifiuto, disciplinati dal presente decreto, devono rispettare le norme vigenti in materia di tutela della salute dell'uomo e dell'ambiente, nonché di sicurezza sul lavoro; e in particolare:</text:p>
      <text:p text:style-name="P177"><text:span text:style-name="T11">a)<text:tab/>le acque di scarico risultanti dalle attività di recupero dei rifiuti disciplinate dal presente decreto devono rispettare le prescrizioni e i valori limite previsti </text:span><text:span text:style-name="T29">dalla legge 10 maggio 1976, n. 319, e successive modificazioni e dai decreti legislativi 27 gennaio 1992, n. 132, e 27 gennaio 1992, n. 133, e successive modifiche e integrazioni</text:span><text:span text:style-name="T11"> </text:span><text:span text:style-name="T14">dal decreto legislativo 11 maggio 1999, n. 152</text:span><text:span text:style-name="T11">;</text:span></text:p>
      <text:p text:style-name="P178">b)<text:tab/>le emissioni in atmosfera risultanti dalle attività di recupero disciplinate dal presente decreto devono, per quanto non previsto dal decreto medesimo, essere conformi alle disposizioni di cui al decreto del Presidente della Repubblica 24 maggio 1988, n. 203, e successive modifiche e integrazioni.</text:p>
      <text:p text:style-name="P171">4. Le procedure semplificate disciplinate dal presente decreto si applicano esclusivamente alle operazioni di recupero specificate ed ai rifiuti individuati dai rispettivi codici e descritti negli allegati.</text:p>
      <text:p text:style-name="P3"/>
      <text:p text:style-name="P3"/>
      <text:p text:style-name="Articolo">Articolo 2</text:p>
      <text:p text:style-name="P3">(Definizioni)</text:p>
      <text:p text:style-name="P171">1. Ai fini dell'applicazione del presente decreto si intende per:</text:p>
      <text:p text:style-name="P178">a)<text:tab/>co-combustione: utilizzazione mista di combustibili e rifiuti, compreso il combustibile da rifiuto (CDR);</text:p>
      <text:p text:style-name="P178">b)<text:tab/>impianto dedicato: impianto destinato esclusivamente al recupero energetico dei rifiuti, compreso il combustibile da rifiuto (CDR);</text:p>
      <text:p text:style-name="P178">c)<text:tab/>impianto termico: impianto industriale per la produzione di energia, con esclusione degli impianti termici per usi civili;</text:p>
      <text:p text:style-name="P178">d)<text:tab/>raccolta finalizzata: raccolta di frazioni omogenee di rifiuti speciali destinati ad attività di recupero.</text:p>
      <text:p text:style-name="P3"/>
      <text:p text:style-name="P3"/>
      <text:p text:style-name="Articolo">Articolo 3</text:p>
      <text:p text:style-name="P3">(Recupero di materia)</text:p>
      <text:p text:style-name="P171">1. Le attività, i procedimenti e i metodi di riciclaggio e di recupero di materia individuati nell'allegato 1 devono garantire l'ottenimento di prodotti o di materie prime o di materie prime secondarie con caratteristiche. merceologiche conformi alla normativa tecnica di settore o, comunque, nelle forme usualmente commercializzate. In particolare, i prodotti, le materie prime e le materie prime secondarie ottenuti dal riciclaggio e dal recupero dei rifiuti individuati dal presente decreto non devono presentare caratteristiche di pericolo superiori a quelle dei prodotti e delle materie ottenuti dalla lavorazione di materie prime vergini.</text:p>
      <text:p text:style-name="P171">2.<text:tab/>I prodotti ottenuti dal recupero dei rifiuti individuati ai sensi del presente decreto e destinati a venire a contatto con alimenti per il consumo umano, devono inoltre rispettare i requisiti richiesti dal decreto del Ministro della sanità 21 marzo 1973, e successive modifiche e integrazioni.</text:p>
      <text:p text:style-name="P171">3.<text:tab/>Restano sottoposti al regime dei rifiuti i prodotti, le materie prime e le materie prime secondarie ottenuti dalle attività di recupero che non vengono destinati in modo effettivo ed oggettivo all'utilizzo nei cicli di consumo o di produzione.</text:p>
      <text:p text:style-name="P3"/>
      <text:p text:style-name="P3"/>
      <text:p text:style-name="Articolo"><text:soft-page-break/>Articolo 4</text:p>
      <text:p text:style-name="P3">(Recupero energetico)</text:p>
      <text:p text:style-name="P171">1.<text:tab/>Le attività di recupero energetico individuate nell'allegato 2 devono garantire, al netto degli autoconsumi dell'impianto di recupero, la produzione di una quota minima di trasformazione del potere calorifico del rifiuto in energia termica pari al 75% su base annua oppure la produzione di una quota minima percentuale di trasformazione del potere calorifico dei rifiuti in energia elettrica determinata su base annua secondo la seguente formula:</text:p>
      <text:p text:style-name="P176"><draw:frame draw:style-name="fr1" draw:name="Oggetto1" text:anchor-type="paragraph" svg:x="4.551cm" svg:y="0.199cm" svg:width="7.892cm" svg:height="1.005cm" draw:z-index="4"><draw:object xlink:href="./Object 1" xlink:type="simple" xlink:show="embed" xlink:actuate="onLoad"/><draw:image xlink:href="./ObjectReplacements/Object 1" xlink:type="simple" xlink:show="embed" xlink:actuate="onLoad"/></draw:frame>2.<text:tab/>La formula di calcolo di cui al comma 1 non si applica quando la quota minima di trasformazione del potere calorifico dei rifiuti in energia elettrica assicurata dall'impianto di recupero è superiore al 27% su base annua.</text:p>
      <text:p text:style-name="P171">3.<text:tab/>Qualora la quota minima percentuale di trasformazione del potere calorifico dei rifiuti in energia elettrica, calcolata ai sensi del comma 1, non sia raggiunta, l'utilizzo di rifiuti in schemi cogenerativi per la produzione combinata di energia elettrica e calore deve garantire una quota di trasformazione complessiva del potere calorifico del rifiuto, in energia termica ed in energia elettrica, non inferiore al 65% su base annua.</text:p>
      <text:p text:style-name="P3"/>
      <text:p text:style-name="P3"/>
      <text:p text:style-name="Articolo">Articolo 5</text:p>
      <text:p text:style-name="P3">(Recupero ambientale)</text:p>
      <text:p text:style-name="P171">1.<text:tab/>Le attività di recupero ambientale individuate nell'allegato 1 consistono nella restituzione di aree degradate ad usi produttivi o sociali attraverso rimodellamenti morfologici.</text:p>
      <text:p text:style-name="P171">2.<text:tab/>L'utilizzo dei rifiuti nelle attività di recupero di cui al comma 1 è sottoposto alle procedure semplificate previste dall'articolo 33, del decreto legislativo 5 febbraio 1997 n. 22, a condizione che:</text:p>
      <text:p text:style-name="P178">a)<text:tab/>i rifiuti non siano pericolosi;</text:p>
      <text:p text:style-name="P178">b)<text:tab/>sia previsto e disciplinato da apposito progetto approvato dall'autorità competente;</text:p>
      <text:p text:style-name="P178">c)<text:tab/>sia effettuato nel rispetto delle norme tecniche e delle condizioni specifiche previste dal presente decreto per la singola tipologia di rifiuto impiegato, nonché nel rispetto del progetto di cui alla lettera b);</text:p>
      <text:p text:style-name="P178">d)<text:tab/>sia compatibile con le caratteristiche chimico-fisiche, idrogeologiche e geomorfologiche dell'area da recuperare.</text:p>
      <text:p text:style-name="P177"><text:span text:style-name="T14">d-bis) </text:span><text:span text:style-name="T11">in</text:span><text:span text:style-name="T14"> ogni caso, il contenuto dei contaminanti sia conforme a quanto previsto dalla legislazione vigente in materia di messa in sicurezza, bonifica e ripristino ambientale dei siti inquinati, in funzione della specifica destinazione d'uso del sito.</text:span></text:p>
      <text:p text:style-name="P3"/>
      <text:p text:style-name="P3"/>
      <text:p text:style-name="Articolo">Articolo 6</text:p>
      <text:p text:style-name="P3">(Messa in Riserva)</text:p>
      <text:p text:style-name="P173">1. La messa in riserva dei rifiuti non pericolosi individuati e destinati ad una delle attività comprese negli allegati 1 e 2 è sottoposta alle disposizioni di cui all'articolo 33, del decreto legislativo 5 febbraio 1997, n. 22, qualora vengano rispettate le seguenti condizioni:</text:p>
      <text:p text:style-name="P179">a)<text:tab/>i rifiuti da recuperare devono essere stoccati separatamente dalle materie prime eventualmente presenti nell'impianto;</text:p>
      <text:p text:style-name="P179">b)<text:tab/>i rifiuti incompatibili, suscettibili cioè di reagire pericolosamente tra di loro e che possono dare luogo alla formazione di prodotti esplosivi, infiammabili o tossici, ovvero allo sviluppo di notevoli quantità di calore, devono essere stoccati in modo che non possano venire a contatto tra di loro;</text:p>
      <text:p text:style-name="P179"><text:soft-page-break/>c)<text:tab/>ove la messa in riserva dei rifiuti avvenga in cumuli, questi devono essere realizzati su basamenti pavimentati o, qualora sia richiesto dalle caratteristiche del rifiuto, su basamenti impermeabili che permettano la separazione dei rifiuti dal suolo sottostante;</text:p>
      <text:p text:style-name="P179">d)<text:tab/>i rifiuti stoccati in cumuli, se polverulenti, devono essere protetti dall'azione del vento;</text:p>
      <text:p text:style-name="P179">e)<text:tab/>ove i rifiuti siano allo stato liquido e lo stoccaggio avvenga in serbatoi fuori terra, questo deve essere dotato di un bacino di contenimento di capacità pari all'intero volume del serbatoio. Qualora, in uno stesso insediamento vi siano più serbatoi, potrà essere realizzato un solo bacino di contenimento di capacità uguale alla terza parte di quella complessiva effettiva dei serbatoi stessi. In ogni caso, il bacino deve essere di capacità pari a quella del più grande dei serbatoi.</text:p>
      <text:p text:style-name="P172">1.<text:tab/>La messa in riserva dei rifiuti non pericolosi è sottoposta alle disposizioni di cui all'articolo 33 del decreto legislativo 5 febbraio 1997, n. 22, e successive modificazioni, qualora vengano rispettate le condizioni di cui al presente articolo.</text:p>
      <text:p text:style-name="P172">2.<text:tab/>La quantità massima dei rifiuti non pericolosi sottoposti ad operazioni di messa in riserva presso l'impianto di produzione e presso impianti che effettuano, unicamente, tale operazione di recupero è individuata nell'allegato 4 sotto l'attività «Messa in riserva».</text:p>
      <text:p text:style-name="P172">3.<text:tab/>La quantità massima dei rifiuti non pericolosi sottoposti ad operazioni di messa in riserva presso l'impianto di recupero coincide con la quantità massima recuperabile individuata nell'allegato 4 per l'attività di recupero svolta nell'impianto stesso. In ogni caso, la quantità dei rifiuti contemporaneamente messa in riserva presso ciascun impianto o stabilimento non può eccedere il 70% della quantità di rifiuti individuata all'allegato 4 del presente regolamento. Il predetto limite, per i rifiuti combustibili, è ridotto al 50% fatta salva la capacità effettiva di trattamento dell'impianto.</text:p>
      <text:p text:style-name="P172">4.<text:tab/>La quantità di rifiuti non pericolosi sottoposti ad operazioni di messa in riserva presso l'impianto di produzione del rifiuto non può eccedere la quantità di rifiuti prodotti, in un anno, all'interno del medesimo impianto. I rifiuti prodotti devono essere avviati ad operazioni di recupero entro un anno dalla data di produzione.</text:p>
      <text:p text:style-name="P172">5.<text:tab/>Fatto salvo il comma 2, la quantità di rifiuti non pericolosi sottoposti ad operazioni di messa in riserva in impianti che effettuano, unicamente, tale operazione di recupero, non deve in ogni caso eccedere la capacità di stoccaggio autorizzata ai sensi dell'articolo 31, comma 6 del decreto legislativo 5 febbraio 1997, n. 22 e successive modificazioni. I rifiuti messi in riserva devono essere avviati ad operazioni di recupero entro un anno dalla data di ricezione.</text:p>
      <text:p text:style-name="P172">6.<text:tab/>La quantità di rifiuti non pericolosi messi in riserva presso gli impianti che effettuano anche le altre operazioni di recupero previste dal presente decreto, non può eccedere, in un anno, la quantità di rifiuti che, ai sensi dell'articolo 7, può essere sottoposta ad attività di recupero nell'impianto stesso. In ogni caso, i rifiuti messi in riserva devono essere avviati alle altre operazioni di recupero entro un anno dalla data di ricezione.</text:p>
      <text:p text:style-name="P172">7.<text:tab/>La messa in riserva dei rifiuti non pericolosi deve essere effettuata nel rispetto delle norme tecniche individuate nell'allegato 5 al presente regolamento.</text:p>
      <text:p text:style-name="P172">8.<text:tab/>Per i rifiuti di cui all'allegato 1, suballegato 1, del presente decreto, il passaggio fra i siti adibiti all'effettuazione dell'operazione di recupero «R13 - messa in riserva» è consentito esclusivamente per una sola volta ed ai soli fini della cernita o selezione o frantumazione o macinazione o riduzione volumetrica dei rifiuti.</text:p>
      <text:p text:style-name="P3"/>
      <text:p text:style-name="P3"/>
      <text:p text:style-name="Articolo">Articolo 7</text:p>
      <text:p text:style-name="P13">(Quantità)</text:p>
      <text:p text:style-name="P173">1. Fatto salvo quanto specificatamente previsto negli allegati, le quantità massime annue <text:soft-page-break/>di rifiuti, impiegabili nelle attività di recupero disciplinate dal presente decreto, sono determinate dalla potenzialità annua dell'impianto in cui si effettua l'attività al netto della materia prima eventualmente impiegata e senza creare rischi per la salute dell'uomo e per l'ambiente.</text:p>
      <text:p text:style-name="P173">2. Il deposito per la messa in riserva di rifiuti di cui al comma 1, dell'articolo 6, non può avvenire per un periodo superiore ad un anno e comunque in quantità superiori a quelle recuperabili nello stesso periodo.</text:p>
      <text:p text:style-name="P173">3. Le operazioni di messa in riserva di rifiuti infiammabili o putrescibili effettuate presso gli impianti dove si svolgono esclusivamente le operazioni di recupero identificate con il codice R13 sono sottoposte a procedura semplificata solo se le quantità in deposito non superino i 600 metri cubi e il deposito non si protragga per un periodo superiore ad un anno.</text:p>
      <text:p text:style-name="P173">4. Per le attività di recupero energetico di cui all'allegato 2, la quantità massima di rifiuti è definita in funzione del potere calorifico del rifiuto, della potenza termica nominale dell'impianto in cui avviene il recupero energetico e del tempo di funzionamento stimato per ogni singolo impianto di recupero.</text:p>
      <text:p text:style-name="P173">5. Le quantità annue di rifiuti avviati al recupero devono essere indicate nella comunicazione di inizio di attività, precisando il rispetto delle condizioni di cui al presente articolo.</text:p>
      <text:p text:style-name="P188"><text:span text:style-name="T37">(</text:span><text:span text:style-name="T38">Quantità impiegabile).</text:span></text:p>
      <text:p text:style-name="P172">1.<text:tab/>La quantità massima impiegabile di rifiuti non pericolosi è individuata nell'allegato 4 al presente decreto in relazione alle diverse attività di recupero ammesse a procedura semplificata.</text:p>
      <text:p text:style-name="P172">2.<text:tab/>Fermi i limiti di cui al comma 1, la quantità di rifiuti che può essere sottoposta ad attività di recupero in procedura semplificata non deve in ogni caso eccedere la capacità dell'impianto autorizzata ai sensi dell'articolo 31, comma 6, del decreto legislativo 5 febbraio 1997, n. 22, ovvero, qualora l'autorizzazione rilasciata in base alla normativa vigente non contempli la capacità autorizzata, la quantità impiegabile è determinata dalla potenzialità dell'impianto. Il limite della potenzialità dell'impianto deve essere rispettato anche nell'ipotesi in cui, nello stesso impianto, vengano recuperate più tipologie di rifiuti.</text:p>
      <text:p text:style-name="P172">3.<text:tab/>Le quantità annue di rifiuti non pericolosi avviati al recupero devono essere indicate nella comunicazione di inizio di attività, precisando il rispetto delle condizioni di cui al presente articolo. </text:p>
      <text:p text:style-name="P172">4.<text:tab/>Le quantità massime dei rifiuti non pericolosi individuati nell'allegato 4 al presente decreto possono essere oggetto di aggiornamento annuale, anche per tener conto dell'esigenza di incentivare il recupero dei rifiuti.</text:p>
      <text:p text:style-name="P3"/>
      <text:p text:style-name="P3"/>
      <text:p text:style-name="Articolo">Articolo 8</text:p>
      <text:p text:style-name="P3">(Campionamenti e analisi)</text:p>
      <text:p text:style-name="P173">1. Il campionamento dei rifiuti ai fini della loro caratterizzazione chimico-fisica deve essere effettuato in modo tale da ottenere un campione rappresentativo secondo i criteri elaborati dal CNR-IRSA quaderno 64, metodi analitici sui fanghi, volume 3 del gennaio 1985, in quanto applicabili.</text:p>
      <text:p text:style-name="P173">2. Le analisi su detti campioni, ai fini della caratterizzazione del rifiuto, devono essere effettuate secondo metodiche standardizzate o riconosciute valide a livello nazionale, comunitario o internazionale.</text:p>
      <text:p text:style-name="P173">3. Le analisi di cui al comma 2 devono essere effettuate almeno ad ogni inizio di attività e, successivamente, ogni due anni e, comunque, ogni volta che intervengano delle modifiche sostanziali nel processo di recupero dei rifiuti.</text:p>
      <text:p text:style-name="P172">1.<text:tab/>Il campionamento dei rifiuti, ai fini della loro caratterizzazione chimico fisica, è effettuato <text:soft-page-break/>sul rifiuto tal quale, in modo tale da ottenere un campione rappresentativo secondo le norme UNI 10802, "Rifiuti liquidi, granulari, pastosi e fanghi - Campionamento manuale e preparazione ed analisi degli eluati".</text:p>
      <text:p text:style-name="P172">2.<text:tab/>Le analisi sui campioni ottenuti ai sensi del comma 1, sono effettuate secondo metodiche standardizzate o riconosciute valide a livello nazionale, comunitario o internazionale.</text:p>
      <text:p text:style-name="P172">3.<text:tab/>Il campionamento e le determinazioni analitiche del combustibile derivato dai rifiuti (CDR) sono effettuate in conformità alla norma UNI 9903.</text:p>
      <text:p text:style-name="P172">4.<text:tab/>Il campionamento e le analisi sono effettuate a cura del titolare dell'impianto ove i rifiuti sono prodotti almeno in occasione del primo conferimento all'impianto di recupero e, successivamente, ogni 24 mesi e, comunque, ogni volta che intervengano modifiche sostanziali nel processo di produzione.</text:p>
      <text:p text:style-name="P172">5.<text:tab/>Il titolare dell'impianto di recupero è tenuto a verificare la conformità del rifiuto conferito alle prescrizioni ed alle condizioni di esercizio stabilite dal presente regolamento per la specifica attività svolta.</text:p>
      <text:p text:style-name="P172">6.<text:tab/>Il campionamento, l'analisi e la valutazione delle emissioni in atmosfera devono essere effettuate secondo quanto previsto dagli specifici decreti adottati ai sensi dell'articolo 3, comma 2, lettera b), del decreto del Presidente della Repubblica 24 maggio 1988, n. 203, e successive modifiche ed integrazioni.</text:p>
      <text:p text:style-name="P190"/>
      <text:p text:style-name="P190"/>
      <text:p text:style-name="Articolo">Articolo 9</text:p>
      <text:p text:style-name="P3">(Test di cessione)</text:p>
      <text:p text:style-name="P173">1. I test di cessione, qualora previsti nell'allegato 1, devono essere eseguiti su un campione ottenuto nella stessa forma fisica prevista nelle condizioni finali d'uso.</text:p>
      <text:p text:style-name="P173">2. I test di cessione previsti in allegato 1 devono essere eseguiti secondo le procedure previste in allegato 3 al presente decreto.</text:p>
      <text:p text:style-name="P173">3. I test di cessione devono essere effettuati almeno ogni inizio di attività e, successivamente, ogni due anni e, comunque, ogni volta che intervengano modifiche sostanziali nel processo di recupero dei rifiuti.</text:p>
      <text:p text:style-name="P172">1.<text:tab/>Ai fini dell'effettuazione del test di cessione di cui in allegato 3 al presente decreto, il campionamento dei rifiuti è effettuato in modo da ottenere un campione rappresentativo secondo le norme UNI 10802, "Rifiuti liquidi, granulari, pastosi e fanghi - Campionamento manuale e preparazione ed analisi degli eluati".</text:p>
      <text:p text:style-name="P172">2.<text:tab/>Il test di cessione sui campioni ottenuti ai sensi del comma 1, ai fini della caratterizzazione dell'eluato, è effettuato secondo i criteri e le modalità di cui all'allegato 3 al presente regolamento.</text:p>
      <text:p text:style-name="P172">3.<text:tab/>Il test di cessione è effettuato almeno ad ogni inizio di attività e, successivamente, ogni 12 mesi salvo diverse prescrizioni dell'autorità competente e, comunque, ogni volta che intervengano modifiche sostanziali nel processo di recupero.</text:p>
      <text:p text:style-name="P3"/>
      <text:p text:style-name="P3"/>
      <text:p text:style-name="Articolo">Articolo 10</text:p>
      <text:p text:style-name="P3">(Requisiti soggettivi)</text:p>
      <text:p text:style-name="P171">1. Ai fini dell'applicazione della procedura semplificata di cui all'articolo 33 comma 1 del decreto legislativo 22 febbraio 1997, n. 22, alle attività di recupero disciplinate dal presente decreto, il titolare dell'impresa, nel caso di impresa individuale, i soci amministratori delle società in nome collettivo e di accomandatari delle società in accomandita semplice, gli amministratori muniti di rappresentanza, in tutti gli altri casi, e gli amministratori di società commerciali legalmente costituite appartenenti a Stati membri della UE ovvero a Stati che concedano il trattamento di reciprocità:</text:p>
      <text:p text:style-name="P178"><text:soft-page-break/>a)<text:tab/>devono essere cittadini italiani, cittadini di Stati membri della UE oppure cittadini residenti in Italia, di un altro Stato che riconosca analogo diritto ai cittadini italiani;</text:p>
      <text:p text:style-name="P178">b)<text:tab/>devono essere domiciliati, residenti ovvero con sede o una stabile organizzazione in Italia;</text:p>
      <text:p text:style-name="P178">c)<text:tab/>devono essere iscritti nel registro delle imprese, ad eccezione delle imprese individuali;</text:p>
      <text:p text:style-name="P178">d)<text:tab/>non devono trovarsi in stato di fallimento, di liquidazione, di cessazione di attività o di concordato preventivo e in qualsiasi altra situazione equivalente secondo la legislazione straniera;</text:p>
      <text:p text:style-name="P178">e)<text:tab/>non devono aver riportato condanne con sentenza passata in giudicato, salvi gli effetti della riabilitazione e della sospensione della pena:</text:p>
      <text:p text:style-name="P180">1 - a pena detentiva per reati previsti dalle norme a tutela dell'ambiente;</text:p>
      <text:p text:style-name="P180">2 - alla reclusione per un tempo non inferiore ad un anno per un delitto contro la Pubblica Amministrazione, conto la fede pubblica, contro il patrimonio, contro l'ordine pubblico, contro l'economia pubblica, ovvero per un delitto in materia tributaria;</text:p>
      <text:p text:style-name="P180">3 - alla reclusione per un tempo non inferiore a due anni per un qualunque delitto non colposo;</text:p>
      <text:p text:style-name="P178">f)<text:tab/>devono essere in regola con gli obblighi relativi al pagamento dei contributi previdenziali e assistenziali a favore dei lavoratori, secondo la legislazione italiana o quella del Paese di residenza;</text:p>
      <text:p text:style-name="P178">g)<text:tab/>non devono essere sottoposti a misure di prevenzione di cui all'articolo 3, della legge 27 dicembre 1956, n. 1423, e successive modifiche ed integrazioni;</text:p>
      <text:p text:style-name="P178">h)<text:tab/>non devono essersi resi colpevoli di false dichiarazioni nel fornire informazioni che possono essere richieste ai sensi del presente articolo.</text:p>
      <text:p text:style-name="P3"/>
      <text:p text:style-name="P3"/>
      <text:p text:style-name="Articolo">Articolo 11</text:p>
      <text:p text:style-name="P52">(Norme transitorie)</text:p>
      <text:p text:style-name="P174">1. I valori ed i sistemi di controllo delle emissioni derivanti dalle attività di recupero di rifiuti individuati negli allegati 1 e 2, in esercizio ai sensi dell'articolo 33, comma 6, del decreto legislativo 5 febbraio 1997, n. 22, devono essere adeguati ai limiti ed alle modalità di monitoraggio previsti dai predetti allegati entro sedici mesi dalla data di entrata in vigore del presente decreto.</text:p>
      <text:p text:style-name="P171">2. Le attività di recupero dei rifiuti individuati alle voci 6, limitatamente ai poli accoppiati, 7, 9 e 14 dell'allegato 1 al decreto ministeriale 16 gennaio 1995, pubblicato nel Supplemento ordinario alla Gazzetta ufficiale 30 gennaio 1995, n. 24, in esercizio ai sensi dell'articolo 33, comma 6, del decreto legislativo 5 febbraio 1997, n. 22, devono adeguarsi alle disposizioni fissate alla voce 1, punto 1.1, dell'allegato 2 al presente decreto, entro 3 mesi dall'entrata in vigore dello stesso. Sino a tale data l'esercizio delle predette attività di recupero continua ad essere consentito secondo le modalità e nel rispetto delle condizioni, delle prescrizioni e delle norme tecniche stabilite dal citato decreto ministeriale 16 gennaio 1995.</text:p>
      <text:p text:style-name="P171">3. Ai sensi dell'articolo 33, comma 6, del decreto legislativo 5 febbraio 1997, n. 22, dalla data di entrata in vigore del presente decreto sono abrogate le norme tecniche del decreto del Ministro dell'ambiente 5 settembre 1994, pubblicato nel Supplemento ordinario n. 126, alla Gazzetta ufficiale 10 settembre 1994, n. 212, e del decreto del Ministro dell'ambiente 16 gennaio 1995, pubblicato nel supplemento ordinario alla Gazzetta Ufficiale 30 gennaio 1995, n. 24, che disciplinano le attività di recupero dei rifiuti non pericolosi.</text:p>
      <text:p text:style-name="P172">4.<text:tab/>Le attività di recupero dei rifiuti già autorizzate ai sensi degli articoli 30, 31 e 33 del decreto legislativo 5 febbraio 1997, n. 22, e successive modificazioni si adeguano alle norme tecniche di cui all'Allegato 5 entro sei mesi dall'entrata in vigore del presente <text:soft-page-break/>regolamento. Sino a tale data l'esercizio delle predette attività di recupero continua ad essere consentito secondo le modalità e nel rispetto delle condizioni, delle prescrizioni e delle norme tecniche stabilite dal presente regolamento, fatto salvo quanto stabilito dall'articolo 21 del decreto legislativo 11 maggio 2005, n. 133.</text:p>
      <text:p text:style-name="P172">5.<text:tab/>I soggetti che effettuano attività di raccolta, trasporto e recupero dei rifiuti non pericolosi ai sensi degli articoli 30, 31 e 33 del decreto legislativo 5 febbraio 1997, n. 22, e successive modificazioni e che non soddisfano più, a seguito delle modifiche apportate al presente decreto, i requisiti per l'applicazione della procedura semplificata o per i quali non è stato individuato il parametro quantità, inoltrano richiesta all'ente competente per territorio, entro trenta giorni dall'entrata in vigore del presente regolamento, presentando domanda di autorizzazione ai sensi dell'articolo 28 o iscrizione ai sensi dell'articolo 30 del decreto legislativo 5 febbraio 1997, n. 22, e successive modificazioni. Le attività di raccolta, trasporto e recupero possono essere proseguite fino all'emanazione del conseguente provvedimento da parte dell'ente competente al rilascio delle autorizzazioni o iscrizioni di cui al citato decreto legislativo 5 febbraio 1997, n. 22.</text:p>
      <text:p text:style-name="P172">6.<text:tab/>Agli impianti ricadenti nell'ambito di applicazione del decreto legislativo 18 febbraio 2005, n. 59, ad esclusione di quelli della categoria 5 dell'allegato I allo stesso decreto, si applicano le disposizioni di detto decreto.</text:p>
      <text:p text:style-name="P189"/>
      <text:p text:style-name="P189"/>
      <text:p text:style-name="Articolo">Art. 11-bis</text:p>
      <text:p text:style-name="P53">(Attività di monitoraggio e controllo delle operazioni di recupero)</text:p>
      <text:p text:style-name="P175">1. Sono adottati i provvedimenti necessari, ivi compresi accordi e contratti di programma con gli operatori economici interessati, al fine di garantire il rispetto della gerarchia comunitaria dei rifiuti.</text:p>
      <text:p text:style-name="P170"><text:span text:style-name="T14">2. Con decreto del Ministro dell'ambiente e tutela del territorio, di concerto con i Ministri delle </text:span><text:span text:style-name="T11">attività</text:span><text:span text:style-name="T14"> produttive e della salute, d'intesa con la Conferenza unificata, sono determinati i criteri per assicurare che gli impianti di recupero dei rifiuti disciplinati dal presente regolamento, in funzione delle attività di recupero svolte e delle peculiarità antropiche del sito, adottino un piano di monitoraggio e controllo delle matrici ambientali interessate, finalizzato a garantire che le operazioni di recupero avvengano senza recare pregiudizio all'uomo e all'ambiente.</text:span></text:p>
      <text:p text:style-name="P190"/>
      <text:p text:style-name="P181">Il presente decreto entra in vigore il giorno successivo a quello della sua pubblicazione nella Gazzetta ufficiale della Repubblica Italiana.</text:p>
      <text:p text:style-name="P193">ALLEGATO 1</text:p>
      <text:p text:style-name="P199">Suballegato 1</text:p>
      <text:p text:style-name="P201">NORME TECNICHE GENERALI PER IL RECUPERO DI MATERIA DAI RIFIUTI NON PERICOLOSI</text:p>
      <text:p text:style-name="P60">1. RIFIUTI DI CARTA, CARTONE. E PRODOTTI DI CARTA</text:p>
      <text:p text:style-name="P6"/>
      <text:h text:style-name="P445" text:outline-level="1">1.1 Tipologia:</text:h>
      <text:p text:style-name="P65">rifiuti di carta, cartone e cartoncino, inclusi poliaccoppiati, anche di imballaggi.</text:p>
      <text:p text:style-name="P70">[150101] [150105] [1501061[200101]</text:p>
      <text:p text:style-name="P65">[150101] [150105] [150106] [200101]</text:p>
      <text:p text:style-name="P91"><text:span text:style-name="T11">1.1.1 </text:span><text:span text:style-name="T16">Provenienza: </text:span></text:p>
      <text:p text:style-name="Rientro_20_corpo_20_del_20_testo_20_3">attività produttive <text:span text:style-name="T28">(industria cartaria, cartotecnica, di trasformazione della carta, tipografie, industrie grafiche, legatorie, produzione di imballaggi) distribuzione di giornali</text:span>, <text:span text:style-name="T28">raccolta differenziata di R.S.U., altre forme di raccolta in appositi contenitori; attività di servizio</text:span><text:span text:style-name="T31">.</text:span><text:span text:style-name="T26"> raccolta differenziata di RU, altre forme di raccolta in appositi contenitori su superfici private; attività di servizio.</text:span></text:p>
      <text:p text:style-name="P91"><text:span text:style-name="T11">1.1.2 </text:span><text:span text:style-name="T16">Caratteristiche del rifiuto: </text:span></text:p>
      <text:p text:style-name="Rientro_20_corpo_20_del_20_testo_20_3">rifiuti, costituiti da: <text:span text:style-name="T28">fustellati di cartone, refili, refili misti di tipografia, rigatini di edizione, libri bianchi scartonati invenduti, opuscoli colorati invenduti, cartone ondulato, cartone bianco multistrato, con o senza stampa, bianco giornale da periodici, bianco giornale da quotidiani, resa illustrati invenduti, resa quotidiani invenduti; miscela di carte e cartoni di diverse qualità con presenza di materiali non utilizzabili.</text:span> <text:span text:style-name="T26">cartaccia derivante da raccolta differenziata, rifiuti di carte e cartoni non rispondenti alle specifiche delle norme UNI-EN 643</text:span></text:p>
      <text:p text:style-name="P91"><text:span text:style-name="T11">1.1.3 </text:span><text:span text:style-name="T16">Attività di recupero:</text:span></text:p>
      <text:p text:style-name="P101">a) riutilizzo diretto nell'industria cartaria [R3]. </text:p>
      <text:p text:style-name="P101">b) messa in riserva [R13] per la produzione di materia prima secondaria per l'industria cartaria mediante selezione, eliminazione di impurezze e di materiali contaminati, compattamento in conformità alle seguenti specifiche [R3]:</text:p>
      <text:p text:style-name="P99">impurezze quali metalli, sabbie e materiali da costruzione, materiali sintetici, <text:span text:style-name="T28">carta e cartoni coltati</text:span>, vetro, carte prodotte con fibre sintetiche, tessili, legno, <text:span text:style-name="T28">pergamena vegetale e pergamino</text:span> nonché altri materiali estranei, max 1% come somma totale;</text:p>
      <text:p text:style-name="P97"><text:span text:style-name="T11">carta carbone, </text:span><text:span text:style-name="T29">carta e cartoni cerati e paraffinate</text:span><text:span text:style-name="T11">, carte bituminate assenti;</text:span></text:p>
      <text:p text:style-name="P98"><text:span text:style-name="T28">formaldeide e fenolo assenti</text:span> <text:span text:style-name="T37">formaldeide non superiore allo 0,1% in peso; fenolo non superiore allo 0,1% in peso</text:span>; </text:p>
      <text:p text:style-name="Heading_20_2">PCB + PCT &lt; 25 ppm</text:p>
      <text:p text:style-name="P91"><text:span text:style-name="T11">1.1.4 </text:span><text:span text:style-name="T16">Caratteristiche delle materie prime e/o dei prodotti ottenuti:</text:span></text:p>
      <text:p text:style-name="P101">a) carta, cartone e cartoncino nelle forme usualmente commercializzate; </text:p>
      <text:p text:style-name="P101">b) materie prime secondarie per l'industria cartaria rispondenti alle specifiche delle norme UNI - EN 643.</text:p>
      <text:p text:style-name="P101"/>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331">Attività di recupero</text:p>
          </table:table-cell>
          <table:table-cell table:style-name="Tabella1.A1" office:value-type="string">
            <text:p text:style-name="P331">Codice Rifiuto</text:p>
          </table:table-cell>
          <table:table-cell table:style-name="Tabella1.A1" office:value-type="string">
            <text:p text:style-name="P331">Descrizione</text:p>
          </table:table-cell>
          <table:table-cell table:style-name="Tabella1.D1" office:value-type="string">
            <text:p text:style-name="P331">Quantità (t/a)</text:p>
          </table:table-cell>
        </table:table-row>
        <table:table-row table:style-name="Tabella1.1">
          <table:table-cell table:style-name="Tabella1.A2" office:value-type="string">
            <text:p text:style-name="P334">Industria cartaria</text:p>
          </table:table-cell>
          <table:table-cell table:style-name="Tabella1.A2" office:value-type="string">
            <text:p text:style-name="P334">[150101] [150105] [150106] [200101]</text:p>
          </table:table-cell>
          <table:table-cell table:style-name="Tabella1.A2" office:value-type="string">
            <text:p text:style-name="P334">Rifiuti di carta, cartone, cartoncino, inclusi poliaccoppiati anche di imballaggi</text:p>
          </table:table-cell>
          <table:table-cell table:style-name="Tabella1.D2" office:value-type="string">
            <text:p text:style-name="P335">120.000</text:p>
          </table:table-cell>
        </table:table-row>
        <table:table-row table:style-name="Tabella1.1">
          <table:table-cell table:style-name="Tabella1.A2" office:value-type="string">
            <text:p text:style-name="P334">Messa in riserva</text:p>
          </table:table-cell>
          <table:table-cell table:style-name="Tabella1.A2" office:value-type="string">
            <text:p text:style-name="P351">[150101] [150105] [150106] [200101]</text:p>
          </table:table-cell>
          <table:table-cell table:style-name="Tabella1.A2" office:value-type="string">
            <text:p text:style-name="P334">Rifiuti di carta, cartone, cartoncino, inclusi poliaccoppiati anche di imballaggi</text:p>
          </table:table-cell>
          <table:table-cell table:style-name="Tabella1.D2" office:value-type="string">
            <text:p text:style-name="P335">18.000</text:p>
          </table:table-cell>
        </table:table-row>
        <table:table-row table:style-name="Tabella1.1">
          <table:table-cell table:style-name="Tabella1.A2" office:value-type="string">
            <text:p text:style-name="P334">Produzione di materie prime secondarie per l'industria cartaria</text:p>
          </table:table-cell>
          <table:table-cell table:style-name="Tabella1.A2" office:value-type="string">
            <text:p text:style-name="P334">[150101] [150105] [150106] [200101]</text:p>
          </table:table-cell>
          <table:table-cell table:style-name="Tabella1.A2" office:value-type="string">
            <text:p text:style-name="P334">Rifiuti di carta, cartone, cartoncino, inclusi poliaccoppiati anche di imballaggi</text:p>
          </table:table-cell>
          <table:table-cell table:style-name="Tabella1.D2" office:value-type="string">
            <text:p text:style-name="P335">64.260</text:p>
          </table:table-cell>
        </table:table-row>
      </table:table>
      <text:p text:style-name="P61"/>
      <text:h text:style-name="P447" text:outline-level="1">1.2 Tipologia: </text:h>
      <text:p text:style-name="P65">scarti di pannolini e assorbenti</text:p>
      <text:p text:style-name="P64"><text:span text:style-name="T11">[</text:span><text:span text:style-name="T21">150200</text:span><text:span text:style-name="T11">]</text:span></text:p>
      <text:p text:style-name="P65">[150203]</text:p>
      <text:p text:style-name="P91"><text:span text:style-name="T11">1.2.1 </text:span><text:span text:style-name="T16">Provenienza: </text:span></text:p>
      <text:p text:style-name="P101">attività di produzione.</text:p>
      <text:p text:style-name="P91"><text:span text:style-name="T11">1.2.2 </text:span><text:span text:style-name="T16">Caratteristiche del rifiuto: </text:span></text:p>
      <text:p text:style-name="P101">scarti costituiti da fibra di cellulosa, film di polietilene ed ovatta di cellulosa.</text:p>
      <text:p text:style-name="P91"><text:span text:style-name="T11">1.2.3 </text:span><text:span text:style-name="T16">Attività di recupero:</text:span></text:p>
      <text:p text:style-name="P122">a) riutilizzo diretto in cartiere R3.</text:p>
      <text:p text:style-name="Rientro_20_corpo_20_del_20_testo_20_2">b) messa in riserva [R13] per la produzione di materia prima secondaria per l'industria cartaria mediante selezione, eliminazione di impurezze e di materiali contaminati, compattamento in conformità alle seguenti specifiche [R3]:</text:p>
      <text:p text:style-name="P99">impurezze quali metalli, sabbie e materiali da costruzione, materiali sintetici, carta e cartoni collati, vetro, carte prodotte con fibre sintetiche, tessili, legno, pergamena vegetale e pergamino nonché altri materiali estranei max 1% come somma totale;</text:p>
      <text:p text:style-name="P98">carta carbone, carta e cartoni cerati e paraffinate,</text:p>
      <text:p text:style-name="P98">carte bituminate assenti;</text:p>
      <text:p text:style-name="P98"><text:span text:style-name="T28">formaldeide e fenolo assenti</text:span> <text:span text:style-name="T37">formaldeide non superiore allo 0,1% in peso; fenolo non superiore allo 0,1% in peso</text:span>;</text:p>
      <text:p text:style-name="P98">PCB + PCT &lt; 25 ppm</text:p>
      <text:p text:style-name="P91"><text:span text:style-name="T11">1.2.4 </text:span><text:span text:style-name="T16">Caratteristiche delle materie prime e/o dei prodotti ottenuti:</text:span></text:p>
      <text:p text:style-name="P101">a) carta e cartone nelle forme usualmente commercializzate. </text:p>
      <text:p text:style-name="P101">b) materie prime secondarie per l'industria cartaria rispondenti alle specifiche delle norme UNI - EN 643.</text:p>
      <text:p text:style-name="P101"/>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31">Attività di recupero</text:p>
          </table:table-cell>
          <table:table-cell table:style-name="Tabella2.A1" office:value-type="string">
            <text:p text:style-name="P331">Codice Rifiuto</text:p>
          </table:table-cell>
          <table:table-cell table:style-name="Tabella2.A1" office:value-type="string">
            <text:p text:style-name="P331">Descrizione</text:p>
          </table:table-cell>
          <table:table-cell table:style-name="Tabella2.D1" office:value-type="string">
            <text:p text:style-name="P331">Quantità (t/a)</text:p>
          </table:table-cell>
        </table:table-row>
        <table:table-row table:style-name="Tabella2.1">
          <table:table-cell table:style-name="Tabella2.A2" office:value-type="string">
            <text:p text:style-name="P334">Messa in riserva</text:p>
          </table:table-cell>
          <table:table-cell table:style-name="Tabella2.A2" office:value-type="string">
            <text:p text:style-name="P336">[150203]</text:p>
          </table:table-cell>
          <table:table-cell table:style-name="Tabella2.A2" office:value-type="string">
            <text:p text:style-name="P334">Scarti di pannolini e assorbenti</text:p>
          </table:table-cell>
          <table:table-cell table:style-name="Tabella2.D2" office:value-type="string">
            <text:p text:style-name="P335">500</text:p>
          </table:table-cell>
        </table:table-row>
        <table:table-row table:style-name="Tabella2.1">
          <table:table-cell table:style-name="Tabella2.A2" office:value-type="string">
            <text:p text:style-name="P334">Produzione di materie prime secondarie per l'industria cartaria</text:p>
          </table:table-cell>
          <table:table-cell table:style-name="Tabella2.A2" office:value-type="string">
            <text:p text:style-name="P334">[150203]</text:p>
          </table:table-cell>
          <table:table-cell table:style-name="Tabella2.A2" office:value-type="string">
            <text:p text:style-name="P334">Scarti di pannolini e assorbenti</text:p>
          </table:table-cell>
          <table:table-cell table:style-name="Tabella2.D2" office:value-type="string">
            <text:p text:style-name="P335">500</text:p>
          </table:table-cell>
        </table:table-row>
      </table:table>
      <text:p text:style-name="P1"/>
      <text:p text:style-name="P60">2. RIFIUTI DI VETRO IN FORMA NON DISPERSIBILE.</text:p>
      <text:p text:style-name="P6"/>
      <text:h text:style-name="TIpologia" text:outline-level="1">2.1 Tipologia: </text:h>
      <text:p text:style-name="P64"><text:span text:style-name="T11">imballaggi, vetro di scarto ed altri rifiuti e frammenti di vetro; rottami di vetro </text:span><text:span text:style-name="T21">[170202] [200102] [160208]</text:span></text:p>
      <text:p text:style-name="P64"><text:span text:style-name="T46">[101112] </text:span><text:span text:style-name="T47">[150107] [160120] [170202] [191205] [200102]</text:span></text:p>
      <text:p text:style-name="P91"><text:span text:style-name="T11">2.1.1 </text:span><text:span text:style-name="T16">Provenienza:</text:span><text:span text:style-name="T11"> </text:span></text:p>
      <text:p text:style-name="Rientro_20_corpo_20_del_20_testo_20_3">raccolta differenziata in appositi contenitori e/o altre raccolte differenziate; selezione da RSU e/o RAU; attività industriali, artigianali commerciali e di servizi; autodemolizione autorizzate ai sensi del decreto legislativo 5 febbraio 1997, n. 22 e successive modifiche e integrazioni.</text:p>
      <text:p text:style-name="P91"><text:span text:style-name="T11">2.1.2 </text:span><text:span text:style-name="T16">Caratteristiche del rifiuto:</text:span><text:span text:style-name="T11"> </text:span></text:p>
      <text:p text:style-name="Rientro_20_corpo_20_del_20_testo_20_3">vetro di scarto con l'esclusione dei vetri da tubi raggio-catodici delle lampade a scarica ed altri vetri contaminati da sostanze radioattive e dei contenitori etichettati come pericolosi ai sensi della legge 29 maggio 1974, n. 256, decreto del Presidente della Repubblica 24 novembre 1981, N. 927 e successive modifiche e integrazioni; non radioattivo ai sensi del decreto legislativo 17 marzo 1995, n. 230.</text:p>
      <text:p text:style-name="P91"><text:span text:style-name="T11">2.1.3 </text:span><text:span text:style-name="T16">Attività di recupero:</text:span><text:span text:style-name="T11"> </text:span></text:p>
      <text:p text:style-name="P101">a) recupero diretto nell'industria vetraria [R5]; </text:p>
      <text:p text:style-name="P101">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lt;3% in peso, frazione sottovaglio (&lt;3 mm) &lt;5%. [R5];</text:p>
      <text:p text:style-name="P101">c) messa in riserva [R13] per la produzione di materie prime secondarie per l'edilizia, per la formazione di rilevati e sottofondi stradali, riempimenti e colmature, come strato isolante e di appoggio per tubature, condutture e pavimentazioni anche stradali e come materiale di drenaggio, mediante cernita manuale, vagliatura, frantumazione e/o macinazione, separazione metalli magnetici, asportazione dei materiali leggeri, separazione automatica metalli non magnetici, separazione automatica corpi opachi, analisi del contenuto in metalli pesanti, e verifica dei limiti di cui al test di cessione effettuato sul rifiuto tal quale secondo il metodo in allegato 3 al presente decreto [R5].</text:p>
      <text:p text:style-name="P91"><text:span text:style-name="T11">2.1.4 </text:span><text:span text:style-name="T16">Caratteristiche delle materie prime e/o dei prodotti ottenuti:</text:span></text:p>
      <text:p text:style-name="P101">a) manufatti in vetro; </text:p>
      <text:p text:style-name="P101"><text:soft-page-break/>b) materie prime secondarie conformi alle specifiche merceologiche fissate dalle CCIAA di Roma e Milano destinate alla produzione di vetro, carta vetro e materiali abrasivi nelle forme usualmente commercializzate;</text:p>
      <text:p text:style-name="P101">c) materie prime secondarie per l'edilizia.</text:p>
      <text:p text:style-name="P101"/>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31">Attività di recupero</text:p>
          </table:table-cell>
          <table:table-cell table:style-name="Tabella3.A1" office:value-type="string">
            <text:p text:style-name="P331">Codice Rifiuto</text:p>
          </table:table-cell>
          <table:table-cell table:style-name="Tabella3.A1" office:value-type="string">
            <text:p text:style-name="P331">Descrizione</text:p>
          </table:table-cell>
          <table:table-cell table:style-name="Tabella3.D1" office:value-type="string">
            <text:p text:style-name="P331">Quantità (t/a)</text:p>
          </table:table-cell>
        </table:table-row>
        <table:table-row table:style-name="Tabella3.1">
          <table:table-cell table:style-name="Tabella3.A2" office:value-type="string">
            <text:p text:style-name="P334">Messa in riserva</text:p>
          </table:table-cell>
          <table:table-cell table:style-name="Tabella3.A2" office:value-type="string">
            <text:p text:style-name="P334">[101112] [150107] [160120] [170202] [191205] [200102]</text:p>
          </table:table-cell>
          <table:table-cell table:style-name="Tabella3.A2" office:value-type="string">
            <text:p text:style-name="P334">Imballaggi, vetro di scarto e altri rifiuti e frammenti di vetro; rottami di vetro</text:p>
          </table:table-cell>
          <table:table-cell table:style-name="Tabella3.D2" office:value-type="string">
            <text:p text:style-name="P335">120.000</text:p>
          </table:table-cell>
        </table:table-row>
        <table:table-row table:style-name="Tabella3.1">
          <table:table-cell table:style-name="Tabella3.A2" office:value-type="string">
            <text:p text:style-name="P334">Utilizzo dei rifiuti per la formazione di rilevati e sottofondi stradali</text:p>
          </table:table-cell>
          <table:table-cell table:style-name="Tabella3.A2" office:value-type="string">
            <text:p text:style-name="P334">[101112] [150107] [160120] [170202] [191205] [200102]</text:p>
          </table:table-cell>
          <table:table-cell table:style-name="Tabella3.A2" office:value-type="string">
            <text:p text:style-name="P334">Imballaggi, vetro di scarto e altri rifiuti e frammenti di vetro; rottami di vetro</text:p>
          </table:table-cell>
          <table:table-cell table:style-name="Tabella3.D2" office:value-type="string">
            <text:p text:style-name="P335">2.500</text:p>
          </table:table-cell>
        </table:table-row>
        <table:table-row table:style-name="Tabella3.1">
          <table:table-cell table:style-name="Tabella3.A2" office:value-type="string">
            <text:p text:style-name="P334">Produzione di materie prime secondarie per l'industria vetraria</text:p>
          </table:table-cell>
          <table:table-cell table:style-name="Tabella3.A2" office:value-type="string">
            <text:p text:style-name="P334">[101112] [150107] [160120] [170202] [191205] [200102]</text:p>
          </table:table-cell>
          <table:table-cell table:style-name="Tabella3.A2" office:value-type="string">
            <text:p text:style-name="P334">Imballaggi, vetro di scarto e altri rifiuti e frammenti di vetro; rottami di vetro</text:p>
          </table:table-cell>
          <table:table-cell table:style-name="Tabella3.D2" office:value-type="string">
            <text:p text:style-name="P335">3.000</text:p>
          </table:table-cell>
        </table:table-row>
        <table:table-row table:style-name="Tabella3.1">
          <table:table-cell table:style-name="Tabella3.A2" office:value-type="string">
            <text:p text:style-name="P334">Industria vetraria</text:p>
          </table:table-cell>
          <table:table-cell table:style-name="Tabella3.A2" office:value-type="string">
            <text:p text:style-name="P334">[101112] [150107] [160120] [170202] [191205] [200102]</text:p>
          </table:table-cell>
          <table:table-cell table:style-name="Tabella3.A2" office:value-type="string">
            <text:p text:style-name="P334">Imballaggi, vetro di scarto e altri rifiuti e frammenti di vetro; rottami di vetro</text:p>
          </table:table-cell>
          <table:table-cell table:style-name="Tabella3.D2" office:value-type="string">
            <text:p text:style-name="P335">35.000</text:p>
          </table:table-cell>
        </table:table-row>
        <table:table-row table:style-name="Tabella3.1">
          <table:table-cell table:style-name="Tabella3.A2" office:value-type="string">
            <text:p text:style-name="P334">Produzione di manufatti e prodotti per l'edilizia</text:p>
          </table:table-cell>
          <table:table-cell table:style-name="Tabella3.A2" office:value-type="string">
            <text:p text:style-name="P334">[101112] [150107] [160120] [170202] [191205] [200102]</text:p>
          </table:table-cell>
          <table:table-cell table:style-name="Tabella3.A2" office:value-type="string">
            <text:p text:style-name="P334">Imballaggi, vetro di scarto e altri rifiuti e frammenti di vetro; rottami di vetro</text:p>
          </table:table-cell>
          <table:table-cell table:style-name="Tabella3.D2" office:value-type="string">
            <text:p text:style-name="P335">5.000</text:p>
          </table:table-cell>
        </table:table-row>
      </table:table>
      <text:p text:style-name="P61"/>
      <text:h text:style-name="P447" text:outline-level="1">2.2 Tipologia: </text:h>
      <text:p text:style-name="P65">vetro di scarto e frammenti di vetro da ricerca medica e veterinaria </text:p>
      <text:p text:style-name="P70">[180104]</text:p>
      <text:p text:style-name="P73">[150107] [200102]</text:p>
      <text:p text:style-name="P64"><text:span text:style-name="T11">2.2.1 </text:span><text:span text:style-name="T16">Provenienza: </text:span></text:p>
      <text:p text:style-name="Rientro_20_corpo_20_del_20_testo_20_3">raccolta differenziata, effettuata in ambito ospedaliero, di vetri provenienti dalle attività di prevenzione, diagnosi e cura medica, veterinaria e biologica nonché dalle attività di ricerca ad esse connesse, non provenienti da reparti infettivi e dai luoghi di pronto soccorso.</text:p>
      <text:p text:style-name="P91"><text:span text:style-name="T11">2.2.2. </text:span><text:span text:style-name="T16">Caratteristiche del rifiuto: </text:span></text:p>
      <text:p text:style-name="Rientro_20_corpo_20_del_20_testo_20_3">Contenitori in vetro di farmaci, di alimenti e di bevande, di soluzioni per infusione, privati di cannule e/o di aghi ed accessori per la somministrazione, (con esclusione dei contenitori di soluzioni impiegate in terapie antiblastiche e/o contaminati da materiale biologico), non radioattivo ai sensi del decreto legislativo 17 marzo 1995, n. 230.</text:p>
      <text:p text:style-name="P91"><text:span text:style-name="T11">2.2.3 </text:span><text:span text:style-name="T16">Attività di recupero:</text:span></text:p>
      <text:p text:style-name="P122">a) recupero diretto nell'industria vetraria [R5];</text:p>
      <text:p text:style-name="P101">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 &lt;3% in peso, frazione sottovaglio (&lt;3 mm) &lt;5%.[R5].</text:p>
      <text:p text:style-name="P91"><text:span text:style-name="T11">2.2.4 </text:span><text:span text:style-name="T16">Caratteristiche delle materie prime e/o dei prodotti ottenuti:</text:span></text:p>
      <text:p text:style-name="P101">a) manufatti in vetro;</text:p>
      <text:p text:style-name="P101">b) materia prima secondaria conformi alle specifiche del vetro pronto al forno fissate dalle CCIAA di Roma e Milano destinate alla produzione di vetro, carta vetro e materiali abrasivi nelle forme usualmente commercializzate;</text:p>
      <text:p text:style-name="P101"/>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331">Attività di recupero</text:p>
          </table:table-cell>
          <table:table-cell table:style-name="Tabella4.A1" office:value-type="string">
            <text:p text:style-name="P331">Codice Rifiuto</text:p>
          </table:table-cell>
          <table:table-cell table:style-name="Tabella4.A1" office:value-type="string">
            <text:p text:style-name="P331">Descrizione</text:p>
          </table:table-cell>
          <table:table-cell table:style-name="Tabella4.D1" office:value-type="string">
            <text:p text:style-name="P331">Quantità (t/a)</text:p>
          </table:table-cell>
        </table:table-row>
        <table:table-row table:style-name="Tabella4.1">
          <table:table-cell table:style-name="Tabella4.A2" office:value-type="string">
            <text:p text:style-name="P334">Produzione di materie prime secondarie per l'industria vetraria</text:p>
          </table:table-cell>
          <table:table-cell table:style-name="Tabella4.A2" office:value-type="string">
            <text:p text:style-name="P334">[150107] [200102]</text:p>
          </table:table-cell>
          <table:table-cell table:style-name="Tabella4.A2" office:value-type="string">
            <text:p text:style-name="P334">Vetro di scarto e frammenti di vetro da ricerca medica e veterinaria</text:p>
          </table:table-cell>
          <table:table-cell table:style-name="Tabella4.D2" office:value-type="string">
            <text:p text:style-name="P335">490</text:p>
          </table:table-cell>
        </table:table-row>
        <table:table-row table:style-name="Tabella4.1">
          <table:table-cell table:style-name="Tabella4.A2" office:value-type="string">
            <text:p text:style-name="P334">Messa in riserva</text:p>
          </table:table-cell>
          <table:table-cell table:style-name="Tabella4.A2" office:value-type="string">
            <text:p text:style-name="P336">[150107] [200102]</text:p>
          </table:table-cell>
          <table:table-cell table:style-name="Tabella4.A2" office:value-type="string">
            <text:p text:style-name="P334">Vetro di scarto e frammenti di vetro da ricerca medica e veterinaria</text:p>
          </table:table-cell>
          <table:table-cell table:style-name="Tabella4.D2" office:value-type="string">
            <text:p text:style-name="P335">1.000</text:p>
          </table:table-cell>
        </table:table-row>
      </table:table>
      <text:p text:style-name="P61"/>
      <text:h text:style-name="P448" text:outline-level="1">2.3 Tipologia: </text:h>
      <text:p text:style-name="P69">Rottame fine di cristallo </text:p>
      <text:p text:style-name="P72">[200102]</text:p>
      <text:p text:style-name="P75">[101199]</text:p>
      <text:p text:style-name="P94"><text:span text:style-name="T11">2.3.1 </text:span><text:span text:style-name="T16">Provenienza</text:span><text:span text:style-name="T11">: </text:span></text:p>
      <text:p text:style-name="P208">industria del cristallo.</text:p>
      <text:p text:style-name="P94"><text:span text:style-name="T11">2.3.2. </text:span><text:span text:style-name="T16">Caratteristiche del rifiuto: </text:span></text:p>
      <text:p text:style-name="P208">rottame fine di cristallo contaminato da oli, grassi e materiali refrattari.</text:p>
      <text:p text:style-name="P94"><text:span text:style-name="T11">2.3.3 </text:span><text:span text:style-name="T16">Attività di recupero:</text:span></text:p>
      <text:p text:style-name="P122">a) messa in riserva[R13] per la produzione di materie prime secondarie per l'industria del cristallo mediante riscaldamento a 400°C in forno rotativo per l'eliminazione di oli e grassi; vagliatura e selezione delle frazioni di rottami di cristallo bonificato privo di piombo.[R5]. </text:p>
      <text:p text:style-name="P122">b) produzione di conglomerati cementizi (la percentuale di additivazione del rottame bonificato alle materie prime impiegate non deve superare il 4 %) [R5]</text:p>
      <text:p text:style-name="P94"><text:span text:style-name="T11">2.3.4 </text:span><text:span text:style-name="T16">Caratteristiche delle materie prime e/o dei prodotti ottenuti:</text:span></text:p>
      <text:p text:style-name="P122">a) materia prima secondaria per la produzione del cristallo.</text:p>
      <text:p text:style-name="P122">b) conglomerati cementizi nelle forme usualmente commercializzate.</text:p>
      <text:p text:style-name="P122"/>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332">Attività di recupero</text:p>
          </table:table-cell>
          <table:table-cell table:style-name="Tabella5.A1" office:value-type="string">
            <text:p text:style-name="P332">Codice Rifiuto</text:p>
          </table:table-cell>
          <table:table-cell table:style-name="Tabella5.A1" office:value-type="string">
            <text:p text:style-name="P332">Descrizione</text:p>
          </table:table-cell>
          <table:table-cell table:style-name="Tabella5.D1" office:value-type="string">
            <text:p text:style-name="P332">Quantità (t/a)</text:p>
          </table:table-cell>
        </table:table-row>
        <table:table-row table:style-name="Tabella5.1">
          <table:table-cell table:style-name="Tabella5.A2" office:value-type="string">
            <text:p text:style-name="P339">Messa in riserva</text:p>
          </table:table-cell>
          <table:table-cell table:style-name="Tabella5.A2" office:value-type="string">
            <text:p text:style-name="P340">[101199]</text:p>
          </table:table-cell>
          <table:table-cell table:style-name="Tabella5.A2" office:value-type="string">
            <text:p text:style-name="P339">Rottame fine di cristallo</text:p>
          </table:table-cell>
          <table:table-cell table:style-name="Tabella5.D2" office:value-type="string">
            <text:p text:style-name="P341">1.500</text:p>
          </table:table-cell>
        </table:table-row>
      </table:table>
      <text:p text:style-name="P63"/>
      <text:h text:style-name="P448" text:outline-level="1">2.4 Tipologia: </text:h>
      <text:p text:style-name="P69">rifiuti di fibre di vetro </text:p>
      <text:p text:style-name="P72">[170202] [200102]</text:p>
      <text:p text:style-name="P75">[170202] [200102]</text:p>
      <text:p text:style-name="P94"><text:span text:style-name="T11">2.4.1 </text:span><text:span text:style-name="T16">Provenienza: </text:span></text:p>
      <text:p text:style-name="P208">raccolta selettiva attività produttive e di servizio (demolizione edifici).</text:p>
      <text:p text:style-name="P94"><text:span text:style-name="T11">2.4.2. </text:span><text:span text:style-name="T16">Caratteristiche del rifiuto: </text:span></text:p>
      <text:p text:style-name="P208">vetro comune in fibre;</text:p>
      <text:p text:style-name="P94"><text:span text:style-name="T11">2.4.3 </text:span><text:span text:style-name="T16">Attività di recupero: </text:span></text:p>
      <text:p text:style-name="P441">recupero diretto nell'industria vetraria [R5].</text:p>
      <text:p text:style-name="P94"><text:span text:style-name="T11">2.4.4. </text:span><text:span text:style-name="T16">Caratteristiche delle materie prime e/o dei prodotti ottenuti:</text:span></text:p>
      <text:p text:style-name="P208"><text:s/>manufatti di vetro nelle forme usualmente commercializzate.</text:p>
      <text:p text:style-name="P208"/>
      <table:table table:name="Tabella6" table:style-name="Tabella6">
        <table:table-column table:style-name="Tabella6.A"/>
        <table:table-column table:style-name="Tabella6.B"/>
        <table:table-column table:style-name="Tabella6.C"/>
        <table:table-column table:style-name="Tabella6.D"/>
        <table:table-row table:style-name="Tabella6.1">
          <table:table-cell table:style-name="Tabella6.A1" office:value-type="string">
            <text:p text:style-name="P332">Attività di recupero</text:p>
          </table:table-cell>
          <table:table-cell table:style-name="Tabella6.A1" office:value-type="string">
            <text:p text:style-name="P332">Codice Rifiuto</text:p>
          </table:table-cell>
          <table:table-cell table:style-name="Tabella6.A1" office:value-type="string">
            <text:p text:style-name="P332">Descrizione</text:p>
          </table:table-cell>
          <table:table-cell table:style-name="Tabella6.D1" office:value-type="string">
            <text:p text:style-name="P332">Quantità (t/a)</text:p>
          </table:table-cell>
        </table:table-row>
        <table:table-row table:style-name="Tabella6.1">
          <table:table-cell table:style-name="Tabella6.A2" office:value-type="string">
            <text:p text:style-name="P339">Messa in riserva</text:p>
          </table:table-cell>
          <table:table-cell table:style-name="Tabella6.A2" office:value-type="string">
            <text:p text:style-name="P340">[170202] [200102]</text:p>
          </table:table-cell>
          <table:table-cell table:style-name="Tabella6.A2" office:value-type="string">
            <text:p text:style-name="P339">Rifiuti di fibre di vetro</text:p>
          </table:table-cell>
          <table:table-cell table:style-name="Tabella6.D2" office:value-type="string">
            <text:p text:style-name="P341">6.290</text:p>
          </table:table-cell>
        </table:table-row>
      </table:table>
      <text:p text:style-name="P10"/>
      <text:p text:style-name="P60">3. RIFIUTI DI METALLI E LORO LEGHE SOTTO FORMA METALLICA NON DISPERDIBILE</text:p>
      <text:p text:style-name="P1"/>
      <text:h text:style-name="TIpologia" text:outline-level="1">3.1 Tipologia: </text:h>
      <text:p text:style-name="P65">rifiuti di ferro, acciaio e ghisa </text:p>
      <text:p text:style-name="P70">[120102] [120101] [160208] [150104] [170405] [190108] [190102] [200105] [200106] e, limitatamente ai cascami di lavorazione, i rifiuti identificati dai codici [100299] e [120199]</text:p>
      <text:p text:style-name="P65">[100210] [120101] [120102] [150104] [160117] [170405] [190102] [190118] [191202] [200140] e, limitatamente ai cascami di lavorazione, i rifiuti identificati dai codici [100299] e [120199]</text:p>
      <text:p text:style-name="P91"><text:span text:style-name="T11">3.1.1 </text:span><text:span text:style-name="T16">Provenienza: </text:span></text:p>
      <text:p text:style-name="Rientro_20_corpo_20_del_20_testo_20_3">attività industriali, artigianali, agricole, commerciali e di servizi; lavorazione di ferro, ghisa e acciaio; raccolta differenziata; impianti di selezione o di incenerimento di rifiuti; attività. di demolizione.</text:p>
      <text:p text:style-name="P91"><text:span text:style-name="T11">3.1.2 </text:span><text:span text:style-name="T16">Caratteristiche del rifiuto: </text:span></text:p>
      <text:p text:style-name="Rientro_20_corpo_20_del_20_testo_20_3">rifiuti ferrosi, di acciaio, ghisa e loro leghe anche costituiti da cadute di officina, rottame alla rinfusa, rottame zincato, lamierino, cascami della lavorazione dell'acciaio, e della ghisa, imballaggi, fusti , latte, vuoti e lattine di metalli ferrosi e non ferrosi e acciaio anche stagnato; PCB, PCT &lt; 25 ppb, ed eventualmente contenenti inerti, metalli non ferrosi, plastiche, etc, &lt;5% in peso, oli &lt; 10% in peso; non radioattivo ai sensi del decreto legislativo li marzo 1995, n. 230.</text:p>
      <text:p text:style-name="P91"><text:span text:style-name="T11">3.1.3 </text:span><text:span text:style-name="T16">Attività di recupero</text:span><text:span text:style-name="T11">: </text:span></text:p>
      <text:p text:style-name="P101">a) recupero diretto in impianti metallurgici [R4]; </text:p>
      <text:p text:style-name="P101">b) recupero diretto nell'industria chimica. [R4]; </text:p>
      <text:p text:style-name="P100"><text:span text:style-name="T11">c) messa in riserva [R13] per la produzione di materia prima secondaria per l'industria metallurgica mediante selezione, </text:span><text:span text:style-name="T14">eventuale</text:span><text:span text:style-name="T11"> trattamento a secco o a umido per l'eliminazione di materiali e/o sostanze estranee in conformità alle seguenti caratteristiche [R4]: </text:span></text:p>
      <text:p text:style-name="P98">oli e grassi &lt;0,1 % in peso </text:p>
      <text:p text:style-name="P98">PCB e PCT &lt; 25 ppb, </text:p>
      <text:p text:style-name="P98">inerti, metalli non ferrosi, plastiche, altri materiali indesiderati max 1% in peso come somma totale </text:p>
      <text:p text:style-name="P98">solventi organici &lt; 0,1% in peso;</text:p>
      <text:p text:style-name="P98">polveri con granulometria &lt; 10 µ non superiori al 10% in peso delle polveri totali;</text:p>
      <text:p text:style-name="P98">non radioattivo ai sensi del decreto legislativo 17 marzo 1995, n. 230;</text:p>
      <text:p text:style-name="P98">non devono essere presenti contenitori chiusi o non sufficientemente aperti, né materiali pericolosi infiammabili e/o esplosivi e/o armi da fuoco intere o in pezzi.</text:p>
      <text:p text:style-name="P91"><text:span text:style-name="T11">3.1.4 </text:span><text:span text:style-name="T16">Caratteristiche delle materie prime e/o dei prodotti ottenuti:</text:span></text:p>
      <text:p text:style-name="P101">a) metalli ferrosi o leghe nelle forme usualmente commercializzate,</text:p>
      <text:p text:style-name="P101">b) sali inorganici di ferro nelle forme usualmente commercializzate;</text:p>
      <text:p text:style-name="P101">c) materia prima secondaria per l'industria metallurgica conforme alle specifiche CECA, AISI, CAEF e UNI.</text:p>
      <text:p text:style-name="P101"/>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331">Attività di recupero</text:p>
          </table:table-cell>
          <table:table-cell table:style-name="Tabella7.A1" office:value-type="string">
            <text:p text:style-name="P331">Codice Rifiuto</text:p>
          </table:table-cell>
          <table:table-cell table:style-name="Tabella7.A1" office:value-type="string">
            <text:p text:style-name="P331">Descrizione</text:p>
          </table:table-cell>
          <table:table-cell table:style-name="Tabella7.D1" office:value-type="string">
            <text:p text:style-name="P331">Quantità (t/a)</text:p>
          </table:table-cell>
        </table:table-row>
        <table:table-row table:style-name="Tabella7.1">
          <table:table-cell table:style-name="Tabella7.A2" office:value-type="string">
            <text:p text:style-name="P334">Industria chimica per il recupero dei metalli</text:p>
          </table:table-cell>
          <table:table-cell table:style-name="Tabella7.A2" office:value-type="string">
            <text:p text:style-name="P334">[100210] [100299] [120101] [120102] [120199] [150104] [160117] [170405] [190102] [190118] [191202] [200140]</text:p>
          </table:table-cell>
          <table:table-cell table:style-name="Tabella7.A2" office:value-type="string">
            <text:p text:style-name="P334">Rifiuti di ferro, acciaio e ghisa</text:p>
          </table:table-cell>
          <table:table-cell table:style-name="Tabella7.D2" office:value-type="string">
            <text:p text:style-name="P335">500</text:p>
          </table:table-cell>
        </table:table-row>
        <text:soft-page-break/>
        <table:table-row table:style-name="Tabella7.1">
          <table:table-cell table:style-name="Tabella7.A2" office:value-type="string">
            <text:p text:style-name="P334">Industria metallurgica</text:p>
          </table:table-cell>
          <table:table-cell table:style-name="Tabella7.A2" office:value-type="string">
            <text:p text:style-name="P337">[100210] [100299] [120101] [120102] [120199] [150104] [160117] [170405] [190102] [190118] [191202] [200140]</text:p>
          </table:table-cell>
          <table:table-cell table:style-name="Tabella7.A2" office:value-type="string">
            <text:p text:style-name="P334">Rifiuti di ferro, acciaio e ghisa</text:p>
          </table:table-cell>
          <table:table-cell table:style-name="Tabella7.D2" office:value-type="string">
            <text:p text:style-name="P335">160.000</text:p>
          </table:table-cell>
        </table:table-row>
        <table:table-row table:style-name="Tabella7.1">
          <table:table-cell table:style-name="Tabella7.A2" office:value-type="string">
            <text:p text:style-name="P334">Messa in riserva</text:p>
          </table:table-cell>
          <table:table-cell table:style-name="Tabella7.A2" office:value-type="string">
            <text:p text:style-name="P334">[100210] [100299] [120101] [120102] [120199] [150104] [160117] [170405] [190102] [190118] [191202] [200140]</text:p>
          </table:table-cell>
          <table:table-cell table:style-name="Tabella7.A2" office:value-type="string">
            <text:p text:style-name="P334">Rifiuti di ferro, acciaio e ghisa</text:p>
          </table:table-cell>
          <table:table-cell table:style-name="Tabella7.D2" office:value-type="string">
            <text:p text:style-name="P335">160.000</text:p>
          </table:table-cell>
        </table:table-row>
        <table:table-row table:style-name="Tabella7.1">
          <table:table-cell table:style-name="Tabella7.A2" office:value-type="string">
            <text:p text:style-name="P334">Produzione di materie prime secondarie per l'industria metallurgica</text:p>
          </table:table-cell>
          <table:table-cell table:style-name="Tabella7.A2" office:value-type="string">
            <text:p text:style-name="P334">[100210] [100299] [120101] [120102] [120199] [150104] [160117] [170405] [190102] [190118] [191202] [200140]</text:p>
          </table:table-cell>
          <table:table-cell table:style-name="Tabella7.A2" office:value-type="string">
            <text:p text:style-name="P334">Rifiuti di ferro, acciaio e ghisa</text:p>
          </table:table-cell>
          <table:table-cell table:style-name="Tabella7.D2" office:value-type="string">
            <text:p text:style-name="P335">160.000</text:p>
          </table:table-cell>
        </table:table-row>
      </table:table>
      <text:p text:style-name="P61"/>
      <text:h text:style-name="P447" text:outline-level="1">3.2 Tipologia: </text:h>
      <text:p text:style-name="P65">Rifiuti di metalli non ferrosi o loro leghe</text:p>
      <text:p text:style-name="P70">[11040] [150104] [200105] [200106] [120103] [120104] [170401] [170402] [170403] [170404] [170406] [170407] </text:p>
      <text:p text:style-name="P64"><text:span text:style-name="T47">[110501] [110599] [120103] [120104] [150104] [170401] [170402] [170403] [170404] [170406] [170407] [191002] [191203] [200140]</text:span><text:span text:style-name="T11"> e, limitatamente ai cascami di lavorazione i rifiuti individuati dai seguenti codici [100899] [120199]</text:span></text:p>
      <text:p text:style-name="P91"><text:span text:style-name="T11">3.2.1 </text:span><text:span text:style-name="T16">Provenienza: </text:span></text:p>
      <text:p text:style-name="Rientro_20_corpo_20_del_20_testo_20_3">Attività industriali, artigianali, agricole, commerciali e di servizi; lavorazione di metalli non ferrosi; raccolta differenziata; impianti di selezione o di incenerimento di rifiuti; attività di demolizione</text:p>
      <text:p text:style-name="P91"><text:span text:style-name="T11">3.2.2 </text:span><text:span text:style-name="T16">Caratteristiche del rifiuto: </text:span></text:p>
      <text:p text:style-name="Rientro_20_corpo_20_del_20_testo_20_3">rifiuti di metalli non ferrosi o loro leghe anche costituiti da rottami e cascami di barre, profili, lamiere, nastri di alluminio, foglio di alluminio, rame elettrolitico nudo, rottame di ottone, rottami e cascami di nichel, cupronichel, bronzo, zinco, piombo e alpacca, imballaggi, fusti, latte vuoti e lattine di metalli ferrosi e non ferrosi e acciaio anche stagnato; PCB e PCT &lt; 25 ppb, ed eventualmente contenenti inerti, plastiche, etc, &lt; 20% in peso, oli &lt; 10% in peso; no radioattivo ai sensi del decreto legislativo 17 marzo 1995, n. 230</text:p>
      <text:p text:style-name="P91"><text:span text:style-name="T11">3.2.3 </text:span><text:span text:style-name="T16">Attività di recupero:</text:span></text:p>
      <text:p text:style-name="P101">a) recupero diretto in impianti metallurgici [R4]; </text:p>
      <text:p text:style-name="P101">b) recupero diretto nell'industria chimica [R4]; </text:p>
      <text:p text:style-name="P100"><text:span text:style-name="T11">c) messa in riserva [R13] per la produzione di materie prime secondarie per l'industria metallurgica mediante selezione,</text:span><text:span text:style-name="T14"> eventuale</text:span><text:span text:style-name="T11"> trattamento a secco o ad umido per l'eliminazione di materiali e/o sostanze estranee in conformità alle seguenti caratteristiche [R4]:</text:span></text:p>
      <text:p text:style-name="P98">oli e grassi &lt; 2 % in peso </text:p>
      <text:p text:style-name="P98">PCB e PCT &lt; 25 ppb,</text:p>
      <text:p text:style-name="P98">inerti, metalli non ferrosi, plastiche, altri materiali indesiderati &lt; 5 % in peso come somma totale</text:p>
      <text:p text:style-name="P98">solventi organici &lt; 0,1% in peso </text:p>
      <text:p text:style-name="P98">polveri con granulometria &lt; 10 µ non superiori al 10% in peso delle polveri totali;</text:p>
      <text:p text:style-name="P98">non radioattivo ai sensi del decreto legislativo 17 marzo 1995, n. 230;</text:p>
      <text:p text:style-name="P98">non devono essere presenti contenitori chiusi o non sufficientemente aperti, né materiali pericolosi infiammabili e/o esplosivi e/o armi da fuoco intere o in pezzi. </text:p>
      <text:p text:style-name="P91"><text:span text:style-name="T11">3.2.4 </text:span><text:span text:style-name="T16">Caratteristiche delle materie prime e/o dei prodotti ottenuti:</text:span></text:p>
      <text:p text:style-name="P101">a) metalli o leghe nelle forme usualmente commercializzate;</text:p>
      <text:p text:style-name="P101">b) sali inorganici di rame nelle forme usualmente commercializzate; </text:p>
      <text:p text:style-name="P101">c) materia prima secondaria per l'industria metallurgica, conforme alle specifiche UNI ed EURO.</text:p>
      <text:p text:style-name="P101"/>
      <table:table table:name="Tabella8" table:style-name="Tabella8">
        <table:table-column table:style-name="Tabella8.A"/>
        <table:table-column table:style-name="Tabella8.B"/>
        <table:table-column table:style-name="Tabella8.C"/>
        <table:table-column table:style-name="Tabella8.D"/>
        <table:table-row table:style-name="Tabella8.1">
          <table:table-cell table:style-name="Tabella8.A1" office:value-type="string">
            <text:p text:style-name="P331">Attività di recupero</text:p>
          </table:table-cell>
          <table:table-cell table:style-name="Tabella8.A1" office:value-type="string">
            <text:p text:style-name="P331">Codice Rifiuto</text:p>
          </table:table-cell>
          <table:table-cell table:style-name="Tabella8.A1" office:value-type="string">
            <text:p text:style-name="P331">Descrizione</text:p>
          </table:table-cell>
          <table:table-cell table:style-name="Tabella8.D1" office:value-type="string">
            <text:p text:style-name="P331">Quantità (t/a)</text:p>
          </table:table-cell>
        </table:table-row>
        <table:table-row table:style-name="Tabella8.1">
          <table:table-cell table:style-name="Tabella8.A2" office:value-type="string">
            <text:p text:style-name="P334">Industria chimica per il recupero dei metalli</text:p>
          </table:table-cell>
          <table:table-cell table:style-name="Tabella8.A2" office:value-type="string">
            <text:p text:style-name="P334">[100899] [110501] [110599] [120103] [120104] [120199] [150104] [170401] [170402] [170403] [170404] [170406] [170407] [191002] [191203] [200140]</text:p>
          </table:table-cell>
          <table:table-cell table:style-name="Tabella8.A2" office:value-type="string">
            <text:p text:style-name="P334">Rifiuti di metalli non ferrosi e loro leghe</text:p>
          </table:table-cell>
          <table:table-cell table:style-name="Tabella8.D2" office:value-type="string">
            <text:p text:style-name="P335">500</text:p>
          </table:table-cell>
        </table:table-row>
        <text:soft-page-break/>
        <table:table-row table:style-name="Tabella8.1">
          <table:table-cell table:style-name="Tabella8.A2" office:value-type="string">
            <text:p text:style-name="P334">Messa in riserva</text:p>
          </table:table-cell>
          <table:table-cell table:style-name="Tabella8.A2" office:value-type="string">
            <text:p text:style-name="P334">[100899] [110501] [110599] [120103] [120104] [120199] [150104] [170401] [170402] [170403] [170404] [170406] [170407] [191002] [191203] [200140]</text:p>
          </table:table-cell>
          <table:table-cell table:style-name="Tabella8.A2" office:value-type="string">
            <text:p text:style-name="P334">Rifiuti di metalli non ferrosi e loro leghe</text:p>
          </table:table-cell>
          <table:table-cell table:style-name="Tabella8.D2" office:value-type="string">
            <text:p text:style-name="P335">28.000</text:p>
          </table:table-cell>
        </table:table-row>
        <table:table-row table:style-name="Tabella8.1">
          <table:table-cell table:style-name="Tabella8.A2" office:value-type="string">
            <text:p text:style-name="P334">Produzione di materie prime secondarie per l'industria metallurgica</text:p>
          </table:table-cell>
          <table:table-cell table:style-name="Tabella8.A2" office:value-type="string">
            <text:p text:style-name="P334">[100899] [110501] [110599] [120103] [120104] [120199] [150104] [170401] [170402] [170403] [170404] [170406] [170407] [191002] [191203] [200140]</text:p>
          </table:table-cell>
          <table:table-cell table:style-name="Tabella8.A2" office:value-type="string">
            <text:p text:style-name="P334">Rifiuti di metalli non ferrosi e loro leghe</text:p>
          </table:table-cell>
          <table:table-cell table:style-name="Tabella8.D2" office:value-type="string">
            <text:p text:style-name="P335">66.410</text:p>
          </table:table-cell>
        </table:table-row>
        <table:table-row table:style-name="Tabella8.1">
          <table:table-cell table:style-name="Tabella8.A2" office:value-type="string">
            <text:p text:style-name="P334">Industria metallurgica</text:p>
          </table:table-cell>
          <table:table-cell table:style-name="Tabella8.A2" office:value-type="string">
            <text:p text:style-name="P334">[100899] [110501] [110599] [120103] [120104] [120199] [150104] [170401] [170402] [170403] [170404] [170406] [170407] [191002] [191203] [200140]</text:p>
          </table:table-cell>
          <table:table-cell table:style-name="Tabella8.A2" office:value-type="string">
            <text:p text:style-name="P334">Rifiuti di metalli non ferrosi e loro leghe</text:p>
          </table:table-cell>
          <table:table-cell table:style-name="Tabella8.D2" office:value-type="string">
            <text:p text:style-name="P335">70.000</text:p>
          </table:table-cell>
        </table:table-row>
      </table:table>
      <text:p text:style-name="P61"/>
      <text:h text:style-name="P447" text:outline-level="1">3.3 Tipologia: </text:h>
      <text:p text:style-name="P64"><text:span text:style-name="T11">sfridi o scarti di imballaggi in alluminio, e di accoppiati carta plastica e metallo </text:span><text:span text:style-name="T21">[150104] [1501051] [150106]</text:span></text:p>
      <text:p text:style-name="P73">[150104] [150105] [150106] [191203]</text:p>
      <text:p text:style-name="P91"><text:span text:style-name="T11">3.3.1 </text:span><text:span text:style-name="T16">Provenienza: </text:span></text:p>
      <text:p text:style-name="Rientro_20_corpo_20_del_20_testo_20_3">industria cartotecnica; attività industriali, commerciali e di servizio.</text:p>
      <text:p text:style-name="P91"><text:span text:style-name="T11">3.3.2 </text:span><text:span text:style-name="T16">Caratteristiche del rifiuto: </text:span></text:p>
      <text:p text:style-name="Rientro_20_corpo_20_del_20_testo_20_3">sfridi o scarti di imballaggi in alluminio e imballaggi compositi con carta plastica e metallo.</text:p>
      <text:p text:style-name="P91"><text:span text:style-name="T11">3.3.3 </text:span><text:span text:style-name="T16">Attività di recupero:</text:span></text:p>
      <text:p text:style-name="Rientro_20_corpo_20_del_20_testo_20_3"><text:span text:style-name="T26">eventuale</text:span> macinazione, combustione a 400 - 500 °C per l'eliminazione delle frazioni di plastica e carta [R4]. </text:p>
      <text:p text:style-name="P91"><text:span text:style-name="T11">3.3.4 </text:span><text:span text:style-name="T16">Caratteristiche delle materie prime e/o dei prodotti ottenuti:</text:span></text:p>
      <text:p text:style-name="P101">alluminio granulare conforme alle norme UNI 3950.</text:p>
      <text:p text:style-name="P101"/>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331">Attività di recupero</text:p>
          </table:table-cell>
          <table:table-cell table:style-name="Tabella9.A1" office:value-type="string">
            <text:p text:style-name="P331">Codice Rifiuto</text:p>
          </table:table-cell>
          <table:table-cell table:style-name="Tabella9.A1" office:value-type="string">
            <text:p text:style-name="P331">Descrizione</text:p>
          </table:table-cell>
          <table:table-cell table:style-name="Tabella9.D1" office:value-type="string">
            <text:p text:style-name="P352">Quantità (t/a)</text:p>
          </table:table-cell>
        </table:table-row>
        <table:table-row table:style-name="Tabella9.1">
          <table:table-cell table:style-name="Tabella9.A2" office:value-type="string">
            <text:p text:style-name="P334">Industria metallurgica</text:p>
          </table:table-cell>
          <table:table-cell table:style-name="Tabella9.A2" office:value-type="string">
            <text:p text:style-name="P334">[150104] [150105] [150106] [191203]</text:p>
          </table:table-cell>
          <table:table-cell table:style-name="Tabella9.A2" office:value-type="string">
            <text:p text:style-name="P334">Sfridi o scarti di imballaggio in allumìnio, e di accoppiati carta, plastica e metallo</text:p>
          </table:table-cell>
          <table:table-cell table:style-name="Tabella9.D2" office:value-type="string">
            <text:p text:style-name="P335">15.000</text:p>
          </table:table-cell>
        </table:table-row>
        <table:table-row table:style-name="Tabella9.1">
          <table:table-cell table:style-name="Tabella9.A2" office:value-type="string">
            <text:p text:style-name="P334">Messa in riserva</text:p>
          </table:table-cell>
          <table:table-cell table:style-name="Tabella9.A2" office:value-type="string">
            <text:p text:style-name="P334">[150104] [150105] [150106] [191203]</text:p>
          </table:table-cell>
          <table:table-cell table:style-name="Tabella9.A2" office:value-type="string">
            <text:p text:style-name="P334">Sfridi o scarti di imballaggio in alluminio, e di accoppiati carta, plastica e metallo</text:p>
          </table:table-cell>
          <table:table-cell table:style-name="Tabella9.D2" office:value-type="string">
            <text:p text:style-name="P335">4.800</text:p>
          </table:table-cell>
        </table:table-row>
      </table:table>
      <text:p text:style-name="P61"/>
      <text:h text:style-name="P447" text:outline-level="1">3.4 Tipologia: </text:h>
      <text:p text:style-name="P65">Rifiuti e rottami di metalli preziosi e loro leghe</text:p>
      <text:p text:style-name="P70">[110401] [200106] [120103]</text:p>
      <text:p text:style-name="P73">[110299] [120103] [120104] [200140]</text:p>
      <text:p text:style-name="P91"><text:span text:style-name="T11">3.4.1 </text:span><text:span text:style-name="T16">Provenienza:</text:span><text:span text:style-name="T11"> </text:span></text:p>
      <text:p text:style-name="Rientro_20_corpo_20_del_20_testo_20_3">industria elettronica, artigianato orafo, laboratori odontotecnici, galvanica.</text:p>
      <text:p text:style-name="P91"><text:span text:style-name="T11">3.4.2 </text:span><text:span text:style-name="T16">Caratteristiche del rifiuto:</text:span><text:span text:style-name="T11"> </text:span></text:p>
      <text:p text:style-name="Rientro_20_corpo_20_del_20_testo_20_3">sfridi e scarti di laminati, tubi, barre, granella di platino, oro, argento, palladio e leghe.</text:p>
      <text:p text:style-name="P91"><text:span text:style-name="T11">3.4.3 </text:span><text:span text:style-name="T16">Attività</text:span><text:span text:style-name="T11"> </text:span><text:span text:style-name="T16">di</text:span><text:span text:style-name="T11"> </text:span><text:span text:style-name="T16">recupero</text:span><text:span text:style-name="T11">:</text:span></text:p>
      <text:p text:style-name="Rientro_20_corpo_20_del_20_testo_20_3">fusione metallurgica [R4].</text:p>
      <text:p text:style-name="P91"><text:span text:style-name="T11">3.4.4 </text:span><text:span text:style-name="T16">Caratteristiche delle materie prime e/o dei prodotti ottenuti:</text:span></text:p>
      <text:p text:style-name="Rientro_20_corpo_20_del_20_testo_20_3">metalli preziosi e leghe nelle forme usualmente commercializzate.</text:p>
      <text:p text:style-name="Rientro_20_corpo_20_del_20_testo_20_3"/>
      <table:table table:name="Tabella10" table:style-name="Tabella10">
        <table:table-column table:style-name="Tabella10.A"/>
        <table:table-column table:style-name="Tabella10.B"/>
        <table:table-column table:style-name="Tabella10.C"/>
        <table:table-column table:style-name="Tabella10.D"/>
        <table:table-row table:style-name="Tabella10.1">
          <table:table-cell table:style-name="Tabella10.A1" office:value-type="string">
            <text:p text:style-name="P331">Attività di recupero</text:p>
          </table:table-cell>
          <table:table-cell table:style-name="Tabella10.A1" office:value-type="string">
            <text:p text:style-name="P331">Codice Rifiuto</text:p>
          </table:table-cell>
          <table:table-cell table:style-name="Tabella10.A1" office:value-type="string">
            <text:p text:style-name="P331">Descrizione</text:p>
          </table:table-cell>
          <table:table-cell table:style-name="Tabella10.D1" office:value-type="string">
            <text:p text:style-name="P331">Quantità (t/a)</text:p>
          </table:table-cell>
        </table:table-row>
        <table:table-row table:style-name="Tabella10.1">
          <table:table-cell table:style-name="Tabella10.A2" office:value-type="string">
            <text:p text:style-name="P334">Industria metallurgica per i metalli preziosi</text:p>
          </table:table-cell>
          <table:table-cell table:style-name="Tabella10.A2" office:value-type="string">
            <text:p text:style-name="P334">[110299] [120103] [120104] [200140]</text:p>
          </table:table-cell>
          <table:table-cell table:style-name="Tabella10.A2" office:value-type="string">
            <text:p text:style-name="P334">Rifiuti e rottami di metalli preziosi e loro leghe</text:p>
          </table:table-cell>
          <table:table-cell table:style-name="Tabella10.D2" office:value-type="string">
            <text:p text:style-name="P335">500</text:p>
          </table:table-cell>
        </table:table-row>
        <table:table-row table:style-name="Tabella10.1">
          <table:table-cell table:style-name="Tabella10.A2" office:value-type="string">
            <text:p text:style-name="P334">Messa in riserva</text:p>
          </table:table-cell>
          <table:table-cell table:style-name="Tabella10.A2" office:value-type="string">
            <text:p text:style-name="P334">[110299] [120103] [120104] [200140]</text:p>
          </table:table-cell>
          <table:table-cell table:style-name="Tabella10.A2" office:value-type="string">
            <text:p text:style-name="P334">Rifiuti e rottami di metalli preziosi e loro leghe</text:p>
          </table:table-cell>
          <table:table-cell table:style-name="Tabella10.D2" office:value-type="string">
            <text:p text:style-name="P335">500</text:p>
          </table:table-cell>
        </table:table-row>
      </table:table>
      <text:p text:style-name="P61"/>
      <text:h text:style-name="P447" text:outline-level="1">3.5 Tipologia: </text:h>
      <text:p text:style-name="P65">rifiuti costituiti da imballaggi, fusti, latte, vuoti, lattine di materiali ferrosi e non ferrosi e acciaio anche stagnato </text:p>
      <text:p text:style-name="P70">[150104] [200105]</text:p>
      <text:p text:style-name="P73">[150104] [200140]</text:p>
      <text:p text:style-name="P91"><text:span text:style-name="T11">3.5.1 </text:span><text:span text:style-name="T16">Provenienza: </text:span></text:p>
      <text:p text:style-name="Rientro_20_corpo_20_del_20_testo_20_3">attività industriali, agricole, commerciali e di servizi; raccolta differenziata da rifiuti urbani.</text:p>
      <text:p text:style-name="P91"><text:span text:style-name="T11">3.5.2 </text:span><text:span text:style-name="T16">Caratteristiche del rifiuto: </text:span></text:p>
      <text:p text:style-name="Rientro_20_corpo_20_del_20_testo_20_3">contenitori in metallo con esclusione dei contenitori etichettati come pericolosi ai sensi della legge 29 maggio 1974, n. 256, decreto del Presidente della Repubblica 24 novembre <text:span text:style-name="T89">[Ndr: </text:span><text:span text:style-name="T90">1981]</text:span>, n. 927 e successive modifiche e integrazioni esenti da PCB, PCT e con oli o materiali presenti all'origine in concentrazioni inferiori al 5% in peso, non radioattivo ai sensi del decreto legislativo 17 marzo 1995, n. 230.</text:p>
      <text:p text:style-name="P91"><text:span text:style-name="T11">3.5.3 </text:span><text:span text:style-name="T16">Attività di recupero:</text:span></text:p>
      <text:p text:style-name="Rientro_20_corpo_20_del_20_testo_20_3">Lavaggio chimico-fisico per l'eliminazione delle sostanze pericolose ed estranee per l'ottenimento di contenitori metallici per il reimpiego tal quale [R4].</text:p>
      <text:p text:style-name="P91"><text:span text:style-name="T11">3.5.4 </text:span><text:span text:style-name="T16">Caratteristiche delle materie prime e/o dei prodotti ottenuti:</text:span></text:p>
      <text:p text:style-name="Rientro_20_corpo_20_del_20_testo_20_3">contenitori metallici per il reimpiego tal quali per gli usi originari.</text:p>
      <text:p text:style-name="Rientro_20_corpo_20_del_20_testo_20_3"/>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331">Attività di recupero</text:p>
          </table:table-cell>
          <table:table-cell table:style-name="Tabella11.A1" office:value-type="string">
            <text:p text:style-name="P331">Codice Rifiuto</text:p>
          </table:table-cell>
          <table:table-cell table:style-name="Tabella11.A1" office:value-type="string">
            <text:p text:style-name="P331">Descrizione</text:p>
          </table:table-cell>
          <table:table-cell table:style-name="Tabella11.D1" office:value-type="string">
            <text:p text:style-name="P331">Quantità (t/a)</text:p>
          </table:table-cell>
        </table:table-row>
        <table:table-row table:style-name="Tabella11.1">
          <table:table-cell table:style-name="Tabella11.A2" office:value-type="string">
            <text:p text:style-name="P334">Trattamento prodotti metallici per il reimpiego</text:p>
          </table:table-cell>
          <table:table-cell table:style-name="Tabella11.A2" office:value-type="string">
            <text:p text:style-name="P336">[150104] [200140]</text:p>
          </table:table-cell>
          <table:table-cell table:style-name="Tabella11.A2" office:value-type="string">
            <text:p text:style-name="P334">Rifiuti costituiti da imballaggi, fusti, latte, vuoti, lattine di materiali ferrosi e non ferrosi e acciaio anche stagnato</text:p>
          </table:table-cell>
          <table:table-cell table:style-name="Tabella11.D2" office:value-type="string">
            <text:p text:style-name="P335">300</text:p>
          </table:table-cell>
        </table:table-row>
        <table:table-row table:style-name="Tabella11.1">
          <table:table-cell table:style-name="Tabella11.A2" office:value-type="string">
            <text:p text:style-name="P334">Messa in riserva</text:p>
          </table:table-cell>
          <table:table-cell table:style-name="Tabella11.A2" office:value-type="string">
            <text:p text:style-name="P336">[150104] [200140]</text:p>
          </table:table-cell>
          <table:table-cell table:style-name="Tabella11.A2" office:value-type="string">
            <text:p text:style-name="P334">Rifiuti costituiti da imballaggi, fusti, latte, vuoti, lattine di materiali ferrosi e non ferrosi e acciaio anche stagnato</text:p>
          </table:table-cell>
          <table:table-cell table:style-name="Tabella11.D2" office:value-type="string">
            <text:p text:style-name="P335">20.000</text:p>
          </table:table-cell>
        </table:table-row>
      </table:table>
      <text:p text:style-name="P61"/>
      <text:h text:style-name="P447" text:outline-level="1">3.6 Tipologia: </text:h>
      <text:p text:style-name="P65">pallini di piombo rifiuti </text:p>
      <text:p text:style-name="P70">[200106]</text:p>
      <text:p text:style-name="P92">[200140]</text:p>
      <text:p text:style-name="P91"><text:span text:style-name="T11">3.6.1 </text:span><text:span text:style-name="T16">Provenienza: </text:span></text:p>
      <text:p text:style-name="Rientro_20_corpo_20_del_20_testo_20_3">impianti di tiro al piattello.</text:p>
      <text:p text:style-name="P91"><text:span text:style-name="T11">3.6.2 </text:span><text:span text:style-name="T16">Caratteristiche del rifiuto: </text:span></text:p>
      <text:p text:style-name="Rientro_20_corpo_20_del_20_testo_20_3">pallini di piombo (Pb 98 %; altri metalli quali Sb, As, Cr e Ni 1-2 %) rifiuti da raccolta su terreno, con eventuale presenza di rifiuti di terra ed arbusti.</text:p>
      <text:p text:style-name="P91"><text:span text:style-name="T11">3.6.3 </text:span><text:span text:style-name="T16">Attività di recupero:</text:span></text:p>
      <text:p text:style-name="P101">a) lavaggio e vagliatura per l'eliminazione dei contaminanti estranei per il recupero per gli scopi originali [R4];</text:p>
      <text:p text:style-name="P101">b) recupero nell'industria metallurgica con lavaggio chimico-fisico [R4]</text:p>
      <text:p text:style-name="P91"><text:span text:style-name="T11">3.6.4 </text:span><text:span text:style-name="T16">Caratteristiche delle materie prime e/o dei prodotti ottenuti:</text:span></text:p>
      <text:p text:style-name="P101">a) pallini di piombo utilizzabili per gli scopi originali esenti da rifiuti estranei;</text:p>
      <text:p text:style-name="P101">b) manufatti in piombo nelle forme usualmente commercializzato.</text:p>
      <text:p text:style-name="P101"/>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331">Attività di recupero</text:p>
          </table:table-cell>
          <table:table-cell table:style-name="Tabella12.A1" office:value-type="string">
            <text:p text:style-name="P331">Codice Rifiuto</text:p>
          </table:table-cell>
          <table:table-cell table:style-name="Tabella12.A1" office:value-type="string">
            <text:p text:style-name="P331">Descrizione</text:p>
          </table:table-cell>
          <table:table-cell table:style-name="Tabella12.D1" office:value-type="string">
            <text:p text:style-name="P331">Quantità (t/a)</text:p>
          </table:table-cell>
        </table:table-row>
        <table:table-row table:style-name="Tabella12.1">
          <table:table-cell table:style-name="Tabella12.A2" office:value-type="string">
            <text:p text:style-name="P334">Trattamento prodotti metallici per il reimpiego</text:p>
          </table:table-cell>
          <table:table-cell table:style-name="Tabella12.A2" office:value-type="string">
            <text:p text:style-name="P336">[200140]</text:p>
          </table:table-cell>
          <table:table-cell table:style-name="Tabella12.A2" office:value-type="string">
            <text:p text:style-name="P334">Pallini di piombo rifiuti</text:p>
          </table:table-cell>
          <table:table-cell table:style-name="Tabella12.D2" office:value-type="string">
            <text:p text:style-name="P335">510</text:p>
          </table:table-cell>
        </table:table-row>
        <table:table-row table:style-name="Tabella12.1">
          <table:table-cell table:style-name="Tabella12.A2" office:value-type="string">
            <text:p text:style-name="P334">Messa in riserva</text:p>
          </table:table-cell>
          <table:table-cell table:style-name="Tabella12.A2" office:value-type="string">
            <text:p text:style-name="P336">[200140]</text:p>
          </table:table-cell>
          <table:table-cell table:style-name="Tabella12.A2" office:value-type="string">
            <text:p text:style-name="P334">Pallini di piombo rifiuti</text:p>
          </table:table-cell>
          <table:table-cell table:style-name="Tabella12.D2" office:value-type="string">
            <text:p text:style-name="P335">2.000</text:p>
          </table:table-cell>
        </table:table-row>
      </table:table>
      <text:p text:style-name="P61"/>
      <text:h text:style-name="P448" text:outline-level="1">3.7 Tipologia: </text:h>
      <text:p text:style-name="P69">rifiuti di lavorazione, molatura e rottami di metalli duri </text:p>
      <text:p text:style-name="P72">[110401] [120103] [120199]</text:p>
      <text:p text:style-name="P69">[110299] [120103] [120199]</text:p>
      <text:p text:style-name="P94"><text:span text:style-name="T11">3.7.1 </text:span><text:span text:style-name="T16">Provenienza: </text:span></text:p>
      <text:p text:style-name="P208">produzione di manufatti metallo duro.</text:p>
      <text:p text:style-name="P94"><text:span text:style-name="T11">3.7.2 </text:span><text:span text:style-name="T16">Caratteristiche del rifiuto: </text:span></text:p>
      <text:p text:style-name="P208">polveri umide e rottami, costituiti da cobalto dal 5 al 28 % e carburi di tungsteno; con eventuale presenza di polvere di diamante, ferro e resine derivanti dal consumo della mola; non radioattivo si sensi del decreto legislativo 17 marzo 1995, n. 230.</text:p>
      <text:p text:style-name="P94"><text:span text:style-name="T11">3.7.3 </text:span><text:span text:style-name="T16">Attività di recupero:</text:span></text:p>
      <text:p text:style-name="P132"><text:span text:style-name="T11">a) riutilizzo nell'industria metallurgica mediante selezione,</text:span><text:span text:style-name="T14"> eventuale </text:span><text:span text:style-name="T11">trattamento a secco o a umido per l'eliminazione di sostanze estranee,</text:span></text:p>
      <text:p text:style-name="P122">b) essiccamento in forno, miscelazione, pressatura e sinterizzazione [R4].</text:p>
      <text:p text:style-name="P94"><text:span text:style-name="T11">3.7.4 </text:span><text:span text:style-name="T16">Caratteristiche delle materie prime e/o dei prodotti ottenuti:</text:span></text:p>
      <text:list xml:id="list53098209003119172" text:style-name="WW8Num8">
        <text:list-item>
          <text:p text:style-name="P453">,b)manufatti di metallo duro nelle forme usualmente commercializzate.</text:p>
        </text:list-item>
      </text:list>
      <text:p text:style-name="P10"/>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332">Attività di recupero</text:p>
          </table:table-cell>
          <table:table-cell table:style-name="Tabella13.A1" office:value-type="string">
            <text:p text:style-name="P332">Codice Rifiuto</text:p>
          </table:table-cell>
          <table:table-cell table:style-name="Tabella13.A1" office:value-type="string">
            <text:p text:style-name="P332">Descrizione</text:p>
          </table:table-cell>
          <table:table-cell table:style-name="Tabella13.D1" office:value-type="string">
            <text:p text:style-name="P332">Quantità (t/a)</text:p>
          </table:table-cell>
        </table:table-row>
        <table:table-row table:style-name="Tabella13.1">
          <table:table-cell table:style-name="Tabella13.A2" office:value-type="string">
            <text:p text:style-name="P339">Messa in riserva</text:p>
          </table:table-cell>
          <table:table-cell table:style-name="Tabella13.A2" office:value-type="string">
            <text:p text:style-name="P340">[110299] [120103] [120199]</text:p>
          </table:table-cell>
          <table:table-cell table:style-name="Tabella13.A2" office:value-type="string">
            <text:p text:style-name="P339">Rifiuti di lavorazione, molatura e rottami di metalli duri</text:p>
          </table:table-cell>
          <table:table-cell table:style-name="Tabella13.D2" office:value-type="string">
            <text:p text:style-name="P341">5.000</text:p>
          </table:table-cell>
        </table:table-row>
      </table:table>
      <text:p text:style-name="P63"/>
      <text:h text:style-name="P447" text:outline-level="1">3.8 Tipologia: </text:h>
      <text:p text:style-name="P65">puliture di industrie dei metalli preziosi </text:p>
      <text:p text:style-name="P64"><text:span text:style-name="T11">[</text:span><text:span text:style-name="T21">200106]</text:span></text:p>
      <text:p text:style-name="P73">[120103] [120104] [150203] [190812] [190814]</text:p>
      <text:p text:style-name="P91"><text:span text:style-name="T11">3.8.1 </text:span><text:span text:style-name="T16">Provenienza: </text:span></text:p>
      <text:p text:style-name="Rientro_20_corpo_20_del_20_testo_20_3">pulizia, manutenzione locali, macchinari ed impianti dell'industria lavorazioni metalli preziosi.</text:p>
      <text:p text:style-name="P91"><text:span text:style-name="T11">3.8.2 </text:span><text:span text:style-name="T16">Caratteristiche del rifiuto: </text:span></text:p>
      <text:p text:style-name="Rientro_20_corpo_20_del_20_testo_20_3">rifiuti assimilati ai rifiuti urbani ( tute da lavoro, stracci di pulizia, frazioni cartacee, polveri di casa e sfridi di metalli preziosi, segature di legno, abrasivi di pulizia, filtri dei circuiti di aspirazione aria, fanghi da filtrazione acque di lavaggio) contenenti dallo 0,1 % al 10 % di metalli preziosi ed altri metalli ferrosi e Cu non solubile 0,1 - 100 g/Kg, Sb &lt;10 g/Kg, Sn &lt; 1 g/Kg, Pb &lt;1 g/Kg, ossido di zirconio 400 - 800 g/Kg.</text:p>
      <text:p text:style-name="P91"><text:span text:style-name="T11">3.8.3 </text:span><text:span text:style-name="T16">Attività di recupero:</text:span></text:p>
      <text:p text:style-name="Rientro_20_corpo_20_del_20_testo_20_3">pirotrattamento e macinazione delle ceneri; eventuale processo idrometallurgico di estrazione [R4]</text:p>
      <text:p text:style-name="P91"><text:span text:style-name="T11">3.8.4 </text:span><text:span text:style-name="T16">Caratteristiche delle materie prime e/o dei prodotti ottenuti:</text:span></text:p>
      <text:p text:style-name="Rientro_20_corpo_20_del_20_testo_20_3">metalli preziosi e rame puri nelle forme usualmente commercializzate.</text:p>
      <text:p text:style-name="Rientro_20_corpo_20_del_20_testo_20_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31">Attività di recupero</text:p>
          </table:table-cell>
          <table:table-cell table:style-name="Tabella14.A1" office:value-type="string">
            <text:p text:style-name="P331">Codice Rifiuto</text:p>
          </table:table-cell>
          <table:table-cell table:style-name="Tabella14.A1" office:value-type="string">
            <text:p text:style-name="P331">Descrizione</text:p>
          </table:table-cell>
          <table:table-cell table:style-name="Tabella14.D1" office:value-type="string">
            <text:p text:style-name="P331">Quantità (t/a)</text:p>
          </table:table-cell>
        </table:table-row>
        <table:table-row table:style-name="Tabella14.1">
          <table:table-cell table:style-name="Tabella14.A2" office:value-type="string">
            <text:p text:style-name="P334">Industria metallurgica per i metalli preziosi</text:p>
          </table:table-cell>
          <table:table-cell table:style-name="Tabella14.A2" office:value-type="string">
            <text:p text:style-name="P334">[120103] [120104] [150203] [190812] [190814]</text:p>
          </table:table-cell>
          <table:table-cell table:style-name="Tabella14.A2" office:value-type="string">
            <text:p text:style-name="P334">Puliture di industrie dei metalli preziosi</text:p>
          </table:table-cell>
          <table:table-cell table:style-name="Tabella14.D2" office:value-type="string">
            <text:p text:style-name="P335">500</text:p>
          </table:table-cell>
        </table:table-row>
        <table:table-row table:style-name="Tabella14.1">
          <table:table-cell table:style-name="Tabella14.A2" office:value-type="string">
            <text:p text:style-name="P334">Messa in riserva</text:p>
          </table:table-cell>
          <table:table-cell table:style-name="Tabella14.A2" office:value-type="string">
            <text:p text:style-name="P334">[120103] [120104] [150203] [190812] [190814]</text:p>
          </table:table-cell>
          <table:table-cell table:style-name="Tabella14.A2" office:value-type="string">
            <text:p text:style-name="P334">Puliture di industrie dei metalli preziosi</text:p>
          </table:table-cell>
          <table:table-cell table:style-name="Tabella14.D2" office:value-type="string">
            <text:p text:style-name="P335">500</text:p>
          </table:table-cell>
        </table:table-row>
      </table:table>
      <text:p text:style-name="P61"/>
      <text:h text:style-name="P447" text:outline-level="1">3.9 Tipologia: </text:h>
      <text:p text:style-name="P64"><text:span text:style-name="T11">rifiuti costituiti da refrattari, crogioli e scorie vetrose di fusione dei metalli preziosi </text:span><text:span text:style-name="T21">[100701] [100706] [100799]</text:span></text:p>
      <text:p text:style-name="P73">[100701] [100702] [161102] [161104]</text:p>
      <text:p text:style-name="P91"><text:span text:style-name="T11">3.9.1 </text:span><text:span text:style-name="T16">Provenienza: </text:span></text:p>
      <text:p text:style-name="Rientro_20_corpo_20_del_20_testo_20_3">fusione e lavorazione dei metalli preziosi.</text:p>
      <text:p text:style-name="P91"><text:span text:style-name="T11">3.9.2 </text:span><text:span text:style-name="T16">Caratteristiche del rifiuto: </text:span></text:p>
      <text:p text:style-name="Rientro_20_corpo_20_del_20_testo_20_3">materiali refrattari, crogioli usati e scorie vetrose a base di silicati, borati, carbonati ed ossidi, contenenti metalli preziosi (Au, Ag, Pt, Pd,) in concentrazione tra lo 0.1 ed il 10%.</text:p>
      <text:p text:style-name="P91"><text:span text:style-name="T11">3.9.3 </text:span><text:span text:style-name="T16">Attività di recupero:</text:span></text:p>
      <text:p text:style-name="Rientro_20_corpo_20_del_20_testo_20_3">macinazione, vagliatura e trattamento pirometallurgico o idrometallurgico [R4]</text:p>
      <text:p text:style-name="P91"><text:span text:style-name="T11">3.9.4 </text:span><text:span text:style-name="T16">Caratteristiche dello materie prime e/o dei prodotti ottenuti:</text:span><text:span text:style-name="T11"> </text:span></text:p>
      <text:p text:style-name="Rientro_20_corpo_20_del_20_testo_20_3">metalli preziosi e rame sotto forma di lingotti;</text:p>
      <text:p text:style-name="Rientro_20_corpo_20_del_20_testo_20_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31">Attività di recupero</text:p>
          </table:table-cell>
          <table:table-cell table:style-name="Tabella15.A1" office:value-type="string">
            <text:p text:style-name="P331">Codice Rifiuto</text:p>
          </table:table-cell>
          <table:table-cell table:style-name="Tabella15.A1" office:value-type="string">
            <text:p text:style-name="P331">Descrizione</text:p>
          </table:table-cell>
          <table:table-cell table:style-name="Tabella15.D1" office:value-type="string">
            <text:p text:style-name="P331">Quantità (t/a)</text:p>
          </table:table-cell>
        </table:table-row>
        <table:table-row table:style-name="Tabella15.1">
          <table:table-cell table:style-name="Tabella15.A2" office:value-type="string">
            <text:p text:style-name="P334">Industria metallurgica per i metalli preziosi</text:p>
          </table:table-cell>
          <table:table-cell table:style-name="Tabella15.A2" office:value-type="string">
            <text:p text:style-name="P334">[100701] [100702] [161102] [161104]</text:p>
          </table:table-cell>
          <table:table-cell table:style-name="Tabella15.A2" office:value-type="string">
            <text:p text:style-name="P334">Rifiuti costituiti da refrattari, crogioli e scorie vetrose di fusione dei metalli preziosi</text:p>
          </table:table-cell>
          <table:table-cell table:style-name="Tabella15.D2" office:value-type="string">
            <text:p text:style-name="P335">500</text:p>
          </table:table-cell>
        </table:table-row>
        <table:table-row table:style-name="Tabella15.1">
          <table:table-cell table:style-name="Tabella15.A2" office:value-type="string">
            <text:p text:style-name="P334">Messa in riserva</text:p>
          </table:table-cell>
          <table:table-cell table:style-name="Tabella15.A2" office:value-type="string">
            <text:p text:style-name="P334">[100701] [100702] [161102] [161104]</text:p>
          </table:table-cell>
          <table:table-cell table:style-name="Tabella15.A2" office:value-type="string">
            <text:p text:style-name="P334">Rifiuti costituiti da refrattari, crogioli e scorie vetrose di fusione dei metalli preziosi</text:p>
          </table:table-cell>
          <table:table-cell table:style-name="Tabella15.D2" office:value-type="string">
            <text:p text:style-name="P335">8.000</text:p>
          </table:table-cell>
        </table:table-row>
      </table:table>
      <text:p text:style-name="P61"/>
      <text:h text:style-name="P448" text:outline-level="1">3.10 Tipologia: </text:h>
      <text:p text:style-name="P69">pile all'ossido di argento esauste </text:p>
      <text:p text:style-name="P72">[200120] [160605]</text:p>
      <text:p text:style-name="P69">[160605] [200134]</text:p>
      <text:p text:style-name="P94"><text:span text:style-name="T11">3.10.1 </text:span><text:span text:style-name="T16">Provenienza: </text:span></text:p>
      <text:p text:style-name="P208">raccolta differenziata e da raccolte finalizzate.</text:p>
      <text:p text:style-name="P94"><text:span text:style-name="T11">3.10.2 </text:span><text:span text:style-name="T16">Caratteristiche del rifiuto: </text:span></text:p>
      <text:p text:style-name="P208">involucro in acciaio contenente ossidi e/o sali di argento oltre l'1 %, Zn &lt; 9 % e Ni &lt; 55%.</text:p>
      <text:p text:style-name="P94"><text:span text:style-name="T11">3.10.3 </text:span><text:span text:style-name="T16">Attività di recupero:</text:span></text:p>
      <text:p text:style-name="P208">macinazione con separazione dell'involucro, fusione od estrazione chimica o idrometallurgica [R4].</text:p>
      <text:p text:style-name="P94"><text:span text:style-name="T11">3.10.4 </text:span><text:span text:style-name="T16">Caratteristiche delle materie prime e/o dei prodotti ottenuti:</text:span></text:p>
      <text:p text:style-name="P208">acciaio, argento in forma di lingotti.</text:p>
      <text:p text:style-name="P208"/>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332">Attività di recupero</text:p>
          </table:table-cell>
          <table:table-cell table:style-name="Tabella16.A1" office:value-type="string">
            <text:p text:style-name="P332">Codice Rifiuto</text:p>
          </table:table-cell>
          <table:table-cell table:style-name="Tabella16.A1" office:value-type="string">
            <text:p text:style-name="P332">Descrizione</text:p>
          </table:table-cell>
          <table:table-cell table:style-name="Tabella16.D1" office:value-type="string">
            <text:p text:style-name="P332">Quantità (t/a)</text:p>
          </table:table-cell>
        </table:table-row>
        <table:table-row table:style-name="Tabella16.1">
          <table:table-cell table:style-name="Tabella16.A2" office:value-type="string">
            <text:p text:style-name="P339">Messa in riserva</text:p>
          </table:table-cell>
          <table:table-cell table:style-name="Tabella16.A2" office:value-type="string">
            <text:p text:style-name="P340">[160605] [200134]</text:p>
          </table:table-cell>
          <table:table-cell table:style-name="Tabella16.A2" office:value-type="string">
            <text:p text:style-name="P339">Pile all'ossido di argento esauste</text:p>
          </table:table-cell>
          <table:table-cell table:style-name="Tabella16.D2" office:value-type="string">
            <text:p text:style-name="P341">10</text:p>
          </table:table-cell>
        </table:table-row>
      </table:table>
      <text:p text:style-name="P63"/>
      <text:h text:style-name="P447" text:outline-level="1">3.11 Tipologia: </text:h>
      <text:p text:style-name="P65">rifiuti costituiti da pellicole e carte per fotografia contenenti argento e suoi composti</text:p>
      <text:p text:style-name="P70">[090107]</text:p>
      <text:p text:style-name="P65">[090107]</text:p>
      <text:p text:style-name="P91"><text:span text:style-name="T11">3.11.1 </text:span><text:span text:style-name="T16">Provenienza: </text:span></text:p>
      <text:p text:style-name="Rientro_20_corpo_20_del_20_testo_20_3">attività cinefotoradiografica.</text:p>
      <text:p text:style-name="P91"><text:span text:style-name="T11">3.11.2 </text:span><text:span text:style-name="T16">Caratteristiche del rifiuto: </text:span></text:p>
      <text:p text:style-name="Rientro_20_corpo_20_del_20_testo_20_3">carte, pellicole e film costituiti da poliestere e/o triacetato con <text:span text:style-name="T28">Ag &gt; o = 5%.</text:span> Ag &gt; o = 5 (X 1000)</text:p>
      <text:p text:style-name="P91"><text:span text:style-name="T11">3.11.3 </text:span><text:span text:style-name="T16">Attività di recupero:</text:span></text:p>
      <text:p text:style-name="P101">a) pirotrattamento, fusione delle ceneri, raffinazione per via elettrolitica o idrometallurgica; in alternativa o in parziale sostituzione, separazione dei sali di argento mediante dissoluzione chimica, lavaggio della carta e plastica [R4]; </text:p>
      <text:p text:style-name="P122">b) messa in riserva di rifiuti [R13] con macinazione, lavaggio, essiccamento e pellettizzazione per sottoporli alle operazioni di recupero nell'industria della trasformazione delle materie plastiche [R3].</text:p>
      <text:p text:style-name="P91"><text:span text:style-name="T11">3.11.4 </text:span><text:span text:style-name="T16">Caratteristiche delle materie prime e/o dei prodotti ottenuti:</text:span></text:p>
      <text:p text:style-name="P101">a) argento in lingotti o graniglia nelle forme usualmente commercializzate;</text:p>
      <text:p text:style-name="P101">b) film di triacetato di cellulosa e/o poliestere nelle forme usualmente commercializzate.</text:p>
      <text:p text:style-name="P101"/>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31">Attività di recupero</text:p>
          </table:table-cell>
          <table:table-cell table:style-name="Tabella17.A1" office:value-type="string">
            <text:p text:style-name="P331">Codice Rifiuto</text:p>
          </table:table-cell>
          <table:table-cell table:style-name="Tabella17.A1" office:value-type="string">
            <text:p text:style-name="P331">Descrizione</text:p>
          </table:table-cell>
          <table:table-cell table:style-name="Tabella17.D1" office:value-type="string">
            <text:p text:style-name="P331">Quantità (t/a)</text:p>
          </table:table-cell>
        </table:table-row>
        <table:table-row table:style-name="Tabella17.1">
          <table:table-cell table:style-name="Tabella17.A2" office:value-type="string">
            <text:p text:style-name="P334">Industria chimica per il recupero dei metalli</text:p>
          </table:table-cell>
          <table:table-cell table:style-name="Tabella17.A2" office:value-type="string">
            <text:p text:style-name="P336">[090107]</text:p>
          </table:table-cell>
          <table:table-cell table:style-name="Tabella17.A2" office:value-type="string">
            <text:p text:style-name="P334">Rifiuti costituiti da pellicole e carte per fotografia contenenti argento e suoi composti</text:p>
          </table:table-cell>
          <table:table-cell table:style-name="Tabella17.D2" office:value-type="string">
            <text:p text:style-name="P335">70</text:p>
          </table:table-cell>
        </table:table-row>
        <table:table-row table:style-name="Tabella17.1">
          <table:table-cell table:style-name="Tabella17.A2" office:value-type="string">
            <text:p text:style-name="P334">Messa in riserva</text:p>
          </table:table-cell>
          <table:table-cell table:style-name="Tabella17.A2" office:value-type="string">
            <text:p text:style-name="P334">[090107]</text:p>
          </table:table-cell>
          <table:table-cell table:style-name="Tabella17.A2" office:value-type="string">
            <text:p text:style-name="P334">Rifiuti costituiti da pellicole e carte per fotografia contenenti argento e suoi composti</text:p>
          </table:table-cell>
          <table:table-cell table:style-name="Tabella17.D2" office:value-type="string">
            <text:p text:style-name="P335">100</text:p>
          </table:table-cell>
        </table:table-row>
        <table:table-row table:style-name="Tabella17.1">
          <table:table-cell table:style-name="Tabella17.A2" office:value-type="string">
            <text:p text:style-name="P334">Industria metallurgica per i metalli preziosi</text:p>
          </table:table-cell>
          <table:table-cell table:style-name="Tabella17.A2" office:value-type="string">
            <text:p text:style-name="P334">[090107]</text:p>
          </table:table-cell>
          <table:table-cell table:style-name="Tabella17.A2" office:value-type="string">
            <text:p text:style-name="P334">Rifiuti costituiti da pellicole e carte per fotografia contenenti argento e suoi composti</text:p>
          </table:table-cell>
          <table:table-cell table:style-name="Tabella17.D2" office:value-type="string">
            <text:p text:style-name="P335">500</text:p>
          </table:table-cell>
        </table:table-row>
      </table:table>
      <text:p text:style-name="P61"/>
      <text:h text:style-name="P447" text:outline-level="1">3.12 Tipologia: </text:h>
      <text:p text:style-name="P65">rottami metallici e plastici contenenti metalli preziosi (Au, Ag, Pt, Pd, Rh, Ru, Ir, ecc.)</text:p>
      <text:p text:style-name="P64"><text:span text:style-name="T11">[</text:span><text:span text:style-name="T21">110401] [120103] [200106]</text:span></text:p>
      <text:p text:style-name="P65">[110299] [120103] [120104] [200140]</text:p>
      <text:p text:style-name="P91"><text:span text:style-name="T11">3.12.1 </text:span><text:span text:style-name="T16">Provenienza: </text:span></text:p>
      <text:p text:style-name="Rientro_20_corpo_20_del_20_testo_20_3">processi di elettrodeposizione o di supporto di metalli preziosi catalisi, gioielleria, leghe dentali, filiere per vetro, laboratori chimici e industria aerospaziale.</text:p>
      <text:p text:style-name="P91"><text:span text:style-name="T11">3.12.2 </text:span><text:span text:style-name="T16">Caratteristiche del rifiuto: </text:span></text:p>
      <text:p text:style-name="Rientro_20_corpo_20_del_20_testo_20_3">anime metalliche e plastiche, sfridi e scarti di metalli preziosi contenenti metallo prezioso oltre lo 0,1 %.</text:p>
      <text:p text:style-name="P91"><text:span text:style-name="T11">3.12.3 </text:span><text:span text:style-name="T16">Attività di recupero:</text:span></text:p>
      <text:p text:style-name="Rientro_20_corpo_20_del_20_testo_20_3">dissoluzione precipitazione chimica e calcinazione, estrazione pirometallurgica raffinazione idrometallurgica [R4].</text:p>
      <text:p text:style-name="P91"><text:span text:style-name="T11">3.12.4 </text:span><text:span text:style-name="T16">Caratteristiche delle materie prime e/o dei prodotti ottenuti:</text:span></text:p>
      <text:p text:style-name="Rientro_20_corpo_20_del_20_testo_20_3"><text:s/>metalli preziosi (Au, Ag, Pt, Pd, Rh) e rame puro sotto forma di lingotti.</text:p>
      <text:p text:style-name="Rientro_20_corpo_20_del_20_testo_20_3"/>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331">Attività di recupero</text:p>
          </table:table-cell>
          <table:table-cell table:style-name="Tabella18.A1" office:value-type="string">
            <text:p text:style-name="P331">Codice Rifiuto</text:p>
          </table:table-cell>
          <table:table-cell table:style-name="Tabella18.A1" office:value-type="string">
            <text:p text:style-name="P331">Descrizione</text:p>
          </table:table-cell>
          <table:table-cell table:style-name="Tabella18.D1" office:value-type="string">
            <text:p text:style-name="P331">Quantità (t/a)</text:p>
          </table:table-cell>
        </table:table-row>
        <table:table-row table:style-name="Tabella18.1">
          <table:table-cell table:style-name="Tabella18.A2" office:value-type="string">
            <text:p text:style-name="P334">Industria metallurgica per i metalli preziosi</text:p>
          </table:table-cell>
          <table:table-cell table:style-name="Tabella18.A2" office:value-type="string">
            <text:p text:style-name="P334">[110299] [120103] [120104] [200140]</text:p>
          </table:table-cell>
          <table:table-cell table:style-name="Tabella18.A2" office:value-type="string">
            <text:p text:style-name="P334">Rottami metallici e plastici contenenti metalli preziosi (Au, Ag, Pt, Pd, Rh, Ru, Ir, ecc.)</text:p>
          </table:table-cell>
          <table:table-cell table:style-name="Tabella18.D2" office:value-type="string">
            <text:p text:style-name="P335">500</text:p>
          </table:table-cell>
        </table:table-row>
        <table:table-row table:style-name="Tabella18.1">
          <table:table-cell table:style-name="Tabella18.A2" office:value-type="string">
            <text:p text:style-name="P334">Messa in riserva</text:p>
          </table:table-cell>
          <table:table-cell table:style-name="Tabella18.A2" office:value-type="string">
            <text:p text:style-name="P334">[110299] [120103] [120104] [200140]</text:p>
          </table:table-cell>
          <table:table-cell table:style-name="Tabella18.A2" office:value-type="string">
            <text:p text:style-name="P334">Rottami metallici e plastici contenenti metalli preziosi (Au, Ag, Pt, Pd, Rh, Ru, Ir, ecc.)</text:p>
          </table:table-cell>
          <table:table-cell table:style-name="Tabella18.D2" office:value-type="string">
            <text:p text:style-name="P335">7.170</text:p>
          </table:table-cell>
        </table:table-row>
      </table:table>
      <text:p text:style-name="P1"/>
      <text:p text:style-name="P60">4. RIFIUTI CONTENENTI METALLI DERIVATI DALLA FONDERIA, FUSIONE E RAFFINAZIONE DI METALLI</text:p>
      <text:p text:style-name="P6"/>
      <text:h text:style-name="TIpologia" text:outline-level="1">4.1 Tipologia: </text:h>
      <text:p text:style-name="P65">scorie provenienti dall'industria della metallurgia dei metalli non ferrosi, ad esclusione di quelle provenienti dalla metallurgia termica del Pb, Al e Zn, scorie dalla produzione del fosforo; scoria Cubilot </text:p>
      <text:p text:style-name="P64"><text:span text:style-name="T11">[</text:span><text:span text:style-name="T21">060902] [100601] [100602] [100801] [100802] [101003]</text:span></text:p>
      <text:p text:style-name="P64"><text:span text:style-name="T47">[060902]</text:span><text:span text:style-name="T11"> </text:span><text:span text:style-name="T47">[100601] [100602] [100809] [100811] [101003] </text:span></text:p>
      <text:p text:style-name="P91"><text:span text:style-name="T11">4.1.1 </text:span><text:span text:style-name="T16">Provenienza: </text:span></text:p>
      <text:p text:style-name="P101">industria metallurgica; produzione di fosforo.</text:p>
      <text:p text:style-name="P91"><text:span text:style-name="T11">4.1.2 </text:span><text:span text:style-name="T16">Caratteristiche del rifiuto: </text:span></text:p>
      <text:p text:style-name="Rientro_20_corpo_20_del_20_testo_20_3">scorie costituite dalla '80 - 90% di FeO, CaO SiO2 Al2O3 MgO C&lt;10% S &lt;15%, Zn &lt;20%, Pb &lt; 8%, Cu &lt; 1.4%, Cd &lt;0.25%, As &lt;0,4 %, Cr III&lt; 0,6% sul secco.</text:p>
      <text:p text:style-name="P91"><text:span text:style-name="T11">4.1.3 </text:span><text:span text:style-name="T16">Attività di recupero:</text:span></text:p>
      <text:p text:style-name="P101">a) impianti di seconda fusione per il recupero dei metalli [R4];</text:p>
      <text:p text:style-name="P101">b) industria metallurgica come correttivo [R4];</text:p>
      <text:p text:style-name="P101">c) produzione conglomerati bituminosi [R5];</text:p>
      <text:p text:style-name="P101">d) cementifici [R5];</text:p>
      <text:p text:style-name="P122">e) industria vetraria [R5];</text:p>
      <text:p text:style-name="P101">f) produzione di conglomerati cementizi [R5];</text:p>
      <text:p text:style-name="P101">g) produzione di conglomerati idraulici catalizzati [R5]</text:p>
      <text:p text:style-name="P101">h) realizzazione di rilevati e sottofondi stradali (il recupero è subordinato all'esecuzione del test di cessione sul rifiuto tal quale secondo il metodo in allegato 3 al presente decreto) [R5];</text:p>
      <text:p text:style-name="P91"><text:span text:style-name="T11">4.1.4 </text:span><text:span text:style-name="T16">Caratteristiche delle materie prime e/o dei prodotti ottenuti:</text:span></text:p>
      <text:p text:style-name="P101">a) e b) singoli metalli o leghe nelle forme usualmente commercializzate;</text:p>
      <text:p text:style-name="P101">c) conglomerati bituminosi nelle forme usualmente commercializzate;</text:p>
      <text:p text:style-name="P101">d) cemento nelle forme usualmente commercializzate;</text:p>
      <text:p text:style-name="P101">e) vetri nelle forme usualmente commercializzate non per uso alimentare o ospedaliero;</text:p>
      <text:p text:style-name="P101">f) conglomerati cementizi nelle forme usualmente commercializzate;</text:p>
      <text:p text:style-name="P101">g) conglomerati idraulici catalizzati per pavimentazioni stradali nelle forme usualmente commercializzate.</text:p>
      <text:p text:style-name="P101"/>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331">Attività di recupero</text:p>
          </table:table-cell>
          <table:table-cell table:style-name="Tabella19.A1" office:value-type="string">
            <text:p text:style-name="P331">Codice Rifiuto</text:p>
          </table:table-cell>
          <table:table-cell table:style-name="Tabella19.A1" office:value-type="string">
            <text:p text:style-name="P331">Descrizione</text:p>
          </table:table-cell>
          <table:table-cell table:style-name="Tabella19.D1" office:value-type="string">
            <text:p text:style-name="P331">Quantità (t/a)</text:p>
          </table:table-cell>
        </table:table-row>
        <table:table-row table:style-name="Tabella19.1">
          <table:table-cell table:style-name="Tabella19.A2" office:value-type="string">
            <text:p text:style-name="P334">Industria delle costruzioni</text:p>
          </table:table-cell>
          <table:table-cell table:style-name="Tabella19.A2" office:value-type="string">
            <text:p text:style-name="P334">[060902] [100601] [100602] [100809] [100811] [101003]</text:p>
          </table:table-cell>
          <table:table-cell table:style-name="Tabella19.A2" office:value-type="string">
            <text:p text:style-name="P33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35">200</text:p>
          </table:table-cell>
        </table:table-row>
        <table:table-row table:style-name="Tabella19.1">
          <table:table-cell table:style-name="Tabella19.A2" office:value-type="string">
            <text:p text:style-name="P334">Produzione di conglomerati cementizi</text:p>
          </table:table-cell>
          <table:table-cell table:style-name="Tabella19.A2" office:value-type="string">
            <text:p text:style-name="P334">[060902] [100601] [100602] [100809] [100811] [101003]</text:p>
          </table:table-cell>
          <table:table-cell table:style-name="Tabella19.A2" office:value-type="string">
            <text:p text:style-name="P33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35">200</text:p>
          </table:table-cell>
        </table:table-row>
        <table:table-row table:style-name="Tabella19.1">
          <table:table-cell table:style-name="Tabella19.A2" office:value-type="string">
            <text:p text:style-name="P334">Produzione di conglomerati bitumunosi</text:p>
          </table:table-cell>
          <table:table-cell table:style-name="Tabella19.A2" office:value-type="string">
            <text:p text:style-name="P334">[060902] [100601] [100602] [100809] [100811] [101003]</text:p>
          </table:table-cell>
          <table:table-cell table:style-name="Tabella19.A2" office:value-type="string">
            <text:p text:style-name="P33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35">500</text:p>
          </table:table-cell>
        </table:table-row>
        <text:soft-page-break/>
        <table:table-row table:style-name="Tabella19.1">
          <table:table-cell table:style-name="Tabella19.A2" office:value-type="string">
            <text:p text:style-name="P334">Utilizzo dei rifiuti per la formazione di rilevati e sottofondi stradali</text:p>
          </table:table-cell>
          <table:table-cell table:style-name="Tabella19.A2" office:value-type="string">
            <text:p text:style-name="P334">[060902] [100601] [100602] [100809] [100811] [101003]</text:p>
          </table:table-cell>
          <table:table-cell table:style-name="Tabella19.A2" office:value-type="string">
            <text:p text:style-name="P33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35">500</text:p>
          </table:table-cell>
        </table:table-row>
        <table:table-row table:style-name="Tabella19.1">
          <table:table-cell table:style-name="Tabella19.A2" office:value-type="string">
            <text:p text:style-name="P334">Cementifici</text:p>
          </table:table-cell>
          <table:table-cell table:style-name="Tabella19.A2" office:value-type="string">
            <text:p text:style-name="P334">[060902] [100601] [100602] [100809] [100811] [101003]</text:p>
          </table:table-cell>
          <table:table-cell table:style-name="Tabella19.A2" office:value-type="string">
            <text:p text:style-name="P338"><text:span text:style-name="T7">Scorie provenienti dall'industria della metallurgia dei metalli non ferrosi, ad esclusione di quelle provenienti dalla metallurgia termica del Pb, Al e </text:span><text:span text:style-name="T27">Za, </text:span><text:span text:style-name="T7">scorie dalla produzione del fosforo, scoria cubilot</text:span></text:p>
          </table:table-cell>
          <table:table-cell table:style-name="Tabella19.D2" office:value-type="string">
            <text:p text:style-name="P335">10.700</text:p>
          </table:table-cell>
        </table:table-row>
        <table:table-row table:style-name="Tabella19.1">
          <table:table-cell table:style-name="Tabella19.A2" office:value-type="string">
            <text:p text:style-name="P334">Industria metallurgica</text:p>
          </table:table-cell>
          <table:table-cell table:style-name="Tabella19.A2" office:value-type="string">
            <text:p text:style-name="P334">[060902] [100601] [100602] [100809] [100811] [101003]</text:p>
          </table:table-cell>
          <table:table-cell table:style-name="Tabella19.A2" office:value-type="string">
            <text:p text:style-name="P338"><text:span text:style-name="T7">Scorie provenienti dall'industria della metallurgia dei metalli non ferrosi, ad esclusione di quelle provenienti dalla metallurgia termica del Pb, Al e </text:span><text:span text:style-name="T27">Za, </text:span><text:span text:style-name="T7">scorie dalla produzione del fosforo, scoria cubilot</text:span></text:p>
          </table:table-cell>
          <table:table-cell table:style-name="Tabella19.D2" office:value-type="string">
            <text:p text:style-name="P335">3.000</text:p>
          </table:table-cell>
        </table:table-row>
        <table:table-row table:style-name="Tabella19.1">
          <table:table-cell table:style-name="Tabella19.A2" office:value-type="string">
            <text:p text:style-name="P334">Messa in riserva</text:p>
          </table:table-cell>
          <table:table-cell table:style-name="Tabella19.A2" office:value-type="string">
            <text:p text:style-name="P334">[060902] [100601] [100602] [100809] [100811] [101003]</text:p>
          </table:table-cell>
          <table:table-cell table:style-name="Tabella19.A2" office:value-type="string">
            <text:p text:style-name="P334">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35">3.500</text:p>
          </table:table-cell>
        </table:table-row>
      </table:table>
      <text:p text:style-name="P61"/>
      <text:h text:style-name="P447" text:outline-level="1">4.2 Tipologia: </text:h>
      <text:p text:style-name="P65">scorie di fusione da recupero di metalli preziosi </text:p>
      <text:p text:style-name="P70">[100701]</text:p>
      <text:p text:style-name="P73">[100701]</text:p>
      <text:p text:style-name="P91"><text:span text:style-name="T11">4.2.1 </text:span><text:span text:style-name="T16">Provenienza: </text:span></text:p>
      <text:p text:style-name="P101">forno di fusione dei rifiuti contenenti metalli preziosi.</text:p>
      <text:p text:style-name="P91"><text:span text:style-name="T11">4.2.2 </text:span><text:span text:style-name="T16">Caratteristiche del rifiuto: </text:span></text:p>
      <text:p text:style-name="Rientro_20_corpo_20_del_20_testo_20_3">polveri e granuli a matrice borosilicatica contenenti SiO<text:span text:style-name="T49">2</text:span> 30-45 %, Al<text:span text:style-name="T49">2</text:span>O<text:span text:style-name="T49">3</text:span> 10-18 %, B<text:span text:style-name="T49">2</text:span>O<text:span text:style-name="T49">3 </text:span>5-15 %, Fe<text:span text:style-name="T49">2</text:span>0<text:span text:style-name="T49">3</text:span> 10-18 %, TiO<text:span text:style-name="T49">2</text:span> 1-5 %, CaO 10-25 %, ZrO<text:span text:style-name="T49">2</text:span> 4-8%, PbO &lt; 0,2 %, Zn &lt; 0,3 %.</text:p>
      <text:p text:style-name="P91"><text:span text:style-name="T11">4.2.3 </text:span><text:span text:style-name="T16">Attività di recupero:</text:span></text:p>
      <text:p text:style-name="Rientro_20_corpo_20_del_20_testo_20_3">riutilizzo nel confezionamento di malte bituminose e conglomerati bituminosi in sostituzione parziale al filler inerte in percentuali non superiori al 4 % in peso per i conglomerati e al 18 % in peso per le malte [R5]</text:p>
      <text:p text:style-name="P91"><text:span text:style-name="T11">4.2.4 </text:span><text:span text:style-name="T16">Caratteristiche delle materie prime e/o dei prodotti ottenuti:</text:span></text:p>
      <text:p text:style-name="Rientro_20_corpo_20_del_20_testo_20_3">malte bituminose e conglomerati bituminosi nelle forme usualmente commercializzate.</text:p>
      <text:p text:style-name="Rientro_20_corpo_20_del_20_testo_20_3"/>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331">Attività di recupero</text:p>
          </table:table-cell>
          <table:table-cell table:style-name="Tabella20.A1" office:value-type="string">
            <text:p text:style-name="P331">Codice Rifiuto</text:p>
          </table:table-cell>
          <table:table-cell table:style-name="Tabella20.A1" office:value-type="string">
            <text:p text:style-name="P331">Descrizione</text:p>
          </table:table-cell>
          <table:table-cell table:style-name="Tabella20.D1" office:value-type="string">
            <text:p text:style-name="P331">Quantità (t/a)</text:p>
          </table:table-cell>
        </table:table-row>
        <table:table-row table:style-name="Tabella20.1">
          <table:table-cell table:style-name="Tabella20.A2" office:value-type="string">
            <text:p text:style-name="P334">Produzione di conglomerati bitumunosi</text:p>
          </table:table-cell>
          <table:table-cell table:style-name="Tabella20.A2" office:value-type="string">
            <text:p text:style-name="P334">[100701]</text:p>
          </table:table-cell>
          <table:table-cell table:style-name="Tabella20.A2" office:value-type="string">
            <text:p text:style-name="P334">Scorie di fusione da recupero di metalli preziosi</text:p>
          </table:table-cell>
          <table:table-cell table:style-name="Tabella20.D2" office:value-type="string">
            <text:p text:style-name="P335">8.800</text:p>
          </table:table-cell>
        </table:table-row>
      </table:table>
      <text:p text:style-name="P61"/>
      <text:h text:style-name="P447" text:outline-level="1">4.3 Tipologia: </text:h>
      <text:p text:style-name="P65">schiumature, granelle e colaticci di rame secondario e sue leghe</text:p>
      <text:p text:style-name="P70">[100601] [100602] [100699]</text:p>
      <text:p text:style-name="P65">[100601] [100602] [100699] </text:p>
      <text:p text:style-name="P91"><text:span text:style-name="T11">4.3.1 </text:span><text:span text:style-name="T16">Provenienza: </text:span></text:p>
      <text:p text:style-name="Rientro_20_corpo_20_del_20_testo_20_3">fusione del rame secondario e sue leghe.</text:p>
      <text:p text:style-name="P91"><text:span text:style-name="T11">4.3.2 </text:span><text:span text:style-name="T16">Caratteristiche del rifiuto: </text:span></text:p>
      <text:p text:style-name="Rientro_20_corpo_20_del_20_testo_20_3">rifiuto solido agglomerato a base di Cu 1 - 99%, Pb 0,1 - 14 %, Zn 3,5 - 26 %, Ni &lt;4%, Sn &lt;15%, As &lt;0,001%, Cd &lt;0,015% sul secco</text:p>
      <text:p text:style-name="P91"><text:span text:style-name="T11">4.3.3 </text:span><text:span text:style-name="T16">Attività di recupero:</text:span></text:p>
      <text:p text:style-name="Rientro_20_corpo_20_del_20_testo_20_3">metallurgia per il recupero del rame, zinco e/o altri metalli in lega [R4] o industria chimica, mediante reazione con acido cloridrico e/o solforico [R5].</text:p>
      <text:p text:style-name="P91"><text:span text:style-name="T11">4.3.4 </text:span><text:span text:style-name="T16">Caratteristiche delle materie prime e/o dei prodotti ottenuti:</text:span></text:p>
      <text:p text:style-name="Rientro_20_corpo_20_del_20_testo_20_3">rame, zinco e loro leghe nelle forme usualmente commercializzate; ossicloruro e/o solfato di rame nelle forme usualmente commercializzate.</text:p>
      <text:p text:style-name="Rientro_20_corpo_20_del_20_testo_20_3"/>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331">Attività di recupero</text:p>
          </table:table-cell>
          <table:table-cell table:style-name="Tabella21.A1" office:value-type="string">
            <text:p text:style-name="P331">Codice Rifiuto</text:p>
          </table:table-cell>
          <table:table-cell table:style-name="Tabella21.A1" office:value-type="string">
            <text:p text:style-name="P331">Descrizione</text:p>
          </table:table-cell>
          <table:table-cell table:style-name="Tabella21.D1" office:value-type="string">
            <text:p text:style-name="P331">Quantità (t/a)</text:p>
          </table:table-cell>
        </table:table-row>
        <table:table-row table:style-name="Tabella21.1">
          <table:table-cell table:style-name="Tabella21.A2" office:value-type="string">
            <text:p text:style-name="P334">Messa in riserva</text:p>
          </table:table-cell>
          <table:table-cell table:style-name="Tabella21.A2" office:value-type="string">
            <text:p text:style-name="P334">[100601] [100602] [100699]</text:p>
          </table:table-cell>
          <table:table-cell table:style-name="Tabella21.A2" office:value-type="string">
            <text:p text:style-name="P334">Schiumature, granelle e colaticci di rame secondario e sue leghe</text:p>
          </table:table-cell>
          <table:table-cell table:style-name="Tabella21.D2" office:value-type="string">
            <text:p text:style-name="P335">30</text:p>
          </table:table-cell>
        </table:table-row>
        <table:table-row table:style-name="Tabella21.1">
          <table:table-cell table:style-name="Tabella21.A2" office:value-type="string">
            <text:p text:style-name="P334">Industria chimica per il recupero dei metalli</text:p>
          </table:table-cell>
          <table:table-cell table:style-name="Tabella21.A2" office:value-type="string">
            <text:p text:style-name="P336">[100601] [100602] [100699]</text:p>
          </table:table-cell>
          <table:table-cell table:style-name="Tabella21.A2" office:value-type="string">
            <text:p text:style-name="P334">Schiumature, granelle e colaticci di rame secondario e sue leghe</text:p>
          </table:table-cell>
          <table:table-cell table:style-name="Tabella21.D2" office:value-type="string">
            <text:p text:style-name="P335">2.000</text:p>
          </table:table-cell>
        </table:table-row>
        <table:table-row table:style-name="Tabella21.1">
          <table:table-cell table:style-name="Tabella21.A2" office:value-type="string">
            <text:p text:style-name="P334">Industria metallurgica</text:p>
          </table:table-cell>
          <table:table-cell table:style-name="Tabella21.A2" office:value-type="string">
            <text:p text:style-name="P334">[100601] [100602] [100699]</text:p>
          </table:table-cell>
          <table:table-cell table:style-name="Tabella21.A2" office:value-type="string">
            <text:p text:style-name="P334">Schiumature, granelle e colaticci di rame secondario e sue leghe</text:p>
          </table:table-cell>
          <table:table-cell table:style-name="Tabella21.D2" office:value-type="string">
            <text:p text:style-name="P335">3.000</text:p>
          </table:table-cell>
        </table:table-row>
      </table:table>
      <text:p text:style-name="P61"/>
      <text:h text:style-name="P447" text:outline-level="1">4.4 Tipologia: </text:h>
      <text:p text:style-name="P65">scorie di acciaierie. scorie provenienti dalla fusione in forni elettrici, a combustibile o in convertitori a ossigeno di leghe di metalli ferrosi e dai successivi trattamenti di affinazione delle stesse </text:p>
      <text:p text:style-name="P70">[100202] [100903] [100201]</text:p>
      <text:p text:style-name="P73">[100201] [100202] [100903]</text:p>
      <text:p text:style-name="P91"><text:span text:style-name="T11">4.4.1 </text:span><text:span text:style-name="T16">Provenienza: </text:span></text:p>
      <text:p text:style-name="Rientro_20_corpo_20_del_20_testo_20_3">fonderie di seconda fusione di ghisa e di acciaio, produzione di ferroleghe, industria siderurgica.</text:p>
      <text:p text:style-name="P91"><text:span text:style-name="T11">4.4.2 </text:span><text:span text:style-name="T16">Caratteristiche del rifiuto: </text:span></text:p>
      <text:p text:style-name="Rientro_20_corpo_20_del_20_testo_20_3">scorie granulate o uniblocchi contenenti più dell'80% in peso di SiO<text:span text:style-name="T64">2</text:span>, CaO Al<text:span text:style-name="T64">2</text:span><text:span text:style-name="T76">O</text:span><text:span text:style-name="T64">3</text:span>, MgO, FeO.</text:p>
      <text:p text:style-name="P91"><text:span text:style-name="T11">4.4.3 </text:span><text:span text:style-name="T16">Attività di recupero</text:span><text:span text:style-name="T11">:</text:span></text:p>
      <text:p text:style-name="P101">a) cementifici [R5];</text:p>
      <text:p text:style-name="P100"><text:span text:style-name="T11">b) produzione di conglomerati cementizi </text:span><text:span text:style-name="T14">e bituminosi</text:span><text:span text:style-name="T11"> per l'edilizia e laterizi [R5];</text:span></text:p>
      <text:p text:style-name="P122">c) industria vetraria [R5];</text:p>
      <text:p text:style-name="P101">d) acciaierie e fonderie di prima e seconda fusione per il recupero di materiali ferrosi e non ferrosi [R4];</text:p>
      <text:p text:style-name="P101">e) formazione di rilevati, sottofondi stradali e massicciate ferroviarie (il recupero è subordinato all'esecuzione del test di cessione sul rifiuto tal quale secondo il metodo in allegato 3 al presente decreto) [R5];</text:p>
      <text:p text:style-name="P101">f) utilizzo per recuperi ambientali (il recupero è subordinato all'esecuzione del test di cessione sul rifiuto tal quale secondo il metodo in allegato 3 al presente decreto) [R10];</text:p>
      <text:p text:style-name="P101">g) utilizzo per copertura di discariche per RSU; la percentuale di rifiuto utilizzabile in miscela con la materia prima non dovrà essere superiore al 30% in peso (il recupero è subordinato all'esecuzione dei test di cessione sul rifiuto tal quale secondo il metodo in allegato 3 al presente decreto) [R5];</text:p>
      <text:p text:style-name="P91"><text:span text:style-name="T11">4.4.4. </text:span><text:span text:style-name="T16">Caratteristiche delle materie prime e/o dei prodotti ottenuti:</text:span></text:p>
      <text:p text:style-name="P101">a) cemento nelle forme usualmente commercializzate;</text:p>
      <text:p text:style-name="P100"><text:span text:style-name="T11">b) conglomerati cementizi </text:span><text:span text:style-name="T14">e bituminosi</text:span><text:span text:style-name="T11"> per l'edilizia e laterizi nelle forme usualmente commercializzate;</text:span></text:p>
      <text:p text:style-name="P101">c) vetro nelle forme usualmente commercializzate;</text:p>
      <text:p text:style-name="P101">d) metalli ferrosi e leghe metalliche nelle forme usualmente commercializzate.</text:p>
      <text:p text:style-name="P101"/>
      <table:table table:name="Tabella22" table:style-name="Tabella22">
        <table:table-column table:style-name="Tabella22.A"/>
        <table:table-column table:style-name="Tabella22.B"/>
        <table:table-column table:style-name="Tabella22.C"/>
        <table:table-column table:style-name="Tabella22.D"/>
        <table:table-row table:style-name="Tabella22.1">
          <table:table-cell table:style-name="Tabella22.A1" office:value-type="string">
            <text:p text:style-name="P331">Attività di recupero</text:p>
          </table:table-cell>
          <table:table-cell table:style-name="Tabella22.A1" office:value-type="string">
            <text:p text:style-name="P331">Codice Rifiuto</text:p>
          </table:table-cell>
          <table:table-cell table:style-name="Tabella22.A1" office:value-type="string">
            <text:p text:style-name="P331">Descrizione</text:p>
          </table:table-cell>
          <table:table-cell table:style-name="Tabella22.D1" office:value-type="string">
            <text:p text:style-name="P331">Quantità (t/a)</text:p>
          </table:table-cell>
        </table:table-row>
        <table:table-row table:style-name="Tabella22.1">
          <table:table-cell table:style-name="Tabella22.A2" office:value-type="string">
            <text:p text:style-name="P334">Industria siderurgica</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145.000</text:p>
          </table:table-cell>
        </table:table-row>
        <table:table-row table:style-name="Tabella22.1">
          <table:table-cell table:style-name="Tabella22.A2" office:value-type="string">
            <text:p text:style-name="P334">Produzione di conglomerati cementizi</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15.000</text:p>
          </table:table-cell>
        </table:table-row>
        <table:table-row table:style-name="Tabella22.1">
          <table:table-cell table:style-name="Tabella22.A2" office:value-type="string">
            <text:p text:style-name="P334">Utilizzo dei rifiuti per la copertura di discariche</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ìnazione delle stesse</text:p>
          </table:table-cell>
          <table:table-cell table:style-name="Tabella22.D2" office:value-type="string">
            <text:p text:style-name="P335">15.000</text:p>
          </table:table-cell>
        </table:table-row>
        <text:soft-page-break/>
        <table:table-row table:style-name="Tabella22.1">
          <table:table-cell table:style-name="Tabella22.A2" office:value-type="string">
            <text:p text:style-name="P334">Produzione di conglomerati bitumunosi</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25.000</text:p>
          </table:table-cell>
        </table:table-row>
        <table:table-row table:style-name="Tabella22.1">
          <table:table-cell table:style-name="Tabella22.A2" office:value-type="string">
            <text:p text:style-name="P334">Cementifici</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25.000</text:p>
          </table:table-cell>
        </table:table-row>
        <table:table-row table:style-name="Tabella22.1">
          <table:table-cell table:style-name="Tabella22.A2" office:value-type="string">
            <text:p text:style-name="P334">Messa in riserva</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ai elettrici, a combustibile o in convertitori a ossigeno di leghe di metalli ferrosi e dai successivi trattamenti di affinazione delle stesse</text:p>
          </table:table-cell>
          <table:table-cell table:style-name="Tabella22.D2" office:value-type="string">
            <text:p text:style-name="P335">3.500</text:p>
          </table:table-cell>
        </table:table-row>
        <table:table-row table:style-name="Tabella22.1">
          <table:table-cell table:style-name="Tabella22.A2" office:value-type="string">
            <text:p text:style-name="P334">Utilizzo dei rifiuti per la formazione di rilevati e sottofondi stradali</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303.580</text:p>
          </table:table-cell>
        </table:table-row>
        <table:table-row table:style-name="Tabella22.1">
          <table:table-cell table:style-name="Tabella22.A2" office:value-type="string">
            <text:p text:style-name="P334">Utilizzo dei rifiuti per i recuperi ambientali</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303.590</text:p>
          </table:table-cell>
        </table:table-row>
        <table:table-row table:style-name="Tabella22.1">
          <table:table-cell table:style-name="Tabella22.A2" office:value-type="string">
            <text:p text:style-name="P334">Industria dei laterizi</text:p>
          </table:table-cell>
          <table:table-cell table:style-name="Tabella22.A2" office:value-type="string">
            <text:p text:style-name="P334">[100201] [100202] [100903]</text:p>
          </table:table-cell>
          <table:table-cell table:style-name="Tabella22.A2" office:value-type="string">
            <text:p text:style-name="P334">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35">77.620</text:p>
          </table:table-cell>
        </table:table-row>
      </table:table>
      <text:p text:style-name="P61"/>
      <text:h text:style-name="P447" text:outline-level="1">4.5 Tipologia: </text:h>
      <text:p text:style-name="P65">schiumature povere di Zn </text:p>
      <text:p text:style-name="P70">[110401]</text:p>
      <text:p text:style-name="P73">[110299]</text:p>
      <text:p text:style-name="P91"><text:span text:style-name="T11">4.5.1 </text:span><text:span text:style-name="T16">Provenienza: </text:span></text:p>
      <text:p text:style-name="Rientro_20_corpo_20_del_20_testo_20_3">processo di zincatura ad umido dell'acciaio.</text:p>
      <text:p text:style-name="P91"><text:span text:style-name="T11">4.5.2 </text:span><text:span text:style-name="T16">Caratteristiche del rifiuto: </text:span></text:p>
      <text:p text:style-name="Rientro_20_corpo_20_del_20_testo_20_3">blocchi disomogenei con contenuto in Zn &gt; 50% e costituiti da ossidi, ossicloruri e cloruri di Zn e altri metalli (es: Fe).</text:p>
      <text:p text:style-name="P91"><text:span text:style-name="T11">4.5.3 </text:span><text:span text:style-name="T16">Attività di recupero:</text:span></text:p>
      <text:p text:style-name="P101">a) attacco acido per solubilizzare i composti dello zinco e altri metalli e successiva cristallizzazione dei sali di Zn; [R4]</text:p>
      <text:p text:style-name="Rientro_20_corpo_20_del_20_testo_20_2">b) ciclo termico secondario dello zinco [R4].</text:p>
      <text:p text:style-name="P91"><text:span text:style-name="T11">4.5.4 </text:span><text:span text:style-name="T16">Caratteristiche delle materie prime e/o dei prodotti ottenuti:</text:span></text:p>
      <text:p text:style-name="P101">a) sali di zinco organici ed inorganici, ossidi misti di zinco e piombo nelle forme usualmente commercializzate;</text:p>
      <text:list xml:id="list235920980803911" text:continue-numbering="true" text:style-name="WW8Num8">
        <text:list-item>
          <text:p text:style-name="P454">zinco nelle forme usualmente commercializzate.</text:p>
        </text:list-item>
      </text:list>
      <text:p text:style-name="P1"/>
      <table:table table:name="Tabella23" table:style-name="Tabella23">
        <table:table-column table:style-name="Tabella23.A"/>
        <table:table-column table:style-name="Tabella23.B"/>
        <table:table-column table:style-name="Tabella23.C"/>
        <table:table-column table:style-name="Tabella23.D"/>
        <table:table-row table:style-name="Tabella23.1">
          <table:table-cell table:style-name="Tabella23.A1" office:value-type="string">
            <text:p text:style-name="P331">Attività di recupero</text:p>
          </table:table-cell>
          <table:table-cell table:style-name="Tabella23.A1" office:value-type="string">
            <text:p text:style-name="P331">Codice Rifiuto</text:p>
          </table:table-cell>
          <table:table-cell table:style-name="Tabella23.A1" office:value-type="string">
            <text:p text:style-name="P331">Descrizione</text:p>
          </table:table-cell>
          <table:table-cell table:style-name="Tabella23.D1" office:value-type="string">
            <text:p text:style-name="P331">Quantità (t/a)</text:p>
          </table:table-cell>
        </table:table-row>
        <table:table-row table:style-name="Tabella23.1">
          <table:table-cell table:style-name="Tabella23.A2" office:value-type="string">
            <text:p text:style-name="P334">Messa in riserva</text:p>
          </table:table-cell>
          <table:table-cell table:style-name="Tabella23.A2" office:value-type="string">
            <text:p text:style-name="P334">[110502]</text:p>
          </table:table-cell>
          <table:table-cell table:style-name="Tabella23.A2" office:value-type="string">
            <text:p text:style-name="P334">Schiumature povere di Zn</text:p>
          </table:table-cell>
          <table:table-cell table:style-name="Tabella23.D2" office:value-type="string">
            <text:p text:style-name="P335">150</text:p>
          </table:table-cell>
        </table:table-row>
        <table:table-row table:style-name="Tabella23.1">
          <table:table-cell table:style-name="Tabella23.A2" office:value-type="string">
            <text:p text:style-name="P334">Industria metallurgica</text:p>
          </table:table-cell>
          <table:table-cell table:style-name="Tabella23.A2" office:value-type="string">
            <text:p text:style-name="P334">[110502]</text:p>
          </table:table-cell>
          <table:table-cell table:style-name="Tabella23.A2" office:value-type="string">
            <text:p text:style-name="P334">Schiumature povere di Zn</text:p>
          </table:table-cell>
          <table:table-cell table:style-name="Tabella23.D2" office:value-type="string">
            <text:p text:style-name="P335">9.000</text:p>
          </table:table-cell>
        </table:table-row>
      </table:table>
      <text:p text:style-name="P61"/>
      <text:h text:style-name="P447" text:outline-level="1">4.6 Tipologia: </text:h>
      <text:p text:style-name="P65">polveri di zinco e colaticci di recupero </text:p>
      <text:p text:style-name="P70">[110401]</text:p>
      <text:p text:style-name="P73">[110299] [110599]</text:p>
      <text:p text:style-name="P91"><text:span text:style-name="T11">4.6.1 </text:span><text:span text:style-name="T16">Provenienza: </text:span></text:p>
      <text:p text:style-name="Rientro_20_corpo_20_del_20_testo_20_3">impianti di produzione polveri di zinco, impianti di zincatura a spruzzo, impianti di zincatura tubi.</text:p>
      <text:p text:style-name="P91"><text:span text:style-name="T11">4.6.2 </text:span><text:span text:style-name="T16">Caratteristiche del rifiuto: </text:span></text:p>
      <text:p text:style-name="Rientro_20_corpo_20_del_20_testo_20_3">polveri contenenti zinco in concentrazione &gt; 70 % con presenza di grumi di altri metalli, quali Pb&lt;1.2% e Cd &lt;0.06%.</text:p>
      <text:p text:style-name="P91"><text:span text:style-name="T11">4.6.3 </text:span><text:span text:style-name="T16">Attività di recupero:</text:span></text:p>
      <text:p text:style-name="P101">a) raffinazione in forno rotativo dei composti dello zinco [R4];</text:p>
      <text:p text:style-name="P101">b) ciclo idrometallurgico primario dello zinco [R4]; </text:p>
      <text:p text:style-name="P101">c) ciclo termico secondario dello zinco [R4]</text:p>
      <text:p text:style-name="P91"><text:span text:style-name="T11">4.6.4 </text:span><text:span text:style-name="T16">Caratteristiche delle materie prime e/o dei prodotti ottenuti:</text:span></text:p>
      <text:p text:style-name="P101">a) ossidi misti di zinco e piombo per la produzione di metalli nelle forme usualmente commercializzate;</text:p>
      <text:p text:style-name="P101">b) e c) zinco nelle forme usualmente commercializzate.</text:p>
      <text:p text:style-name="P101"/>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331">Attività di recupero</text:p>
          </table:table-cell>
          <table:table-cell table:style-name="Tabella24.A1" office:value-type="string">
            <text:p text:style-name="P331">Codice Rifiuto</text:p>
          </table:table-cell>
          <table:table-cell table:style-name="Tabella24.A1" office:value-type="string">
            <text:p text:style-name="P331">Descrizione</text:p>
          </table:table-cell>
          <table:table-cell table:style-name="Tabella24.D1" office:value-type="string">
            <text:p text:style-name="P331">Quantità (t/a)</text:p>
          </table:table-cell>
        </table:table-row>
        <table:table-row table:style-name="Tabella24.1">
          <table:table-cell table:style-name="Tabella24.A2" office:value-type="string">
            <text:p text:style-name="P334">Messa in riserva</text:p>
          </table:table-cell>
          <table:table-cell table:style-name="Tabella24.A2" office:value-type="string">
            <text:p text:style-name="P334">[110299] [110599]</text:p>
          </table:table-cell>
          <table:table-cell table:style-name="Tabella24.A2" office:value-type="string">
            <text:p text:style-name="P334">Polveri di zinco e colaticci di recupero</text:p>
          </table:table-cell>
          <table:table-cell table:style-name="Tabella24.D2" office:value-type="string">
            <text:p text:style-name="P335">40</text:p>
          </table:table-cell>
        </table:table-row>
        <table:table-row table:style-name="Tabella24.1">
          <table:table-cell table:style-name="Tabella24.A2" office:value-type="string">
            <text:p text:style-name="P334">Industria metallurgica</text:p>
          </table:table-cell>
          <table:table-cell table:style-name="Tabella24.A2" office:value-type="string">
            <text:p text:style-name="P334">[110299] [110599]</text:p>
          </table:table-cell>
          <table:table-cell table:style-name="Tabella24.A2" office:value-type="string">
            <text:p text:style-name="P334">Polveri di zinco e colaticci di recupero</text:p>
          </table:table-cell>
          <table:table-cell table:style-name="Tabella24.D2" office:value-type="string">
            <text:p text:style-name="P335">500</text:p>
          </table:table-cell>
        </table:table-row>
      </table:table>
      <text:p text:style-name="P61"/>
      <text:h text:style-name="P447" text:outline-level="1">4.7 Tipologia: </text:h>
      <text:p text:style-name="P65">polvere di allumina</text:p>
      <text:p text:style-name="P70">[100305]</text:p>
      <text:p text:style-name="P73">[100305]</text:p>
      <text:p text:style-name="P91"><text:span text:style-name="T11">4.7.1 </text:span><text:span text:style-name="T16">Provenienza: </text:span></text:p>
      <text:p text:style-name="Rientro_20_corpo_20_del_20_testo_20_3">impianto di lavaggio del residuo insolubile proveniente dagli impianti di trattamento dei sottoprodotti di fusione dell'alluminio.</text:p>
      <text:p text:style-name="P91"><text:span text:style-name="T11">4.7.2 </text:span><text:span text:style-name="T16">Caratteristiche del rifiuto: </text:span></text:p>
      <text:p text:style-name="Rientro_20_corpo_20_del_20_testo_20_3">contenuto di Al2O3 &gt; 60%, altri ossidi metallici (silice, ossido di calcio, ossido di magnesio e ossido ferrico) in quantità non superiori al 40%, Cl &lt; 1%, di umidità 15 - 30%,.</text:p>
      <text:p text:style-name="P91"><text:span text:style-name="T11">4.7.3 </text:span><text:span text:style-name="T16">Attivitá di recupero</text:span><text:span text:style-name="T11">: </text:span></text:p>
      <text:p text:style-name="P123">cementifici in percentuale dall'1 al 5% della miscela complessiva [R5]</text:p>
      <text:p text:style-name="P110">a) cementifici in percentuale dall'1 al 5% della miscela complessiva [R5];</text:p>
      <text:p text:style-name="P110">b) recupero nell'industria dei laterizi in percentuale dall'1 al 5% della miscela complessiva [R5]</text:p>
      <text:p text:style-name="P91"><text:span text:style-name="T11">4.7.4 </text:span><text:span text:style-name="T16">Caratteristiche delle materie prime e/o dei prodotti ottenuti:</text:span></text:p>
      <text:p text:style-name="P100"><text:span text:style-name="T11"><text:s/></text:span><text:span text:style-name="T29">cemento nelle forme usualmente commercializzate;</text:span></text:p>
      <text:p text:style-name="P110">a) cemento nelle forme usualmente commercializzate;</text:p>
      <text:p text:style-name="P110">b) laterizi nelle forme usualmente commercializzate;</text:p>
      <text:p text:style-name="P101"/>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331">Attività di recupero</text:p>
          </table:table-cell>
          <table:table-cell table:style-name="Tabella25.A1" office:value-type="string">
            <text:p text:style-name="P331">Codice Rifiuto</text:p>
          </table:table-cell>
          <table:table-cell table:style-name="Tabella25.A1" office:value-type="string">
            <text:p text:style-name="P331">Descrizione</text:p>
          </table:table-cell>
          <table:table-cell table:style-name="Tabella25.D1" office:value-type="string">
            <text:p text:style-name="P331">Quantità (t/a)</text:p>
          </table:table-cell>
        </table:table-row>
        <table:table-row table:style-name="Tabella25.1">
          <table:table-cell table:style-name="Tabella25.A2" office:value-type="string">
            <text:p text:style-name="P334">Messa in riserva</text:p>
          </table:table-cell>
          <table:table-cell table:style-name="Tabella25.A2" office:value-type="string">
            <text:p text:style-name="P334">[100305]</text:p>
          </table:table-cell>
          <table:table-cell table:style-name="Tabella25.A2" office:value-type="string">
            <text:p text:style-name="P334">Polvere di allumina</text:p>
          </table:table-cell>
          <table:table-cell table:style-name="Tabella25.D2" office:value-type="string">
            <text:p text:style-name="P335">860</text:p>
          </table:table-cell>
        </table:table-row>
        <table:table-row table:style-name="Tabella25.1">
          <table:table-cell table:style-name="Tabella25.A2" office:value-type="string">
            <text:p text:style-name="P334">Industria ceramica</text:p>
          </table:table-cell>
          <table:table-cell table:style-name="Tabella25.A2" office:value-type="string">
            <text:p text:style-name="P334">[100305]</text:p>
          </table:table-cell>
          <table:table-cell table:style-name="Tabella25.A2" office:value-type="string">
            <text:p text:style-name="P334">Polvere, di allumina</text:p>
          </table:table-cell>
          <table:table-cell table:style-name="Tabella25.D2" office:value-type="string">
            <text:p text:style-name="P335">25.000</text:p>
          </table:table-cell>
        </table:table-row>
        <table:table-row table:style-name="Tabella25.1">
          <table:table-cell table:style-name="Tabella25.A2" office:value-type="string">
            <text:p text:style-name="P334">Industria dei laterizi</text:p>
          </table:table-cell>
          <table:table-cell table:style-name="Tabella25.A2" office:value-type="string">
            <text:p text:style-name="P334">[100305]</text:p>
          </table:table-cell>
          <table:table-cell table:style-name="Tabella25.A2" office:value-type="string">
            <text:p text:style-name="P334">Polvere di allumina</text:p>
          </table:table-cell>
          <table:table-cell table:style-name="Tabella25.D2" office:value-type="string">
            <text:p text:style-name="P335">25.000</text:p>
          </table:table-cell>
        </table:table-row>
        <table:table-row table:style-name="Tabella25.1">
          <table:table-cell table:style-name="Tabella25.A2" office:value-type="string">
            <text:p text:style-name="P334">Cementifici</text:p>
          </table:table-cell>
          <table:table-cell table:style-name="Tabella25.A2" office:value-type="string">
            <text:p text:style-name="P334">[100305]</text:p>
          </table:table-cell>
          <table:table-cell table:style-name="Tabella25.A2" office:value-type="string">
            <text:p text:style-name="P334">Polvere di allumina</text:p>
          </table:table-cell>
          <table:table-cell table:style-name="Tabella25.D2" office:value-type="string">
            <text:p text:style-name="P335">30.000</text:p>
          </table:table-cell>
        </table:table-row>
      </table:table>
      <text:p text:style-name="P1"/>
      <text:p text:style-name="P60">5. ALTRI RIFIUTI CONTENENTI METALLI</text:p>
      <text:p text:style-name="P1"/>
      <text:h text:style-name="TIpologia" text:outline-level="1">5.1 Tipologia: </text:h>
      <text:p text:style-name="P64"><text:span text:style-name="T11">parti di autoveicoli, di veicoli a motore, di rimorchi e simili, risultanti da operazioni di messa in sicurezza di cui all'art. 46 del decreto legislativo 5 febbraio 1997, n. 22 e successive modifiche e integrazioni </text:span><text:span text:style-name="T14">e al decreto legislativo 24 giugno 2003, n. 209,</text:span><text:span text:style-name="T11"> e privati di pneumatici e delle componenti plastiche recuperabili </text:span></text:p>
      <text:p text:style-name="P70">[160105] [160208]</text:p>
      <text:p text:style-name="P73">[160106] [160116] [160117] [160118] [160122]</text:p>
      <text:p text:style-name="P91"><text:span text:style-name="T11">5.1.1 </text:span><text:span text:style-name="T16">Provenienza: </text:span></text:p>
      <text:p text:style-name="Rientro_20_corpo_20_del_20_testo_20_3">centri di raccolta autorizzati ai sensi del decreto legislativo 5 febbraio 1997, n. 22 e successive modifiche e integrazioni <text:span text:style-name="T26">e del decreto legislativo 24 giugno 2003, n. 209</text:span> .</text:p>
      <text:p text:style-name="P91"><text:span text:style-name="T11">5.1.2 </text:span><text:span text:style-name="T16">Caratteristiche del rifiuto: </text:span></text:p>
      <text:p text:style-name="Rientro_20_corpo_20_del_20_testo_20_3">parti bonificate di autoveicoli, veicoli a motore, rimorchi e simili private di batterie, di fluidi, di altri componenti e materiali pericolosi, nonché di pneumatici e delle componenti plastiche recuperabili.</text:p>
      <text:p text:style-name="P91"><text:span text:style-name="T11">5.1.3 </text:span><text:span text:style-name="T16">Attività di recupero:</text:span></text:p>
      <text:p text:style-name="Rientro_20_corpo_20_del_20_testo_20_3">messa in riserva di rifiuti [R13] con frantumazione oppure cesoiatura per sottoporli all'operazione di recupero negli impianti metallurgici [R4].</text:p>
      <text:p text:style-name="P91"><text:span text:style-name="T11">5.1.4 </text:span><text:span text:style-name="T16">Caratteristiche delle materie prime e/o dei prodotti ottenuti:</text:span></text:p>
      <text:p text:style-name="P101">metalli o leghe nelle forme usualmente commercializzate.</text:p>
      <text:p text:style-name="P101"/>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331">Attività di recupero</text:p>
          </table:table-cell>
          <table:table-cell table:style-name="Tabella26.A1" office:value-type="string">
            <text:p text:style-name="P331">Codice Rifiuto</text:p>
          </table:table-cell>
          <table:table-cell table:style-name="Tabella26.A1" office:value-type="string">
            <text:p text:style-name="P331">Descrizione</text:p>
          </table:table-cell>
          <table:table-cell table:style-name="Tabella26.D1" office:value-type="string">
            <text:p text:style-name="P331">Quantità (t/a)</text:p>
          </table:table-cell>
        </table:table-row>
        <table:table-row table:style-name="Tabella26.1">
          <table:table-cell table:style-name="Tabella26.A2" office:value-type="string">
            <text:p text:style-name="P334">Impianti di frantumazione</text:p>
          </table:table-cell>
          <table:table-cell table:style-name="Tabella26.A2" office:value-type="string">
            <text:p text:style-name="P334">[160106] [160116] [160117] [160118] [160122]</text:p>
          </table:table-cell>
          <table:table-cell table:style-name="Tabella26.A2" office:value-type="string">
            <text:p text:style-name="P334">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2" office:value-type="string">
            <text:p text:style-name="P334">118.000</text:p>
          </table:table-cell>
        </table:table-row>
        <table:table-row table:style-name="Tabella26.1">
          <table:table-cell table:style-name="Tabella26.A2" office:value-type="string">
            <text:p text:style-name="P334">Industria metallurgica</text:p>
          </table:table-cell>
          <table:table-cell table:style-name="Tabella26.A2" office:value-type="string">
            <text:p text:style-name="P334">[160106] [160116] [160117] [160118] [160122]</text:p>
          </table:table-cell>
          <table:table-cell table:style-name="Tabella26.A2" office:value-type="string">
            <text:p text:style-name="P334">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335">3.000</text:p>
          </table:table-cell>
        </table:table-row>
        <table:table-row table:style-name="Tabella26.1">
          <table:table-cell table:style-name="Tabella26.A2" office:value-type="string">
            <text:p text:style-name="P334">Messa in riserva</text:p>
          </table:table-cell>
          <table:table-cell table:style-name="Tabella26.A2" office:value-type="string">
            <text:p text:style-name="P334">[160106] [160116] [160117] [160118] [160122]</text:p>
          </table:table-cell>
          <table:table-cell table:style-name="Tabella26.A2" office:value-type="string">
            <text:p text:style-name="P334">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335">5.000</text:p>
          </table:table-cell>
        </table:table-row>
      </table:table>
      <text:h text:style-name="P447" text:outline-level="1">5.2 Tipologia: </text:h>
      <text:p text:style-name="P65">parti di mezzi mobili rotabili per trasporti terrestri prive di amianto e risultanti da operazioni di messa in sicurezza autorizzate ai sensi dell'art. 28 del decreto legislativo 5 febbraio 1997, n. 22 e successive modifiche e integrazioni </text:p>
      <text:p text:style-name="P70">[160105] [160208]</text:p>
      <text:p text:style-name="P65">[160106] [160116] [160117] [160118] [160122]</text:p>
      <text:p text:style-name="P91"><text:span text:style-name="T11">5.2.1 </text:span><text:span text:style-name="T16">Provenienza: </text:span></text:p>
      <text:p text:style-name="Rientro_20_corpo_20_del_20_testo_20_3">impianti autorizzati a i sensi del decreto legislativo 5 febbraio 1997, n. 22 nonché ai sensi della legge 27 marzo 1992, n. 257 e successive normative di attuazione, qualora i mezzi rotabili contengano amianto all'origine.</text:p>
      <text:p text:style-name="P91"><text:span text:style-name="T11">5.2.2 </text:span><text:span text:style-name="T16">Caratteristiche del rifiuto: </text:span></text:p>
      <text:p text:style-name="Rientro_20_corpo_20_del_20_testo_20_3">parti di mezzi mobili per trasporti terrestri su gomma e rotaia e mezzi per trasporti marini, privi di amianto e di altre componenti pericolose come presenti all'origine quali accumulatori, oli, fluidi refrigeranti.</text:p>
      <text:p text:style-name="P91"><text:span text:style-name="T11">5.2.3 </text:span><text:span text:style-name="T16">Attività di recupero:</text:span></text:p>
      <text:p text:style-name="Rientro_20_corpo_20_del_20_testo_20_3">messa in riserva di rifiuti [R13] con separazione dei componenti riutilizzabili, <text:span text:style-name="T28">separazione dei componenti pericolosi</text:span>, selezione delle frazioni metalliche recuperabili per sottoporli all'operazione di recupero nell'industria metallurgica [R4]</text:p>
      <text:p text:style-name="P91"><text:span text:style-name="T11">5.2.4 </text:span><text:span text:style-name="T16">Caratteristiche delle materie prime e/o dei prodotti ottenuti:</text:span></text:p>
      <text:p text:style-name="Rientro_20_corpo_20_del_20_testo_20_3">componenti di mezzi mobili rotabili per trasporto terrestre (assali, ruote, ecc.) utilizzabili per lo scopo originario; metalli o leghe nelle forme usualmente commercializzate.</text:p>
      <text:p text:style-name="Rientro_20_corpo_20_del_20_testo_20_3"/>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331">Attività di recupero</text:p>
          </table:table-cell>
          <table:table-cell table:style-name="Tabella27.A1" office:value-type="string">
            <text:p text:style-name="P331">Codice Rifiuto</text:p>
          </table:table-cell>
          <table:table-cell table:style-name="Tabella27.A1" office:value-type="string">
            <text:p text:style-name="P331">Descrizione</text:p>
          </table:table-cell>
          <table:table-cell table:style-name="Tabella27.D1" office:value-type="string">
            <text:p text:style-name="P331">Quantità (t/a)</text:p>
          </table:table-cell>
        </table:table-row>
        <table:table-row table:style-name="Tabella27.1">
          <table:table-cell table:style-name="Tabella27.A2" office:value-type="string">
            <text:p text:style-name="P334">Industria metallurgica</text:p>
          </table:table-cell>
          <table:table-cell table:style-name="Tabella27.A2" office:value-type="string">
            <text:p text:style-name="P334">[160106] [160116] [160117] [160118] [160122]</text:p>
          </table:table-cell>
          <table:table-cell table:style-name="Tabella27.A2" office:value-type="string">
            <text:p text:style-name="P334">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335">6.300</text:p>
          </table:table-cell>
        </table:table-row>
        <table:table-row table:style-name="Tabella27.1">
          <table:table-cell table:style-name="Tabella27.A2" office:value-type="string">
            <text:p text:style-name="P334">Messa in riserva</text:p>
          </table:table-cell>
          <table:table-cell table:style-name="Tabella27.A2" office:value-type="string">
            <text:p text:style-name="P334">[160106] [160116] [160117] [160118] [160122]</text:p>
          </table:table-cell>
          <table:table-cell table:style-name="Tabella27.A2" office:value-type="string">
            <text:p text:style-name="P334">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335">6.300</text:p>
          </table:table-cell>
        </table:table-row>
      </table:table>
      <text:p text:style-name="P61"/>
      <text:h text:style-name="P447" text:outline-level="1">5.3 Tipologia: </text:h>
      <text:p text:style-name="P65">catalizzatori esausti a base di: nichel, ossido di nichel, nichel/molibdeno, nichel raney, molibdeno, cobalto, cobalto/molibdeno, ossido di manganese, rame, ferro, zinco/ferro, silicoalluminati, sottoposti a lavaggio e disattivazione ai fini della sicurezza </text:p>
      <text:p text:style-name="P70">[050302] [070106] [070206] [070306] [070406] [070506] [070706]</text:p>
      <text:p text:style-name="P65">[160803] [160804]</text:p>
      <text:p text:style-name="P91"><text:span text:style-name="T11">5.3.1 </text:span><text:span text:style-name="T16">Provenienza: </text:span></text:p>
      <text:p text:style-name="P101">da industria chimica, petrolchimica, petrolifera, farmaceutica e alimentare.</text:p>
      <text:p text:style-name="P91"><text:span text:style-name="T11">5.3.2 </text:span><text:span text:style-name="T16">Caratteristiche del rifiuto: </text:span></text:p>
      <text:p text:style-name="Rientro_20_corpo_20_del_20_testo_20_3">i catalizzatori possono essere in forma solida omogenea, non omogenea o fangosa palabile, contenenti rifiuti chimici di diversa natura ad esclusione di qualsiasi traccia dei seguenti elementi contaminanti: PCB, PCT e PCDD ed in particolare delle sostanze di tossicità e cumulabilità particolarmente elevata di cui alla tab. A2 dell'all. 1 del D.M 12 luglio 1990.</text:p>
      <text:p text:style-name="P91"><text:span text:style-name="T11">5.3.3 </text:span><text:span text:style-name="T16">Attività di recupero:</text:span></text:p>
      <text:p text:style-name="Rientro_20_corpo_20_del_20_testo_20_3">pirotrattamento; processo idrometallurgico di estrazione per via umida dei metalli contenuti nelle ceneri [R8] [R4]. </text:p>
      <text:p text:style-name="P91"><text:span text:style-name="T11">5.3.4 </text:span><text:span text:style-name="T16">Caratteristiche delle materie prime e/o dei prodotti ottenuti:</text:span></text:p>
      <text:p text:style-name="P101">metalli in forma spugnosa con elevato grado di purezza.</text:p>
      <text:p text:style-name="P101"/>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331">Attività di recupero</text:p>
          </table:table-cell>
          <table:table-cell table:style-name="Tabella28.A1" office:value-type="string">
            <text:p text:style-name="P331">Codice Rifiuto</text:p>
          </table:table-cell>
          <table:table-cell table:style-name="Tabella28.A1" office:value-type="string">
            <text:p text:style-name="P331">Descrizione</text:p>
          </table:table-cell>
          <table:table-cell table:style-name="Tabella28.D1" office:value-type="string">
            <text:p text:style-name="P331">Quantità (t/a)</text:p>
          </table:table-cell>
        </table:table-row>
        <table:table-row table:style-name="Tabella28.1">
          <table:table-cell table:style-name="Tabella28.A2" office:value-type="string">
            <text:p text:style-name="P334">Processi di recupero dei catalizzatori</text:p>
          </table:table-cell>
          <table:table-cell table:style-name="Tabella28.A2" office:value-type="string">
            <text:p text:style-name="P334">[160803] [160804]</text:p>
          </table:table-cell>
          <table:table-cell table:style-name="Tabella28.A2" office:value-type="string">
            <text:p text:style-name="P334">Catalizzatori esausti a base di: nichel, ossido di nichel, nichel/molibdeno, nichel/raney, molibdeno, cobalto, cobalto/molibdeno, ossido di manganese, rame, ferro, zinco/ferro, silice alluminati, sottoposti a lavaggio e disattivazione ai fini della sicurezza</text:p>
          </table:table-cell>
          <table:table-cell table:style-name="Tabella28.D2" office:value-type="string">
            <text:p text:style-name="P335">20</text:p>
          </table:table-cell>
        </table:table-row>
        <table:table-row table:style-name="Tabella28.1">
          <table:table-cell table:style-name="Tabella28.A2" office:value-type="string">
            <text:p text:style-name="P334">Messa in riserva</text:p>
          </table:table-cell>
          <table:table-cell table:style-name="Tabella28.A2" office:value-type="string">
            <text:p text:style-name="P334">[160803] [160804]</text:p>
          </table:table-cell>
          <table:table-cell table:style-name="Tabella28.A2" office:value-type="string">
            <text:p text:style-name="P334">Catalizzatori esausti a base di: nichel, ossido di nichel, nichel/molibdeno, nichel/raney, molibdeno, cobalto, cobalto/molibdeno, ossido dì manganese, rame, ferro, zinco/ferro, silico alluminati, sottoposti a lavaggio e disattivazione ai fini della sicurezza</text:p>
          </table:table-cell>
          <table:table-cell table:style-name="Tabella28.D2" office:value-type="string">
            <text:p text:style-name="P335">25</text:p>
          </table:table-cell>
        </table:table-row>
      </table:table>
      <text:p text:style-name="P61"/>
      <text:h text:style-name="P447" text:outline-level="1">5.4 Tipologia: </text:h>
      <text:p text:style-name="P65">catalizzatori esausti a base di: Pt, Pd, Rh, Ru, Ir, Au, Ag, etc. su supporto inerte di carbone, allumina,silicati, zeolite, carbonato di calcio, solfato di bario, materiale refrattario, etc. sottoposti a lavaggio e disattivati ai fini della sicurezza </text:p>
      <text:p text:style-name="P70">[050301] [070205] [070305] [070405] [070505] [070105] [070705] [050301] [061201] [190109]</text:p>
      <text:p text:style-name="P65">[160801]</text:p>
      <text:p text:style-name="P91"><text:span text:style-name="T11">5.4.1 </text:span><text:span text:style-name="T16">Provenienza: </text:span></text:p>
      <text:p text:style-name="P101">da industria chimica, petrolchimica, petrolifera, farmaceutica.</text:p>
      <text:p text:style-name="P91"><text:span text:style-name="T11">5.4.2 </text:span><text:span text:style-name="T16">Caratteristiche del rifiuto: </text:span></text:p>
      <text:p text:style-name="Rientro_20_corpo_20_del_20_testo_20_3">i catalizzatori possono essere in forma solida omogenea, non omogenea o fangosa palabile, contenenti metalli preziosi in concentrazione tra 0,03 e 10%; e rifiuti chimici di diversa natura; in particolare:</text:p>
      <text:p text:style-name="Rientro_20_corpo_20_del_20_testo_20_3"><text:s/>- i quantitativi delle sostanze pericolose di cui al D.M. 12 luglio 1990, All. 1, Tab. Al. Classi I e II, devono essere inferiori a 100 ppm;</text:p>
      <text:p text:style-name="Rientro_20_corpo_20_del_20_testo_20_3"><text:s/>- devono essere esenti da PCB, PCT, PCDD e dalle sostanze di tossicità e cumulabilità particolarmente elevata di cui alla tab. A2 dell'all. 1 del D.M. 12 luglio 1990.</text:p>
      <text:p text:style-name="P91"><text:span text:style-name="T11">5.4.3 </text:span><text:span text:style-name="T16">Attività di recupero:</text:span></text:p>
      <text:p text:style-name="Rientro_20_corpo_20_del_20_testo_20_3">pirotrattamento; processo idrometallurgico di estrazione per via umida, od equivalente, dei metalli contenuti nelle ceneri [R4] [R8]</text:p>
      <text:p text:style-name="P91"><text:span text:style-name="T11">5.4.4 </text:span><text:span text:style-name="T16">Caratteristiche delle materie prime e/o dei prodotti ottenuti:</text:span></text:p>
      <text:p text:style-name="Rientro_20_corpo_20_del_20_testo_20_3">metalli preziosi puri nelle forme usualmente commercializzate</text:p>
      <text:p text:style-name="Rientro_20_corpo_20_del_20_testo_20_3"/>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331">Attività di recupero</text:p>
          </table:table-cell>
          <table:table-cell table:style-name="Tabella29.A1" office:value-type="string">
            <text:p text:style-name="P331">Codice Rifiuto</text:p>
          </table:table-cell>
          <table:table-cell table:style-name="Tabella29.A1" office:value-type="string">
            <text:p text:style-name="P331">Descrizione</text:p>
          </table:table-cell>
          <table:table-cell table:style-name="Tabella29.D1" office:value-type="string">
            <text:p text:style-name="P331">Quantità (t/a)</text:p>
          </table:table-cell>
        </table:table-row>
        <table:table-row table:style-name="Tabella29.1">
          <table:table-cell table:style-name="Tabella29.A2" office:value-type="string">
            <text:p text:style-name="P334">Messa in riserva</text:p>
          </table:table-cell>
          <table:table-cell table:style-name="Tabella29.A2" office:value-type="string">
            <text:p text:style-name="P334">[160801]</text:p>
          </table:table-cell>
          <table:table-cell table:style-name="Tabella29.A2" office:value-type="string">
            <text:p text:style-name="P334">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335">25</text:p>
          </table:table-cell>
        </table:table-row>
        <table:table-row table:style-name="Tabella29.1">
          <table:table-cell table:style-name="Tabella29.A2" office:value-type="string">
            <text:p text:style-name="P334">Industria metallurgica per i metalli preziosi</text:p>
          </table:table-cell>
          <table:table-cell table:style-name="Tabella29.A2" office:value-type="string">
            <text:p text:style-name="P334">[160801]</text:p>
          </table:table-cell>
          <table:table-cell table:style-name="Tabella29.A2" office:value-type="string">
            <text:p text:style-name="P334">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335">500</text:p>
          </table:table-cell>
        </table:table-row>
      </table:table>
      <text:p text:style-name="P61"/>
      <text:h text:style-name="P447" text:outline-level="1">5.5 Tipologia: </text:h>
      <text:p text:style-name="P65">marmitte catalitiche esauste contenenti metalli preziosi </text:p>
      <text:p text:style-name="P70">[160101] [160102]</text:p>
      <text:p text:style-name="P73">[160801]</text:p>
      <text:p text:style-name="P91"><text:span text:style-name="T11">5.5.1 </text:span><text:span text:style-name="T16">Provenienza: </text:span></text:p>
      <text:p text:style-name="Rientro_20_corpo_20_del_20_testo_20_3">industria automobilistica; attività demolizione veicoli autorizzata ai sensi del decreto legislativo 5 febbraio 1997, n. 22; attività di riparazione e sostituzione di veicoli in servizio.</text:p>
      <text:p text:style-name="P91"><text:span text:style-name="T11">5.5.2 </text:span><text:span text:style-name="T16">Caratteristiche del rifiuto: </text:span></text:p>
      <text:p text:style-name="P101">involucro in acciaio contenente un supporto inerte con Pt, Pd e Rh.</text:p>
      <text:p text:style-name="P91"><text:span text:style-name="T11">5.5.3 </text:span><text:span text:style-name="T16">Attività di recupero:</text:span></text:p>
      <text:p text:style-name="Rientro_20_corpo_20_del_20_testo_20_3">apertura del catalizzatore; estrazione del monolita, macinazione e recupero dei metalli preziosi, e dell'involucro in acciaio inviato alle fonderie dei metalli ferrosi [R4] [R8]</text:p>
      <text:p text:style-name="P91"><text:span text:style-name="T11">5.5.4 </text:span><text:span text:style-name="T16">Caratteristiche delle materie prime e/o dei prodotti ottenuti:</text:span></text:p>
      <text:p text:style-name="Rientro_20_corpo_20_del_20_testo_20_3">metalli preziosi puri; metalli ferrosi e leghe nelle forme usualmente commercializzate.</text:p>
      <text:p text:style-name="Rientro_20_corpo_20_del_20_testo_20_3"/>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331">Attività di recupero</text:p>
          </table:table-cell>
          <table:table-cell table:style-name="Tabella30.A1" office:value-type="string">
            <text:p text:style-name="P331">Codice Rifiuto</text:p>
          </table:table-cell>
          <table:table-cell table:style-name="Tabella30.A1" office:value-type="string">
            <text:p text:style-name="P331">Descrizione</text:p>
          </table:table-cell>
          <table:table-cell table:style-name="Tabella30.D1" office:value-type="string">
            <text:p text:style-name="P331">Quantità (t/a)</text:p>
          </table:table-cell>
        </table:table-row>
        <table:table-row table:style-name="Tabella30.1">
          <table:table-cell table:style-name="Tabella30.A2" office:value-type="string">
            <text:p text:style-name="P334">Messa in riserva</text:p>
          </table:table-cell>
          <table:table-cell table:style-name="Tabella30.A2" office:value-type="string">
            <text:p text:style-name="P334">[160801]</text:p>
          </table:table-cell>
          <table:table-cell table:style-name="Tabella30.A2" office:value-type="string">
            <text:p text:style-name="P334">Marmitte catalitiche esauste contenenti metalli preziosi</text:p>
          </table:table-cell>
          <table:table-cell table:style-name="Tabella30.D2" office:value-type="string">
            <text:p text:style-name="P335">10</text:p>
          </table:table-cell>
        </table:table-row>
        <table:table-row table:style-name="Tabella30.1">
          <table:table-cell table:style-name="Tabella30.A2" office:value-type="string">
            <text:p text:style-name="P334">Processi di recupero dei catalizzatori</text:p>
          </table:table-cell>
          <table:table-cell table:style-name="Tabella30.A2" office:value-type="string">
            <text:p text:style-name="P334">[160801]</text:p>
          </table:table-cell>
          <table:table-cell table:style-name="Tabella30.A2" office:value-type="string">
            <text:p text:style-name="P334">Marmitte catalitiche esauste contenenti metalli preziosi</text:p>
          </table:table-cell>
          <table:table-cell table:style-name="Tabella30.D2" office:value-type="string">
            <text:p text:style-name="P335">100</text:p>
          </table:table-cell>
        </table:table-row>
      </table:table>
      <text:p text:style-name="P61"/>
      <text:h text:style-name="P447" text:outline-level="1">5.6 Tipologia: </text:h>
      <text:p text:style-name="P65">rottami elettrici ed elettronici contenenti e non metalli preziosi </text:p>
      <text:p text:style-name="P70">[160202] [160205] [200124] [200106].</text:p>
      <text:p text:style-name="P73">[160214] [160216] [200136] [200140]</text:p>
      <text:p text:style-name="P91"><text:span text:style-name="T11">5.6.1 </text:span><text:span text:style-name="T16">Provenienza: </text:span></text:p>
      <text:p text:style-name="Rientro_20_corpo_20_del_20_testo_20_3">industria componenti elettrici ed elettronici; costruzione, installazione e riparazione apparecchiature elettriche e elettroniche, altre attività di recupero; attività commerciali industriali e di servizio.</text:p>
      <text:p text:style-name="P91"><text:span text:style-name="T11">5.6.2 </text:span><text:span text:style-name="T16">Caratteristiche del rifiuto: </text:span></text:p>
      <text:p text:style-name="Rientro_20_corpo_20_del_20_testo_20_3">oggetti di pezzatura variabile, esclusi tubi catodici, costituiti da parti in resine sintetiche, vetro o porcellana e metalli assiemati, alcuni con riporto di metalli preziosi quali Ag 0,05 - 15%, Au 0,002 - 5%, Pt fino a 0,2%, Pd fino a 0,5 % e contenenti Cu fino a 50%, Pb fino a 5%, Ni fino a 10%, Zn fino a 5%,Fe fino a 80%, ottone e bronzo fino al 15%, Cr &lt;5%, Cd &lt;0,006%.</text:p>
      <text:p text:style-name="P91"><text:span text:style-name="T11">5.6.3 </text:span><text:span text:style-name="T16">Attività di recupero:</text:span></text:p>
      <text:p text:style-name="P101">a) separazione dei componenti contenenti metalli preziosi; pirotrattamento, macinazione e fusione delle ceneri, raffinazione per via idrometallurgica [R4];</text:p>
      <text:p text:style-name="P101">b) macinazione e granulazione della gomma e della frazione plastica e recupero nell'industria delle materie plastiche [R3].</text:p>
      <text:p text:style-name="P91"><text:span text:style-name="T11">5.6.4 </text:span><text:span text:style-name="T16">Caratteristiche delle materie prime e/o dei prodotti ottenuti:</text:span></text:p>
      <text:p text:style-name="P101">a) metalli preziosi e altri metalli ferrosi e non ferrosi nelle forme usualmente commercializzate; </text:p>
      <text:p text:style-name="P101">b) prodotti plastici e in gomma nelle forme usualmente commercializzate.</text:p>
      <text:p text:style-name="P101"/>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331">Attività di recupero</text:p>
          </table:table-cell>
          <table:table-cell table:style-name="Tabella31.A1" office:value-type="string">
            <text:p text:style-name="P331">Codice Rifiuto</text:p>
          </table:table-cell>
          <table:table-cell table:style-name="Tabella31.A1" office:value-type="string">
            <text:p text:style-name="P331">Descrizione</text:p>
          </table:table-cell>
          <table:table-cell table:style-name="Tabella31.D1" office:value-type="string">
            <text:p text:style-name="P331">Quantità (t/a)</text:p>
          </table:table-cell>
        </table:table-row>
        <table:table-row table:style-name="Tabella31.1">
          <table:table-cell table:style-name="Tabella31.A2" office:value-type="string">
            <text:p text:style-name="P334">Industria delle materie plastiche</text:p>
          </table:table-cell>
          <table:table-cell table:style-name="Tabella31.A2" office:value-type="string">
            <text:p text:style-name="P334">[160214] [160216] [200136] [200140]</text:p>
          </table:table-cell>
          <table:table-cell table:style-name="Tabella31.A2" office:value-type="string">
            <text:p text:style-name="P334">Rottami elettrici ed elettronici contenenti e non metalli preziosi</text:p>
          </table:table-cell>
          <table:table-cell table:style-name="Tabella31.D2" office:value-type="string">
            <text:p text:style-name="P335">200</text:p>
          </table:table-cell>
        </table:table-row>
        <table:table-row table:style-name="Tabella31.1">
          <table:table-cell table:style-name="Tabella31.A2" office:value-type="string">
            <text:p text:style-name="P334">Industria metallurgica per i metalli preziosi</text:p>
          </table:table-cell>
          <table:table-cell table:style-name="Tabella31.A2" office:value-type="string">
            <text:p text:style-name="P334">[160214] [160216] [200136] [200140]</text:p>
          </table:table-cell>
          <table:table-cell table:style-name="Tabella31.A2" office:value-type="string">
            <text:p text:style-name="P334">Rottami elettrici ed elettronici contenenti e non metalli preziosi</text:p>
          </table:table-cell>
          <table:table-cell table:style-name="Tabella31.D2" office:value-type="string">
            <text:p text:style-name="P335">1.100</text:p>
          </table:table-cell>
        </table:table-row>
        <table:table-row table:style-name="Tabella31.1">
          <table:table-cell table:style-name="Tabella31.A2" office:value-type="string">
            <text:p text:style-name="P334">Messa in riserva</text:p>
          </table:table-cell>
          <table:table-cell table:style-name="Tabella31.A2" office:value-type="string">
            <text:p text:style-name="P334">[160214] [160216] [200136] [200140]</text:p>
          </table:table-cell>
          <table:table-cell table:style-name="Tabella31.A2" office:value-type="string">
            <text:p text:style-name="P334">Rottami elettrici ed elettronici contenenti e non metalli preziosi</text:p>
          </table:table-cell>
          <table:table-cell table:style-name="Tabella31.D2" office:value-type="string">
            <text:p text:style-name="P335">20.000</text:p>
          </table:table-cell>
        </table:table-row>
      </table:table>
      <text:p text:style-name="P61"/>
      <text:h text:style-name="P447" text:outline-level="1">5.7 Tipologia: </text:h>
      <text:p text:style-name="P65">spezzoni di cavo con il conduttore di alluminio ricoperto </text:p>
      <text:p text:style-name="P70">[160202] [170402] [170408]</text:p>
      <text:p text:style-name="P73">[160216] [170402] [170411]</text:p>
      <text:p text:style-name="P91"><text:span text:style-name="T11">5.7.1 </text:span><text:span text:style-name="T16">Provenienza: </text:span></text:p>
      <text:p text:style-name="Rientro_20_corpo_20_del_20_testo_20_3">scarti industriali o da demolizione e manutenzione di linee elettriche, di telecomunicazioni e di apparati elettrici, elettrotecnici e elettronici.</text:p>
      <text:p text:style-name="P91"><text:span text:style-name="T11">5.7.2 </text:span><text:span text:style-name="T16">Caratteristiche del rifiuto: </text:span></text:p>
      <text:p text:style-name="Rientro_20_corpo_20_del_20_testo_20_3">fili o cavi o trecce di alluminio puro o in lega ricoperti con materiali termoplastici, elastomeri, carta impregnata con olio o tessuto fino al 50%, piombo fino al 55%.</text:p>
      <text:p text:style-name="P91"><text:span text:style-name="T11">5.7.3 </text:span><text:span text:style-name="T16">Attività di recupero:</text:span></text:p>
      <text:p text:style-name="P101">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nell'industria delle materie plastiche [R3]..</text:p>
      <text:p text:style-name="P101">b) pirotrattamento per asportazione del rivestimento e successivo recupero nell'industria metallurgica [R4].</text:p>
      <text:p text:style-name="P91"><text:span text:style-name="T11">5.7.4 </text:span><text:span text:style-name="T16">Caratteristiche delle materie prime e/o dei prodotti ottenuti:</text:span></text:p>
      <text:p text:style-name="Rientro_20_corpo_20_del_20_testo_20_3">alluminio e piombo nelle forme usualmente commercializzate; prodotti plastici e in gomma nelle forme usualmente commercializzate.</text:p>
      <text:p text:style-name="Rientro_20_corpo_20_del_20_testo_20_3"/>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331">Attività di recupero</text:p>
          </table:table-cell>
          <table:table-cell table:style-name="Tabella32.A1" office:value-type="string">
            <text:p text:style-name="P331">Codice Rifiuto</text:p>
          </table:table-cell>
          <table:table-cell table:style-name="Tabella32.A1" office:value-type="string">
            <text:p text:style-name="P331">Descrizione</text:p>
          </table:table-cell>
          <table:table-cell table:style-name="Tabella32.D1" office:value-type="string">
            <text:p text:style-name="P331">Quantità (t/a)</text:p>
          </table:table-cell>
        </table:table-row>
        <table:table-row table:style-name="Tabella32.1">
          <table:table-cell table:style-name="Tabella32.A2" office:value-type="string">
            <text:p text:style-name="P334">Industria metallurgica</text:p>
          </table:table-cell>
          <table:table-cell table:style-name="Tabella32.A2" office:value-type="string">
            <text:p text:style-name="P334">[160216] [170402] [170411]</text:p>
          </table:table-cell>
          <table:table-cell table:style-name="Tabella32.A2" office:value-type="string">
            <text:p text:style-name="P334">Spezzoni di cavo con il conduttore di alluminio</text:p>
          </table:table-cell>
          <table:table-cell table:style-name="Tabella32.D2" office:value-type="string">
            <text:p text:style-name="P335">100</text:p>
          </table:table-cell>
        </table:table-row>
        <table:table-row table:style-name="Tabella32.1">
          <table:table-cell table:style-name="Tabella32.A2" office:value-type="string">
            <text:p text:style-name="P334">Messa in riserva</text:p>
          </table:table-cell>
          <table:table-cell table:style-name="Tabella32.A2" office:value-type="string">
            <text:p text:style-name="P334">[160216] [170402] [170411]</text:p>
          </table:table-cell>
          <table:table-cell table:style-name="Tabella32.A2" office:value-type="string">
            <text:p text:style-name="P334">Spezzoni di cavo con il conduttore di alluminio</text:p>
          </table:table-cell>
          <table:table-cell table:style-name="Tabella32.D2" office:value-type="string">
            <text:p text:style-name="P335">750</text:p>
          </table:table-cell>
        </table:table-row>
      </table:table>
      <text:p text:style-name="P61"/>
      <text:h text:style-name="P447" text:outline-level="1">5.8 Tipologia: </text:h>
      <text:p text:style-name="P65">spezzoni di cavo di rame ricoperto </text:p>
      <text:p text:style-name="P70">[170401] [170408] [160199] [160208]</text:p>
      <text:p text:style-name="P73">[160118] [160122] [160216] [170401] [170411]</text:p>
      <text:p text:style-name="P91"><text:span text:style-name="T11">5.8.1 </text:span><text:span text:style-name="T16">Provenienza: </text:span></text:p>
      <text:p text:style-name="Rientro_20_corpo_20_del_20_testo_20_3">scarti industriali o da demolizione e manutenzione di linee elettriche, di telecomunicazioni e di apparati elettrici, elettrotecnici e elettronici; riparazione veicoli; attività demolizione veicoli autorizzata ai sensi del decreto legislativo 5 febbraio 1997, n. 22 e successive modifiche e integrazioni; industria automobilistica</text:p>
      <text:p text:style-name="P91"><text:span text:style-name="T11">5.8.2 </text:span><text:span text:style-name="T16">Caratteristiche del rifiuto: </text:span></text:p>
      <text:p text:style-name="Rientro_20_corpo_20_del_20_testo_20_3">spezzoni di cavo, anche in traccia, rivestiti da isolanti costituiti da materiali termoplastici, elastomeri, carta impregnata con olio, piombo e Piomboplasto; costituiti da Cu fino al 75% e Pb fino al 72%.</text:p>
      <text:p text:style-name="P91"><text:span text:style-name="T11">5.8.3 </text:span><text:span text:style-name="T16">Attività di recupero:</text:span></text:p>
      <text:p text:style-name="P101">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e in gomma nell'industria delle materie plastiche [R3].</text:p>
      <text:p text:style-name="P101">b) pirotrattamento per asportazione del rivestimento e successivo recupero nell'industria metallurgica [R4].</text:p>
      <text:p text:style-name="P91"><text:span text:style-name="T11">5.8.4 </text:span><text:span text:style-name="T16">Caratteristiche delle materie prime e/o dei prodotti ottenuti:</text:span></text:p>
      <text:p text:style-name="Rientro_20_corpo_20_del_20_testo_20_3">rame e piombo nelle forme usualmente commercializzate; prodotti plastici e in gomma nelle forme usualmente commercializzate.</text:p>
      <text:p text:style-name="Rientro_20_corpo_20_del_20_testo_20_3"/>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331">Attività di recupero</text:p>
          </table:table-cell>
          <table:table-cell table:style-name="Tabella33.A1" office:value-type="string">
            <text:p text:style-name="P331">Codice Rifiuto</text:p>
          </table:table-cell>
          <table:table-cell table:style-name="Tabella33.A1" office:value-type="string">
            <text:p text:style-name="P331">Descrizione</text:p>
          </table:table-cell>
          <table:table-cell table:style-name="Tabella33.D1" office:value-type="string">
            <text:p text:style-name="P331">Quantità (t/a)</text:p>
          </table:table-cell>
        </table:table-row>
        <table:table-row table:style-name="Tabella33.1">
          <table:table-cell table:style-name="Tabella33.A2" office:value-type="string">
            <text:p text:style-name="P334">Messa in riserva</text:p>
          </table:table-cell>
          <table:table-cell table:style-name="Tabella33.A2" office:value-type="string">
            <text:p text:style-name="P334">[160118] [160122] [160216] [170401] [170411]</text:p>
          </table:table-cell>
          <table:table-cell table:style-name="Tabella33.A2" office:value-type="string">
            <text:p text:style-name="P334">Spezzoni di cavo di rame ricoperto</text:p>
          </table:table-cell>
          <table:table-cell table:style-name="Tabella33.D2" office:value-type="string">
            <text:p text:style-name="P335">1.000</text:p>
          </table:table-cell>
        </table:table-row>
        <table:table-row table:style-name="Tabella33.1">
          <table:table-cell table:style-name="Tabella33.A2" office:value-type="string">
            <text:p text:style-name="P334">Industria delle materie plastiche</text:p>
          </table:table-cell>
          <table:table-cell table:style-name="Tabella33.A2" office:value-type="string">
            <text:p text:style-name="P334">[160216] [160118] [160122] [170401] [170411]</text:p>
          </table:table-cell>
          <table:table-cell table:style-name="Tabella33.A2" office:value-type="string">
            <text:p text:style-name="P334">Spezzoni di cavo di rame ricoperto</text:p>
          </table:table-cell>
          <table:table-cell table:style-name="Tabella33.D2" office:value-type="string">
            <text:p text:style-name="P335">1.500</text:p>
          </table:table-cell>
        </table:table-row>
        <table:table-row table:style-name="Tabella33.1">
          <table:table-cell table:style-name="Tabella33.A2" office:value-type="string">
            <text:p text:style-name="P334">Industria metallurgica</text:p>
          </table:table-cell>
          <table:table-cell table:style-name="Tabella33.A2" office:value-type="string">
            <text:p text:style-name="P334">[160118] [160122] [160216] [170401] [170411]</text:p>
          </table:table-cell>
          <table:table-cell table:style-name="Tabella33.A2" office:value-type="string">
            <text:p text:style-name="P334">Spezzoni di cavo di rame ricoperto</text:p>
          </table:table-cell>
          <table:table-cell table:style-name="Tabella33.D2" office:value-type="string">
            <text:p text:style-name="P335">1.500</text:p>
          </table:table-cell>
        </table:table-row>
      </table:table>
      <text:p text:style-name="P61"/>
      <text:h text:style-name="P448" text:outline-level="1">5.9 Tipologia: </text:h>
      <text:p text:style-name="P69">spezzoni di cavo in fibra ottica ricoperta di tipo dielettrico (a), semidielettrico (b) e metallico (c).</text:p>
      <text:p text:style-name="P75">[160216] [170411]</text:p>
      <text:p text:style-name="P94"><text:span text:style-name="T11">5.9.1 </text:span><text:span text:style-name="T16">Provenienza: </text:span></text:p>
      <text:p text:style-name="P208">demolizione e manutenzione di linee di telecomunicazioni e di apparati elettrici, elettrotecnici ed elettronici.</text:p>
      <text:p text:style-name="P94"><text:span text:style-name="T11">5.9.2 </text:span><text:span text:style-name="T16">Caratteristiche del rifiuto: </text:span></text:p>
      <text:p text:style-name="P208">Fili o spezzoni di cavo in fibra ottica con rivestimento in materiale plastico contenenti, in alcuni casi, parti metalliche. </text:p>
      <text:p text:style-name="P122">La composizione tipica indicativa delle tre tipologie è la seguente:</text:p>
      <text:p text:style-name="P122">a) cavo di tipo dielettrico: materiali plastici e silice (89%), gel tamponante (6%), fibre sintetiche (5%);</text:p>
      <text:p text:style-name="P122">b) cavo di tipo semidielettrico: materiali plastici e silice (69%), acciaio (23%), gel tamponante (4%), fibre sintetiche (4%);</text:p>
      <text:p text:style-name="P122">c) cavo di tipo metallico (parte metallica eventualmente costituita da conduttori di rame; es. materiali plastici e silice 70%, acciaio ramato 14%, alluminio 10%, rame 6%) o acciaio come elemento portante, alluminio come barriera metallica, acciaio come armatura esterna).</text:p>
      <text:p text:style-name="P94"><text:span text:style-name="T11">5.9.3 </text:span><text:span text:style-name="T16">Attività di recupero:</text:span></text:p>
      <text:p text:style-name="P122">a) messa di riserva di rifiuti [R13] con macinazione e/o granulazione dei materiali polimerici per sottoporli all'operazione di recupero nell'industria della trasformazione delle materie plastiche [R3];</text:p>
      <text:p text:style-name="P132"><text:span text:style-name="T11">b) messa di riserva di rifiuti [R13] con macinazione e/o granulazione del cavo e successiva separazione elettrostatica dei materiali plastici dai metallici; eventuale secondo trattamento elettrostatico per i polimeri per separare ogni traccia dei metalli per sottoporli alle operazioni di recupero nell'industria di trasformazione delle materie plastiche [R3] e recupero nell'industria metallurgica </text:span><text:span text:style-name="T29">[R5]</text:span><text:span text:style-name="T11"> </text:span><text:span text:style-name="T14">[R4]</text:span><text:span text:style-name="T11">;</text:span></text:p>
      <text:p text:style-name="P359">c) messa di riserva di rifiuti [R13] con separazione fisica del materiale plastico dal metallico; cesoiatura, triturazione, vibrovagliatura e separazione. densimetrica dei metalli e granulazione dei polimeri; oppure cesoiatura e triturazione del cavo intero, separazione magnetica (per i ferrosi) e in seguito separazione a corrente indotta sia per i metalli (non ferrosi) che per i polimeri per sottoporre i rifiuti così ottenuti alle operazioni di recupero nell'industria di trasformazione delle materie plastiche [R3] e recupero nell'industria metallurgica <text:span text:style-name="T28">[R5]</text:span> <text:span text:style-name="T26">[R4]</text:span>;</text:p>
      <text:p text:style-name="P94"><text:span text:style-name="T11">5.9.4 </text:span><text:span text:style-name="T16">Caratteristiche delle materie prime e/o dei prodotti ottenuti:</text:span></text:p>
      <text:p text:style-name="P208">manufatti in plastica nelle forme usualmente commercializzate: metalli e leghe nelle forme usualmente commercializzate</text:p>
      <text:p text:style-name="P208"/>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332">Attività di recupero</text:p>
          </table:table-cell>
          <table:table-cell table:style-name="Tabella34.A1" office:value-type="string">
            <text:p text:style-name="P332">Codice Rifiuto</text:p>
          </table:table-cell>
          <table:table-cell table:style-name="Tabella34.A1" office:value-type="string">
            <text:p text:style-name="P332">Descrizione</text:p>
          </table:table-cell>
          <table:table-cell table:style-name="Tabella34.D1" office:value-type="string">
            <text:p text:style-name="P332">Quantità (t/a)</text:p>
          </table:table-cell>
        </table:table-row>
        <table:table-row table:style-name="Tabella34.1">
          <table:table-cell table:style-name="Tabella34.A2" office:value-type="string">
            <text:p text:style-name="P339">Messa in riserva</text:p>
          </table:table-cell>
          <table:table-cell table:style-name="Tabella34.A2" office:value-type="string">
            <text:p text:style-name="P339">[160216] [170411]</text:p>
          </table:table-cell>
          <table:table-cell table:style-name="Tabella34.A2" office:value-type="string">
            <text:p text:style-name="P339">Spezzoni di cavo di fibra ottica ricoperta di tipo dielettrico (a), semidielettrico (b), e metallico (e)</text:p>
          </table:table-cell>
          <table:table-cell table:style-name="Tabella34.D2" office:value-type="string">
            <text:p text:style-name="P341">100</text:p>
          </table:table-cell>
        </table:table-row>
      </table:table>
      <text:p text:style-name="P63"/>
      <text:h text:style-name="P448" text:outline-level="1">5.10 Tipologia: </text:h>
      <text:p text:style-name="P69">fini di ottone e fanghi di molazza </text:p>
      <text:p text:style-name="P72">[110204] [120299]</text:p>
      <text:p text:style-name="P69">[110299] [120103] [120104] [120199]</text:p>
      <text:p text:style-name="P94"><text:span text:style-name="T11">5.10.1 </text:span><text:span text:style-name="T16">Provenienza: </text:span></text:p>
      <text:p text:style-name="P208">sgranellatura a secco (fini) e smolazzatura a umido (fanghi) delle scorie di copertura dei bagni di fusione degli ottoni.</text:p>
      <text:p text:style-name="P94"><text:span text:style-name="T11">5.10.2 </text:span><text:span text:style-name="T16">Caratteristiche del rifiuto: </text:span></text:p>
      <text:p text:style-name="P208">rifiuto a base di Zn 30 - 50%, Cu 10 - 20%, Pb 2 - 3%, Cd &lt; 0,3%, Cl&lt; 3% sul secco.</text:p>
      <text:p text:style-name="P94"><text:span text:style-name="T11">5.10.3 </text:span><text:span text:style-name="T16">Attività di recupero:</text:span></text:p>
      <text:p text:style-name="P208">metallurgia secondaria del rame e/o al ciclo metallurgico primario e secondario, dello zinco [R4]</text:p>
      <text:p text:style-name="P94"><text:span text:style-name="T11">5.10.4 </text:span><text:span text:style-name="T16">Caratteristiche delle materie prime e/o dei prodotti ottenuti:</text:span></text:p>
      <text:p text:style-name="P122">rame, zinco e leghe nelle forme usualmente commercializzate.</text:p>
      <text:p text:style-name="P122"/>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332">Attività di recupero</text:p>
          </table:table-cell>
          <table:table-cell table:style-name="Tabella35.A1" office:value-type="string">
            <text:p text:style-name="P332">Codice Rifiuto</text:p>
          </table:table-cell>
          <table:table-cell table:style-name="Tabella35.A1" office:value-type="string">
            <text:p text:style-name="P332">Descrizione</text:p>
          </table:table-cell>
          <table:table-cell table:style-name="Tabella35.D1" office:value-type="string">
            <text:p text:style-name="P332">Quantità (t/a)</text:p>
          </table:table-cell>
        </table:table-row>
        <table:table-row table:style-name="Tabella35.1">
          <table:table-cell table:style-name="Tabella35.A2" office:value-type="string">
            <text:p text:style-name="P339">Messa in riserva</text:p>
          </table:table-cell>
          <table:table-cell table:style-name="Tabella35.A2" office:value-type="string">
            <text:p text:style-name="P339">[110299] [120103] [120104] [120199]</text:p>
          </table:table-cell>
          <table:table-cell table:style-name="Tabella35.A2" office:value-type="string">
            <text:p text:style-name="P339">Fini di ottone e fanghi di molazza</text:p>
          </table:table-cell>
          <table:table-cell table:style-name="Tabella35.D2" office:value-type="string">
            <text:p text:style-name="P341">100</text:p>
          </table:table-cell>
        </table:table-row>
      </table:table>
      <text:p text:style-name="P63"/>
      <text:h text:style-name="P447" text:outline-level="1">5.11 Tipologia: </text:h>
      <text:p text:style-name="P65">terra di rame e di ottone </text:p>
      <text:p text:style-name="P64"><text:span text:style-name="T21">[100699] [101099</text:span><text:span text:style-name="T11">]</text:span></text:p>
      <text:p text:style-name="P73">[100699] [101099]</text:p>
      <text:p text:style-name="P91"><text:span text:style-name="T11">5.11.1 </text:span><text:span text:style-name="T16">Provenienza: </text:span></text:p>
      <text:p text:style-name="Rientro_20_corpo_20_del_20_testo_20_3">operazioni di movimentatone del rottame di rame e di ottone.</text:p>
      <text:p text:style-name="P91"><text:span text:style-name="T11">5.11.2 </text:span><text:span text:style-name="T16">Caratteristiche del rifiuto: </text:span></text:p>
      <text:p text:style-name="P101">terra contenente Cu e Zn in quantità &gt; o = 10%</text:p>
      <text:p text:style-name="P91"><text:span text:style-name="T11">5.11.3</text:span><text:span text:style-name="T16"> Attività di recupero:</text:span></text:p>
      <text:p text:style-name="P101">a) fonderia di 2° fusione [R4]; </text:p>
      <text:p text:style-name="P101">b) idrometallurgia [R4].</text:p>
      <text:p text:style-name="P91"><text:span text:style-name="T11">5.11.4. </text:span><text:span text:style-name="T16">Caratteristiche delle materie prime e/o dei prodotti ottenuti:</text:span></text:p>
      <text:p text:style-name="P101">rame e sue leghe nelle forme usualmente commercializzate.</text:p>
      <text:p text:style-name="P101"/>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331">Attività di recupero</text:p>
          </table:table-cell>
          <table:table-cell table:style-name="Tabella36.A1" office:value-type="string">
            <text:p text:style-name="P331">Codice Rifiuto</text:p>
          </table:table-cell>
          <table:table-cell table:style-name="Tabella36.A1" office:value-type="string">
            <text:p text:style-name="P331">Descrizione</text:p>
          </table:table-cell>
          <table:table-cell table:style-name="Tabella36.D1" office:value-type="string">
            <text:p text:style-name="P331">Quantità (t/a)</text:p>
          </table:table-cell>
        </table:table-row>
        <table:table-row table:style-name="Tabella36.1">
          <table:table-cell table:style-name="Tabella36.A2" office:value-type="string">
            <text:p text:style-name="P334">Messa in riserva</text:p>
          </table:table-cell>
          <table:table-cell table:style-name="Tabella36.A2" office:value-type="string">
            <text:p text:style-name="P334">[100699] [101099]</text:p>
          </table:table-cell>
          <table:table-cell table:style-name="Tabella36.A2" office:value-type="string">
            <text:p text:style-name="P334">Terra di rame e di ottone</text:p>
          </table:table-cell>
          <table:table-cell table:style-name="Tabella36.D2" office:value-type="string">
            <text:p text:style-name="P335">200</text:p>
          </table:table-cell>
        </table:table-row>
        <table:table-row table:style-name="Tabella36.1">
          <table:table-cell table:style-name="Tabella36.A2" office:value-type="string">
            <text:p text:style-name="P334">Industria metallurgica</text:p>
          </table:table-cell>
          <table:table-cell table:style-name="Tabella36.A2" office:value-type="string">
            <text:p text:style-name="P334">[100699] [101099]</text:p>
          </table:table-cell>
          <table:table-cell table:style-name="Tabella36.A2" office:value-type="string">
            <text:p text:style-name="P334">Terra di rame e dì ottone</text:p>
          </table:table-cell>
          <table:table-cell table:style-name="Tabella36.D2" office:value-type="string">
            <text:p text:style-name="P335">300</text:p>
          </table:table-cell>
        </table:table-row>
      </table:table>
      <text:p text:style-name="P61"/>
      <text:h text:style-name="P448" text:outline-level="1">5.12 Tipologia: </text:h>
      <text:p text:style-name="P69">rifiuto di trattamento di scorie di ottone </text:p>
      <text:p text:style-name="P72">[101003] [101099]</text:p>
      <text:p text:style-name="P75">[101003] [101010] [101012]</text:p>
      <text:p text:style-name="P94"><text:span text:style-name="T11">5.12.1 </text:span><text:span text:style-name="T16">Provenienza: </text:span></text:p>
      <text:p text:style-name="P122">impianto di trattamento delle scorie di ottone. </text:p>
      <text:p text:style-name="P94"><text:span text:style-name="T11">5.12.2 </text:span><text:span text:style-name="T16">Caratteristiche del rifiuto: </text:span></text:p>
      <text:p text:style-name="P208">polveri medie e fini con contenuto di Cu &gt;4%, Zn &gt;15%, con presenza di parti ferrose.</text:p>
      <text:p text:style-name="P94"><text:span text:style-name="T11">5.12.3</text:span><text:span text:style-name="T16"> Attività di recupero:</text:span></text:p>
      <text:p text:style-name="P122">a) metallurgia dei ferrosi per le parti ferrose [R4];</text:p>
      <text:p text:style-name="P122">b) metallurgia per il recupero del Cu e dello Zn per quelle non ferrose [R4].</text:p>
      <text:p text:style-name="P94"><text:span text:style-name="T11">5.12.4</text:span><text:span text:style-name="T16"> Caratteristiche delle materie prime e/o dei prodotti ottenuti:</text:span></text:p>
      <text:p text:style-name="P122">acciai, rame e zinco nelle forme usualmente commercializzate.</text:p>
      <text:p text:style-name="P122"/>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332">Attività di recupero</text:p>
          </table:table-cell>
          <table:table-cell table:style-name="Tabella37.A1" office:value-type="string">
            <text:p text:style-name="P332">Codice Rifiuto</text:p>
          </table:table-cell>
          <table:table-cell table:style-name="Tabella37.A1" office:value-type="string">
            <text:p text:style-name="P332">Descrizione</text:p>
          </table:table-cell>
          <table:table-cell table:style-name="Tabella37.D1" office:value-type="string">
            <text:p text:style-name="P332">Quantità (t/a)</text:p>
          </table:table-cell>
        </table:table-row>
        <table:table-row table:style-name="Tabella37.1">
          <table:table-cell table:style-name="Tabella37.A2" office:value-type="string">
            <text:p text:style-name="P339">Messa in riserva</text:p>
          </table:table-cell>
          <table:table-cell table:style-name="Tabella37.A2" office:value-type="string">
            <text:p text:style-name="P339">[101003] [101010] [101012]</text:p>
          </table:table-cell>
          <table:table-cell table:style-name="Tabella37.A2" office:value-type="string">
            <text:p text:style-name="P339">Rifiuto di trattamento di scorie di ottone</text:p>
          </table:table-cell>
          <table:table-cell table:style-name="Tabella37.D2" office:value-type="string">
            <text:p text:style-name="P341">100</text:p>
          </table:table-cell>
        </table:table-row>
      </table:table>
      <text:p text:style-name="P63"/>
      <text:h text:style-name="P448" text:outline-level="1">5.13 Tipologia: </text:h>
      <text:p text:style-name="P69">ferro da cernita calamita</text:p>
      <text:p text:style-name="P72">[101099]</text:p>
      <text:p text:style-name="P75">[101099]</text:p>
      <text:p text:style-name="P94"><text:span text:style-name="T11">5.13.1 </text:span><text:span text:style-name="T16">Provenienza: </text:span></text:p>
      <text:p text:style-name="P208">operazioni di deferrizzazione della preparazione della tornitura e trattamento scorie di ottone.</text:p>
      <text:p text:style-name="P94"><text:span text:style-name="T11">5.13.2 </text:span><text:span text:style-name="T16">Caratteristiche del rifiuto: </text:span></text:p>
      <text:p text:style-name="P122">materiale ferroso contenente eventualmente Cu 2 - 35% e Zn 10 - 40%.</text:p>
      <text:p text:style-name="P94"><text:span text:style-name="T11">5.13.3 </text:span><text:span text:style-name="T16">Attività di recupero:</text:span></text:p>
      <text:p text:style-name="P122">a) raffinerie o fonderie di 2° fusione [R4]; </text:p>
      <text:p text:style-name="P122">b) idrometallurgia [R4]</text:p>
      <text:p text:style-name="P94"><text:span text:style-name="T11">5.13.4 </text:span><text:span text:style-name="T16">Caratteristiche delle materie prime e/o dei prodotti ottenuti:</text:span></text:p>
      <text:p text:style-name="P208">acciaio nelle forme usualmente commercializzate.</text:p>
      <text:p text:style-name="P208"/>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332">Attività di recupero</text:p>
          </table:table-cell>
          <table:table-cell table:style-name="Tabella38.A1" office:value-type="string">
            <text:p text:style-name="P332">Codice Rifiuto</text:p>
          </table:table-cell>
          <table:table-cell table:style-name="Tabella38.A1" office:value-type="string">
            <text:p text:style-name="P332">Descrizione</text:p>
          </table:table-cell>
          <table:table-cell table:style-name="Tabella38.D1" office:value-type="string">
            <text:p text:style-name="P332">Quantità (t/a)</text:p>
          </table:table-cell>
        </table:table-row>
        <table:table-row table:style-name="Tabella38.1">
          <table:table-cell table:style-name="Tabella38.A2" office:value-type="string">
            <text:p text:style-name="P339">Messa in riserva</text:p>
          </table:table-cell>
          <table:table-cell table:style-name="Tabella38.A2" office:value-type="string">
            <text:p text:style-name="P339">[101099]</text:p>
          </table:table-cell>
          <table:table-cell table:style-name="Tabella38.A2" office:value-type="string">
            <text:p text:style-name="P339">Ferro da cernita calamità</text:p>
          </table:table-cell>
          <table:table-cell table:style-name="Tabella38.D2" office:value-type="string">
            <text:p text:style-name="P341">10</text:p>
          </table:table-cell>
        </table:table-row>
      </table:table>
      <text:p text:style-name="P63"/>
      <text:h text:style-name="P447" text:outline-level="1">5.14 Tipologia: </text:h>
      <text:p text:style-name="P65">scaglie di laminazione e stampaggio </text:p>
      <text:p text:style-name="P70">[120101] [120102] [120103]</text:p>
      <text:p text:style-name="P65">[120101] [120102] [120103]</text:p>
      <text:p text:style-name="P91"><text:span text:style-name="T11">5.14.1 </text:span><text:span text:style-name="T16">Provenienza: </text:span></text:p>
      <text:p text:style-name="Rientro_20_corpo_20_del_20_testo_20_3">impianti di depurazione acque di laminazione, impianti di colata continua, impianti di trafilazione di industria siderurgica e metallurgica; pulitura meccanica dei manufatti metallici.</text:p>
      <text:p text:style-name="P91"><text:span text:style-name="T11">5.14.2 </text:span><text:span text:style-name="T16">Caratteristiche del rifiuto: </text:span></text:p>
      <text:p text:style-name="Rientro_20_corpo_20_del_20_testo_20_3">ossidi di ferro (~ 95 %), silice allumina e ossidi minori (~ 5 %), esenti da PCB e PCT.</text:p>
      <text:p text:style-name="P91"><text:span text:style-name="T11">5.14.3 </text:span><text:span text:style-name="T16">Attività di recupero:</text:span></text:p>
      <text:p text:style-name="P101">a) industria siderurgica [R4] o recupero nell'industria chimica mediante reazione con acido cloridrico [R5]. </text:p>
      <text:p text:style-name="P101">b) fonderie di ghisa e cubilotti [R4]; </text:p>
      <text:p text:style-name="P101">c) industria produzione di manufatti di cemento [R5]; </text:p>
      <text:p text:style-name="P101">d) cementifici [R5];</text:p>
      <text:p text:style-name="P91"><text:span text:style-name="T11">5.14.4 </text:span><text:span text:style-name="T16">Caratteristiche delle materie prime e/o dei prodotti ottenuti:</text:span></text:p>
      <text:p text:style-name="P101">a) e b) ghisa e acciaio nelle forme usualmente commercializzate; cloruri di ferro nelle forme commercializzate</text:p>
      <text:p text:style-name="P101">c) manufatti di cemento nelle forme usualmente commercializzate;</text:p>
      <text:p text:style-name="P101">d) cemento nelle forme usualmente commercializzate;</text:p>
      <text:p text:style-name="P1"/>
      <table:table table:name="Tabella39" table:style-name="Tabella39">
        <table:table-column table:style-name="Tabella39.A"/>
        <table:table-column table:style-name="Tabella39.B"/>
        <table:table-column table:style-name="Tabella39.C"/>
        <table:table-column table:style-name="Tabella39.D"/>
        <table:table-row table:style-name="Tabella39.1">
          <table:table-cell table:style-name="Tabella39.A1" office:value-type="string">
            <text:p text:style-name="P331">Attività di recupero</text:p>
          </table:table-cell>
          <table:table-cell table:style-name="Tabella39.A1" office:value-type="string">
            <text:p text:style-name="P331">Codice Rifiuto</text:p>
          </table:table-cell>
          <table:table-cell table:style-name="Tabella39.A1" office:value-type="string">
            <text:p text:style-name="P331">Descrizione</text:p>
          </table:table-cell>
          <table:table-cell table:style-name="Tabella39.D1" office:value-type="string">
            <text:p text:style-name="P331">Quantità (t/a)</text:p>
          </table:table-cell>
        </table:table-row>
        <table:table-row table:style-name="Tabella39.1">
          <table:table-cell table:style-name="Tabella39.A2" office:value-type="string">
            <text:p text:style-name="P334">Industria siderurgica</text:p>
          </table:table-cell>
          <table:table-cell table:style-name="Tabella39.A2" office:value-type="string">
            <text:p text:style-name="P334">[100210] [120101] [120102] [120103]</text:p>
          </table:table-cell>
          <table:table-cell table:style-name="Tabella39.A2" office:value-type="string">
            <text:p text:style-name="P334">Scaglie di laminazione e stampaggio</text:p>
          </table:table-cell>
          <table:table-cell table:style-name="Tabella39.D2" office:value-type="string">
            <text:p text:style-name="P335">100</text:p>
          </table:table-cell>
        </table:table-row>
        <table:table-row table:style-name="Tabella39.1">
          <table:table-cell table:style-name="Tabella39.A2" office:value-type="string">
            <text:p text:style-name="P334">Industria metallurgica</text:p>
          </table:table-cell>
          <table:table-cell table:style-name="Tabella39.A2" office:value-type="string">
            <text:p text:style-name="P334">[100210] [120101] [120102] [120103]</text:p>
          </table:table-cell>
          <table:table-cell table:style-name="Tabella39.A2" office:value-type="string">
            <text:p text:style-name="P334">Scaglie di laminazione e stampaggio</text:p>
          </table:table-cell>
          <table:table-cell table:style-name="Tabella39.D2" office:value-type="string">
            <text:p text:style-name="P335">500</text:p>
          </table:table-cell>
        </table:table-row>
        <table:table-row table:style-name="Tabella39.1">
          <table:table-cell table:style-name="Tabella39.A2" office:value-type="string">
            <text:p text:style-name="P334">Cementifici</text:p>
          </table:table-cell>
          <table:table-cell table:style-name="Tabella39.A2" office:value-type="string">
            <text:p text:style-name="P334">[100210] [120101] [120102] [120103]</text:p>
          </table:table-cell>
          <table:table-cell table:style-name="Tabella39.A2" office:value-type="string">
            <text:p text:style-name="P334">Scaglie di laminazione e stampaggio</text:p>
          </table:table-cell>
          <table:table-cell table:style-name="Tabella39.D2" office:value-type="string">
            <text:p text:style-name="P335">15.000</text:p>
          </table:table-cell>
        </table:table-row>
        <table:table-row table:style-name="Tabella39.1">
          <table:table-cell table:style-name="Tabella39.A2" office:value-type="string">
            <text:p text:style-name="P334">Messa in riserva</text:p>
          </table:table-cell>
          <table:table-cell table:style-name="Tabella39.A2" office:value-type="string">
            <text:p text:style-name="P334">[100210] [120101] [120102] [120103]</text:p>
          </table:table-cell>
          <table:table-cell table:style-name="Tabella39.A2" office:value-type="string">
            <text:p text:style-name="P334">Scaglie di laminazione e stampaggio</text:p>
          </table:table-cell>
          <table:table-cell table:style-name="Tabella39.D2" office:value-type="string">
            <text:p text:style-name="P335">21.420</text:p>
          </table:table-cell>
        </table:table-row>
      </table:table>
      <text:p text:style-name="P61"/>
      <text:h text:style-name="P447" text:outline-level="1"><text:span text:style-name="T21">5.15 </text:span><text:span text:style-name="T22">Tipologia: </text:span></text:h>
      <text:p text:style-name="P70">melme di rettifica della lavorazione di acciaio e ghisa</text:p>
      <text:p text:style-name="P70">[120101] [120102]</text:p>
      <text:p text:style-name="P64"><text:span text:style-name="T47">[120108*] </text:span><text:span text:style-name="T46">tipologia soppressa in quanto riferita a rifiuti pericolosi</text:span></text:p>
      <text:p text:style-name="P64"><text:span text:style-name="T21">5.15.1 </text:span><text:span text:style-name="T22">Provenienza: </text:span></text:p>
      <text:p text:style-name="P203">lavorazioni meccaniche di finitura (levigatura, rettificatura, ecc).</text:p>
      <text:p text:style-name="P64"><text:span text:style-name="T21">5.15.2 </text:span><text:span text:style-name="T22">Caratteristiche del rifiuto:</text:span><text:span text:style-name="T21"> </text:span></text:p>
      <text:p text:style-name="P86">melme palabili costituite da Fe &gt; 55% e altri metalli in funzione della composizione dell'acciaio e della ghisa; contenuto in acqua &lt; 35% con contenuto in oli minerali &lt; 10%.</text:p>
      <text:p text:style-name="P64"><text:span text:style-name="T21">5.15.3 </text:span><text:span text:style-name="T22">Attività di recupero:</text:span></text:p>
      <text:p text:style-name="P358">a) separazione meccanica della fase liquida e rifusione della componente metallica [R4].</text:p>
      <text:p text:style-name="P86">b) cementifici [R5]</text:p>
      <text:p text:style-name="P64"><text:span text:style-name="T21">5.15.4 </text:span><text:span text:style-name="T22">Caratteristiche delle materie prime e/o dei prodotti ottenuti:</text:span></text:p>
      <text:p text:style-name="P86">a) prodotti siderurgici nelle forme usualmente commercializzate.</text:p>
      <text:p text:style-name="P86">b) cemento nelle forme usualmente commercializzate.</text:p>
      <text:h text:style-name="P447" text:outline-level="1">5.16 Tipologia: </text:h>
      <text:p text:style-name="P65">apparati, apparecchi elettrici, elettrotecnici ed elettronici; rottami elettrici ed elettronici contenenti e non metalli preziosi </text:p>
      <text:p text:style-name="P70">[160202] [200124] [110104] [110401] [110201]</text:p>
      <text:p text:style-name="P73">[110114] [110206] [110299] [160214] [160216] [200136]</text:p>
      <text:p text:style-name="P91"><text:span text:style-name="T11">5.16.1 </text:span><text:span text:style-name="T16">Provenienza: </text:span></text:p>
      <text:p text:style-name="Rientro_20_corpo_20_del_20_testo_20_3">industria componenti elettrici ed elettronici; costruzione, installazione e riparazione apparecchiature elettriche elettrotecniche ed elettroniche; attività industriali, commerciali e di servizio.</text:p>
      <text:p text:style-name="P91"><text:span text:style-name="T11">5.16.2</text:span><text:span text:style-name="T16"> Caratteristiche del rifiuto: </text:span></text:p>
      <text:p text:style-name="Rientro_20_corpo_20_del_20_testo_20_3">oggetti di pezzatura variabile, esclusi tubi catodici, costituiti da parti in resine sintetiche, vetro o porcellana e metalli assiemati, alcuni con riporto di metalli preziosi.</text:p>
      <text:p text:style-name="P91"><text:span text:style-name="T11">5.16.3 </text:span><text:span text:style-name="T16">Attività di recupero:</text:span></text:p>
      <text:p text:style-name="P101">disassemblaggio per separazione dei componenti riutilizzabili [R4];</text:p>
      <text:p text:style-name="P91"><text:span text:style-name="T11">5.16.4 </text:span><text:span text:style-name="T16">Caratteristiche delle materie prime e/o dei prodotti ottenuti:</text:span></text:p>
      <text:p text:style-name="P101">componenti elettrici ed elettronici nelle forme usualmente commercializzate.</text:p>
      <text:p text:style-name="P101"/>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331">Attività di recupero</text:p>
          </table:table-cell>
          <table:table-cell table:style-name="Tabella40.A1" office:value-type="string">
            <text:p text:style-name="P331">Codice Rifiuto</text:p>
          </table:table-cell>
          <table:table-cell table:style-name="Tabella40.A1" office:value-type="string">
            <text:p text:style-name="P331">Descrizione</text:p>
          </table:table-cell>
          <table:table-cell table:style-name="Tabella40.D1" office:value-type="string">
            <text:p text:style-name="P331">Quantità (t/a)</text:p>
          </table:table-cell>
        </table:table-row>
        <table:table-row table:style-name="Tabella40.1">
          <table:table-cell table:style-name="Tabella40.A2" office:value-type="string">
            <text:p text:style-name="P334">Impianti di disassemblaggio apparecchiature per il recupero dei componenti riutilizzabili</text:p>
          </table:table-cell>
          <table:table-cell table:style-name="Tabella40.A2" office:value-type="string">
            <text:p text:style-name="P334">[110114] [110206] [110299] [160214] [160216] [200136]</text:p>
          </table:table-cell>
          <table:table-cell table:style-name="Tabella40.A2" office:value-type="string">
            <text:p text:style-name="P334">Apparecchi elettrici, elettrotecnici ed elettronici; rottami elettrici ed elettronici contenenti e non metalli preziosi</text:p>
          </table:table-cell>
          <table:table-cell table:style-name="Tabella40.D2" office:value-type="string">
            <text:p text:style-name="P335">200</text:p>
          </table:table-cell>
        </table:table-row>
        <table:table-row table:style-name="Tabella40.1">
          <table:table-cell table:style-name="Tabella40.A2" office:value-type="string">
            <text:p text:style-name="P334">Messa in riserva</text:p>
          </table:table-cell>
          <table:table-cell table:style-name="Tabella40.A2" office:value-type="string">
            <text:p text:style-name="P334">[110114] [110206] [110299] [160214] [160216] [200136]</text:p>
          </table:table-cell>
          <table:table-cell table:style-name="Tabella40.A2" office:value-type="string">
            <text:p text:style-name="P334">Apparecchi elettrici, elettrotecnici ed elettronici; rottami elettrici ed elettronici contenenti e non metalli preziosi</text:p>
          </table:table-cell>
          <table:table-cell table:style-name="Tabella40.D2" office:value-type="string">
            <text:p text:style-name="P335">590</text:p>
          </table:table-cell>
        </table:table-row>
      </table:table>
      <text:p text:style-name="P61"/>
      <text:h text:style-name="P447" text:outline-level="1">5.17. Tipologia: </text:h>
      <text:p text:style-name="P65">loppa d'altoforno non rispondente agli standard delle norme UNI ENV 197/1</text:p>
      <text:p text:style-name="P70">[100202]</text:p>
      <text:p text:style-name="P73">[100202]</text:p>
      <text:p text:style-name="P91"><text:span text:style-name="T11">5.17.1.</text:span><text:span text:style-name="T16">Provenienza: </text:span></text:p>
      <text:p text:style-name="Rientro_20_corpo_20_del_20_testo_20_3">industria siderurgica, produzione di ghisa d'altoforno mediante fusione di coke e minerale di ferro in presenza di fondenti.</text:p>
      <text:p text:style-name="P91"><text:span text:style-name="T11">5.17.2 </text:span><text:span text:style-name="T16">Caratteristiche del rifiuto: </text:span></text:p>
      <text:p text:style-name="Rientro_20_corpo_20_del_20_testo_20_3">solido a matrice vetrosa in forma granulata o sabbia a grana medio grossolana di colore variabile dal grigio al giallastro, costituita di silice &gt; o = 30%, ossidi di calcio &gt; o = 40%, ossidi di alluminio, ossidi di magnesio. Non rispondente agli standard delle norme UNI, ENV 197/1.</text:p>
      <text:p text:style-name="P91"><text:span text:style-name="T11">5.17.3 </text:span><text:span text:style-name="T16">Attività di recupero:</text:span></text:p>
      <text:p text:style-name="P101">a) cementifici [R5];</text:p>
      <text:p text:style-name="P122">b) industria del vetro [R5]:</text:p>
      <text:p text:style-name="P101">c) produzione di calcestruzzo, conglomerati cementizi e bituminosi [R5]</text:p>
      <text:p text:style-name="P101">d) produzione di conglomerati idraulici catalizzati [R5]</text:p>
      <text:p text:style-name="P101">e) formazione di rilevati, sottofondi stradali e massicciate ferroviarie, anche addittivati in miscele con altri rifiuti per cui è previsto questo tipo di recupero (il recupero è subordinato all'esecuzione del test di cessione sul rifiuto tal quale secondo il metodo in allegato 3 al presento decreto) [R5];</text:p>
      <text:p text:style-name="P101">f) utilizzo per recuperi ambientali (il recupero è subordinato all'esecuzione del test di cessione sul rifiuto tal quale secondo il metodo in allegato 3 al presente decreto) [R10];</text:p>
      <text:p text:style-name="P91"><text:span text:style-name="T11">5.17.4 </text:span><text:span text:style-name="T16">Caratteristiche delle materie prime e dei prodotti ottenuti:</text:span></text:p>
      <text:p text:style-name="P101">a) cemento nelle forme usualmente commercializzate;</text:p>
      <text:p text:style-name="P101">b) vetro nelle forme usualmente commercializzate;</text:p>
      <text:p text:style-name="P101">c) calcestruzzi conglomerati cementizi e bituminosi nelle forme usualmente commercializzate.</text:p>
      <text:p text:style-name="P101">d) conglomerati idraulici catalizzati nelle forme usualmente commercializzate. </text:p>
      <text:p text:style-name="P1"/>
      <table:table table:name="Tabella41" table:style-name="Tabella41">
        <table:table-column table:style-name="Tabella41.A"/>
        <table:table-column table:style-name="Tabella41.B"/>
        <table:table-column table:style-name="Tabella41.C"/>
        <table:table-column table:style-name="Tabella41.D"/>
        <table:table-row table:style-name="Tabella41.1">
          <table:table-cell table:style-name="Tabella41.A1" office:value-type="string">
            <text:p text:style-name="P331">Attività di recupero</text:p>
          </table:table-cell>
          <table:table-cell table:style-name="Tabella41.A1" office:value-type="string">
            <text:p text:style-name="P331">Codice Rifiuto</text:p>
          </table:table-cell>
          <table:table-cell table:style-name="Tabella41.A1" office:value-type="string">
            <text:p text:style-name="P331">Descrizione</text:p>
          </table:table-cell>
          <table:table-cell table:style-name="Tabella41.D1" office:value-type="string">
            <text:p text:style-name="P331">Quantità (t/a)</text:p>
          </table:table-cell>
        </table:table-row>
        <table:table-row table:style-name="Tabella41.1">
          <table:table-cell table:style-name="Tabella41.A2" office:value-type="string">
            <text:p text:style-name="P334">Utilizzo dei rifiuti per i recuperi ambientali</text:p>
          </table:table-cell>
          <table:table-cell table:style-name="Tabella41.A2" office:value-type="string">
            <text:p text:style-name="P334">[100202]</text:p>
          </table:table-cell>
          <table:table-cell table:style-name="Tabella41.A2" office:value-type="string">
            <text:p text:style-name="P334">Loppa granulata d'alto forno non rispondente agli standard delle nonne UNI ENV 197/1</text:p>
          </table:table-cell>
          <table:table-cell table:style-name="Tabella41.D2" office:value-type="string">
            <text:p text:style-name="P335">3.000</text:p>
          </table:table-cell>
        </table:table-row>
        <table:table-row table:style-name="Tabella41.1">
          <table:table-cell table:style-name="Tabella41.A2" office:value-type="string">
            <text:p text:style-name="P334">Utilizzo dei rifiuti per la formazione di rilevati e sottofondi stradali</text:p>
          </table:table-cell>
          <table:table-cell table:style-name="Tabella41.A2" office:value-type="string">
            <text:p text:style-name="P334">[100202]</text:p>
          </table:table-cell>
          <table:table-cell table:style-name="Tabella41.A2" office:value-type="string">
            <text:p text:style-name="P334">Loppa granulata d'altoforno non rispondente agli standard delle norme UNI ENV 197/1</text:p>
          </table:table-cell>
          <table:table-cell table:style-name="Tabella41.D2" office:value-type="string">
            <text:p text:style-name="P335">1.000</text:p>
          </table:table-cell>
        </table:table-row>
        <table:table-row table:style-name="Tabella41.1">
          <table:table-cell table:style-name="Tabella41.A2" office:value-type="string">
            <text:p text:style-name="P334">Cementifici</text:p>
          </table:table-cell>
          <table:table-cell table:style-name="Tabella41.A2" office:value-type="string">
            <text:p text:style-name="P334">[100202]</text:p>
          </table:table-cell>
          <table:table-cell table:style-name="Tabella41.A2" office:value-type="string">
            <text:p text:style-name="P334">Loppa granulata d'altoforno non rispondente agli standard delle norme UNI ENV 197/1</text:p>
          </table:table-cell>
          <table:table-cell table:style-name="Tabella41.D2" office:value-type="string">
            <text:p text:style-name="P335">25.000</text:p>
          </table:table-cell>
        </table:table-row>
      </table:table>
      <text:p text:style-name="P1"/>
      <text:h text:style-name="P447" text:outline-level="1">5.18 Tipologia: </text:h>
      <text:p text:style-name="P65">residui di minerali di ferro </text:p>
      <text:p text:style-name="P64"><text:span text:style-name="T21">[100299]</text:span><text:span text:style-name="T11"> </text:span><text:span text:style-name="T51">(N.d.r.: tale CER non era esistente)</text:span></text:p>
      <text:p text:style-name="P67">[100299]</text:p>
      <text:p text:style-name="P91"><text:span text:style-name="T11">5.18.1 </text:span><text:span text:style-name="T16">Provenienza: </text:span></text:p>
      <text:p text:style-name="P101">industria siderurgica.</text:p>
      <text:p text:style-name="P91"><text:span text:style-name="T11">5.18.2 </text:span><text:span text:style-name="T16">Caratteristiche del rifiuto: </text:span></text:p>
      <text:p text:style-name="Rientro_20_corpo_20_del_20_testo_20_3">miscela di varia pezzatura di minerali di ferro, anche in forma agglomerata (unitamente a SiO2, CaO e Al2O3), con presenza o meno di terreno o materiali inerti. Tenore in ferro minimo 20%.</text:p>
      <text:p text:style-name="P91"><text:span text:style-name="T11">5.18.3 </text:span><text:span text:style-name="T16">Attività di recupero:</text:span></text:p>
      <text:p text:style-name="P122">a) industria siderurgica nella preparazione della carica dell'altoforno [R4];</text:p>
      <text:p text:style-name="P101">b) cementifici come aggiunta al clinker; come additivo nella carica al forno per la produzione di cementi ferrici [R5];</text:p>
      <text:p text:style-name="P101">c) produzione di calcestruzzo e conglomerati cementizi [R5]</text:p>
      <text:p text:style-name="P101">d) formazione di rilevati e sottofondi stradali (il recupero è subordinato all'esecuzione del test di cessione sul rifiuto tal quale secondo il metodo in allegato 3 al presente decreto) [R5];</text:p>
      <text:p text:style-name="P91"><text:span text:style-name="T11">5.18.4 </text:span><text:span text:style-name="T16">Caratteristiche delle materie prime e/o dei prodotti ottenuti:</text:span></text:p>
      <text:p text:style-name="P100"><text:span text:style-name="T29">e)</text:span><text:span text:style-name="T11"> </text:span><text:span text:style-name="T14">a)</text:span><text:span text:style-name="T11"> ghisa nelle forme usualmente commercializzate;</text:span></text:p>
      <text:p text:style-name="P100"><text:span text:style-name="T29">f)</text:span><text:span text:style-name="T11"> </text:span><text:span text:style-name="T14">b)</text:span><text:span text:style-name="T11"> cemento nelle forme usualmente commercializzate;</text:span></text:p>
      <text:p text:style-name="P100"><text:span text:style-name="T29">c)</text:span><text:span text:style-name="T11"> </text:span><text:span text:style-name="T14">c)</text:span><text:span text:style-name="T11"> calcestruzzi e conglomerati cementizi nelle forme usualmente commercializzate.</text:span></text:p>
      <text:p text:style-name="P1"/>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331">Attività di recupero</text:p>
          </table:table-cell>
          <table:table-cell table:style-name="Tabella42.A1" office:value-type="string">
            <text:p text:style-name="P331">Codice Rifiuto</text:p>
          </table:table-cell>
          <table:table-cell table:style-name="Tabella42.A1" office:value-type="string">
            <text:p text:style-name="P331">Descrizione</text:p>
          </table:table-cell>
          <table:table-cell table:style-name="Tabella42.D1" office:value-type="string">
            <text:p text:style-name="P331">Quantità (t/a)</text:p>
          </table:table-cell>
        </table:table-row>
        <table:table-row table:style-name="Tabella42.1">
          <table:table-cell table:style-name="Tabella42.A2" office:value-type="string">
            <text:p text:style-name="P334">Cementifici</text:p>
          </table:table-cell>
          <table:table-cell table:style-name="Tabella42.A2" office:value-type="string">
            <text:p text:style-name="P334">[100299]</text:p>
          </table:table-cell>
          <table:table-cell table:style-name="Tabella42.A2" office:value-type="string">
            <text:p text:style-name="P334">Residui di minerali di ferro</text:p>
          </table:table-cell>
          <table:table-cell table:style-name="Tabella42.D2" office:value-type="string">
            <text:p text:style-name="P335">500</text:p>
          </table:table-cell>
        </table:table-row>
        <table:table-row table:style-name="Tabella42.1">
          <table:table-cell table:style-name="Tabella42.A2" office:value-type="string">
            <text:p text:style-name="P334">Messa in riserva</text:p>
          </table:table-cell>
          <table:table-cell table:style-name="Tabella42.A2" office:value-type="string">
            <text:p text:style-name="P334">[100299]</text:p>
          </table:table-cell>
          <table:table-cell table:style-name="Tabella42.A2" office:value-type="string">
            <text:p text:style-name="P334">Residui di minerali di ferro</text:p>
          </table:table-cell>
          <table:table-cell table:style-name="Tabella42.D2" office:value-type="string">
            <text:p text:style-name="P335">1.870</text:p>
          </table:table-cell>
        </table:table-row>
        <table:table-row table:style-name="Tabella42.1">
          <table:table-cell table:style-name="Tabella42.A2" office:value-type="string">
            <text:p text:style-name="P334">Produzione di conglomerati cementizi</text:p>
          </table:table-cell>
          <table:table-cell table:style-name="Tabella42.A2" office:value-type="string">
            <text:p text:style-name="P334">[100299]</text:p>
          </table:table-cell>
          <table:table-cell table:style-name="Tabella42.A2" office:value-type="string">
            <text:p text:style-name="P334">Residui di minerali di ferro</text:p>
          </table:table-cell>
          <table:table-cell table:style-name="Tabella42.D2" office:value-type="string">
            <text:p text:style-name="P335">8.800</text:p>
          </table:table-cell>
        </table:table-row>
        <table:table-row table:style-name="Tabella42.1">
          <table:table-cell table:style-name="Tabella42.A2" office:value-type="string">
            <text:p text:style-name="P334">Utilizzo dei rifiuti per la formazione di rilevati e sottofondi stradali</text:p>
          </table:table-cell>
          <table:table-cell table:style-name="Tabella42.A2" office:value-type="string">
            <text:p text:style-name="P334">[100299]</text:p>
          </table:table-cell>
          <table:table-cell table:style-name="Tabella42.A2" office:value-type="string">
            <text:p text:style-name="P334">Residui di minerali di ferro</text:p>
          </table:table-cell>
          <table:table-cell table:style-name="Tabella42.D2" office:value-type="string">
            <text:p text:style-name="P335">8.800</text:p>
          </table:table-cell>
        </table:table-row>
      </table:table>
      <text:p text:style-name="P1"/>
      <text:h text:style-name="P447" text:outline-level="1">5.19 Tipologia: </text:h>
      <text:p text:style-name="P65">apparecchi domestici, apparecchiature e macchinari post - consumo non contenenti sostanze lesive dell'ozono stratosferico di cui alla legge 549/93 o HFC </text:p>
      <text:p text:style-name="P70">[160202] [160205] [200124]</text:p>
      <text:p text:style-name="P73">[160214] [160216] [200136]</text:p>
      <text:p text:style-name="P91"><text:span text:style-name="T11">5.19.1 </text:span><text:span text:style-name="T16">Provenienza: </text:span></text:p>
      <text:p text:style-name="Rientro_20_corpo_20_del_20_testo_20_3">raccolta differenziata, centri di raccolta, attività industriali, commerciali e di servizi.</text:p>
      <text:p text:style-name="P91"><text:span text:style-name="T11">5.19.2 </text:span><text:span text:style-name="T16">Caratteristiche del rifiuto: </text:span></text:p>
      <text:p text:style-name="Rientro_20_corpo_20_del_20_testo_20_3">apparecchi domestici, apparecchiature e macchinari destinati a dismissione, con esclusione dei trasformatori oli contaminati da PCB e PCT.</text:p>
      <text:p text:style-name="P91"><text:span text:style-name="T11">5.19.3 </text:span><text:span text:style-name="T16">Attività di recupero:</text:span></text:p>
      <text:p text:style-name="Rientro_20_corpo_20_del_20_testo_20_3">messa di riserva di rifiuti [R13] con asportazione di eventuali batterie e pile; disassemblaggio delle carcasse, dei cablaggi elettrici e delle schede elettroniche; estrazione e messa in sicurezza dei tubi catodici con separazione e raccolta delle polveri presenti; separazione delle componenti di plastica, gomma ecc, laddove non strutturalmente vincolati con il resto della struttura; frantumazione e separazione delle parti metalliche da quelle non metalliche; macinazione e granulazione della frazione costituita da gomma e della frazione plastica per sottoporle alle operazioni di recupero nell'industria delle materie plastiche e della gomma [R3] e per sottoporre i rifiuti metallici all'operazione di recupero nell'industria metallurgica [R4].</text:p>
      <text:p text:style-name="P91"><text:span text:style-name="T11">5.19.4 </text:span><text:span text:style-name="T16">Caratteristiche delle materie prime e/o dei prodotti ottenuti:</text:span></text:p>
      <text:p text:style-name="Rientro_20_corpo_20_del_20_testo_20_3">metalli ferrosi e non ferrosi nelle forme usualmente commercializzate; prodotti e materiali plastici e in gomma nelle forme usualmente commercializzate.</text:p>
      <text:p text:style-name="Rientro_20_corpo_20_del_20_testo_20_3"/>
      <table:table table:name="Tabella43" table:style-name="Tabella43">
        <table:table-column table:style-name="Tabella43.A"/>
        <table:table-column table:style-name="Tabella43.B"/>
        <table:table-column table:style-name="Tabella43.C"/>
        <table:table-column table:style-name="Tabella43.D"/>
        <table:table-row table:style-name="Tabella43.1">
          <table:table-cell table:style-name="Tabella43.A1" office:value-type="string">
            <text:p text:style-name="P331">Attività di recupero</text:p>
          </table:table-cell>
          <table:table-cell table:style-name="Tabella43.A1" office:value-type="string">
            <text:p text:style-name="P331">Codice Rifiuto</text:p>
          </table:table-cell>
          <table:table-cell table:style-name="Tabella43.A1" office:value-type="string">
            <text:p text:style-name="P331">Descrizione</text:p>
          </table:table-cell>
          <table:table-cell table:style-name="Tabella43.D1" office:value-type="string">
            <text:p text:style-name="P331">Quantità (t/a)</text:p>
          </table:table-cell>
        </table:table-row>
        <table:table-row table:style-name="Tabella43.1">
          <table:table-cell table:style-name="Tabella43.A2" office:value-type="string">
            <text:p text:style-name="P334">Impianti di frantumazione</text:p>
          </table:table-cell>
          <table:table-cell table:style-name="Tabella43.A2" office:value-type="string">
            <text:p text:style-name="P334">[160214] [160216] [200136]</text:p>
          </table:table-cell>
          <table:table-cell table:style-name="Tabella43.A2" office:value-type="string">
            <text:p text:style-name="P334">Apparecchi domestici, apparecchiature e macchinari post-consumo non contenenti sostanze lesive dell'ozono stratosferico di cui alla legge 549/93 o HFC</text:p>
          </table:table-cell>
          <table:table-cell table:style-name="Tabella43.D2" office:value-type="string">
            <text:p text:style-name="P357">40.690</text:p>
          </table:table-cell>
        </table:table-row>
        <table:table-row table:style-name="Tabella43.1">
          <table:table-cell table:style-name="Tabella43.A2" office:value-type="string">
            <text:p text:style-name="P334">Messa in riserva</text:p>
          </table:table-cell>
          <table:table-cell table:style-name="Tabella43.A2" office:value-type="string">
            <text:p text:style-name="P334">[160214] [160216] [200136]</text:p>
          </table:table-cell>
          <table:table-cell table:style-name="Tabella43.A2" office:value-type="string">
            <text:p text:style-name="P334">Apparecchi domestici, apparecchiature e macchinari post-consumo non contenenti sostanze lesive dell'ozono stratosferico di cui alla legge 549/93 o HFC</text:p>
          </table:table-cell>
          <table:table-cell table:style-name="Tabella43.D3" office:value-type="string">
            <text:p text:style-name="P335">1.500</text:p>
          </table:table-cell>
        </table:table-row>
      </table:table>
      <text:p text:style-name="P18"/>
      <text:h text:style-name="P447" text:outline-level="1"><text:span text:style-name="T21">5.20 </text:span><text:span text:style-name="T22">Tipologia:</text:span></text:h>
      <text:p text:style-name="P70">apparecchi domestici, apparecchiature e macchinari post - consumo contenenti sostanze lesive dell'ozono stratosferico di cui alla legge 549/93 o HFO </text:p>
      <text:p text:style-name="P70">[160203] [200123]</text:p>
      <text:p text:style-name="P64"><text:span text:style-name="T11">[160211*] [200123*] </text:span><text:span text:style-name="T46">tipologia soppressa in quanto riferita a rifiuti pericolosi</text:span></text:p>
      <text:p text:style-name="P80"><text:span text:style-name="T21">5.20.1 </text:span><text:span text:style-name="T22">Provenienza:</text:span></text:p>
      <text:p text:style-name="P86">raccolta differenziata, centri di raccolta, attività industriali, commerciali e di servizi.</text:p>
      <text:p text:style-name="P80"><text:span text:style-name="T21">5.20.2 </text:span><text:span text:style-name="T22">Caratteristiche del rifiuto: </text:span></text:p>
      <text:p text:style-name="P86">apparecchi domestici, apparecchiature e macchinari post - consumo contenenti sostanze lesive dell'ozono stratosferico di cui alla legge 549/93.</text:p>
      <text:p text:style-name="P80"><text:span text:style-name="T21">5.20.3 </text:span><text:span text:style-name="T22">Attività di recupero:</text:span></text:p>
      <text:p text:style-name="P86">messa di riserva di rifiuti [R13] con bonifica dal fluido refrigerante; smontaggio dei componenti riutilizzabili e recuperabili. compreso il compressore; bonifica del gruppo di compressione con procedure tali da evitare il rilascio delle sostanze lesive dell'ozono stratosferico di cui alla legge 549/93 in atmosfera; demolizione controllata delle carcasse in apposito impianto e con procedure tali da evitare il rilascio dei gas espandenti, di polveri e altre emissioni in atmosfera; separazione delle componenti di plastica, gomma ecc. laddove non strutturalmente vincolati con il resto della struttura; frantumazione e separazione delle parti metalliche da quelle non metalliche, macinazione e granulazione della frazione di gomma e della frazione plastica per sottoporle all'operazione di recupero nell'industria della gomma e delle materie plastiche [R3] e per sottoporre la frazione metallica all'operazione di recupero nell'industria metallurgica [R4]</text:p>
      <text:p text:style-name="P80"><text:span text:style-name="T21">5.20.4 </text:span><text:span text:style-name="T22">Caratteristiche delle materie prime e/o dei prodotti ottenuti:</text:span></text:p>
      <text:p text:style-name="P203">metalli ferrosi e non ferrosi nelle forme usualmente commercializzate; prodotti plastici e in gomma nelle forme usualmente commercializzate.</text:p>
      <text:p text:style-name="P60">6. RIFIUTI DI PLASTICHE</text:p>
      <text:p text:style-name="P1"/>
      <text:h text:style-name="TIpologia" text:outline-level="1">6.1 Tipologia: </text:h>
      <text:p text:style-name="P65">rifiuti di plastica; imballaggi usati in plastica compresi i contenitori per liquidi, con esclusione dei contenitori per fitofarmaci e per presidi medico - chirurgici </text:p>
      <text:p text:style-name="P70">[020104] [150102] [200103] [200104]</text:p>
      <text:p text:style-name="P64"><text:span text:style-name="T47">[020104] [150102] </text:span><text:span text:style-name="T14">[170203]</text:span><text:span text:style-name="T47"> [191204] [200139] </text:span></text:p>
      <text:p text:style-name="P91"><text:span text:style-name="T11">6.1.1 </text:span><text:span text:style-name="T16">Provenienza: </text:span></text:p>
      <text:p text:style-name="Rientro_20_corpo_20_del_20_testo_20_3">raccolte differenziate, selezione da R.S.U. o R.A.; attività industriali, artigianali e commerciali e agricole<text:span text:style-name="T26">; attività di costruzione e demolizione</text:span>.</text:p>
      <text:p text:style-name="P91"><text:span text:style-name="T11">6.1.2 </text:span><text:span text:style-name="T16">Caratteristiche del rifiuto: </text:span></text:p>
      <text:p text:style-name="Rientro_20_corpo_20_del_20_testo_20_3">materiali plastici, compresi teli e sacchetti, tubetti per rocche di filati, di varia composizione e forma con eventuale presenza di rifiuti di altra natura.</text:p>
      <text:p text:style-name="P91"><text:span text:style-name="T11">6.1.3 </text:span><text:span text:style-name="T16">Attività di recupero:</text:span></text:p>
      <text:p text:style-name="Rientro_20_corpo_20_del_20_testo_20_3">messa in riserva [R13] per la produzione di materie prime secondarie per l'industria delle materie plastiche, mediante asportazione delle sostanze estranee (qualora presenti), <text:span text:style-name="T28">macinazione e/o granulazione, lavaggio e separazione</text:span> <text:span text:style-name="T26">trattamento</text:span> per l'ottenimento di materiali plastici <text:span text:style-name="T28">contenenti massimo 1% di impurità e/o di altri materiali indesiderati diversi dalle materie plastiche</text:span><text:span text:style-name="T26"> conformi alle specifiche UNIPLAST-UNI 10667 e per la produzione di prodotti in plastica nelle forme usualmente commercializzate</text:span> [R3].</text:p>
      <text:p text:style-name="P91"><text:span text:style-name="T11">6.1.4 </text:span><text:span text:style-name="T16">Caratteristiche delle materie prime e/o dei prodotti ottenuti:</text:span></text:p>
      <text:p text:style-name="P369"><text:span text:style-name="T11">materie prime secondarie conformi alle specifiche UNIPLAST - UNI 10667</text:span><text:span text:style-name="T14"> e prodotti in plastica nelle forme usualmente commercializzate.</text:span></text:p>
      <text:p text:style-name="P110"/>
      <table:table table:name="Tabella44" table:style-name="Tabella44">
        <table:table-column table:style-name="Tabella44.A"/>
        <table:table-column table:style-name="Tabella44.B"/>
        <table:table-column table:style-name="Tabella44.C"/>
        <table:table-column table:style-name="Tabella44.D"/>
        <table:table-row table:style-name="Tabella44.1">
          <table:table-cell table:style-name="Tabella44.A1" office:value-type="string">
            <text:p text:style-name="P331">Attività di recupero</text:p>
          </table:table-cell>
          <table:table-cell table:style-name="Tabella44.A1" office:value-type="string">
            <text:p text:style-name="P331">Codice Rifiuto</text:p>
          </table:table-cell>
          <table:table-cell table:style-name="Tabella44.A1" office:value-type="string">
            <text:p text:style-name="P331">Descrizione</text:p>
          </table:table-cell>
          <table:table-cell table:style-name="Tabella44.D1" office:value-type="string">
            <text:p text:style-name="P331">Quantità (t/a)</text:p>
          </table:table-cell>
        </table:table-row>
        <table:table-row table:style-name="Tabella44.1">
          <table:table-cell table:style-name="Tabella44.A2" office:value-type="string">
            <text:p text:style-name="P334">Industria delle materie plastiche</text:p>
          </table:table-cell>
          <table:table-cell table:style-name="Tabella44.A2" office:value-type="string">
            <text:p text:style-name="P334">[020104] [150102] [170203] [191204] [200139]</text:p>
          </table:table-cell>
          <table:table-cell table:style-name="Tabella44.A2" office:value-type="string">
            <text:p text:style-name="P334">Rifiuti di plastica; imballaggi usati in plastica compresi i contenitori per liquidi, con esclusione dei contenitori per fitofarmaci e per presidi medicochirurgici</text:p>
          </table:table-cell>
          <table:table-cell table:style-name="Tabella44.D2" office:value-type="string">
            <text:p text:style-name="P335">60.000</text:p>
          </table:table-cell>
        </table:table-row>
        <table:table-row table:style-name="Tabella44.1">
          <table:table-cell table:style-name="Tabella44.A2" office:value-type="string">
            <text:p text:style-name="P334">Produzione di materie prime secondarie per l'industria delle materie plastiche</text:p>
          </table:table-cell>
          <table:table-cell table:style-name="Tabella44.A2" office:value-type="string">
            <text:p text:style-name="P334">[020104] [150102] [170203] [191204] [200139]</text:p>
          </table:table-cell>
          <table:table-cell table:style-name="Tabella44.A2" office:value-type="string">
            <text:p text:style-name="P334">Rifiuti di plastica; imballaggi usati in plastica compresi i contenitori per liquidi, con esclusione dei contenitori per fitofarmaci e per presidi medicochirurgici</text:p>
          </table:table-cell>
          <table:table-cell table:style-name="Tabella44.D2" office:value-type="string">
            <text:p text:style-name="P335">64.720</text:p>
          </table:table-cell>
        </table:table-row>
        <table:table-row table:style-name="Tabella44.1">
          <table:table-cell table:style-name="Tabella44.A2" office:value-type="string">
            <text:p text:style-name="P334">Messa in riserva</text:p>
          </table:table-cell>
          <table:table-cell table:style-name="Tabella44.A2" office:value-type="string">
            <text:p text:style-name="P334">[020104] [150102] [170203] [191204] [200139]</text:p>
          </table:table-cell>
          <table:table-cell table:style-name="Tabella44.A2" office:value-type="string">
            <text:p text:style-name="P334">Rifiuti di plastica; imballaggi usati in plastica compresi i contenitori per liquidi, con esclusione dei contenitori per fitofarmaci e per presidi medicochirurgici</text:p>
          </table:table-cell>
          <table:table-cell table:style-name="Tabella44.D2" office:value-type="string">
            <text:p text:style-name="P335">7.700</text:p>
          </table:table-cell>
        </table:table-row>
      </table:table>
      <text:p text:style-name="P1"/>
      <text:h text:style-name="P447" text:outline-level="1">6.2 Tipologia: </text:h>
      <text:p text:style-name="P65">sfridi, scarti, polveri e rifiuti di materie plastiche e fibre sintetiche </text:p>
      <text:p text:style-name="P70">[070299] [120105] [160105] [160208] [160302]</text:p>
      <text:p text:style-name="P64"><text:span text:style-name="T47">[070213] [120105] [160119] [160216] [160306]</text:span><text:span text:style-name="T14"> [170203]</text:span></text:p>
      <text:p text:style-name="P91"><text:span text:style-name="T11">6.2.1 </text:span><text:span text:style-name="T16">Provenienza: </text:span></text:p>
      <text:p text:style-name="Rientro_20_corpo_20_del_20_testo_20_3">industria, della produzione o trasformazione delle materie plastiche e fibre sintetiche, impianti di recupero degli accumulatori esausti, attività di autodemolizione autorizzata ai sensi del decreto legislativo 5 febbraio 1997, n. 22 e successive modifiche e integrazioni, attività di autoriparazione e industria automobilistica, altre attività di recupero di altre apparecchiature e manufatti<text:span text:style-name="T26">; attività di costruzione e demolizione</text:span>.</text:p>
      <text:p text:style-name="P91"><text:span text:style-name="T11">6.2.2 </text:span><text:span text:style-name="T16">Caratteristiche del rifiuto: </text:span></text:p>
      <text:p text:style-name="Rientro_20_corpo_20_del_20_testo_20_3">granuli, trucioli, ritagli, polveri, manufatti fuori norma, ecc. Eventuale presenza di altri polimeri, cariche, pigmenti, additivi, Pb &lt; 3%, KOH &lt; 0,3%, Cd &lt; 0,3%.</text:p>
      <text:p text:style-name="P91"><text:span text:style-name="T11">6.2.3 </text:span><text:span text:style-name="T16">Attività di recupero:</text:span></text:p>
      <text:p text:style-name="Rientro_20_corpo_20_del_20_testo_20_3">messa in riserva [R13] per la produzione di materie prime secondarie per l'industria delle materie plastiche, mediante asportazione delle sostanze estranee (qualora presenti), <text:span text:style-name="T28">macinazione e/o granulazione, lavaggio e separazione</text:span> <text:span text:style-name="T26">trattamento</text:span> per l'ottenimento di materiali plastici <text:span text:style-name="T28">contenenti massimo 1% di impurità e/o di altri materiali indesiderati diversi dalle materie plastiche</text:span> <text:span text:style-name="T26">conformi alle specifiche UNIPLAST-UNI 10667 e per la produzione di prodotti in plastica nelle forme usualmente commercializzate</text:span> [R3].</text:p>
      <text:p text:style-name="P91"><text:span text:style-name="T11">6.2.4 </text:span><text:span text:style-name="T16">Caratteristiche delle materie prime e/o dei prodotti ottenuti:</text:span></text:p>
      <text:p text:style-name="Rientro_20_corpo_20_del_20_testo_20_3">materie prime secondarie conformi alle specifiche UNIPLAST - UNI 10667<text:span text:style-name="T26"> e prodotti in plastica nelle forme usualmente commercializzate</text:span>.</text:p>
      <text:p text:style-name="Rientro_20_corpo_20_del_20_testo_20_3"/>
      <table:table table:name="Tabella45" table:style-name="Tabella45">
        <table:table-column table:style-name="Tabella45.A"/>
        <table:table-column table:style-name="Tabella45.B"/>
        <table:table-column table:style-name="Tabella45.C"/>
        <table:table-column table:style-name="Tabella45.D"/>
        <table:table-row table:style-name="Tabella45.1">
          <table:table-cell table:style-name="Tabella45.A1" office:value-type="string">
            <text:p text:style-name="P331">Attività di recupero</text:p>
          </table:table-cell>
          <table:table-cell table:style-name="Tabella45.A1" office:value-type="string">
            <text:p text:style-name="P331">Codice Rifiuto</text:p>
          </table:table-cell>
          <table:table-cell table:style-name="Tabella45.A1" office:value-type="string">
            <text:p text:style-name="P331">Descrizione</text:p>
          </table:table-cell>
          <table:table-cell table:style-name="Tabella45.D1" office:value-type="string">
            <text:p text:style-name="P331">Quantità (t/a)</text:p>
          </table:table-cell>
        </table:table-row>
        <table:table-row table:style-name="Tabella45.1">
          <table:table-cell table:style-name="Tabella45.A2" office:value-type="string">
            <text:p text:style-name="P334">Industria delle materie plastiche</text:p>
          </table:table-cell>
          <table:table-cell table:style-name="Tabella45.A2" office:value-type="string">
            <text:p text:style-name="P334">[070213] [120105] [160119] [160216] [160306] [170203]</text:p>
          </table:table-cell>
          <table:table-cell table:style-name="Tabella45.A2" office:value-type="string">
            <text:p text:style-name="P334">Sfridi, scarti, polveri e rifiuti di materie plastiche e fibre sintetiche</text:p>
          </table:table-cell>
          <table:table-cell table:style-name="Tabella45.D2" office:value-type="string">
            <text:p text:style-name="P335">20.000</text:p>
          </table:table-cell>
        </table:table-row>
        <table:table-row table:style-name="Tabella45.1">
          <table:table-cell table:style-name="Tabella45.A2" office:value-type="string">
            <text:p text:style-name="P334">Messa in riserva</text:p>
          </table:table-cell>
          <table:table-cell table:style-name="Tabella45.A2" office:value-type="string">
            <text:p text:style-name="P334">[070213] [120105] [160119] [160216] [160306] [170203]</text:p>
          </table:table-cell>
          <table:table-cell table:style-name="Tabella45.A2" office:value-type="string">
            <text:p text:style-name="P334">Sfridi, scarti, polveri e rifiuti di materie plastiche e fibre sintetiche</text:p>
          </table:table-cell>
          <table:table-cell table:style-name="Tabella45.D2" office:value-type="string">
            <text:p text:style-name="P335">3.500</text:p>
          </table:table-cell>
        </table:table-row>
        <table:table-row table:style-name="Tabella45.1">
          <table:table-cell table:style-name="Tabella45.A2" office:value-type="string">
            <text:p text:style-name="P334">Produzione di materie prime secondarie per l'industria delle materie plastiche</text:p>
          </table:table-cell>
          <table:table-cell table:style-name="Tabella45.A2" office:value-type="string">
            <text:p text:style-name="P334">[070213] [120105] [160119] [160216] [160306] [170203]</text:p>
          </table:table-cell>
          <table:table-cell table:style-name="Tabella45.A2" office:value-type="string">
            <text:p text:style-name="P334">Sfridi, scarti, polveri e rifiuti di materie plastiche e fibre sintetiche</text:p>
          </table:table-cell>
          <table:table-cell table:style-name="Tabella45.D2" office:value-type="string">
            <text:p text:style-name="P335">5.000</text:p>
          </table:table-cell>
        </table:table-row>
      </table:table>
      <text:p text:style-name="P1"/>
      <text:h text:style-name="P447" text:outline-level="1">6.3 Tipologia: </text:h>
      <text:p text:style-name="P65">fanghi polimerici di ABS </text:p>
      <text:p text:style-name="P70">[070202]</text:p>
      <text:p text:style-name="P73">[070212]</text:p>
      <text:p text:style-name="P91"><text:span text:style-name="T11">6.3.1 </text:span><text:span text:style-name="T16">Provenienza: </text:span></text:p>
      <text:p text:style-name="P101">industria chimica: produzione di ABS.</text:p>
      <text:p text:style-name="P91"><text:span text:style-name="T11">6.3.2 </text:span><text:span text:style-name="T16">Caratteristiche del rifiuto: </text:span></text:p>
      <text:p text:style-name="P101">fango palabile con circa il 50% di copolimeri, Cd&lt; 5ppm, As &lt; 4.2 ppm</text:p>
      <text:p text:style-name="P91"><text:span text:style-name="T11">6.3.3</text:span><text:span text:style-name="T16"> Attività di recupero:</text:span></text:p>
      <text:p text:style-name="Rientro_20_corpo_20_del_20_testo_20_3">produzione di ABS di seconda qualità previo essiccamento e compoundazione [R3]</text:p>
      <text:p text:style-name="P91"><text:span text:style-name="T11">6.3.4 </text:span><text:span text:style-name="T16">Caratteristiche delle materie prime e/o dei prodotti ottenuti:</text:span></text:p>
      <text:p text:style-name="Rientro_20_corpo_20_del_20_testo_20_3">ABS di seconda qualità.</text:p>
      <text:p text:style-name="Rientro_20_corpo_20_del_20_testo_20_3"/>
      <table:table table:name="Tabella46" table:style-name="Tabella46">
        <table:table-column table:style-name="Tabella46.A"/>
        <table:table-column table:style-name="Tabella46.B"/>
        <table:table-column table:style-name="Tabella46.C"/>
        <table:table-column table:style-name="Tabella46.D"/>
        <table:table-row table:style-name="Tabella46.1">
          <table:table-cell table:style-name="Tabella46.A1" office:value-type="string">
            <text:p text:style-name="P331">Attività di recupero</text:p>
          </table:table-cell>
          <table:table-cell table:style-name="Tabella46.A1" office:value-type="string">
            <text:p text:style-name="P331">Codice Rifiuto</text:p>
          </table:table-cell>
          <table:table-cell table:style-name="Tabella46.A1" office:value-type="string">
            <text:p text:style-name="P331">Descrizione</text:p>
          </table:table-cell>
          <table:table-cell table:style-name="Tabella46.D1" office:value-type="string">
            <text:p text:style-name="P331">Quantità (t/a)</text:p>
          </table:table-cell>
        </table:table-row>
        <table:table-row table:style-name="Tabella46.1">
          <table:table-cell table:style-name="Tabella46.A2" office:value-type="string">
            <text:p text:style-name="P334">Messa in riserva</text:p>
          </table:table-cell>
          <table:table-cell table:style-name="Tabella46.A2" office:value-type="string">
            <text:p text:style-name="P334">[070212]</text:p>
          </table:table-cell>
          <table:table-cell table:style-name="Tabella46.A2" office:value-type="string">
            <text:p text:style-name="P334">Fanghi polimerici di ABS</text:p>
          </table:table-cell>
          <table:table-cell table:style-name="Tabella46.D2" office:value-type="string">
            <text:p text:style-name="P335">520</text:p>
          </table:table-cell>
        </table:table-row>
        <table:table-row table:style-name="Tabella46.1">
          <table:table-cell table:style-name="Tabella46.A2" office:value-type="string">
            <text:p text:style-name="P334">Produzione ABS</text:p>
          </table:table-cell>
          <table:table-cell table:style-name="Tabella46.A2" office:value-type="string">
            <text:p text:style-name="P334">[070212]</text:p>
          </table:table-cell>
          <table:table-cell table:style-name="Tabella46.A2" office:value-type="string">
            <text:p text:style-name="P334">Fanghi polimerici di ABS</text:p>
          </table:table-cell>
          <table:table-cell table:style-name="Tabella46.D2" office:value-type="string">
            <text:p text:style-name="P335">4.800</text:p>
          </table:table-cell>
        </table:table-row>
      </table:table>
      <text:p text:style-name="P1"/>
      <text:h text:style-name="P448" text:outline-level="1">6.4 Tipologia: </text:h>
      <text:p text:style-name="P69">resine a scambio ionico esauste </text:p>
      <text:p text:style-name="P72">[070299] [190905]</text:p>
      <text:p text:style-name="P75">[070299] [190905] </text:p>
      <text:p text:style-name="P94"><text:span text:style-name="T11">6.4.1 </text:span><text:span text:style-name="T16">Provenienza: </text:span></text:p>
      <text:p text:style-name="P208">industria chimica e processi chimici in altri settori industriali.</text:p>
      <text:p text:style-name="P94"><text:span text:style-name="T11">6.4.2 </text:span><text:span text:style-name="T16">Caratteristiche del rifiuto: </text:span></text:p>
      <text:p text:style-name="P208">polimeri stirenici ed altri polimeri con contaminanti di processo quali oli in concentrazione non superiore allo 0,1% in peso; sottoposti a lavaggio e/o bonifica per l'eliminazione dei contaminanti da processo.</text:p>
      <text:p text:style-name="P94"><text:span text:style-name="T11">6.4.3 </text:span><text:span text:style-name="T16">Attività di recupero:</text:span></text:p>
      <text:p text:style-name="P208">messa in riserva di rifiuti [R13] con macinazione e/o granulazione, <text:span text:style-name="T26">eventuale</text:span> lavaggio e con eventuale separazione degli inquinanti per sottoporli all'operazione di recupero nell'industria delle materie plastiche [R3].</text:p>
      <text:p text:style-name="P94"><text:span text:style-name="T11">6.4.4</text:span><text:span text:style-name="T16"> Caratteristiche delle materie prime e/o dei prodotti ottenuti:</text:span></text:p>
      <text:p text:style-name="P208">prodotti in plastica nelle forme usualmente commercializzate.</text:p>
      <text:p text:style-name="P208"/>
      <table:table table:name="Tabella47" table:style-name="Tabella47">
        <table:table-column table:style-name="Tabella47.A"/>
        <table:table-column table:style-name="Tabella47.B"/>
        <table:table-column table:style-name="Tabella47.C"/>
        <table:table-column table:style-name="Tabella47.D"/>
        <table:table-row table:style-name="Tabella47.1">
          <table:table-cell table:style-name="Tabella47.A1" office:value-type="string">
            <text:p text:style-name="P332">Attività di recupero</text:p>
          </table:table-cell>
          <table:table-cell table:style-name="Tabella47.A1" office:value-type="string">
            <text:p text:style-name="P332">Codice Rifiuto</text:p>
          </table:table-cell>
          <table:table-cell table:style-name="Tabella47.A1" office:value-type="string">
            <text:p text:style-name="P332">Descrizione</text:p>
          </table:table-cell>
          <table:table-cell table:style-name="Tabella47.D1" office:value-type="string">
            <text:p text:style-name="P332">Quantità (t/a)</text:p>
          </table:table-cell>
        </table:table-row>
        <table:table-row table:style-name="Tabella47.1">
          <table:table-cell table:style-name="Tabella47.A2" office:value-type="string">
            <text:p text:style-name="P339">Messa in riserva</text:p>
          </table:table-cell>
          <table:table-cell table:style-name="Tabella47.A2" office:value-type="string">
            <text:p text:style-name="P339">[070299] [190905]</text:p>
          </table:table-cell>
          <table:table-cell table:style-name="Tabella47.A2" office:value-type="string">
            <text:p text:style-name="P339">Resine a scambio ionico esauste</text:p>
          </table:table-cell>
          <table:table-cell table:style-name="Tabella47.D2" office:value-type="string">
            <text:p text:style-name="P341">100</text:p>
          </table:table-cell>
        </table:table-row>
      </table:table>
      <text:p text:style-name="P10"/>
      <text:h text:style-name="P447" text:outline-level="1">6.5 Tipologia: </text:h>
      <text:p text:style-name="P65">paraurti e plance di autoveicoli in materie plastiche </text:p>
      <text:p text:style-name="P70">[070299] [160208]</text:p>
      <text:p text:style-name="P73">[070213] [120105] [160119]</text:p>
      <text:p text:style-name="P91"><text:span text:style-name="T11">6.5.1 </text:span><text:span text:style-name="T16">Provenienza: </text:span></text:p>
      <text:p text:style-name="Rientro_20_corpo_20_del_20_testo_20_3">attività di demolizione veicoli autorizzata ai sensi del decreto legislativo 5 febbraio 1997, n. 22 e successive modifiche e integrazioni, attività di riparazione e sostituzione su veicoli in servizio; industria automobilistica.</text:p>
      <text:p text:style-name="P91"><text:span text:style-name="T11">6.5.2 </text:span><text:span text:style-name="T16">Caratteristiche del rifiuto: </text:span></text:p>
      <text:p text:style-name="Rientro_20_corpo_20_del_20_testo_20_3">manufatti interi o parti di essi in plastica. Eventuale presenza di cariche inerti, gomma, pigmenti, additivi.</text:p>
      <text:p text:style-name="P91"><text:span text:style-name="T11">6.5.3 </text:span><text:span text:style-name="T16">Attività di recupero:</text:span></text:p>
      <text:p text:style-name="Rientro_20_corpo_20_del_20_testo_20_3">messa in riserva di rifiuti [R13] con triturazione, lavaggio e flottazione per la separazione degli inquinanti per sottoporre la frazione plastica all'operazione di recupero nell'industria delle materie plastiche [R3].</text:p>
      <text:p text:style-name="P91"><text:span text:style-name="T11">6.5.4 </text:span><text:span text:style-name="T16">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48" table:style-name="Tabella48">
        <table:table-column table:style-name="Tabella48.A"/>
        <table:table-column table:style-name="Tabella48.B"/>
        <table:table-column table:style-name="Tabella48.C"/>
        <table:table-column table:style-name="Tabella48.D"/>
        <table:table-row table:style-name="Tabella48.1">
          <table:table-cell table:style-name="Tabella48.A1" office:value-type="string">
            <text:p text:style-name="P331">Attività di recupero</text:p>
          </table:table-cell>
          <table:table-cell table:style-name="Tabella48.A1" office:value-type="string">
            <text:p text:style-name="P331">Codice Rifiuto</text:p>
          </table:table-cell>
          <table:table-cell table:style-name="Tabella48.A1" office:value-type="string">
            <text:p text:style-name="P331">Descrizione</text:p>
          </table:table-cell>
          <table:table-cell table:style-name="Tabella48.D1" office:value-type="string">
            <text:p text:style-name="P331">Quantità (t/a)</text:p>
          </table:table-cell>
        </table:table-row>
        <table:table-row table:style-name="Tabella48.1">
          <table:table-cell table:style-name="Tabella48.A2" office:value-type="string">
            <text:p text:style-name="P334">Messa in riserva</text:p>
          </table:table-cell>
          <table:table-cell table:style-name="Tabella48.A2" office:value-type="string">
            <text:p text:style-name="P334">[070213] [120105] [160119]</text:p>
          </table:table-cell>
          <table:table-cell table:style-name="Tabella48.A2" office:value-type="string">
            <text:p text:style-name="P334">Paraurti e plance di autoveicoli in materie plastiche</text:p>
          </table:table-cell>
          <table:table-cell table:style-name="Tabella48.D2" office:value-type="string">
            <text:p text:style-name="P335">100</text:p>
          </table:table-cell>
        </table:table-row>
        <table:table-row table:style-name="Tabella48.1">
          <table:table-cell table:style-name="Tabella48.A2" office:value-type="string">
            <text:p text:style-name="P334">Industria delle materie plastiche</text:p>
          </table:table-cell>
          <table:table-cell table:style-name="Tabella48.A2" office:value-type="string">
            <text:p text:style-name="P334">[070213] [120105] [160119]</text:p>
          </table:table-cell>
          <table:table-cell table:style-name="Tabella48.A2" office:value-type="string">
            <text:p text:style-name="P334">Paraurti e plance di autoveicoli in materie plastiche</text:p>
          </table:table-cell>
          <table:table-cell table:style-name="Tabella48.D2" office:value-type="string">
            <text:p text:style-name="P335">1.000</text:p>
          </table:table-cell>
        </table:table-row>
      </table:table>
      <text:p text:style-name="P1"/>
      <text:h text:style-name="P447" text:outline-level="1">6.6 Tipologia: </text:h>
      <text:p text:style-name="P65">imbottiture sedili in poliuretano espanso </text:p>
      <text:p text:style-name="P70">[070299] [160208]</text:p>
      <text:p text:style-name="P73">[070213] [120105] [160119]</text:p>
      <text:p text:style-name="P91"><text:span text:style-name="T11">6.6.1 </text:span><text:span text:style-name="T16">Provenienza: </text:span></text:p>
      <text:p text:style-name="Rientro_20_corpo_20_del_20_testo_20_3">attività di demolizione vetture autorizzata ai sensi del decreto legislativo 5 febbraio 1997, n. 22 e successive modifiche e integrazioni, attività di riparazione e sostituzione su vetture in servizio; industria automobilistica.</text:p>
      <text:p text:style-name="P91"><text:span text:style-name="T11">6.6.2 </text:span><text:span text:style-name="T16">Caratteristiche del rifiuto:</text:span></text:p>
      <text:p text:style-name="Rientro_20_corpo_20_del_20_testo_20_3">imbottiture intere o parte di esse in poliuretano espanso. Eventuale presenza di tessuti di rivestimento.</text:p>
      <text:p text:style-name="P91"><text:span text:style-name="T11">6.6.3 </text:span><text:span text:style-name="T16">Attività di recupero:</text:span></text:p>
      <text:p text:style-name="Rientro_20_corpo_20_del_20_testo_20_3">messa in riserva di rifiuti [R13] con taglio e separazione schiuma da fodera; macinazione e/o estrusione in granuli per sottoporre la frazione plastica all'operazione di recupero nell'industria delle materie plastiche [R3].</text:p>
      <text:p text:style-name="P91"><text:span text:style-name="T11">6.6.4 </text:span><text:span text:style-name="T16">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49" table:style-name="Tabella49">
        <table:table-column table:style-name="Tabella49.A"/>
        <table:table-column table:style-name="Tabella49.B"/>
        <table:table-column table:style-name="Tabella49.C"/>
        <table:table-column table:style-name="Tabella49.D"/>
        <table:table-row table:style-name="Tabella49.1">
          <table:table-cell table:style-name="Tabella49.A1" office:value-type="string">
            <text:p text:style-name="P331">Attività di recupero</text:p>
          </table:table-cell>
          <table:table-cell table:style-name="Tabella49.A1" office:value-type="string">
            <text:p text:style-name="P331">Codice Rifiuto</text:p>
          </table:table-cell>
          <table:table-cell table:style-name="Tabella49.A1" office:value-type="string">
            <text:p text:style-name="P331">Descrizione</text:p>
          </table:table-cell>
          <table:table-cell table:style-name="Tabella49.D1" office:value-type="string">
            <text:p text:style-name="P331">Quantità (t/a)</text:p>
          </table:table-cell>
        </table:table-row>
        <table:table-row table:style-name="Tabella49.1">
          <table:table-cell table:style-name="Tabella49.A2" office:value-type="string">
            <text:p text:style-name="P334">Messa in riserva</text:p>
          </table:table-cell>
          <table:table-cell table:style-name="Tabella49.A2" office:value-type="string">
            <text:p text:style-name="P334">[070213] [120105] [160119]</text:p>
          </table:table-cell>
          <table:table-cell table:style-name="Tabella49.A2" office:value-type="string">
            <text:p text:style-name="P334">Imbottiture sedili in poliuretano espanso</text:p>
          </table:table-cell>
          <table:table-cell table:style-name="Tabella49.D2" office:value-type="string">
            <text:p text:style-name="P335">100</text:p>
          </table:table-cell>
        </table:table-row>
        <table:table-row table:style-name="Tabella49.1">
          <table:table-cell table:style-name="Tabella49.A2" office:value-type="string">
            <text:p text:style-name="P334">Industria delle materie plastiche</text:p>
          </table:table-cell>
          <table:table-cell table:style-name="Tabella49.A2" office:value-type="string">
            <text:p text:style-name="P334">[070213] [120105] [160119]</text:p>
          </table:table-cell>
          <table:table-cell table:style-name="Tabella49.A2" office:value-type="string">
            <text:p text:style-name="P334">Imbottiture sedili in poliuretano espanso</text:p>
          </table:table-cell>
          <table:table-cell table:style-name="Tabella49.D2" office:value-type="string">
            <text:p text:style-name="P335">200</text:p>
          </table:table-cell>
        </table:table-row>
      </table:table>
      <text:p text:style-name="P1"/>
      <text:h text:style-name="P448" text:outline-level="1">6.7 Tipologia: </text:h>
      <text:p text:style-name="P69">scaglie di alcool polivinilico </text:p>
      <text:p text:style-name="P72">[070299]</text:p>
      <text:p text:style-name="P75">[070299]</text:p>
      <text:p text:style-name="P94"><text:span text:style-name="T11">6.7.1 </text:span><text:span text:style-name="T16">Provenienza: </text:span></text:p>
      <text:p text:style-name="P208">industria chimica.</text:p>
      <text:p text:style-name="P94"><text:span text:style-name="T11">6.7.2 </text:span><text:span text:style-name="T16">Caratteristiche del rifiuto: </text:span></text:p>
      <text:p text:style-name="P208">alcool polivinilico 97 ÷ 99 %; dimetilformammide 0,5 ÷ 1 %; nerofumo 0,05%.</text:p>
      <text:p text:style-name="P94"><text:span text:style-name="T11">6.7.3 </text:span><text:span text:style-name="T16">Attività di recupero:</text:span></text:p>
      <text:p text:style-name="P208">produzione di collanti ed adesivi [R3].</text:p>
      <text:p text:style-name="P94"><text:span text:style-name="T11">6.7.4 </text:span><text:span text:style-name="T16">Caratteristiche delle materie prime e/o dei prodotti ottenuti:</text:span></text:p>
      <text:p text:style-name="P208">collanti e adesivi nelle forme usualmente commercializzate.</text:p>
      <text:p text:style-name="P208"/>
      <table:table table:name="Tabella50" table:style-name="Tabella50">
        <table:table-column table:style-name="Tabella50.A"/>
        <table:table-column table:style-name="Tabella50.B"/>
        <table:table-column table:style-name="Tabella50.C"/>
        <table:table-column table:style-name="Tabella50.D"/>
        <table:table-row table:style-name="Tabella50.1">
          <table:table-cell table:style-name="Tabella50.A1" office:value-type="string">
            <text:p text:style-name="P332">Attività di recupero</text:p>
          </table:table-cell>
          <table:table-cell table:style-name="Tabella50.A1" office:value-type="string">
            <text:p text:style-name="P332">Codice Rifiuto</text:p>
          </table:table-cell>
          <table:table-cell table:style-name="Tabella50.A1" office:value-type="string">
            <text:p text:style-name="P332">Descrizione</text:p>
          </table:table-cell>
          <table:table-cell table:style-name="Tabella50.D1" office:value-type="string">
            <text:p text:style-name="P332">Quantità (t/a)</text:p>
          </table:table-cell>
        </table:table-row>
        <table:table-row table:style-name="Tabella50.1">
          <table:table-cell table:style-name="Tabella50.A2" office:value-type="string">
            <text:p text:style-name="P339">Messa in riserva</text:p>
          </table:table-cell>
          <table:table-cell table:style-name="Tabella50.A2" office:value-type="string">
            <text:p text:style-name="P339">[070299]</text:p>
          </table:table-cell>
          <table:table-cell table:style-name="Tabella50.A2" office:value-type="string">
            <text:p text:style-name="P339">Scaglie di alcool polivinico</text:p>
          </table:table-cell>
          <table:table-cell table:style-name="Tabella50.D2" office:value-type="string">
            <text:p text:style-name="P341">1.000</text:p>
          </table:table-cell>
        </table:table-row>
      </table:table>
      <text:p text:style-name="P10"/>
      <text:h text:style-name="P447" text:outline-level="1">6.8 Tipologia: </text:h>
      <text:p text:style-name="P65">polveri di "buffing" e cascami di tessuto non tessuto </text:p>
      <text:p text:style-name="P70">[070299]</text:p>
      <text:p text:style-name="P73">[070299]</text:p>
      <text:p text:style-name="P91"><text:span text:style-name="T11">6.8.1 </text:span><text:span text:style-name="T16">Provenienza: </text:span></text:p>
      <text:p text:style-name="Rientro_20_corpo_20_del_20_testo_20_3">industria del "tessuto non tessuto" e del feltro greggio.</text:p>
      <text:p text:style-name="P91"><text:span text:style-name="T11">6.8.2</text:span><text:span text:style-name="T16"> Caratteristiche del rifiuto: </text:span></text:p>
      <text:p text:style-name="Rientro_20_corpo_20_del_20_testo_20_3">rifiuti di polveri e solidi costituiti da: poliestere, poliuretano e polistirolo.</text:p>
      <text:p text:style-name="P91"><text:span text:style-name="T11">6.8.3 </text:span><text:span text:style-name="T16">Attività di recupero:</text:span></text:p>
      <text:p text:style-name="Rientro_20_corpo_20_del_20_testo_20_3">produzione di pannelli fonoassorbenti e termoisolanti [R3].</text:p>
      <text:p text:style-name="P91"><text:span text:style-name="T11">6.8.4 </text:span><text:span text:style-name="T16">Caratteristiche delle materie prime e/o dei prodotti ottenuti:</text:span></text:p>
      <text:p text:style-name="Rientro_20_corpo_20_del_20_testo_20_3">pannelli fonoassorbenti e termoisolanti nelle forme usualmente commercializzate.</text:p>
      <text:p text:style-name="Rientro_20_corpo_20_del_20_testo_20_3"/>
      <table:table table:name="Tabella51" table:style-name="Tabella51">
        <table:table-column table:style-name="Tabella51.A"/>
        <table:table-column table:style-name="Tabella51.B"/>
        <table:table-column table:style-name="Tabella51.C"/>
        <table:table-column table:style-name="Tabella51.D"/>
        <table:table-row table:style-name="Tabella51.1">
          <table:table-cell table:style-name="Tabella51.A1" office:value-type="string">
            <text:p text:style-name="P331">Attività di recupero</text:p>
          </table:table-cell>
          <table:table-cell table:style-name="Tabella51.A1" office:value-type="string">
            <text:p text:style-name="P331">Codice Rifiuto</text:p>
          </table:table-cell>
          <table:table-cell table:style-name="Tabella51.A1" office:value-type="string">
            <text:p text:style-name="P331">Descrizione</text:p>
          </table:table-cell>
          <table:table-cell table:style-name="Tabella51.D1" office:value-type="string">
            <text:p text:style-name="P331">Quantità (t/a)</text:p>
          </table:table-cell>
        </table:table-row>
        <table:table-row table:style-name="Tabella51.1">
          <table:table-cell table:style-name="Tabella51.A2" office:value-type="string">
            <text:p text:style-name="P334">Industria delle materie plastiche</text:p>
          </table:table-cell>
          <table:table-cell table:style-name="Tabella51.A2" office:value-type="string">
            <text:p text:style-name="P334">[070299]</text:p>
          </table:table-cell>
          <table:table-cell table:style-name="Tabella51.A2" office:value-type="string">
            <text:p text:style-name="P334">Polveri di "buffing" e cascami di tessuto non tessuto</text:p>
          </table:table-cell>
          <table:table-cell table:style-name="Tabella51.D2" office:value-type="string">
            <text:p text:style-name="P335">200</text:p>
          </table:table-cell>
        </table:table-row>
        <table:table-row table:style-name="Tabella51.1">
          <table:table-cell table:style-name="Tabella51.A2" office:value-type="string">
            <text:p text:style-name="P334">Messa in riserva</text:p>
          </table:table-cell>
          <table:table-cell table:style-name="Tabella51.A2" office:value-type="string">
            <text:p text:style-name="P334">[070299]</text:p>
          </table:table-cell>
          <table:table-cell table:style-name="Tabella51.C3" office:value-type="string">
            <text:p text:style-name="P334">Polvery di "buffing" e cascami di tessuto non tessuto</text:p>
          </table:table-cell>
          <table:table-cell table:style-name="Tabella51.D2" office:value-type="string">
            <text:p text:style-name="P335">1.000</text:p>
          </table:table-cell>
        </table:table-row>
      </table:table>
      <text:p text:style-name="P1"/>
      <text:h text:style-name="P449" text:outline-level="1">6.9 Tipologia: </text:h>
      <text:p text:style-name="P64"><text:span text:style-name="T21">mix di ebanite e PVC da recupero di accumulatori al piombo esausti</text:span><text:span text:style-name="T11"> </text:span></text:p>
      <text:p text:style-name="P70">[160199]</text:p>
      <text:p text:style-name="P64"><text:span text:style-name="T11">[191211*] </text:span><text:span text:style-name="T46">tipologia soppressa in quanto riferita a rifiuti pericolosi</text:span></text:p>
      <text:p text:style-name="P64"><text:span text:style-name="T21">6.9.1 </text:span><text:span text:style-name="T22">Provenienza: </text:span></text:p>
      <text:p text:style-name="P203">impianto di recupero del piombo dagli accumulatori esausti.</text:p>
      <text:p text:style-name="P64"><text:span text:style-name="T21">6.9.2 </text:span><text:span text:style-name="T22">Caratteristiche del rifiuto: </text:span></text:p>
      <text:p text:style-name="P82"><text:span text:style-name="T21">solido in pezzatura variabile costituito da ebanite 30 - 80%. Pb/PbO.SO</text:span><text:span text:style-name="T24">4</text:span><text:span text:style-name="T21"> 4 - 12%, plastiche 10 - 50%, legno 2 - 4%.</text:span></text:p>
      <text:p text:style-name="P64"><text:span text:style-name="T21">6.9.3 </text:span><text:span text:style-name="T22">Attività di recupero:</text:span></text:p>
      <text:p text:style-name="P86">messa in riserva di rifiuti [R13] con separazione e cernita dei materiali costituenti il mix per sottoporre la frazione costituita da ebanite all'operazione di recupero nell'industria metallurgica come riducente [R3] e la frazione plastica all'operazione di recupero nell'industria delle materie plastiche [R3].</text:p>
      <text:p text:style-name="P64"><text:span text:style-name="T21">6.9.4 </text:span><text:span text:style-name="T22">Caratteristiche delle materie prime e/o dei prodotti ottenuti:</text:span></text:p>
      <text:p text:style-name="P86">prodotti plastici nelle forme usualmente commercializzate.</text:p>
      <text:h text:style-name="P448" text:outline-level="1">6.10 Tipologia: </text:h>
      <text:p text:style-name="P69">sfridi, scarti e rifiuti di polivinil butirrale </text:p>
      <text:p text:style-name="P72">[101199]</text:p>
      <text:p text:style-name="P75">[101199]</text:p>
      <text:p text:style-name="P94"><text:span text:style-name="T11">6.10.1 </text:span><text:span text:style-name="T16">Provenienza: </text:span></text:p>
      <text:p text:style-name="P208">industria del vetro di sicurezza.</text:p>
      <text:p text:style-name="P94"><text:span text:style-name="T11">6.10.2 </text:span><text:span text:style-name="T16">Caratteristiche del rifiuto: </text:span></text:p>
      <text:p text:style-name="P208">ritagli di pellicola di polivinil butirrale di vario spessore.</text:p>
      <text:p text:style-name="P94"><text:span text:style-name="T11">6.10.3 </text:span><text:span text:style-name="T16">Attività di recupero:</text:span></text:p>
      <text:p text:style-name="P208">soluzione in solventi organici per l'ottenimento di polivinil butirrale da impiegare nella produzione di adesivi [R3].</text:p>
      <text:p text:style-name="P94"><text:span text:style-name="T11">6.10.4 </text:span><text:span text:style-name="T16">Caratteristiche delle materie prime e/o dei prodotti ottenuti:</text:span></text:p>
      <text:p text:style-name="P122">adesivi nelle forme usualmente commercializzate.</text:p>
      <text:h text:style-name="P447" text:outline-level="1">6.11 Tipologia: </text:h>
      <text:p text:style-name="P65">pannelli sportelli auto </text:p>
      <text:p text:style-name="P70">[070299] [160208]</text:p>
      <text:p text:style-name="P73">[070213] [070299] [120105] [160119] </text:p>
      <text:p text:style-name="P91"><text:span text:style-name="T11">6.11.1 </text:span><text:span text:style-name="T16">Provenienza: </text:span></text:p>
      <text:p text:style-name="Rientro_20_corpo_20_del_20_testo_20_3">attività di demolizione vetture autorizzata ai sensi del decreto legislativo 5 febbraio 1997, n. 22 e successive modifiche e integrazioni, o attività di riparazione e sostituzione su vetture in uso, o da industria automobilistica.</text:p>
      <text:p text:style-name="P91"><text:span text:style-name="T11">6.11.2 </text:span><text:span text:style-name="T16">Caratteristiche del rifiuto: </text:span></text:p>
      <text:p text:style-name="Rientro_20_corpo_20_del_20_testo_20_3">fibre vegetali in matrice polipropilenica.</text:p>
      <text:p text:style-name="P91"><text:span text:style-name="T11">6.11.3 </text:span><text:span text:style-name="T16">Attività di recupero:</text:span></text:p>
      <text:p text:style-name="Rientro_20_corpo_20_del_20_testo_20_3">messa in riserva di rifiuti [R13] con macinazione della frazione plastica per sottoporla all'operazione di recupero nell'industria della trasformazione delle materie plastiche [R3].</text:p>
      <text:p text:style-name="P91"><text:span text:style-name="T11">6.11.4 </text:span><text:span text:style-name="T16">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52" table:style-name="Tabella52">
        <table:table-column table:style-name="Tabella52.A"/>
        <table:table-column table:style-name="Tabella52.B"/>
        <table:table-column table:style-name="Tabella52.C"/>
        <table:table-column table:style-name="Tabella52.D"/>
        <table:table-row table:style-name="Tabella52.1">
          <table:table-cell table:style-name="Tabella52.A1" office:value-type="string">
            <text:p text:style-name="P331">Attività di recupero</text:p>
          </table:table-cell>
          <table:table-cell table:style-name="Tabella52.A1" office:value-type="string">
            <text:p text:style-name="P331">Codice Rifiuto</text:p>
          </table:table-cell>
          <table:table-cell table:style-name="Tabella52.A1" office:value-type="string">
            <text:p text:style-name="P331">Descrizione</text:p>
          </table:table-cell>
          <table:table-cell table:style-name="Tabella52.D1" office:value-type="string">
            <text:p text:style-name="P331">Quantità (t/a)</text:p>
          </table:table-cell>
        </table:table-row>
        <table:table-row table:style-name="Tabella52.1">
          <table:table-cell table:style-name="Tabella52.A2" office:value-type="string">
            <text:p text:style-name="P334">Messa in riserva</text:p>
          </table:table-cell>
          <table:table-cell table:style-name="Tabella52.A2" office:value-type="string">
            <text:p text:style-name="P334">[070213] [070299] [120105] [160119]</text:p>
          </table:table-cell>
          <table:table-cell table:style-name="Tabella52.A2" office:value-type="string">
            <text:p text:style-name="P334">Pannelli sportelli auto</text:p>
          </table:table-cell>
          <table:table-cell table:style-name="Tabella52.D2" office:value-type="string">
            <text:p text:style-name="P335">500</text:p>
          </table:table-cell>
        </table:table-row>
        <table:table-row table:style-name="Tabella52.1">
          <table:table-cell table:style-name="Tabella52.A2" office:value-type="string">
            <text:p text:style-name="P334">Industria delle materie plastiche</text:p>
          </table:table-cell>
          <table:table-cell table:style-name="Tabella52.A2" office:value-type="string">
            <text:p text:style-name="P334">[070213] [070299] [120105] [160119]</text:p>
          </table:table-cell>
          <table:table-cell table:style-name="Tabella52.A2" office:value-type="string">
            <text:p text:style-name="P334">Pannelli sportelli auto</text:p>
          </table:table-cell>
          <table:table-cell table:style-name="Tabella52.D2" office:value-type="string">
            <text:p text:style-name="P335">1.000</text:p>
          </table:table-cell>
        </table:table-row>
      </table:table>
      <text:p text:style-name="P1"/>
      <text:h text:style-name="P448" text:outline-level="1">6.12 Tipologia: </text:h>
      <text:p text:style-name="P69">rifiuti di caprolattame </text:p>
      <text:p text:style-name="P72">[070199] [070299]</text:p>
      <text:p text:style-name="P75">[070199] [070299]</text:p>
      <text:p text:style-name="P94"><text:span text:style-name="T11">6.12.1 </text:span><text:span text:style-name="T16">Provenienza: </text:span></text:p>
      <text:p text:style-name="P122">Produzione e trasformazione materie plastiche.</text:p>
      <text:p text:style-name="P94"><text:span text:style-name="T11">6.12.2</text:span><text:span text:style-name="T16"> Caratteristiche del rifiuto: </text:span></text:p>
      <text:p text:style-name="P208">sfridi solidi di caprolattame oppure liquido di colore giallognolo o incolore con materiale in sospensione; composto da soluzioni acquose contenenti almeno il 4% di caprolattame monomero e oligomeri, acqua &lt; 90%.</text:p>
      <text:p text:style-name="P94"><text:span text:style-name="T11">6.12.3 </text:span><text:span text:style-name="T16">Attività di recupero:</text:span></text:p>
      <text:p text:style-name="P122">a) concentrazione della soluzione e successiva polimerizzazione per il recupero nel processo produttivo [R3];</text:p>
      <text:p text:style-name="P122">b) depolimerizzazione della poliammide 6 mediante riscaldamento della miscela solido - liquida: arricchimento con caprolattame del derivato del processo di depolimerizzazione e successiva polimerizzazione con produzione del polimero poliammidico [R3].</text:p>
      <text:p text:style-name="P94"><text:span text:style-name="T11">6.12.4 </text:span><text:span text:style-name="T16">Caratteristiche delle materie prime e/o del prodotto ottenuto:</text:span></text:p>
      <text:p text:style-name="P122">a) e b) poliammide 6 nelle forme usualmente commercializzate; caprolattame monomero nelle forme usualmente commercializzate.</text:p>
      <text:p text:style-name="P122"/>
      <table:table table:name="Tabella53" table:style-name="Tabella53">
        <table:table-column table:style-name="Tabella53.A"/>
        <table:table-column table:style-name="Tabella53.B"/>
        <table:table-column table:style-name="Tabella53.C"/>
        <table:table-column table:style-name="Tabella53.D"/>
        <table:table-row table:style-name="Tabella53.1">
          <table:table-cell table:style-name="Tabella53.A1" office:value-type="string">
            <text:p text:style-name="P332">Attività di recupero</text:p>
          </table:table-cell>
          <table:table-cell table:style-name="Tabella53.A1" office:value-type="string">
            <text:p text:style-name="P332">Codice Rifiuto</text:p>
          </table:table-cell>
          <table:table-cell table:style-name="Tabella53.A1" office:value-type="string">
            <text:p text:style-name="P332">Descrizione</text:p>
          </table:table-cell>
          <table:table-cell table:style-name="Tabella53.D1" office:value-type="string">
            <text:p text:style-name="P332">Quantità (t/a)</text:p>
          </table:table-cell>
        </table:table-row>
        <table:table-row table:style-name="Tabella53.1">
          <table:table-cell table:style-name="Tabella53.A2" office:value-type="string">
            <text:p text:style-name="P339">Messa in riserva</text:p>
          </table:table-cell>
          <table:table-cell table:style-name="Tabella53.A2" office:value-type="string">
            <text:p text:style-name="P339">[070199] [070299]</text:p>
          </table:table-cell>
          <table:table-cell table:style-name="Tabella53.A2" office:value-type="string">
            <text:p text:style-name="P339">Rifiuti di caprolattame</text:p>
          </table:table-cell>
          <table:table-cell table:style-name="Tabella53.D2" office:value-type="string">
            <text:p text:style-name="P341">50</text:p>
          </table:table-cell>
        </table:table-row>
      </table:table>
      <text:p text:style-name="P10"/>
      <text:p text:style-name="P60">7. RIFIUTI CERAMICI E INERTI</text:p>
      <text:p text:style-name="P1"/>
      <text:h text:style-name="TIpologia" text:outline-level="1">7.1 Tipologia: </text:h>
      <text:p text:style-name="P65">rifiuti costituiti da laterizi, intonaci e conglomerati di cemento armato e non, comprese le traverse e traversoni ferroviari e i pali in calcestruzzo armato provenienti da linee ferroviarie, telematiche ed elettriche e frammenti di rivestimenti stradali, purché privi di amianto. </text:p>
      <text:p text:style-name="P70">[101303] [170101] [170102] [170103] [170104] [170701] [200301]</text:p>
      <text:p text:style-name="P73">[101311] [170101] [170102] [170103] [170107] [170802] [170904] [200301] </text:p>
      <text:p text:style-name="P91"><text:span text:style-name="T11">7.1.1 </text:span><text:span text:style-name="T16">Provenienza: </text:span></text:p>
      <text:p text:style-name="Rientro_20_corpo_20_del_20_testo_20_3">attività di demolizione, frantumazione e costruzione; selezione da RSU e/o RAU; manutenzione reti; attività di produzione di lastre e manufatti in fibrocemento.</text:p>
      <text:p text:style-name="P91"><text:span text:style-name="T11">7.1.2 </text:span><text:span text:style-name="T16">Caratteristiche del rifiuto: </text:span></text:p>
      <text:p text:style-name="Rientro_20_corpo_20_del_20_testo_20_3">materiale inerte, laterizio e ceramica cotta anche con presenza di frazioni metalliche, legno, plastica, carta e isolanti escluso amianto.</text:p>
      <text:p text:style-name="P91"><text:span text:style-name="T11">7.1.3 </text:span><text:span text:style-name="T16">Attività di recupero:</text:span></text:p>
      <text:p text:style-name="P204">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e con caratteristiche di cui alle norme CNR - UNI 10006 [R5];</text:p>
      <text:p text:style-name="P110">a) 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R5];</text:p>
      <text:p text:style-name="P110">b) utilizzo per recuperi ambientali previo trattamento di cui al punto a) (il recupero è subordinato all'esecuzione del test di cessione sul rifiuto tal quale secondo il metodo in allegato 3 al presente decreto [R10];</text:p>
      <text:p text:style-name="P110">c) utilizzo per la realizzazione di rilevati e sottofondi stradali e ferroviari e aeroportuali, piazzali industriali previo trattamento di cui al punto a) (il recupero è subordinato all'esecuzione del test di cessione sul rifiuto tal quale secondo il metodo in allegato 3 al presente decreto [R5]</text:p>
      <text:p text:style-name="P91"><text:span text:style-name="T11">7.1.4 </text:span><text:span text:style-name="T16">Caratteristiche delle materie prime e/o dei prodotti ottenuti:</text:span></text:p>
      <text:p text:style-name="P204">materie prime secondarie per l'edilizia conformi alle specifiche della CCIAA di Milano.</text:p>
      <text:p text:style-name="P374">materie prime secondarie per l'edilizia con caratteristiche conformi all'allegato C della Circolare del Ministero dell'ambiente e della tutela del territorio 15 luglio 2005, n. UL/2005/5205</text:p>
      <text:p text:style-name="P110"/>
      <table:table table:name="Tabella54" table:style-name="Tabella54">
        <table:table-column table:style-name="Tabella54.A"/>
        <table:table-column table:style-name="Tabella54.B"/>
        <table:table-column table:style-name="Tabella54.C"/>
        <table:table-column table:style-name="Tabella54.D"/>
        <table:table-row table:style-name="Tabella54.1">
          <table:table-cell table:style-name="Tabella54.A1" office:value-type="string">
            <text:p text:style-name="P331">Attività di recupero</text:p>
          </table:table-cell>
          <table:table-cell table:style-name="Tabella54.A1" office:value-type="string">
            <text:p text:style-name="P331">Codice Rifiuto</text:p>
          </table:table-cell>
          <table:table-cell table:style-name="Tabella54.A1" office:value-type="string">
            <text:p text:style-name="P331">Descrizione</text:p>
          </table:table-cell>
          <table:table-cell table:style-name="Tabella54.D1" office:value-type="string">
            <text:p text:style-name="P331">Quantità (t/a)</text:p>
          </table:table-cell>
        </table:table-row>
        <table:table-row table:style-name="Tabella54.1">
          <table:table-cell table:style-name="Tabella54.A2" office:value-type="string">
            <text:p text:style-name="P334">Produzione di manufatti e prodotti per l'edilizia</text:p>
          </table:table-cell>
          <table:table-cell table:style-name="Tabella54.A2" office:value-type="string">
            <text:p text:style-name="P334">[101311] [170101] [170102] [170103] [170107] [170802] [170904] [200301]</text:p>
          </table:table-cell>
          <table:table-cell table:style-name="Tabella54.A2" office:value-type="string">
            <text:p text:style-name="P334">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335">120.000</text:p>
          </table:table-cell>
        </table:table-row>
        <text:soft-page-break/>
        <table:table-row table:style-name="Tabella54.1">
          <table:table-cell table:style-name="Tabella54.A2" office:value-type="string">
            <text:p text:style-name="P334">Utilizzo dei rifiuti per la formazione di rilevati e sottofondi stradali</text:p>
          </table:table-cell>
          <table:table-cell table:style-name="Tabella54.A2" office:value-type="string">
            <text:p text:style-name="P334">[101311] [170101] [170102] [170103] [170107] [170802] [170904] [200301]</text:p>
          </table:table-cell>
          <table:table-cell table:style-name="Tabella54.A2" office:value-type="string">
            <text:p text:style-name="P334">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335">120.000</text:p>
          </table:table-cell>
        </table:table-row>
        <table:table-row table:style-name="Tabella54.1">
          <table:table-cell table:style-name="Tabella54.A2" office:value-type="string">
            <text:p text:style-name="P334">Utilizzo dei rifiuti per i recuperi ambientali</text:p>
          </table:table-cell>
          <table:table-cell table:style-name="Tabella54.A2" office:value-type="string">
            <text:p text:style-name="P334">[101311] [170101] [170102] [170103] [170107] [170802] [170904] [200301]</text:p>
          </table:table-cell>
          <table:table-cell table:style-name="Tabella54.A2" office:value-type="string">
            <text:p text:style-name="P334">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335">120.000</text:p>
          </table:table-cell>
        </table:table-row>
        <table:table-row table:style-name="Tabella54.1">
          <table:table-cell table:style-name="Tabella54.A2" office:value-type="string">
            <text:p text:style-name="P334">Messa in riserva</text:p>
          </table:table-cell>
          <table:table-cell table:style-name="Tabella54.A2" office:value-type="string">
            <text:p text:style-name="P334">[101311] [170101] [170102] [170103] [170107] [170802] [170904] [200301]</text:p>
          </table:table-cell>
          <table:table-cell table:style-name="Tabella54.A2" office:value-type="string">
            <text:p text:style-name="P334">Rifiuti costituiti da laterizi, inot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54.D2" office:value-type="string">
            <text:p text:style-name="P335">67.360</text:p>
          </table:table-cell>
        </table:table-row>
      </table:table>
      <text:p text:style-name="P12"/>
      <text:h text:style-name="P447" text:outline-level="1">7.2 Tipologia: </text:h>
      <text:p text:style-name="P65">rifiuti di rocce da cave autorizzate </text:p>
      <text:p text:style-name="P70">[010202] [010399] [010401] [010403] [010406]</text:p>
      <text:p text:style-name="P73">[010399] [010408] [010410] [010413]</text:p>
      <text:p text:style-name="P91"><text:span text:style-name="T11">7.2.1 </text:span><text:span text:style-name="T16">Provenienza: </text:span></text:p>
      <text:p text:style-name="Rientro_20_corpo_20_del_20_testo_20_3">attività di lavorazione dei materiali lapidei.</text:p>
      <text:p text:style-name="P91"><text:span text:style-name="T11">7.2.2 </text:span><text:span text:style-name="T16">Caratteristiche del rifiuto: </text:span></text:p>
      <text:p text:style-name="Rientro_20_corpo_20_del_20_testo_20_3">materiale inerte in pezzatura e forma varia, comprese le polveri. </text:p>
      <text:p text:style-name="P91"><text:span text:style-name="T11">7.2.3 </text:span><text:span text:style-name="T16">Attività di recupero:</text:span></text:p>
      <text:p text:style-name="P101">a) cementifici [R5];</text:p>
      <text:p text:style-name="P101">b) utilizzo del granulato per produzione di conglomerati cementizi e bituminosi [R5];</text:p>
      <text:p text:style-name="P101">c) utilizzo per isolamenti e impermeabilizzazioni e ardesia espansa [R5];</text:p>
      <text:p text:style-name="P101">d) ove necessario frantumazione; macinazione, vagliatura; eventuale omogeneizzazione e integrazione con materia prima inerte, anche nell'industria lapidea [R5];</text:p>
      <text:p text:style-name="P101">e) utilizzo per recuperi ambientali (il recupero è subordinato all'esecuzione del test di cessione sul rifiuto tal quale secondo il metodo in allegato 3 al presente decreto) [R10];</text:p>
      <text:p text:style-name="P101">f) utilizzo per realizzazione di rilevati e sottofondi stradali e ferroviari e aeroportuali, piazzali industriali previo eventuale trattamento di cui al punto d) (il recupero è subordinato all'esecuzione del test di cessione sul rifiuto tal quale, secondo il metodo in allegato 3 al presente decreto) [R5];</text:p>
      <text:p text:style-name="P91"><text:span text:style-name="T11">7.2.4 </text:span><text:span text:style-name="T16">Caratteristiche delle materie prime e/o dei prodotti ottenuti:</text:span></text:p>
      <text:p text:style-name="P101">a) cemento nelle forme usualmente commercializzate;</text:p>
      <text:p text:style-name="P101">b) e c) conglomerati cementizi e bituminosi e malte ardesiache.</text:p>
      <text:p text:style-name="P1"/>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331">Attività di recupero</text:p>
          </table:table-cell>
          <table:table-cell table:style-name="Tabella55.A1" office:value-type="string">
            <text:p text:style-name="P331">Codice Rifiuto</text:p>
          </table:table-cell>
          <table:table-cell table:style-name="Tabella55.A1" office:value-type="string">
            <text:p text:style-name="P331">Descrizione</text:p>
          </table:table-cell>
          <table:table-cell table:style-name="Tabella55.D1" office:value-type="string">
            <text:p text:style-name="P331">Quantità (t/a)</text:p>
          </table:table-cell>
        </table:table-row>
        <table:table-row table:style-name="Tabella55.1">
          <table:table-cell table:style-name="Tabella55.A2" office:value-type="string">
            <text:p text:style-name="P334">Produzione di conglomerati bitumunosi</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500</text:p>
          </table:table-cell>
        </table:table-row>
        <table:table-row table:style-name="Tabella55.1">
          <table:table-cell table:style-name="Tabella55.A2" office:value-type="string">
            <text:p text:style-name="P334">Utilizzo dei rifiuti per la formazione di rilevati e sottofondi stradali</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1.000</text:p>
          </table:table-cell>
        </table:table-row>
        <table:table-row table:style-name="Tabella55.1">
          <table:table-cell table:style-name="Tabella55.A2" office:value-type="string">
            <text:p text:style-name="P334">Messa in riserva</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10.000</text:p>
          </table:table-cell>
        </table:table-row>
        <table:table-row table:style-name="Tabella55.1">
          <table:table-cell table:style-name="Tabella55.A2" office:value-type="string">
            <text:p text:style-name="P334">Utilizzo dei rifiuti per i recuperi ambientali</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15.000</text:p>
          </table:table-cell>
        </table:table-row>
        <table:table-row table:style-name="Tabella55.1">
          <table:table-cell table:style-name="Tabella55.A2" office:value-type="string">
            <text:p text:style-name="P334">Industria lapidea</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22.000</text:p>
          </table:table-cell>
        </table:table-row>
        <table:table-row table:style-name="Tabella55.1">
          <table:table-cell table:style-name="Tabella55.A2" office:value-type="string">
            <text:p text:style-name="P334">Industria delle costruzioni</text:p>
          </table:table-cell>
          <table:table-cell table:style-name="Tabella55.A2" office:value-type="string">
            <text:p text:style-name="P336">[010399] [010408] [010410] [010413]</text:p>
          </table:table-cell>
          <table:table-cell table:style-name="Tabella55.A2" office:value-type="string">
            <text:p text:style-name="P334">Rifiuti di rocce di cave autorizzate</text:p>
          </table:table-cell>
          <table:table-cell table:style-name="Tabella55.D2" office:value-type="string">
            <text:p text:style-name="P335">4.500</text:p>
          </table:table-cell>
        </table:table-row>
        <table:table-row table:style-name="Tabella55.1">
          <table:table-cell table:style-name="Tabella55.A2" office:value-type="string">
            <text:p text:style-name="P334">Cementifici</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40.000</text:p>
          </table:table-cell>
        </table:table-row>
        <table:table-row table:style-name="Tabella55.1">
          <table:table-cell table:style-name="Tabella55.A2" office:value-type="string">
            <text:p text:style-name="P334">Produzione di conglomerati cementizi</text:p>
          </table:table-cell>
          <table:table-cell table:style-name="Tabella55.A2" office:value-type="string">
            <text:p text:style-name="P334">[010399] [010408] [010410] [010413]</text:p>
          </table:table-cell>
          <table:table-cell table:style-name="Tabella55.A2" office:value-type="string">
            <text:p text:style-name="P334">Rifiuti di rocce di cave autorizzate</text:p>
          </table:table-cell>
          <table:table-cell table:style-name="Tabella55.D2" office:value-type="string">
            <text:p text:style-name="P335">90.000</text:p>
          </table:table-cell>
        </table:table-row>
      </table:table>
      <text:p text:style-name="P1"/>
      <text:h text:style-name="P447" text:outline-level="1">7.3 Tipologia: </text:h>
      <text:p text:style-name="P65">sfridi e scarti di prodotti ceramici crudi smaltati e cotti </text:p>
      <text:p text:style-name="P70">[101201] [101206] [101299]</text:p>
      <text:p text:style-name="P73">[101201] [101206] [101208]</text:p>
      <text:p text:style-name="P91"><text:span text:style-name="T11">7.3.1 </text:span><text:span text:style-name="T16">Provenienza: </text:span></text:p>
      <text:p text:style-name="Rientro_20_corpo_20_del_20_testo_20_3">fabbricazione di prodotti ceramici, mattoni, mattonelle e materiale di costruzione smaltati.</text:p>
      <text:p text:style-name="P91"><text:span text:style-name="T11">7.3.2 </text:span><text:span text:style-name="T16">Caratteristiche del rifiuto: </text:span></text:p>
      <text:p text:style-name="Rientro_20_corpo_20_del_20_testo_20_3">prodotti ceramici, terracotte smaltate e non, materiale da costruzione di scarto eventualmente ricoperti con smalto crudo in concentrazione &lt; 10% in peso.</text:p>
      <text:p text:style-name="P91"><text:span text:style-name="T11">7.3.3 </text:span><text:span text:style-name="T16">Attività di recupero:</text:span></text:p>
      <text:p text:style-name="P101">a) macinazione e recupero nell'industria ceramica e dei laterizi [R5];</text:p>
      <text:p text:style-name="P101">b) frantumazione, vagliatura; eventuale miscelazione con materia prima inerte nell'industria lapidea [R5].</text:p>
      <text:p text:style-name="P91"><text:span text:style-name="T11">7.3.4 </text:span><text:span text:style-name="T16">Caratteristiche delle materie prime e/o dei prodotti ottenuti:</text:span></text:p>
      <text:p text:style-name="P101">a) prodotti è impasti ceramici e laterizi nelle forme usualmente commercializzate;</text:p>
      <text:p text:style-name="P101">b) materiale lapideo nelle forme usualmente commercializzate</text:p>
      <text:p text:style-name="P1"/>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331">Attività di recupero</text:p>
          </table:table-cell>
          <table:table-cell table:style-name="Tabella56.A1" office:value-type="string">
            <text:p text:style-name="P331">Codice Rifiuto</text:p>
          </table:table-cell>
          <table:table-cell table:style-name="Tabella56.A1" office:value-type="string">
            <text:p text:style-name="P331">Descrizione</text:p>
          </table:table-cell>
          <table:table-cell table:style-name="Tabella56.D1" office:value-type="string">
            <text:p text:style-name="P331">Quantità (t/a)</text:p>
          </table:table-cell>
        </table:table-row>
        <table:table-row table:style-name="Tabella56.1">
          <table:table-cell table:style-name="Tabella56.A2" office:value-type="string">
            <text:p text:style-name="P334">Industria dei laterizi</text:p>
          </table:table-cell>
          <table:table-cell table:style-name="Tabella56.A2" office:value-type="string">
            <text:p text:style-name="P334">[101201] [101206] [101208]</text:p>
          </table:table-cell>
          <table:table-cell table:style-name="Tabella56.A2" office:value-type="string">
            <text:p text:style-name="P334">Sfridi e scarti di prodotti ceramici crudi smaltati e cotti</text:p>
          </table:table-cell>
          <table:table-cell table:style-name="Tabella56.D2" office:value-type="string">
            <text:p text:style-name="P335">1.810</text:p>
          </table:table-cell>
        </table:table-row>
        <table:table-row table:style-name="Tabella56.1">
          <table:table-cell table:style-name="Tabella56.A2" office:value-type="string">
            <text:p text:style-name="P334">Messa in riserva</text:p>
          </table:table-cell>
          <table:table-cell table:style-name="Tabella56.A2" office:value-type="string">
            <text:p text:style-name="P334">[101201] [101206] [101208]</text:p>
          </table:table-cell>
          <table:table-cell table:style-name="Tabella56.A2" office:value-type="string">
            <text:p text:style-name="P334">Sfridi e scarti di prodotti ceramici crudi smaltati e cotti</text:p>
          </table:table-cell>
          <table:table-cell table:style-name="Tabella56.D2" office:value-type="string">
            <text:p text:style-name="P335">15.000</text:p>
          </table:table-cell>
        </table:table-row>
        <table:table-row table:style-name="Tabella56.1">
          <table:table-cell table:style-name="Tabella56.A2" office:value-type="string">
            <text:p text:style-name="P334">Industria lapidea</text:p>
          </table:table-cell>
          <table:table-cell table:style-name="Tabella56.A2" office:value-type="string">
            <text:p text:style-name="P334">[101201] [101206] [101208]</text:p>
          </table:table-cell>
          <table:table-cell table:style-name="Tabella56.A2" office:value-type="string">
            <text:p text:style-name="P334">Sfridi e scarti di prodotti ceramici crudi smaltati e cotti</text:p>
          </table:table-cell>
          <table:table-cell table:style-name="Tabella56.D2" office:value-type="string">
            <text:p text:style-name="P335">46.950</text:p>
          </table:table-cell>
        </table:table-row>
        <table:table-row table:style-name="Tabella56.1">
          <table:table-cell table:style-name="Tabella56.A2" office:value-type="string">
            <text:p text:style-name="P334">Industria ceramica</text:p>
          </table:table-cell>
          <table:table-cell table:style-name="Tabella56.A2" office:value-type="string">
            <text:p text:style-name="P334">[101201] [101206] [101208]</text:p>
          </table:table-cell>
          <table:table-cell table:style-name="Tabella56.A2" office:value-type="string">
            <text:p text:style-name="P334">Sfridi e scarti di prodotti ceramici crudi smaltati e cotti</text:p>
          </table:table-cell>
          <table:table-cell table:style-name="Tabella56.D2" office:value-type="string">
            <text:p text:style-name="P335">54.000</text:p>
          </table:table-cell>
        </table:table-row>
      </table:table>
      <text:p text:style-name="P1"/>
      <text:h text:style-name="P447" text:outline-level="1">7.4 Tipologia: </text:h>
      <text:p text:style-name="P65">sfridi di laterizio cotto ed argilla espansa </text:p>
      <text:p text:style-name="P70">[101203] [101206] [101299]</text:p>
      <text:p text:style-name="P73">[101203] [101206] [101208] </text:p>
      <text:p text:style-name="P91"><text:span text:style-name="T11">7.4.1 </text:span><text:span text:style-name="T16">Provenienza: </text:span></text:p>
      <text:p text:style-name="Rientro_20_corpo_20_del_20_testo_20_3">attività di produzione di laterizi e di argilla espansa e perlite espansa.</text:p>
      <text:p text:style-name="P91"><text:span text:style-name="T11">7.4.2 </text:span><text:span text:style-name="T16">Caratteristiche del rifiuto: </text:span></text:p>
      <text:p text:style-name="Rientro_20_corpo_20_del_20_testo_20_3">frammenti di materiale argilloso cotto, e materiale perlitico.</text:p>
      <text:p text:style-name="P91"><text:span text:style-name="T11">7.4.3 </text:span><text:span text:style-name="T16">Attività di recupero:</text:span></text:p>
      <text:p text:style-name="Rientro_20_corpo_20_del_20_testo_20_3">messa in riserva di rifiuti inerti [R13] con frantumazione; macinazione, vagliatura per sottoporre i rifiuti alle seguenti operazioni di recupero:</text:p>
      <text:p text:style-name="P101">a) recupero in cementifici [R5];</text:p>
      <text:p text:style-name="P101">b) recupero nell'industria ceramica e dei laterizi [R5];</text:p>
      <text:p text:style-name="P101">c) eventuale omogeneizzazione e integrazione con materia prima inerte nell'industria lapidea [R5];</text:p>
      <text:p text:style-name="P101"/>
      <text:p text:style-name="P124">(N.d.R.: testo mancante nella G.U.)</text:p>
      <text:p text:style-name="P1"/>
      <text:p text:style-name="Rientro_20_corpo_20_del_20_testo_20_3"><text:span text:style-name="T28">cessione sul rifiuto tal quale secondo il metodo in allegato 3 al presente decreto) [R5]</text:span>;</text:p>
      <text:p text:style-name="P110">d) realizzazione di rilevati e sottofondi stradali e piazzali industriali previo eventuale trattamento di cui al punto c) (il recupero è subordinato all'esecuzione del test di cessione sul rifiuto tal quale secondo il metodo in allegato 3 al presente decreto) [R5]</text:p>
      <text:p text:style-name="P101">e) recuperi ambientati previo eventuale trattamento di cui al punto c) (il recupero è subordinato all'esecuzione del test di cessione sul rifiuto tal quale secondo il metodo in allegato 3 al presente decreto) [R10].</text:p>
      <text:p text:style-name="P91"><text:span text:style-name="T11">7.4.4 </text:span><text:span text:style-name="T16">Caratteristiche delle materie prime e/o dei prodotti ottenuti:</text:span></text:p>
      <text:p text:style-name="P101">a) cemento nelle forme usualmente commercializzate;</text:p>
      <text:p text:style-name="P101">b) prodotti ceramici e laterizi nelle forme usualmente commercializzate.</text:p>
      <text:p text:style-name="P1"/>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331">Attività di recupero</text:p>
          </table:table-cell>
          <table:table-cell table:style-name="Tabella57.A1" office:value-type="string">
            <text:p text:style-name="P331">Codice Rifiuto</text:p>
          </table:table-cell>
          <table:table-cell table:style-name="Tabella57.A1" office:value-type="string">
            <text:p text:style-name="P331">Descrizione</text:p>
          </table:table-cell>
          <table:table-cell table:style-name="Tabella57.D1" office:value-type="string">
            <text:p text:style-name="P331">Quantità (t/a)</text:p>
          </table:table-cell>
        </table:table-row>
        <table:table-row table:style-name="Tabella57.1">
          <table:table-cell table:style-name="Tabella57.A2" office:value-type="string">
            <text:p text:style-name="P334">Utilizzo dei rifiuti per i recuperi ambientali</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500</text:p>
          </table:table-cell>
        </table:table-row>
        <table:table-row table:style-name="Tabella57.1">
          <table:table-cell table:style-name="Tabella57.A2" office:value-type="string">
            <text:p text:style-name="P334">Messa in riserva</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1.200</text:p>
          </table:table-cell>
        </table:table-row>
        <table:table-row table:style-name="Tabella57.1">
          <table:table-cell table:style-name="Tabella57.A2" office:value-type="string">
            <text:p text:style-name="P334">Utilizzo dei rifiuti per la formazione di rilevati e sottofondi stradali</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10.000</text:p>
          </table:table-cell>
        </table:table-row>
        <table:table-row table:style-name="Tabella57.1">
          <table:table-cell table:style-name="Tabella57.A2" office:value-type="string">
            <text:p text:style-name="P334">Cementifici</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2.000</text:p>
          </table:table-cell>
        </table:table-row>
        <table:table-row table:style-name="Tabella57.1">
          <table:table-cell table:style-name="Tabella57.A2" office:value-type="string">
            <text:p text:style-name="P334">Industria lapidea</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46.950</text:p>
          </table:table-cell>
        </table:table-row>
        <table:table-row table:style-name="Tabella57.1">
          <table:table-cell table:style-name="Tabella57.A2" office:value-type="string">
            <text:p text:style-name="P334">Industria dei laterizi</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5.000</text:p>
          </table:table-cell>
        </table:table-row>
        <table:table-row table:style-name="Tabella57.1">
          <table:table-cell table:style-name="Tabella57.A2" office:value-type="string">
            <text:p text:style-name="P334">Industria ceramica</text:p>
          </table:table-cell>
          <table:table-cell table:style-name="Tabella57.A2" office:value-type="string">
            <text:p text:style-name="P334">[101203] [101206] [101208]</text:p>
          </table:table-cell>
          <table:table-cell table:style-name="Tabella57.A2" office:value-type="string">
            <text:p text:style-name="P334">Sfridi di laterizio cotto ed argilla espansa</text:p>
          </table:table-cell>
          <table:table-cell table:style-name="Tabella57.D2" office:value-type="string">
            <text:p text:style-name="P335">9.000</text:p>
          </table:table-cell>
        </table:table-row>
      </table:table>
      <text:p text:style-name="P1"/>
      <text:h text:style-name="P447" text:outline-level="1">7.5 Tipologia: </text:h>
      <text:p text:style-name="P65">sabbie esauste </text:p>
      <text:p text:style-name="P70">[101299] [101099]</text:p>
      <text:p text:style-name="P73">[101099] [101299]</text:p>
      <text:p text:style-name="P91"><text:span text:style-name="T11">7.5.1 </text:span><text:span text:style-name="T16">Provenienza: </text:span></text:p>
      <text:p text:style-name="P101">produzione di refrattari elettrofusi.</text:p>
      <text:p text:style-name="P91"><text:span text:style-name="T11">7.5.2 </text:span><text:span text:style-name="T16">Caratteristiche del rifiuto: </text:span></text:p>
      <text:p text:style-name="P101">sabbie silicee e rifiuti di fusione di refrattari.</text:p>
      <text:p text:style-name="P91"><text:span text:style-name="T11">7.5.3 </text:span><text:span text:style-name="T16">Attività di recupero:</text:span></text:p>
      <text:p text:style-name="P101">a) cementifici [R5]; </text:p>
      <text:p text:style-name="P101">b) produzione conglomerati per edilizia [R5]. </text:p>
      <text:p text:style-name="P101">c) realizzazione di sottofondi e rilevati stradali (il recupero è subordinato all'esecuzione del test di cessione sul rifiuto tal quale secondo il metodo in allegato 3 al presente decreto) [R5];</text:p>
      <text:p text:style-name="P91"><text:span text:style-name="T11">7.5.4 </text:span><text:span text:style-name="T16">Caratteristiche delle materie prime e/o dei prodotti ottenuti:</text:span></text:p>
      <text:p text:style-name="P101">a) cemento nelle forme usualmente commercializzate;</text:p>
      <text:p text:style-name="P101">b) conglomerati per l'edilizia nelle forme usualmente commercializzate.</text:p>
      <text:p text:style-name="P1"/>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331">Attività di recupero</text:p>
          </table:table-cell>
          <table:table-cell table:style-name="Tabella58.A1" office:value-type="string">
            <text:p text:style-name="P331">Codice Rifiuto</text:p>
          </table:table-cell>
          <table:table-cell table:style-name="Tabella58.A1" office:value-type="string">
            <text:p text:style-name="P331">Descrizione</text:p>
          </table:table-cell>
          <table:table-cell table:style-name="Tabella58.D1" office:value-type="string">
            <text:p text:style-name="P331">Quantità (t/a)</text:p>
          </table:table-cell>
        </table:table-row>
        <table:table-row table:style-name="Tabella58.1">
          <table:table-cell table:style-name="Tabella58.A2" office:value-type="string">
            <text:p text:style-name="P334">Produzione di manufatti e prodotti per l'edilizia</text:p>
          </table:table-cell>
          <table:table-cell table:style-name="Tabella58.A2" office:value-type="string">
            <text:p text:style-name="P336">[101099] [101299]</text:p>
          </table:table-cell>
          <table:table-cell table:style-name="Tabella58.A2" office:value-type="string">
            <text:p text:style-name="P334">Sabbie esauste</text:p>
          </table:table-cell>
          <table:table-cell table:style-name="Tabella58.D2" office:value-type="string">
            <text:p text:style-name="P335">500</text:p>
          </table:table-cell>
        </table:table-row>
        <table:table-row table:style-name="Tabella58.1">
          <table:table-cell table:style-name="Tabella58.A2" office:value-type="string">
            <text:p text:style-name="P334">Messa in riserva</text:p>
          </table:table-cell>
          <table:table-cell table:style-name="Tabella58.A2" office:value-type="string">
            <text:p text:style-name="P334">[101099] [101299]</text:p>
          </table:table-cell>
          <table:table-cell table:style-name="Tabella58.A2" office:value-type="string">
            <text:p text:style-name="P334">Sabbie esauste</text:p>
          </table:table-cell>
          <table:table-cell table:style-name="Tabella58.D2" office:value-type="string">
            <text:p text:style-name="P335">500</text:p>
          </table:table-cell>
        </table:table-row>
        <table:table-row table:style-name="Tabella58.1">
          <table:table-cell table:style-name="Tabella58.A2" office:value-type="string">
            <text:p text:style-name="P334">Cementifici</text:p>
          </table:table-cell>
          <table:table-cell table:style-name="Tabella58.A2" office:value-type="string">
            <text:p text:style-name="P334">[101099] [101299]</text:p>
          </table:table-cell>
          <table:table-cell table:style-name="Tabella58.A2" office:value-type="string">
            <text:p text:style-name="P334">Sabbie esauste</text:p>
          </table:table-cell>
          <table:table-cell table:style-name="Tabella58.D2" office:value-type="string">
            <text:p text:style-name="P335">5.000</text:p>
          </table:table-cell>
        </table:table-row>
        <table:table-row table:style-name="Tabella58.1">
          <table:table-cell table:style-name="Tabella58.A2" office:value-type="string">
            <text:p text:style-name="P334">Utilizzo dei rifiuti per la formazione di rilevati e sottofondi stradali</text:p>
          </table:table-cell>
          <table:table-cell table:style-name="Tabella58.A2" office:value-type="string">
            <text:p text:style-name="P334">[101099] [101299]</text:p>
          </table:table-cell>
          <table:table-cell table:style-name="Tabella58.A2" office:value-type="string">
            <text:p text:style-name="P334">Sabbie esauste</text:p>
          </table:table-cell>
          <table:table-cell table:style-name="Tabella58.D2" office:value-type="string">
            <text:p text:style-name="P335">5.000</text:p>
          </table:table-cell>
        </table:table-row>
      </table:table>
      <text:p text:style-name="P1"/>
      <text:h text:style-name="P447" text:outline-level="1">7.6 Tipologia: </text:h>
      <text:p text:style-name="P65">conglomerato bituminoso, frammenti di piattelli per il tiro al volo </text:p>
      <text:p text:style-name="P70">[170301] [200301]</text:p>
      <text:p text:style-name="P73">[170302] [200301]</text:p>
      <text:p text:style-name="P91"><text:span text:style-name="T11">7.6.1 </text:span><text:span text:style-name="T16">Provenienza: </text:span></text:p>
      <text:p text:style-name="Rientro_20_corpo_20_del_20_testo_20_3">attività di scarifica del manto stradale mediante fresatura a freddo: campi di tiro al volo.</text:p>
      <text:p text:style-name="P91"><text:span text:style-name="T11">7.6.2 </text:span><text:span text:style-name="T16">Caratteristiche del rifiuto: </text:span></text:p>
      <text:p text:style-name="Rientro_20_corpo_20_del_20_testo_20_3">rifiuto solido costituito da bitume ed inerti.</text:p>
      <text:p text:style-name="P91"><text:span text:style-name="T11">7.6.3 </text:span><text:span text:style-name="T16">Attività di recupero:</text:span></text:p>
      <text:p text:style-name="P100"><text:span text:style-name="T11">a) produzione conglomerato bituminoso "vergine" a caldo </text:span><text:span text:style-name="T14">e a freddo</text:span><text:span text:style-name="T11"> [R5];</text:span></text:p>
      <text:p text:style-name="P101">b) realizzazione di rilevati e sottofondi stradali (il recupero è subordinato all'esecuzione del test di cessione sul rifiuto tal quale secondo il metodo in allegato 3 al presente decreto) [R5].</text:p>
      <text:p text:style-name="P110">c) produzione di materiale per costruzioni stradali e piazzali industriali mediante selezione preventiva (macinazione, vagliatura, separazione delle frazioni indesiderate, eventuale miscelazione con materia inerte vergine) con eluato conforme al test di cessione secondo il metodo in allegato 3 al presente decreto [R5]</text:p>
      <text:p text:style-name="P91"><text:span text:style-name="T11">7.6.4</text:span><text:span text:style-name="T16"> Caratteristiche delle materie prime e/o dei prodotti ottenuti:</text:span></text:p>
      <text:p text:style-name="Rientro_20_corpo_20_del_20_testo_20_3">conglomerato bituminoso nelle forme usualmente commercializzate.</text:p>
      <text:p text:style-name="P205">b) materiali per costruzioni nelle forme usualmente commercializzate.</text:p>
      <text:p text:style-name="P1"/>
      <table:table table:name="Tabella59" table:style-name="Tabella59">
        <table:table-column table:style-name="Tabella59.A"/>
        <table:table-column table:style-name="Tabella59.B"/>
        <table:table-column table:style-name="Tabella59.C"/>
        <table:table-column table:style-name="Tabella59.D"/>
        <table:table-row table:style-name="Tabella59.1">
          <table:table-cell table:style-name="Tabella59.A1" office:value-type="string">
            <text:p text:style-name="P331">Attività di recupero</text:p>
          </table:table-cell>
          <table:table-cell table:style-name="Tabella59.A1" office:value-type="string">
            <text:p text:style-name="P331">Codice Rifiuto</text:p>
          </table:table-cell>
          <table:table-cell table:style-name="Tabella59.A1" office:value-type="string">
            <text:p text:style-name="P331">Descrizione</text:p>
          </table:table-cell>
          <table:table-cell table:style-name="Tabella59.D1" office:value-type="string">
            <text:p text:style-name="P331">Quantità (t/a)</text:p>
          </table:table-cell>
        </table:table-row>
        <table:table-row table:style-name="Tabella59.1">
          <table:table-cell table:style-name="Tabella59.A2" office:value-type="string">
            <text:p text:style-name="P334">Produzione di conglomerati bitumunosi</text:p>
          </table:table-cell>
          <table:table-cell table:style-name="Tabella59.A2" office:value-type="string">
            <text:p text:style-name="P334">[170302] [200301]</text:p>
          </table:table-cell>
          <table:table-cell table:style-name="Tabella59.A2" office:value-type="string">
            <text:p text:style-name="P334">Conglomerato bituminoso, frammenti di piattelli per il tiro al volo</text:p>
          </table:table-cell>
          <table:table-cell table:style-name="Tabella59.D2" office:value-type="string">
            <text:p text:style-name="P335">50.230</text:p>
          </table:table-cell>
        </table:table-row>
        <table:table-row table:style-name="Tabella59.1">
          <table:table-cell table:style-name="Tabella59.A2" office:value-type="string">
            <text:p text:style-name="P334">Utilizzo dei rifiuti per la formazione di rilevati e sottofondi stradali</text:p>
          </table:table-cell>
          <table:table-cell table:style-name="Tabella59.A2" office:value-type="string">
            <text:p text:style-name="P334">[170302] [200301]</text:p>
          </table:table-cell>
          <table:table-cell table:style-name="Tabella59.A2" office:value-type="string">
            <text:p text:style-name="P334">Conglomerato bituminoso, frammenti di piattelli per il tiro al volo</text:p>
          </table:table-cell>
          <table:table-cell table:style-name="Tabella59.D2" office:value-type="string">
            <text:p text:style-name="P335">85.000</text:p>
          </table:table-cell>
        </table:table-row>
        <table:table-row table:style-name="Tabella59.1">
          <table:table-cell table:style-name="Tabella59.A2" office:value-type="string">
            <text:p text:style-name="P334">Produzione di manufatti e prodotti per l'edilizia</text:p>
          </table:table-cell>
          <table:table-cell table:style-name="Tabella59.A2" office:value-type="string">
            <text:p text:style-name="P334">[170302] [200301]</text:p>
          </table:table-cell>
          <table:table-cell table:style-name="Tabella59.A2" office:value-type="string">
            <text:p text:style-name="P334">Conglomerato bituminoso, frammenti di piattelli per il tiro al volo</text:p>
          </table:table-cell>
          <table:table-cell table:style-name="Tabella59.D2" office:value-type="string">
            <text:p text:style-name="P335">97.870</text:p>
          </table:table-cell>
        </table:table-row>
        <table:table-row table:style-name="Tabella59.1">
          <table:table-cell table:style-name="Tabella59.A2" office:value-type="string">
            <text:p text:style-name="P334">Messa in riserva</text:p>
          </table:table-cell>
          <table:table-cell table:style-name="Tabella59.A2" office:value-type="string">
            <text:p text:style-name="P334">[170302] [200301]</text:p>
          </table:table-cell>
          <table:table-cell table:style-name="Tabella59.A2" office:value-type="string">
            <text:p text:style-name="P334">Conglomerato bituminoso, frammenti di piattelli per il tiro al volo</text:p>
          </table:table-cell>
          <table:table-cell table:style-name="Tabella59.D2" office:value-type="string">
            <text:p text:style-name="P335">97.870</text:p>
          </table:table-cell>
        </table:table-row>
      </table:table>
      <text:p text:style-name="P1"/>
      <text:h text:style-name="P447" text:outline-level="1">7.7 Tipologia: </text:h>
      <text:p text:style-name="P65">rifiuti costituiti da carbonati ed idrati di calcio, silici colloidali </text:p>
      <text:p text:style-name="P70">[050101] [060501] [070702]</text:p>
      <text:p text:style-name="P73">[050110] [060503] [070712] </text:p>
      <text:p text:style-name="P91"><text:span text:style-name="T11">7.7.1 </text:span><text:span text:style-name="T16">Provenienza: </text:span></text:p>
      <text:p text:style-name="Rientro_20_corpo_20_del_20_testo_20_3">industria chimica, petrol - chimica, da processi di depurazione di reflui liquidi e gassosi industriali.</text:p>
      <text:p text:style-name="P91"><text:span text:style-name="T11">7.7.2 </text:span><text:span text:style-name="T16">Caratteristiche del rifiuto e valori limite delle sostanze pericolose:</text:span><text:span text:style-name="T11"> </text:span></text:p>
      <text:p text:style-name="Rientro_20_corpo_20_del_20_testo_20_3">carbonati e idrati di calcio, silici colloidali, singoli o in miscele.</text:p>
      <text:p text:style-name="P91"><text:span text:style-name="T11">7.7.3 </text:span><text:span text:style-name="T16">Attività di recupero:</text:span></text:p>
      <text:p text:style-name="Rientro_20_corpo_20_del_20_testo_20_3">cementifici [R5].</text:p>
      <text:p text:style-name="P91"><text:span text:style-name="T11">7.7.4 </text:span><text:span text:style-name="T16">Caratteristiche delle materie prime e/o dei prodotti ottenuti:</text:span></text:p>
      <text:p text:style-name="Rientro_20_corpo_20_del_20_testo_20_3">cemento nelle forme usualmente commercializzate.</text:p>
      <text:p text:style-name="P1"/>
      <table:table table:name="Tabella60" table:style-name="Tabella60">
        <table:table-column table:style-name="Tabella60.A"/>
        <table:table-column table:style-name="Tabella60.B"/>
        <table:table-column table:style-name="Tabella60.C"/>
        <table:table-column table:style-name="Tabella60.D"/>
        <table:table-row table:style-name="Tabella60.1">
          <table:table-cell table:style-name="Tabella60.A1" office:value-type="string">
            <text:p text:style-name="P331">Attività di recupero</text:p>
          </table:table-cell>
          <table:table-cell table:style-name="Tabella60.A1" office:value-type="string">
            <text:p text:style-name="P331">Codice Rifiuto</text:p>
          </table:table-cell>
          <table:table-cell table:style-name="Tabella60.A1" office:value-type="string">
            <text:p text:style-name="P331">Descrizione</text:p>
          </table:table-cell>
          <table:table-cell table:style-name="Tabella60.D1" office:value-type="string">
            <text:p text:style-name="P331">Quantità (t/a)</text:p>
          </table:table-cell>
        </table:table-row>
        <table:table-row table:style-name="Tabella60.1">
          <table:table-cell table:style-name="Tabella60.A2" office:value-type="string">
            <text:p text:style-name="P334">Messa in riserva</text:p>
          </table:table-cell>
          <table:table-cell table:style-name="Tabella60.A2" office:value-type="string">
            <text:p text:style-name="P334">[050110] [060503] [070712]</text:p>
          </table:table-cell>
          <table:table-cell table:style-name="Tabella60.A2" office:value-type="string">
            <text:p text:style-name="P334">Rifiuti costituiti da carbonati e idrati di calcio, silici colloidali</text:p>
          </table:table-cell>
          <table:table-cell table:style-name="Tabella60.D2" office:value-type="string">
            <text:p text:style-name="P335">500</text:p>
          </table:table-cell>
        </table:table-row>
        <table:table-row table:style-name="Tabella60.1">
          <table:table-cell table:style-name="Tabella60.A2" office:value-type="string">
            <text:p text:style-name="P334">Cementifici</text:p>
          </table:table-cell>
          <table:table-cell table:style-name="Tabella60.A2" office:value-type="string">
            <text:p text:style-name="P334">[050110] [060503] [070712]</text:p>
          </table:table-cell>
          <table:table-cell table:style-name="Tabella60.A2" office:value-type="string">
            <text:p text:style-name="P334">Rifiuti costituiti da carbonati e idrati di calcio, silici colloidali</text:p>
          </table:table-cell>
          <table:table-cell table:style-name="Tabella60.D2" office:value-type="string">
            <text:p text:style-name="P335">2.500</text:p>
          </table:table-cell>
        </table:table-row>
      </table:table>
      <text:p text:style-name="P1"/>
      <text:h text:style-name="P447" text:outline-level="1">7.8 Tipologia: </text:h>
      <text:p text:style-name="P65">rifiuti di refrattari, rifiuti di refrattari da forni per processi ad alta temperatura </text:p>
      <text:p text:style-name="P70">[101207] [100112] [100408] [100608] [100807] [100206] [100507] [100706] [101108] [101308] [060401] [070199]</text:p>
      <text:p text:style-name="P65">[060316] [070199] [161102] [161104] [161106]</text:p>
      <text:p text:style-name="P91"><text:span text:style-name="T11">7.8.1 </text:span><text:span text:style-name="T16">Provenienza: </text:span></text:p>
      <text:p text:style-name="Rientro_20_corpo_20_del_20_testo_20_3">demolizione di isolanti termici in processi di fusione e/o termici, industria di produzione dei refrattari.</text:p>
      <text:p text:style-name="P91"><text:span text:style-name="T11">7.8.2 </text:span><text:span text:style-name="T16">Caratteristiche del rifiuto: </text:span></text:p>
      <text:p text:style-name="Rientro_20_corpo_20_del_20_testo_20_3">frammenti solidi sintetizzati, uniti o meno a elementi metallici, sotto forma di rottami di mattoni, a composizione prevalente di SiO<text:span text:style-name="T49">2</text:span>, Al<text:span text:style-name="T49">2</text:span>O<text:span text:style-name="T49">3</text:span>, ZrO<text:span text:style-name="T49">2</text:span>, CaO e MgO, con presenza eventuale di metalli pesanti dei cicli di cottura o fusione in tracce, appartenenti alle famiglie:</text:p>
      <text:p text:style-name="P100"><text:span text:style-name="T11">a) silicei: SiO</text:span><text:span text:style-name="T50">2</text:span><text:span text:style-name="T11"> &gt; 90%, CaO &lt; 3%, Al</text:span><text:span text:style-name="T50">2</text:span><text:span text:style-name="T11">O</text:span><text:span text:style-name="T50">3</text:span><text:span text:style-name="T11"> &lt; 1%, Fe</text:span><text:span text:style-name="T50">2</text:span><text:span text:style-name="T11">O</text:span><text:span text:style-name="T50">3</text:span><text:span text:style-name="T11"> &lt; 0,5%, TiO</text:span><text:span text:style-name="T50">2 </text:span><text:span text:style-name="T11">&lt; 0,01;</text:span></text:p>
      <text:p text:style-name="P100"><text:span text:style-name="T11">b) Silico - alluminosi: Al</text:span><text:span text:style-name="T50">2</text:span><text:span text:style-name="T11">O</text:span><text:span text:style-name="T50">3</text:span><text:span text:style-name="T11"> 25 - 50%, SiO</text:span><text:span text:style-name="T50">2</text:span><text:span text:style-name="T11"> 70 - 45%, Fe</text:span><text:span text:style-name="T50">2</text:span><text:span text:style-name="T11">O</text:span><text:span text:style-name="T50">3</text:span><text:span text:style-name="T11"> 1 - 2%;</text:span></text:p>
      <text:p text:style-name="P100"><text:span text:style-name="T11">c) Alluminosi: Al</text:span><text:span text:style-name="T50">2</text:span><text:span text:style-name="T11">O</text:span><text:span text:style-name="T50">3</text:span><text:span text:style-name="T11"> &gt; 50%;</text:span></text:p>
      <text:p text:style-name="P100"><text:span text:style-name="T11">d) Magnesiaci: MgO 85 - 87%, CaO 0,2 - 2,6%, Fe</text:span><text:span text:style-name="T50">2</text:span><text:span text:style-name="T11">O</text:span><text:span text:style-name="T50">3</text:span><text:span text:style-name="T11"> 0,2 - 2,3%;</text:span></text:p>
      <text:p text:style-name="P100"><text:span text:style-name="T11">e) Cromo - magnesiaci: Cr</text:span><text:span text:style-name="T50">2</text:span><text:span text:style-name="T11">O</text:span><text:span text:style-name="T50">3</text:span><text:span text:style-name="T11"> ca 20%; MgO ca 60%, Fe</text:span><text:span text:style-name="T50">2</text:span><text:span text:style-name="T11">O</text:span><text:span text:style-name="T50">3</text:span><text:span text:style-name="T11"> ca 14%, Al</text:span><text:span text:style-name="T50">2</text:span><text:span text:style-name="T11">O</text:span><text:span text:style-name="T50">3</text:span><text:span text:style-name="T11"> ca 6%, CaO &lt; 2%;</text:span></text:p>
      <text:p text:style-name="P101">f) Grafitici: C ca 50%, SiC ca 40%;</text:p>
      <text:p text:style-name="P101">g) Dolomitici: CaO + MgO &gt; 85% sul prodotto calcinato</text:p>
      <text:p text:style-name="P91"><text:span text:style-name="T11">7.8.3 </text:span><text:span text:style-name="T16">Attività di recupero:</text:span></text:p>
      <text:p text:style-name="Rientro_20_corpo_20_del_20_testo_20_3">previa separazione di eventuali frammenti metallici e macinazione:</text:p>
      <text:p text:style-name="P101">a) cementifici come aggiunta al clinker [R5];</text:p>
      <text:p text:style-name="P101">b) industria produzione materiali refrattari e per l'edilizia [R5];</text:p>
      <text:p text:style-name="P101">c) produzione di calcestruzzo, conglomerati cementizi e bituminosi [R5].</text:p>
      <text:p text:style-name="P122">d) industria siderurgica come correttivo bonificante delle scorie [R5]</text:p>
      <text:p text:style-name="P91"><text:span text:style-name="T11">7.8.4 </text:span><text:span text:style-name="T16">Caratteristiche delle materie prime e/o dei prodotti ottenuti:</text:span></text:p>
      <text:p text:style-name="P101">a) cemento nelle forme usualmente commercializzate;</text:p>
      <text:p text:style-name="P101">b) materiali refrattari nelle forme usualmente commercializzate.</text:p>
      <text:p text:style-name="P101">c) calcestruzzi, conglomerati cementizi e bituminosi nelle forme usualmente commercializzate.</text:p>
      <text:p text:style-name="P1"/>
      <table:table table:name="Tabella61" table:style-name="Tabella61">
        <table:table-column table:style-name="Tabella61.A"/>
        <table:table-column table:style-name="Tabella61.B"/>
        <table:table-column table:style-name="Tabella61.C"/>
        <table:table-column table:style-name="Tabella61.D"/>
        <table:table-row table:style-name="Tabella61.1">
          <table:table-cell table:style-name="Tabella61.A1" office:value-type="string">
            <text:p text:style-name="P331">Attività di recupero</text:p>
          </table:table-cell>
          <table:table-cell table:style-name="Tabella61.A1" office:value-type="string">
            <text:p text:style-name="P331">Codice Rifiuto</text:p>
          </table:table-cell>
          <table:table-cell table:style-name="Tabella61.A1" office:value-type="string">
            <text:p text:style-name="P331">Descrizione</text:p>
          </table:table-cell>
          <table:table-cell table:style-name="Tabella61.D1" office:value-type="string">
            <text:p text:style-name="P331">Quantità (t/a)</text:p>
          </table:table-cell>
        </table:table-row>
        <table:table-row table:style-name="Tabella61.1">
          <table:table-cell table:style-name="Tabella61.A2" office:value-type="string">
            <text:p text:style-name="P334">Produzione di conglomerati bitumunosi</text:p>
          </table:table-cell>
          <table:table-cell table:style-name="Tabella61.A2" office:value-type="string">
            <text:p text:style-name="P334">[060316] [070199] [161102] [161104] [161106]</text:p>
          </table:table-cell>
          <table:table-cell table:style-name="Tabella61.A2" office:value-type="string">
            <text:p text:style-name="P334">Rifiuti di refrattari, rifiuti di refrattari da forai per processi ad alta temperatura</text:p>
          </table:table-cell>
          <table:table-cell table:style-name="Tabella61.D2" office:value-type="string">
            <text:p text:style-name="P335">400</text:p>
          </table:table-cell>
        </table:table-row>
        <table:table-row table:style-name="Tabella61.1">
          <table:table-cell table:style-name="Tabella61.A2" office:value-type="string">
            <text:p text:style-name="P334">Produzione di conglomerati cementizi</text:p>
          </table:table-cell>
          <table:table-cell table:style-name="Tabella61.A2" office:value-type="string">
            <text:p text:style-name="P334">[060316] [070199] [161102] [161104] [161106]</text:p>
          </table:table-cell>
          <table:table-cell table:style-name="Tabella61.A2" office:value-type="string">
            <text:p text:style-name="P334">Rifiuti di refrattari, rifiuti di refrattari da forai per processi ad alta temperatura</text:p>
          </table:table-cell>
          <table:table-cell table:style-name="Tabella61.D2" office:value-type="string">
            <text:p text:style-name="P335">15.000</text:p>
          </table:table-cell>
        </table:table-row>
        <table:table-row table:style-name="Tabella61.1">
          <table:table-cell table:style-name="Tabella61.A2" office:value-type="string">
            <text:p text:style-name="P334">Messa in riserva</text:p>
          </table:table-cell>
          <table:table-cell table:style-name="Tabella61.A2" office:value-type="string">
            <text:p text:style-name="P334">[060316] [070199] [161102] [161104] [161106]</text:p>
          </table:table-cell>
          <table:table-cell table:style-name="Tabella61.A2" office:value-type="string">
            <text:p text:style-name="P334">Rifiuti di refrattari, rifiuti di refrattari da forni per processi ad alta temperatura</text:p>
          </table:table-cell>
          <table:table-cell table:style-name="Tabella61.D2" office:value-type="string">
            <text:p text:style-name="P335">2.500</text:p>
          </table:table-cell>
        </table:table-row>
        <table:table-row table:style-name="Tabella61.1">
          <table:table-cell table:style-name="Tabella61.A2" office:value-type="string">
            <text:p text:style-name="P334">Cementifici</text:p>
          </table:table-cell>
          <table:table-cell table:style-name="Tabella61.A2" office:value-type="string">
            <text:p text:style-name="P334">[060316] [070199] [161102] [161104] [161106]</text:p>
          </table:table-cell>
          <table:table-cell table:style-name="Tabella61.A2" office:value-type="string">
            <text:p text:style-name="P334">Rifiuti di refrattari, rifiuti di refrattari da forni per processi ad alta temperatura</text:p>
          </table:table-cell>
          <table:table-cell table:style-name="Tabella61.D2" office:value-type="string">
            <text:p text:style-name="P335">2.700</text:p>
          </table:table-cell>
        </table:table-row>
        <table:table-row table:style-name="Tabella61.1">
          <table:table-cell table:style-name="Tabella61.A2" office:value-type="string">
            <text:p text:style-name="P334">Produzione di manufatti e prodotti per l'edilizia</text:p>
          </table:table-cell>
          <table:table-cell table:style-name="Tabella61.A2" office:value-type="string">
            <text:p text:style-name="P334">[060316] [070199] [161102] [161104] [161106]</text:p>
          </table:table-cell>
          <table:table-cell table:style-name="Tabella61.A2" office:value-type="string">
            <text:p text:style-name="P334">Rifiuti di refrattari, rifiuti di refrattari da forni per processi ad alta temperatura</text:p>
          </table:table-cell>
          <table:table-cell table:style-name="Tabella61.D2" office:value-type="string">
            <text:p text:style-name="P335">5.000</text:p>
          </table:table-cell>
        </table:table-row>
      </table:table>
      <text:p text:style-name="P1"/>
      <text:h text:style-name="P447" text:outline-level="1">7.9 Tipologia: </text:h>
      <text:p text:style-name="P65">scarti di refrattari a base di carburo di silicio </text:p>
      <text:p text:style-name="P70">[101207]</text:p>
      <text:p text:style-name="P65">[161106]</text:p>
      <text:p text:style-name="P91"><text:span text:style-name="T11">7.9.1 </text:span><text:span text:style-name="T16">Provenienza: </text:span></text:p>
      <text:p text:style-name="Rientro_20_corpo_20_del_20_testo_20_3">demolizione di. isolamenti termici in processi di fusione e/o cottura, industria della ceramica e produzione di refrattari.</text:p>
      <text:p text:style-name="P91"><text:span text:style-name="T11">7.9.2 </text:span><text:span text:style-name="T16">Caratteristiche del rifiuto: </text:span></text:p>
      <text:p text:style-name="Rientro_20_corpo_20_del_20_testo_20_3">rifiuto di lega non ferrosa composto da carburo di silicio, allumina e chamotte, solido sinterizzato sotto forma di mattoni appartenenti alla seguente famiglia: </text:p>
      <text:p text:style-name="P101">a) SiC &lt; 90%, SiO2 ca 1%, Al2O3 ca 1%.</text:p>
      <text:p text:style-name="P91"><text:span text:style-name="T11">7.9.3 </text:span><text:span text:style-name="T16">Attività di recupero:</text:span></text:p>
      <text:p text:style-name="P101">a) frantumazione, macinazione, addizionamento con carburo di silicio e cemento; recupero nella carica del cubilotto nelle fonderie di ghisa [R5];</text:p>
      <text:p text:style-name="P122">b) industria dei refrattari [R5];</text:p>
      <text:p text:style-name="P101">c) cementifici come aggiunta al clinker [R5];</text:p>
      <text:p text:style-name="P101">d) produzione di calcestruzzo, conglomerati cementizi e bituminosi [R5].</text:p>
      <text:p text:style-name="P91"><text:span text:style-name="T11">7.9.4 </text:span><text:span text:style-name="T16">Caratteristiche delle materie prime e/o dei prodotti ottenuti:</text:span></text:p>
      <text:p text:style-name="P101">a) leghe di carburo di silicio nelle forme usualmente commercializzate;</text:p>
      <text:p text:style-name="P101">b) refrattari nelle forme usualmente commercializzate;</text:p>
      <text:p text:style-name="P101">c) cemento nelle forme usualmente commercializzate;</text:p>
      <text:p text:style-name="P101">d) calcestruzzo, conglomerati cementizi e bituminosi nelle forme usualmente commercializzate.</text:p>
      <text:p text:style-name="P1"/>
      <table:table table:name="Tabella62" table:style-name="Tabella62">
        <table:table-column table:style-name="Tabella62.A"/>
        <table:table-column table:style-name="Tabella62.B"/>
        <table:table-column table:style-name="Tabella62.C"/>
        <table:table-column table:style-name="Tabella62.D"/>
        <table:table-row table:style-name="Tabella62.1">
          <table:table-cell table:style-name="Tabella62.A1" office:value-type="string">
            <text:p text:style-name="P331">Attività di recupero</text:p>
          </table:table-cell>
          <table:table-cell table:style-name="Tabella62.A1" office:value-type="string">
            <text:p text:style-name="P331">Codice Rifiuto</text:p>
          </table:table-cell>
          <table:table-cell table:style-name="Tabella62.A1" office:value-type="string">
            <text:p text:style-name="P331">Descrizione</text:p>
          </table:table-cell>
          <table:table-cell table:style-name="Tabella62.D1" office:value-type="string">
            <text:p text:style-name="P331">Quantità (t/a)</text:p>
          </table:table-cell>
        </table:table-row>
        <table:table-row table:style-name="Tabella62.1">
          <table:table-cell table:style-name="Tabella62.A2" office:value-type="string">
            <text:p text:style-name="P334">Produzione di conglomerati bitumunosi</text:p>
          </table:table-cell>
          <table:table-cell table:style-name="Tabella62.A2" office:value-type="string">
            <text:p text:style-name="P334">[161106]</text:p>
          </table:table-cell>
          <table:table-cell table:style-name="Tabella62.A2" office:value-type="string">
            <text:p text:style-name="P334">Scarti di refrattari a base di carburo di silicio</text:p>
          </table:table-cell>
          <table:table-cell table:style-name="Tabella62.D2" office:value-type="string">
            <text:p text:style-name="P335">100</text:p>
          </table:table-cell>
        </table:table-row>
        <table:table-row table:style-name="Tabella62.1">
          <table:table-cell table:style-name="Tabella62.A2" office:value-type="string">
            <text:p text:style-name="P334">Produzione di manufatti e prodotti per l'edilizia</text:p>
          </table:table-cell>
          <table:table-cell table:style-name="Tabella62.A2" office:value-type="string">
            <text:p text:style-name="P334">[161106]</text:p>
          </table:table-cell>
          <table:table-cell table:style-name="Tabella62.A2" office:value-type="string">
            <text:p text:style-name="P334">Scarti di refrattari a base di carburo di silicio</text:p>
          </table:table-cell>
          <table:table-cell table:style-name="Tabella62.D2" office:value-type="string">
            <text:p text:style-name="P335">400</text:p>
          </table:table-cell>
        </table:table-row>
        <table:table-row table:style-name="Tabella62.1">
          <table:table-cell table:style-name="Tabella62.A2" office:value-type="string">
            <text:p text:style-name="P334">Industria siderurgica</text:p>
          </table:table-cell>
          <table:table-cell table:style-name="Tabella62.A2" office:value-type="string">
            <text:p text:style-name="P334">[161106]</text:p>
          </table:table-cell>
          <table:table-cell table:style-name="Tabella62.A2" office:value-type="string">
            <text:p text:style-name="P334">Scarti di refrattari a base di carburo di silicio</text:p>
          </table:table-cell>
          <table:table-cell table:style-name="Tabella62.D2" office:value-type="string">
            <text:p text:style-name="P335">500</text:p>
          </table:table-cell>
        </table:table-row>
        <table:table-row table:style-name="Tabella62.1">
          <table:table-cell table:style-name="Tabella62.A2" office:value-type="string">
            <text:p text:style-name="P334">Messa in riserva</text:p>
          </table:table-cell>
          <table:table-cell table:style-name="Tabella62.A2" office:value-type="string">
            <text:p text:style-name="P334">[161106]</text:p>
          </table:table-cell>
          <table:table-cell table:style-name="Tabella62.A2" office:value-type="string">
            <text:p text:style-name="P334">Scarti di refrattari a base di carburo di silicio</text:p>
          </table:table-cell>
          <table:table-cell table:style-name="Tabella62.D2" office:value-type="string">
            <text:p text:style-name="P335">500</text:p>
          </table:table-cell>
        </table:table-row>
      </table:table>
      <text:p text:style-name="P1"/>
      <text:h text:style-name="P447" text:outline-level="1">7.10 Tipologia: </text:h>
      <text:p text:style-name="P65">sabbie abrasive di scarto e granulati, rottami e scarti di mole abrasive </text:p>
      <text:p text:style-name="P70">[120101] [120102] [120103] [120104] [120201]</text:p>
      <text:p text:style-name="P73">[120101] [120102] [120103] [120104] [120117] [120121]</text:p>
      <text:p text:style-name="P91"><text:span text:style-name="T11">7.10.1 </text:span><text:span text:style-name="T16">Provenienza: </text:span></text:p>
      <text:p text:style-name="Rientro_20_corpo_20_del_20_testo_20_3">processi di pulizia, lavorazioni meccaniche e sabbiatura delle superfici di manufatti metallici, produzione di moli abrasive.</text:p>
      <text:p text:style-name="P91"><text:span text:style-name="T11">7.10.2 </text:span><text:span text:style-name="T16">Caratteristiche del rifiuto: </text:span></text:p>
      <text:p text:style-name="Rientro_20_corpo_20_del_20_testo_20_3">materiali siliceo - alluminosi e granulati con presenza di scaglie metalliche ed eventuali tracce di vernici.</text:p>
      <text:p text:style-name="P91"><text:span text:style-name="T11">7.10.3 </text:span><text:span text:style-name="T16">Attività di recupero:</text:span></text:p>
      <text:p text:style-name="P101">a) produzione di calce idraulica [R5];</text:p>
      <text:p text:style-name="P101">b) produzione conglomerati bituminosi [R5];</text:p>
      <text:p text:style-name="P101">c) cementifici [R5];</text:p>
      <text:p text:style-name="P122">d) produzione di abrasivi [R5];</text:p>
      <text:p text:style-name="P101">e) realizzazione di rilevati e sottofondi stradali (il recupero è subordinato all'esecuzione del test di cessione sul rifiuto tal quale secondo il metodo in allegato 3 al presente decreto) [R5]; </text:p>
      <text:p text:style-name="P100"><text:span text:style-name="T11">f) processi di </text:span><text:span text:style-name="T29">burattatura e barilatura</text:span><text:span text:style-name="T11"> </text:span><text:span text:style-name="T14">burattatura e/o barilatura</text:span><text:span text:style-name="T11"> dell'industria meccanica [R5].</text:span></text:p>
      <text:p text:style-name="P91"><text:span text:style-name="T11">7.10.4 </text:span><text:span text:style-name="T16">Caratteristiche delle materie prime e/o dei prodotti ottenuti:</text:span></text:p>
      <text:p text:style-name="P101">a) calce idraulica nelle forme usualmente commercializzate;</text:p>
      <text:p text:style-name="P101">b) conglomerati bituminosi; nelle forme usualmente commercializzate;</text:p>
      <text:p text:style-name="P101">c) cemento nelle forme usualmente commercializzate;</text:p>
      <text:p text:style-name="P101">d) abrasivi nelle forme usualmente commercializzate.</text:p>
      <text:p text:style-name="P101"/>
      <table:table table:name="Tabella63" table:style-name="Tabella63">
        <table:table-column table:style-name="Tabella63.A"/>
        <table:table-column table:style-name="Tabella63.B"/>
        <table:table-column table:style-name="Tabella63.C"/>
        <table:table-column table:style-name="Tabella63.D"/>
        <table:table-row table:style-name="Tabella63.1">
          <table:table-cell table:style-name="Tabella63.A1" office:value-type="string">
            <text:p text:style-name="P331">Attività di recupero</text:p>
          </table:table-cell>
          <table:table-cell table:style-name="Tabella63.A1" office:value-type="string">
            <text:p text:style-name="P331">Codice Rifiuto</text:p>
          </table:table-cell>
          <table:table-cell table:style-name="Tabella63.A1" office:value-type="string">
            <text:p text:style-name="P331">Descrizione</text:p>
          </table:table-cell>
          <table:table-cell table:style-name="Tabella63.D1" office:value-type="string">
            <text:p text:style-name="P331">Quantità (t/a)</text:p>
          </table:table-cell>
        </table:table-row>
        <table:table-row table:style-name="Tabella63.1">
          <table:table-cell table:style-name="Tabella63.A2" office:value-type="string">
            <text:p text:style-name="P334">Produzione di conglomerati bitumunosi</text:p>
          </table:table-cell>
          <table:table-cell table:style-name="Tabella63.A2" office:value-type="string">
            <text:p text:style-name="P334">[120101] [120102] [120103] [120104] [120117] [120121]</text:p>
          </table:table-cell>
          <table:table-cell table:style-name="Tabella63.A2" office:value-type="string">
            <text:p text:style-name="P334">Sabbie abrasive di scarto e granulati, rottami e scarti di mole abrasive</text:p>
          </table:table-cell>
          <table:table-cell table:style-name="Tabella63.D2" office:value-type="string">
            <text:p text:style-name="P335">300</text:p>
          </table:table-cell>
        </table:table-row>
        <table:table-row table:style-name="Tabella63.1">
          <table:table-cell table:style-name="Tabella63.A2" office:value-type="string">
            <text:p text:style-name="P334">Industria delle costruzioni</text:p>
          </table:table-cell>
          <table:table-cell table:style-name="Tabella63.A2" office:value-type="string">
            <text:p text:style-name="P334">[120101] [120102] [120103] [120104] [120117] [120121]</text:p>
          </table:table-cell>
          <table:table-cell table:style-name="Tabella63.A2" office:value-type="string">
            <text:p text:style-name="P334">Sabbie abrasive di scarto e granulati, rottami e scarti di mole abrasive</text:p>
          </table:table-cell>
          <table:table-cell table:style-name="Tabella63.D2" office:value-type="string">
            <text:p text:style-name="P335">350</text:p>
          </table:table-cell>
        </table:table-row>
        <table:table-row table:style-name="Tabella63.1">
          <table:table-cell table:style-name="Tabella63.A2" office:value-type="string">
            <text:p text:style-name="P334">Utilizzo dei rifiuti per la formazione di rilevati e sottofondi stradali</text:p>
          </table:table-cell>
          <table:table-cell table:style-name="Tabella63.A2" office:value-type="string">
            <text:p text:style-name="P334">[120101] [120102] [120103] [120104] [120117] [120121]</text:p>
          </table:table-cell>
          <table:table-cell table:style-name="Tabella63.A2" office:value-type="string">
            <text:p text:style-name="P334">Sabbie abrasive di scarto e granulati, rottami e scarti di mole abrasive</text:p>
          </table:table-cell>
          <table:table-cell table:style-name="Tabella63.D2" office:value-type="string">
            <text:p text:style-name="P335">500</text:p>
          </table:table-cell>
        </table:table-row>
        <table:table-row table:style-name="Tabella63.1">
          <table:table-cell table:style-name="Tabella63.A2" office:value-type="string">
            <text:p text:style-name="P334">Messa in riserva</text:p>
          </table:table-cell>
          <table:table-cell table:style-name="Tabella63.A2" office:value-type="string">
            <text:p text:style-name="P334">[120101] [120102] [120103] [120104] [120117] [120121]</text:p>
          </table:table-cell>
          <table:table-cell table:style-name="Tabella63.A2" office:value-type="string">
            <text:p text:style-name="P334">Sabbie abrasive di scarto e granulati, rottami e scarti di mole abrasive</text:p>
          </table:table-cell>
          <table:table-cell table:style-name="Tabella63.D2" office:value-type="string">
            <text:p text:style-name="P335">500</text:p>
          </table:table-cell>
        </table:table-row>
        <table:table-row table:style-name="Tabella63.1">
          <table:table-cell table:style-name="Tabella63.A2" office:value-type="string">
            <text:p text:style-name="P334">Cementifici</text:p>
          </table:table-cell>
          <table:table-cell table:style-name="Tabella63.A2" office:value-type="string">
            <text:p text:style-name="P334">[120101] [120102] [120103] [120104] [120117] [120121]</text:p>
          </table:table-cell>
          <table:table-cell table:style-name="Tabella63.A2" office:value-type="string">
            <text:p text:style-name="P334">Sabbie abrasive di scarto e granulati, rottami e scarti di mole abrasive</text:p>
          </table:table-cell>
          <table:table-cell table:style-name="Tabella63.D2" office:value-type="string">
            <text:p text:style-name="P335">2.000</text:p>
          </table:table-cell>
        </table:table-row>
      </table:table>
      <text:p text:style-name="P1"/>
      <text:h text:style-name="P447" text:outline-level="1">7.11 Tipologia: </text:h>
      <text:p text:style-name="P65">pietrisco tolto d'opera </text:p>
      <text:p text:style-name="P70">[170501] [170701]</text:p>
      <text:p text:style-name="P64"><text:span text:style-name="T48">[170107] [170504] </text:span><text:span text:style-name="T14">[170508]</text:span></text:p>
      <text:p text:style-name="P91"><text:span text:style-name="T11">7.11.1 </text:span><text:span text:style-name="T16">Provenienza: </text:span></text:p>
      <text:p text:style-name="P101">manutenzione delle strutture ferroviarie.</text:p>
      <text:p text:style-name="P91"><text:span text:style-name="T11">7.11.2 </text:span><text:span text:style-name="T16">Caratteristiche del rifiuto: </text:span></text:p>
      <text:p text:style-name="P101">pietrisco tolto d'opera costituito da roccia silicea e cristallina o calcare per circa il 70%, con sabbia e argilla per circa il 30%.</text:p>
      <text:p text:style-name="P91"><text:span text:style-name="T11">7.11.3 </text:span><text:span text:style-name="T16">Attività di recupero:</text:span></text:p>
      <text:p text:style-name="Rientro_20_corpo_20_del_20_testo_20_3">messa in riserva di rifiuti inerti [R13] con separazione delle frazioni indesiderate e della eventuale frazione metallica per sottoporla all'operazione di recupero nell'industria metallurgica [R4] e per sottoporre la frazione inerte alle seguenti operazioni di recupero:</text:p>
      <text:p text:style-name="P101">a) recupero nell'industria della produzione di conglomerati cementizi [R5];</text:p>
      <text:p text:style-name="P101">b) recupero nei cementifici [R5];</text:p>
      <text:p text:style-name="P101">c) frantumazione, macinazione ed omogeneizzazione e integrazione con materia prima inerte nell'industria lapidea [R5];</text:p>
      <text:p text:style-name="P101">d) formazione di rilevati, sottofondi stradali e piazzali industriali (il recupero è subordinato all'esecuzione del test di cessione sul rifiuto tal quale secondo il metodo in allegato 3 al presente decreto) [R5];</text:p>
      <text:p text:style-name="P101">e) recuperi ambientali (il recupero è subordinato all'esecuzione del test di cessione sul rifiuto tal quale secondo il metodo in allegato 3 al presente decreto) [R10];</text:p>
      <text:p text:style-name="P91"><text:span text:style-name="T11">7.11.4 </text:span><text:span text:style-name="T16">Caratteristiche delle materie prime e/o dei prodotti ottenuti:</text:span></text:p>
      <text:p text:style-name="P101">a) conglomerati cementizi nelle forme usualmente commercializzate; </text:p>
      <text:p text:style-name="P101">b) cemento nelle forme usualmente commercializzate.</text:p>
      <text:p text:style-name="P101"/>
      <table:table table:name="Tabella64" table:style-name="Tabella64">
        <table:table-column table:style-name="Tabella64.A"/>
        <table:table-column table:style-name="Tabella64.B"/>
        <table:table-column table:style-name="Tabella64.C"/>
        <table:table-column table:style-name="Tabella64.D"/>
        <table:table-row table:style-name="Tabella64.1">
          <table:table-cell table:style-name="Tabella64.A1" office:value-type="string">
            <text:p text:style-name="P331">Attività di recupero</text:p>
          </table:table-cell>
          <table:table-cell table:style-name="Tabella64.A1" office:value-type="string">
            <text:p text:style-name="P331">Codice Rifiuto</text:p>
          </table:table-cell>
          <table:table-cell table:style-name="Tabella64.A1" office:value-type="string">
            <text:p text:style-name="P331">Descrizione</text:p>
          </table:table-cell>
          <table:table-cell table:style-name="Tabella64.D1" office:value-type="string">
            <text:p text:style-name="P331">Quantità (t/a)</text:p>
          </table:table-cell>
        </table:table-row>
        <table:table-row table:style-name="Tabella64.1">
          <table:table-cell table:style-name="Tabella64.A2" office:value-type="string">
            <text:p text:style-name="P334">Messa in riserva</text:p>
          </table:table-cell>
          <table:table-cell table:style-name="Tabella64.A2" office:value-type="string">
            <text:p text:style-name="P334">[170508]</text:p>
          </table:table-cell>
          <table:table-cell table:style-name="Tabella64.A2" office:value-type="string">
            <text:p text:style-name="P334">Pietrisco tolto d'opera</text:p>
          </table:table-cell>
          <table:table-cell table:style-name="Tabella64.D2" office:value-type="string">
            <text:p text:style-name="P335">12.820</text:p>
          </table:table-cell>
        </table:table-row>
        <table:table-row table:style-name="Tabella64.1">
          <table:table-cell table:style-name="Tabella64.A2" office:value-type="string">
            <text:p text:style-name="P334">Utilizzo dei rifiuti per i recuperi ambientali</text:p>
          </table:table-cell>
          <table:table-cell table:style-name="Tabella64.A2" office:value-type="string">
            <text:p text:style-name="P334">[170508]</text:p>
          </table:table-cell>
          <table:table-cell table:style-name="Tabella64.A2" office:value-type="string">
            <text:p text:style-name="P334">Pietrisco tolto d'opera</text:p>
          </table:table-cell>
          <table:table-cell table:style-name="Tabella64.D2" office:value-type="string">
            <text:p text:style-name="P335">2.500</text:p>
          </table:table-cell>
        </table:table-row>
        <table:table-row table:style-name="Tabella64.1">
          <table:table-cell table:style-name="Tabella64.A2" office:value-type="string">
            <text:p text:style-name="P334">Cementifici</text:p>
          </table:table-cell>
          <table:table-cell table:style-name="Tabella64.A2" office:value-type="string">
            <text:p text:style-name="P334">[170508]</text:p>
          </table:table-cell>
          <table:table-cell table:style-name="Tabella64.A2" office:value-type="string">
            <text:p text:style-name="P334">Pietrisco tolto d'opera</text:p>
          </table:table-cell>
          <table:table-cell table:style-name="Tabella64.D2" office:value-type="string">
            <text:p text:style-name="P335">2.560</text:p>
          </table:table-cell>
        </table:table-row>
        <table:table-row table:style-name="Tabella64.1">
          <table:table-cell table:style-name="Tabella64.A2" office:value-type="string">
            <text:p text:style-name="P334">Produzione di conglomerati cementizi</text:p>
          </table:table-cell>
          <table:table-cell table:style-name="Tabella64.A2" office:value-type="string">
            <text:p text:style-name="P334">[170508]</text:p>
          </table:table-cell>
          <table:table-cell table:style-name="Tabella64.A2" office:value-type="string">
            <text:p text:style-name="P334">Pietrisco tolto d'opera</text:p>
          </table:table-cell>
          <table:table-cell table:style-name="Tabella64.D2" office:value-type="string">
            <text:p text:style-name="P335">5.000</text:p>
          </table:table-cell>
        </table:table-row>
        <table:table-row table:style-name="Tabella64.1">
          <table:table-cell table:style-name="Tabella64.A2" office:value-type="string">
            <text:p text:style-name="P334">Industria lapidea</text:p>
          </table:table-cell>
          <table:table-cell table:style-name="Tabella64.A2" office:value-type="string">
            <text:p text:style-name="P334">[170508]</text:p>
          </table:table-cell>
          <table:table-cell table:style-name="Tabella64.A2" office:value-type="string">
            <text:p text:style-name="P334">Pietrisco tolto d'opera</text:p>
          </table:table-cell>
          <table:table-cell table:style-name="Tabella64.D2" office:value-type="string">
            <text:p text:style-name="P335">5.000</text:p>
          </table:table-cell>
        </table:table-row>
        <table:table-row table:style-name="Tabella64.1">
          <table:table-cell table:style-name="Tabella64.A2" office:value-type="string">
            <text:p text:style-name="P334">Utilizzo dei rifiuti per la formazione di rilevati e sottofondi stradali</text:p>
          </table:table-cell>
          <table:table-cell table:style-name="Tabella64.A2" office:value-type="string">
            <text:p text:style-name="P334">[170508]</text:p>
          </table:table-cell>
          <table:table-cell table:style-name="Tabella64.A2" office:value-type="string">
            <text:p text:style-name="P334">Pietrisco tolto d'opera</text:p>
          </table:table-cell>
          <table:table-cell table:style-name="Tabella64.D2" office:value-type="string">
            <text:p text:style-name="P335">5.000</text:p>
          </table:table-cell>
        </table:table-row>
      </table:table>
      <text:p text:style-name="P1"/>
      <text:h text:style-name="P447" text:outline-level="1">7.12 Tipologia: </text:h>
      <text:p text:style-name="P65">calchi in gesso esausti </text:p>
      <text:p text:style-name="P70">[101206] [101299] [200301] [101399] [170104]</text:p>
      <text:p text:style-name="P73">[101206] [101299] [101399] [170802] [200301]</text:p>
      <text:p text:style-name="P91"><text:span text:style-name="T11">7.12.1 </text:span><text:span text:style-name="T16">Provenienza: </text:span></text:p>
      <text:p text:style-name="P101">attività scultoree ed industrie ceramiche.</text:p>
      <text:p text:style-name="P91"><text:span text:style-name="T11">7.12.2 </text:span><text:span text:style-name="T16">Caratteristiche del rifiuto: </text:span></text:p>
      <text:p text:style-name="P101">manufatti in gesso con eventuale armatura metallica incorporata.</text:p>
      <text:p text:style-name="P91"><text:span text:style-name="T11">7.12.3 </text:span><text:span text:style-name="T16">Attività di recupero:</text:span></text:p>
      <text:p text:style-name="P101">a) cementifici previa frantumazione dei manufatti e separazione della parte metallica [R5];</text:p>
      <text:p text:style-name="P101">b) produzione di materiale e manufatti per l'edilizia, previa frantumazione dei manufatti e separazione della parte metallica [R5]. </text:p>
      <text:p text:style-name="P91"><text:span text:style-name="T11">7.12.4 </text:span><text:span text:style-name="T16">Caratteristiche delle materie prime e/o dei prodotti ottenuti:</text:span></text:p>
      <text:p text:style-name="P101">a) cemento nelle forme usualmente commercializzate;</text:p>
      <text:p text:style-name="P101">b) materiale e manufatti per l'edilizia nelle forme usualmente commercializzate.</text:p>
      <text:p text:style-name="P1"/>
      <table:table table:name="Tabella65" table:style-name="Tabella65">
        <table:table-column table:style-name="Tabella65.A"/>
        <table:table-column table:style-name="Tabella65.B"/>
        <table:table-column table:style-name="Tabella65.C"/>
        <table:table-column table:style-name="Tabella65.D"/>
        <table:table-row table:style-name="Tabella65.1">
          <table:table-cell table:style-name="Tabella65.A1" office:value-type="string">
            <text:p text:style-name="P331">Attività di recupero</text:p>
          </table:table-cell>
          <table:table-cell table:style-name="Tabella65.A1" office:value-type="string">
            <text:p text:style-name="P331">Codice Rifiuto</text:p>
          </table:table-cell>
          <table:table-cell table:style-name="Tabella65.A1" office:value-type="string">
            <text:p text:style-name="P331">Descrizione</text:p>
          </table:table-cell>
          <table:table-cell table:style-name="Tabella65.D1" office:value-type="string">
            <text:p text:style-name="P331">Quantità (t/a)</text:p>
          </table:table-cell>
        </table:table-row>
        <table:table-row table:style-name="Tabella65.1">
          <table:table-cell table:style-name="Tabella65.A2" office:value-type="string">
            <text:p text:style-name="P334">Produzione di manufatti e prodotti per l'edilizia</text:p>
          </table:table-cell>
          <table:table-cell table:style-name="Tabella65.A2" office:value-type="string">
            <text:p text:style-name="P334">[101206] [101299] [101399] [170802] [200301]</text:p>
          </table:table-cell>
          <table:table-cell table:style-name="Tabella65.A2" office:value-type="string">
            <text:p text:style-name="P334">Calchi in gesso esausti</text:p>
          </table:table-cell>
          <table:table-cell table:style-name="Tabella65.D2" office:value-type="string">
            <text:p text:style-name="P335">150</text:p>
          </table:table-cell>
        </table:table-row>
        <table:table-row table:style-name="Tabella65.1">
          <table:table-cell table:style-name="Tabella65.A2" office:value-type="string">
            <text:p text:style-name="P334">Messa in riserva</text:p>
          </table:table-cell>
          <table:table-cell table:style-name="Tabella65.A2" office:value-type="string">
            <text:p text:style-name="P334">[101206] [101299] [101399] [170802] [200301]</text:p>
          </table:table-cell>
          <table:table-cell table:style-name="Tabella65.A2" office:value-type="string">
            <text:p text:style-name="P334">Calchi in gesso esausti</text:p>
          </table:table-cell>
          <table:table-cell table:style-name="Tabella65.D2" office:value-type="string">
            <text:p text:style-name="P335">400</text:p>
          </table:table-cell>
        </table:table-row>
        <table:table-row table:style-name="Tabella65.1">
          <table:table-cell table:style-name="Tabella65.A2" office:value-type="string">
            <text:p text:style-name="P334">Cementifici</text:p>
          </table:table-cell>
          <table:table-cell table:style-name="Tabella65.A2" office:value-type="string">
            <text:p text:style-name="P334">[101206] [101299] [101399] [170802] [200301]</text:p>
          </table:table-cell>
          <table:table-cell table:style-name="Tabella65.A2" office:value-type="string">
            <text:p text:style-name="P334">Calchi in gesso esausti</text:p>
          </table:table-cell>
          <table:table-cell table:style-name="Tabella65.D2" office:value-type="string">
            <text:p text:style-name="P335">1.000</text:p>
          </table:table-cell>
        </table:table-row>
      </table:table>
      <text:p text:style-name="P1"/>
      <text:h text:style-name="P447" text:outline-level="1">7.13 Tipologia: </text:h>
      <text:p text:style-name="P65">sfridi di produzione di pannelli di gesso; demolizione edifici </text:p>
      <text:p text:style-name="P70">[101399] [170104]</text:p>
      <text:p text:style-name="P73">[101399] [170802]</text:p>
      <text:p text:style-name="P91"><text:span text:style-name="T11">7.13.1 </text:span><text:span text:style-name="T16">Provenienza: </text:span></text:p>
      <text:p text:style-name="Rientro_20_corpo_20_del_20_testo_20_3">industria di produzione pannelli in gesso; demolizione edifici.</text:p>
      <text:p text:style-name="P91"><text:span text:style-name="T11">7.13.2 </text:span><text:span text:style-name="T16">Caratteristiche del rifiuto: </text:span></text:p>
      <text:p text:style-name="Rientro_20_corpo_20_del_20_testo_20_3">sfridi di gesso con eventuali fibre cellulosiche o metalliche incorporate; non radioattivo ai sensi del decreto legislativo 17 marzo 1995, n. 230.</text:p>
      <text:p text:style-name="P91"><text:span text:style-name="T11">7.13.3 </text:span><text:span text:style-name="T16">Attività di recupero:</text:span></text:p>
      <text:p text:style-name="Rientro_20_corpo_20_del_20_testo_20_3">cementifici [R5].</text:p>
      <text:p text:style-name="P91"><text:span text:style-name="T11">7.13.4 </text:span><text:span text:style-name="T16">Caratteristiche delle materie prime e/o dei prodotti ottenuti:</text:span></text:p>
      <text:p text:style-name="Rientro_20_corpo_20_del_20_testo_20_3">cemento nelle forme usualmente commercializzate.</text:p>
      <text:p text:style-name="Rientro_20_corpo_20_del_20_testo_20_3"/>
      <table:table table:name="Tabella66" table:style-name="Tabella66">
        <table:table-column table:style-name="Tabella66.A"/>
        <table:table-column table:style-name="Tabella66.B"/>
        <table:table-column table:style-name="Tabella66.C"/>
        <table:table-column table:style-name="Tabella66.D"/>
        <table:table-row table:style-name="Tabella66.1">
          <table:table-cell table:style-name="Tabella66.A1" office:value-type="string">
            <text:p text:style-name="P331">Attività di recupero</text:p>
          </table:table-cell>
          <table:table-cell table:style-name="Tabella66.A1" office:value-type="string">
            <text:p text:style-name="P331">Codice Rifiuto</text:p>
          </table:table-cell>
          <table:table-cell table:style-name="Tabella66.A1" office:value-type="string">
            <text:p text:style-name="P331">Descrizione</text:p>
          </table:table-cell>
          <table:table-cell table:style-name="Tabella66.D1" office:value-type="string">
            <text:p text:style-name="P331">Quantità (t/a)</text:p>
          </table:table-cell>
        </table:table-row>
        <table:table-row table:style-name="Tabella66.1">
          <table:table-cell table:style-name="Tabella66.A2" office:value-type="string">
            <text:p text:style-name="P334">Messa in riserva</text:p>
          </table:table-cell>
          <table:table-cell table:style-name="Tabella66.A2" office:value-type="string">
            <text:p text:style-name="P334">[101399] [170802]</text:p>
          </table:table-cell>
          <table:table-cell table:style-name="Tabella66.A2" office:value-type="string">
            <text:p text:style-name="P334">Sfridi di produzione di pannelli di gesso; demolizione edifici</text:p>
          </table:table-cell>
          <table:table-cell table:style-name="Tabella66.D2" office:value-type="string">
            <text:p text:style-name="P335">5.000</text:p>
          </table:table-cell>
        </table:table-row>
        <table:table-row table:style-name="Tabella66.1">
          <table:table-cell table:style-name="Tabella66.A2" office:value-type="string">
            <text:p text:style-name="P334">Cementifici</text:p>
          </table:table-cell>
          <table:table-cell table:style-name="Tabella66.A2" office:value-type="string">
            <text:p text:style-name="P334">[101399] [170802]</text:p>
          </table:table-cell>
          <table:table-cell table:style-name="Tabella66.A2" office:value-type="string">
            <text:p text:style-name="P334">Sfridi di produzione di pannelli di gesso; demolizione edifici</text:p>
          </table:table-cell>
          <table:table-cell table:style-name="Tabella66.D2" office:value-type="string">
            <text:p text:style-name="P335">9.000</text:p>
          </table:table-cell>
        </table:table-row>
      </table:table>
      <text:p text:style-name="P1"/>
      <text:h text:style-name="P447" text:outline-level="1">7.14 Tipologia: </text:h>
      <text:p text:style-name="P65">detriti di perforazione </text:p>
      <text:p text:style-name="P70">[010502] [010599] [170501]</text:p>
      <text:p text:style-name="P73">[010504] [010507] [170504]</text:p>
      <text:p text:style-name="P91"><text:span text:style-name="T11">7.14.1 </text:span><text:span text:style-name="T16">Provenienza: </text:span></text:p>
      <text:p text:style-name="Rientro_20_corpo_20_del_20_testo_20_3">attività di trivellazione pali di fondazione su terreno vergine; ricerca e coltivazione idrocarburi su terra e mare; ricerca e coltivazione geotermica; perforazione per ricerche e coltivazioni minerarie in generale; perforazioni geognostiche di grande profondità; perforazioni per pozzi d'acqua.</text:p>
      <text:p text:style-name="P91"><text:span text:style-name="T11">7.14.2 </text:span><text:span text:style-name="T16">Caratteristiche del rifiuto: </text:span></text:p>
      <text:p text:style-name="Rientro_20_corpo_20_del_20_testo_20_3">detriti con presenze di acqua/bentonite, di acqua/bentonite/barite, di olio/organo - smectiti/barite <text:span text:style-name="T28">contenenti idrocarburi in concentrazioni inferiori a 50 Kg/t nel caso di detriti a base acqua e contenenti gasolio o olio a bassa tossicità in concentrazioni inferiori a 300 Kg/t nel caso di fanghi a base olio</text:span><text:span text:style-name="T26"> contenenti idrocarburi in concentrazioni inferiori a 1000 mg/Kg sul secco.</text:span>, IPA &lt; 10 ppm.</text:p>
      <text:p text:style-name="P91"><text:span text:style-name="T11">7.14.3 </text:span><text:span text:style-name="T16">Attività di recupero:</text:span></text:p>
      <text:p text:style-name="P101">a) cementifici [R5].</text:p>
      <text:p text:style-name="P101">b) utilizzo per recuperi ambientali, previa eventuale desalinizzazione (il recupero è subordinato all'esecuzione del test di cessione sul rifiuto tal quale secondo il metodo in allegato 3 al presente decreto) [R10].</text:p>
      <text:p text:style-name="P101">c)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1"><text:span text:style-name="T11">7.14.4 </text:span><text:span text:style-name="T16">Caratteristiche delle materie prime e/o dei prodotti ottenuti:</text:span></text:p>
      <text:p text:style-name="Rientro_20_corpo_20_del_20_testo_20_3">cemento nelle forme usualmente commercializzate.</text:p>
      <text:p text:style-name="Rientro_20_corpo_20_del_20_testo_20_3"/>
      <table:table table:name="Tabella67" table:style-name="Tabella67">
        <table:table-column table:style-name="Tabella67.A"/>
        <table:table-column table:style-name="Tabella67.B"/>
        <table:table-column table:style-name="Tabella67.C"/>
        <table:table-column table:style-name="Tabella67.D"/>
        <table:table-row table:style-name="Tabella67.1">
          <table:table-cell table:style-name="Tabella67.A1" office:value-type="string">
            <text:p text:style-name="P331">Attività di recupero</text:p>
          </table:table-cell>
          <table:table-cell table:style-name="Tabella67.A1" office:value-type="string">
            <text:p text:style-name="P331">Codice Rifiuto</text:p>
          </table:table-cell>
          <table:table-cell table:style-name="Tabella67.A1" office:value-type="string">
            <text:p text:style-name="P331">Descrizione</text:p>
          </table:table-cell>
          <table:table-cell table:style-name="Tabella67.D1" office:value-type="string">
            <text:p text:style-name="P331">Quantità (t/a)</text:p>
          </table:table-cell>
        </table:table-row>
        <table:table-row table:style-name="Tabella67.1">
          <table:table-cell table:style-name="Tabella67.A2" office:value-type="string">
            <text:p text:style-name="P334">Utilizzo dei rifiuti per la copertura di discariche</text:p>
          </table:table-cell>
          <table:table-cell table:style-name="Tabella67.A2" office:value-type="string">
            <text:p text:style-name="P334">[010507] [010504] [170504]</text:p>
          </table:table-cell>
          <table:table-cell table:style-name="Tabella67.A2" office:value-type="string">
            <text:p text:style-name="P334">Detriti di perforazione</text:p>
          </table:table-cell>
          <table:table-cell table:style-name="Tabella67.D2" office:value-type="string">
            <text:p text:style-name="P335">300</text:p>
          </table:table-cell>
        </table:table-row>
        <table:table-row table:style-name="Tabella67.1">
          <table:table-cell table:style-name="Tabella67.A2" office:value-type="string">
            <text:p text:style-name="P334">Cementifici</text:p>
          </table:table-cell>
          <table:table-cell table:style-name="Tabella67.A2" office:value-type="string">
            <text:p text:style-name="P334">[010504] [010507] [170504]</text:p>
          </table:table-cell>
          <table:table-cell table:style-name="Tabella67.A2" office:value-type="string">
            <text:p text:style-name="P334">Detriti di perforazione</text:p>
          </table:table-cell>
          <table:table-cell table:style-name="Tabella67.D2" office:value-type="string">
            <text:p text:style-name="P335">10.000</text:p>
          </table:table-cell>
        </table:table-row>
        <table:table-row table:style-name="Tabella67.1">
          <table:table-cell table:style-name="Tabella67.A2" office:value-type="string">
            <text:p text:style-name="P334">Messa in riserva</text:p>
          </table:table-cell>
          <table:table-cell table:style-name="Tabella67.A2" office:value-type="string">
            <text:p text:style-name="P334">[010504] [010507] [170504]</text:p>
          </table:table-cell>
          <table:table-cell table:style-name="Tabella67.A2" office:value-type="string">
            <text:p text:style-name="P334">Detriti di perforazione</text:p>
          </table:table-cell>
          <table:table-cell table:style-name="Tabella67.D2" office:value-type="string">
            <text:p text:style-name="P335">2.500</text:p>
          </table:table-cell>
        </table:table-row>
        <table:table-row table:style-name="Tabella67.1">
          <table:table-cell table:style-name="Tabella67.A2" office:value-type="string">
            <text:p text:style-name="P334">Utilizzo dei rifiuti per i recuperi ambientali</text:p>
          </table:table-cell>
          <table:table-cell table:style-name="Tabella67.A2" office:value-type="string">
            <text:p text:style-name="P334">[010502] [010599] [170504]</text:p>
          </table:table-cell>
          <table:table-cell table:style-name="Tabella67.A2" office:value-type="string">
            <text:p text:style-name="P334">Detriti di perforazione</text:p>
          </table:table-cell>
          <table:table-cell table:style-name="Tabella67.D2" office:value-type="string">
            <text:p text:style-name="P335">20.000</text:p>
          </table:table-cell>
        </table:table-row>
      </table:table>
      <text:p text:style-name="P1"/>
      <text:h text:style-name="P447" text:outline-level="1">7.15 Tipologia: </text:h>
      <text:p text:style-name="P65">fanghi di perforazione </text:p>
      <text:p text:style-name="P70">[010501] [010502] [010599]</text:p>
      <text:p text:style-name="P73">[010504] [010507]</text:p>
      <text:p text:style-name="P91"><text:span text:style-name="T11">7.15.1 </text:span><text:span text:style-name="T16">Provenienza: </text:span></text:p>
      <text:p text:style-name="Rientro_20_corpo_20_del_20_testo_20_3">attività di trivellazione pali di fondazione su terreno vergine; ricerca e coltivazione idrocarburi su terra e in mare; ricerca e coltivazione geotermica; perforazione per ricerche e coltivazioni minerarie in generale; perforazione geognostiche di grande profondità; perforazione per pozzi d'acqua.</text:p>
      <text:p text:style-name="P91"><text:span text:style-name="T11">7.15.2 </text:span><text:span text:style-name="T16">Caratteristiche del rifiuto: </text:span></text:p>
      <text:p text:style-name="Rientro_20_corpo_20_del_20_testo_20_3">fango a base di acqua/bentonite, di acqua/bentionite/barite, di olio/organo - smectiti/barite con eventuale presenza di terriccio; <text:span text:style-name="T28">contenenti idrocarburi in concentrazioni inferiori a 50 Kg/t nel caso di fanghi a base acqua e contenenti gasolio o olio a bassa tossicità in concentrazioni inferiori a 300 Kg/t nel caso di fanghi a base olio</text:span><text:span text:style-name="T26"> contenenti idrocarburi in concentrazioni inferiori a 1000 mg/Kg sul secco</text:span>, IPA &lt; 10 ppm.</text:p>
      <text:p text:style-name="P91"><text:span text:style-name="T11">7.15.3 </text:span><text:span text:style-name="T16">Attività di recupero:</text:span></text:p>
      <text:p text:style-name="P101">a) industria dei laterizi nell'impasto e industria di produzione dell'argilla espansa, previa eventuale disidratazione e desalinizzazione [R5];</text:p>
      <text:p text:style-name="P101">b) produzione di aggregati artificiali mediante processo termico di sinterizzazione [R5].</text:p>
      <text:p text:style-name="P101">c) cementifici [R5].</text:p>
      <text:p text:style-name="P101">d) utilizzo per recuperi ambientali previa eventuale disidratazione e desalinizzazione (il recupero è subordinato all'esecuzione del test di cessione sul rifiuto tal quale secondo il metodo in allegato 3 al presente decreto) [R10].</text:p>
      <text:p text:style-name="P101">e)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1"><text:span text:style-name="T11">7.15.4 </text:span><text:span text:style-name="T16">Caratteristiche delle materie prime o dei prodotti ottenuti:</text:span></text:p>
      <text:p text:style-name="P101">a) laterizi e argilla espansa nelle forme usualmente commercializzate;</text:p>
      <text:p text:style-name="P101">b) aggregati artificiali nelle forme usualmente commercializzate;</text:p>
      <text:p text:style-name="P101">c) cemento nelle forme usualmente commercializzate [R5].</text:p>
      <text:p text:style-name="P1"/>
      <table:table table:name="Tabella68" table:style-name="Tabella68">
        <table:table-column table:style-name="Tabella68.A"/>
        <table:table-column table:style-name="Tabella68.B"/>
        <table:table-column table:style-name="Tabella68.C"/>
        <table:table-column table:style-name="Tabella68.D"/>
        <table:table-row table:style-name="Tabella68.1">
          <table:table-cell table:style-name="Tabella68.A1" office:value-type="string">
            <text:p text:style-name="P331">Attività di recupero</text:p>
          </table:table-cell>
          <table:table-cell table:style-name="Tabella68.A1" office:value-type="string">
            <text:p text:style-name="P331">Codice Rifiuto</text:p>
          </table:table-cell>
          <table:table-cell table:style-name="Tabella68.A1" office:value-type="string">
            <text:p text:style-name="P331">Descrizione</text:p>
          </table:table-cell>
          <table:table-cell table:style-name="Tabella68.D1" office:value-type="string">
            <text:p text:style-name="P331">Quantità (t/a)</text:p>
          </table:table-cell>
        </table:table-row>
        <table:table-row table:style-name="Tabella68.1">
          <table:table-cell table:style-name="Tabella68.A2" office:value-type="string">
            <text:p text:style-name="P334">Utilizzo dei rifiuti per la copertura di discariche</text:p>
          </table:table-cell>
          <table:table-cell table:style-name="Tabella68.A2" office:value-type="string">
            <text:p text:style-name="P334">[010504] [010507]</text:p>
          </table:table-cell>
          <table:table-cell table:style-name="Tabella68.A2" office:value-type="string">
            <text:p text:style-name="P334">Fanghi di perforazione</text:p>
          </table:table-cell>
          <table:table-cell table:style-name="Tabella68.D2" office:value-type="string">
            <text:p text:style-name="P335">300</text:p>
          </table:table-cell>
        </table:table-row>
        <table:table-row table:style-name="Tabella68.1">
          <table:table-cell table:style-name="Tabella68.A2" office:value-type="string">
            <text:p text:style-name="P334">Cementifici</text:p>
          </table:table-cell>
          <table:table-cell table:style-name="Tabella68.A2" office:value-type="string">
            <text:p text:style-name="P334">[010504] [010507]</text:p>
          </table:table-cell>
          <table:table-cell table:style-name="Tabella68.A2" office:value-type="string">
            <text:p text:style-name="P334">Fanghi di perforazione</text:p>
          </table:table-cell>
          <table:table-cell table:style-name="Tabella68.D2" office:value-type="string">
            <text:p text:style-name="P335">500</text:p>
          </table:table-cell>
        </table:table-row>
        <table:table-row table:style-name="Tabella68.1">
          <table:table-cell table:style-name="Tabella68.A2" office:value-type="string">
            <text:p text:style-name="P334">Industria dei laterizi</text:p>
          </table:table-cell>
          <table:table-cell table:style-name="Tabella68.A2" office:value-type="string">
            <text:p text:style-name="P334">[010504] [010507]</text:p>
          </table:table-cell>
          <table:table-cell table:style-name="Tabella68.A2" office:value-type="string">
            <text:p text:style-name="P334">Fanghi di perforazione</text:p>
          </table:table-cell>
          <table:table-cell table:style-name="Tabella68.D2" office:value-type="string">
            <text:p text:style-name="P335">1.000</text:p>
          </table:table-cell>
        </table:table-row>
        <table:table-row table:style-name="Tabella68.1">
          <table:table-cell table:style-name="Tabella68.A2" office:value-type="string">
            <text:p text:style-name="P334">Utilizzo dei rifiuti per i recuperi ambientali</text:p>
          </table:table-cell>
          <table:table-cell table:style-name="Tabella68.A2" office:value-type="string">
            <text:p text:style-name="P334">[010504] [010507]</text:p>
          </table:table-cell>
          <table:table-cell table:style-name="Tabella68.A2" office:value-type="string">
            <text:p text:style-name="P334">Fanghi di perforazione</text:p>
          </table:table-cell>
          <table:table-cell table:style-name="Tabella68.D2" office:value-type="string">
            <text:p text:style-name="P335">20.000</text:p>
          </table:table-cell>
        </table:table-row>
        <table:table-row table:style-name="Tabella68.1">
          <table:table-cell table:style-name="Tabella68.A2" office:value-type="string">
            <text:p text:style-name="P334">Messa in riserva</text:p>
          </table:table-cell>
          <table:table-cell table:style-name="Tabella68.A2" office:value-type="string">
            <text:p text:style-name="P334">[010504] [010507]</text:p>
          </table:table-cell>
          <table:table-cell table:style-name="Tabella68.A2" office:value-type="string">
            <text:p text:style-name="P334">Fanghi di perforazione</text:p>
          </table:table-cell>
          <table:table-cell table:style-name="Tabella68.D2" office:value-type="string">
            <text:p text:style-name="P335">4.900</text:p>
          </table:table-cell>
        </table:table-row>
      </table:table>
      <text:p text:style-name="P1"/>
      <text:h text:style-name="P447" text:outline-level="1">7.16 Tipologia: </text:h>
      <text:p text:style-name="P65">calci di defecazione </text:p>
      <text:p text:style-name="P70">[020402] [020499] [020799]</text:p>
      <text:p text:style-name="P73">[020402] [020499] [020799]</text:p>
      <text:p text:style-name="P91"><text:span text:style-name="T11">7.16.1 </text:span><text:span text:style-name="T16">Provenienza: </text:span></text:p>
      <text:p text:style-name="Rientro_20_corpo_20_del_20_testo_20_3">attività industriali dello zucchero, dell'alcool e del lievito.</text:p>
      <text:p text:style-name="P91"><text:span text:style-name="T11">7.16.2 </text:span><text:span text:style-name="T16">Caratteristiche del rifiuto: </text:span></text:p>
      <text:p text:style-name="Rientro_20_corpo_20_del_20_testo_20_3">rifiuto costituito essenzialmente da carbonato di calcio (70%) con silice, allumina, ossido di ferro (~ 10%) e sostanze organiche (proteine, pectina, etc.), derivante dalla filtrazione di sughi zuccherini dopo trattamento con calce e anidride carbonica.</text:p>
      <text:p text:style-name="P91"><text:span text:style-name="T11">7.16.3 </text:span><text:span text:style-name="T16">Attività di recupero:</text:span></text:p>
      <text:p text:style-name="P101">a) cementifici [R5];</text:p>
      <text:p text:style-name="P101">b) industria dei laterizi nell'impasto, previa eventuale disidratazione [R5];</text:p>
      <text:p text:style-name="P101">c) riutilizzo per recuperi ambientali, per eventuale disidratazione (il recupero è subordinato all'esecuzione del test di cessione sul rifiuto tal quale secondo il metodo in allegato 3 al presente decreto ad esclusione del parametro COD) [R10];</text:p>
      <text:p text:style-name="P101">d) realizzazione di rilevati e sottofondi stradali, previa eventuale disidratazione (il recupero è subordinato all'esecuzione del test di cessione sul rifiuto tal quale secondo il metodo in allegato 3 al presente decreto ad esclusione del parametro COD) [R5];</text:p>
      <text:p text:style-name="P122">e) neutralizzazione di acque acide, previa eventuale disidratazione [R5];</text:p>
      <text:p text:style-name="P101">f) impermeabilizzazione dei bacini di decantazione delle acque [R5].</text:p>
      <text:p text:style-name="P91"><text:span text:style-name="T11">7.16.4 </text:span><text:span text:style-name="T16">Caratteristiche delle materie prime e/o dei prodotti ottenuti:</text:span></text:p>
      <text:p text:style-name="P101">a) cemento nelle forme usualmente commercializzate;</text:p>
      <text:p text:style-name="P101">b) laterizi nelle forme usualmente commercializzate.</text:p>
      <text:p text:style-name="P1"/>
      <table:table table:name="Tabella69" table:style-name="Tabella69">
        <table:table-column table:style-name="Tabella69.A"/>
        <table:table-column table:style-name="Tabella69.B"/>
        <table:table-column table:style-name="Tabella69.C"/>
        <table:table-column table:style-name="Tabella69.D"/>
        <table:table-row table:style-name="Tabella69.1">
          <table:table-cell table:style-name="Tabella69.A1" office:value-type="string">
            <text:p text:style-name="P331">Attività di recupero</text:p>
          </table:table-cell>
          <table:table-cell table:style-name="Tabella69.A1" office:value-type="string">
            <text:p text:style-name="P331">Codice Rifiuto</text:p>
          </table:table-cell>
          <table:table-cell table:style-name="Tabella69.A1" office:value-type="string">
            <text:p text:style-name="P331">Descrizione</text:p>
          </table:table-cell>
          <table:table-cell table:style-name="Tabella69.D1" office:value-type="string">
            <text:p text:style-name="P331">Quantità (t/a)</text:p>
          </table:table-cell>
        </table:table-row>
        <table:table-row table:style-name="Tabella69.1">
          <table:table-cell table:style-name="Tabella69.A2" office:value-type="string">
            <text:p text:style-name="P334">Cementifici</text:p>
          </table:table-cell>
          <table:table-cell table:style-name="Tabella69.A2" office:value-type="string">
            <text:p text:style-name="P334">[020402] [020499] [020799]</text:p>
          </table:table-cell>
          <table:table-cell table:style-name="Tabella69.A2" office:value-type="string">
            <text:p text:style-name="P334">Calci di defecazione</text:p>
          </table:table-cell>
          <table:table-cell table:style-name="Tabella69.D2" office:value-type="string">
            <text:p text:style-name="P335">300</text:p>
          </table:table-cell>
        </table:table-row>
        <table:table-row table:style-name="Tabella69.1">
          <table:table-cell table:style-name="Tabella69.A2" office:value-type="string">
            <text:p text:style-name="P334">Industria delle costruzioni</text:p>
          </table:table-cell>
          <table:table-cell table:style-name="Tabella69.A2" office:value-type="string">
            <text:p text:style-name="P334">[020402] [020499] [020799]</text:p>
          </table:table-cell>
          <table:table-cell table:style-name="Tabella69.A2" office:value-type="string">
            <text:p text:style-name="P334">Calci di defecazione</text:p>
          </table:table-cell>
          <table:table-cell table:style-name="Tabella69.D2" office:value-type="string">
            <text:p text:style-name="P335">500</text:p>
          </table:table-cell>
        </table:table-row>
        <table:table-row table:style-name="Tabella69.1">
          <table:table-cell table:style-name="Tabella69.A2" office:value-type="string">
            <text:p text:style-name="P334">Utilizzo dei rifiuti per la formazione di rilevati e sottofondi stradali</text:p>
          </table:table-cell>
          <table:table-cell table:style-name="Tabella69.A2" office:value-type="string">
            <text:p text:style-name="P334">[020402] [020499] [020799]</text:p>
          </table:table-cell>
          <table:table-cell table:style-name="Tabella69.A2" office:value-type="string">
            <text:p text:style-name="P334">Calci di defecazione</text:p>
          </table:table-cell>
          <table:table-cell table:style-name="Tabella69.D2" office:value-type="string">
            <text:p text:style-name="P335">5.000</text:p>
          </table:table-cell>
        </table:table-row>
        <table:table-row table:style-name="Tabella69.1">
          <table:table-cell table:style-name="Tabella69.A2" office:value-type="string">
            <text:p text:style-name="P334">Messa in riserva</text:p>
          </table:table-cell>
          <table:table-cell table:style-name="Tabella69.A2" office:value-type="string">
            <text:p text:style-name="P334">[020402] [020499] [020799]</text:p>
          </table:table-cell>
          <table:table-cell table:style-name="Tabella69.A2" office:value-type="string">
            <text:p text:style-name="P334">Calci di defecazione</text:p>
          </table:table-cell>
          <table:table-cell table:style-name="Tabella69.D2" office:value-type="string">
            <text:p text:style-name="P335">40.000</text:p>
          </table:table-cell>
        </table:table-row>
        <table:table-row table:style-name="Tabella69.1">
          <table:table-cell table:style-name="Tabella69.A2" office:value-type="string">
            <text:p text:style-name="P334">Utilizzo dei rifiuti per i recuperi ambientali</text:p>
          </table:table-cell>
          <table:table-cell table:style-name="Tabella69.A2" office:value-type="string">
            <text:p text:style-name="P334">[020402] [020499] [020799]</text:p>
          </table:table-cell>
          <table:table-cell table:style-name="Tabella69.A2" office:value-type="string">
            <text:p text:style-name="P334">Calci di defecazione</text:p>
          </table:table-cell>
          <table:table-cell table:style-name="Tabella69.D2" office:value-type="string">
            <text:p text:style-name="P335">60.000</text:p>
          </table:table-cell>
        </table:table-row>
        <table:table-row table:style-name="Tabella69.1">
          <table:table-cell table:style-name="Tabella69.A2" office:value-type="string">
            <text:p text:style-name="P334">Industria dei laterizi</text:p>
          </table:table-cell>
          <table:table-cell table:style-name="Tabella69.A2" office:value-type="string">
            <text:p text:style-name="P334">[020402] [020499] [020799]</text:p>
          </table:table-cell>
          <table:table-cell table:style-name="Tabella69.A2" office:value-type="string">
            <text:p text:style-name="P334">Calci di defecazione</text:p>
          </table:table-cell>
          <table:table-cell table:style-name="Tabella69.D2" office:value-type="string">
            <text:p text:style-name="P335">8.000</text:p>
          </table:table-cell>
        </table:table-row>
      </table:table>
      <text:p text:style-name="P1"/>
      <text:h text:style-name="P447" text:outline-level="1">7.17 Tipologia: </text:h>
      <text:p text:style-name="P65">rifiuti costituiti da petrisco di vagliatura del calcare </text:p>
      <text:p text:style-name="P70">[010102] [020499] [020799] [010202] [020402] [020701] [010302] [010401] [100299]</text:p>
      <text:p text:style-name="P65">[010102] [010308] [010408] [010410] [020402] [020499] [020701] [020799] [100299]</text:p>
      <text:p text:style-name="P91"><text:span text:style-name="T11">7.17.1 </text:span><text:span text:style-name="T16">Provenienza: </text:span></text:p>
      <text:p text:style-name="Rientro_20_corpo_20_del_20_testo_20_3">attività industriali dello zucchero, dell'alcool, del lievito e dell'estrazione, lavorazione e taglio del calcare, industria siderurgica.</text:p>
      <text:p text:style-name="P91"><text:span text:style-name="T11">7.17.2 </text:span><text:span text:style-name="T16">Caratteristiche del rifiuto: </text:span></text:p>
      <text:p text:style-name="Rientro_20_corpo_20_del_20_testo_20_3">frammenti in varia pezzatura compresi polveri, di pietra calcarea e terriccio di cava o materiali inerti a base di carbonato di calcio, con eventuale presenza di materie prime siderurgiche (carbon fossile, coke, minerali di ferro in misura minore del 20% in peso).</text:p>
      <text:p text:style-name="P91"><text:span text:style-name="T11">7.17.3 </text:span><text:span text:style-name="T16">Attività di recupero:</text:span></text:p>
      <text:p text:style-name="P101">a) produzione calce idraulica [R5];</text:p>
      <text:p text:style-name="P101">b) produzione conglomerati cementizi, calcestruzzi e manufatti per edilizia [R5];</text:p>
      <text:p text:style-name="P101">c) cementifici, come aggiunta al clinker, come additivo nella carica al forno per la produzione di cementi ferrici [R5];</text:p>
      <text:p text:style-name="P122">d) industria siderurgica nella preparazione della carica dell'altoforno [R5];</text:p>
      <text:p text:style-name="P101">e) formazione di rilevati e sottofondi stradali previa eventuale frantumazione del rifiuto (il recupero è subordinato all'esecuzione del test di cessione sul rifiuto tal quale secondo il metodo in allegato 3 al presente decreto) [R5].</text:p>
      <text:p text:style-name="P101">f) riutilizzo per recuperi ambientali previa eventuale disidratazione (il recupero è subordinato all'esecuzione del test di cessione sul rifiuto tal quale secondo il metodo in allegato 3 al presente decreto) [R10]</text:p>
      <text:p text:style-name="P91"><text:span text:style-name="T11">7.17.4 </text:span><text:span text:style-name="T16">Caratteristiche delle materie prime e/o dei prodotti ottenuti:</text:span></text:p>
      <text:p text:style-name="P101">a) calce idraulica nelle forme usualmente commercializzate;</text:p>
      <text:p text:style-name="P101">b) conglomerati e manufatti per l'edilizia nelle forme usualmente commercializzate;</text:p>
      <text:p text:style-name="P101">c) cemento nelle forme usualmente commercializzate;</text:p>
      <text:p text:style-name="P101">d) ghisa nelle forme usualmente commercializzate.</text:p>
      <text:p text:style-name="P1"/>
      <table:table table:name="Tabella70" table:style-name="Tabella70">
        <table:table-column table:style-name="Tabella70.A"/>
        <table:table-column table:style-name="Tabella70.B"/>
        <table:table-column table:style-name="Tabella70.C"/>
        <table:table-column table:style-name="Tabella70.D"/>
        <table:table-row table:style-name="Tabella70.1">
          <table:table-cell table:style-name="Tabella70.A1" office:value-type="string">
            <text:p text:style-name="P331">Attività di recupero</text:p>
          </table:table-cell>
          <table:table-cell table:style-name="Tabella70.A1" office:value-type="string">
            <text:p text:style-name="P331">Codice Rifiuto</text:p>
          </table:table-cell>
          <table:table-cell table:style-name="Tabella70.A1" office:value-type="string">
            <text:p text:style-name="P331">Descrizione</text:p>
          </table:table-cell>
          <table:table-cell table:style-name="Tabella70.D1" office:value-type="string">
            <text:p text:style-name="P331">Quantità (t/a)</text:p>
          </table:table-cell>
        </table:table-row>
        <table:table-row table:style-name="Tabella70.1">
          <table:table-cell table:style-name="Tabella70.A2" office:value-type="string">
            <text:p text:style-name="P334">Industria delle costruzioni</text:p>
          </table:table-cell>
          <table:table-cell table:style-name="Tabella70.A2" office:value-type="string">
            <text:p text:style-name="P336">[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450</text:p>
          </table:table-cell>
        </table:table-row>
        <table:table-row table:style-name="Tabella70.1">
          <table:table-cell table:style-name="Tabella70.A2" office:value-type="string">
            <text:p text:style-name="P334">Messa in riserva</text:p>
          </table:table-cell>
          <table:table-cell table:style-name="Tabella70.A2" office:value-type="string">
            <text:p text:style-name="P334">[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490</text:p>
          </table:table-cell>
        </table:table-row>
        <table:table-row table:style-name="Tabella70.1">
          <table:table-cell table:style-name="Tabella70.A2" office:value-type="string">
            <text:p text:style-name="P334">Cementifici</text:p>
          </table:table-cell>
          <table:table-cell table:style-name="Tabella70.A2" office:value-type="string">
            <text:p text:style-name="P334">[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10.000</text:p>
          </table:table-cell>
        </table:table-row>
        <table:table-row table:style-name="Tabella70.1">
          <table:table-cell table:style-name="Tabella70.A2" office:value-type="string">
            <text:p text:style-name="P334">Produzione di conglomerati cementizi</text:p>
          </table:table-cell>
          <table:table-cell table:style-name="Tabella70.A2" office:value-type="string">
            <text:p text:style-name="P334">[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28.000</text:p>
          </table:table-cell>
        </table:table-row>
        <table:table-row table:style-name="Tabella70.1">
          <table:table-cell table:style-name="Tabella70.A2" office:value-type="string">
            <text:p text:style-name="P334">Produzione di manufatti e prodotti per l'edilizia</text:p>
          </table:table-cell>
          <table:table-cell table:style-name="Tabella70.A2" office:value-type="string">
            <text:p text:style-name="P334">[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4.500</text:p>
          </table:table-cell>
        </table:table-row>
        <text:soft-page-break/>
        <table:table-row table:style-name="Tabella70.1">
          <table:table-cell table:style-name="Tabella70.A2" office:value-type="string">
            <text:p text:style-name="P334">Utilizzo dei rifiuti per la formazione di rilevati e sottofondi stradali</text:p>
          </table:table-cell>
          <table:table-cell table:style-name="Tabella70.A2" office:value-type="string">
            <text:p text:style-name="P334">[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5.000</text:p>
          </table:table-cell>
        </table:table-row>
        <table:table-row table:style-name="Tabella70.1">
          <table:table-cell table:style-name="Tabella70.A2" office:value-type="string">
            <text:p text:style-name="P334">Utilizzo dei rifiuti per i recuperi ambientali</text:p>
          </table:table-cell>
          <table:table-cell table:style-name="Tabella70.A2" office:value-type="string">
            <text:p text:style-name="P334">[010102] [010308] [010408] [010410] [020402] [020499] [020701] [020799] [100299]</text:p>
          </table:table-cell>
          <table:table-cell table:style-name="Tabella70.A2" office:value-type="string">
            <text:p text:style-name="P334">Rifiuti costituiti da pietrisco di vagliatura del calcare</text:p>
          </table:table-cell>
          <table:table-cell table:style-name="Tabella70.D2" office:value-type="string">
            <text:p text:style-name="P335">60.000</text:p>
          </table:table-cell>
        </table:table-row>
      </table:table>
      <text:p text:style-name="P1"/>
      <text:h text:style-name="P447" text:outline-level="1">7.18 Tipologia: </text:h>
      <text:p text:style-name="P65">scarti da vagliatura latte di calce </text:p>
      <text:p text:style-name="P70">[060301] [101304] [070199]</text:p>
      <text:p text:style-name="P73">[060314] [070199] [101304]</text:p>
      <text:p text:style-name="P91"><text:span text:style-name="T11">7.18.1 </text:span><text:span text:style-name="T16">Provenienza: </text:span></text:p>
      <text:p text:style-name="P101">industria chimica; industria della calce; industria petrolchimica.</text:p>
      <text:p text:style-name="P91"><text:span text:style-name="T11">7.18.2 </text:span><text:span text:style-name="T16">Caratteristiche del rifiuto: </text:span></text:p>
      <text:p text:style-name="Rientro_20_corpo_20_del_20_testo_20_3">miscela di carbonato, ossido e idrossido di calcio (~ 82%) e silice, allumina e ossido di ferro (~ 18%).</text:p>
      <text:p text:style-name="P91"><text:span text:style-name="T11">7.18.3 </text:span><text:span text:style-name="T16">Attività di recupero:</text:span></text:p>
      <text:p text:style-name="P101">a) produzione calce idraulica [R5];</text:p>
      <text:p text:style-name="P101">b) produzione conglomerati e manufatti per edilizia [R5];</text:p>
      <text:p text:style-name="P101">c) cementifici [R5];</text:p>
      <text:p text:style-name="P101">d) realizzazione di rilevati e sottofondi stradali (il recupero è subordinato all'esecuzione del test di cessione sul rifiuto tal quale secondo il metodo in allegato 3 al presente decreto) [R5];</text:p>
      <text:p text:style-name="P101">e) attività di recupero ambientale (il recupero è subordinato all'esecuzione del test di cessione sul rifiuto tal quale secondo il metodo in allegato 3 al presente decreto) [R10];</text:p>
      <text:p text:style-name="P122">f) utilizzo come reagente per la desolforazione dei fumi di combustione [R7];</text:p>
      <text:p text:style-name="P122">g) trattamento delle acque reflue se esente da elementi non abbattibili dall'impianto di depurazione [R7].</text:p>
      <text:p text:style-name="P91"><text:span text:style-name="T11">7.18.4 </text:span><text:span text:style-name="T16">Caratteristiche delle materie prime e/o dei prodotti ottenuti:</text:span></text:p>
      <text:p text:style-name="P101">a) calce idraulica nelle forme usualmente commercializzate;</text:p>
      <text:p text:style-name="P101">b) conglomerati e manufatti per l'edilizia nelle forme usualmente commercializzate;</text:p>
      <text:p text:style-name="P101">c) cemento nelle forme usualmente commercializzate;</text:p>
      <text:p text:style-name="P1"/>
      <table:table table:name="Tabella71" table:style-name="Tabella71">
        <table:table-column table:style-name="Tabella71.A"/>
        <table:table-column table:style-name="Tabella71.B"/>
        <table:table-column table:style-name="Tabella71.C"/>
        <table:table-column table:style-name="Tabella71.D"/>
        <table:table-row table:style-name="Tabella71.1">
          <table:table-cell table:style-name="Tabella71.A1" office:value-type="string">
            <text:p text:style-name="P331">Attività di recupero</text:p>
          </table:table-cell>
          <table:table-cell table:style-name="Tabella71.A1" office:value-type="string">
            <text:p text:style-name="P331">Codice Rifiuto</text:p>
          </table:table-cell>
          <table:table-cell table:style-name="Tabella71.A1" office:value-type="string">
            <text:p text:style-name="P331">Descrizione</text:p>
          </table:table-cell>
          <table:table-cell table:style-name="Tabella71.D1" office:value-type="string">
            <text:p text:style-name="P331">Quantità (t/a)</text:p>
          </table:table-cell>
        </table:table-row>
        <table:table-row table:style-name="Tabella71.1">
          <table:table-cell table:style-name="Tabella71.A2" office:value-type="string">
            <text:p text:style-name="P334">Industria delle costruzioni</text:p>
          </table:table-cell>
          <table:table-cell table:style-name="Tabella71.A2" office:value-type="string">
            <text:p text:style-name="P334">[060314] [070199] [101304]</text:p>
          </table:table-cell>
          <table:table-cell table:style-name="Tabella71.A2" office:value-type="string">
            <text:p text:style-name="P334">Scarti da vagliatura latte di calce</text:p>
          </table:table-cell>
          <table:table-cell table:style-name="Tabella71.D2" office:value-type="string">
            <text:p text:style-name="P335">500</text:p>
          </table:table-cell>
        </table:table-row>
        <table:table-row table:style-name="Tabella71.1">
          <table:table-cell table:style-name="Tabella71.A2" office:value-type="string">
            <text:p text:style-name="P334">Utilizzo dei rifiuti per la formazione di rilevati e sottofondi stradali</text:p>
          </table:table-cell>
          <table:table-cell table:style-name="Tabella71.A2" office:value-type="string">
            <text:p text:style-name="P334">[060314] [070199] [101304]</text:p>
          </table:table-cell>
          <table:table-cell table:style-name="Tabella71.A2" office:value-type="string">
            <text:p text:style-name="P334">Scarti da vagliatura latte di calce</text:p>
          </table:table-cell>
          <table:table-cell table:style-name="Tabella71.D2" office:value-type="string">
            <text:p text:style-name="P335">500</text:p>
          </table:table-cell>
        </table:table-row>
        <table:table-row table:style-name="Tabella71.1">
          <table:table-cell table:style-name="Tabella71.A2" office:value-type="string">
            <text:p text:style-name="P334">Messa in riserva</text:p>
          </table:table-cell>
          <table:table-cell table:style-name="Tabella71.A2" office:value-type="string">
            <text:p text:style-name="P334">[060314] [070199] [101304]</text:p>
          </table:table-cell>
          <table:table-cell table:style-name="Tabella71.A2" office:value-type="string">
            <text:p text:style-name="P334">Scarti da vagliatura latte di calce</text:p>
          </table:table-cell>
          <table:table-cell table:style-name="Tabella71.D2" office:value-type="string">
            <text:p text:style-name="P335">1.000</text:p>
          </table:table-cell>
        </table:table-row>
        <table:table-row table:style-name="Tabella71.1">
          <table:table-cell table:style-name="Tabella71.A2" office:value-type="string">
            <text:p text:style-name="P334">Produzione di manufatti e prodotti per l'edilizia</text:p>
          </table:table-cell>
          <table:table-cell table:style-name="Tabella71.A2" office:value-type="string">
            <text:p text:style-name="P334">[060314] [070199] [101304]</text:p>
          </table:table-cell>
          <table:table-cell table:style-name="Tabella71.A2" office:value-type="string">
            <text:p text:style-name="P334">Scarti da vagliatura latte di calce</text:p>
          </table:table-cell>
          <table:table-cell table:style-name="Tabella71.D2" office:value-type="string">
            <text:p text:style-name="P335">10.000</text:p>
          </table:table-cell>
        </table:table-row>
        <table:table-row table:style-name="Tabella71.1">
          <table:table-cell table:style-name="Tabella71.A2" office:value-type="string">
            <text:p text:style-name="P334">Utilizzo dei rifiuti per i recuperi ambientali</text:p>
          </table:table-cell>
          <table:table-cell table:style-name="Tabella71.A2" office:value-type="string">
            <text:p text:style-name="P334">[060314] [070199] [101304]</text:p>
          </table:table-cell>
          <table:table-cell table:style-name="Tabella71.A2" office:value-type="string">
            <text:p text:style-name="P334">Scarti da vagliatura latte di calce</text:p>
          </table:table-cell>
          <table:table-cell table:style-name="Tabella71.D2" office:value-type="string">
            <text:p text:style-name="P335">20.000</text:p>
          </table:table-cell>
        </table:table-row>
        <table:table-row table:style-name="Tabella71.1">
          <table:table-cell table:style-name="Tabella71.A2" office:value-type="string">
            <text:p text:style-name="P334">Produzione di conglomerati cementizi</text:p>
          </table:table-cell>
          <table:table-cell table:style-name="Tabella71.A2" office:value-type="string">
            <text:p text:style-name="P334">[060314] [070199] [101304]</text:p>
          </table:table-cell>
          <table:table-cell table:style-name="Tabella71.A2" office:value-type="string">
            <text:p text:style-name="P334">Scarti da vagliatura latte di calce</text:p>
          </table:table-cell>
          <table:table-cell table:style-name="Tabella71.D2" office:value-type="string">
            <text:p text:style-name="P335">230.000</text:p>
          </table:table-cell>
        </table:table-row>
      </table:table>
      <text:p text:style-name="P1"/>
      <text:h text:style-name="P447" text:outline-level="1">7.19 Tipologia: </text:h>
      <text:p text:style-name="P65">inerti da tinkal </text:p>
      <text:p text:style-name="P70">[060301] [060401] [060499] [060399]</text:p>
      <text:p text:style-name="P73">[060314] [060316] [060399] [060499]</text:p>
      <text:p text:style-name="P91"><text:span text:style-name="T11">7.19.1</text:span><text:span text:style-name="T16"> Provenienza: </text:span></text:p>
      <text:p text:style-name="Rientro_20_corpo_20_del_20_testo_20_3">produzione di metaborato e perborato di sodio.</text:p>
      <text:p text:style-name="P91"><text:span text:style-name="T11">7.19.2 </text:span><text:span text:style-name="T16">Caratteristiche del rifiuto: </text:span></text:p>
      <text:p text:style-name="Rientro_20_corpo_20_del_20_testo_20_3">rifiuto argilloso costituito da CaCO<text:span text:style-name="T49">3</text:span> 50%, Al<text:span text:style-name="T49">2</text:span>O<text:span text:style-name="T49">3</text:span> e B<text:span text:style-name="T49">2</text:span>O<text:span text:style-name="T49">3</text:span> 20%, umidità 20 - 30%, rifiuto insolubile 10%.</text:p>
      <text:p text:style-name="P91"><text:span text:style-name="T11">7.19.3 </text:span><text:span text:style-name="T16">Attività di recupero:</text:span></text:p>
      <text:p text:style-name="P101">a) industria dei prodotti ceramici, previa macinazione [R5];</text:p>
      <text:p text:style-name="P101">b) industria dei laterizi previa macinazione [R5].</text:p>
      <text:p text:style-name="P91"><text:span text:style-name="T11">7.19.4 </text:span><text:span text:style-name="T16">Caratteristiche delle materie prime e/o dei prodotti ottenuti:</text:span></text:p>
      <text:p text:style-name="P101">a) prodotti ceramici nelle forme usualmente commercializzate;</text:p>
      <text:p text:style-name="P101">b) laterizi nelle forme usualmente commercializzate.</text:p>
      <text:p text:style-name="P1"/>
      <table:table table:name="Tabella72" table:style-name="Tabella72">
        <table:table-column table:style-name="Tabella72.A"/>
        <table:table-column table:style-name="Tabella72.B"/>
        <table:table-column table:style-name="Tabella72.C"/>
        <table:table-column table:style-name="Tabella72.D"/>
        <table:table-row table:style-name="Tabella72.1">
          <table:table-cell table:style-name="Tabella72.A1" office:value-type="string">
            <text:p text:style-name="P331">Attività di recupero</text:p>
          </table:table-cell>
          <table:table-cell table:style-name="Tabella72.A1" office:value-type="string">
            <text:p text:style-name="P331">Codice Rifiuto</text:p>
          </table:table-cell>
          <table:table-cell table:style-name="Tabella72.A1" office:value-type="string">
            <text:p text:style-name="P331">Descrizione</text:p>
          </table:table-cell>
          <table:table-cell table:style-name="Tabella72.D1" office:value-type="string">
            <text:p text:style-name="P331">Quantità (t/a)</text:p>
          </table:table-cell>
        </table:table-row>
        <table:table-row table:style-name="Tabella72.1">
          <table:table-cell table:style-name="Tabella72.A2" office:value-type="string">
            <text:p text:style-name="P334">Messa in riserva</text:p>
          </table:table-cell>
          <table:table-cell table:style-name="Tabella72.A2" office:value-type="string">
            <text:p text:style-name="P334">[060314] [060316] [060399] [060499]</text:p>
          </table:table-cell>
          <table:table-cell table:style-name="Tabella72.A2" office:value-type="string">
            <text:p text:style-name="P334">Inerti da tinkal</text:p>
          </table:table-cell>
          <table:table-cell table:style-name="Tabella72.D2" office:value-type="string">
            <text:p text:style-name="P335">100</text:p>
          </table:table-cell>
        </table:table-row>
        <table:table-row table:style-name="Tabella72.1">
          <table:table-cell table:style-name="Tabella72.A2" office:value-type="string">
            <text:p text:style-name="P334">Industria dei laterizi</text:p>
          </table:table-cell>
          <table:table-cell table:style-name="Tabella72.A2" office:value-type="string">
            <text:p text:style-name="P334">[060314] [060316] [060399] [060499]</text:p>
          </table:table-cell>
          <table:table-cell table:style-name="Tabella72.A2" office:value-type="string">
            <text:p text:style-name="P334">Inerti da tinkal</text:p>
          </table:table-cell>
          <table:table-cell table:style-name="Tabella72.D2" office:value-type="string">
            <text:p text:style-name="P335">2.500</text:p>
          </table:table-cell>
        </table:table-row>
      </table:table>
      <text:p text:style-name="P1"/>
      <text:h text:style-name="P448" text:outline-level="1">7.20 Tipologia: </text:h>
      <text:p text:style-name="P69">rifiuti e rottami di cermets </text:p>
      <text:p text:style-name="P72">[100807] [160205]</text:p>
      <text:p text:style-name="P75">[161102] [161104] [160216]</text:p>
      <text:p text:style-name="P94"><text:span text:style-name="T11">7.20.1 </text:span><text:span text:style-name="T16">Provenienza: </text:span></text:p>
      <text:p text:style-name="P208">industria della metallurgia delle leghe non ferrose; rottamazione di componenti di apparecchiature.</text:p>
      <text:p text:style-name="P94"><text:span text:style-name="T11">7.20.2 </text:span><text:span text:style-name="T16">Caratteristiche del rifiuto: </text:span></text:p>
      <text:p text:style-name="P208">rifiuti e rottami di materiali compositi costituiti generalmente da materiale ceramico (allumina, carburo di silicio, grafite) e metalli (alluminio, titanio, magnesio, ecc.), escluso amianto.</text:p>
      <text:p text:style-name="P94"><text:span text:style-name="T11">7.20.3 </text:span><text:span text:style-name="T16">Attività di recupero:</text:span></text:p>
      <text:p text:style-name="P208">industria metallurgica dei metalli non ferrosi previa separazione della frazione non metallica [R4].</text:p>
      <text:p text:style-name="P94"><text:span text:style-name="T11">7.20.4 </text:span><text:span text:style-name="T16">Caratteristiche delle materie prime e/o dei prodotti ottenuti:</text:span></text:p>
      <text:p text:style-name="P122">metalli non ferrosi nelle forme usualmente commercializzate.</text:p>
      <text:p text:style-name="P122"/>
      <table:table table:name="Tabella73" table:style-name="Tabella73">
        <table:table-column table:style-name="Tabella73.A"/>
        <table:table-column table:style-name="Tabella73.B"/>
        <table:table-column table:style-name="Tabella73.C"/>
        <table:table-column table:style-name="Tabella73.D"/>
        <table:table-row table:style-name="Tabella73.1">
          <table:table-cell table:style-name="Tabella73.A1" office:value-type="string">
            <text:p text:style-name="P332">Attività di recupero</text:p>
          </table:table-cell>
          <table:table-cell table:style-name="Tabella73.A1" office:value-type="string">
            <text:p text:style-name="P332">Codice Rifiuto</text:p>
          </table:table-cell>
          <table:table-cell table:style-name="Tabella73.A1" office:value-type="string">
            <text:p text:style-name="P332">Descrizione</text:p>
          </table:table-cell>
          <table:table-cell table:style-name="Tabella73.D1" office:value-type="string">
            <text:p text:style-name="P332">Quantità (t/a)</text:p>
          </table:table-cell>
        </table:table-row>
        <table:table-row table:style-name="Tabella73.1">
          <table:table-cell table:style-name="Tabella73.A2" office:value-type="string">
            <text:p text:style-name="P339">Messa in riserva</text:p>
          </table:table-cell>
          <table:table-cell table:style-name="Tabella73.A2" office:value-type="string">
            <text:p text:style-name="P339">[161102] [161104] [160216]</text:p>
          </table:table-cell>
          <table:table-cell table:style-name="Tabella73.A2" office:value-type="string">
            <text:p text:style-name="P339">Rifiuti e rottami di cermets</text:p>
          </table:table-cell>
          <table:table-cell table:style-name="Tabella73.D2" office:value-type="string">
            <text:p text:style-name="P341">700</text:p>
          </table:table-cell>
        </table:table-row>
      </table:table>
      <text:p text:style-name="P10"/>
      <text:h text:style-name="P448" text:outline-level="1">7.21 Tipologia: </text:h>
      <text:p text:style-name="P69">pomice esausta </text:p>
      <text:p text:style-name="P72">[200116]</text:p>
      <text:p text:style-name="P75">[200130]</text:p>
      <text:p text:style-name="P94"><text:span text:style-name="T11">7.21.1 </text:span><text:span text:style-name="T16">Provenienza: </text:span></text:p>
      <text:p text:style-name="P122">lavanderie.</text:p>
      <text:p text:style-name="P94"><text:span text:style-name="T11">7.21.2</text:span><text:span text:style-name="T16"> Caratteristiche del rifiuto: </text:span></text:p>
      <text:p text:style-name="P208">materiale inorganico a base di silice, allumina, ossido di calcio e ferro (~ 90%) e ossidi minori Mg, K, Na (~ 10%) con contenuto in cloro &lt; 0,5 % sul secco.</text:p>
      <text:p text:style-name="P94"><text:span text:style-name="T11">7.21.3 </text:span><text:span text:style-name="T16">Attività di recupero:</text:span></text:p>
      <text:p text:style-name="P208">cementifici [R5].</text:p>
      <text:p text:style-name="P94"><text:span text:style-name="T11">7.21.4 </text:span><text:span text:style-name="T16">Caratteristiche delle materie prime e/o dei prodotti ottenuti:</text:span></text:p>
      <text:p text:style-name="P208">cemento nelle forme usualmente commercializzate.</text:p>
      <text:h text:style-name="P447" text:outline-level="1">7.22 Tipologia: </text:h>
      <text:p text:style-name="P65">rifiuti da abbattimento fumi di industrie siderurgiche (silica fumes)</text:p>
      <text:p text:style-name="P70">[100203] [060801]</text:p>
      <text:p text:style-name="P73">[060899] [100208]</text:p>
      <text:p text:style-name="P91"><text:span text:style-name="T11">7.22.1 </text:span><text:span text:style-name="T16">Provenienza: </text:span></text:p>
      <text:p text:style-name="Rientro_20_corpo_20_del_20_testo_20_3">attività di fusione di leghe ferro - silicio mediante forni ad arco elettrico.</text:p>
      <text:p text:style-name="P91"><text:span text:style-name="T11">7.22.2 </text:span><text:span text:style-name="T16">Caratteristiche del rifiuto: </text:span></text:p>
      <text:p text:style-name="Rientro_20_corpo_20_del_20_testo_20_3">polveri finissime aventi di norma la seguente composizione: SiO<text:span text:style-name="T49">2</text:span> 92 ÷ 94 %, Fe<text:span text:style-name="T49">2</text:span>O<text:span text:style-name="T49">3</text:span> 1 ÷ 1,5 %, Al<text:span text:style-name="T49">2</text:span>O<text:span text:style-name="T49">3</text:span> 0,1 ÷ 0,15 %, CaO 0,8 ÷ 1,2 %, MgO 0,8 ÷ 1,2 %, alcali 0,5 ÷ 1%.</text:p>
      <text:p text:style-name="P91"><text:span text:style-name="T11">7.22.3 </text:span><text:span text:style-name="T16">Attività di recupero:</text:span></text:p>
      <text:p text:style-name="P101">a) cementifici [R5]; </text:p>
      <text:p text:style-name="P101">b) industrie di materie prime e di prodotti per l'edilizia [R5].</text:p>
      <text:p text:style-name="P91"><text:span text:style-name="T11">7.22.4 </text:span><text:span text:style-name="T16">Caratteristiche delle materie prime e/o dei prodotti ottenuti:</text:span></text:p>
      <text:p text:style-name="P101">a) cemento nelle forme usualmente commercializzate;</text:p>
      <text:p text:style-name="P101">b) prodotti per l'edilizia nelle forme usualmente commercializzate.</text:p>
      <text:p text:style-name="P101"/>
      <table:table table:name="Tabella74" table:style-name="Tabella74">
        <table:table-column table:style-name="Tabella74.A"/>
        <table:table-column table:style-name="Tabella74.B"/>
        <table:table-column table:style-name="Tabella74.C"/>
        <table:table-column table:style-name="Tabella74.D"/>
        <table:table-row table:style-name="Tabella74.1">
          <table:table-cell table:style-name="Tabella74.A1" office:value-type="string">
            <text:p text:style-name="P331">Attività di recupero</text:p>
          </table:table-cell>
          <table:table-cell table:style-name="Tabella74.A1" office:value-type="string">
            <text:p text:style-name="P331">Codice Rifiuto</text:p>
          </table:table-cell>
          <table:table-cell table:style-name="Tabella74.A1" office:value-type="string">
            <text:p text:style-name="P331">Descrizione</text:p>
          </table:table-cell>
          <table:table-cell table:style-name="Tabella74.D1" office:value-type="string">
            <text:p text:style-name="P331">Quantità (t/a)</text:p>
          </table:table-cell>
        </table:table-row>
        <table:table-row table:style-name="Tabella74.1">
          <table:table-cell table:style-name="Tabella74.A2" office:value-type="string">
            <text:p text:style-name="P334">Produzione di manufatti e prodotti per l'edilizia</text:p>
          </table:table-cell>
          <table:table-cell table:style-name="Tabella74.A2" office:value-type="string">
            <text:p text:style-name="P334">[060899] [100208]</text:p>
          </table:table-cell>
          <table:table-cell table:style-name="Tabella74.A2" office:value-type="string">
            <text:p text:style-name="P334">Rifiuti da abbattimento fumi di industrie siderurgiche (silica fumes)</text:p>
          </table:table-cell>
          <table:table-cell table:style-name="Tabella74.D2" office:value-type="string">
            <text:p text:style-name="P335">50</text:p>
          </table:table-cell>
        </table:table-row>
        <table:table-row table:style-name="Tabella74.1">
          <table:table-cell table:style-name="Tabella74.A2" office:value-type="string">
            <text:p text:style-name="P334">Messa in riserva</text:p>
          </table:table-cell>
          <table:table-cell table:style-name="Tabella74.A2" office:value-type="string">
            <text:p text:style-name="P334">[060899] [100208]</text:p>
          </table:table-cell>
          <table:table-cell table:style-name="Tabella74.C3" office:value-type="string">
            <text:p text:style-name="P334">Rifiuti da abbattimento fumi di industrie siderurgiche (silica fumes)</text:p>
          </table:table-cell>
          <table:table-cell table:style-name="Tabella74.D2" office:value-type="string">
            <text:p text:style-name="P335">300</text:p>
          </table:table-cell>
        </table:table-row>
        <table:table-row table:style-name="Tabella74.1">
          <table:table-cell table:style-name="Tabella74.A2" office:value-type="string">
            <text:p text:style-name="P334">Cementifici</text:p>
          </table:table-cell>
          <table:table-cell table:style-name="Tabella74.A2" office:value-type="string">
            <text:p text:style-name="P334">[060899] [100208]</text:p>
          </table:table-cell>
          <table:table-cell table:style-name="Tabella74.A2" office:value-type="string">
            <text:p text:style-name="P334">Rifiuti da abbattimento fumi di industrie siderurgiche (silica fumes)</text:p>
          </table:table-cell>
          <table:table-cell table:style-name="Tabella74.D2" office:value-type="string">
            <text:p text:style-name="P335">3.500</text:p>
          </table:table-cell>
        </table:table-row>
      </table:table>
      <text:p text:style-name="P1"/>
      <text:h text:style-name="P448" text:outline-level="1">7.23 Tipologia: </text:h>
      <text:p text:style-name="P69">conchiglie </text:p>
      <text:p text:style-name="P72">[020203] [020102] [200303]</text:p>
      <text:p text:style-name="P75">[020102] [020203] [200303]</text:p>
      <text:p text:style-name="P94"><text:span text:style-name="T11">7.23.1 </text:span><text:span text:style-name="T16">Provenienza: </text:span></text:p>
      <text:p text:style-name="P208">pulizia arenili; industria prodotti ittici.</text:p>
      <text:p text:style-name="P94"><text:span text:style-name="T11">7.23.2</text:span><text:span text:style-name="T16"> Caratteristiche del rifiuto: </text:span></text:p>
      <text:p text:style-name="P208">conchiglie con eventuale presenza di materiali estranei (sabbia, alghe, plastiche, ecc.).</text:p>
      <text:p text:style-name="P94"><text:span text:style-name="T11">7.23.3 </text:span><text:span text:style-name="T16">Attività di recupero:</text:span></text:p>
      <text:p text:style-name="P208">messa in riserva di rifiuti [R13] con selezione, lavaggio e separazione della componente non inerte per sottoporli alle seguenti operazioni di recupero: </text:p>
      <text:p text:style-name="P122">a) produzione di bottoni ed altri manufatti simili [R5]</text:p>
      <text:p text:style-name="P122">b) cementifici [R5]</text:p>
      <text:p text:style-name="P94"><text:span text:style-name="T11">7.23.4 </text:span><text:span text:style-name="T16">Caratteristiche delle materie prime e/o dei prodotti ottenuti:</text:span></text:p>
      <text:p text:style-name="P122">a) bottoni o altri manufatti simili nelle forme usualmente commercializzate; </text:p>
      <text:p text:style-name="P122">b) cemento nelle forme usualmente commercializzate.</text:p>
      <text:p text:style-name="P10"/>
      <table:table table:name="Tabella75" table:style-name="Tabella75">
        <table:table-column table:style-name="Tabella75.A"/>
        <table:table-column table:style-name="Tabella75.B"/>
        <table:table-column table:style-name="Tabella75.C"/>
        <table:table-column table:style-name="Tabella75.D"/>
        <table:table-row table:style-name="Tabella75.1">
          <table:table-cell table:style-name="Tabella75.A1" office:value-type="string">
            <text:p text:style-name="P332">Attività di recupero</text:p>
          </table:table-cell>
          <table:table-cell table:style-name="Tabella75.A1" office:value-type="string">
            <text:p text:style-name="P332">Codice Rifiuto</text:p>
          </table:table-cell>
          <table:table-cell table:style-name="Tabella75.A1" office:value-type="string">
            <text:p text:style-name="P332">Descrizione</text:p>
          </table:table-cell>
          <table:table-cell table:style-name="Tabella75.D1" office:value-type="string">
            <text:p text:style-name="P332">Quantità (t/a)</text:p>
          </table:table-cell>
        </table:table-row>
        <table:table-row table:style-name="Tabella75.1">
          <table:table-cell table:style-name="Tabella75.A2" office:value-type="string">
            <text:p text:style-name="P339">Messa in riserva</text:p>
          </table:table-cell>
          <table:table-cell table:style-name="Tabella75.A2" office:value-type="string">
            <text:p text:style-name="P339">[020102] [020203] [200303]</text:p>
          </table:table-cell>
          <table:table-cell table:style-name="Tabella75.A2" office:value-type="string">
            <text:p text:style-name="P339">Conchiglie</text:p>
          </table:table-cell>
          <table:table-cell table:style-name="Tabella75.D2" office:value-type="string">
            <text:p text:style-name="P341">500</text:p>
          </table:table-cell>
        </table:table-row>
      </table:table>
      <text:p text:style-name="P10"/>
      <text:h text:style-name="P447" text:outline-level="1">7.24 Tipologia: </text:h>
      <text:p text:style-name="P65">scorie vetrose da gassificazione di carbone </text:p>
      <text:p text:style-name="P70">[061399] [100199] [050699]</text:p>
      <text:p text:style-name="P73">[050699] [061399] [100199]</text:p>
      <text:p text:style-name="P91"><text:span text:style-name="T11">7.24.1 </text:span><text:span text:style-name="T16">Provenienza: </text:span></text:p>
      <text:p text:style-name="Rientro_20_corpo_20_del_20_testo_20_3">gassificazione di carbone, anche ad elevato tenore di zolfo, in impianti di produzione energia elettrica od in impianti chimici di sintesi.</text:p>
      <text:p text:style-name="P91"><text:span text:style-name="T11">7.24.2 </text:span><text:span text:style-name="T16">Caratteristiche del rifiuto: </text:span></text:p>
      <text:p text:style-name="Rientro_20_corpo_20_del_20_testo_20_3">solido vetroso costituito essenzialmente da silicati, ossidi di allumino, di calcio, ed ossidi minori.</text:p>
      <text:p text:style-name="P91"><text:span text:style-name="T11">7.24.3 </text:span><text:span text:style-name="T16">Attività di recupero:</text:span></text:p>
      <text:p text:style-name="P122">a) cementifici [R5];</text:p>
      <text:p text:style-name="P122">b) produzione di conglomerati cementizi [R5];</text:p>
      <text:p text:style-name="P122">c) industria dei laterizi [R5];</text:p>
      <text:p text:style-name="P101">d) produzione di asfalto e conglomerati bituminosi [R5];</text:p>
      <text:p text:style-name="P122">e) utilizzo per rilevati e sottofondi stradali [R5] (il recupero è subordinato all'esecuzione del test di cessione sul rifiuto tal quale secondo il metodo in allegato 3 al presente decreto);</text:p>
      <text:p text:style-name="P91"><text:span text:style-name="T11">7.24.4 </text:span><text:span text:style-name="T16">Caratteristiche delle materie prime e/o dei prodotti ottenuti:</text:span></text:p>
      <text:p text:style-name="P101">a) cemento nelle forme usualmente commercializzate;</text:p>
      <text:p text:style-name="P101">b) conglomerati cementizi nelle forme usualmente prodotte;</text:p>
      <text:p text:style-name="P101">c) laterizi nelle forme usualmente commercializzate;</text:p>
      <text:p text:style-name="P101">d) asfalto e conglomerati bituminosi nelle forme usualmente commercializzate.</text:p>
      <text:p text:style-name="P1"/>
      <table:table table:name="Tabella76" table:style-name="Tabella76">
        <table:table-column table:style-name="Tabella76.A"/>
        <table:table-column table:style-name="Tabella76.B"/>
        <table:table-column table:style-name="Tabella76.C"/>
        <table:table-column table:style-name="Tabella76.D"/>
        <table:table-row table:style-name="Tabella76.1">
          <table:table-cell table:style-name="Tabella76.A1" office:value-type="string">
            <text:p text:style-name="P331">Attività di recupero</text:p>
          </table:table-cell>
          <table:table-cell table:style-name="Tabella76.A1" office:value-type="string">
            <text:p text:style-name="P331">Codice Rifiuto</text:p>
          </table:table-cell>
          <table:table-cell table:style-name="Tabella76.A1" office:value-type="string">
            <text:p text:style-name="P331">Descrizione</text:p>
          </table:table-cell>
          <table:table-cell table:style-name="Tabella76.D1" office:value-type="string">
            <text:p text:style-name="P331">Quantità (t/a)</text:p>
          </table:table-cell>
        </table:table-row>
        <table:table-row table:style-name="Tabella76.1">
          <table:table-cell table:style-name="Tabella76.A2" office:value-type="string">
            <text:p text:style-name="P334">Produzione di conglomerati bitumunosi</text:p>
          </table:table-cell>
          <table:table-cell table:style-name="Tabella76.A2" office:value-type="string">
            <text:p text:style-name="P334">[050699] [061399] [100199]</text:p>
          </table:table-cell>
          <table:table-cell table:style-name="Tabella76.A2" office:value-type="string">
            <text:p text:style-name="P334">Scorie vetrose da gassificazione di carbone</text:p>
          </table:table-cell>
          <table:table-cell table:style-name="Tabella76.D2" office:value-type="string">
            <text:p text:style-name="P335">100</text:p>
          </table:table-cell>
        </table:table-row>
      </table:table>
      <text:p text:style-name="P1"/>
      <text:h text:style-name="P447" text:outline-level="1">7.25 Tipologia: </text:h>
      <text:p text:style-name="P65">terre e sabbie esauste di fonderia di seconda fusione dei metalli ferrosi </text:p>
      <text:p text:style-name="P70">[100299] [100904] [100901] [100902] [100206]</text:p>
      <text:p text:style-name="P73">[100299] [100906] [100908] [100910] [100912] [161102] [161104]</text:p>
      <text:p text:style-name="P91"><text:span text:style-name="T11">7.25.1 </text:span><text:span text:style-name="T16">Provenienza: </text:span></text:p>
      <text:p text:style-name="Rientro_20_corpo_20_del_20_testo_20_3">fonderie di seconda fusione di ghisa e di acciaio.</text:p>
      <text:p text:style-name="P91"><text:span text:style-name="T11">7.25.2 </text:span><text:span text:style-name="T16">Caratteristiche del rifiuto: </text:span></text:p>
      <text:p text:style-name="Rientro_20_corpo_20_del_20_testo_20_3">sabbie e terre refrattarie miscelate con leganti inorganici (argille) e/o organici (resine furaniche, fenoliche e isocianati) il contenuto massimo di fenolo sul rifiuto tal quale è pari a 200 ppm; rifiuti di forme ed anime.</text:p>
      <text:p text:style-name="P91"><text:span text:style-name="T11">7.25.3 </text:span><text:span text:style-name="T16">Attività di recupero:</text:span></text:p>
      <text:p text:style-name="P101">a) cementifici [R5];</text:p>
      <text:p text:style-name="P101">b) produzione di calce idraulica [R5];</text:p>
      <text:p text:style-name="P101">c) processi di rigenerazione delle sabbie di fonderia esauste [R5];</text:p>
      <text:p text:style-name="P101">d) industria dei laterizi della ceramica e dell'argilla espansa [R5];</text:p>
      <text:p text:style-name="P101">e) produzione di conglomerati per l'edilizia [R5];</text:p>
      <text:p text:style-name="P122">f) industria vetraria [R5];</text:p>
      <text:p text:style-name="P101">g) industria ceramica [R5];</text:p>
      <text:p text:style-name="P101">h) produzione di conglomerati bituminosi [R5];</text:p>
      <text:p text:style-name="P101">i) utilizzo per rilevati e sottofondi stradali [R5] (il recupero è subordinato all'esecuzione del test di cessione sul rifiuto tal quale secondo il metodo in allegato 3 al presente decreto);</text:p>
      <text:p text:style-name="P91"><text:span text:style-name="T11">7.25.4 </text:span><text:span text:style-name="T16">Caratteristiche delle materie prime e/o dei prodotti ottenuti:</text:span></text:p>
      <text:p text:style-name="P101">a) cemento nelle forme usualmente commercializzate;</text:p>
      <text:p text:style-name="P101">b) calce idraulica nelle forme usualmente commercializzate;</text:p>
      <text:p text:style-name="P101">c) sabbie di fonderia;</text:p>
      <text:p text:style-name="P101">d) laterizi e argilla espansa nelle forme usualmente commercializzate;</text:p>
      <text:p text:style-name="P101">e) conglomerati per l'edilizia nelle forme usualmente commercializzate;</text:p>
      <text:p text:style-name="P101">f) vetro nelle forme usualmente commercializzate;</text:p>
      <text:p text:style-name="P101">g) materiali e/o prodotti ceramici nelle forme usualmente commercializzate;</text:p>
      <text:p text:style-name="P101">h) conglomerati bituminosi nelle forme usualmente commercializzate.</text:p>
      <text:p text:style-name="P1"/>
      <table:table table:name="Tabella77" table:style-name="Tabella77">
        <table:table-column table:style-name="Tabella77.A"/>
        <table:table-column table:style-name="Tabella77.B"/>
        <table:table-column table:style-name="Tabella77.C"/>
        <table:table-column table:style-name="Tabella77.D"/>
        <table:table-row table:style-name="Tabella77.1">
          <table:table-cell table:style-name="Tabella77.A1" office:value-type="string">
            <text:p text:style-name="P331">Attività di recupero</text:p>
          </table:table-cell>
          <table:table-cell table:style-name="Tabella77.A1" office:value-type="string">
            <text:p text:style-name="P331">Codice Rifiuto</text:p>
          </table:table-cell>
          <table:table-cell table:style-name="Tabella77.A1" office:value-type="string">
            <text:p text:style-name="P331">Descrizione</text:p>
          </table:table-cell>
          <table:table-cell table:style-name="Tabella77.D1" office:value-type="string">
            <text:p text:style-name="P331">Quantità (t/a)</text:p>
          </table:table-cell>
        </table:table-row>
        <table:table-row table:style-name="Tabella77.1">
          <table:table-cell table:style-name="Tabella77.A2" office:value-type="string">
            <text:p text:style-name="P334">Messa in riserva</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700</text:p>
          </table:table-cell>
        </table:table-row>
        <table:table-row table:style-name="Tabella77.1">
          <table:table-cell table:style-name="Tabella77.A2" office:value-type="string">
            <text:p text:style-name="P334">Produzione di conglomerati cementizi</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1.100</text:p>
          </table:table-cell>
        </table:table-row>
        <table:table-row table:style-name="Tabella77.1">
          <table:table-cell table:style-name="Tabella77.A2" office:value-type="string">
            <text:p text:style-name="P334">Utilizzo dei rifiuti per la formazione di rilevati e sottofondi stradali</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1.500</text:p>
          </table:table-cell>
        </table:table-row>
        <table:table-row table:style-name="Tabella77.1">
          <table:table-cell table:style-name="Tabella77.A2" office:value-type="string">
            <text:p text:style-name="P334">Produzione di conglomerati bitumunosi</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10.000</text:p>
          </table:table-cell>
        </table:table-row>
        <table:table-row table:style-name="Tabella77.1">
          <table:table-cell table:style-name="Tabella77.A2" office:value-type="string">
            <text:p text:style-name="P334">Industria per la produzione di argilla espansa</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10.000</text:p>
          </table:table-cell>
        </table:table-row>
        <table:table-row table:style-name="Tabella77.1">
          <table:table-cell table:style-name="Tabella77.A2" office:value-type="string">
            <text:p text:style-name="P334">Industria delle costruzioni</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3.000</text:p>
          </table:table-cell>
        </table:table-row>
        <text:soft-page-break/>
        <table:table-row table:style-name="Tabella77.1">
          <table:table-cell table:style-name="Tabella77.A2" office:value-type="string">
            <text:p text:style-name="P334">Industria dei laterizi</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5.000</text:p>
          </table:table-cell>
        </table:table-row>
        <table:table-row table:style-name="Tabella77.1">
          <table:table-cell table:style-name="Tabella77.A2" office:value-type="string">
            <text:p text:style-name="P334">Processi di rigenerazione delle sabbie di fonderia</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55.000</text:p>
          </table:table-cell>
        </table:table-row>
        <table:table-row table:style-name="Tabella77.1">
          <table:table-cell table:style-name="Tabella77.A2" office:value-type="string">
            <text:p text:style-name="P334">Cementifici</text:p>
          </table:table-cell>
          <table:table-cell table:style-name="Tabella77.A2" office:value-type="string">
            <text:p text:style-name="P334">[100299] [100906] [100908] [100910] [100912] [161102] [161104]</text:p>
          </table:table-cell>
          <table:table-cell table:style-name="Tabella77.A2" office:value-type="string">
            <text:p text:style-name="P334">Terre e sabbie esauste da fonderia di seconda fusione dei metalli ferrosi</text:p>
          </table:table-cell>
          <table:table-cell table:style-name="Tabella77.D2" office:value-type="string">
            <text:p text:style-name="P335">73.000</text:p>
          </table:table-cell>
        </table:table-row>
      </table:table>
      <text:p text:style-name="P1"/>
      <text:h text:style-name="P447" text:outline-level="1">7.26 Tipologia: </text:h>
      <text:p text:style-name="P65">rottami di quarzo puro </text:p>
      <text:p text:style-name="P70">[070199]</text:p>
      <text:p text:style-name="P73">[070199]</text:p>
      <text:p text:style-name="P91"><text:span text:style-name="T11">7.26.1 </text:span><text:span text:style-name="T16">Provenienza: </text:span></text:p>
      <text:p text:style-name="Rientro_20_corpo_20_del_20_testo_20_3">industria chimica (crogioli rotti).</text:p>
      <text:p text:style-name="P91"><text:span text:style-name="T11">7.26.2 </text:span><text:span text:style-name="T16">Caratteristiche del rifiuto: </text:span></text:p>
      <text:p text:style-name="Rientro_20_corpo_20_del_20_testo_20_3">schegge di quarzo puro.</text:p>
      <text:p text:style-name="P91"><text:span text:style-name="T11">7.26.3 </text:span><text:span text:style-name="T16">Attività di recupero:</text:span></text:p>
      <text:p text:style-name="Rientro_20_corpo_20_del_20_testo_20_3">macinazione e lavorazione di prodotti quarziferi [R5].</text:p>
      <text:p text:style-name="P91"><text:span text:style-name="T11">7.26.4 </text:span><text:span text:style-name="T16">Caratteristiche delle materie prime e/o dei prodotti ottenuti:</text:span></text:p>
      <text:p text:style-name="Rientro_20_corpo_20_del_20_testo_20_3">polveri di quarzo di varia granulometria per uso edile e lavorazione idropitture.</text:p>
      <text:p text:style-name="P1"/>
      <table:table table:name="Tabella78" table:style-name="Tabella78">
        <table:table-column table:style-name="Tabella78.A"/>
        <table:table-column table:style-name="Tabella78.B"/>
        <table:table-column table:style-name="Tabella78.C"/>
        <table:table-column table:style-name="Tabella78.D"/>
        <table:table-row table:style-name="Tabella78.1">
          <table:table-cell table:style-name="Tabella78.A1" office:value-type="string">
            <text:p text:style-name="P331">Attività di recupero</text:p>
          </table:table-cell>
          <table:table-cell table:style-name="Tabella78.A1" office:value-type="string">
            <text:p text:style-name="P331">Codice Rifiuto</text:p>
          </table:table-cell>
          <table:table-cell table:style-name="Tabella78.A1" office:value-type="string">
            <text:p text:style-name="P331">Descrizione</text:p>
          </table:table-cell>
          <table:table-cell table:style-name="Tabella78.D1" office:value-type="string">
            <text:p text:style-name="P331">Quantità (t/a)</text:p>
          </table:table-cell>
        </table:table-row>
        <table:table-row table:style-name="Tabella78.1">
          <table:table-cell table:style-name="Tabella78.A2" office:value-type="string">
            <text:p text:style-name="P334">Industria delle costruzioni</text:p>
          </table:table-cell>
          <table:table-cell table:style-name="Tabella78.A2" office:value-type="string">
            <text:p text:style-name="P336">[070199]</text:p>
          </table:table-cell>
          <table:table-cell table:style-name="Tabella78.A2" office:value-type="string">
            <text:p text:style-name="P334">Rottami di quarzo puro</text:p>
          </table:table-cell>
          <table:table-cell table:style-name="Tabella78.D2" office:value-type="string">
            <text:p text:style-name="P335">950</text:p>
          </table:table-cell>
        </table:table-row>
      </table:table>
      <text:p text:style-name="P1"/>
      <text:h text:style-name="P447" text:outline-level="1">7.27 Tipologia: </text:h>
      <text:p text:style-name="P65">materiali fini da filtri aspirazioni polveri di fonderia di ghisa e da rigenerazione sabbia </text:p>
      <text:p text:style-name="P70">[100203] [100299]</text:p>
      <text:p text:style-name="P73">[100208] [100299]</text:p>
      <text:p text:style-name="P91"><text:span text:style-name="T11">7.27.1 </text:span><text:span text:style-name="T16">Provenienza: </text:span></text:p>
      <text:p text:style-name="Rientro_20_corpo_20_del_20_testo_20_3">fonderie di seconda fusione di ghisa.</text:p>
      <text:p text:style-name="P91"><text:span text:style-name="T11">7.27.2 </text:span><text:span text:style-name="T16">Caratteristiche del rifiuto: </text:span></text:p>
      <text:p text:style-name="Rientro_20_corpo_20_del_20_testo_20_3">silice &gt; 70 %, ossidi di Al, ossidi di Mg, ossidi Fe e altri ossidi minori, non contenenti PCB e PCT &gt; 25 ppm e PCDD &gt; 2,5 ppb.</text:p>
      <text:p text:style-name="P91"><text:span text:style-name="T11">7.27.3 </text:span><text:span text:style-name="T16">Attività di recupero:</text:span></text:p>
      <text:p text:style-name="P101">a) cementifici [R5]; </text:p>
      <text:p text:style-name="P101">b) produzione di calcestruzzo [R5]; </text:p>
      <text:p text:style-name="P101">c) industria dei laterizi [R5]; </text:p>
      <text:p text:style-name="P101">d) produzione di conglomerati per l'edilizia [R5]; </text:p>
      <text:p text:style-name="P122">e) produzione vetraria [R5];</text:p>
      <text:p text:style-name="P101">f) produzione di conglomerati bituminosi [R5].</text:p>
      <text:p text:style-name="P91"><text:span text:style-name="T11">7.27.4 </text:span><text:span text:style-name="T16">Caratteristiche delle materie prime e/o dei prodotti ottenuti:</text:span></text:p>
      <text:p text:style-name="P101">a) cemento nelle forme usualmente commercializzate;</text:p>
      <text:p text:style-name="P101">b) calcestruzzo nelle forme usualmente commercializzate;</text:p>
      <text:p text:style-name="P101">c) laterizi nelle forme usualmente commercializzate;</text:p>
      <text:p text:style-name="P101">d) conglomerati per edilizia nelle forme usualmente commercializzate;</text:p>
      <text:p text:style-name="P101">e) vetro nelle forme usualmente commercializzate;</text:p>
      <text:p text:style-name="P101">f) conglomerati bituminosi nelle forme usualmente commercializzate.</text:p>
      <text:p text:style-name="P1"/>
      <table:table table:name="Tabella79" table:style-name="Tabella79">
        <table:table-column table:style-name="Tabella79.A"/>
        <table:table-column table:style-name="Tabella79.B"/>
        <table:table-column table:style-name="Tabella79.C"/>
        <table:table-column table:style-name="Tabella79.D"/>
        <table:table-row table:style-name="Tabella79.1">
          <table:table-cell table:style-name="Tabella79.A1" office:value-type="string">
            <text:p text:style-name="P331">Attività di recupero</text:p>
          </table:table-cell>
          <table:table-cell table:style-name="Tabella79.A1" office:value-type="string">
            <text:p text:style-name="P331">Codice Rifiuto</text:p>
          </table:table-cell>
          <table:table-cell table:style-name="Tabella79.A1" office:value-type="string">
            <text:p text:style-name="P331">Descrizione</text:p>
          </table:table-cell>
          <table:table-cell table:style-name="Tabella79.D1" office:value-type="string">
            <text:p text:style-name="P331">Quantità (t/a)</text:p>
          </table:table-cell>
        </table:table-row>
        <table:table-row table:style-name="Tabella79.1">
          <table:table-cell table:style-name="Tabella79.A2" office:value-type="string">
            <text:p text:style-name="P334">Produzione di conglomerati cementizi</text:p>
          </table:table-cell>
          <table:table-cell table:style-name="Tabella79.A2" office:value-type="string">
            <text:p text:style-name="P334">[100208] [100299]</text:p>
          </table:table-cell>
          <table:table-cell table:style-name="Tabella79.A2" office:value-type="string">
            <text:p text:style-name="P334">Materiali fini da filtri aspirazioni polveri di fonderia di ghisa e da rigenerazione sabbia</text:p>
          </table:table-cell>
          <table:table-cell table:style-name="Tabella79.D2" office:value-type="string">
            <text:p text:style-name="P335">100</text:p>
          </table:table-cell>
        </table:table-row>
        <table:table-row table:style-name="Tabella79.1">
          <table:table-cell table:style-name="Tabella79.A2" office:value-type="string">
            <text:p text:style-name="P334">Produzione di manufatti e prodotti per l'edilizia</text:p>
          </table:table-cell>
          <table:table-cell table:style-name="Tabella79.A2" office:value-type="string">
            <text:p text:style-name="P334">[100208] [100299]</text:p>
          </table:table-cell>
          <table:table-cell table:style-name="Tabella79.A2" office:value-type="string">
            <text:p text:style-name="P334">Materiali fini da filtri aspirazioni polveri di fonderia di ghisa e da rigenerazione sabbia</text:p>
          </table:table-cell>
          <table:table-cell table:style-name="Tabella79.D2" office:value-type="string">
            <text:p text:style-name="P335">370</text:p>
          </table:table-cell>
        </table:table-row>
        <table:table-row table:style-name="Tabella79.1">
          <table:table-cell table:style-name="Tabella79.A2" office:value-type="string">
            <text:p text:style-name="P334">Produzione di conglomerati bitumunosi</text:p>
          </table:table-cell>
          <table:table-cell table:style-name="Tabella79.A2" office:value-type="string">
            <text:p text:style-name="P334">[100208] [100299]</text:p>
          </table:table-cell>
          <table:table-cell table:style-name="Tabella79.A2" office:value-type="string">
            <text:p text:style-name="P334">Materiali fini da filtri aspirazioni polveri di fonderia di ghisa e da rigenerazione sabbia</text:p>
          </table:table-cell>
          <table:table-cell table:style-name="Tabella79.D2" office:value-type="string">
            <text:p text:style-name="P335">1.000</text:p>
          </table:table-cell>
        </table:table-row>
        <table:table-row table:style-name="Tabella79.1">
          <table:table-cell table:style-name="Tabella79.A2" office:value-type="string">
            <text:p text:style-name="P334">Messa in riserva</text:p>
          </table:table-cell>
          <table:table-cell table:style-name="Tabella79.A2" office:value-type="string">
            <text:p text:style-name="P334">[100208] [100299]</text:p>
          </table:table-cell>
          <table:table-cell table:style-name="Tabella79.A2" office:value-type="string">
            <text:p text:style-name="P334">Materiali fini da filtri aspirazioni polveri di fonderia di ghisa e da rigenerazione sabbia</text:p>
          </table:table-cell>
          <table:table-cell table:style-name="Tabella79.D2" office:value-type="string">
            <text:p text:style-name="P335">2.060</text:p>
          </table:table-cell>
        </table:table-row>
        <table:table-row table:style-name="Tabella79.1">
          <table:table-cell table:style-name="Tabella79.A2" office:value-type="string">
            <text:p text:style-name="P334">Industria dei laterizi</text:p>
          </table:table-cell>
          <table:table-cell table:style-name="Tabella79.A2" office:value-type="string">
            <text:p text:style-name="P334">[100208] [100299]</text:p>
          </table:table-cell>
          <table:table-cell table:style-name="Tabella79.A2" office:value-type="string">
            <text:p text:style-name="P334">Materiali fini da filtri aspirazioni polveri di fonderia di ghisa e da rigenerazione sabbia</text:p>
          </table:table-cell>
          <table:table-cell table:style-name="Tabella79.D2" office:value-type="string">
            <text:p text:style-name="P335">7.000</text:p>
          </table:table-cell>
        </table:table-row>
      </table:table>
      <text:p text:style-name="P1"/>
      <text:h text:style-name="P447" text:outline-level="1">7.28 Tipologia: </text:h>
      <text:p text:style-name="P65">supporti inerti di catalizzatori </text:p>
      <text:p text:style-name="P70">[061201] [061202] [070106] [070206] [070306] [070406] [070506] [070606] [160102] [190109] [050302]</text:p>
      <text:p text:style-name="P73">[160801] [160803] [160804]</text:p>
      <text:p text:style-name="Standard"><text:span text:style-name="T11">7.28.1 </text:span><text:span text:style-name="T16">Provenienza: </text:span></text:p>
      <text:p text:style-name="Rientro_20_corpo_20_del_20_testo_20_3">attività di rigenerazione di catalizzatori esausti, effettuata anche presso gli impianti di cracking catalitico in raffineria di petrolio.</text:p>
      <text:p text:style-name="P91"><text:span text:style-name="T11">7.28.2</text:span><text:span text:style-name="T16"> Caratteristiche del rifiuto: </text:span></text:p>
      <text:p text:style-name="Rientro_20_corpo_20_del_20_testo_20_3">rifiuti costituiti essenzialmente da inerti (ceramica, carbonato di calcio, allumina, silicoalluminati, silicati ecc.) già sottoposti a lavaggio e disattivazione ai fini della sicurezza con diossine &lt; 2,5 ppb e PCB e PCT &lt; 25 ppm.</text:p>
      <text:p text:style-name="P91"><text:span text:style-name="T11">7.28.3 </text:span><text:span text:style-name="T16">Attività di recupero:</text:span></text:p>
      <text:p text:style-name="Rientro_20_corpo_20_del_20_testo_20_3">cementifici previa eventuale macinazione [R5].</text:p>
      <text:p text:style-name="P91"><text:span text:style-name="T11">7.28.4 </text:span><text:span text:style-name="T16">Caratteristiche delle materie prime e/o dei prodotti ottenuti:</text:span></text:p>
      <text:p text:style-name="Rientro_20_corpo_20_del_20_testo_20_3">cemento nelle forme usualmente commercializzate.</text:p>
      <text:p text:style-name="P1"/>
      <table:table table:name="Tabella80" table:style-name="Tabella80">
        <table:table-column table:style-name="Tabella80.A"/>
        <table:table-column table:style-name="Tabella80.B"/>
        <table:table-column table:style-name="Tabella80.C"/>
        <table:table-column table:style-name="Tabella80.D"/>
        <table:table-row table:style-name="Tabella80.1">
          <table:table-cell table:style-name="Tabella80.A1" office:value-type="string">
            <text:p text:style-name="P331">Attività di recupero</text:p>
          </table:table-cell>
          <table:table-cell table:style-name="Tabella80.A1" office:value-type="string">
            <text:p text:style-name="P331">Codice Rifiuto</text:p>
          </table:table-cell>
          <table:table-cell table:style-name="Tabella80.A1" office:value-type="string">
            <text:p text:style-name="P331">Descrizione</text:p>
          </table:table-cell>
          <table:table-cell table:style-name="Tabella80.D1" office:value-type="string">
            <text:p text:style-name="P331">Quantità (t/a)</text:p>
          </table:table-cell>
        </table:table-row>
        <table:table-row table:style-name="Tabella80.1">
          <table:table-cell table:style-name="Tabella80.A2" office:value-type="string">
            <text:p text:style-name="P334">Messa in riserva</text:p>
          </table:table-cell>
          <table:table-cell table:style-name="Tabella80.A2" office:value-type="string">
            <text:p text:style-name="P334">[160801] [160803] [160804]</text:p>
          </table:table-cell>
          <table:table-cell table:style-name="Tabella80.A2" office:value-type="string">
            <text:p text:style-name="P334">Supporti inerti di catalizzatori</text:p>
          </table:table-cell>
          <table:table-cell table:style-name="Tabella80.D2" office:value-type="string">
            <text:p text:style-name="P335">10</text:p>
          </table:table-cell>
        </table:table-row>
        <table:table-row table:style-name="Tabella80.1">
          <table:table-cell table:style-name="Tabella80.A2" office:value-type="string">
            <text:p text:style-name="P334">Cementifici</text:p>
          </table:table-cell>
          <table:table-cell table:style-name="Tabella80.A2" office:value-type="string">
            <text:p text:style-name="P334">[160801] [160803] [160804]</text:p>
          </table:table-cell>
          <table:table-cell table:style-name="Tabella80.A2" office:value-type="string">
            <text:p text:style-name="P334">Supporti inerti di catalizzatori</text:p>
          </table:table-cell>
          <table:table-cell table:style-name="Tabella80.D2" office:value-type="string">
            <text:p text:style-name="P335">2.000</text:p>
          </table:table-cell>
        </table:table-row>
      </table:table>
      <text:p text:style-name="P1"/>
      <text:h text:style-name="P448" text:outline-level="1">7.29 Tipologia: </text:h>
      <text:p text:style-name="P69">rifiuti di lana di vetro e lana di roccia</text:p>
      <text:p text:style-name="P72">[170602]</text:p>
      <text:p text:style-name="P75">[170604]</text:p>
      <text:p text:style-name="P94"><text:span text:style-name="T11">7.29 </text:span><text:span text:style-name="T16">Provenienza: </text:span></text:p>
      <text:p text:style-name="P208">attività di manutenzione e/o di demolizione.</text:p>
      <text:p text:style-name="P94"><text:span text:style-name="T11">7.29.2 </text:span><text:span text:style-name="T16">Caratteristiche del rifiuto: </text:span></text:p>
      <text:p text:style-name="P208">rifiuti solidi costituiti essenzialmente da silicati, con possibili tracce di composti organici, escluso amianto.</text:p>
      <text:p text:style-name="P94"><text:span text:style-name="T11">7.29.3 </text:span><text:span text:style-name="T16">Attività di recupero:</text:span></text:p>
      <text:p text:style-name="P208">cementifici [R5].</text:p>
      <text:p text:style-name="P94"><text:span text:style-name="T11">7.29.4 </text:span><text:span text:style-name="T16">Caratteristiche delle materie prime e/o dei prodotti ottenuti:</text:span></text:p>
      <text:p text:style-name="P208">cemento nelle forme usualmente commercializzate.</text:p>
      <text:p text:style-name="P10"/>
      <table:table table:name="Tabella81" table:style-name="Tabella81">
        <table:table-column table:style-name="Tabella81.A"/>
        <table:table-column table:style-name="Tabella81.B"/>
        <table:table-column table:style-name="Tabella81.C"/>
        <table:table-column table:style-name="Tabella81.D"/>
        <table:table-row table:style-name="Tabella81.1">
          <table:table-cell table:style-name="Tabella81.A1" office:value-type="string">
            <text:p text:style-name="P332">Attività di recupero</text:p>
          </table:table-cell>
          <table:table-cell table:style-name="Tabella81.A1" office:value-type="string">
            <text:p text:style-name="P332">Codice Rifiuto</text:p>
          </table:table-cell>
          <table:table-cell table:style-name="Tabella81.A1" office:value-type="string">
            <text:p text:style-name="P332">Descrizione</text:p>
          </table:table-cell>
          <table:table-cell table:style-name="Tabella81.D1" office:value-type="string">
            <text:p text:style-name="P332">Quantità (t/a)</text:p>
          </table:table-cell>
        </table:table-row>
        <table:table-row table:style-name="Tabella81.1">
          <table:table-cell table:style-name="Tabella81.A2" office:value-type="string">
            <text:p text:style-name="P339">Messa in riserva</text:p>
          </table:table-cell>
          <table:table-cell table:style-name="Tabella81.A2" office:value-type="string">
            <text:p text:style-name="P339">[170604]</text:p>
          </table:table-cell>
          <table:table-cell table:style-name="Tabella81.A2" office:value-type="string">
            <text:p text:style-name="P339">Rifiuti di lana di vetro e lana di roccia</text:p>
          </table:table-cell>
          <table:table-cell table:style-name="Tabella81.D2" office:value-type="string">
            <text:p text:style-name="P341">20</text:p>
          </table:table-cell>
        </table:table-row>
      </table:table>
      <text:p text:style-name="P10"/>
      <text:h text:style-name="P447" text:outline-level="1">7.30 Tipologia: </text:h>
      <text:p text:style-name="P65">sabbia e conchiglie che residuano dalla vagliatura dei rifiuti provenienti dalla pulizia degli arenili </text:p>
      <text:p text:style-name="P70">[170302] [200303]</text:p>
      <text:p text:style-name="P73">[170506] [200303]</text:p>
      <text:p text:style-name="P91"><text:span text:style-name="T11">7.30.1 </text:span><text:span text:style-name="T16">Provenienza: </text:span></text:p>
      <text:p text:style-name="Rientro_20_corpo_20_del_20_testo_20_3">processo di vagliatura dei rifiuti provenienti dalla pulizia degli arenili.</text:p>
      <text:p text:style-name="P91"><text:span text:style-name="T11">7.30.2 </text:span><text:span text:style-name="T16">Caratteristiche del rifiuto: </text:span></text:p>
      <text:p text:style-name="Rientro_20_corpo_20_del_20_testo_20_3">miscela di sabbia, altri inerti, conchiglie e altre</text:p>
      <text:p text:style-name="P91"><text:span text:style-name="T11">7.30.3 </text:span><text:span text:style-name="T16">Attività di recupero:</text:span></text:p>
      <text:p text:style-name="P101">messa in riserva di rifiuti [R13] con vagliatura, pulizia e drenaggio e captazione delle acque di eluizione e di percolazione, eventuale separazione della frazione costituita da conchiglie con materiale estraneo &lt; 10% per sottoporre il rifiuto alle seguenti operazioni di recupero:</text:p>
      <text:p text:style-name="P101">a) cementifici [R5].</text:p>
      <text:p text:style-name="P101">b) ripascimento di arenili soggetti a fenomeni erosivi [R10];</text:p>
      <text:p text:style-name="P91"><text:span text:style-name="T11">7.30.4 </text:span><text:span text:style-name="T16">Caratteristiche delle materie prime e/o dei prodotti ottenuti:</text:span></text:p>
      <text:p text:style-name="P101">a) cemento nelle forme usualmente commercializzate.</text:p>
      <text:p text:style-name="P1"/>
      <table:table table:name="Tabella82" table:style-name="Tabella82">
        <table:table-column table:style-name="Tabella82.A"/>
        <table:table-column table:style-name="Tabella82.B"/>
        <table:table-column table:style-name="Tabella82.C"/>
        <table:table-column table:style-name="Tabella82.D"/>
        <table:table-row table:style-name="Tabella82.1">
          <table:table-cell table:style-name="Tabella82.A1" office:value-type="string">
            <text:p text:style-name="P331">Attività di recupero</text:p>
          </table:table-cell>
          <table:table-cell table:style-name="Tabella82.A1" office:value-type="string">
            <text:p text:style-name="P331">Codice Rifiuto</text:p>
          </table:table-cell>
          <table:table-cell table:style-name="Tabella82.A1" office:value-type="string">
            <text:p text:style-name="P331">Descrizione</text:p>
          </table:table-cell>
          <table:table-cell table:style-name="Tabella82.D1" office:value-type="string">
            <text:p text:style-name="P331">Quantità (t/a)</text:p>
          </table:table-cell>
        </table:table-row>
        <table:table-row table:style-name="Tabella82.1">
          <table:table-cell table:style-name="Tabella82.A2" office:value-type="string">
            <text:p text:style-name="P334">Utilizzo dei rifiuti per i recuperi ambientali</text:p>
          </table:table-cell>
          <table:table-cell table:style-name="Tabella82.A2" office:value-type="string">
            <text:p text:style-name="P334">[170506] [200303]</text:p>
          </table:table-cell>
          <table:table-cell table:style-name="Tabella82.A2" office:value-type="string">
            <text:p text:style-name="P334">Sabbia e conchiglie che residuano dalla vagliatura dei rifiuti provenienti dalla pulizia degli arenili</text:p>
          </table:table-cell>
          <table:table-cell table:style-name="Tabella82.D2" office:value-type="string">
            <text:p text:style-name="P335">30.000</text:p>
          </table:table-cell>
        </table:table-row>
        <table:table-row table:style-name="Tabella82.1">
          <table:table-cell table:style-name="Tabella82.A2" office:value-type="string">
            <text:p text:style-name="P334">Cementifici</text:p>
          </table:table-cell>
          <table:table-cell table:style-name="Tabella82.A2" office:value-type="string">
            <text:p text:style-name="P334">[170506] [200303]</text:p>
          </table:table-cell>
          <table:table-cell table:style-name="Tabella82.A2" office:value-type="string">
            <text:p text:style-name="P334">Sabbia e conchiglie che residuano dalla vagliatura dei rifiuti provenienti dalla pulizia degli arenili</text:p>
          </table:table-cell>
          <table:table-cell table:style-name="Tabella82.D2" office:value-type="string">
            <text:p text:style-name="P335">56.950</text:p>
          </table:table-cell>
        </table:table-row>
        <table:table-row table:style-name="Tabella82.1">
          <table:table-cell table:style-name="Tabella82.A2" office:value-type="string">
            <text:p text:style-name="P334">Messa in riserva</text:p>
          </table:table-cell>
          <table:table-cell table:style-name="Tabella82.A2" office:value-type="string">
            <text:p text:style-name="P334">[170506] [200303]</text:p>
          </table:table-cell>
          <table:table-cell table:style-name="Tabella82.A2" office:value-type="string">
            <text:p text:style-name="P334">Sabbia e conchiglie che residuano dalla vagliatura dei rifiuti provenienti dalla pulizia degli arenili</text:p>
          </table:table-cell>
          <table:table-cell table:style-name="Tabella82.D2" office:value-type="string">
            <text:p text:style-name="P335">8.000</text:p>
          </table:table-cell>
        </table:table-row>
      </table:table>
      <text:p text:style-name="P1"/>
      <text:h text:style-name="P447" text:outline-level="1">7.31 Tipologia: </text:h>
      <text:p text:style-name="P64"><text:span text:style-name="T11">terre da coltivo, derivanti da pulizia di materiali vegetali eduli e dalla battitura della lana sucida; </text:span><text:span text:style-name="T29">terre e rocce di scavo</text:span><text:span text:style-name="T11"> </text:span></text:p>
      <text:p text:style-name="P77">(N.d.r.: il D.M. 186/06 prevede: al punto 7.31 le parole «terre e rocce da scavo» sono soppresse, tuttavia la dicitura era «terre e rocce di scavo»)</text:p>
      <text:p text:style-name="P70">[020199] [020401] [170501]</text:p>
      <text:p text:style-name="P64"><text:span text:style-name="T47">[020199] [020401] </text:span><text:span text:style-name="T48">[170504]</text:span></text:p>
      <text:p text:style-name="P91"><text:span text:style-name="T11">7.31.1 </text:span><text:span text:style-name="T16">Provenienza: </text:span></text:p>
      <text:p text:style-name="Rientro_20_corpo_20_del_20_testo_20_3">industria agroalimentare in genere e industria laniera, <text:span text:style-name="T28">attività di scavo</text:span>.</text:p>
      <text:p text:style-name="P91"><text:span text:style-name="T11">7.31.2 </text:span><text:span text:style-name="T16">Caratteristiche del rifiuto: </text:span></text:p>
      <text:p text:style-name="Rientro_20_corpo_20_del_20_testo_20_3">Rifiuto costituito da terriccio con eventuali parti vegetali e sostanze organiche; parti di fibra di lana: <text:span text:style-name="T28">materiale inerte vario costituito da terra con presenza di ciototi, sabbia; ghiaia</text:span>.</text:p>
      <text:p text:style-name="P91"><text:span text:style-name="T11">7.31.3 </text:span><text:span text:style-name="T16">Attività di recupero:</text:span></text:p>
      <text:p text:style-name="P101">a) industria della ceramica e dei laterizi [R5]. </text:p>
      <text:p text:style-name="P100"><text:span text:style-name="T11">b) utilizzo per recuperi ambientali </text:span><text:span text:style-name="T29">di ex cave, discariche esaurite e bonifica di aree inquinate</text:span><text:span text:style-name="T11"> (il recupero è subordinato all'esecuzione del test di cessione sul rifiuto tal quale secondo il metodo in allegato 3 al presente decreto ad esclusione del parametro COD) [R10];</text:span></text:p>
      <text:p text:style-name="P110">c) formazione di rilevati e sottofondi stradali (il recupero è subordinato all'esecuzione del test di cessione sul rifiuto tal quale secondo il metodo in allegato 3 al presente decreto ad esclusione del parametro COD) [R5].</text:p>
      <text:p text:style-name="P91"><text:span text:style-name="T11">7.31.4 </text:span><text:span text:style-name="T16">Caratteristiche delle materie prime e/o dei prodotti ottenuti:</text:span></text:p>
      <text:p text:style-name="Rientro_20_corpo_20_del_20_testo_20_3">prodotti ceramici e/o laterizi nelle forme usualmente commercializzate.</text:p>
      <text:p text:style-name="Rientro_20_corpo_20_del_20_testo_20_3"/>
      <table:table table:name="Tabella83" table:style-name="Tabella83">
        <table:table-column table:style-name="Tabella83.A"/>
        <table:table-column table:style-name="Tabella83.B"/>
        <table:table-column table:style-name="Tabella83.C"/>
        <table:table-column table:style-name="Tabella83.D"/>
        <table:table-row table:style-name="Tabella83.1">
          <table:table-cell table:style-name="Tabella83.A1" office:value-type="string">
            <text:p text:style-name="P331">Attività di recupero</text:p>
          </table:table-cell>
          <table:table-cell table:style-name="Tabella83.A1" office:value-type="string">
            <text:p text:style-name="P331">Codice Rifiuto</text:p>
          </table:table-cell>
          <table:table-cell table:style-name="Tabella83.A1" office:value-type="string">
            <text:p text:style-name="P331">Descrizione</text:p>
          </table:table-cell>
          <table:table-cell table:style-name="Tabella83.D1" office:value-type="string">
            <text:p text:style-name="P331">Quantità (t/a)</text:p>
          </table:table-cell>
        </table:table-row>
        <table:table-row table:style-name="Tabella83.1">
          <table:table-cell table:style-name="Tabella83.A2" office:value-type="string">
            <text:p text:style-name="P334">Utilizzo dei rifiuti per la formazione di rilevati e sottofondi stradali</text:p>
          </table:table-cell>
          <table:table-cell table:style-name="Tabella83.A2" office:value-type="string">
            <text:p text:style-name="P334">[020199] [020401]</text:p>
          </table:table-cell>
          <table:table-cell table:style-name="Tabella83.A2" office:value-type="string">
            <text:p text:style-name="P334">Terre da coltivo, derivanti da pulizia di materiali vegetali eduli e dalla battitura della lana sucida</text:p>
          </table:table-cell>
          <table:table-cell table:style-name="Tabella83.D2" office:value-type="string">
            <text:p text:style-name="P335">150.000</text:p>
          </table:table-cell>
        </table:table-row>
        <table:table-row table:style-name="Tabella83.1">
          <table:table-cell table:style-name="Tabella83.A2" office:value-type="string">
            <text:p text:style-name="P334">Utilizzo dei rifiuti per i recuperi ambientali</text:p>
          </table:table-cell>
          <table:table-cell table:style-name="Tabella83.A2" office:value-type="string">
            <text:p text:style-name="P334">[020199] [020401]</text:p>
          </table:table-cell>
          <table:table-cell table:style-name="Tabella83.A2" office:value-type="string">
            <text:p text:style-name="P334">Terre da coltivo, derivanti da pulizia di materiali vegetali eduli e dalla battitura della lana sucida</text:p>
          </table:table-cell>
          <table:table-cell table:style-name="Tabella83.D2" office:value-type="string">
            <text:p text:style-name="P335">150.000</text:p>
          </table:table-cell>
        </table:table-row>
        <table:table-row table:style-name="Tabella83.1">
          <table:table-cell table:style-name="Tabella83.A2" office:value-type="string">
            <text:p text:style-name="P334">Industria dei laterizi</text:p>
          </table:table-cell>
          <table:table-cell table:style-name="Tabella83.A2" office:value-type="string">
            <text:p text:style-name="P334">[020199] [020401]</text:p>
          </table:table-cell>
          <table:table-cell table:style-name="Tabella83.A2" office:value-type="string">
            <text:p text:style-name="P334">Terre da coltivo, derivanti da pulizia di materiali vegetali eduli e dalla battitura della lana sucida</text:p>
          </table:table-cell>
          <table:table-cell table:style-name="Tabella83.D2" office:value-type="string">
            <text:p text:style-name="P335">2.220</text:p>
          </table:table-cell>
        </table:table-row>
        <table:table-row table:style-name="Tabella83.1">
          <table:table-cell table:style-name="Tabella83.A2" office:value-type="string">
            <text:p text:style-name="P334">Messa in riserva</text:p>
          </table:table-cell>
          <table:table-cell table:style-name="Tabella83.A2" office:value-type="string">
            <text:p text:style-name="P334">[020199] [020401]</text:p>
          </table:table-cell>
          <table:table-cell table:style-name="Tabella83.C5" office:value-type="string">
            <text:p text:style-name="P334">Terre da coltivo, derivanti da pulizia di materiali vegetali eduli e dalla battitura della lana sucida</text:p>
          </table:table-cell>
          <table:table-cell table:style-name="Tabella83.D2" office:value-type="string">
            <text:p text:style-name="P335">47.760</text:p>
          </table:table-cell>
        </table:table-row>
        <table:table-row table:style-name="Tabella83.1">
          <table:table-cell table:style-name="Tabella83.A2" office:value-type="string">
            <text:p text:style-name="P334">Industria ceramica</text:p>
          </table:table-cell>
          <table:table-cell table:style-name="Tabella83.A2" office:value-type="string">
            <text:p text:style-name="P334">[020199] [020401]</text:p>
          </table:table-cell>
          <table:table-cell table:style-name="Tabella83.A2" office:value-type="string">
            <text:p text:style-name="P334">Terre da coltivo, derivanti da pulizia di materiali vegetali eduli e dalla battitura della lana sucida</text:p>
          </table:table-cell>
          <table:table-cell table:style-name="Tabella83.D2" office:value-type="string">
            <text:p text:style-name="P335">5.300</text:p>
          </table:table-cell>
        </table:table-row>
      </table:table>
      <text:p text:style-name="P1"/>
      <text:h text:style-name="P450" text:outline-level="1">7.31 bis Tipologia: </text:h>
      <text:p text:style-name="P67">terre e rocce di scavo </text:p>
      <text:p text:style-name="P67">[170504].</text:p>
      <text:p text:style-name="P91"><text:span text:style-name="T14">7.31-bis.1 </text:span><text:span text:style-name="T15">Provenienza: </text:span></text:p>
      <text:p text:style-name="P205">attività di scavo.</text:p>
      <text:p text:style-name="P91"><text:span text:style-name="T14">7.31-bis.2 </text:span><text:span text:style-name="T15">Caratteristiche del rifiuto: </text:span></text:p>
      <text:p text:style-name="P205">materiale inerte vario costituito da terra con presenza di ciotoli, sabbia, ghiaia, trovanti, anche di origine antropica.</text:p>
      <text:p text:style-name="P91"><text:span text:style-name="T14">7.31-bis.3 </text:span><text:span text:style-name="T15">Attività di recupero:</text:span></text:p>
      <text:p text:style-name="P214">a) industria della ceramica e dei laterizi [R5];</text:p>
      <text:p text:style-name="P214">b) utilizzo per recuperi ambientali (il recupero è subordinato all'esecuzione del test di cessione sul rifiuto tal quale secondo il metodo in allegato 3 al presente decreto) [R10];</text:p>
      <text:p text:style-name="P214">c) formazione di rilevati e sottofondi stradali (il recupero è subordinato all'esecuzione del test di cessione sul rifiuto tal quale secondo il metodo in allegato 3 al presente decreto) [R5].</text:p>
      <text:p text:style-name="P91"><text:span text:style-name="T14">7.31-bis.4 </text:span><text:span text:style-name="T15">Caratteristiche delle materie prime e/o dei prodotti ottenuti:</text:span></text:p>
      <text:p text:style-name="P205">prodotti ceramici nelle forme usualmente commercializzate.</text:p>
      <text:p text:style-name="P1"/>
      <table:table table:name="Tabella84" table:style-name="Tabella84">
        <table:table-column table:style-name="Tabella84.A"/>
        <table:table-column table:style-name="Tabella84.B"/>
        <table:table-column table:style-name="Tabella84.C"/>
        <table:table-column table:style-name="Tabella84.D"/>
        <table:table-row table:style-name="Tabella84.1">
          <table:table-cell table:style-name="Tabella84.A1" office:value-type="string">
            <text:p text:style-name="P331">Attività di recupero</text:p>
          </table:table-cell>
          <table:table-cell table:style-name="Tabella84.A1" office:value-type="string">
            <text:p text:style-name="P331">Codice Rifiuto</text:p>
          </table:table-cell>
          <table:table-cell table:style-name="Tabella84.A1" office:value-type="string">
            <text:p text:style-name="P331">Descrizione</text:p>
          </table:table-cell>
          <table:table-cell table:style-name="Tabella84.D1" office:value-type="string">
            <text:p text:style-name="P331">Quantità (t/a)</text:p>
          </table:table-cell>
        </table:table-row>
        <table:table-row table:style-name="Tabella84.1">
          <table:table-cell table:style-name="Tabella84.A2" office:value-type="string">
            <text:p text:style-name="P334">Utilizzo dei rifiuti per la formazione di rilevati e sottofondi stradali</text:p>
          </table:table-cell>
          <table:table-cell table:style-name="Tabella84.A2" office:value-type="string">
            <text:p text:style-name="P334">[170504]</text:p>
          </table:table-cell>
          <table:table-cell table:style-name="Tabella84.A2" office:value-type="string">
            <text:p text:style-name="P334">Terre e rocce da scavo</text:p>
          </table:table-cell>
          <table:table-cell table:style-name="Tabella84.D2" office:value-type="string">
            <text:p text:style-name="P335">150.000</text:p>
          </table:table-cell>
        </table:table-row>
        <table:table-row table:style-name="Tabella84.1">
          <table:table-cell table:style-name="Tabella84.A2" office:value-type="string">
            <text:p text:style-name="P334">Utilizzo dei rifiuti per i recuperi ambientali</text:p>
          </table:table-cell>
          <table:table-cell table:style-name="Tabella84.A2" office:value-type="string">
            <text:p text:style-name="P334">[170504]</text:p>
          </table:table-cell>
          <table:table-cell table:style-name="Tabella84.A2" office:value-type="string">
            <text:p text:style-name="P334">Terre e rocce da scavo</text:p>
          </table:table-cell>
          <table:table-cell table:style-name="Tabella84.D2" office:value-type="string">
            <text:p text:style-name="P335">150.000</text:p>
          </table:table-cell>
        </table:table-row>
        <table:table-row table:style-name="Tabella84.1">
          <table:table-cell table:style-name="Tabella84.A2" office:value-type="string">
            <text:p text:style-name="P334">Industria dei laterizi</text:p>
          </table:table-cell>
          <table:table-cell table:style-name="Tabella84.A2" office:value-type="string">
            <text:p text:style-name="P334">[170504]</text:p>
          </table:table-cell>
          <table:table-cell table:style-name="Tabella84.A2" office:value-type="string">
            <text:p text:style-name="P334">Terre e rocce da scavo</text:p>
          </table:table-cell>
          <table:table-cell table:style-name="Tabella84.D2" office:value-type="string">
            <text:p text:style-name="P335">2.220</text:p>
          </table:table-cell>
        </table:table-row>
        <table:table-row table:style-name="Tabella84.1">
          <table:table-cell table:style-name="Tabella84.A2" office:value-type="string">
            <text:p text:style-name="P334">Messa in riserva</text:p>
          </table:table-cell>
          <table:table-cell table:style-name="Tabella84.A2" office:value-type="string">
            <text:p text:style-name="P334">[170504]</text:p>
          </table:table-cell>
          <table:table-cell table:style-name="Tabella84.A2" office:value-type="string">
            <text:p text:style-name="P334">Terre e rocce da scavo</text:p>
          </table:table-cell>
          <table:table-cell table:style-name="Tabella84.D2" office:value-type="string">
            <text:p text:style-name="P335">47.760</text:p>
          </table:table-cell>
        </table:table-row>
        <table:table-row table:style-name="Tabella84.1">
          <table:table-cell table:style-name="Tabella84.A2" office:value-type="string">
            <text:p text:style-name="P334">Industria ceramica</text:p>
          </table:table-cell>
          <table:table-cell table:style-name="Tabella84.A2" office:value-type="string">
            <text:p text:style-name="P334">[170504]</text:p>
          </table:table-cell>
          <table:table-cell table:style-name="Tabella84.A2" office:value-type="string">
            <text:p text:style-name="P334">Terre e rocce di scavo</text:p>
          </table:table-cell>
          <table:table-cell table:style-name="Tabella84.D2" office:value-type="string">
            <text:p text:style-name="P335">5.300</text:p>
          </table:table-cell>
        </table:table-row>
      </table:table>
      <text:p text:style-name="P1"/>
      <text:p text:style-name="P60">8. RIFIUTI DERIVATI DA OPERAZIONI DI CONCIATURA E DALL'UTILIZZO DEL CUOIO E RIFIUTI TESSILI</text:p>
      <text:p text:style-name="P1"/>
      <text:h text:style-name="TIpologia" text:outline-level="1">8.1 Tipologia: </text:h>
      <text:p text:style-name="P65">olio di follone </text:p>
      <text:p text:style-name="P70">[040199]</text:p>
      <text:p text:style-name="P73">[040199]</text:p>
      <text:p text:style-name="P91"><text:span text:style-name="T11">8.1.1 </text:span><text:span text:style-name="T16">Provenienza: </text:span></text:p>
      <text:p text:style-name="P101">Ingrassaggio delle pelli per pellicceria.</text:p>
      <text:p text:style-name="P91"><text:span text:style-name="T11">8.1.2 </text:span><text:span text:style-name="T16">Caratteristiche del rifiuto: </text:span></text:p>
      <text:p text:style-name="P101">olio denso a base di olio minerale, lanolina e altri grassi naturali penetranti.</text:p>
      <text:p text:style-name="P91"><text:span text:style-name="T11">8.1.3</text:span><text:span text:style-name="T16"> Attività di recupero:</text:span></text:p>
      <text:p text:style-name="P132"><text:span text:style-name="T11">a) attività edilizie come distaccante per cemento </text:span><text:span text:style-name="T29">[R5]</text:span><text:span text:style-name="T14"> [R3]</text:span><text:span text:style-name="T11">;</text:span></text:p>
      <text:p text:style-name="P100"><text:span text:style-name="T11">b) recupero tal quale nell'industria conciaria per l'ingrassaggio della pelle </text:span><text:span text:style-name="T29">[R5]</text:span><text:span text:style-name="T14"> [R3]</text:span><text:span text:style-name="T11">.</text:span></text:p>
      <text:p text:style-name="P11"/>
      <table:table table:name="Tabella85" table:style-name="Tabella85">
        <table:table-column table:style-name="Tabella85.A"/>
        <table:table-column table:style-name="Tabella85.B"/>
        <table:table-column table:style-name="Tabella85.C"/>
        <table:table-column table:style-name="Tabella85.D"/>
        <table:table-row table:style-name="Tabella85.1">
          <table:table-cell table:style-name="Tabella85.A1" office:value-type="string">
            <text:p text:style-name="P331">Attività di recupero</text:p>
          </table:table-cell>
          <table:table-cell table:style-name="Tabella85.A1" office:value-type="string">
            <text:p text:style-name="P331">Codice Rifiuto</text:p>
          </table:table-cell>
          <table:table-cell table:style-name="Tabella85.A1" office:value-type="string">
            <text:p text:style-name="P331">Descrizione</text:p>
          </table:table-cell>
          <table:table-cell table:style-name="Tabella85.D1" office:value-type="string">
            <text:p text:style-name="P331">Quantità (t/a)</text:p>
          </table:table-cell>
        </table:table-row>
        <table:table-row table:style-name="Tabella85.1">
          <table:table-cell table:style-name="Tabella85.A2" office:value-type="string">
            <text:p text:style-name="P334">Industria conciaria</text:p>
          </table:table-cell>
          <table:table-cell table:style-name="Tabella85.A2" office:value-type="string">
            <text:p text:style-name="P334">[040199]</text:p>
          </table:table-cell>
          <table:table-cell table:style-name="Tabella85.A2" office:value-type="string">
            <text:p text:style-name="P334">Olio di follone</text:p>
          </table:table-cell>
          <table:table-cell table:style-name="Tabella85.D2" office:value-type="string">
            <text:p text:style-name="P335">13.670</text:p>
          </table:table-cell>
        </table:table-row>
      </table:table>
      <text:p text:style-name="P11"/>
      <text:h text:style-name="P447" text:outline-level="1">8.2 Tipologia: </text:h>
      <text:p text:style-name="P65">peluria e pelucchi tessili </text:p>
      <text:p text:style-name="P70">[040202] [040204] [040201] [040203]</text:p>
      <text:p text:style-name="P64"><text:span text:style-name="T47">[040221] </text:span><text:span text:style-name="T14">[040222]</text:span></text:p>
      <text:p text:style-name="P91"><text:span text:style-name="T11">8.2.1 </text:span><text:span text:style-name="T16">Provenienza: </text:span></text:p>
      <text:p text:style-name="Rientro_20_corpo_20_del_20_testo_20_3">industrie tessili.</text:p>
      <text:p text:style-name="P91"><text:span text:style-name="T11">8.2.2 </text:span><text:span text:style-name="T16">Caratteristiche del rifiuto: </text:span></text:p>
      <text:p text:style-name="Rientro_20_corpo_20_del_20_testo_20_3">materiale fibroso igroscopico costituito da fibre naturali in quantità variabile di colore naturale o colorate.</text:p>
      <text:p text:style-name="P91"><text:span text:style-name="T11">8.2.3 </text:span><text:span text:style-name="T16">Attività di recupero:</text:span></text:p>
      <text:p text:style-name="P101">a) industria della carta [R3];</text:p>
      <text:p text:style-name="P101">b) impiego nelle lettiere per animali [R3];</text:p>
      <text:p text:style-name="P91"><text:span text:style-name="T11">8.2.4 </text:span><text:span text:style-name="T16">Caratteristiche delle materie prime e/o dei prodotti ottenuti:</text:span></text:p>
      <text:p text:style-name="P101">carta, carta catramata e cartone nelle forme usualmente commercializzate;</text:p>
      <text:p text:style-name="P1"/>
      <table:table table:name="Tabella86" table:style-name="Tabella86">
        <table:table-column table:style-name="Tabella86.A"/>
        <table:table-column table:style-name="Tabella86.B"/>
        <table:table-column table:style-name="Tabella86.C"/>
        <table:table-column table:style-name="Tabella86.D"/>
        <table:table-row table:style-name="Tabella86.1">
          <table:table-cell table:style-name="Tabella86.A1" office:value-type="string">
            <text:p text:style-name="P331">Attività di recupero</text:p>
          </table:table-cell>
          <table:table-cell table:style-name="Tabella86.A1" office:value-type="string">
            <text:p text:style-name="P331">Codice Rifiuto</text:p>
          </table:table-cell>
          <table:table-cell table:style-name="Tabella86.A1" office:value-type="string">
            <text:p text:style-name="P331">Descrizione</text:p>
          </table:table-cell>
          <table:table-cell table:style-name="Tabella86.D1" office:value-type="string">
            <text:p text:style-name="P331">Quantità (t/a)</text:p>
          </table:table-cell>
        </table:table-row>
        <table:table-row table:style-name="Tabella86.1">
          <table:table-cell table:style-name="Tabella86.A2" office:value-type="string">
            <text:p text:style-name="P334">Industria cartaria</text:p>
          </table:table-cell>
          <table:table-cell table:style-name="Tabella86.A2" office:value-type="string">
            <text:p text:style-name="P334">[040221] [040222]</text:p>
          </table:table-cell>
          <table:table-cell table:style-name="Tabella86.A2" office:value-type="string">
            <text:p text:style-name="P334">Peluria e pelliccili tessili</text:p>
          </table:table-cell>
          <table:table-cell table:style-name="Tabella86.D2" office:value-type="string">
            <text:p text:style-name="P335">100</text:p>
          </table:table-cell>
        </table:table-row>
        <table:table-row table:style-name="Tabella86.1">
          <table:table-cell table:style-name="Tabella86.A2" office:value-type="string">
            <text:p text:style-name="P334">Messa in riserva</text:p>
          </table:table-cell>
          <table:table-cell table:style-name="Tabella86.A2" office:value-type="string">
            <text:p text:style-name="P334">[040221] [040222]</text:p>
          </table:table-cell>
          <table:table-cell table:style-name="Tabella86.A2" office:value-type="string">
            <text:p text:style-name="P334">Peluria e pelucchi tessili</text:p>
          </table:table-cell>
          <table:table-cell table:style-name="Tabella86.D2" office:value-type="string">
            <text:p text:style-name="P335">930</text:p>
          </table:table-cell>
        </table:table-row>
        <table:table-row table:style-name="Tabella86.1">
          <table:table-cell table:style-name="Tabella86.A2" office:value-type="string">
            <text:p text:style-name="P334">Produzione di lettiere per allevamenti zootecnici</text:p>
          </table:table-cell>
          <table:table-cell table:style-name="Tabella86.A2" office:value-type="string">
            <text:p text:style-name="P334">[040221] [040222]</text:p>
          </table:table-cell>
          <table:table-cell table:style-name="Tabella86.A2" office:value-type="string">
            <text:p text:style-name="P334">Peluria e pelucchi tessili</text:p>
          </table:table-cell>
          <table:table-cell table:style-name="Tabella86.D2" office:value-type="string">
            <text:p text:style-name="P335">1.500</text:p>
          </table:table-cell>
        </table:table-row>
      </table:table>
      <text:p text:style-name="P1"/>
      <text:h text:style-name="P448" text:outline-level="1">8.3 Tipologia: </text:h>
      <text:p text:style-name="P69">refluo contenente grasso di lana </text:p>
      <text:p text:style-name="P81"><text:span text:style-name="T21">[040210]</text:span><text:span text:style-name="T11">.</text:span></text:p>
      <text:p text:style-name="P75">[040210]</text:p>
      <text:p text:style-name="P94"><text:span text:style-name="T11">8.3.1 </text:span><text:span text:style-name="T16">Provenienza: </text:span></text:p>
      <text:p text:style-name="P208">industria laniera, acque di lavaggio e sgrassatura della lana.</text:p>
      <text:p text:style-name="P94"><text:span text:style-name="T11">8.3.2 </text:span><text:span text:style-name="T16">Caratteristiche del rifiuto: </text:span></text:p>
      <text:p text:style-name="P208">soluzioni acquose contenenti grasso di lana.</text:p>
      <text:p text:style-name="P94"><text:span text:style-name="T11">8.3.3 </text:span><text:span text:style-name="T16">Attività di recupero:</text:span></text:p>
      <text:p text:style-name="P208">centrifugazione per separazione della parte oleosa [R3].</text:p>
      <text:p text:style-name="P94"><text:span text:style-name="T11">8.3.4 </text:span><text:span text:style-name="T16">Caratteristiche delle materie prime e/o dei prodotti ottenuti:</text:span></text:p>
      <text:p text:style-name="P208">grasso di lana nelle forme usualmente commercializzate.</text:p>
      <text:h text:style-name="P447" text:outline-level="1">8.4 Tipologia: </text:h>
      <text:p text:style-name="P65">rifiuti di materiali tessili compositi e della lavorazione di fibre naturali, sintetiche e artificiali </text:p>
      <text:p text:style-name="P70">[040201] [040202] [040203] [040204] [040205] [040206] [040207] [040208] [040209] [160208] [200110] [200111]</text:p>
      <text:p text:style-name="P73">[040209] [040221] [040222] [160122] [200110] [200111]</text:p>
      <text:p text:style-name="P91"><text:span text:style-name="T11">8.4.1 </text:span><text:span text:style-name="T16">Provenienza: </text:span></text:p>
      <text:p text:style-name="Rientro_20_corpo_20_del_20_testo_20_3">industria della produzione, lavorazione ed utilizzo delle fibre tessili naturali, sintetiche e artificiali, industria della confezione, industria del mobile, industria automobilistica; industria dei rivestimenti e della pavimentazione tessile.</text:p>
      <text:p text:style-name="P91"><text:span text:style-name="T11">8.4.2</text:span><text:span text:style-name="T16"> Caratteristiche del rifiuto: </text:span></text:p>
      <text:p text:style-name="Rientro_20_corpo_20_del_20_testo_20_3">rifiuti di lino, cotone, lana e altre fibre naturali, artificiali e sintetiche.</text:p>
      <text:p text:style-name="P91"><text:span text:style-name="T11">8.4.3 </text:span><text:span text:style-name="T16">Attività di recupero:</text:span></text:p>
      <text:p text:style-name="Rientro_20_corpo_20_del_20_testo_20_3">messa in riserva [R13] per la produzione di materie prime secondarie per l'industria tessile mediante selezione, separazione, igienizzazione [R3].</text:p>
      <text:p text:style-name="P91"><text:span text:style-name="T11">8.4.4 </text:span><text:span text:style-name="T16">Caratteristiche delle materie prime e/o dei prodotti ottenuti:</text:span></text:p>
      <text:p text:style-name="Rientro_20_corpo_20_del_20_testo_20_3">materie prime secondarie per l'industria tessile conformi alle specifiche merceologiche delle CCIAA di Milano e Firenze.</text:p>
      <text:p text:style-name="P1"/>
      <table:table table:name="Tabella87" table:style-name="Tabella87">
        <table:table-column table:style-name="Tabella87.A"/>
        <table:table-column table:style-name="Tabella87.B"/>
        <table:table-column table:style-name="Tabella87.C"/>
        <table:table-column table:style-name="Tabella87.D"/>
        <table:table-row table:style-name="Tabella87.1">
          <table:table-cell table:style-name="Tabella87.A1" office:value-type="string">
            <text:p text:style-name="P331">Attività di recupero</text:p>
          </table:table-cell>
          <table:table-cell table:style-name="Tabella87.A1" office:value-type="string">
            <text:p text:style-name="P331">Codice Rifiuto</text:p>
          </table:table-cell>
          <table:table-cell table:style-name="Tabella87.A1" office:value-type="string">
            <text:p text:style-name="P331">Descrizione</text:p>
          </table:table-cell>
          <table:table-cell table:style-name="Tabella87.D1" office:value-type="string">
            <text:p text:style-name="P331">Quantità (t/a)</text:p>
          </table:table-cell>
        </table:table-row>
        <table:table-row table:style-name="Tabella87.1">
          <table:table-cell table:style-name="Tabella87.A2" office:value-type="string">
            <text:p text:style-name="P334">Messa in riserva</text:p>
          </table:table-cell>
          <table:table-cell table:style-name="Tabella87.A2" office:value-type="string">
            <text:p text:style-name="P334">[040209] [040221] [040222] [160122] [200110] [200111]</text:p>
          </table:table-cell>
          <table:table-cell table:style-name="Tabella87.A2" office:value-type="string">
            <text:p text:style-name="P334">Rifiuti di materiali tessili compositi e della lavorazione di fibre naturali, sintetiche e artificiali</text:p>
          </table:table-cell>
          <table:table-cell table:style-name="Tabella87.D2" office:value-type="string">
            <text:p text:style-name="P335">1.000</text:p>
          </table:table-cell>
        </table:table-row>
        <table:table-row table:style-name="Tabella87.1">
          <table:table-cell table:style-name="Tabella87.A2" office:value-type="string">
            <text:p text:style-name="P334">Industria tessile</text:p>
          </table:table-cell>
          <table:table-cell table:style-name="Tabella87.A2" office:value-type="string">
            <text:p text:style-name="P334">[040209] [040221] [040222] [160122] [200110] [200111]</text:p>
          </table:table-cell>
          <table:table-cell table:style-name="Tabella87.A2" office:value-type="string">
            <text:p text:style-name="P334">Rifiuti di materiali tessili compositi e della lavorazione di fibre naturali, sintetiche e artificiali</text:p>
          </table:table-cell>
          <table:table-cell table:style-name="Tabella87.D2" office:value-type="string">
            <text:p text:style-name="P335">3.800</text:p>
          </table:table-cell>
        </table:table-row>
        <table:table-row table:style-name="Tabella87.1">
          <table:table-cell table:style-name="Tabella87.A2" office:value-type="string">
            <text:p text:style-name="P334">Produzione di materie prime secondarie per l'industria tessile</text:p>
          </table:table-cell>
          <table:table-cell table:style-name="Tabella87.A2" office:value-type="string">
            <text:p text:style-name="P334">[040209] [040221] [040222] [160122] [200110] [200111]</text:p>
          </table:table-cell>
          <table:table-cell table:style-name="Tabella87.A2" office:value-type="string">
            <text:p text:style-name="P334">Rifiuti di materiali tessili compositi e della lavorazione di fibre naturali, sintetiche e artificiali</text:p>
          </table:table-cell>
          <table:table-cell table:style-name="Tabella87.D2" office:value-type="string">
            <text:p text:style-name="P335">4.000</text:p>
          </table:table-cell>
        </table:table-row>
      </table:table>
      <text:p text:style-name="P1"/>
      <text:h text:style-name="P447" text:outline-level="1">8.5 Tipologia: </text:h>
      <text:p text:style-name="P65">trucioli, ritagli e altri rifiuti di cuoio </text:p>
      <text:p text:style-name="P70">[040109] [040199]</text:p>
      <text:p text:style-name="P73">[040109] [040199]</text:p>
      <text:p text:style-name="P91"><text:span text:style-name="T11">8.5.1 </text:span><text:span text:style-name="T16">Provenienza: </text:span></text:p>
      <text:p text:style-name="Rientro_20_corpo_20_del_20_testo_20_3">industria conciaria, calzaturiera, della pelletteria e dell'abbigliamento in genere.</text:p>
      <text:p text:style-name="P91"><text:span text:style-name="T11">8.5.2 </text:span><text:span text:style-name="T16">Caratteristiche del rifiuto: </text:span></text:p>
      <text:p text:style-name="Rientro_20_corpo_20_del_20_testo_20_3">filamenti corti arricciati e piccoli pezzi di tessuto fibroso collagenico.</text:p>
      <text:p text:style-name="P91"><text:span text:style-name="T11">8.5.3 </text:span><text:span text:style-name="T16">Attività di recupero:</text:span></text:p>
      <text:p text:style-name="P122">a) mescolamento con altre materie (lattice) in macchine impastatrici, essiccamento e bobinatura in rulli; oppure trattamento di parziale idrolisi con essiccamento e vagliatura, eventuale torrefazione [R3];</text:p>
      <text:p text:style-name="P101">b) riutilizzo tal quale nell'industria manufatturiera e della pelletteria [R3].</text:p>
      <text:p text:style-name="P91"><text:span text:style-name="T11">8.5.4 </text:span><text:span text:style-name="T16">Caratteristiche delle materie prime e/o dei prodotti ottenuti:</text:span></text:p>
      <text:p text:style-name="P101">a) cuoio rigenerato, cuoio torrefatto; </text:p>
      <text:p text:style-name="P101">b) manufatti in cuoio e in pelle di limitate dimensioni.</text:p>
      <text:p text:style-name="P1"/>
      <table:table table:name="Tabella88" table:style-name="Tabella88">
        <table:table-column table:style-name="Tabella88.A"/>
        <table:table-column table:style-name="Tabella88.B"/>
        <table:table-column table:style-name="Tabella88.C"/>
        <table:table-column table:style-name="Tabella88.D"/>
        <table:table-row table:style-name="Tabella88.1">
          <table:table-cell table:style-name="Tabella88.A1" office:value-type="string">
            <text:p text:style-name="P331">Attività di recupero</text:p>
          </table:table-cell>
          <table:table-cell table:style-name="Tabella88.A1" office:value-type="string">
            <text:p text:style-name="P331">Codice Rifiuto</text:p>
          </table:table-cell>
          <table:table-cell table:style-name="Tabella88.A1" office:value-type="string">
            <text:p text:style-name="P331">Descrizione</text:p>
          </table:table-cell>
          <table:table-cell table:style-name="Tabella88.D1" office:value-type="string">
            <text:p text:style-name="P331">Quantità (t/a)</text:p>
          </table:table-cell>
        </table:table-row>
        <table:table-row table:style-name="Tabella88.1">
          <table:table-cell table:style-name="Tabella88.A2" office:value-type="string">
            <text:p text:style-name="P334">Messa in riserva</text:p>
          </table:table-cell>
          <table:table-cell table:style-name="Tabella88.A2" office:value-type="string">
            <text:p text:style-name="P334">[040109] [040199]</text:p>
          </table:table-cell>
          <table:table-cell table:style-name="Tabella88.A2" office:value-type="string">
            <text:p text:style-name="P334">Trucioli, ritagli e altri rifiuti di cuoio</text:p>
          </table:table-cell>
          <table:table-cell table:style-name="Tabella88.D2" office:value-type="string">
            <text:p text:style-name="P335">50</text:p>
          </table:table-cell>
        </table:table-row>
        <table:table-row table:style-name="Tabella88.1">
          <table:table-cell table:style-name="Tabella88.A2" office:value-type="string">
            <text:p text:style-name="P334">Industria conciaria</text:p>
          </table:table-cell>
          <table:table-cell table:style-name="Tabella88.A2" office:value-type="string">
            <text:p text:style-name="P334">[040109] [040199]</text:p>
          </table:table-cell>
          <table:table-cell table:style-name="Tabella88.A2" office:value-type="string">
            <text:p text:style-name="P334">Trucioli, ritagli e altri rifiuti di cuoio</text:p>
          </table:table-cell>
          <table:table-cell table:style-name="Tabella88.D2" office:value-type="string">
            <text:p text:style-name="P335">18.000</text:p>
          </table:table-cell>
        </table:table-row>
      </table:table>
      <text:p text:style-name="P1"/>
      <text:h text:style-name="P447" text:outline-level="1">8.6 Tipologia: </text:h>
      <text:p text:style-name="P65">scarti solidi conciati al vegetale </text:p>
      <text:p text:style-name="P70">[040108] [040109]</text:p>
      <text:p text:style-name="P73">[040108] [040109]</text:p>
      <text:p text:style-name="P91"><text:span text:style-name="T11">8.6.1 </text:span><text:span text:style-name="T16">Provenienza: </text:span></text:p>
      <text:p text:style-name="Rientro_20_corpo_20_del_20_testo_20_3">fasi di spaccatura, rasatura, rifilatura e smerigliatura dell'industria conciaria e del settore manifatturiero.</text:p>
      <text:p text:style-name="P91"><text:span text:style-name="T11">8.6.2 </text:span><text:span text:style-name="T16">Caratteristiche del rifiuto: </text:span></text:p>
      <text:p text:style-name="Rientro_20_corpo_20_del_20_testo_20_3">ritagli di tessuto fibroso collagenico di dimensioni variabili.</text:p>
      <text:p text:style-name="P91"><text:span text:style-name="T11">8.6.3 </text:span><text:span text:style-name="T16">Attività di recupero:</text:span></text:p>
      <text:p text:style-name="Rientro_20_corpo_20_del_20_testo_20_3">idrolisi con successiva essiccazione e vagliatura per la produzione di cuoio rigenerato[R3].</text:p>
      <text:p text:style-name="P91"><text:span text:style-name="T11">8.6.4 </text:span><text:span text:style-name="T16">Caratteristiche delle materie prime e/o dei prodotti ottenuti:</text:span></text:p>
      <text:p text:style-name="Rientro_20_corpo_20_del_20_testo_20_3">cuoio rigenerato adatto al riutilizzo nell'industria manifatturiera</text:p>
      <text:p text:style-name="P1"/>
      <table:table table:name="Tabella89" table:style-name="Tabella89">
        <table:table-column table:style-name="Tabella89.A"/>
        <table:table-column table:style-name="Tabella89.B"/>
        <table:table-column table:style-name="Tabella89.C"/>
        <table:table-column table:style-name="Tabella89.D"/>
        <table:table-row table:style-name="Tabella89.1">
          <table:table-cell table:style-name="Tabella89.A1" office:value-type="string">
            <text:p text:style-name="P331">Attività di recupero</text:p>
          </table:table-cell>
          <table:table-cell table:style-name="Tabella89.A1" office:value-type="string">
            <text:p text:style-name="P331">Codice Rifiuto</text:p>
          </table:table-cell>
          <table:table-cell table:style-name="Tabella89.A1" office:value-type="string">
            <text:p text:style-name="P331">Descrizione</text:p>
          </table:table-cell>
          <table:table-cell table:style-name="Tabella89.D1" office:value-type="string">
            <text:p text:style-name="P331">Quantità (t/a)</text:p>
          </table:table-cell>
        </table:table-row>
        <table:table-row table:style-name="Tabella89.1">
          <table:table-cell table:style-name="Tabella89.A2" office:value-type="string">
            <text:p text:style-name="P334">Messa in riserva</text:p>
          </table:table-cell>
          <table:table-cell table:style-name="Tabella89.A2" office:value-type="string">
            <text:p text:style-name="P334">[040108] [040109]</text:p>
          </table:table-cell>
          <table:table-cell table:style-name="Tabella89.A2" office:value-type="string">
            <text:p text:style-name="P334">Scarti solidi conciati al vegetale</text:p>
          </table:table-cell>
          <table:table-cell table:style-name="Tabella89.D2" office:value-type="string">
            <text:p text:style-name="P335">25</text:p>
          </table:table-cell>
        </table:table-row>
        <table:table-row table:style-name="Tabella89.1">
          <table:table-cell table:style-name="Tabella89.A2" office:value-type="string">
            <text:p text:style-name="P334">Industria conciaria</text:p>
          </table:table-cell>
          <table:table-cell table:style-name="Tabella89.A2" office:value-type="string">
            <text:p text:style-name="P334">[040108] [040109]</text:p>
          </table:table-cell>
          <table:table-cell table:style-name="Tabella89.A2" office:value-type="string">
            <text:p text:style-name="P334">Scarti solidi conciati al vegetale</text:p>
          </table:table-cell>
          <table:table-cell table:style-name="Tabella89.D2" office:value-type="string">
            <text:p text:style-name="P335">18.000</text:p>
          </table:table-cell>
        </table:table-row>
      </table:table>
      <text:p text:style-name="P1"/>
      <text:h text:style-name="P447" text:outline-level="1">8.7 Tipologia: </text:h>
      <text:p text:style-name="P65">rifiuti di smerigliatura, rasatura </text:p>
      <text:p text:style-name="P70">[040108] [040199]</text:p>
      <text:p text:style-name="P73">[040108] [040199]</text:p>
      <text:p text:style-name="P91"><text:span text:style-name="T11">8.7.1. </text:span><text:span text:style-name="T16">Provenienza: </text:span></text:p>
      <text:p text:style-name="Rientro_20_corpo_20_del_20_testo_20_3">industria conciaria, fasi di smerigliatura, rasatura.</text:p>
      <text:p text:style-name="P91"><text:span text:style-name="T11">8.7.2 </text:span><text:span text:style-name="T16">Caratteristiche del rifiuto: </text:span></text:p>
      <text:p text:style-name="Rientro_20_corpo_20_del_20_testo_20_3">polvere più o meno fine e/o rifiuti di pellame.</text:p>
      <text:p text:style-name="P91"><text:span text:style-name="T11">8.7.3 </text:span><text:span text:style-name="T16">Attività di recupero:</text:span></text:p>
      <text:p text:style-name="P101">a) industria del cuoio ricostruito [R3]; </text:p>
      <text:p text:style-name="P122">b) industria delle colle [R3]; </text:p>
      <text:p text:style-name="P122">c) industria di cartoni speciali [R3].</text:p>
      <text:p text:style-name="P91"><text:span text:style-name="T11">8.7.4 </text:span><text:span text:style-name="T16">Caratteristiche delle materie prime e/o dei prodotti ottenuti:</text:span></text:p>
      <text:p text:style-name="P101">a) articoli di cuoio ricostituito; </text:p>
      <text:p text:style-name="P101">b) colle nelle forme usualmente commercializzate; </text:p>
      <text:p text:style-name="P101">c) cartoni speciali nelle forme usualmente commercializzate.</text:p>
      <text:p text:style-name="P1"/>
      <table:table table:name="Tabella90" table:style-name="Tabella90">
        <table:table-column table:style-name="Tabella90.A"/>
        <table:table-column table:style-name="Tabella90.B"/>
        <table:table-column table:style-name="Tabella90.C"/>
        <table:table-column table:style-name="Tabella90.D"/>
        <table:table-row table:style-name="Tabella90.1">
          <table:table-cell table:style-name="Tabella90.A1" office:value-type="string">
            <text:p text:style-name="P331">Attività di recupero</text:p>
          </table:table-cell>
          <table:table-cell table:style-name="Tabella90.A1" office:value-type="string">
            <text:p text:style-name="P331">Codice Rifiuto</text:p>
          </table:table-cell>
          <table:table-cell table:style-name="Tabella90.A1" office:value-type="string">
            <text:p text:style-name="P331">Descrizione</text:p>
          </table:table-cell>
          <table:table-cell table:style-name="Tabella90.D1" office:value-type="string">
            <text:p text:style-name="P331">Quantità (t/a)</text:p>
          </table:table-cell>
        </table:table-row>
        <table:table-row table:style-name="Tabella90.1">
          <table:table-cell table:style-name="Tabella90.A2" office:value-type="string">
            <text:p text:style-name="P334">Messa in riserva</text:p>
          </table:table-cell>
          <table:table-cell table:style-name="Tabella90.A2" office:value-type="string">
            <text:p text:style-name="P334">[040108] [040199]</text:p>
          </table:table-cell>
          <table:table-cell table:style-name="Tabella90.A2" office:value-type="string">
            <text:p text:style-name="P334">Rifiuti di smerigliatura, rasatura</text:p>
          </table:table-cell>
          <table:table-cell table:style-name="Tabella90.D2" office:value-type="string">
            <text:p text:style-name="P335">1.630</text:p>
          </table:table-cell>
        </table:table-row>
        <table:table-row table:style-name="Tabella90.1">
          <table:table-cell table:style-name="Tabella90.A2" office:value-type="string">
            <text:p text:style-name="P334">Industria conciaria</text:p>
          </table:table-cell>
          <table:table-cell table:style-name="Tabella90.A2" office:value-type="string">
            <text:p text:style-name="P334">[040108] [040199]</text:p>
          </table:table-cell>
          <table:table-cell table:style-name="Tabella90.A2" office:value-type="string">
            <text:p text:style-name="P334">Rifiuti di smerigliatura, rasatura</text:p>
          </table:table-cell>
          <table:table-cell table:style-name="Tabella90.D2" office:value-type="string">
            <text:p text:style-name="P335">18.000</text:p>
          </table:table-cell>
        </table:table-row>
      </table:table>
      <text:p text:style-name="P1"/>
      <text:h text:style-name="P447" text:outline-level="1">8.8 Tipologia: </text:h>
      <text:p text:style-name="P65">carniccio di scarnatura, rasatura, spaccatura e pezzamatura in pelo </text:p>
      <text:p text:style-name="P70">[040108] [040199].</text:p>
      <text:p text:style-name="P73">[040108] [040199]</text:p>
      <text:p text:style-name="P91"><text:span text:style-name="T11">8.8.1</text:span><text:span text:style-name="T16"> Provenienza: </text:span></text:p>
      <text:p text:style-name="Rientro_20_corpo_20_del_20_testo_20_3">industria conciaria, fasi di scarnatura, rasatura, spaccatura e pezzamatura in pelo.</text:p>
      <text:p text:style-name="P91"><text:span text:style-name="T11">8.8.2 </text:span><text:span text:style-name="T16">Caratteristiche del rifiuto: </text:span></text:p>
      <text:p text:style-name="Rientro_20_corpo_20_del_20_testo_20_3">polvere più o meno fine e/o rifiuti di pellame.</text:p>
      <text:p text:style-name="P91"><text:span text:style-name="T11">8.8.3 </text:span><text:span text:style-name="T16">Attività di recupero:</text:span></text:p>
      <text:p text:style-name="Rientro_20_corpo_20_del_20_testo_20_3">industria delle colle, delle gelatine, degli idrolizzati proteici [R3].</text:p>
      <text:p text:style-name="P91"><text:span text:style-name="T11">8.8.4 </text:span><text:span text:style-name="T16">Caratteristiche delle materie prime e/o dei prodotti ottenuti:</text:span></text:p>
      <text:p text:style-name="Rientro_20_corpo_20_del_20_testo_20_3">colle, gelatine e idrolizzati proteici nelle forme usualmente commercializzate.</text:p>
      <text:p text:style-name="P1"/>
      <table:table table:name="Tabella91" table:style-name="Tabella91">
        <table:table-column table:style-name="Tabella91.A"/>
        <table:table-column table:style-name="Tabella91.B"/>
        <table:table-column table:style-name="Tabella91.C"/>
        <table:table-column table:style-name="Tabella91.D"/>
        <table:table-row table:style-name="Tabella91.1">
          <table:table-cell table:style-name="Tabella91.A1" office:value-type="string">
            <text:p text:style-name="P331">Attività di recupero</text:p>
          </table:table-cell>
          <table:table-cell table:style-name="Tabella91.A1" office:value-type="string">
            <text:p text:style-name="P331">Codice Rifiuto</text:p>
          </table:table-cell>
          <table:table-cell table:style-name="Tabella91.A1" office:value-type="string">
            <text:p text:style-name="P331">Descrizione</text:p>
          </table:table-cell>
          <table:table-cell table:style-name="Tabella91.D1" office:value-type="string">
            <text:p text:style-name="P331">Quantità (t/a)</text:p>
          </table:table-cell>
        </table:table-row>
        <table:table-row table:style-name="Tabella91.1">
          <table:table-cell table:style-name="Tabella91.A2" office:value-type="string">
            <text:p text:style-name="P334">Messa in riserva</text:p>
          </table:table-cell>
          <table:table-cell table:style-name="Tabella91.A2" office:value-type="string">
            <text:p text:style-name="P334">[040108] [040199]</text:p>
          </table:table-cell>
          <table:table-cell table:style-name="Tabella91.A2" office:value-type="string">
            <text:p text:style-name="P334">Carniccio di scarnatura, spaccatura e pessamatura in pelo</text:p>
          </table:table-cell>
          <table:table-cell table:style-name="Tabella91.D2" office:value-type="string">
            <text:p text:style-name="P335">1.630</text:p>
          </table:table-cell>
        </table:table-row>
        <table:table-row table:style-name="Tabella91.1">
          <table:table-cell table:style-name="Tabella91.A2" office:value-type="string">
            <text:p text:style-name="P334">Industria dei collanti e degli adesivi</text:p>
          </table:table-cell>
          <table:table-cell table:style-name="Tabella91.A2" office:value-type="string">
            <text:p text:style-name="P334">[040108] [040199]</text:p>
          </table:table-cell>
          <table:table-cell table:style-name="Tabella91.A2" office:value-type="string">
            <text:p text:style-name="P334">Carniccio di scarnatura, spaccatura e pezzamatura in pelo</text:p>
          </table:table-cell>
          <table:table-cell table:style-name="Tabella91.D2" office:value-type="string">
            <text:p text:style-name="P335">40.000</text:p>
          </table:table-cell>
        </table:table-row>
      </table:table>
      <text:p text:style-name="P1"/>
      <text:h text:style-name="P447" text:outline-level="1">8.9 Tipologia: </text:h>
      <text:p text:style-name="P65">indumenti, accessori di abbigliamento ed altri manufatti tessili confezionati post - consumo </text:p>
      <text:p text:style-name="P70">[200110] [200111]</text:p>
      <text:p text:style-name="P73">[200110] [200111] [191208]</text:p>
      <text:p text:style-name="P91"><text:span text:style-name="T11">8.9.1 </text:span><text:span text:style-name="T16">Provenienza: </text:span></text:p>
      <text:p text:style-name="P101">cicli di post - consumo.</text:p>
      <text:p text:style-name="P91"><text:span text:style-name="T11">8.9.2 </text:span><text:span text:style-name="T16">Caratteristiche del rifiuto: </text:span></text:p>
      <text:p text:style-name="Rientro_20_corpo_20_del_20_testo_20_3">materiale costituito da indumenti, accessori di abbigliamento ed altri manufatti tessili confezionati di lino, cotone, lana, altre fibre naturali artificiali e sintetiche, non impregnati da oli, morchie, non contenenti materiali impropri.</text:p>
      <text:p text:style-name="P91"><text:span text:style-name="T11">8.9.3 </text:span><text:span text:style-name="T16">Attività di recupero:</text:span></text:p>
      <text:p text:style-name="P464">a) messa in riserva [R13] per la destinazione in cicli di consumo <text:span text:style-name="T36">mediante selezione e igienizzazione per l'ottenimento delle seguenti specifiche</text:span> <text:span text:style-name="T91">mediante selezione e igienizzazione, ove quest'ultima si renda necessaria per l'ottenimento delle seguenti specifiche</text:span> [R3]: </text:p>
      <text:p text:style-name="P135"><text:span text:style-name="T11">carica aerobica mesofila &lt; 10</text:span><text:span text:style-name="T53">6</text:span><text:span text:style-name="T11">/g </text:span></text:p>
      <text:p text:style-name="P135"><text:span text:style-name="T11">streptococchi fecali &lt; 10</text:span><text:span text:style-name="T53">2</text:span><text:span text:style-name="T11">/g </text:span></text:p>
      <text:p text:style-name="P136">salmonelle assenti su 20 g </text:p>
      <text:p text:style-name="P122">b) messa in riserva [R13] per la produzione di materie prime secondarie per l'industria tessile mediante selezione, igienizzazione [R3].</text:p>
      <text:p text:style-name="P91"><text:span text:style-name="T11">8.9.4 </text:span><text:span text:style-name="T16">Caratteristiche delle materie prime e/o dei prodotti ottenuti:</text:span></text:p>
      <text:p text:style-name="P101">a) indumenti, accessori di abbigliamento ed altri manufatti tessili confezionati utilizzabili direttamente in cicli di consumo. </text:p>
      <text:p text:style-name="P101">b) materie prime secondarie per l'industria tessile conformi alle specifiche delle CCIAA di Milano e Firenze.</text:p>
      <text:p text:style-name="P1"/>
      <table:table table:name="Tabella92" table:style-name="Tabella92">
        <table:table-column table:style-name="Tabella92.A"/>
        <table:table-column table:style-name="Tabella92.B"/>
        <table:table-column table:style-name="Tabella92.C"/>
        <table:table-column table:style-name="Tabella92.D"/>
        <table:table-row table:style-name="Tabella92.1">
          <table:table-cell table:style-name="Tabella92.A1" office:value-type="string">
            <text:p text:style-name="P331">Attività di recupero</text:p>
          </table:table-cell>
          <table:table-cell table:style-name="Tabella92.A1" office:value-type="string">
            <text:p text:style-name="P331">Codice Rifiuto</text:p>
          </table:table-cell>
          <table:table-cell table:style-name="Tabella92.A1" office:value-type="string">
            <text:p text:style-name="P331">Descrizione</text:p>
          </table:table-cell>
          <table:table-cell table:style-name="Tabella92.D1" office:value-type="string">
            <text:p text:style-name="P331">Quantità (t/a)</text:p>
          </table:table-cell>
        </table:table-row>
        <table:table-row table:style-name="Tabella92.1">
          <table:table-cell table:style-name="Tabella92.A2" office:value-type="string">
            <text:p text:style-name="P334">Messa in riserva</text:p>
          </table:table-cell>
          <table:table-cell table:style-name="Tabella92.A2" office:value-type="string">
            <text:p text:style-name="P334">[191208] [200110] [200111]</text:p>
          </table:table-cell>
          <table:table-cell table:style-name="Tabella92.A2" office:value-type="string">
            <text:p text:style-name="P334">Indumenti, accessori di abbigliamento ed altri manufatti tessili confezionati post-consumo</text:p>
          </table:table-cell>
          <table:table-cell table:style-name="Tabella92.D2" office:value-type="string">
            <text:p text:style-name="P335">500</text:p>
          </table:table-cell>
        </table:table-row>
        <table:table-row table:style-name="Tabella92.1">
          <table:table-cell table:style-name="Tabella92.A2" office:value-type="string">
            <text:p text:style-name="P334">Industria tessile</text:p>
          </table:table-cell>
          <table:table-cell table:style-name="Tabella92.A2" office:value-type="string">
            <text:p text:style-name="P334">[191208] [200110] [200111]</text:p>
          </table:table-cell>
          <table:table-cell table:style-name="Tabella92.A2" office:value-type="string">
            <text:p text:style-name="P334">Indumenti, accessori di abbigliamento ed altri manufatti tessili confezionati post-consumo</text:p>
          </table:table-cell>
          <table:table-cell table:style-name="Tabella92.D2" office:value-type="string">
            <text:p text:style-name="P335">2.000</text:p>
          </table:table-cell>
        </table:table-row>
      </table:table>
      <text:p text:style-name="P1"/>
      <text:p text:style-name="P60">9 RIFIUTI DI LEGNO E SUGHERO</text:p>
      <text:p text:style-name="P1"/>
      <text:h text:style-name="TIpologia" text:outline-level="1">9.1 Tipologia: </text:h>
      <text:p text:style-name="P65">scarti di legno e sughero, imballaggi di legno </text:p>
      <text:p text:style-name="P70">[030101] [030102] [150103] [030103] [030199] [170201] [200107] [200301]</text:p>
      <text:p text:style-name="P73">[030101] [030105] [030199] [150103] [170201] [191207] [200301] [200138]</text:p>
      <text:p text:style-name="P91"><text:span text:style-name="T11">9.1.1 </text:span><text:span text:style-name="T16">Provenienza: </text:span></text:p>
      <text:p text:style-name="Rientro_20_corpo_20_del_20_testo_20_3">industria edile e raccolta differenziata, attività industriali, artigianali, commerciali, agricole e di servizio; attività di demolizioni.</text:p>
      <text:p text:style-name="P91"><text:span text:style-name="T11">9.1.2 </text:span><text:span text:style-name="T16">Caratteristiche del rifiuto: </text:span></text:p>
      <text:p text:style-name="Rientro_20_corpo_20_del_20_testo_20_3">legno in scarti di diverse dimensioni e segatura, con possibili presenze di polveri di natura inerte; cassette, pallets e altri imballaggi in legno non trattato.. sfridi di pannelli (compensati listellari, di fibra, di particelle ecc.) di legno trattato, nobilitato, compreso MDF, polverino di carteggiatura.</text:p>
      <text:p text:style-name="P91"><text:span text:style-name="T11">9.1.3 </text:span><text:span text:style-name="T16">Attività di recupero:</text:span></text:p>
      <text:p text:style-name="Rientro_20_corpo_20_del_20_testo_20_3">messa in riserva di rifiuti di legno [R13] con lavaggio eventuale, cernita, adeguamento volumetrico o cippatura per sottoporli alle seguenti operazioni di recupero <text:span text:style-name="T26">[R3]</text:span>: </text:p>
      <text:p text:style-name="P101">a) recupero nell'industria della falegnameria e carpenteria [R3];</text:p>
      <text:p text:style-name="P101">b) recupero nell'industria cartaria [R3]; </text:p>
      <text:p text:style-name="P101">c) recupero nell'industria del pannello di legno [R3];</text:p>
      <text:p text:style-name="P91"><text:span text:style-name="T11">9.1.4 </text:span><text:span text:style-name="T16">Caratteristiche delle materie prime e/o dei prodotti ottenuti:</text:span></text:p>
      <text:p text:style-name="P101">a) manufatti a base legno e sughero nelle forme usualmente commercializzate;</text:p>
      <text:p text:style-name="P101">b) pasta di carta e carta nelle forme usualmente commercializzate;</text:p>
      <text:p text:style-name="P101">c) pannelli nelle forme usualmente commercializzate.</text:p>
      <text:p text:style-name="P1"/>
      <table:table table:name="Tabella93" table:style-name="Tabella93">
        <table:table-column table:style-name="Tabella93.A"/>
        <table:table-column table:style-name="Tabella93.B"/>
        <table:table-column table:style-name="Tabella93.C"/>
        <table:table-column table:style-name="Tabella93.D"/>
        <table:table-row table:style-name="Tabella93.1">
          <table:table-cell table:style-name="Tabella93.A1" office:value-type="string">
            <text:p text:style-name="P331">Attività di recupero</text:p>
          </table:table-cell>
          <table:table-cell table:style-name="Tabella93.A1" office:value-type="string">
            <text:p text:style-name="P331">Codice Rifiuto</text:p>
          </table:table-cell>
          <table:table-cell table:style-name="Tabella93.A1" office:value-type="string">
            <text:p text:style-name="P331">Descrizione</text:p>
          </table:table-cell>
          <table:table-cell table:style-name="Tabella93.D1" office:value-type="string">
            <text:p text:style-name="P331">Quantità (t/a)</text:p>
          </table:table-cell>
        </table:table-row>
        <table:table-row table:style-name="Tabella93.1">
          <table:table-cell table:style-name="Tabella93.A2" office:value-type="string">
            <text:p text:style-name="P334">Industria cartaria</text:p>
          </table:table-cell>
          <table:table-cell table:style-name="Tabella93.A2" office:value-type="string">
            <text:p text:style-name="P334">[030101] [030105] [030199] [150103] [170201] [191207] [200138] [200301]</text:p>
          </table:table-cell>
          <table:table-cell table:style-name="Tabella93.A2" office:value-type="string">
            <text:p text:style-name="P334">Scarti di legno e sughero, imballaggi di legno</text:p>
          </table:table-cell>
          <table:table-cell table:style-name="Tabella93.D2" office:value-type="string">
            <text:p text:style-name="P335">20.000</text:p>
          </table:table-cell>
        </table:table-row>
        <table:table-row table:style-name="Tabella93.1">
          <table:table-cell table:style-name="Tabella93.A2" office:value-type="string">
            <text:p text:style-name="P334">Industria del legno</text:p>
          </table:table-cell>
          <table:table-cell table:style-name="Tabella93.A2" office:value-type="string">
            <text:p text:style-name="P334">[030101] [030105] [030199] [150103] [170201] [191207] [200138] [200301]</text:p>
          </table:table-cell>
          <table:table-cell table:style-name="Tabella93.A2" office:value-type="string">
            <text:p text:style-name="P334">Scarti di legno e sughero, imballaggi di legno</text:p>
          </table:table-cell>
          <table:table-cell table:style-name="Tabella93.D2" office:value-type="string">
            <text:p text:style-name="P335">495.000</text:p>
          </table:table-cell>
        </table:table-row>
        <table:table-row table:style-name="Tabella93.1">
          <table:table-cell table:style-name="Tabella93.A2" office:value-type="string">
            <text:p text:style-name="P334">Messa in riserva</text:p>
          </table:table-cell>
          <table:table-cell table:style-name="Tabella93.A2" office:value-type="string">
            <text:p text:style-name="P334">[030101] [030105] [030199] [150103] [170201] [191207] [200138] [200301]</text:p>
          </table:table-cell>
          <table:table-cell table:style-name="Tabella93.A2" office:value-type="string">
            <text:p text:style-name="P334">Scarti di legno e sughero, imballaggi di legno</text:p>
          </table:table-cell>
          <table:table-cell table:style-name="Tabella93.D2" office:value-type="string">
            <text:p text:style-name="P335">87.500</text:p>
          </table:table-cell>
        </table:table-row>
      </table:table>
      <text:p text:style-name="P1"/>
      <text:h text:style-name="P447" text:outline-level="1">9.2 Tipologia: </text:h>
      <text:p text:style-name="P65">scarti di legno e sughero, imballaggi di legno </text:p>
      <text:p text:style-name="P70">[030101] [030103] [030102]</text:p>
      <text:p text:style-name="P73">[030101] [030105]</text:p>
      <text:p text:style-name="P91"><text:span text:style-name="T11">9.2.1 </text:span><text:span text:style-name="T16">Provenienza: </text:span></text:p>
      <text:p text:style-name="Rientro_20_corpo_20_del_20_testo_20_3">industria della lavorazione del legno vergine.</text:p>
      <text:p text:style-name="P91"><text:span text:style-name="T11">9.2.2 </text:span><text:span text:style-name="T16">Caratteristiche del rifiuto: </text:span></text:p>
      <text:p text:style-name="Rientro_20_corpo_20_del_20_testo_20_3">legno vergine in scarti di diverse dimensioni e segatura, con possibili presenze di polveri di natura inerte.</text:p>
      <text:p text:style-name="P91"><text:span text:style-name="T11">9.2.3 </text:span><text:span text:style-name="T16">Attività di recupero:</text:span></text:p>
      <text:p text:style-name="Rientro_20_corpo_20_del_20_testo_20_3">messa in riserva di rifiuti di legno [R13] per l'ottenimento di materie prima secondarie mediante lavaggio, cernita, adeguamento volumetrico o cippatura [R3].</text:p>
      <text:p text:style-name="P91"><text:span text:style-name="T11">9.2.4 </text:span><text:span text:style-name="T16">Caratteristiche delle materie prime e/o dei prodotti ottenuti:</text:span></text:p>
      <text:p text:style-name="Rientro_20_corpo_20_del_20_testo_20_3">legno variamente cippato, granulati e cascami di sughero, tondelli in conformità alle specifiche fissate dalle CCIAA di Milano e Bolzano.</text:p>
      <text:p text:style-name="P1"/>
      <text:p text:style-name="P1"/>
      <table:table table:name="Tabella94" table:style-name="Tabella94">
        <table:table-column table:style-name="Tabella94.A"/>
        <table:table-column table:style-name="Tabella94.B"/>
        <table:table-column table:style-name="Tabella94.C"/>
        <table:table-column table:style-name="Tabella94.D"/>
        <table:table-row table:style-name="Tabella94.1">
          <table:table-cell table:style-name="Tabella94.A1" office:value-type="string">
            <text:p text:style-name="P331">Attività di recupero</text:p>
          </table:table-cell>
          <table:table-cell table:style-name="Tabella94.A1" office:value-type="string">
            <text:p text:style-name="P331">Codice Rifiuto</text:p>
          </table:table-cell>
          <table:table-cell table:style-name="Tabella94.A1" office:value-type="string">
            <text:p text:style-name="P331">Descrizione</text:p>
          </table:table-cell>
          <table:table-cell table:style-name="Tabella94.D1" office:value-type="string">
            <text:p text:style-name="P331">Quantità (t/a)</text:p>
          </table:table-cell>
        </table:table-row>
        <table:table-row table:style-name="Tabella94.1">
          <table:table-cell table:style-name="Tabella94.A2" office:value-type="string">
            <text:p text:style-name="P334">Messa in riserva</text:p>
          </table:table-cell>
          <table:table-cell table:style-name="Tabella94.A2" office:value-type="string">
            <text:p text:style-name="P334">[030101] [030105]</text:p>
          </table:table-cell>
          <table:table-cell table:style-name="Tabella94.A2" office:value-type="string">
            <text:p text:style-name="P334">Scarti di legno e sughero, imballaggi di legno</text:p>
          </table:table-cell>
          <table:table-cell table:style-name="Tabella94.D2" office:value-type="string">
            <text:p text:style-name="P335">15.000</text:p>
          </table:table-cell>
        </table:table-row>
        <table:table-row table:style-name="Tabella94.1">
          <table:table-cell table:style-name="Tabella94.A2" office:value-type="string">
            <text:p text:style-name="P334">Industria del legno</text:p>
          </table:table-cell>
          <table:table-cell table:style-name="Tabella94.A2" office:value-type="string">
            <text:p text:style-name="P334">[030101] [030105]</text:p>
          </table:table-cell>
          <table:table-cell table:style-name="Tabella94.A2" office:value-type="string">
            <text:p text:style-name="P334">Scarti di legno e sughero, imballaggi di legno</text:p>
          </table:table-cell>
          <table:table-cell table:style-name="Tabella94.D2" office:value-type="string">
            <text:p text:style-name="P335">25.000</text:p>
          </table:table-cell>
        </table:table-row>
      </table:table>
      <text:p text:style-name="P1"/>
      <text:h text:style-name="P449" text:outline-level="1">9.3 Tipologia: </text:h>
      <text:p text:style-name="P86">rifiuti costituiti da legno impregnato con preservante a base di creosoto </text:p>
      <text:p text:style-name="P86">[030199] [170201]</text:p>
      <text:p text:style-name="P82"><text:span text:style-name="T11">[030104*] [170204*] [170903*] </text:span><text:span text:style-name="T46">tipologia soppressa in quanto riferita a rifiuti pericolosi</text:span></text:p>
      <text:p text:style-name="P64"><text:span text:style-name="T21">9.3.1</text:span><text:span text:style-name="T22"> Provenienza: </text:span></text:p>
      <text:p text:style-name="P86">industria del trattamento del legno; reti ferroviarie; reti di telecomunicazioni; raccolta post - servizio di manufatti.</text:p>
      <text:p text:style-name="P64"><text:span text:style-name="T21">9.3.2 </text:span><text:span text:style-name="T22">Caratteristiche del rifiuto: </text:span></text:p>
      <text:p text:style-name="P86">spezzoni e manufatti di legno impregnato con oli derivanti dalla distillazione del catrame di carbon fossile (creosoto), con un contenuto &lt; 250 g/Kg di legno.</text:p>
      <text:p text:style-name="P64"><text:span text:style-name="T21">9.3.3 </text:span><text:span text:style-name="T22">Attività di recupero:</text:span></text:p>
      <text:p text:style-name="P358">a) reimpiego nelle strutture ferroviarie per scopi diversi da quello originario (es. passatoie, barriere di contenimento) [R3];</text:p>
      <text:p text:style-name="P358">b) falegnameria e carpenteria per la realizzazione di palificazioni di palizzate, di paravalanghe, di contenimenti di strade, di terrapieni, di opere di sfruttamento forestale, ecc. previa eventuale rilavorazione meccanica [R3].</text:p>
      <text:p text:style-name="P64"><text:span text:style-name="T21">9.3.4 </text:span><text:span text:style-name="T22">Caratteristiche delle materie prime e/o dei prodotti ottenuti:</text:span></text:p>
      <text:p text:style-name="P86">Il prodotto ha le stesse caratteristiche del legno nuovo impregnato con un contenuto di creosoto che al massimo può raggiungere il valore massimo di 250 g/K di legno. Nel caso di cui alla lettera b del punto 9.3.3 il prodotto deve essere contrassegnato con marchio indelebile che ne indichi il divieto di utilizzo come combustibile domestico. In ogni caso è vietato l'utilizzo per la fabbricazione di imballaggi che possono entrare in contatto con prodotti destinati all'alimentazione umana o animale.</text:p>
      <text:h text:style-name="P449" text:outline-level="1">9.4 Tipologia: </text:h>
      <text:p text:style-name="P82"><text:span text:style-name="T21">rifiuti costituiti da legno impregnato con preservante a base di sali</text:span><text:span text:style-name="T11"> </text:span></text:p>
      <text:p text:style-name="P86">[030199] [170201]</text:p>
      <text:p text:style-name="P82"><text:span text:style-name="T47">[030104*]</text:span><text:span text:style-name="T46"> </text:span><text:span text:style-name="T47">[</text:span><text:span text:style-name="T11">170204</text:span><text:span text:style-name="T47">*]</text:span><text:span text:style-name="T46"> </text:span><text:span text:style-name="T47">[170903*]</text:span><text:span text:style-name="T46"> tipologia soppressa in quanto riferita a rifiuti pericolosi</text:span></text:p>
      <text:p text:style-name="P64"><text:span text:style-name="T21">9.4.1 </text:span><text:span text:style-name="T22">Provenienza: </text:span></text:p>
      <text:p text:style-name="P86">industria del trattamento del legno: reti di distribuzione del servizio telefonico, telegrafico, elettrico; raccolta post - servizio di manufatti.</text:p>
      <text:p text:style-name="P64"><text:span text:style-name="T21">9.4.2 </text:span><text:span text:style-name="T22">Caratteristiche del rifiuto: </text:span></text:p>
      <text:p text:style-name="P86">mix di spezzoni e manufatti di legno, anche parzialmente logorato o comunque danneggiato, impregnato con sali in soluzione acquosa di:</text:p>
      <text:p text:style-name="P82"><text:span text:style-name="T21"><text:s/></text:span><text:span text:style-name="T23">- Cu/Cr/As; </text:span></text:p>
      <text:p text:style-name="P82"><text:span text:style-name="T23"><text:s/></text:span><text:span text:style-name="T21">- Cu/Cr/B;</text:span></text:p>
      <text:p text:style-name="P86"><text:s/>- sali di ammonio quaternario; </text:p>
      <text:p text:style-name="P86"><text:s/>- sale organico di rame;</text:p>
      <text:p text:style-name="P86"><text:s/>- principi attivi sciolti in solventi endoorganici, resine, oli isolanti, oli distillati e rettificati del catrame di carbon fossile a contenuto di benzo - alfa - pirene &lt; di 5 mg/Kg e di fenoli &lt; 1 %, contenente Cu &lt; 6 g/Kg, Cr &lt; 7 g/kg e As &lt; 9g/kg.</text:p>
      <text:p text:style-name="P64"><text:span text:style-name="T21">9.4.3 </text:span><text:span text:style-name="T22">Attività di recupero:</text:span></text:p>
      <text:p text:style-name="P125">a) Verifica strutturale per il reimpiego tal quale se a specifica; eventuale lavorazione meccanica se destinata alla produzione di manufatti per la realizzazione di staccionate, travi e pilastri per tettoie fienili ecc., attrezzature equestri, sostegni per recinzioni campi da gioco, barriere stradali, barriere antirumore, para valanghe, rivestimenti baite alpine, protezioni per piste sciistiche, arredo urbano, parchi gioco, sostegni per l'illuminazione stradale rurali, utilizzi vari in edilizia, cunei e traverse per l'edilizia e impianti di telecomunicazioni, pontili per imbarcazioni, torri di osservazione, stabilimenti balneari, torri di raffreddamento, pali di sostegno a frutteti, paletti per vigneti [R3];</text:p>
      <text:p text:style-name="P125">b) trattamento di detossificazione mediante liscivazione in soluzioni acide e successivo lavaggio con produzione di soluzioni esauste contenenti gli elementi preservanti estratti [R5]; </text:p>
      <text:p text:style-name="P125">c) produzione di chips detossificati per la produzione di manufatti in legno pressato con l'apporto di leganti o di manufatti in calcestruzzo - legno e/o cemento - legno. In ogni caso il contenuto di elementi preservanti nei chips detossificati non deve essere superiore a: 20 mg di As/kg di SS, 150 mg di Cu/kg di SS, 300 mg di Cr/kg di SS [R3].</text:p>
      <text:p text:style-name="P64"><text:span text:style-name="T21">9.4.4</text:span><text:span text:style-name="T22"> Caratteristiche delle materie prime e/o dei prodotti ottenuti:</text:span></text:p>
      <text:p text:style-name="P125">a) Il prodotto ha le stesse caratteristiche del legno nuovo impregnato con un contenuto di elementi impregnanti corrispondenti alle condizioni di cui al punto 9.4.2. </text:p>
      <text:p text:style-name="P125">b) soluzione esausta riutilizzabile nel processo di impregnazione; manufatti in legno pressato e manufatti in calcestruzzo legno e/o cemento legno nelle forme usualmente commercializzate. </text:p>
      <text:p text:style-name="P125">c) Chips di legno detossificati per la produzione di manufatti in legno pressato o manufatti in calcestruzzo - legno o cemento - legno. Nel caso di prodotti destinati a scopi diversi da quello originario, gli stessi devono essere contrassegnato con marchio indelebile che ne indichi il divieto di utilizzo come combustibile domestico.</text:p>
      <text:h text:style-name="P448" text:outline-level="1">9.5 Tipologia: </text:h>
      <text:p text:style-name="P69">black liquor </text:p>
      <text:p text:style-name="P72">[030199]</text:p>
      <text:p text:style-name="P69">[030199]</text:p>
      <text:p text:style-name="P94"><text:span text:style-name="T11">9.5.1 </text:span><text:span text:style-name="T16">Provenienza: </text:span></text:p>
      <text:p text:style-name="P208">industria del pannello di fibra di legno - cartiere.</text:p>
      <text:p text:style-name="P94"><text:span text:style-name="T11">9.5.2 </text:span><text:span text:style-name="T16">Caratteristiche del rifiuto e valori limite delle sostanze pericolose: </text:span></text:p>
      <text:p text:style-name="P359">soluzioni acquose ad alto contenuto di lignina (circa 35%); sul tal quale:</text:p>
      <text:p text:style-name="P137">Fenolo libero<text:tab/>40 ppm</text:p>
      <text:p text:style-name="P137">Furfurolo<text:tab/>= 150 ppm</text:p>
      <text:p text:style-name="P437">Piombo<text:tab/>= &lt; 0,10 mg/kg</text:p>
      <text:p text:style-name="P137">Arsenico<text:tab/>= &lt; 0,10 <text:s text:c="3"/>" <text:s/>"</text:p>
      <text:p text:style-name="P437">Zinco<text:tab/>= &lt; 40 <text:s text:c="6"/>" <text:s/>"</text:p>
      <text:p text:style-name="P137">Cromo III<text:tab/>= &lt; 0,1 <text:s text:c="5"/>" <text:s/>"</text:p>
      <text:p text:style-name="P94"><text:span text:style-name="T11">9.5.3 </text:span><text:span text:style-name="T16">Attività di recupero:</text:span></text:p>
      <text:p text:style-name="P208">industria del pannello [R3].</text:p>
      <text:p text:style-name="P94"><text:span text:style-name="T11">9.5.4 </text:span><text:span text:style-name="T16">Caratteristiche del prodotto ottenuto:</text:span><text:span text:style-name="T11"> </text:span></text:p>
      <text:p text:style-name="P208">pannelli di particelle nelle forme usualmente commercializzate.</text:p>
      <text:p text:style-name="P10"/>
      <table:table table:name="Tabella95" table:style-name="Tabella95">
        <table:table-column table:style-name="Tabella95.A"/>
        <table:table-column table:style-name="Tabella95.B"/>
        <table:table-column table:style-name="Tabella95.C"/>
        <table:table-column table:style-name="Tabella95.D"/>
        <table:table-row table:style-name="Tabella95.1">
          <table:table-cell table:style-name="Tabella95.A1" office:value-type="string">
            <text:p text:style-name="P332">Attività di recupero</text:p>
          </table:table-cell>
          <table:table-cell table:style-name="Tabella95.A1" office:value-type="string">
            <text:p text:style-name="P332">Codice Rifiuto</text:p>
          </table:table-cell>
          <table:table-cell table:style-name="Tabella95.A1" office:value-type="string">
            <text:p text:style-name="P332">Descrizione</text:p>
          </table:table-cell>
          <table:table-cell table:style-name="Tabella95.D1" office:value-type="string">
            <text:p text:style-name="P332">Quantità (t/a)</text:p>
          </table:table-cell>
        </table:table-row>
        <table:table-row table:style-name="Tabella95.1">
          <table:table-cell table:style-name="Tabella95.A2" office:value-type="string">
            <text:p text:style-name="P339">Messa in riserva</text:p>
          </table:table-cell>
          <table:table-cell table:style-name="Tabella95.A2" office:value-type="string">
            <text:p text:style-name="P339">[030199]</text:p>
          </table:table-cell>
          <table:table-cell table:style-name="Tabella95.A2" office:value-type="string">
            <text:p text:style-name="P339">Black liquor</text:p>
          </table:table-cell>
          <table:table-cell table:style-name="Tabella95.D2" office:value-type="string">
            <text:p text:style-name="P341">1.760</text:p>
          </table:table-cell>
        </table:table-row>
      </table:table>
      <text:p text:style-name="P10"/>
      <text:h text:style-name="P447" text:outline-level="1">9.6 Tipologia: </text:h>
      <text:p text:style-name="P65">rifiuti di carte decorative impregnate </text:p>
      <text:p text:style-name="P70">[030199]</text:p>
      <text:p text:style-name="P73">[030199]</text:p>
      <text:p text:style-name="P91"><text:span text:style-name="T11">9.6.1</text:span><text:span text:style-name="T16"> Provenienza: </text:span></text:p>
      <text:p text:style-name="Rientro_20_corpo_20_del_20_testo_20_3">industria produzione e utilizzo carte impregnate del laminato; industria del pannello nobilitato e industria della componentistica per l'arredamento.</text:p>
      <text:p text:style-name="P91"><text:span text:style-name="T11">9.6.2 </text:span><text:span text:style-name="T16">Caratteristiche del rifiuto: </text:span></text:p>
      <text:p text:style-name="Rientro_20_corpo_20_del_20_testo_20_3">carta impregnata con resina ureica, melaminica, fenolica e poliesteri.</text:p>
      <text:p text:style-name="P91"><text:span text:style-name="T11">9.6.3 </text:span><text:span text:style-name="T16">Attività di recupero:</text:span></text:p>
      <text:p text:style-name="Rientro_20_corpo_20_del_20_testo_20_3"><text:span text:style-name="T42"><text:s/></text:span>messa in riserva di rifiuti [R13] con eventuale cernita e/o macinazione per sottoporli alle seguenti operazioni di recupero:</text:p>
      <text:p text:style-name="P100"><text:span text:style-name="T11">a) recupero nell'industria del laminato </text:span><text:span text:style-name="T14">[R3]</text:span><text:span text:style-name="T11">;</text:span></text:p>
      <text:p text:style-name="P122">b) recupero nell'industria dei laterizi [R3];</text:p>
      <text:p text:style-name="P100"><text:span text:style-name="T14">c)</text:span><text:span text:style-name="T11"> recupero nell'industria del pannello di legno e industria della componentistica per l'arredamento. [R3];</text:span></text:p>
      <text:p text:style-name="P91"><text:span text:style-name="T11">9.6.4 </text:span><text:span text:style-name="T16">Caratteristiche delle materie prime e/o dei prodotti ottenuti:</text:span></text:p>
      <text:p text:style-name="P101">a) laminato nelle forme usualmente commercializzate;</text:p>
      <text:p text:style-name="P101">b) laterizi nelle forme usualmente commercializzate.</text:p>
      <text:p text:style-name="P101">c) pannelli e componenti per l'arredamento nelle forme usualmente commercializzate.</text:p>
      <text:p text:style-name="P1"/>
      <table:table table:name="Tabella96" table:style-name="Tabella96">
        <table:table-column table:style-name="Tabella96.A"/>
        <table:table-column table:style-name="Tabella96.B"/>
        <table:table-column table:style-name="Tabella96.C"/>
        <table:table-column table:style-name="Tabella96.D"/>
        <table:table-row table:style-name="Tabella96.1">
          <table:table-cell table:style-name="Tabella96.A1" office:value-type="string">
            <text:p text:style-name="P331">Attività di recupero</text:p>
          </table:table-cell>
          <table:table-cell table:style-name="Tabella96.A1" office:value-type="string">
            <text:p text:style-name="P331">Codice Rifiuto</text:p>
          </table:table-cell>
          <table:table-cell table:style-name="Tabella96.A1" office:value-type="string">
            <text:p text:style-name="P331">Descrizione</text:p>
          </table:table-cell>
          <table:table-cell table:style-name="Tabella96.D1" office:value-type="string">
            <text:p text:style-name="P331">Quantità (t/a)</text:p>
          </table:table-cell>
        </table:table-row>
        <table:table-row table:style-name="Tabella96.1">
          <table:table-cell table:style-name="Tabella96.A2" office:value-type="string">
            <text:p text:style-name="P334">Industria delle materie plastiche</text:p>
          </table:table-cell>
          <table:table-cell table:style-name="Tabella96.A2" office:value-type="string">
            <text:p text:style-name="P334">[030199]</text:p>
          </table:table-cell>
          <table:table-cell table:style-name="Tabella96.A2" office:value-type="string">
            <text:p text:style-name="P334">Rifiuti di carte decorative impregnate</text:p>
          </table:table-cell>
          <table:table-cell table:style-name="Tabella96.D2" office:value-type="string">
            <text:p text:style-name="P335">450</text:p>
          </table:table-cell>
        </table:table-row>
        <table:table-row table:style-name="Tabella96.1">
          <table:table-cell table:style-name="Tabella96.A2" office:value-type="string">
            <text:p text:style-name="P334">Industria del legno</text:p>
          </table:table-cell>
          <table:table-cell table:style-name="Tabella96.A2" office:value-type="string">
            <text:p text:style-name="P334">[030199]</text:p>
          </table:table-cell>
          <table:table-cell table:style-name="Tabella96.A2" office:value-type="string">
            <text:p text:style-name="P334">Rifiuti di carte decorative impregnate</text:p>
          </table:table-cell>
          <table:table-cell table:style-name="Tabella96.D2" office:value-type="string">
            <text:p text:style-name="P335">1.000</text:p>
          </table:table-cell>
        </table:table-row>
        <table:table-row table:style-name="Tabella96.1">
          <table:table-cell table:style-name="Tabella96.A2" office:value-type="string">
            <text:p text:style-name="P334">Messa in riserva</text:p>
          </table:table-cell>
          <table:table-cell table:style-name="Tabella96.A2" office:value-type="string">
            <text:p text:style-name="P334">[030199]</text:p>
          </table:table-cell>
          <table:table-cell table:style-name="Tabella96.A2" office:value-type="string">
            <text:p text:style-name="P334">Rifiuti di carte decorative impregnate</text:p>
          </table:table-cell>
          <table:table-cell table:style-name="Tabella96.D2" office:value-type="string">
            <text:p text:style-name="P335">1.000</text:p>
          </table:table-cell>
        </table:table-row>
      </table:table>
      <text:p text:style-name="P1"/>
      <text:p text:style-name="P60">10. RIFIUTI SOLIDI IN CAUCCIU' E GOMMA</text:p>
      <text:p text:style-name="P1"/>
      <text:h text:style-name="TIpologia" text:outline-level="1">10.1 Tipologia: </text:h>
      <text:p text:style-name="P65">cascami e scarti di produzione, rifiuti di polvere e granuli </text:p>
      <text:p text:style-name="P70">[070299] [160302]</text:p>
      <text:p text:style-name="P73">[070299] [160306]</text:p>
      <text:p text:style-name="P91"><text:span text:style-name="T11">10.1.1 </text:span><text:span text:style-name="T16">Provenienza: </text:span></text:p>
      <text:p text:style-name="Rientro_20_corpo_20_del_20_testo_20_3">industria della gomma e della produzione di pneumatici; altre attività produttive, commerciali e artigianali.</text:p>
      <text:p text:style-name="P91"><text:span text:style-name="T11">10.1.2 </text:span><text:span text:style-name="T16">Caratteristiche del rifiuto: </text:span></text:p>
      <text:p text:style-name="Rientro_20_corpo_20_del_20_testo_20_3">polveri, granuli, materozze, ritagli, trucioli, bave, sfridi e mescole fuori specifica di gomma con eventuali additivi.</text:p>
      <text:p text:style-name="P91"><text:span text:style-name="T11">10.1.3 </text:span><text:span text:style-name="T16">Attività di recupero:</text:span></text:p>
      <text:p text:style-name="Rientro_20_corpo_20_del_20_testo_20_3"><text:s/>messa in riserva di rifiuti di gomma [R13] con eventuale macinazione con sistemi meccanici e/o criogeni e lavaggio, con separazione degli inquinanti occasionali per sottoporre i rifiuti di gomma alle operazioni di recupero:</text:p>
      <text:p text:style-name="P101">a) recupero, previa eventuale devulcanizzazione in mescole compatibili in alternativa o in parziale sostituzione della gomma vergine [R3];</text:p>
      <text:p text:style-name="P101">b) recupero nella produzione di articoli tecnici in mescole compatibili [R3];</text:p>
      <text:p text:style-name="P101">c) recupero nella produzione di bitumi modificati in impianti fissi [R3];</text:p>
      <text:p text:style-name="P101">d) recupero nella produzione di parabordi dopo eventuale compattazione meccanica [R3].</text:p>
      <text:p text:style-name="P91"><text:span text:style-name="T11">10.1.4 </text:span><text:span text:style-name="T16">Caratteristiche delle materie prime e/o dei prodotti ottenuti:</text:span></text:p>
      <text:p text:style-name="P101">a) e b) manufatti in gomma nelle forme usualmente commercializzate;</text:p>
      <text:p text:style-name="P101">c) bitumi modificati nelle forme usualmente commercializzate;</text:p>
      <text:p text:style-name="P101">d) parabordi nelle forme usualmente commercializzate.</text:p>
      <text:p text:style-name="P101"/>
      <table:table table:name="Tabella97" table:style-name="Tabella97">
        <table:table-column table:style-name="Tabella97.A"/>
        <table:table-column table:style-name="Tabella97.B"/>
        <table:table-column table:style-name="Tabella97.C"/>
        <table:table-column table:style-name="Tabella97.D"/>
        <table:table-row table:style-name="Tabella97.1">
          <table:table-cell table:style-name="Tabella97.A1" office:value-type="string">
            <text:p text:style-name="P331">Attività di recupero</text:p>
          </table:table-cell>
          <table:table-cell table:style-name="Tabella97.A1" office:value-type="string">
            <text:p text:style-name="P331">Codice Rifiuto</text:p>
          </table:table-cell>
          <table:table-cell table:style-name="Tabella97.A1" office:value-type="string">
            <text:p text:style-name="P331">Descrizione</text:p>
          </table:table-cell>
          <table:table-cell table:style-name="Tabella97.D1" office:value-type="string">
            <text:p text:style-name="P331">Quantità (t/a)</text:p>
          </table:table-cell>
        </table:table-row>
        <table:table-row table:style-name="Tabella97.1">
          <table:table-cell table:style-name="Tabella97.A2" office:value-type="string">
            <text:p text:style-name="P334">Industria della gomma</text:p>
          </table:table-cell>
          <table:table-cell table:style-name="Tabella97.A2" office:value-type="string">
            <text:p text:style-name="P334">[070299] [160306]</text:p>
          </table:table-cell>
          <table:table-cell table:style-name="Tabella97.A2" office:value-type="string">
            <text:p text:style-name="P334">Cascami e scarti di produzione, rifiuti di polvere e granuli</text:p>
          </table:table-cell>
          <table:table-cell table:style-name="Tabella97.D2" office:value-type="string">
            <text:p text:style-name="P335">1.000</text:p>
          </table:table-cell>
        </table:table-row>
        <table:table-row table:style-name="Tabella97.1">
          <table:table-cell table:style-name="Tabella97.A2" office:value-type="string">
            <text:p text:style-name="P334">Messa in riserva</text:p>
          </table:table-cell>
          <table:table-cell table:style-name="Tabella97.A2" office:value-type="string">
            <text:p text:style-name="P334">[070299] [160306]</text:p>
          </table:table-cell>
          <table:table-cell table:style-name="Tabella97.A2" office:value-type="string">
            <text:p text:style-name="P334">Cascami e scarti di produzione, rifiuti di polvere e granuli</text:p>
          </table:table-cell>
          <table:table-cell table:style-name="Tabella97.D2" office:value-type="string">
            <text:p text:style-name="P335">1.000</text:p>
          </table:table-cell>
        </table:table-row>
        <table:table-row table:style-name="Tabella97.1">
          <table:table-cell table:style-name="Tabella97.A2" office:value-type="string">
            <text:p text:style-name="P334">Produzione di manufatti e prodotti per l'edilizia</text:p>
          </table:table-cell>
          <table:table-cell table:style-name="Tabella97.A2" office:value-type="string">
            <text:p text:style-name="P334">[070299] [160306]</text:p>
          </table:table-cell>
          <table:table-cell table:style-name="Tabella97.A2" office:value-type="string">
            <text:p text:style-name="P334">Cascami e scarti di produzione, rifiuti di polvere e granuli</text:p>
          </table:table-cell>
          <table:table-cell table:style-name="Tabella97.D2" office:value-type="string">
            <text:p text:style-name="P335">3.000</text:p>
          </table:table-cell>
        </table:table-row>
      </table:table>
      <text:p text:style-name="P1"/>
      <text:h text:style-name="P447" text:outline-level="1">10.2 Tipologia: </text:h>
      <text:p text:style-name="P65">pneumatici non ricostruibili, camere d'aria non riparabili e altri scarti di gomma </text:p>
      <text:p text:style-name="P70">[160103]</text:p>
      <text:p text:style-name="P73">[160103]</text:p>
      <text:p text:style-name="P91"><text:span text:style-name="T11">10.2.1 </text:span><text:span text:style-name="T16">Provenienza: </text:span></text:p>
      <text:p text:style-name="Rientro_20_corpo_20_del_20_testo_20_3">industria della ricostruzione pneumatici, attività di sostituzione e riparazione pneumatici e attività di servizio, attività di autodemolizione autorizzata ai sensi del decreto legislativo 5 febbraio 1997, n. 22 e successive modifiche e integrazioni, autoriparazione e industria automobilistica.</text:p>
      <text:p text:style-name="P91"><text:span text:style-name="T11">10.2.2 </text:span><text:span text:style-name="T16">Caratteristiche del rifiuto: </text:span></text:p>
      <text:p text:style-name="Rientro_20_corpo_20_del_20_testo_20_3">pneumatici usurati e camere d'aria con eventuale presenza di inquinanti superficiali (IPA &lt; 10 ppm); scarti di gomma di varie dimensioni e forme.</text:p>
      <text:p text:style-name="P91"><text:span text:style-name="T11">10.2.3. </text:span><text:span text:style-name="T16">Attività di recupero:</text:span></text:p>
      <text:p text:style-name="Rientro_20_corpo_20_del_20_testo_20_3"><text:s/>messa in riserva di rifiuti di gomma [R13] con lavaggio, triturazione e/o vulcanizzazione per sottoporli alle seguenti operazioni di recupero:</text:p>
      <text:p text:style-name="P101">a) recupero nell'industria della gomma per mescole compatibili [R3];</text:p>
      <text:p text:style-name="P101">b) recupero nella produzione bitumi [R3]; </text:p>
      <text:p text:style-name="P101">c) realizzazione di parabordi previo lavaggio chimico fisico se contaminato, eventuale macinazione, compattazione e devulcanizzazione [R3];</text:p>
      <text:p text:style-name="P91"><text:span text:style-name="T11">10.2.4 </text:span><text:span text:style-name="T16">Caratteristiche delle materie prime e/o dei prodotti ottenuti:</text:span></text:p>
      <text:p text:style-name="P101">a) manufatti in gomma nelle forme usualmente;</text:p>
      <text:p text:style-name="P101">b) e c) bitumi e parabordi nelle forme usualmente commercializzate.</text:p>
      <text:p text:style-name="P101"/>
      <table:table table:name="Tabella98" table:style-name="Tabella98">
        <table:table-column table:style-name="Tabella98.A"/>
        <table:table-column table:style-name="Tabella98.B"/>
        <table:table-column table:style-name="Tabella98.C"/>
        <table:table-column table:style-name="Tabella98.D"/>
        <table:table-row table:style-name="Tabella98.1">
          <table:table-cell table:style-name="Tabella98.A1" office:value-type="string">
            <text:p text:style-name="P331">Attività di recupero</text:p>
          </table:table-cell>
          <table:table-cell table:style-name="Tabella98.A1" office:value-type="string">
            <text:p text:style-name="P331">Codice Rifiuto</text:p>
          </table:table-cell>
          <table:table-cell table:style-name="Tabella98.A1" office:value-type="string">
            <text:p text:style-name="P331">Descrizione</text:p>
          </table:table-cell>
          <table:table-cell table:style-name="Tabella98.D1" office:value-type="string">
            <text:p text:style-name="P331">Quantità (t/a)</text:p>
          </table:table-cell>
        </table:table-row>
        <table:table-row table:style-name="Tabella98.1">
          <table:table-cell table:style-name="Tabella98.A2" office:value-type="string">
            <text:p text:style-name="P334">Produzione di conglomerati bitumunosi</text:p>
          </table:table-cell>
          <table:table-cell table:style-name="Tabella98.A2" office:value-type="string">
            <text:p text:style-name="P334">[160103]</text:p>
          </table:table-cell>
          <table:table-cell table:style-name="Tabella98.A2" office:value-type="string">
            <text:p text:style-name="P334">Pneumatici non ricostruibili, camere d'aria non riparabili e altri scarti di gomma</text:p>
          </table:table-cell>
          <table:table-cell table:style-name="Tabella98.D2" office:value-type="string">
            <text:p text:style-name="P335">2.500</text:p>
          </table:table-cell>
        </table:table-row>
        <table:table-row table:style-name="Tabella98.1">
          <table:table-cell table:style-name="Tabella98.A2" office:value-type="string">
            <text:p text:style-name="P334">Industria della gomma</text:p>
          </table:table-cell>
          <table:table-cell table:style-name="Tabella98.A2" office:value-type="string">
            <text:p text:style-name="P334">[160103]</text:p>
          </table:table-cell>
          <table:table-cell table:style-name="Tabella98.A2" office:value-type="string">
            <text:p text:style-name="P334">Pneumatici non ricostruibili, camere d'aria non riparabili e altri scarti di sgomma</text:p>
          </table:table-cell>
          <table:table-cell table:style-name="Tabella98.D2" office:value-type="string">
            <text:p text:style-name="P335">3.500</text:p>
          </table:table-cell>
        </table:table-row>
        <table:table-row table:style-name="Tabella98.1">
          <table:table-cell table:style-name="Tabella98.A2" office:value-type="string">
            <text:p text:style-name="P334">Messa in riserva</text:p>
          </table:table-cell>
          <table:table-cell table:style-name="Tabella98.A2" office:value-type="string">
            <text:p text:style-name="P334">[160103]</text:p>
          </table:table-cell>
          <table:table-cell table:style-name="Tabella98.A2" office:value-type="string">
            <text:p text:style-name="P334">Pneumatici non ricostruibili, camere d'aria non riparabili e altri scarti di gomma</text:p>
          </table:table-cell>
          <table:table-cell table:style-name="Tabella98.D2" office:value-type="string">
            <text:p text:style-name="P335">7.680</text:p>
          </table:table-cell>
        </table:table-row>
      </table:table>
      <text:p text:style-name="P1"/>
      <text:h text:style-name="P449" text:outline-level="1">10.3 Tipologia: </text:h>
      <text:p text:style-name="P70">pneumatici ricostruibili </text:p>
      <text:p text:style-name="P70">[160103]</text:p>
      <text:p text:style-name="P76">[160103]</text:p>
      <text:p text:style-name="P91"><text:span text:style-name="T21">10.3.1 </text:span><text:span text:style-name="T22">Provenienza: </text:span></text:p>
      <text:p text:style-name="P203">raccolta differenziata; attività di servizio ed utilizzo, autoriparazione, autodemolizione autorizzata ai sensi del decreto legislativo 5 febbraio 1997, n. 22 e successive modifiche e integrazioni, industria automobilistica.</text:p>
      <text:p text:style-name="P91"><text:span text:style-name="T21">10.3.2 </text:span><text:span text:style-name="T22">Caratteristiche del rifiuto: </text:span></text:p>
      <text:p text:style-name="P203">pneumatici usurati.</text:p>
      <text:p text:style-name="P91"><text:span text:style-name="T21">10.3.3 </text:span><text:span text:style-name="T22">Attività di recupero:</text:span></text:p>
      <text:p text:style-name="P203">messa in riserva di rifiuti di gomma [R13] con selezione e accettazione delle carcasse per sottoporle alle operazioni di recupero di raspatura, eventuali riparazioni e soluzionatura; vulcanizzazione controllo finale e rifinitura [R3]..</text:p>
      <text:p text:style-name="P91"><text:span text:style-name="T21">10.3.4 </text:span><text:span text:style-name="T22">Caratteristiche delle materie prime e/o dei prodotti ottenuti:</text:span></text:p>
      <text:p text:style-name="P203">pneumatici ricostruiti rispondenti alle norme UNI 9950.</text:p>
      <text:p text:style-name="P60">11. RIFIUTI DERIVATI DALL'INDUSTRIA AGROALIMENTARE</text:p>
      <text:p text:style-name="P1"/>
      <text:h text:style-name="TIpologia" text:outline-level="1">11.1 Tipologia: </text:h>
      <text:p text:style-name="P65">morchie, fecce e fondami di serbatoi di stoccaggio; reflui liquidi, terre e farine fossili coadiuvanti di decolorazione di oli e grassi, panelli filtrazione grassi; scarti e fondami di raffinazione dell'industria degli oli, dei grassi vegetali e animali </text:p>
      <text:p text:style-name="P70">[020303] [020399]</text:p>
      <text:p text:style-name="P73">[020303] [020399]</text:p>
      <text:p text:style-name="P91"><text:span text:style-name="T11">11.1.1 </text:span><text:span text:style-name="T16">Provenienza: </text:span></text:p>
      <text:p text:style-name="Rientro_20_corpo_20_del_20_testo_20_3">industria olearia e margariniera e della lavorazione ed estrazione dei grassi.</text:p>
      <text:p text:style-name="P91"><text:span text:style-name="T11">11.1.2 </text:span><text:span text:style-name="T16">Caratteristiche del rifiuto: </text:span></text:p>
      <text:p text:style-name="Rientro_20_corpo_20_del_20_testo_20_3">fango e/o liquidi acquosi costituiti da sostanze oleose e grasse di natura vegetale con percentuale variabile; terre e farine fossili contenenti oli e grassi vegetali.</text:p>
      <text:p text:style-name="P91"><text:span text:style-name="T11">11.1.3 </text:span><text:span text:style-name="T16">Attività di recupero:</text:span></text:p>
      <text:p text:style-name="Rientro_20_corpo_20_del_20_testo_20_3">recupero olio presso le raffinerie mediante estrazione e raffinazione <text:span text:style-name="T28">[R3]</text:span> <text:span text:style-name="T26">[R9]</text:span>.</text:p>
      <text:p text:style-name="P91"><text:span text:style-name="T11">11.1.4 </text:span><text:span text:style-name="T16">Caratteristiche delle materie prime e/o dei prodotti ottenuti:</text:span></text:p>
      <text:p text:style-name="Rientro_20_corpo_20_del_20_testo_20_3">olio non alimentare nelle forme usualmente commercializzate.</text:p>
      <text:p text:style-name="Rientro_20_corpo_20_del_20_testo_20_3"/>
      <table:table table:name="Tabella99" table:style-name="Tabella99">
        <table:table-column table:style-name="Tabella99.A"/>
        <table:table-column table:style-name="Tabella99.B"/>
        <table:table-column table:style-name="Tabella99.C"/>
        <table:table-column table:style-name="Tabella99.D"/>
        <table:table-row table:style-name="Tabella99.1">
          <table:table-cell table:style-name="Tabella99.A1" office:value-type="string">
            <text:p text:style-name="P331">Attività di recupero</text:p>
          </table:table-cell>
          <table:table-cell table:style-name="Tabella99.A1" office:value-type="string">
            <text:p text:style-name="P331">Codice Rifiuto</text:p>
          </table:table-cell>
          <table:table-cell table:style-name="Tabella99.A1" office:value-type="string">
            <text:p text:style-name="P331">Descrizione</text:p>
          </table:table-cell>
          <table:table-cell table:style-name="Tabella99.D1" office:value-type="string">
            <text:p text:style-name="P331">Quantità (t/a)</text:p>
          </table:table-cell>
        </table:table-row>
        <table:table-row table:style-name="Tabella99.1">
          <table:table-cell table:style-name="Tabella99.A2" office:value-type="string">
            <text:p text:style-name="P334">Impianti di raffinazione degli oli</text:p>
          </table:table-cell>
          <table:table-cell table:style-name="Tabella99.A2" office:value-type="string">
            <text:p text:style-name="P334">[020303] [020399]</text:p>
          </table:table-cell>
          <table:table-cell table:style-name="Tabella99.A2" office:value-type="string">
            <text:p text:style-name="P334">Morchie, fecce e fondami di serbatoi di stoccaggio; reflui liquidi, terre e farine fossili coadiuvanti di decolorazione di oli e grassi, panelli filtrazione grassi; scarti e fondami di raffinazione dell'industria degli oli, dei grassi vegetali e animali</text:p>
          </table:table-cell>
          <table:table-cell table:style-name="Tabella99.D2" office:value-type="string">
            <text:p text:style-name="P335">4.000</text:p>
          </table:table-cell>
        </table:table-row>
      </table:table>
      <text:p text:style-name="P1"/>
      <text:h text:style-name="P447" text:outline-level="1">11.2 Tipologia: </text:h>
      <text:p text:style-name="P65">terre e farine fossili disoleate </text:p>
      <text:p text:style-name="P70">[020399]</text:p>
      <text:p text:style-name="P73">[020399]</text:p>
      <text:p text:style-name="P91"><text:span text:style-name="T11">11.2.1 </text:span><text:span text:style-name="T16">Provenienza: </text:span></text:p>
      <text:p text:style-name="Rientro_20_corpo_20_del_20_testo_20_3">raffinerie per il recupero dell'olio di cui al punto 11.1.3. </text:p>
      <text:p text:style-name="P91"><text:span text:style-name="T11">11.2.2 </text:span><text:span text:style-name="T16">Caratteristiche del rifiuto: </text:span></text:p>
      <text:p text:style-name="Rientro_20_corpo_20_del_20_testo_20_3">silice sotto forma di silicati e idrosilicati di alluminio.</text:p>
      <text:p text:style-name="P91"><text:span text:style-name="T11">11.2.3 </text:span><text:span text:style-name="T16">Attività di recupero:</text:span></text:p>
      <text:p text:style-name="P101">a) industria dei laterizi e dell'argilla espansa, se esenti da solventi residuali aggiunti per il recupero degli oli [R5];</text:p>
      <text:p text:style-name="P101">b) cementifici [R5];</text:p>
      <text:p text:style-name="P101">c) attività di recupero ambientale (il recupero è subordinato all'esecuzione del test di cessione sul rifiuto tal quale secondo il metodo in allegato 3 al presente decreto) [R10];</text:p>
      <text:p text:style-name="P101">d)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1"><text:span text:style-name="T11">11.2.4 </text:span><text:span text:style-name="T16">Caratteristiche delle materie prime e/o dei prodotti ottenuti:</text:span></text:p>
      <text:p text:style-name="P101">a) laterizi e argilla espansa nelle forme usualmente commercializzate;</text:p>
      <text:p text:style-name="P101">b) cemento nelle forme usualmente commercializzate.</text:p>
      <text:p text:style-name="P101"/>
      <table:table table:name="Tabella100" table:style-name="Tabella100">
        <table:table-column table:style-name="Tabella100.A"/>
        <table:table-column table:style-name="Tabella100.B"/>
        <table:table-column table:style-name="Tabella100.C"/>
        <table:table-column table:style-name="Tabella100.D"/>
        <table:table-row table:style-name="Tabella100.1">
          <table:table-cell table:style-name="Tabella100.A1" office:value-type="string">
            <text:p text:style-name="P331">Attività di recupero</text:p>
          </table:table-cell>
          <table:table-cell table:style-name="Tabella100.A1" office:value-type="string">
            <text:p text:style-name="P331">Codice Rifiuto</text:p>
          </table:table-cell>
          <table:table-cell table:style-name="Tabella100.A1" office:value-type="string">
            <text:p text:style-name="P331">Descrizione</text:p>
          </table:table-cell>
          <table:table-cell table:style-name="Tabella100.D1" office:value-type="string">
            <text:p text:style-name="P331">Quantità (t/a)</text:p>
          </table:table-cell>
        </table:table-row>
        <table:table-row table:style-name="Tabella100.1">
          <table:table-cell table:style-name="Tabella100.A2" office:value-type="string">
            <text:p text:style-name="P334">Cementifici</text:p>
          </table:table-cell>
          <table:table-cell table:style-name="Tabella100.A2" office:value-type="string">
            <text:p text:style-name="P334">[020399]</text:p>
          </table:table-cell>
          <table:table-cell table:style-name="Tabella100.A2" office:value-type="string">
            <text:p text:style-name="P334">Terre e farine fossili disoleate</text:p>
          </table:table-cell>
          <table:table-cell table:style-name="Tabella100.D2" office:value-type="string">
            <text:p text:style-name="P335">1.000</text:p>
          </table:table-cell>
        </table:table-row>
        <table:table-row table:style-name="Tabella100.1">
          <table:table-cell table:style-name="Tabella100.A2" office:value-type="string">
            <text:p text:style-name="P334">Utilizzo dei rifiuti per i recuperi ambientali</text:p>
          </table:table-cell>
          <table:table-cell table:style-name="Tabella100.A2" office:value-type="string">
            <text:p text:style-name="P334">[020399]</text:p>
          </table:table-cell>
          <table:table-cell table:style-name="Tabella100.A2" office:value-type="string">
            <text:p text:style-name="P334">Terre e farine fossili disoleate</text:p>
          </table:table-cell>
          <table:table-cell table:style-name="Tabella100.D2" office:value-type="string">
            <text:p text:style-name="P335">1.000</text:p>
          </table:table-cell>
        </table:table-row>
        <table:table-row table:style-name="Tabella100.1">
          <table:table-cell table:style-name="Tabella100.A2" office:value-type="string">
            <text:p text:style-name="P334">Messa in riserva</text:p>
          </table:table-cell>
          <table:table-cell table:style-name="Tabella100.A2" office:value-type="string">
            <text:p text:style-name="P334">[020399]</text:p>
          </table:table-cell>
          <table:table-cell table:style-name="Tabella100.A2" office:value-type="string">
            <text:p text:style-name="P334">Terre e farine fossili disoleate</text:p>
          </table:table-cell>
          <table:table-cell table:style-name="Tabella100.D2" office:value-type="string">
            <text:p text:style-name="P335">1.190</text:p>
          </table:table-cell>
        </table:table-row>
        <table:table-row table:style-name="Tabella100.1">
          <table:table-cell table:style-name="Tabella100.A2" office:value-type="string">
            <text:p text:style-name="P334">Industria per la produzione di argilla espansa</text:p>
          </table:table-cell>
          <table:table-cell table:style-name="Tabella100.A2" office:value-type="string">
            <text:p text:style-name="P334">[020399]</text:p>
          </table:table-cell>
          <table:table-cell table:style-name="Tabella100.A2" office:value-type="string">
            <text:p text:style-name="P334">Terre e farine fossili disoleate</text:p>
          </table:table-cell>
          <table:table-cell table:style-name="Tabella100.D2" office:value-type="string">
            <text:p text:style-name="P335">3.000</text:p>
          </table:table-cell>
        </table:table-row>
        <table:table-row table:style-name="Tabella100.1">
          <table:table-cell table:style-name="Tabella100.A2" office:value-type="string">
            <text:p text:style-name="P334">Industria dei laterizi</text:p>
          </table:table-cell>
          <table:table-cell table:style-name="Tabella100.A2" office:value-type="string">
            <text:p text:style-name="P334">[020399]</text:p>
          </table:table-cell>
          <table:table-cell table:style-name="Tabella100.A2" office:value-type="string">
            <text:p text:style-name="P334">Terre e farine fossili disoleate</text:p>
          </table:table-cell>
          <table:table-cell table:style-name="Tabella100.D2" office:value-type="string">
            <text:p text:style-name="P335">3.000</text:p>
          </table:table-cell>
        </table:table-row>
        <table:table-row table:style-name="Tabella100.1">
          <table:table-cell table:style-name="Tabella100.A2" office:value-type="string">
            <text:p text:style-name="P334">Utilizzo dei rifiuti per la copertura di discariche</text:p>
          </table:table-cell>
          <table:table-cell table:style-name="Tabella100.A2" office:value-type="string">
            <text:p text:style-name="P334">[020399]</text:p>
          </table:table-cell>
          <table:table-cell table:style-name="Tabella100.A2" office:value-type="string">
            <text:p text:style-name="P334">Terre e farine fossili disoleate</text:p>
          </table:table-cell>
          <table:table-cell table:style-name="Tabella100.D2" office:value-type="string">
            <text:p text:style-name="P335">3.400</text:p>
          </table:table-cell>
        </table:table-row>
      </table:table>
      <text:p text:style-name="P1"/>
      <text:h text:style-name="P447" text:outline-level="1">11.3 Tipologia: </text:h>
      <text:p text:style-name="P65">carte esauste da filtrazione oli </text:p>
      <text:p text:style-name="P70">[020399]</text:p>
      <text:p text:style-name="P73">[020399]</text:p>
      <text:p text:style-name="P91"><text:span text:style-name="T11">11.3.1 </text:span><text:span text:style-name="T16">Provenienza: </text:span></text:p>
      <text:p text:style-name="Rientro_20_corpo_20_del_20_testo_20_3">industria olearia e margariniera.</text:p>
      <text:p text:style-name="P91"><text:span text:style-name="T11">11.3.2 </text:span><text:span text:style-name="T16">Caratteristiche del rifiuto: </text:span></text:p>
      <text:p text:style-name="Rientro_20_corpo_20_del_20_testo_20_3">materiale cellulosico contaminato da sostanze oleose e sedimenti grassi.</text:p>
      <text:p text:style-name="P91"><text:span text:style-name="T11">11.3.3 </text:span><text:span text:style-name="T16">Attività di recupero:</text:span></text:p>
      <text:p text:style-name="Rientro_20_corpo_20_del_20_testo_20_3">recupero olio presso le raffinerie mediante estrazione e raffinazione <text:span text:style-name="T28">[R3]</text:span> <text:span text:style-name="T26">[R9]</text:span>.</text:p>
      <text:p text:style-name="P91"><text:span text:style-name="T11">11.3.4 </text:span><text:span text:style-name="T16">Caratteristiche delle materie prime e/o dei prodotti ottenuti:</text:span></text:p>
      <text:p text:style-name="P101">olio non alimentare nelle forme usualmente commercializzate.</text:p>
      <text:p text:style-name="P101"/>
      <table:table table:name="Tabella101" table:style-name="Tabella101">
        <table:table-column table:style-name="Tabella101.A"/>
        <table:table-column table:style-name="Tabella101.B"/>
        <table:table-column table:style-name="Tabella101.C"/>
        <table:table-column table:style-name="Tabella101.D"/>
        <table:table-row table:style-name="Tabella101.1">
          <table:table-cell table:style-name="Tabella101.A1" office:value-type="string">
            <text:p text:style-name="P331">Attività di recupero</text:p>
          </table:table-cell>
          <table:table-cell table:style-name="Tabella101.A1" office:value-type="string">
            <text:p text:style-name="P331">Codice Rifiuto</text:p>
          </table:table-cell>
          <table:table-cell table:style-name="Tabella101.A1" office:value-type="string">
            <text:p text:style-name="P331">Descrizione</text:p>
          </table:table-cell>
          <table:table-cell table:style-name="Tabella101.D1" office:value-type="string">
            <text:p text:style-name="P331">Quantità (t/a)</text:p>
          </table:table-cell>
        </table:table-row>
        <table:table-row table:style-name="Tabella101.1">
          <table:table-cell table:style-name="Tabella101.A2" office:value-type="string">
            <text:p text:style-name="P334">Impianti di raffinazione degli oli</text:p>
          </table:table-cell>
          <table:table-cell table:style-name="Tabella101.A2" office:value-type="string">
            <text:p text:style-name="P334">[020399]</text:p>
          </table:table-cell>
          <table:table-cell table:style-name="Tabella101.A2" office:value-type="string">
            <text:p text:style-name="P334">Carte esauste da filtrazione oli</text:p>
          </table:table-cell>
          <table:table-cell table:style-name="Tabella101.D2" office:value-type="string">
            <text:p text:style-name="P335">4.000</text:p>
          </table:table-cell>
        </table:table-row>
      </table:table>
      <text:p text:style-name="P1"/>
      <text:h text:style-name="P448" text:outline-level="1">11.4 Tipologia: </text:h>
      <text:p text:style-name="P69">reflui liquidi della industria di raffinazione degli oli, dei grassi vegetali e animali </text:p>
      <text:p text:style-name="P72">[020399]</text:p>
      <text:p text:style-name="P75">[020399]</text:p>
      <text:p text:style-name="P94"><text:span text:style-name="T11">11.4.1 </text:span><text:span text:style-name="T16">Provenienza: </text:span></text:p>
      <text:p text:style-name="P208">raffinerie <text:span text:style-name="T28">di cui al punto 11.11.3</text:span><text:span text:style-name="T26"> di cui al punto 11.1.3</text:span>.</text:p>
      <text:p text:style-name="P94"><text:span text:style-name="T11">11.4.2 </text:span><text:span text:style-name="T16">Caratteristiche del rifiuto: </text:span></text:p>
      <text:p text:style-name="P208">reflui liquidi disoleati con sostanze oleose e grasse residue in percentuale minima.</text:p>
      <text:p text:style-name="P94"><text:span text:style-name="T11">11.4.3 </text:span><text:span text:style-name="T16">Attività di recupero:</text:span></text:p>
      <text:p text:style-name="P122">a) industria saponiera e dei tensioattivi [R3];</text:p>
      <text:p text:style-name="P122">b) industria della gomma [R3];</text:p>
      <text:p text:style-name="P122">c) industria dei cartoni catramati [R3];</text:p>
      <text:p text:style-name="P122">d) industria degli inchiostri da stampa [R3].</text:p>
      <text:p text:style-name="P94"><text:span text:style-name="T11">11.4.4 </text:span><text:span text:style-name="T16">Caratteristiche delle materie prime e/o dei prodotti ottenuti:</text:span></text:p>
      <text:p text:style-name="P122">a) prodotti dell'industria saponiera e dei tensioattivi nelle forme usualmente commercializzate;</text:p>
      <text:p text:style-name="P122">b) gomma nelle forme usualmente commercializzate;</text:p>
      <text:p text:style-name="P122">c) cartoni catramati nelle forme usualmente commercializzate;</text:p>
      <text:p text:style-name="P122">d) inchiostri da stampa nelle forme usualmente commercializzate.</text:p>
      <text:h text:style-name="P448" text:outline-level="1">11.5 Tipologia: </text:h>
      <text:p text:style-name="P69">foglie di the esauste </text:p>
      <text:p text:style-name="P72">[020304]</text:p>
      <text:p text:style-name="P75">[020304]</text:p>
      <text:p text:style-name="P94"><text:span text:style-name="T11">11.5.1 </text:span><text:span text:style-name="T16">Provenienza: </text:span></text:p>
      <text:p text:style-name="P208">industria dolciaria.</text:p>
      <text:p text:style-name="P94"><text:span text:style-name="T11">11.5.2 </text:span><text:span text:style-name="T16">Caratteristiche del rifiuto: </text:span></text:p>
      <text:p text:style-name="P208">foglie di the umide.</text:p>
      <text:p text:style-name="P94"><text:span text:style-name="T11">11.5.3 </text:span><text:span text:style-name="T16">Attività di recupero:</text:span></text:p>
      <text:p text:style-name="P208">tintorie come colorante per tessuti [R3].</text:p>
      <text:h text:style-name="P447" text:outline-level="1">11.6 Tipologia: </text:h>
      <text:p text:style-name="P65">tartaro grezzo </text:p>
      <text:p text:style-name="P70">[020703]</text:p>
      <text:p text:style-name="P73">[020703]</text:p>
      <text:p text:style-name="P91"><text:span text:style-name="T11">11.6.1 </text:span><text:span text:style-name="T16">Provenienza: </text:span></text:p>
      <text:p text:style-name="P101">industria vinicola.</text:p>
      <text:p text:style-name="P91"><text:span text:style-name="T11">11.6.2 </text:span><text:span text:style-name="T16">Caratteristiche del rifiuto: </text:span></text:p>
      <text:p text:style-name="Rientro_20_corpo_20_del_20_testo_20_3">tartrati solidi.</text:p>
      <text:p text:style-name="P91"><text:span text:style-name="T11">11.6.3 </text:span><text:span text:style-name="T16">Attività di recupero:</text:span></text:p>
      <text:p text:style-name="Rientro_20_corpo_20_del_20_testo_20_3">industria produzione acido tartarico e sali [R3].</text:p>
      <text:p text:style-name="P91"><text:span text:style-name="T11">11.6.4 </text:span><text:span text:style-name="T16">Caratteristiche delle materie prime e/o dei prodotti ottenuti:</text:span></text:p>
      <text:p text:style-name="Rientro_20_corpo_20_del_20_testo_20_3">acido tartarico e sali nelle forme usualmente commercializzate.</text:p>
      <text:p text:style-name="Rientro_20_corpo_20_del_20_testo_20_3"/>
      <table:table table:name="Tabella102" table:style-name="Tabella102">
        <table:table-column table:style-name="Tabella102.A"/>
        <table:table-column table:style-name="Tabella102.B"/>
        <table:table-column table:style-name="Tabella102.C"/>
        <table:table-column table:style-name="Tabella102.D"/>
        <table:table-row table:style-name="Tabella102.1">
          <table:table-cell table:style-name="Tabella102.A1" office:value-type="string">
            <text:p text:style-name="P331">Attività di recupero</text:p>
          </table:table-cell>
          <table:table-cell table:style-name="Tabella102.A1" office:value-type="string">
            <text:p text:style-name="P331">Codice Rifiuto</text:p>
          </table:table-cell>
          <table:table-cell table:style-name="Tabella102.A1" office:value-type="string">
            <text:p text:style-name="P331">Descrizione</text:p>
          </table:table-cell>
          <table:table-cell table:style-name="Tabella102.D1" office:value-type="string">
            <text:p text:style-name="P331">Quantità (t/a)</text:p>
          </table:table-cell>
        </table:table-row>
        <table:table-row table:style-name="Tabella102.1">
          <table:table-cell table:style-name="Tabella102.A2" office:value-type="string">
            <text:p text:style-name="P334">Messa in riserva</text:p>
          </table:table-cell>
          <table:table-cell table:style-name="Tabella102.A2" office:value-type="string">
            <text:p text:style-name="P334">[020703]</text:p>
          </table:table-cell>
          <table:table-cell table:style-name="Tabella102.A2" office:value-type="string">
            <text:p text:style-name="P334">Tartaro grezzo</text:p>
          </table:table-cell>
          <table:table-cell table:style-name="Tabella102.D2" office:value-type="string">
            <text:p text:style-name="P335">20</text:p>
          </table:table-cell>
        </table:table-row>
        <table:table-row table:style-name="Tabella102.1">
          <table:table-cell table:style-name="Tabella102.A2" office:value-type="string">
            <text:p text:style-name="P334">Industria chimica per il recupero delle sostanze organiche</text:p>
          </table:table-cell>
          <table:table-cell table:style-name="Tabella102.A2" office:value-type="string">
            <text:p text:style-name="P334">[020703]</text:p>
          </table:table-cell>
          <table:table-cell table:style-name="Tabella102.A2" office:value-type="string">
            <text:p text:style-name="P334">Tartaro grezzo</text:p>
          </table:table-cell>
          <table:table-cell table:style-name="Tabella102.D2" office:value-type="string">
            <text:p text:style-name="P335">5.500</text:p>
          </table:table-cell>
        </table:table-row>
      </table:table>
      <text:p text:style-name="P1"/>
      <text:h text:style-name="P448" text:outline-level="1">11.7 Tipologia: </text:h>
      <text:p text:style-name="P69">vinacce e fecce esauste </text:p>
      <text:p text:style-name="P72">[020702] [020799]</text:p>
      <text:p text:style-name="P75">[020702] [020799]</text:p>
      <text:p text:style-name="P94"><text:span text:style-name="T11">11.7.1 </text:span><text:span text:style-name="T16">Provenienza: </text:span></text:p>
      <text:p text:style-name="P208">distillerie, produzione di coloranti naturali.</text:p>
      <text:p text:style-name="P94"><text:span text:style-name="T11">11.7.2</text:span><text:span text:style-name="T16"> Caratteristiche del rifiuto: </text:span></text:p>
      <text:p text:style-name="P208">rifiuti a base cellulosica, costituiti da bucce, vinaccioli e fanghi.</text:p>
      <text:p text:style-name="P94"><text:span text:style-name="T11">11.7.3</text:span><text:span text:style-name="T16"> Attività di recupero:</text:span></text:p>
      <text:p text:style-name="P208">produzione di tartrati [R3].</text:p>
      <text:p text:style-name="P94"><text:span text:style-name="T11">11.7.4 </text:span><text:span text:style-name="T16">Caratteristiche delle materie prime e/o dei prodotti ottenuti:</text:span></text:p>
      <text:p text:style-name="P208">tartrati nelle forme usualmente commercializzate;</text:p>
      <text:p text:style-name="P208"/>
      <table:table table:name="Tabella103" table:style-name="Tabella103">
        <table:table-column table:style-name="Tabella103.A"/>
        <table:table-column table:style-name="Tabella103.B"/>
        <table:table-column table:style-name="Tabella103.C"/>
        <table:table-column table:style-name="Tabella103.D"/>
        <table:table-row table:style-name="Tabella103.1">
          <table:table-cell table:style-name="Tabella103.A1" office:value-type="string">
            <text:p text:style-name="P332">Attività di recupero</text:p>
          </table:table-cell>
          <table:table-cell table:style-name="Tabella103.A1" office:value-type="string">
            <text:p text:style-name="P332">Codice Rifiuto</text:p>
          </table:table-cell>
          <table:table-cell table:style-name="Tabella103.A1" office:value-type="string">
            <text:p text:style-name="P332">Descrizione</text:p>
          </table:table-cell>
          <table:table-cell table:style-name="Tabella103.D1" office:value-type="string">
            <text:p text:style-name="P332">Quantità (t/a)</text:p>
          </table:table-cell>
        </table:table-row>
        <table:table-row table:style-name="Tabella103.1">
          <table:table-cell table:style-name="Tabella103.A2" office:value-type="string">
            <text:p text:style-name="P339">Messa in riserva</text:p>
          </table:table-cell>
          <table:table-cell table:style-name="Tabella103.A2" office:value-type="string">
            <text:p text:style-name="P339">[020702] [020799]</text:p>
          </table:table-cell>
          <table:table-cell table:style-name="Tabella103.A2" office:value-type="string">
            <text:p text:style-name="P339">Vinacce e fecce esauste</text:p>
          </table:table-cell>
          <table:table-cell table:style-name="Tabella103.D2" office:value-type="string">
            <text:p text:style-name="P341">560</text:p>
          </table:table-cell>
        </table:table-row>
      </table:table>
      <text:p text:style-name="P10"/>
      <text:h text:style-name="P447" text:outline-level="1">11.8 Tipologia: </text:h>
      <text:p text:style-name="P64"><text:span text:style-name="T29">lolla di riso</text:span><text:span text:style-name="T11">, guscetta di cotone </text:span></text:p>
      <text:p text:style-name="P70">[020304] [040201]</text:p>
      <text:p text:style-name="P64"><text:span text:style-name="T48">[020304]</text:span><text:span text:style-name="T47"> [040221]</text:span></text:p>
      <text:p text:style-name="P91"><text:span text:style-name="T11">11.8.1 </text:span><text:span text:style-name="T16">Provenienza: </text:span></text:p>
      <text:p text:style-name="Rientro_20_corpo_20_del_20_testo_20_3"><text:span text:style-name="T28">industria agroalimentare</text:span>, industria tessile.</text:p>
      <text:p text:style-name="P91"><text:span text:style-name="T11">11.8.2 </text:span><text:span text:style-name="T16">Caratteristiche del rifiuto: </text:span></text:p>
      <text:p text:style-name="Rientro_20_corpo_20_del_20_testo_20_3">rifiuti costituiti da scarti vegetali originatisi <text:span text:style-name="T28">durante la sgranatura del riso e</text:span> dalla prima parte del ciclo di filatura del cotone.</text:p>
      <text:p text:style-name="P91"><text:span text:style-name="T11">11.8.3 </text:span><text:span text:style-name="T16">Attività di recupero:</text:span></text:p>
      <text:p text:style-name="Rientro_20_corpo_20_del_20_testo_20_3">produzione di lettiere per allevamenti zootecnici [R3].</text:p>
      <text:p text:style-name="Rientro_20_corpo_20_del_20_testo_20_3"/>
      <table:table table:name="Tabella104" table:style-name="Tabella104">
        <table:table-column table:style-name="Tabella104.A"/>
        <table:table-column table:style-name="Tabella104.B"/>
        <table:table-column table:style-name="Tabella104.C"/>
        <table:table-column table:style-name="Tabella104.D"/>
        <table:table-row table:style-name="Tabella104.1">
          <table:table-cell table:style-name="Tabella104.A1" office:value-type="string">
            <text:p text:style-name="P331">Attività di recupero</text:p>
          </table:table-cell>
          <table:table-cell table:style-name="Tabella104.A1" office:value-type="string">
            <text:p text:style-name="P331">Codice Rifiuto</text:p>
          </table:table-cell>
          <table:table-cell table:style-name="Tabella104.A1" office:value-type="string">
            <text:p text:style-name="P331">Descrizione</text:p>
          </table:table-cell>
          <table:table-cell table:style-name="Tabella104.D1" office:value-type="string">
            <text:p text:style-name="P331">Quantità (t/a)</text:p>
          </table:table-cell>
        </table:table-row>
        <table:table-row table:style-name="Tabella104.1">
          <table:table-cell table:style-name="Tabella104.A2" office:value-type="string">
            <text:p text:style-name="P334">Produzione di lettiere per allevamenti zootecnici</text:p>
          </table:table-cell>
          <table:table-cell table:style-name="Tabella104.A2" office:value-type="string">
            <text:p text:style-name="P334">[040221]</text:p>
          </table:table-cell>
          <table:table-cell table:style-name="Tabella104.A2" office:value-type="string">
            <text:p text:style-name="P334">Guscetta di cotone</text:p>
          </table:table-cell>
          <table:table-cell table:style-name="Tabella104.D2" office:value-type="string">
            <text:p text:style-name="P335">270</text:p>
          </table:table-cell>
        </table:table-row>
        <table:table-row table:style-name="Tabella104.1">
          <table:table-cell table:style-name="Tabella104.A2" office:value-type="string">
            <text:p text:style-name="P334">Messa in riserva</text:p>
          </table:table-cell>
          <table:table-cell table:style-name="Tabella104.A2" office:value-type="string">
            <text:p text:style-name="P334">[040221]</text:p>
          </table:table-cell>
          <table:table-cell table:style-name="Tabella104.A2" office:value-type="string">
            <text:p text:style-name="P334">Guscetta di cotone</text:p>
          </table:table-cell>
          <table:table-cell table:style-name="Tabella104.D2" office:value-type="string">
            <text:p text:style-name="P335">280</text:p>
          </table:table-cell>
        </table:table-row>
      </table:table>
      <text:p text:style-name="P1"/>
      <text:h text:style-name="P448" text:outline-level="1">11.9 Tipologia: </text:h>
      <text:p text:style-name="P69">rifiuti di cloruro di sodio </text:p>
      <text:p text:style-name="P72">[020299] [040199]</text:p>
      <text:p text:style-name="P75">[020299] [040199]</text:p>
      <text:p text:style-name="P94"><text:span text:style-name="T11">11.9.1 </text:span><text:span text:style-name="T16">Provenienza: </text:span></text:p>
      <text:p text:style-name="P208">salatura nell'industria delle carni, scuotimento delle pelli salate nell'industria conciaria.</text:p>
      <text:p text:style-name="P94"><text:span text:style-name="T11">11.9.2 </text:span><text:span text:style-name="T16">Caratteristiche del rifiuto: </text:span></text:p>
      <text:p text:style-name="P208">rifiuti solidi di cloruro di sodio.</text:p>
      <text:p text:style-name="P94"><text:span text:style-name="T11">11.9.3 </text:span><text:span text:style-name="T16">Attività di recupero:</text:span></text:p>
      <text:p text:style-name="P208">utilizzo come antighiaccio stradale [R5].</text:p>
      <text:p text:style-name="P208"/>
      <table:table table:name="Tabella105" table:style-name="Tabella105">
        <table:table-column table:style-name="Tabella105.A"/>
        <table:table-column table:style-name="Tabella105.B"/>
        <table:table-column table:style-name="Tabella105.C"/>
        <table:table-column table:style-name="Tabella105.D"/>
        <table:table-row table:style-name="Tabella105.1">
          <table:table-cell table:style-name="Tabella105.A1" office:value-type="string">
            <text:p text:style-name="P332">Attività di recupero</text:p>
          </table:table-cell>
          <table:table-cell table:style-name="Tabella105.A1" office:value-type="string">
            <text:p text:style-name="P332">Codice Rifiuto</text:p>
          </table:table-cell>
          <table:table-cell table:style-name="Tabella105.A1" office:value-type="string">
            <text:p text:style-name="P332">Descrizione</text:p>
          </table:table-cell>
          <table:table-cell table:style-name="Tabella105.D1" office:value-type="string">
            <text:p text:style-name="P332">Quantità (t/a)</text:p>
          </table:table-cell>
        </table:table-row>
        <table:table-row table:style-name="Tabella105.1">
          <table:table-cell table:style-name="Tabella105.A2" office:value-type="string">
            <text:p text:style-name="P339">Messa in riserva</text:p>
          </table:table-cell>
          <table:table-cell table:style-name="Tabella105.A2" office:value-type="string">
            <text:p text:style-name="P339">[020299] [040199]</text:p>
          </table:table-cell>
          <table:table-cell table:style-name="Tabella105.A2" office:value-type="string">
            <text:p text:style-name="P339">Rifiuti di cloruro di sodio</text:p>
          </table:table-cell>
          <table:table-cell table:style-name="Tabella105.D2" office:value-type="string">
            <text:p text:style-name="P341">500</text:p>
          </table:table-cell>
        </table:table-row>
      </table:table>
      <text:p text:style-name="P10"/>
      <text:h text:style-name="P448" text:outline-level="1">11.10 Tipologia: </text:h>
      <text:p text:style-name="P69">rifiuti misti della lavorazione del tabacco </text:p>
      <text:p text:style-name="P72">[020304] [020399]</text:p>
      <text:p text:style-name="P75">[020304] [020399]</text:p>
      <text:p text:style-name="P94"><text:span text:style-name="T11">11.10.1 </text:span><text:span text:style-name="T16">Provenienza: </text:span></text:p>
      <text:p text:style-name="P208">manifatture tabacchi.</text:p>
      <text:p text:style-name="P94"><text:span text:style-name="T11">11.10.2 </text:span><text:span text:style-name="T16">Caratteristiche del rifiuto: </text:span></text:p>
      <text:p text:style-name="P208">frammenti e polveri di tabacco con agenti concianti e profumanti (cacao, miele, zuccheri, ecc.) ed eventuale presenza di rifiuti di carta vergata e colle di amido.</text:p>
      <text:p text:style-name="P94"><text:span text:style-name="T11">11.10.3 </text:span><text:span text:style-name="T16">Attività di recupero:</text:span></text:p>
      <text:p text:style-name="P122">a) macinazione, vagliatura, laminazione, incollaggio con agglutinanti (semi di carruba) su supporto di cellulosa pura [R3].</text:p>
      <text:p text:style-name="P94"><text:span text:style-name="T11">11.10.4 </text:span><text:span text:style-name="T16">Caratteristiche delle materie prime e/o dei prodotti ottenuti:</text:span></text:p>
      <text:p text:style-name="P122">a) laminati di tabacco omogeneizzato.</text:p>
      <text:h text:style-name="P447" text:outline-level="1">11.11 Tipologia: </text:h>
      <text:p text:style-name="P65">oli esausti vegetali ed animali </text:p>
      <text:p text:style-name="P70">[020304] [200109]</text:p>
      <text:p text:style-name="P73">[020304] [200125]</text:p>
      <text:p text:style-name="P91"><text:span text:style-name="T11">11.11.1 </text:span><text:span text:style-name="T16">Provenienza: </text:span></text:p>
      <text:p text:style-name="Rientro_20_corpo_20_del_20_testo_20_3">fabbricazione di oli e grassi vegetali e animali; attività di ristorazione, rosticcerie, pasticcerie, industrie alimentari<text:span text:style-name="T26"> e dalla raccolta differenziata di RU</text:span>.</text:p>
      <text:p text:style-name="P91"><text:span text:style-name="T11">11.11.2 </text:span><text:span text:style-name="T16">Caratteristiche del rifiuto: </text:span></text:p>
      <text:p text:style-name="Rientro_20_corpo_20_del_20_testo_20_3">rifiuto oleoso contenente particolato di sostanze di natura animale e vegetale.</text:p>
      <text:p text:style-name="P91"><text:span text:style-name="T11">11.11.3 </text:span><text:span text:style-name="T16">Attività di recupero:</text:span></text:p>
      <text:p text:style-name="P100"><text:span text:style-name="T11">a) produzione di grassi colati </text:span><text:span text:style-name="T29">[R3]</text:span><text:span text:style-name="T11"> [R9];</text:span></text:p>
      <text:p text:style-name="P100"><text:span text:style-name="T11">b) produzione argilla espansa </text:span><text:span text:style-name="T29">[R3]</text:span><text:span text:style-name="T14"> [R9]</text:span><text:span text:style-name="T11">;</text:span></text:p>
      <text:p text:style-name="P132"><text:span text:style-name="T11">c) produzione inchiostri da stampa </text:span><text:span text:style-name="T29">[R3]</text:span><text:span text:style-name="T14"> [R9]</text:span><text:span text:style-name="T11">;</text:span></text:p>
      <text:p text:style-name="P100"><text:span text:style-name="T11">d) produzione di distaccanti per l'edilizia </text:span><text:span text:style-name="T29">[R3]</text:span><text:span text:style-name="T11"> [R9];</text:span></text:p>
      <text:p text:style-name="P100"><text:span text:style-name="T11">e) produzione lubrificanti </text:span><text:span text:style-name="T29">[R3]</text:span><text:span text:style-name="T11"> [R9];</text:span></text:p>
      <text:p text:style-name="P100"><text:span text:style-name="T11">f) industria saponiera e dei tensioattivi </text:span><text:span text:style-name="T29">[R3]</text:span><text:span text:style-name="T14"> [R9]</text:span><text:span text:style-name="T11">.</text:span></text:p>
      <text:p text:style-name="P91"><text:span text:style-name="T11">11.11.4 </text:span><text:span text:style-name="T16">Caratteristiche delle materie prime e/o dei prodotti ottenuti:</text:span></text:p>
      <text:p text:style-name="P101">a) grassi colati nelle forme usualmente commercializzate;</text:p>
      <text:p text:style-name="P101">b) argilla espansa nelle forme usualmente commercializzate;</text:p>
      <text:p text:style-name="P101">c) inchiostri da stampa nelle forme usualmente commercializzate;</text:p>
      <text:p text:style-name="P101">d) distaccante per casseforme;</text:p>
      <text:p text:style-name="P101">e) lubrificanti nelle forme usualmente commercializzate;</text:p>
      <text:p text:style-name="P101">f) prodotti dell'industria saponiera e dei tensioattivi nelle forme usualmente commercializzate.</text:p>
      <text:p text:style-name="P101"/>
      <table:table table:name="Tabella106" table:style-name="Tabella106">
        <table:table-column table:style-name="Tabella106.A"/>
        <table:table-column table:style-name="Tabella106.B"/>
        <table:table-column table:style-name="Tabella106.C"/>
        <table:table-column table:style-name="Tabella106.D"/>
        <table:table-row table:style-name="Tabella106.1">
          <table:table-cell table:style-name="Tabella106.A1" office:value-type="string">
            <text:p text:style-name="P331">Attività di recupero</text:p>
          </table:table-cell>
          <table:table-cell table:style-name="Tabella106.A1" office:value-type="string">
            <text:p text:style-name="P331">Codice Rifiuto</text:p>
          </table:table-cell>
          <table:table-cell table:style-name="Tabella106.A1" office:value-type="string">
            <text:p text:style-name="P331">Descrizione</text:p>
          </table:table-cell>
          <table:table-cell table:style-name="Tabella106.D1" office:value-type="string">
            <text:p text:style-name="P331">Quantità (t/a)</text:p>
          </table:table-cell>
        </table:table-row>
        <table:table-row table:style-name="Tabella106.1">
          <table:table-cell table:style-name="Tabella106.A2" office:value-type="string">
            <text:p text:style-name="P334">Produzione di manufatti e prodotti per l'edilizia</text:p>
          </table:table-cell>
          <table:table-cell table:style-name="Tabella106.A2" office:value-type="string">
            <text:p text:style-name="P334">[020304] [200125]</text:p>
          </table:table-cell>
          <table:table-cell table:style-name="Tabella106.A2" office:value-type="string">
            <text:p text:style-name="P334">Oli esausti vegetali ed animali</text:p>
          </table:table-cell>
          <table:table-cell table:style-name="Tabella106.D2" office:value-type="string">
            <text:p text:style-name="P335">1.000</text:p>
          </table:table-cell>
        </table:table-row>
        <table:table-row table:style-name="Tabella106.1">
          <table:table-cell table:style-name="Tabella106.A2" office:value-type="string">
            <text:p text:style-name="P334">Messa in riserva</text:p>
          </table:table-cell>
          <table:table-cell table:style-name="Tabella106.A2" office:value-type="string">
            <text:p text:style-name="P334">[020304] [200125]</text:p>
          </table:table-cell>
          <table:table-cell table:style-name="Tabella106.A2" office:value-type="string">
            <text:p text:style-name="P334">Oli esausti vegetali ed animali</text:p>
          </table:table-cell>
          <table:table-cell table:style-name="Tabella106.D2" office:value-type="string">
            <text:p text:style-name="P335">1.500</text:p>
          </table:table-cell>
        </table:table-row>
        <table:table-row table:style-name="Tabella106.1">
          <table:table-cell table:style-name="Tabella106.A4" office:value-type="string">
            <text:p text:style-name="P334">Industria saponiera e dei tensioattivi</text:p>
          </table:table-cell>
          <table:table-cell table:style-name="Tabella106.A2" office:value-type="string">
            <text:p text:style-name="P334">[020304] [200125]</text:p>
          </table:table-cell>
          <table:table-cell table:style-name="Tabella106.A2" office:value-type="string">
            <text:p text:style-name="P334">Oli esausti vegetali ed animali</text:p>
          </table:table-cell>
          <table:table-cell table:style-name="Tabella106.D2" office:value-type="string">
            <text:p text:style-name="P335">4.000</text:p>
          </table:table-cell>
        </table:table-row>
        <table:table-row table:style-name="Tabella106.1">
          <table:table-cell table:style-name="Tabella106.A2" office:value-type="string">
            <text:p text:style-name="P334">Impianti di raffinazione degli oli</text:p>
          </table:table-cell>
          <table:table-cell table:style-name="Tabella106.A2" office:value-type="string">
            <text:p text:style-name="P334">[020304] [200125]</text:p>
          </table:table-cell>
          <table:table-cell table:style-name="Tabella106.A2" office:value-type="string">
            <text:p text:style-name="P334">Oli esausti vegetali ed animali</text:p>
          </table:table-cell>
          <table:table-cell table:style-name="Tabella106.D2" office:value-type="string">
            <text:p text:style-name="P335">6.500</text:p>
          </table:table-cell>
        </table:table-row>
      </table:table>
      <text:p text:style-name="P1"/>
      <text:h text:style-name="P448" text:outline-level="1">11.12 Tipologia: </text:h>
      <text:p text:style-name="P69">sansa esausta di oliva (polpa o farina) </text:p>
      <text:p text:style-name="P72">[020303]</text:p>
      <text:p text:style-name="P75">[020303]</text:p>
      <text:p text:style-name="P94"><text:span text:style-name="T11">11.12.1 </text:span><text:span text:style-name="T16">Provenienza: </text:span></text:p>
      <text:p text:style-name="P208">industria olearia, processo di produzione di olio di sansa mediante estrazione con solvente.</text:p>
      <text:p text:style-name="P94"><text:span text:style-name="T11">11.12.2 </text:span><text:span text:style-name="T16">Caratteristiche del rifiuto: </text:span></text:p>
      <text:p text:style-name="P208">materiale sciolto rappresentato prevalentemente da frammenti, particelle e polvere di nocciolo di oliva privati della parte di polpa grassa residua; di granulometria variabile da 10 a 6000 µm e ad alto contenuto di lignina e solvente in tracce.</text:p>
      <text:p text:style-name="P94"><text:span text:style-name="T11">11.12.3 </text:span><text:span text:style-name="T16">Attività di recupero:</text:span></text:p>
      <text:p text:style-name="P208">reimpiego nel settore della produzione e del riciclaggio di materie plastiche caricate con polvere di legno, produzione del pannello di particelle, previa vagliatura ed essiccazione [R3].</text:p>
      <text:p text:style-name="P94"><text:span text:style-name="T11">11.12.4 </text:span><text:span text:style-name="T16">Caratteristiche delle materie prime e/o dei prodotti ottenuti:</text:span></text:p>
      <text:p text:style-name="P208">lastre e/o pannelli estrusi monostrato e/o multistrato di spessore variabile esente da esano residuo nelle forme e dimensioni usualmente commercializzate; pannelli di particelle rivestiti e/o nobilitati da termoformare esenti da esano residuo nelle forme usualmente commercializzate; manufatti per l'industria delle costruzioni esenti da esano residuo nelle forme e dimensioni usualmente commercializzate.</text:p>
      <text:p text:style-name="P208"/>
      <table:table table:name="Tabella107" table:style-name="Tabella107">
        <table:table-column table:style-name="Tabella107.A"/>
        <table:table-column table:style-name="Tabella107.B"/>
        <table:table-column table:style-name="Tabella107.C"/>
        <table:table-column table:style-name="Tabella107.D"/>
        <table:table-row table:style-name="Tabella107.1">
          <table:table-cell table:style-name="Tabella107.A1" office:value-type="string">
            <text:p text:style-name="P332">Attività di recupero</text:p>
          </table:table-cell>
          <table:table-cell table:style-name="Tabella107.A1" office:value-type="string">
            <text:p text:style-name="P332">Codice Rifiuto</text:p>
          </table:table-cell>
          <table:table-cell table:style-name="Tabella107.A1" office:value-type="string">
            <text:p text:style-name="P332">Descrizione</text:p>
          </table:table-cell>
          <table:table-cell table:style-name="Tabella107.D1" office:value-type="string">
            <text:p text:style-name="P332">Quantità (t/a)</text:p>
          </table:table-cell>
        </table:table-row>
        <table:table-row table:style-name="Tabella107.1">
          <table:table-cell table:style-name="Tabella107.A2" office:value-type="string">
            <text:p text:style-name="P339">Messa in riserva</text:p>
          </table:table-cell>
          <table:table-cell table:style-name="Tabella107.A2" office:value-type="string">
            <text:p text:style-name="P339">[020303]</text:p>
          </table:table-cell>
          <table:table-cell table:style-name="Tabella107.A2" office:value-type="string">
            <text:p text:style-name="P339">Sansa esausta di oliva (polpa o farina)</text:p>
          </table:table-cell>
          <table:table-cell table:style-name="Tabella107.D2" office:value-type="string">
            <text:p text:style-name="P341">8.430</text:p>
          </table:table-cell>
        </table:table-row>
      </table:table>
      <text:p text:style-name="P10"/>
      <text:h text:style-name="P448" text:outline-level="1">11.13 Tipologia: </text:h>
      <text:p text:style-name="P69">scarti e sfridi di granaglia per uso zootecnico </text:p>
      <text:p text:style-name="P72">[020304]</text:p>
      <text:p text:style-name="P75">[020304]</text:p>
      <text:p text:style-name="P94"><text:span text:style-name="T11">11.13.1 </text:span><text:span text:style-name="T16">Provenienza: </text:span></text:p>
      <text:p text:style-name="P208">industria alimentazione zootecnica.</text:p>
      <text:p text:style-name="P94"><text:span text:style-name="T11">11.13.2 </text:span><text:span text:style-name="T16">Caratteristiche del rifiuto: </text:span></text:p>
      <text:p text:style-name="P208">materiale minuto a prevalente composizione amidacea.</text:p>
      <text:p text:style-name="P94"><text:span text:style-name="T11">11.13.3 </text:span><text:span text:style-name="T16">Attività di recupero:</text:span></text:p>
      <text:p text:style-name="P208">industria cartaria [R3].</text:p>
      <text:p text:style-name="P94"><text:span text:style-name="T11">11.13.4 </text:span><text:span text:style-name="T16">Caratteristiche delle materie prime e/o dei prodotti ottenuti:</text:span></text:p>
      <text:p text:style-name="P208">carta e cartone nelle forme usualmente commercializzate.</text:p>
      <text:p text:style-name="P208"/>
      <table:table table:name="Tabella108" table:style-name="Tabella108">
        <table:table-column table:style-name="Tabella108.A"/>
        <table:table-column table:style-name="Tabella108.B"/>
        <table:table-column table:style-name="Tabella108.C"/>
        <table:table-column table:style-name="Tabella108.D"/>
        <table:table-row table:style-name="Tabella108.1">
          <table:table-cell table:style-name="Tabella108.A1" office:value-type="string">
            <text:p text:style-name="P332">Attività di recupero</text:p>
          </table:table-cell>
          <table:table-cell table:style-name="Tabella108.A1" office:value-type="string">
            <text:p text:style-name="P332">Codice Rifiuto</text:p>
          </table:table-cell>
          <table:table-cell table:style-name="Tabella108.A1" office:value-type="string">
            <text:p text:style-name="P332">Descrizione</text:p>
          </table:table-cell>
          <table:table-cell table:style-name="Tabella108.D1" office:value-type="string">
            <text:p text:style-name="P332">Quantità (t/a)</text:p>
          </table:table-cell>
        </table:table-row>
        <table:table-row table:style-name="Tabella108.1">
          <table:table-cell table:style-name="Tabella108.A2" office:value-type="string">
            <text:p text:style-name="P339">Messa in riserva</text:p>
          </table:table-cell>
          <table:table-cell table:style-name="Tabella108.A2" office:value-type="string">
            <text:p text:style-name="P339">[020304]</text:p>
          </table:table-cell>
          <table:table-cell table:style-name="Tabella108.A2" office:value-type="string">
            <text:p text:style-name="P339">Scarti e sfridi di granaglia per uso zootecnico</text:p>
          </table:table-cell>
          <table:table-cell table:style-name="Tabella108.D2" office:value-type="string">
            <text:p text:style-name="P341">680</text:p>
          </table:table-cell>
        </table:table-row>
      </table:table>
      <text:p text:style-name="P10"/>
      <text:h text:style-name="P447" text:outline-level="1">11.14 Tipologia: </text:h>
      <text:p text:style-name="P65">reflui di cloruro di sodio in soluzione </text:p>
      <text:p text:style-name="P70">[020299] [0603041]</text:p>
      <text:p text:style-name="P73">[020299] [060314]</text:p>
      <text:p text:style-name="P91"><text:span text:style-name="T11">11.14.1 </text:span><text:span text:style-name="T16">Provenienza: </text:span></text:p>
      <text:p text:style-name="Rientro_20_corpo_20_del_20_testo_20_3">produzione, lavorazione e conservazione delle carni; lavaggio di sale marino greggio.</text:p>
      <text:p text:style-name="P91"><text:span text:style-name="T11">11.14.2 </text:span><text:span text:style-name="T16">Caratteristiche del rifiuto: </text:span></text:p>
      <text:p text:style-name="Rientro_20_corpo_20_del_20_testo_20_3">soluzione di cloruro di sodio con tracce di materiale organico.</text:p>
      <text:p text:style-name="P91"><text:span text:style-name="T11">11.14.3 </text:span><text:span text:style-name="T16">Attività di recupero:</text:span></text:p>
      <text:p text:style-name="Rientro_20_corpo_20_del_20_testo_20_3">industria conciaria come preservante [R5].</text:p>
      <text:p text:style-name="Rientro_20_corpo_20_del_20_testo_20_3"/>
      <table:table table:name="Tabella109" table:style-name="Tabella109">
        <table:table-column table:style-name="Tabella109.A"/>
        <table:table-column table:style-name="Tabella109.B"/>
        <table:table-column table:style-name="Tabella109.C"/>
        <table:table-column table:style-name="Tabella109.D"/>
        <table:table-row table:style-name="Tabella109.1">
          <table:table-cell table:style-name="Tabella109.A1" office:value-type="string">
            <text:p text:style-name="P331">Attività di recupero</text:p>
          </table:table-cell>
          <table:table-cell table:style-name="Tabella109.A1" office:value-type="string">
            <text:p text:style-name="P331">Codice Rifiuto</text:p>
          </table:table-cell>
          <table:table-cell table:style-name="Tabella109.A1" office:value-type="string">
            <text:p text:style-name="P331">Descrizione</text:p>
          </table:table-cell>
          <table:table-cell table:style-name="Tabella109.D1" office:value-type="string">
            <text:p text:style-name="P331">Quantità (t/a)</text:p>
          </table:table-cell>
        </table:table-row>
        <table:table-row table:style-name="Tabella109.1">
          <table:table-cell table:style-name="Tabella109.A2" office:value-type="string">
            <text:p text:style-name="P334">Messa in riserva</text:p>
          </table:table-cell>
          <table:table-cell table:style-name="Tabella109.A2" office:value-type="string">
            <text:p text:style-name="P334">[020299] [060314]</text:p>
          </table:table-cell>
          <table:table-cell table:style-name="Tabella109.A2" office:value-type="string">
            <text:p text:style-name="P334">Reflui di cloruro di sodio in soluzione</text:p>
          </table:table-cell>
          <table:table-cell table:style-name="Tabella109.D2" office:value-type="string">
            <text:p text:style-name="P335">300</text:p>
          </table:table-cell>
        </table:table-row>
        <table:table-row table:style-name="Tabella109.1">
          <table:table-cell table:style-name="Tabella109.A2" office:value-type="string">
            <text:p text:style-name="P334">Industria conciaria</text:p>
          </table:table-cell>
          <table:table-cell table:style-name="Tabella109.A2" office:value-type="string">
            <text:p text:style-name="P334">[020299] [060314]</text:p>
          </table:table-cell>
          <table:table-cell table:style-name="Tabella109.A2" office:value-type="string">
            <text:p text:style-name="P334">Reflui di cloruro di sodio in soluzione</text:p>
          </table:table-cell>
          <table:table-cell table:style-name="Tabella109.D2" office:value-type="string">
            <text:p text:style-name="P335">2.600</text:p>
          </table:table-cell>
        </table:table-row>
      </table:table>
      <text:p text:style-name="P1"/>
      <text:p text:style-name="P60">12. FANGHI</text:p>
      <text:p text:style-name="P62"/>
      <text:h text:style-name="TIpologia" text:outline-level="1">12.1 Tipologia: </text:h>
      <text:p text:style-name="P65">fanghi da industria cartaria </text:p>
      <text:p text:style-name="P70">[030302] [030303] [030304] [030305] [030306] [030399]</text:p>
      <text:p text:style-name="P73">[030302] [030305] [030309] [030310] [030311] [030399]</text:p>
      <text:p text:style-name="P91"><text:span text:style-name="T11">12.1.1 </text:span><text:span text:style-name="T16">Provenienza: </text:span></text:p>
      <text:p text:style-name="Rientro_20_corpo_20_del_20_testo_20_3">depurazione acque di processo e reflue delle industrie cartarie.</text:p>
      <text:p text:style-name="P91"><text:span text:style-name="T11">12.1.2. </text:span><text:span text:style-name="T16">Caratteristiche del rifiuto: </text:span></text:p>
      <text:p text:style-name="Rientro_20_corpo_20_del_20_testo_20_3">fango palabile.</text:p>
      <text:p text:style-name="P91"><text:span text:style-name="T11">12.1.3 </text:span><text:span text:style-name="T16">Attività di recupero:</text:span></text:p>
      <text:p text:style-name="P101">a) industria cartaria per produzione pasta di carta e di carta di bassa qualità [R3];</text:p>
      <text:p text:style-name="P101">b) industria dei laterizi e dell'argilla espansa [R5];</text:p>
      <text:p text:style-name="P100"><text:span text:style-name="T11">c) cementifici [R5] </text:span><text:span text:style-name="T29">[con esclusione del rifiuto 030303]</text:span><text:span text:style-name="T14"> [con esclusione dei rifiuti 030311]</text:span><text:span text:style-name="T11">;</text:span></text:p>
      <text:p text:style-name="P100"><text:span text:style-name="T11">d) produzione di conglomerati cementizi </text:span><text:span text:style-name="T29">[con esclusione del rifiuto 030303]</text:span><text:span text:style-name="T14"> [con esclusione dei rifiuti 030311]</text:span><text:span text:style-name="T11"> [R5];</text:span></text:p>
      <text:p text:style-name="P132"><text:span text:style-name="T11">e) produzione di pannelli in fibra </text:span><text:span text:style-name="T29">[con esclusione del rifiuto 030303]</text:span><text:span text:style-name="T11"> </text:span><text:span text:style-name="T14">[con esclusione dei rifiuti 030311]</text:span><text:span text:style-name="T11"> [R3];</text:span></text:p>
      <text:p text:style-name="P100"><text:span text:style-name="T11">f) utilizzo </text:span><text:span text:style-name="T29">e</text:span><text:span text:style-name="T11"> per recuperi ambientali (la percentuale di fango utilizzabile in miscela con il terreno non dovrà essere superiore al 30% in peso per fanghi al 27% </text:span><text:span text:style-name="T14">minimo</text:span><text:span text:style-name="T11"> di sostanza secca). I fanghi dovranno avere le seguenti caratteristiche: Hg totale &lt;= 1,5 mg/kg SS, Cd totale &lt;= 1,5 mg/kg SS, Cr VI &lt;= 0,5 mg/kg SS, Ni totale &lt;= 30 mg/kg SS, Pb totale &lt;= 40 mg/kg SS, Cu totale &lt;= 150 mg/kg SS, Zn totale &lt;= 500 mg/kg SS. (il recupero è subordinato all'esecuzione del test di cessione sul rifiuto tal quale secondo il metodo in allegato 3 al presente decreto</text:span><text:span text:style-name="T14">, ad esclusione del parametro COD</text:span><text:span text:style-name="T11">) [R10] </text:span><text:span text:style-name="T29">[con esclusione dei rifiuti 030303]</text:span><text:span text:style-name="T14"> [con esclusione dei rifiuti 030311]</text:span><text:span text:style-name="T11">.</text:span></text:p>
      <text:p text:style-name="P101">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1"><text:span text:style-name="T11">12.1.4 </text:span><text:span text:style-name="T16">Caratteristiche delle materie prime e/o dei prodotti ottenuti:</text:span></text:p>
      <text:p text:style-name="P101">a) pasta di carta e carta di bassa qualità nelle forme usualmente commercializzate;</text:p>
      <text:p text:style-name="P101">b) laterizi e argilla espansa nelle forme usualmente commercializzate;</text:p>
      <text:p text:style-name="P101">c) cemento nelle forme usualmente commercializzate;</text:p>
      <text:p text:style-name="P101">d) conglomerati cementizi nelle forme usualmente commercializzate;</text:p>
      <text:p text:style-name="P101">e) pannelli in fibra nelle forme usualmente commercializzate.</text:p>
      <text:p text:style-name="P101"/>
      <table:table table:name="Tabella110" table:style-name="Tabella110">
        <table:table-column table:style-name="Tabella110.A"/>
        <table:table-column table:style-name="Tabella110.B"/>
        <table:table-column table:style-name="Tabella110.C"/>
        <table:table-column table:style-name="Tabella110.D"/>
        <table:table-row table:style-name="Tabella110.1">
          <table:table-cell table:style-name="Tabella110.A1" office:value-type="string">
            <text:p text:style-name="P331">Attività di recupero</text:p>
          </table:table-cell>
          <table:table-cell table:style-name="Tabella110.A1" office:value-type="string">
            <text:p text:style-name="P331">Codice Rifiuto</text:p>
          </table:table-cell>
          <table:table-cell table:style-name="Tabella110.A1" office:value-type="string">
            <text:p text:style-name="P331">Descrizione</text:p>
          </table:table-cell>
          <table:table-cell table:style-name="Tabella110.D1" office:value-type="string">
            <text:p text:style-name="P331">Quantità (t/a)</text:p>
          </table:table-cell>
        </table:table-row>
        <table:table-row table:style-name="Tabella110.1">
          <table:table-cell table:style-name="Tabella110.A2" office:value-type="string">
            <text:p text:style-name="P334">Messa in riserva</text:p>
          </table:table-cell>
          <table:table-cell table:style-name="Tabella110.A2" office:value-type="string">
            <text:p text:style-name="P334">[030302] [030305] [030309] [030310] [030311] [030399]</text:p>
          </table:table-cell>
          <table:table-cell table:style-name="Tabella110.A2" office:value-type="string">
            <text:p text:style-name="P334">Fanghi da industria cartaria</text:p>
          </table:table-cell>
          <table:table-cell table:style-name="Tabella110.D2" office:value-type="string">
            <text:p text:style-name="P335">300</text:p>
          </table:table-cell>
        </table:table-row>
        <table:table-row table:style-name="Tabella110.1">
          <table:table-cell table:style-name="Tabella110.A2" office:value-type="string">
            <text:p text:style-name="P334">Cementifici</text:p>
          </table:table-cell>
          <table:table-cell table:style-name="Tabella110.A2" office:value-type="string">
            <text:p text:style-name="P334">[030302] [030305] [030309] [030310] [030399]</text:p>
          </table:table-cell>
          <table:table-cell table:style-name="Tabella110.A2" office:value-type="string">
            <text:p text:style-name="P334">Fanghi da industria cartaria</text:p>
          </table:table-cell>
          <table:table-cell table:style-name="Tabella110.D2" office:value-type="string">
            <text:p text:style-name="P335">500</text:p>
          </table:table-cell>
        </table:table-row>
        <table:table-row table:style-name="Tabella110.1">
          <table:table-cell table:style-name="Tabella110.A2" office:value-type="string">
            <text:p text:style-name="P334">Industria cartaria</text:p>
          </table:table-cell>
          <table:table-cell table:style-name="Tabella110.A2" office:value-type="string">
            <text:p text:style-name="P334">[030302] [030305] [030309] [030310] [030311] [030399]</text:p>
          </table:table-cell>
          <table:table-cell table:style-name="Tabella110.A2" office:value-type="string">
            <text:p text:style-name="P334">Fanghi da industria cartaria</text:p>
          </table:table-cell>
          <table:table-cell table:style-name="Tabella110.D2" office:value-type="string">
            <text:p text:style-name="P335">2.000</text:p>
          </table:table-cell>
        </table:table-row>
        <table:table-row table:style-name="Tabella110.1">
          <table:table-cell table:style-name="Tabella110.A2" office:value-type="string">
            <text:p text:style-name="P334">Industria dei laterizi</text:p>
          </table:table-cell>
          <table:table-cell table:style-name="Tabella110.A2" office:value-type="string">
            <text:p text:style-name="P334">[030302] [030305] [030309] [030310] [030311] [030399]</text:p>
          </table:table-cell>
          <table:table-cell table:style-name="Tabella110.A2" office:value-type="string">
            <text:p text:style-name="P334">Fanghi da industria cartaria</text:p>
          </table:table-cell>
          <table:table-cell table:style-name="Tabella110.D2" office:value-type="string">
            <text:p text:style-name="P335">20.000</text:p>
          </table:table-cell>
        </table:table-row>
        <text:soft-page-break/>
        <table:table-row table:style-name="Tabella110.1">
          <table:table-cell table:style-name="Tabella110.A2" office:value-type="string">
            <text:p text:style-name="P334">Utilizzo dei rifiuti per i recuperi ambientali</text:p>
          </table:table-cell>
          <table:table-cell table:style-name="Tabella110.A2" office:value-type="string">
            <text:p text:style-name="P334">[030302] [030305] [030309] [030310] [030399]</text:p>
          </table:table-cell>
          <table:table-cell table:style-name="Tabella110.A2" office:value-type="string">
            <text:p text:style-name="P334">Fanghi da industria cartaria</text:p>
          </table:table-cell>
          <table:table-cell table:style-name="Tabella110.D2" office:value-type="string">
            <text:p text:style-name="P335">20.000</text:p>
          </table:table-cell>
        </table:table-row>
        <table:table-row table:style-name="Tabella110.1">
          <table:table-cell table:style-name="Tabella110.A2" office:value-type="string">
            <text:p text:style-name="P334">Utilizzo dei rifiuti per la copertura di discariche</text:p>
          </table:table-cell>
          <table:table-cell table:style-name="Tabella110.A2" office:value-type="string">
            <text:p text:style-name="P334">[030302] [030305] [030309] [030310] [030311] [030399]</text:p>
          </table:table-cell>
          <table:table-cell table:style-name="Tabella110.A2" office:value-type="string">
            <text:p text:style-name="P334">Fanghi da industria cartaria</text:p>
          </table:table-cell>
          <table:table-cell table:style-name="Tabella110.D2" office:value-type="string">
            <text:p text:style-name="P335">21.560</text:p>
          </table:table-cell>
        </table:table-row>
        <table:table-row table:style-name="Tabella110.1">
          <table:table-cell table:style-name="Tabella110.A2" office:value-type="string">
            <text:p text:style-name="P334">Produzione di conglomerati cementizi</text:p>
          </table:table-cell>
          <table:table-cell table:style-name="Tabella110.A2" office:value-type="string">
            <text:p text:style-name="P334">[030302] [030305] [030309] [030310] [030399]</text:p>
          </table:table-cell>
          <table:table-cell table:style-name="Tabella110.A2" office:value-type="string">
            <text:p text:style-name="P334">Fanghi da industria cartaria</text:p>
          </table:table-cell>
          <table:table-cell table:style-name="Tabella110.D2" office:value-type="string">
            <text:p text:style-name="P335">22.000</text:p>
          </table:table-cell>
        </table:table-row>
      </table:table>
      <text:p text:style-name="P1"/>
      <text:h text:style-name="P447" text:outline-level="1">12.2 Tipologia: </text:h>
      <text:p text:style-name="P65">fanghi di dragaggio </text:p>
      <text:p text:style-name="P70">[170502]</text:p>
      <text:p text:style-name="P73">[170506]</text:p>
      <text:p text:style-name="P91"><text:span text:style-name="T11">12.2.1 </text:span><text:span text:style-name="T16">Provenienza: </text:span></text:p>
      <text:p text:style-name="Rientro_20_corpo_20_del_20_testo_20_3">attività di dragaggio di fondali di laghi, dei canali navigabili o irrigui e corsi d'acqua (acque interne), pulizia di bacini idrici.</text:p>
      <text:p text:style-name="P91"><text:span text:style-name="T11">12.2.2 </text:span><text:span text:style-name="T16">Caratteristiche del rifiuto: </text:span></text:p>
      <text:p text:style-name="Rientro_20_corpo_20_del_20_testo_20_3">materiale composto da limi, argille, sabbie e ghiaie con contenuto in acqua &lt; 80%, idrocarburi totali &lt; 30 mg/kg SS, PCB &lt; 0,01 mg/kg SS, IPA &lt; 1 mg/Kg SS, pesticidi organoclorurati &lt; 0,01 mg/Kg SS, coliformi fecali &lt; 20 MPN in 100 ml; salmonelle assenti in 5000 ml.</text:p>
      <text:p text:style-name="P91"><text:span text:style-name="T11">12.2.3 </text:span><text:span text:style-name="T16">Attività di recupero:</text:span></text:p>
      <text:p text:style-name="P101">a) formazione di rilevati e sottofondi stradali previa essiccamento ed eventuale igienizzazione (il recupero è subordinato all'esecuzione del test di cessione sul rifiuto tal quale secondo il metodo in allegato 3 al presente decreto); [R5];</text:p>
      <text:p text:style-name="P101">b) esecuzione di terrapieni e arginature, ad esclusione delle opere a contatto diretto o indiretto con l'ambiente marino, previo essiccamento ed eventuale igienizzazione (il recupero è subordinato all'esecuzione del test di cessione sul rifiuto tal quale secondo il metodo in allegato 3 al presente decreto) [R5].</text:p>
      <text:p text:style-name="P110">c) utilizzo per riprofilare porzioni della morfometria della zona d'alveo interessata, previo essiccamento ed eventuale igienizzazione (il recupero è subordinato all'esecuzione del test di cessione sul rifiuto tal quale secondo il metodo in allegato 3 al presente decreto) [R10]</text:p>
      <text:p text:style-name="P110"/>
      <table:table table:name="Tabella111" table:style-name="Tabella111">
        <table:table-column table:style-name="Tabella111.A"/>
        <table:table-column table:style-name="Tabella111.B"/>
        <table:table-column table:style-name="Tabella111.C"/>
        <table:table-column table:style-name="Tabella111.D"/>
        <table:table-row table:style-name="Tabella111.1">
          <table:table-cell table:style-name="Tabella111.A1" office:value-type="string">
            <text:p text:style-name="P331">Attività di recupero</text:p>
          </table:table-cell>
          <table:table-cell table:style-name="Tabella111.A1" office:value-type="string">
            <text:p text:style-name="P331">Codice Rifiuto</text:p>
          </table:table-cell>
          <table:table-cell table:style-name="Tabella111.A1" office:value-type="string">
            <text:p text:style-name="P331">Descrizione</text:p>
          </table:table-cell>
          <table:table-cell table:style-name="Tabella111.D1" office:value-type="string">
            <text:p text:style-name="P331">Quantità (t/a)</text:p>
          </table:table-cell>
        </table:table-row>
        <table:table-row table:style-name="Tabella111.1">
          <table:table-cell table:style-name="Tabella111.A2" office:value-type="string">
            <text:p text:style-name="P334">Utilizzo dei rifiuti per la formazione di rilevati e sottofondi stradali</text:p>
          </table:table-cell>
          <table:table-cell table:style-name="Tabella111.A2" office:value-type="string">
            <text:p text:style-name="P334">[170506]</text:p>
          </table:table-cell>
          <table:table-cell table:style-name="Tabella111.A2" office:value-type="string">
            <text:p text:style-name="P334">Fanghi di dragaggio</text:p>
          </table:table-cell>
          <table:table-cell table:style-name="Tabella111.D2" office:value-type="string">
            <text:p text:style-name="P335">500</text:p>
          </table:table-cell>
        </table:table-row>
        <table:table-row table:style-name="Tabella111.1">
          <table:table-cell table:style-name="Tabella111.A2" office:value-type="string">
            <text:p text:style-name="P334">Utilizzo dei rifiuti per i recuperi ambientali</text:p>
          </table:table-cell>
          <table:table-cell table:style-name="Tabella111.A2" office:value-type="string">
            <text:p text:style-name="P334">[170506]</text:p>
          </table:table-cell>
          <table:table-cell table:style-name="Tabella111.A2" office:value-type="string">
            <text:p text:style-name="P334">Fanghi di dragaggio</text:p>
          </table:table-cell>
          <table:table-cell table:style-name="Tabella111.D2" office:value-type="string">
            <text:p text:style-name="P335">500</text:p>
          </table:table-cell>
        </table:table-row>
        <table:table-row table:style-name="Tabella111.1">
          <table:table-cell table:style-name="Tabella111.A2" office:value-type="string">
            <text:p text:style-name="P334">Messa in riserva</text:p>
          </table:table-cell>
          <table:table-cell table:style-name="Tabella111.A2" office:value-type="string">
            <text:p text:style-name="P334">[170506]</text:p>
          </table:table-cell>
          <table:table-cell table:style-name="Tabella111.A2" office:value-type="string">
            <text:p text:style-name="P334">Fanghi di dragaggio</text:p>
          </table:table-cell>
          <table:table-cell table:style-name="Tabella111.D2" office:value-type="string">
            <text:p text:style-name="P335">38.940</text:p>
          </table:table-cell>
        </table:table-row>
      </table:table>
      <text:p text:style-name="P1"/>
      <text:h text:style-name="P447" text:outline-level="1">12.3 Tipologia: </text:h>
      <text:p text:style-name="P65">fanghi e polveri da segagione e lavorazione pietre, marmi e ardesie </text:p>
      <text:p text:style-name="P70">[010202] [010403] [010406]</text:p>
      <text:p text:style-name="P73">[010410] [010413]</text:p>
      <text:p text:style-name="P91"><text:span text:style-name="T11">12.3.1 </text:span><text:span text:style-name="T16">Provenienza: </text:span></text:p>
      <text:p text:style-name="Rientro_20_corpo_20_del_20_testo_20_3">lavorazione materiali lapidei di natura calcarea.</text:p>
      <text:p text:style-name="P91"><text:span text:style-name="T11">12.3.2 </text:span><text:span text:style-name="T16">Caratteristiche del rifiuto: </text:span></text:p>
      <text:p text:style-name="Rientro_20_corpo_20_del_20_testo_20_3">fanghi contenenti oltre l'85% di carbonato di calcio sul secco.</text:p>
      <text:p text:style-name="P91"><text:span text:style-name="T11">12.3.3 </text:span><text:span text:style-name="T16">Attività di recupero:</text:span></text:p>
      <text:p text:style-name="Rientro_20_corpo_20_del_20_testo_20_3"><text:s/>previa eventuale disidratazione, essiccamento, vagliatura, frantumazione, micronizzazione:</text:p>
      <text:p text:style-name="P101">a) produzione conglomerati cementizi [R5];</text:p>
      <text:p text:style-name="P101">b) cementifici [R5];</text:p>
      <text:p text:style-name="P122">c) industria cartaria [R5];</text:p>
      <text:p text:style-name="P122">d) produzione idropitture [R5];</text:p>
      <text:p text:style-name="P101">e) realizzazione di rilevati e sottofondi stradali (il recupero è subordinato all'esecuzione del test di cessione sul rifiuto tal quale secondo il metodo in allegato 3 al presente decreto) [R5];</text:p>
      <text:p text:style-name="P101">f) attività di recuperi ambientali (il recupero è subordinato all'esecuzione del test di cessione sul rifiuto tal quale secondo il metodo in allegato 3 al presente decreto) [R10];</text:p>
      <text:p text:style-name="P122">g) neutralizzazione di rifiuti acidi [R5];</text:p>
      <text:p text:style-name="P122">h) utilizzo come reagente per la desolforazione fumi di combustione [R7];</text:p>
      <text:p text:style-name="P101">i)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1"><text:span text:style-name="T11">12.3.4 </text:span><text:span text:style-name="T16">Caratteristiche delle materie prime e/o dei prodotti ottenuti:</text:span></text:p>
      <text:p text:style-name="P101">a) conglomerati cementizi nelle forme usualmente commercializzate;</text:p>
      <text:p text:style-name="P101">b) cemento nelle forme usualmente commercializzate;</text:p>
      <text:p text:style-name="P101">c) prodotti cartari nelle forme usualmente commercializzate;</text:p>
      <text:p text:style-name="P101">d) idropitture.</text:p>
      <text:p text:style-name="P101"/>
      <table:table table:name="Tabella112" table:style-name="Tabella112">
        <table:table-column table:style-name="Tabella112.A"/>
        <table:table-column table:style-name="Tabella112.B"/>
        <table:table-column table:style-name="Tabella112.C"/>
        <table:table-column table:style-name="Tabella112.D"/>
        <table:table-row table:style-name="Tabella112.1">
          <table:table-cell table:style-name="Tabella112.A1" office:value-type="string">
            <text:p text:style-name="P331">Attività di recupero</text:p>
          </table:table-cell>
          <table:table-cell table:style-name="Tabella112.A1" office:value-type="string">
            <text:p text:style-name="P331">Codice Rifiuto</text:p>
          </table:table-cell>
          <table:table-cell table:style-name="Tabella112.A1" office:value-type="string">
            <text:p text:style-name="P331">Descrizione</text:p>
          </table:table-cell>
          <table:table-cell table:style-name="Tabella112.D1" office:value-type="string">
            <text:p text:style-name="P331">Quantità (t/a)</text:p>
          </table:table-cell>
        </table:table-row>
        <table:table-row table:style-name="Tabella112.1">
          <table:table-cell table:style-name="Tabella112.A2" office:value-type="string">
            <text:p text:style-name="P334">Utilizzo dei rifiuti per la formazione di rilevati e sottofondi stradali</text:p>
          </table:table-cell>
          <table:table-cell table:style-name="Tabella112.A2" office:value-type="string">
            <text:p text:style-name="P334">[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15.000</text:p>
          </table:table-cell>
        </table:table-row>
        <table:table-row table:style-name="Tabella112.1">
          <table:table-cell table:style-name="Tabella112.A2" office:value-type="string">
            <text:p text:style-name="P334">Messa in riserva</text:p>
          </table:table-cell>
          <table:table-cell table:style-name="Tabella112.A2" office:value-type="string">
            <text:p text:style-name="P334">[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15.000</text:p>
          </table:table-cell>
        </table:table-row>
        <table:table-row table:style-name="Tabella112.1">
          <table:table-cell table:style-name="Tabella112.A2" office:value-type="string">
            <text:p text:style-name="P334">Utilizzo dei rifiuti per la copertura di discariche</text:p>
          </table:table-cell>
          <table:table-cell table:style-name="Tabella112.A2" office:value-type="string">
            <text:p text:style-name="P334">[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20.000</text:p>
          </table:table-cell>
        </table:table-row>
        <table:table-row table:style-name="Tabella112.1">
          <table:table-cell table:style-name="Tabella112.A2" office:value-type="string">
            <text:p text:style-name="P334">Produzione di conglomerati cementizi</text:p>
          </table:table-cell>
          <table:table-cell table:style-name="Tabella112.A2" office:value-type="string">
            <text:p text:style-name="P334">[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47.540</text:p>
          </table:table-cell>
        </table:table-row>
        <table:table-row table:style-name="Tabella112.1">
          <table:table-cell table:style-name="Tabella112.A2" office:value-type="string">
            <text:p text:style-name="P334">Industria delle costruzioni</text:p>
          </table:table-cell>
          <table:table-cell table:style-name="Tabella112.A2" office:value-type="string">
            <text:p text:style-name="P336">[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5.900</text:p>
          </table:table-cell>
        </table:table-row>
        <table:table-row table:style-name="Tabella112.1">
          <table:table-cell table:style-name="Tabella112.A2" office:value-type="string">
            <text:p text:style-name="P334">Cementifici</text:p>
          </table:table-cell>
          <table:table-cell table:style-name="Tabella112.A2" office:value-type="string">
            <text:p text:style-name="P334">[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61.000</text:p>
          </table:table-cell>
        </table:table-row>
        <table:table-row table:style-name="Tabella112.1">
          <table:table-cell table:style-name="Tabella112.A2" office:value-type="string">
            <text:p text:style-name="P334">Utilizzo dei rifiuti per i recuperi ambientali</text:p>
          </table:table-cell>
          <table:table-cell table:style-name="Tabella112.A2" office:value-type="string">
            <text:p text:style-name="P334">[010410] [010413]</text:p>
          </table:table-cell>
          <table:table-cell table:style-name="Tabella112.A2" office:value-type="string">
            <text:p text:style-name="P334">Fanghi e polveri da segagione e lavorazione pietre, marmi e ardesie</text:p>
          </table:table-cell>
          <table:table-cell table:style-name="Tabella112.D2" office:value-type="string">
            <text:p text:style-name="P335">67.460</text:p>
          </table:table-cell>
        </table:table-row>
      </table:table>
      <text:p text:style-name="P1"/>
      <text:h text:style-name="P447" text:outline-level="1">12.4 Tipologia: </text:h>
      <text:p text:style-name="P65">fanghi e polveri da segagione, molatura e lavorazione granito </text:p>
      <text:p text:style-name="P70">[010202] [010403] [010406]</text:p>
      <text:p text:style-name="P73">[010410] [010413]</text:p>
      <text:p text:style-name="P91"><text:span text:style-name="T11">12.4.1 </text:span><text:span text:style-name="T16">Provenienza: </text:span></text:p>
      <text:p text:style-name="Rientro_20_corpo_20_del_20_testo_20_3">lavorazione materiali lapidei di natura silicea.</text:p>
      <text:p text:style-name="P91"><text:span text:style-name="T11">12.4.2 </text:span><text:span text:style-name="T16">Caratteristiche del rifiuto: </text:span></text:p>
      <text:p text:style-name="Rientro_20_corpo_20_del_20_testo_20_3">fanghi filtropressati palabili contenenti oltre il 50% di silicati.</text:p>
      <text:p text:style-name="P91"><text:span text:style-name="T11">12.4.3 </text:span><text:span text:style-name="T16">Attivitá di recupero:</text:span></text:p>
      <text:p text:style-name="Rientro_20_corpo_20_del_20_testo_20_3">previa eventuale disidratazione, essiccazione, vagliatura, micronizzazione, compattazione, deferrizzazione:</text:p>
      <text:p text:style-name="P101">a) cementifici [R5];</text:p>
      <text:p text:style-name="P101">b) produzione di conglomerati cementizi [R5];</text:p>
      <text:p text:style-name="P101">c) industria dei laterizi in aggiunta all'impasto con impiego limitato al 5% sul secco [R5];</text:p>
      <text:p text:style-name="P101">d) industria della ceramica [R5];</text:p>
      <text:p text:style-name="P101">e) realizzazione di rilevati e sottofondi stradali (il recupero è subordinato all'esecuzione del test di cessione sul rifiuto tal quale secondo il metodo in allegato 3 al presente decreto) [R5];</text:p>
      <text:p text:style-name="P101">f) utilizzo per recuperi ambientali (il recupero è subordinato all'esecuzione del test di cessione sul rifiuto tal quale secondo il metodo in allegato 3 al presente decreto) [R10];</text:p>
      <text:p text:style-name="P122">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1"><text:span text:style-name="T11">12.4.4 </text:span><text:span text:style-name="T16">Caratteristiche delle materie prime e/o dei prodotti ottenuti:</text:span></text:p>
      <text:p text:style-name="P101">a) cemento nelle forme usualmente commercializzate;</text:p>
      <text:p text:style-name="P101">b) conglomerati cementizi nelle forme usualmente commercializzati;</text:p>
      <text:p text:style-name="P101">c) laterizi nelle forme usualmente commercializzate;</text:p>
      <text:p text:style-name="P101">d) prodotti ceramici nelle forme usualmente commercializzate.</text:p>
      <text:p text:style-name="P101"/>
      <table:table table:name="Tabella113" table:style-name="Tabella113">
        <table:table-column table:style-name="Tabella113.A"/>
        <table:table-column table:style-name="Tabella113.B"/>
        <table:table-column table:style-name="Tabella113.C"/>
        <table:table-column table:style-name="Tabella113.D"/>
        <table:table-row table:style-name="Tabella113.1">
          <table:table-cell table:style-name="Tabella113.A1" office:value-type="string">
            <text:p text:style-name="P331">Attività di recupero</text:p>
          </table:table-cell>
          <table:table-cell table:style-name="Tabella113.A1" office:value-type="string">
            <text:p text:style-name="P331">Codice Rifiuto</text:p>
          </table:table-cell>
          <table:table-cell table:style-name="Tabella113.A1" office:value-type="string">
            <text:p text:style-name="P331">Descrizione</text:p>
          </table:table-cell>
          <table:table-cell table:style-name="Tabella113.D1" office:value-type="string">
            <text:p text:style-name="P331">Quantità (t/a)</text:p>
          </table:table-cell>
        </table:table-row>
        <table:table-row table:style-name="Tabella113.1">
          <table:table-cell table:style-name="Tabella113.A2" office:value-type="string">
            <text:p text:style-name="P334">Industria ceramica</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2.700</text:p>
          </table:table-cell>
        </table:table-row>
        <table:table-row table:style-name="Tabella113.1">
          <table:table-cell table:style-name="Tabella113.A2" office:value-type="string">
            <text:p text:style-name="P334">Cementifici</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25.000</text:p>
          </table:table-cell>
        </table:table-row>
        <table:table-row table:style-name="Tabella113.1">
          <table:table-cell table:style-name="Tabella113.A2" office:value-type="string">
            <text:p text:style-name="P334">Produzione di conglomerati cementizi</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47.540</text:p>
          </table:table-cell>
        </table:table-row>
        <table:table-row table:style-name="Tabella113.1">
          <table:table-cell table:style-name="Tabella113.A2" office:value-type="string">
            <text:p text:style-name="P334">Utilizzo dei rifiuti per i recuperi ambientali</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50.000</text:p>
          </table:table-cell>
        </table:table-row>
        <table:table-row table:style-name="Tabella113.1">
          <table:table-cell table:style-name="Tabella113.A2" office:value-type="string">
            <text:p text:style-name="P334">Utilizzo dei rifiuti per la formazione di rilevati e sottofondi stradali</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66.150</text:p>
          </table:table-cell>
        </table:table-row>
        <table:table-row table:style-name="Tabella113.1">
          <table:table-cell table:style-name="Tabella113.A2" office:value-type="string">
            <text:p text:style-name="P334">Industria dei laterizi</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7.000</text:p>
          </table:table-cell>
        </table:table-row>
        <table:table-row table:style-name="Tabella113.1">
          <table:table-cell table:style-name="Tabella113.A2" office:value-type="string">
            <text:p text:style-name="P334">Messa in riserva</text:p>
          </table:table-cell>
          <table:table-cell table:style-name="Tabella113.A2" office:value-type="string">
            <text:p text:style-name="P334">[010410] [010413]</text:p>
          </table:table-cell>
          <table:table-cell table:style-name="Tabella113.A2" office:value-type="string">
            <text:p text:style-name="P334">Fanghi e polveri da segagione, molatura e lavorazione granito</text:p>
          </table:table-cell>
          <table:table-cell table:style-name="Tabella113.D2" office:value-type="string">
            <text:p text:style-name="P335">8.000</text:p>
          </table:table-cell>
        </table:table-row>
      </table:table>
      <text:p text:style-name="P1"/>
      <text:h text:style-name="P447" text:outline-level="1">12.5 Tipologia: </text:h>
      <text:p text:style-name="P65">marmoresine </text:p>
      <text:p text:style-name="P70">[010406]</text:p>
      <text:p text:style-name="P73">[010413]</text:p>
      <text:p text:style-name="P91"><text:span text:style-name="T11">12.5.1 </text:span><text:span text:style-name="T16">Provenienza: </text:span></text:p>
      <text:p text:style-name="Rientro_20_corpo_20_del_20_testo_20_3">industria della lavorazione degli agglomerati e di altri materiali lapidei trattati.</text:p>
      <text:p text:style-name="P91"><text:span text:style-name="T11">12.5.2 </text:span><text:span text:style-name="T16">Caratteristiche del rifiuto: </text:span></text:p>
      <text:p text:style-name="Rientro_20_corpo_20_del_20_testo_20_3">fanghi e rottami lapidei a base di CaCO<text:span text:style-name="T49">3</text:span> con presenza di <text:span text:style-name="T28">stirene &lt; 500 ppm sul secco</text:span><text:span text:style-name="T26"> stirene &lt; 50 ppm sul secco</text:span>.</text:p>
      <text:p text:style-name="P91"><text:span text:style-name="T11">12.5.3 </text:span><text:span text:style-name="T16">Attività di recupero:</text:span></text:p>
      <text:p text:style-name="P101">a) cementifici [R5];</text:p>
      <text:p text:style-name="P101">b) formazione di rilevati e sottofondi stradali (il recupero è subordinato all'esecuzione del test di cessione sul rifiuto tal quale secondo il metodo in allegato 3 al presente decreto) [R5];</text:p>
      <text:p text:style-name="P91"><text:span text:style-name="T11">12.5.4 </text:span><text:span text:style-name="T16">Caratteristiche delle materie prime e/o dei prodotti ottenuti:</text:span></text:p>
      <text:list xml:id="list1370238195613327256" text:style-name="WW8Num17">
        <text:list-item>
          <text:p text:style-name="P455">cemento nelle forme usualmente commercializzate;</text:p>
        </text:list-item>
      </text:list>
      <text:p text:style-name="P1"/>
      <table:table table:name="Tabella114" table:style-name="Tabella114">
        <table:table-column table:style-name="Tabella114.A"/>
        <table:table-column table:style-name="Tabella114.B"/>
        <table:table-column table:style-name="Tabella114.C"/>
        <table:table-column table:style-name="Tabella114.D"/>
        <table:table-row table:style-name="Tabella114.1">
          <table:table-cell table:style-name="Tabella114.A1" office:value-type="string">
            <text:p text:style-name="P331">Attività di recupero</text:p>
          </table:table-cell>
          <table:table-cell table:style-name="Tabella114.A1" office:value-type="string">
            <text:p text:style-name="P331">Codice Rifiuto</text:p>
          </table:table-cell>
          <table:table-cell table:style-name="Tabella114.A1" office:value-type="string">
            <text:p text:style-name="P331">Descrizione</text:p>
          </table:table-cell>
          <table:table-cell table:style-name="Tabella114.D1" office:value-type="string">
            <text:p text:style-name="P331">Quantità (t/a)</text:p>
          </table:table-cell>
        </table:table-row>
        <table:table-row table:style-name="Tabella114.1">
          <table:table-cell table:style-name="Tabella114.A2" office:value-type="string">
            <text:p text:style-name="P334">Messa in riserva</text:p>
          </table:table-cell>
          <table:table-cell table:style-name="Tabella114.A2" office:value-type="string">
            <text:p text:style-name="P334">[010413]</text:p>
          </table:table-cell>
          <table:table-cell table:style-name="Tabella114.A2" office:value-type="string">
            <text:p text:style-name="P334">Marmoresine</text:p>
          </table:table-cell>
          <table:table-cell table:style-name="Tabella114.D2" office:value-type="string">
            <text:p text:style-name="P335">1.210</text:p>
          </table:table-cell>
        </table:table-row>
        <table:table-row table:style-name="Tabella114.1">
          <table:table-cell table:style-name="Tabella114.A2" office:value-type="string">
            <text:p text:style-name="P334">Cementifici</text:p>
          </table:table-cell>
          <table:table-cell table:style-name="Tabella114.A2" office:value-type="string">
            <text:p text:style-name="P334">[010413]</text:p>
          </table:table-cell>
          <table:table-cell table:style-name="Tabella114.A2" office:value-type="string">
            <text:p text:style-name="P334">Marmoresine</text:p>
          </table:table-cell>
          <table:table-cell table:style-name="Tabella114.D2" office:value-type="string">
            <text:p text:style-name="P335">25.000</text:p>
          </table:table-cell>
        </table:table-row>
      </table:table>
      <text:p text:style-name="P1"/>
      <text:h text:style-name="P447" text:outline-level="1">12.6 Tipologia: </text:h>
      <text:p text:style-name="P65">fanghi, acque, polveri e rifiuti solidi da processi di lavorazione e depurazione acque ed emissioni aeriformi da industria ceramica </text:p>
      <text:p text:style-name="P70">[080202] [080203] [101202] [101203] [101204] [101205] [101299]</text:p>
      <text:p text:style-name="P73">[080202] [080203] [101203] [101205] [101210] [101299]</text:p>
      <text:p text:style-name="P91"><text:span text:style-name="T11">12.6.1 </text:span><text:span text:style-name="T16">Provenienza: </text:span></text:p>
      <text:p text:style-name="Rientro_20_corpo_20_del_20_testo_20_3">industria ceramica.</text:p>
      <text:p text:style-name="P91"><text:span text:style-name="T11">12.6.2 </text:span><text:span text:style-name="T16">Caratteristiche del rifiuto: </text:span></text:p>
      <text:p text:style-name="Rientro_20_corpo_20_del_20_testo_20_3">fanghi, acque, polveri e rifiuti solidi a matrice allumino - silicatica ed argillosa a base di PbO &lt; 25%, B<text:span text:style-name="T49">2</text:span>O<text:span text:style-name="T49">3</text:span> &lt; 20% e CdO &lt; 3%.</text:p>
      <text:p text:style-name="P91"><text:span text:style-name="T11">12.6.3 </text:span><text:span text:style-name="T16">Attività di recupero:</text:span></text:p>
      <text:p text:style-name="P101">a) industrie ceramiche della produzione di piastrelle che adottino sistemi di macinazione delle materie. L'impiego massimo consentito nelle miscele per il supporto è limitato al 2 % sul secco [R5];</text:p>
      <text:p text:style-name="P101">b) recupero negli impasti ceramici [R5];</text:p>
      <text:p text:style-name="P101">c) industria dei laterizi. L'impiego massimo nella miscela è limitato al 10 % sul secco [R5];</text:p>
      <text:p text:style-name="P101">d) industrie ceramiche nella preparazione degli smalti [R5];</text:p>
      <text:p text:style-name="P101">e) cementifici con impiego massimo del 5% sul secco nella miscela cruda [R5].</text:p>
      <text:p text:style-name="P122">f) utilizzo come scorificante di ferro nei cicli termici primari dei metalli non ferrosi (Zn, Pb) [R5];</text:p>
      <text:p text:style-name="P91"><text:span text:style-name="T11">12.6.4 </text:span><text:span text:style-name="T16">Caratteristiche delle materie prime e/o dei prodotti ottenuti:</text:span></text:p>
      <text:p text:style-name="P101">a) piastrelle nelle forme usualmente commercializzate;</text:p>
      <text:p text:style-name="P101">b) impasti ceramici nelle forme usualmente commercializzate;</text:p>
      <text:p text:style-name="P101">c) laterizi nelle forme usualmente commercializzate;</text:p>
      <text:p text:style-name="P101">d) smalti per l'industria ceramica nelle forme usualmente commercializzate;</text:p>
      <text:p text:style-name="P101">e) cemento.</text:p>
      <text:p text:style-name="P101"/>
      <table:table table:name="Tabella115" table:style-name="Tabella115">
        <table:table-column table:style-name="Tabella115.A"/>
        <table:table-column table:style-name="Tabella115.B"/>
        <table:table-column table:style-name="Tabella115.C"/>
        <table:table-column table:style-name="Tabella115.D"/>
        <table:table-row table:style-name="Tabella115.1">
          <table:table-cell table:style-name="Tabella115.A1" office:value-type="string">
            <text:p text:style-name="P331">Attività di recupero</text:p>
          </table:table-cell>
          <table:table-cell table:style-name="Tabella115.A1" office:value-type="string">
            <text:p text:style-name="P331">Codice Rifiuto</text:p>
          </table:table-cell>
          <table:table-cell table:style-name="Tabella115.A1" office:value-type="string">
            <text:p text:style-name="P331">Descrizione</text:p>
          </table:table-cell>
          <table:table-cell table:style-name="Tabella115.D1" office:value-type="string">
            <text:p text:style-name="P331">Quantità (t/a)</text:p>
          </table:table-cell>
        </table:table-row>
        <table:table-row table:style-name="Tabella115.1">
          <table:table-cell table:style-name="Tabella115.A2" office:value-type="string">
            <text:p text:style-name="P334">Industria dei laterizi</text:p>
          </table:table-cell>
          <table:table-cell table:style-name="Tabella115.A2" office:value-type="string">
            <text:p text:style-name="P334">[080202] [080203] [101203] [101205] [101210] [101299]</text:p>
          </table:table-cell>
          <table:table-cell table:style-name="Tabella115.A2" office:value-type="string">
            <text:p text:style-name="P334">Fanghi, acque, polveri e rifiuti solidi da processi di lavorazione e depurazione acque ed emissioni da industria ceramica</text:p>
          </table:table-cell>
          <table:table-cell table:style-name="Tabella115.D2" office:value-type="string">
            <text:p text:style-name="P335">10.000</text:p>
          </table:table-cell>
        </table:table-row>
        <table:table-row table:style-name="Tabella115.1">
          <table:table-cell table:style-name="Tabella115.A2" office:value-type="string">
            <text:p text:style-name="P334">Cementifici</text:p>
          </table:table-cell>
          <table:table-cell table:style-name="Tabella115.A2" office:value-type="string">
            <text:p text:style-name="P334">[080202] [080203] [101203] [101205] [101210] [101299]</text:p>
          </table:table-cell>
          <table:table-cell table:style-name="Tabella115.A2" office:value-type="string">
            <text:p text:style-name="P334">Fanghi, acque, polveri e rifiuti solidi da processi di lavorazione e depurazione acque ed emissioni da industria ceramica</text:p>
          </table:table-cell>
          <table:table-cell table:style-name="Tabella115.D2" office:value-type="string">
            <text:p text:style-name="P335">2.000</text:p>
          </table:table-cell>
        </table:table-row>
        <table:table-row table:style-name="Tabella115.1">
          <table:table-cell table:style-name="Tabella115.A2" office:value-type="string">
            <text:p text:style-name="P334">Messa in riserva</text:p>
          </table:table-cell>
          <table:table-cell table:style-name="Tabella115.A2" office:value-type="string">
            <text:p text:style-name="P334">[080202] [080203] [101203] [101205] [101210] [101299]</text:p>
          </table:table-cell>
          <table:table-cell table:style-name="Tabella115.A2" office:value-type="string">
            <text:p text:style-name="P334">Fanghi, acque, polveri e rifiuti solidi da processi di lavorazione e depurazione acque ed emissioni da industria ceramica</text:p>
          </table:table-cell>
          <table:table-cell table:style-name="Tabella115.D2" office:value-type="string">
            <text:p text:style-name="P335">2.000</text:p>
          </table:table-cell>
        </table:table-row>
        <table:table-row table:style-name="Tabella115.1">
          <table:table-cell table:style-name="Tabella115.A2" office:value-type="string">
            <text:p text:style-name="P334">Industria ceramica</text:p>
          </table:table-cell>
          <table:table-cell table:style-name="Tabella115.A2" office:value-type="string">
            <text:p text:style-name="P334">[080202] [080203] [101203] [101205] [101210] [101299]</text:p>
          </table:table-cell>
          <table:table-cell table:style-name="Tabella115.A2" office:value-type="string">
            <text:p text:style-name="P334">Fanghi, acque, polveri e rifiuti solidi da processi di lavorazione e depurazione acque ed emissioni da industria ceramica</text:p>
          </table:table-cell>
          <table:table-cell table:style-name="Tabella115.D2" office:value-type="string">
            <text:p text:style-name="P335">73.600</text:p>
          </table:table-cell>
        </table:table-row>
      </table:table>
      <text:p text:style-name="P1"/>
      <text:h text:style-name="P447" text:outline-level="1">12.7 Tipologia: </text:h>
      <text:p text:style-name="P65">fanghi costituiti da inerti </text:p>
      <text:p text:style-name="P70">[010102] [010202] [010405]</text:p>
      <text:p text:style-name="P73">[010102] [010409] [010410] [010412]</text:p>
      <text:p text:style-name="P91"><text:span text:style-name="T11">12.7.1 </text:span><text:span text:style-name="T16">Provenienza: </text:span></text:p>
      <text:p text:style-name="Rientro_20_corpo_20_del_20_testo_20_3">chiarificazione o decantazione naturale di acque da lavaggio di inerti; attività estrattive.</text:p>
      <text:p text:style-name="P91"><text:span text:style-name="T11">12.7.2 </text:span><text:span text:style-name="T16">Caratteristiche del rifiuto: </text:span></text:p>
      <text:p text:style-name="Rientro_20_corpo_20_del_20_testo_20_3">fanghi contenenti limi, argille, terriccio ed eventuali elementi di natura vegetale.</text:p>
      <text:p text:style-name="P91"><text:span text:style-name="T11">12.7.3</text:span><text:span text:style-name="T16"> Attività di recupero:</text:span></text:p>
      <text:p text:style-name="Rientro_20_corpo_20_del_20_testo_20_3">previa eventuale disidratazione:</text:p>
      <text:p text:style-name="P101">a) industria dei laterizi in aggiunta all'impasto, industria dell'argilla espansa [R5];</text:p>
      <text:p text:style-name="P101">b) cementifici [R5];</text:p>
      <text:p text:style-name="P100"><text:span text:style-name="T11">c) </text:span><text:span text:style-name="T29">preparazione di miscele e conglomerati destinati a </text:span><text:span text:style-name="T11">recuperi ambientali (il recupero è subordinato all'esecuzione del test di cessione sul rifiuto tal quale secondo il metodo in allegato 3 al presente decreto) [R10];</text:span></text:p>
      <text:p text:style-name="P91"><text:span text:style-name="T11">12.7.4 </text:span><text:span text:style-name="T16">Caratteristiche delle materie prime e/o dei prodotti ottenuti:</text:span></text:p>
      <text:p text:style-name="P101">a) laterizi e argilla espansa nelle forme usualmente commercializzate;</text:p>
      <text:list xml:id="list235921860006259" text:continue-numbering="true" text:style-name="WW8Num17">
        <text:list-item>
          <text:p text:style-name="P455">cemento nelle forme usualmente commercializzate.</text:p>
        </text:list-item>
      </text:list>
      <text:p text:style-name="P1"/>
      <table:table table:name="Tabella116" table:style-name="Tabella116">
        <table:table-column table:style-name="Tabella116.A"/>
        <table:table-column table:style-name="Tabella116.B"/>
        <table:table-column table:style-name="Tabella116.C"/>
        <table:table-column table:style-name="Tabella116.D"/>
        <table:table-row table:style-name="Tabella116.1">
          <table:table-cell table:style-name="Tabella116.A1" office:value-type="string">
            <text:p text:style-name="P331">Attività di recupero</text:p>
          </table:table-cell>
          <table:table-cell table:style-name="Tabella116.A1" office:value-type="string">
            <text:p text:style-name="P331">Codice Rifiuto</text:p>
          </table:table-cell>
          <table:table-cell table:style-name="Tabella116.A1" office:value-type="string">
            <text:p text:style-name="P331">Descrizione</text:p>
          </table:table-cell>
          <table:table-cell table:style-name="Tabella116.D1" office:value-type="string">
            <text:p text:style-name="P331">Quantità (t/a)</text:p>
          </table:table-cell>
        </table:table-row>
        <table:table-row table:style-name="Tabella116.1">
          <table:table-cell table:style-name="Tabella116.A2" office:value-type="string">
            <text:p text:style-name="P334">Industria per la produzione di argilla espansa</text:p>
          </table:table-cell>
          <table:table-cell table:style-name="Tabella116.A2" office:value-type="string">
            <text:p text:style-name="P334">[010102] [010409] [010410] [010412]</text:p>
          </table:table-cell>
          <table:table-cell table:style-name="Tabella116.A2" office:value-type="string">
            <text:p text:style-name="P334">Fanghi costituiti da inerti</text:p>
          </table:table-cell>
          <table:table-cell table:style-name="Tabella116.D2" office:value-type="string">
            <text:p text:style-name="P335">2.000</text:p>
          </table:table-cell>
        </table:table-row>
        <table:table-row table:style-name="Tabella116.1">
          <table:table-cell table:style-name="Tabella116.A2" office:value-type="string">
            <text:p text:style-name="P334">Messa in riserva</text:p>
          </table:table-cell>
          <table:table-cell table:style-name="Tabella116.A2" office:value-type="string">
            <text:p text:style-name="P334">[010102] [010409] [010410] [010412]</text:p>
          </table:table-cell>
          <table:table-cell table:style-name="Tabella116.A2" office:value-type="string">
            <text:p text:style-name="P334">Fanghi costituiti da inerti</text:p>
          </table:table-cell>
          <table:table-cell table:style-name="Tabella116.D2" office:value-type="string">
            <text:p text:style-name="P335">3.000</text:p>
          </table:table-cell>
        </table:table-row>
        <table:table-row table:style-name="Tabella116.1">
          <table:table-cell table:style-name="Tabella116.A2" office:value-type="string">
            <text:p text:style-name="P334">Cementifici</text:p>
          </table:table-cell>
          <table:table-cell table:style-name="Tabella116.A2" office:value-type="string">
            <text:p text:style-name="P334">[010102] [010409] [010410] [010412]</text:p>
          </table:table-cell>
          <table:table-cell table:style-name="Tabella116.A2" office:value-type="string">
            <text:p text:style-name="P334">Fanghi costituiti da inerti</text:p>
          </table:table-cell>
          <table:table-cell table:style-name="Tabella116.D2" office:value-type="string">
            <text:p text:style-name="P335">5.000</text:p>
          </table:table-cell>
        </table:table-row>
        <table:table-row table:style-name="Tabella116.1">
          <table:table-cell table:style-name="Tabella116.A2" office:value-type="string">
            <text:p text:style-name="P334">Industria dei laterizi</text:p>
          </table:table-cell>
          <table:table-cell table:style-name="Tabella116.A2" office:value-type="string">
            <text:p text:style-name="P334">[010102] [010409] [010410] [010412]</text:p>
          </table:table-cell>
          <table:table-cell table:style-name="Tabella116.A2" office:value-type="string">
            <text:p text:style-name="P334">Fanghi costituiti da inerti</text:p>
          </table:table-cell>
          <table:table-cell table:style-name="Tabella116.D2" office:value-type="string">
            <text:p text:style-name="P335">50.000</text:p>
          </table:table-cell>
        </table:table-row>
        <table:table-row table:style-name="Tabella116.1">
          <table:table-cell table:style-name="Tabella116.A2" office:value-type="string">
            <text:p text:style-name="P334">Utilizzo dei rifiuti per i recuperi ambientali</text:p>
          </table:table-cell>
          <table:table-cell table:style-name="Tabella116.A2" office:value-type="string">
            <text:p text:style-name="P334">[010102] [010409] [010410] [010412]</text:p>
          </table:table-cell>
          <table:table-cell table:style-name="Tabella116.A2" office:value-type="string">
            <text:p text:style-name="P334">Fanghi costituiti da inerti</text:p>
          </table:table-cell>
          <table:table-cell table:style-name="Tabella116.D2" office:value-type="string">
            <text:p text:style-name="P335">50.000</text:p>
          </table:table-cell>
        </table:table-row>
      </table:table>
      <text:p text:style-name="P1"/>
      <text:h text:style-name="P447" text:outline-level="1"><text:span text:style-name="T16">12.8 TipoIogia:</text:span><text:span text:style-name="T11"> </text:span></text:h>
      <text:p text:style-name="P65">fanghi da trattamento acque di processo </text:p>
      <text:p text:style-name="P64"><text:span text:style-name="T21">[070602] [070402] [070302] [070202] [070102] [061399] [070502] [060501]</text:span><text:span text:style-name="T11"> </text:span><text:span text:style-name="T21">[070702] [100109] [190804]</text:span></text:p>
      <text:p text:style-name="P73">[060503] [061399] [070112] [070212] [070312] [070412] [070512] [070612] [070712] [100121] [190812] [190814]</text:p>
      <text:p text:style-name="P91"><text:span text:style-name="T11">12.8.1 </text:span><text:span text:style-name="T16">Provenienza:</text:span><text:span text:style-name="T11"> </text:span></text:p>
      <text:p text:style-name="Rientro_20_corpo_20_del_20_testo_20_3">centrali termoelettriche, industria manifatturiera e del legno.</text:p>
      <text:p text:style-name="P91"><text:span text:style-name="T11">12.8.2 </text:span><text:span text:style-name="T16">Caratteristiche del rifiuto:</text:span><text:span text:style-name="T11"> </text:span></text:p>
      <text:p text:style-name="Rientro_20_corpo_20_del_20_testo_20_3">fanghi costituiti indicativamente da sabbia 67%, limo 29% e argilla 4% sul secco e contenenti allume, sali di ferro, carbonato di calcio, idrossido di magnesio.</text:p>
      <text:p text:style-name="P91"><text:span text:style-name="T11">12.8.3 </text:span><text:span text:style-name="T16">Attività di recupero:</text:span></text:p>
      <text:p text:style-name="P101">a) cementifici [R5];</text:p>
      <text:p text:style-name="P101">b) industria dei laterizi e argilla espansa [R5].</text:p>
      <text:p text:style-name="P91"><text:span text:style-name="T11">12.8.4 </text:span><text:span text:style-name="T16">Caratteristiche delle materie prime e/o dei prodotti ottenuti:</text:span></text:p>
      <text:p text:style-name="P101">a) cemento nelle forme usualmente commercializzate;</text:p>
      <text:list xml:id="list235922127988886" text:continue-numbering="true" text:style-name="WW8Num17">
        <text:list-item>
          <text:p text:style-name="P455">laterizi e argilla espansa nelle forme usualmente commercializzate.</text:p>
        </text:list-item>
      </text:list>
      <text:p text:style-name="P1"/>
      <table:table table:name="Tabella117" table:style-name="Tabella117">
        <table:table-column table:style-name="Tabella117.A"/>
        <table:table-column table:style-name="Tabella117.B"/>
        <table:table-column table:style-name="Tabella117.C"/>
        <table:table-column table:style-name="Tabella117.D"/>
        <table:table-row table:style-name="Tabella117.1">
          <table:table-cell table:style-name="Tabella117.A1" office:value-type="string">
            <text:p text:style-name="P331">Attività di recupero</text:p>
          </table:table-cell>
          <table:table-cell table:style-name="Tabella117.A1" office:value-type="string">
            <text:p text:style-name="P331">Codice Rifiuto</text:p>
          </table:table-cell>
          <table:table-cell table:style-name="Tabella117.A1" office:value-type="string">
            <text:p text:style-name="P331">Descrizione</text:p>
          </table:table-cell>
          <table:table-cell table:style-name="Tabella117.D1" office:value-type="string">
            <text:p text:style-name="P331">Quantità (t/a)</text:p>
          </table:table-cell>
        </table:table-row>
        <table:table-row table:style-name="Tabella117.1">
          <table:table-cell table:style-name="Tabella117.A2" office:value-type="string">
            <text:p text:style-name="P334">Messa in riserva</text:p>
          </table:table-cell>
          <table:table-cell table:style-name="Tabella117.A2" office:value-type="string">
            <text:p text:style-name="P334">[060503] [061399] [070112] [070212] [070312] [070412] [070512] [070612] [070712] [100121] [190812] [190814]</text:p>
          </table:table-cell>
          <table:table-cell table:style-name="Tabella117.A2" office:value-type="string">
            <text:p text:style-name="P334">Fanghi da trattamento acque di processo</text:p>
          </table:table-cell>
          <table:table-cell table:style-name="Tabella117.D2" office:value-type="string">
            <text:p text:style-name="P335">210</text:p>
          </table:table-cell>
        </table:table-row>
        <table:table-row table:style-name="Tabella117.1">
          <table:table-cell table:style-name="Tabella117.A2" office:value-type="string">
            <text:p text:style-name="P334">Cementifici</text:p>
          </table:table-cell>
          <table:table-cell table:style-name="Tabella117.A2" office:value-type="string">
            <text:p text:style-name="P334">[060503] [061399] [070112] [070212] [070312] [070412] [070512] [070612] [070712] [100121] [190812] [190814]</text:p>
          </table:table-cell>
          <table:table-cell table:style-name="Tabella117.A2" office:value-type="string">
            <text:p text:style-name="P334">Fanghi da trattamento acque di processo</text:p>
          </table:table-cell>
          <table:table-cell table:style-name="Tabella117.D2" office:value-type="string">
            <text:p text:style-name="P335">1.620</text:p>
          </table:table-cell>
        </table:table-row>
        <table:table-row table:style-name="Tabella117.1">
          <table:table-cell table:style-name="Tabella117.A2" office:value-type="string">
            <text:p text:style-name="P334">Industria per la produzione di argilla espansa</text:p>
          </table:table-cell>
          <table:table-cell table:style-name="Tabella117.A2" office:value-type="string">
            <text:p text:style-name="P334">[060503] [061399] [070112] [070212] [070312] [070412] [070512] [070612] [070712] [100121] [190812] [190814]</text:p>
          </table:table-cell>
          <table:table-cell table:style-name="Tabella117.A2" office:value-type="string">
            <text:p text:style-name="P334">Fanghi da trattamento acque di processo</text:p>
          </table:table-cell>
          <table:table-cell table:style-name="Tabella117.D2" office:value-type="string">
            <text:p text:style-name="P335">4.000</text:p>
          </table:table-cell>
        </table:table-row>
        <table:table-row table:style-name="Tabella117.1">
          <table:table-cell table:style-name="Tabella117.A2" office:value-type="string">
            <text:p text:style-name="P334">Industria dei laterizi</text:p>
          </table:table-cell>
          <table:table-cell table:style-name="Tabella117.A2" office:value-type="string">
            <text:p text:style-name="P334">[060503] [061399] [070112] [070212] [070312] [070412] [070512] [070612] [070712] [100121] [190812] [190814]</text:p>
          </table:table-cell>
          <table:table-cell table:style-name="Tabella117.A2" office:value-type="string">
            <text:p text:style-name="P334">Fanghi da trattamento acque di processo</text:p>
          </table:table-cell>
          <table:table-cell table:style-name="Tabella117.D2" office:value-type="string">
            <text:p text:style-name="P335">4.000</text:p>
          </table:table-cell>
        </table:table-row>
      </table:table>
      <text:p text:style-name="P1"/>
      <text:h text:style-name="P447" text:outline-level="1">12.9. Tipologia: </text:h>
      <text:p text:style-name="P65">fango secco di natura sabbiosa </text:p>
      <text:p text:style-name="P70">[101103]</text:p>
      <text:p text:style-name="P73">[101103]</text:p>
      <text:p text:style-name="P91"><text:span text:style-name="T11">12.9.1 </text:span><text:span text:style-name="T16">Provenienza: </text:span></text:p>
      <text:p text:style-name="Rientro_20_corpo_20_del_20_testo_20_3">molatura del vetro.</text:p>
      <text:p text:style-name="P91"><text:span text:style-name="T11">12.9.2 </text:span><text:span text:style-name="T16">Caratteristiche del rifiuto: </text:span></text:p>
      <text:p text:style-name="Rientro_20_corpo_20_del_20_testo_20_3">solido palabile di colore grigio con umidità pari al 50%, contenente piombo &lt; 60 ppm e rame totale &lt; 400 ppm sul secco..</text:p>
      <text:p text:style-name="P91"><text:span text:style-name="T11">12.9.3 </text:span><text:span text:style-name="T16">Attività di recupero:</text:span></text:p>
      <text:p text:style-name="P101">a) recuperi ambientali (il recupero è subordinato all'esecuzione del test di cessione sul rifiuto tal quale secondo il metodo in allegato 3 al presente decreto) [R10];</text:p>
      <text:p text:style-name="P122">b) formazione di rilevati e sottofondi stradali (il recupero è subordinato all'esecuzione del test di cessione sul rifiuto tal quale secondo il metodo in allegato 3 al presente decreto) [R5].</text:p>
      <text:p text:style-name="P101"/>
      <table:table table:name="Tabella118" table:style-name="Tabella118">
        <table:table-column table:style-name="Tabella118.A"/>
        <table:table-column table:style-name="Tabella118.B"/>
        <table:table-column table:style-name="Tabella118.C"/>
        <table:table-column table:style-name="Tabella118.D"/>
        <table:table-row table:style-name="Tabella118.1">
          <table:table-cell table:style-name="Tabella118.A1" office:value-type="string">
            <text:p text:style-name="P331">Attività di recupero</text:p>
          </table:table-cell>
          <table:table-cell table:style-name="Tabella118.A1" office:value-type="string">
            <text:p text:style-name="P331">Codice Rifiuto</text:p>
          </table:table-cell>
          <table:table-cell table:style-name="Tabella118.A1" office:value-type="string">
            <text:p text:style-name="P331">Descrizione</text:p>
          </table:table-cell>
          <table:table-cell table:style-name="Tabella118.D1" office:value-type="string">
            <text:p text:style-name="P331">Quantità (t/a)</text:p>
          </table:table-cell>
        </table:table-row>
        <table:table-row table:style-name="Tabella118.1">
          <table:table-cell table:style-name="Tabella118.A2" office:value-type="string">
            <text:p text:style-name="P334">Messa in riserva</text:p>
          </table:table-cell>
          <table:table-cell table:style-name="Tabella118.A2" office:value-type="string">
            <text:p text:style-name="P334">[101103]</text:p>
          </table:table-cell>
          <table:table-cell table:style-name="Tabella118.A2" office:value-type="string">
            <text:p text:style-name="P334">Fango secco di natura sabbiosa</text:p>
          </table:table-cell>
          <table:table-cell table:style-name="Tabella118.D2" office:value-type="string">
            <text:p text:style-name="P335">2.500</text:p>
          </table:table-cell>
        </table:table-row>
        <table:table-row table:style-name="Tabella118.1">
          <table:table-cell table:style-name="Tabella118.A2" office:value-type="string">
            <text:p text:style-name="P334">Utilizzo dei rifiuti per i recuperi ambientali</text:p>
          </table:table-cell>
          <table:table-cell table:style-name="Tabella118.A2" office:value-type="string">
            <text:p text:style-name="P336">[101103]</text:p>
          </table:table-cell>
          <table:table-cell table:style-name="Tabella118.A2" office:value-type="string">
            <text:p text:style-name="P334">Fango secco di natura sabbiosa</text:p>
          </table:table-cell>
          <table:table-cell table:style-name="Tabella118.D2" office:value-type="string">
            <text:p text:style-name="P335">20.000</text:p>
          </table:table-cell>
        </table:table-row>
      </table:table>
      <text:p text:style-name="P1"/>
      <text:h text:style-name="P448" text:outline-level="1">12.10 Tipologia: </text:h>
      <text:p text:style-name="P69">fanghi da lavorazione lana sucida</text:p>
      <text:p text:style-name="P72">[040202]</text:p>
      <text:p text:style-name="P75">[040220]</text:p>
      <text:p text:style-name="P94"><text:span text:style-name="T11">12.10.1 </text:span><text:span text:style-name="T16">Provenienza: </text:span></text:p>
      <text:p text:style-name="P208">battitura e lavaggio della lana di pecora.</text:p>
      <text:p text:style-name="P94"><text:span text:style-name="T11">12.10.2 </text:span><text:span text:style-name="T16">Caratteristiche del rifiuto: </text:span></text:p>
      <text:p text:style-name="P208">miscela acquosa con rifiuti di terra, parti vegetali e parti di fibre di lana.</text:p>
      <text:p text:style-name="P94"><text:span text:style-name="T11">12.10.3 </text:span><text:span text:style-name="T16">Attività di recupero:</text:span></text:p>
      <text:p text:style-name="P208">industria dei laterizi nell'impasto con riutilizzo massimo del 10% sul secco, previo trattamento chimico - fisico a base di calce; filtropressatura o disidratazione [R5].</text:p>
      <text:p text:style-name="P94"><text:span text:style-name="T11">12.10.4 </text:span><text:span text:style-name="T16">Caratteristiche delle materie prime e/o dei prodotti ottenuti:</text:span></text:p>
      <text:p text:style-name="P208">laterizi nelle forme usualmente commercializzate.</text:p>
      <text:p text:style-name="P208"/>
      <table:table table:name="Tabella119" table:style-name="Tabella119">
        <table:table-column table:style-name="Tabella119.A"/>
        <table:table-column table:style-name="Tabella119.B"/>
        <table:table-column table:style-name="Tabella119.C"/>
        <table:table-column table:style-name="Tabella119.D"/>
        <table:table-row table:style-name="Tabella119.1">
          <table:table-cell table:style-name="Tabella119.A1" office:value-type="string">
            <text:p text:style-name="P332">Attività di recupero</text:p>
          </table:table-cell>
          <table:table-cell table:style-name="Tabella119.A1" office:value-type="string">
            <text:p text:style-name="P332">Codice Rifiuto</text:p>
          </table:table-cell>
          <table:table-cell table:style-name="Tabella119.A1" office:value-type="string">
            <text:p text:style-name="P332">Descrizione</text:p>
          </table:table-cell>
          <table:table-cell table:style-name="Tabella119.D1" office:value-type="string">
            <text:p text:style-name="P332">Quantità (t/a)</text:p>
          </table:table-cell>
        </table:table-row>
        <table:table-row table:style-name="Tabella119.1">
          <table:table-cell table:style-name="Tabella119.A2" office:value-type="string">
            <text:p text:style-name="P339">Messa in riserva</text:p>
          </table:table-cell>
          <table:table-cell table:style-name="Tabella119.A2" office:value-type="string">
            <text:p text:style-name="P339">[040220]</text:p>
          </table:table-cell>
          <table:table-cell table:style-name="Tabella119.A2" office:value-type="string">
            <text:p text:style-name="P339">Fanghi da lavorazione lana sucida</text:p>
          </table:table-cell>
          <table:table-cell table:style-name="Tabella119.D2" office:value-type="string">
            <text:p text:style-name="P341">7.100</text:p>
          </table:table-cell>
        </table:table-row>
      </table:table>
      <text:p text:style-name="P10"/>
      <text:h text:style-name="P447" text:outline-level="1">12.11 Tipologia: </text:h>
      <text:p text:style-name="P65">fanghi da processi di pulizia manufatti in acciaio, decantazione acque di raffreddamento dei processi dell'industria siderurgica </text:p>
      <text:p text:style-name="P70">[120202] [120203]</text:p>
      <text:p text:style-name="P73">[100212] [120115]</text:p>
      <text:p text:style-name="P91"><text:span text:style-name="T11">12.11.1 </text:span><text:span text:style-name="T16">Provenienza: </text:span></text:p>
      <text:p text:style-name="Rientro_20_corpo_20_del_20_testo_20_3">industria meccanica, industria siderurgica.</text:p>
      <text:p text:style-name="P91"><text:span text:style-name="T11">12.11.2</text:span><text:span text:style-name="T16"> Caratteristiche del rifiuto: </text:span></text:p>
      <text:p text:style-name="Rientro_20_corpo_20_del_20_testo_20_3">fanghi palabili con tenore in ferro minimo 30% unitamente a SiO2, CaO e Al2O3 con presenza o meno di scaglie di ferro e polverino di carbone, con eventuale contenuto in cloro &lt; 0,5%.</text:p>
      <text:p text:style-name="P91"><text:span text:style-name="T11">12.11.3 </text:span><text:span text:style-name="T16">Attività di recupero:</text:span></text:p>
      <text:p text:style-name="Rientro_20_corpo_20_del_20_testo_20_3">previa eventuale essiccazione e/o condizionamento:</text:p>
      <text:p text:style-name="P122">a) industria siderurgica nella preparazione della carica di altoforno [R5];</text:p>
      <text:p text:style-name="P101">b) cementifici, come aggiunta al clinker come additivo nella carica al forno per la produzione di cementi ferrici [R5];</text:p>
      <text:p text:style-name="P101">c) produzione di calcestruzzo e conglomerati cementizi [R5];</text:p>
      <text:p text:style-name="P101">d) industria dei laterizi [R5]</text:p>
      <text:p text:style-name="P101">e) realizzazione di rilevati e sottofondi stradali (il recupero è subordinato all'esecuzione del test di cessione sul rifiuto tal quale secondo il metodo in allegato 3 al presente decreto) [R5];</text:p>
      <text:p text:style-name="P91"><text:span text:style-name="T11">12.11.4 </text:span><text:span text:style-name="T16">Caratteristiche delle materie prime e/o dei prodotti ottenuti:</text:span></text:p>
      <text:p text:style-name="P101">a) ghisa nelle forme usualmente commercializzate;</text:p>
      <text:p text:style-name="P101">b) cemento nelle forme usualmente prodotte.</text:p>
      <text:p text:style-name="P101">c) conglomerati di calcestruzzo e cementizi nelle forme usualmente prodotte;</text:p>
      <text:p text:style-name="P101">d) laterizi nelle forme usualmente commercializzate.</text:p>
      <text:p text:style-name="P101"/>
      <table:table table:name="Tabella120" table:style-name="Tabella120">
        <table:table-column table:style-name="Tabella120.A"/>
        <table:table-column table:style-name="Tabella120.B"/>
        <table:table-column table:style-name="Tabella120.C"/>
        <table:table-column table:style-name="Tabella120.D"/>
        <table:table-row table:style-name="Tabella120.1">
          <table:table-cell table:style-name="Tabella120.A1" office:value-type="string">
            <text:p text:style-name="P331">Attività di recupero</text:p>
          </table:table-cell>
          <table:table-cell table:style-name="Tabella120.A1" office:value-type="string">
            <text:p text:style-name="P331">Codice Rifiuto</text:p>
          </table:table-cell>
          <table:table-cell table:style-name="Tabella120.A1" office:value-type="string">
            <text:p text:style-name="P331">Descrizione</text:p>
          </table:table-cell>
          <table:table-cell table:style-name="Tabella120.D1" office:value-type="string">
            <text:p text:style-name="P331">Quantità (t/a)</text:p>
          </table:table-cell>
        </table:table-row>
        <table:table-row table:style-name="Tabella120.1">
          <table:table-cell table:style-name="Tabella120.A2" office:value-type="string">
            <text:p text:style-name="P334">Messa in riserva</text:p>
          </table:table-cell>
          <table:table-cell table:style-name="Tabella120.A2" office:value-type="string">
            <text:p text:style-name="P334">[100212] [120115]</text:p>
          </table:table-cell>
          <table:table-cell table:style-name="Tabella120.A2" office:value-type="string">
            <text:p text:style-name="P334">Fanghi da processi di pulizia manufatti in acciaio, decantazione acque di raffreddamento dei processi dell'industria siderurgica</text:p>
          </table:table-cell>
          <table:table-cell table:style-name="Tabella120.D2" office:value-type="string">
            <text:p text:style-name="P335">270</text:p>
          </table:table-cell>
        </table:table-row>
        <table:table-row table:style-name="Tabella120.1">
          <table:table-cell table:style-name="Tabella120.A2" office:value-type="string">
            <text:p text:style-name="P334">Utilizzo dei rifiuti per la formazione di rilevati e sottofondi stradali</text:p>
          </table:table-cell>
          <table:table-cell table:style-name="Tabella120.A2" office:value-type="string">
            <text:p text:style-name="P334">[100212] [120115]</text:p>
          </table:table-cell>
          <table:table-cell table:style-name="Tabella120.A2" office:value-type="string">
            <text:p text:style-name="P334">Fanghi da processi di pulizia manufatti in acciaio, decantazione acque di raffreddamento dei processi dell'industria siderurgica</text:p>
          </table:table-cell>
          <table:table-cell table:style-name="Tabella120.D2" office:value-type="string">
            <text:p text:style-name="P335">2.000</text:p>
          </table:table-cell>
        </table:table-row>
        <table:table-row table:style-name="Tabella120.1">
          <table:table-cell table:style-name="Tabella120.A2" office:value-type="string">
            <text:p text:style-name="P334">Produzione di manufatti e prodotti per l'edilizia</text:p>
          </table:table-cell>
          <table:table-cell table:style-name="Tabella120.A2" office:value-type="string">
            <text:p text:style-name="P334">[100212] [120115]</text:p>
          </table:table-cell>
          <table:table-cell table:style-name="Tabella120.A2" office:value-type="string">
            <text:p text:style-name="P334">Fanghi da processi di pulizia manufatti in acciaio, decantazione acque di raffreddamento dei processi dell'industria siderurgica</text:p>
          </table:table-cell>
          <table:table-cell table:style-name="Tabella120.D2" office:value-type="string">
            <text:p text:style-name="P335">5.000</text:p>
          </table:table-cell>
        </table:table-row>
        <table:table-row table:style-name="Tabella120.1">
          <table:table-cell table:style-name="Tabella120.A2" office:value-type="string">
            <text:p text:style-name="P334">Cementifici</text:p>
          </table:table-cell>
          <table:table-cell table:style-name="Tabella120.A2" office:value-type="string">
            <text:p text:style-name="P334">[100212] [120115]</text:p>
          </table:table-cell>
          <table:table-cell table:style-name="Tabella120.A2" office:value-type="string">
            <text:p text:style-name="P334">Fanghi da processi di pulizia manufatti in acciaio, decantazione acque di raffreddamento dei processi dell'industria siderurgica</text:p>
          </table:table-cell>
          <table:table-cell table:style-name="Tabella120.D2" office:value-type="string">
            <text:p text:style-name="P335">5.000</text:p>
          </table:table-cell>
        </table:table-row>
        <table:table-row table:style-name="Tabella120.1">
          <table:table-cell table:style-name="Tabella120.A2" office:value-type="string">
            <text:p text:style-name="P334">Industria dei laterizi</text:p>
          </table:table-cell>
          <table:table-cell table:style-name="Tabella120.A2" office:value-type="string">
            <text:p text:style-name="P334">[100212] [120115]</text:p>
          </table:table-cell>
          <table:table-cell table:style-name="Tabella120.A2" office:value-type="string">
            <text:p text:style-name="P334">Fanghi da processi di pulizia manufatti in. acciaio, decantazione acque di raffreddamento dei processi dell'industria siderurgica</text:p>
          </table:table-cell>
          <table:table-cell table:style-name="Tabella120.D2" office:value-type="string">
            <text:p text:style-name="P335">7.000</text:p>
          </table:table-cell>
        </table:table-row>
      </table:table>
      <text:p text:style-name="P1"/>
      <text:h text:style-name="P447" text:outline-level="1">12.12 Tipologia: </text:h>
      <text:p text:style-name="P65">fanghi da abbattimento polveri da lavorazione terre per fonderie di metalli ferrosi</text:p>
      <text:p text:style-name="P70">[100204] [100205]</text:p>
      <text:p text:style-name="P73">[100214] [100215]</text:p>
      <text:p text:style-name="P91"><text:span text:style-name="T11">12.12.1 </text:span><text:span text:style-name="T16">Provenienza: </text:span></text:p>
      <text:p text:style-name="Rientro_20_corpo_20_del_20_testo_20_3">fonderie di ghisa e di acciaio.</text:p>
      <text:p text:style-name="P91"><text:span text:style-name="T11">12.12.2 </text:span><text:span text:style-name="T16">Caratteristiche del rifiuto: </text:span></text:p>
      <text:p text:style-name="Rientro_20_corpo_20_del_20_testo_20_3">fanghi contenenti ossidi di silicio 30 - 60 %, ossidi di alluminio 6 - 10%, ossidi di magnesio 1 - 3 %. ferro 4 - 30% ed altri ossidi minori.</text:p>
      <text:p text:style-name="P91"><text:span text:style-name="T11">12.12.3 </text:span><text:span text:style-name="T16">Attività di recupero </text:span></text:p>
      <text:p text:style-name="Rientro_20_corpo_20_del_20_testo_20_3">previo eventuale essiccamento:</text:p>
      <text:p text:style-name="P101">a) cementifici [R5];</text:p>
      <text:p text:style-name="P101">b) industria dei prodotti per l'edilizia [R5];</text:p>
      <text:p text:style-name="P101">c) industria dei laterizi [R5];</text:p>
      <text:p text:style-name="P101">d) produzione di conglomerati bituminosi [R5].</text:p>
      <text:p text:style-name="P91"><text:span text:style-name="T11">12.12.4 </text:span><text:span text:style-name="T16">Caratteristiche delle materie prime e/o dei prodotti ottenuti:</text:span></text:p>
      <text:p text:style-name="P101">a) cemento nelle forme usualmente commercializzate;</text:p>
      <text:p text:style-name="P101">b) prodotti per l'edilizia nelle forme usualmente commercializzate;</text:p>
      <text:p text:style-name="P101">c) laterizi nelle forme usualmente commercializzate;</text:p>
      <text:p text:style-name="P101">d) conglomerati bituminosi nelle forme usualmente commercializzate.</text:p>
      <text:p text:style-name="P101"/>
      <table:table table:name="Tabella121" table:style-name="Tabella121">
        <table:table-column table:style-name="Tabella121.A"/>
        <table:table-column table:style-name="Tabella121.B"/>
        <table:table-column table:style-name="Tabella121.C"/>
        <table:table-column table:style-name="Tabella121.D"/>
        <table:table-row table:style-name="Tabella121.1">
          <table:table-cell table:style-name="Tabella121.A1" office:value-type="string">
            <text:p text:style-name="P331">Attività di recupero</text:p>
          </table:table-cell>
          <table:table-cell table:style-name="Tabella121.A1" office:value-type="string">
            <text:p text:style-name="P331">Codice Rifiuto</text:p>
          </table:table-cell>
          <table:table-cell table:style-name="Tabella121.A1" office:value-type="string">
            <text:p text:style-name="P331">Descrizione</text:p>
          </table:table-cell>
          <table:table-cell table:style-name="Tabella121.D1" office:value-type="string">
            <text:p text:style-name="P331">Quantità (t/a)</text:p>
          </table:table-cell>
        </table:table-row>
        <table:table-row table:style-name="Tabella121.1">
          <table:table-cell table:style-name="Tabella121.A2" office:value-type="string">
            <text:p text:style-name="P334">Cementifici</text:p>
          </table:table-cell>
          <table:table-cell table:style-name="Tabella121.A2" office:value-type="string">
            <text:p text:style-name="P334">[100214] [100215]</text:p>
          </table:table-cell>
          <table:table-cell table:style-name="Tabella121.A2" office:value-type="string">
            <text:p text:style-name="P334">Fanghi da abbattimento polveri da lavorazione delle terre per fonderie di metalli ferrosi</text:p>
          </table:table-cell>
          <table:table-cell table:style-name="Tabella121.D2" office:value-type="string">
            <text:p text:style-name="P335">200</text:p>
          </table:table-cell>
        </table:table-row>
        <table:table-row table:style-name="Tabella121.1">
          <table:table-cell table:style-name="Tabella121.A2" office:value-type="string">
            <text:p text:style-name="P334">Messa in riserva</text:p>
          </table:table-cell>
          <table:table-cell table:style-name="Tabella121.A2" office:value-type="string">
            <text:p text:style-name="P334">[100214] [100215]</text:p>
          </table:table-cell>
          <table:table-cell table:style-name="Tabella121.A2" office:value-type="string">
            <text:p text:style-name="P334">Fanghi da abbattimento polveri da lavorazione delle terre per fonderie di metalli ferrosi</text:p>
          </table:table-cell>
          <table:table-cell table:style-name="Tabella121.D2" office:value-type="string">
            <text:p text:style-name="P335">3.000</text:p>
          </table:table-cell>
        </table:table-row>
        <table:table-row table:style-name="Tabella121.1">
          <table:table-cell table:style-name="Tabella121.A2" office:value-type="string">
            <text:p text:style-name="P334">Produzione di manufatti e prodotti per l'edilizia</text:p>
          </table:table-cell>
          <table:table-cell table:style-name="Tabella121.A2" office:value-type="string">
            <text:p text:style-name="P334">[100214] [100215]</text:p>
          </table:table-cell>
          <table:table-cell table:style-name="Tabella121.A2" office:value-type="string">
            <text:p text:style-name="P334">Fanghi da abbattimento polveri da lavorazione delle terre per fonderie di metalli ferrosi</text:p>
          </table:table-cell>
          <table:table-cell table:style-name="Tabella121.D2" office:value-type="string">
            <text:p text:style-name="P335">5.830</text:p>
          </table:table-cell>
        </table:table-row>
        <table:table-row table:style-name="Tabella121.1">
          <table:table-cell table:style-name="Tabella121.A2" office:value-type="string">
            <text:p text:style-name="P334">Industria dei laterizi</text:p>
          </table:table-cell>
          <table:table-cell table:style-name="Tabella121.A2" office:value-type="string">
            <text:p text:style-name="P334">[100214] [100215]</text:p>
          </table:table-cell>
          <table:table-cell table:style-name="Tabella121.A2" office:value-type="string">
            <text:p text:style-name="P334">Fanghi da abbattimento polveri da lavorazione delle terre per fonderie di metalli ferrosi</text:p>
          </table:table-cell>
          <table:table-cell table:style-name="Tabella121.D2" office:value-type="string">
            <text:p text:style-name="P335">6.990</text:p>
          </table:table-cell>
        </table:table-row>
        <table:table-row table:style-name="Tabella121.1">
          <table:table-cell table:style-name="Tabella121.A2" office:value-type="string">
            <text:p text:style-name="P334">Produzione di conglomerati bitumunosi</text:p>
          </table:table-cell>
          <table:table-cell table:style-name="Tabella121.A2" office:value-type="string">
            <text:p text:style-name="P334">[100214] [100215]</text:p>
          </table:table-cell>
          <table:table-cell table:style-name="Tabella121.A2" office:value-type="string">
            <text:p text:style-name="P334">Fanghi da abbattimento polveri da lavorazione delle terre per fonderie di metalli ferrosi</text:p>
          </table:table-cell>
          <table:table-cell table:style-name="Tabella121.D2" office:value-type="string">
            <text:p text:style-name="P335">8.800</text:p>
          </table:table-cell>
        </table:table-row>
      </table:table>
      <text:p text:style-name="P1"/>
      <text:h text:style-name="P447" text:outline-level="1">12.13 Tipologia: </text:h>
      <text:p text:style-name="P65">Fanghi da impianti di decantazione, chiarificazione e decarbonatazione delle acque per la preparazione di acqua potabile o di acqua addolcita, demineralizzata per uso industriale </text:p>
      <text:p text:style-name="P70">[190802] [190902] [190903]</text:p>
      <text:p text:style-name="P73">[190802] [190902] [190903]</text:p>
      <text:p text:style-name="P91"><text:span text:style-name="T11">12.13.1 </text:span><text:span text:style-name="T16">Provenienza: </text:span></text:p>
      <text:p text:style-name="Rientro_20_corpo_20_del_20_testo_20_3">attività industriali e decantazione naturale.</text:p>
      <text:p text:style-name="P91"><text:span text:style-name="T11">12.13.2 </text:span><text:span text:style-name="T16">Caratteristiche del rifiuto: </text:span></text:p>
      <text:p text:style-name="Rientro_20_corpo_20_del_20_testo_20_3">fanghi a prevalente contenuto di argilla, carbonato di calcio, limi, sabbie e terriccio ed eventuali tracce di materiali ferrosi<text:span text:style-name="T26"> con un contenuto di sostanza secca del 25%</text:span>.</text:p>
      <text:p text:style-name="P91"><text:span text:style-name="T11">12.13.3 </text:span><text:span text:style-name="T16">Attività di recupero:</text:span></text:p>
      <text:p text:style-name="P101">a) cementifici [R5];</text:p>
      <text:p text:style-name="P101">b) industria dei laterizi [R5].</text:p>
      <text:p text:style-name="P91"><text:span text:style-name="T11">12.13.4</text:span><text:span text:style-name="T16"> Caratteristiche delle materie prime e/o dei prodotti ottenuti:</text:span></text:p>
      <text:p text:style-name="P101">a) cemento nelle forme usualmente commercializzate;</text:p>
      <text:p text:style-name="P101">b) laterizi nelle forme usualmente commercializzate.</text:p>
      <text:p text:style-name="P101"/>
      <table:table table:name="Tabella122" table:style-name="Tabella122">
        <table:table-column table:style-name="Tabella122.A"/>
        <table:table-column table:style-name="Tabella122.B"/>
        <table:table-column table:style-name="Tabella122.C"/>
        <table:table-column table:style-name="Tabella122.D"/>
        <table:table-row table:style-name="Tabella122.1">
          <table:table-cell table:style-name="Tabella122.A1" office:value-type="string">
            <text:p text:style-name="P331">Attività di recupero</text:p>
          </table:table-cell>
          <table:table-cell table:style-name="Tabella122.A1" office:value-type="string">
            <text:p text:style-name="P331">Codice Rifiuto</text:p>
          </table:table-cell>
          <table:table-cell table:style-name="Tabella122.A1" office:value-type="string">
            <text:p text:style-name="P331">Descrizione</text:p>
          </table:table-cell>
          <table:table-cell table:style-name="Tabella122.D1" office:value-type="string">
            <text:p text:style-name="P331">Quantità (t/a)</text:p>
          </table:table-cell>
        </table:table-row>
        <table:table-row table:style-name="Tabella122.1">
          <table:table-cell table:style-name="Tabella122.A2" office:value-type="string">
            <text:p text:style-name="P334">Messa in riserva</text:p>
          </table:table-cell>
          <table:table-cell table:style-name="Tabella122.A2" office:value-type="string">
            <text:p text:style-name="P334">[190802] [190902] [190903]</text:p>
          </table:table-cell>
          <table:table-cell table:style-name="Tabella122.A2" office:value-type="string">
            <text:p text:style-name="P334">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335">500</text:p>
          </table:table-cell>
        </table:table-row>
        <table:table-row table:style-name="Tabella122.1">
          <table:table-cell table:style-name="Tabella122.A2" office:value-type="string">
            <text:p text:style-name="P334">Cementifici</text:p>
          </table:table-cell>
          <table:table-cell table:style-name="Tabella122.A2" office:value-type="string">
            <text:p text:style-name="P334">[190802] [190902] [190903]</text:p>
          </table:table-cell>
          <table:table-cell table:style-name="Tabella122.A2" office:value-type="string">
            <text:p text:style-name="P334">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335">25.000</text:p>
          </table:table-cell>
        </table:table-row>
        <table:table-row table:style-name="Tabella122.1">
          <table:table-cell table:style-name="Tabella122.A2" office:value-type="string">
            <text:p text:style-name="P334">Industria dei laterizi</text:p>
          </table:table-cell>
          <table:table-cell table:style-name="Tabella122.A2" office:value-type="string">
            <text:p text:style-name="P334">[190802] [190902] [190903]</text:p>
          </table:table-cell>
          <table:table-cell table:style-name="Tabella122.A2" office:value-type="string">
            <text:p text:style-name="P334">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335">25.000</text:p>
          </table:table-cell>
        </table:table-row>
      </table:table>
      <text:p text:style-name="P1"/>
      <text:h text:style-name="P447" text:outline-level="1">12.14 Tipologia: </text:h>
      <text:p text:style-name="P65">Fanghi da trattamento sul posto degli effluenti </text:p>
      <text:p text:style-name="P70">[060501]</text:p>
      <text:p text:style-name="P73">[060503]</text:p>
      <text:p text:style-name="P91"><text:span text:style-name="T11">12.14.1 </text:span><text:span text:style-name="T16">Provenienza: </text:span></text:p>
      <text:p text:style-name="Rientro_20_corpo_20_del_20_testo_20_3">anodizzazione dell'alluminio e soluzioni alcaline di decappaggio.</text:p>
      <text:p text:style-name="P91"><text:span text:style-name="T11">12.14.2 </text:span><text:span text:style-name="T16">Caratteristiche del rifiuto: </text:span></text:p>
      <text:p text:style-name="Rientro_20_corpo_20_del_20_testo_20_3">soluzioni alcaline provenienti dal decappaggio e fanghi di idrato di alluminio separati con filtropressa.</text:p>
      <text:p text:style-name="P91"><text:span text:style-name="T11">12.14.3 </text:span><text:span text:style-name="T16">Attività di recupero:</text:span></text:p>
      <text:p text:style-name="P122">a) industria chimica [R5];</text:p>
      <text:p text:style-name="P101">b) cementifici [R5].</text:p>
      <text:p text:style-name="P91"><text:span text:style-name="T11">12.14.4 </text:span><text:span text:style-name="T16">Caratteristiche delle materie prime e/o dei prodotti ottenuti:</text:span></text:p>
      <text:p text:style-name="P101">a) sali di alluminio nelle forme usualmente commercializzate</text:p>
      <text:p text:style-name="P101">b) cemento nelle forme usualmente commercializzate</text:p>
      <text:p text:style-name="P101"/>
      <table:table table:name="Tabella123" table:style-name="Tabella123">
        <table:table-column table:style-name="Tabella123.A"/>
        <table:table-column table:style-name="Tabella123.B"/>
        <table:table-column table:style-name="Tabella123.C"/>
        <table:table-column table:style-name="Tabella123.D"/>
        <table:table-row table:style-name="Tabella123.1">
          <table:table-cell table:style-name="Tabella123.A1" office:value-type="string">
            <text:p text:style-name="P331">Attività di recupero</text:p>
          </table:table-cell>
          <table:table-cell table:style-name="Tabella123.A1" office:value-type="string">
            <text:p text:style-name="P331">Codice Rifiuto</text:p>
          </table:table-cell>
          <table:table-cell table:style-name="Tabella123.A1" office:value-type="string">
            <text:p text:style-name="P331">Descrizione</text:p>
          </table:table-cell>
          <table:table-cell table:style-name="Tabella123.D1" office:value-type="string">
            <text:p text:style-name="P331">Quantità (t/a)</text:p>
          </table:table-cell>
        </table:table-row>
        <table:table-row table:style-name="Tabella123.1">
          <table:table-cell table:style-name="Tabella123.A2" office:value-type="string">
            <text:p text:style-name="P334">Messa in riserva</text:p>
          </table:table-cell>
          <table:table-cell table:style-name="Tabella123.A2" office:value-type="string">
            <text:p text:style-name="P334">[060503]</text:p>
          </table:table-cell>
          <table:table-cell table:style-name="Tabella123.A2" office:value-type="string">
            <text:p text:style-name="P334">Fanghi da trattamento sul posto degli effluenti</text:p>
          </table:table-cell>
          <table:table-cell table:style-name="Tabella123.D2" office:value-type="string">
            <text:p text:style-name="P335">100</text:p>
          </table:table-cell>
        </table:table-row>
        <table:table-row table:style-name="Tabella123.1">
          <table:table-cell table:style-name="Tabella123.A2" office:value-type="string">
            <text:p text:style-name="P334">Cementifici</text:p>
          </table:table-cell>
          <table:table-cell table:style-name="Tabella123.A2" office:value-type="string">
            <text:p text:style-name="P334">[060503]</text:p>
          </table:table-cell>
          <table:table-cell table:style-name="Tabella123.A2" office:value-type="string">
            <text:p text:style-name="P334">Fanghi da trattamento sul posto degli effluenti</text:p>
          </table:table-cell>
          <table:table-cell table:style-name="Tabella123.D2" office:value-type="string">
            <text:p text:style-name="P335">1.000</text:p>
          </table:table-cell>
        </table:table-row>
      </table:table>
      <text:p text:style-name="P1"/>
      <text:h text:style-name="P447" text:outline-level="1">12.15 Tipologia: </text:h>
      <text:p text:style-name="P65">fanghi da cottura e da lavaggio del legno vergine </text:p>
      <text:p text:style-name="P70">[030199]</text:p>
      <text:p text:style-name="P73">[030199]</text:p>
      <text:p text:style-name="P91"><text:span text:style-name="T11">12.15.1 </text:span><text:span text:style-name="T16">Provenienza: </text:span></text:p>
      <text:p text:style-name="Rientro_20_corpo_20_del_20_testo_20_3">industria dei segati, tranciati, sfogliati e del pannello.</text:p>
      <text:p text:style-name="P91"><text:span text:style-name="T11">12.15.2 </text:span><text:span text:style-name="T16">Caratteristiche del rifiuto: </text:span></text:p>
      <text:p text:style-name="Rientro_20_corpo_20_del_20_testo_20_3">fanghi a elevato contenuto in acqua, segatura, trucioli, cortecce, fibra di legno, limo e terra.</text:p>
      <text:p text:style-name="P91"><text:span text:style-name="T11">12.15.3 </text:span><text:span text:style-name="T16">Attività di recupero:</text:span></text:p>
      <text:p text:style-name="P101">a) realizzazione di rilevati e sottofondi stradali (il recupero è subordinato all'esecuzione del test di cessione sul rifiuto tal quale secondo il metodo in allegato 3 al presente decreto) [R5];</text:p>
      <text:p text:style-name="P101">b) attività di recuperi ambientali (il recupero è subordinato all'esecuzione del test di cessione sul rifiuto tal quale secondo il metodo in allegato 3 al presente decreto) [R10];</text:p>
      <text:p text:style-name="P101"/>
      <table:table table:name="Tabella124" table:style-name="Tabella124">
        <table:table-column table:style-name="Tabella124.A"/>
        <table:table-column table:style-name="Tabella124.B"/>
        <table:table-column table:style-name="Tabella124.C"/>
        <table:table-column table:style-name="Tabella124.D"/>
        <table:table-row table:style-name="Tabella124.1">
          <table:table-cell table:style-name="Tabella124.A1" office:value-type="string">
            <text:p text:style-name="P331">Attività di recupero</text:p>
          </table:table-cell>
          <table:table-cell table:style-name="Tabella124.A1" office:value-type="string">
            <text:p text:style-name="P331">Codice Rifiuto</text:p>
          </table:table-cell>
          <table:table-cell table:style-name="Tabella124.A1" office:value-type="string">
            <text:p text:style-name="P331">Descrizione</text:p>
          </table:table-cell>
          <table:table-cell table:style-name="Tabella124.D1" office:value-type="string">
            <text:p text:style-name="P331">Quantità (t/a)</text:p>
          </table:table-cell>
        </table:table-row>
        <table:table-row table:style-name="Tabella124.1">
          <table:table-cell table:style-name="Tabella124.A2" office:value-type="string">
            <text:p text:style-name="P334">Messa in riserva</text:p>
          </table:table-cell>
          <table:table-cell table:style-name="Tabella124.A2" office:value-type="string">
            <text:p text:style-name="P334">[030199]</text:p>
          </table:table-cell>
          <table:table-cell table:style-name="Tabella124.A2" office:value-type="string">
            <text:p text:style-name="P334">Fanghi di cottura e da lavaggio del legno vergine</text:p>
          </table:table-cell>
          <table:table-cell table:style-name="Tabella124.D2" office:value-type="string">
            <text:p text:style-name="P335">100</text:p>
          </table:table-cell>
        </table:table-row>
        <table:table-row table:style-name="Tabella124.1">
          <table:table-cell table:style-name="Tabella124.A2" office:value-type="string">
            <text:p text:style-name="P334">Utilizzo dei rifiuti per la formazione di rilevati e sottofondi stradali</text:p>
          </table:table-cell>
          <table:table-cell table:style-name="Tabella124.A2" office:value-type="string">
            <text:p text:style-name="P334">[030199]</text:p>
          </table:table-cell>
          <table:table-cell table:style-name="Tabella124.A2" office:value-type="string">
            <text:p text:style-name="P334">Fanghi di cottura e da lavaggio del legno vergine</text:p>
          </table:table-cell>
          <table:table-cell table:style-name="Tabella124.D2" office:value-type="string">
            <text:p text:style-name="P335">3.000</text:p>
          </table:table-cell>
        </table:table-row>
        <table:table-row table:style-name="Tabella124.1">
          <table:table-cell table:style-name="Tabella124.A2" office:value-type="string">
            <text:p text:style-name="P334">Utilizzo dei rifiuti per i recuperi ambientali</text:p>
          </table:table-cell>
          <table:table-cell table:style-name="Tabella124.A2" office:value-type="string">
            <text:p text:style-name="P336">[030199]</text:p>
          </table:table-cell>
          <table:table-cell table:style-name="Tabella124.A2" office:value-type="string">
            <text:p text:style-name="P334">Fanghi di cottura e da lavaggio del legno vergine</text:p>
          </table:table-cell>
          <table:table-cell table:style-name="Tabella124.D2" office:value-type="string">
            <text:p text:style-name="P335">3.000</text:p>
          </table:table-cell>
        </table:table-row>
      </table:table>
      <text:p text:style-name="P1"/>
      <text:h text:style-name="P447" text:outline-level="1">12.16 Tipologia: </text:h>
      <text:p text:style-name="P65">Fanghi di trattamento acque reflue industriali </text:p>
      <text:p text:style-name="P70">[190804]</text:p>
      <text:p text:style-name="P73">[050110] [060503] [070112] [070212] [070312] [070412] [070512] [070612] [070712] [100121] [190812] [190814]</text:p>
      <text:p text:style-name="P91"><text:span text:style-name="T11">12.16.1 </text:span><text:span text:style-name="T16">Provenienza: </text:span></text:p>
      <text:p text:style-name="Rientro_20_corpo_20_del_20_testo_20_3">Industria chimica, automotoristica, petrolifera, metalmeccanica, metallurgica e siderurgica; petrolchimica.</text:p>
      <text:p text:style-name="P91"><text:span text:style-name="T11">12.16.2 </text:span><text:span text:style-name="T16">Caratteristiche del rifiuto: </text:span></text:p>
      <text:p text:style-name="Rientro_20_corpo_20_del_20_testo_20_3">fanghi di natura prevalentemente inorganica con contenuto in acqua &lt; 70%, frazione organica &lt; 30%, Cr totale &lt; 1000 ppm, Cr VI &lt; 1 ppm, Pb &lt; 1500 ppm e As, Cd, Hg &lt; 1 ppm in totale, solventi aromatici e clorurati &lt; 200 ppm.</text:p>
      <text:p text:style-name="P91"><text:span text:style-name="T11">12.16.3 </text:span><text:span text:style-name="T16">Attività di recupero:</text:span></text:p>
      <text:p text:style-name="P101">a) cementifici [R5];</text:p>
      <text:p text:style-name="P101">b) produzione di manufatti per l'edilizia [R5];</text:p>
      <text:p text:style-name="P122">c) produzione di ghisa e acciaio [R5].</text:p>
      <text:p text:style-name="P91"><text:span text:style-name="T11">12.16.4 </text:span><text:span text:style-name="T16">Caratteristiche delle materie prime e/o dei prodotti:</text:span></text:p>
      <text:p text:style-name="P101">a) cemento nelle forme usualmente commercializzate;</text:p>
      <text:p text:style-name="P101">b) prodotti per l'edilizia nelle forme usualmente commercializzate;</text:p>
      <text:p text:style-name="P101">c) acciaio e ghisa nelle forme usualmente commercializzate.</text:p>
      <text:p text:style-name="P101"/>
      <table:table table:name="Tabella125" table:style-name="Tabella125">
        <table:table-column table:style-name="Tabella125.A"/>
        <table:table-column table:style-name="Tabella125.B"/>
        <table:table-column table:style-name="Tabella125.C"/>
        <table:table-column table:style-name="Tabella125.D"/>
        <table:table-row table:style-name="Tabella125.1">
          <table:table-cell table:style-name="Tabella125.A1" office:value-type="string">
            <text:p text:style-name="P331">Attività di recupero</text:p>
          </table:table-cell>
          <table:table-cell table:style-name="Tabella125.A1" office:value-type="string">
            <text:p text:style-name="P331">Codice Rifiuto</text:p>
          </table:table-cell>
          <table:table-cell table:style-name="Tabella125.A1" office:value-type="string">
            <text:p text:style-name="P331">Descrizione</text:p>
          </table:table-cell>
          <table:table-cell table:style-name="Tabella125.D1" office:value-type="string">
            <text:p text:style-name="P331">Quantità (t/a)</text:p>
          </table:table-cell>
        </table:table-row>
        <table:table-row table:style-name="Tabella125.1">
          <table:table-cell table:style-name="Tabella125.A2" office:value-type="string">
            <text:p text:style-name="P334">Messa in riserva</text:p>
          </table:table-cell>
          <table:table-cell table:style-name="Tabella125.A2" office:value-type="string">
            <text:p text:style-name="P334">[050110] [061503] [070112] [070212] [070312] [070412] [070512] [070612] [070712] [100121] [190812] [190814]</text:p>
          </table:table-cell>
          <table:table-cell table:style-name="Tabella125.A2" office:value-type="string">
            <text:p text:style-name="P334">Fanghi di trattamento acque reflue industriali</text:p>
          </table:table-cell>
          <table:table-cell table:style-name="Tabella125.D2" office:value-type="string">
            <text:p text:style-name="P335">50</text:p>
          </table:table-cell>
        </table:table-row>
        <table:table-row table:style-name="Tabella125.1">
          <table:table-cell table:style-name="Tabella125.A2" office:value-type="string">
            <text:p text:style-name="P334">Produzione di manufatti e prodotti per l'edilizia</text:p>
          </table:table-cell>
          <table:table-cell table:style-name="Tabella125.A2" office:value-type="string">
            <text:p text:style-name="P334">[050110] [061503] [070112] [070212] [070312] [070412] [070512] [070612] [070712] [100121] [190812] [190814]</text:p>
          </table:table-cell>
          <table:table-cell table:style-name="Tabella125.A2" office:value-type="string">
            <text:p text:style-name="P334">Fanghi di trattamento acque reflue industriali</text:p>
          </table:table-cell>
          <table:table-cell table:style-name="Tabella125.D2" office:value-type="string">
            <text:p text:style-name="P335">2.020</text:p>
          </table:table-cell>
        </table:table-row>
        <table:table-row table:style-name="Tabella125.1">
          <table:table-cell table:style-name="Tabella125.A2" office:value-type="string">
            <text:p text:style-name="P334">Cementifici</text:p>
          </table:table-cell>
          <table:table-cell table:style-name="Tabella125.A2" office:value-type="string">
            <text:p text:style-name="P334">[050110] [061503] [070112] [070212] [070312] [070412] [070512] [070612] [070712] [100121] [190812] [190814]</text:p>
          </table:table-cell>
          <table:table-cell table:style-name="Tabella125.A2" office:value-type="string">
            <text:p text:style-name="P334">Fanghi di trattamento acque reflue industriali</text:p>
          </table:table-cell>
          <table:table-cell table:style-name="Tabella125.D2" office:value-type="string">
            <text:p text:style-name="P335">6.000</text:p>
          </table:table-cell>
        </table:table-row>
      </table:table>
      <text:p text:style-name="P1"/>
      <text:h text:style-name="P447" text:outline-level="1">12.17 Tipologia: </text:h>
      <text:p text:style-name="P65">Fanghi da trattamento acque di processo e da abbattimento emissioni aeriformi da industria siderurgica e metalmeccanica </text:p>
      <text:p text:style-name="P70">[100203] [100204] [100205] [110104]</text:p>
      <text:p text:style-name="P73">[100208] [100214] [100215] [110110] [110112] [110114]</text:p>
      <text:p text:style-name="P91"><text:span text:style-name="T11">12.17.1 </text:span><text:span text:style-name="T16">Provenienza: </text:span></text:p>
      <text:p text:style-name="Rientro_20_corpo_20_del_20_testo_20_3">Industria siderurgica e metalmeccanica.</text:p>
      <text:p text:style-name="P91"><text:span text:style-name="T11">12.17.2 </text:span><text:span text:style-name="T16">Caratteristiche del rifiuto: </text:span></text:p>
      <text:p text:style-name="Rientro_20_corpo_20_del_20_testo_20_3">fanghi e polveri di natura prevalentemente inorganica con frazione organica &lt; 30 non contenenti cromo né cianuri.</text:p>
      <text:p text:style-name="P91"><text:span text:style-name="T11">12.17.3 </text:span><text:span text:style-name="T16">Attività di recupero:</text:span></text:p>
      <text:p text:style-name="P101">a) cementifici [R5];</text:p>
      <text:p text:style-name="P101">b) produzione di manufatti per l'edilizia [R5]; </text:p>
      <text:p text:style-name="P101">c) produzione siderurgica [R5].</text:p>
      <text:p text:style-name="P91"><text:span text:style-name="T11">12.17.4 </text:span><text:span text:style-name="T16">Caratteristiche delle materie prime e/o dei prodotti ottenuti:</text:span></text:p>
      <text:p text:style-name="P101">a) cemento nelle forme usualmente commercializzate;</text:p>
      <text:p text:style-name="P101">b) prodotti per l'edilizia nelle forme usualmente commercializzate;</text:p>
      <text:p text:style-name="P101">e) acciaio e ghisa nelle forme usualmente commercializzate.</text:p>
      <text:p text:style-name="P101"/>
      <table:table table:name="Tabella126" table:style-name="Tabella126">
        <table:table-column table:style-name="Tabella126.A"/>
        <table:table-column table:style-name="Tabella126.B"/>
        <table:table-column table:style-name="Tabella126.C"/>
        <table:table-column table:style-name="Tabella126.D"/>
        <table:table-row table:style-name="Tabella126.1">
          <table:table-cell table:style-name="Tabella126.A1" office:value-type="string">
            <text:p text:style-name="P331">Attività di recupero</text:p>
          </table:table-cell>
          <table:table-cell table:style-name="Tabella126.A1" office:value-type="string">
            <text:p text:style-name="P331">Codice Rifiuto</text:p>
          </table:table-cell>
          <table:table-cell table:style-name="Tabella126.A1" office:value-type="string">
            <text:p text:style-name="P331">Descrizione</text:p>
          </table:table-cell>
          <table:table-cell table:style-name="Tabella126.D1" office:value-type="string">
            <text:p text:style-name="P331">Quantità (t/a)</text:p>
          </table:table-cell>
        </table:table-row>
        <table:table-row table:style-name="Tabella126.1">
          <table:table-cell table:style-name="Tabella126.A2" office:value-type="string">
            <text:p text:style-name="P334">Produzione di manufatti e prodotti per l'edilizia</text:p>
          </table:table-cell>
          <table:table-cell table:style-name="Tabella126.A2" office:value-type="string">
            <text:p text:style-name="P334">[100208] [100214] [100215] [110110] [110112] [110114]</text:p>
          </table:table-cell>
          <table:table-cell table:style-name="Tabella126.A2" office:value-type="string">
            <text:p text:style-name="P334">Fanghi da trattamento acque di processo e da abbattimento emissioni aeriformi da industria siderurgica e metalmeccanica</text:p>
          </table:table-cell>
          <table:table-cell table:style-name="Tabella126.D2" office:value-type="string">
            <text:p text:style-name="P335">100</text:p>
          </table:table-cell>
        </table:table-row>
        <table:table-row table:style-name="Tabella126.1">
          <table:table-cell table:style-name="Tabella126.A2" office:value-type="string">
            <text:p text:style-name="P334">Messa in riserva</text:p>
          </table:table-cell>
          <table:table-cell table:style-name="Tabella126.A2" office:value-type="string">
            <text:p text:style-name="P334">[100208] [100214] [100215] [110110] [110112] [110114]</text:p>
          </table:table-cell>
          <table:table-cell table:style-name="Tabella126.A2" office:value-type="string">
            <text:p text:style-name="P334">Fanghi da trattamento acque di processo e da abbattimento emissioni aeriformi da industria siderurgica e metalmeccanica</text:p>
          </table:table-cell>
          <table:table-cell table:style-name="Tabella126.D2" office:value-type="string">
            <text:p text:style-name="P335">160</text:p>
          </table:table-cell>
        </table:table-row>
        <table:table-row table:style-name="Tabella126.1">
          <table:table-cell table:style-name="Tabella126.A2" office:value-type="string">
            <text:p text:style-name="P334">Cementifici</text:p>
          </table:table-cell>
          <table:table-cell table:style-name="Tabella126.A2" office:value-type="string">
            <text:p text:style-name="P334">[100208] [100214] [100215] [110110] [110112] [110114]</text:p>
          </table:table-cell>
          <table:table-cell table:style-name="Tabella126.A2" office:value-type="string">
            <text:p text:style-name="P334">Fanghi da trattamento acque di processo e da abbattimento emissioni aeriformi da industria siderurgica e metalmeccanica</text:p>
          </table:table-cell>
          <table:table-cell table:style-name="Tabella126.D2" office:value-type="string">
            <text:p text:style-name="P335">12.500</text:p>
          </table:table-cell>
        </table:table-row>
        <table:table-row table:style-name="Tabella126.1">
          <table:table-cell table:style-name="Tabella126.A2" office:value-type="string">
            <text:p text:style-name="P334">Industria siderurgica</text:p>
          </table:table-cell>
          <table:table-cell table:style-name="Tabella126.A2" office:value-type="string">
            <text:p text:style-name="P334">[100208] [100214] [100215] [110110] [110112] [110114]</text:p>
          </table:table-cell>
          <table:table-cell table:style-name="Tabella126.A2" office:value-type="string">
            <text:p text:style-name="P334">Fanghi da trattamento acque di processo e da abbattimento emissioni aeriformi da industria siderurgica e metalmeccanica</text:p>
          </table:table-cell>
          <table:table-cell table:style-name="Tabella126.D2" office:value-type="string">
            <text:p text:style-name="P335">25.000</text:p>
          </table:table-cell>
        </table:table-row>
      </table:table>
      <text:p text:style-name="P1"/>
      <text:h text:style-name="P447" text:outline-level="1">12.18 Tipologia: </text:h>
      <text:p text:style-name="P65">Fanghi di depurazione di acque di risulta della lavorazione del cuoio essiccati </text:p>
      <text:p text:style-name="P70">[040106]</text:p>
      <text:p text:style-name="P73">[040106]</text:p>
      <text:p text:style-name="P91"><text:span text:style-name="T11">12.18.1 </text:span><text:span text:style-name="T16">Provenienza: </text:span></text:p>
      <text:p text:style-name="Rientro_20_corpo_20_del_20_testo_20_3">essiccatore.</text:p>
      <text:p text:style-name="P91"><text:span text:style-name="T11">12.18.2 </text:span><text:span text:style-name="T16">Caratteristiche del rifiuto: </text:span></text:p>
      <text:p text:style-name="Rientro_20_corpo_20_del_20_testo_20_3">fanghi conciari essiccati con contenuto in Cr &lt; 0,3% sul secco e umidità &lt; 20%, in modo tale che il contenuto totale di Cr<text:span text:style-name="T59">+++</text:span> nell'impasto del fango con argilla non sia superiore a 250 mg/kg sul secco.</text:p>
      <text:p text:style-name="P91"><text:span text:style-name="T11">12.18.3 </text:span><text:span text:style-name="T16">Attività di recupero:</text:span></text:p>
      <text:p text:style-name="Rientro_20_corpo_20_del_20_testo_20_3">produzione di laterizi, Volume massimo di fango nell'argilla cruda pari al 5% dell'impasto [R5].</text:p>
      <text:p text:style-name="P91"><text:span text:style-name="T11">12.18.4 </text:span><text:span text:style-name="T16">Caratteristiche delle materie prime e/o dei prodotti ottenuti:</text:span></text:p>
      <text:p text:style-name="Rientro_20_corpo_20_del_20_testo_20_3">laterizi nelle forme usualmente commercializzate.</text:p>
      <text:p text:style-name="Rientro_20_corpo_20_del_20_testo_20_3"/>
      <table:table table:name="Tabella127" table:style-name="Tabella127">
        <table:table-column table:style-name="Tabella127.A"/>
        <table:table-column table:style-name="Tabella127.B"/>
        <table:table-column table:style-name="Tabella127.C"/>
        <table:table-column table:style-name="Tabella127.D"/>
        <table:table-row table:style-name="Tabella127.1">
          <table:table-cell table:style-name="Tabella127.A1" office:value-type="string">
            <text:p text:style-name="P331">Attività di recupero</text:p>
          </table:table-cell>
          <table:table-cell table:style-name="Tabella127.A1" office:value-type="string">
            <text:p text:style-name="P331">Codice Rifiuto</text:p>
          </table:table-cell>
          <table:table-cell table:style-name="Tabella127.A1" office:value-type="string">
            <text:p text:style-name="P331">Descrizione</text:p>
          </table:table-cell>
          <table:table-cell table:style-name="Tabella127.D1" office:value-type="string">
            <text:p text:style-name="P331">Quantità (t/a)</text:p>
          </table:table-cell>
        </table:table-row>
        <table:table-row table:style-name="Tabella127.1">
          <table:table-cell table:style-name="Tabella127.A2" office:value-type="string">
            <text:p text:style-name="P334">Industria dei laterizi</text:p>
          </table:table-cell>
          <table:table-cell table:style-name="Tabella127.A2" office:value-type="string">
            <text:p text:style-name="P334">[040106]</text:p>
          </table:table-cell>
          <table:table-cell table:style-name="Tabella127.A2" office:value-type="string">
            <text:p text:style-name="P334">Fanghi di depurazione di acqua di risulta della lavorazione del cuoio essiccati</text:p>
          </table:table-cell>
          <table:table-cell table:style-name="Tabella127.D2" office:value-type="string">
            <text:p text:style-name="P335">1.500</text:p>
          </table:table-cell>
        </table:table-row>
      </table:table>
      <text:p text:style-name="P1"/>
      <text:p text:style-name="P60">13. RIFIUTI CONTENENTI PRINCIPALMENTE COSTITUENTI INORGANICI CHE POSSONO A LORO VOLTA CONTENERE METALLI O MATERIE ORGANICHE</text:p>
      <text:p text:style-name="P1"/>
      <text:h text:style-name="TIpologia" text:outline-level="1">13.1 Tipologia: </text:h>
      <text:p text:style-name="P65">ceneri dalla combustione di carbone e lignite, anche additivati con calcare e da cocombustione con esclusione dei rifiuti urbani ed assimilati tal quali </text:p>
      <text:p text:style-name="P70">[100101] [100102] [100103]</text:p>
      <text:p text:style-name="P73">[100101] [100102] [100103] [100115] [100117]</text:p>
      <text:p text:style-name="P91"><text:span text:style-name="T11">13.1.1 </text:span><text:span text:style-name="T16">Provenienza: </text:span></text:p>
      <text:p text:style-name="Rientro_20_corpo_20_del_20_testo_20_3">centrali termoelettriche.</text:p>
      <text:p text:style-name="P91"><text:span text:style-name="T11">13.1.2 </text:span><text:span text:style-name="T16">Caratteristiche del rifiuto: </text:span></text:p>
      <text:p text:style-name="Rientro_20_corpo_20_del_20_testo_20_3">è generalmente composto dall' 80% circa di ceneri volanti e dal 20% circa di ceneri pesanti; costituito da silicati complessi di alluminio, calcio e ferro, sostanza carboniosa incombusta (2 ÷ 10%); PCDD in concentrazione non superiore a 2,5 ppb, PCB, PCT &lt; 25 ppm.</text:p>
      <text:p text:style-name="P91"><text:span text:style-name="T11">13.1.3 </text:span><text:span text:style-name="T16">Attività di recupero:</text:span></text:p>
      <text:p text:style-name="P101">a) cementifici [R5];</text:p>
      <text:p text:style-name="P101">b) produzione di conglomerati cementizi: le ceneri vengono miscelate agli altri materiali, a freddo, e nella fase di preparazione del manufatto finale [R5];</text:p>
      <text:p text:style-name="P101">c) industria dei laterizi, industria della produzione di argilla espansa [R5].</text:p>
      <text:p text:style-name="P91"><text:span text:style-name="T11">13.1.4 </text:span><text:span text:style-name="T16">Caratteristiche delle materie prime e/o dei prodotti ottenuti:</text:span></text:p>
      <text:p text:style-name="P101">a) cemento nelle forme usualmente commercializzate;</text:p>
      <text:p text:style-name="P101">b) conglomerati cementizi nelle forme usualmente commercializzate;</text:p>
      <text:list xml:id="list235920699313101" text:continue-numbering="true" text:style-name="WW8Num17">
        <text:list-item>
          <text:p text:style-name="P455">laterizi e argilla espansa nelle forme usualmente commercializzate.</text:p>
        </text:list-item>
      </text:list>
      <text:p text:style-name="P1"/>
      <table:table table:name="Tabella128" table:style-name="Tabella128">
        <table:table-column table:style-name="Tabella128.A"/>
        <table:table-column table:style-name="Tabella128.B"/>
        <table:table-column table:style-name="Tabella128.C"/>
        <table:table-column table:style-name="Tabella128.D"/>
        <table:table-row table:style-name="Tabella128.1">
          <table:table-cell table:style-name="Tabella128.A1" office:value-type="string">
            <text:p text:style-name="P331">Attività di recupero</text:p>
          </table:table-cell>
          <table:table-cell table:style-name="Tabella128.A1" office:value-type="string">
            <text:p text:style-name="P331">Codice Rifiuto</text:p>
          </table:table-cell>
          <table:table-cell table:style-name="Tabella128.A1" office:value-type="string">
            <text:p text:style-name="P331">Descrizione</text:p>
          </table:table-cell>
          <table:table-cell table:style-name="Tabella128.D1" office:value-type="string">
            <text:p text:style-name="P331">Quantità (t/a)</text:p>
          </table:table-cell>
        </table:table-row>
        <table:table-row table:style-name="Tabella128.1">
          <table:table-cell table:style-name="Tabella128.A2" office:value-type="string">
            <text:p text:style-name="P334">Produzione di conglomerati cementizi</text:p>
          </table:table-cell>
          <table:table-cell table:style-name="Tabella128.A2" office:value-type="string">
            <text:p text:style-name="P334">[100101] [100102] [100103] [100115] [100117]</text:p>
          </table:table-cell>
          <table:table-cell table:style-name="Tabella128.A2" office:value-type="string">
            <text:p text:style-name="P334">Ceneri dalla combustione di carbone e lignite, anche additivati con calcare e da cocombusione con esclusione dei rifiuti urbani e assimilati tal quali</text:p>
          </table:table-cell>
          <table:table-cell table:style-name="Tabella128.D2" office:value-type="string">
            <text:p text:style-name="P335">128.000</text:p>
          </table:table-cell>
        </table:table-row>
        <table:table-row table:style-name="Tabella128.1">
          <table:table-cell table:style-name="Tabella128.A2" office:value-type="string">
            <text:p text:style-name="P334">Cementifici</text:p>
          </table:table-cell>
          <table:table-cell table:style-name="Tabella128.A2" office:value-type="string">
            <text:p text:style-name="P334">[100101] [100102] [100103] [100115] [100117]</text:p>
          </table:table-cell>
          <table:table-cell table:style-name="Tabella128.A2" office:value-type="string">
            <text:p text:style-name="P334">Ceneri dalla combustione di carbone e lignite, anche additivati con calcare e da cocombusione con esclusione dei rifiuti urbani e assimilati tal quali</text:p>
          </table:table-cell>
          <table:table-cell table:style-name="Tabella128.D2" office:value-type="string">
            <text:p text:style-name="P335">165.000</text:p>
          </table:table-cell>
        </table:table-row>
        <table:table-row table:style-name="Tabella128.1">
          <table:table-cell table:style-name="Tabella128.A2" office:value-type="string">
            <text:p text:style-name="P334">Industria dei laterizi</text:p>
          </table:table-cell>
          <table:table-cell table:style-name="Tabella128.A2" office:value-type="string">
            <text:p text:style-name="P334">[100101] [100102] [100103] [100115] [100117]</text:p>
          </table:table-cell>
          <table:table-cell table:style-name="Tabella128.A2" office:value-type="string">
            <text:p text:style-name="P334">Ceneri dalla combustione di carbone e lignite, anche additivati con calcare e da cocombusione con esclusione dei rifiuti urbani e assimilati tal quali</text:p>
          </table:table-cell>
          <table:table-cell table:style-name="Tabella128.D2" office:value-type="string">
            <text:p text:style-name="P335">3.000</text:p>
          </table:table-cell>
        </table:table-row>
        <table:table-row table:style-name="Tabella128.1">
          <table:table-cell table:style-name="Tabella128.A2" office:value-type="string">
            <text:p text:style-name="P334">Messa in riserva</text:p>
          </table:table-cell>
          <table:table-cell table:style-name="Tabella128.A2" office:value-type="string">
            <text:p text:style-name="P334">[100101] [100102] [100103] [100115] [100117]</text:p>
          </table:table-cell>
          <table:table-cell table:style-name="Tabella128.A2" office:value-type="string">
            <text:p text:style-name="P334">Ceneri dalla combustione di carbone e lignite, anche additivati con calcare e da cocombusione con esclusione dei rifiuti urbani e assimilati tal quali</text:p>
          </table:table-cell>
          <table:table-cell table:style-name="Tabella128.D2" office:value-type="string">
            <text:p text:style-name="P335">5.110</text:p>
          </table:table-cell>
        </table:table-row>
      </table:table>
      <text:p text:style-name="P1"/>
      <text:h text:style-name="P447" text:outline-level="1">13.2. Tipologia: </text:h>
      <text:p text:style-name="P65">ceneri dalla combustione di biomasse (paglia, vinacce) ed affini legno, pannelli, fanghi di cartiere </text:p>
      <text:p text:style-name="P70">[030306] [030399] [100101] [100102]</text:p>
      <text:p text:style-name="P73">[100101] [100103] [100115] [100117] [190112] [190114]</text:p>
      <text:p text:style-name="P91"><text:span text:style-name="T11">13.2.1 </text:span><text:span text:style-name="T16">Provenienza: </text:span></text:p>
      <text:p text:style-name="Rientro_20_corpo_20_del_20_testo_20_3">impianti di recupero energetico di biomasse, legno e fanghi di cartiera.</text:p>
      <text:p text:style-name="P91"><text:span text:style-name="T11">13.2.2 </text:span><text:span text:style-name="T16">Caratteristiche del rifiuto: </text:span></text:p>
      <text:p text:style-name="Rientro_20_corpo_20_del_20_testo_20_3">ceneri costituite principalmente da potassio, calcio, sodio e loro composti; <text:span text:style-name="T28">PCDD in concentrazione non superiore a 2,5 ppb</text:span><text:span text:style-name="T26"> PCDD in concentrazione non superiore a 0.1 ppb sul secco</text:span>, <text:span text:style-name="T28">PCB, PCT &lt; 25 ppm</text:span><text:span text:style-name="T26"> PCB, PCT &lt; 5 ppm sul secco</text:span>.</text:p>
      <text:p text:style-name="P91"><text:span text:style-name="T11">13.2.3 </text:span><text:span text:style-name="T16">Attività di recupero:</text:span></text:p>
      <text:p text:style-name="P101">a) produzione di conglomerati cementizi [R5];</text:p>
      <text:p text:style-name="P101">b) cementifici [R5];</text:p>
      <text:p text:style-name="P101">c) industria dei laterizi e dell'argilla espansa [R5];</text:p>
      <text:p text:style-name="P101">d) formazione di rilevati e riutilizzo per recuperi ambientali (il recupero è subordinato all'esecuzione del test di cessione sul rifiuto tal quale secondo il metodo in allegato 3 al presente decreto) con esclusione delle ceneri derivanti dalla combustione dei rifiuti di cui ai punti 9.5 e 9.6 del presente allegato [R5] [R10];</text:p>
      <text:p text:style-name="P91"><text:span text:style-name="T11">13.2.4 </text:span><text:span text:style-name="T16">Caratteristiche delle materie prime e/o dei prodotti ottenuti:</text:span></text:p>
      <text:p text:style-name="P101">a) conglomerati cementizi nelle forme usualmente prodotte;</text:p>
      <text:p text:style-name="P101">b) cemento nelle forme usualmente commercializzate;</text:p>
      <text:p text:style-name="P101">c) laterizi e argilla espansa nelle forme usualmente commercializzate.</text:p>
      <text:p text:style-name="P101"/>
      <table:table table:name="Tabella129" table:style-name="Tabella129">
        <table:table-column table:style-name="Tabella129.A"/>
        <table:table-column table:style-name="Tabella129.B"/>
        <table:table-column table:style-name="Tabella129.C"/>
        <table:table-column table:style-name="Tabella129.D"/>
        <table:table-row table:style-name="Tabella129.1">
          <table:table-cell table:style-name="Tabella129.A1" office:value-type="string">
            <text:p text:style-name="P331">Attività di recupero</text:p>
          </table:table-cell>
          <table:table-cell table:style-name="Tabella129.A1" office:value-type="string">
            <text:p text:style-name="P331">Codice Rifiuto</text:p>
          </table:table-cell>
          <table:table-cell table:style-name="Tabella129.A1" office:value-type="string">
            <text:p text:style-name="P331">Descrizione</text:p>
          </table:table-cell>
          <table:table-cell table:style-name="Tabella129.D1" office:value-type="string">
            <text:p text:style-name="P331">Quantità (t/a)</text:p>
          </table:table-cell>
        </table:table-row>
        <table:table-row table:style-name="Tabella129.1">
          <table:table-cell table:style-name="Tabella129.A2" office:value-type="string">
            <text:p text:style-name="P334">Produzione di conglomerati cementizi</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100</text:p>
          </table:table-cell>
        </table:table-row>
        <table:table-row table:style-name="Tabella129.1">
          <table:table-cell table:style-name="Tabella129.A2" office:value-type="string">
            <text:p text:style-name="P334">Utilizzo dei rifiuti per i recuperi ambientali</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1.000</text:p>
          </table:table-cell>
        </table:table-row>
        <table:table-row table:style-name="Tabella129.1">
          <table:table-cell table:style-name="Tabella129.A2" office:value-type="string">
            <text:p text:style-name="P334">Messa in riserva</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1.890</text:p>
          </table:table-cell>
        </table:table-row>
        <table:table-row table:style-name="Tabella129.1">
          <table:table-cell table:style-name="Tabella129.A2" office:value-type="string">
            <text:p text:style-name="P334">Cementifici</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20.000</text:p>
          </table:table-cell>
        </table:table-row>
        <table:table-row table:style-name="Tabella129.1">
          <table:table-cell table:style-name="Tabella129.A2" office:value-type="string">
            <text:p text:style-name="P334">Industria per la produzione di argilla espansa</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20.000</text:p>
          </table:table-cell>
        </table:table-row>
        <table:table-row table:style-name="Tabella129.1">
          <table:table-cell table:style-name="Tabella129.A2" office:value-type="string">
            <text:p text:style-name="P334">Utilizzo dei rifiuti per la formazione di rilevati e sottofondi stradali</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20.000</text:p>
          </table:table-cell>
        </table:table-row>
        <table:table-row table:style-name="Tabella129.1">
          <table:table-cell table:style-name="Tabella129.A2" office:value-type="string">
            <text:p text:style-name="P334">Industria dei laterizi</text:p>
          </table:table-cell>
          <table:table-cell table:style-name="Tabella129.A2" office:value-type="string">
            <text:p text:style-name="P334">[100101] [100103] [100115] [100117] [190112] [190114]</text:p>
          </table:table-cell>
          <table:table-cell table:style-name="Tabella129.A2" office:value-type="string">
            <text:p text:style-name="P334">Ceneri dalla combustione di biomasse (paglia, vinacce) ed affini, legno, pannelli, fanghi di cartiere</text:p>
          </table:table-cell>
          <table:table-cell table:style-name="Tabella129.D2" office:value-type="string">
            <text:p text:style-name="P335">6.740</text:p>
          </table:table-cell>
        </table:table-row>
      </table:table>
      <text:p text:style-name="P1"/>
      <text:h text:style-name="P447" text:outline-level="1">13.3 Tipologia: </text:h>
      <text:p text:style-name="P65">Ceneri pesanti da incenerimento di rifiuti solidi urbani e assimilati e da CDR </text:p>
      <text:p text:style-name="P70">[190101]</text:p>
      <text:p text:style-name="P73">[190112]</text:p>
      <text:p text:style-name="P91"><text:span text:style-name="T11">13.3.1 </text:span><text:span text:style-name="T16">Provenienza: </text:span></text:p>
      <text:p text:style-name="Rientro_20_corpo_20_del_20_testo_20_3">impianti di incenerimento di rifiuti solidi urbani e assimilabili.</text:p>
      <text:p text:style-name="P91"><text:span text:style-name="T11">13.3.2 </text:span><text:span text:style-name="T16">Caratteristiche del rifiuto: </text:span></text:p>
      <text:p text:style-name="Rientro_20_corpo_20_del_20_testo_20_3">ceneri costituite da inerti, ossidi, idrossidi, silicati, cloruri, solfati, carbonati metallici, metalli pesanti e tracce di inquinanti organici.</text:p>
      <text:p text:style-name="P91"><text:span text:style-name="T11">13.3.3 </text:span><text:span text:style-name="T16">Attività di recupero:</text:span></text:p>
      <text:p text:style-name="Rientro_20_corpo_20_del_20_testo_20_3">cementifici [R5].</text:p>
      <text:p text:style-name="P91"><text:span text:style-name="T11">13.3.4</text:span><text:span text:style-name="T16"> Caratteristiche delle materie prime e/o dei prodotti ottenuti:</text:span></text:p>
      <text:p text:style-name="Rientro_20_corpo_20_del_20_testo_20_3">cemento nelle forme usualmente commercializzate.</text:p>
      <text:p text:style-name="Rientro_20_corpo_20_del_20_testo_20_3"/>
      <table:table table:name="Tabella130" table:style-name="Tabella130">
        <table:table-column table:style-name="Tabella130.A"/>
        <table:table-column table:style-name="Tabella130.B"/>
        <table:table-column table:style-name="Tabella130.C"/>
        <table:table-column table:style-name="Tabella130.D"/>
        <table:table-row table:style-name="Tabella130.1">
          <table:table-cell table:style-name="Tabella130.A1" office:value-type="string">
            <text:p text:style-name="P331">Attività di recupero</text:p>
          </table:table-cell>
          <table:table-cell table:style-name="Tabella130.A1" office:value-type="string">
            <text:p text:style-name="P331">Codice Rifiuto</text:p>
          </table:table-cell>
          <table:table-cell table:style-name="Tabella130.A1" office:value-type="string">
            <text:p text:style-name="P331">Descrizione</text:p>
          </table:table-cell>
          <table:table-cell table:style-name="Tabella130.D1" office:value-type="string">
            <text:p text:style-name="P331">Quantità (t/a)</text:p>
          </table:table-cell>
        </table:table-row>
        <table:table-row table:style-name="Tabella130.1">
          <table:table-cell table:style-name="Tabella130.A2" office:value-type="string">
            <text:p text:style-name="P334">Cementifici</text:p>
          </table:table-cell>
          <table:table-cell table:style-name="Tabella130.A2" office:value-type="string">
            <text:p text:style-name="P334">[190112]</text:p>
          </table:table-cell>
          <table:table-cell table:style-name="Tabella130.A2" office:value-type="string">
            <text:p text:style-name="P334">Ceneri pesanti da incenerimento di rifiuti solidi urbani e assimilati e da CDR</text:p>
          </table:table-cell>
          <table:table-cell table:style-name="Tabella130.D2" office:value-type="string">
            <text:p text:style-name="P335">12.000</text:p>
          </table:table-cell>
        </table:table-row>
      </table:table>
      <text:p text:style-name="P1"/>
      <text:h text:style-name="P448" text:outline-level="1">13.4 Tipologia: </text:h>
      <text:p text:style-name="P69">abrasivo granulato </text:p>
      <text:p text:style-name="P72">[100602]</text:p>
      <text:p text:style-name="P75">[100602]</text:p>
      <text:p text:style-name="P94"><text:span text:style-name="T11">13.4.1 </text:span><text:span text:style-name="T16">Provenienza: </text:span></text:p>
      <text:p text:style-name="P208">processo di fusione del rame.</text:p>
      <text:p text:style-name="P94"><text:span text:style-name="T11">13.4.2 </text:span><text:span text:style-name="T16">Caratteristiche del rifiuto: </text:span></text:p>
      <text:p text:style-name="P208">granuli di colore nero e struttura prevalentemente amorfa a carattere vetroso, costituito da silice, ferro e altri metalli <text:span text:style-name="T28">[R5]</text:span>.</text:p>
      <text:p text:style-name="P94"><text:span text:style-name="T11">13.4.3 </text:span><text:span text:style-name="T16">Attività di recupero:</text:span></text:p>
      <text:p text:style-name="P208">sabbiatura per la preparazione di superfici metalliche <text:span text:style-name="T26">[R5]</text:span>.</text:p>
      <text:p text:style-name="P208"/>
      <table:table table:name="Tabella131" table:style-name="Tabella131">
        <table:table-column table:style-name="Tabella131.A"/>
        <table:table-column table:style-name="Tabella131.B"/>
        <table:table-column table:style-name="Tabella131.C"/>
        <table:table-column table:style-name="Tabella131.D"/>
        <table:table-row table:style-name="Tabella131.1">
          <table:table-cell table:style-name="Tabella131.A1" office:value-type="string">
            <text:p text:style-name="P332">Attività di recupero</text:p>
          </table:table-cell>
          <table:table-cell table:style-name="Tabella131.A1" office:value-type="string">
            <text:p text:style-name="P332">Codice Rifiuto</text:p>
          </table:table-cell>
          <table:table-cell table:style-name="Tabella131.A1" office:value-type="string">
            <text:p text:style-name="P332">Descrizione</text:p>
          </table:table-cell>
          <table:table-cell table:style-name="Tabella131.D1" office:value-type="string">
            <text:p text:style-name="P332">Quantità (t/a)</text:p>
          </table:table-cell>
        </table:table-row>
        <table:table-row table:style-name="Tabella131.1">
          <table:table-cell table:style-name="Tabella131.A2" office:value-type="string">
            <text:p text:style-name="P339">Messa in riserva</text:p>
          </table:table-cell>
          <table:table-cell table:style-name="Tabella131.A2" office:value-type="string">
            <text:p text:style-name="P339">[100602]</text:p>
          </table:table-cell>
          <table:table-cell table:style-name="Tabella131.A2" office:value-type="string">
            <text:p text:style-name="P339">Abrasivo granulato</text:p>
          </table:table-cell>
          <table:table-cell table:style-name="Tabella131.D2" office:value-type="string">
            <text:p text:style-name="P341">170</text:p>
          </table:table-cell>
        </table:table-row>
      </table:table>
      <text:p text:style-name="P10"/>
      <text:h text:style-name="P447" text:outline-level="1">13.5 Tipologia: </text:h>
      <text:p text:style-name="P65">rifiuti di solfato di calcio da pigmenti inorganici </text:p>
      <text:p text:style-name="P70">[061199] [100299]</text:p>
      <text:p text:style-name="P73">[061199] [100299]</text:p>
      <text:p text:style-name="P91"><text:span text:style-name="T11">13.5.1 </text:span><text:span text:style-name="T16">Provenienza: </text:span></text:p>
      <text:p text:style-name="Rientro_20_corpo_20_del_20_testo_20_3">produzione di ossido di ferro.</text:p>
      <text:p text:style-name="P91"><text:span text:style-name="T11">13.5.2 </text:span><text:span text:style-name="T16">Caratteristiche del rifiuto: </text:span></text:p>
      <text:p text:style-name="Rientro_20_corpo_20_del_20_testo_20_3">gesso al 15 - 20 % di umidità con composizione sul secco di CaSO<text:span text:style-name="T49">4</text:span> 80 - 98% e eventualmente Fe<text:span text:style-name="T49">2</text:span>O<text:span text:style-name="T49">3</text:span> 2,5 - 3 %.</text:p>
      <text:p text:style-name="P91"><text:span text:style-name="T11">13.5.3 </text:span><text:span text:style-name="T16">Attività di recupero:</text:span></text:p>
      <text:p text:style-name="Rientro_20_corpo_20_del_20_testo_20_3">cementifici come aggiunta al clinker [R5].</text:p>
      <text:p text:style-name="P91"><text:span text:style-name="T11">13.5.4 </text:span><text:span text:style-name="T16">Caratteristiche delle materie prime e/o dei prodotti ottenuti:</text:span></text:p>
      <text:p text:style-name="Rientro_20_corpo_20_del_20_testo_20_3">cemento nelle forme usualmente commercializzate.</text:p>
      <text:p text:style-name="Rientro_20_corpo_20_del_20_testo_20_3"/>
      <table:table table:name="Tabella132" table:style-name="Tabella132">
        <table:table-column table:style-name="Tabella132.A"/>
        <table:table-column table:style-name="Tabella132.B"/>
        <table:table-column table:style-name="Tabella132.C"/>
        <table:table-column table:style-name="Tabella132.D"/>
        <table:table-row table:style-name="Tabella132.1">
          <table:table-cell table:style-name="Tabella132.A1" office:value-type="string">
            <text:p text:style-name="P331">Attività di recupero</text:p>
          </table:table-cell>
          <table:table-cell table:style-name="Tabella132.A1" office:value-type="string">
            <text:p text:style-name="P331">Codice Rifiuto</text:p>
          </table:table-cell>
          <table:table-cell table:style-name="Tabella132.A1" office:value-type="string">
            <text:p text:style-name="P331">Descrizione</text:p>
          </table:table-cell>
          <table:table-cell table:style-name="Tabella132.D1" office:value-type="string">
            <text:p text:style-name="P331">Quantità (t/a)</text:p>
          </table:table-cell>
        </table:table-row>
        <table:table-row table:style-name="Tabella132.1">
          <table:table-cell table:style-name="Tabella132.A2" office:value-type="string">
            <text:p text:style-name="P334">Messa in riserva</text:p>
          </table:table-cell>
          <table:table-cell table:style-name="Tabella132.A2" office:value-type="string">
            <text:p text:style-name="P334">[061199] [100299]</text:p>
          </table:table-cell>
          <table:table-cell table:style-name="Tabella132.A2" office:value-type="string">
            <text:p text:style-name="P334">Rifiuti di solfato di calcio da pigmenti inorganici</text:p>
          </table:table-cell>
          <table:table-cell table:style-name="Tabella132.D2" office:value-type="string">
            <text:p text:style-name="P335">2.060</text:p>
          </table:table-cell>
        </table:table-row>
        <table:table-row table:style-name="Tabella132.1">
          <table:table-cell table:style-name="Tabella132.A2" office:value-type="string">
            <text:p text:style-name="P334">Cementifici</text:p>
          </table:table-cell>
          <table:table-cell table:style-name="Tabella132.A2" office:value-type="string">
            <text:p text:style-name="P334">[061199] [100299]</text:p>
          </table:table-cell>
          <table:table-cell table:style-name="Tabella132.A2" office:value-type="string">
            <text:p text:style-name="P334">Rifiuti di solfato di calcio da pigmenti inorganici</text:p>
          </table:table-cell>
          <table:table-cell table:style-name="Tabella132.D2" office:value-type="string">
            <text:p text:style-name="P335">8.000</text:p>
          </table:table-cell>
        </table:table-row>
      </table:table>
      <text:p text:style-name="P1"/>
      <text:h text:style-name="P447" text:outline-level="1">13.6 Tipologia: </text:h>
      <text:p text:style-name="P65">gessi chimici da desolforazione di effluenti liquidi e gassosi </text:p>
      <text:p text:style-name="P70">[061199] [061101] [060699] [100105] [100107] [101204]</text:p>
      <text:p text:style-name="P73">[060699] [061101] [061199] [100105] [100107] [101210]</text:p>
      <text:p text:style-name="P91"><text:span text:style-name="T11">13.6.1 </text:span><text:span text:style-name="T16">Provenienza: </text:span></text:p>
      <text:p text:style-name="Rientro_20_corpo_20_del_20_testo_20_3">produzione di biossido di titanio, di ossido di ferro; produzione di acido citrico e tartarico; produzione di energia elettrica; produzione di refrattari.</text:p>
      <text:p text:style-name="P91"><text:span text:style-name="T11">13.6.2 </text:span><text:span text:style-name="T16">Caratteristiche del rifiuto: </text:span></text:p>
      <text:p text:style-name="Rientro_20_corpo_20_del_20_testo_20_3">solfato di calcio &gt; 70% sul secco ed eventuale presenza di silice, allumina e ossido di ferro 5 - 15% allo stato solido o in sospensione ovvero eventuale presenza di sostanza organica (circa 5%) nei gessi da produzione acidi citrico e tartarico.</text:p>
      <text:p text:style-name="P91"><text:span text:style-name="T11">13.6.3 </text:span><text:span text:style-name="T16">Attività di recupero:</text:span></text:p>
      <text:p text:style-name="P101">a) cementifici come aggiunta al clinker [R5];</text:p>
      <text:p text:style-name="P101">b) produzione di prodotti per l'edilizia in generale [R5];</text:p>
      <text:p text:style-name="P100"><text:span text:style-name="T11">c) formazione di rilevati </text:span><text:span text:style-name="T14">[R5]</text:span><text:span text:style-name="T11"> e riutilizzo per recuperi ambientali (il recupero è subordinato all'esecuzione del test di cessione sul rifiuto tal quale secondo il metodo in allegato 3 al presente decreto</text:span><text:span text:style-name="T14">, ad esclusione del parametro solfati</text:span><text:span text:style-name="T11">) </text:span><text:span text:style-name="T29">con esclusione delle ceneri derivanti dalla combustione dei rifiuti di cui ai punti 9.5 e 9.6 del presente allegato</text:span><text:span text:style-name="T11"> [R10];</text:span></text:p>
      <text:p text:style-name="P91"><text:span text:style-name="T11">13.6.4 </text:span><text:span text:style-name="T16">Caratteristiche delle materie prime e/o dei prodotti ottenuti:</text:span></text:p>
      <text:p text:style-name="P101">a) cemento nelle forme usualmente commercializzate;</text:p>
      <text:p text:style-name="P101">b) manufatti per l'edilizia nelle forme usualmente commercializzate.</text:p>
      <text:p text:style-name="P101"/>
      <table:table table:name="Tabella133" table:style-name="Tabella133">
        <table:table-column table:style-name="Tabella133.A"/>
        <table:table-column table:style-name="Tabella133.B"/>
        <table:table-column table:style-name="Tabella133.C"/>
        <table:table-column table:style-name="Tabella133.D"/>
        <table:table-row table:style-name="Tabella133.1">
          <table:table-cell table:style-name="Tabella133.A1" office:value-type="string">
            <text:p text:style-name="P331">Attività di recupero</text:p>
          </table:table-cell>
          <table:table-cell table:style-name="Tabella133.A1" office:value-type="string">
            <text:p text:style-name="P331">Codice Rifiuto</text:p>
          </table:table-cell>
          <table:table-cell table:style-name="Tabella133.A1" office:value-type="string">
            <text:p text:style-name="P331">Descrizione</text:p>
          </table:table-cell>
          <table:table-cell table:style-name="Tabella133.D1" office:value-type="string">
            <text:p text:style-name="P331">Quantità (t/a)</text:p>
          </table:table-cell>
        </table:table-row>
        <table:table-row table:style-name="Tabella133.1">
          <table:table-cell table:style-name="Tabella133.A2" office:value-type="string">
            <text:p text:style-name="P334">Utilizzo dei rifiuti per i recuperi ambientali</text:p>
          </table:table-cell>
          <table:table-cell table:style-name="Tabella133.A2" office:value-type="string">
            <text:p text:style-name="P334">[060699] [061101] [061199] [100105] [100107] [101210]</text:p>
          </table:table-cell>
          <table:table-cell table:style-name="Tabella133.A2" office:value-type="string">
            <text:p text:style-name="P334">Gessi chimici da desolforazione di effluenti liquidi e gassosi</text:p>
          </table:table-cell>
          <table:table-cell table:style-name="Tabella133.D2" office:value-type="string">
            <text:p text:style-name="P335">5.000</text:p>
          </table:table-cell>
        </table:table-row>
        <table:table-row table:style-name="Tabella133.1">
          <table:table-cell table:style-name="Tabella133.A2" office:value-type="string">
            <text:p text:style-name="P334">Produzione di manufatti e prodotti per l'edilizia</text:p>
          </table:table-cell>
          <table:table-cell table:style-name="Tabella133.A2" office:value-type="string">
            <text:p text:style-name="P334">[060699] [061101] [061199] [100105] [100107] [101210]</text:p>
          </table:table-cell>
          <table:table-cell table:style-name="Tabella133.A2" office:value-type="string">
            <text:p text:style-name="P334">Gessi chimici da desolforazione di effluenti liquidi e gassosi</text:p>
          </table:table-cell>
          <table:table-cell table:style-name="Tabella133.D2" office:value-type="string">
            <text:p text:style-name="P335">10.000</text:p>
          </table:table-cell>
        </table:table-row>
        <table:table-row table:style-name="Tabella133.1">
          <table:table-cell table:style-name="Tabella133.A2" office:value-type="string">
            <text:p text:style-name="P334">Cementifici</text:p>
          </table:table-cell>
          <table:table-cell table:style-name="Tabella133.A2" office:value-type="string">
            <text:p text:style-name="P334">[060699] [061101] [061199] [100105] [100107] [101210]</text:p>
          </table:table-cell>
          <table:table-cell table:style-name="Tabella133.A2" office:value-type="string">
            <text:p text:style-name="P334">Gessi chimici da desolforazione di effluenti liquidi e gassosi</text:p>
          </table:table-cell>
          <table:table-cell table:style-name="Tabella133.D2" office:value-type="string">
            <text:p text:style-name="P335">40.000</text:p>
          </table:table-cell>
        </table:table-row>
        <table:table-row table:style-name="Tabella133.1">
          <table:table-cell table:style-name="Tabella133.A2" office:value-type="string">
            <text:p text:style-name="P334">Messa in riserva</text:p>
          </table:table-cell>
          <table:table-cell table:style-name="Tabella133.A2" office:value-type="string">
            <text:p text:style-name="P334">[060699] [061101] [061199] [100105] [100107] [101210]</text:p>
          </table:table-cell>
          <table:table-cell table:style-name="Tabella133.A2" office:value-type="string">
            <text:p text:style-name="P334">Gessi chimici da desolforazione di effluenti liquidi e gassosi</text:p>
          </table:table-cell>
          <table:table-cell table:style-name="Tabella133.D2" office:value-type="string">
            <text:p text:style-name="P335">7.110</text:p>
          </table:table-cell>
        </table:table-row>
        <table:table-row table:style-name="Tabella133.1">
          <table:table-cell table:style-name="Tabella133.A2" office:value-type="string">
            <text:p text:style-name="P334">Utilizzo dei rifiuti per la formazione di rilevati e sottofondi stradali</text:p>
          </table:table-cell>
          <table:table-cell table:style-name="Tabella133.A2" office:value-type="string">
            <text:p text:style-name="P334">[060699] [061101] [061199] [100105] [100107] [101210]</text:p>
          </table:table-cell>
          <table:table-cell table:style-name="Tabella133.A2" office:value-type="string">
            <text:p text:style-name="P334">Gessi chimici da desolforazione di effluenti liquidi e gassosi</text:p>
          </table:table-cell>
          <table:table-cell table:style-name="Tabella133.D2" office:value-type="string">
            <text:p text:style-name="P335">8.800</text:p>
          </table:table-cell>
        </table:table-row>
      </table:table>
      <text:p text:style-name="P1"/>
      <text:h text:style-name="P447" text:outline-level="1">13.7 Tipologia: </text:h>
      <text:p text:style-name="P65">gessi chimici </text:p>
      <text:p text:style-name="P70">[060303] [060501] [061399] [100313]</text:p>
      <text:p text:style-name="P73">[060314] [060503] [061399] [100324]</text:p>
      <text:p text:style-name="P91"><text:span text:style-name="T11">13.7.1</text:span><text:span text:style-name="T16"> Provenienza: </text:span></text:p>
      <text:p text:style-name="Rientro_20_corpo_20_del_20_testo_20_3">neutralizzatone soluzioni di acido solforico nel processo di produzione del policloruro basico di alluminio e produzione di acido fluoridrico.</text:p>
      <text:p text:style-name="P91"><text:span text:style-name="T11">13.7.2 </text:span><text:span text:style-name="T16">Caratteristiche del rifiuto:</text:span></text:p>
      <text:p text:style-name="Rientro_20_corpo_20_del_20_testo_20_3">gessi biidrati con tenore minimo di CaSO<text:span text:style-name="T49">4</text:span>.2H<text:span text:style-name="T49">2</text:span>O pari al 68% sulla sostanza secca, di colore bianco o rosso e tenore massimo di umidità del 60%; gessi anidri di colore bianco con tenore di CaSO<text:span text:style-name="T49">4</text:span> uguale o superiore al 68% sulla sostanza secca ed un tenore massimo di umidità del 5% e di Cl &lt; 0,5%.</text:p>
      <text:p text:style-name="P91"><text:span text:style-name="T11">13.7.3 </text:span><text:span text:style-name="T16">Attività di recupero:</text:span></text:p>
      <text:p text:style-name="P101">a) cementifici in aggiunta al clinker ( il titolo di CaSO4. 2H2O o di CaSO4 nei gessi deve essere rispettivamente uguale o superiore al 52% e al 50% sulla sostanza secca: i quantitativi massimi utilizzabili non devono superare il 6% sul totale della materia prima della miscela tal quale) [R5];</text:p>
      <text:p text:style-name="P122">b) industria dei gessi (il titolo in CaSO4.2H2O deve essere uguale o superiore al 70% sulla sostanza secca [R5];</text:p>
      <text:p text:style-name="P100"><text:span text:style-name="T11">c) attività di recupero ambientale (il recupero è subordinato all'esecuzione del test di cessione sul rifiuto tal quale secondo il metodo in allegato 3 al presente decreto </text:span><text:span text:style-name="T14">ad esclusione del parametro solfati</text:span><text:span text:style-name="T11">) [R10].</text:span></text:p>
      <text:p text:style-name="P91"><text:span text:style-name="T11">13.7.4 </text:span><text:span text:style-name="T16">Caratteristiche delle materie prime e/o dei prodotti ottenuti:</text:span></text:p>
      <text:p text:style-name="P101">a) cemento nelle forme usualmente commercializzate;</text:p>
      <text:p text:style-name="P101">b) gesso nelle forme usualmente commercializzate.</text:p>
      <text:p text:style-name="P101"/>
      <table:table table:name="Tabella134" table:style-name="Tabella134">
        <table:table-column table:style-name="Tabella134.A"/>
        <table:table-column table:style-name="Tabella134.B"/>
        <table:table-column table:style-name="Tabella134.C"/>
        <table:table-column table:style-name="Tabella134.D"/>
        <table:table-row table:style-name="Tabella134.1">
          <table:table-cell table:style-name="Tabella134.A1" office:value-type="string">
            <text:p text:style-name="P331">Attività di recupero</text:p>
          </table:table-cell>
          <table:table-cell table:style-name="Tabella134.A1" office:value-type="string">
            <text:p text:style-name="P331">Codice Rifiuto</text:p>
          </table:table-cell>
          <table:table-cell table:style-name="Tabella134.A1" office:value-type="string">
            <text:p text:style-name="P331">Descrizione</text:p>
          </table:table-cell>
          <table:table-cell table:style-name="Tabella134.D1" office:value-type="string">
            <text:p text:style-name="P331">Quantità (t/a)</text:p>
          </table:table-cell>
        </table:table-row>
        <table:table-row table:style-name="Tabella134.1">
          <table:table-cell table:style-name="Tabella134.A2" office:value-type="string">
            <text:p text:style-name="P334">Utilizzo dei rifiuti per i recuperi ambientali</text:p>
          </table:table-cell>
          <table:table-cell table:style-name="Tabella134.A2" office:value-type="string">
            <text:p text:style-name="P334">[060314] [060503] [061399] [100324]</text:p>
          </table:table-cell>
          <table:table-cell table:style-name="Tabella134.A2" office:value-type="string">
            <text:p text:style-name="P334">Gessi chimici</text:p>
          </table:table-cell>
          <table:table-cell table:style-name="Tabella134.D2" office:value-type="string">
            <text:p text:style-name="P335">500</text:p>
          </table:table-cell>
        </table:table-row>
        <table:table-row table:style-name="Tabella134.1">
          <table:table-cell table:style-name="Tabella134.A2" office:value-type="string">
            <text:p text:style-name="P334">Messa in riserva</text:p>
          </table:table-cell>
          <table:table-cell table:style-name="Tabella134.A2" office:value-type="string">
            <text:p text:style-name="P334">[060314] [060503] [061399] [100324]</text:p>
          </table:table-cell>
          <table:table-cell table:style-name="Tabella134.A2" office:value-type="string">
            <text:p text:style-name="P334">Gessi chimici</text:p>
          </table:table-cell>
          <table:table-cell table:style-name="Tabella134.D2" office:value-type="string">
            <text:p text:style-name="P335">500</text:p>
          </table:table-cell>
        </table:table-row>
        <table:table-row table:style-name="Tabella134.1">
          <table:table-cell table:style-name="Tabella134.A2" office:value-type="string">
            <text:p text:style-name="P334">Cementifici</text:p>
          </table:table-cell>
          <table:table-cell table:style-name="Tabella134.A2" office:value-type="string">
            <text:p text:style-name="P334">[060314] [060503] [061399] [100324]</text:p>
          </table:table-cell>
          <table:table-cell table:style-name="Tabella134.A2" office:value-type="string">
            <text:p text:style-name="P334">Gessi chimici</text:p>
          </table:table-cell>
          <table:table-cell table:style-name="Tabella134.D2" office:value-type="string">
            <text:p text:style-name="P335">2.000</text:p>
          </table:table-cell>
        </table:table-row>
      </table:table>
      <text:p text:style-name="P1"/>
      <text:h text:style-name="P448" text:outline-level="1">13.8 Tipologia: </text:h>
      <text:p text:style-name="P69">Anidrite</text:p>
      <text:p text:style-name="P72">[060303] [060304] [060501]</text:p>
      <text:p text:style-name="P75">[060314] [060503]</text:p>
      <text:p text:style-name="P94"><text:span text:style-name="T11">13.8.1 </text:span><text:span text:style-name="T16">Provenienza: </text:span></text:p>
      <text:p text:style-name="P208">coprodotto dei forni di produzione di acido fluoridrico.</text:p>
      <text:p text:style-name="P94"><text:span text:style-name="T11">13.8.2 </text:span><text:span text:style-name="T16">Caratteristiche del rifiuto: </text:span></text:p>
      <text:p text:style-name="P208">anidrite (solfato di calcio anidro) grezza costituita da una polvere bianco - grigia con la seguente composizione: CaSO<text:span text:style-name="T49">4</text:span> &gt; 96%, CaF<text:span text:style-name="T49">2</text:span> &lt; 2%, acidità solforica &lt; 1%. Le impurezze sono costituite da ossidi di ferro e silicati, in relazione al contenuto delle stesse nel minerale fluorina di partenza.</text:p>
      <text:p text:style-name="P94"><text:span text:style-name="T11">13.8.3 </text:span><text:span text:style-name="T16">Attività di recupero:</text:span></text:p>
      <text:p text:style-name="P132"><text:span text:style-name="T11">a) granulazione e/o macinazione con contemporanea neutralizzazione a secco mediante calce idrata [Ca(OH)</text:span><text:span text:style-name="T50">2</text:span><text:span text:style-name="T11">] per l'ottenimento di un solfato di calcio anidro parzialmente biidrato avente un contenuto minimo del 95% di CaSO</text:span><text:span text:style-name="T50">4</text:span><text:span text:style-name="T11"> su base secca [R5];</text:span></text:p>
      <text:p text:style-name="P122">b) cementifici [R5].</text:p>
      <text:p text:style-name="P94"><text:span text:style-name="T11">13.8.4</text:span><text:span text:style-name="T16"> Caratteristiche delle materie prime e dei prodotti ottenuti:</text:span></text:p>
      <text:p text:style-name="P122">a) solfato di calcio parzialmente biidrato, granulato o in polvere, nelle forme usualmente commercializzate;</text:p>
      <text:p text:style-name="P122">b) cemento nelle forme usualmente commercializzate.</text:p>
      <text:p text:style-name="P122"/>
      <table:table table:name="Tabella135" table:style-name="Tabella135">
        <table:table-column table:style-name="Tabella135.A"/>
        <table:table-column table:style-name="Tabella135.B"/>
        <table:table-column table:style-name="Tabella135.C"/>
        <table:table-column table:style-name="Tabella135.D"/>
        <table:table-row table:style-name="Tabella135.1">
          <table:table-cell table:style-name="Tabella135.A1" office:value-type="string">
            <text:p text:style-name="P332">Attività di recupero</text:p>
          </table:table-cell>
          <table:table-cell table:style-name="Tabella135.A1" office:value-type="string">
            <text:p text:style-name="P332">Codice Rifiuto</text:p>
          </table:table-cell>
          <table:table-cell table:style-name="Tabella135.A1" office:value-type="string">
            <text:p text:style-name="P332">Descrizione</text:p>
          </table:table-cell>
          <table:table-cell table:style-name="Tabella135.D1" office:value-type="string">
            <text:p text:style-name="P332">Quantità (t/a)</text:p>
          </table:table-cell>
        </table:table-row>
        <table:table-row table:style-name="Tabella135.1">
          <table:table-cell table:style-name="Tabella135.A2" office:value-type="string">
            <text:p text:style-name="P339">Messa in riserva</text:p>
          </table:table-cell>
          <table:table-cell table:style-name="Tabella135.A2" office:value-type="string">
            <text:p text:style-name="P339">[060314] [060503]</text:p>
          </table:table-cell>
          <table:table-cell table:style-name="Tabella135.A2" office:value-type="string">
            <text:p text:style-name="P339">Anidrite</text:p>
          </table:table-cell>
          <table:table-cell table:style-name="Tabella135.D2" office:value-type="string">
            <text:p text:style-name="P341">500</text:p>
          </table:table-cell>
        </table:table-row>
      </table:table>
      <text:p text:style-name="P10"/>
      <text:h text:style-name="P447" text:outline-level="1">13.9.Tipologia: </text:h>
      <text:p text:style-name="P65">rifiuti di solfato di calcio da depurazione soluzioni di cloruro di sodio </text:p>
      <text:p text:style-name="P70">[060501] [061399]</text:p>
      <text:p text:style-name="P73">[060503] [061399]</text:p>
      <text:p text:style-name="P91"><text:span text:style-name="T11">13.9.1 </text:span><text:span text:style-name="T16">Provenienza: </text:span></text:p>
      <text:p text:style-name="Rientro_20_corpo_20_del_20_testo_20_3">processi di depurazione (metodo calce - soda) di soluzioni sature di cloruro di sodio per la fabbricazione di prodotti sodici.</text:p>
      <text:p text:style-name="P91"><text:span text:style-name="T11">13.9.2 </text:span><text:span text:style-name="T16">Caratteristiche del rifiuto: </text:span></text:p>
      <text:p text:style-name="Rientro_20_corpo_20_del_20_testo_20_3">rifiuto costituito da solfato di calcio 80%, silice 10%, idrato di magnesio 20%.</text:p>
      <text:p text:style-name="P91"><text:span text:style-name="T11">13.9.3 </text:span><text:span text:style-name="T16">Attività di recupero:</text:span></text:p>
      <text:p text:style-name="Rientro_20_corpo_20_del_20_testo_20_3">cementifici in aggiunta al clinker [R5].</text:p>
      <text:p text:style-name="P91"><text:span text:style-name="T11">13.9.4 </text:span><text:span text:style-name="T16">Caratteristiche delle materie prime e/o dei prodotti ottenuti:</text:span></text:p>
      <text:p text:style-name="Rientro_20_corpo_20_del_20_testo_20_3">cemento nelle forme usualmente commercializzate.</text:p>
      <text:p text:style-name="Rientro_20_corpo_20_del_20_testo_20_3"/>
      <table:table table:name="Tabella136" table:style-name="Tabella136">
        <table:table-column table:style-name="Tabella136.A"/>
        <table:table-column table:style-name="Tabella136.B"/>
        <table:table-column table:style-name="Tabella136.C"/>
        <table:table-column table:style-name="Tabella136.D"/>
        <table:table-row table:style-name="Tabella136.1">
          <table:table-cell table:style-name="Tabella136.A1" office:value-type="string">
            <text:p text:style-name="P331">Attività di recupero</text:p>
          </table:table-cell>
          <table:table-cell table:style-name="Tabella136.A1" office:value-type="string">
            <text:p text:style-name="P331">Codice Rifiuto</text:p>
          </table:table-cell>
          <table:table-cell table:style-name="Tabella136.A1" office:value-type="string">
            <text:p text:style-name="P331">Descrizione</text:p>
          </table:table-cell>
          <table:table-cell table:style-name="Tabella136.D1" office:value-type="string">
            <text:p text:style-name="P331">Quantità (t/a)</text:p>
          </table:table-cell>
        </table:table-row>
        <table:table-row table:style-name="Tabella136.1">
          <table:table-cell table:style-name="Tabella136.A2" office:value-type="string">
            <text:p text:style-name="P334">Cementifici</text:p>
          </table:table-cell>
          <table:table-cell table:style-name="Tabella136.A2" office:value-type="string">
            <text:p text:style-name="P334">[060503] [061399]</text:p>
          </table:table-cell>
          <table:table-cell table:style-name="Tabella136.A2" office:value-type="string">
            <text:p text:style-name="P334">Rifiuti di solfato di calcio da depurazione soluzioni di cloruro di sodio</text:p>
          </table:table-cell>
          <table:table-cell table:style-name="Tabella136.D2" office:value-type="string">
            <text:p text:style-name="P335">500</text:p>
          </table:table-cell>
        </table:table-row>
        <table:table-row table:style-name="Tabella136.1">
          <table:table-cell table:style-name="Tabella136.A2" office:value-type="string">
            <text:p text:style-name="P334">Messa in riserva</text:p>
          </table:table-cell>
          <table:table-cell table:style-name="Tabella136.A2" office:value-type="string">
            <text:p text:style-name="P334">[060503] [061399]</text:p>
          </table:table-cell>
          <table:table-cell table:style-name="Tabella136.A2" office:value-type="string">
            <text:p text:style-name="P334">Rifiuti di solfato di calcio da depurazione soluzioni di cloruro di sodio</text:p>
          </table:table-cell>
          <table:table-cell table:style-name="Tabella136.D2" office:value-type="string">
            <text:p text:style-name="P335">500</text:p>
          </table:table-cell>
        </table:table-row>
      </table:table>
      <text:p text:style-name="P1"/>
      <text:h text:style-name="P447" text:outline-level="1">13.10 Tipologia: </text:h>
      <text:p text:style-name="P65">biscotti fluoritici </text:p>
      <text:p text:style-name="P70">[060305] [060303] [060301]</text:p>
      <text:p text:style-name="P73">[060314]</text:p>
      <text:p text:style-name="P91"><text:span text:style-name="T11">13.10.1 </text:span><text:span text:style-name="T16">Provenienza: </text:span></text:p>
      <text:p text:style-name="Rientro_20_corpo_20_del_20_testo_20_3">neutralizzazione delle acque reflue contenenti acido fluoridrico e acido solforico.</text:p>
      <text:p text:style-name="P91"><text:span text:style-name="T11">13.10.2 </text:span><text:span text:style-name="T16">Caratteristiche del rifiuto: </text:span></text:p>
      <text:p text:style-name="Rientro_20_corpo_20_del_20_testo_20_3">scaglie compatte o polveri palabili di colore grigio contenenti</text:p>
      <text:p text:style-name="P100"><text:span text:style-name="T11">CaF</text:span><text:span text:style-name="T50">2</text:span><text:span text:style-name="T11">, CaSO</text:span><text:span text:style-name="T50">4</text:span><text:span text:style-name="T11"> e CaCO</text:span><text:span text:style-name="T50">3</text:span><text:span text:style-name="T11"> in misura &gt; 50%.</text:span></text:p>
      <text:p text:style-name="P91"><text:span text:style-name="T11">13.10.3 </text:span><text:span text:style-name="T16">Attività di recupero:</text:span></text:p>
      <text:p text:style-name="Rientro_20_corpo_20_del_20_testo_20_3">cementifici [R5].</text:p>
      <text:p text:style-name="P91"><text:span text:style-name="T11">13.10.4 </text:span><text:span text:style-name="T16">Caratteristiche delle materie prime e/o dei prodotti ottenuti:</text:span></text:p>
      <text:p text:style-name="Rientro_20_corpo_20_del_20_testo_20_3">cemento nelle forme usualmente commercializzate.</text:p>
      <text:p text:style-name="Rientro_20_corpo_20_del_20_testo_20_3"/>
      <table:table table:name="Tabella137" table:style-name="Tabella137">
        <table:table-column table:style-name="Tabella137.A"/>
        <table:table-column table:style-name="Tabella137.B"/>
        <table:table-column table:style-name="Tabella137.C"/>
        <table:table-column table:style-name="Tabella137.D"/>
        <table:table-row table:style-name="Tabella137.1">
          <table:table-cell table:style-name="Tabella137.A1" office:value-type="string">
            <text:p text:style-name="P331">Attività di recupero</text:p>
          </table:table-cell>
          <table:table-cell table:style-name="Tabella137.A1" office:value-type="string">
            <text:p text:style-name="P331">Codice Rifiuto</text:p>
          </table:table-cell>
          <table:table-cell table:style-name="Tabella137.A1" office:value-type="string">
            <text:p text:style-name="P331">Descrizione</text:p>
          </table:table-cell>
          <table:table-cell table:style-name="Tabella137.D1" office:value-type="string">
            <text:p text:style-name="P331">Quantità (t/a)</text:p>
          </table:table-cell>
        </table:table-row>
        <table:table-row table:style-name="Tabella137.1">
          <table:table-cell table:style-name="Tabella137.A2" office:value-type="string">
            <text:p text:style-name="P334">Messa in riserva</text:p>
          </table:table-cell>
          <table:table-cell table:style-name="Tabella137.A2" office:value-type="string">
            <text:p text:style-name="P334">[060314]</text:p>
          </table:table-cell>
          <table:table-cell table:style-name="Tabella137.A2" office:value-type="string">
            <text:p text:style-name="P334">Biscotti fluoridrici</text:p>
          </table:table-cell>
          <table:table-cell table:style-name="Tabella137.D2" office:value-type="string">
            <text:p text:style-name="P335">1.090</text:p>
          </table:table-cell>
        </table:table-row>
        <table:table-row table:style-name="Tabella137.1">
          <table:table-cell table:style-name="Tabella137.A2" office:value-type="string">
            <text:p text:style-name="P334">Cementifici</text:p>
          </table:table-cell>
          <table:table-cell table:style-name="Tabella137.A2" office:value-type="string">
            <text:p text:style-name="P334">[060314]</text:p>
          </table:table-cell>
          <table:table-cell table:style-name="Tabella137.A2" office:value-type="string">
            <text:p text:style-name="P334">Biscotti fluoridrici</text:p>
          </table:table-cell>
          <table:table-cell table:style-name="Tabella137.D2" office:value-type="string">
            <text:p text:style-name="P335">4.800</text:p>
          </table:table-cell>
        </table:table-row>
      </table:table>
      <text:p text:style-name="P1"/>
      <text:h text:style-name="P447" text:outline-level="1">13.11 Tipologia: </text:h>
      <text:p text:style-name="P65">silicato bicalcico </text:p>
      <text:p text:style-name="P70">[060801] [100802]</text:p>
      <text:p text:style-name="P73">[060899] [100811] </text:p>
      <text:p text:style-name="P91"><text:span text:style-name="T11">13.11.1 </text:span><text:span text:style-name="T16">Provenienza: </text:span></text:p>
      <text:p text:style-name="Rientro_20_corpo_20_del_20_testo_20_3">industria produzione di magnesio con processo silicotermico.</text:p>
      <text:p text:style-name="P91"><text:span text:style-name="T11">13.11.2 </text:span><text:span text:style-name="T16">Caratteristiche del rifiuto: </text:span></text:p>
      <text:p text:style-name="Rientro_20_corpo_20_del_20_testo_20_3">polvere grigia incoerente, di pezzatura al di sotto dei 3 mm, con contenuto in acqua inferiore al 40%.</text:p>
      <text:p text:style-name="P91"><text:span text:style-name="T11">13.11.3 </text:span><text:span text:style-name="T16">Attività di recupero e prescrizioni:</text:span></text:p>
      <text:p text:style-name="P101">a) produzione di calce idraulica [R5];</text:p>
      <text:p text:style-name="P101">b) produzione di conglomerati per l'edilizia [R5];</text:p>
      <text:p text:style-name="P101">c) cementifici [R5];</text:p>
      <text:p text:style-name="P122">d) neutralizzazione acque reflue, se esente da elementi non abbattibili dal depuratore [R5];</text:p>
      <text:p text:style-name="P101">e) recuperi ambientali ((il recupero è subordinato all'esecuzione del test di cessione sul rifiuto tal quale secondo il metodo in allegato 3 al presente decreto) con esclusione delle ceneri derivanti dalla combustione dei rifiuti di cui ai punti 9.5 e 9.6 del presente allegato) [R10]; </text:p>
      <text:p text:style-name="P122">f) realizzazione di rilevati e sottofondi stradali (il recupero è subordinato all'esecuzione del test di cessione sul rifiuto tal quale secondo il metodo in allegato 3 al presente decreto) [R5];</text:p>
      <text:p text:style-name="P91"><text:span text:style-name="T11">13.11.4 </text:span><text:span text:style-name="T16">Caratteristiche delle materie prime e/o dei prodotti ottenuti:</text:span></text:p>
      <text:p text:style-name="P101">a) calce idraulica nelle forme usualmente commercializzate;</text:p>
      <text:p text:style-name="P101">b) conglomerati per l'edilizia nelle forme usualmente commercializzate;</text:p>
      <text:p text:style-name="P101">c) cemento nelle forme usualmente commercializzate.</text:p>
      <text:p text:style-name="P101"/>
      <table:table table:name="Tabella138" table:style-name="Tabella138">
        <table:table-column table:style-name="Tabella138.A"/>
        <table:table-column table:style-name="Tabella138.B"/>
        <table:table-column table:style-name="Tabella138.C"/>
        <table:table-column table:style-name="Tabella138.D"/>
        <table:table-row table:style-name="Tabella138.1">
          <table:table-cell table:style-name="Tabella138.A1" office:value-type="string">
            <text:p text:style-name="P331">Attività di recupero</text:p>
          </table:table-cell>
          <table:table-cell table:style-name="Tabella138.A1" office:value-type="string">
            <text:p text:style-name="P331">Codice Rifiuto</text:p>
          </table:table-cell>
          <table:table-cell table:style-name="Tabella138.A1" office:value-type="string">
            <text:p text:style-name="P331">Descrizione</text:p>
          </table:table-cell>
          <table:table-cell table:style-name="Tabella138.D1" office:value-type="string">
            <text:p text:style-name="P331">Quantità (t/a)</text:p>
          </table:table-cell>
        </table:table-row>
        <table:table-row table:style-name="Tabella138.1">
          <table:table-cell table:style-name="Tabella138.A2" office:value-type="string">
            <text:p text:style-name="P334">Messa in riserva</text:p>
          </table:table-cell>
          <table:table-cell table:style-name="Tabella138.A2" office:value-type="string">
            <text:p text:style-name="P334">[060899] [100811]</text:p>
          </table:table-cell>
          <table:table-cell table:style-name="Tabella138.A2" office:value-type="string">
            <text:p text:style-name="P334">Silicato bicalcico</text:p>
          </table:table-cell>
          <table:table-cell table:style-name="Tabella138.D2" office:value-type="string">
            <text:p text:style-name="P335">20</text:p>
          </table:table-cell>
        </table:table-row>
        <table:table-row table:style-name="Tabella138.1">
          <table:table-cell table:style-name="Tabella138.A2" office:value-type="string">
            <text:p text:style-name="P334">Produzione di manufatti e prodotti per l'edilizia</text:p>
          </table:table-cell>
          <table:table-cell table:style-name="Tabella138.A2" office:value-type="string">
            <text:p text:style-name="P334">[060899] [100811]</text:p>
          </table:table-cell>
          <table:table-cell table:style-name="Tabella138.A2" office:value-type="string">
            <text:p text:style-name="P334">Silicato bicalcico</text:p>
          </table:table-cell>
          <table:table-cell table:style-name="Tabella138.D2" office:value-type="string">
            <text:p text:style-name="P335">3.000</text:p>
          </table:table-cell>
        </table:table-row>
        <table:table-row table:style-name="Tabella138.1">
          <table:table-cell table:style-name="Tabella138.A2" office:value-type="string">
            <text:p text:style-name="P334">Cementifici</text:p>
          </table:table-cell>
          <table:table-cell table:style-name="Tabella138.A2" office:value-type="string">
            <text:p text:style-name="P334">[060899] [100811]</text:p>
          </table:table-cell>
          <table:table-cell table:style-name="Tabella138.A2" office:value-type="string">
            <text:p text:style-name="P334">Silicato bicalcico</text:p>
          </table:table-cell>
          <table:table-cell table:style-name="Tabella138.D2" office:value-type="string">
            <text:p text:style-name="P335">5.000</text:p>
          </table:table-cell>
        </table:table-row>
        <table:table-row table:style-name="Tabella138.1">
          <table:table-cell table:style-name="Tabella138.A2" office:value-type="string">
            <text:p text:style-name="P334">Utilizzo dei rifiuti per i recuperi ambientali</text:p>
          </table:table-cell>
          <table:table-cell table:style-name="Tabella138.A2" office:value-type="string">
            <text:p text:style-name="P336">[060899] [100811]</text:p>
          </table:table-cell>
          <table:table-cell table:style-name="Tabella138.A2" office:value-type="string">
            <text:p text:style-name="P334">Silicato bicalcico</text:p>
          </table:table-cell>
          <table:table-cell table:style-name="Tabella138.D2" office:value-type="string">
            <text:p text:style-name="P335">5.000</text:p>
          </table:table-cell>
        </table:table-row>
      </table:table>
      <text:p text:style-name="P1"/>
      <text:h text:style-name="P448" text:outline-level="1">13.12 Tipologia: </text:h>
      <text:p text:style-name="P69">zolfo in croste e pannelli e zolfo rifiuto </text:p>
      <text:p text:style-name="P72">[060601] [050501]</text:p>
      <text:p text:style-name="P75">[050116] [060603]</text:p>
      <text:p text:style-name="P94"><text:span text:style-name="T11">13.12.1 </text:span><text:span text:style-name="T16">Provenienza: </text:span></text:p>
      <text:p text:style-name="P208">industria chimica, industria petrolifera, industria metallurgica e depurazione del carbone.</text:p>
      <text:p text:style-name="P94"><text:span text:style-name="T11">13.12.2 </text:span><text:span text:style-name="T16">Caratteristiche del rifiuto: </text:span></text:p>
      <text:p text:style-name="P208">rifiuti della filtrazione dello zolfo grezzo nella produzione di acido solforico, della filtrazione dello zolfo liquido, della filtrazione nella produzione di nichel e della depurazione dei gas di cokeria contenenti zolfo 25 - 85%, As &lt; 0,001, Pb &lt; 0,005, Hg &lt; 0,001%.</text:p>
      <text:p text:style-name="P94"><text:span text:style-name="T11">13.12.3 </text:span><text:span text:style-name="T16">Attività di recupero:</text:span></text:p>
      <text:p text:style-name="P122">a) fusione [R5];</text:p>
      <text:p text:style-name="P122">b) piroscissione a t &gt; 1100 °C [R5].</text:p>
      <text:p text:style-name="P94"><text:span text:style-name="T11">13.12.4 </text:span><text:span text:style-name="T16">Caratteristiche delle materie prime e dei prodotti ottenuti:</text:span></text:p>
      <text:p text:style-name="P122">a) zolfo in pani o simili nelle forme usualmente commercializzate,</text:p>
      <text:p text:style-name="P122">b) soluzione di acido solforico nelle forme usualmente commercializzate.</text:p>
      <text:h text:style-name="P448" text:outline-level="1">13.13 Tipologia: </text:h>
      <text:p text:style-name="P69">rifiuti di pasta di zolfo </text:p>
      <text:p text:style-name="P72">[050702] [060601]</text:p>
      <text:p text:style-name="P75">[050702] [060603] [060699]</text:p>
      <text:p text:style-name="P94"><text:span text:style-name="T11">13.13.1 </text:span><text:span text:style-name="T16">Provenienza: </text:span></text:p>
      <text:p text:style-name="P208">purificazione del gas naturale e di cokeria da H<text:span text:style-name="T60">2</text:span>S.</text:p>
      <text:p text:style-name="P94"><text:span text:style-name="T11">13.13.2 </text:span><text:span text:style-name="T16">Caratteristiche del rifiuto: </text:span></text:p>
      <text:p text:style-name="P208">rifiuto solido o liquido con zolfo elementare &gt; 80%.</text:p>
      <text:p text:style-name="P94"><text:span text:style-name="T11">13.13.3 </text:span><text:span text:style-name="T16">Attività di recupero:</text:span></text:p>
      <text:p text:style-name="P122">a) produzione di acido solforico [R5];</text:p>
      <text:p text:style-name="P122">b) produzione di biossido di zolfo [R5].</text:p>
      <text:p text:style-name="P94"><text:span text:style-name="T11">13.13.4 </text:span><text:span text:style-name="T16">Caratteristiche delle materie prime e dei prodotti ottenuti:</text:span></text:p>
      <text:p text:style-name="P122">a) acido solforico nelle forme usualmente commercializzate;</text:p>
      <text:p text:style-name="P122">b) biossido di zolfo nelle forme usualmente commercializzate.</text:p>
      <text:h text:style-name="P448" text:outline-level="1">13.14 Tipologia: </text:h>
      <text:p text:style-name="P69">zolfo umido </text:p>
      <text:p text:style-name="P72">[060601]</text:p>
      <text:p text:style-name="P75">[060603] [060699]</text:p>
      <text:p text:style-name="P94"><text:span text:style-name="T11">13.14.1 </text:span><text:span text:style-name="T16">Provenienza: </text:span></text:p>
      <text:p text:style-name="P208">produzione di sali di bario a partire dalla barite naturale.</text:p>
      <text:p text:style-name="P94"><text:span text:style-name="T11">13.14.2 </text:span><text:span text:style-name="T16">Caratteristiche del rifiuto: </text:span></text:p>
      <text:p text:style-name="P208">rifiuti costituiti da zolfo &gt;96%, ceneri (composti del bario &lt; 4%, con umidità minore del 60%).</text:p>
      <text:p text:style-name="P94"><text:span text:style-name="T11">13.14.3 </text:span><text:span text:style-name="T16">Attività di recupero:</text:span></text:p>
      <text:p text:style-name="P122">a) fusione [R5];</text:p>
      <text:p text:style-name="P122">b) produzione di acido solforico e polisolfuri di bario e di calcio [R5].</text:p>
      <text:p text:style-name="P94"><text:span text:style-name="T11">13.14.4 </text:span><text:span text:style-name="T16">Caratteristiche delle materie prime e dei prodotti ottenuti:</text:span></text:p>
      <text:p text:style-name="P122">a) zolfo in pani o simili nelle forme usualmente commercializzate;</text:p>
      <text:p text:style-name="P122">b) acido solforico, polisolfuro di bario e calcio in soluzione nelle forme usualmente commercializzate.</text:p>
      <text:h text:style-name="P448" text:outline-level="1">13.15 Tipologia: </text:h>
      <text:p text:style-name="P69">rifiuti di bario solfato grezzo </text:p>
      <text:p text:style-name="P72">[070599] [060603]</text:p>
      <text:p text:style-name="P75">[060314] [070599]</text:p>
      <text:p text:style-name="P94"><text:span text:style-name="T11">13.15.1 </text:span><text:span text:style-name="T16">Provenienza: </text:span></text:p>
      <text:p text:style-name="P208">industria chimica e farmaceutica.</text:p>
      <text:p text:style-name="P94"><text:span text:style-name="T11">13.15.2 </text:span><text:span text:style-name="T16">Caratteristiche del rifiuto: </text:span></text:p>
      <text:p text:style-name="P208">rifiuto di solfato di bario, acqua (~ 20%) e altre sostanze inferiori al 0,5%.</text:p>
      <text:p text:style-name="P94"><text:span text:style-name="T11">13.15.3 </text:span><text:span text:style-name="T16">Attività di recupero:</text:span></text:p>
      <text:p text:style-name="P208">industria chimica per il recupero del bario [R5].</text:p>
      <text:p text:style-name="P94"><text:span text:style-name="T11">13.15.4 </text:span><text:span text:style-name="T16">Caratteristiche delle materie prime e/o dei prodotti ottenuti:</text:span></text:p>
      <text:p text:style-name="P208">bario nelle forme usualmente commercializzate.</text:p>
      <text:p text:style-name="P208"/>
      <table:table table:name="Tabella139" table:style-name="Tabella139">
        <table:table-column table:style-name="Tabella139.A"/>
        <table:table-column table:style-name="Tabella139.B"/>
        <table:table-column table:style-name="Tabella139.C"/>
        <table:table-column table:style-name="Tabella139.D"/>
        <table:table-row table:style-name="Tabella139.1">
          <table:table-cell table:style-name="Tabella139.A1" office:value-type="string">
            <text:p text:style-name="P332">Attività di recupero</text:p>
          </table:table-cell>
          <table:table-cell table:style-name="Tabella139.A1" office:value-type="string">
            <text:p text:style-name="P332">Codice Rifiuto</text:p>
          </table:table-cell>
          <table:table-cell table:style-name="Tabella139.A1" office:value-type="string">
            <text:p text:style-name="P332">Descrizione</text:p>
          </table:table-cell>
          <table:table-cell table:style-name="Tabella139.D1" office:value-type="string">
            <text:p text:style-name="P332">Quantità (t/a)</text:p>
          </table:table-cell>
        </table:table-row>
        <table:table-row table:style-name="Tabella139.1">
          <table:table-cell table:style-name="Tabella139.A2" office:value-type="string">
            <text:p text:style-name="P339">Messa in riserva</text:p>
          </table:table-cell>
          <table:table-cell table:style-name="Tabella139.A2" office:value-type="string">
            <text:p text:style-name="P339">[060314] [070599]</text:p>
          </table:table-cell>
          <table:table-cell table:style-name="Tabella139.A2" office:value-type="string">
            <text:p text:style-name="P339">Rifiuti di bario solfato grezzo</text:p>
          </table:table-cell>
          <table:table-cell table:style-name="Tabella139.D2" office:value-type="string">
            <text:p text:style-name="P341">1.090</text:p>
          </table:table-cell>
        </table:table-row>
      </table:table>
      <text:p text:style-name="P10"/>
      <text:h text:style-name="P447" text:outline-level="1">13.16 Tipologia: </text:h>
      <text:p text:style-name="P65">rifiuti di minerali di bario ridotti </text:p>
      <text:p text:style-name="P70">[060603] [010399]</text:p>
      <text:p text:style-name="P73">[010399] [060314]</text:p>
      <text:p text:style-name="P91"><text:span text:style-name="T11">13.16.1 </text:span><text:span text:style-name="T16">Provenienza: </text:span></text:p>
      <text:p text:style-name="Rientro_20_corpo_20_del_20_testo_20_3">produzione di sali di bario da barite naturale.</text:p>
      <text:p text:style-name="P91"><text:span text:style-name="T11">13.16.2 </text:span><text:span text:style-name="T16">Caratteristiche del rifiuto: </text:span></text:p>
      <text:p text:style-name="Rientro_20_corpo_20_del_20_testo_20_3">rifiuti ottenuti dalla solubilizzazione del solfuro di bario contenenti bario &gt; 60% e con umidità &lt; 60%.</text:p>
      <text:p text:style-name="P91"><text:span text:style-name="T11">13.16.3 </text:span><text:span text:style-name="T16">Attività di recupero:</text:span></text:p>
      <text:p text:style-name="P100"><text:span text:style-name="T11">a) cementifici </text:span><text:span text:style-name="T29">[R3]</text:span><text:span text:style-name="T11"> </text:span><text:span text:style-name="T14">[R5]</text:span><text:span text:style-name="T11">;</text:span></text:p>
      <text:p text:style-name="P132"><text:span text:style-name="T11">b) industria dei laterizi </text:span><text:span text:style-name="T29">[R3]</text:span><text:span text:style-name="T11"> </text:span><text:span text:style-name="T14">[R5]</text:span><text:span text:style-name="T11">;</text:span></text:p>
      <text:p text:style-name="P132"><text:span text:style-name="T11">c) produzione di carbonato di bario a basso titolo </text:span><text:span text:style-name="T29">[R3]</text:span><text:span text:style-name="T11"> </text:span><text:span text:style-name="T14">[R5]</text:span><text:span text:style-name="T11">;</text:span></text:p>
      <text:p text:style-name="P91"><text:span text:style-name="T11">13.16.4 </text:span><text:span text:style-name="T16">Caratteristiche delle materie prime e/o dei prodotti ottenuti:</text:span></text:p>
      <text:p text:style-name="P101">a) cemento nelle forme usualmente prodotte;</text:p>
      <text:p text:style-name="P101">b) laterizi nelle forme usualmente commercializzate;</text:p>
      <text:p text:style-name="P101">c) carbonato di bario a basso titolo nelle forme usualmente commercializzate.</text:p>
      <text:p text:style-name="P101"/>
      <table:table table:name="Tabella140" table:style-name="Tabella140">
        <table:table-column table:style-name="Tabella140.A"/>
        <table:table-column table:style-name="Tabella140.B"/>
        <table:table-column table:style-name="Tabella140.C"/>
        <table:table-column table:style-name="Tabella140.D"/>
        <table:table-row table:style-name="Tabella140.1">
          <table:table-cell table:style-name="Tabella140.A1" office:value-type="string">
            <text:p text:style-name="P331">Attività di recupero</text:p>
          </table:table-cell>
          <table:table-cell table:style-name="Tabella140.A1" office:value-type="string">
            <text:p text:style-name="P331">Codice Rifiuto</text:p>
          </table:table-cell>
          <table:table-cell table:style-name="Tabella140.A1" office:value-type="string">
            <text:p text:style-name="P331">Descrizione</text:p>
          </table:table-cell>
          <table:table-cell table:style-name="Tabella140.D1" office:value-type="string">
            <text:p text:style-name="P331">Quantità (t/a)</text:p>
          </table:table-cell>
        </table:table-row>
        <table:table-row table:style-name="Tabella140.1">
          <table:table-cell table:style-name="Tabella140.A2" office:value-type="string">
            <text:p text:style-name="P334">Cementifici</text:p>
          </table:table-cell>
          <table:table-cell table:style-name="Tabella140.A2" office:value-type="string">
            <text:p text:style-name="P334">[010399] [060314]</text:p>
          </table:table-cell>
          <table:table-cell table:style-name="Tabella140.A2" office:value-type="string">
            <text:p text:style-name="P334">Rifiuti di minerali di bario ridotti</text:p>
          </table:table-cell>
          <table:table-cell table:style-name="Tabella140.D2" office:value-type="string">
            <text:p text:style-name="P335">1.000</text:p>
          </table:table-cell>
        </table:table-row>
        <table:table-row table:style-name="Tabella140.1">
          <table:table-cell table:style-name="Tabella140.A2" office:value-type="string">
            <text:p text:style-name="P334">Messa in riserva</text:p>
          </table:table-cell>
          <table:table-cell table:style-name="Tabella140.A2" office:value-type="string">
            <text:p text:style-name="P334">[010399] [060314]</text:p>
          </table:table-cell>
          <table:table-cell table:style-name="Tabella140.A2" office:value-type="string">
            <text:p text:style-name="P334">Rifiuti di minerali di bario ridotti</text:p>
          </table:table-cell>
          <table:table-cell table:style-name="Tabella140.D2" office:value-type="string">
            <text:p text:style-name="P335">1.090</text:p>
          </table:table-cell>
        </table:table-row>
      </table:table>
      <text:p text:style-name="P1"/>
      <text:h text:style-name="P448" text:outline-level="1">13.17 Tipologia: </text:h>
      <text:p text:style-name="P69">rifiuti di ossido di antimonio </text:p>
      <text:p text:style-name="P72">[060401]</text:p>
      <text:p text:style-name="P75">[060316]</text:p>
      <text:p text:style-name="P94"><text:span text:style-name="T11">13.17.1 </text:span><text:span text:style-name="T16">Provenienza: </text:span></text:p>
      <text:p text:style-name="P208">impianti di produzione del tartrato di antimonio e potassio (tartaro emetico).</text:p>
      <text:p text:style-name="P94"><text:span text:style-name="T11">13.17.2 </text:span><text:span text:style-name="T16">Caratteristiche del rifiuto: </text:span></text:p>
      <text:p text:style-name="P208">rifiuto solido contenente massimo 90% di ossido di antimonio.</text:p>
      <text:p text:style-name="P94"><text:span text:style-name="T11">13.17.3 </text:span><text:span text:style-name="T16">Attività di recupero:</text:span></text:p>
      <text:p text:style-name="P208">produzione di ossido di antimonio mediante sublimazione dell'ossido oppure riduzione dell'ossido con carbone ed antimonio metallico, fusione con separazione dai contaminanti, riossidazione con aria [R5].</text:p>
      <text:p text:style-name="P94"><text:span text:style-name="T11">13.17.4 </text:span><text:span text:style-name="T16">Caratteristiche delle materie prime e/o dei prodotti ottenuti:</text:span></text:p>
      <text:p text:style-name="P122">ossido di antimonio nelle forme usualmente commercializzate.</text:p>
      <text:h text:style-name="P447" text:outline-level="1">13.18 Tipologia: </text:h>
      <text:p text:style-name="P65">polveri di ossidi di ferro </text:p>
      <text:p text:style-name="P70">[060401]</text:p>
      <text:p text:style-name="P73">[060316]</text:p>
      <text:p text:style-name="P91"><text:span text:style-name="T11">13.18.1 </text:span><text:span text:style-name="T16">Provenienza: </text:span></text:p>
      <text:p text:style-name="Rientro_20_corpo_20_del_20_testo_20_3">ossidazione della ghisa per la produzione di acido diamminostilbendisolfonico.</text:p>
      <text:p text:style-name="P91"><text:span text:style-name="T11">13.18.2</text:span><text:span text:style-name="T16"> Caratteristiche del rifiuto: </text:span></text:p>
      <text:p text:style-name="Rientro_20_corpo_20_del_20_testo_20_3">polvere inodore costituita da ossido ferroso 25 - 80%, ossido ferrico 15 - 70%, ferro metallico &lt; 5% ed acqua 5 - 25%.</text:p>
      <text:p text:style-name="P91"><text:span text:style-name="T11">13.13.3 </text:span><text:span text:style-name="T16">Attività di recupero:</text:span></text:p>
      <text:p text:style-name="Rientro_20_corpo_20_del_20_testo_20_3">cementifici [R5].</text:p>
      <text:p text:style-name="P91"><text:span text:style-name="T11">13.18.4 </text:span><text:span text:style-name="T16">Caratteristiche delle materie prime e/o dei prodotti ottenuti:</text:span></text:p>
      <text:p text:style-name="Rientro_20_corpo_20_del_20_testo_20_3">cemento nelle forme usualmente commercializzate.</text:p>
      <text:p text:style-name="Rientro_20_corpo_20_del_20_testo_20_3"/>
      <table:table table:name="Tabella141" table:style-name="Tabella141">
        <table:table-column table:style-name="Tabella141.A"/>
        <table:table-column table:style-name="Tabella141.B"/>
        <table:table-column table:style-name="Tabella141.C"/>
        <table:table-column table:style-name="Tabella141.D"/>
        <table:table-row table:style-name="Tabella141.1">
          <table:table-cell table:style-name="Tabella141.A1" office:value-type="string">
            <text:p text:style-name="P331">Attività di recupero</text:p>
          </table:table-cell>
          <table:table-cell table:style-name="Tabella141.A1" office:value-type="string">
            <text:p text:style-name="P331">Codice Rifiuto</text:p>
          </table:table-cell>
          <table:table-cell table:style-name="Tabella141.A1" office:value-type="string">
            <text:p text:style-name="P331">Descrizione</text:p>
          </table:table-cell>
          <table:table-cell table:style-name="Tabella141.D1" office:value-type="string">
            <text:p text:style-name="P331">Quantità (t/a)</text:p>
          </table:table-cell>
        </table:table-row>
        <table:table-row table:style-name="Tabella141.1">
          <table:table-cell table:style-name="Tabella141.A2" office:value-type="string">
            <text:p text:style-name="P334">Cementifici</text:p>
          </table:table-cell>
          <table:table-cell table:style-name="Tabella141.A2" office:value-type="string">
            <text:p text:style-name="P334">[060316]</text:p>
          </table:table-cell>
          <table:table-cell table:style-name="Tabella141.A2" office:value-type="string">
            <text:p text:style-name="P334">Polveri di ossido di ferro</text:p>
          </table:table-cell>
          <table:table-cell table:style-name="Tabella141.D2" office:value-type="string">
            <text:p text:style-name="P335">5.000</text:p>
          </table:table-cell>
        </table:table-row>
      </table:table>
      <text:p text:style-name="P1"/>
      <text:h text:style-name="P448" text:outline-level="1">13.18 bis Tipologia:</text:h>
      <text:p text:style-name="P68">polveri di ossidi di ferro fuori specifica.</text:p>
      <text:p text:style-name="P68">[010308]</text:p>
      <text:p text:style-name="P94"><text:span text:style-name="T11">13.18.bis.1 </text:span><text:span text:style-name="T16">Provenienza: </text:span></text:p>
      <text:p text:style-name="P208">processo di arrostimento del minerale noto come pirite o solfuro di ferro per la produzione di acido solforico e ossido di ferro, deposito anche presso stabilimenti di produzione dismessi.</text:p>
      <text:p text:style-name="P94"><text:span text:style-name="T11">13.18.bis.2</text:span><text:span text:style-name="T16"> Attività di recupero:</text:span></text:p>
      <text:p text:style-name="P208">messa in riserva <text:span text:style-name="T28">ed utilizzo diretto</text:span> <text:span text:style-name="T26">con eventuale riduzione volumetrica</text:span> per la produzione di materia prima secondaria per i cementifici. [R13].</text:p>
      <text:p text:style-name="P94"><text:span text:style-name="T11">13.18.bis.3 </text:span><text:span text:style-name="T16">Caratteristiche delle materie prime e/o dei prodotti ottenuti:</text:span></text:p>
      <text:p text:style-name="P208">cenere di pirite: ossidi di ferro artificiali in forma solida granulata nelle dimensioni di 0-6 mm contenenti Fe2O3 60-100%; SiO2 5-15%; Al2O3 0.5-1.5%; CaO 5-10%; MgO 0.5-2%; S 3-6%; As &lt; 0.09% quale additivo apportatore di ferro per la produzione di cemento conforme alla normativa UNI EN 197/1.</text:p>
      <text:p text:style-name="P208"/>
      <table:table table:name="Tabella142" table:style-name="Tabella142">
        <table:table-column table:style-name="Tabella142.A"/>
        <table:table-column table:style-name="Tabella142.B"/>
        <table:table-column table:style-name="Tabella142.C"/>
        <table:table-column table:style-name="Tabella142.D"/>
        <table:table-row table:style-name="Tabella142.1">
          <table:table-cell table:style-name="Tabella142.A1" office:value-type="string">
            <text:p text:style-name="P332">Attività di recupero</text:p>
          </table:table-cell>
          <table:table-cell table:style-name="Tabella142.A1" office:value-type="string">
            <text:p text:style-name="P332">Codice Rifiuto</text:p>
          </table:table-cell>
          <table:table-cell table:style-name="Tabella142.A1" office:value-type="string">
            <text:p text:style-name="P332">Descrizione</text:p>
          </table:table-cell>
          <table:table-cell table:style-name="Tabella142.D1" office:value-type="string">
            <text:p text:style-name="P332">Quantità (t/a)</text:p>
          </table:table-cell>
        </table:table-row>
        <table:table-row table:style-name="Tabella142.1">
          <table:table-cell table:style-name="Tabella142.A2" office:value-type="string">
            <text:p text:style-name="P339">Messa in riserva</text:p>
          </table:table-cell>
          <table:table-cell table:style-name="Tabella142.A2" office:value-type="string">
            <text:p text:style-name="P339">[010308]</text:p>
          </table:table-cell>
          <table:table-cell table:style-name="Tabella142.A2" office:value-type="string">
            <text:p text:style-name="P339">Polveri di ossidi di ferro fuori specifica</text:p>
          </table:table-cell>
          <table:table-cell table:style-name="Tabella142.D2" office:value-type="string">
            <text:p text:style-name="P341">15.000</text:p>
          </table:table-cell>
        </table:table-row>
      </table:table>
      <text:p text:style-name="P10"/>
      <text:h text:style-name="P448" text:outline-level="1">13.19 Tipologia: </text:h>
      <text:p text:style-name="P69">sfridi e scarti di smalto porcellanato </text:p>
      <text:p text:style-name="P72">[080201] [080203]</text:p>
      <text:p text:style-name="P75">[080201] [080203]</text:p>
      <text:p text:style-name="P94"><text:span text:style-name="T11">13.19.1 </text:span><text:span text:style-name="T16">Provenienza: </text:span></text:p>
      <text:p text:style-name="P208">smalterie negli impianti di applicazione elettrostatica a polvere oppure a spruzzo oppure ad immersione.</text:p>
      <text:p text:style-name="P94"><text:span text:style-name="T11">13.19.2 </text:span><text:span text:style-name="T16">Caratteristiche del rifiuto: </text:span></text:p>
      <text:p text:style-name="P208">sfridi e scarti di materiale porcellanato costituito da SiO<text:span text:style-name="T49">2</text:span> 20% - 50%, B<text:span text:style-name="T49">2</text:span>O<text:span text:style-name="T49">3</text:span> 0% - 30%, e altri ossidi minori, contaminato da materiali grossolani inerti; sostanze organiche assenti.</text:p>
      <text:p text:style-name="P94"><text:span text:style-name="T11">13.19.3 </text:span><text:span text:style-name="T16">Attività di recupero:</text:span></text:p>
      <text:p text:style-name="P208">eventuale macinazione per ottenere la finezza necessaria per l'applicazione in smalteria [R5].</text:p>
      <text:p text:style-name="P94"><text:span text:style-name="T11">13.19.4 </text:span><text:span text:style-name="T16">Caratteristiche delle materie prime e/o dei prodotti ottenuti:</text:span></text:p>
      <text:p text:style-name="P208">smalto porcellanato pronto all'uso di II e III scelta nelle forme usualmente commercializzate.</text:p>
      <text:h text:style-name="P447" text:outline-level="1">13.20 Tipologia: </text:h>
      <text:p text:style-name="P65">gruppo cartuccia toner per stampante laser; contenitori toner per fotocopiatrici, cartucce per stampanti fax e calcolatrici a getto d'inchiostro, cartucce nastro per stampanti ad aghi </text:p>
      <text:p text:style-name="P70">[200104]</text:p>
      <text:p text:style-name="P64"><text:span text:style-name="T48">[150106] [150104] [150102</text:span><text:span text:style-name="T47">] </text:span><text:span text:style-name="T14">[080318] [160216]</text:span></text:p>
      <text:p text:style-name="P91"><text:span text:style-name="T11">13.20.1 </text:span><text:span text:style-name="T16">Provenienza: </text:span></text:p>
      <text:p text:style-name="Rientro_20_corpo_20_del_20_testo_20_3">raccolta differenziata da parte dei distributori o di altri operatori specializzati, attività produttive o di servizio.</text:p>
      <text:p text:style-name="P91"><text:span text:style-name="T11">13.20.2 </text:span><text:span text:style-name="T16">Caratteristiche del rifiuto: </text:span></text:p>
      <text:p text:style-name="Rientro_20_corpo_20_del_20_testo_20_3">contenitore in materiale plastico e/o metallico con tracce di toner o di inchiostro o di nastro inchiostrato.</text:p>
      <text:p text:style-name="P91"><text:span text:style-name="T11">13.20.3 </text:span><text:span text:style-name="T16">Attività di recupero:</text:span></text:p>
      <text:p text:style-name="Rientro_20_corpo_20_del_20_testo_20_3">verifica di funzionalità e ricarica del toner, dell'inchiostro o del nastro inchiostrato [R5].</text:p>
      <text:p text:style-name="P91"><text:span text:style-name="T11">13.20.4 </text:span><text:span text:style-name="T16">Caratteristiche delle materie prime e/o dei prodotti ottenuti:</text:span></text:p>
      <text:p text:style-name="Rientro_20_corpo_20_del_20_testo_20_3">contenitore in materiale plastico e metallico con toner, inchiostro o nastro inchiostrato nelle forme usualmente commercializzate, etichettato in conformità al D.M. 28/1/92.</text:p>
      <text:p text:style-name="Rientro_20_corpo_20_del_20_testo_20_3"/>
      <table:table table:name="Tabella143" table:style-name="Tabella143">
        <table:table-column table:style-name="Tabella143.A"/>
        <table:table-column table:style-name="Tabella143.B"/>
        <table:table-column table:style-name="Tabella143.C"/>
        <table:table-column table:style-name="Tabella143.D"/>
        <table:table-row table:style-name="Tabella143.1">
          <table:table-cell table:style-name="Tabella143.A1" office:value-type="string">
            <text:p text:style-name="P331">Attività di recupero</text:p>
          </table:table-cell>
          <table:table-cell table:style-name="Tabella143.A1" office:value-type="string">
            <text:p text:style-name="P331">Codice Rifiuto</text:p>
          </table:table-cell>
          <table:table-cell table:style-name="Tabella143.A1" office:value-type="string">
            <text:p text:style-name="P331">Descrizione</text:p>
          </table:table-cell>
          <table:table-cell table:style-name="Tabella143.D1" office:value-type="string">
            <text:p text:style-name="P331">Quantità (t/a)</text:p>
          </table:table-cell>
        </table:table-row>
        <table:table-row table:style-name="Tabella143.1">
          <table:table-cell table:style-name="Tabella143.A2" office:value-type="string">
            <text:p text:style-name="P334">Messa in riserva</text:p>
          </table:table-cell>
          <table:table-cell table:style-name="Tabella143.A2" office:value-type="string">
            <text:p text:style-name="P334">[080318] [160216]</text:p>
          </table:table-cell>
          <table:table-cell table:style-name="Tabella143.A2" office:value-type="string">
            <text:p text:style-name="P334">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335">80</text:p>
          </table:table-cell>
        </table:table-row>
        <table:table-row table:style-name="Tabella143.1">
          <table:table-cell table:style-name="Tabella143.A2" office:value-type="string">
            <text:p text:style-name="P334">Rigenerazione cartucce toner e inchiostri per stampa</text:p>
          </table:table-cell>
          <table:table-cell table:style-name="Tabella143.A2" office:value-type="string">
            <text:p text:style-name="P334">[080318] [160216]</text:p>
          </table:table-cell>
          <table:table-cell table:style-name="Tabella143.A2" office:value-type="string">
            <text:p text:style-name="P334">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335">100</text:p>
          </table:table-cell>
        </table:table-row>
      </table:table>
      <text:p text:style-name="P1"/>
      <text:h text:style-name="P448" text:outline-level="1">13.21 Tipologia: </text:h>
      <text:p text:style-name="P69">cloruro di sodio greggio </text:p>
      <text:p text:style-name="P72">[190906]</text:p>
      <text:p text:style-name="P75">[190906]</text:p>
      <text:p text:style-name="P94"><text:span text:style-name="T11">13.21.1 </text:span><text:span text:style-name="T16">Provenienza: </text:span></text:p>
      <text:p text:style-name="P208">rigenerazione delle resine a scambio ionico utilizzate nella desalazione delle acque saline.</text:p>
      <text:p text:style-name="P94"><text:span text:style-name="T11">13.21.2 </text:span><text:span text:style-name="T16">Caratteristiche del rifiuto: </text:span></text:p>
      <text:p text:style-name="P208">rifiuto di aspetto cristallino, inodore, con contenuto di acqua pari al 20%, colore giallo - bruno, composto da sodio cloruro 93% sul secco, sodio solfato 2%, ammonio solfato 1%, ammonio cloruro 1%, sodio acetato 0,5%.</text:p>
      <text:p text:style-name="P94"><text:span text:style-name="T11">13.21.3 </text:span><text:span text:style-name="T16">Attività di recupero:</text:span></text:p>
      <text:p text:style-name="P208">riutilizzo come antighiaccio stradale [R5] (il recupero è subordinato all'esecuzione del test di cessione sul rifiuto tal quale secondo il metodo in allegato 3 al presente decreto<text:span text:style-name="T26">, ad esclusione del parametro cloruri</text:span>).</text:p>
      <text:h text:style-name="P447" text:outline-level="1">13.22 Tipologia: </text:h>
      <text:p text:style-name="P65">macchine fotografiche monouso </text:p>
      <text:p text:style-name="P70">[090109] [090110]</text:p>
      <text:p text:style-name="P73">[090110] [090112]</text:p>
      <text:p text:style-name="P91"><text:span text:style-name="T11">13.22.1 </text:span><text:span text:style-name="T16">Provenienza: </text:span></text:p>
      <text:p text:style-name="Rientro_20_corpo_20_del_20_testo_20_3">industria, laboratori fotografici e di sviluppo, attività commerciale.</text:p>
      <text:p text:style-name="P91"><text:span text:style-name="T11">13.22.2 </text:span><text:span text:style-name="T16">Caratteristiche del rifiuto: </text:span></text:p>
      <text:p text:style-name="Rientro_20_corpo_20_del_20_testo_20_3">carcasse di macchine fotografiche monouso private della pellicola.</text:p>
      <text:p text:style-name="P91"><text:span text:style-name="T11">13.22.3 </text:span><text:span text:style-name="T16">Attività di recupero:</text:span></text:p>
      <text:p text:style-name="Rientro_20_corpo_20_del_20_testo_20_3">messa in riserva di rifiuti [R13] per la verifica della funzionalità, sostituzione delle parti deteriorate e ricarica della pellicola [R3].</text:p>
      <text:p text:style-name="P91"><text:span text:style-name="T11">13.22.4 </text:span><text:span text:style-name="T16">Caratteristiche delle materie prime e/o dei prodotti ottenuti:</text:span></text:p>
      <text:p text:style-name="Rientro_20_corpo_20_del_20_testo_20_3">macchine fotografiche monouso nelle forme usualmente commercializzate.</text:p>
      <text:p text:style-name="Rientro_20_corpo_20_del_20_testo_20_3"/>
      <table:table table:name="Tabella144" table:style-name="Tabella144">
        <table:table-column table:style-name="Tabella144.A"/>
        <table:table-column table:style-name="Tabella144.B"/>
        <table:table-column table:style-name="Tabella144.C"/>
        <table:table-column table:style-name="Tabella144.D"/>
        <table:table-row table:style-name="Tabella144.1">
          <table:table-cell table:style-name="Tabella144.A1" office:value-type="string">
            <text:p text:style-name="P331">Attività di recupero</text:p>
          </table:table-cell>
          <table:table-cell table:style-name="Tabella144.A1" office:value-type="string">
            <text:p text:style-name="P331">Codice Rifiuto</text:p>
          </table:table-cell>
          <table:table-cell table:style-name="Tabella144.A1" office:value-type="string">
            <text:p text:style-name="P331">Descrizione</text:p>
          </table:table-cell>
          <table:table-cell table:style-name="Tabella144.D1" office:value-type="string">
            <text:p text:style-name="P331">Quantità (t/a)</text:p>
          </table:table-cell>
        </table:table-row>
        <table:table-row table:style-name="Tabella144.1">
          <table:table-cell table:style-name="Tabella144.A2" office:value-type="string">
            <text:p text:style-name="P334">Rigenerazione macchine fotografiche monouso</text:p>
          </table:table-cell>
          <table:table-cell table:style-name="Tabella144.A2" office:value-type="string">
            <text:p text:style-name="P334">[090110] [090112]</text:p>
          </table:table-cell>
          <table:table-cell table:style-name="Tabella144.A2" office:value-type="string">
            <text:p text:style-name="P334">Macchine fotografiche monouso</text:p>
          </table:table-cell>
          <table:table-cell table:style-name="Tabella144.D2" office:value-type="string">
            <text:p text:style-name="P335">10</text:p>
          </table:table-cell>
        </table:table-row>
        <table:table-row table:style-name="Tabella144.1">
          <table:table-cell table:style-name="Tabella144.A2" office:value-type="string">
            <text:p text:style-name="P334">Messa in riserva</text:p>
          </table:table-cell>
          <table:table-cell table:style-name="Tabella144.A2" office:value-type="string">
            <text:p text:style-name="P334">[090110] [090112]</text:p>
          </table:table-cell>
          <table:table-cell table:style-name="Tabella144.A2" office:value-type="string">
            <text:p text:style-name="P334">Macchine fotografiche monouso</text:p>
          </table:table-cell>
          <table:table-cell table:style-name="Tabella144.D2" office:value-type="string">
            <text:p text:style-name="P335">10</text:p>
          </table:table-cell>
        </table:table-row>
      </table:table>
      <text:p text:style-name="P1"/>
      <text:h text:style-name="P448" text:outline-level="1">13.23 Tipologia: </text:h>
      <text:p text:style-name="P69">soluzioni da incisione dei circuiti stampati </text:p>
      <text:p text:style-name="P72">[060302] [060304] [060310]</text:p>
      <text:p text:style-name="P75">[060314]</text:p>
      <text:p text:style-name="P94"><text:span text:style-name="T11">13.23.1 </text:span><text:span text:style-name="T16">Provenienza: </text:span></text:p>
      <text:p text:style-name="P208">industria elettronica di produzione circuiti stampati.</text:p>
      <text:p text:style-name="P94"><text:span text:style-name="T11">13.23.2 </text:span><text:span text:style-name="T16">Caratteristiche del rifiuto: </text:span></text:p>
      <text:p text:style-name="P208">soluzione di solfato di rame con presenza di rame metallico; soluzioni cupro – ammoniacali; cloruro rameico; percloruro ferrico.</text:p>
      <text:p text:style-name="P94"><text:span text:style-name="T11">13.23.3 </text:span><text:span text:style-name="T16">Attività di recupero:</text:span></text:p>
      <text:p text:style-name="P122">a) industria chimica di produzione del solfato di rame, di composti del rame, di ammoniaca, di acido cloridrico [R5];</text:p>
      <text:p text:style-name="P122">b) produzione e rigenerazione di soluzioni per incisione di circuiti stampati [R3].</text:p>
      <text:p text:style-name="P94"><text:span text:style-name="T11">13.23.4 </text:span><text:span text:style-name="T16">Caratteristiche delle materie prime e/o dei prodotti ottenuti:</text:span></text:p>
      <text:p text:style-name="P122">a) solfato di rame nelle forme usualmente commercializzate;</text:p>
      <text:p text:style-name="P122">b) soluzioni per incisione di circuiti stampati nelle forme usualmente commercializzate.</text:p>
      <text:h text:style-name="P448" text:outline-level="1">13.24 Tipologia: </text:h>
      <text:p text:style-name="P69">sfridi di paraffina </text:p>
      <text:p text:style-name="P72">[030399]</text:p>
      <text:p text:style-name="P75">[030399]</text:p>
      <text:p text:style-name="P94"><text:span text:style-name="T11">13.24.1 </text:span><text:span text:style-name="T16">Provenienza: </text:span></text:p>
      <text:p text:style-name="P208">industria produzione delle carte cerate.</text:p>
      <text:p text:style-name="P94"><text:span text:style-name="T11">13.24.2 </text:span><text:span text:style-name="T16">Caratteristiche del rifiuto: </text:span></text:p>
      <text:p text:style-name="P208">sfridi di paraffina.</text:p>
      <text:p text:style-name="P94"><text:span text:style-name="T11">13.24.3 </text:span><text:span text:style-name="T16">Attività di recupero:</text:span></text:p>
      <text:p text:style-name="P208">industria della cera [R3].</text:p>
      <text:p text:style-name="P94"><text:span text:style-name="T11">13.24.4 </text:span><text:span text:style-name="T16">Caratteristiche delle materie prime e/o dei prodotti ottenuti:</text:span></text:p>
      <text:p text:style-name="P208">cere nelle forme usualmente commercializzate.</text:p>
      <text:h text:style-name="P448" text:outline-level="1">13.25 Tipologia: </text:h>
      <text:p text:style-name="P69">calcio solfato in granuli 60 - 90% da processo chimico a base di acido solforico e calce idrata </text:p>
      <text:p text:style-name="P72">[060303] [070202]</text:p>
      <text:p text:style-name="P75">[060314] [070212]</text:p>
      <text:p text:style-name="P94"><text:span text:style-name="T11">13.25.1 </text:span><text:span text:style-name="T16">Provenienza: </text:span></text:p>
      <text:p text:style-name="P208">industria chimica.</text:p>
      <text:p text:style-name="P94"><text:span text:style-name="T11">13.25.2 </text:span><text:span text:style-name="T16">Caratteristiche del rifiuto: </text:span></text:p>
      <text:p text:style-name="P208">CaSO<text:span text:style-name="T49">4</text:span>.2H<text:span text:style-name="T49">2</text:span>O 60 - 90%, Zn circa 3%, Fe 900 ppm circa, Pb 0,05 ppm circa, Cu 10 - 15 ppm. Acqua 10 - 35%.</text:p>
      <text:p text:style-name="P94"><text:span text:style-name="T11">13.25.3 </text:span><text:span text:style-name="T16">Attività di recupero:</text:span></text:p>
      <text:p text:style-name="P208">processo chimico per la neutralizzazione di acque acide per acido solforico con idrato di calcio; essicamento del prodotto fangoso per ottenere granuli [R5].</text:p>
      <text:p text:style-name="P94"><text:span text:style-name="T11">13.25.4 </text:span><text:span text:style-name="T16">Caratteristiche delle materie prime e/o dei prodotti ottenuti:</text:span></text:p>
      <text:p text:style-name="P208">calcio solfato in granuli per utilizzo nei cementifici al posto del gesso.</text:p>
      <text:h text:style-name="P447" text:outline-level="1">13.26 Tipologia: </text:h>
      <text:p text:style-name="P65">Rifiuti a base di carbone costituiti da scarti di catodi anodi, spezzoni di carbone amorfo, coke, calcinato di petrolio, suole di carbone usate e materiali incombustibili dell'alluminio </text:p>
      <text:p text:style-name="P70">[100306] [010202] [110203]</text:p>
      <text:p text:style-name="P73">[010410] [100318] [110203] [161102]</text:p>
      <text:p text:style-name="P91"><text:span text:style-name="T11">13.26.1 </text:span><text:span text:style-name="T16">Provenienza: </text:span></text:p>
      <text:p text:style-name="Rientro_20_corpo_20_del_20_testo_20_3">Demolizione delle celle elettrolitiche e produzione di elettrodi di carbone, cicli di consumo degli elettrodi in grafite, produzione dell'alluminio per via elettrolitica.</text:p>
      <text:p text:style-name="P91"><text:span text:style-name="T11">13.26.2 </text:span><text:span text:style-name="T16">Caratteristiche del rifiuto: </text:span></text:p>
      <text:p text:style-name="Rientro_20_corpo_20_del_20_testo_20_3">spezzoni e polveri di carbone contenenti C fino al 98%, F fino al 20%, Al fino al 25%, S fino all'1%, cianuri liberi &lt;= 500 ppm e ceneri &lt; 8%.</text:p>
      <text:p text:style-name="P91"><text:span text:style-name="T11">13.26.3 </text:span><text:span text:style-name="T16">Attività di recupero:</text:span></text:p>
      <text:p text:style-name="Rientro_20_corpo_20_del_20_testo_20_3">previa separazione dell'asta metallica; macinazione e vagliatura:</text:p>
      <text:p text:style-name="P122">a) altiforni per la produzione della ghisa come combustibili e additivi [R5];</text:p>
      <text:p text:style-name="P122">b) forni elettrici nella produzione dell'acciaio, come diossifidanti e fluidificanti e ricarburanti [R5];</text:p>
      <text:p text:style-name="P122">c) riutilizzo per la produzione di elettrodi [R5];</text:p>
      <text:p text:style-name="P101">d) cementifici [R5].</text:p>
      <text:p text:style-name="P91"><text:span text:style-name="T11">13.26.4 </text:span><text:span text:style-name="T16">Caratteristiche delle materie prime e/o dei prodotti ottenuti:</text:span></text:p>
      <text:p text:style-name="P101">a) ghisa nelle forme usualmente commercializzate;</text:p>
      <text:p text:style-name="P101">b) acciai nelle forme usualmente commercializzate;</text:p>
      <text:p text:style-name="P101">c) elettrodi nelle forme usualmente commercializzate;</text:p>
      <text:p text:style-name="P101">d) cemento nelle forme usualmente commercializzate.</text:p>
      <text:p text:style-name="P1"/>
      <table:table table:name="Tabella145" table:style-name="Tabella145">
        <table:table-column table:style-name="Tabella145.A"/>
        <table:table-column table:style-name="Tabella145.B"/>
        <table:table-column table:style-name="Tabella145.C"/>
        <table:table-column table:style-name="Tabella145.D"/>
        <table:table-row table:style-name="Tabella145.1">
          <table:table-cell table:style-name="Tabella145.A1" office:value-type="string">
            <text:p text:style-name="P331">Attività di recupero</text:p>
          </table:table-cell>
          <table:table-cell table:style-name="Tabella145.A1" office:value-type="string">
            <text:p text:style-name="P331">Codice Rifiuto</text:p>
          </table:table-cell>
          <table:table-cell table:style-name="Tabella145.A1" office:value-type="string">
            <text:p text:style-name="P331">Descrizione</text:p>
          </table:table-cell>
          <table:table-cell table:style-name="Tabella145.D1" office:value-type="string">
            <text:p text:style-name="P331">Quantità (t/a)</text:p>
          </table:table-cell>
        </table:table-row>
        <table:table-row table:style-name="Tabella145.1">
          <table:table-cell table:style-name="Tabella145.A2" office:value-type="string">
            <text:p text:style-name="P334">Messa in riserva</text:p>
          </table:table-cell>
          <table:table-cell table:style-name="Tabella145.A2" office:value-type="string">
            <text:p text:style-name="P334">[010410] [100318] [110203] [161102]</text:p>
          </table:table-cell>
          <table:table-cell table:style-name="Tabella145.A2" office:value-type="string">
            <text:p text:style-name="P334">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335">190</text:p>
          </table:table-cell>
        </table:table-row>
        <table:table-row table:style-name="Tabella145.1">
          <table:table-cell table:style-name="Tabella145.A2" office:value-type="string">
            <text:p text:style-name="P334">Cementifici</text:p>
          </table:table-cell>
          <table:table-cell table:style-name="Tabella145.A2" office:value-type="string">
            <text:p text:style-name="P334">[010410] [100318] [110203] [161102]</text:p>
          </table:table-cell>
          <table:table-cell table:style-name="Tabella145.A2" office:value-type="string">
            <text:p text:style-name="P334">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335">2.000</text:p>
          </table:table-cell>
        </table:table-row>
      </table:table>
      <text:p text:style-name="P1"/>
      <text:h text:style-name="P447" text:outline-level="1">13.27 Tipologia: </text:h>
      <text:p text:style-name="P65">rifiuti da depurazione fumi dell'industria dei laterizi </text:p>
      <text:p text:style-name="P70">[101204] [101202] [101203] [101205]</text:p>
      <text:p text:style-name="P73">[101203] [101205] [101210]</text:p>
      <text:p text:style-name="P91"><text:span text:style-name="T11">13.27.1 </text:span><text:span text:style-name="T16">Provenienza: </text:span></text:p>
      <text:p text:style-name="Rientro_20_corpo_20_del_20_testo_20_3">abbattimento emissioni di fluoro mediamente composti di calcio;</text:p>
      <text:p text:style-name="P91"><text:span text:style-name="T11">13.27.2</text:span><text:span text:style-name="T16"> Caratteristiche del rifiuto: </text:span></text:p>
      <text:p text:style-name="Rientro_20_corpo_20_del_20_testo_20_3">residui composti da carbonati e idrati di calcio e composti silico - alluminosi e colloidali.</text:p>
      <text:p text:style-name="P91"><text:span text:style-name="T11">13.27.3 </text:span><text:span text:style-name="T16">Attività di recupero:</text:span></text:p>
      <text:p text:style-name="Rientro_20_corpo_20_del_20_testo_20_3">cementifici [R5].</text:p>
      <text:p text:style-name="P91"><text:span text:style-name="T11">13.27.4 </text:span><text:span text:style-name="T16">Caratteristiche delle materie prime e/o dei prodotti:</text:span><text:span text:style-name="T11"> </text:span></text:p>
      <text:p text:style-name="Rientro_20_corpo_20_del_20_testo_20_3">cemento nelle forme usualmente commercializzate.</text:p>
      <text:p text:style-name="Rientro_20_corpo_20_del_20_testo_20_3"/>
      <table:table table:name="Tabella146" table:style-name="Tabella146">
        <table:table-column table:style-name="Tabella146.A"/>
        <table:table-column table:style-name="Tabella146.B"/>
        <table:table-column table:style-name="Tabella146.C"/>
        <table:table-column table:style-name="Tabella146.D"/>
        <table:table-row table:style-name="Tabella146.1">
          <table:table-cell table:style-name="Tabella146.A1" office:value-type="string">
            <text:p text:style-name="P331">Attività di recupero</text:p>
          </table:table-cell>
          <table:table-cell table:style-name="Tabella146.A1" office:value-type="string">
            <text:p text:style-name="P331">Codice Rifiuto</text:p>
          </table:table-cell>
          <table:table-cell table:style-name="Tabella146.A1" office:value-type="string">
            <text:p text:style-name="P331">Descrizione</text:p>
          </table:table-cell>
          <table:table-cell table:style-name="Tabella146.D1" office:value-type="string">
            <text:p text:style-name="P331">Quantità (t/a)</text:p>
          </table:table-cell>
        </table:table-row>
        <table:table-row table:style-name="Tabella146.1">
          <table:table-cell table:style-name="Tabella146.A2" office:value-type="string">
            <text:p text:style-name="P334">Messa in riserva</text:p>
          </table:table-cell>
          <table:table-cell table:style-name="Tabella146.A2" office:value-type="string">
            <text:p text:style-name="P334">[101203] [101205] [101210]</text:p>
          </table:table-cell>
          <table:table-cell table:style-name="Tabella146.A2" office:value-type="string">
            <text:p text:style-name="P334">Rifiuti da depurazione fumi dell'industria dei laterizi</text:p>
          </table:table-cell>
          <table:table-cell table:style-name="Tabella146.D2" office:value-type="string">
            <text:p text:style-name="P335">310</text:p>
          </table:table-cell>
        </table:table-row>
        <table:table-row table:style-name="Tabella146.1">
          <table:table-cell table:style-name="Tabella146.A2" office:value-type="string">
            <text:p text:style-name="P334">Cementifici</text:p>
          </table:table-cell>
          <table:table-cell table:style-name="Tabella146.A2" office:value-type="string">
            <text:p text:style-name="P334">[101203] [101205] [101210]</text:p>
          </table:table-cell>
          <table:table-cell table:style-name="Tabella146.A2" office:value-type="string">
            <text:p text:style-name="P334">Rifiuti da depurazione fumi dell'industria dei laterizi</text:p>
          </table:table-cell>
          <table:table-cell table:style-name="Tabella146.D2" office:value-type="string">
            <text:p text:style-name="P335">800</text:p>
          </table:table-cell>
        </table:table-row>
      </table:table>
      <text:p text:style-name="P1"/>
      <text:h text:style-name="P448" text:outline-level="1">13.28 Tipologia: </text:h>
      <text:p text:style-name="P69">soluzione reflua a base di solfuro di sodio </text:p>
      <text:p text:style-name="P72">[060302]</text:p>
      <text:p text:style-name="P75">[060314]</text:p>
      <text:p text:style-name="P94"><text:span text:style-name="T11">13.28.1 </text:span><text:span text:style-name="T16">Provenienza: </text:span></text:p>
      <text:p text:style-name="P208">industria chimica.</text:p>
      <text:p text:style-name="P94"><text:span text:style-name="T11">13.28.2 </text:span><text:span text:style-name="T16">Caratteristiche del rifiuto: </text:span></text:p>
      <text:p text:style-name="P208">solfuro di sodio 10% - 20% polisolfuri 6% - 8% acqua &gt; 70% idrato sodico &lt; 1% solfuro di carbonio &lt; 1 ppm idrogeno solforato libero 3 - 4 ppm.</text:p>
      <text:p text:style-name="P94"><text:span text:style-name="T11">13.28.3 </text:span><text:span text:style-name="T16">Attività di recupero:</text:span></text:p>
      <text:p text:style-name="P208">riutilizzo tal quale nell'industria conciaria in luogo del solfuro sodico 60 - 70% [R5].</text:p>
      <text:h text:style-name="P449" text:outline-level="1">13.29 Tipologia: </text:h>
      <text:p text:style-name="P70">Fluidi HALON compressi e liquefatti </text:p>
      <text:p text:style-name="P70">[160501]</text:p>
      <text:p text:style-name="P64"><text:span text:style-name="T47">[160504*]</text:span><text:span text:style-name="T46"> tipologia soppressa in quanto riferita a rifiuti pericolosi</text:span></text:p>
      <text:p text:style-name="P64"><text:span text:style-name="T21">13.29.1 </text:span><text:span text:style-name="T22">Provenienza: </text:span></text:p>
      <text:p text:style-name="P203">Attività di manutenzione e/o smantellamento di apparecchiature e impianti antincendio e di inertizzazione.</text:p>
      <text:p text:style-name="P64"><text:span text:style-name="T21">13.29.2 </text:span><text:span text:style-name="T22">Caratteristiche del rifiuto e valori limite delle sostanze pericolose:</text:span></text:p>
      <text:p text:style-name="P203">Fluidi HALON con contenuto di acqua &lt; 60 ppm, acidi &lt; 6 ppm, e particolato dai 30 ai 60 micron.</text:p>
      <text:p text:style-name="P64"><text:span text:style-name="T21">13.29.3 </text:span><text:span text:style-name="T22">Attività di recupero:</text:span></text:p>
      <text:p text:style-name="P86">Svuotamento delle bombole, filtrazione del particolato, rimozione del contenuto d'acqua e separazione dell'azoto [R3].</text:p>
      <text:p text:style-name="P64"><text:span text:style-name="T21">13.29.4 </text:span><text:span text:style-name="T22">Caratteristiche delle materie prime e/o dei prodotti ottenuti:</text:span></text:p>
      <text:p text:style-name="P86">Fluidi HALON con contenuto di acqua &lt; 20 ppm, acidi &lt; 2 ppm e particolato &lt; 30 micron, nelle forme usualmente commercializzate.</text:p>
      <text:p text:style-name="P59"><text:span text:style-name="T17">14. RIFIUTI RECUPERABILI DA RSU E DA RIFIUTI SPECIALI NON PERICOLOSI </text:span><text:span text:style-name="T30">ASSIMILATI</text:span><text:span text:style-name="T17"> PER LA PRODUZIONE DI CDR</text:span></text:p>
      <text:p text:style-name="P1"/>
      <text:h text:style-name="TIpologia" text:outline-level="1">14.1 Tipologia: </text:h>
      <text:p text:style-name="P64"><text:span text:style-name="T11">rifiuti solidi urbani </text:span><text:span text:style-name="T29">ed assimilati</text:span><text:span text:style-name="T11"> </text:span><text:span text:style-name="T14">o speciali non pericolosi</text:span><text:span text:style-name="T11"> ad esclusione delle frazioni derivanti da raccolta differenziata </text:span></text:p>
      <text:p text:style-name="P64"><text:span text:style-name="T21">[150101] [150102] [150103] [150105] [150106] [170201] [170203] [160103]</text:span><text:span text:style-name="T11"> </text:span><text:span text:style-name="T21">[160105]</text:span></text:p>
      <text:p text:style-name="P73">[150101] [150102] [150103] [150105] [150106] [160103] [160119] [170201] [170203] [200203] [200301]</text:p>
      <text:p text:style-name="P91"><text:span text:style-name="T11">14.1.1 </text:span><text:span text:style-name="T16">Provenienza: </text:span></text:p>
      <text:p text:style-name="Rientro_20_corpo_20_del_20_testo_20_3">raccolta di RSU <text:span text:style-name="T28">e di assimilati</text:span><text:span text:style-name="T26"> raccolta finalizzata di rifiuti speciali non pericolosi e impianti di trattamento meccanico di rifiuti</text:span></text:p>
      <text:p text:style-name="P206">(N.d.r.: il D.M. 186 fissa la sostituzione al punto 14.1.1 delle parole «ed assimilati», ma in realtà le parole ivi contenute sono “e di assimilati”)</text:p>
      <text:p text:style-name="P91"><text:span text:style-name="T11">14.1.2 </text:span><text:span text:style-name="T16">Caratteristiche del rifiuto: </text:span></text:p>
      <text:p text:style-name="Rientro_20_corpo_20_del_20_testo_20_3">rifiuti solidi urbani ed assimilati dopo separazione delle frazioni destinate a recupero di materia attuata mediante raccolta differenziata. <text:span text:style-name="T28">Nella produzione di combustibile derivato da rifiuti (CDR) è ammesso per una percentuale massima del 50% in peso l'impiego di rifiuti dichiarati assimilati agli effetti di tale recupero costituiti da:</text:span></text:p>
      <text:p text:style-name="P123"><text:s/>- plastiche non clorurate</text:p>
      <text:p text:style-name="P123"><text:s/>- poliaccoppiati</text:p>
      <text:p text:style-name="P123"><text:s/>- gomme sintetiche non clorurate</text:p>
      <text:p text:style-name="P123"><text:s/>- resine e fibre artificiali e sintetiche con contenuto di Cl &lt; a 0,5% in massa;</text:p>
      <text:p text:style-name="P123"><text:s/>- pneumatici fuori uso.</text:p>
      <text:p text:style-name="P91"><text:span text:style-name="T11">14.1.3 </text:span><text:span text:style-name="T16">Attività di recupero:</text:span></text:p>
      <text:p text:style-name="Rientro_20_corpo_20_del_20_testo_20_3">produzione di combustibile derivato da rifiuti (CDR) <text:span text:style-name="T26">[R3] conformi alle norme tecniche UNI 9903-1 </text:span>ottenuto attraverso cicli di lavorazione che ne garantiscano un adeguato potere calorifico, riducano la presenza di materiale metallico, vetri, inerti, materiale putrescibile, contenuto di umidità e di sostanze pericolose in particolare ai fini della combustione; <text:span text:style-name="T28">separazione; trattamento: triturazione</text:span><text:span text:style-name="T26"> selezione, triturazione, vagliatura e/o trattamento fisico meccanico (presso estrusione) ed</text:span> eventuali trattamenti di essiccamento, addensamento e pellettizzazione.</text:p>
      <text:p text:style-name="P204">Il combustibile derivato da rifiuti deve avere le caratteristiche individuate alla voce 1 dell'allegato 3 al presente D.M.. L'utilizzo del CDR è, comunque, soggetto alle procedure di cui agli artt. 31 e 33 del decreto legislativo 5 febbraio 1997, n. 22.</text:p>
      <text:p text:style-name="Rientro_20_corpo_20_del_20_testo_20_3">Le fasi di ricevimento, stoccaggio, selezione dei rifiuti e produzione di CDR devono avvenire in ambiente chiuso, i punti di emissione in atmosfera devono essere dotati di sistemi per minimizzare gli odori che utilizzino le migliori tecnologie disponibili e di idonei impianti per l'abbattimento degli altri inquinanti fino ai limiti di emissione del DPR 24 maggio 1988, n. 203. Per le polveri il limite è fissato a 10 mg/Nm<text:span text:style-name="T56">3</text:span>. Le aree di ricevimento, stoccaggio, eventuale selezione e produzione di CDR, comprese quelle eventuali per l'essiccamento e l'addensamento del rifiuto devono disporre di pavimentazione impermeabilizzata e di sistemi di raccolta di eventuale percolato.</text:p>
      <text:p text:style-name="Rientro_20_corpo_20_del_20_testo_20_3">L'impianto deve disporre di aree separate per lo stoccaggio delle frazioni di rifiuti risultanti dalle eventuali operazioni di selezione.</text:p>
      <text:p text:style-name="Rientro_20_corpo_20_del_20_testo_20_3">L'area dell'impianto deve essere recintata.</text:p>
      <text:p text:style-name="Rientro_20_corpo_20_del_20_testo_20_3"/>
      <table:table table:name="Tabella147" table:style-name="Tabella147">
        <table:table-column table:style-name="Tabella147.A"/>
        <table:table-column table:style-name="Tabella147.B"/>
        <table:table-column table:style-name="Tabella147.C"/>
        <table:table-column table:style-name="Tabella147.D"/>
        <table:table-row table:style-name="Tabella147.1">
          <table:table-cell table:style-name="Tabella147.A1" office:value-type="string">
            <text:p text:style-name="P331">Attività di recupero</text:p>
          </table:table-cell>
          <table:table-cell table:style-name="Tabella147.A1" office:value-type="string">
            <text:p text:style-name="P331">Codice Rifiuto</text:p>
          </table:table-cell>
          <table:table-cell table:style-name="Tabella147.A1" office:value-type="string">
            <text:p text:style-name="P331">Descrizione</text:p>
          </table:table-cell>
          <table:table-cell table:style-name="Tabella147.D1" office:value-type="string">
            <text:p text:style-name="P331">Quantità (t/a)</text:p>
          </table:table-cell>
        </table:table-row>
        <text:soft-page-break/>
        <table:table-row table:style-name="Tabella147.1">
          <table:table-cell table:style-name="Tabella147.A2" office:value-type="string">
            <text:p text:style-name="P334">Messa in riserva</text:p>
          </table:table-cell>
          <table:table-cell table:style-name="Tabella147.A2" office:value-type="string">
            <text:p text:style-name="P334">[070213] [150101] [150102] [150103] [150105] [150106] [160103] [160119] [170201] [170203] [190501] [191201] [191204] [191210] [191212] [200203] [200301]</text:p>
          </table:table-cell>
          <table:table-cell table:style-name="Tabella147.A2" office:value-type="string">
            <text:p text:style-name="P334">Rifiuti solidi urbani o speciali non pericolosi ad esclusione delle frazioni dervanti da raccolta differenziata</text:p>
          </table:table-cell>
          <table:table-cell table:style-name="Tabella147.D2" office:value-type="string">
            <text:p text:style-name="P335">7.000</text:p>
          </table:table-cell>
        </table:table-row>
        <table:table-row table:style-name="Tabella147.1">
          <table:table-cell table:style-name="Tabella147.A2" office:value-type="string">
            <text:p text:style-name="P334">Produzione di combustibile derivato dai rifiuti (CDR)</text:p>
          </table:table-cell>
          <table:table-cell table:style-name="Tabella147.A2" office:value-type="string">
            <text:p text:style-name="P334">[070213] [150101] [150102] [150103] [150105] [150106] [160103] [160119] [170201] [170203] [190501] [191201] [191204] [191210] [191212] [200203] [200301]</text:p>
          </table:table-cell>
          <table:table-cell table:style-name="Tabella147.A2" office:value-type="string">
            <text:p text:style-name="P334">Rifiuti solidi urbani o speciali non pericolosi ad esclusione delle frazioni derivanti da raccolta differenziata</text:p>
          </table:table-cell>
          <table:table-cell table:style-name="Tabella147.D2" office:value-type="string">
            <text:p text:style-name="P335">80.000</text:p>
          </table:table-cell>
        </table:table-row>
      </table:table>
      <text:p text:style-name="P1"/>
      <text:p text:style-name="P60">15 RIFIUTI RECUPERABILI MEDIANTE PROCEDIMENTI DI DIGESTIONE ANAEROBICA</text:p>
      <text:p text:style-name="P1"/>
      <text:h text:style-name="TIpologia" text:outline-level="1">15.1 Tipologia:</text:h>
      <text:p text:style-name="P65">frazione organica da RSU e rifiuti speciali non pericolosi a matrice organica, recuperabili con processi di digestione anaerobica </text:p>
      <text:p text:style-name="P64"><text:span text:style-name="T21">[020106] [020204] [020305] [020403] [020502] [020603] [020702] [020705]</text:span><text:span text:style-name="T11"> </text:span><text:span text:style-name="T21">[030306] [190805] [200302] [200201] [200108]</text:span></text:p>
      <text:p text:style-name="P73">[020106] [020204] [020305] [020403] [020502] [020603] [020702] [020705] [030309] [030310] [030311] [190805] [200108] [200201] [200302]</text:p>
      <text:p text:style-name="P91"><text:span text:style-name="T11">15.1.1 </text:span><text:span text:style-name="T16">Provenienza: </text:span></text:p>
      <text:p text:style-name="Rientro_20_corpo_20_del_20_testo_20_3">raccolta differenziata di frazione umida dei rifiuti urbani e raccolta selettiva dei rifiuti speciali non pericolosi assimilati a matrice organica.</text:p>
      <text:p text:style-name="P91"><text:span text:style-name="T11">15.1.2 </text:span><text:span text:style-name="T16">Caratteristiche del rifiuto: </text:span></text:p>
      <text:p text:style-name="Rientro_20_corpo_20_del_20_testo_20_3">frazione organica da rifiuti urbani e speciali non pericolosi assimilati a matrice organica.</text:p>
      <text:p text:style-name="P91"><text:span text:style-name="T11">15.1.3 </text:span><text:span text:style-name="T16">Attività di recupero:</text:span></text:p>
      <text:p text:style-name="Rientro_20_corpo_20_del_20_testo_20_3">produzione di biogas <text:span text:style-name="T26">[R3] </text:span>mediante:</text:p>
      <text:p text:style-name="Rientro_20_corpo_20_del_20_testo_20_3">- processo di digestione anaerobica previo eventuale trattamento di separazione dei materiali indesiderabili finalizzato a ottenere una matrice con contenuto di materiali indesiderabili massimo pari la 5% in peso sul tal quale e triturazione;</text:p>
      <text:p text:style-name="Rientro_20_corpo_20_del_20_testo_20_3">Si intende per digestione anaerobica il processo di trasformazione della sostanza organica da condursi in reattori chiusi (digestori), in completa assenza di ossigeno (anaerobiosi) con formazione di un gas costituito prevalentemente da CH<text:span text:style-name="T60">4</text:span> e CO<text:span text:style-name="T60">2</text:span> (biogas).</text:p>
      <text:p text:style-name="Rientro_20_corpo_20_del_20_testo_20_3">Le fasi di ricevimento, stoccaggio, selezione della frazione organica e produzione di biogas devono avvenire in ambiente chiuso; 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52">3</text:span>. L'impianto deve disporre di aree separate per lo stoccaggio delle frazioni di rifiuti risultanti dalle eventuali operazioni di selezione. L'area dell'impianto deve essere recintata. Il biogas derivato deve essere trattato per l'abbattimento del contenuto di particolato, HCl, H<text:span text:style-name="T60">2</text:span>S, NH<text:span text:style-name="T60">3</text:span> e deve avere le caratteristiche individuate <text:span text:style-name="T28">alla voce 2 dell'allegato 3 al presente D.M.</text:span><text:span text:style-name="T26"> alla voce 2 dell'allegato 2, suballegato 1 al presente decreto ministeriale</text:span>: il suo utilizzo è, comunque, soggetto alle procedure di cui agli artt. 31 e 33 del decreto legislativo 5 febbraio 1997, n. 22 e successive modifiche e integrazioni.</text:p>
      <text:p text:style-name="Rientro_20_corpo_20_del_20_testo_20_3"/>
      <table:table table:name="Tabella148" table:style-name="Tabella148">
        <table:table-column table:style-name="Tabella148.A"/>
        <table:table-column table:style-name="Tabella148.B"/>
        <table:table-column table:style-name="Tabella148.C"/>
        <table:table-column table:style-name="Tabella148.D"/>
        <table:table-row table:style-name="Tabella148.1">
          <table:table-cell table:style-name="Tabella148.A1" office:value-type="string">
            <text:p text:style-name="P331">Attività di recupero</text:p>
          </table:table-cell>
          <table:table-cell table:style-name="Tabella148.A1" office:value-type="string">
            <text:p text:style-name="P331">Codice Rifiuto</text:p>
          </table:table-cell>
          <table:table-cell table:style-name="Tabella148.A1" office:value-type="string">
            <text:p text:style-name="P331">Descrizione</text:p>
          </table:table-cell>
          <table:table-cell table:style-name="Tabella148.D1" office:value-type="string">
            <text:p text:style-name="P331">Quantità (t/a)</text:p>
          </table:table-cell>
        </table:table-row>
        <table:table-row table:style-name="Tabella148.1">
          <table:table-cell table:style-name="Tabella148.A2" office:value-type="string">
            <text:p text:style-name="P334">Messa in riserva</text:p>
          </table:table-cell>
          <table:table-cell table:style-name="Tabella148.A2" office:value-type="string">
            <text:p text:style-name="P334">[020106] [020204] [020305] [020403] [020502] [020603] [020702] [020705] [030309] [030310] [030311] [190805] [200108] [200201] [200302]</text:p>
          </table:table-cell>
          <table:table-cell table:style-name="Tabella148.A2" office:value-type="string">
            <text:p text:style-name="P334">Frazione organica da RSU e rifiuti speciali non pericolosi a matrice organica, recuperabili con processi di digestione anaerobica</text:p>
          </table:table-cell>
          <table:table-cell table:style-name="Tabella148.D2" office:value-type="string">
            <text:p text:style-name="P335">1.640</text:p>
          </table:table-cell>
        </table:table-row>
        <table:table-row table:style-name="Tabella148.1">
          <table:table-cell table:style-name="Tabella148.A2" office:value-type="string">
            <text:p text:style-name="P334">Produzione di biogas</text:p>
          </table:table-cell>
          <table:table-cell table:style-name="Tabella148.A2" office:value-type="string">
            <text:p text:style-name="P334">[020106] [020204] [020305] [020403] [020502] [020603] [020702] [020705] [030309] [030310] [030311] [190805] [200108] [200201] [200302]</text:p>
          </table:table-cell>
          <table:table-cell table:style-name="Tabella148.A2" office:value-type="string">
            <text:p text:style-name="P334">Frazione organica da RSU e rifiuti speciali non pericolosi a matrice organica, recuperabili con processi di digestione anaerobica</text:p>
          </table:table-cell>
          <table:table-cell table:style-name="Tabella148.D2" office:value-type="string">
            <text:p text:style-name="P335">10.000</text:p>
          </table:table-cell>
        </table:table-row>
      </table:table>
      <text:p text:style-name="P1"/>
      <text:p text:style-name="P60">16. RIFIUTI COMPOSTABILI</text:p>
      <text:p text:style-name="P1"/>
      <text:h text:style-name="TIpologia" text:outline-level="1">16.1 Tipologia: </text:h>
      <text:p text:style-name="P65">rifiuti compostabili per la produzione di compost di qualità costituiti da:</text:p>
      <text:p text:style-name="P65">a) frazione organica dei rifiuti solidi urbani raccolta separatamente </text:p>
      <text:p text:style-name="P70">[200108] [200302];</text:p>
      <text:p text:style-name="P65">[200108] [200302];</text:p>
      <text:p text:style-name="P65">b) Rifiuti vegetali di coltivazioni agricole </text:p>
      <text:p text:style-name="P70">[020103];</text:p>
      <text:p text:style-name="P65">[020103];</text:p>
      <text:p text:style-name="P65">c) segatura, trucioli, frammenti di legno, di sughero </text:p>
      <text:p text:style-name="P70">[030102] [030101] [030103] [030301];</text:p>
      <text:p text:style-name="P65">[030101] [030105] [030301]</text:p>
      <text:p text:style-name="P65">d) Rifiuti vegetali derivanti da attività agro - industriali </text:p>
      <text:p text:style-name="P70">[020304] [020501] [020701] [020702] [020704];</text:p>
      <text:p text:style-name="P65">[020304] [020501] [020701] [020702] [020704];</text:p>
      <text:p text:style-name="P65">e) Rifiuti tessili di origine vegetale: cascami e scarti di cotone, cascami e scarti di lino, cascami e scarti di iuta, cascami e scarti di canapa </text:p>
      <text:p text:style-name="P70">[040201];</text:p>
      <text:p text:style-name="P65">[040221];</text:p>
      <text:p text:style-name="P65">f) Rifiuti tessili di origine animale cascami e scarti di lana, cascami e scarti di seta </text:p>
      <text:p text:style-name="P70">[040202];</text:p>
      <text:p text:style-name="P65">[040221];</text:p>
      <text:p text:style-name="P65">g) deiezioni animali da sole o in miscela con materiale di lettiera o frazioni della stessa ottenute attraverso processi di separazione </text:p>
      <text:p text:style-name="P70">[020106];</text:p>
      <text:p text:style-name="P65">[020106];</text:p>
      <text:p text:style-name="P65">h) scarti di legno non impregnato </text:p>
      <text:p text:style-name="P70">[150103] [200107] [030101] [030199];</text:p>
      <text:p text:style-name="P65">[030101] [030199] [150103] [200138];</text:p>
      <text:p text:style-name="P65">i) carta e cartone nelle forme usualmente commercializzate </text:p>
      <text:p text:style-name="P70">[200101] [150101];</text:p>
      <text:p text:style-name="P65">[150101] [200101];</text:p>
      <text:p text:style-name="P65">j) fibra e fanghi di carta</text:p>
      <text:p text:style-name="P70">[030306];</text:p>
      <text:p text:style-name="P66">[030309] [030310] [030311]</text:p>
      <text:p text:style-name="P69">k) contenuto dei prestomaci </text:p>
      <text:p text:style-name="P72">[020102];</text:p>
      <text:p text:style-name="P69">[020102]</text:p>
      <text:p text:style-name="P65">l) Rifiuti ligneo cellulosici derivanti dalla manutenzione del verde ornamentale </text:p>
      <text:p text:style-name="P70">[200201];</text:p>
      <text:p text:style-name="P64"><text:span text:style-name="T29">[200101] </text:span><text:span text:style-name="T14">[200201]</text:span></text:p>
      <text:p text:style-name="P65">m) fanghi di depurazione, fanghi di depurazione delle industrie alimentari </text:p>
      <text:p text:style-name="P64"><text:span text:style-name="T21">[190804] [190805] [020201] [020204] [020301] [020305] [020403] [020502]</text:span><text:span text:style-name="T11"> </text:span><text:span text:style-name="T21">[020603] [020705] [030302] [040107] [190602];</text:span></text:p>
      <text:p text:style-name="P65">[020201] [020204] [020301] [020305] [020403] [020502] [020603] [020705] [030302] [040107] [190605] [190606] [190805] [190812] [190814]</text:p>
      <text:p text:style-name="P65">n) ceneri di combustione di sanse esauste e di scarti vegetali con le caratteristiche di cui al punto 18.11 </text:p>
      <text:p text:style-name="P70">[100101] [100102] [100103].</text:p>
      <text:p text:style-name="P65">[100101] [100102] [100103] [100115] [100117];</text:p>
      <text:p text:style-name="P91"><text:span text:style-name="T11">16.1.1 </text:span><text:span text:style-name="T16">Provenienza: </text:span></text:p>
      <text:p text:style-name="Rientro_20_corpo_20_del_20_testo_20_3">I rifiuti di cui al punto 16.1 devono derivare rispettivamente da:</text:p>
      <text:p text:style-name="Rientro_20_corpo_20_del_20_testo_20_3">a) frazione umida derivante da raccolta differenziata di RSU;</text:p>
      <text:p text:style-name="P101"><text:soft-page-break/>b) coltivazione e raccolta dei prodotti agricoli;</text:p>
      <text:p text:style-name="P101">c) attività forestali e lavorazione del legno vergine;</text:p>
      <text:p text:style-name="P101">d) lavorazione dei prodotti agricoli;</text:p>
      <text:p text:style-name="P101">e) e f) preparazione filatura, tessitura di fibre tessili vegetali ed animali;</text:p>
      <text:p text:style-name="P101">g) allevamenti zootecnici e industria di trasformazione alimentare;</text:p>
      <text:p text:style-name="P101">h) fabbricazione di manufatti di legno non impregnato, imballaggi, legno non impregnato (cassette, pallets);</text:p>
      <text:p text:style-name="P101">i) e j) industria della carta;</text:p>
      <text:p text:style-name="P122">k) industria della macellazione;</text:p>
      <text:p text:style-name="P101">l) manutenzione del verde ornamentale;</text:p>
      <text:p text:style-name="P101">m) impianti di depurazione, impianti di depurazione dell'industria alimentare;</text:p>
      <text:p text:style-name="P101">n) impianti dedicati di combustione di sanse esauste e di scarti vegetali.</text:p>
      <text:p text:style-name="P91"><text:span text:style-name="T11">16.1.2. </text:span><text:span text:style-name="T16">Caratteristiche del rifiuto: </text:span></text:p>
      <text:p text:style-name="Rientro_20_corpo_20_del_20_testo_20_3">I rifiuti di cui al punto 16.1 devono avere rispettivamente le seguenti caratteristiche: </text:p>
      <text:p text:style-name="P101">a) il rifiuto deve essere costituito unicamente dalla frazione umida separata prima della raccolta degli RSU, esente da rifiuti pericolosi;</text:p>
      <text:p text:style-name="P101">b) il rifiuto deve derivare dalle ordinarie pratiche agricole;</text:p>
      <text:p text:style-name="P101">c) il rifiuto deve derivare dalla ordinarie pratiche forestali, da lavorazioni con trattamenti fisici o termici;</text:p>
      <text:p text:style-name="P101">d) il rifiuto deve derivare da lavorazione con trattamenti fisici o termici senza impiego di sostanze denaturanti;</text:p>
      <text:p text:style-name="P101">e) e f) i rifiuti non devono essere trattati con coloranti o comunque con sostanze tossiche;</text:p>
      <text:p text:style-name="P101">h) il rifiuto non deve provenire da lavorazioni che prevedono l'impiego di trattamenti chimici.</text:p>
      <text:p text:style-name="P101">i) e j) il rifiuto non deve essere costituito da carta e cartone per usi speciali trattata o spalmata con prodotti chimici diversi da quelli normalmente utilizzati nell'impasto cartaceo (carte autocopianti, termocopianti, accoppiati, poliaccoppiati, carte catramate, ecc.);</text:p>
      <text:p text:style-name="P122">k) l'impiego dei rifiuti da macellazione è limitato a quelli definiti "a basso rischio" ai sensi dell'art. 2, comma 3 del decreto legislativo 14 dicembre 1992, n. 508;</text:p>
      <text:p text:style-name="P101">l) il rifiuto deve essere costituito unicamente dalla frazione ligno - cellulosica derivante dalla manutenzione del verde ornamentale, escluso il materiale proveniente dallo spazzamento delle strade;</text:p>
      <text:p text:style-name="P101">m) i fanghi devono avere caratteristiche conformi a quelle previste all'allegato IB del decreto legislativo 27 gennaio 1992, n. 99; possono essere utilizzati in misura non superiore al 35% sulla sostanza secca nella preparazione della miscela di partenza. Tale percentuale può essere elevata al 50% per i fanghi derivanti da impianti di deputazione delle industrie alimentari.</text:p>
      <text:p text:style-name="P101">n) le ceneri devono avere caratteristiche conformi al punto 18.11.2.</text:p>
      <text:p text:style-name="P91"><text:span text:style-name="T11">16.1.3. </text:span><text:span text:style-name="T16">Attività di recupero:</text:span></text:p>
      <text:p text:style-name="Rientro_20_corpo_20_del_20_testo_20_3">compostaggio attraverso un processo di trasformazione biologica aerobica delle matrici che evolve attraverso uno stadio termofilo e porta alla stabilizzazione ed umificazione della sostanza organica <text:span text:style-name="T26">[R3]</text:span>.</text:p>
      <text:p text:style-name="Rientro_20_corpo_20_del_20_testo_20_3">Il processo deve essere condotto in modo da assicurare:</text:p>
      <text:p text:style-name="Rientro_20_corpo_20_del_20_testo_20_3"><text:s/>- il controllo dei rapporti di miscelazione e delle caratteristiche chimico fisiche delle matrici organiche di partenza;</text:p>
      <text:p text:style-name="Rientro_20_corpo_20_del_20_testo_20_3"><text:s/>- il controllo della temperatura di processo;</text:p>
      <text:p text:style-name="Rientro_20_corpo_20_del_20_testo_20_3"><text:s/>- un apporto di ossigeno sufficiente a mantenere le condizioni aerobiche della massa.</text:p>
      <text:p text:style-name="Rientro_20_corpo_20_del_20_testo_20_3">La durata del processo non deve essere inferiore a 90 giorni comprendenti una fase di bio - ossidazione accelerata durante la quale viene assicurato un apporto <text:soft-page-break/>di ossigeno alla massa mediante rivoltamento e/o aerazione, seguito da una fase di maturazione in cumulo. La temperatura deve essere mantenuta per almeno tre giorni oltre i 55 °C. La fase di stoccaggio delle matrici e la fase di bio - ossidazione accelerata devono avvenire in ambiente confinato, ottenibile anche con coperture o paratie mobili, per il contenimento di polveri e di odori il cui controllo deve essere garantito tramite idonee misure e sistemi di abbattimento: tali disposizioni non sono obbligatorie per gli impianti che trattano unicamente le tipologie di cui alle lettere b), c) h) e l) del punto 16.1; tali impianti devono comunque assicurare il contenimento di polveri durante l'eventuale fase di triturazione. Le fasi di stoccaggio delle matrici, di bio - ossidazione accelerata, di post maturazione e di deposito del prodotto finito devono avvenire su superfici impermeabilizzate, dotate di sistemi di drenaggio e di raccolta delle acque reflue di processo, da inviare a depurazione o da riutilizzare nel ciclo di compostaggio. Per gli impianti che trattano solo le tipologie di cui alle lettere c), h) e l) tali disposizioni non sono obbligatorie qualora abbiano una capacità annua di trattamento inferiore a 1000 t di rifiuti.</text:p>
      <text:p text:style-name="P91"><text:span text:style-name="T11">16.1.4 </text:span><text:span text:style-name="T16">Caratteristiche delle materie prime e/o dei prodotti ottenuti:</text:span></text:p>
      <text:p text:style-name="Rientro_20_corpo_20_del_20_testo_20_3">Compost con le caratteristiche indicate negli allegati alla legge 19 ottobre 1984, n.748.</text:p>
      <text:p text:style-name="P1"/>
      <table:table table:name="Tabella149" table:style-name="Tabella149">
        <table:table-column table:style-name="Tabella149.A"/>
        <table:table-column table:style-name="Tabella149.B"/>
        <table:table-column table:style-name="Tabella149.C"/>
        <table:table-column table:style-name="Tabella149.D"/>
        <table:table-row table:style-name="Tabella149.1">
          <table:table-cell table:style-name="Tabella149.A1" office:value-type="string">
            <text:p text:style-name="P331">Attività di recupero</text:p>
          </table:table-cell>
          <table:table-cell table:style-name="Tabella149.A1" office:value-type="string">
            <text:p text:style-name="P331">Codice Rifiuto</text:p>
          </table:table-cell>
          <table:table-cell table:style-name="Tabella149.A1" office:value-type="string">
            <text:p text:style-name="P331">Descrizione</text:p>
          </table:table-cell>
          <table:table-cell table:style-name="Tabella149.D1" office:value-type="string">
            <text:p text:style-name="P331">Quantità (t/a)</text:p>
          </table:table-cell>
        </table:table-row>
        <table:table-row table:style-name="Tabella149.1">
          <table:table-cell table:style-name="Tabella149.A2" office:value-type="string">
            <text:p text:style-name="P334">Produzione di compost di qualità</text:p>
            <text:p text:style-name="P333">lett. a)</text:p>
          </table:table-cell>
          <table:table-cell table:style-name="Tabella149.A2" office:value-type="string">
            <text:p text:style-name="P334">[200108] [200302]</text:p>
          </table:table-cell>
          <table:table-cell table:style-name="Tabella149.A2" office:value-type="string">
            <text:p text:style-name="P334">Frazione organica dei rifiuti solidi urbani raccolta separatamente</text:p>
          </table:table-cell>
          <table:table-cell table:style-name="Tabella149.D2" office:value-type="string">
            <text:p text:style-name="P335">200</text:p>
          </table:table-cell>
        </table:table-row>
        <table:table-row table:style-name="Tabella149.1">
          <table:table-cell table:style-name="Tabella149.A2" office:value-type="string">
            <text:p text:style-name="P334">Messa in riserva</text:p>
            <text:p text:style-name="P333">lett. a)</text:p>
          </table:table-cell>
          <table:table-cell table:style-name="Tabella149.A2" office:value-type="string">
            <text:p text:style-name="P334">[200108] [200302]</text:p>
          </table:table-cell>
          <table:table-cell table:style-name="Tabella149.A2" office:value-type="string">
            <text:p text:style-name="P334">Frazione organica dei rifiuti solidi urbani raccolta separatamente</text:p>
          </table:table-cell>
          <table:table-cell table:style-name="Tabella149.D2" office:value-type="string">
            <text:p text:style-name="P335">4.600</text:p>
          </table:table-cell>
        </table:table-row>
        <table:table-row table:style-name="Tabella149.1">
          <table:table-cell table:style-name="Tabella149.A2" office:value-type="string">
            <text:p text:style-name="P334">Produzione di compost di qualità</text:p>
            <text:p text:style-name="P333">lett.b)</text:p>
          </table:table-cell>
          <table:table-cell table:style-name="Tabella149.A2" office:value-type="string">
            <text:p text:style-name="P334">[020103]</text:p>
          </table:table-cell>
          <table:table-cell table:style-name="Tabella149.A2" office:value-type="string">
            <text:p text:style-name="P334">Rifiuti vegetali di coltivazioni agricole</text:p>
          </table:table-cell>
          <table:table-cell table:style-name="Tabella149.D2" office:value-type="string">
            <text:p text:style-name="P335">500</text:p>
          </table:table-cell>
        </table:table-row>
        <table:table-row table:style-name="Tabella149.1">
          <table:table-cell table:style-name="Tabella149.A2" office:value-type="string">
            <text:p text:style-name="P334">Messa in riserva</text:p>
            <text:p text:style-name="P333">lett.b)</text:p>
          </table:table-cell>
          <table:table-cell table:style-name="Tabella149.A2" office:value-type="string">
            <text:p text:style-name="P334">[020103]</text:p>
          </table:table-cell>
          <table:table-cell table:style-name="Tabella149.A2" office:value-type="string">
            <text:p text:style-name="P334">Rifiuti vegetali di coltivazioni agricole</text:p>
          </table:table-cell>
          <table:table-cell table:style-name="Tabella149.D2" office:value-type="string">
            <text:p text:style-name="P335">500</text:p>
          </table:table-cell>
        </table:table-row>
        <table:table-row table:style-name="Tabella149.1">
          <table:table-cell table:style-name="Tabella149.A2" office:value-type="string">
            <text:p text:style-name="P334">Produzione di compost di qualità</text:p>
            <text:p text:style-name="P333">lett. c)</text:p>
          </table:table-cell>
          <table:table-cell table:style-name="Tabella149.A2" office:value-type="string">
            <text:p text:style-name="P334">[030101] [030105] [030301]</text:p>
          </table:table-cell>
          <table:table-cell table:style-name="Tabella149.A2" office:value-type="string">
            <text:p text:style-name="P334">Segatura, trucioli, frammenti di legno, di sughero</text:p>
          </table:table-cell>
          <table:table-cell table:style-name="Tabella149.D2" office:value-type="string">
            <text:p text:style-name="P335">200</text:p>
          </table:table-cell>
        </table:table-row>
        <table:table-row table:style-name="Tabella149.1">
          <table:table-cell table:style-name="Tabella149.A2" office:value-type="string">
            <text:p text:style-name="P334">Messa in riserva</text:p>
            <text:p text:style-name="P333">lett.c)</text:p>
          </table:table-cell>
          <table:table-cell table:style-name="Tabella149.A2" office:value-type="string">
            <text:p text:style-name="P334">[030101] [030105] [030301]</text:p>
          </table:table-cell>
          <table:table-cell table:style-name="Tabella149.A2" office:value-type="string">
            <text:p text:style-name="P334">Segatura, trucioli, frammenti di legno, di sughero</text:p>
          </table:table-cell>
          <table:table-cell table:style-name="Tabella149.D2" office:value-type="string">
            <text:p text:style-name="P335">1.500</text:p>
          </table:table-cell>
        </table:table-row>
        <table:table-row table:style-name="Tabella149.1">
          <table:table-cell table:style-name="Tabella149.A2" office:value-type="string">
            <text:p text:style-name="P334">Produzione di compost di qualità</text:p>
            <text:p text:style-name="P333">lett. d)</text:p>
          </table:table-cell>
          <table:table-cell table:style-name="Tabella149.A2" office:value-type="string">
            <text:p text:style-name="P334">[020304] [020501] [020701] [020702] [020704]</text:p>
          </table:table-cell>
          <table:table-cell table:style-name="Tabella149.A2" office:value-type="string">
            <text:p text:style-name="P334">Rifiuti vegetali derivanti da attività agro-industriali</text:p>
          </table:table-cell>
          <table:table-cell table:style-name="Tabella149.D2" office:value-type="string">
            <text:p text:style-name="P335">12.000</text:p>
          </table:table-cell>
        </table:table-row>
        <table:table-row table:style-name="Tabella149.1">
          <table:table-cell table:style-name="Tabella149.A2" office:value-type="string">
            <text:p text:style-name="P334">Messa in riserva</text:p>
            <text:p text:style-name="P333">lett.d)</text:p>
          </table:table-cell>
          <table:table-cell table:style-name="Tabella149.A2" office:value-type="string">
            <text:p text:style-name="P334">[020304] [020501] [020701] [020702] [020704]</text:p>
          </table:table-cell>
          <table:table-cell table:style-name="Tabella149.A2" office:value-type="string">
            <text:p text:style-name="P334">Rifiuti vegetali derivanti da attività agro-industriali</text:p>
          </table:table-cell>
          <table:table-cell table:style-name="Tabella149.D2" office:value-type="string">
            <text:p text:style-name="P335">1.000</text:p>
          </table:table-cell>
        </table:table-row>
        <table:table-row table:style-name="Tabella149.1">
          <table:table-cell table:style-name="Tabella149.A2" office:value-type="string">
            <text:p text:style-name="P334">Produzione di compost di qualità</text:p>
            <text:p text:style-name="P333">lett. e)</text:p>
          </table:table-cell>
          <table:table-cell table:style-name="Tabella149.A2" office:value-type="string">
            <text:p text:style-name="P334">[040221]</text:p>
          </table:table-cell>
          <table:table-cell table:style-name="Tabella149.A2" office:value-type="string">
            <text:p text:style-name="P334">Rifiuti tessili di origine vegetale: cascami e scarti di cotone, cascami e scarti di lino, cascami e scarti di iuta, cascami e scarti di canapa</text:p>
          </table:table-cell>
          <table:table-cell table:style-name="Tabella149.D2" office:value-type="string">
            <text:p text:style-name="P335">500</text:p>
          </table:table-cell>
        </table:table-row>
        <table:table-row table:style-name="Tabella149.1">
          <table:table-cell table:style-name="Tabella149.A2" office:value-type="string">
            <text:p text:style-name="P334">Messa in riserva</text:p>
            <text:p text:style-name="P333">lett.e)</text:p>
          </table:table-cell>
          <table:table-cell table:style-name="Tabella149.A2" office:value-type="string">
            <text:p text:style-name="P334">[040221]</text:p>
          </table:table-cell>
          <table:table-cell table:style-name="Tabella149.A2" office:value-type="string">
            <text:p text:style-name="P334">Rifiuti tessili di origine vegetale: cascami e scarti di cotone, cascami e scarti di lino, cascami e scarti di iuta, cascami e scarti di canapa</text:p>
          </table:table-cell>
          <table:table-cell table:style-name="Tabella149.D2" office:value-type="string">
            <text:p text:style-name="P335">500</text:p>
          </table:table-cell>
        </table:table-row>
        <table:table-row table:style-name="Tabella149.1">
          <table:table-cell table:style-name="Tabella149.A2" office:value-type="string">
            <text:p text:style-name="P334">Produzione di compost di qualità</text:p>
            <text:p text:style-name="P333">lett. f)</text:p>
          </table:table-cell>
          <table:table-cell table:style-name="Tabella149.A2" office:value-type="string">
            <text:p text:style-name="P334">[040221]</text:p>
          </table:table-cell>
          <table:table-cell table:style-name="Tabella149.A2" office:value-type="string">
            <text:p text:style-name="P334">Rifiuti tessili di origine animale: cascami e scarti di lana, cascami e scarti di seta</text:p>
          </table:table-cell>
          <table:table-cell table:style-name="Tabella149.D2" office:value-type="string">
            <text:p text:style-name="P335">500</text:p>
          </table:table-cell>
        </table:table-row>
        <table:table-row table:style-name="Tabella149.1">
          <table:table-cell table:style-name="Tabella149.A2" office:value-type="string">
            <text:p text:style-name="P334">Messa in riserva</text:p>
            <text:p text:style-name="P333">lett.f)</text:p>
          </table:table-cell>
          <table:table-cell table:style-name="Tabella149.A2" office:value-type="string">
            <text:p text:style-name="P334">[040221]</text:p>
          </table:table-cell>
          <table:table-cell table:style-name="Tabella149.A2" office:value-type="string">
            <text:p text:style-name="P334">Rifiuti tessili di origine animale: cascami e scarti di lana, cascami e scarti di seta</text:p>
          </table:table-cell>
          <table:table-cell table:style-name="Tabella149.D2" office:value-type="string">
            <text:p text:style-name="P335">500</text:p>
          </table:table-cell>
        </table:table-row>
        <table:table-row table:style-name="Tabella149.1">
          <table:table-cell table:style-name="Tabella149.A2" office:value-type="string">
            <text:p text:style-name="P334">Produzione di compost di qualità</text:p>
            <text:p text:style-name="P333">lett. g)</text:p>
          </table:table-cell>
          <table:table-cell table:style-name="Tabella149.A2" office:value-type="string">
            <text:p text:style-name="P334">[020106]</text:p>
          </table:table-cell>
          <table:table-cell table:style-name="Tabella149.A2" office:value-type="string">
            <text:p text:style-name="P334">Deiezioni animali da sole o in miscela con materiale di lettiera o frazioni della stessa ottenute attraverso processi di separazione</text:p>
          </table:table-cell>
          <table:table-cell table:style-name="Tabella149.D2" office:value-type="string">
            <text:p text:style-name="P335">100</text:p>
          </table:table-cell>
        </table:table-row>
        <text:soft-page-break/>
        <table:table-row table:style-name="Tabella149.1">
          <table:table-cell table:style-name="Tabella149.A2" office:value-type="string">
            <text:p text:style-name="P334">Messa in riserva</text:p>
            <text:p text:style-name="P333">lett.g)</text:p>
          </table:table-cell>
          <table:table-cell table:style-name="Tabella149.A2" office:value-type="string">
            <text:p text:style-name="P334">[020106]</text:p>
          </table:table-cell>
          <table:table-cell table:style-name="Tabella149.A2" office:value-type="string">
            <text:p text:style-name="P334">Deiezioni animali da sole o in miscela con materiale di lettiera o frazioni della stessa ottenute attraverso processi di separazione</text:p>
          </table:table-cell>
          <table:table-cell table:style-name="Tabella149.D2" office:value-type="string">
            <text:p text:style-name="P335">50</text:p>
          </table:table-cell>
        </table:table-row>
        <table:table-row table:style-name="Tabella149.1">
          <table:table-cell table:style-name="Tabella149.A2" office:value-type="string">
            <text:p text:style-name="P334">Produzione di compost di qualità</text:p>
            <text:p text:style-name="P333">lett. h)</text:p>
          </table:table-cell>
          <table:table-cell table:style-name="Tabella149.A2" office:value-type="string">
            <text:p text:style-name="P334">[030101] [030199] [150103] [200138]</text:p>
          </table:table-cell>
          <table:table-cell table:style-name="Tabella149.A2" office:value-type="string">
            <text:p text:style-name="P334">Scarti di legno non impregnato</text:p>
          </table:table-cell>
          <table:table-cell table:style-name="Tabella149.D2" office:value-type="string">
            <text:p text:style-name="P335">500</text:p>
          </table:table-cell>
        </table:table-row>
        <table:table-row table:style-name="Tabella149.1">
          <table:table-cell table:style-name="Tabella149.A2" office:value-type="string">
            <text:p text:style-name="P334">Messa in riserva</text:p>
            <text:p text:style-name="P333">lett.h)</text:p>
          </table:table-cell>
          <table:table-cell table:style-name="Tabella149.A2" office:value-type="string">
            <text:p text:style-name="P334">[030101] [030199] [150103] [200138]</text:p>
          </table:table-cell>
          <table:table-cell table:style-name="Tabella149.A2" office:value-type="string">
            <text:p text:style-name="P334">Scarti di legno non impregnato</text:p>
          </table:table-cell>
          <table:table-cell table:style-name="Tabella149.D2" office:value-type="string">
            <text:p text:style-name="P335">2.000</text:p>
          </table:table-cell>
        </table:table-row>
        <table:table-row table:style-name="Tabella149.1">
          <table:table-cell table:style-name="Tabella149.A2" office:value-type="string">
            <text:p text:style-name="P334">Produzione di compost di qualità</text:p>
            <text:p text:style-name="P333">lett. i)</text:p>
          </table:table-cell>
          <table:table-cell table:style-name="Tabella149.A2" office:value-type="string">
            <text:p text:style-name="P334">[150101] [200101]</text:p>
          </table:table-cell>
          <table:table-cell table:style-name="Tabella149.A2" office:value-type="string">
            <text:p text:style-name="P334">Carta e cartone nelle forme usualmente commercializzate</text:p>
          </table:table-cell>
          <table:table-cell table:style-name="Tabella149.D2" office:value-type="string">
            <text:p text:style-name="P335">100</text:p>
          </table:table-cell>
        </table:table-row>
        <table:table-row table:style-name="Tabella149.1">
          <table:table-cell table:style-name="Tabella149.A2" office:value-type="string">
            <text:p text:style-name="P334">Messa in riserva</text:p>
            <text:p text:style-name="P333">lett. i)</text:p>
          </table:table-cell>
          <table:table-cell table:style-name="Tabella149.A2" office:value-type="string">
            <text:p text:style-name="P334">[150101] [200101]</text:p>
          </table:table-cell>
          <table:table-cell table:style-name="Tabella149.A2" office:value-type="string">
            <text:p text:style-name="P334">Carta e cartone nelle forme usualmente commercializzate</text:p>
          </table:table-cell>
          <table:table-cell table:style-name="Tabella149.D2" office:value-type="string">
            <text:p text:style-name="P335">500</text:p>
          </table:table-cell>
        </table:table-row>
        <table:table-row table:style-name="Tabella149.1">
          <table:table-cell table:style-name="Tabella149.A2" office:value-type="string">
            <text:p text:style-name="P334">Messa in riserva</text:p>
            <text:p text:style-name="P333">lett. j)</text:p>
          </table:table-cell>
          <table:table-cell table:style-name="Tabella149.A2" office:value-type="string">
            <text:p text:style-name="P334">[030309] [030310] [030311]</text:p>
          </table:table-cell>
          <table:table-cell table:style-name="Tabella149.A2" office:value-type="string">
            <text:p text:style-name="P334">Fibra e fanghi di carta</text:p>
          </table:table-cell>
          <table:table-cell table:style-name="Tabella149.D2" office:value-type="string">
            <text:p text:style-name="P335">500</text:p>
          </table:table-cell>
        </table:table-row>
        <table:table-row table:style-name="Tabella149.1">
          <table:table-cell table:style-name="Tabella149.A2" office:value-type="string">
            <text:p text:style-name="P334">Produzione di compost di qualità</text:p>
            <text:p text:style-name="P333">lett. l)</text:p>
          </table:table-cell>
          <table:table-cell table:style-name="Tabella149.A2" office:value-type="string">
            <text:p text:style-name="P334">[200201]</text:p>
          </table:table-cell>
          <table:table-cell table:style-name="Tabella149.A2" office:value-type="string">
            <text:p text:style-name="P334">Rifiuti ligneo cellulosici derivanti dalla manutenzione del verde</text:p>
          </table:table-cell>
          <table:table-cell table:style-name="Tabella149.D2" office:value-type="string">
            <text:p text:style-name="P335">7.500</text:p>
          </table:table-cell>
        </table:table-row>
        <table:table-row table:style-name="Tabella149.1">
          <table:table-cell table:style-name="Tabella149.A2" office:value-type="string">
            <text:p text:style-name="P334">Messa in riserva</text:p>
            <text:p text:style-name="P333">lett. l)</text:p>
          </table:table-cell>
          <table:table-cell table:style-name="Tabella149.A2" office:value-type="string">
            <text:p text:style-name="P334">[200201]</text:p>
          </table:table-cell>
          <table:table-cell table:style-name="Tabella149.A2" office:value-type="string">
            <text:p text:style-name="P334">Rifiuti ligneo cellulosici derivanti dalla manutenzione del verde</text:p>
          </table:table-cell>
          <table:table-cell table:style-name="Tabella149.D2" office:value-type="string">
            <text:p text:style-name="P335">10.000</text:p>
          </table:table-cell>
        </table:table-row>
        <table:table-row table:style-name="Tabella149.1">
          <table:table-cell table:style-name="Tabella149.A2" office:value-type="string">
            <text:p text:style-name="P334">Produzione di compost di qualità</text:p>
            <text:p text:style-name="P333">lett. m)</text:p>
          </table:table-cell>
          <table:table-cell table:style-name="Tabella149.A2" office:value-type="string">
            <text:p text:style-name="P334">[020201] [020204] [020301] [020305] [020403] [020502] [020603] [020705] [030302] [040107] [190605] [190606] [190805] [190812] [190814]</text:p>
          </table:table-cell>
          <table:table-cell table:style-name="Tabella149.A2" office:value-type="string">
            <text:p text:style-name="P334">Fanghi di depurazione delle industrie alimentari</text:p>
          </table:table-cell>
          <table:table-cell table:style-name="Tabella149.D2" office:value-type="string">
            <text:p text:style-name="P335">22.500</text:p>
          </table:table-cell>
        </table:table-row>
        <table:table-row table:style-name="Tabella149.1">
          <table:table-cell table:style-name="Tabella149.A2" office:value-type="string">
            <text:p text:style-name="P334">Produzione di compost di qualità</text:p>
            <text:p text:style-name="P333">lett. n)</text:p>
          </table:table-cell>
          <table:table-cell table:style-name="Tabella149.A2" office:value-type="string">
            <text:p text:style-name="P334">[100101] [100102] [100103] [100115] [100117]</text:p>
          </table:table-cell>
          <table:table-cell table:style-name="Tabella149.A2" office:value-type="string">
            <text:p text:style-name="P334">Ceneri di combustione di sanse esauste e di scarti vegetali con le caratteristiche di cui al punto 18.11</text:p>
          </table:table-cell>
          <table:table-cell table:style-name="Tabella149.D2" office:value-type="string">
            <text:p text:style-name="P335">5.000</text:p>
          </table:table-cell>
        </table:table-row>
      </table:table>
      <text:p text:style-name="P60">17. RIFIUTI RECUPERABILI CON PROCESSI DI PIROLISI E GASSIFICAZIONE</text:p>
      <text:p text:style-name="P1"/>
      <text:h text:style-name="P446" text:outline-level="1">17.1 Tipologia: </text:h>
      <text:p text:style-name="P69">rifiuti solidi urbani ed assimilati ad esclusione delle frazioni omogenee derivanti da raccolta differenziata, combustibile da rifiuti (CDR) di cui al precedente punto 14 </text:p>
      <text:p text:style-name="P81"><text:span text:style-name="T21">[150101] [150102] [150103] [150105] [150106] [170201] [170203] [160103]</text:span><text:span text:style-name="T11"> </text:span><text:span text:style-name="T21">[160105]</text:span></text:p>
      <text:p text:style-name="P68">[150101] [150102] [150103] [150105] [150106] [160103] [160119] [170201] [170203] [191210] [200203] [200301]</text:p>
      <text:p text:style-name="P94"><text:span text:style-name="T11">17.1.1 </text:span><text:span text:style-name="T16">Provenienza: </text:span></text:p>
      <text:p text:style-name="P208">raccolta di RSU e assimilati, ovvero impianti di produzione di CDR.</text:p>
      <text:p text:style-name="P94"><text:span text:style-name="T11">17.1.2 </text:span><text:span text:style-name="T16">Caratteristiche del rifiuto: </text:span></text:p>
      <text:p text:style-name="P208">rifiuti solidi urbani ed assimilati dopo separazione delle frazioni omogenee destinate a recupero di materia attuata mediante raccolta differenziata; CDR di cui al precedente punto 14.</text:p>
      <text:p text:style-name="P94"><text:span text:style-name="T11">17.1.3 </text:span><text:span text:style-name="T16">Attività di recupero e condizioni:</text:span><text:span text:style-name="T11"> </text:span></text:p>
      <text:p text:style-name="P208">Produzione di gas da pirolisi e gassificazione <text:span text:style-name="T26">[R3] </text:span>avente le caratteristiche individuate <text:span text:style-name="T28">alla voce 12 dell'allegato 3 al presente DM.</text:span><text:span text:style-name="T26"> alla voce 11 dell'allegato 2, suballegato 1 al presente decreto ministeriale.</text:span></text:p>
      <text:p text:style-name="P208">Le fasi di ricevimento e stoccaggio degli RSU ed assimilati o del CDR devono avvenire in ambiente chiuso.</text:p>
      <text:p text:style-name="P208">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52">3</text:span>.</text:p>
      <text:p text:style-name="P122">L'area dell'impianto deve essere recintata.</text:p>
      <text:p text:style-name="P208">Il gas derivato deve essere trattato per l'abbattimento dei contenuti di HCl, H<text:span text:style-name="T60">2</text:span>S, NH<text:span text:style-name="T60">3</text:span> e polveri.</text:p>
      <text:p text:style-name="P208">L'impianto di pirolisi non deve avere emissioni in atmosfera.</text:p>
      <text:p text:style-name="P208">L'utilizzo dei gas è comunque soggetto alle procedure di cui agli artt. 31 e 33 del decreto legislativo 5 febbraio 1997, n. 22 e successive modifiche e integrazioni.</text:p>
      <text:p text:style-name="P208"/>
      <table:table table:name="Tabella150" table:style-name="Tabella150">
        <table:table-column table:style-name="Tabella150.A"/>
        <table:table-column table:style-name="Tabella150.B"/>
        <table:table-column table:style-name="Tabella150.C"/>
        <table:table-column table:style-name="Tabella150.D"/>
        <table:table-row table:style-name="Tabella150.1">
          <table:table-cell table:style-name="Tabella150.A1" office:value-type="string">
            <text:p text:style-name="P332">Attività di recupero</text:p>
          </table:table-cell>
          <table:table-cell table:style-name="Tabella150.A1" office:value-type="string">
            <text:p text:style-name="P332">Codice Rifiuto</text:p>
          </table:table-cell>
          <table:table-cell table:style-name="Tabella150.A1" office:value-type="string">
            <text:p text:style-name="P332">Descrizione</text:p>
          </table:table-cell>
          <table:table-cell table:style-name="Tabella150.D1" office:value-type="string">
            <text:p text:style-name="P332">Quantità (t/a)</text:p>
          </table:table-cell>
        </table:table-row>
        <table:table-row table:style-name="Tabella150.1">
          <table:table-cell table:style-name="Tabella150.A2" office:value-type="string">
            <text:p text:style-name="P339">Messa in riserva</text:p>
          </table:table-cell>
          <table:table-cell table:style-name="Tabella150.A2" office:value-type="string">
            <text:p text:style-name="P339">[150101] [150102] [150103] [150105] [150106] [160103] [160119] [170201] [170203] [191210] [200203] [200301]</text:p>
          </table:table-cell>
          <table:table-cell table:style-name="Tabella150.A2" office:value-type="string">
            <text:p text:style-name="P339">Rifiuti solidi urbani ed assimilati ad esclusione delle frazioni omogenee derivanti da raccolta differenziata; combustibile da rifiuti (CDR) di cui al precedente punto 14</text:p>
          </table:table-cell>
          <table:table-cell table:style-name="Tabella150.D2" office:value-type="string">
            <text:p text:style-name="P341">4.000</text:p>
          </table:table-cell>
        </table:table-row>
      </table:table>
      <text:p text:style-name="P10"/>
      <text:p text:style-name="P60">18. RIFIUTI DESTINATI ALLA PRODUZIONE DI FERTILIZZANTI</text:p>
      <text:p text:style-name="P1"/>
      <text:h text:style-name="P446" text:outline-level="1">18.1 Tipologia: </text:h>
      <text:p text:style-name="P69">Ossa, residui di pulitura delle ossa, corna e unghie, penne e piume, residui carnei, sangue, residui di pesce, crisalidi </text:p>
      <text:p text:style-name="P72">[020202] [020203]</text:p>
      <text:p text:style-name="P75">[020202] [020203]</text:p>
      <text:p text:style-name="P94"><text:span text:style-name="T11">18.1.1 </text:span><text:span text:style-name="T16">Provenienza: </text:span></text:p>
      <text:p text:style-name="P208">Attività di macellazione dell'industria conciaria, dell'industria ittica e dell'allevamento del baco da seta.</text:p>
      <text:p text:style-name="P94"><text:span text:style-name="T11">18.1.2 </text:span><text:span text:style-name="T16">Caratteristiche del rifiuto:</text:span></text:p>
      <text:p text:style-name="P208">Rifiuti di origine animale non contenenti sostanze pericolose.</text:p>
      <text:p text:style-name="P94"><text:span text:style-name="T11">18.1.3 </text:span><text:span text:style-name="T16">Attività di recupero:</text:span></text:p>
      <text:p text:style-name="P208">Produzione di fertilizzanti conformi alla L. 19 ottobre 1984, n.748. Per gli impianti di recupero si applicano le disposizioni di cui al Dlgvo 508/92 [R3].</text:p>
      <text:p text:style-name="P94"><text:span text:style-name="T11">18.1.4 </text:span><text:span text:style-name="T16">Caratteristiche delle materie prime e/o dei prodotti ottenuti:</text:span></text:p>
      <text:p text:style-name="P208">Fertilizzanti conformi alla L. 19 ottobre 1984, n.748, che prevedano l'utilizzo dei rifiuti di cui al punto 18.1.</text:p>
      <text:h text:style-name="P447" text:outline-level="1"><text:span text:style-name="T16">18.2 Tipologia del rifiuto:</text:span><text:span text:style-name="T11"> </text:span></text:h>
      <text:p text:style-name="P64"><text:span text:style-name="T11">Scarti, peluria e pelucchi di lana e altre fibre di origine animale, rifilature e scarti di pelo </text:span><text:span text:style-name="T29">è</text:span><text:span text:style-name="T11"> </text:span></text:p>
      <text:p text:style-name="P78">Nota: il D.M. 186 pone come correzione: al punto 18.2 dopo le parole «scarti di pelo» è soppressa la lettera «e» ma in realtà sarebbe la “è” da sopprimere;</text:p>
      <text:p text:style-name="P70">[020102] [040202] [040206] [040101]</text:p>
      <text:p text:style-name="P73">[040101] [040221] [040222]</text:p>
      <text:p text:style-name="P91"><text:span text:style-name="T11">18.2.1</text:span><text:span text:style-name="T16"> Provenienza: </text:span></text:p>
      <text:p text:style-name="Rientro_20_corpo_20_del_20_testo_20_3">Lavorazione della lana e suoi manufatti, ritagli dell'industria conciaria prima del trattamento conciante.</text:p>
      <text:p text:style-name="P91"><text:span text:style-name="T11">18.2.2 </text:span><text:span text:style-name="T16">Caratteristiche del rifiuto: </text:span></text:p>
      <text:p text:style-name="Rientro_20_corpo_20_del_20_testo_20_3">Rifiuti di origine animale non contenenti sostanze pericolose.</text:p>
      <text:p text:style-name="P91"><text:span text:style-name="T11">18.2.3 </text:span><text:span text:style-name="T16">Attività di recupero:</text:span></text:p>
      <text:p text:style-name="Rientro_20_corpo_20_del_20_testo_20_3">Produzione di fertilizzanti conformi alla L. 19 ottobre 1984, n.748 [R3].</text:p>
      <text:p text:style-name="P91"><text:span text:style-name="T11">18.2.4 </text:span><text:span text:style-name="T16">Caratteristiche delle materie prime e/o dei prodotti ottenuti:</text:span></text:p>
      <text:p text:style-name="Rientro_20_corpo_20_del_20_testo_20_3">Fertilizzanti conformi alla L. 19 ottobre 1984, n.748, che prevedano l'utilizzo dei rifiuti di cui al punto 18.2.</text:p>
      <text:p text:style-name="Rientro_20_corpo_20_del_20_testo_20_3"/>
      <table:table table:name="Tabella151" table:style-name="Tabella151">
        <table:table-column table:style-name="Tabella151.A"/>
        <table:table-column table:style-name="Tabella151.B"/>
        <table:table-column table:style-name="Tabella151.C"/>
        <table:table-column table:style-name="Tabella151.D"/>
        <table:table-row table:style-name="Tabella151.1">
          <table:table-cell table:style-name="Tabella151.A1" office:value-type="string">
            <text:p text:style-name="P331">Attività di recupero</text:p>
          </table:table-cell>
          <table:table-cell table:style-name="Tabella151.A1" office:value-type="string">
            <text:p text:style-name="P331">Codice Rifiuto</text:p>
          </table:table-cell>
          <table:table-cell table:style-name="Tabella151.A1" office:value-type="string">
            <text:p text:style-name="P331">Descrizione</text:p>
          </table:table-cell>
          <table:table-cell table:style-name="Tabella151.D1" office:value-type="string">
            <text:p text:style-name="P331">Quantità (t/a)</text:p>
          </table:table-cell>
        </table:table-row>
        <table:table-row table:style-name="Tabella151.1">
          <table:table-cell table:style-name="Tabella151.A2" office:value-type="string">
            <text:p text:style-name="P334">Produzione di fertilizzanti</text:p>
          </table:table-cell>
          <table:table-cell table:style-name="Tabella151.A2" office:value-type="string">
            <text:p text:style-name="P334">[040101] [040221] [040222]</text:p>
          </table:table-cell>
          <table:table-cell table:style-name="Tabella151.A2" office:value-type="string">
            <text:p text:style-name="P334">Scarti, peluria, pelucchi di lana e altre fibre di origine animale, rifilature e scarti di pelo</text:p>
          </table:table-cell>
          <table:table-cell table:style-name="Tabella151.D2" office:value-type="string">
            <text:p text:style-name="P335">1.300</text:p>
          </table:table-cell>
        </table:table-row>
        <table:table-row table:style-name="Tabella151.1">
          <table:table-cell table:style-name="Tabella151.A2" office:value-type="string">
            <text:p text:style-name="P334">Messa in riserva</text:p>
          </table:table-cell>
          <table:table-cell table:style-name="Tabella151.A2" office:value-type="string">
            <text:p text:style-name="P334">[040101] [040221] [040222]</text:p>
          </table:table-cell>
          <table:table-cell table:style-name="Tabella151.A2" office:value-type="string">
            <text:p text:style-name="P334">Scarti, peluria, pelucchi di lana e altre fibre di origine animale, rifilature e scarti di pelo</text:p>
          </table:table-cell>
          <table:table-cell table:style-name="Tabella151.D2" office:value-type="string">
            <text:p text:style-name="P335">1.300</text:p>
          </table:table-cell>
        </table:table-row>
      </table:table>
      <text:p text:style-name="P1"/>
      <text:h text:style-name="P447" text:outline-level="1">18.3 Tipologia del rifiuto:</text:h>
      <text:p text:style-name="P65">Scarti solidi della lavorazione conciaria </text:p>
      <text:p text:style-name="P70">[040101]</text:p>
      <text:p text:style-name="P73">[040101]</text:p>
      <text:p text:style-name="P91"><text:span text:style-name="T11">18.3.1 </text:span><text:span text:style-name="T16">Provenienza: </text:span></text:p>
      <text:p text:style-name="Rientro_20_corpo_20_del_20_testo_20_3">Industria conciaria.</text:p>
      <text:p text:style-name="P91"><text:span text:style-name="T11">18.3.2 </text:span><text:span text:style-name="T16">Caratteristiche del rifiuto: </text:span></text:p>
      <text:p text:style-name="Rientro_20_corpo_20_del_20_testo_20_3">Scarti allo stato solido generati dalle operazioni meccaniche di scarnatura, rifilatura, spaccatura e smerigliatura delle pelli.</text:p>
      <text:p text:style-name="P91"><text:span text:style-name="T11">18.3.3</text:span><text:span text:style-name="T16"> Attività di recupero:</text:span></text:p>
      <text:p text:style-name="Rientro_20_corpo_20_del_20_testo_20_3">Produzione di fertilizzanti conformi alla L. 19 ottobre 1984, n.748 [R3].</text:p>
      <text:p text:style-name="P91"><text:span text:style-name="T11">18.3.4 </text:span><text:span text:style-name="T16">Caratteristiche dei prodotti ottenuti:</text:span><text:span text:style-name="T11"> </text:span></text:p>
      <text:p text:style-name="Rientro_20_corpo_20_del_20_testo_20_3">Fertilizzanti conformi alla L. 19 ottobre 1984, n.748, che prevedano l'utilizzo dei rifiuti di cui al punto 18.3.</text:p>
      <text:p text:style-name="Rientro_20_corpo_20_del_20_testo_20_3"/>
      <table:table table:name="Tabella152" table:style-name="Tabella152">
        <table:table-column table:style-name="Tabella152.A"/>
        <table:table-column table:style-name="Tabella152.B"/>
        <table:table-column table:style-name="Tabella152.C"/>
        <table:table-column table:style-name="Tabella152.D"/>
        <table:table-row table:style-name="Tabella152.1">
          <table:table-cell table:style-name="Tabella152.A1" office:value-type="string">
            <text:p text:style-name="P331">Attività di recupero</text:p>
          </table:table-cell>
          <table:table-cell table:style-name="Tabella152.A1" office:value-type="string">
            <text:p text:style-name="P331">Codice Rifiuto</text:p>
          </table:table-cell>
          <table:table-cell table:style-name="Tabella152.A1" office:value-type="string">
            <text:p text:style-name="P331">Descrizione</text:p>
          </table:table-cell>
          <table:table-cell table:style-name="Tabella152.D1" office:value-type="string">
            <text:p text:style-name="P331">Quantità (t/a)</text:p>
          </table:table-cell>
        </table:table-row>
        <table:table-row table:style-name="Tabella152.1">
          <table:table-cell table:style-name="Tabella152.A2" office:value-type="string">
            <text:p text:style-name="P334">Messa in riserva</text:p>
          </table:table-cell>
          <table:table-cell table:style-name="Tabella152.A2" office:value-type="string">
            <text:p text:style-name="P334">[040101]</text:p>
          </table:table-cell>
          <table:table-cell table:style-name="Tabella152.A2" office:value-type="string">
            <text:p text:style-name="P334">Scarti solidi della lavorazione conciaria</text:p>
          </table:table-cell>
          <table:table-cell table:style-name="Tabella152.D2" office:value-type="string">
            <text:p text:style-name="P335">100</text:p>
          </table:table-cell>
        </table:table-row>
        <table:table-row table:style-name="Tabella152.1">
          <table:table-cell table:style-name="Tabella152.A2" office:value-type="string">
            <text:p text:style-name="P334">Produzione di fertilizzanti</text:p>
          </table:table-cell>
          <table:table-cell table:style-name="Tabella152.A2" office:value-type="string">
            <text:p text:style-name="P334">[040101]</text:p>
          </table:table-cell>
          <table:table-cell table:style-name="Tabella152.A2" office:value-type="string">
            <text:p text:style-name="P334">Scarti solidi della lavorazione conciaria</text:p>
          </table:table-cell>
          <table:table-cell table:style-name="Tabella152.D2" office:value-type="string">
            <text:p text:style-name="P335">18.000</text:p>
          </table:table-cell>
        </table:table-row>
      </table:table>
      <text:p text:style-name="P1"/>
      <text:h text:style-name="P447" text:outline-level="1"><text:span text:style-name="T16">18.4 Tipologia del rifiuto:</text:span><text:span text:style-name="T11"> </text:span></text:h>
      <text:p text:style-name="P65">Borlande</text:p>
      <text:p text:style-name="P70">[020702] [020799] [020499]</text:p>
      <text:p text:style-name="P64"><text:span text:style-name="T47">[020702] </text:span><text:span text:style-name="T14">[020499] [020799]</text:span></text:p>
      <text:p text:style-name="P91"><text:span text:style-name="T11">18.4.1 </text:span><text:span text:style-name="T16">Provenienza:</text:span></text:p>
      <text:p text:style-name="Rientro_20_corpo_20_del_20_testo_20_3">Industria saccarifera, vitivinicola, dell'alcool, del lievito e degli acidi organici ossidrilati.</text:p>
      <text:p text:style-name="P91"><text:span text:style-name="T11">18.4.2 </text:span><text:span text:style-name="T16">Caratteristiche del rifiuto:</text:span></text:p>
      <text:p text:style-name="Rientro_20_corpo_20_del_20_testo_20_3">Residui allo stato solido o fluido della distillazione di sostanze zuccherine.</text:p>
      <text:p text:style-name="P91"><text:span text:style-name="T11">18.4.3 </text:span><text:span text:style-name="T16">Attività di recupero:</text:span></text:p>
      <text:p text:style-name="Rientro_20_corpo_20_del_20_testo_20_3">Produzione di fertilizzanti conformi alla L. 19 ottobre 1984, n.748 [R3].</text:p>
      <text:p text:style-name="P91"><text:span text:style-name="T11">18.4.4 </text:span><text:span text:style-name="T16">Caratteristiche delle materie prime e/o dei prodotti ottenuti:</text:span></text:p>
      <text:p text:style-name="Rientro_20_corpo_20_del_20_testo_20_3">Fertilizzanti conformi alla L. 19 ottobre 1984, n.748, che prevedano l'utilizzo dei rifiuti di cui al punto 18.4.</text:p>
      <text:p text:style-name="Rientro_20_corpo_20_del_20_testo_20_3"/>
      <table:table table:name="Tabella153" table:style-name="Tabella153">
        <table:table-column table:style-name="Tabella153.A"/>
        <table:table-column table:style-name="Tabella153.B"/>
        <table:table-column table:style-name="Tabella153.C"/>
        <table:table-column table:style-name="Tabella153.D"/>
        <table:table-row table:style-name="Tabella153.1">
          <table:table-cell table:style-name="Tabella153.A1" office:value-type="string">
            <text:p text:style-name="P331">Attività di recupero</text:p>
          </table:table-cell>
          <table:table-cell table:style-name="Tabella153.A1" office:value-type="string">
            <text:p text:style-name="P331">Codice Rifiuto</text:p>
          </table:table-cell>
          <table:table-cell table:style-name="Tabella153.A1" office:value-type="string">
            <text:p text:style-name="P331">Descrizione</text:p>
          </table:table-cell>
          <table:table-cell table:style-name="Tabella153.D1" office:value-type="string">
            <text:p text:style-name="P331">Quantità (t/a)</text:p>
          </table:table-cell>
        </table:table-row>
        <table:table-row table:style-name="Tabella153.1">
          <table:table-cell table:style-name="Tabella153.A2" office:value-type="string">
            <text:p text:style-name="P334">Produzione di fertilizzanti</text:p>
          </table:table-cell>
          <table:table-cell table:style-name="Tabella153.A2" office:value-type="string">
            <text:p text:style-name="P334">[020499] [020702] [020799]</text:p>
          </table:table-cell>
          <table:table-cell table:style-name="Tabella153.A2" office:value-type="string">
            <text:p text:style-name="P334">Borlande</text:p>
          </table:table-cell>
          <table:table-cell table:style-name="Tabella153.D2" office:value-type="string">
            <text:p text:style-name="P335">9.000</text:p>
          </table:table-cell>
        </table:table-row>
      </table:table>
      <text:p text:style-name="P1"/>
      <text:h text:style-name="P448" text:outline-level="1">18.5 Tipologia: </text:h>
      <text:p text:style-name="P69">Panelli </text:p>
      <text:p text:style-name="P72">[020399]</text:p>
      <text:p text:style-name="P75">[020399]</text:p>
      <text:p text:style-name="P94"><text:span text:style-name="T11">18.5.1 </text:span><text:span text:style-name="T16">Provenienza: </text:span></text:p>
      <text:p text:style-name="P208">Industria olearia.</text:p>
      <text:p text:style-name="P94"><text:span text:style-name="T11">18.5.2 </text:span><text:span text:style-name="T16">Caratteristiche del rifiuto: </text:span></text:p>
      <text:p text:style-name="P208">Residui della lavorazione di semi oleosi.</text:p>
      <text:p text:style-name="P94"><text:span text:style-name="T11">18.5.3 </text:span><text:span text:style-name="T16">Attività di recupero:</text:span></text:p>
      <text:p text:style-name="P208">Produzione di fertilizzanti conformi alla L. 19 ottobre 1984, n.748. [R3].</text:p>
      <text:p text:style-name="P94"><text:span text:style-name="T11">18.5.4 </text:span><text:span text:style-name="T16">Caratteristiche delle materie prime e/o dei prodotti ottenuti:</text:span></text:p>
      <text:p text:style-name="P208">Fertilizzanti conformi alla L. 19 ottobre 1984, n.748, che prevedano l'utilizzo dei rifiuti di cui al punto 18.5.</text:p>
      <text:h text:style-name="P448" text:outline-level="1">18.6 Tipologia: </text:h>
      <text:p text:style-name="P69">Acque di vegetazione delle olive </text:p>
      <text:p text:style-name="P72">[020399]</text:p>
      <text:p text:style-name="P75">[020399]</text:p>
      <text:p text:style-name="P94"><text:span text:style-name="T11">18.6.1 </text:span><text:span text:style-name="T16">Provenienza: </text:span></text:p>
      <text:p text:style-name="P208">Industria olearia.</text:p>
      <text:p text:style-name="P94"><text:span text:style-name="T11">18.6.2 </text:span><text:span text:style-name="T16">Caratteristiche del rifiuto: </text:span></text:p>
      <text:p text:style-name="P208">Rifiuto liquido risultante dalla spremitura e lavorazione delle olive.</text:p>
      <text:p text:style-name="P94"><text:span text:style-name="T11">18.6.3 </text:span><text:span text:style-name="T16">Attività di recupero:</text:span></text:p>
      <text:p text:style-name="P208">Produzione di fertilizzante allo stato fluido conforme alla L. 19 ottobre 1984, n.748 [R3].</text:p>
      <text:p text:style-name="P94"><text:span text:style-name="T11">18.6.4 </text:span><text:span text:style-name="T16">Caratteristiche delle materie prime e/o dei prodotti ottenuti:</text:span></text:p>
      <text:p text:style-name="P208">Fertilizzanti conformi alla L. 19 ottobre 1984, n.748, che prevedano l'utilizzo dei rifiuti di cui al punto 18.6.</text:p>
      <text:h text:style-name="P447" text:outline-level="1">18.7 Tipologia: </text:h>
      <text:p text:style-name="P65">Calce di defecazione e ceneri di calce </text:p>
      <text:p text:style-name="P70">[020402]</text:p>
      <text:p text:style-name="P73">[020402]</text:p>
      <text:p text:style-name="P91"><text:span text:style-name="T11">18.7.1 </text:span><text:span text:style-name="T16">Provenienza: </text:span></text:p>
      <text:p text:style-name="Rientro_20_corpo_20_del_20_testo_20_3">Fabbricazione dello zucchero e industria per la produzione della calce.</text:p>
      <text:p text:style-name="P91"><text:span text:style-name="T11">18.7.2 </text:span><text:span text:style-name="T16">Caratteristiche del rifiuto: </text:span></text:p>
      <text:p text:style-name="Rientro_20_corpo_20_del_20_testo_20_3">Frammenti e polvere di materiali calcarei contenenti silice, allumina, ossidi di ferro e sostanze organiche.</text:p>
      <text:p text:style-name="P91"><text:span text:style-name="T11">18.7.3 </text:span><text:span text:style-name="T16">Attività di recupero:</text:span></text:p>
      <text:p text:style-name="Rientro_20_corpo_20_del_20_testo_20_3">Produzione di fertilizzanti conformi alla L. 19 ottobre 1984, n.748 [R3].</text:p>
      <text:p text:style-name="P91"><text:span text:style-name="T11">18.7.4 </text:span><text:span text:style-name="T16">Caratteristiche delle materie prime e/o dei prodotti ottenuti:</text:span></text:p>
      <text:p text:style-name="Rientro_20_corpo_20_del_20_testo_20_3">Fertilizzanti conformi alla L. 19 ottobre 1984, n.748, che prevedano l'utilizzo dei rifiuti di cui al punto 18.7.</text:p>
      <text:p text:style-name="Rientro_20_corpo_20_del_20_testo_20_3"/>
      <table:table table:name="Tabella154" table:style-name="Tabella154">
        <table:table-column table:style-name="Tabella154.A"/>
        <table:table-column table:style-name="Tabella154.B"/>
        <table:table-column table:style-name="Tabella154.C"/>
        <table:table-column table:style-name="Tabella154.D"/>
        <table:table-row table:style-name="Tabella154.1">
          <table:table-cell table:style-name="Tabella154.A1" office:value-type="string">
            <text:p text:style-name="P331">Attività di recupero</text:p>
          </table:table-cell>
          <table:table-cell table:style-name="Tabella154.A1" office:value-type="string">
            <text:p text:style-name="P331">Codice Rifiuto</text:p>
          </table:table-cell>
          <table:table-cell table:style-name="Tabella154.A1" office:value-type="string">
            <text:p text:style-name="P331">Descrizione</text:p>
          </table:table-cell>
          <table:table-cell table:style-name="Tabella154.D1" office:value-type="string">
            <text:p text:style-name="P331">Quantità (t/a)</text:p>
          </table:table-cell>
        </table:table-row>
        <table:table-row table:style-name="Tabella154.1">
          <table:table-cell table:style-name="Tabella154.A2" office:value-type="string">
            <text:p text:style-name="P334">Messa in riserva</text:p>
          </table:table-cell>
          <table:table-cell table:style-name="Tabella154.A2" office:value-type="string">
            <text:p text:style-name="P334">[020402]</text:p>
          </table:table-cell>
          <table:table-cell table:style-name="Tabella154.A2" office:value-type="string">
            <text:p text:style-name="P334">Calce di defecazione e ceneri di calce</text:p>
          </table:table-cell>
          <table:table-cell table:style-name="Tabella154.D2" office:value-type="string">
            <text:p text:style-name="P335">65.230</text:p>
          </table:table-cell>
        </table:table-row>
        <table:table-row table:style-name="Tabella154.1">
          <table:table-cell table:style-name="Tabella154.A2" office:value-type="string">
            <text:p text:style-name="P334">Produzione di fertilizzanti</text:p>
          </table:table-cell>
          <table:table-cell table:style-name="Tabella154.A2" office:value-type="string">
            <text:p text:style-name="P334">[020402]</text:p>
          </table:table-cell>
          <table:table-cell table:style-name="Tabella154.A2" office:value-type="string">
            <text:p text:style-name="P334">Calce di defecazione e ceneri di calce</text:p>
          </table:table-cell>
          <table:table-cell table:style-name="Tabella154.D2" office:value-type="string">
            <text:p text:style-name="P335">9.000</text:p>
          </table:table-cell>
        </table:table-row>
      </table:table>
      <text:p text:style-name="P1"/>
      <text:h text:style-name="P448" text:outline-level="1">18.8 Tipologia: </text:h>
      <text:p text:style-name="P69">Scorie di defosforazione </text:p>
      <text:p text:style-name="P72">[100903] [100202]</text:p>
      <text:p text:style-name="P75">[100202] [100903]</text:p>
      <text:p text:style-name="P94"><text:span text:style-name="T11">18.8.1 </text:span><text:span text:style-name="T16">Provenienza: </text:span></text:p>
      <text:p text:style-name="P208">Industria siderurgica.</text:p>
      <text:p text:style-name="P94"><text:span text:style-name="T11">18.8.2 </text:span><text:span text:style-name="T16">Caratteristiche del rifiuto: </text:span></text:p>
      <text:p text:style-name="P208">Residui a base di silicofosfati di calcio durante il processo di affinazione della ghisa fosforosa.</text:p>
      <text:p text:style-name="P94"><text:span text:style-name="T11">18.8.3 </text:span><text:span text:style-name="T16">Attività di recupero e prescrizioni:</text:span><text:span text:style-name="T11"> </text:span></text:p>
      <text:p text:style-name="P208">Produzione di fertilizzanti conformi alla L. 19 ottobre 1984, n. 748 [R3].</text:p>
      <text:p text:style-name="P94"><text:span text:style-name="T11">18.8.4 </text:span><text:span text:style-name="T16">Caratteristiche delle materie prime e/o dei prodotti ottenuti:</text:span></text:p>
      <text:p text:style-name="P208">Fertilizzante conforme alla L. 19 ottobre 1984, n.748, che prevedano l'utilizzo dei rifiuti di cui al punto 18.8.</text:p>
      <text:h text:style-name="P448" text:outline-level="1">18.9 Tipologia: </text:h>
      <text:p text:style-name="P69">Solfato di calcio precipitato, solfato ferroso, gesso di defecazione </text:p>
      <text:p text:style-name="P72">[060303] [020499]</text:p>
      <text:p text:style-name="P75">[060314]</text:p>
      <text:p text:style-name="P94"><text:span text:style-name="T11">18.9.1 </text:span><text:span text:style-name="T16">Provenienza: </text:span></text:p>
      <text:p text:style-name="P208">Residuo di fabbricazioni industriali, quali la fabbricazione dell'acido fosforico.</text:p>
      <text:p text:style-name="P94"><text:span text:style-name="T11">18.9.2 </text:span><text:span text:style-name="T16">Caratteristiche del rifiuto: </text:span></text:p>
      <text:p text:style-name="P208">Residuo a base di solfato di calcio o solfato ferroso: Pb &lt; 30 mg/kg; Cd &lt; 3 mg/kg.</text:p>
      <text:p text:style-name="P94"><text:span text:style-name="T11">18.9.3 </text:span><text:span text:style-name="T16">Attività di recupero:</text:span></text:p>
      <text:p text:style-name="P208">Produzione di fertilizzanti conformi alla L. 19 ottobre 1984, n.748 [R3].</text:p>
      <text:p text:style-name="P94"><text:span text:style-name="T11">18.9.4 </text:span><text:span text:style-name="T16">Caratteristiche dei prodotti ottenuti:</text:span><text:span text:style-name="T11"> </text:span></text:p>
      <text:p text:style-name="P208">Fertilizzanti conformi alla L. 19 ottobre 1984, n.748, che prevedano l'utilizzo dei rifiuti di cui al punto 18.9.</text:p>
      <text:h text:style-name="P448" text:outline-level="1">18.10 Tipologia del rifiuto:</text:h>
      <text:p text:style-name="P69">Fosfato precipitato</text:p>
      <text:p text:style-name="P81"><text:span text:style-name="T11">[</text:span><text:span text:style-name="T21">060307</text:span><text:span text:style-name="T11">]</text:span></text:p>
      <text:p text:style-name="P75">[060314]</text:p>
      <text:p text:style-name="P94"><text:span text:style-name="T11">18.10.1</text:span><text:span text:style-name="T16"> Provenienza:</text:span></text:p>
      <text:p text:style-name="P122">Processo di demineralizzazione delle ossa sgrassate.</text:p>
      <text:p text:style-name="P94"><text:span text:style-name="T11">18.10.2 </text:span><text:span text:style-name="T16">Caratteristiche del rifiuto:</text:span></text:p>
      <text:p text:style-name="P208">Residuo in polvere o in granuli a base di fosfato bicalcico, non contenente sostanze pericolose.</text:p>
      <text:p text:style-name="P94"><text:span text:style-name="T11">18.10.3 </text:span><text:span text:style-name="T16">Attività di recupero:</text:span></text:p>
      <text:p text:style-name="P208">Produzione di fertilizzanti conformi alla L. 19 ottobre 1984, n.748 <text:span text:style-name="T26">[R3]</text:span>.</text:p>
      <text:p text:style-name="P94"><text:span text:style-name="T11">18.10.4 </text:span><text:span text:style-name="T16">Caratteristiche dei prodotti ottenuti:</text:span></text:p>
      <text:p text:style-name="P208">Fertilizzante conforme alla L. 19 ottobre 1984, n.748, che prevedano l'utilizzo dei rifiuti di cui al punto 18.10.</text:p>
      <text:h text:style-name="P447" text:outline-level="1">18.11 Tipologia:</text:h>
      <text:p text:style-name="P65">Ceneri di combustione da sansa esausta e da materiali organici vari, di origine naturale</text:p>
      <text:p text:style-name="P70">[100101] [100102] [100103]</text:p>
      <text:p text:style-name="P73">[100101] [100102] [100103] [100115] [100117]</text:p>
      <text:p text:style-name="P91"><text:span text:style-name="T11">18.11.1 </text:span><text:span text:style-name="T16">Provenienza:</text:span></text:p>
      <text:p text:style-name="Rientro_20_corpo_20_del_20_testo_20_3">sansifici, impianti di incenerimento o pirolisi.</text:p>
      <text:p text:style-name="P91"><text:span text:style-name="T11">18.11.2 </text:span><text:span text:style-name="T16">Caratteristiche del rifiuto:</text:span></text:p>
      <text:p text:style-name="Rientro_20_corpo_20_del_20_testo_20_3">Ceneri in polvere o in granuli non contenenti sostanze pericolose.</text:p>
      <text:p text:style-name="P91"><text:span text:style-name="T11">18.11.3 </text:span><text:span text:style-name="T16">Attività di recupero:</text:span></text:p>
      <text:p text:style-name="Rientro_20_corpo_20_del_20_testo_20_3">Produzione di fertilizzanti conformi alla L. 19 ottobre 1984, n.748 <text:span text:style-name="T26">[R3]</text:span>.</text:p>
      <text:p text:style-name="P91"><text:span text:style-name="T11">18.11.4 </text:span><text:span text:style-name="T16">Caratteristiche delle materie prime e del prodotto ottenuto:</text:span></text:p>
      <text:p text:style-name="Rientro_20_corpo_20_del_20_testo_20_3">Fertilizzante conforme alla L. 19 ottobre 1984, n.748, che prevedano l'utilizzo dei rifiuti di cui al punto 18.11.</text:p>
      <text:p text:style-name="Rientro_20_corpo_20_del_20_testo_20_3"/>
      <table:table table:name="Tabella155" table:style-name="Tabella155">
        <table:table-column table:style-name="Tabella155.A"/>
        <table:table-column table:style-name="Tabella155.B"/>
        <table:table-column table:style-name="Tabella155.C"/>
        <table:table-column table:style-name="Tabella155.D"/>
        <table:table-row table:style-name="Tabella155.1">
          <table:table-cell table:style-name="Tabella155.A1" office:value-type="string">
            <text:p text:style-name="P331">Attività di recupero</text:p>
          </table:table-cell>
          <table:table-cell table:style-name="Tabella155.A1" office:value-type="string">
            <text:p text:style-name="P331">Codice Rifiuto</text:p>
          </table:table-cell>
          <table:table-cell table:style-name="Tabella155.A1" office:value-type="string">
            <text:p text:style-name="P331">Descrizione</text:p>
          </table:table-cell>
          <table:table-cell table:style-name="Tabella155.D1" office:value-type="string">
            <text:p text:style-name="P331">Quantità (t/a)</text:p>
          </table:table-cell>
        </table:table-row>
        <table:table-row table:style-name="Tabella155.1">
          <table:table-cell table:style-name="Tabella155.A2" office:value-type="string">
            <text:p text:style-name="P334">Produzione di fertilizzanti</text:p>
          </table:table-cell>
          <table:table-cell table:style-name="Tabella155.A2" office:value-type="string">
            <text:p text:style-name="P334">[100101] [100102] [100103] [100115] [100117]</text:p>
          </table:table-cell>
          <table:table-cell table:style-name="Tabella155.A2" office:value-type="string">
            <text:p text:style-name="P334">Ceneri di combustione di sansa esausta e da materiali organici vari di origine animale</text:p>
          </table:table-cell>
          <table:table-cell table:style-name="Tabella155.D2" office:value-type="string">
            <text:p text:style-name="P335">9.000</text:p>
          </table:table-cell>
        </table:table-row>
      </table:table>
      <text:p text:style-name="P1"/>
      <text:h text:style-name="P447" text:outline-level="1">18.12 Tipologia:</text:h>
      <text:p text:style-name="P65">Deiezioni animali</text:p>
      <text:p text:style-name="P64"><text:span text:style-name="T11">[</text:span><text:span text:style-name="T21">020106</text:span><text:span text:style-name="T11">]</text:span></text:p>
      <text:p text:style-name="P73">[020106]</text:p>
      <text:p text:style-name="P91"><text:span text:style-name="T11">18.12.1 </text:span><text:span text:style-name="T16">Provenienza:</text:span></text:p>
      <text:p text:style-name="Rientro_20_corpo_20_del_20_testo_20_3">allevamenti animali.</text:p>
      <text:p text:style-name="P91"><text:span text:style-name="T11">18.12.2 </text:span><text:span text:style-name="T16">Caratteristiche del rifiuto: </text:span></text:p>
      <text:p text:style-name="Rientro_20_corpo_20_del_20_testo_20_3">deiezioni di origine animale contenenti Zn massimo 2.500 mg/kg s.s.; Cu massimo 1.000 mg/kg s.s.</text:p>
      <text:p text:style-name="P91"><text:span text:style-name="T11">18.12.3 </text:span><text:span text:style-name="T16">Attività di recupero:</text:span></text:p>
      <text:p text:style-name="Rientro_20_corpo_20_del_20_testo_20_3">Produzione di fertilizzanti conformi alla L. 19 ottobre 1984, n. 748 <text:span text:style-name="T26">[R3]</text:span>.</text:p>
      <text:p text:style-name="P91"><text:span text:style-name="T11">18.12.4 </text:span><text:span text:style-name="T16">Caratteristiche delle materie prime e del prodotto ottenuto:</text:span></text:p>
      <text:p text:style-name="Rientro_20_corpo_20_del_20_testo_20_3">Fertilizzante conforme alla L. 19 ottobre 1984, n. 748, che prevedano l'utilizzo dei rifiuti di cui al punto 18.12.</text:p>
      <text:p text:style-name="Rientro_20_corpo_20_del_20_testo_20_3"/>
      <table:table table:name="Tabella156" table:style-name="Tabella156">
        <table:table-column table:style-name="Tabella156.A"/>
        <table:table-column table:style-name="Tabella156.B"/>
        <table:table-column table:style-name="Tabella156.C"/>
        <table:table-column table:style-name="Tabella156.D"/>
        <table:table-row table:style-name="Tabella156.1">
          <table:table-cell table:style-name="Tabella156.A1" office:value-type="string">
            <text:p text:style-name="P331">Attività di recupero</text:p>
          </table:table-cell>
          <table:table-cell table:style-name="Tabella156.A1" office:value-type="string">
            <text:p text:style-name="P331">Codice Rifiuto</text:p>
          </table:table-cell>
          <table:table-cell table:style-name="Tabella156.A1" office:value-type="string">
            <text:p text:style-name="P331">Descrizione</text:p>
          </table:table-cell>
          <table:table-cell table:style-name="Tabella156.D1" office:value-type="string">
            <text:p text:style-name="P331">Quantità (t/a)</text:p>
          </table:table-cell>
        </table:table-row>
        <table:table-row table:style-name="Tabella156.1">
          <table:table-cell table:style-name="Tabella156.A2" office:value-type="string">
            <text:p text:style-name="P334">Produzione di fertilizzanti</text:p>
          </table:table-cell>
          <table:table-cell table:style-name="Tabella156.A2" office:value-type="string">
            <text:p text:style-name="P334">[020106]</text:p>
          </table:table-cell>
          <table:table-cell table:style-name="Tabella156.A2" office:value-type="string">
            <text:p text:style-name="P334">Deiezioni animali</text:p>
          </table:table-cell>
          <table:table-cell table:style-name="Tabella156.D2" office:value-type="string">
            <text:p text:style-name="P335">21.000</text:p>
          </table:table-cell>
        </table:table-row>
      </table:table>
      <text:p text:style-name="P191"/>
      <text:p text:style-name="P193">ALLEGATO 1</text:p>
      <text:p text:style-name="P197">Suballegato 2</text:p>
      <text:p text:style-name="P201">VALORI LIMITE E PRESCRIZIONI PER LE EMISSIONI CONVOGLIATE IN ATMOSFERA DELLE ATTIVIT<text:span text:style-name="T88">À</text:span> DI RECUPERO DI MATERIA DAI RIFIUTI NON PERICOLOSI</text:p>
      <text:p text:style-name="P1"/>
      <text:p text:style-name="P7">1. Determinazione dei valori limite per le emissioni conseguenti al recupero di materia da rifiuti non pericolosi in processi a freddo</text:p>
      <text:p text:style-name="P1"/>
      <text:p text:style-name="P1">Per i processi "a freddo" di recupero indicati nel suballegato 1 Allegato 1 quali:</text:p>
      <text:p text:style-name="P1">• selezione</text:p>
      <text:p text:style-name="P1">• deposito</text:p>
      <text:p text:style-name="P1">• macinazione</text:p>
      <text:p text:style-name="P1">• vagliatura</text:p>
      <text:p text:style-name="P1">• omogeneizzazione</text:p>
      <text:p text:style-name="P1">• produzione di conglomerati cementizi</text:p>
      <text:p text:style-name="P1"/>
      <text:p text:style-name="P4">i valori limite di emissione per gli agenti inquinanti sono fissati al valori minimi contenuti nelle disposizioni nazionali, legislative, regolamentari ed amministrative riferite ai cicli di produzione corrispondenti alle attività di recupero ridotti del 10% ovvero, qualora siano più restrittivi, ai valori contenuti nelle autorizzazioni ex DPR 203/88 ridotti del 10%.</text:p>
      <text:p text:style-name="P4"/>
      <text:p text:style-name="P7">2. Determinazione dei valori limite per le emissioni conseguenti al recupero di materia dai rifiuti non pericolosi in processi termici</text:p>
      <text:p text:style-name="P1"/>
      <text:p text:style-name="P1">2.1 Per i processi termici di recupero individuati nel suballegato 1 quali</text:p>
      <text:p text:style-name="P256">1. pirotrattamento </text:p>
      <text:p text:style-name="P256">2. pirolisi e piroscissione </text:p>
      <text:p text:style-name="P256">3. trattamenti termici </text:p>
      <text:p text:style-name="P256">4. produzione di cemento </text:p>
      <text:p text:style-name="P256">5. cicli metallurgici primari e secondari e idrometallurgici </text:p>
      <text:p text:style-name="P256">6. raffinazione metallurgica </text:p>
      <text:p text:style-name="P256">7. produzione di laterizi </text:p>
      <text:p text:style-name="P256">8. produzione di ceramica </text:p>
      <text:p text:style-name="P256">9. produzione di conglomerati e malte bituminose </text:p>
      <text:p text:style-name="P256">10. produzione del vetro </text:p>
      <text:p text:style-name="P256">11. produzione sostanze chimiche </text:p>
      <text:p text:style-name="P256">12. cicli metallurgici in cui il residuo è utilizzato come correttivo o riducente</text:p>
      <text:p text:style-name="P256"/>
      <text:p text:style-name="P4">2.2 Il valore limite per ciascun agente inquinante e per il monossido di carbonio presenti nelle emissioni risultanti dal recupero di rifiuti non pericolosi sono convenzionalmente calcolati in base alla percentuale di rifiuto impiegata nel ciclo produttivo rispetto al totale della materia alimentata all'impianto secondo la formula seguente:</text:p>
      <text:p text:style-name="P2"><draw:frame draw:style-name="fr2" draw:name="Oggetto2" text:anchor-type="as-char" svg:width="10.202cm" svg:height="1.005cm" draw:z-index="5"><draw:object xlink:href="./Object 2" xlink:type="simple" xlink:show="embed" xlink:actuate="onLoad"/><draw:image xlink:href="./ObjectReplacements/Object 2" xlink:type="simple" xlink:show="embed" xlink:actuate="onLoad"/></draw:frame></text:p>
      <text:p text:style-name="P468">A rifiuto<text:tab/>=<text:tab/>quantità oraria (espressa in massa) dei rifiuti non pericolosi alimentati all'impianto non corrispondente alla quantità massima prevista nella comunicazione.</text:p>
      <text:p text:style-name="P465">C rifiuti <text:tab/>=<text:tab/>valori limite di emissione stabiliti nella successiva tabella</text:p>
      <text:p text:style-name="P465"><text:soft-page-break/>A processo <text:tab/>=<text:tab/>quantità oraria (espressa in massa) di materia alimentata all'impianto (esclusi i rifiuti) corrispondente alla quantità minima prevista nella comunicazione.</text:p>
      <text:p text:style-name="P465">C processo <text:tab/>=<text:tab/>valore limite di emissione per gli agenti inquinanti e del monossido di carbonio nei gas emessi dagli impianti quando vengono utilizzate materie prime tradizionali ovvero materie prime e prodotti (esclusi i rifiuti) conformi ai valori minimi contenuti nelle disposizioni nazionali legislative, regolamentari e amministrative ridotti del 10%. Nel caso siano più restrittivi, si applicano i valori limite di emissione che figurano nell'autorizzazione ex DPR 203/88 ridotti del 10%. Se i valori degli inquinanti e del CO e COT non sono fissati si utilizzano le emissioni reali ridotte del 10%. I valori di C processo sono riferiti allo stesso tempo di mediazione previsto alla successiva tabella.</text:p>
      <text:p text:style-name="P466">C <text:tab/>=<text:tab/>valore limite totale delle emissioni per CO e per gli altri inquinanti riferiti allo stesso tempo di mediazione previsto alla successiva tabella. Il tenore di ossigeno di riferimento e quello relativo al processo se non diversamente individuato in conformità al D.M. 12/7/90.</text:p>
      <text:p text:style-name="P1"/>
      <text:p text:style-name="P1">2.3 TABELLA</text:p>
      <text:p text:style-name="P4"/>
      <text:p text:style-name="P4">Durante il funzionamento degli impianti non devono essere superati</text:p>
      <text:p text:style-name="P273">a) valori medi giornalieri:</text:p>
      <text:p text:style-name="P4"/>
      <text:p text:style-name="P274"><text:span text:style-name="T11">1) polvere totale<text:tab/>10 mg/m</text:span><text:span text:style-name="T53">3</text:span></text:p>
      <text:p text:style-name="P275">2) sostanze organiche sotto forma di gas</text:p>
      <text:p text:style-name="P247"><text:tab/>e vapori, espresse come carbonio</text:p>
      <text:p text:style-name="P277"><text:span text:style-name="T11"><text:tab/>organico totale (COT)<text:tab/>10 mg/m</text:span><text:span text:style-name="T53">3</text:span></text:p>
      <text:p text:style-name="P276"><text:span text:style-name="T11">3) cloruro di idrogeno (HCl)<text:tab/>10 mg/m</text:span><text:span text:style-name="T53">3</text:span></text:p>
      <text:p text:style-name="P276"><text:span text:style-name="T11">4) floruro di idrogeno (HF)<text:tab/>1 mg/m</text:span><text:span text:style-name="T53">3</text:span></text:p>
      <text:p text:style-name="P276"><text:span text:style-name="T11">5) biossido di zolfo (SO</text:span><text:span text:style-name="T61">2</text:span><text:span text:style-name="T11">)<text:tab/>50 mg/m</text:span><text:span text:style-name="T53">3</text:span></text:p>
      <text:p text:style-name="P4"/>
      <text:p text:style-name="P282">b) valori medi su 30 minuti:</text:p>
      <text:p text:style-name="P283">A<text:tab/>B</text:p>
      <text:p text:style-name="P245"><text:span text:style-name="T11">1) polvere totale<text:tab/>30 mg/m</text:span><text:span text:style-name="T53">3</text:span><text:span text:style-name="T11"><text:tab/>10 mg/m</text:span><text:span text:style-name="T53">3</text:span></text:p>
      <text:p text:style-name="P246">2) sostanze organiche sotto forma di gas</text:p>
      <text:p text:style-name="P281"><text:tab/>e vapori, espresse come carbonio</text:p>
      <text:p text:style-name="P278"><text:span text:style-name="T11"><text:tab/>organico totale (COT)<text:tab/>20 mg/m</text:span><text:span text:style-name="T53">3</text:span><text:span text:style-name="T11"><text:tab/>10 mg/m</text:span><text:span text:style-name="T53">3</text:span></text:p>
      <text:p text:style-name="P280"><text:span text:style-name="T11">3) cloruro di idrogeno (HCl)<text:tab/>60 mg/m</text:span><text:span text:style-name="T53">3</text:span><text:span text:style-name="T11"><text:tab/>10 mg/m</text:span><text:span text:style-name="T53">3</text:span></text:p>
      <text:p text:style-name="P278"><text:span text:style-name="T11">4) floruro di idrogeno (HF)<text:tab/>4 mg/m</text:span><text:span text:style-name="T53">3</text:span><text:span text:style-name="T11"><text:tab/>2 mg/m</text:span><text:span text:style-name="T53">3</text:span></text:p>
      <text:p text:style-name="P279"><text:span text:style-name="T11">5) biossido di zolfo (SO</text:span><text:span text:style-name="T61">2</text:span><text:span text:style-name="T11">)<text:tab/>200 mg/m</text:span><text:span text:style-name="T53">3</text:span><text:span text:style-name="T11"><text:tab/>50 mg/m</text:span><text:span text:style-name="T53">3</text:span></text:p>
      <text:p text:style-name="P230"/>
      <text:p text:style-name="P231">c) valori medi durante il periodo di campionamento di 30 minuti come<text:span text:style-name="T11"> minimo e di 8 ore come massimo</text:span></text:p>
      <text:p text:style-name="P5"><draw:custom-shape text:anchor-type="char" draw:z-index="0" draw:style-name="gr1" draw:text-style-name="P470" svg:width="0.424cm" svg:height="1.906cm" svg:x="12.333cm" svg:y="0.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4">1) cadmio e i suoi composti, espressi come cadmio (Cd)</text:p>
      <text:p text:style-name="P20"><text:span text:style-name="T11"><text:tab/>totale 0,05 mg/m</text:span><text:span text:style-name="T53">3</text:span></text:p>
      <text:p text:style-name="P249">2) Tallio e i suoi composti, espressi come tallio (Tl)</text:p>
      <text:p text:style-name="P4"/>
      <text:p text:style-name="P250"><text:span text:style-name="T11">3) Mercurio e i suoi composti, espressi come mercurio (Hg)<text:tab/>0,05 mg/m</text:span><text:span text:style-name="T53">3</text:span></text:p>
      <text:p text:style-name="P54"><draw:custom-shape text:anchor-type="char" draw:z-index="1" draw:style-name="gr1" draw:text-style-name="P470" svg:width="0.424cm" svg:height="5.081cm" svg:x="13.166cm" svg:y="0.386cm"><text:p/><draw:enhanced-geometry svg:viewBox="0 0 21600 21600" draw:glue-points="0 0 0 21600 21600 10800" draw:text-areas="0 ?f9 7800 ?f10" draw:type="right-brace" draw:modifiers="1800 10676.292953835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5">4) Antimonio e suoi composti, espressi come antimonio (Sb)</text:p>
      <text:p text:style-name="P235">5) Arsenico e suoi composti, espressi come arsenico (As)</text:p>
      <text:p text:style-name="P235">6) Piombo e suoi composti, espressi come piombo (Pb)</text:p>
      <text:p text:style-name="P235">7) Cromo e suoi composti, espressi come cromo (Cr)</text:p>
      <text:p text:style-name="P235">8) Cobalto e suoi composti, espressi come cobalto (Co) </text:p>
      <text:p text:style-name="P242"><text:span text:style-name="T11">9) Rame e suoi composti, espressi come rame (Cu)<text:tab/>totale 0,5 mg/m</text:span><text:span text:style-name="T53">3</text:span></text:p>
      <text:p text:style-name="P235">10) Manganese e suoi composti, espressi come manganese (Mn)</text:p>
      <text:p text:style-name="P235">11) Nichel e suoi composti, espressi come nichel (Ni)</text:p>
      <text:p text:style-name="P235">12) Vanadio e suoi composti, espressi come vanadio (V)</text:p>
      <text:p text:style-name="P235">13) Stagno e suoi composti, espressi come stagno (Sn)</text:p>
      <text:p text:style-name="P4"/>
      <text:p text:style-name="P234">Questi valori medi si applicano anche ai metalli ed ai loro composti presenti nelle emissioni anche sotto forma di gas e vapore.</text:p>
      <text:p text:style-name="P4"/>
      <text:p text:style-name="P4">2.4 Durante il funzionamento degli impianti non devono essere superati i seguenti valori limite per le concentrazioni di monossido di carbonio (CO):</text:p>
      <text:p text:style-name="P252"><text:span text:style-name="T11">a)<text:tab/>50 mg/Nm</text:span><text:span text:style-name="T53">3</text:span><text:span text:style-name="T11"> di gas di combustione determinati come valore medio giornaliero;</text:span></text:p>
      <text:p text:style-name="P253">b)<text:tab/>100 mg/Nm<text:span text:style-name="T52">3</text:span> di gas di combustione di tutte le misurazioni determinate come valori medi su 30 minuti.</text:p>
      <text:p text:style-name="P4"/>
      <text:p text:style-name="P4">2.5 Non si deve tener conto degli agenti inquinanti e di CO che non derivano direttamente dalla utilizzazione di rifiuti come pure di CO se:</text:p>
      <text:p text:style-name="P254">-<text:tab/>maggiori concentrazioni di CO nel gas di combustione sono richieste dal processo di produzione;</text:p>
      <text:p text:style-name="P255">-<text:tab/>il valore C rifiuti (come precedentemente definito) per le diossine e i furani è rispettato.</text:p>
      <text:p text:style-name="P1"/>
      <text:p text:style-name="P4">2.6 I valori limite di emissione sono rispettati:</text:p>
      <text:p text:style-name="P255">-<text:tab/>se tutti i valori medi giornalieri non superano i valori limite di emissione stabiliti al paragrafo 2.3 lett. a) e al paragrafo 2.4 lett. a) e</text:p>
      <text:p text:style-name="P255">-<text:tab/>tutti i valori medi su 30 minuti non superano i valori limite di emissione di cui alla colonna A, paragrafo 2.3 lett. b) ovvero il 97% dei valori medi su 30 minuti rilevati nel corso dell'anno non superano i valori limite di emissione di cui alla colonna B, paragrafo 2.3, lett. b)</text:p>
      <text:p text:style-name="P255">-<text:tab/>se tutti i valori medi rilevati nel periodo di campionamento di cui al paragrafo 2.3, lett. c), non superano i valori limite di emissione stabiliti in tale capoverso se è rispettata la disposizione di cui al paragrafo 2.4, lett. b.</text:p>
      <text:p text:style-name="P1"/>
      <text:p text:style-name="P4">2.7 In ogni caso, tenuto conto dei rifiuti di cui viene effettuato il recupero, il valore limite totale delle emissioni (C) deve essere calcolato in modo da ridurre al minimo le emissioni nell'ambiente.</text:p>
      <text:p text:style-name="P4"/>
      <text:p text:style-name="P4">2.8 Per il tenore di ossigeno di riferimento è comunque fatto salvo quanto disposto all'art. 3 comma 2 del D.M. 12 luglio 1990.</text:p>
      <text:p text:style-name="P4"/>
      <text:p text:style-name="P4">2.9 Per il calcolo del valore di emissione di PCDD+PCDF come diossina equivalente si fa riferimento all'allegato 1 della direttiva 94/67/CE;</text:p>
      <text:p text:style-name="P1"/>
      <text:p text:style-name="P4">2.10 Il valore limite di emissione per gli idrocarburi policiclici aromatici (IPA) si riferisce alla somma dei seguenti: </text:p>
      <text:p text:style-name="P139">- Benz [a]antracene</text:p>
      <text:p text:style-name="P139">- Dibenz[a,h]antracene</text:p>
      <text:p text:style-name="P139">- Benzo[b]fluorantene</text:p>
      <text:p text:style-name="P139"><text:soft-page-break/>- Benzo[j]fluorantene</text:p>
      <text:p text:style-name="P139">- Benzo[k]fluorantene</text:p>
      <text:p text:style-name="P139">- Benzo[a]pirene</text:p>
      <text:p text:style-name="P139">- Dibenzo[a,e]pirene</text:p>
      <text:p text:style-name="P139">- Dibenzo[a,h]pirene</text:p>
      <text:p text:style-name="P139">- Dibenzo[a,i]pirene</text:p>
      <text:p text:style-name="P139">- Dibenzo[a,l]pirene</text:p>
      <text:p text:style-name="P139">- Indeno [1,2,3 - cd]pirene</text:p>
      <text:p text:style-name="P1"/>
      <text:p text:style-name="P4">2.11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93">ALLEGATO 2</text:p>
      <text:p text:style-name="P197">Suballegato 1</text:p>
      <text:p text:style-name="P201">NORME TECNICHE PER L'UTILIZZAZIONE DEI RIFIUTI NON PERICOLOSI COME COMBUSTIBILI O COME ALTRO MEZZO PER PRODURRE ENERGIA</text:p>
      <text:p text:style-name="P57"/>
      <text:h text:style-name="TIpologia" text:outline-level="1">1. Tipologia: </text:h>
      <text:p text:style-name="P289">Combustibile derivato da rifiuti (CDR) </text:p>
      <text:p text:style-name="P71">[190501]</text:p>
      <text:p text:style-name="P66">[191210]</text:p>
      <text:p text:style-name="P93"><text:span text:style-name="T11">1.1 </text:span><text:span text:style-name="T16">Provenienza: </text:span></text:p>
      <text:p text:style-name="P207">impianti di produzione di CDR di cui al punto 14 dell'allegato 1</text:p>
      <text:p text:style-name="P93"><text:span text:style-name="T11">1.2 </text:span><text:span text:style-name="T16">Caratteristiche del rifiuto: </text:span></text:p>
      <text:p text:style-name="P207">Combustibile ottenuto da rifiuti con le seguenti caratteristiche<text:span text:style-name="T26"> corrispondenti all'RDF di qualità normale di cui alla norma UNI 9903-1</text:span>:</text:p>
      <text:p text:style-name="P360">P.C.I. minimo<text:tab/>sul tal quale<text:tab/>15.000 kJ/kg</text:p>
      <text:p text:style-name="P361">Umidità<text:tab/>in massa<text:tab/>max<text:tab/>25%</text:p>
      <text:p text:style-name="P362">Cloro<text:tab/>"<text:tab/>"<text:tab/>0,9%</text:p>
      <text:p text:style-name="P362">Zolfo<text:tab/><text:tab/>"<text:tab/>"<text:tab/>0,6%</text:p>
      <text:p text:style-name="P363">Ceneri<text:tab/>sul secco in massa<text:tab/>"<text:tab/>20%</text:p>
      <text:p text:style-name="P133">Pb (volatile<text:span text:style-name="T65">)<text:tab/>"<text:tab/>"<text:tab/></text:span>200 mg/kg</text:p>
      <text:p text:style-name="P133">Cr<text:tab/><text:tab/><text:span text:style-name="T65">"<text:tab/>"<text:tab/></text:span>100 mg/kg</text:p>
      <text:p text:style-name="P133">Cu (composti solubili<text:span text:style-name="T65">)<text:tab/>"<text:tab/>"<text:tab/></text:span>300 mg/Kg</text:p>
      <text:p text:style-name="P133">Mn<text:tab/><text:span text:style-name="T65"><text:tab/>"<text:tab/>"<text:tab/></text:span>400 mg/kg</text:p>
      <text:p text:style-name="P133">Ni<text:tab/><text:span text:style-name="T65"><text:tab/>"<text:tab/>"<text:tab/></text:span>40 mg/kg</text:p>
      <text:p text:style-name="P134">As<text:tab/><text:span text:style-name="T65"><text:tab/>"<text:tab/>"<text:tab/></text:span>9 mg/kg</text:p>
      <text:p text:style-name="P133">Cd+<text:span text:style-name="T65">Hg<text:tab/>"<text:tab/>"<text:tab/></text:span>7 mg/kg</text:p>
      <text:p text:style-name="P207">Per ciascuna partita di CDR deve essere certificata la temperatura di rammollimento delle ceneri.</text:p>
      <text:p text:style-name="P93"><text:span text:style-name="T11">1.3 </text:span><text:span text:style-name="T16">Attività e metodi di recupero:</text:span></text:p>
      <text:p text:style-name="P207">Il recupero energetico del rifiuto di cui al punto 1 può essere effettuata attraverso la combustione alle seguenti condizioni:</text:p>
      <text:p text:style-name="P294">-<text:tab/>impianti dedicati a recupero energetico dei rifiuti di potenza termica nominale non inferiore a 10 MW;</text:p>
      <text:p text:style-name="P294">-<text:tab/>impianti industriali di potenza termica nominale non inferiore a 20 MW per la co - combustione.</text:p>
      <text:p text:style-name="P109">Gli impianti devono essere provvisti di:</text:p>
      <text:p text:style-name="P294">-<text:tab/>bruciatore pilota a combustibile gassoso o liquido (non richiesto nei forni industriali);</text:p>
      <text:p text:style-name="P294">-<text:tab/>alimentazione automatica del combustibile;</text:p>
      <text:p text:style-name="P294">-<text:tab/>egolazione automatica del rapporto aria/combustibile anche nelle fasi di avviamento (non richiesto nei forni industriali);</text:p>
      <text:p text:style-name="P294">-<text:tab/>controllo in continuo dell'ossigeno, del monossido di carbonio, delle polveri, ossidi di azoto, acido cloridrico, della temperatura nell'effluente gassoso, nonché degli altri inquinanti di cui al suballegato 2, paragrafo 1, lettera a) nonché della temperatura nella camera di combustione;</text:p>
      <text:p text:style-name="P207">Devono inoltre garantire in tutte le condizioni di esercizio i seguenti requisiti minimi operativi:</text:p>
      <text:p text:style-name="P294">-<text:tab/>temperatura minima dei gas nella camera di combustione di 850 °C raggiunta anche in prossimità della parete interna;</text:p>
      <text:p text:style-name="P294">-<text:tab/>tempo di permanenza minimo dei gas nella camera di combustione di 2 secondi;</text:p>
      <text:p text:style-name="P84">e rispettare i seguenti valori limite alle emissioni riferiti ad un tenore di ossigeno nei fumi anidri dell'11% in volume:</text:p>
      <text:p text:style-name="P364">Zn (*)<text:tab/>5 mg/Nm<text:span text:style-name="T52">3</text:span></text:p>
      <text:p text:style-name="P131"><text:span text:style-name="T11">Ossidi di azoto (come valore medio giornaliero)<text:tab/>200 mg/Nm</text:span><text:span text:style-name="T53">3</text:span></text:p>
      <text:p text:style-name="P131"><text:span text:style-name="T11">PCDD + PCDF (come diossina equivalente)<text:tab/>0,1 ng/Nm</text:span><text:span text:style-name="T53">3</text:span></text:p>
      <text:p text:style-name="P128">(come valore medio rilevato per un periodo <text:span text:style-name="T7">di campionamento di 8 ore)</text:span></text:p>
      <text:p text:style-name="P131"><text:span text:style-name="T11">Idrocarburi policiclici aromatici (I.P.A.)<text:tab/>0,01 mg/Nm</text:span><text:span text:style-name="T53">3</text:span></text:p>
      <text:p text:style-name="P128"><text:soft-page-break/>(come valore medio rilevato per un periodo <text:span text:style-name="T7">di campionamento di 8 ore)</text:span></text:p>
      <text:p text:style-name="P127">(*) come valore medio rilevato per un periodo di campionamento di 1 h</text:p>
      <text:p text:style-name="P109"/>
      <text:p text:style-name="P207">per gli altri inquinanti si applicano i valori limite di emissione fissati nel suballegato 2 del presente allegato. 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 La co - combustione non è consentita nei forni per la produzione di calce alimentare.</text:p>
      <text:p text:style-name="Rientro_20_corpo_20_del_20_testo_20_3"/>
      <table:table table:name="Tabella157" table:style-name="Tabella157">
        <table:table-column table:style-name="Tabella157.A"/>
        <table:table-column table:style-name="Tabella157.B"/>
        <table:table-column table:style-name="Tabella157.C"/>
        <table:table-column table:style-name="Tabella157.D"/>
        <table:table-row table:style-name="Tabella157.1">
          <table:table-cell table:style-name="Tabella157.A1" office:value-type="string">
            <text:p text:style-name="P331">Attività di recupero</text:p>
          </table:table-cell>
          <table:table-cell table:style-name="Tabella157.A1" office:value-type="string">
            <text:p text:style-name="P331">Codice Rifiuto</text:p>
          </table:table-cell>
          <table:table-cell table:style-name="Tabella157.A1" office:value-type="string">
            <text:p text:style-name="P331">Descrizione</text:p>
          </table:table-cell>
          <table:table-cell table:style-name="Tabella157.D1" office:value-type="string">
            <text:p text:style-name="P331">Quantità (t/a)</text:p>
          </table:table-cell>
        </table:table-row>
        <table:table-row table:style-name="Tabella157.1">
          <table:table-cell table:style-name="Tabella157.A2" office:value-type="string">
            <text:p text:style-name="P334">Cementifici</text:p>
          </table:table-cell>
          <table:table-cell table:style-name="Tabella157.A2" office:value-type="string">
            <text:p text:style-name="P334">[191210]</text:p>
          </table:table-cell>
          <table:table-cell table:style-name="Tabella157.A2" office:value-type="string">
            <text:p text:style-name="P334">Combustibile derivato da rifiuti</text:p>
          </table:table-cell>
          <table:table-cell table:style-name="Tabella157.D2" office:value-type="string">
            <text:p text:style-name="P335">10.000</text:p>
          </table:table-cell>
        </table:table-row>
        <table:table-row table:style-name="Tabella157.1">
          <table:table-cell table:style-name="Tabella157.A2" office:value-type="string">
            <text:p text:style-name="P334">Messa in riserva</text:p>
          </table:table-cell>
          <table:table-cell table:style-name="Tabella157.A2" office:value-type="string">
            <text:p text:style-name="P334">[191210]</text:p>
          </table:table-cell>
          <table:table-cell table:style-name="Tabella157.A2" office:value-type="string">
            <text:p text:style-name="P334">Combustibile derivato da rifiuti (CDR)</text:p>
          </table:table-cell>
          <table:table-cell table:style-name="Tabella157.D2" office:value-type="string">
            <text:p text:style-name="P335">9.700</text:p>
          </table:table-cell>
        </table:table-row>
      </table:table>
      <text:p text:style-name="P83"/>
      <table:table table:name="Tabella158" table:style-name="Tabella158">
        <table:table-column table:style-name="Tabella158.A"/>
        <table:table-column table:style-name="Tabella158.B"/>
        <table:table-column table:style-name="Tabella158.C"/>
        <table:table-column table:style-name="Tabella158.D"/>
        <table:table-row table:style-name="Tabella158.1">
          <table:table-cell table:style-name="Tabella158.A1" office:value-type="string">
            <text:p text:style-name="P331">Attività di recupero</text:p>
          </table:table-cell>
          <table:table-cell table:style-name="Tabella158.A1" office:value-type="string">
            <text:p text:style-name="P331">Codice Rifiuto</text:p>
          </table:table-cell>
          <table:table-cell table:style-name="Tabella158.A1" office:value-type="string">
            <text:p text:style-name="P331">Descrizione</text:p>
          </table:table-cell>
          <table:table-cell table:style-name="Tabella158.D1" office:value-type="string">
            <text:p text:style-name="P331">Quantità (t/a)</text:p>
          </table:table-cell>
        </table:table-row>
        <table:table-row table:style-name="Tabella158.1">
          <table:table-cell table:style-name="Tabella158.A2" office:value-type="string">
            <text:p text:style-name="P334">Utilizzo dei rifiuti come combustibile o come altro mezzo per produrre energia in impianti dedicati</text:p>
          </table:table-cell>
          <table:table-cell table:style-name="Tabella158.A2" office:value-type="string">
            <text:p text:style-name="P334">[191210]</text:p>
          </table:table-cell>
          <table:table-cell table:style-name="Tabella158.A2" office:value-type="string">
            <text:p text:style-name="P334">CDR</text:p>
          </table:table-cell>
          <table:table-cell table:style-name="Tabella158.D2" office:value-type="string">
            <text:p text:style-name="P335">25.000</text:p>
          </table:table-cell>
        </table:table-row>
        <table:table-row table:style-name="Tabella158.1">
          <table:table-cell table:style-name="Tabella158.A2" office:value-type="string">
            <text:p text:style-name="P334">Utilizzo dei rifiuti come combustibile o come altro mezzo per produrre energia in impianti industriali</text:p>
          </table:table-cell>
          <table:table-cell table:style-name="Tabella158.A2" office:value-type="string">
            <text:p text:style-name="P334">[191210]</text:p>
          </table:table-cell>
          <table:table-cell table:style-name="Tabella158.A2" office:value-type="string">
            <text:p text:style-name="P334">CDR</text:p>
          </table:table-cell>
          <table:table-cell table:style-name="Tabella158.D2" office:value-type="string">
            <text:p text:style-name="P335">25.000</text:p>
          </table:table-cell>
        </table:table-row>
      </table:table>
      <text:p text:style-name="P1"/>
      <text:h text:style-name="P447" text:outline-level="1">2. Tipologia: </text:h>
      <text:p text:style-name="P66">Biogas </text:p>
      <text:p text:style-name="P79"><text:span text:style-name="T11">[</text:span><text:span text:style-name="T21">190599</text:span><text:span text:style-name="T11">]</text:span></text:p>
      <text:p text:style-name="P74">[190699]</text:p>
      <text:p text:style-name="P93"><text:span text:style-name="T11">2.1 </text:span><text:span text:style-name="T16">Provenienza: </text:span></text:p>
      <text:p text:style-name="P84">Fermentazione anaerobica metanogenica di rifiuti a matrice organica in processi di cui al punto 15 dell'Allegato 1 o da discarica.</text:p>
      <text:p text:style-name="P93"><text:span text:style-name="T11">2.2 </text:span><text:span text:style-name="T16">Caratteristiche del gas:</text:span></text:p>
      <text:p text:style-name="P109">Gas combustibile avente le seguenti caratteristiche:</text:p>
      <text:p text:style-name="P365">Metano<text:tab/>min. 30% vol</text:p>
      <text:p text:style-name="P130"><text:span text:style-name="T11">H</text:span><text:span text:style-name="T61">2</text:span><text:span text:style-name="T11">S<text:tab/><text:tab/>max 1.5% vol</text:span></text:p>
      <text:p text:style-name="P130"><text:span text:style-name="T11">P.C.I. sul tal quale<text:tab/>min 12.500 kJ/Nm</text:span><text:span text:style-name="T53">3</text:span></text:p>
      <text:p text:style-name="P93"><text:span text:style-name="T11">2.3 </text:span><text:span text:style-name="T16">Attività e metodi di recupero:</text:span></text:p>
      <text:p text:style-name="P84">L'utilizzazione di biogas è consentita in impianti di conversione energetica di potenza termica nominale superiore a 0,5 MW, anche integrati con il sistema di produzione del gas, con le caratteristiche di seguito indicate:</text:p>
      <text:p text:style-name="P284">a) motori fissi a combustione interna che rispettano i seguenti valori limite di emissione riferiti ad un tenore di ossigeno nei fumi anidri pari al 5% in volume:</text:p>
      <text:p text:style-name="P286"><text:span text:style-name="T11">Polveri (valore medio rilevato per un periodo di campionamento di 1 ora)<text:tab/>10 mg/Nm</text:span><text:span text:style-name="T53">3</text:span><text:span text:style-name="T11">;</text:span></text:p>
      <text:p text:style-name="P287">HCl<text:tab/>10 mg/Nm<text:span text:style-name="T52">3</text:span>;</text:p>
      <text:p text:style-name="P287">Carbonio Organico Totale<text:tab/>150 mg/Nm<text:span text:style-name="T52">3</text:span>;</text:p>
      <text:p text:style-name="P287">HF<text:tab/>2 mg/Nm<text:span text:style-name="T52">3</text:span></text:p>
      <text:p text:style-name="P287">NO<text:span text:style-name="T60">x</text:span><text:tab/>450 mg/Nm<text:span text:style-name="T52">3</text:span></text:p>
      <text:p text:style-name="P287">Monossido di carbonio<text:tab/>500 mg/Nm<text:span text:style-name="T52">3</text:span><text:span text:style-name="T75">.</text:span></text:p>
      <text:p text:style-name="P288">per gli altri inquinanti si applicano i valori limite minimi di emissione fissati ai sensi dell'art. 3, comma 2, del decreto del Presidente della Repubblica n° 203/1988 per le corrispondenti tipologie d'impianti che utilizzano combustibili gassosi.</text:p>
      <text:p text:style-name="P288">Negli impianti dedicati oltre i 6 MWt deve essere effettuato il controllo in continuo di:</text:p>
      <text:p text:style-name="P288">monossido di carbonio</text:p>
      <text:p text:style-name="P288">ossidi di azoto</text:p>
      <text:p text:style-name="P288">ossidi di zolfo</text:p>
      <text:p text:style-name="P285">b) impianti dedicati al recupero energetico di rifiuti o impianti industriali che garantiscano in tutte le condizioni di esercizio una efficienza di combustione (CO<text:span text:style-name="T60">2</text:span>/CO+CO<text:span text:style-name="T60">2</text:span>) minima del 99,0%;</text:p>
      <text:p text:style-name="P295">-<text:tab/>che abbiano il controllo in continuo dell'ossigeno, del monossido di carbonio e della temperatura nell'effluente gassoso; negli impianti oltre i 6 MWt controllo in continuo anche degli ossidi di azoto e degli altri inquinanti di cui al suballegato 2, paragrafo 1, lettera a) e che rispettino i valori limite di emissione fissati nel suballegato 2 del presente allegato riferiti ad un tenore di ossigeno nei fumi anidri pari al 3% in volume.</text:p>
      <text:p text:style-name="P89">Non si applica il limite per le emissioni di ossido di zolfo. Il limite di NO<text:span text:style-name="T60">x</text:span> è fissato in 200 mg/Nm<text:span text:style-name="T52">3</text:span>.</text:p>
      <text:p text:style-name="P89">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9">La cocombustione non è consentita nei forni per la produzione di calce alimentare.</text:p>
      <text:p text:style-name="P83"/>
      <table:table table:name="Tabella159" table:style-name="Tabella159">
        <table:table-column table:style-name="Tabella159.A"/>
        <table:table-column table:style-name="Tabella159.B"/>
        <table:table-column table:style-name="Tabella159.C"/>
        <table:table-column table:style-name="Tabella159.D"/>
        <text:soft-page-break/>
        <table:table-row table:style-name="Tabella159.1">
          <table:table-cell table:style-name="Tabella159.A1" office:value-type="string">
            <text:p text:style-name="P331">Attività di recupero</text:p>
          </table:table-cell>
          <table:table-cell table:style-name="Tabella159.A1" office:value-type="string">
            <text:p text:style-name="P331">Codice Rifiuto</text:p>
          </table:table-cell>
          <table:table-cell table:style-name="Tabella159.A1" office:value-type="string">
            <text:p text:style-name="P331">Descrizione</text:p>
          </table:table-cell>
          <table:table-cell table:style-name="Tabella159.D1" office:value-type="string">
            <text:p text:style-name="P331">Quantità (t/a)</text:p>
          </table:table-cell>
        </table:table-row>
        <table:table-row table:style-name="Tabella159.1">
          <table:table-cell table:style-name="Tabella159.A2" office:value-type="string">
            <text:p text:style-name="P334">Utilizzo dei rifiuti come combustibile o come altro mezzo per produrre energia in impianti industriali</text:p>
          </table:table-cell>
          <table:table-cell table:style-name="Tabella159.A2" office:value-type="string">
            <text:p text:style-name="P334">[190699]</text:p>
          </table:table-cell>
          <table:table-cell table:style-name="Tabella159.A2" office:value-type="string">
            <text:p text:style-name="P334">Biogas (motori fissi a combustione interna)</text:p>
          </table:table-cell>
          <table:table-cell table:style-name="Tabella159.D2" office:value-type="string">
            <text:p text:style-name="P335">11.300 mc</text:p>
          </table:table-cell>
        </table:table-row>
        <table:table-row table:style-name="Tabella159.1">
          <table:table-cell table:style-name="Tabella159.A2" office:value-type="string">
            <text:p text:style-name="P334">Utilizzo dei rifiuti come combustibile o come altro mezzo per produrre energia in impianti dedicati</text:p>
          </table:table-cell>
          <table:table-cell table:style-name="Tabella159.A2" office:value-type="string">
            <text:p text:style-name="P334">[190699]</text:p>
          </table:table-cell>
          <table:table-cell table:style-name="Tabella159.A2" office:value-type="string">
            <text:p text:style-name="P334">Biogas (impianti dedicati o impianti industriali)</text:p>
          </table:table-cell>
          <table:table-cell table:style-name="Tabella159.D2" office:value-type="string">
            <text:p text:style-name="P335">214.250</text:p>
          </table:table-cell>
        </table:table-row>
      </table:table>
      <text:p text:style-name="P1"/>
      <text:h text:style-name="P447" text:outline-level="1">3 Tipologia: </text:h>
      <text:p text:style-name="P66">Scarti vegetali </text:p>
      <text:p text:style-name="P71">[020103] [020107] [020301] [020303] [020304] [020701] [020704]</text:p>
      <text:p text:style-name="P74">[020103] [020107] [020301] [020303] [020304] [020701] [020704]</text:p>
      <text:p text:style-name="P93"><text:span text:style-name="T11">3.1 </text:span><text:span text:style-name="T16">Provenienza: </text:span></text:p>
      <text:p text:style-name="P207">Attività agricole, forestali e di prima lavorazione di prodotti agroalimentari; impianti di estrazione di olio di vinaccioli, industria distillatoria, industria enologica e ortofrutticola, produzione di succhi di frutta e affini, industria olearia.</text:p>
      <text:p text:style-name="P93"><text:span text:style-name="T11">3.2 </text:span><text:span text:style-name="T16">Caratteristiche del rifiuto: </text:span></text:p>
      <text:p text:style-name="P84">Residui colturali pagliosi (cereali, leguminose da granella, piante oleaginose, ecc); residui colturali legnosi (sarmenti di vite, residui di potature di piante da frutto, ecc.); residui da estrazione forestale; residui - colturali diversi (stocchi e tutoli di mais, steli di sorgo, di tabacco, di girasole, di canapa, di cisto, ecc.); residui di lavorazione (pula, lolla, residui fini di trebbiatura, gusci, ecc.), sanse esauste, vinacce esauste, vinaccioli, farina di vinaccioli, residui di frutta, buccette e altri residui vegetali.</text:p>
      <text:p text:style-name="P93"><text:span text:style-name="T11">3.3 </text:span><text:span text:style-name="T16">Attività e metodi di recupero:</text:span></text:p>
      <text:p text:style-name="P84">Il recupero energetico del rifiuto, di cui al punto 3 può essere effettuato attraverso la combustione alle seguenti condizioni:</text:p>
      <text:list xml:id="list5939201014999694730" text:style-name="WW8Num7">
        <text:list-item>
          <text:p text:style-name="P462">impianti dedicati al recupero energetico di rifiuti o impianti industriali.</text:p>
        </text:list-item>
      </text:list>
      <text:p text:style-name="P143">Detti impianti dovranno essere provvisti di:</text:p>
      <text:p text:style-name="P153">-<text:tab/>bruciatore pilota a combustibile gassoso o liquido (non richiesto nei forni industriali);</text:p>
      <text:p text:style-name="P149">-<text:tab/>alimentazione automatica del combustibile;</text:p>
      <text:p text:style-name="P149">-<text:tab/>regolazione automatica del rapporto aria/combustibile anche nelle fasi di avviamento (non richiesto nei forni industriali);</text:p>
      <text:p text:style-name="P149">-<text:tab/>controllo in continuo del monossido di carbonio, dell'ossigeno e della temperatura nell'effluente gassoso (non obbligatorio per gli impianti di potenza termica nominale inferiore a 1 MW);</text:p>
      <text:p text:style-name="P207">negli impianti oltre i 6 MWt controllo in continuo anche degli ossidi di azoto e degli altri inquinanti di cui al suballegato 2, paragrafo 1 1, lettera a), ad esclusione del fluoruro di idrogeno.</text:p>
      <text:p text:style-name="P207">Per le emissioni devono essere rispettati i valori limite di emissioni fissati nel suballegato 2 del presente allegato e i seguenti limiti con un tenore di ossigeno nei fumi anidri dell'11% in volume:</text:p>
      <text:p text:style-name="P151"><text:span text:style-name="T11">NO</text:span><text:span text:style-name="T61">x</text:span><text:span text:style-name="T11"> (come valore medio giornaliero)<text:tab/>200 mg/Nm</text:span><text:span text:style-name="T53">3</text:span></text:p>
      <text:p text:style-name="P151"><text:span text:style-name="T11">NO</text:span><text:span text:style-name="T61">x</text:span><text:span text:style-name="T11"> (come valore medio orario) </text:span></text:p>
      <text:p text:style-name="P151"><text:span text:style-name="T11">ove non previsto il controllo in continuo<text:tab/>400 mg/Nm</text:span><text:span text:style-name="T53">3</text:span></text:p>
      <text:p text:style-name="P87"><text:span text:style-name="T11">Per gli impianti con potenza termica nominale inferiore a 1 MW il limite di emissione delle polveri è di 50 mg/Nm</text:span><text:span text:style-name="T53">3</text:span><text:span text:style-name="T11"> e il limite di emissione di CO è di 100 mg/Nm</text:span><text:span text:style-name="T53">3</text:span><text:span text:style-name="T11"> come valori medi giornalieri, per le attività stagionali di durata non superiore a 120 giorni il limite alle emissioni di CO è di 300 mg/Nm</text:span><text:span text:style-name="T53">3</text:span><text:span text:style-name="T11">.</text:span></text:p>
      <text:p text:style-name="P84">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3"/>
      <table:table table:name="Tabella160" table:style-name="Tabella160">
        <table:table-column table:style-name="Tabella160.A"/>
        <table:table-column table:style-name="Tabella160.B"/>
        <table:table-column table:style-name="Tabella160.C"/>
        <table:table-column table:style-name="Tabella160.D"/>
        <table:table-row table:style-name="Tabella160.1">
          <table:table-cell table:style-name="Tabella160.A1" office:value-type="string">
            <text:p text:style-name="P331">Attività di recupero</text:p>
          </table:table-cell>
          <table:table-cell table:style-name="Tabella160.A1" office:value-type="string">
            <text:p text:style-name="P331">Codice Rifiuto</text:p>
          </table:table-cell>
          <table:table-cell table:style-name="Tabella160.A1" office:value-type="string">
            <text:p text:style-name="P331">Descrizione</text:p>
          </table:table-cell>
          <table:table-cell table:style-name="Tabella160.D1" office:value-type="string">
            <text:p text:style-name="P331">Quantità (t/a)</text:p>
          </table:table-cell>
        </table:table-row>
        <table:table-row table:style-name="Tabella160.1">
          <table:table-cell table:style-name="Tabella160.A2" office:value-type="string">
            <text:p text:style-name="P334">Messa in riserva</text:p>
          </table:table-cell>
          <table:table-cell table:style-name="Tabella160.A2" office:value-type="string">
            <text:p text:style-name="P334">[020103] [020107] [020301] [020303] [020304] [020701] [020704]</text:p>
          </table:table-cell>
          <table:table-cell table:style-name="Tabella160.A2" office:value-type="string">
            <text:p text:style-name="P334">Scarti vegetali</text:p>
          </table:table-cell>
          <table:table-cell table:style-name="Tabella160.D2" office:value-type="string">
            <text:p text:style-name="P335">35.000</text:p>
          </table:table-cell>
        </table:table-row>
      </table:table>
      <text:p text:style-name="P83"/>
      <text:p text:style-name="P83"/>
      <table:table table:name="Tabella161" table:style-name="Tabella161">
        <table:table-column table:style-name="Tabella161.A"/>
        <table:table-column table:style-name="Tabella161.B"/>
        <table:table-column table:style-name="Tabella161.C"/>
        <table:table-column table:style-name="Tabella161.D"/>
        <text:soft-page-break/>
        <table:table-row table:style-name="Tabella161.1">
          <table:table-cell table:style-name="Tabella161.A1" office:value-type="string">
            <text:p text:style-name="P331">Attività di recupero</text:p>
          </table:table-cell>
          <table:table-cell table:style-name="Tabella161.A1" office:value-type="string">
            <text:p text:style-name="P331">Codice Rifiuto</text:p>
          </table:table-cell>
          <table:table-cell table:style-name="Tabella161.A1" office:value-type="string">
            <text:p text:style-name="P331">Descrizione</text:p>
          </table:table-cell>
          <table:table-cell table:style-name="Tabella161.D1" office:value-type="string">
            <text:p text:style-name="P331">Quantità (t/a)</text:p>
          </table:table-cell>
        </table:table-row>
        <table:table-row table:style-name="Tabella161.1">
          <table:table-cell table:style-name="Tabella161.A2" office:value-type="string">
            <text:p text:style-name="P334">Utilizzo dei rifiuti come combustibile o come altro mezzo per produrre energia in impianti industriali</text:p>
          </table:table-cell>
          <table:table-cell table:style-name="Tabella161.A2" office:value-type="string">
            <text:p text:style-name="P334">[020103] [020107] [020301] [020303] [020304] [020701] [020704]</text:p>
          </table:table-cell>
          <table:table-cell table:style-name="Tabella161.A2" office:value-type="string">
            <text:p text:style-name="P334">Scarti vegetali</text:p>
          </table:table-cell>
          <table:table-cell table:style-name="Tabella161.D2" office:value-type="string">
            <text:p text:style-name="P335">500</text:p>
          </table:table-cell>
        </table:table-row>
        <table:table-row table:style-name="Tabella161.1">
          <table:table-cell table:style-name="Tabella161.A2" office:value-type="string">
            <text:p text:style-name="P334">Utilizzo dei rifiuti come combustibile o come altro mezzo per produrre energia in impianti dedicati</text:p>
          </table:table-cell>
          <table:table-cell table:style-name="Tabella161.A2" office:value-type="string">
            <text:p text:style-name="P334">[020103] [020107] [020301] [020303] [020304] [020701] [020704]</text:p>
          </table:table-cell>
          <table:table-cell table:style-name="Tabella161.A2" office:value-type="string">
            <text:p text:style-name="P334">Scarti vegetali</text:p>
          </table:table-cell>
          <table:table-cell table:style-name="Tabella161.D2" office:value-type="string">
            <text:p text:style-name="P335">25.000</text:p>
          </table:table-cell>
        </table:table-row>
      </table:table>
      <text:p text:style-name="P1"/>
      <text:h text:style-name="P447" text:outline-level="1">4 Tipologia: </text:h>
      <text:p text:style-name="P65">Rifiuti della lavorazione del legno e affini non trattati </text:p>
      <text:p text:style-name="P70">[030101] [030102] [030103] [030301] [150103] [170201] [200107]</text:p>
      <text:p text:style-name="P73">[030101] [030105] [030301] [150103] [170201] [200138]</text:p>
      <text:p text:style-name="P91"><text:span text:style-name="T11">4.1 </text:span><text:span text:style-name="T16">Provenienza: </text:span></text:p>
      <text:p text:style-name="P83">industria della carta, del sughero e del legno (I^ e II^ lavorazione, produzione pannelli di particelle, di fibra e compensati, mobili, semilavorati per il mobile, articoli per l'edilizia, pallets ed imballaggi, ecc.).</text:p>
      <text:p text:style-name="P91"><text:span text:style-name="T11">4.2 </text:span><text:span text:style-name="T16">Caratteristiche del rifiuto:</text:span></text:p>
      <text:p text:style-name="P83">Scarti anche in polvere a base esclusivamente di legno vergine o sughero vergine o componenti di legno vergine.</text:p>
      <text:p text:style-name="P91"><text:span text:style-name="T11">4.3 </text:span><text:span text:style-name="T16">Attività e metodi di recupero:</text:span></text:p>
      <text:p text:style-name="Rientro_20_corpo_20_del_20_testo_20_3">Il recupero energetico del rifiuto, di cui al punto 4 può essere effettuato attraverso la combustione alle seguenti condizioni:</text:p>
      <text:list xml:id="list235922528067289" text:continue-list="list5939201014999694730" text:style-name="WW8Num7">
        <text:list-item text:start-value="1">
          <text:p text:style-name="P463">impianti dedicati al recupero energetico di rifiuti o impianti industriali.</text:p>
        </text:list-item>
      </text:list>
      <text:p text:style-name="P141">Detti impianti dovranno essere provvisti di:</text:p>
      <text:p text:style-name="P152"><text:s/>- bruciatore pilota a combustibile gassoso o liquido (non richiesto nei forni industriali);</text:p>
      <text:p text:style-name="P147"><text:s/>- alimentazione automatica del combustibile;</text:p>
      <text:p text:style-name="P147"><text:s/>- regolazione automatica del rapporto aria/combustibile anche nelle fasi di avviamento (non richiesto nei forni industriali);</text:p>
      <text:p text:style-name="P147"><text:s/>- controllo in continuo del monossido di carbonio, dell'ossigeno e della temperatura nell'effluente gassoso (non obbligatorio per gli impianti di potenza termica nominale inferiore a 1 MW);</text:p>
      <text:p text:style-name="Rientro_20_corpo_20_del_20_testo_20_3">negli impianti oltre i 6 MWt controllo in continuo anche degli ossidi di azoto e degli altri inquinanti di cui al suballegato 2, paragrafo 1, lettera a), ad esclusione del fluoruro di idrogeno.</text:p>
      <text:p text:style-name="Rientro_20_corpo_20_del_20_testo_20_3">Per le emissioni devono essere rispettati i valori limite di emissioni fissati nel suballegato 2 del presente allegato e i seguenti limiti con un tenore di ossigeno nei fumi anidri dell'11% in volume:</text:p>
      <text:p text:style-name="P146"><text:span text:style-name="T11">NO</text:span><text:span text:style-name="T61">x</text:span><text:span text:style-name="T11"> (come valore medio giornaliero) <text:s text:c="19"/>200 mg/Nm</text:span><text:span text:style-name="T53">3</text:span></text:p>
      <text:p text:style-name="P146"><text:span text:style-name="T11">NO</text:span><text:span text:style-name="T61">x</text:span><text:span text:style-name="T11"> (come valore medio orario) </text:span></text:p>
      <text:p text:style-name="P146"><text:span text:style-name="T11">ove non previsto il controllo in continuo <text:s text:c="16"/>400 mg/Nm</text:span><text:span text:style-name="T53">3</text:span></text:p>
      <text:p text:style-name="P82"><text:span text:style-name="T11">Per gli impianti di potenza termica nominale inferiore a 1 MW il limite di emissione delle polveri è di 50 mg/Nm</text:span><text:span text:style-name="T53">3</text:span><text:span text:style-name="T11">, e il limite di emissione di CO è di 100 mg/Nm</text:span><text:span text:style-name="T53">3</text:span><text:span text:style-name="T11"> come valori medi giornalieri.</text:span></text:p>
      <text:p text:style-name="P83">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3"/>
      <table:table table:name="Tabella162" table:style-name="Tabella162">
        <table:table-column table:style-name="Tabella162.A"/>
        <table:table-column table:style-name="Tabella162.B"/>
        <table:table-column table:style-name="Tabella162.C"/>
        <table:table-column table:style-name="Tabella162.D"/>
        <table:table-row table:style-name="Tabella162.1">
          <table:table-cell table:style-name="Tabella162.A1" office:value-type="string">
            <text:p text:style-name="P331">Attività di recupero</text:p>
          </table:table-cell>
          <table:table-cell table:style-name="Tabella162.A1" office:value-type="string">
            <text:p text:style-name="P331">Codice Rifiuto</text:p>
          </table:table-cell>
          <table:table-cell table:style-name="Tabella162.A1" office:value-type="string">
            <text:p text:style-name="P331">Descrizione</text:p>
          </table:table-cell>
          <table:table-cell table:style-name="Tabella162.D1" office:value-type="string">
            <text:p text:style-name="P331">Quantità (t/a)</text:p>
          </table:table-cell>
        </table:table-row>
        <table:table-row table:style-name="Tabella162.1">
          <table:table-cell table:style-name="Tabella162.A2" office:value-type="string">
            <text:p text:style-name="P334">Messa in riserva</text:p>
          </table:table-cell>
          <table:table-cell table:style-name="Tabella162.A2" office:value-type="string">
            <text:p text:style-name="P334">[030101] [030105] [030301] [150103] [170201] [200138]</text:p>
          </table:table-cell>
          <table:table-cell table:style-name="Tabella162.A2" office:value-type="string">
            <text:p text:style-name="P334">Rifiuti della lavorazione del legno e affini non trattati</text:p>
          </table:table-cell>
          <table:table-cell table:style-name="Tabella162.D2" office:value-type="string">
            <text:p text:style-name="P335">35.000</text:p>
          </table:table-cell>
        </table:table-row>
      </table:table>
      <text:p text:style-name="P83"/>
      <table:table table:name="Tabella163" table:style-name="Tabella163">
        <table:table-column table:style-name="Tabella163.A"/>
        <table:table-column table:style-name="Tabella163.B"/>
        <table:table-column table:style-name="Tabella163.C"/>
        <table:table-column table:style-name="Tabella163.D"/>
        <table:table-row table:style-name="Tabella163.1">
          <table:table-cell table:style-name="Tabella163.A1" office:value-type="string">
            <text:p text:style-name="P331">Attività di recupero</text:p>
          </table:table-cell>
          <table:table-cell table:style-name="Tabella163.A1" office:value-type="string">
            <text:p text:style-name="P331">Codice Rifiuto</text:p>
          </table:table-cell>
          <table:table-cell table:style-name="Tabella163.A1" office:value-type="string">
            <text:p text:style-name="P331">Descrizione</text:p>
          </table:table-cell>
          <table:table-cell table:style-name="Tabella163.D1" office:value-type="string">
            <text:p text:style-name="P331">Quantità (t/a)</text:p>
          </table:table-cell>
        </table:table-row>
        <table:table-row table:style-name="Tabella163.1">
          <table:table-cell table:style-name="Tabella163.A2" office:value-type="string">
            <text:p text:style-name="P334">Utilizzo dei rifiuti come combustibile o come altro mezzo per produrre energia in impianti dedicati</text:p>
          </table:table-cell>
          <table:table-cell table:style-name="Tabella163.A2" office:value-type="string">
            <text:p text:style-name="P334">[030101] [030105] [030301] [150103] [170201] [200138]</text:p>
          </table:table-cell>
          <table:table-cell table:style-name="Tabella163.A2" office:value-type="string">
            <text:p text:style-name="P334">Rifiuti della lavorazione del legno e affini non trattati</text:p>
          </table:table-cell>
          <table:table-cell table:style-name="Tabella163.D2" office:value-type="string">
            <text:p text:style-name="P335">36.000</text:p>
          </table:table-cell>
        </table:table-row>
        <text:soft-page-break/>
        <table:table-row table:style-name="Tabella163.1">
          <table:table-cell table:style-name="Tabella163.A2" office:value-type="string">
            <text:p text:style-name="P334">Utilizzo dei rifiuti come combustibile o come altro mezzo per produrre energia in impianti industriali</text:p>
          </table:table-cell>
          <table:table-cell table:style-name="Tabella163.A2" office:value-type="string">
            <text:p text:style-name="P334">[030101] [030105] [030301] [150103] [170201] [200138]</text:p>
          </table:table-cell>
          <table:table-cell table:style-name="Tabella163.A2" office:value-type="string">
            <text:p text:style-name="P334">Rifiuti della lavorazione del legno e affini non trattati</text:p>
          </table:table-cell>
          <table:table-cell table:style-name="Tabella163.D2" office:value-type="string">
            <text:p text:style-name="P335">40.000</text:p>
          </table:table-cell>
        </table:table-row>
      </table:table>
      <text:p text:style-name="P1"/>
      <text:h text:style-name="P447" text:outline-level="1">5 Tipologia: </text:h>
      <text:p text:style-name="P65">rifiuti da fibra tessile </text:p>
      <text:p text:style-name="P70">[040201] [040203]</text:p>
      <text:p text:style-name="P73">[040221]</text:p>
      <text:p text:style-name="P91"><text:span text:style-name="T11">5.1 </text:span><text:span text:style-name="T16">Provenienza: </text:span></text:p>
      <text:p text:style-name="P83">industria tessile</text:p>
      <text:p text:style-name="P91"><text:span text:style-name="T11">5.2 </text:span><text:span text:style-name="T16">Caratteristiche del rifiuto:</text:span></text:p>
      <text:p text:style-name="P83">Scarti, anche in polvere, di fibre tessili di origine animale o vegetale derivanti dalla filatura e tessitura</text:p>
      <text:p text:style-name="P91"><text:span text:style-name="T11">5.3 </text:span><text:span text:style-name="T16">Attività e metodi di recupero:</text:span></text:p>
      <text:p text:style-name="Rientro_20_corpo_20_del_20_testo_20_3">Il recupero energetico del rifiuto, di cui al punto 5 può essere effettuato attraverso la combustione alle seguenti condizioni:</text:p>
      <text:list xml:id="list235922787187026" text:continue-list="list235922528067289" text:style-name="WW8Num7">
        <text:list-item text:start-value="1">
          <text:p text:style-name="P463">impianti dedicati al recupero energetico di rifiuti o impianti industriali.</text:p>
        </text:list-item>
      </text:list>
      <text:p text:style-name="P141">Detti impianti dovranno essere provvisti di:</text:p>
      <text:p text:style-name="P152"><text:s/>- bruciatore pilota a combustibile gassoso o liquido (non richiesto nei forni industriali);</text:p>
      <text:p text:style-name="P147"><text:s/>- alimentazione automatica del combustibile;</text:p>
      <text:p text:style-name="P147"><text:s/>- regolazione automatica del rapporto aria/combustibile anche nelle fasi di avviamento (non richiesto nei forni industriali);</text:p>
      <text:p text:style-name="P147"><text:s/>- controllo in continuo del monossido di carbonio, dell'ossigeno e della temperatura nell'effluente gassoso (non obbligatorio per gli impianti di potenza termica nominale inferiore a 1 MW);</text:p>
      <text:p text:style-name="Rientro_20_corpo_20_del_20_testo_20_3">negli impianti oltre i 6 MWt controllo in continuo anche degli ossidi di azoto e degli altri inquinanti di cui al suballegato 2, paragrafo 1, lettera a), ad esclusione del fluoruro di idrogeno.</text:p>
      <text:p text:style-name="Rientro_20_corpo_20_del_20_testo_20_3">Per le emissioni devono essere rispettati i valori limite di emissioni fissati nel suballegato 2 del presente allegato e i seguenti limiti con un tenore di ossigeno nei fumi anidri dell'11% in volume:</text:p>
      <text:p text:style-name="P146"><text:span text:style-name="T11">NO</text:span><text:span text:style-name="T61">x</text:span><text:span text:style-name="T11"> (come valore medio giornaliero) <text:s text:c="19"/>200 mg/Nm</text:span><text:span text:style-name="T53">3</text:span></text:p>
      <text:p text:style-name="P146"><text:span text:style-name="T11">NO</text:span><text:span text:style-name="T61">x</text:span><text:span text:style-name="T11"> (come valore medio orario) </text:span></text:p>
      <text:p text:style-name="P146"><text:span text:style-name="T11">ove non previsto il controllo in continuo <text:s text:c="16"/>400 mg/Nm</text:span><text:span text:style-name="T53">3</text:span></text:p>
      <text:p text:style-name="P82"><text:span text:style-name="T11">Per gli impianti di potenza termica nominale inferiore a 1 MW il limite di emissione delle polveri è di 50 mg/Nm</text:span><text:span text:style-name="T53">3</text:span><text:span text:style-name="T11">, e il limite di emissione di CO e di 100 mg/Nm</text:span><text:span text:style-name="T53">3</text:span><text:span text:style-name="T11"> come valori medi giornalieri.</text:span></text:p>
      <text:p text:style-name="P83">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3"/>
      <table:table table:name="Tabella164" table:style-name="Tabella164">
        <table:table-column table:style-name="Tabella164.A"/>
        <table:table-column table:style-name="Tabella164.B"/>
        <table:table-column table:style-name="Tabella164.C"/>
        <table:table-column table:style-name="Tabella164.D"/>
        <table:table-row table:style-name="Tabella164.1">
          <table:table-cell table:style-name="Tabella164.A1" office:value-type="string">
            <text:p text:style-name="P331">Attività di recupero</text:p>
          </table:table-cell>
          <table:table-cell table:style-name="Tabella164.A1" office:value-type="string">
            <text:p text:style-name="P331">Codice Rifiuto</text:p>
          </table:table-cell>
          <table:table-cell table:style-name="Tabella164.A1" office:value-type="string">
            <text:p text:style-name="P331">Descrizione</text:p>
          </table:table-cell>
          <table:table-cell table:style-name="Tabella164.D1" office:value-type="string">
            <text:p text:style-name="P331">Quantità (t/a)</text:p>
          </table:table-cell>
        </table:table-row>
        <table:table-row table:style-name="Tabella164.1">
          <table:table-cell table:style-name="Tabella164.A2" office:value-type="string">
            <text:p text:style-name="P334">Utilizzo dei rifiuti come combustibile o come altro mezzo per produrre energia in impianti dedicati</text:p>
          </table:table-cell>
          <table:table-cell table:style-name="Tabella164.A2" office:value-type="string">
            <text:p text:style-name="P334">[040221]</text:p>
          </table:table-cell>
          <table:table-cell table:style-name="Tabella164.A2" office:value-type="string">
            <text:p text:style-name="P334">Rifiuti da fibra tessile</text:p>
          </table:table-cell>
          <table:table-cell table:style-name="Tabella164.D2" office:value-type="string">
            <text:p text:style-name="P335">15.000</text:p>
          </table:table-cell>
        </table:table-row>
      </table:table>
      <text:p text:style-name="P1"/>
      <text:h text:style-name="P447" text:outline-level="1">6 Tipologia: </text:h>
      <text:p text:style-name="P65">rifiuti della lavorazione del legno e affini trattati </text:p>
      <text:p text:style-name="P64"><text:span text:style-name="T11">[</text:span><text:span text:style-name="T21">030102] [030103] [200107]</text:span></text:p>
      <text:p text:style-name="P73">[030105] [200138] [030105]</text:p>
      <text:p text:style-name="P91"><text:span text:style-name="T11">6.1 </text:span><text:span text:style-name="T16">Provenienza: </text:span></text:p>
      <text:p text:style-name="P83">industria del legno (I^ e II^ lavorazione, produzione pannelli di particelle, di fibra e compensati, mobili, semilavorati per il mobile, articoli per l'edilizia, ecc.)</text:p>
      <text:p text:style-name="P91"><text:span text:style-name="T11">6.2 </text:span><text:span text:style-name="T16">Caratteristiche del rifiuto:</text:span></text:p>
      <text:p text:style-name="P83">Scarti e agglomerati anche in polvere a base esclusivamente legnosa e vegetale contenenti un massimo di resine fenoliche dell'1% e privi di impregnanti a base di olio di catrame o sali CCA, aventi inoltre le seguenti caratteristiche:</text:p>
      <text:p text:style-name="P101"><text:s/>- un contenuto massimo di resine urea - formaldeide o melanina - formaldeide o urea - melanina - formaldeide del 20% (come massa secca/massa secca di pannello);</text:p>
      <text:p text:style-name="P101"><text:s/>- un contenuto massimo di resina a base di difenilmetandiisocianato dell'8% (come massa secca/massa secca di pannello);</text:p>
      <text:p text:style-name="P101"><text:s/>- un contenuto massimo di Cloro dello 0,9% in massa;</text:p>
      <text:p text:style-name="P101"><text:s/>- un contenuto massimo di additivi ( solfato di ammonio, urea - esametilentetrammina) del 10% (come massa secca/massa secca di resina).</text:p>
      <text:p text:style-name="P91"><text:span text:style-name="T11">6.3 </text:span><text:span text:style-name="T16">Attività e metodi di recupero:</text:span></text:p>
      <text:p text:style-name="Rientro_20_corpo_20_del_20_testo_20_3">Il recupero energetico del rifiuto, di cui al punto 6 può essere effettuata attraverso la combustione alle seguenti condizioni:</text:p>
      <text:list xml:id="list235921710444778" text:continue-list="list235922787187026" text:style-name="WW8Num7">
        <text:list-item text:start-value="1">
          <text:p text:style-name="P463">impianti dedicati al recupero energetico di rifiuti o impianti industriali di potenza termica nominale non inferiore a 1 MW.</text:p>
        </text:list-item>
      </text:list>
      <text:p text:style-name="P141">Detti impianti devono essere provvisti di:</text:p>
      <text:p text:style-name="P152"><text:s/>- bruciatore pilota a combustibile gassoso o liquido (non richiesto nei forni industriali);</text:p>
      <text:p text:style-name="P147"><text:s/>- alimentazione automatica del combustibile;</text:p>
      <text:p text:style-name="P147"><text:s/>- regolazione automatica del rapporto aria/combustibile anche nelle fasi di avviamento (non richiesto nei forni industriali);</text:p>
      <text:p text:style-name="P147"><text:s/>- controllo in continuo del monossido di carbonio, dell'ossigeno e della temperatura nell'effluente gassoso;</text:p>
      <text:p text:style-name="P147"><text:s/>- negli impianti oltre i 6 MWt controllo in continuo degli ossidi di azoto e degli altri inquinanti di cui al suballegato 2, paragrafo 1, lettera a).</text:p>
      <text:p text:style-name="Rientro_20_corpo_20_del_20_testo_20_3">Devono inoltre rispettare i seguenti valori limite alle emissioni riferiti ad un tenore di ossigeno dei fumi anidri dell'11% in volume:</text:p>
      <text:p text:style-name="P146"><text:span text:style-name="T11">NO</text:span><text:span text:style-name="T61">x</text:span><text:span text:style-name="T11"> (come valore medio giornaliero) <text:s text:c="19"/>200 mg/Nm</text:span><text:span text:style-name="T53">3</text:span></text:p>
      <text:p text:style-name="P146"><text:span text:style-name="T11">NO</text:span><text:span text:style-name="T61">x</text:span><text:span text:style-name="T11"> (come valore medio orario) </text:span></text:p>
      <text:p text:style-name="P146"><text:span text:style-name="T11">ove non previsto il controllo in continuo <text:s text:c="16"/>400 mg/Nm</text:span><text:span text:style-name="T53">3</text:span></text:p>
      <text:p text:style-name="P147">PCDD + PCDF (come diossina equivalente) </text:p>
      <text:p text:style-name="P147">(come valore medio rilevato per un periodo</text:p>
      <text:p text:style-name="P146"><text:span text:style-name="T11">di campionamento di 8 ore) <text:s text:c="35"/>0,1 ng/Nm</text:span><text:span text:style-name="T53">3</text:span></text:p>
      <text:p text:style-name="P147">Idrocarburi policiclici aromatici (I.P.A.) </text:p>
      <text:p text:style-name="P147">(come valore medio rilevato per un periodo</text:p>
      <text:p text:style-name="P150"><text:span text:style-name="T11">di campionamento di 8 ore) <text:s text:c="35"/>0,01 mg/Nm</text:span><text:span text:style-name="T53">3</text:span></text:p>
      <text:p text:style-name="P83">per gli altri inquinanti si applicano i valori limite di emissione fissati nel suballegato 2 del presente allegato.</text:p>
      <text:p text:style-name="P83">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3"><text:soft-page-break/>La cocombustione non è consentita nei forni per la produzione di calce alimentare.</text:p>
      <text:p text:style-name="P83"/>
      <table:table table:name="Tabella165" table:style-name="Tabella165">
        <table:table-column table:style-name="Tabella165.A"/>
        <table:table-column table:style-name="Tabella165.B"/>
        <table:table-column table:style-name="Tabella165.C"/>
        <table:table-column table:style-name="Tabella165.D"/>
        <table:table-row table:style-name="Tabella165.1">
          <table:table-cell table:style-name="Tabella165.A1" office:value-type="string">
            <text:p text:style-name="P331">Attività di recupero</text:p>
          </table:table-cell>
          <table:table-cell table:style-name="Tabella165.A1" office:value-type="string">
            <text:p text:style-name="P331">Codice Rifiuto</text:p>
          </table:table-cell>
          <table:table-cell table:style-name="Tabella165.A1" office:value-type="string">
            <text:p text:style-name="P331">Descrizione</text:p>
          </table:table-cell>
          <table:table-cell table:style-name="Tabella165.D1" office:value-type="string">
            <text:p text:style-name="P331">Quantità (t/a)</text:p>
          </table:table-cell>
        </table:table-row>
        <table:table-row table:style-name="Tabella165.1">
          <table:table-cell table:style-name="Tabella165.A2" office:value-type="string">
            <text:p text:style-name="P334">Messa in riserva</text:p>
          </table:table-cell>
          <table:table-cell table:style-name="Tabella165.A2" office:value-type="string">
            <text:p text:style-name="P334">[030105] [200138]</text:p>
          </table:table-cell>
          <table:table-cell table:style-name="Tabella165.A2" office:value-type="string">
            <text:p text:style-name="P334">Rifiuti della lavorazione del legno e affini trattati</text:p>
          </table:table-cell>
          <table:table-cell table:style-name="Tabella165.D2" office:value-type="string">
            <text:p text:style-name="P335">5.000</text:p>
          </table:table-cell>
        </table:table-row>
      </table:table>
      <text:p text:style-name="P83"/>
      <text:p text:style-name="P83"/>
      <table:table table:name="Tabella166" table:style-name="Tabella166">
        <table:table-column table:style-name="Tabella166.A"/>
        <table:table-column table:style-name="Tabella166.B"/>
        <table:table-column table:style-name="Tabella166.C"/>
        <table:table-column table:style-name="Tabella166.D"/>
        <table:table-row table:style-name="Tabella166.1">
          <table:table-cell table:style-name="Tabella166.A1" office:value-type="string">
            <text:p text:style-name="P331">Attività di recupero</text:p>
          </table:table-cell>
          <table:table-cell table:style-name="Tabella166.A1" office:value-type="string">
            <text:p text:style-name="P331">Codice Rifiuto</text:p>
          </table:table-cell>
          <table:table-cell table:style-name="Tabella166.A1" office:value-type="string">
            <text:p text:style-name="P331">Descrizione</text:p>
          </table:table-cell>
          <table:table-cell table:style-name="Tabella166.D1" office:value-type="string">
            <text:p text:style-name="P331">Quantità (t/a)</text:p>
          </table:table-cell>
        </table:table-row>
        <table:table-row table:style-name="Tabella166.1">
          <table:table-cell table:style-name="Tabella166.A2" office:value-type="string">
            <text:p text:style-name="P334">Utilizzo dei rifiuti come combustibile o come altro mezzo per produrre energia in impianti dedicati</text:p>
          </table:table-cell>
          <table:table-cell table:style-name="Tabella166.A2" office:value-type="string">
            <text:p text:style-name="P334">[030105] [200138]</text:p>
          </table:table-cell>
          <table:table-cell table:style-name="Tabella166.A2" office:value-type="string">
            <text:p text:style-name="P334">Rifiuti della lavorazione del legno e affini trattati</text:p>
          </table:table-cell>
          <table:table-cell table:style-name="Tabella166.D2" office:value-type="string">
            <text:p text:style-name="P335">13.700</text:p>
          </table:table-cell>
        </table:table-row>
        <table:table-row table:style-name="Tabella166.1">
          <table:table-cell table:style-name="Tabella166.A2" office:value-type="string">
            <text:p text:style-name="P334">Utilizzo dei rifiuti come combustibile o come altro mezzo per produrre energia in impianti industriali</text:p>
          </table:table-cell>
          <table:table-cell table:style-name="Tabella166.A2" office:value-type="string">
            <text:p text:style-name="P334">[030105] [200138]</text:p>
          </table:table-cell>
          <table:table-cell table:style-name="Tabella166.A2" office:value-type="string">
            <text:p text:style-name="P334">Rifiuti della lavorazione del legno e affini trattati</text:p>
          </table:table-cell>
          <table:table-cell table:style-name="Tabella166.D2" office:value-type="string">
            <text:p text:style-name="P335">80.000</text:p>
          </table:table-cell>
        </table:table-row>
      </table:table>
      <text:p text:style-name="P1"/>
      <text:h text:style-name="P447" text:outline-level="1">7 Tipologia: </text:h>
      <text:p text:style-name="P65">rifiuti della lavorazione del tabacco </text:p>
      <text:p text:style-name="P64"><text:span text:style-name="T11">[</text:span><text:span text:style-name="T21">020304]</text:span></text:p>
      <text:p text:style-name="P92">[020304]</text:p>
      <text:p text:style-name="P91"><text:span text:style-name="T11">7.1 </text:span><text:span text:style-name="T16">Provenienza: </text:span></text:p>
      <text:p text:style-name="P83">trasformazione industriale del tabacco e la fabbricazione di prodotti da fumo</text:p>
      <text:p text:style-name="P91"><text:span text:style-name="T11">7.2 </text:span><text:span text:style-name="T16">Caratteristiche del rifiuto:</text:span></text:p>
      <text:p text:style-name="P83">Scarti e cascami di lavorazioni costituiti dalle polveri, fresami e costoline di tabacco vergine e rigenerato, provenienti dalla trasformazione industriale del tabacco e dalla fabbricazione di prodotti da fumo aventi un P.C.I. (potere calorifico inferiore) sul secco minimo di 8.000 kJ/kg ed una umidità massima del 16%.</text:p>
      <text:p text:style-name="P91"><text:span text:style-name="T11">7.3 </text:span><text:span text:style-name="T16">Attività e metodi di recupero:</text:span></text:p>
      <text:p text:style-name="Rientro_20_corpo_20_del_20_testo_20_3">Il recupero energetico del rifiuto, di cui al punto 7 può essere effettuata attraverso la combustione alle seguenti condizioni:</text:p>
      <text:list xml:id="list235922533164019" text:continue-list="list235921710444778" text:style-name="WW8Num7">
        <text:list-item text:start-value="1">
          <text:p text:style-name="P463">impianti dedicati al recupero energetico di rifiuti o impianti industriali.</text:p>
        </text:list-item>
      </text:list>
      <text:p text:style-name="P141">Detti impianti devono essere provvisti di:</text:p>
      <text:p text:style-name="P152"><text:s/>- bruciatore pilota a combustibile gassoso o liquido (non richiesto nei forni industriali);</text:p>
      <text:p text:style-name="P147"><text:s/>- alimentazione automatica del combustibile;</text:p>
      <text:p text:style-name="P147"><text:s/>- regolazione automatica del rapporto aria/combustibile anche nelle fasi di avviamento (non richiesto nei forni industriali);</text:p>
      <text:p text:style-name="P147"><text:s/>- controllo in continuo dell’ossigeno, del monossido di carbonio e della temperatura nell'effluente gassoso (non obbligatorio per gli impianti di potenza termica nominale inferiore a 1 MW)</text:p>
      <text:p text:style-name="P148"><text:s/>- negli impianti oltre i 6 MWt controllo in continuo degli ossidi di azoto e degli altri inquinanti di cui al suballegato 2, paragrafo 1, lettera a) ad esclusione del fluoruro di idrogeno;..</text:p>
      <text:p text:style-name="P144">Devono inoltre rispettare i seguenti valori limite alle emissioni riferiti ad un tenore di ossigeno dei fumi anidri dell'11% in volume:</text:p>
      <text:p text:style-name="P146"><text:span text:style-name="T11">NO</text:span><text:span text:style-name="T61">x</text:span><text:span text:style-name="T11"> (come valore medio giornaliero) <text:s text:c="19"/>200 mg/Nm</text:span><text:span text:style-name="T53">3</text:span></text:p>
      <text:p text:style-name="P146"><text:span text:style-name="T11">NO</text:span><text:span text:style-name="T61">x</text:span><text:span text:style-name="T11"> (come valore medio orario) </text:span></text:p>
      <text:p text:style-name="P146"><text:span text:style-name="T11">ove non previsto il controllo in continuo <text:s text:c="16"/>400 mg/Nm</text:span><text:span text:style-name="T53">3</text:span></text:p>
      <text:p text:style-name="P147">PCDD + PCDF (come diossina equivalente) </text:p>
      <text:p text:style-name="P147">(come valore medio rilevato per un periodo</text:p>
      <text:p text:style-name="P146"><text:span text:style-name="T11">di campionamento di 8 ore) <text:s text:c="35"/>0,1 ng/Nm</text:span><text:span text:style-name="T53">3</text:span></text:p>
      <text:p text:style-name="P147">Idrocarburi policiclici aromatici (I.P.A.) </text:p>
      <text:p text:style-name="P147">(come valore medio rilevato per un periodo</text:p>
      <text:p text:style-name="P150"><text:span text:style-name="T11">di campionamento di 8 ore) <text:s text:c="35"/>0,01 mg/Nm</text:span><text:span text:style-name="T53">3</text:span></text:p>
      <text:p text:style-name="P83">per gli altri inquinanti si applicano i valori limite di emissione fissati nel suballegato 2 del presente allegato.</text:p>
      <text:p text:style-name="P83">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3">La cocombustione non è consentita nei forni per la produzione di calce alimentare.</text:p>
      <text:p text:style-name="P83"/>
      <table:table table:name="Tabella167" table:style-name="Tabella167">
        <table:table-column table:style-name="Tabella167.A"/>
        <table:table-column table:style-name="Tabella167.B"/>
        <table:table-column table:style-name="Tabella167.C"/>
        <table:table-column table:style-name="Tabella167.D"/>
        <table:table-row table:style-name="Tabella167.1">
          <table:table-cell table:style-name="Tabella167.A1" office:value-type="string">
            <text:p text:style-name="P331">Attività di recupero</text:p>
          </table:table-cell>
          <table:table-cell table:style-name="Tabella167.A1" office:value-type="string">
            <text:p text:style-name="P331">Codice Rifiuto</text:p>
          </table:table-cell>
          <table:table-cell table:style-name="Tabella167.A1" office:value-type="string">
            <text:p text:style-name="P331">Descrizione</text:p>
          </table:table-cell>
          <table:table-cell table:style-name="Tabella167.D1" office:value-type="string">
            <text:p text:style-name="P331">Quantità (t/a)</text:p>
          </table:table-cell>
        </table:table-row>
        <table:table-row table:style-name="Tabella167.1">
          <table:table-cell table:style-name="Tabella167.A2" office:value-type="string">
            <text:p text:style-name="P334">Utilizzo dei rifiuti come combustibile o come altro mezzo per produrre energia in impianti industriali</text:p>
          </table:table-cell>
          <table:table-cell table:style-name="Tabella167.A2" office:value-type="string">
            <text:p text:style-name="P334">[020304]</text:p>
          </table:table-cell>
          <table:table-cell table:style-name="Tabella167.A2" office:value-type="string">
            <text:p text:style-name="P334">Rifiuti della lavorazione del tabacco</text:p>
          </table:table-cell>
          <table:table-cell table:style-name="Tabella167.D2" office:value-type="string">
            <text:p text:style-name="P335">20</text:p>
          </table:table-cell>
        </table:table-row>
        <text:soft-page-break/>
        <table:table-row table:style-name="Tabella167.1">
          <table:table-cell table:style-name="Tabella167.A2" office:value-type="string">
            <text:p text:style-name="P334">Utilizzo dei rifiuti come combustibile o come altro mezzo per produrre energia in impianti dedicati</text:p>
          </table:table-cell>
          <table:table-cell table:style-name="Tabella167.A2" office:value-type="string">
            <text:p text:style-name="P334">[020304]</text:p>
          </table:table-cell>
          <table:table-cell table:style-name="Tabella167.A2" office:value-type="string">
            <text:p text:style-name="P334">Rifiuti della lavorazione del tabacco</text:p>
          </table:table-cell>
          <table:table-cell table:style-name="Tabella167.D2" office:value-type="string">
            <text:p text:style-name="P335">20.000</text:p>
          </table:table-cell>
        </table:table-row>
      </table:table>
      <text:p text:style-name="P1"/>
      <text:h text:style-name="P449" text:outline-level="1">8 Tipologia: </text:h>
      <text:p text:style-name="P70">rifiuti di legno impregnato con preservante a base di creosoto e con preservante a base di sali </text:p>
      <text:p text:style-name="P70">[170201]</text:p>
      <text:p text:style-name="P64"><text:span text:style-name="T47">[170204*] [170903*]</text:span><text:span text:style-name="T46"> tipologia soppressa in quanto riferita a rifiuti pericolosi</text:span></text:p>
      <text:p text:style-name="P91"><text:span text:style-name="T21">8.1 </text:span><text:span text:style-name="T22">Provenienza: </text:span></text:p>
      <text:p text:style-name="P203">attività di disinstallazione di infrastrutture quali linee ferroviarie, linee di telecomunicazioni e linee elettriche;</text:p>
      <text:p text:style-name="P91"><text:span text:style-name="T21">8.2 </text:span><text:span text:style-name="T22">Caratteristiche del rifiuto: </text:span></text:p>
      <text:p text:style-name="P203">Rifiuti di legno impregnato con olio di catrame oppure con sali CCA (rame, cromo e arsenico)</text:p>
      <text:p text:style-name="P91"><text:span text:style-name="T21">8.3 </text:span><text:span text:style-name="T22">Attività e metodi di recupero:</text:span></text:p>
      <text:p text:style-name="P203">Il recupero energetico del rifiuto di cui al punto 8 può essere effettuata attraverso la combustione in impianti dedicati al recupero energetico di rifiuti di potenza termica nominale non inferiore a 6 MW.</text:p>
      <text:p text:style-name="P203">Gli impianti devono essere provvisti di:</text:p>
      <text:p text:style-name="P203"><text:s/>- bruciatore pilota a combustibile gassoso o liquido;</text:p>
      <text:p text:style-name="P203"><text:s/>- alimentazione automatica del combustibile;</text:p>
      <text:p text:style-name="P203"><text:s/>- regolazione automatica del rapporto aria/combustibile anche nelle fasi di avviamento;</text:p>
      <text:p text:style-name="P203"><text:s/>- controllo continuo dell'ossigeno, dell'ossido di carbonio, ossidi di azoto e della temperatura nell'effluente gassoso, degli altri inquinanti di cui al suballegato 2, paragrafo 1 lettera a) nonché della temperatura nella camera di combustione.</text:p>
      <text:p text:style-name="P203">Gli impianti devono garantire in tutte le condizioni di esercizio i seguenti requisiti minimi operativi:</text:p>
      <text:p text:style-name="P203"><text:s/>- temperatura minima dei gas nella camera di combustione, di 850 °C raggiunta anche in prossimità della parete interna;</text:p>
      <text:p text:style-name="P203"><text:s/>- tempo di permanenza minimo dei gas nella camera di combustione di 2 secondi;</text:p>
      <text:p text:style-name="P203"><text:s/>- tenore di ossigeno nei fumi min. 6% in volume</text:p>
      <text:p text:style-name="P203">e rispettare i seguenti valori limite alle emissioni riferiti ad un tenore di ossigeno nei fumi anidri dell'11% in volume:</text:p>
      <text:p text:style-name="Rientro_20_corpo_20_del_20_testo_20_3"><text:span text:style-name="T20">Ossidi di azoto (come valore medio giornaliero) <text:s text:c="10"/>200 mg/Nm</text:span><text:span text:style-name="T25">3</text:span></text:p>
      <text:p text:style-name="P203">PCDD + PCDF (come diossina equivalente) </text:p>
      <text:p text:style-name="P203">(come valore medio rilevato per un periodo</text:p>
      <text:p text:style-name="Rientro_20_corpo_20_del_20_testo_20_3"><text:span text:style-name="T20">di campionamento di 8 ore) <text:s text:c="31"/>0,1 ng/Nm</text:span><text:span text:style-name="T25">3</text:span></text:p>
      <text:p text:style-name="P203">Idrocarburi policiclici aromatici (I.P.A.) </text:p>
      <text:p text:style-name="P203">(come valore medio rilevato per un periodo </text:p>
      <text:p text:style-name="Rientro_20_corpo_20_del_20_testo_20_3"><text:span text:style-name="T20">di campionamento di 8 ore) <text:s text:c="30"/>0,01 mg/Nm</text:span><text:span text:style-name="T25">3</text:span></text:p>
      <text:p text:style-name="P203">per gli altri inquinanti si applicano i valori limite di emissione fissati nel suballegato 2 del presente allegato.</text:p>
      <text:h text:style-name="P447" text:outline-level="1">9. Tipologia: </text:h>
      <text:p text:style-name="P65">Scarti di pulper </text:p>
      <text:p text:style-name="P70">[030307]</text:p>
      <text:p text:style-name="P73">[030310] [030307]</text:p>
      <text:p text:style-name="P91"><text:span text:style-name="T11">9.1</text:span><text:span text:style-name="T16"> Provenienza: </text:span></text:p>
      <text:p text:style-name="P83">industria della carta</text:p>
      <text:p text:style-name="P91"><text:span text:style-name="T11">9.2 </text:span><text:span text:style-name="T16">Caratteristiche del rifiuto: </text:span></text:p>
      <text:p text:style-name="P83">Scarti di cartiera, derivanti dallo spappolamento della carta da macero costituiti da una miscela di materiali plastici, legno, residui di carta, frammenti di vetro, materiale ghiaioso e metallico aventi le seguenti caratteristiche:</text:p>
      <text:p text:style-name="P126"><text:span text:style-name="T11">Umidità<text:tab/>in massa<text:tab/>max </text:span><text:span text:style-name="T29">30%</text:span><text:span text:style-name="T11"> </text:span><text:span text:style-name="T14">40%</text:span></text:p>
      <text:p text:style-name="P102">P.C.I. minimo<text:tab/>sul tal quale<text:tab/>12.500 kJ/kg</text:p>
      <text:p text:style-name="P366">Ceneri<text:tab/><text:span text:style-name="T11">"</text:span><text:tab/>in massa<text:tab/>max<text:tab/>10%</text:p>
      <text:p text:style-name="P103">Cloro<text:tab/>"<text:tab/><text:tab/>"<text:tab/><text:span text:style-name="T11">"<text:tab/></text:span>0.9%</text:p>
      <text:p text:style-name="P103">Zolfo<text:tab/><text:tab/>"<text:tab/><text:tab/>"<text:tab/>"<text:tab/>0.5%</text:p>
      <text:p text:style-name="P103">Pb+Cr+Cu+Mn+Zn<text:tab/>"<text:tab/><text:tab/>"<text:tab/>"<text:tab/>900<text:tab/>mg/kg</text:p>
      <text:p text:style-name="P104">Pb<text:tab/><text:tab/>sul secco<text:tab/><text:tab/>"<text:tab/>200<text:tab/>mg/kg</text:p>
      <text:p text:style-name="P112">Cr<text:tab/><text:tab/>"<text:tab/><text:tab/><text:tab/>"<text:tab/>50<text:tab/>"</text:p>
      <text:p text:style-name="P113">Cu<text:tab/><text:tab/>"<text:tab/><text:tab/><text:tab/>"<text:tab/>300<text:tab/>"</text:p>
      <text:p text:style-name="P113">Mn<text:tab/><text:tab/>"<text:tab/><text:tab/><text:tab/>"<text:tab/>150<text:tab/>"</text:p>
      <text:p text:style-name="P113">Ni<text:tab/><text:tab/>"<text:tab/><text:tab/><text:tab/>"<text:tab/>20<text:tab/>"</text:p>
      <text:p text:style-name="P117">As<text:tab/><text:tab/>"<text:tab/><text:tab/><text:tab/>"<text:tab/>9<text:tab/>"</text:p>
      <text:p text:style-name="P367">Cd+Hg<text:tab/>"<text:tab/><text:tab/><text:tab/>"<text:tab/>7<text:tab/>"</text:p>
      <text:p text:style-name="P91"><text:span text:style-name="T11">9.3 </text:span><text:span text:style-name="T16">Attività e metodi di recupero:</text:span></text:p>
      <text:p text:style-name="P83">Il recupero energetico del rifiuto di cui al punto 9 può essere effettuato attraverso la combustione in impianti dedicati al recupero energetico di rifiuti di potenza termica nominale non inferiore a 6 MW.</text:p>
      <text:p text:style-name="P147">Detti impianti devono essere provvisti di:</text:p>
      <text:p text:style-name="P142">- bruciatore pilota a combustibile gassoso o liquido;</text:p>
      <text:p text:style-name="P142">- alimentazione automatica di combustibile;</text:p>
      <text:p text:style-name="P142">- regolazione automatica del rapporto aria/combustibile anche nelle fasi di avviamento;</text:p>
      <text:p text:style-name="P142">- controllo continuo dell'ossigeno, del monossido di carbonio, ossidi di azoto, della temperatura nell'effluente gassoso, degli altri inquinanti di cui al suballegato 2, paragrafo 1, lettera a) nonché della temperatura nella camera di combustione.</text:p>
      <text:p text:style-name="P141">Gli impianti devono garantire in tutte le condizioni di esercizio i seguenti requisiti:</text:p>
      <text:p text:style-name="P141">- temperatura minima dei gas nella camera di combustione di 850 °C raggiunta anche in prossimità della parete interna;</text:p>
      <text:p text:style-name="P141">- tempo di permanenza minimo dei gas nella camera di combustione di 2 secondi;</text:p>
      <text:p text:style-name="P141">- tenore di ossigeno nei fumi min. 6% in volume.</text:p>
      <text:p text:style-name="P141">e rispettare i seguenti valori limite alle emissioni riferiti ad un tenore di ossigeno nei fumi anidri dell'11% in volume:</text:p>
      <text:p text:style-name="P140"><text:span text:style-name="T11">Zn (*)<text:tab/><text:tab/><text:tab/><text:tab/><text:tab/><text:tab/><text:tab/><text:tab/>5<text:tab/>mg/Nm</text:span><text:span text:style-name="T53">3</text:span></text:p>
      <text:p text:style-name="P141">Ossidi di azoto (come valore medio giornaliero)<text:tab/><text:tab/>200<text:tab/>"</text:p>
      <text:p text:style-name="P141">PCDD + PCDF (come diossina equivalente)</text:p>
      <text:p text:style-name="P141">(come valore medio rilevato per un periodo</text:p>
      <text:p text:style-name="P140"><text:span text:style-name="T11">di campionamento di 8 ore)<text:tab/><text:tab/><text:tab/><text:tab/><text:tab/>0,1<text:tab/>ng/Nm</text:span><text:span text:style-name="T53">3</text:span></text:p>
      <text:p text:style-name="P141">Idrocarburi policiclici aromatici (I.P.A.)</text:p>
      <text:p text:style-name="P141">(come valore medio rilevato per un periodo</text:p>
      <text:p text:style-name="P140"><text:span text:style-name="T11">di campionamento di 8 ore)<text:tab/><text:tab/><text:tab/><text:tab/><text:tab/>0,01<text:tab/>mg/Nm</text:span><text:span text:style-name="T53">3</text:span></text:p>
      <text:p text:style-name="P83"><text:soft-page-break/>per gli altri inquinanti si applicano i valori limite di emissione fissati nel suballegato 2 del presente allegato.</text:p>
      <text:p text:style-name="P101"/>
      <text:p text:style-name="P101">_______________________________________</text:p>
      <text:p text:style-name="P101"/>
      <text:p text:style-name="P83">(*) Come valore medio rilevato per un periodo di campionamento di 1 h</text:p>
      <text:p text:style-name="P101">_______________________________________</text:p>
      <text:p text:style-name="P1"/>
      <text:p text:style-name="P1"/>
      <table:table table:name="Tabella168" table:style-name="Tabella168">
        <table:table-column table:style-name="Tabella168.A"/>
        <table:table-column table:style-name="Tabella168.B"/>
        <table:table-column table:style-name="Tabella168.C"/>
        <table:table-column table:style-name="Tabella168.D"/>
        <table:table-row table:style-name="Tabella168.1">
          <table:table-cell table:style-name="Tabella168.A1" office:value-type="string">
            <text:p text:style-name="P331">Attività di recupero</text:p>
          </table:table-cell>
          <table:table-cell table:style-name="Tabella168.A1" office:value-type="string">
            <text:p text:style-name="P331">Codice Rifiuto</text:p>
          </table:table-cell>
          <table:table-cell table:style-name="Tabella168.A1" office:value-type="string">
            <text:p text:style-name="P331">Descrizione</text:p>
          </table:table-cell>
          <table:table-cell table:style-name="Tabella168.D1" office:value-type="string">
            <text:p text:style-name="P331">Quantità (t/a)</text:p>
          </table:table-cell>
        </table:table-row>
        <table:table-row table:style-name="Tabella168.1">
          <table:table-cell table:style-name="Tabella168.A2" office:value-type="string">
            <text:p text:style-name="P334">Messa in riserva</text:p>
          </table:table-cell>
          <table:table-cell table:style-name="Tabella168.A2" office:value-type="string">
            <text:p text:style-name="P334">[030307] [030310]</text:p>
          </table:table-cell>
          <table:table-cell table:style-name="Tabella168.A2" office:value-type="string">
            <text:p text:style-name="P334">Scarti di pulper</text:p>
          </table:table-cell>
          <table:table-cell table:style-name="Tabella168.D2" office:value-type="string">
            <text:p text:style-name="P335">330</text:p>
          </table:table-cell>
        </table:table-row>
      </table:table>
      <text:p text:style-name="P1"/>
      <table:table table:name="Tabella169" table:style-name="Tabella169">
        <table:table-column table:style-name="Tabella169.A"/>
        <table:table-column table:style-name="Tabella169.B"/>
        <table:table-column table:style-name="Tabella169.C"/>
        <table:table-column table:style-name="Tabella169.D"/>
        <table:table-row table:style-name="Tabella169.1">
          <table:table-cell table:style-name="Tabella169.A1" office:value-type="string">
            <text:p text:style-name="P331">Attività di recupero</text:p>
          </table:table-cell>
          <table:table-cell table:style-name="Tabella169.A1" office:value-type="string">
            <text:p text:style-name="P331">Codice Rifiuto</text:p>
          </table:table-cell>
          <table:table-cell table:style-name="Tabella169.A1" office:value-type="string">
            <text:p text:style-name="P331">Descrizione</text:p>
          </table:table-cell>
          <table:table-cell table:style-name="Tabella169.D1" office:value-type="string">
            <text:p text:style-name="P331">Quantità (t/a)</text:p>
          </table:table-cell>
        </table:table-row>
        <table:table-row table:style-name="Tabella169.1">
          <table:table-cell table:style-name="Tabella169.A2" office:value-type="string">
            <text:p text:style-name="P334">Utilizzo dei rifiuti come combustibile o come altro mezzo per produrre energia in impianti industriali</text:p>
          </table:table-cell>
          <table:table-cell table:style-name="Tabella169.A2" office:value-type="string">
            <text:p text:style-name="P334">[030307] [030310]</text:p>
          </table:table-cell>
          <table:table-cell table:style-name="Tabella169.A2" office:value-type="string">
            <text:p text:style-name="P334">Scarti di pulper</text:p>
          </table:table-cell>
          <table:table-cell table:style-name="Tabella169.D2" office:value-type="string">
            <text:p text:style-name="P335">150.000</text:p>
          </table:table-cell>
        </table:table-row>
        <table:table-row table:style-name="Tabella169.1">
          <table:table-cell table:style-name="Tabella169.A2" office:value-type="string">
            <text:p text:style-name="P334">Utilizzo dei rifiuti come combustibile o come altro mezzo per produrre energia in impianti dedicati</text:p>
          </table:table-cell>
          <table:table-cell table:style-name="Tabella169.A2" office:value-type="string">
            <text:p text:style-name="P334">[030307] [030310]</text:p>
          </table:table-cell>
          <table:table-cell table:style-name="Tabella169.A2" office:value-type="string">
            <text:p text:style-name="P334">Scarti di pulper</text:p>
          </table:table-cell>
          <table:table-cell table:style-name="Tabella169.D2" office:value-type="string">
            <text:p text:style-name="P335">9.000</text:p>
          </table:table-cell>
        </table:table-row>
      </table:table>
      <text:p text:style-name="P1"/>
      <text:h text:style-name="P447" text:outline-level="1">10. Tipologia: </text:h>
      <text:p text:style-name="P65">Fanghi essiccati di depurazione di acque reflue</text:p>
      <text:p text:style-name="P70">[190805]</text:p>
      <text:p text:style-name="P73">[190805]</text:p>
      <text:p text:style-name="P91"><text:span text:style-name="T11">10.1 </text:span><text:span text:style-name="T16">Provenienza: </text:span></text:p>
      <text:p text:style-name="P83">processi di depurazione.</text:p>
      <text:p text:style-name="P91"><text:span text:style-name="T11">10.2 </text:span><text:span text:style-name="T16">Caratteristiche del rifiuto: </text:span></text:p>
      <text:p text:style-name="P1"/>
      <text:p text:style-name="Rientro_20_corpo_20_del_20_testo_20_3">Fanghi con le seguenti caratteristiche:</text:p>
      <text:p text:style-name="P108">Umidità<text:tab/><text:tab/>in massa<text:tab/>max<text:tab/>20%</text:p>
      <text:p text:style-name="P107">P.C.I. minimo<text:tab/>sul tal quale<text:tab/><text:tab/>min<text:tab/>8.500<text:tab/>kJ/kg</text:p>
      <text:p text:style-name="P106">Zolfo<text:tab/><text:tab/>"<text:tab/>in massa<text:tab/>max<text:tab/>0.6%</text:p>
      <text:p text:style-name="P105">Cloro organico <text:tab/>sul secco<text:tab/><text:tab/>"<text:tab/>1<text:tab/>mg/kg</text:p>
      <text:p text:style-name="P118">Pb<text:tab/><text:tab/>"<text:tab/><text:tab/>"<text:tab/>200<text:tab/>mg/kg</text:p>
      <text:p text:style-name="P119">Cr<text:tab/><text:tab/>"<text:tab/><text:tab/>"<text:tab/>100<text:tab/>"</text:p>
      <text:p text:style-name="P114">Cu<text:tab/><text:tab/>"<text:tab/><text:tab/>"<text:tab/>300<text:tab/>"</text:p>
      <text:p text:style-name="P114">Mn<text:tab/><text:tab/>"<text:tab/><text:tab/>"<text:tab/>400<text:tab/>"</text:p>
      <text:p text:style-name="P115">Ni<text:tab/><text:tab/>"<text:tab/><text:tab/>"<text:tab/>40<text:tab/>"</text:p>
      <text:p text:style-name="P120">As<text:tab/><text:tab/>"<text:tab/><text:tab/>"<text:tab/>9<text:tab/>"</text:p>
      <text:p text:style-name="P121">Cd+Hg<text:tab/>"<text:tab/><text:tab/>"<text:tab/>7<text:tab/>"</text:p>
      <text:p text:style-name="P91"><text:span text:style-name="T11">10.3 </text:span><text:span text:style-name="T16">Attività e metodi di recupero:</text:span></text:p>
      <text:p text:style-name="P83">Il recupero energetico del rifiuto di cui al punto 10 può essere effettuata attraverso la combustione in impianti dedicati al recupero energetico di rifiuti di potenza termica nominale non inferiore a 6 MW.</text:p>
      <text:p text:style-name="P141">Detti impianti devono essere provvisti di:</text:p>
      <text:p text:style-name="P141">- bruciatore pilota a combustibile gassoso o liquido;</text:p>
      <text:p text:style-name="P141">- alimentazione automatica di combustibile;</text:p>
      <text:p text:style-name="P141">- regolazione automatica del rapporto aria/combustibile anche nelle fasi di avviamento;</text:p>
      <text:p text:style-name="P141">- controllo continuo dell'ossigeno, del monossido di carbonio, ossidi di azoto e della temperatura nell'effluente gassoso, degli altri inquinanti di cui al suballegato 2, paragrafo 1, lettera a) e della temperatura nella camera di combustione.</text:p>
      <text:p text:style-name="P141">Gli impianti devono garantire in tutte le condizioni di esercizio i seguenti requisiti minimi operativi:</text:p>
      <text:p text:style-name="P141">- temperatura minima dei gas nella camera di combustione, di 850 °C raggiunta anche in prossimità della parete interna;</text:p>
      <text:p text:style-name="P141">- tempo di permanenza minimo dei gas nella camera di combustione di 2 secondi;</text:p>
      <text:p text:style-name="P141">- tenore di ossigeno nei fumi min. 6% in volume.</text:p>
      <text:p text:style-name="P141">e rispettare i seguenti valori limite alle emissioni riferiti ad un tenore di ossigeno nei fumi anidri dell'11% in volume:</text:p>
      <text:p text:style-name="P145">Zinco (*)<text:tab/><text:tab/><text:tab/><text:tab/><text:tab/><text:tab/><text:tab/>5 <text:s text:c="3"/>mg/Nm<text:span text:style-name="T52">3</text:span></text:p>
      <text:p text:style-name="P141">Ossidi di azoto (come valore medio giornaliero)<text:tab/><text:tab/>200<text:tab/>"</text:p>
      <text:p text:style-name="P141">PCDD + PCDF (come diossina equivalente) </text:p>
      <text:p text:style-name="P141">(come valore medio rilevato per un periodo</text:p>
      <text:p text:style-name="P140"><text:span text:style-name="T11">di campionamento di 8 ore)<text:tab/><text:tab/><text:tab/><text:tab/><text:tab/>0,1 ng/Nm</text:span><text:span text:style-name="T53">3</text:span></text:p>
      <text:p text:style-name="P141">Idrocarburi policiclici aromatici (I.P.A.) </text:p>
      <text:p text:style-name="P141">(come valore medio rilevato per un periodo</text:p>
      <text:p text:style-name="P140"><text:span text:style-name="T11">di campionamento di 8 ore)<text:tab/><text:tab/><text:tab/><text:tab/><text:tab/>0,01 mg/Nm</text:span><text:span text:style-name="T53">3</text:span></text:p>
      <text:p text:style-name="P83">per gli altri inquinanti si applicano i valori limite di emissione fissati nel suballegato 2 del presente allegato.</text:p>
      <text:p text:style-name="P101"/>
      <text:p text:style-name="P101">_______________________________________</text:p>
      <text:p text:style-name="P101"><text:soft-page-break/></text:p>
      <text:p text:style-name="P83">(*) Come valore medio rilevato per un periodo di campionamento di 1 h</text:p>
      <text:p text:style-name="P101">_______________________________________</text:p>
      <text:p text:style-name="P1"/>
      <table:table table:name="Tabella170" table:style-name="Tabella170">
        <table:table-column table:style-name="Tabella170.A"/>
        <table:table-column table:style-name="Tabella170.B"/>
        <table:table-column table:style-name="Tabella170.C"/>
        <table:table-column table:style-name="Tabella170.D"/>
        <table:table-row table:style-name="Tabella170.1">
          <table:table-cell table:style-name="Tabella170.A1" office:value-type="string">
            <text:p text:style-name="P331">Attività di recupero</text:p>
          </table:table-cell>
          <table:table-cell table:style-name="Tabella170.A1" office:value-type="string">
            <text:p text:style-name="P331">Codice Rifiuto</text:p>
          </table:table-cell>
          <table:table-cell table:style-name="Tabella170.A1" office:value-type="string">
            <text:p text:style-name="P331">Descrizione</text:p>
          </table:table-cell>
          <table:table-cell table:style-name="Tabella170.D1" office:value-type="string">
            <text:p text:style-name="P331">Quantità (t/a)</text:p>
          </table:table-cell>
        </table:table-row>
        <table:table-row table:style-name="Tabella170.1">
          <table:table-cell table:style-name="Tabella170.A2" office:value-type="string">
            <text:p text:style-name="P334">Utilizzo dei rifiuti come combustibile o come altro mezzo per produrre energia in impianti dedicati</text:p>
          </table:table-cell>
          <table:table-cell table:style-name="Tabella170.A2" office:value-type="string">
            <text:p text:style-name="P334">[190805]</text:p>
          </table:table-cell>
          <table:table-cell table:style-name="Tabella170.A2" office:value-type="string">
            <text:p text:style-name="P334">Fanghi essiccati di depurazione di acque reflue</text:p>
          </table:table-cell>
          <table:table-cell table:style-name="Tabella170.D2" office:value-type="string">
            <text:p text:style-name="P335">15.000</text:p>
          </table:table-cell>
        </table:table-row>
      </table:table>
      <text:p text:style-name="P1"/>
      <text:h text:style-name="P448" text:outline-level="1">11. Tipologia: </text:h>
      <text:p text:style-name="P69">Gas derivati</text:p>
      <text:p text:style-name="P72">[190199]</text:p>
      <text:p text:style-name="P75">[190199]</text:p>
      <text:p text:style-name="P94"><text:span text:style-name="T11">11.1 </text:span><text:span text:style-name="T16">Provenienza: </text:span></text:p>
      <text:p text:style-name="P85">impianti di pirolisi e/o gassificazione di rifiuti di cui al punto 17 dell'Allegato 1</text:p>
      <text:p text:style-name="P94"><text:span text:style-name="T11">11.2 </text:span><text:span text:style-name="T16">Caratteristiche del gas:</text:span></text:p>
      <text:p text:style-name="P85">Gas derivante da processi di pirolisi e/o di gassificazione aventi le seguenti caratteristiche:</text:p>
      <text:p text:style-name="P132"><text:span text:style-name="T18">P.C.I.<text:tab/><text:tab/></text:span><text:span text:style-name="T19">min. 4.500 kJ/Nm</text:span><text:span text:style-name="T54">3</text:span><text:span text:style-name="T19"><text:tab/><text:tab/>gas secco</text:span></text:p>
      <text:p text:style-name="P132"><text:span text:style-name="T18">H</text:span><text:span text:style-name="T63">2</text:span><text:span text:style-name="T18">S<text:tab/><text:tab/><text:tab/>2 mg/Nm</text:span><text:span text:style-name="T53">3</text:span><text:span text:style-name="T18"><text:tab/><text:tab/><text:tab/>"</text:span></text:p>
      <text:p text:style-name="P132"><text:span text:style-name="T11">Polveri<text:tab/><text:tab/>10 mg/Nm</text:span><text:span text:style-name="T53">3</text:span><text:span text:style-name="T11"><text:tab/><text:tab/><text:tab/>"</text:span></text:p>
      <text:p text:style-name="P132"><text:span text:style-name="T11">HCl<text:tab/><text:tab/><text:tab/>5 mg/Nm</text:span><text:span text:style-name="T53">3</text:span><text:span text:style-name="T11"><text:tab/><text:tab/><text:tab/>"</text:span></text:p>
      <text:p text:style-name="P132"><text:span text:style-name="T11">NH</text:span><text:span text:style-name="T61">3</text:span><text:span text:style-name="T11"><text:tab/><text:tab/><text:tab/>1 mg/Nm</text:span><text:span text:style-name="T53">3</text:span><text:span text:style-name="T11"><text:tab/><text:tab/><text:tab/>"</text:span></text:p>
      <text:p text:style-name="P94"><text:span text:style-name="T11">11.3 </text:span><text:span text:style-name="T16">Attività e metodi di recupero:</text:span></text:p>
      <text:p text:style-name="P85">L'utilizzazione di gas derivati è consentita in impianti di conversione energetica di potenza termica nominale superiore a 6 MW, anche integrati con il sistema di produzione del gas, con le caratteristiche di seguito indicate:</text:p>
      <text:p text:style-name="P377">a) turbina a gas:</text:p>
      <text:p text:style-name="P208">si applicano i seguenti valori limite di emissione riferiti ad un tenore di ossigeno nell'effluente gassoso anidro del 15%:</text:p>
      <text:p text:style-name="P378"><text:span text:style-name="T11">Monossido di carbonio<text:tab/>(media giornaliera)<text:tab/>80<text:tab/>mg/Nm</text:span><text:span text:style-name="T53">3</text:span><text:span text:style-name="T11"> (*)</text:span></text:p>
      <text:p text:style-name="P379"><text:span text:style-name="T11">Ossidi di azoto<text:tab/></text:span><text:span text:style-name="T65">"<text:tab/>80<text:tab/>" (**)</text:span></text:p>
      <text:p text:style-name="P380"><text:span text:style-name="T11">Polveri<text:tab/></text:span><text:span text:style-name="T65">(media oraria)<text:tab/>5<text:tab/>"</text:span></text:p>
      <text:p text:style-name="P379">Hcl<text:tab/>"<text:tab/>5<text:tab/>"</text:p>
      <text:p text:style-name="P379">HF<text:tab/>"<text:tab/>2<text:tab/>"</text:p>
      <text:p text:style-name="P383"><text:span text:style-name="T11">Cd+</text:span><text:span text:style-name="T65">Tl<text:tab/>"<text:tab/>0,05<text:tab/>"</text:span></text:p>
      <text:p text:style-name="P379">Hg<text:tab/>"<text:tab/>0,05<text:tab/>"</text:p>
      <text:p text:style-name="P380"><text:span text:style-name="T11">Sb+As+Pb+Cr+Co+Cu+Mn+Ni+V+Sn<text:tab/></text:span><text:span text:style-name="T65">(media oraria)<text:tab/>0,5<text:tab/>"</text:span></text:p>
      <text:p text:style-name="P383"><text:span text:style-name="T11">Carbonio organico </text:span><text:span text:style-name="T65">totale<text:tab/>"<text:tab/>10<text:tab/>"</text:span></text:p>
      <text:p text:style-name="P380"><text:span text:style-name="T11">PCDD + PCDF </text:span><text:span text:style-name="T65">(come diossina equivalente)<text:tab/><text:tab/>0,1<text:tab/>ng/Nm</text:span><text:span text:style-name="T70">3</text:span></text:p>
      <text:p text:style-name="P382">(come valore medio rilevato per un periodo di campionamento di 8 ore)<text:tab/></text:p>
      <text:p text:style-name="P381"><text:span text:style-name="T11">Idrocarburi policiclici </text:span><text:span text:style-name="T65">aromatici (I.P.A.) <text:tab/><text:tab/>0,01<text:tab/>mg/Nm</text:span><text:span text:style-name="T70">3</text:span></text:p>
      <text:p text:style-name="P382">(come valore medio rilevato per un periodo di campionamento di 8 ore)<text:tab/></text:p>
      <text:p text:style-name="P90">per gli altri inquinanti si applicano i valori limite minimi di emissione fissati ai sensi dell'art. 3 comma 2 del D.P.R. 203/88 per le corrispondenti tipologie di impianti. </text:p>
      <text:p text:style-name="P88"><text:span text:style-name="T11">Deve essere effettuato il controllo in continuo di CO e NO</text:span><text:span text:style-name="T61">x</text:span><text:span text:style-name="T11">; </text:span></text:p>
      <text:p text:style-name="P129"><text:span text:style-name="T7">(*) Il limite è ridotto a 70 mg/Nm</text:span><text:span text:style-name="T55">3</text:span><text:span text:style-name="T7"> per impianti di potenza termica superiore a 15 MW</text:span></text:p>
      <text:p text:style-name="P129"><text:span text:style-name="T7">(**)Il limite è, ridotto a 60 mg/Nm</text:span><text:span text:style-name="T55">3</text:span><text:span text:style-name="T7"> per impianti di potenza termica superiore a 15 MW</text:span></text:p>
      <text:p text:style-name="P122"/>
      <text:p text:style-name="P384">b) motori fissi a combustione interna si applicano i seguenti valori limite di emissione riferiti ad un tenore di ossigeno nei fumi anidri pari al 5% in volume:</text:p>
      <text:p text:style-name="P386"><text:span text:style-name="T11">Polveri<text:tab/>(media oraria)<text:tab/>10<text:tab/>mg/Nm</text:span><text:span text:style-name="T53">3</text:span></text:p>
      <text:p text:style-name="P387">Monossido di carbonio<text:tab/>(media giornaliera)<text:tab/>300<text:tab/>"</text:p>
      <text:p text:style-name="P387">HCl<text:tab/>(media oraria)<text:tab/>10<text:tab/>"</text:p>
      <text:p text:style-name="P388">HF<text:tab/>"<text:tab/>2<text:tab/>"</text:p>
      <text:p text:style-name="P389">Cd+Tl<text:tab/><text:span text:style-name="T67">"<text:tab/></text:span>0,05<text:tab/>"</text:p>
      <text:p text:style-name="P389">Hg<text:tab/><text:span text:style-name="T67">"<text:tab/></text:span>0,05<text:tab/>"</text:p>
      <text:p text:style-name="P395">Sb+As+Pb+Cr+Co+Cu+Mn+Ni+V+Sn<text:tab/>(media oraria)<text:tab/>0,5<text:tab/>"</text:p>
      <text:p text:style-name="P391">Ossidi di azoto<text:tab/>(media giornaliera)<text:tab/>450<text:tab/>"</text:p>
      <text:p text:style-name="P391">Carbonio organico totale<text:tab/>(media oraria)<text:tab/>150<text:tab/>"</text:p>
      <text:p text:style-name="P390">PCDD + PCDF (come diossina equivalente)<text:tab/><text:span text:style-name="T68"><text:tab/>0,1<text:tab/>ng/Nm</text:span><text:span text:style-name="T72">3</text:span></text:p>
      <text:p text:style-name="P393">(come valore medio rilevato per un periodo di campionamento di 8 ore)</text:p>
      <text:p text:style-name="P391"><text:span text:style-name="T65">Idrocarburi policiclici aromatici (I.P.A.)<text:tab/><text:tab/>0,01<text:tab/>mg/Nm</text:span><text:span text:style-name="T70">3</text:span></text:p>
      <text:p text:style-name="P393"><text:soft-page-break/>(come valore medio rilevato per un periodo di campionamento di 8 ore)</text:p>
      <text:p text:style-name="P90">per gli altri inquinanti si applicano i valori limite minimi di emissione fissati ai sensi dell'art. 3, comma 2, del decreto del Presidente della Repubblica n° 203/1988 per le corrispondenti tipologie d'impianti.</text:p>
      <text:p text:style-name="P208">Negli impianti oltre i 6 MWt deve essere effettuato il controllo in continuo del monossido di carbonio e degli ossidi di azoto.</text:p>
      <text:p text:style-name="P385">c) altri impianti di combustione:</text:p>
      <text:p text:style-name="P122">Detti impianti devono essere provvisti di:</text:p>
      <text:p text:style-name="P442"><text:s/>- controllo continuo dell'ossigeno, del monossido di carbonio, ossidi di azoto e della temperatura nell'effluente gassoso anidro, degli altri inquinanti di cui al suballegato 2, paragrafo 1, lettera a).</text:p>
      <text:p text:style-name="P208">Si applicano altresì i seguenti valori limite di emissione riferiti a un tenore di ossigeno nei fumi pari al 3% in volume:</text:p>
      <text:p text:style-name="P392">PCDD + PCDF (come diossina equivalente)<text:span text:style-name="T66"><text:tab/><text:tab/>0,1<text:tab/>ng/Nm</text:span><text:span text:style-name="T71">3</text:span></text:p>
      <text:p text:style-name="P394">(come valore medio rilevato per un periodo <text:span text:style-name="T69">di campionamento di 8 ore)</text:span></text:p>
      <text:p text:style-name="P392">NO<text:span text:style-name="T60">x</text:span> (come valore medio giornaliero)<text:tab/><text:tab/>200<text:tab/>mg/Nm<text:span text:style-name="T52">3</text:span></text:p>
      <text:p text:style-name="P392">Idrocarburi policiclici aromatici (I.P.A.)<text:span text:style-name="T66"><text:tab/><text:tab/>0,01<text:tab/>mg/Nm</text:span><text:span text:style-name="T71">3</text:span></text:p>
      <text:p text:style-name="P394">(come valore medio rilevato per un periodo <text:span text:style-name="T69">di campionamento di 8 ore)</text:span></text:p>
      <text:p text:style-name="P85">per gli altri inquinanti si applicano i valori limite di emissione fissati al suballegato 2 del presente allegato.</text:p>
      <text:p text:style-name="P85">Nel caso di impiego simultaneo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5">La cocombustione non è consentita nei forni per la produzione di calce alimentare</text:p>
      <text:h text:style-name="P447" text:outline-level="1">12. Tipologia: </text:h>
      <text:p text:style-name="P65">Fanghi essiccati di depurazione di acque dell'industria cartaria, fanghi oleosi dell'industria petrolifera, </text:p>
      <text:p text:style-name="P70">[030302] [030304] [030305] [030306] [050106]</text:p>
      <text:p text:style-name="P73">[030302] [030305] [030309] [030310] [030311]</text:p>
      <text:p text:style-name="P91"><text:span text:style-name="T11">12.1 </text:span><text:span text:style-name="T16">Provenienza: </text:span></text:p>
      <text:p text:style-name="P101">processi di depurazione.</text:p>
      <text:p text:style-name="P91"><text:span text:style-name="T11">12.2 </text:span><text:span text:style-name="T16">Caratteristiche del rifiuto: </text:span></text:p>
      <text:p text:style-name="Rientro_20_corpo_20_del_20_testo_20_2">Fanghi con le seguenti caratteristiche:</text:p>
      <text:p text:style-name="P100"><text:span text:style-name="T11">Umidità<text:tab/><text:tab/><text:tab/><text:tab/><text:tab/>in massa<text:tab/>max 20</text:span><text:span text:style-name="T14">%</text:span></text:p>
      <text:p text:style-name="P101">P.C.I. minimo<text:tab/><text:tab/>sul tal quale<text:tab/><text:tab/><text:tab/>6000 kJ/kg</text:p>
      <text:p text:style-name="P101">Zolfo<text:tab/><text:tab/><text:tab/><text:tab/>"<text:tab/><text:tab/>in massa<text:tab/>max<text:tab/>0.6%</text:p>
      <text:p text:style-name="P101">Cloro oganico<text:tab/><text:tab/>sul tal quale<text:tab/>in massa<text:tab/>"<text:tab/>0.9 <text:tab/>mg/kg</text:p>
      <text:p text:style-name="P101">Pb<text:tab/><text:tab/><text:tab/><text:tab/>sul secco<text:tab/><text:tab/><text:tab/>"<text:tab/>200<text:tab/>mg/kg</text:p>
      <text:p text:style-name="P111">Cr<text:tab/><text:tab/><text:tab/><text:tab/>"<text:tab/><text:tab/><text:tab/><text:tab/>"<text:tab/>100<text:tab/>"</text:p>
      <text:p text:style-name="P111">Cu<text:tab/><text:tab/><text:tab/><text:tab/>"<text:tab/><text:tab/><text:tab/><text:tab/>"<text:tab/>300<text:tab/>"</text:p>
      <text:p text:style-name="P111">Mn<text:tab/><text:tab/><text:tab/><text:tab/>"<text:tab/><text:tab/><text:tab/><text:tab/>"<text:tab/>300<text:tab/>"</text:p>
      <text:p text:style-name="P111">Ni<text:tab/><text:tab/><text:tab/><text:tab/>"<text:tab/><text:tab/><text:tab/><text:tab/>"<text:tab/>30<text:tab/>"</text:p>
      <text:p text:style-name="P116">As<text:tab/><text:tab/><text:tab/><text:tab/>"<text:tab/><text:tab/><text:tab/><text:tab/>"<text:tab/>10<text:tab/>"</text:p>
      <text:p text:style-name="P368">Cd+Hg<text:tab/><text:tab/><text:tab/>"<text:tab/><text:tab/><text:tab/><text:tab/>"<text:tab/>7<text:tab/>"</text:p>
      <text:p text:style-name="P91"><text:span text:style-name="T11">12.3 </text:span><text:span text:style-name="T16">Attività e metodi di recupero:</text:span></text:p>
      <text:p text:style-name="P82"><text:span text:style-name="T11">Il recupero energetico </text:span><text:span text:style-name="T29">del rifiuto di cui al punto 11</text:span><text:span text:style-name="T11"> </text:span><text:span text:style-name="T14">del rifiuto di cui al punto 12 </text:span><text:span text:style-name="T11">può essere effettuata attraverso la combustione in impianti dedicati al recupero energetico di rifiuti di potenza termica nominale non inferiore a 6 MW.</text:span></text:p>
      <text:p text:style-name="P154">Detti impianti devono essere provvisti di:</text:p>
      <text:p text:style-name="P154"><text:s/>- bruciatore pilota a combustibile gassoso o liquido;</text:p>
      <text:p text:style-name="P154"><text:s/>- alimentazione automatica di combustibile;</text:p>
      <text:p text:style-name="P154"><text:s/>- regolazione automatica del rapporto aria/combustibile anche nelle fasi di avviamento;</text:p>
      <text:p text:style-name="P154"><text:s/>- controllo continuo dell'ossigeno, del monossido di carbonio, ossidi di azoto e della temperatura nell'effluente gassoso, degli altri inquinanti di cui al suballegato 2, paragrafo 1 lettera a) e della temperatura della camera di combustione.</text:p>
      <text:p text:style-name="P155"/>
      <text:p text:style-name="P157">Gli impianti devono garantire in tutte le condizioni di esercizio i seguenti requisiti minimi operativi:</text:p>
      <text:p text:style-name="P154"><text:s/>- temperatura minima dei gas nella camera di combustione, di 850 °C raggiunta anche in prossimità della parete interna;</text:p>
      <text:p text:style-name="P154"><text:s/>- tempo di permanenza minimo dei gas nella camera di combustione di 2 secondi;</text:p>
      <text:p text:style-name="P154"><text:s/>- tenore di ossigeno nei fumi min. 6% in volume</text:p>
      <text:p text:style-name="P157">e rispettare i seguenti valori limite alle emissioni riferiti ad un tenore di ossigeno nei fumi anidri dell'11% in volume:</text:p>
      <text:p text:style-name="Heading_20_6">Zinco (*)<text:tab/><text:tab/><text:tab/><text:tab/><text:tab/><text:tab/><text:tab/>5 mg/Nm<text:span text:style-name="T52">3</text:span></text:p>
      <text:p text:style-name="P162">Ossidi di azoto (come valore medio giornaliero)<text:tab/><text:tab/>200<text:tab/>"</text:p>
      <text:p text:style-name="P162">PCDD + PCDF (come diossina equivalente) </text:p>
      <text:p text:style-name="P162">(come valore medio rilevato per un periodo</text:p>
      <text:p text:style-name="P161"><text:span text:style-name="T11">di campionamento di 8 ore)<text:tab/><text:tab/><text:tab/><text:tab/><text:tab/>0,1 ng/Nm</text:span><text:span text:style-name="T53">3</text:span></text:p>
      <text:p text:style-name="P162">Idrocarburi policiclici aromatici (I.P.A.) </text:p>
      <text:p text:style-name="P162">(come valore medio rilevato per un periodo</text:p>
      <text:p text:style-name="P161"><text:span text:style-name="T11">di campionamento di 8 ore)<text:tab/><text:tab/><text:tab/><text:tab/><text:tab/>0,01 mg/Nm</text:span><text:span text:style-name="T53">3</text:span></text:p>
      <text:p text:style-name="P157">per gli altri inquinanti si applicano i valori limite minimi di emissione fissati nel suballegato 2 del presente allegato.</text:p>
      <text:p text:style-name="P101"/>
      <text:p text:style-name="P101"><text:soft-page-break/>_______________________________________</text:p>
      <text:p text:style-name="P101"/>
      <text:p text:style-name="P101">(*) Come valore medio rilevato per un periodo di campionamento di 1 h</text:p>
      <text:p text:style-name="P101">_______________________________________</text:p>
      <text:p text:style-name="P1"/>
      <table:table table:name="Tabella171" table:style-name="Tabella171">
        <table:table-column table:style-name="Tabella171.A"/>
        <table:table-column table:style-name="Tabella171.B"/>
        <table:table-column table:style-name="Tabella171.C"/>
        <table:table-column table:style-name="Tabella171.D"/>
        <table:table-row table:style-name="Tabella171.1">
          <table:table-cell table:style-name="Tabella171.A1" office:value-type="string">
            <text:p text:style-name="P331">Attività di recupero</text:p>
          </table:table-cell>
          <table:table-cell table:style-name="Tabella171.A1" office:value-type="string">
            <text:p text:style-name="P331">Codice Rifiuto</text:p>
          </table:table-cell>
          <table:table-cell table:style-name="Tabella171.A1" office:value-type="string">
            <text:p text:style-name="P331">Descrizione</text:p>
          </table:table-cell>
          <table:table-cell table:style-name="Tabella171.D1" office:value-type="string">
            <text:p text:style-name="P331">Quantità (t/a)</text:p>
          </table:table-cell>
        </table:table-row>
        <table:table-row table:style-name="Tabella171.1">
          <table:table-cell table:style-name="Tabella171.A2" office:value-type="string">
            <text:p text:style-name="P334">Utilizzo dei rifiuti come combustibile o come altro mezzo per produrre energia in impianti dedicati</text:p>
          </table:table-cell>
          <table:table-cell table:style-name="Tabella171.A2" office:value-type="string">
            <text:p text:style-name="P334">[030302] [030305] [030309] [030310] [030311]</text:p>
          </table:table-cell>
          <table:table-cell table:style-name="Tabella171.A2" office:value-type="string">
            <text:p text:style-name="P334">Fanghi essiccati di depurazione di acque dell'industria cartaria</text:p>
          </table:table-cell>
          <table:table-cell table:style-name="Tabella171.D2" office:value-type="string">
            <text:p text:style-name="P335">10.000</text:p>
          </table:table-cell>
        </table:table-row>
      </table:table>
      <text:p text:style-name="P1"/>
      <text:h text:style-name="P447" text:outline-level="1">13 Tipologia: </text:h>
      <text:p text:style-name="P65">Residuo di carbon fossile, residui di coke metallurgico </text:p>
      <text:p text:style-name="P70">[160302]</text:p>
      <text:p text:style-name="P73">[160306]</text:p>
      <text:p text:style-name="P91"><text:span text:style-name="T11">13.1 </text:span><text:span text:style-name="T16">Provenienza: </text:span></text:p>
      <text:p text:style-name="Heading_20_7">Industria siderurgica</text:p>
      <text:p text:style-name="P91"><text:span text:style-name="T11">13.2 </text:span><text:span text:style-name="T16">Caratteristiche del rifiuto: </text:span></text:p>
      <text:p text:style-name="Rientro_20_corpo_20_del_20_testo_20_3">carbon fossile e coke in varia pezzatura compreso polveri, con presenza di terreno o materiali inerti.</text:p>
      <text:p text:style-name="P146"><text:span text:style-name="T18">P.C.I.<text:tab/><text:tab/></text:span><text:span text:style-name="T19">min.<text:tab/>16.000 kJ/kg;</text:span></text:p>
      <text:p text:style-name="P147">Umidità<text:tab/><text:tab/>&lt;=8% in massa per il residuo di carbon fossile</text:p>
      <text:p text:style-name="P163">&lt;=6% in massa per i residui di coke metallurgico</text:p>
      <text:p text:style-name="P147">Zolfo<text:tab/><text:tab/>max 2% in massa per il residuo di carbon fossile;</text:p>
      <text:p text:style-name="P164">max 1,5% in massa per i residui di coke</text:p>
      <text:p text:style-name="P91"><text:span text:style-name="T11">13.3 </text:span><text:span text:style-name="T16">Attività e metodi di recupero: </text:span></text:p>
      <text:p text:style-name="P82"><text:span text:style-name="T11">il recupero energetico </text:span><text:span text:style-name="T29">del rifiuto di cui al punto 14</text:span><text:span text:style-name="T11"> </text:span><text:span text:style-name="T14">del rifiuto di cui al punto 13 </text:span><text:span text:style-name="T11">può essere effettuato attraverso la combustione:</text:span></text:p>
      <text:p text:style-name="P165"><text:s/>- in impianti dedicati al recupero energetico dei rifiuti di potenza termica nominale non inferiore a 20 MW;</text:p>
      <text:p text:style-name="P165"><text:s/>- in altri impianti industriali di potenza termica nominale non inferiore a 50 MW;</text:p>
      <text:p text:style-name="P166">alle seguenti condizioni:</text:p>
      <text:p text:style-name="P165"><text:s/>- temperatura minima dei gas nella camera di combustione, di 850 °C raggiunta anche, in prossimità della parete interna;</text:p>
      <text:p text:style-name="P165"><text:s/>- tempo di permanenza minimo dei gas nella camera di combustione di 2 secondi;</text:p>
      <text:p text:style-name="P165"><text:s/>- deve essere garantito il controllo in continuo dell'ossigeno, del monossido di carbonio, degli ossidi di azoto e della temperatura nell'effluente gassoso, nonché degli altri inquinanti di cui al suballegato 2, paragrafo 1, lettera a) nonché della temperatura della camera di combustione;</text:p>
      <text:p text:style-name="P141">e rispettare i seguenti valori limite alle emissioni riferiti ad un tenore di ossigeno nei fumi anidri del 6% in volume:</text:p>
      <text:p text:style-name="Heading_20_8">Ossidi di azoto (come valore medio giornaliero)<text:tab/><text:tab/>200 mg/Nm<text:span text:style-name="T52">3</text:span></text:p>
      <text:p text:style-name="P168">PCDD + PCDF (come diossina equivalente) </text:p>
      <text:p text:style-name="P168">(come valore medio rilevato per un periodo</text:p>
      <text:p text:style-name="P167"><text:span text:style-name="T11">di campionamento di 8 ore)<text:tab/><text:tab/><text:tab/><text:tab/>0,1 ng/Nm</text:span><text:span text:style-name="T53">3</text:span></text:p>
      <text:p text:style-name="P168">Idrocarburi policiclici aromatici (I.P.A.) </text:p>
      <text:p text:style-name="P168">(come valore medio rilevato per un periodo</text:p>
      <text:p text:style-name="P167"><text:span text:style-name="T11">di campionamento di 8 ore)<text:tab/><text:tab/><text:tab/><text:tab/>0,01 mg/Nm</text:span><text:span text:style-name="T53">3</text:span></text:p>
      <text:p text:style-name="P168">per gli altri inquinanti si applicano i valori limite di emissione fissati nel suballegato 2 del presente allegato. </text:p>
      <text:p text:style-name="Rientro_20_corpo_20_del_20_testo_20_3">Nel caso di impiego simultaneo con combustibili autorizzati, il calore prodotto dal rifiuto non deve eccedere il 40% del calore totale prodotto dall'impianto in qualsiasi fase di funzionamento; i valori limite di emissione da applicare all'impianto devono essere calcolati come indicato alla suballegato 3 del presente allegato. La co-combustione è consentita solo in impianti dotati di sistemi di abbattimento degli ossidi di zolfo.</text:p>
      <text:p text:style-name="P83"/>
      <table:table table:name="Tabella172" table:style-name="Tabella172">
        <table:table-column table:style-name="Tabella172.A"/>
        <table:table-column table:style-name="Tabella172.B"/>
        <table:table-column table:style-name="Tabella172.C"/>
        <table:table-column table:style-name="Tabella172.D"/>
        <table:table-row table:style-name="Tabella172.1">
          <table:table-cell table:style-name="Tabella172.A1" office:value-type="string">
            <text:p text:style-name="P331">Attività di recupero</text:p>
          </table:table-cell>
          <table:table-cell table:style-name="Tabella172.A1" office:value-type="string">
            <text:p text:style-name="P331">Codice Rifiuto</text:p>
          </table:table-cell>
          <table:table-cell table:style-name="Tabella172.A1" office:value-type="string">
            <text:p text:style-name="P331">Descrizione</text:p>
          </table:table-cell>
          <table:table-cell table:style-name="Tabella172.D1" office:value-type="string">
            <text:p text:style-name="P331">Quantità (t/a)</text:p>
          </table:table-cell>
        </table:table-row>
        <table:table-row table:style-name="Tabella172.1">
          <table:table-cell table:style-name="Tabella172.A2" office:value-type="string">
            <text:p text:style-name="P334">Utilizzo dei rifiuti come combustibile o come altro mezzo per produrre energia in impianti dedicati</text:p>
          </table:table-cell>
          <table:table-cell table:style-name="Tabella172.A2" office:value-type="string">
            <text:p text:style-name="P334">[160306]</text:p>
          </table:table-cell>
          <table:table-cell table:style-name="Tabella172.A2" office:value-type="string">
            <text:p text:style-name="P334">Residuo di carbon fossile, residui di coke metallurgico (In impianti dedicati al recupero energetico dei rifiuti di potenza termica nominale non inferiore a20MW)</text:p>
          </table:table-cell>
          <table:table-cell table:style-name="Tabella172.D2" office:value-type="string">
            <text:p text:style-name="P335">30.000</text:p>
          </table:table-cell>
        </table:table-row>
      </table:table>
      <text:p text:style-name="P1"/>
      <text:h text:style-name="P447" text:outline-level="1">14 Tipologia: </text:h>
      <text:p text:style-name="P65">Pollina </text:p>
      <text:p text:style-name="P70">[020106]</text:p>
      <text:p text:style-name="P73">[020106]</text:p>
      <text:p text:style-name="P91"><text:span text:style-name="T11">14.1 </text:span><text:span text:style-name="T16">Provenienza: </text:span></text:p>
      <text:p text:style-name="P101">allevamenti avicoli.</text:p>
      <text:p text:style-name="P91"><text:span text:style-name="T11">14.2 </text:span><text:span text:style-name="T16">Caratteristiche del rifiuto: </text:span></text:p>
      <text:p text:style-name="P101">Residuo organico costituito da escrementi del pollame e materiale di lettiera a base vegetale avente le seguenti caratteristiche al momento dell'impiego:</text:p>
      <text:p text:style-name="P100"><text:span text:style-name="T18">P.C.I.<text:tab/><text:tab/></text:span><text:span text:style-name="T11">minimo<text:tab/><text:tab/>sul tal quale<text:tab/><text:tab/>8.000 kJ/kg</text:span></text:p>
      <text:p text:style-name="P101">Cu<text:tab/>(composti solubili)<text:tab/><text:tab/><text:tab/>sul tal quale<text:tab/><text:tab/>max 35 mg/kg</text:p>
      <text:p text:style-name="P101">Cd<text:tab/><text:tab/>"<text:tab/>"<text:tab/><text:tab/><text:tab/>"<text:tab/><text:tab/><text:tab/>2 mg/kg</text:p>
      <text:p text:style-name="P101">Pb<text:tab/><text:tab/>"<text:tab/>"<text:tab/><text:tab/><text:tab/>"<text:tab/><text:tab/><text:tab/>25 mg/kg</text:p>
      <text:p text:style-name="P101">Ni<text:tab/><text:tab/>"<text:tab/>"<text:tab/><text:tab/><text:tab/>"<text:tab/><text:tab/><text:tab/>15 mg/kg</text:p>
      <text:p text:style-name="P91"><text:span text:style-name="T11">14.3 </text:span><text:span text:style-name="T16">Attività di recupero e condizioni</text:span><text:span text:style-name="T11">:</text:span></text:p>
      <text:p text:style-name="Rientro_20_corpo_20_del_20_testo_20_3">Il recupero energetico del rifiuto di cui al punto 14 può essere effettuata attraverso la combustione in impianti dedicati al recupero energetico di rifiuti di potenza termica nominale non inferiore a 6 MW.</text:p>
      <text:p text:style-name="P160">Detti impianti devono essere provvisti di: </text:p>
      <text:p text:style-name="P157"><text:s/>- bruciatore pilota a combustibile gassoso o liquido;</text:p>
      <text:p text:style-name="P157"><text:s/>- alimentazione automatica del combustibile;</text:p>
      <text:p text:style-name="P157"><text:s/>- regolazione automatica del rapporto aria/combustibile anche nelle fasi di avviamento;</text:p>
      <text:p text:style-name="P157"><text:s/>- controllo in continuo dell'ossigeno, del monossido di carbonio, degli ossidi di azoto e della temperatura nell'effluente gassoso, nonché degli altri inquinanti di cui al suballegato 2, paragrafo 1, lettera a);</text:p>
      <text:p text:style-name="P157">Gli impianti devono rispettare i seguenti valori limite alle emissioni riferiti ad un tenore di ossigeno dei fumi anidri dell'11% in volume:</text:p>
      <text:p text:style-name="P156"><text:span text:style-name="T11">Zn (*)<text:tab/><text:tab/><text:tab/><text:tab/><text:tab/><text:tab/><text:tab/>5 mg/Nm</text:span><text:span text:style-name="T53">3</text:span></text:p>
      <text:p text:style-name="P156"><text:span text:style-name="T11">NO</text:span><text:span text:style-name="T61">x</text:span><text:span text:style-name="T11"> (come valore medio giornaliero)<text:tab/><text:tab/>200 mg/Nm</text:span><text:span text:style-name="T53">3</text:span></text:p>
      <text:p text:style-name="P157">PCDD + PCDF (come diossina equivalente) </text:p>
      <text:p text:style-name="P157">(come valore medio rilevato per un periodo</text:p>
      <text:p text:style-name="P156"><text:span text:style-name="T11">di campionamento di 8 ore)<text:tab/><text:tab/><text:tab/><text:tab/>0,1 ng/Nm</text:span><text:span text:style-name="T53">3</text:span></text:p>
      <text:p text:style-name="P157">Idrocarburi policiclici aromatici (I.P.A.) </text:p>
      <text:p text:style-name="P157">(come valore medio rilevato per un periodo</text:p>
      <text:p text:style-name="P156"><text:span text:style-name="T11">di campionamento di 8 ore)<text:tab/><text:tab/><text:tab/><text:tab/>0,01 mg/Nm</text:span><text:span text:style-name="T53">3</text:span></text:p>
      <text:p text:style-name="P83">per gli altri inquinanti si applicano i valori limite minimi di emissione fissati nel suballegato 2 del presente allegato.</text:p>
      <text:p text:style-name="P101"/>
      <text:p text:style-name="P101">_______________________________________</text:p>
      <text:p text:style-name="P101"/>
      <text:p text:style-name="P101">(*) come valore medio rilevato per un periodo di campionamento di 1 h.</text:p>
      <text:p text:style-name="P101">_______________________________________</text:p>
      <text:p text:style-name="P101"/>
      <table:table table:name="Tabella173" table:style-name="Tabella173">
        <table:table-column table:style-name="Tabella173.A"/>
        <table:table-column table:style-name="Tabella173.B"/>
        <table:table-column table:style-name="Tabella173.C"/>
        <table:table-column table:style-name="Tabella173.D"/>
        <table:table-row table:style-name="Tabella173.1">
          <table:table-cell table:style-name="Tabella173.A1" office:value-type="string">
            <text:p text:style-name="P331">Attività di recupero</text:p>
          </table:table-cell>
          <table:table-cell table:style-name="Tabella173.A1" office:value-type="string">
            <text:p text:style-name="P331">Codice Rifiuto</text:p>
          </table:table-cell>
          <table:table-cell table:style-name="Tabella173.A1" office:value-type="string">
            <text:p text:style-name="P331">Descrizione</text:p>
          </table:table-cell>
          <table:table-cell table:style-name="Tabella173.D1" office:value-type="string">
            <text:p text:style-name="P331">Quantità (t/a)</text:p>
          </table:table-cell>
        </table:table-row>
        <table:table-row table:style-name="Tabella173.1">
          <table:table-cell table:style-name="Tabella173.A2" office:value-type="string">
            <text:p text:style-name="P334">Utilizzo dei rifiuti come combustibile o come altro mezzo per produrre energia in impianti dedicati</text:p>
          </table:table-cell>
          <table:table-cell table:style-name="Tabella173.A2" office:value-type="string">
            <text:p text:style-name="P334">[020106]</text:p>
          </table:table-cell>
          <table:table-cell table:style-name="Tabella173.A2" office:value-type="string">
            <text:p text:style-name="P334">Pollina (Impianti dedicati al recupero energetico dì rifiuti di potenza termica nominale non inferiore a 6 MW.)</text:p>
          </table:table-cell>
          <table:table-cell table:style-name="Tabella173.D2" office:value-type="string">
            <text:p text:style-name="P335">70.000</text:p>
          </table:table-cell>
        </table:table-row>
      </table:table>
      <text:p text:style-name="P193">ALLEGATO 2 </text:p>
      <text:p text:style-name="P197">Suballegato 2</text:p>
      <text:p text:style-name="P201">DETERMINAZIONE DEI VALORI LIMITE E PRESCRIZIONE PER LE EMISSIONI IN ATMOSFERA DELLE ATTIVIT<text:span text:style-name="T88">À</text:span> DI RECUPERO DI ENERGIA DAI RIFIUTI NON PERICOLOSI</text:p>
      <text:p text:style-name="COMMA"/>
      <text:p text:style-name="P1">1. Durante il funzionamento non devono essere superati:</text:p>
      <text:p text:style-name="P1"/>
      <text:p text:style-name="P256">a) valori medi giornalieri:</text:p>
      <text:p text:style-name="P1"/>
      <text:p text:style-name="P258"><text:span text:style-name="T11">1) polvere totale<text:tab/>10 mg/m</text:span><text:span text:style-name="T53">3</text:span></text:p>
      <text:p text:style-name="P259">2) sostanze organiche sotto forma di gas</text:p>
      <text:p text:style-name="P260">e vapori, espresse come carbonio </text:p>
      <text:p text:style-name="P261"><text:span text:style-name="T11">organico totale (COT)<text:tab/>10 mg/m</text:span><text:span text:style-name="T53">3</text:span></text:p>
      <text:p text:style-name="P236"><text:span text:style-name="T11">3) cloruro di idrogeno (HCl)<text:tab/>10 mg/m</text:span><text:span text:style-name="T53">3</text:span></text:p>
      <text:p text:style-name="P237"><text:span text:style-name="T11">4) fluoruro di idrogeno (HF)<text:tab/>1 mg/m</text:span><text:span text:style-name="T53">3</text:span></text:p>
      <text:p text:style-name="P237"><text:span text:style-name="T11">5) biossido di zolfo (SO</text:span><text:span text:style-name="T62">2</text:span><text:span text:style-name="T11">)<text:tab/>50 mg/m</text:span><text:span text:style-name="T53">3</text:span></text:p>
      <text:p text:style-name="P1"/>
      <text:p text:style-name="P256">b) valori medi su 30 minuti:</text:p>
      <text:p text:style-name="P264">A<text:tab/>B</text:p>
      <text:p text:style-name="P238"><text:span text:style-name="T11">1) polvere totale<text:tab/>30 mg/m</text:span><text:span text:style-name="T53">3</text:span><text:span text:style-name="T11"><text:tab/>10 mg/m</text:span><text:span text:style-name="T53">3</text:span></text:p>
      <text:p text:style-name="P233">2) sostanze organiche sotto forma di gas</text:p>
      <text:p text:style-name="P262">e vapori, espresse come carbonio</text:p>
      <text:p text:style-name="P263"><text:span text:style-name="T11">organico totale (COT)<text:tab/>20 mg/m</text:span><text:span text:style-name="T53">3</text:span><text:span text:style-name="T11"><text:tab/>10 mg/m</text:span><text:span text:style-name="T53">3</text:span></text:p>
      <text:p text:style-name="P240"><text:span text:style-name="T11">3) cloruro di idrogeno (HCl)<text:tab/>60 mg/m</text:span><text:span text:style-name="T53">3</text:span><text:span text:style-name="T11"><text:tab/>10 mg/m</text:span><text:span text:style-name="T53">3</text:span></text:p>
      <text:p text:style-name="P241"><text:span text:style-name="T11">4) fluoruro di idrogeno (HF)<text:tab/>4 mg/m</text:span><text:span text:style-name="T53">3</text:span><text:span text:style-name="T11"><text:tab/>2 mg/m</text:span><text:span text:style-name="T53">3</text:span></text:p>
      <text:p text:style-name="P239"><text:span text:style-name="T11">5) biossido di zolfo (SO</text:span><text:span text:style-name="T62">2</text:span><text:span text:style-name="T11">)<text:tab/>200 mg/m</text:span><text:span text:style-name="T53">3</text:span><text:span text:style-name="T11"><text:tab/>50 mg/m</text:span><text:span text:style-name="T53">3</text:span></text:p>
      <text:p text:style-name="P1"/>
      <text:p text:style-name="P257">c) tutti i valori medi durante il periodo di campionamento di 1 ora</text:p>
      <text:p text:style-name="P8"><draw:custom-shape text:anchor-type="char" draw:z-index="2" draw:style-name="gr1" draw:text-style-name="P470" svg:width="0.514cm" svg:height="1.694cm" svg:x="12.832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7">1)<text:tab/>Cadmio e i suoi composti, espressi come cadmio (Cd)<text:tab/>totale</text:p>
      <text:p text:style-name="P266">2)<text:tab/>Tallio e i suoi composti, espressi come tallio (Tl)<text:tab/>0.05 mg/m<text:span text:style-name="T52">3</text:span></text:p>
      <text:p text:style-name="P265"/>
      <text:p text:style-name="P265"/>
      <text:p text:style-name="P270">3)<text:tab/>Mercurio e i suoi composti, espressi come mercurio (Hg)<text:tab/>0,05 mg/m<text:span text:style-name="T52">3</text:span></text:p>
      <text:p text:style-name="P265"><draw:custom-shape text:anchor-type="char" draw:z-index="3" draw:style-name="gr1" draw:text-style-name="P470" svg:width="0.668cm" svg:height="5.049cm" svg:x="13.499cm" svg:y="0.37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5">4)<text:tab/>Antimonio e suoi composti, espressi come antimonio (Sb)</text:p>
      <text:p text:style-name="P265">5)<text:tab/>Arsenico e suoi composti, espressi come arsenico (As)</text:p>
      <text:p text:style-name="P265">6)<text:tab/>Piombo e suoi composti, espressi come piombo (Pb)</text:p>
      <text:p text:style-name="P265">7)<text:tab/>Cromo e suoi composti, espressi come cromo (Cr)</text:p>
      <text:p text:style-name="P269">8)<text:tab/>Cobalto e suoi composti, espressi come cobalto (Co)<text:span text:style-name="T65"><text:tab/>totale </text:span></text:p>
      <text:p text:style-name="P268">9)<text:tab/>Rame e i suoi composti, espressi come rame (Cu)<text:span text:style-name="T65"><text:tab/>0,5 mg/m</text:span><text:span text:style-name="T70">3</text:span></text:p>
      <text:p text:style-name="P267">10)<text:tab/>Manganese e i suoi composti, espresso come <text:span text:style-name="T65">manganese (Mn)</text:span></text:p>
      <text:p text:style-name="P265">11)<text:tab/>Nichel e suoi composti, espressi come nichel (Ni)</text:p>
      <text:p text:style-name="P265">12)<text:tab/> Vanadio e suoi composti, espressi come vanadio (V)</text:p>
      <text:p text:style-name="P265">13)<text:tab/>Stagno e suoi composti, espressi come stagno (Sn)</text:p>
      <text:p text:style-name="P243"/>
      <text:p text:style-name="P244">Questi valori medi si applicano anche ai metalli ed ai loro composti presenti nelle emissioni in forma di gas o vapori.</text:p>
      <text:p text:style-name="P1"/>
      <text:p text:style-name="P4"><text:soft-page-break/>2. Durante il funzionamento degli impianti non devono essere superati i seguenti valori limite nelle emissioni per le concentrazioni di monossido di carbonio (CO), se non diversamente indicato nel suballegato 1:</text:p>
      <text:p text:style-name="P272"><text:span text:style-name="T11">a)<text:tab/>50 mg/Nm</text:span><text:span text:style-name="T53">3</text:span><text:span text:style-name="T11"> di gas di combustione determinati come valore medio giornaliero;</text:span></text:p>
      <text:p text:style-name="P271"><text:span text:style-name="T11">b)<text:tab/>100 mg/Nm</text:span><text:span text:style-name="T53">3</text:span><text:span text:style-name="T11"> di gas di combustione di tutte le misurazioni determinate come valori medi su 30 minuti.</text:span></text:p>
      <text:p text:style-name="P1"/>
      <text:p text:style-name="P4">3. I valori limite di emissione sono rispettati:</text:p>
      <text:p text:style-name="P255">-<text:tab/>se tutti i valori medi giornalieri non superano i valori limite di emissione stabiliti al paragrafo 2. lett. a) e al paragrafo 1 lett. a) e</text:p>
      <text:p text:style-name="P255">-<text:tab/>tutti i valori medi su 30 minuti non superano i valori limite di emissione di cui alla colonna A, paragrafo 1 lett. b) ovvero il 97% dei valori medi su 30 minuti rilevati nel corso dell'anno non superano i valori limite di emissione di cui alla colonna B, paragrafo 1, lett. b)</text:p>
      <text:p text:style-name="P255">-<text:tab/>se tutti i valori medi rilevati nel periodo di campionamento di cui al paragrafo 1, lett. c), non superano i valori limite di emissione stabiliti in tale paragrafo.</text:p>
      <text:p text:style-name="P255">-<text:tab/>se è rispettata la disposizione di cui al paragrafo 2, lett. b.</text:p>
      <text:p text:style-name="P1"/>
      <text:p text:style-name="P4">4. Per il tenore di ossigeno di riferimento è comunque fatto salvo quanto disposto all'art. 3 comma 2 del D.M. 12 luglio 1990.</text:p>
      <text:p text:style-name="P4"/>
      <text:p text:style-name="P4">5. Per il calcolo del valore di emissione di PCDD + PCDF come diossina equivalente si fa riferimento all'allegato 1 della direttiva 94/67/CE;</text:p>
      <text:p text:style-name="P4"/>
      <text:p text:style-name="P4">6. Il valore limite di emissione per gli idrocarburi policiclici aromatici (IPA) si riferisce alla somma dei seguenti:</text:p>
      <text:p text:style-name="P169"><text:s/>- Benz [a]antracene</text:p>
      <text:p text:style-name="P169"><text:s/>- Dibenz[a,h]antracene</text:p>
      <text:p text:style-name="P169"><text:s/>- Benzo[b]fluorantene</text:p>
      <text:p text:style-name="P169"><text:s/>- Benzo[j]fluorantene</text:p>
      <text:p text:style-name="P169"><text:s/>- Benzo[k]fluorantene</text:p>
      <text:p text:style-name="P169"><text:s/>- Benzo[a]pirene</text:p>
      <text:p text:style-name="P169"><text:s/>- Dibenzo[a,e]pirene</text:p>
      <text:p text:style-name="P169"><text:s/>- Dibenzo[a,h]pirene</text:p>
      <text:p text:style-name="P169"><text:s/>- Dibenzo[a,i]pirene</text:p>
      <text:p text:style-name="P169"><text:s/>- Dibenzo[a,l]pirene</text:p>
      <text:p text:style-name="P169"><text:s/>- Indeno [1,2,3 - cd]pirene</text:p>
      <text:p text:style-name="P1"/>
      <text:p text:style-name="P4">7.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58">ALLEGATO 2 </text:p>
      <text:p text:style-name="P197">Suballegato 3</text:p>
      <text:p text:style-name="TITOLO_20_Allegato">DETERMINAZIONE DEI VALORI LIMITE PER LE EMISSIONI DOVUTE AL RECUPERO DI RIFIUTI COME COMBUSTIBILE O ALTRO MEZZO PER PRODURRE ENERGIA TRAMITE COMBUSTIONE MISTA DI RIFIUTI E COMBUSTIBILI TRADIZIONALI.</text:p>
      <text:p text:style-name="P4">1. I valori limite per ciascun inquinante e per il monossido di carbonio risultanti dalla co-combustione di rifiuti e combustibili devono essere calcolati come segue:</text:p>
      <text:p text:style-name="P469"><draw:frame draw:style-name="fr2" draw:name="Oggetto3" text:anchor-type="as-char" svg:width="10.499cm" svg:height="1.011cm" draw:z-index="6"><draw:object xlink:href="./Object 3" xlink:type="simple" xlink:show="embed" xlink:actuate="onLoad"/><draw:image xlink:href="./ObjectReplacements/Object 3" xlink:type="simple" xlink:show="embed" xlink:actuate="onLoad"/><svg:desc>formula</svg:desc></draw:frame></text:p>
      <text:p text:style-name="P467">V rifiuto<text:tab/>=<text:tab/>volume dei gas emessi derivante dalla combustione dei soli rifiuti in quantità corrispondente alla massima prevista nella comunicazione, determinato in base ai rifiuti che hanno il più basso potere calorifico. Se il calore prodotto risultante dall'incenerimento di rifiuti è inferiore al 10% del calore totale prodotto dall'impianto, V rifiuti va calcolato dalla quantità (fittizia) di rifiuti che, combusti, equivalgono ad un calore prodotto del 10%, a calore totale dell'impianto costante.</text:p>
      <text:p text:style-name="P467">C rifiuto<text:tab/>=<text:tab/>valori limite di emissione stabiliti nelle singole voci del suballegato 1 e nel suballegato 2 per gli impianti destinati ad utilizzare soltanto rifiuti.</text:p>
      <text:p text:style-name="P467">V processo<text:tab/>=<text:tab/>volume dei gas emessi derivanti dal processo inclusa la combustione dei combustibili ammessi ai sensi della normativa vigente (esclusi i rifiuti) del tipo e nella quantità minima prevista nella comunicazione, determinato sulla base del tenore di ossigeno, al quale le emissioni devono essere normalizzate come stabilito nelle norme nazionali.</text:p>
      <text:p text:style-name="P467">C processo<text:tab/>=<text:tab/>valori limite di emissione dei relativi inquinanti e del monossido di carbonio nei gas emessi dall'impianto quando vengono utilizzati i combustibili ammessi ai sensi della normativa vigente (esclusi i rifiuti) conformi ai valori minimi contenuti nelle disposizioni nazionali legislative, regolamentari e legislative ridotte del 10%. Nel caso siano più restrittivi si applicano i valori limite di emissione che figurano nell'autorizzazione ex DPR 203/88 ridotti del 10%. Se i valori degli inquinanti, di CO e di COT non sono fissati, si utilizzano le emissioni reali ridotte del 10%; i valori di processo sono riferiti allo stesso tempo di mediazione di cui al suballegato 2 ed alle singole voci del suballegato 1.</text:p>
      <text:p text:style-name="P467">C <text:tab/>=<text:tab/>valore limite totale delle emissioni per CO e per gli altri inquinanti riferiti allo stesso tempo di mediazione di cui al suballegato 2 ed alle singole voci del suballegato 1. Il tenore di ossigeno di riferimento è calcolato sulla base del tenore di riferimento relativo al rifiuto e quello relativo al processo, come individuato dal D.M. 12/7/90, rispettando il rapporto dei volumi parziali.</text:p>
      <text:p text:style-name="P9"/>
      <text:p text:style-name="P19"><text:span text:style-name="T16">Nota.</text:span><text:span text:style-name="T11"> Ai soli fini del calcolo della formula di cui al punto 1, i valori limite per la polvere totale, COT, HCl, HF e SO</text:span><text:span text:style-name="T61">2</text:span><text:span text:style-name="T11"> sono unicamente quelli individuati alla lett. a) della tabella in sub.2.</text:span></text:p>
      <text:p text:style-name="P19"><text:span text:style-name="T11">Per i valori limite di polveri totali, SO</text:span><text:span text:style-name="T61">2</text:span><text:span text:style-name="T11">, NO</text:span><text:span text:style-name="T61">x</text:span><text:span text:style-name="T11">, CO e COT i valori C rifiuto, C processo e C sono espressi come valori medi giornalieri. A tal fine, il valore medio giornaliero di C processo è assunto pari al 115% del medesimo valore fissato su base mensile.</text:span></text:p>
      <text:p text:style-name="P4">Per i valori di IPA, PCDD ÷ PCDF i valori di C rifiuto, C processo e C devono essere espressi come valori medi riferiti a 8 ore.</text:p>
      <text:p text:style-name="P4"><text:soft-page-break/>Per i valori dei metalli i valori di C rifiuto, C processo e C devono essere espressi come valori medi orari.</text:p>
      <text:p text:style-name="P4"/>
      <text:p text:style-name="P4">2. La misurazione continua di HF può essere omessa se vengono utilizzate fasi di trattamento per HCl che garantiscono che il valore limite di emissione per lo stesso parametro HCl espresso sia come valore medio giornaliero che come valore medio su trenta minuti non venga superato. In questo caso le emissioni di HF sono soggette a misurazioni mensili.</text:p>
      <text:p text:style-name="P4"/>
      <text:p text:style-name="P4">3. Non si deve tenere conto degli agenti inquinanti e di CO che non derivano direttamente dalla combustione di rifiuti o di combustibili, come pure di CO derivante dalla combustione se:</text:p>
      <text:p text:style-name="P251">-<text:tab/>maggiori concentrazioni di CO nel gas di combustione sono richieste dal processo di produzione;</text:p>
      <text:p text:style-name="P251">-<text:tab/>il valore C rifiuti (come precedentemente definito) per le diossine e i furani è rispettato.</text:p>
      <text:p text:style-name="P4"/>
      <text:p text:style-name="P4">4. In ogni caso, tenuto conto dei rifiuti di cui è stato autorizzato il coincenerimento, il valore limite totale delle emissioni (C) deve essere calcolato in modo da ridurre al minimo le emissioni nell'ambiente.</text:p>
      <text:p text:style-name="P4"/>
      <text:p text:style-name="P4">5. Per il tenore di ossigeno di riferimento è comunque fatto salvo quanto disposto all'art. 3 comma 2 del D.M. 12 luglio 1990.</text:p>
      <text:p text:style-name="P4"/>
      <text:p text:style-name="P4">6. Per il calcolo del valore di emissione di PCDD ÷ PCDF come diossina equivalente si fa riferimento all'allegato 1 della direttiva 94/67/CE;</text:p>
      <text:p text:style-name="P4"/>
      <text:p text:style-name="P4">7. Il valore limite di emissione per gli idrocarburi policiclici aromatici (IPA) si riferisce alla somma dei seguenti:</text:p>
      <text:p text:style-name="P1"><text:tab/>- Benz [a]antracene</text:p>
      <text:p text:style-name="P138">- Dibenz[a,h]antracene</text:p>
      <text:p text:style-name="P1"><text:tab/>- Benzo[b]fluorantene</text:p>
      <text:p text:style-name="P1"><text:tab/>- Benzo[j]fluorantene</text:p>
      <text:p text:style-name="P138">- Benzo[k]fluorantene</text:p>
      <text:p text:style-name="P1"><text:tab/>- Benzo[a]pirene</text:p>
      <text:p text:style-name="P1"><text:tab/>- Dibenzo[a,e]pirene</text:p>
      <text:p text:style-name="P1"><text:tab/>- Dibenzo[a,h]pirene</text:p>
      <text:p text:style-name="P138">- Dibenzo[a,i]pirene</text:p>
      <text:p text:style-name="P139">- Dibenzo[a,l]pirene</text:p>
      <text:p text:style-name="P138">- Indeno [1,2,3 - cd]pirene</text:p>
      <text:p text:style-name="P1"/>
      <text:p text:style-name="P4">8.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
      <text:p text:style-name="P4"><text:soft-page-break/>9. Per i primi 24 mesi gli accertamenti dei limiti di emissione mediante controllo in continuo degli inquinanti sono accompagnati dall'esecuzione in parallelo di campagne analitiche con misurazioni puntuali a carico del gestore dell'impianto in accordo con l'autorità di controllo.</text:p>
      <text:p text:style-name="P303">ALLEGATO 3 </text:p>
      <text:p text:style-name="P304">TEST DI CESSIONE</text:p>
      <text:p text:style-name="P301">Principio del metodo</text:p>
      <text:p text:style-name="P15">L'eluizione dei componenti viene effettuata tramite immersione del campione in acqua deionizzata, la quale viene rinnovata ad intervalli di tempo prestabiliti, per un totale di durata della prova di 16 giorni.</text:p>
      <text:p text:style-name="P301">1. Materiale da sottoporre ad analisi</text:p>
      <text:p text:style-name="P15">Il campione da sottoporre ad analisi deve essere nella stessa forma fisica in cui si prevede l'impiego. Il campione da sottoporre ad analisi deve essere rappresentativo della totalità del materiale da esaminare, e comunque non meno di 100 mg. Per i materiali inertizzati il test va condotto dopo un periodo sufficientemente lungo dalla loro preparazione (un mese minimo) al fine di minimizzare le variazioni dovute ai cambiamenti nella struttura porosa e nella fase minerale. Determinare il volume (Vp) del materiale da sottoporre ad analisi in litri, ed il peso in Kg.</text:p>
      <text:p text:style-name="P301">2. Reagenti</text:p>
      <text:p text:style-name="P15">Usare solo reagenti puri per analisi e acqua deionizzata.</text:p>
      <text:p text:style-name="P21"><text:span text:style-name="T34">Acido nitrico, concentrazione 1M HNO</text:span><text:span text:style-name="T32">3</text:span></text:p>
      <text:p text:style-name="P299">3. Attrezzature e strumentazione</text:p>
      <text:p text:style-name="P15">I contenitori utilizzati debbono poter essere chiusi al fine di evitare l'esposizione all'anidride carbonica atmosferica che può causare variazioni di pH. Infatti la riproducibilità del test è alterata da variazioni del pH della soluzione estraente durante il test.</text:p>
      <text:p text:style-name="P15">Tali contenitori possono essere in polietilene, polipropilene o altri materiali, purché non contaminino gli eluati con gli elementi che debbono essere ricercati. La grandezza dei contenitori deve essere tale che possa contenere un rapporto in peso tra campione e soluzione estraente uguale a 5. Inoltre la grandezza del contenitore deve permettere che il campione possa essere immerso almeno 2 cm sotto il livello dell'acqua. Nel caso di campione monolitico, sul fondo del contenitore va posto un supporto al fine di permettere un contatto diretto di tutta la superficie del campione con l'acqua.</text:p>
      <text:p text:style-name="P15">Lavare i contenitori prima dell'uso con una soluzione di acido nitrico 1M e di seguito sciacquare con acqua deionizzata al fine di rimuovere ogni traccia dell'acido.</text:p>
      <text:p text:style-name="P15">I filtri utilizzati devono avere un diametro dei pori di 0,45 µm.</text:p>
      <text:p text:style-name="P15">I filtri prima dell'uso devono essere lavati con la soluzione di acido nitrico 1M al fine di allontanare eventuali contaminanti.</text:p>
      <text:p text:style-name="P15">I contenitori per la conservazione delle soluzioni di eluizione ottenute devono essere in polietilene o altri materiali simili. Lavare tali contenitori con soluzione di acido nitrico 1M prima dell'uso.</text:p>
      <text:p text:style-name="P15">Per la determinazione nelle soluzioni estraenti dei microelementi metallici di interesse si possono utilizzare metodi strumentali scientificamente validi, quali ad esempio: la spettrofotometria di assorbimento atomico, la spettrofotometria a plasma indotto (ICP) ecc.</text:p>
      <text:p text:style-name="P297">4. Determinazione dei componenti eluiti dai campioni solidi analizzati</text:p>
      <text:p text:style-name="P15">Procedura</text:p>
      <text:p text:style-name="P15">Lavaggio dei recipienti con acido nitrico 1M e successivamente risciacquati varie volte con acqua deionizzata.</text:p>
      <text:p text:style-name="P15">Il test va condotto ad una temperatura di 20 ± 5 C.</text:p>
      <text:p text:style-name="P15">Registrare la temperatura media durante ogni intervallo del test. </text:p>
      <text:p text:style-name="P15">Porre nel recipiente un volume d'acqua pari a V=5 X Vp.</text:p>
      <text:p text:style-name="P302">Il campione deve essere immerso completamente e la parte superiore del campione deve essere almeno 2 cm al di sotto della superficie dell'acqua.</text:p>
      <text:p text:style-name="P15">Rinnovare l'acqua del recipiente dopo 2, 8, 24, 48, 72, 102, 168, e 384 ore (16 giorni). Prendere accuratamente nota dei tempi di rinnovo della fase liquida.</text:p>
      <text:p text:style-name="P15">Nel primo o nei primi due cicli di eluizione si possono verificare fenomeni di rilascio superficiale.</text:p>
      <text:p text:style-name="P15">Filtrare e/o comunque separare le soluzioni estraenti ottenute da ciascuno step eventualmente con una membrana filtrante (*) e acidificare il campione dopo la misurazione del pH e della conducibilità con acido nitrico 1M a pH=2. Non acidificare una parte della soluzione estraente per analizzare gli anioni (solfati, nitrati, cloruri).</text:p>
      <text:p text:style-name="P15">Analizzare i campioni acidificati prima possibile, ma tutti in un'unica sequenza analitica secondo una procedura standardizzata.</text:p>
      <text:p text:style-name="P15">Le determinazioni analitiche per la ricerca dei microinquinanti andranno effettuate su ogni soluzione ottenuta dalle otto fasi di eluizione (2, 8, 24, 48, 72, 102, 168, e 384 ore) ricercando i parametri significatavi e rappresentativi del campione in esame. Il confronto con i valori limite stabiliti nella tabella seguente andrà effettuato con un valore risultante dalla sommatoria delle concentrazioni riscontrate nelle soluzioni ottenute nelle singole otto fasi di estrazione. Mentre per il parametro pH il range 5,5 - 12 andrà rispettato per ognuna delle soluzioni ottenute nelle 8 fasi estrattive.</text:p>
      <text:p text:style-name="P296">(*) Se il test viene effettuato su materiali di granulometria fine, nella fase di filtrazione tali materiali possono rimanere adesi sul filtro; pertanto ove possibile si dovrà unire tale materiale alla fase solida filtrata e procedere ai successivi step di eluizione.</text:p>
      <text:p text:style-name="P298">Tabella</text:p>
      <text:p text:style-name="P14">Parametri <text:s text:c="13"/>Unità di misura <text:s text:c="13"/>Concentrazioni limite</text:p>
      <text:p text:style-name="P21"><text:span text:style-name="T34">Nitrati <text:s text:c="15"/>mg/l NO</text:span><text:span text:style-name="T32">3</text:span><text:span text:style-name="T34"> <text:s text:c="28"/>50</text:span></text:p>
      <text:p text:style-name="P16">Fluoruri <text:s text:c="14"/>mg/l F <text:s text:c="30"/>1,5</text:p>
      <text:p text:style-name="P21"><text:span text:style-name="T35">Solfati <text:s text:c="15"/>mg/l SO</text:span><text:span text:style-name="T33">4</text:span><text:span text:style-name="T35"> <text:s text:c="28"/>250</text:span></text:p>
      <text:p text:style-name="P15">Cloruri <text:s text:c="15"/>mg/l Cl <text:s text:c="29"/>200</text:p>
      <text:p text:style-name="P15">Cianuri <text:s text:c="15"/>µg/l Cn <text:s text:c="29"/>50</text:p>
      <text:p text:style-name="P15">Bario <text:s text:c="17"/>mg/l Ba <text:s text:c="29"/>1</text:p>
      <text:p text:style-name="P15">Rame <text:s text:c="18"/>mg/l Cu <text:s text:c="29"/>0.05</text:p>
      <text:p text:style-name="P15">Zinco <text:s text:c="17"/>mg/l Zn <text:s text:c="29"/>3</text:p>
      <text:p text:style-name="P17">Berillio <text:s text:c="14"/>µg/l Be <text:s text:c="29"/>10</text:p>
      <text:p text:style-name="P17">Cobalto <text:s text:c="15"/>µg/l Co <text:s text:c="29"/>250</text:p>
      <text:p text:style-name="P16">Nichel <text:s text:c="16"/>µg/l Ni <text:s text:c="29"/>10</text:p>
      <text:p text:style-name="P15">Vanadio <text:s text:c="15"/>µg/l V <text:s text:c="30"/>250</text:p>
      <text:p text:style-name="P15">Arsenico <text:s text:c="14"/>µg/l As <text:s text:c="29"/>50</text:p>
      <text:p text:style-name="P15">Cadmio <text:s text:c="16"/>µg/l Cd <text:s text:c="29"/>5</text:p>
      <text:p text:style-name="P15">Cromo totale <text:s text:c="10"/>µg/l Cr <text:s text:c="29"/>50</text:p>
      <text:p text:style-name="P15">Piombo <text:s text:c="16"/>µg/l Pb <text:s text:c="29"/>50</text:p>
      <text:p text:style-name="P15">Selenio <text:s text:c="15"/>µg/1 Se <text:s text:c="29"/>10</text:p>
      <text:p text:style-name="P15">Mercurio <text:s text:c="14"/>µg/l Hg <text:s text:c="29"/>1</text:p>
      <text:p text:style-name="P15">Amianto <text:s text:c="15"/>mg/l <text:s text:c="32"/>30</text:p>
      <text:p text:style-name="P15">COD <text:s text:c="19"/>mg/l <text:s text:c="32"/>30</text:p>
      <text:p text:style-name="P15">pH <text:s text:c="57"/>5.5 &lt; &gt; 12,0</text:p>
      <text:p text:style-name="P194">ALLEGATO 3</text:p>
      <text:p text:style-name="P216">CRITERI PER LA DETERMINAZIONE DEL TEST DI CESSIONE</text:p>
      <text:p text:style-name="P217">Per la determinazione del test di cessione si applica l'appendice A alla norma UNI 10802, secondo la metodica prevista dalla norma UNI EN 12457-2. Solo nei casi in cui il campione da analizzare presenti una granulometria molto fine, si deve utilizzare, senza procedere alla fase di sedimentazione naturale, una ultracentrifuga (20000 G) per almeno 10 minuti. Solo dopo tale fase si potrà procedere alla successiva fase di filtrazione secondo quanto riportato al punto 5.2.2 della norma UNI EN 12457-2. I risultati delle determinazioni analitiche devono essere confrontati con i valori limite della seguente tabella:</text:p>
      <text:p text:style-name="P216">Tabella</text:p>
      <table:table table:name="Tabella174" table:style-name="Tabella174">
        <table:table-column table:style-name="Tabella174.A"/>
        <table:table-column table:style-name="Tabella174.B"/>
        <table:table-column table:style-name="Tabella174.C"/>
        <table:table-row table:style-name="Tabella174.1">
          <table:table-cell table:style-name="Tabella174.A1" office:value-type="string">
            <text:p text:style-name="P219">Parametri </text:p>
          </table:table-cell>
          <table:table-cell table:style-name="Tabella174.A1" office:value-type="string">
            <text:p text:style-name="P219">Unità di misura </text:p>
          </table:table-cell>
          <table:table-cell table:style-name="Tabella174.C1" office:value-type="string">
            <text:p text:style-name="P219">Concentrazioni limite</text:p>
          </table:table-cell>
        </table:table-row>
        <table:table-row table:style-name="Tabella174.2">
          <table:table-cell table:style-name="Tabella174.A2" office:value-type="string">
            <text:p text:style-name="P209">Nitrati </text:p>
          </table:table-cell>
          <table:table-cell table:style-name="Tabella174.A2" office:value-type="string">
            <text:p text:style-name="P211">Mg/l NO<text:span text:style-name="T60">3</text:span> </text:p>
          </table:table-cell>
          <table:table-cell table:style-name="Tabella174.C2" office:value-type="string">
            <text:p text:style-name="P209">50</text:p>
          </table:table-cell>
        </table:table-row>
        <table:table-row table:style-name="Tabella174.2">
          <table:table-cell table:style-name="Tabella174.A2" office:value-type="string">
            <text:p text:style-name="P209">Fluoruri </text:p>
          </table:table-cell>
          <table:table-cell table:style-name="Tabella174.A2" office:value-type="string">
            <text:p text:style-name="P209">Mg/l F </text:p>
          </table:table-cell>
          <table:table-cell table:style-name="Tabella174.C2" office:value-type="string">
            <text:p text:style-name="P209">1,5</text:p>
          </table:table-cell>
        </table:table-row>
        <table:table-row table:style-name="Tabella174.2">
          <table:table-cell table:style-name="Tabella174.A2" office:value-type="string">
            <text:p text:style-name="P209">Solfati </text:p>
          </table:table-cell>
          <table:table-cell table:style-name="Tabella174.A2" office:value-type="string">
            <text:p text:style-name="P212">Mg/l SO<text:span text:style-name="T60">4</text:span> </text:p>
          </table:table-cell>
          <table:table-cell table:style-name="Tabella174.C2" office:value-type="string">
            <text:p text:style-name="P209">250</text:p>
          </table:table-cell>
        </table:table-row>
        <table:table-row table:style-name="Tabella174.2">
          <table:table-cell table:style-name="Tabella174.A2" office:value-type="string">
            <text:p text:style-name="P209">Cloruri </text:p>
          </table:table-cell>
          <table:table-cell table:style-name="Tabella174.A2" office:value-type="string">
            <text:p text:style-name="P209">Mg/l Cl </text:p>
          </table:table-cell>
          <table:table-cell table:style-name="Tabella174.C2" office:value-type="string">
            <text:p text:style-name="P209">100</text:p>
          </table:table-cell>
        </table:table-row>
        <table:table-row table:style-name="Tabella174.2">
          <table:table-cell table:style-name="Tabella174.A2" office:value-type="string">
            <text:p text:style-name="P209">Cianuri </text:p>
          </table:table-cell>
          <table:table-cell table:style-name="Tabella174.A2" office:value-type="string">
            <text:p text:style-name="P209">microgrammi/l CN </text:p>
          </table:table-cell>
          <table:table-cell table:style-name="Tabella174.C2" office:value-type="string">
            <text:p text:style-name="P209">50</text:p>
          </table:table-cell>
        </table:table-row>
        <table:table-row table:style-name="Tabella174.2">
          <table:table-cell table:style-name="Tabella174.A2" office:value-type="string">
            <text:p text:style-name="P209">Bario </text:p>
          </table:table-cell>
          <table:table-cell table:style-name="Tabella174.A2" office:value-type="string">
            <text:p text:style-name="P209">Mg/l Ba </text:p>
          </table:table-cell>
          <table:table-cell table:style-name="Tabella174.C2" office:value-type="string">
            <text:p text:style-name="P209">1</text:p>
          </table:table-cell>
        </table:table-row>
        <table:table-row table:style-name="Tabella174.2">
          <table:table-cell table:style-name="Tabella174.A2" office:value-type="string">
            <text:p text:style-name="P209">Rame </text:p>
          </table:table-cell>
          <table:table-cell table:style-name="Tabella174.A2" office:value-type="string">
            <text:p text:style-name="P209">Mg/l Cu </text:p>
          </table:table-cell>
          <table:table-cell table:style-name="Tabella174.C2" office:value-type="string">
            <text:p text:style-name="P209">0.05</text:p>
          </table:table-cell>
        </table:table-row>
        <table:table-row table:style-name="Tabella174.2">
          <table:table-cell table:style-name="Tabella174.A2" office:value-type="string">
            <text:p text:style-name="P209">Zinco </text:p>
          </table:table-cell>
          <table:table-cell table:style-name="Tabella174.A2" office:value-type="string">
            <text:p text:style-name="P212">Mg/l Zn </text:p>
          </table:table-cell>
          <table:table-cell table:style-name="Tabella174.C2" office:value-type="string">
            <text:p text:style-name="P209">3</text:p>
          </table:table-cell>
        </table:table-row>
        <table:table-row table:style-name="Tabella174.2">
          <table:table-cell table:style-name="Tabella174.A2" office:value-type="string">
            <text:p text:style-name="P209">Berillio </text:p>
          </table:table-cell>
          <table:table-cell table:style-name="Tabella174.A2" office:value-type="string">
            <text:p text:style-name="P209">microgrammi/l Be </text:p>
          </table:table-cell>
          <table:table-cell table:style-name="Tabella174.C2" office:value-type="string">
            <text:p text:style-name="P209">10</text:p>
          </table:table-cell>
        </table:table-row>
        <table:table-row table:style-name="Tabella174.2">
          <table:table-cell table:style-name="Tabella174.A2" office:value-type="string">
            <text:p text:style-name="P209">Cobalto </text:p>
          </table:table-cell>
          <table:table-cell table:style-name="Tabella174.A2" office:value-type="string">
            <text:p text:style-name="P209">microgrammi/l Co </text:p>
          </table:table-cell>
          <table:table-cell table:style-name="Tabella174.C2" office:value-type="string">
            <text:p text:style-name="P209">250</text:p>
          </table:table-cell>
        </table:table-row>
        <table:table-row table:style-name="Tabella174.2">
          <table:table-cell table:style-name="Tabella174.A2" office:value-type="string">
            <text:p text:style-name="P209">Nichel </text:p>
          </table:table-cell>
          <table:table-cell table:style-name="Tabella174.A2" office:value-type="string">
            <text:p text:style-name="P209">microgrammi/l Ni </text:p>
          </table:table-cell>
          <table:table-cell table:style-name="Tabella174.C2" office:value-type="string">
            <text:p text:style-name="P209">10</text:p>
          </table:table-cell>
        </table:table-row>
        <table:table-row table:style-name="Tabella174.2">
          <table:table-cell table:style-name="Tabella174.A2" office:value-type="string">
            <text:p text:style-name="P209">Vanadio </text:p>
          </table:table-cell>
          <table:table-cell table:style-name="Tabella174.A2" office:value-type="string">
            <text:p text:style-name="P209">microgrammi/l V </text:p>
          </table:table-cell>
          <table:table-cell table:style-name="Tabella174.C2" office:value-type="string">
            <text:p text:style-name="P209">250</text:p>
          </table:table-cell>
        </table:table-row>
        <table:table-row table:style-name="Tabella174.2">
          <table:table-cell table:style-name="Tabella174.A2" office:value-type="string">
            <text:p text:style-name="P209">Arsenico </text:p>
          </table:table-cell>
          <table:table-cell table:style-name="Tabella174.A2" office:value-type="string">
            <text:p text:style-name="P209">microgrammi/l As </text:p>
          </table:table-cell>
          <table:table-cell table:style-name="Tabella174.C2" office:value-type="string">
            <text:p text:style-name="P209">50</text:p>
          </table:table-cell>
        </table:table-row>
        <table:table-row table:style-name="Tabella174.2">
          <table:table-cell table:style-name="Tabella174.A2" office:value-type="string">
            <text:p text:style-name="P209">Cadmio </text:p>
          </table:table-cell>
          <table:table-cell table:style-name="Tabella174.A2" office:value-type="string">
            <text:p text:style-name="P209">microgrammi/l Cd </text:p>
          </table:table-cell>
          <table:table-cell table:style-name="Tabella174.C2" office:value-type="string">
            <text:p text:style-name="P209">5</text:p>
          </table:table-cell>
        </table:table-row>
        <table:table-row table:style-name="Tabella174.2">
          <table:table-cell table:style-name="Tabella174.A2" office:value-type="string">
            <text:p text:style-name="P209">Cromo totale </text:p>
          </table:table-cell>
          <table:table-cell table:style-name="Tabella174.A2" office:value-type="string">
            <text:p text:style-name="P209">microgrammi/l Cr </text:p>
          </table:table-cell>
          <table:table-cell table:style-name="Tabella174.C2" office:value-type="string">
            <text:p text:style-name="P209">50</text:p>
          </table:table-cell>
        </table:table-row>
        <table:table-row table:style-name="Tabella174.2">
          <table:table-cell table:style-name="Tabella174.A2" office:value-type="string">
            <text:p text:style-name="P209">Piombo </text:p>
          </table:table-cell>
          <table:table-cell table:style-name="Tabella174.A2" office:value-type="string">
            <text:p text:style-name="P209">microgrammi/l Pb </text:p>
          </table:table-cell>
          <table:table-cell table:style-name="Tabella174.C2" office:value-type="string">
            <text:p text:style-name="P209">50</text:p>
          </table:table-cell>
        </table:table-row>
        <table:table-row table:style-name="Tabella174.2">
          <table:table-cell table:style-name="Tabella174.A2" office:value-type="string">
            <text:p text:style-name="P209">Selenio </text:p>
          </table:table-cell>
          <table:table-cell table:style-name="Tabella174.A2" office:value-type="string">
            <text:p text:style-name="P209">microgrammi/l Se </text:p>
          </table:table-cell>
          <table:table-cell table:style-name="Tabella174.C2" office:value-type="string">
            <text:p text:style-name="P209">10</text:p>
          </table:table-cell>
        </table:table-row>
        <table:table-row table:style-name="Tabella174.2">
          <table:table-cell table:style-name="Tabella174.A2" office:value-type="string">
            <text:p text:style-name="P209">Mercurio </text:p>
          </table:table-cell>
          <table:table-cell table:style-name="Tabella174.A2" office:value-type="string">
            <text:p text:style-name="P209">microgrammi/l Hg </text:p>
          </table:table-cell>
          <table:table-cell table:style-name="Tabella174.C2" office:value-type="string">
            <text:p text:style-name="P209">1</text:p>
          </table:table-cell>
        </table:table-row>
        <table:table-row table:style-name="Tabella174.2">
          <table:table-cell table:style-name="Tabella174.A2" office:value-type="string">
            <text:p text:style-name="P209">Amianto </text:p>
          </table:table-cell>
          <table:table-cell table:style-name="Tabella174.A2" office:value-type="string">
            <text:p text:style-name="P209">Mg/l </text:p>
          </table:table-cell>
          <table:table-cell table:style-name="Tabella174.C2" office:value-type="string">
            <text:p text:style-name="P209">30</text:p>
          </table:table-cell>
        </table:table-row>
        <table:table-row table:style-name="Tabella174.2">
          <table:table-cell table:style-name="Tabella174.A2" office:value-type="string">
            <text:p text:style-name="P209">COD </text:p>
          </table:table-cell>
          <table:table-cell table:style-name="Tabella174.A2" office:value-type="string">
            <text:p text:style-name="P209">Mg/l </text:p>
          </table:table-cell>
          <table:table-cell table:style-name="Tabella174.C2" office:value-type="string">
            <text:p text:style-name="P209">30</text:p>
          </table:table-cell>
        </table:table-row>
        <table:table-row table:style-name="Tabella174.2">
          <table:table-cell table:style-name="Tabella174.A2" office:value-type="string">
            <text:p text:style-name="P209">PH </text:p>
          </table:table-cell>
          <table:table-cell table:style-name="Tabella174.A2" office:value-type="string">
            <text:p text:style-name="P209"><text:s/></text:p>
          </table:table-cell>
          <table:table-cell table:style-name="Tabella174.C2" office:value-type="string">
            <text:p text:style-name="P209">5,5 &lt; &gt; 12,0</text:p>
          </table:table-cell>
        </table:table-row>
      </table:table>
      <text:p text:style-name="P217">In sede di approvazione del progetto di cui all'articolo 5 del presente decreto, vengono stabiliti i parametri significativi e rappresentativi del rifiuto che devono essere determinati in relazione alle particolari caratteristiche del sito o alla natura del rifiuto.</text:p>
      <text:p text:style-name="P194">Allegato 4</text:p>
      <text:p text:style-name="P192">SUBALLEGATO 1</text:p>
      <text:p text:style-name="P221">(N.d.r.: l’allegato 4 è anche stato suddiviso per comodità riportando in calce alle varie tipologie interessate le relative voci)</text:p>
      <text:p text:style-name="P22">DETERMINAZIONE DELLE QUANTITÀ MASSIME DI RIFIUTI NON PERICOLOSI DI CUI</text:p>
      <text:p text:style-name="P224">ALL'ALLEGATO 1, SUBALLEGATO 1 DEL DM 5/2/1998</text:p>
      <text:p text:style-name="P224"/>
      <table:table table:name="Tabella175" table:style-name="Tabella175">
        <table:table-column table:style-name="Tabella175.A"/>
        <table:table-column table:style-name="Tabella175.B"/>
        <table:table-column table:style-name="Tabella175.A"/>
        <table:table-column table:style-name="Tabella175.D"/>
        <table:table-column table:style-name="Tabella175.E"/>
        <table:table-header-rows>
          <table:table-row>
            <table:table-cell table:style-name="Tabella175.A1" office:value-type="string">
              <text:p text:style-name="P22">Attività di</text:p>
              <text:p text:style-name="P22">recupero</text:p>
            </table:table-cell>
            <table:table-cell table:style-name="Tabella175.A1" office:value-type="string">
              <text:p text:style-name="P22">Tipologia</text:p>
            </table:table-cell>
            <table:table-cell table:style-name="Tabella175.A1" office:value-type="string">
              <text:p text:style-name="P22">Codice Rifiuto</text:p>
            </table:table-cell>
            <table:table-cell table:style-name="Tabella175.A1" office:value-type="string">
              <text:p text:style-name="P22">Descrizione</text:p>
            </table:table-cell>
            <table:table-cell table:style-name="Tabella175.E1" office:value-type="string">
              <text:p text:style-name="P22">Quantità</text:p>
              <text:p text:style-name="P22">(t/a)</text:p>
            </table:table-cell>
          </table:table-row>
        </table:table-header-rows>
        <table:table-row>
          <table:table-cell table:style-name="Tabella175.C464" table:number-rows-spanned="4" office:value-type="string">
            <text:p text:style-name="P23">Industria cartaria</text:p>
          </table:table-cell>
          <table:table-cell table:style-name="Tabella175.B464" office:value-type="string">
            <text:p text:style-name="P23">1.1</text:p>
          </table:table-cell>
          <table:table-cell table:style-name="Tabella175.C464" office:value-type="string">
            <text:p text:style-name="P438">[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120.000</text:p>
          </table:table-cell>
        </table:table-row>
        <table:table-row>
          <table:covered-table-cell/>
          <table:table-cell table:style-name="Tabella175.B464" office:value-type="string">
            <text:p text:style-name="P23">8.2</text:p>
          </table:table-cell>
          <table:table-cell table:style-name="Tabella175.C464" office:value-type="string">
            <text:p text:style-name="P23">[040221][040222]</text:p>
          </table:table-cell>
          <table:table-cell table:style-name="Tabella175.D464" office:value-type="string">
            <text:p text:style-name="P26">Peluria e pelucchi tessili</text:p>
          </table:table-cell>
          <table:table-cell table:style-name="Tabella175.E464" office:value-type="string">
            <text:p text:style-name="P24">100</text:p>
          </table:table-cell>
        </table:table-row>
        <table:table-row>
          <table:covered-table-cell/>
          <table:table-cell table:style-name="Tabella175.B464" office:value-type="string">
            <text:p text:style-name="P23">9.1</text:p>
          </table:table-cell>
          <table:table-cell table:style-name="Tabella175.C464" office:value-type="string">
            <text:p text:style-name="P23">[030101][030105][030199][150103][170201][191207][200138][200301]</text:p>
          </table:table-cell>
          <table:table-cell table:style-name="Tabella175.D464" office:value-type="string">
            <text:p text:style-name="P26">Scarti di legno e sughero, imballaggi dì legno</text:p>
          </table:table-cell>
          <table:table-cell table:style-name="Tabella175.E464" office:value-type="string">
            <text:p text:style-name="P24">20.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ext:p text:style-name="P26"/>
          </table:table-cell>
          <table:table-cell table:style-name="Tabella175.E464" office:value-type="string">
            <text:p text:style-name="P24">2.000</text:p>
          </table:table-cell>
        </table:table-row>
        <table:table-row>
          <table:table-cell table:style-name="Tabella175.C464" table:number-rows-spanned="9" office:value-type="string">
            <text:p text:style-name="P23">Industria delle</text:p>
            <text:p text:style-name="P23">materie plastiche</text:p>
          </table: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text:p>
            <text:p text:style-name="P26">contenenti e non metalli preziosi</text:p>
          </table:table-cell>
          <table:table-cell table:style-name="Tabella175.E464" office:value-type="string">
            <text:p text:style-name="P24">200</text:p>
          </table:table-cell>
        </table:table-row>
        <table:table-row>
          <table:covered-table-cell/>
          <table:table-cell table:style-name="Tabella175.B464" office:value-type="string">
            <text:p text:style-name="P23">5.8</text:p>
          </table:table-cell>
          <table:table-cell table:style-name="Tabella175.C464" office:value-type="string">
            <text:p text:style-name="P23">[160216][160118][I60122][170401][170411]</text:p>
          </table:table-cell>
          <table:table-cell table:style-name="Tabella175.D464" office:value-type="string">
            <text:p text:style-name="P26">Spezzoni di cavo di rame</text:p>
            <text:p text:style-name="P26">ricoperto</text:p>
          </table:table-cell>
          <table:table-cell table:style-name="Tabella175.E464" office:value-type="string">
            <text:p text:style-name="P24">1.500</text:p>
          </table:table-cell>
        </table:table-row>
        <table:table-row>
          <table:covered-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text:p>
            <text:p text:style-name="P26">usati in plastica compresi i</text:p>
            <text:p text:style-name="P26">contenitori per liquidi, con</text:p>
            <text:p text:style-name="P26">esclusione dei contenitori per</text:p>
            <text:p text:style-name="P26">fitofarmaci e per presidi medicochirurgici</text:p>
          </table:table-cell>
          <table:table-cell table:style-name="Tabella175.E464" office:value-type="string">
            <text:p text:style-name="P24">60.000</text:p>
          </table:table-cell>
        </table:table-row>
        <table:table-row>
          <table:covered-table-cell/>
          <table:table-cell table:style-name="Tabella175.B464" office:value-type="string">
            <text:p text:style-name="P23">6.2</text:p>
          </table:table-cell>
          <table:table-cell table:style-name="Tabella175.C464" office:value-type="string">
            <text:p text:style-name="P438">[070213][120105][160119][160216][160306][170203]</text:p>
          </table:table-cell>
          <table:table-cell table:style-name="Tabella175.D464" office:value-type="string">
            <text:p text:style-name="P26">Sfridi, scarti, polveri e rifiuti di</text:p>
            <text:p text:style-name="P26">materie plastiche e fibre</text:p>
            <text:p text:style-name="P26">sintetiche</text:p>
          </table:table-cell>
          <table:table-cell table:style-name="Tabella175.E464" office:value-type="string">
            <text:p text:style-name="P24">20.000</text:p>
          </table:table-cell>
        </table:table-row>
        <table:table-row>
          <table:covered-table-cell/>
          <table:table-cell table:style-name="Tabella175.B464" office:value-type="string">
            <text:p text:style-name="P23">6.5</text:p>
          </table:table-cell>
          <table:table-cell table:style-name="Tabella175.C464" office:value-type="string">
            <text:p text:style-name="P23">[070213][120105][160119]</text:p>
          </table:table-cell>
          <table:table-cell table:style-name="Tabella175.D464" office:value-type="string">
            <text:p text:style-name="P439">Paraurti e plance di autoveicoli in</text:p>
            <text:p text:style-name="P26">materie plastiche</text:p>
          </table:table-cell>
          <table:table-cell table:style-name="Tabella175.E464" office:value-type="string">
            <text:p text:style-name="P24">1.000</text:p>
          </table:table-cell>
        </table:table-row>
        <table:table-row>
          <table:covered-table-cell/>
          <table:table-cell table:style-name="Tabella175.B464" office:value-type="string">
            <text:p text:style-name="P23">6.6</text:p>
          </table:table-cell>
          <table:table-cell table:style-name="Tabella175.C464" office:value-type="string">
            <text:p text:style-name="P23">[070213][120105][160119]</text:p>
          </table:table-cell>
          <table:table-cell table:style-name="Tabella175.D464" office:value-type="string">
            <text:p text:style-name="P439">Imbottiture sedili in poliuretano</text:p>
            <text:p text:style-name="P26">espanso</text:p>
          </table:table-cell>
          <table:table-cell table:style-name="Tabella175.E464" office:value-type="string">
            <text:p text:style-name="P24">200</text:p>
          </table:table-cell>
        </table:table-row>
        <table:table-row>
          <table:covered-table-cell/>
          <table:table-cell table:style-name="Tabella175.B464" office:value-type="string">
            <text:p text:style-name="P23">6.8</text:p>
          </table:table-cell>
          <table:table-cell table:style-name="Tabella175.C464" office:value-type="string">
            <text:p text:style-name="P23">[070299]</text:p>
          </table:table-cell>
          <table:table-cell table:style-name="Tabella175.D464" office:value-type="string">
            <text:p text:style-name="P26">Polveri di "buffing" e cascami di</text:p>
            <text:p text:style-name="P26">tessuto non tessuto</text:p>
          </table:table-cell>
          <table:table-cell table:style-name="Tabella175.E464" office:value-type="string">
            <text:p text:style-name="P24">200</text:p>
          </table:table-cell>
        </table:table-row>
        <table:table-row>
          <table:covered-table-cell/>
          <table:table-cell table:style-name="Tabella175.B464" office:value-type="string">
            <text:p text:style-name="P23">6.11</text:p>
          </table:table-cell>
          <table:table-cell table:style-name="Tabella175.C464" office:value-type="string">
            <text:p text:style-name="P438">[070213][070299][120105][160119]</text:p>
          </table:table-cell>
          <table:table-cell table:style-name="Tabella175.D464" office:value-type="string">
            <text:p text:style-name="P26">Pannelli sportelli auto</text:p>
          </table:table-cell>
          <table:table-cell table:style-name="Tabella175.E464" office:value-type="string">
            <text:p text:style-name="P24">3.00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439">Rifiuti di carte decorative</text:p>
            <text:p text:style-name="P26">impregnate</text:p>
          </table:table-cell>
          <table:table-cell table:style-name="Tabella175.E464" office:value-type="string">
            <text:p text:style-name="P24">450</text:p>
          </table:table-cell>
        </table:table-row>
        <table:table-row>
          <table:table-cell table:style-name="Tabella175.C464" office:value-type="string">
            <text:p text:style-name="P23">Produzione ABS</text:p>
          </table:table-cell>
          <table:table-cell table:style-name="Tabella175.B464" office:value-type="string">
            <text:p text:style-name="P23">6.3</text:p>
          </table:table-cell>
          <table:table-cell table:style-name="Tabella175.C464" office:value-type="string">
            <text:p text:style-name="P23">[070212]</text:p>
          </table:table-cell>
          <table:table-cell table:style-name="Tabella175.D464" office:value-type="string">
            <text:p text:style-name="P26">Fanghi polimerici di ABS</text:p>
          </table:table-cell>
          <table:table-cell table:style-name="Tabella175.E464" office:value-type="string">
            <text:p text:style-name="P24">4.800</text:p>
          </table:table-cell>
        </table:table-row>
        <table:table-row>
          <table:table-cell table:style-name="Tabella175.C464" office:value-type="string">
            <text:p text:style-name="P23">Industria dei</text:p>
            <text:p text:style-name="P23">collanti e degli</text:p>
            <text:p text:style-name="P23"><text:soft-page-break/>adesivi</text:p>
          </table:table-cell>
          <table:table-cell table:style-name="Tabella175.B464" office:value-type="string">
            <text:p text:style-name="P23">8.8</text:p>
          </table:table-cell>
          <table:table-cell table:style-name="Tabella175.C464" office:value-type="string">
            <text:p text:style-name="P23">[040108][040199]</text:p>
          </table:table-cell>
          <table:table-cell table:style-name="Tabella175.D464" office:value-type="string">
            <text:p text:style-name="P439">Carniccio di scarnatura,</text:p>
            <text:p text:style-name="P26">spaccatura e pezzamatura in pelo</text:p>
          </table:table-cell>
          <table:table-cell table:style-name="Tabella175.E464" office:value-type="string">
            <text:p text:style-name="P24">40.000</text:p>
          </table:table-cell>
        </table:table-row>
        <table:table-row>
          <table:table-cell table:style-name="Tabella175.C464" table:number-rows-spanned="2" office:value-type="string">
            <text:p text:style-name="P23">Industria tessile</text:p>
          </table:table-cell>
          <table:table-cell table:style-name="Tabella175.B464" office:value-type="string">
            <text:p text:style-name="P23">8.4</text:p>
          </table:table-cell>
          <table:table-cell table:style-name="Tabella175.C464" office:value-type="string">
            <text:p text:style-name="P438">[040209][040221][040222][160122][200110][200111]</text:p>
          </table:table-cell>
          <table:table-cell table:style-name="Tabella175.D464" office:value-type="string">
            <text:p text:style-name="P26">Rifiuti di materiali tessili</text:p>
            <text:p text:style-name="P26">compositi e della lavorazione di</text:p>
            <text:p text:style-name="P26">fibre naturali, sintetiche e</text:p>
            <text:p text:style-name="P26">artificiali</text:p>
          </table:table-cell>
          <table:table-cell table:style-name="Tabella175.E464" office:value-type="string">
            <text:p text:style-name="P24">3.800</text:p>
          </table:table-cell>
        </table:table-row>
        <table:table-row>
          <table:covered-table-cell/>
          <table:table-cell table:style-name="Tabella175.B464" office:value-type="string">
            <text:p text:style-name="P23">8.9</text:p>
          </table:table-cell>
          <table:table-cell table:style-name="Tabella175.C464" office:value-type="string">
            <text:p text:style-name="P23">[191208][200110][200111]</text:p>
          </table:table-cell>
          <table:table-cell table:style-name="Tabella175.D464" office:value-type="string">
            <text:p text:style-name="P439">Indumenti, accessori di</text:p>
            <text:p text:style-name="P26">abbigliamento ed altri manufatti</text:p>
            <text:p text:style-name="P26">tessili confezionati post-consumo</text:p>
          </table:table-cell>
          <table:table-cell table:style-name="Tabella175.E464" office:value-type="string">
            <text:p text:style-name="P24">2.000</text:p>
          </table:table-cell>
        </table:table-row>
        <table:table-row>
          <table:table-cell table:style-name="Tabella175.C464" table:number-rows-spanned="4" office:value-type="string">
            <text:p text:style-name="P23">Industria</text:p>
            <text:p text:style-name="P23">conciaria</text:p>
          </table:table-cell>
          <table:table-cell table:style-name="Tabella175.B464" office:value-type="string">
            <text:p text:style-name="P23">8.1</text:p>
          </table:table-cell>
          <table:table-cell table:style-name="Tabella175.C464" office:value-type="string">
            <text:p text:style-name="P23">[040199]</text:p>
          </table:table-cell>
          <table:table-cell table:style-name="Tabella175.D464" office:value-type="string">
            <text:p text:style-name="P26">Olio di follone</text:p>
          </table:table-cell>
          <table:table-cell table:style-name="Tabella175.E464" office:value-type="string">
            <text:p text:style-name="P24">13.670</text:p>
          </table:table-cell>
        </table:table-row>
        <table:table-row>
          <table:covered-table-cell/>
          <table:table-cell table:style-name="Tabella175.B464" office:value-type="string">
            <text:p text:style-name="P23">8.5</text:p>
          </table:table-cell>
          <table:table-cell table:style-name="Tabella175.C464" office:value-type="string">
            <text:p text:style-name="P23">[040109][040199]</text:p>
          </table:table-cell>
          <table:table-cell table:style-name="Tabella175.D464" office:value-type="string">
            <text:p text:style-name="P439">Trucioli, ritagli e altri rifiuti di</text:p>
            <text:p text:style-name="P26">cuoio</text:p>
          </table:table-cell>
          <table:table-cell table:style-name="Tabella175.E464" office:value-type="string">
            <text:p text:style-name="P24">18.000</text:p>
          </table:table-cell>
        </table:table-row>
        <table:table-row>
          <table:covered-table-cell/>
          <table:table-cell table:style-name="Tabella175.B464" office:value-type="string">
            <text:p text:style-name="P23">8.6</text:p>
          </table:table-cell>
          <table:table-cell table:style-name="Tabella175.C464" office:value-type="string">
            <text:p text:style-name="P23">[040108][040109]</text:p>
          </table:table-cell>
          <table:table-cell table:style-name="Tabella175.D464" office:value-type="string">
            <text:p text:style-name="P26">Scarti solidi conciari al vegetale</text:p>
          </table:table-cell>
          <table:table-cell table:style-name="Tabella175.E464" office:value-type="string">
            <text:p text:style-name="P24">18.000</text:p>
          </table:table-cell>
        </table:table-row>
        <table:table-row>
          <table:covered-table-cell/>
          <table:table-cell table:style-name="Tabella175.B464" office:value-type="string">
            <text:p text:style-name="P23">8.7</text:p>
          </table:table-cell>
          <table:table-cell table:style-name="Tabella175.C464" office:value-type="string">
            <text:p text:style-name="P23">[040108][040199]</text:p>
          </table:table-cell>
          <table:table-cell table:style-name="Tabella175.D464" office:value-type="string">
            <text:p text:style-name="P26">Rifiuti di smerigliatura, rasatura</text:p>
          </table:table-cell>
          <table:table-cell table:style-name="Tabella175.E464" office:value-type="string">
            <text:p text:style-name="P24">18.000</text:p>
          </table:table-cell>
        </table:table-row>
        <table:table-row>
          <table:table-cell table:style-name="Tabella175.C464" office:value-type="string">
            <text:p text:style-name="P23">Industria</text:p>
            <text:p text:style-name="P23">conciaria</text:p>
          </table:table-cell>
          <table:table-cell table:style-name="Tabella175.B464" office:value-type="string">
            <text:p text:style-name="P23">11.14</text:p>
          </table:table-cell>
          <table:table-cell table:style-name="Tabella175.C464" office:value-type="string">
            <text:p text:style-name="P23">[020299][060314]</text:p>
          </table:table-cell>
          <table:table-cell table:style-name="Tabella175.D464" office:value-type="string">
            <text:p text:style-name="P439">Reflui di cloruro di sodio in</text:p>
            <text:p text:style-name="P26">soluzione</text:p>
          </table:table-cell>
          <table:table-cell table:style-name="Tabella175.E464" office:value-type="string">
            <text:p text:style-name="P24">2.600</text:p>
          </table:table-cell>
        </table:table-row>
        <table:table-row>
          <table:table-cell table:style-name="Tabella175.C464" office:value-type="string">
            <text:p text:style-name="P23">Industria del</text:p>
            <text:p text:style-name="P23">legno</text:p>
          </table:table-cell>
          <table:table-cell table:style-name="Tabella175.B464" office:value-type="string">
            <text:p text:style-name="P23">9.1</text:p>
          </table:table-cell>
          <table:table-cell table:style-name="Tabella175.C464" office:value-type="string">
            <text:p text:style-name="P23">[030101][030105][030199][150103][170201][191207]</text:p>
            <text:p text:style-name="P23">[200138][200301]</text:p>
          </table:table-cell>
          <table:table-cell table:style-name="Tabella175.D464" office:value-type="string">
            <text:p text:style-name="P26">Scarti di legno e sughero,</text:p>
            <text:p text:style-name="P26">imballaggi di legno</text:p>
          </table:table-cell>
          <table:table-cell table:style-name="Tabella175.E464" office:value-type="string">
            <text:p text:style-name="P24">495.000</text:p>
          </table:table-cell>
        </table:table-row>
        <table:table-row>
          <table:table-cell table:style-name="Tabella175.C464" table:number-rows-spanned="2" office:value-type="string">
            <text:p text:style-name="P23">Industria del</text:p>
            <text:p text:style-name="P23">legno</text:p>
          </table:table-cell>
          <table:table-cell table:style-name="Tabella175.B464" office:value-type="string">
            <text:p text:style-name="P23">9.2</text:p>
          </table:table-cell>
          <table:table-cell table:style-name="Tabella175.C464" office:value-type="string">
            <text:p text:style-name="P23">[030101][030105]</text:p>
          </table:table-cell>
          <table:table-cell table:style-name="Tabella175.D464" office:value-type="string">
            <text:p text:style-name="P26">Scarti di legno e sughero,</text:p>
            <text:p text:style-name="P26">imballaggi di legno</text:p>
          </table:table-cell>
          <table:table-cell table:style-name="Tabella175.E464" office:value-type="string">
            <text:p text:style-name="P24">25.00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26">Rifiuti di carte decorative</text:p>
            <text:p text:style-name="P26">impregnate</text:p>
          </table:table-cell>
          <table:table-cell table:style-name="Tabella175.E464" office:value-type="string">
            <text:p text:style-name="P24">1.000</text:p>
          </table:table-cell>
        </table:table-row>
        <table:table-row>
          <table:table-cell table:style-name="Tabella175.C464" office:value-type="string">
            <text:p text:style-name="P23">Industria della gomma</text:p>
          </table: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1.000</text:p>
          </table:table-cell>
        </table:table-row>
        <table:table-row>
          <table:table-cell table:style-name="Tabella175.C464" office:value-type="string">
            <text:p text:style-name="P23"/>
          </table: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3.500</text:p>
          </table:table-cell>
        </table:table-row>
        <table:table-row>
          <table:table-cell table:style-name="Tabella175.C464" office:value-type="string">
            <text:p text:style-name="P23">Industria saponiera e dei tensioattivi</text:p>
          </table: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4.000</text:p>
          </table:table-cell>
        </table:table-row>
        <table:table-row>
          <table:table-cell table:style-name="Tabella175.C464" office:value-type="string">
            <text:p text:style-name="P23">Industria chimica per il recupero delle sostanze organiche</text:p>
          </table:table-cell>
          <table:table-cell table:style-name="Tabella175.B464" office:value-type="string">
            <text:p text:style-name="P23">11.6</text:p>
          </table:table-cell>
          <table:table-cell table:style-name="Tabella175.C464" office:value-type="string">
            <text:p text:style-name="P23">[020703]</text:p>
          </table:table-cell>
          <table:table-cell table:style-name="Tabella175.D464" office:value-type="string">
            <text:p text:style-name="P26">Tartaro grezzo</text:p>
          </table:table-cell>
          <table:table-cell table:style-name="Tabella175.E464" office:value-type="string">
            <text:p text:style-name="P24">5.500</text:p>
          </table:table-cell>
        </table:table-row>
        <table:table-row>
          <table:table-cell table:style-name="Tabella175.C464" table:number-rows-spanned="12" office:value-type="string">
            <text:p text:style-name="P23">Produzione di compost di qualità</text:p>
          </table:table-cell>
          <table:table-cell table:style-name="Tabella175.B464" office:value-type="string">
            <text:p text:style-name="P23">16.1, lett. a)</text:p>
          </table:table-cell>
          <table:table-cell table:style-name="Tabella175.C464" office:value-type="string">
            <text:p text:style-name="P23">[200108][200302]</text:p>
          </table:table-cell>
          <table:table-cell table:style-name="Tabella175.D464" office:value-type="string">
            <text:p text:style-name="P26">Frazione organica dei rifiuti solidi urbani raccolta separatamente</text:p>
          </table:table-cell>
          <table:table-cell table:style-name="Tabella175.E464" office:value-type="string">
            <text:p text:style-name="P24">200</text:p>
          </table:table-cell>
        </table:table-row>
        <table:table-row>
          <table:covered-table-cell/>
          <table:table-cell table:style-name="Tabella175.B464" office:value-type="string">
            <text:p text:style-name="P23">16.1, lett. b)</text:p>
          </table:table-cell>
          <table:table-cell table:style-name="Tabella175.C464" office:value-type="string">
            <text:p text:style-name="P23">[020103]</text:p>
          </table:table-cell>
          <table:table-cell table:style-name="Tabella175.D464" office:value-type="string">
            <text:p text:style-name="P26">Rifiuti vegetali di coltivazioni agricol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c)</text:p>
          </table:table-cell>
          <table:table-cell table:style-name="Tabella175.C464" office:value-type="string">
            <text:p text:style-name="P23">[030101][030105] [030301]</text:p>
          </table:table-cell>
          <table:table-cell table:style-name="Tabella175.D464" office:value-type="string">
            <text:p text:style-name="P26">Segatura, trucioli, frammenti di legno, di sughero</text:p>
          </table:table-cell>
          <table:table-cell table:style-name="Tabella175.E464" office:value-type="string">
            <text:p text:style-name="P24">200</text:p>
          </table:table-cell>
        </table:table-row>
        <table:table-row>
          <table:covered-table-cell/>
          <table:table-cell table:style-name="Tabella175.B464" office:value-type="string">
            <text:p text:style-name="P23">16.1, lett. d)</text:p>
          </table:table-cell>
          <table:table-cell table:style-name="Tabella175.C464" office:value-type="string">
            <text:p text:style-name="P23">[020304][020501][020701][020702] [020704]</text:p>
          </table:table-cell>
          <table:table-cell table:style-name="Tabella175.D464" office:value-type="string">
            <text:p text:style-name="P26">Rifiuti vegetali derivanti da attività agro-industriali</text:p>
          </table:table-cell>
          <table:table-cell table:style-name="Tabella175.E464" office:value-type="string">
            <text:p text:style-name="P24">12.000</text:p>
          </table:table-cell>
        </table:table-row>
        <table:table-row>
          <table:covered-table-cell/>
          <table:table-cell table:style-name="Tabella175.B464" office:value-type="string">
            <text:p text:style-name="P23">16.1, lett. e)</text:p>
          </table:table-cell>
          <table:table-cell table:style-name="Tabella175.C464" office:value-type="string">
            <text:p text:style-name="P23">[040221]</text:p>
          </table:table-cell>
          <table:table-cell table:style-name="Tabella175.D464" office:value-type="string">
            <text:p text:style-name="P26">Rifiuti tessili di origine vegetale: cascami e scarti di cotone, cascami e scarti di lino, cascami e scarti di iuta, cascami e scarti di canap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f)</text:p>
          </table:table-cell>
          <table:table-cell table:style-name="Tabella175.C464" office:value-type="string">
            <text:p text:style-name="P23">[040221]</text:p>
          </table:table-cell>
          <table:table-cell table:style-name="Tabella175.D464" office:value-type="string">
            <text:p text:style-name="P26">Rifiuti tessili dì origine animale: cascami e scarti di lana, cascami e scarti di se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g)</text:p>
          </table:table-cell>
          <table:table-cell table:style-name="Tabella175.C464" office:value-type="string">
            <text:p text:style-name="P23">[020106]</text:p>
          </table:table-cell>
          <table:table-cell table:style-name="Tabella175.D464" office:value-type="string">
            <text:p text:style-name="P26">Deiezioni animali da sole o in miscela con materiale di lettiera o frazioni della stessa ottenute attraverso processi di separazione</text:p>
          </table:table-cell>
          <table:table-cell table:style-name="Tabella175.E464" office:value-type="string">
            <text:p text:style-name="P24">100</text:p>
          </table:table-cell>
        </table:table-row>
        <table:table-row>
          <table:covered-table-cell/>
          <table:table-cell table:style-name="Tabella175.B464" office:value-type="string">
            <text:p text:style-name="P23">16.1, lett. h)</text:p>
          </table:table-cell>
          <table:table-cell table:style-name="Tabella175.C464" office:value-type="string">
            <text:p text:style-name="P23">[030101][030199][150103][200138]</text:p>
          </table:table-cell>
          <table:table-cell table:style-name="Tabella175.D464" office:value-type="string">
            <text:p text:style-name="P26">Scarti di legno non impregnato</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i)</text:p>
          </table:table-cell>
          <table:table-cell table:style-name="Tabella175.C464" office:value-type="string">
            <text:p text:style-name="P23">[150101][200101]</text:p>
          </table:table-cell>
          <table:table-cell table:style-name="Tabella175.D464" office:value-type="string">
            <text:p text:style-name="P26">Carta e cartone nelle forme usualmente commercializzate</text:p>
          </table:table-cell>
          <table:table-cell table:style-name="Tabella175.E464" office:value-type="string">
            <text:p text:style-name="P24">100</text:p>
          </table:table-cell>
        </table:table-row>
        <table:table-row>
          <table:covered-table-cell/>
          <table:table-cell table:style-name="Tabella175.B464" office:value-type="string">
            <text:p text:style-name="P23">16.1, letti. l)</text:p>
          </table:table-cell>
          <table:table-cell table:style-name="Tabella175.C464" office:value-type="string">
            <text:p text:style-name="P23">[200201]</text:p>
          </table:table-cell>
          <table:table-cell table:style-name="Tabella175.D464" office:value-type="string">
            <text:p text:style-name="P26">Rifiuti ligneo cellulosici derivanti dalla manutenzione del verde</text:p>
          </table:table-cell>
          <table:table-cell table:style-name="Tabella175.E464" office:value-type="string">
            <text:p text:style-name="P24">7.500</text:p>
          </table:table-cell>
        </table:table-row>
        <table:table-row>
          <table:covered-table-cell/>
          <table:table-cell table:style-name="Tabella175.B464" office:value-type="string">
            <text:p text:style-name="P23">16.1, lett. m)</text:p>
          </table:table-cell>
          <table:table-cell table:style-name="Tabella175.C464" office:value-type="string">
            <text:p text:style-name="P23">[020201][020204][020301][020305][020403][020502][020603][020705][030302][040107][190605][190606][190805][190812][190814]</text:p>
          </table:table-cell>
          <table:table-cell table:style-name="Tabella175.D464" office:value-type="string">
            <text:p text:style-name="P26">Fanghi di depurazione delle industrie alimentari</text:p>
          </table:table-cell>
          <table:table-cell table:style-name="Tabella175.E464" office:value-type="string">
            <text:p text:style-name="P24">22.500</text:p>
          </table:table-cell>
        </table:table-row>
        <table:table-row>
          <table:covered-table-cell/>
          <table:table-cell table:style-name="Tabella175.B464" office:value-type="string">
            <text:p text:style-name="P23">16.1, lett. n)</text:p>
          </table:table-cell>
          <table:table-cell table:style-name="Tabella175.C464" office:value-type="string">
            <text:p text:style-name="P23">[100101][100102][100103][100115][100117]</text:p>
          </table:table-cell>
          <table:table-cell table:style-name="Tabella175.D464" office:value-type="string">
            <text:p text:style-name="P26">Ceneri di combustione di sanse esauste e di scarti vegetali con le caratteristiche di cui al punto 18.11</text:p>
          </table:table-cell>
          <table:table-cell table:style-name="Tabella175.E464" office:value-type="string">
            <text:p text:style-name="P24">5.000</text:p>
          </table:table-cell>
        </table:table-row>
        <table:table-row>
          <table:table-cell table:style-name="Tabella175.C464" table:number-rows-spanned="6" office:value-type="string">
            <text:p text:style-name="P23">Produzione di fertilizzanti</text:p>
          </table:table-cell>
          <table:table-cell table:style-name="Tabella175.B464" office:value-type="string">
            <text:p text:style-name="P23">18.2</text:p>
          </table:table-cell>
          <table:table-cell table:style-name="Tabella175.C464" office:value-type="string">
            <text:p text:style-name="P23">[040101][040221][040222]</text:p>
          </table:table-cell>
          <table:table-cell table:style-name="Tabella175.D464" office:value-type="string">
            <text:p text:style-name="P26">Scarti, peluria, pelucchi di lana e altre fibre di origine animale, rifilature e scarti di pelo</text:p>
          </table:table-cell>
          <table:table-cell table:style-name="Tabella175.E464" office:value-type="string">
            <text:p text:style-name="P24">1.300</text:p>
          </table:table-cell>
        </table:table-row>
        <table:table-row>
          <table:covered-table-cell/>
          <table:table-cell table:style-name="Tabella175.B464" office:value-type="string">
            <text:p text:style-name="P23">18.3</text:p>
          </table:table-cell>
          <table:table-cell table:style-name="Tabella175.C464" office:value-type="string">
            <text:p text:style-name="P23">[040101]</text:p>
          </table:table-cell>
          <table:table-cell table:style-name="Tabella175.D464" office:value-type="string">
            <text:p text:style-name="P26">Scarti solidi della lavorazione conciaria</text:p>
          </table:table-cell>
          <table:table-cell table:style-name="Tabella175.E464" office:value-type="string">
            <text:p text:style-name="P24">18.000</text:p>
          </table:table-cell>
        </table:table-row>
        <table:table-row>
          <table:covered-table-cell/>
          <table:table-cell table:style-name="Tabella175.B464" office:value-type="string">
            <text:p text:style-name="P23">18.4</text:p>
          </table:table-cell>
          <table:table-cell table:style-name="Tabella175.C464" office:value-type="string">
            <text:p text:style-name="P23">[020499][020702][020799]</text:p>
          </table:table-cell>
          <table:table-cell table:style-name="Tabella175.D464" office:value-type="string">
            <text:p text:style-name="P26">Borlande</text:p>
          </table:table-cell>
          <table:table-cell table:style-name="Tabella175.E464" office:value-type="string">
            <text:p text:style-name="P24">9.000</text:p>
          </table:table-cell>
        </table:table-row>
        <table:table-row>
          <table:covered-table-cell/>
          <table:table-cell table:style-name="Tabella175.B464" office:value-type="string">
            <text:p text:style-name="P23">18.7</text:p>
          </table:table-cell>
          <table:table-cell table:style-name="Tabella175.C464" office:value-type="string">
            <text:p text:style-name="P23">[020402]</text:p>
          </table:table-cell>
          <table:table-cell table:style-name="Tabella175.D464" office:value-type="string">
            <text:p text:style-name="P26">Calce di defecazione e ceneri di calce</text:p>
          </table:table-cell>
          <table:table-cell table:style-name="Tabella175.E464" office:value-type="string">
            <text:p text:style-name="P24">9.000</text:p>
          </table:table-cell>
        </table:table-row>
        <table:table-row>
          <table:covered-table-cell/>
          <table:table-cell table:style-name="Tabella175.B464" office:value-type="string">
            <text:p text:style-name="P23">18.11</text:p>
          </table:table-cell>
          <table:table-cell table:style-name="Tabella175.C464" office:value-type="string">
            <text:p text:style-name="P23">[100101][100102][100103][100115][100117]</text:p>
          </table:table-cell>
          <table:table-cell table:style-name="Tabella175.D464" office:value-type="string">
            <text:p text:style-name="P26">Ceneri di combustione di sansa esausta e da materiali organici vari di origine animale</text:p>
          </table:table-cell>
          <table:table-cell table:style-name="Tabella175.E464" office:value-type="string">
            <text:p text:style-name="P24">9.000</text:p>
          </table:table-cell>
        </table:table-row>
        <table:table-row>
          <table:covered-table-cell/>
          <table:table-cell table:style-name="Tabella175.B464" office:value-type="string">
            <text:p text:style-name="P23">18.12</text:p>
          </table:table-cell>
          <table:table-cell table:style-name="Tabella175.C464" office:value-type="string">
            <text:p text:style-name="P23">[020106]</text:p>
          </table:table-cell>
          <table:table-cell table:style-name="Tabella175.D464" office:value-type="string">
            <text:p text:style-name="P26">Deiezioni animali</text:p>
          </table:table-cell>
          <table:table-cell table:style-name="Tabella175.E464" office:value-type="string">
            <text:p text:style-name="P24">21.000</text:p>
          </table:table-cell>
        </table:table-row>
        <table:table-row>
          <table:table-cell table:style-name="Tabella175.C464" table:number-rows-spanned="3" office:value-type="string">
            <text:p text:style-name="P23">Impianti di raffinazione degli oli</text:p>
          </table:table-cell>
          <table:table-cell table:style-name="Tabella175.B464" office:value-type="string">
            <text:p text:style-name="P23">11.1</text:p>
          </table:table-cell>
          <table:table-cell table:style-name="Tabella175.C464" office:value-type="string">
            <text:p text:style-name="P23">[020303][020399]</text:p>
          </table:table-cell>
          <table:table-cell table:style-name="Tabella175.D464" office:value-type="string">
            <text:p text:style-name="P26">Morchie, fecce e fondami di serbatoi di stoccaggio; reflui liquidi, terre e farine fossili coadiuvanti di decolorazione di oli e grassi, panelli filtrazione grassi; scarti e fondami di raffinazione dell'industria degli oli, dei grassi vegetali e animali 4.000 Impianti di raffinazione degli oli</text:p>
          </table:table-cell>
          <table:table-cell table:style-name="Tabella175.E464" office:value-type="string">
            <text:p text:style-name="P50"/>
          </table:table-cell>
        </table:table-row>
        <table:table-row>
          <table:covered-table-cell/>
          <table:table-cell table:style-name="Tabella175.B464" office:value-type="string">
            <text:p text:style-name="P23">11.3</text:p>
          </table:table-cell>
          <table:table-cell table:style-name="Tabella175.C464" office:value-type="string">
            <text:p text:style-name="P23">[020399]</text:p>
          </table:table-cell>
          <table:table-cell table:style-name="Tabella175.D464" office:value-type="string">
            <text:p text:style-name="P26">Carte esauste da filtrazione oli</text:p>
          </table:table-cell>
          <table:table-cell table:style-name="Tabella175.E464" office:value-type="string">
            <text:p text:style-name="P24">4.0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6.500</text:p>
          </table:table-cell>
        </table:table-row>
        <table:table-row>
          <table:table-cell table:style-name="Tabella175.C464" table:number-rows-spanned="2" office:value-type="string">
            <text:p text:style-name="P23">Produzione di lettiere per allevamenti zootecnici</text:p>
          </table:table-cell>
          <table:table-cell table:style-name="Tabella175.B464" office:value-type="string">
            <text:p text:style-name="P23">8.2</text:p>
          </table:table-cell>
          <table:table-cell table:style-name="Tabella175.C464" office:value-type="string">
            <text:p text:style-name="P23">[040221][040222]</text:p>
          </table:table-cell>
          <table:table-cell table:style-name="Tabella175.D464" office:value-type="string">
            <text:p text:style-name="P26">Peluria e pelucchi tessili</text:p>
          </table:table-cell>
          <table:table-cell table:style-name="Tabella175.E464" office:value-type="string">
            <text:p text:style-name="P24">1.500</text:p>
          </table:table-cell>
        </table:table-row>
        <table:table-row>
          <table:covered-table-cell/>
          <table:table-cell table:style-name="Tabella175.B464" office:value-type="string">
            <text:p text:style-name="P23">11.8</text:p>
          </table:table-cell>
          <table:table-cell table:style-name="Tabella175.C464" office:value-type="string">
            <text:p text:style-name="P23">[040221]</text:p>
          </table:table-cell>
          <table:table-cell table:style-name="Tabella175.D464" office:value-type="string">
            <text:p text:style-name="P26">Guscetta di cotone</text:p>
          </table:table-cell>
          <table:table-cell table:style-name="Tabella175.E464" office:value-type="string">
            <text:p text:style-name="P24">270</text:p>
          </table:table-cell>
        </table:table-row>
        <table:table-row>
          <table:table-cell table:style-name="Tabella175.C464" table:number-rows-spanned="13" office:value-type="string">
            <text:p text:style-name="P23">Industria metallurgica</text:p>
          </table:table-cell>
          <table:table-cell table:style-name="Tabella175.B464" office:value-type="string">
            <text:p text:style-name="P23">3.1</text:p>
          </table:table-cell>
          <table:table-cell table:style-name="Tabella175.C464" office:value-type="string">
            <text:p text:style-name="P23">[100210][100299][120101][120102][120199][150104][160117][170405]<text:soft-page-break/>[190102][190118][191202][200140]</text:p>
          </table:table-cell>
          <table:table-cell table:style-name="Tabella175.D464" office:value-type="string">
            <text:p text:style-name="P26">Rifiuti di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70.000</text:p>
          </table:table-cell>
        </table:table-row>
        <table:table-row>
          <table:covered-table-cell/>
          <table:table-cell table:style-name="Tabella175.B464" office:value-type="string">
            <text:p text:style-name="P23">3.3</text:p>
          </table:table-cell>
          <table:table-cell table:style-name="Tabella175.C464" office:value-type="string">
            <text:p text:style-name="P23">[150104][150105][150106][191203]</text:p>
          </table:table-cell>
          <table:table-cell table:style-name="Tabella175.D464" office:value-type="string">
            <text:p text:style-name="P26">Sfridi o scarti di imballaggio in alluminio, e di accoppiati carta, plastica e metallo</text:p>
          </table:table-cell>
          <table:table-cell table:style-name="Tabella175.E464" office:value-type="string">
            <text:p text:style-name="P24">15.0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3.00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3.000</text:p>
          </table:table-cell>
        </table:table-row>
        <table:table-row>
          <table:covered-table-cell/>
          <table:table-cell table:style-name="Tabella175.B464" office:value-type="string">
            <text:p text:style-name="P23">4.5</text:p>
          </table:table-cell>
          <table:table-cell table:style-name="Tabella175.C464" office:value-type="string">
            <text:p text:style-name="P23">[110502]</text:p>
          </table:table-cell>
          <table:table-cell table:style-name="Tabella175.D464" office:value-type="string">
            <text:p text:style-name="P26">Schiumature povere di Zn</text:p>
          </table:table-cell>
          <table:table-cell table:style-name="Tabella175.E464" office:value-type="string">
            <text:p text:style-name="P24">9.000</text:p>
          </table:table-cell>
        </table:table-row>
        <table:table-row>
          <table:covered-table-cell/>
          <table:table-cell table:style-name="Tabella175.B464" office:value-type="string">
            <text:p text:style-name="P23">4.6</text:p>
          </table:table-cell>
          <table:table-cell table:style-name="Tabella175.C464" office:value-type="string">
            <text:p text:style-name="P23">[110299][110599]</text:p>
          </table:table-cell>
          <table:table-cell table:style-name="Tabella175.D464" office:value-type="string">
            <text:p text:style-name="P26">Polveri di zinco e colaticci di recupero</text:p>
          </table:table-cell>
          <table:table-cell table:style-name="Tabella175.E464" office:value-type="string">
            <text:p text:style-name="P24">500</text:p>
          </table:table-cell>
        </table:table-row>
        <table:table-row>
          <table:covered-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di cui all'art. 46 del decreto legislativo 5 febbraio 1997, n. 22 e successive modifiche e integrazioni e al decreto legislativo 24 giugno 2003, n. 209, e privati dì pneumatici e delle componenti plastiche recuperabili</text:p>
          </table:table-cell>
          <table:table-cell table:style-name="Tabella175.E464" office:value-type="string">
            <text:p text:style-name="P24">3.000</text:p>
          </table:table-cell>
        </table:table-row>
        <table:table-row>
          <table:covered-table-cell/>
          <table:table-cell table:style-name="Tabella175.B464" office:value-type="string">
            <text:p text:style-name="P23">5.2</text:p>
          </table:table-cell>
          <table:table-cell table:style-name="Tabella175.C464" office:value-type="string">
            <text:p text:style-name="P23">[160106][160116][160117][160118][160122]</text:p>
          </table:table-cell>
          <table:table-cell table:style-name="Tabella175.D464" office:value-type="string">
            <text:p text:style-name="P26">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24">6.300</text:p>
          </table:table-cell>
        </table:table-row>
        <table:table-row>
          <table:covered-table-cell/>
          <table:table-cell table:style-name="Tabella175.B464" office:value-type="string">
            <text:p text:style-name="P23">5.7</text:p>
          </table:table-cell>
          <table:table-cell table:style-name="Tabella175.C464" office:value-type="string">
            <text:p text:style-name="P23">[160216][170402][170411]</text:p>
          </table:table-cell>
          <table:table-cell table:style-name="Tabella175.D464" office:value-type="string">
            <text:p text:style-name="P26">Spezzoni di cavo con il conduttore di alluminio</text:p>
          </table:table-cell>
          <table:table-cell table:style-name="Tabella175.E464" office:value-type="string">
            <text:p text:style-name="P24">100</text:p>
          </table:table-cell>
        </table:table-row>
        <table:table-row>
          <table:covered-table-cell/>
          <table:table-cell table:style-name="Tabella175.B464" office:value-type="string">
            <text:p text:style-name="P23">5.8</text:p>
          </table:table-cell>
          <table:table-cell table:style-name="Tabella175.C464" office:value-type="string">
            <text:p text:style-name="P23">[160118][160122][160216][170401][17041l]</text:p>
          </table:table-cell>
          <table:table-cell table:style-name="Tabella175.D464" office:value-type="string">
            <text:p text:style-name="P26">Spezzoni di cavo di rame ricoperto</text:p>
          </table:table-cell>
          <table:table-cell table:style-name="Tabella175.E464" office:value-type="string">
            <text:p text:style-name="P24">1.500</text:p>
          </table:table-cell>
        </table:table-row>
        <table:table-row>
          <table:covered-table-cell/>
          <table:table-cell table:style-name="Tabella175.B464" office:value-type="string">
            <text:p text:style-name="P23">5.11</text:p>
          </table:table-cell>
          <table:table-cell table:style-name="Tabella175.C464" office:value-type="string">
            <text:p text:style-name="P23">[100699][101099]</text:p>
          </table:table-cell>
          <table:table-cell table:style-name="Tabella175.D464" office:value-type="string">
            <text:p text:style-name="P26">Terra di rame e di ottone</text:p>
          </table:table-cell>
          <table:table-cell table:style-name="Tabella175.E464" office:value-type="string">
            <text:p text:style-name="P24">3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500</text:p>
          </table:table-cell>
        </table:table-row>
        <table:table-row>
          <table:table-cell table:style-name="Tabella175.C464" table:number-rows-spanned="3" office:value-type="string">
            <text:p text:style-name="P23">Industria metallurgica per i metalli preziosi</text:p>
          </table:table-cell>
          <table:table-cell table:style-name="Tabella175.B464" office:value-type="string">
            <text:p text:style-name="P23">3.4</text:p>
          </table:table-cell>
          <table:table-cell table:style-name="Tabella175.C464" office:value-type="string">
            <text:p text:style-name="P23">[110299][120103][120104][200140]</text:p>
          </table:table-cell>
          <table:table-cell table:style-name="Tabella175.D464" office:value-type="string">
            <text:p text:style-name="P26">Rifiuti e rottami di metalli prezi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8</text:p>
          </table:table-cell>
          <table:table-cell table:style-name="Tabella175.C464" office:value-type="string">
            <text:p text:style-name="P23">[120103][120104][150203][190812][190814]</text:p>
          </table:table-cell>
          <table:table-cell table:style-name="Tabella175.D464" office:value-type="string">
            <text:p text:style-name="P26">Puliture di industrie dei metalli preziosi</text:p>
          </table:table-cell>
          <table:table-cell table:style-name="Tabella175.E464" office:value-type="string">
            <text:p text:style-name="P24">500</text:p>
          </table:table-cell>
        </table:table-row>
        <table:table-row>
          <table:covered-table-cell/>
          <table:table-cell table:style-name="Tabella175.B464" office:value-type="string">
            <text:p text:style-name="P23">3.9</text:p>
          </table:table-cell>
          <table:table-cell table:style-name="Tabella175.C464" office:value-type="string">
            <text:p text:style-name="P23">[100701][100702][161102][161104]</text:p>
          </table:table-cell>
          <table:table-cell table:style-name="Tabella175.D464" office:value-type="string">
            <text:p text:style-name="P26">Rifiuti costituiti da refrattari, crogioli e scorie vetrose di fusione dei metalli preziosi</text:p>
          </table:table-cell>
          <table:table-cell table:style-name="Tabella175.E464" office:value-type="string">
            <text:p text:style-name="P24">500</text:p>
          </table:table-cell>
        </table:table-row>
        <table:table-row>
          <table:table-cell table:style-name="Tabella175.C464" table:number-rows-spanned="4" office:value-type="string">
            <text:p text:style-name="P23">Industria metallurgica per i metalli preziosi</text:p>
          </table:table-cell>
          <table:table-cell table:style-name="Tabella175.B464" office:value-type="string">
            <text:p text:style-name="P23">3.11</text:p>
          </table:table-cell>
          <table:table-cell table:style-name="Tabella175.C464" office:value-type="string">
            <text:p text:style-name="P23">[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500</text:p>
          </table:table-cell>
        </table:table-row>
        <table:table-row>
          <table:covered-table-cell/>
          <table:table-cell table:style-name="Tabella175.B464" office:value-type="string">
            <text:p text:style-name="P23">3.12</text:p>
          </table:table-cell>
          <table:table-cell table:style-name="Tabella175.C464" office:value-type="string">
            <text:p text:style-name="P23">[110299][120103][120104][200140]</text:p>
          </table:table-cell>
          <table:table-cell table:style-name="Tabella175.D464" office:value-type="string">
            <text:p text:style-name="P26">Rottami metallici e plastici contenenti metalli preziosi (Au, Ag, Pt, Pd, Rh, Ru, Ir, ecc.)</text:p>
          </table:table-cell>
          <table:table-cell table:style-name="Tabella175.E464" office:value-type="string">
            <text:p text:style-name="P24">500</text:p>
          </table:table-cell>
        </table:table-row>
        <table:table-row>
          <table:covered-table-cell/>
          <table:table-cell table:style-name="Tabella175.B464" office:value-type="string">
            <text:p text:style-name="P23">5.4</text:p>
          </table:table-cell>
          <table:table-cell table:style-name="Tabella175.C464" office:value-type="string">
            <text:p text:style-name="P23">[160801]</text:p>
          </table:table-cell>
          <table:table-cell table:style-name="Tabella175.D464" office:value-type="string">
            <text:p text:style-name="P26">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24">500</text:p>
          </table:table-cell>
        </table:table-row>
        <table:table-row>
          <table:covered-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 contenenti e non metalli preziosi</text:p>
          </table:table-cell>
          <table:table-cell table:style-name="Tabella175.E464" office:value-type="string">
            <text:p text:style-name="P24">1.100</text:p>
          </table:table-cell>
        </table:table-row>
        <table:table-row>
          <table:table-cell table:style-name="Tabella175.C464" table:number-rows-spanned="4" office:value-type="string">
            <text:p text:style-name="P23">Industria siderurgica</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24">145.0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1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50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25.000</text:p>
          </table:table-cell>
        </table:table-row>
        <table:table-row>
          <table:table-cell table:style-name="Tabella175.C464" table:number-rows-spanned="4" office:value-type="string">
            <text:p text:style-name="P23">Industria chimica per il recupero dei metalli</text:p>
          </table:table-cell>
          <table:table-cell table:style-name="Tabella175.B464" office:value-type="string">
            <text:p text:style-name="P23">3.1</text:p>
          </table:table-cell>
          <table:table-cell table:style-name="Tabella175.C464" office:value-type="string">
            <text:p text:style-name="P23">[100210][100299][120101][120102][120199][150104][160117][170405][190102][190118][191202][200140]</text:p>
          </table:table-cell>
          <table:table-cell table:style-name="Tabella175.D464" office:value-type="string">
            <text:p text:style-name="P26">Rifiuti di ferro, acciaio e ghisa</text:p>
          </table:table-cell>
          <table:table-cell table:style-name="Tabella175.E464" office:value-type="string">
            <text:p text:style-name="P24">5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11</text:p>
          </table:table-cell>
          <table:table-cell table:style-name="Tabella175.C464" office:value-type="string">
            <text:p text:style-name="P23"><text:s/>[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7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2.000</text:p>
          </table:table-cell>
        </table:table-row>
        <table:table-row>
          <table:table-cell table:style-name="Tabella175.C464" table:number-rows-spanned="2" office:value-type="string">
            <text:p text:style-name="P23">Trattamento prodotti metallici <text:soft-page-break/>per il reimpiego</text:p>
          </table:table-cell>
          <table:table-cell table:style-name="Tabella175.B464" office:value-type="string">
            <text:p text:style-name="P23">3.5</text:p>
          </table:table-cell>
          <table:table-cell table:style-name="Tabella175.C464" office:value-type="string">
            <text:p text:style-name="P23">[150104][200140]</text:p>
          </table:table-cell>
          <table:table-cell table:style-name="Tabella175.D464" office:value-type="string">
            <text:p text:style-name="P26">Rifiuti costituiti da imballaggi, fusti, latte, vuoti, lattine dì materiali ferrosi e non ferrosi e acciaio anche stagnato</text:p>
          </table:table-cell>
          <table:table-cell table:style-name="Tabella175.E464" office:value-type="string">
            <text:p text:style-name="P24">300</text:p>
          </table:table-cell>
        </table:table-row>
        <table:table-row>
          <table:covered-table-cell/>
          <table:table-cell table:style-name="Tabella175.B464" office:value-type="string">
            <text:p text:style-name="P23">3.6</text:p>
          </table:table-cell>
          <table:table-cell table:style-name="Tabella175.C464" office:value-type="string">
            <text:p text:style-name="P23">[200140]</text:p>
          </table:table-cell>
          <table:table-cell table:style-name="Tabella175.D464" office:value-type="string">
            <text:p text:style-name="P26">Pallini di piombo rifiuti</text:p>
          </table:table-cell>
          <table:table-cell table:style-name="Tabella175.E464" office:value-type="string">
            <text:p text:style-name="P24">510</text:p>
          </table:table-cell>
        </table:table-row>
        <table:table-row>
          <table:table-cell table:style-name="Tabella175.C464" office:value-type="string">
            <text:p text:style-name="P23">Impianti di disassemblaggio apparecchiature per il recupero dei componenti riutilizzabili</text:p>
          </table:table-cell>
          <table:table-cell table:style-name="Tabella175.B464" office:value-type="string">
            <text:p text:style-name="P23">5.16</text:p>
          </table:table-cell>
          <table:table-cell table:style-name="Tabella175.C464" office:value-type="string">
            <text:p text:style-name="P23">[110114][110206][110299][160214][160216][200136]</text:p>
          </table:table-cell>
          <table:table-cell table:style-name="Tabella175.D464" office:value-type="string">
            <text:p text:style-name="P23">Apparecchi elettrici, elettrotecnici ed elettronici; rottami elettrici ed elettronici contenenti e non metalli preziosi</text:p>
          </table:table-cell>
          <table:table-cell table:style-name="Tabella175.E464" office:value-type="string">
            <text:p text:style-name="P27">200</text:p>
          </table:table-cell>
        </table:table-row>
        <table:table-row>
          <table:table-cell table:style-name="Tabella175.C464" office:value-type="string">
            <text:p text:style-name="P23">Processi di rigenerazione delle sabbie di fonderia</text:p>
          </table: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55.000</text:p>
          </table:table-cell>
        </table:table-row>
        <table:table-row>
          <table:table-cell table:style-name="Tabella175.C464" office:value-type="string">
            <text:p text:style-name="P23">Industria vetrar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35.000</text:p>
          </table:table-cell>
        </table:table-row>
        <table:table-row>
          <table:table-cell table:style-name="Tabella175.C464" table:number-rows-spanned="9" office:value-type="string">
            <text:p text:style-name="P23">Industria delle costruzion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a, scorie dalla produzione del fosforo, scoria cubilot</text:p>
          </table:table-cell>
          <table:table-cell table:style-name="Tabella175.E464" office:value-type="string">
            <text:p text:style-name="P24">2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4.5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35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5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5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3.000</text:p>
          </table:table-cell>
        </table:table-row>
        <table:table-row>
          <table:covered-table-cell/>
          <table:table-cell table:style-name="Tabella175.B464" office:value-type="string">
            <text:p text:style-name="P23">7.26</text:p>
          </table:table-cell>
          <table:table-cell table:style-name="Tabella175.C464" office:value-type="string">
            <text:p text:style-name="P23">[070199]</text:p>
          </table:table-cell>
          <table:table-cell table:style-name="Tabella175.D464" office:value-type="string">
            <text:p text:style-name="P26">Rottami di quarzo puro</text:p>
          </table:table-cell>
          <table:table-cell table:style-name="Tabella175.E464" office:value-type="string">
            <text:p text:style-name="P24">950</text:p>
          </table:table-cell>
        </table:table-row>
        <table:table-row>
          <table:covered-table-cell/>
          <table:table-cell table:style-name="Tabella175.B464" office:value-type="string">
            <text:p text:style-name="P23">12.3</text:p>
          </table:table-cell>
          <table:table-cell table:style-name="Tabella175.C464" office:value-type="string">
            <text:p text:style-name="P23">[010410] [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5.900</text:p>
          </table:table-cell>
        </table:table-row>
        <table:table-row>
          <table:table-cell table:style-name="Tabella175.C464" table:number-rows-spanned="15" office:value-type="string">
            <text:p text:style-name="P23">Produzione di manufatti e prodotti per l'ediliz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5.0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ì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97.87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5.0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40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15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5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10.0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i industrie siderurgiche (silìca fumes)</text:p>
          </table:table-cell>
          <table:table-cell table:style-name="Tabella175.E464" office:value-type="string">
            <text:p text:style-name="P27">5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370</text:p>
          </table:table-cell>
        </table:table-row>
        <table:table-row>
          <table:covered-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3.0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1.00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5.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5.830</text:p>
          </table:table-cell>
        </table:table-row>
        <table:table-row>
          <table:table-cell table:style-name="Tabella175.C464" table:number-rows-spanned="4" office:value-type="string">
            <text:p text:style-name="P23">Produzione di manufatti e prodotti per l'edilizia</text:p>
          </table: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2.02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10.0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3.000</text:p>
          </table:table-cell>
        </table:table-row>
        <table:table-row>
          <table:table-cell table:style-name="Tabella175.C464" table:number-rows-spanned="15" office:value-type="string">
            <text:p text:style-name="P23">Produzione di conglomerati cementiz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text:soft-page-break/>scorie dalla produzione del fosforo, scoria cubilot</text:p>
          </table:table-cell>
          <table:table-cell table:style-name="Tabella175.E464" office:value-type="string">
            <text:p text:style-name="P24">2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15.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8.8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90.0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ì refrattari da forni per processi ad alta temperatura</text:p>
          </table:table-cell>
          <table:table-cell table:style-name="Tabella175.E464" office:value-type="string">
            <text:p text:style-name="P24">15.0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vagliatura del calcare</text:p>
          </table:table-cell>
          <table:table-cell table:style-name="Tabella175.E464" office:value-type="string">
            <text:p text:style-name="P24">28.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230.0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1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1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22.0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47.54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47.540</text:p>
          </table:table-cell>
        </table:table-row>
        <table:table-row>
          <table:covered-table-cell/>
          <table:table-cell table:style-name="Tabella175.B464" office:value-type="string">
            <text:p text:style-name="P23">13.1</text:p>
          </table:table-cell>
          <table:table-cell table:style-name="Tabella175.C464" office:value-type="string">
            <text:p text:style-name="P23">[100101][100102][100103][100115][100117]</text:p>
          </table:table-cell>
          <table:table-cell table:style-name="Tabella175.D464" office:value-type="string">
            <text:p text:style-name="P26">Ceneri dalla combustione dì carbone e lignite, anche additivati con calcare e da cocombusione con esclusione dei rifiuti urbani e assimilati tal quali</text:p>
          </table:table-cell>
          <table:table-cell table:style-name="Tabella175.E464" office:value-type="string">
            <text:p text:style-name="P24">128.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00</text:p>
          </table:table-cell>
        </table:table-row>
        <table:table-row>
          <table:table-cell table:style-name="Tabella175.C464" table:number-rows-spanned="2" office:value-type="string">
            <text:p text:style-name="P23">Produzione di conglomerati bitumunos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e Zn, scorie dalla produzione del fosforo, scoria cubìlot</text:p>
          </table:table-cell>
          <table:table-cell table:style-name="Tabella175.E464" office:value-type="string">
            <text:p text:style-name="P24">500</text:p>
          </table:table-cell>
        </table:table-row>
        <table:table-row>
          <table:covered-table-cell/>
          <table:table-cell table:style-name="Tabella175.B464" office:value-type="string">
            <text:p text:style-name="P23">4.2</text:p>
          </table:table-cell>
          <table:table-cell table:style-name="Tabella175.C464" office:value-type="string">
            <text:p text:style-name="P23">[100701]</text:p>
          </table:table-cell>
          <table:table-cell table:style-name="Tabella175.D464" office:value-type="string">
            <text:p text:style-name="P26">Scorie di fusione da recupero di metalli preziosi</text:p>
          </table:table-cell>
          <table:table-cell table:style-name="Tabella175.E464" office:value-type="string">
            <text:p text:style-name="P24">8.800</text:p>
          </table:table-cell>
        </table:table-row>
        <text:soft-page-break/>
        <table:table-row>
          <table:table-cell table:style-name="Tabella175.C464" table:number-rows-spanned="11" office:value-type="string">
            <text:p text:style-name="P23">Produzione di conglomerati bitumunos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24">25.000</text:p>
          </table:table-cell>
        </table:table-row>
        <table:table-row>
          <table:covered-table-cell/>
          <table:table-cell table:style-name="Tabella175.B464" office:value-type="string">
            <text:p text:style-name="P23">7.2</text:p>
          </table:table-cell>
          <table:table-cell table:style-name="Tabella175.C464" office:value-type="string">
            <text:p text:style-name="P23">[010399] [010408][010410][010413]</text:p>
          </table:table-cell>
          <table:table-cell table:style-name="Tabella175.D464" office:value-type="string">
            <text:p text:style-name="P26">Rifiuti di rocce di cave autorizza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50.23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4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1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ì scarto e granulari, rottami e scarti di mole abrasive</text:p>
          </table:table-cell>
          <table:table-cell table:style-name="Tabella175.E464" office:value-type="string">
            <text:p text:style-name="P24">300</text:p>
          </table:table-cell>
        </table:table-row>
        <table:table-row>
          <table:covered-table-cell/>
          <table:table-cell table:style-name="Tabella175.B464" office:value-type="string">
            <text:p text:style-name="P23">7.24</text:p>
          </table:table-cell>
          <table:table-cell table:style-name="Tabella175.C464" office:value-type="string">
            <text:p text:style-name="P23">[050699][061399][100199]</text:p>
          </table:table-cell>
          <table:table-cell table:style-name="Tabella175.D464" office:value-type="string">
            <text:p text:style-name="P26">Scorie vetrose da gassificazione di carbone</text:p>
          </table:table-cell>
          <table:table-cell table:style-name="Tabella175.E464" office:value-type="string">
            <text:p text:style-name="P24">1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0.0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ì da filtri aspirazioni polveri di fonderia di ghisa e da rigenerazione sabbia</text:p>
          </table:table-cell>
          <table:table-cell table:style-name="Tabella175.E464" office:value-type="string">
            <text:p text:style-name="P24">1.000</text:p>
          </table:table-cell>
        </table:table-row>
        <table:table-row>
          <table:covered-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2.5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8.800</text:p>
          </table:table-cell>
        </table:table-row>
        <table:table-row>
          <table:table-cell table:style-name="Tabella175.C464" table:number-rows-spanned="13" office:value-type="string">
            <text:p text:style-name="P23">Cementifici</text:p>
          </table:table-cell>
          <table:table-cell table:style-name="Tabella175.B464" office:value-type="string">
            <text:p text:style-name="P23">1 Allegato 2</text:p>
          </table:table-cell>
          <table:table-cell table:style-name="Tabella175.C464" office:value-type="string">
            <text:p text:style-name="P23">[191210]</text:p>
          </table:table-cell>
          <table:table-cell table:style-name="Tabella175.D464" office:value-type="string">
            <text:p text:style-name="P26">Combustibile derivato da rifiuti</text:p>
          </table:table-cell>
          <table:table-cell table:style-name="Tabella175.E464" office:value-type="string">
            <text:p text:style-name="P24">10.0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10.7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25.00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30.0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1</text:p>
          </table:table-cell>
          <table:table-cell table:style-name="Tabella175.D464" office:value-type="string">
            <text:p text:style-name="P26">Scaglie di laminazione e stampaggio</text:p>
          </table:table-cell>
          <table:table-cell table:style-name="Tabella175.E464" office:value-type="string">
            <text:p text:style-name="P24">15.00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text:soft-page-break/>rispondente agli standard delle norme UNI ENV 197/1</text:p>
          </table:table-cell>
          <table:table-cell table:style-name="Tabella175.E464" office:value-type="string">
            <text:p text:style-name="P24">25.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5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40.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10I206][101208]</text:p>
          </table:table-cell>
          <table:table-cell table:style-name="Tabella175.D464" office:value-type="string">
            <text:p text:style-name="P26">Sfridi di laterizio cotto ed argilla espansa</text:p>
          </table:table-cell>
          <table:table-cell table:style-name="Tabella175.E464" office:value-type="string">
            <text:p text:style-name="P24">2.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0</text:p>
          </table:table-cell>
        </table:table-row>
        <table:table-row>
          <table:covered-table-cell/>
          <table:table-cell table:style-name="Tabella175.B464" office:value-type="string">
            <text:p text:style-name="P23">7.7</text:p>
          </table:table-cell>
          <table:table-cell table:style-name="Tabella175.C464" office:value-type="string">
            <text:p text:style-name="P23">[050110][060503][070712]</text:p>
          </table:table-cell>
          <table:table-cell table:style-name="Tabella175.D464" office:value-type="string">
            <text:p text:style-name="P26">Rifiuti costituiti da carbonari e idrati di calcio, silici colloidali</text:p>
          </table:table-cell>
          <table:table-cell table:style-name="Tabella175.E464" office:value-type="string">
            <text:p text:style-name="P24">2.5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I102][161104][161106]</text:p>
          </table:table-cell>
          <table:table-cell table:style-name="Tabella175.D464" office:value-type="string">
            <text:p text:style-name="P26">Rifiuti di refrattari, rifiuti di refrattari da forai per processi ad alta temperatura</text:p>
          </table:table-cell>
          <table:table-cell table:style-name="Tabella175.E464" office:value-type="string">
            <text:p text:style-name="P24">2.7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2.000</text:p>
          </table:table-cell>
        </table:table-row>
        <table:table-row>
          <table:table-cell table:style-name="Tabella175.C464" table:number-rows-spanned="25" office:value-type="string">
            <text:p text:style-name="P23">Cementifici</text:p>
          </table: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2.56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1.000</text:p>
          </table:table-cell>
        </table:table-row>
        <table:table-row>
          <table:covered-table-cell/>
          <table:table-cell table:style-name="Tabella175.B464" office:value-type="string">
            <text:p text:style-name="P23">7.13</text:p>
          </table:table-cell>
          <table:table-cell table:style-name="Tabella175.C464" office:value-type="string">
            <text:p text:style-name="P23">[101399][170802]</text:p>
          </table:table-cell>
          <table:table-cell table:style-name="Tabella175.D464" office:value-type="string">
            <text:p text:style-name="P26">Sfridi di produzione di pannelli di gesso; demolizione edifici</text:p>
          </table:table-cell>
          <table:table-cell table:style-name="Tabella175.E464" office:value-type="string">
            <text:p text:style-name="P24">9.000</text:p>
          </table:table-cell>
        </table:table-row>
        <table:table-row>
          <table:covered-table-cell/>
          <table:table-cell table:style-name="Tabella175.B464" office:value-type="string">
            <text:p text:style-name="P23">7.14</text:p>
          </table:table-cell>
          <table:table-cell table:style-name="Tabella175.C464" office:value-type="string">
            <text:p text:style-name="P23">[0105041[010507][170504]</text:p>
          </table:table-cell>
          <table:table-cell table:style-name="Tabella175.D464" office:value-type="string">
            <text:p text:style-name="P26">Detriti di perforazione</text:p>
          </table:table-cell>
          <table:table-cell table:style-name="Tabella175.E464" office:value-type="string">
            <text:p text:style-name="P24">10.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5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3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10.0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i industrie siderurgiche (silica fumes)</text:p>
          </table:table-cell>
          <table:table-cell table:style-name="Tabella175.E464" office:value-type="string">
            <text:p text:style-name="P24">3.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73.000</text:p>
          </table:table-cell>
        </table:table-row>
        <table:table-row>
          <table:covered-table-cell/>
          <table:table-cell table:style-name="Tabella175.B464" office:value-type="string">
            <text:p text:style-name="P23">7.28</text:p>
          </table:table-cell>
          <table:table-cell table:style-name="Tabella175.C464" office:value-type="string">
            <text:p text:style-name="P23">[16080l][160803][160804]</text:p>
          </table:table-cell>
          <table:table-cell table:style-name="Tabella175.D464" office:value-type="string">
            <text:p text:style-name="P26">Supporti inerti di catalizzatori</text:p>
          </table:table-cell>
          <table:table-cell table:style-name="Tabella175.E464" office:value-type="string">
            <text:p text:style-name="P24">2.00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56.95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text:soft-page-break/>lavorazione pietre, marmi e ardesie</text:p>
          </table:table-cell>
          <table:table-cell table:style-name="Tabella175.E464" office:value-type="string">
            <text:p text:style-name="P24">61.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25.000</text:p>
          </table:table-cell>
        </table:table-row>
        <table:table-row>
          <table:covered-table-cell/>
          <table:table-cell table:style-name="Tabella175.B464" office:value-type="string">
            <text:p text:style-name="P23">12.5</text:p>
          </table:table-cell>
          <table:table-cell table:style-name="Tabella175.C464" office:value-type="string">
            <text:p text:style-name="P23">[010413]</text:p>
          </table:table-cell>
          <table:table-cell table:style-name="Tabella175.D464" office:value-type="string">
            <text:p text:style-name="P26">Marmoresine</text:p>
          </table:table-cell>
          <table:table-cell table:style-name="Tabella175.E464" office:value-type="string">
            <text:p text:style-name="P24">25.0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2.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1.62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5.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200</text:p>
          </table:table-cell>
        </table:table-row>
        <table:table-row>
          <table:covered-table-cell/>
          <table:table-cell table:style-name="Tabella175.B464" office:value-type="string">
            <text:p text:style-name="P23">12.13</text:p>
          </table:table-cell>
          <table:table-cell table:style-name="Tabella175.C464" office:value-type="string">
            <text:p text:style-name="P23">[190802][190902][190903]</text:p>
          </table:table-cell>
          <table:table-cell table:style-name="Tabella175.D464" office:value-type="string">
            <text:p text:style-name="P26">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24">25.000</text:p>
          </table:table-cell>
        </table:table-row>
        <table:table-row>
          <table:covered-table-cell/>
          <table:table-cell table:style-name="Tabella175.B464" office:value-type="string">
            <text:p text:style-name="P23">12.14</text:p>
          </table:table-cell>
          <table:table-cell table:style-name="Tabella175.C464" office:value-type="string">
            <text:p text:style-name="P23">[060503]</text:p>
          </table:table-cell>
          <table:table-cell table:style-name="Tabella175.D464" office:value-type="string">
            <text:p text:style-name="P26">Fanghi da trattamento sul posto degli effluenti</text:p>
          </table:table-cell>
          <table:table-cell table:style-name="Tabella175.E464" office:value-type="string">
            <text:p text:style-name="P24">1.000</text:p>
          </table:table-cell>
        </table:table-row>
        <table:table-row>
          <table:covered-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6.00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2.500</text:p>
          </table:table-cell>
        </table:table-row>
        <table:table-row>
          <table:table-cell table:style-name="Tabella175.C464" table:number-rows-spanned="13" office:value-type="string">
            <text:p text:style-name="P23">Cementifici</text:p>
          </table:table-cell>
          <table:table-cell table:style-name="Tabella175.B464" office:value-type="string">
            <text:p text:style-name="P23">13.1</text:p>
          </table:table-cell>
          <table:table-cell table:style-name="Tabella175.C464" office:value-type="string">
            <text:p text:style-name="P23">[100101][100102][1001033][1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165.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covered-table-cell/>
          <table:table-cell table:style-name="Tabella175.B464" office:value-type="string">
            <text:p text:style-name="P23">13.3</text:p>
          </table:table-cell>
          <table:table-cell table:style-name="Tabella175.C464" office:value-type="string">
            <text:p text:style-name="P23">[190112]</text:p>
          </table:table-cell>
          <table:table-cell table:style-name="Tabella175.D464" office:value-type="string">
            <text:p text:style-name="P26">Ceneri pesanti da incenerimento di rifiuti solidi urbani e assimilati e da CDR</text:p>
          </table:table-cell>
          <table:table-cell table:style-name="Tabella175.E464" office:value-type="string">
            <text:p text:style-name="P24">12.000</text:p>
          </table:table-cell>
        </table:table-row>
        <table:table-row>
          <table:covered-table-cell/>
          <table:table-cell table:style-name="Tabella175.B464" office:value-type="string">
            <text:p text:style-name="P23">13.5</text:p>
          </table:table-cell>
          <table:table-cell table:style-name="Tabella175.C464" office:value-type="string">
            <text:p text:style-name="P23">[061199][100299]</text:p>
          </table:table-cell>
          <table:table-cell table:style-name="Tabella175.D464" office:value-type="string">
            <text:p text:style-name="P26">Rifiuti di solfato di calcio da pigmenti inorganici</text:p>
          </table:table-cell>
          <table:table-cell table:style-name="Tabella175.E464" office:value-type="string">
            <text:p text:style-name="P24">8.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text:soft-page-break/>[061199][100105][100107][101210]</text:p>
          </table:table-cell>
          <table:table-cell table:style-name="Tabella175.D464" office:value-type="string">
            <text:p text:style-name="P26">Gessi chimici da desolforazione di <text:soft-page-break/>effluenti liquidi e gassosi</text:p>
          </table:table-cell>
          <table:table-cell table:style-name="Tabella175.E464" office:value-type="string">
            <text:p text:style-name="P24">40.00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2.000</text:p>
          </table:table-cell>
        </table:table-row>
        <table:table-row>
          <table:covered-table-cell/>
          <table:table-cell table:style-name="Tabella175.B464" office:value-type="string">
            <text:p text:style-name="P23">13.9</text:p>
          </table:table-cell>
          <table:table-cell table:style-name="Tabella175.C464" office:value-type="string">
            <text:p text:style-name="P23">[060503][061399]</text:p>
          </table:table-cell>
          <table:table-cell table:style-name="Tabella175.D464" office:value-type="string">
            <text:p text:style-name="P26">Rifiuti di solfato di calcio da depurazione soluzion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3.10</text:p>
          </table:table-cell>
          <table:table-cell table:style-name="Tabella175.C464" office:value-type="string">
            <text:p text:style-name="P23">[060314]</text:p>
          </table:table-cell>
          <table:table-cell table:style-name="Tabella175.D464" office:value-type="string">
            <text:p text:style-name="P26">Biscotti fluoridrici</text:p>
          </table:table-cell>
          <table:table-cell table:style-name="Tabella175.E464" office:value-type="string">
            <text:p text:style-name="P24">4.8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l]</text:p>
          </table:table-cell>
          <table:table-cell table:style-name="Tabella175.D464" office:value-type="string">
            <text:p text:style-name="P26">Silicato bicalcico</text:p>
          </table:table-cell>
          <table:table-cell table:style-name="Tabella175.E464" office:value-type="string">
            <text:p text:style-name="P24">5.000</text:p>
          </table:table-cell>
        </table:table-row>
        <table:table-row>
          <table:covered-table-cell/>
          <table:table-cell table:style-name="Tabella175.B464" office:value-type="string">
            <text:p text:style-name="P23">13.16</text:p>
          </table:table-cell>
          <table:table-cell table:style-name="Tabella175.C464" office:value-type="string">
            <text:p text:style-name="P23">[010399][060314]</text:p>
          </table:table-cell>
          <table:table-cell table:style-name="Tabella175.D464" office:value-type="string">
            <text:p text:style-name="P26">Rifiuti di minerali di bario ridotti</text:p>
          </table:table-cell>
          <table:table-cell table:style-name="Tabella175.E464" office:value-type="string">
            <text:p text:style-name="P24">1.000</text:p>
          </table:table-cell>
        </table:table-row>
        <table:table-row>
          <table:covered-table-cell/>
          <table:table-cell table:style-name="Tabella175.B464" office:value-type="string">
            <text:p text:style-name="P23">13.18</text:p>
          </table:table-cell>
          <table:table-cell table:style-name="Tabella175.C464" office:value-type="string">
            <text:p text:style-name="P23">[060316]</text:p>
          </table:table-cell>
          <table:table-cell table:style-name="Tabella175.D464" office:value-type="string">
            <text:p text:style-name="P26">Polveri di ossido di ferro</text:p>
          </table:table-cell>
          <table:table-cell table:style-name="Tabella175.E464" office:value-type="string">
            <text:p text:style-name="P24">5.000</text:p>
          </table:table-cell>
        </table:table-row>
        <table:table-row>
          <table:covered-table-cell/>
          <table:table-cell table:style-name="Tabella175.B464" office:value-type="string">
            <text:p text:style-name="P23">13.26</text:p>
          </table:table-cell>
          <table:table-cell table:style-name="Tabella175.C464" office:value-type="string">
            <text:p text:style-name="P23">[010410][100318][110203][161102]</text:p>
          </table:table-cell>
          <table:table-cell table:style-name="Tabella175.D464" office:value-type="string">
            <text:p text:style-name="P26">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24">2.000</text:p>
          </table:table-cell>
        </table:table-row>
        <table:table-row>
          <table:covered-table-cell/>
          <table:table-cell table:style-name="Tabella175.B464" office:value-type="string">
            <text:p text:style-name="P23">13.27</text:p>
          </table:table-cell>
          <table:table-cell table:style-name="Tabella175.C464" office:value-type="string">
            <text:p text:style-name="P23">[101203][101205][101210]</text:p>
          </table:table-cell>
          <table:table-cell table:style-name="Tabella175.D464" office:value-type="string">
            <text:p text:style-name="P26">Rifiuti da depurazione fumi dell’industria dei laterizi</text:p>
          </table:table-cell>
          <table:table-cell table:style-name="Tabella175.E464" office:value-type="string">
            <text:p text:style-name="P24">800</text:p>
          </table:table-cell>
        </table:table-row>
        <table:table-row>
          <table:table-cell table:style-name="Tabella175.C464" table:number-rows-spanned="5" office:value-type="string">
            <text:p text:style-name="P23">Industria per la produzione di argilla espansa</text:p>
          </table: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0.0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2.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ì processo</text:p>
          </table:table-cell>
          <table:table-cell table:style-name="Tabella175.E464" office:value-type="string">
            <text:p text:style-name="P24">4.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table-cell table:style-name="Tabella175.C464" table:number-rows-spanned="4" office:value-type="string">
            <text:p text:style-name="P23">Industria lapidea</text:p>
          </table: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ì rocce di cave autorizzate</text:p>
          </table:table-cell>
          <table:table-cell table:style-name="Tabella175.E464" office:value-type="string">
            <text:p text:style-name="P24">22.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46.95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46.95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table-cell table:style-name="Tabella175.C464" table:number-rows-spanned="7" office:value-type="string">
            <text:p text:style-name="P23">Industria ceramica</text:p>
          </table: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25.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54.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9.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text:soft-page-break/>battitura della lana sudicia</text:p>
          </table:table-cell>
          <table:table-cell table:style-name="Tabella175.E464" office:value-type="string">
            <text:p text:style-name="P24">5.3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i scavo</text:p>
          </table:table-cell>
          <table:table-cell table:style-name="Tabella175.E464" office:value-type="string">
            <text:p text:style-name="P24">5.3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2.7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73.600</text:p>
          </table:table-cell>
        </table:table-row>
        <table:table-row>
          <table:table-cell table:style-name="Tabella175.C464" table:number-rows-spanned="21" office:value-type="string">
            <text:p text:style-name="P23">Industria dei lateriz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liazione delle stesse</text:p>
          </table:table-cell>
          <table:table-cell table:style-name="Tabella175.E464" office:value-type="string">
            <text:p text:style-name="P24">77.62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25.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1.81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5.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1.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8.000</text:p>
          </table:table-cell>
        </table:table-row>
        <table:table-row>
          <table:covered-table-cell/>
          <table:table-cell table:style-name="Tabella175.B464" office:value-type="string">
            <text:p text:style-name="P23">7.19</text:p>
          </table:table-cell>
          <table:table-cell table:style-name="Tabella175.C464" office:value-type="string">
            <text:p text:style-name="P23">[060314][060316][060399][060499]</text:p>
          </table:table-cell>
          <table:table-cell table:style-name="Tabella175.D464" office:value-type="string">
            <text:p text:style-name="P26">Inerti da tinkal</text:p>
          </table:table-cell>
          <table:table-cell table:style-name="Tabella175.E464" office:value-type="string">
            <text:p text:style-name="P24">2.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5.0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7.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2.22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2.22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20.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7.0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10.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text:soft-page-break/>[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4.00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ì pulizia manufatti in acciaio, decantazione acque di raffreddamento dei processi dell'industria siderurgica</text:p>
          </table:table-cell>
          <table:table-cell table:style-name="Tabella175.E464" office:value-type="string">
            <text:p text:style-name="P24">7.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6.990</text:p>
          </table:table-cell>
        </table:table-row>
        <table:table-row>
          <table:covered-table-cell/>
          <table:table-cell table:style-name="Tabella175.B464" office:value-type="string">
            <text:p text:style-name="P23">12.13</text:p>
          </table:table-cell>
          <table:table-cell table:style-name="Tabella175.C464" office:value-type="string">
            <text:p text:style-name="P23">[190802][190902][190903]</text:p>
          </table:table-cell>
          <table:table-cell table:style-name="Tabella175.D464" office:value-type="string">
            <text:p text:style-name="P26">Fanghi da impianti di decantazione, chiarificazione e decarbonatazione delle acque per la preparazione dì acqua potabile o di acqua addolcita, demineralizzata per uso industriale</text:p>
          </table:table-cell>
          <table:table-cell table:style-name="Tabella175.E464" office:value-type="string">
            <text:p text:style-name="P24">25.000</text:p>
          </table:table-cell>
        </table:table-row>
        <table:table-row>
          <table:covered-table-cell/>
          <table:table-cell table:style-name="Tabella175.B464" office:value-type="string">
            <text:p text:style-name="P23">12.18</text:p>
          </table:table-cell>
          <table:table-cell table:style-name="Tabella175.C464" office:value-type="string">
            <text:p text:style-name="P23">[040106]</text:p>
          </table:table-cell>
          <table:table-cell table:style-name="Tabella175.D464" office:value-type="string">
            <text:p text:style-name="P26">Fanghi dì depurazione di acqua di risulta della lavorazione del cuoio essiccati</text:p>
          </table:table-cell>
          <table:table-cell table:style-name="Tabella175.E464" office:value-type="string">
            <text:p text:style-name="P24">1.500</text:p>
          </table:table-cell>
        </table:table-row>
        <table:table-row>
          <table:table-cell table:style-name="Tabella175.C464" table:number-rows-spanned="2" office:value-type="string">
            <text:p text:style-name="P23">Industria dei laterizi</text:p>
          </table:table-cell>
          <table:table-cell table:style-name="Tabella175.B464" office:value-type="string">
            <text:p text:style-name="P23">13.1</text:p>
          </table:table-cell>
          <table:table-cell table:style-name="Tabella175.C464" office:value-type="string">
            <text:p text:style-name="P23">[100101][100102][100103][I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6.740</text:p>
          </table:table-cell>
        </table:table-row>
        <table:table-row>
          <table:table-cell table:style-name="Tabella175.C464" table:number-rows-spanned="21" office:value-type="string">
            <text:p text:style-name="P23">Utilizzo dei rifiuti per la formazione di rilevati e sottofondi stradali</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2.5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ì quelle provenienti dalla metallurgia termica del Pb, Al e Za, scorie dalla produzione del fosforo, scoria cubilot</text:p>
          </table:table-cell>
          <table:table-cell table:style-name="Tabella175.E464" office:value-type="string">
            <text:p text:style-name="P24">5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303.58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rispondente agli standard delle norme UNI ENV 197/1</text:p>
          </table:table-cell>
          <table:table-cell table:style-name="Tabella175.E464" office:value-type="string">
            <text:p text:style-name="P24">1.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8.8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10.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85.0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5.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5.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5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dicia</text:p>
          </table:table-cell>
          <table:table-cell table:style-name="Tabella175.E464" office:value-type="string">
            <text:p text:style-name="P24">150.0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150.0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15.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66.150</text:p>
          </table:table-cell>
        </table:table-row>
        <table:table-row>
          <table:table-cell table:style-name="Tabella175.C464" table:number-rows-spanned="4" office:value-type="string">
            <text:p text:style-name="P23">Utilizzo dei rifiuti per la formazione di rilevati e sottofondi stradali</text:p>
          </table: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2.0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legno vergine</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I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8.800</text:p>
          </table:table-cell>
        </table:table-row>
        <table:table-row>
          <table:table-cell table:style-name="Tabella175.C464" table:number-rows-spanned="6" office:value-type="string">
            <text:p text:style-name="P23">Utilizzo dei rifiuti per la copertura di discariche</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ai elettrici, a combustibile o in convertitori a ossigeno di leghe di metalli ferrosi e dai successivi trattamenti di affinazione delle stesse</text:p>
          </table:table-cell>
          <table:table-cell table:style-name="Tabella175.E464" office:value-type="string">
            <text:p text:style-name="P24">15.000</text:p>
          </table:table-cell>
        </table:table-row>
        <table:table-row>
          <table:covered-table-cell/>
          <table:table-cell table:style-name="Tabella175.B464" office:value-type="string">
            <text:p text:style-name="P23">7.14</text:p>
          </table:table-cell>
          <table:table-cell table:style-name="Tabella175.C464" office:value-type="string">
            <text:p text:style-name="P23">[010507][010504]<text:soft-page-break/>[170504]</text:p>
          </table:table-cell>
          <table:table-cell table:style-name="Tabella175.D464" office:value-type="string">
            <text:p text:style-name="P26">Detriti di perforazione</text:p>
          </table:table-cell>
          <table:table-cell table:style-name="Tabella175.E464" office:value-type="string">
            <text:p text:style-name="P24">3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3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4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21.56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20.000</text:p>
          </table:table-cell>
        </table:table-row>
        <table:table-row>
          <table:table-cell table:style-name="Tabella175.C464" office:value-type="string">
            <text:p text:style-name="P23">Rigenerazione cartucce toner e inchiostri per stampa</text:p>
          </table:table-cell>
          <table:table-cell table:style-name="Tabella175.B464" office:value-type="string">
            <text:p text:style-name="P23">13.20</text:p>
          </table:table-cell>
          <table:table-cell table:style-name="Tabella175.C464" office:value-type="string">
            <text:p text:style-name="P23">[080318][160216]</text:p>
          </table:table-cell>
          <table:table-cell table:style-name="Tabella175.D464" office:value-type="string">
            <text:p text:style-name="P26">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24">100</text:p>
          </table:table-cell>
        </table:table-row>
        <table:table-row>
          <table:table-cell table:style-name="Tabella175.C464" office:value-type="string">
            <text:p text:style-name="P23">Rigenerazione macchine fotografiche monouso</text:p>
          </table:table-cell>
          <table:table-cell table:style-name="Tabella175.B464" office:value-type="string">
            <text:p text:style-name="P23">13.22</text:p>
          </table:table-cell>
          <table:table-cell table:style-name="Tabella175.C464" office:value-type="string">
            <text:p text:style-name="P23">[090110][090112]</text:p>
          </table:table-cell>
          <table:table-cell table:style-name="Tabella175.D464" office:value-type="string">
            <text:p text:style-name="P26">Macchine fotografiche monouso</text:p>
          </table:table-cell>
          <table:table-cell table:style-name="Tabella175.E464" office:value-type="string">
            <text:p text:style-name="P24">10</text:p>
          </table:table-cell>
        </table:table-row>
        <table:table-row>
          <table:table-cell table:style-name="Tabella175.C464" table:number-rows-spanned="2" office:value-type="string">
            <text:p text:style-name="P23">Processi di recupero dei catalizzatori</text:p>
          </table:table-cell>
          <table:table-cell table:style-name="Tabella175.B464" office:value-type="string">
            <text:p text:style-name="P23">5.3</text:p>
          </table:table-cell>
          <table:table-cell table:style-name="Tabella175.C464" office:value-type="string">
            <text:p text:style-name="P23">[160803][160804]</text:p>
          </table:table-cell>
          <table:table-cell table:style-name="Tabella175.D464" office:value-type="string">
            <text:p text:style-name="P26">Catalizzatori esausti a base di: nichel, ossido di nichel, nichel/molibdeno, nichel/raney, molibdeno, cobalto, cobalto/moiblideno, ossido di manganese, rame, ferro, zinco/ferro, silico alluminati, sottoposti a lavaggio e disattivazione ai fini della sicurezza</text:p>
          </table:table-cell>
          <table:table-cell table:style-name="Tabella175.E464" office:value-type="string">
            <text:p text:style-name="P24">20</text:p>
          </table:table-cell>
        </table:table-row>
        <table:table-row>
          <table:covered-table-cell/>
          <table:table-cell table:style-name="Tabella175.B464" office:value-type="string">
            <text:p text:style-name="P23">5.5</text:p>
          </table:table-cell>
          <table:table-cell table:style-name="Tabella175.C464" office:value-type="string">
            <text:p text:style-name="P23">[160801]</text:p>
          </table:table-cell>
          <table:table-cell table:style-name="Tabella175.D464" office:value-type="string">
            <text:p text:style-name="P26">Marmitte catalitiche esauste contenenti metalli preziosi</text:p>
          </table:table-cell>
          <table:table-cell table:style-name="Tabella175.E464" office:value-type="string">
            <text:p text:style-name="P24">100</text:p>
          </table:table-cell>
        </table:table-row>
        <table:table-row>
          <table:table-cell table:style-name="Tabella175.C464" table:number-rows-spanned="4" office:value-type="string">
            <text:p text:style-name="P23">Utilizzo dei rifiuti per i recuperi ambiental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ìnazione delle stesse</text:p>
          </table:table-cell>
          <table:table-cell table:style-name="Tabella175.E464" office:value-type="string">
            <text:p text:style-name="P24">303.59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rispondente agli standard delle norme UNI ENV 197/1</text:p>
          </table:table-cell>
          <table:table-cell table:style-name="Tabella175.E464" office:value-type="string">
            <text:p text:style-name="P24">3.0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5.000</text:p>
          </table:table-cell>
        </table:table-row>
        <table:table-row>
          <table:table-cell table:style-name="Tabella175.C464" table:number-rows-spanned="22" office:value-type="string">
            <text:p text:style-name="P23">Utilizzo dei rifiuti per i recuperi ambientali</text:p>
          </table: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2.500</text:p>
          </table:table-cell>
        </table:table-row>
        <table:table-row>
          <table:covered-table-cell/>
          <table:table-cell table:style-name="Tabella175.B464" office:value-type="string">
            <text:p text:style-name="P23">7.14</text:p>
          </table:table-cell>
          <table:table-cell table:style-name="Tabella175.C464" office:value-type="string">
            <text:p text:style-name="P23">[010502][010599][170504]</text:p>
          </table:table-cell>
          <table:table-cell table:style-name="Tabella175.D464" office:value-type="string">
            <text:p text:style-name="P26">Detriti di perforazione</text:p>
          </table:table-cell>
          <table:table-cell table:style-name="Tabella175.E464" office:value-type="string">
            <text:p text:style-name="P24">20.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20.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text:soft-page-break/>[020799]</text:p>
          </table:table-cell>
          <table:table-cell table:style-name="Tabella175.D464" office:value-type="string">
            <text:p text:style-name="P26">Calci di defecazione</text:p>
          </table:table-cell>
          <table:table-cell table:style-name="Tabella175.E464" office:value-type="string">
            <text:p text:style-name="P24">60.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60.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20.00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30.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150.0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150.0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20.0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67.46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50.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0</text:p>
          </table:table-cell>
        </table:table-row>
        <table:table-row>
          <table:covered-table-cell/>
          <table:table-cell table:style-name="Tabella175.B464" office:value-type="string">
            <text:p text:style-name="P23">12.9</text:p>
          </table:table-cell>
          <table:table-cell table:style-name="Tabella175.C464" office:value-type="string">
            <text:p text:style-name="P23">[101103]</text:p>
          </table:table-cell>
          <table:table-cell table:style-name="Tabella175.D464" office:value-type="string">
            <text:p text:style-name="P26">Fango secco di natura sabbiosa</text:p>
          </table:table-cell>
          <table:table-cell table:style-name="Tabella175.E464" office:value-type="string">
            <text:p text:style-name="P24">20.0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legno vergine</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5.00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5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5.000</text:p>
          </table:table-cell>
        </table:table-row>
        <table:table-row>
          <table:table-cell table:style-name="Tabella175.C464" office:value-type="string">
            <text:p text:style-name="P23">Produzione di combustibile derivato dai rifiuti (CDR)</text:p>
          </table:table-cell>
          <table:table-cell table:style-name="Tabella175.B464" office:value-type="string">
            <text:p text:style-name="P23">14.1</text:p>
          </table:table-cell>
          <table:table-cell table:style-name="Tabella175.C464" office:value-type="string">
            <text:p text:style-name="P23">[070213][150101][150102][150103][150105][150106][160103][160119][170201][170203][190501][191201][191204][191210][191212][200203][200301]</text:p>
          </table:table-cell>
          <table:table-cell table:style-name="Tabella175.D464" office:value-type="string">
            <text:p text:style-name="P26">Rifiuti solidi urbani o speciali non pericolosi ad esclusione delle frazioni derivanti da raccolta differenziata</text:p>
          </table:table-cell>
          <table:table-cell table:style-name="Tabella175.E464" office:value-type="string">
            <text:p text:style-name="P24">80.000</text:p>
          </table:table-cell>
        </table:table-row>
        <table:table-row>
          <table:table-cell table:style-name="Tabella175.C464" office:value-type="string">
            <text:p text:style-name="P23">Produzione dì biogas</text:p>
          </table:table-cell>
          <table:table-cell table:style-name="Tabella175.B464" office:value-type="string">
            <text:p text:style-name="P23">15.1</text:p>
          </table:table-cell>
          <table:table-cell table:style-name="Tabella175.C464" office:value-type="string">
            <text:p text:style-name="P23">[020106][020204][020305][020403]<text:soft-page-break/>[020502][020603][020702][020705][030309][030310][030311][190805][200108][200201][200302]</text:p>
          </table:table-cell>
          <table:table-cell table:style-name="Tabella175.D464" office:value-type="string">
            <text:p text:style-name="P26">Frazione organica da RSU e rifiuti speciali non pericolosi a matrice <text:soft-page-break/>organica, recuperabili con processi di digestione anaerobica</text:p>
          </table:table-cell>
          <table:table-cell table:style-name="Tabella175.E464" office:value-type="string">
            <text:p text:style-name="P24">10.000</text:p>
          </table:table-cell>
        </table:table-row>
        <table:table-row>
          <table:table-cell table:style-name="Tabella175.C464" table:number-rows-spanned="6" office:value-type="string">
            <text:p text:style-name="P23">Messa in riserva</text:p>
          </table:table-cell>
          <table:table-cell table:style-name="Tabella175.B464" office:value-type="string">
            <text:p text:style-name="P23">1.1</text:p>
          </table:table-cell>
          <table:table-cell table:style-name="Tabella175.C464" office:value-type="string">
            <text:p text:style-name="P23">[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18.000</text:p>
          </table:table-cell>
        </table:table-row>
        <table:table-row>
          <table:covered-table-cell/>
          <table:table-cell table:style-name="Tabella175.B464" office:value-type="string">
            <text:p text:style-name="P23">1.2</text:p>
          </table:table-cell>
          <table:table-cell table:style-name="Tabella175.C464" office:value-type="string">
            <text:p text:style-name="P23">[150203]</text:p>
          </table:table-cell>
          <table:table-cell table:style-name="Tabella175.D464" office:value-type="string">
            <text:p text:style-name="P26">Scarti di pannolini e assorbenti</text:p>
          </table:table-cell>
          <table:table-cell table:style-name="Tabella175.E464" office:value-type="string">
            <text:p text:style-name="P24">500</text:p>
          </table:table-cell>
        </table:table-row>
        <table:table-row>
          <table:covered-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120.000</text:p>
          </table:table-cell>
        </table:table-row>
        <table:table-row>
          <table:covered-table-cell/>
          <table:table-cell table:style-name="Tabella175.B464" office:value-type="string">
            <text:p text:style-name="P23">2.2</text:p>
          </table:table-cell>
          <table:table-cell table:style-name="Tabella175.C464" office:value-type="string">
            <text:p text:style-name="P23">[I50107][200102]</text:p>
          </table:table-cell>
          <table:table-cell table:style-name="Tabella175.D464" office:value-type="string">
            <text:p text:style-name="P26">Vetro di scarto e frammenti di vetro da ricerca medica e veterinaria</text:p>
          </table:table-cell>
          <table:table-cell table:style-name="Tabella175.E464" office:value-type="string">
            <text:p text:style-name="P24">1.000</text:p>
          </table:table-cell>
        </table:table-row>
        <table:table-row>
          <table:covered-table-cell/>
          <table:table-cell table:style-name="Tabella175.B464" office:value-type="string">
            <text:p text:style-name="P23">2.3</text:p>
          </table:table-cell>
          <table:table-cell table:style-name="Tabella175.C464" office:value-type="string">
            <text:p text:style-name="P23">[101199]</text:p>
          </table:table-cell>
          <table:table-cell table:style-name="Tabella175.D464" office:value-type="string">
            <text:p text:style-name="P26">Rottame fine di cristallo</text:p>
          </table:table-cell>
          <table:table-cell table:style-name="Tabella175.E464" office:value-type="string">
            <text:p text:style-name="P24">1.500</text:p>
          </table:table-cell>
        </table:table-row>
        <table:table-row>
          <table:covered-table-cell/>
          <table:table-cell table:style-name="Tabella175.B464" office:value-type="string">
            <text:p text:style-name="P23">2.4</text:p>
          </table:table-cell>
          <table:table-cell table:style-name="Tabella175.C464" office:value-type="string">
            <text:p text:style-name="P23">[1702021[200102]</text:p>
          </table:table-cell>
          <table:table-cell table:style-name="Tabella175.D464" office:value-type="string">
            <text:p text:style-name="P26">Rifiuti di fibre di vetro</text:p>
          </table:table-cell>
          <table:table-cell table:style-name="Tabella175.E464" office:value-type="string">
            <text:p text:style-name="P24">6.290</text:p>
          </table:table-cell>
        </table:table-row>
        <table:table-row>
          <table:table-cell table:style-name="Tabella175.C464" table:number-rows-spanned="19" office:value-type="string">
            <text:p text:style-name="P23">Messa in riserva</text:p>
          </table:table-cell>
          <table:table-cell table:style-name="Tabella175.B464" office:value-type="string">
            <text:p text:style-name="P23">3.1</text:p>
          </table:table-cell>
          <table:table-cell table:style-name="Tabella175.C464" office:value-type="string">
            <text:p text:style-name="P23">[100210][100299][120101][120102][120199][150104][160117][170405][190102][190118][191202][200140]</text:p>
          </table:table-cell>
          <table:table-cell table:style-name="Tabella175.D464" office:value-type="string">
            <text:p text:style-name="P26">Rifiuti dì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28.000</text:p>
          </table:table-cell>
        </table:table-row>
        <table:table-row>
          <table:covered-table-cell/>
          <table:table-cell table:style-name="Tabella175.B464" office:value-type="string">
            <text:p text:style-name="P23">3.3</text:p>
          </table:table-cell>
          <table:table-cell table:style-name="Tabella175.C464" office:value-type="string">
            <text:p text:style-name="P23">[150104][150105][150106][191203]</text:p>
          </table:table-cell>
          <table:table-cell table:style-name="Tabella175.D464" office:value-type="string">
            <text:p text:style-name="P26">Sfridi o scarti di imballaggio in alluminio, e di accoppiati carta, plastica e metallo</text:p>
          </table:table-cell>
          <table:table-cell table:style-name="Tabella175.E464" office:value-type="string">
            <text:p text:style-name="P24">4.800</text:p>
          </table:table-cell>
        </table:table-row>
        <table:table-row>
          <table:covered-table-cell/>
          <table:table-cell table:style-name="Tabella175.B464" office:value-type="string">
            <text:p text:style-name="P23">3.4</text:p>
          </table:table-cell>
          <table:table-cell table:style-name="Tabella175.C464" office:value-type="string">
            <text:p text:style-name="P23">[110299][120103][120104][200140]</text:p>
          </table:table-cell>
          <table:table-cell table:style-name="Tabella175.D464" office:value-type="string">
            <text:p text:style-name="P26">Rifiuti e rottami di metalli prezi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5</text:p>
          </table:table-cell>
          <table:table-cell table:style-name="Tabella175.C464" office:value-type="string">
            <text:p text:style-name="P23">[150104][200140]</text:p>
          </table:table-cell>
          <table:table-cell table:style-name="Tabella175.D464" office:value-type="string">
            <text:p text:style-name="P26">Rifiuti costituiti da imballaggi, fusti, latte, vuoti, latrine di materiali ferrosi e non ferrosi e acciaio anche stagnato</text:p>
          </table:table-cell>
          <table:table-cell table:style-name="Tabella175.E464" office:value-type="string">
            <text:p text:style-name="P24">20.000</text:p>
          </table:table-cell>
        </table:table-row>
        <table:table-row>
          <table:covered-table-cell/>
          <table:table-cell table:style-name="Tabella175.B464" office:value-type="string">
            <text:p text:style-name="P23">3.6</text:p>
          </table:table-cell>
          <table:table-cell table:style-name="Tabella175.C464" office:value-type="string">
            <text:p text:style-name="P23">[200140]</text:p>
          </table:table-cell>
          <table:table-cell table:style-name="Tabella175.D464" office:value-type="string">
            <text:p text:style-name="P26">Pallini di piombo rifiuti</text:p>
          </table:table-cell>
          <table:table-cell table:style-name="Tabella175.E464" office:value-type="string">
            <text:p text:style-name="P24">2.000</text:p>
          </table:table-cell>
        </table:table-row>
        <table:table-row>
          <table:covered-table-cell/>
          <table:table-cell table:style-name="Tabella175.B464" office:value-type="string">
            <text:p text:style-name="P23">3.7</text:p>
          </table:table-cell>
          <table:table-cell table:style-name="Tabella175.C464" office:value-type="string">
            <text:p text:style-name="P23">[1I0299][120103][120199]</text:p>
          </table:table-cell>
          <table:table-cell table:style-name="Tabella175.D464" office:value-type="string">
            <text:p text:style-name="P26">Rifiuti di lavorazione, molatura e rottami di metalli duri</text:p>
          </table:table-cell>
          <table:table-cell table:style-name="Tabella175.E464" office:value-type="string">
            <text:p text:style-name="P24">5.000</text:p>
          </table:table-cell>
        </table:table-row>
        <table:table-row>
          <table:covered-table-cell/>
          <table:table-cell table:style-name="Tabella175.B464" office:value-type="string">
            <text:p text:style-name="P23">3.8</text:p>
          </table:table-cell>
          <table:table-cell table:style-name="Tabella175.C464" office:value-type="string">
            <text:p text:style-name="P23">[120103][120104][150203][190812][190814]</text:p>
          </table:table-cell>
          <table:table-cell table:style-name="Tabella175.D464" office:value-type="string">
            <text:p text:style-name="P26">Puliture dì industrie dei metalli preziosi</text:p>
          </table:table-cell>
          <table:table-cell table:style-name="Tabella175.E464" office:value-type="string">
            <text:p text:style-name="P24">500</text:p>
          </table:table-cell>
        </table:table-row>
        <table:table-row>
          <table:covered-table-cell/>
          <table:table-cell table:style-name="Tabella175.B464" office:value-type="string">
            <text:p text:style-name="P23">3.9</text:p>
          </table:table-cell>
          <table:table-cell table:style-name="Tabella175.C464" office:value-type="string">
            <text:p text:style-name="P23">[100701][100702][161102][161104]</text:p>
          </table:table-cell>
          <table:table-cell table:style-name="Tabella175.D464" office:value-type="string">
            <text:p text:style-name="P26">Rifiuti costituiti da refrattari, crogioli e scorie vetrose di fusione dei metalli preziosi</text:p>
          </table:table-cell>
          <table:table-cell table:style-name="Tabella175.E464" office:value-type="string">
            <text:p text:style-name="P24">8.000</text:p>
          </table:table-cell>
        </table:table-row>
        <table:table-row>
          <table:covered-table-cell/>
          <table:table-cell table:style-name="Tabella175.B464" office:value-type="string">
            <text:p text:style-name="P23">3.10</text:p>
          </table:table-cell>
          <table:table-cell table:style-name="Tabella175.C464" office:value-type="string">
            <text:p text:style-name="P23">[160605][200134]</text:p>
          </table:table-cell>
          <table:table-cell table:style-name="Tabella175.D464" office:value-type="string">
            <text:p text:style-name="P26">Pile all'ossido di argento esauste</text:p>
          </table:table-cell>
          <table:table-cell table:style-name="Tabella175.E464" office:value-type="string">
            <text:p text:style-name="P24">10</text:p>
          </table:table-cell>
        </table:table-row>
        <table:table-row>
          <table:covered-table-cell/>
          <table:table-cell table:style-name="Tabella175.B464" office:value-type="string">
            <text:p text:style-name="P23">3.11</text:p>
          </table:table-cell>
          <table:table-cell table:style-name="Tabella175.C464" office:value-type="string">
            <text:p text:style-name="P23">[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100</text:p>
          </table:table-cell>
        </table:table-row>
        <table:table-row>
          <table:covered-table-cell/>
          <table:table-cell table:style-name="Tabella175.B464" office:value-type="string">
            <text:p text:style-name="P23">3.12</text:p>
          </table:table-cell>
          <table:table-cell table:style-name="Tabella175.C464" office:value-type="string">
            <text:p text:style-name="P23">[110299][120103][120104][200140]</text:p>
          </table:table-cell>
          <table:table-cell table:style-name="Tabella175.D464" office:value-type="string">
            <text:p text:style-name="P26">Rottami metallici e plastici contenenti metalli preziosi (Au, Ag, Pt, Pd, Rh, Ru, Ir, ecc.)</text:p>
          </table:table-cell>
          <table:table-cell table:style-name="Tabella175.E464" office:value-type="string">
            <text:p text:style-name="P24">7.17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3.50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3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ì leghe di metalli ferrosi e dai successivi trattamenti di affinazione delle stesse</text:p>
          </table:table-cell>
          <table:table-cell table:style-name="Tabella175.E464" office:value-type="string">
            <text:p text:style-name="P24">3.500</text:p>
          </table:table-cell>
        </table:table-row>
        <table:table-row>
          <table:covered-table-cell/>
          <table:table-cell table:style-name="Tabella175.B464" office:value-type="string">
            <text:p text:style-name="P23">4.5</text:p>
          </table:table-cell>
          <table:table-cell table:style-name="Tabella175.C464" office:value-type="string">
            <text:p text:style-name="P23">[110502]</text:p>
          </table:table-cell>
          <table:table-cell table:style-name="Tabella175.D464" office:value-type="string">
            <text:p text:style-name="P26">Schiumature povere di Zn</text:p>
          </table:table-cell>
          <table:table-cell table:style-name="Tabella175.E464" office:value-type="string">
            <text:p text:style-name="P24">150</text:p>
          </table:table-cell>
        </table:table-row>
        <table:table-row>
          <table:covered-table-cell/>
          <table:table-cell table:style-name="Tabella175.B464" office:value-type="string">
            <text:p text:style-name="P23">4.6</text:p>
          </table:table-cell>
          <table:table-cell table:style-name="Tabella175.C464" office:value-type="string">
            <text:p text:style-name="P23">[110299][110599]</text:p>
          </table:table-cell>
          <table:table-cell table:style-name="Tabella175.D464" office:value-type="string">
            <text:p text:style-name="P26">Polveri di zinco e colaticci di recupero</text:p>
          </table:table-cell>
          <table:table-cell table:style-name="Tabella175.E464" office:value-type="string">
            <text:p text:style-name="P24">4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860</text:p>
          </table:table-cell>
        </table:table-row>
        <table:table-row>
          <table:covered-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24">5.000</text:p>
          </table:table-cell>
        </table:table-row>
        <table:table-row>
          <table:table-cell table:style-name="Tabella175.C464" table:number-rows-spanned="23" office:value-type="string">
            <text:p text:style-name="P23">Messa in riserva</text:p>
          </table:table-cell>
          <table:table-cell table:style-name="Tabella175.B464" office:value-type="string">
            <text:p text:style-name="P23">5.2</text:p>
          </table:table-cell>
          <table:table-cell table:style-name="Tabella175.C464" office:value-type="string">
            <text:p text:style-name="P23">[160106][160116][160117][160118][160122]</text:p>
          </table:table-cell>
          <table:table-cell table:style-name="Tabella175.D464" office:value-type="string">
            <text:p text:style-name="P26">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24">6.300</text:p>
          </table:table-cell>
        </table:table-row>
        <table:table-row>
          <table:covered-table-cell/>
          <table:table-cell table:style-name="Tabella175.B464" office:value-type="string">
            <text:p text:style-name="P23">5.3</text:p>
          </table:table-cell>
          <table:table-cell table:style-name="Tabella175.C464" office:value-type="string">
            <text:p text:style-name="P23">[160803][160804]</text:p>
          </table:table-cell>
          <table:table-cell table:style-name="Tabella175.D464" office:value-type="string">
            <text:p text:style-name="P26">Catalizzatori esausti a base di: nichel, ossido di nichel, nichel/molibdeno, nichel/raney, molibdeno, cobalto, cobalto/molibdeno, ossido di manganese, rame, ferro, zinco/ferro, silico alluminati, sottoposti a lavaggio e disattivazione ai fini della sicurezza</text:p>
          </table:table-cell>
          <table:table-cell table:style-name="Tabella175.E464" office:value-type="string">
            <text:p text:style-name="P24">25</text:p>
          </table:table-cell>
        </table:table-row>
        <table:table-row>
          <table:covered-table-cell/>
          <table:table-cell table:style-name="Tabella175.B464" office:value-type="string">
            <text:p text:style-name="P23">5.4</text:p>
          </table:table-cell>
          <table:table-cell table:style-name="Tabella175.C464" office:value-type="string">
            <text:p text:style-name="P23">[160801]</text:p>
          </table:table-cell>
          <table:table-cell table:style-name="Tabella175.D464" office:value-type="string">
            <text:p text:style-name="P26">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24">25</text:p>
          </table:table-cell>
        </table:table-row>
        <table:table-row>
          <table:covered-table-cell/>
          <table:table-cell table:style-name="Tabella175.B464" office:value-type="string">
            <text:p text:style-name="P23">5.5</text:p>
          </table:table-cell>
          <table:table-cell table:style-name="Tabella175.C464" office:value-type="string">
            <text:p text:style-name="P23">[160801]</text:p>
          </table:table-cell>
          <table:table-cell table:style-name="Tabella175.D464" office:value-type="string">
            <text:p text:style-name="P26">Marmitte catalitiche esauste contenenti metalli preziosi</text:p>
          </table:table-cell>
          <table:table-cell table:style-name="Tabella175.E464" office:value-type="string">
            <text:p text:style-name="P24">10</text:p>
          </table:table-cell>
        </table:table-row>
        <table:table-row>
          <table:covered-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 contenenti e non metalli preziosi</text:p>
          </table:table-cell>
          <table:table-cell table:style-name="Tabella175.E464" office:value-type="string">
            <text:p text:style-name="P24">20.000</text:p>
          </table:table-cell>
        </table:table-row>
        <table:table-row>
          <table:covered-table-cell/>
          <table:table-cell table:style-name="Tabella175.B464" office:value-type="string">
            <text:p text:style-name="P23">5.7</text:p>
          </table:table-cell>
          <table:table-cell table:style-name="Tabella175.C464" office:value-type="string">
            <text:p text:style-name="P23">[160216][170402][170411]</text:p>
          </table:table-cell>
          <table:table-cell table:style-name="Tabella175.D464" office:value-type="string">
            <text:p text:style-name="P26">Spezzoni di cavo con il conduttore di alluminio</text:p>
          </table:table-cell>
          <table:table-cell table:style-name="Tabella175.E464" office:value-type="string">
            <text:p text:style-name="P24">750</text:p>
          </table:table-cell>
        </table:table-row>
        <table:table-row>
          <table:covered-table-cell/>
          <table:table-cell table:style-name="Tabella175.B464" office:value-type="string">
            <text:p text:style-name="P23">5.8</text:p>
          </table:table-cell>
          <table:table-cell table:style-name="Tabella175.C464" office:value-type="string">
            <text:p text:style-name="P23">[160118][160122][160216][170401][170411]</text:p>
          </table:table-cell>
          <table:table-cell table:style-name="Tabella175.D464" office:value-type="string">
            <text:p text:style-name="P26">Spezzoni di cavo di rame ricoperto</text:p>
          </table:table-cell>
          <table:table-cell table:style-name="Tabella175.E464" office:value-type="string">
            <text:p text:style-name="P24">1.000</text:p>
          </table:table-cell>
        </table:table-row>
        <table:table-row>
          <table:covered-table-cell/>
          <table:table-cell table:style-name="Tabella175.B464" office:value-type="string">
            <text:p text:style-name="P23">5.9</text:p>
          </table:table-cell>
          <table:table-cell table:style-name="Tabella175.C464" office:value-type="string">
            <text:p text:style-name="P23">[160216][170411]</text:p>
          </table:table-cell>
          <table:table-cell table:style-name="Tabella175.D464" office:value-type="string">
            <text:p text:style-name="P26">Spezzoni di cavo di fibra ottica ricoperta di tipo dielettrico (a), semidielettrico (b), e metallico (e)</text:p>
          </table:table-cell>
          <table:table-cell table:style-name="Tabella175.E464" office:value-type="string">
            <text:p text:style-name="P24">100</text:p>
          </table:table-cell>
        </table:table-row>
        <table:table-row>
          <table:covered-table-cell/>
          <table:table-cell table:style-name="Tabella175.B464" office:value-type="string">
            <text:p text:style-name="P23">5.10</text:p>
          </table:table-cell>
          <table:table-cell table:style-name="Tabella175.C464" office:value-type="string">
            <text:p text:style-name="P23">[110299][120103][120104][120199]</text:p>
          </table:table-cell>
          <table:table-cell table:style-name="Tabella175.D464" office:value-type="string">
            <text:p text:style-name="P26">Fini di ottone e fanghi di molazza</text:p>
          </table:table-cell>
          <table:table-cell table:style-name="Tabella175.E464" office:value-type="string">
            <text:p text:style-name="P24">100</text:p>
          </table:table-cell>
        </table:table-row>
        <table:table-row>
          <table:covered-table-cell/>
          <table:table-cell table:style-name="Tabella175.B464" office:value-type="string">
            <text:p text:style-name="P23">5.11</text:p>
          </table:table-cell>
          <table:table-cell table:style-name="Tabella175.C464" office:value-type="string">
            <text:p text:style-name="P23">[100699][101099]</text:p>
          </table:table-cell>
          <table:table-cell table:style-name="Tabella175.D464" office:value-type="string">
            <text:p text:style-name="P26">Terra di rame e di ottone</text:p>
          </table:table-cell>
          <table:table-cell table:style-name="Tabella175.E464" office:value-type="string">
            <text:p text:style-name="P24">200</text:p>
          </table:table-cell>
        </table:table-row>
        <table:table-row>
          <table:covered-table-cell/>
          <table:table-cell table:style-name="Tabella175.B464" office:value-type="string">
            <text:p text:style-name="P23">5.12</text:p>
          </table:table-cell>
          <table:table-cell table:style-name="Tabella175.C464" office:value-type="string">
            <text:p text:style-name="P23">[101003][101010][101012]</text:p>
          </table:table-cell>
          <table:table-cell table:style-name="Tabella175.D464" office:value-type="string">
            <text:p text:style-name="P26">Rifiuto di trattamento di scorie di ottone</text:p>
          </table:table-cell>
          <table:table-cell table:style-name="Tabella175.E464" office:value-type="string">
            <text:p text:style-name="P24">100</text:p>
          </table:table-cell>
        </table:table-row>
        <table:table-row>
          <table:covered-table-cell/>
          <table:table-cell table:style-name="Tabella175.B464" office:value-type="string">
            <text:p text:style-name="P23">5.13</text:p>
          </table:table-cell>
          <table:table-cell table:style-name="Tabella175.C464" office:value-type="string">
            <text:p text:style-name="P23">[1010991</text:p>
          </table:table-cell>
          <table:table-cell table:style-name="Tabella175.D464" office:value-type="string">
            <text:p text:style-name="P26">Ferro da cernita calamita</text:p>
          </table:table-cell>
          <table:table-cell table:style-name="Tabella175.E464" office:value-type="string">
            <text:p text:style-name="P24">1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21.420</text:p>
          </table:table-cell>
        </table:table-row>
        <table:table-row>
          <table:covered-table-cell/>
          <table:table-cell table:style-name="Tabella175.B464" office:value-type="string">
            <text:p text:style-name="P23">5.16</text:p>
          </table:table-cell>
          <table:table-cell table:style-name="Tabella175.C464" office:value-type="string">
            <text:p text:style-name="P23">[110114][110206][110299][160214][160216][200136]</text:p>
          </table:table-cell>
          <table:table-cell table:style-name="Tabella175.D464" office:value-type="string">
            <text:p text:style-name="P26">Apparecchi elettrici, elettrotecnici ed elettronici; rottami elettrici ed elettronici contenenti e non metalli preziosi</text:p>
          </table:table-cell>
          <table:table-cell table:style-name="Tabella175.E464" office:value-type="string">
            <text:p text:style-name="P24">59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ì ferro</text:p>
          </table:table-cell>
          <table:table-cell table:style-name="Tabella175.E464" office:value-type="string">
            <text:p text:style-name="P24">1.870</text:p>
          </table:table-cell>
        </table:table-row>
        <table:table-row>
          <table:covered-table-cell/>
          <table:table-cell table:style-name="Tabella175.B464" office:value-type="string">
            <text:p text:style-name="P23">5.19</text:p>
          </table:table-cell>
          <table:table-cell table:style-name="Tabella175.C464" office:value-type="string">
            <text:p text:style-name="P23">[160214][160216][200136]</text:p>
          </table:table-cell>
          <table:table-cell table:style-name="Tabella175.D464" office:value-type="string">
            <text:p text:style-name="P26">Apparecchi domestici, apparecchiature e macchinari postconsumo non contenenti sostanze lesive dell'ozono stratosferico di cui alla legge 549/93 o HFC</text:p>
          </table:table-cell>
          <table:table-cell table:style-name="Tabella175.E464" office:value-type="string">
            <text:p text:style-name="P24">1.500</text:p>
          </table:table-cell>
        </table:table-row>
        <table:table-row>
          <table:covered-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 usati in plastica compresi i contenitori per liquidi, con esclusione dei contenitori per fitofarmaci e per presidi medico-chirurgici</text:p>
          </table:table-cell>
          <table:table-cell table:style-name="Tabella175.E464" office:value-type="string">
            <text:p text:style-name="P24">7.700</text:p>
          </table:table-cell>
        </table:table-row>
        <table:table-row>
          <table:covered-table-cell/>
          <table:table-cell table:style-name="Tabella175.B464" office:value-type="string">
            <text:p text:style-name="P23">6.2</text:p>
          </table:table-cell>
          <table:table-cell table:style-name="Tabella175.C464" office:value-type="string">
            <text:p text:style-name="P23">[070213][120105][160119][160216][160306][170203]</text:p>
          </table:table-cell>
          <table:table-cell table:style-name="Tabella175.D464" office:value-type="string">
            <text:p text:style-name="P26">Sfridi, scarti, polveri e rifiuti di materie plastiche e fibre sintetiche</text:p>
          </table:table-cell>
          <table:table-cell table:style-name="Tabella175.E464" office:value-type="string">
            <text:p text:style-name="P24">3.500</text:p>
          </table:table-cell>
        </table:table-row>
        <table:table-row>
          <table:covered-table-cell/>
          <table:table-cell table:style-name="Tabella175.B464" office:value-type="string">
            <text:p text:style-name="P23">6.3</text:p>
          </table:table-cell>
          <table:table-cell table:style-name="Tabella175.C464" office:value-type="string">
            <text:p text:style-name="P23">[070212]</text:p>
          </table:table-cell>
          <table:table-cell table:style-name="Tabella175.D464" office:value-type="string">
            <text:p text:style-name="P26">Fanghi polimerici di ABS</text:p>
          </table:table-cell>
          <table:table-cell table:style-name="Tabella175.E464" office:value-type="string">
            <text:p text:style-name="P24">520</text:p>
          </table:table-cell>
        </table:table-row>
        <table:table-row>
          <table:covered-table-cell/>
          <table:table-cell table:style-name="Tabella175.B464" office:value-type="string">
            <text:p text:style-name="P23">6.4</text:p>
          </table:table-cell>
          <table:table-cell table:style-name="Tabella175.C464" office:value-type="string">
            <text:p text:style-name="P23">[070299][190905]</text:p>
          </table:table-cell>
          <table:table-cell table:style-name="Tabella175.D464" office:value-type="string">
            <text:p text:style-name="P26">Resine a scambio ionico esauste</text:p>
          </table:table-cell>
          <table:table-cell table:style-name="Tabella175.E464" office:value-type="string">
            <text:p text:style-name="P24">100</text:p>
          </table:table-cell>
        </table:table-row>
        <table:table-row>
          <table:covered-table-cell/>
          <table:table-cell table:style-name="Tabella175.B464" office:value-type="string">
            <text:p text:style-name="P23">6.5</text:p>
          </table:table-cell>
          <table:table-cell table:style-name="Tabella175.C464" office:value-type="string">
            <text:p text:style-name="P23">[070213][120105][160119]</text:p>
          </table:table-cell>
          <table:table-cell table:style-name="Tabella175.D464" office:value-type="string">
            <text:p text:style-name="P26">Paraurti e plance di autoveicoli in materie plastiche</text:p>
          </table:table-cell>
          <table:table-cell table:style-name="Tabella175.E464" office:value-type="string">
            <text:p text:style-name="P24">100</text:p>
          </table:table-cell>
        </table:table-row>
        <table:table-row>
          <table:covered-table-cell/>
          <table:table-cell table:style-name="Tabella175.B464" office:value-type="string">
            <text:p text:style-name="P23">6.6</text:p>
          </table:table-cell>
          <table:table-cell table:style-name="Tabella175.C464" office:value-type="string">
            <text:p text:style-name="P23">[070213][120105][160119]</text:p>
          </table:table-cell>
          <table:table-cell table:style-name="Tabella175.D464" office:value-type="string">
            <text:p text:style-name="P26">Imbottiture sedili in poliuretano espanso</text:p>
          </table:table-cell>
          <table:table-cell table:style-name="Tabella175.E464" office:value-type="string">
            <text:p text:style-name="P24">100</text:p>
          </table:table-cell>
        </table:table-row>
        <table:table-row>
          <table:covered-table-cell/>
          <table:table-cell table:style-name="Tabella175.B464" office:value-type="string">
            <text:p text:style-name="P23">6.7</text:p>
          </table:table-cell>
          <table:table-cell table:style-name="Tabella175.C464" office:value-type="string">
            <text:p text:style-name="P23">[070299]</text:p>
          </table:table-cell>
          <table:table-cell table:style-name="Tabella175.D464" office:value-type="string">
            <text:p text:style-name="P26">Scaglie di alcool polivinico</text:p>
          </table:table-cell>
          <table:table-cell table:style-name="Tabella175.E464" office:value-type="string">
            <text:p text:style-name="P24">1.000</text:p>
          </table:table-cell>
        </table:table-row>
        <table:table-row>
          <table:table-cell table:style-name="Tabella175.C464" table:number-rows-spanned="30" office:value-type="string">
            <text:p text:style-name="P23">Messa in riserva</text:p>
          </table:table-cell>
          <table:table-cell table:style-name="Tabella175.B464" office:value-type="string">
            <text:p text:style-name="P23">6.8</text:p>
          </table:table-cell>
          <table:table-cell table:style-name="Tabella175.C464" office:value-type="string">
            <text:p text:style-name="P23">[070299]</text:p>
          </table:table-cell>
          <table:table-cell table:style-name="Tabella175.D464" office:value-type="string">
            <text:p text:style-name="P26">Polvery di "buffing" e cascami di tessuto non tessuto</text:p>
          </table:table-cell>
          <table:table-cell table:style-name="Tabella175.E464" office:value-type="string">
            <text:p text:style-name="P24">1.000</text:p>
          </table:table-cell>
        </table:table-row>
        <table:table-row>
          <table:covered-table-cell/>
          <table:table-cell table:style-name="Tabella175.B464" office:value-type="string">
            <text:p text:style-name="P23">6.11</text:p>
          </table:table-cell>
          <table:table-cell table:style-name="Tabella175.C464" office:value-type="string">
            <text:p text:style-name="P23">[070213][070299][120105][160119]</text:p>
          </table:table-cell>
          <table:table-cell table:style-name="Tabella175.D464" office:value-type="string">
            <text:p text:style-name="P26">Pannelli sportelli auto</text:p>
          </table:table-cell>
          <table:table-cell table:style-name="Tabella175.E464" office:value-type="string">
            <text:p text:style-name="P24">500</text:p>
          </table:table-cell>
        </table:table-row>
        <table:table-row>
          <table:covered-table-cell/>
          <table:table-cell table:style-name="Tabella175.B464" office:value-type="string">
            <text:p text:style-name="P23">6.12</text:p>
          </table:table-cell>
          <table:table-cell table:style-name="Tabella175.C464" office:value-type="string">
            <text:p text:style-name="P23">[070199][070299]</text:p>
          </table:table-cell>
          <table:table-cell table:style-name="Tabella175.D464" office:value-type="string">
            <text:p text:style-name="P26">Rifiuti di caprolattame</text:p>
          </table:table-cell>
          <table:table-cell table:style-name="Tabella175.E464" office:value-type="string">
            <text:p text:style-name="P24">5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175.E464" office:value-type="string">
            <text:p text:style-name="P24">67.36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0.000</text:p>
          </table:table-cell>
        </table:table-row>
        <table:table-row>
          <table:covered-table-cell/>
          <table:table-cell table:style-name="Tabella175.B464" office:value-type="string">
            <text:p text:style-name="P23">7.3</text:p>
          </table:table-cell>
          <table:table-cell table:style-name="Tabella175.C464" office:value-type="string">
            <text:p text:style-name="P23">[10120I][I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15.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1.2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ì piattelli per il tiro al volo</text:p>
          </table:table-cell>
          <table:table-cell table:style-name="Tabella175.E464" office:value-type="string">
            <text:p text:style-name="P24">97.870</text:p>
          </table:table-cell>
        </table:table-row>
        <table:table-row>
          <table:covered-table-cell/>
          <table:table-cell table:style-name="Tabella175.B464" office:value-type="string">
            <text:p text:style-name="P23">7.7</text:p>
          </table:table-cell>
          <table:table-cell table:style-name="Tabella175.C464" office:value-type="string">
            <text:p text:style-name="P23">[050110][060503][070712]</text:p>
          </table:table-cell>
          <table:table-cell table:style-name="Tabella175.D464" office:value-type="string">
            <text:p text:style-name="P26">Rifiuti costituiti da carbonati e idrati di calcio, silici colloidali</text:p>
          </table:table-cell>
          <table:table-cell table:style-name="Tabella175.E464" office:value-type="string">
            <text:p text:style-name="P24">5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2.5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5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12.82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400</text:p>
          </table:table-cell>
        </table:table-row>
        <table:table-row>
          <table:covered-table-cell/>
          <table:table-cell table:style-name="Tabella175.B464" office:value-type="string">
            <text:p text:style-name="P23">7.13</text:p>
          </table:table-cell>
          <table:table-cell table:style-name="Tabella175.C464" office:value-type="string">
            <text:p text:style-name="P23">[101399][170802]</text:p>
          </table:table-cell>
          <table:table-cell table:style-name="Tabella175.D464" office:value-type="string">
            <text:p text:style-name="P26">Sfridi di produzione di pannelli di gesso; demolizione edifici</text:p>
          </table:table-cell>
          <table:table-cell table:style-name="Tabella175.E464" office:value-type="string">
            <text:p text:style-name="P24">5.000</text:p>
          </table:table-cell>
        </table:table-row>
        <table:table-row>
          <table:covered-table-cell/>
          <table:table-cell table:style-name="Tabella175.B464" office:value-type="string">
            <text:p text:style-name="P23">7.14</text:p>
          </table:table-cell>
          <table:table-cell table:style-name="Tabella175.C464" office:value-type="string">
            <text:p text:style-name="P23">[010504][010507][170504]</text:p>
          </table:table-cell>
          <table:table-cell table:style-name="Tabella175.D464" office:value-type="string">
            <text:p text:style-name="P26">Detriti di perforazione</text:p>
          </table:table-cell>
          <table:table-cell table:style-name="Tabella175.E464" office:value-type="string">
            <text:p text:style-name="P24">2.5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4.9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40.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 [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9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1.000</text:p>
          </table:table-cell>
        </table:table-row>
        <table:table-row>
          <table:covered-table-cell/>
          <table:table-cell table:style-name="Tabella175.B464" office:value-type="string">
            <text:p text:style-name="P23">7.19</text:p>
          </table:table-cell>
          <table:table-cell table:style-name="Tabella175.C464" office:value-type="string">
            <text:p text:style-name="P23">[060314][060316][060399][060499]</text:p>
          </table:table-cell>
          <table:table-cell table:style-name="Tabella175.D464" office:value-type="string">
            <text:p text:style-name="P26">Inerti da tinkal</text:p>
          </table:table-cell>
          <table:table-cell table:style-name="Tabella175.E464" office:value-type="string">
            <text:p text:style-name="P24">100</text:p>
          </table:table-cell>
        </table:table-row>
        <table:table-row>
          <table:covered-table-cell/>
          <table:table-cell table:style-name="Tabella175.B464" office:value-type="string">
            <text:p text:style-name="P23">7.20</text:p>
          </table:table-cell>
          <table:table-cell table:style-name="Tabella175.C464" office:value-type="string">
            <text:p text:style-name="P23">[161102][I61104][160216]</text:p>
          </table:table-cell>
          <table:table-cell table:style-name="Tabella175.D464" office:value-type="string">
            <text:p text:style-name="P26">Rifiuti e rottami di cermets</text:p>
          </table:table-cell>
          <table:table-cell table:style-name="Tabella175.E464" office:value-type="string">
            <text:p text:style-name="P24">7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ì industrie siderurgiche (silica fìunes)</text:p>
          </table:table-cell>
          <table:table-cell table:style-name="Tabella175.E464" office:value-type="string">
            <text:p text:style-name="P24">300</text:p>
          </table:table-cell>
        </table:table-row>
        <table:table-row>
          <table:covered-table-cell/>
          <table:table-cell table:style-name="Tabella175.B464" office:value-type="string">
            <text:p text:style-name="P23">7.23</text:p>
          </table:table-cell>
          <table:table-cell table:style-name="Tabella175.C464" office:value-type="string">
            <text:p text:style-name="P23">[020102][020203][200303]</text:p>
          </table:table-cell>
          <table:table-cell table:style-name="Tabella175.D464" office:value-type="string">
            <text:p text:style-name="P26">Conchigli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7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2.060</text:p>
          </table:table-cell>
        </table:table-row>
        <table:table-row>
          <table:covered-table-cell/>
          <table:table-cell table:style-name="Tabella175.B464" office:value-type="string">
            <text:p text:style-name="P23">7.28</text:p>
          </table:table-cell>
          <table:table-cell table:style-name="Tabella175.C464" office:value-type="string">
            <text:p text:style-name="P23">[160801][160803][160804]</text:p>
          </table:table-cell>
          <table:table-cell table:style-name="Tabella175.D464" office:value-type="string">
            <text:p text:style-name="P26">Supporti inerti di catalizzatori</text:p>
          </table:table-cell>
          <table:table-cell table:style-name="Tabella175.E464" office:value-type="string">
            <text:p text:style-name="P24">10</text:p>
          </table:table-cell>
        </table:table-row>
        <table:table-row>
          <table:covered-table-cell/>
          <table:table-cell table:style-name="Tabella175.B464" office:value-type="string">
            <text:p text:style-name="P23">7.29</text:p>
          </table:table-cell>
          <table:table-cell table:style-name="Tabella175.C464" office:value-type="string">
            <text:p text:style-name="P23">[170604]</text:p>
          </table:table-cell>
          <table:table-cell table:style-name="Tabella175.D464" office:value-type="string">
            <text:p text:style-name="P26">Rifiuti di lana di vetro e lana di roccia</text:p>
          </table:table-cell>
          <table:table-cell table:style-name="Tabella175.E464" office:value-type="string">
            <text:p text:style-name="P24">2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8.000</text:p>
          </table:table-cell>
        </table:table-row>
        <table:table-row>
          <table:table-cell table:style-name="Tabella175.C464" table:number-rows-spanned="34" office:value-type="string">
            <text:p text:style-name="P23">Messa in riserva</text:p>
          </table: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47.76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47.760</text:p>
          </table:table-cell>
        </table:table-row>
        <table:table-row>
          <table:covered-table-cell/>
          <table:table-cell table:style-name="Tabella175.B464" office:value-type="string">
            <text:p text:style-name="P23">8.2</text:p>
          </table:table-cell>
          <table:table-cell table:style-name="Tabella175.C464" office:value-type="string">
            <text:p text:style-name="P23">[040221] [040222]</text:p>
          </table:table-cell>
          <table:table-cell table:style-name="Tabella175.D464" office:value-type="string">
            <text:p text:style-name="P26">Peluria e pelucchi tessili</text:p>
          </table:table-cell>
          <table:table-cell table:style-name="Tabella175.E464" office:value-type="string">
            <text:p text:style-name="P24">930</text:p>
          </table:table-cell>
        </table:table-row>
        <table:table-row>
          <table:covered-table-cell/>
          <table:table-cell table:style-name="Tabella175.B464" office:value-type="string">
            <text:p text:style-name="P23">8.4</text:p>
          </table:table-cell>
          <table:table-cell table:style-name="Tabella175.C464" office:value-type="string">
            <text:p text:style-name="P23">[040209][040221][040222][160122][200110][200111]</text:p>
          </table:table-cell>
          <table:table-cell table:style-name="Tabella175.D464" office:value-type="string">
            <text:p text:style-name="P26">Rifiuti di materiali tessili compositi e della lavorazione di fibre naturali, sintetiche e artificiali</text:p>
          </table:table-cell>
          <table:table-cell table:style-name="Tabella175.E464" office:value-type="string">
            <text:p text:style-name="P24">1.000</text:p>
          </table:table-cell>
        </table:table-row>
        <table:table-row>
          <table:covered-table-cell/>
          <table:table-cell table:style-name="Tabella175.B464" office:value-type="string">
            <text:p text:style-name="P23">8.5</text:p>
          </table:table-cell>
          <table:table-cell table:style-name="Tabella175.C464" office:value-type="string">
            <text:p text:style-name="P23">[040109][040199]</text:p>
          </table:table-cell>
          <table:table-cell table:style-name="Tabella175.D464" office:value-type="string">
            <text:p text:style-name="P26">Trucioli, ritagli e altri rifiuti di cuoio</text:p>
          </table:table-cell>
          <table:table-cell table:style-name="Tabella175.E464" office:value-type="string">
            <text:p text:style-name="P24">50</text:p>
          </table:table-cell>
        </table:table-row>
        <table:table-row>
          <table:covered-table-cell/>
          <table:table-cell table:style-name="Tabella175.B464" office:value-type="string">
            <text:p text:style-name="P23">8.6</text:p>
          </table:table-cell>
          <table:table-cell table:style-name="Tabella175.C464" office:value-type="string">
            <text:p text:style-name="P23">[040108][040109]</text:p>
          </table:table-cell>
          <table:table-cell table:style-name="Tabella175.D464" office:value-type="string">
            <text:p text:style-name="P26">Scarti solidi conciati al vegetale</text:p>
          </table:table-cell>
          <table:table-cell table:style-name="Tabella175.E464" office:value-type="string">
            <text:p text:style-name="P24">25</text:p>
          </table:table-cell>
        </table:table-row>
        <table:table-row>
          <table:covered-table-cell/>
          <table:table-cell table:style-name="Tabella175.B464" office:value-type="string">
            <text:p text:style-name="P23">8.7</text:p>
          </table:table-cell>
          <table:table-cell table:style-name="Tabella175.C464" office:value-type="string">
            <text:p text:style-name="P23">[040108][040199]</text:p>
          </table:table-cell>
          <table:table-cell table:style-name="Tabella175.D464" office:value-type="string">
            <text:p text:style-name="P26">Rifiuti di smerigliatura, rasatura</text:p>
          </table:table-cell>
          <table:table-cell table:style-name="Tabella175.E464" office:value-type="string">
            <text:p text:style-name="P24">1.630</text:p>
          </table:table-cell>
        </table:table-row>
        <table:table-row>
          <table:covered-table-cell/>
          <table:table-cell table:style-name="Tabella175.B464" office:value-type="string">
            <text:p text:style-name="P23">8.8</text:p>
          </table:table-cell>
          <table:table-cell table:style-name="Tabella175.C464" office:value-type="string">
            <text:p text:style-name="P23">[040108][040199]</text:p>
          </table:table-cell>
          <table:table-cell table:style-name="Tabella175.D464" office:value-type="string">
            <text:p text:style-name="P26">Carniccio di scarnatura, spaccatura e pessamatura in pelo</text:p>
          </table:table-cell>
          <table:table-cell table:style-name="Tabella175.E464" office:value-type="string">
            <text:p text:style-name="P24">1.630</text:p>
          </table:table-cell>
        </table:table-row>
        <table:table-row>
          <table:covered-table-cell/>
          <table:table-cell table:style-name="Tabella175.B464" office:value-type="string">
            <text:p text:style-name="P23">8.9</text:p>
          </table:table-cell>
          <table:table-cell table:style-name="Tabella175.C464" office:value-type="string">
            <text:p text:style-name="P23">[191208][200110][200111]</text:p>
          </table:table-cell>
          <table:table-cell table:style-name="Tabella175.D464" office:value-type="string">
            <text:p text:style-name="P26">Indumenti, accessori di abbigliamento ed altri manufatti tessili confezionati post-consumo</text:p>
          </table:table-cell>
          <table:table-cell table:style-name="Tabella175.E464" office:value-type="string">
            <text:p text:style-name="P24">500</text:p>
          </table:table-cell>
        </table:table-row>
        <table:table-row>
          <table:covered-table-cell/>
          <table:table-cell table:style-name="Tabella175.B464" office:value-type="string">
            <text:p text:style-name="P23">9.1</text:p>
          </table:table-cell>
          <table:table-cell table:style-name="Tabella175.C464" office:value-type="string">
            <text:p text:style-name="P23">[030101][030105][030199][150103][170201][191207][200138][200301]</text:p>
          </table:table-cell>
          <table:table-cell table:style-name="Tabella175.D464" office:value-type="string">
            <text:p text:style-name="P26">Scarti di legno e sughero, imballaggi di legno</text:p>
          </table:table-cell>
          <table:table-cell table:style-name="Tabella175.E464" office:value-type="string">
            <text:p text:style-name="P24">87.500</text:p>
          </table:table-cell>
        </table:table-row>
        <table:table-row>
          <table:covered-table-cell/>
          <table:table-cell table:style-name="Tabella175.B464" office:value-type="string">
            <text:p text:style-name="P23">9.2</text:p>
          </table:table-cell>
          <table:table-cell table:style-name="Tabella175.C464" office:value-type="string">
            <text:p text:style-name="P23">[030101][030105]</text:p>
          </table:table-cell>
          <table:table-cell table:style-name="Tabella175.D464" office:value-type="string">
            <text:p text:style-name="P26">Scarti di legno e sughero, imballaggi di legno</text:p>
          </table:table-cell>
          <table:table-cell table:style-name="Tabella175.E464" office:value-type="string">
            <text:p text:style-name="P24">15.000</text:p>
          </table:table-cell>
        </table:table-row>
        <table:table-row>
          <table:covered-table-cell/>
          <table:table-cell table:style-name="Tabella175.B464" office:value-type="string">
            <text:p text:style-name="P23">9.5</text:p>
          </table:table-cell>
          <table:table-cell table:style-name="Tabella175.C464" office:value-type="string">
            <text:p text:style-name="P23">[030199]</text:p>
          </table:table-cell>
          <table:table-cell table:style-name="Tabella175.D464" office:value-type="string">
            <text:p text:style-name="P26">Black liquor</text:p>
          </table:table-cell>
          <table:table-cell table:style-name="Tabella175.E464" office:value-type="string">
            <text:p text:style-name="P24">1.76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26">Rifiuti di carte decorative impregnate</text:p>
          </table:table-cell>
          <table:table-cell table:style-name="Tabella175.E464" office:value-type="string">
            <text:p text:style-name="P24">1.000</text:p>
          </table:table-cell>
        </table:table-row>
        <table:table-row>
          <table:covered-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1.000</text:p>
          </table:table-cell>
        </table:table-row>
        <table:table-row>
          <table:covered-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7.68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190</text:p>
          </table:table-cell>
        </table:table-row>
        <table:table-row>
          <table:covered-table-cell/>
          <table:table-cell table:style-name="Tabella175.B464" office:value-type="string">
            <text:p text:style-name="P23">11.6</text:p>
          </table:table-cell>
          <table:table-cell table:style-name="Tabella175.C464" office:value-type="string">
            <text:p text:style-name="P23">[020703]</text:p>
          </table:table-cell>
          <table:table-cell table:style-name="Tabella175.D464" office:value-type="string">
            <text:p text:style-name="P26">Tartaro grezzo</text:p>
          </table:table-cell>
          <table:table-cell table:style-name="Tabella175.E464" office:value-type="string">
            <text:p text:style-name="P24">20</text:p>
          </table:table-cell>
        </table:table-row>
        <table:table-row>
          <table:covered-table-cell/>
          <table:table-cell table:style-name="Tabella175.B464" office:value-type="string">
            <text:p text:style-name="P23">11.7</text:p>
          </table:table-cell>
          <table:table-cell table:style-name="Tabella175.C464" office:value-type="string">
            <text:p text:style-name="P23">[0207021[020799]</text:p>
          </table:table-cell>
          <table:table-cell table:style-name="Tabella175.D464" office:value-type="string">
            <text:p text:style-name="P26">Vinacce e fecce esauste</text:p>
          </table:table-cell>
          <table:table-cell table:style-name="Tabella175.E464" office:value-type="string">
            <text:p text:style-name="P24">560</text:p>
          </table:table-cell>
        </table:table-row>
        <table:table-row>
          <table:covered-table-cell/>
          <table:table-cell table:style-name="Tabella175.B464" office:value-type="string">
            <text:p text:style-name="P23">11.8</text:p>
          </table:table-cell>
          <table:table-cell table:style-name="Tabella175.C464" office:value-type="string">
            <text:p text:style-name="P23">[040221]</text:p>
          </table:table-cell>
          <table:table-cell table:style-name="Tabella175.D464" office:value-type="string">
            <text:p text:style-name="P26">Guscetta di cotone</text:p>
          </table:table-cell>
          <table:table-cell table:style-name="Tabella175.E464" office:value-type="string">
            <text:p text:style-name="P24">280</text:p>
          </table:table-cell>
        </table:table-row>
        <table:table-row>
          <table:covered-table-cell/>
          <table:table-cell table:style-name="Tabella175.B464" office:value-type="string">
            <text:p text:style-name="P23">11.9</text:p>
          </table:table-cell>
          <table:table-cell table:style-name="Tabella175.C464" office:value-type="string">
            <text:p text:style-name="P23">[020299][040199]</text:p>
          </table:table-cell>
          <table:table-cell table:style-name="Tabella175.D464" office:value-type="string">
            <text:p text:style-name="P26">Rifiut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1.500</text:p>
          </table:table-cell>
        </table:table-row>
        <table:table-row>
          <table:covered-table-cell/>
          <table:table-cell table:style-name="Tabella175.B464" office:value-type="string">
            <text:p text:style-name="P23">11.12</text:p>
          </table:table-cell>
          <table:table-cell table:style-name="Tabella175.C464" office:value-type="string">
            <text:p text:style-name="P23">[020303]</text:p>
          </table:table-cell>
          <table:table-cell table:style-name="Tabella175.D464" office:value-type="string">
            <text:p text:style-name="P26">Sansa esausta di oliva (polpa o farina)</text:p>
          </table:table-cell>
          <table:table-cell table:style-name="Tabella175.E464" office:value-type="string">
            <text:p text:style-name="P24">8.430</text:p>
          </table:table-cell>
        </table:table-row>
        <table:table-row>
          <table:covered-table-cell/>
          <table:table-cell table:style-name="Tabella175.B464" office:value-type="string">
            <text:p text:style-name="P23">11.13</text:p>
          </table:table-cell>
          <table:table-cell table:style-name="Tabella175.C464" office:value-type="string">
            <text:p text:style-name="P23">[020304]</text:p>
          </table:table-cell>
          <table:table-cell table:style-name="Tabella175.D464" office:value-type="string">
            <text:p text:style-name="P26">Scarti e sfridi di granaglia per uso zootecnico</text:p>
          </table:table-cell>
          <table:table-cell table:style-name="Tabella175.E464" office:value-type="string">
            <text:p text:style-name="P24">680</text:p>
          </table:table-cell>
        </table:table-row>
        <table:table-row>
          <table:covered-table-cell/>
          <table:table-cell table:style-name="Tabella175.B464" office:value-type="string">
            <text:p text:style-name="P23">11.14</text:p>
          </table:table-cell>
          <table:table-cell table:style-name="Tabella175.C464" office:value-type="string">
            <text:p text:style-name="P23">[020299][060314]</text:p>
          </table:table-cell>
          <table:table-cell table:style-name="Tabella175.D464" office:value-type="string">
            <text:p text:style-name="P26">Reflui di cloruro di sodio in soluzione</text:p>
          </table:table-cell>
          <table:table-cell table:style-name="Tabella175.E464" office:value-type="string">
            <text:p text:style-name="P24">3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3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38.94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15.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8.000</text:p>
          </table:table-cell>
        </table:table-row>
        <table:table-row>
          <table:covered-table-cell/>
          <table:table-cell table:style-name="Tabella175.B464" office:value-type="string">
            <text:p text:style-name="P23">12.5</text:p>
          </table:table-cell>
          <table:table-cell table:style-name="Tabella175.C464" office:value-type="string">
            <text:p text:style-name="P23">[010413]</text:p>
          </table:table-cell>
          <table:table-cell table:style-name="Tabella175.D464" office:value-type="string">
            <text:p text:style-name="P26">Marmoresine</text:p>
          </table:table-cell>
          <table:table-cell table:style-name="Tabella175.E464" office:value-type="string">
            <text:p text:style-name="P24">1.21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2.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3.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210</text:p>
          </table:table-cell>
        </table:table-row>
        <table:table-row>
          <table:covered-table-cell/>
          <table:table-cell table:style-name="Tabella175.B464" office:value-type="string">
            <text:p text:style-name="P23">12.9</text:p>
          </table:table-cell>
          <table:table-cell table:style-name="Tabella175.C464" office:value-type="string">
            <text:p text:style-name="P23">[101103]</text:p>
          </table:table-cell>
          <table:table-cell table:style-name="Tabella175.D464" office:value-type="string">
            <text:p text:style-name="P26">Fango secco di natura sabbiosa</text:p>
          </table:table-cell>
          <table:table-cell table:style-name="Tabella175.E464" office:value-type="string">
            <text:p text:style-name="P24">2.500</text:p>
          </table:table-cell>
        </table:table-row>
        <table:table-row>
          <table:covered-table-cell/>
          <table:table-cell table:style-name="Tabella175.B464" office:value-type="string">
            <text:p text:style-name="P23">12.10</text:p>
          </table:table-cell>
          <table:table-cell table:style-name="Tabella175.C464" office:value-type="string">
            <text:p text:style-name="P23">[040220]</text:p>
          </table:table-cell>
          <table:table-cell table:style-name="Tabella175.D464" office:value-type="string">
            <text:p text:style-name="P26">Fanghi da lavorazione lana sucida</text:p>
          </table:table-cell>
          <table:table-cell table:style-name="Tabella175.E464" office:value-type="string">
            <text:p text:style-name="P24">7.100</text:p>
          </table:table-cell>
        </table:table-row>
        <table:table-row>
          <table:table-cell table:style-name="Tabella175.C464" table:number-rows-spanned="24" office:value-type="string">
            <text:p text:style-name="P23">Messa in riserva</text:p>
          </table: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27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3.000</text:p>
          </table:table-cell>
        </table:table-row>
        <table:table-row>
          <table:covered-table-cell/>
          <table:table-cell table:style-name="Tabella175.B464" office:value-type="string">
            <text:p text:style-name="P23">12.13</text:p>
          </table:table-cell>
          <table:table-cell table:style-name="Tabella175.C464" office:value-type="string">
            <text:p text:style-name="P23">[190802][ 190902] [190903]</text:p>
          </table:table-cell>
          <table:table-cell table:style-name="Tabella175.D464" office:value-type="string">
            <text:p text:style-name="P26">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24">500</text:p>
          </table:table-cell>
        </table:table-row>
        <table:table-row>
          <table:covered-table-cell/>
          <table:table-cell table:style-name="Tabella175.B464" office:value-type="string">
            <text:p text:style-name="P23">12.14</text:p>
          </table:table-cell>
          <table:table-cell table:style-name="Tabella175.C464" office:value-type="string">
            <text:p text:style-name="P23">[060503]</text:p>
          </table:table-cell>
          <table:table-cell table:style-name="Tabella175.D464" office:value-type="string">
            <text:p text:style-name="P26">Fanghi da trattamento sul posto degli effluenti</text:p>
          </table:table-cell>
          <table:table-cell table:style-name="Tabella175.E464" office:value-type="string">
            <text:p text:style-name="P24">1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text:soft-page-break/>legno vergine</text:p>
          </table:table-cell>
          <table:table-cell table:style-name="Tabella175.E464" office:value-type="string">
            <text:p text:style-name="P24">100</text:p>
          </table:table-cell>
        </table:table-row>
        <table:table-row>
          <table:covered-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5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60</text:p>
          </table:table-cell>
        </table:table-row>
        <table:table-row>
          <table:covered-table-cell/>
          <table:table-cell table:style-name="Tabella175.B464" office:value-type="string">
            <text:p text:style-name="P23">13.1</text:p>
          </table:table-cell>
          <table:table-cell table:style-name="Tabella175.C464" office:value-type="string">
            <text:p text:style-name="P23">[100101][100102][100103][1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5.11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890</text:p>
          </table:table-cell>
        </table:table-row>
        <table:table-row>
          <table:covered-table-cell/>
          <table:table-cell table:style-name="Tabella175.B464" office:value-type="string">
            <text:p text:style-name="P23">13.4</text:p>
          </table:table-cell>
          <table:table-cell table:style-name="Tabella175.C464" office:value-type="string">
            <text:p text:style-name="P23">[100602]</text:p>
          </table:table-cell>
          <table:table-cell table:style-name="Tabella175.D464" office:value-type="string">
            <text:p text:style-name="P26">Abrasivo granulato</text:p>
          </table:table-cell>
          <table:table-cell table:style-name="Tabella175.E464" office:value-type="string">
            <text:p text:style-name="P24">170</text:p>
          </table:table-cell>
        </table:table-row>
        <table:table-row>
          <table:covered-table-cell/>
          <table:table-cell table:style-name="Tabella175.B464" office:value-type="string">
            <text:p text:style-name="P23">13.5</text:p>
          </table:table-cell>
          <table:table-cell table:style-name="Tabella175.C464" office:value-type="string">
            <text:p text:style-name="P23">[061199][100299]</text:p>
          </table:table-cell>
          <table:table-cell table:style-name="Tabella175.D464" office:value-type="string">
            <text:p text:style-name="P26">Rifiuti di solfato di calcio da pigmenti inorganici</text:p>
          </table:table-cell>
          <table:table-cell table:style-name="Tabella175.E464" office:value-type="string">
            <text:p text:style-name="P24">2.06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7.11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500</text:p>
          </table:table-cell>
        </table:table-row>
        <table:table-row>
          <table:covered-table-cell/>
          <table:table-cell table:style-name="Tabella175.B464" office:value-type="string">
            <text:p text:style-name="P23">13.8</text:p>
          </table:table-cell>
          <table:table-cell table:style-name="Tabella175.C464" office:value-type="string">
            <text:p text:style-name="P23">[060314][060503]</text:p>
          </table:table-cell>
          <table:table-cell table:style-name="Tabella175.D464" office:value-type="string">
            <text:p text:style-name="P26">Anidrite</text:p>
          </table:table-cell>
          <table:table-cell table:style-name="Tabella175.E464" office:value-type="string">
            <text:p text:style-name="P24">500</text:p>
          </table:table-cell>
        </table:table-row>
        <table:table-row>
          <table:covered-table-cell/>
          <table:table-cell table:style-name="Tabella175.B464" office:value-type="string">
            <text:p text:style-name="P23">13.9</text:p>
          </table:table-cell>
          <table:table-cell table:style-name="Tabella175.C464" office:value-type="string">
            <text:p text:style-name="P23">[060503][061399]</text:p>
          </table:table-cell>
          <table:table-cell table:style-name="Tabella175.D464" office:value-type="string">
            <text:p text:style-name="P26">Rifiuti di solfato di calcio da depurazione soluzion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3.10</text:p>
          </table:table-cell>
          <table:table-cell table:style-name="Tabella175.C464" office:value-type="string">
            <text:p text:style-name="P23">[060314]</text:p>
          </table:table-cell>
          <table:table-cell table:style-name="Tabella175.D464" office:value-type="string">
            <text:p text:style-name="P26">Biscotti fluoridrici</text:p>
          </table:table-cell>
          <table:table-cell table:style-name="Tabella175.E464" office:value-type="string">
            <text:p text:style-name="P24">1.09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20</text:p>
          </table:table-cell>
        </table:table-row>
        <table:table-row>
          <table:covered-table-cell/>
          <table:table-cell table:style-name="Tabella175.B464" office:value-type="string">
            <text:p text:style-name="P23">13.15</text:p>
          </table:table-cell>
          <table:table-cell table:style-name="Tabella175.C464" office:value-type="string">
            <text:p text:style-name="P23">[060314][070599]</text:p>
          </table:table-cell>
          <table:table-cell table:style-name="Tabella175.D464" office:value-type="string">
            <text:p text:style-name="P26">Rifiuti di bario solfato grezzo</text:p>
          </table:table-cell>
          <table:table-cell table:style-name="Tabella175.E464" office:value-type="string">
            <text:p text:style-name="P24">1.090</text:p>
          </table:table-cell>
        </table:table-row>
        <table:table-row>
          <table:covered-table-cell/>
          <table:table-cell table:style-name="Tabella175.B464" office:value-type="string">
            <text:p text:style-name="P23">13.16</text:p>
          </table:table-cell>
          <table:table-cell table:style-name="Tabella175.C464" office:value-type="string">
            <text:p text:style-name="P23">[010399][060314]</text:p>
          </table:table-cell>
          <table:table-cell table:style-name="Tabella175.D464" office:value-type="string">
            <text:p text:style-name="P26">Rifiuti di minerali di bario ridotti</text:p>
          </table:table-cell>
          <table:table-cell table:style-name="Tabella175.E464" office:value-type="string">
            <text:p text:style-name="P24">1.090</text:p>
          </table:table-cell>
        </table:table-row>
        <table:table-row>
          <table:covered-table-cell/>
          <table:table-cell table:style-name="Tabella175.B464" office:value-type="string">
            <text:p text:style-name="P23">13.18-bis</text:p>
          </table:table-cell>
          <table:table-cell table:style-name="Tabella175.C464" office:value-type="string">
            <text:p text:style-name="P23">[010308]</text:p>
          </table:table-cell>
          <table:table-cell table:style-name="Tabella175.D464" office:value-type="string">
            <text:p text:style-name="P26">Polveri di ossidi di ferro fuori specifica</text:p>
          </table:table-cell>
          <table:table-cell table:style-name="Tabella175.E464" office:value-type="string">
            <text:p text:style-name="P24">15.000</text:p>
          </table:table-cell>
        </table:table-row>
        <table:table-row>
          <table:covered-table-cell/>
          <table:table-cell table:style-name="Tabella175.B464" office:value-type="string">
            <text:p text:style-name="P23">13.20</text:p>
          </table:table-cell>
          <table:table-cell table:style-name="Tabella175.C464" office:value-type="string">
            <text:p text:style-name="P23">[080318][160216]</text:p>
          </table:table-cell>
          <table:table-cell table:style-name="Tabella175.D464" office:value-type="string">
            <text:p text:style-name="P26">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24">80</text:p>
          </table:table-cell>
        </table:table-row>
        <table:table-row>
          <table:covered-table-cell/>
          <table:table-cell table:style-name="Tabella175.B464" office:value-type="string">
            <text:p text:style-name="P23">13.22</text:p>
          </table:table-cell>
          <table:table-cell table:style-name="Tabella175.C464" office:value-type="string">
            <text:p text:style-name="P23">[090110][090112]</text:p>
          </table:table-cell>
          <table:table-cell table:style-name="Tabella175.D464" office:value-type="string">
            <text:p text:style-name="P26">Macchine fotografiche monouso</text:p>
          </table:table-cell>
          <table:table-cell table:style-name="Tabella175.E464" office:value-type="string">
            <text:p text:style-name="P24">10</text:p>
          </table:table-cell>
        </table:table-row>
        <table:table-row>
          <table:covered-table-cell/>
          <table:table-cell table:style-name="Tabella175.B464" office:value-type="string">
            <text:p text:style-name="P23">13.26</text:p>
          </table:table-cell>
          <table:table-cell table:style-name="Tabella175.C464" office:value-type="string">
            <text:p text:style-name="P23">[010410][100318][110203][161102]</text:p>
          </table:table-cell>
          <table:table-cell table:style-name="Tabella175.D464" office:value-type="string">
            <text:p text:style-name="P26">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24">190</text:p>
          </table:table-cell>
        </table:table-row>
        <table:table-row>
          <table:covered-table-cell/>
          <table:table-cell table:style-name="Tabella175.B464" office:value-type="string">
            <text:p text:style-name="P23">13.27</text:p>
          </table:table-cell>
          <table:table-cell table:style-name="Tabella175.C464" office:value-type="string">
            <text:p text:style-name="P23">[10I203][10I205][101210]</text:p>
          </table:table-cell>
          <table:table-cell table:style-name="Tabella175.D464" office:value-type="string">
            <text:p text:style-name="P26">Rifiuti da depurazione fumi dell'industria dei laterizi</text:p>
          </table:table-cell>
          <table:table-cell table:style-name="Tabella175.E464" office:value-type="string">
            <text:p text:style-name="P24">310</text:p>
          </table:table-cell>
        </table:table-row>
        <table:table-row>
          <table:table-cell table:style-name="Tabella175.C464" table:number-rows-spanned="22" office:value-type="string">
            <text:p text:style-name="P23">Messa in riserva</text:p>
          </table:table-cell>
          <table:table-cell table:style-name="Tabella175.B464" office:value-type="string">
            <text:p text:style-name="P23">14.1</text:p>
          </table:table-cell>
          <table:table-cell table:style-name="Tabella175.C464" office:value-type="string">
            <text:p text:style-name="P23">[070213][150101][150102][150103]<text:soft-page-break/>[150105][150106][160103][160119][170201][170203][190501][191201][191204][191210][191212][200203][200301]</text:p>
          </table:table-cell>
          <table:table-cell table:style-name="Tabella175.D464" office:value-type="string">
            <text:p text:style-name="P26">Rifiuti solidi urbani o speciali non pericolosi ad esclusione delle frazioni <text:soft-page-break/>derivanti da raccolta differenziata</text:p>
          </table:table-cell>
          <table:table-cell table:style-name="Tabella175.E464" office:value-type="string">
            <text:p text:style-name="P24">7.000</text:p>
          </table:table-cell>
        </table:table-row>
        <table:table-row>
          <table:covered-table-cell/>
          <table:table-cell table:style-name="Tabella175.B464" office:value-type="string">
            <text:p text:style-name="P23">15.1</text:p>
          </table:table-cell>
          <table:table-cell table:style-name="Tabella175.C464" office:value-type="string">
            <text:p text:style-name="P23">[020106][020204][020305][020403][020502][020603][020702][020705][030309][030310][030311][190805][200108][200201][200302]</text:p>
          </table:table-cell>
          <table:table-cell table:style-name="Tabella175.D464" office:value-type="string">
            <text:p text:style-name="P26">Frazione organica da RSU e rifiuti speciali non pericolosi a matrice organica, recuperabili con processi di digestione anaerobica</text:p>
          </table:table-cell>
          <table:table-cell table:style-name="Tabella175.E464" office:value-type="string">
            <text:p text:style-name="P24">1.640</text:p>
          </table:table-cell>
        </table:table-row>
        <table:table-row>
          <table:covered-table-cell/>
          <table:table-cell table:style-name="Tabella175.B464" office:value-type="string">
            <text:p text:style-name="P23">16.1, lett a)</text:p>
          </table:table-cell>
          <table:table-cell table:style-name="Tabella175.C464" office:value-type="string">
            <text:p text:style-name="P23">[200108][200302]</text:p>
          </table:table-cell>
          <table:table-cell table:style-name="Tabella175.D464" office:value-type="string">
            <text:p text:style-name="P26">Frazione organica dei rifiuti solidi urbani raccolta separatamente</text:p>
          </table:table-cell>
          <table:table-cell table:style-name="Tabella175.E464" office:value-type="string">
            <text:p text:style-name="P24">4.600</text:p>
          </table:table-cell>
        </table:table-row>
        <table:table-row>
          <table:covered-table-cell/>
          <table:table-cell table:style-name="Tabella175.B464" office:value-type="string">
            <text:p text:style-name="P23">16.1, lett. b)</text:p>
          </table:table-cell>
          <table:table-cell table:style-name="Tabella175.C464" office:value-type="string">
            <text:p text:style-name="P23">[020103]</text:p>
          </table:table-cell>
          <table:table-cell table:style-name="Tabella175.D464" office:value-type="string">
            <text:p text:style-name="P26">Rifiuti vegetali di coltivazioni agricol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c)</text:p>
          </table:table-cell>
          <table:table-cell table:style-name="Tabella175.C464" office:value-type="string">
            <text:p text:style-name="P23">[030I01][030105][030301]</text:p>
          </table:table-cell>
          <table:table-cell table:style-name="Tabella175.D464" office:value-type="string">
            <text:p text:style-name="P26">Segatura, trucioli, frammenti di legno, di sughero</text:p>
          </table:table-cell>
          <table:table-cell table:style-name="Tabella175.E464" office:value-type="string">
            <text:p text:style-name="P24">1.500</text:p>
          </table:table-cell>
        </table:table-row>
        <table:table-row>
          <table:covered-table-cell/>
          <table:table-cell table:style-name="Tabella175.B464" office:value-type="string">
            <text:p text:style-name="P23">16.1, lett. d)</text:p>
          </table:table-cell>
          <table:table-cell table:style-name="Tabella175.C464" office:value-type="string">
            <text:p text:style-name="P23">[020304][020501][020701][020702][020704]</text:p>
          </table:table-cell>
          <table:table-cell table:style-name="Tabella175.D464" office:value-type="string">
            <text:p text:style-name="P26">Rifiuti vegetali derivanti da attività agro-industriali</text:p>
          </table:table-cell>
          <table:table-cell table:style-name="Tabella175.E464" office:value-type="string">
            <text:p text:style-name="P24">1.000</text:p>
          </table:table-cell>
        </table:table-row>
        <table:table-row>
          <table:covered-table-cell/>
          <table:table-cell table:style-name="Tabella175.B464" office:value-type="string">
            <text:p text:style-name="P23">16.1, lett. e)</text:p>
          </table:table-cell>
          <table:table-cell table:style-name="Tabella175.C464" office:value-type="string">
            <text:p text:style-name="P23">[040221]</text:p>
          </table:table-cell>
          <table:table-cell table:style-name="Tabella175.D464" office:value-type="string">
            <text:p text:style-name="P26">Rifiuti tessili di origine vegetale: cascami e scarti di cotone, cascami e scarti di lino, cascami e scarti di iuta, cascami e scarti dI canap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f)</text:p>
          </table:table-cell>
          <table:table-cell table:style-name="Tabella175.C464" office:value-type="string">
            <text:p text:style-name="P23">[040221]</text:p>
          </table:table-cell>
          <table:table-cell table:style-name="Tabella175.D464" office:value-type="string">
            <text:p text:style-name="P26">Rifiuti tessili di origine animale: cascami e scarti di lana, cascami e scarti di se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g)</text:p>
          </table:table-cell>
          <table:table-cell table:style-name="Tabella175.C464" office:value-type="string">
            <text:p text:style-name="P23">[020106]</text:p>
          </table:table-cell>
          <table:table-cell table:style-name="Tabella175.D464" office:value-type="string">
            <text:p text:style-name="P26">Deiezioni animali da sole o in miscela con materiale di lettiera o frazioni della stessa ottenute attraverso processi di separazione</text:p>
          </table:table-cell>
          <table:table-cell table:style-name="Tabella175.E464" office:value-type="string">
            <text:p text:style-name="P24">50</text:p>
          </table:table-cell>
        </table:table-row>
        <table:table-row>
          <table:covered-table-cell/>
          <table:table-cell table:style-name="Tabella175.B464" office:value-type="string">
            <text:p text:style-name="P23">16.1, lett. h)</text:p>
          </table:table-cell>
          <table:table-cell table:style-name="Tabella175.C464" office:value-type="string">
            <text:p text:style-name="P23">[030101][030199][150103][200138]</text:p>
          </table:table-cell>
          <table:table-cell table:style-name="Tabella175.D464" office:value-type="string">
            <text:p text:style-name="P26">Scarti di legno non impregnato</text:p>
          </table:table-cell>
          <table:table-cell table:style-name="Tabella175.E464" office:value-type="string">
            <text:p text:style-name="P24">2.000</text:p>
          </table:table-cell>
        </table:table-row>
        <table:table-row>
          <table:covered-table-cell/>
          <table:table-cell table:style-name="Tabella175.B464" office:value-type="string">
            <text:p text:style-name="P23">16.1, lett. i)</text:p>
          </table:table-cell>
          <table:table-cell table:style-name="Tabella175.C464" office:value-type="string">
            <text:p text:style-name="P23">[150101][200101]</text:p>
          </table:table-cell>
          <table:table-cell table:style-name="Tabella175.D464" office:value-type="string">
            <text:p text:style-name="P26">Carta e cartone nelle forme usualmente commercializzat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j)</text:p>
          </table:table-cell>
          <table:table-cell table:style-name="Tabella175.C464" office:value-type="string">
            <text:p text:style-name="P23">[030309][030310][030311]</text:p>
          </table:table-cell>
          <table:table-cell table:style-name="Tabella175.D464" office:value-type="string">
            <text:p text:style-name="P26">Fibra e fanghi di car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l)</text:p>
          </table:table-cell>
          <table:table-cell table:style-name="Tabella175.C464" office:value-type="string">
            <text:p text:style-name="P23">[200201]</text:p>
          </table:table-cell>
          <table:table-cell table:style-name="Tabella175.D464" office:value-type="string">
            <text:p text:style-name="P26">Rifiuti ligneo cellulosici derivanti dalla manutenzione del verde</text:p>
          </table:table-cell>
          <table:table-cell table:style-name="Tabella175.E464" office:value-type="string">
            <text:p text:style-name="P24">10.000</text:p>
          </table:table-cell>
        </table:table-row>
        <table:table-row>
          <table:covered-table-cell/>
          <table:table-cell table:style-name="Tabella175.B464" office:value-type="string">
            <text:p text:style-name="P23">17.1</text:p>
          </table:table-cell>
          <table:table-cell table:style-name="Tabella175.C464" office:value-type="string">
            <text:p text:style-name="P23">[150101][150102][150103][150105][150106][160103][160119][170201][170203][191210][200203][200301]</text:p>
          </table:table-cell>
          <table:table-cell table:style-name="Tabella175.D464" office:value-type="string">
            <text:p text:style-name="P26">Rifiuti solidi urbani ed assimilati ad esclusione delle frazioni omogenee derivanti da raccolta differenziata; combustibile da rifiuti (CDR) di cui al precedente punto 14</text:p>
          </table:table-cell>
          <table:table-cell table:style-name="Tabella175.E464" office:value-type="string">
            <text:p text:style-name="P24">4.000</text:p>
          </table:table-cell>
        </table:table-row>
        <table:table-row>
          <table:covered-table-cell/>
          <table:table-cell table:style-name="Tabella175.B464" office:value-type="string">
            <text:p text:style-name="P23">18.2</text:p>
          </table:table-cell>
          <table:table-cell table:style-name="Tabella175.C464" office:value-type="string">
            <text:p text:style-name="P23">[040101][040221][040222]</text:p>
          </table:table-cell>
          <table:table-cell table:style-name="Tabella175.D464" office:value-type="string">
            <text:p text:style-name="P26">Scarti, peluria, pelucchi di lana e altre fibre di origine animale, rifilature e scarti di pelo</text:p>
          </table:table-cell>
          <table:table-cell table:style-name="Tabella175.E464" office:value-type="string">
            <text:p text:style-name="P24">1.300</text:p>
          </table:table-cell>
        </table:table-row>
        <table:table-row>
          <table:covered-table-cell/>
          <table:table-cell table:style-name="Tabella175.B464" office:value-type="string">
            <text:p text:style-name="P23">18.3</text:p>
          </table:table-cell>
          <table:table-cell table:style-name="Tabella175.C464" office:value-type="string">
            <text:p text:style-name="P23">[040101]</text:p>
          </table:table-cell>
          <table:table-cell table:style-name="Tabella175.D464" office:value-type="string">
            <text:p text:style-name="P26">Scarti solidi della lavorazione <text:soft-page-break/>conciaria</text:p>
          </table:table-cell>
          <table:table-cell table:style-name="Tabella175.E464" office:value-type="string">
            <text:p text:style-name="P24">100</text:p>
          </table:table-cell>
        </table:table-row>
        <table:table-row>
          <table:covered-table-cell/>
          <table:table-cell table:style-name="Tabella175.B464" office:value-type="string">
            <text:p text:style-name="P23">18.7</text:p>
          </table:table-cell>
          <table:table-cell table:style-name="Tabella175.C464" office:value-type="string">
            <text:p text:style-name="P23">[020402]</text:p>
          </table:table-cell>
          <table:table-cell table:style-name="Tabella175.D464" office:value-type="string">
            <text:p text:style-name="P26">Calce di defecazione e ceneri dì calce</text:p>
          </table:table-cell>
          <table:table-cell table:style-name="Tabella175.E464" office:value-type="string">
            <text:p text:style-name="P24">65.230</text:p>
          </table:table-cell>
        </table:table-row>
        <table:table-row>
          <table:covered-table-cell/>
          <table:table-cell table:style-name="Tabella175.B464" office:value-type="string">
            <text:p text:style-name="P23">1 Allegato 2</text:p>
          </table:table-cell>
          <table:table-cell table:style-name="Tabella175.C464" office:value-type="string">
            <text:p text:style-name="P23">[191210]</text:p>
          </table:table-cell>
          <table:table-cell table:style-name="Tabella175.D464" office:value-type="string">
            <text:p text:style-name="P26">Combustibile derivato da rifiuti (CDR)</text:p>
          </table:table-cell>
          <table:table-cell table:style-name="Tabella175.E464" office:value-type="string">
            <text:p text:style-name="P24">9.700</text:p>
          </table:table-cell>
        </table:table-row>
        <table:table-row>
          <table:covered-table-cell/>
          <table:table-cell table:style-name="Tabella175.B464" office:value-type="string">
            <text:p text:style-name="P23">3 Allegato 2</text:p>
          </table:table-cell>
          <table:table-cell table:style-name="Tabella175.C464" office:value-type="string">
            <text:p text:style-name="P23">[020103][020107][020301][020303][020304][020701][020704]</text:p>
          </table:table-cell>
          <table:table-cell table:style-name="Tabella175.D464" office:value-type="string">
            <text:p text:style-name="P26">Scarti vegetali</text:p>
          </table:table-cell>
          <table:table-cell table:style-name="Tabella175.E464" office:value-type="string">
            <text:p text:style-name="P24">35.000</text:p>
          </table:table-cell>
        </table:table-row>
        <table:table-row>
          <table:covered-table-cell/>
          <table:table-cell table:style-name="Tabella175.B464" office:value-type="string">
            <text:p text:style-name="P23">4 Allegato 2</text:p>
          </table:table-cell>
          <table:table-cell table:style-name="Tabella175.C464" office:value-type="string">
            <text:p text:style-name="P23">[030101][030105][030301][150103][170201][200138]</text:p>
          </table:table-cell>
          <table:table-cell table:style-name="Tabella175.D464" office:value-type="string">
            <text:p text:style-name="P26">Rifiuti della lavorazione del legno e affini non trattati</text:p>
          </table:table-cell>
          <table:table-cell table:style-name="Tabella175.E464" office:value-type="string">
            <text:p text:style-name="P24">35.000</text:p>
          </table:table-cell>
        </table:table-row>
        <table:table-row>
          <table:covered-table-cell/>
          <table:table-cell table:style-name="Tabella175.B464" office:value-type="string">
            <text:p text:style-name="P23">6 Allegato 2</text:p>
          </table:table-cell>
          <table:table-cell table:style-name="Tabella175.C464" office:value-type="string">
            <text:p text:style-name="P23">[030105][200138]</text:p>
          </table:table-cell>
          <table:table-cell table:style-name="Tabella175.D464" office:value-type="string">
            <text:p text:style-name="P26">Rifiuti della lavorazione del legno e affini trattati</text:p>
          </table:table-cell>
          <table:table-cell table:style-name="Tabella175.E464" office:value-type="string">
            <text:p text:style-name="P24">5.000</text:p>
          </table:table-cell>
        </table:table-row>
        <table:table-row>
          <table:covered-table-cell/>
          <table:table-cell table:style-name="Tabella175.B464" office:value-type="string">
            <text:p text:style-name="P23">9 Allegato 2</text:p>
          </table:table-cell>
          <table:table-cell table:style-name="Tabella175.C464" office:value-type="string">
            <text:p text:style-name="P23">[030307][030310]</text:p>
          </table:table-cell>
          <table:table-cell table:style-name="Tabella175.D464" office:value-type="string">
            <text:p text:style-name="P26">Scarti di pulper</text:p>
          </table:table-cell>
          <table:table-cell table:style-name="Tabella175.E464" office:value-type="string">
            <text:p text:style-name="P24">330</text:p>
          </table:table-cell>
        </table:table-row>
        <table:table-row>
          <table:table-cell table:style-name="Tabella175.C464" table:number-rows-spanned="2" office:value-type="string">
            <text:p text:style-name="P23">Produzione di materie prime secondarie per l'industria cartaria</text:p>
          </table:table-cell>
          <table:table-cell table:style-name="Tabella175.B464" office:value-type="string">
            <text:p text:style-name="P23">1.1</text:p>
          </table:table-cell>
          <table:table-cell table:style-name="Tabella175.C464" office:value-type="string">
            <text:p text:style-name="P23">[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64.260</text:p>
          </table:table-cell>
        </table:table-row>
        <table:table-row>
          <table:covered-table-cell/>
          <table:table-cell table:style-name="Tabella175.B464" office:value-type="string">
            <text:p text:style-name="P23">1.2</text:p>
          </table:table-cell>
          <table:table-cell table:style-name="Tabella175.C464" office:value-type="string">
            <text:p text:style-name="P23">[150203]</text:p>
          </table:table-cell>
          <table:table-cell table:style-name="Tabella175.D464" office:value-type="string">
            <text:p text:style-name="P26">Scarti di pannolini e assorbenti</text:p>
          </table:table-cell>
          <table:table-cell table:style-name="Tabella175.E464" office:value-type="string">
            <text:p text:style-name="P24">500</text:p>
          </table:table-cell>
        </table:table-row>
        <table:table-row>
          <table:table-cell table:style-name="Tabella175.C464" table:number-rows-spanned="2" office:value-type="string">
            <text:p text:style-name="P23">Produzione di materie prime secondarie per l'industria vetrar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3.000</text:p>
          </table:table-cell>
        </table:table-row>
        <table:table-row>
          <table:covered-table-cell/>
          <table:table-cell table:style-name="Tabella175.B464" office:value-type="string">
            <text:p text:style-name="P23">2.2</text:p>
          </table:table-cell>
          <table:table-cell table:style-name="Tabella175.C464" office:value-type="string">
            <text:p text:style-name="P23">[150107][200102]</text:p>
          </table:table-cell>
          <table:table-cell table:style-name="Tabella175.D464" office:value-type="string">
            <text:p text:style-name="P26">Vetro di scarto e frammenti di vetro da ricerca medica e veterinaria</text:p>
          </table:table-cell>
          <table:table-cell table:style-name="Tabella175.E464" office:value-type="string">
            <text:p text:style-name="P24">490</text:p>
          </table:table-cell>
        </table:table-row>
        <table:table-row>
          <table:table-cell table:style-name="Tabella175.C464" table:number-rows-spanned="2" office:value-type="string">
            <text:p text:style-name="P23">Produzione di materie prime secondarie per l'industria metallurgica</text:p>
          </table:table-cell>
          <table:table-cell table:style-name="Tabella175.B464" office:value-type="string">
            <text:p text:style-name="P23">3.1</text:p>
          </table:table-cell>
          <table:table-cell table:style-name="Tabella175.C464" office:value-type="string">
            <text:p text:style-name="P23">[100210][100299][I20101][120102][120199][150104][160117][170405][190102][190118][191202][200140]</text:p>
          </table:table-cell>
          <table:table-cell table:style-name="Tabella175.D464" office:value-type="string">
            <text:p text:style-name="P26">Rifiuti di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66.410</text:p>
          </table:table-cell>
        </table:table-row>
        <table:table-row>
          <table:table-cell table:style-name="Tabella175.C464" table:number-rows-spanned="2" office:value-type="string">
            <text:p text:style-name="P23">Produzione di materie prime secondarie per l'industria delle materie plastiche</text:p>
          </table: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 usati in plastica compresi i contenitori per liquidi, con esclusione dei contenitori per fitofarmaci e per presidi medico-chirurgici</text:p>
          </table:table-cell>
          <table:table-cell table:style-name="Tabella175.E464" office:value-type="string">
            <text:p text:style-name="P24">64.720</text:p>
          </table:table-cell>
        </table:table-row>
        <table:table-row>
          <table:covered-table-cell/>
          <table:table-cell table:style-name="Tabella175.B464" office:value-type="string">
            <text:p text:style-name="P23">6.2</text:p>
          </table:table-cell>
          <table:table-cell table:style-name="Tabella175.C464" office:value-type="string">
            <text:p text:style-name="P23">[070213][120105][160119][160216][160306][170203]</text:p>
          </table:table-cell>
          <table:table-cell table:style-name="Tabella175.D464" office:value-type="string">
            <text:p text:style-name="P26">Sfridi, scarti, polveri e rifiuti di materie plastiche e fibre sintetiche</text:p>
          </table:table-cell>
          <table:table-cell table:style-name="Tabella175.E464" office:value-type="string">
            <text:p text:style-name="P24">5.000</text:p>
          </table:table-cell>
        </table:table-row>
        <table:table-row>
          <table:table-cell table:style-name="Tabella175.C464" office:value-type="string">
            <text:p text:style-name="P23">Produzione di materie prime secondarie per l'industria tessile</text:p>
          </table:table-cell>
          <table:table-cell table:style-name="Tabella175.B464" office:value-type="string">
            <text:p text:style-name="P23">8.4</text:p>
          </table:table-cell>
          <table:table-cell table:style-name="Tabella175.C464" office:value-type="string">
            <text:p text:style-name="P23">[040209][040221][040222][160122][200110][200111]</text:p>
          </table:table-cell>
          <table:table-cell table:style-name="Tabella175.D464" office:value-type="string">
            <text:p text:style-name="P26">Rifiuti di materiali tessili compositi e della lavorazione di fibre naturali, sintetiche e artificiali</text:p>
          </table:table-cell>
          <table:table-cell table:style-name="Tabella175.E464" office:value-type="string">
            <text:p text:style-name="P24">4.000</text:p>
          </table:table-cell>
        </table:table-row>
        <table:table-row>
          <table:table-cell table:style-name="Tabella175.C464" table:number-rows-spanned="2" office:value-type="string">
            <text:p text:style-name="P23">Impianti di frantumazione</text:p>
          </table: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text:soft-page-break/>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24">118.000</text:p>
          </table:table-cell>
        </table:table-row>
        <table:table-row>
          <table:covered-table-cell/>
          <table:table-cell table:style-name="Tabella175.B464" office:value-type="string">
            <text:p text:style-name="P23">5.19</text:p>
          </table:table-cell>
          <table:table-cell table:style-name="Tabella175.C464" office:value-type="string">
            <text:p text:style-name="P23">[160214][160216][200136]</text:p>
          </table:table-cell>
          <table:table-cell table:style-name="Tabella175.D464" office:value-type="string">
            <text:p text:style-name="P26">Apparecchi domestici, apparecchiature e macchinari postconsumo non contenenti sostanze lesive dell'ozono stratosferico di cui alla legge 549/93 o HFC</text:p>
          </table:table-cell>
          <table:table-cell table:style-name="Tabella175.E464" office:value-type="string">
            <text:p text:style-name="P24">40.690</text:p>
          </table:table-cell>
        </table:table-row>
      </table:table>
      <text:p text:style-name="P194">Allegato 4</text:p>
      <text:p text:style-name="ALLEGATO">SUBALLEGATO 2</text:p>
      <text:p text:style-name="P223">(N.d.r.: l’allegato 4 è anche stato suddiviso per comodità riportando in calce alle varie tipologie interessate le relative voci)</text:p>
      <text:p text:style-name="P51">DETERMINAZIONE DELLE QUANTITÀ MASSIME DI RIFIUTI NON PERICOLOSI DI CUI</text:p>
      <text:p text:style-name="P183">ALL'ALLEGATO 2, SUBALLEGATO 1 DEL DM 5/2/1998</text:p>
      <text:p text:style-name="P182"/>
      <table:table table:name="Tabella176" table:style-name="Tabella176">
        <table:table-column table:style-name="Tabella176.A"/>
        <table:table-column table:style-name="Tabella176.B"/>
        <table:table-column table:style-name="Tabella176.C"/>
        <table:table-column table:style-name="Tabella176.D"/>
        <table:table-column table:style-name="Tabella176.E"/>
        <table:table-header-rows>
          <table:table-row>
            <table:table-cell table:style-name="Tabella176.A1" office:value-type="string">
              <text:p text:style-name="P22">Attività di recupero</text:p>
            </table:table-cell>
            <table:table-cell table:style-name="Tabella176.A1" office:value-type="string">
              <text:p text:style-name="P22">Tipologia</text:p>
            </table:table-cell>
            <table:table-cell table:style-name="Tabella176.A1" office:value-type="string">
              <text:p text:style-name="P22">Codice Rifiuto</text:p>
            </table:table-cell>
            <table:table-cell table:style-name="Tabella176.A1" office:value-type="string">
              <text:p text:style-name="P22">Descrizione</text:p>
            </table:table-cell>
            <table:table-cell table:style-name="Tabella176.E1" office:value-type="string">
              <text:p text:style-name="P22">Quantità</text:p>
            </table:table-cell>
          </table:table-row>
        </table:table-header-rows>
        <table:table-row>
          <table:table-cell table:style-name="Tabella176.A2" table:number-rows-spanned="12" office:value-type="string">
            <text:p text:style-name="P23">Utilizzo dei rifiuti come combustibile o come altro mezzo per produrre energia in impianti dedicati </text:p>
          </table:table-cell>
          <table:table-cell table:style-name="Tabella176.A2" office:value-type="string">
            <text:p text:style-name="P23">1</text:p>
          </table:table-cell>
          <table:table-cell table:style-name="Tabella176.A2" office:value-type="string">
            <text:p text:style-name="P23">[191210]</text:p>
          </table:table-cell>
          <table:table-cell table:style-name="Tabella176.A2" office:value-type="string">
            <text:p text:style-name="P26">CDR</text:p>
          </table:table-cell>
          <table:table-cell table:style-name="Tabella176.E2" office:value-type="string">
            <text:p text:style-name="P24">25.000</text:p>
          </table:table-cell>
        </table:table-row>
        <table:table-row>
          <table:covered-table-cell/>
          <table:table-cell table:style-name="Tabella176.A2" office:value-type="string">
            <text:p text:style-name="P23">2</text:p>
          </table:table-cell>
          <table:table-cell table:style-name="Tabella176.A2" office:value-type="string">
            <text:p text:style-name="P23">[190699]</text:p>
          </table:table-cell>
          <table:table-cell table:style-name="Tabella176.A2" office:value-type="string">
            <text:p text:style-name="P26">Biogas (impianti dedicati o impianti industariali)</text:p>
          </table:table-cell>
          <table:table-cell table:style-name="Tabella176.E2" office:value-type="string">
            <text:p text:style-name="P24">214.250</text:p>
          </table:table-cell>
        </table:table-row>
        <table:table-row>
          <table:covered-table-cell/>
          <table:table-cell table:style-name="Tabella176.A2" office:value-type="string">
            <text:p text:style-name="P23">3</text:p>
          </table:table-cell>
          <table:table-cell table:style-name="Tabella176.A2" office:value-type="string">
            <text:p text:style-name="P23">[020103][020107][020301][020303][020304][020701][020704]</text:p>
          </table:table-cell>
          <table:table-cell table:style-name="Tabella176.A2" office:value-type="string">
            <text:p text:style-name="P26">Scarti vegetali</text:p>
          </table:table-cell>
          <table:table-cell table:style-name="Tabella176.E2" office:value-type="string">
            <text:p text:style-name="P24">25.000</text:p>
          </table:table-cell>
        </table:table-row>
        <table:table-row>
          <table:covered-table-cell/>
          <table:table-cell table:style-name="Tabella176.A2" office:value-type="string">
            <text:p text:style-name="P23">4</text:p>
          </table:table-cell>
          <table:table-cell table:style-name="Tabella176.A2" office:value-type="string">
            <text:p text:style-name="P23">[030101][030105][030301][150103][170201][200138]</text:p>
          </table:table-cell>
          <table:table-cell table:style-name="Tabella176.A2" office:value-type="string">
            <text:p text:style-name="P26">Rifiuti della lavorazione del legno e affini non trattati</text:p>
          </table:table-cell>
          <table:table-cell table:style-name="Tabella176.E2" office:value-type="string">
            <text:p text:style-name="P24">36.000</text:p>
          </table:table-cell>
        </table:table-row>
        <table:table-row>
          <table:covered-table-cell/>
          <table:table-cell table:style-name="Tabella176.A2" office:value-type="string">
            <text:p text:style-name="P23">5</text:p>
          </table:table-cell>
          <table:table-cell table:style-name="Tabella176.A2" office:value-type="string">
            <text:p text:style-name="P23">[040221]</text:p>
          </table:table-cell>
          <table:table-cell table:style-name="Tabella176.A2" office:value-type="string">
            <text:p text:style-name="P26">Rifiuti da fibra tessile</text:p>
          </table:table-cell>
          <table:table-cell table:style-name="Tabella176.E2" office:value-type="string">
            <text:p text:style-name="P24">15.000</text:p>
          </table:table-cell>
        </table:table-row>
        <table:table-row>
          <table:covered-table-cell/>
          <table:table-cell table:style-name="Tabella176.A2" office:value-type="string">
            <text:p text:style-name="P23">6</text:p>
          </table:table-cell>
          <table:table-cell table:style-name="Tabella176.A2" office:value-type="string">
            <text:p text:style-name="P23">[030105][200138]</text:p>
          </table:table-cell>
          <table:table-cell table:style-name="Tabella176.A2" office:value-type="string">
            <text:p text:style-name="P26">Rifiuti della lavorazione del legno e affini trattati</text:p>
          </table:table-cell>
          <table:table-cell table:style-name="Tabella176.E2" office:value-type="string">
            <text:p text:style-name="P24">13.700</text:p>
          </table:table-cell>
        </table:table-row>
        <table:table-row>
          <table:covered-table-cell/>
          <table:table-cell table:style-name="Tabella176.A2" office:value-type="string">
            <text:p text:style-name="P23">7</text:p>
          </table:table-cell>
          <table:table-cell table:style-name="Tabella176.A2" office:value-type="string">
            <text:p text:style-name="P23">[020304]</text:p>
          </table:table-cell>
          <table:table-cell table:style-name="Tabella176.A2" office:value-type="string">
            <text:p text:style-name="P26">Rifiuti della lavorazione del tabacco</text:p>
          </table:table-cell>
          <table:table-cell table:style-name="Tabella176.E2" office:value-type="string">
            <text:p text:style-name="P24">20.000</text:p>
          </table:table-cell>
        </table:table-row>
        <table:table-row>
          <table:covered-table-cell/>
          <table:table-cell table:style-name="Tabella176.A2" office:value-type="string">
            <text:p text:style-name="P23">9</text:p>
          </table:table-cell>
          <table:table-cell table:style-name="Tabella176.A2" office:value-type="string">
            <text:p text:style-name="P23">[030307][030310]</text:p>
          </table:table-cell>
          <table:table-cell table:style-name="Tabella176.A2" office:value-type="string">
            <text:p text:style-name="P26">Scarti di pulper</text:p>
          </table:table-cell>
          <table:table-cell table:style-name="Tabella176.E2" office:value-type="string">
            <text:p text:style-name="P24">9.000</text:p>
          </table:table-cell>
        </table:table-row>
        <table:table-row>
          <table:covered-table-cell/>
          <table:table-cell table:style-name="Tabella176.A2" office:value-type="string">
            <text:p text:style-name="P23">10</text:p>
          </table:table-cell>
          <table:table-cell table:style-name="Tabella176.A2" office:value-type="string">
            <text:p text:style-name="P23">[190805]</text:p>
          </table:table-cell>
          <table:table-cell table:style-name="Tabella176.A2" office:value-type="string">
            <text:p text:style-name="P26">Fanghi essiccati dì depurazione di acque reflue</text:p>
          </table:table-cell>
          <table:table-cell table:style-name="Tabella176.E2" office:value-type="string">
            <text:p text:style-name="P24">15.000</text:p>
          </table:table-cell>
        </table:table-row>
        <table:table-row>
          <table:covered-table-cell/>
          <table:table-cell table:style-name="Tabella176.A2" office:value-type="string">
            <text:p text:style-name="P23">12</text:p>
          </table:table-cell>
          <table:table-cell table:style-name="Tabella176.A2" office:value-type="string">
            <text:p text:style-name="P23">[030302][030305][030309][030310][030311]</text:p>
          </table:table-cell>
          <table:table-cell table:style-name="Tabella176.A2" office:value-type="string">
            <text:p text:style-name="P26">Fanghi essiccati di depurazione di acque dell'industria cartaria</text:p>
          </table:table-cell>
          <table:table-cell table:style-name="Tabella176.E2" office:value-type="string">
            <text:p text:style-name="P24">10.000</text:p>
          </table:table-cell>
        </table:table-row>
        <table:table-row>
          <table:covered-table-cell/>
          <table:table-cell table:style-name="Tabella176.A2" office:value-type="string">
            <text:p text:style-name="P23">13</text:p>
          </table:table-cell>
          <table:table-cell table:style-name="Tabella176.A2" office:value-type="string">
            <text:p text:style-name="P23">[160306]</text:p>
          </table:table-cell>
          <table:table-cell table:style-name="Tabella176.A2" office:value-type="string">
            <text:p text:style-name="P26">Residuo di carbon fossile, residui di coke metallurgico (In impianti dedicati ai recupero energetico dei rifiuti di potenza termica nominale non inferiore a 20MW)</text:p>
          </table:table-cell>
          <table:table-cell table:style-name="Tabella176.E2" office:value-type="string">
            <text:p text:style-name="P24">30.000</text:p>
          </table:table-cell>
        </table:table-row>
        <table:table-row>
          <table:covered-table-cell/>
          <table:table-cell table:style-name="Tabella176.A2" office:value-type="string">
            <text:p text:style-name="P23">14</text:p>
          </table:table-cell>
          <table:table-cell table:style-name="Tabella176.A2" office:value-type="string">
            <text:p text:style-name="P23">[020106]</text:p>
          </table:table-cell>
          <table:table-cell table:style-name="Tabella176.A2" office:value-type="string">
            <text:p text:style-name="P26">Pollina (Impianti dedicati al recupero energetico di rifiuti di potenza termica nominale non inferiore a 6 MW.)</text:p>
          </table:table-cell>
          <table:table-cell table:style-name="Tabella176.E2" office:value-type="string">
            <text:p text:style-name="P24">70.000</text:p>
          </table:table-cell>
        </table:table-row>
        <table:table-row>
          <table:table-cell table:style-name="Tabella176.A2" table:number-rows-spanned="5" office:value-type="string">
            <text:p text:style-name="P23">Utilizzo dei rifiuti come combustibile o <text:soft-page-break/>come altro mezzo per produrre energia in impianti industriali</text:p>
          </table:table-cell>
          <table:table-cell table:style-name="Tabella176.A2" office:value-type="string">
            <text:p text:style-name="P23">1</text:p>
          </table:table-cell>
          <table:table-cell table:style-name="Tabella176.A2" office:value-type="string">
            <text:p text:style-name="P23">[191210]</text:p>
          </table:table-cell>
          <table:table-cell table:style-name="Tabella176.A2" office:value-type="string">
            <text:p text:style-name="P26">CDR</text:p>
          </table:table-cell>
          <table:table-cell table:style-name="Tabella176.E2" office:value-type="string">
            <text:p text:style-name="P24">25.000</text:p>
          </table:table-cell>
        </table:table-row>
        <table:table-row>
          <table:covered-table-cell/>
          <table:table-cell table:style-name="Tabella176.A2" office:value-type="string">
            <text:p text:style-name="P23">2</text:p>
          </table:table-cell>
          <table:table-cell table:style-name="Tabella176.A2" office:value-type="string">
            <text:p text:style-name="P23">[190699]</text:p>
          </table:table-cell>
          <table:table-cell table:style-name="Tabella176.A2" office:value-type="string">
            <text:p text:style-name="P26">Biogas (motori fissi a combustione interna)</text:p>
          </table:table-cell>
          <table:table-cell table:style-name="Tabella176.E2" office:value-type="string">
            <text:p text:style-name="P24">11.300</text:p>
          </table:table-cell>
        </table:table-row>
        <table:table-row>
          <table:covered-table-cell/>
          <table:table-cell table:style-name="Tabella176.A2" office:value-type="string">
            <text:p text:style-name="P23">3</text:p>
          </table:table-cell>
          <table:table-cell table:style-name="Tabella176.A2" office:value-type="string">
            <text:p text:style-name="P23">[020103][020107][020301][020303][020304][020701][020704]</text:p>
          </table:table-cell>
          <table:table-cell table:style-name="Tabella176.A2" office:value-type="string">
            <text:p text:style-name="P26">Scarti vegetali</text:p>
          </table:table-cell>
          <table:table-cell table:style-name="Tabella176.E2" office:value-type="string">
            <text:p text:style-name="P24">500</text:p>
          </table:table-cell>
        </table:table-row>
        <table:table-row>
          <table:covered-table-cell/>
          <table:table-cell table:style-name="Tabella176.A2" office:value-type="string">
            <text:p text:style-name="P23">4</text:p>
          </table:table-cell>
          <table:table-cell table:style-name="Tabella176.A2" office:value-type="string">
            <text:p text:style-name="P23">[030101][030105][030301][150103][170201][200138]</text:p>
          </table:table-cell>
          <table:table-cell table:style-name="Tabella176.A2" office:value-type="string">
            <text:p text:style-name="P26">Rifiuti della lavorazione del legno e affini non trattati</text:p>
          </table:table-cell>
          <table:table-cell table:style-name="Tabella176.E2" office:value-type="string">
            <text:p text:style-name="P24">40.000</text:p>
          </table:table-cell>
        </table:table-row>
        <table:table-row>
          <table:covered-table-cell/>
          <table:table-cell table:style-name="Tabella176.A2" office:value-type="string">
            <text:p text:style-name="P23">6</text:p>
          </table:table-cell>
          <table:table-cell table:style-name="Tabella176.A2" office:value-type="string">
            <text:p text:style-name="P23">[030105][200138]</text:p>
          </table:table-cell>
          <table:table-cell table:style-name="Tabella176.A2" office:value-type="string">
            <text:p text:style-name="P26">Rifiuti della lavorazione del legno e affini trattati</text:p>
          </table:table-cell>
          <table:table-cell table:style-name="Tabella176.E2" office:value-type="string">
            <text:p text:style-name="P24">80.000</text:p>
          </table:table-cell>
        </table:table-row>
        <table:table-row>
          <table:table-cell table:style-name="Tabella176.A2" table:number-rows-spanned="2" office:value-type="string">
            <text:p text:style-name="P23"/>
          </table:table-cell>
          <table:table-cell table:style-name="Tabella176.A2" office:value-type="string">
            <text:p text:style-name="P23">7</text:p>
          </table:table-cell>
          <table:table-cell table:style-name="Tabella176.A2" office:value-type="string">
            <text:p text:style-name="P23">[020304]</text:p>
          </table:table-cell>
          <table:table-cell table:style-name="Tabella176.A2" office:value-type="string">
            <text:p text:style-name="P26">Rifiuti della lavorazione del tabacco</text:p>
          </table:table-cell>
          <table:table-cell table:style-name="Tabella176.E2" office:value-type="string">
            <text:p text:style-name="P24">20</text:p>
          </table:table-cell>
        </table:table-row>
        <table:table-row>
          <table:covered-table-cell/>
          <table:table-cell table:style-name="Tabella176.A2" office:value-type="string">
            <text:p text:style-name="P25">9</text:p>
          </table:table-cell>
          <table:table-cell table:style-name="Tabella176.A2" office:value-type="string">
            <text:p text:style-name="P25">[030307][030310]</text:p>
          </table:table-cell>
          <table:table-cell table:style-name="Tabella176.A2" office:value-type="string">
            <text:p text:style-name="P28">Scarti di pulper</text:p>
          </table:table-cell>
          <table:table-cell table:style-name="Tabella176.E2" office:value-type="string">
            <text:p text:style-name="P24">150.000</text:p>
          </table:table-cell>
        </table:table-row>
      </table:table>
      <text:p text:style-name="P182"/>
      <text:p text:style-name="P194">Allegato 5</text:p>
      <text:p text:style-name="P216">NORME TECNICHE GENERALI PER GLI IMPIANTI DI RECUPERO CHE EFFETTUANO L'OPERAZIONE DI MESSA IN RISERVA DEI RIFIUTI NON PERICOLOSI.</text:p>
      <text:p text:style-name="P216"/>
      <text:p text:style-name="P218">1. Ubicazione.</text:p>
      <text:p text:style-name="P225">Gli impianti che effettuano unicamente l'operazione di messa in riserva, ad eccezione degli impianti esistenti, ferme restando le norme vigenti in materia di vincoli per l'ubicazione degli impianti di gestione dei rifiuti, non devono essere ubicati in aree esondabili, instabili e alluvionabili, comprese nelle fasce A e B individuate nei piani di assetto idrogeologico di cui alla legge 18 maggio 1989, n. 183 e successive modificazioni.</text:p>
      <text:p text:style-name="P218">2. Dotazioni minime.</text:p>
      <text:p text:style-name="P210">L'impianto deve essere provvisto di:</text:p>
      <text:p text:style-name="P226">a) adeguato sistema di canalizzazione e raccolta delle acque meteoriche;</text:p>
      <text:p text:style-name="P226">b) adeguato sistema di raccolta dei reflui; in caso di stoccaggio di rifiuti che contengono sostanze oleose nelle concentrazioni consentite dal presente decreto, il sistema di raccolta e allontanamento dei reflui deve essere provvisto di separatori per oli; ogni sistema deve terminare in pozzetti di raccolta "a tenuta" di idonee dimensioni, il cui contenuto deve essere avviato agli impianti di trattamento;</text:p>
      <text:p text:style-name="P227">c) idonea recinzione.</text:p>
      <text:p text:style-name="P218">3. Organizzazione.</text:p>
      <text:p text:style-name="P210">Nell'impianto devono essere distinte le aree di stoccaggio dei rifiuti da quelle utilizzate per lo stoccaggio delle materie prime.</text:p>
      <text:p text:style-name="P228">Deve essere distinto il settore per il conferimento da quello di messa in riserva.</text:p>
      <text:p text:style-name="P228">La superficie del settore di conferimento deve essere pavimentata e dotata di sistemi di raccolta dei reflui che in maniera accidentale possano fuoriuscire dagli automezzi e/o dai serbatoi. La superficie dedicata al conferimento deve avere dimensioni tali da consentire un'agevole movimentazione dei mezzi e delle attrezzature in ingresso ed in uscita.</text:p>
      <text:p text:style-name="P217">Il settore della messa in riserva deve essere organizzato in aree distinte per ciascuna tipologia di rifiuto individuata dal presente decreto ed opportunamente separate.</text:p>
      <text:p text:style-name="P218">4. Stoccaggio in cumuli.</text:p>
      <text:p text:style-name="P210">Ove la messa in riserva dei rifiuti avvenga in cumuli, questi devono essere realizzati su basamenti pavimentati o, qualora sia richiesto dalle caratteristiche del rifiuto, su basamenti impermeabili resistenti all'attacco chimico dei rifiuti che permettono la separazione dei rifiuti dal suolo sottostante.</text:p>
      <text:p text:style-name="P228">L'area deve avere una pendenza tale da convogliare gli eventuali liquidi in apposite canalette e in pozzetti di raccolta «a tenuta» di capacità adeguate, il cui contenuto deve essere periodicamente avviato all'impianto di trattamento.</text:p>
      <text:p text:style-name="P217">Lo stoccaggio in cumuli di rifiuti che possano dar luogo a formazioni di polveri deve avvenire in aree confinate; tali rifiuti devono essere protetti dalle acque meteoriche e dall'azione del vento a mezzo di appositi sistemi di copertura anche mobili.</text:p>
      <text:p text:style-name="P218">5. Stoccaggio in contenitori e serbatoi fuori terra.</text:p>
      <text:p text:style-name="P210">I contenitori o serbatoi fissi o mobili utilizzati per lo stoccaggio dei rifiuti devono possedere adeguati requisiti di resistenza in relazione alle proprietà chimico-fisiche del rifiuto.</text:p>
      <text:p text:style-name="P228"><text:soft-page-break/>I contenitori e i serbatoi devono essere provvisti di sistema di chiusura, accessori e dispositivi atti ad effettuare in condizioni di sicurezza le operazioni di riempimento, travaso e svuotamento.</text:p>
      <text:p text:style-name="P228">Le manichette ed i raccordi dei tubi utilizzati per il carico e lo scarico dei rifiuti liquidi contenuti nelle cisterne devono essere mantenuti in perfetta efficienza al fine di evitare dispersioni nell'ambiente.</text:p>
      <text:p text:style-name="P228">Il contenitore o serbatoio fisso o mobile deve riservare un volume residuo di sicurezza pari al 10%, ed essere dotato di dispositivo antitraboccamento o da tubazioni di troppo pieno e di indicatori e di allarmi di livello.</text:p>
      <text:p text:style-name="P228">Gli sfiati dei serbatoi che contengono sostanze volatili e/o rifiuti liquidi devono essere captati ed inviati ad apposito sistema di abbattimento.</text:p>
      <text:p text:style-name="P228">I contenitori e/o serbatoi devono essere posti su superficie pavimentata e dotati di bacini di contenimento di capacità pari al serbatoio stesso oppure, nel caso che nello stesso bacino di contenimento vi siano più serbatoi, la capacità del bacino deve essere pari ad almeno il 30% del volume totale dei serbatoi, in ogni caso non inferiore al volume del serbatoio di maggiore capacità, aumentato del 10% e, in ogni caso, dotato di adeguato sistema di svuotamento.</text:p>
      <text:p text:style-name="P228">I rifiuti che possono dar luogo a fuoriuscita di liquidi devono essere collocati in contenitori a tenuta, corredati da idonei sistemi di raccolta per i liquidi.</text:p>
      <text:p text:style-name="P228">Lo stoccaggio dei fusti o cisternette deve essere effettuato all'interno di strutture fisse, la sovrapposizione diretta non deve superare i tre piani.</text:p>
      <text:p text:style-name="P217">I contenitori devono essere raggruppati per tipologie omogenee di rifiuti e disposti in maniera tale da consentire una facile ispezione (passo d'uomo), l'accertamento di eventuali perdite e la rapida rimozione di eventuali contenitori danneggiati.</text:p>
      <text:p text:style-name="P220">6. Stoccaggio in vasche fuori terra.</text:p>
      <text:p text:style-name="P210">Le vasche devono possedere adeguati requisiti di resistenza in relazione alle proprietà chimico-fisiche del rifiuto.</text:p>
      <text:p text:style-name="P228">Le vasche devono essere attrezzate con coperture atte ad evitare che le acque meteoriche vengano a contatto con i rifiuti.</text:p>
      <text:p text:style-name="P229">Le vasche devono essere provviste di sistemi in grado di evidenziare e contenere eventuali perdite; le eventuali emissioni gassose devono essere captate ed inviate ad apposito sistema di abbattimento.</text:p>
      <text:p text:style-name="P220">7. Bonifica dei contenitori.</text:p>
      <text:p text:style-name="P225">I recipienti fissi o mobili, utilizzati all'interno degli impianti, e non destinati ad essere reimpiegati per le stesse tipologie di rifiuti, devono essere sottoposti a trattamenti di bonifica appropriati alle nuove utilizzazioni.</text:p>
      <text:p text:style-name="P220">8. Criteri di gestione.</text:p>
      <text:p text:style-name="P210">I rifiuti da recuperare devono essere stoccati separatamente dai rifiuti derivanti dalle operazioni di recupero e destinati allo smaltimento, da quelli destinati ad ulteriori operazioni di recupero.</text:p>
      <text:p text:style-name="P215">Lo stoccaggio dei rifiuti deve essere realizzato in modo da non modificare le caratteristiche del rifiuto compromettendone il successivo recupero.</text:p>
      <text:p text:style-name="P215">La movimentazione e lo stoccaggio dei rifiuti deve avvenire in modo che sia evitata ogni contaminazione del suolo e dei corpi ricettori superficiali e/o profondi.</text:p>
      <text:p text:style-name="Corpo_20_del_20_testo_20_2">Devono essere adottate tutte le cautele per impedire la formazione degli odori e la dispersione di aerosol e di polveri; nel caso di formazione di emissioni gassose o polveri <text:soft-page-break/>l'impianto deve essere fornito di idoneo sistema di captazione ed abbattimento delle stesse.</text:p>
      <text:p text:style-name="Corpo_20_del_20_testo_20_2"/>
      <text:p text:style-name="P308"><text:span text:style-name="Strong_20_Emphasis"><text:span text:style-name="T4">DECRETO MINISTERIALE</text:span></text:span><text:span text:style-name="Strong_20_Emphasis"><text:span text:style-name="T2"> </text:span></text:span><text:span text:style-name="Strong_20_Emphasis"><text:span text:style-name="T80">12 giugno 2002 n. 161</text:span></text:span></text:p>
      <text:p text:style-name="P313">Regolamento attuativo degli articoli 31 e 33 del D. Lgs. 5 febbraio 1997 n.22, relativo all'individuazione dei rifiuti pericolosi che è possibile ammettere alle procedure semplificate</text:p>
      <text:p text:style-name="P313">(G.U. 177 del 30/07/2002)</text:p>
      <text:p text:style-name="P34"/>
      <text:p text:style-name="P35">IL MINISTRO DELL'AMBIENTE E DELLA TUTELA DEL TERRITORIO</text:p>
      <text:p text:style-name="P35">di concerto con</text:p>
      <text:p text:style-name="P35">il Ministro delle attività produttive e con il Ministro della salute</text:p>
      <text:p text:style-name="P34"/>
      <text:p text:style-name="P184">VISTA <text:span text:style-name="T83">la legge 8 luglio 1986, 349, recante istituzione del Ministero dell'ambiente e norme in materia di danno ambientale;</text:span></text:p>
      <text:p text:style-name="P184">VISTO <text:span text:style-name="T83">il D. Lgs. 22/1997, e successive modifiche, recante attuazione delle direttive 91/156/CEE sui rifiuti, 91/689/CEE sui rifiuti pericolosi e 94/62/CE sugli imballaggi e sui rifiuti di imballaggio, ed in particolare gli articoli 18, 31 e 33;</text:span></text:p>
      <text:p text:style-name="P184">VISTO <text:span text:style-name="T83">il DM 25 febbraio 2000 n.124, del Ministro dell'ambiente recante attuazione della direttiva 94/67/CE del 16 dicembre 1994, sull'incenerimento dei rifiuti pericolosi;</text:span></text:p>
      <text:p text:style-name="P184">VISTO <text:span text:style-name="T83">l'articolo 17, comma 3, della legge 23 agosto 1988 n.400,</text:span></text:p>
      <text:p text:style-name="P184">SENTITO <text:span text:style-name="T83">il parere della Conferenza permanente per i rapporti tra lo Stato, le regioni e le province autonome di Trento e di Bolzano, espresso nella seduta dell'11 novembre 1999;</text:span></text:p>
      <text:p text:style-name="P184">UDITO <text:span text:style-name="T83">il parere del Consiglio di Stato, espresso dalla sezione consultiva per gli atti normativi nell'adunanza del 6 dicembre 1999;</text:span></text:p>
      <text:p text:style-name="P184">ESPLETATA <text:span text:style-name="T83">la procedura di notificazione di cui alle direttive 91/689/CEE e 98/34/CE;</text:span></text:p>
      <text:p text:style-name="P184">VISTA <text:span text:style-name="T83">la comunicazione al Presidente del Consiglio dei Ministri, ai sensi della citata legge n.400 del 1988, effettuata con la nota del 12 giugno 2002;</text:span></text:p>
      <text:p text:style-name="P34"/>
      <text:p text:style-name="P35">ADOTTA</text:p>
      <text:p text:style-name="P35">IL SEGUENTE REGOLAMENTO</text:p>
      <text:p text:style-name="P34"/>
      <text:p text:style-name="P34"/>
      <text:p text:style-name="P418">ART. 1</text:p>
      <text:p text:style-name="P37">(Princìpi generali)</text:p>
      <text:p text:style-name="P320">1.<text:tab/>Il presente regolamento individua i rifiuti pericolosi e disciplina le relative attività di recupero ai sensi degli articoli 31 e 33 del D. Lgs. 22/1997.</text:p>
      <text:p text:style-name="P320">2.<text:tab/>Le attività, i procedimenti e i metodi di recupero ammessi alle procedure semplificate di ciascuna delle tipologie di rifiuti pericolosi individuati dal presente regolamento non devono costituire un pericolo per la salute dell'uomo e recare pregiudizio all'ambiente, e in particolare non devono:</text:p>
      <text:p text:style-name="P419">a)<text:tab/>creare rischi per l'acqua, l'aria, il suolo e per la fauna e la flora;</text:p>
      <text:p text:style-name="P419">b)<text:tab/>causare inconvenienti da rumori e odori;</text:p>
      <text:p text:style-name="P419">c)<text:tab/>danneggiare il paesaggio e i siti di particolare interesse.</text:p>
      <text:p text:style-name="P320">3.<text:tab/>I progetti e la costruzione degli impianti o degli stabilimenti dove si intendono effettuare le operazioni di recupero disciplinate dal presente regolamento devono essere approvati ed autorizzati così come previsto dall'articolo 31, comma 6, del D. Lgs. 22/1997.</text:p>
      <text:p text:style-name="P320">4.<text:tab/>In attesa dell'emanazione delle linee guida di cui all'articolo 3, comma 2, l'allegato 1 definisce le norme tecniche che individuano i tipi di rifiuti pericolosi e fissano, per ciascun tipo di rifiuto e per ogni attività e metodo di recupero degli stessi, le condizioni specifiche in base alle quali l'esercizio di tali attività è sottoposto alle procedure semplificate di cui all'articolo 33 del D. Lgs. 22/1997, e successive modificazioni.</text:p>
      <text:p text:style-name="P320">5.<text:tab/>Le operazioni di messa in riserva e le attività, i procedimenti e i metodi di recupero di <text:soft-page-break/>ciascuna tipologia di rifiuto individuata dal presente regolamento devono rispettare le norme vigenti in materia di disciplina urbanistica, tutela della salute dell'uomo e dell'ambiente, rumore, igiene degli ambienti di lavoro, industrie insalubri, sicurezza, prevenzione incendi e rischi di incidenti rilevanti. In particolare:</text:p>
      <text:p text:style-name="P419">a)<text:tab/>devono essere rispettate le norme sulla tutela delle acque di cui al D. Lgs. 1 maggio 199 n. 152, e successive modifiche e integrazioni;</text:p>
      <text:p text:style-name="P419">b)<text:tab/>devono essere rispettate le norme in materia di tutela della qualità dell'aria di cui al DPR 24 maggio 1988 n. 203, e successive modifiche e integrazioni;</text:p>
      <text:p text:style-name="P419">c)<text:tab/>devono essere rispettate le norme in materia di etichettatura, imballaggio e manipolazione delle sostanze pericolose.</text:p>
      <text:p text:style-name="P320">6.<text:tab/>Le procedure semplificate disciplinate dal presente regolamento si applicano esclusivamente alle attività di recupero specificate ed ai rifiuti pericolosi, individuati dai rispettivi codici e descritti negli allegati, che vengono avviati in modo effettivo ed oggettivo e sottoposti alle suddette attività di recupero in impianti o stabilimenti autorizzati ai sensi del comma 3.</text:p>
      <text:p text:style-name="P39"/>
      <text:p text:style-name="P39"/>
      <text:p text:style-name="P45">ART. 2</text:p>
      <text:p text:style-name="P37">(Definizioni)</text:p>
      <text:p text:style-name="P320">1.<text:tab/>Ai fini dell'applicazione del presente regolamento si intende per:</text:p>
      <text:p text:style-name="P419">a)<text:tab/>raccolta finalizzata: raccolta di frazioni omogenee di rifiuti speciali pericolosi destinati ad attività di recupero;</text:p>
      <text:p text:style-name="P419">b)<text:tab/>quantità impiegabile: la quantità massima annua di rifiuti pericolosi, determinata ai sensi dell'articolo 5, che può essere sottoposta ad attività di recupero in un impianto o in uno stabilimento autorizzato ai sensi dell'articolo 1, comma 3;</text:p>
      <text:p text:style-name="P419">c)<text:tab/>quantità di rifiuti messi in riserva: quantità massima di rifiuti che non può mai essere superata nell'esercizio delle operazioni di messa in riserva di cui alla voce R13 dell'allegato C al D . Lgs.22/1997.</text:p>
      <text:p text:style-name="P39"/>
      <text:p text:style-name="P39"/>
      <text:p text:style-name="P45">ART. 3</text:p>
      <text:p text:style-name="P37">(Recupero di materia)</text:p>
      <text:p text:style-name="P320">1.<text:tab/>Le attività, i procedimenti e i metodi di recupero dei rifiuti pericolosi disciplinati ed individuati dal presente regolamento devono garantire l'ottenimento di prodotti con caratteristiche merceologiche conformi alla normativa tecnica di settore ed in ogni caso nelle forme usualmente commercializzate. In particolare, i prodotti ottenuti dal recupero dei rifiuti pericolosi non devono presentare caratteristiche di pericolo superiori a quelle dei prodotti ottenuti dalla lavorazione di materie prime vergini.</text:p>
      <text:p text:style-name="P320">2.<text:tab/>Le attività di recupero con procedura semplificata dei rifiuti pericolosi disciplinate ed individuati dal presente regolamento devono rispettare le linee guida per il contenimento delle emissioni, con i limiti più restrittivi previsti per categorie di impianti industriali, da emanarsi, nel rispetto della normativa comunitaria vigente in materia, ai sensi dell'articolo 3, comma 2, del DPR 24 maggio 1988, n. 203, e successive modificazioni, salvo, in ogni caso, il potere delle regioni di stabilire limiti più restrittivi in relazione agli obiettivi dei piani regionali in materia di qualità dell'aria.</text:p>
      <text:p text:style-name="P320">3.<text:tab/>I prodotti ottenuti dal recupero dei rifiuti pericolosi, individuati ai sensi del presente regolamento, non devono venire a contatto con alimenti per il consumo umano e animale.</text:p>
      <text:p text:style-name="P320">4.<text:tab/>Non si applicano le procedure semplificate di cui agli articoli 31 e 33 del D :Lgs. 22/1997, e successive modificazioni, ai rifiuti pericolosi che, seppur individuati nel presente regolamento, non vengono avviati e sottoposti in modo effettivo ed oggettivo alle operazioni di recupero disciplinate dal regolamento medesimo.</text:p>
      <text:p text:style-name="P320">5.<text:tab/>Restano altresì sottoposti al regime dei rifiuti pericolosi i beni e i prodotti ottenuti dalle attività di recupero che non presentano le caratteristiche precisate negli allegati al <text:soft-page-break/>presente regolamento o, in ogni caso, che non vengano destinati in modo effettivo ed oggettivo all'utilizzo nei cicli di consumo o di produzione.</text:p>
      <text:p text:style-name="P39"/>
      <text:p text:style-name="P39"/>
      <text:p text:style-name="P45">ART. 4</text:p>
      <text:p text:style-name="P37">(Messa in riserva)</text:p>
      <text:p text:style-name="P320">1.<text:tab/>La messa in riserva dei rifiuti pericolosi individuati nell'allegato 1 è sottoposta alle disposizioni di cui all'articolo 33 del D. Lgs. 22/1997, e successive modificazioni, qualora vengano rispettate tutte le seguenti condizioni:</text:p>
      <text:p text:style-name="P419">a)<text:tab/>la messa in riserva deve essere effettuata presso gli impianti o gli stabilimenti in effettivo esercizio, dove, nel rispetto dei princìpi e delle disposizioni del presente regolamento, i rifiuti sono riciclati o recuperati;</text:p>
      <text:p text:style-name="P419">b)<text:tab/>la quantità di rifiuti messi in riserva presso ciascun impianto o stabilimento non può eccedere mai il cinquanta per cento della quantità di rifiuti che, ai sensi dell'articolo 5, può essere sottoposta ad attività di recupero in un anno nell'impianto o nello stabilimento o negli impianti localizzati all'interno di una medesima unità locale;</text:p>
      <text:p text:style-name="P419">c)<text:tab/>i rifiuti devono essere sottoposti alle attività di recupero con cadenza almeno semestrale che può essere estesa di ulteriori due mesi qualora ricorrano motivate situazioni tecniche riguardanti la gestione dell'impianto delle quali deve essere data tempestiva notizia alla provincia;</text:p>
      <text:p text:style-name="P419">d)<text:tab/>la messa in riserva deve essere effettuata nel rispetto delle norme tecniche individuate nell'allegato 3 al presente regolamento.</text:p>
      <text:p text:style-name="P39"/>
      <text:p text:style-name="P39"/>
      <text:p text:style-name="P45">ART. 5</text:p>
      <text:p text:style-name="P37">(Quantità impiegabile)</text:p>
      <text:p text:style-name="P320">1.<text:tab/>La quantità impiegabile è individuata nell'allegato 2 in relazione alle diverse operazioni di recupero ammesse a procedura semplificata.</text:p>
      <text:p text:style-name="P320">2.<text:tab/>Oltre a dover rispettare il limite fissato al comma 1, la quantità impiegabile non deve mai eccedere la quantità di rifiuti che l'impianto o gli impianti effettivamente in esercizio, localizzati in un medesimo stabilimento, possono sottoporre ad attività di recupero in un anno, tenuto anche conto della materia prima utilizzata. A tali fini, la quantità impiegabile che può essere sottoposta ad attività di recupero deve tenere conto della materia prima utilizzata ed è determinata dalla capacità dell'impianto autorizzata ai sensi dell'articolo 31, comma 6, oppure al sensi degli articoli 27 e 28 del D. Lgs. 22/1997, e successive modificazioni; qualora l'autorizzazione rilasciata in base alla normativa vigente non contempli la capacità autorizzata, la quantità impiegabile è determinata dalla potenzialità degli impianti in effettivo esercizio all'interno dello stabilimento.</text:p>
      <text:p text:style-name="P39"/>
      <text:p text:style-name="P39"/>
      <text:p text:style-name="P45">ART. 6</text:p>
      <text:p text:style-name="P37">(Comunicazione d'inizio d'attività)</text:p>
      <text:p text:style-name="P320">1.<text:tab/>Ai sensi degli articoli 31 e 33 del D. Lgs.22/1997, e successive modificazioni, e dell'articolo 21, della legge 7 agosto 1990 n. 241, la comunicazione di inizio d'attività deve contenere almeno le seguenti informazioni:</text:p>
      <text:p text:style-name="P419">a)<text:tab/>la tipologia, le caratteristiche, la provenienza e la quantità annua dei rifiuti pericolosi che, nel rispetto della capacità autorizzata o della potenzialità dell'impianto, si intendono sottoporre ad attività di recupero;</text:p>
      <text:p text:style-name="P419">b)<text:tab/>i prodotti e le materie prime ottenuti dalle attività di recupero;</text:p>
      <text:p text:style-name="P419">c)<text:tab/>le condizioni di esercizio delle operazioni di recupero, ed in particolare l'individuazione del limite alle emissioni secondo quanto stabilito dall'articolo 3, comma 2, e, nella fase transitoria, dall'articolo 9, commi 1 e 2, del presente regolamento;</text:p>
      <text:p text:style-name="P419">d)<text:tab/>dichiarazione di rispetto delle norme tecniche stabilite dal presente regolamento;</text:p>
      <text:p text:style-name="P419"><text:soft-page-break/>e)<text:tab/>la capacità autorizzata dell'impianto oppure, ove questa non debba essere determinata in base alla normativa vigente, la potenzialità dell'impianto;</text:p>
      <text:p text:style-name="P419">f)<text:tab/>l'ubicazione e l'estensione dell'area che all'interno dell'unità produttiva è utilizzata per la messa in riserva dei rifiuti destinati alle attività di recupero ai sensi del presente regolamento;</text:p>
      <text:p text:style-name="P419">g)<text:tab/>gli estremi del provvedimento di approvazione del progetto e di autorizzazione alla costruzione dell'impianto nel quale i rifiuti devono essere sottoposti alle operazioni di recupero disciplinate dal presente regolamento.</text:p>
      <text:p text:style-name="P39"/>
      <text:p text:style-name="P39"/>
      <text:p text:style-name="P45">ART. 7</text:p>
      <text:p text:style-name="P37">(Campionamenti e analisi)</text:p>
      <text:p text:style-name="P320">1.<text:tab/>Il campionamento dei rifiuti, ai fini della loro caratterizzazione chimico-fisica, deve essere effettuato in modo tale da ottenere un campione rappresentativo secondo le norme UNI 10802, «Campionamento, analisi, metodiche standard - Rifiuti liquidi, granulari, pastosi e fanghi - Campionamento manuale e preparazione ed analisi degli eluati».</text:p>
      <text:p text:style-name="P320">2.<text:tab/>Le analisi sui campioni di cui al comma 1, ai fini della caratterizzazione del rifiuto, devono essere effettuate secondo metodiche standardizzate o riconosciute valide a livello nazionale, comunitario o internazionale.</text:p>
      <text:p text:style-name="P320">3.<text:tab/>Il campionamento e le analisi di cui ai commi 1 e 2 devono essere effettuate a cura del titolare dell'impianto ove i rifiuti sono prodotti almeno in occasione del primo conferimento all'impianto di recupero e, successivamente, ogni dodici mesi e, comunque, ogni volta che intervengano delle modifiche sostanziali nel processo di produzione.</text:p>
      <text:p text:style-name="P320">4.<text:tab/>Il titolare dell'impianto di recupero è tenuto a verificare la conformità del rifiuto conferito alle prescrizioni ed alle condizioni di esercizio stabilite dal presente regolamento per la specifica attività svolta.</text:p>
      <text:p text:style-name="P320">5.<text:tab/>Il campionamento, l'analisi e la valutazione delle emissioni in atmosfera devono essere effettuate secondo quanto previsto nei decreti emanati e da emanarsi ai sensi dell'articolo 3, comma 2, del DPR 24 maggio 1988 n.203, e successive modificazioni. Per i sistemi di monitoraggio in continuo delle emissioni si applica quanto previsto dal DM 21 dicembre 1995, del Ministro dell'ambiente pubblicato nella Gazzetta Ufficiale 8 gennaio 1996, n. 5.</text:p>
      <text:p text:style-name="P39"/>
      <text:p text:style-name="P39"/>
      <text:p text:style-name="P45">ART.8</text:p>
      <text:p text:style-name="P37">(Requisiti soggettivi)</text:p>
      <text:p text:style-name="P320">1.<text:tab/>In attesa delle norme per la determinazione dei requisiti soggettivi per l'esercizio delle attività di gestione dei rifiuti, adottate ai sensi dell'articolo 18, comma 2, lettera g), del D. Lgs. 22/1997, e successive modificazioni, si applicano le disposizioni di cui ai seguenti commi.</text:p>
      <text:p text:style-name="P320">2.<text:tab/>Ai fini dell'applicazione della procedura semplificata di cui all'articolo 33, comma 1, del D. Lgs. 22/1997, alle attività di recupero disciplinate dal presente regolamento, il titolare dell'impresa, nel caso di impresa individuale, i soci amministratori delle società in nome collettivo e gli accomandatari delle società in accomandita semplice, gli amministratori muniti di rappresentanza, in tutti gli altri casi, e gli amministratori di società commerciali legalmente costituite appartenenti a Stati membri della Unione europea ovvero a Stati che concedano il trattamento di reciprocità:</text:p>
      <text:p text:style-name="P419">a)<text:tab/>devono essere cittadini italiani, cittadini di Stati membri della Unione europea oppure cittadini residenti in Italia, di un altro Stato che riconosca analogo diritto ai cittadini italiani;</text:p>
      <text:p text:style-name="P419">b)<text:tab/>devono essere domiciliati, residenti ovvero con sede o una stabile organizzazione in Italia;</text:p>
      <text:p text:style-name="P419"><text:soft-page-break/>c)<text:tab/>devono essere iscritti nel registro delle imprese, ad eccezione delle imprese individuali;</text:p>
      <text:p text:style-name="P419">d)<text:tab/>non devono trovarsi in stato di fallimento, di liquidazione, di cessazione di attività o di concordato preventivo e in qualsiasi altra situazione equivalente secondo la legislazione straniera;</text:p>
      <text:p text:style-name="P419">e)<text:tab/>non devono aver riportato condanne con sentenza passata in giudicato, salvi gli effetti della riabilitazione, nonché della sospensione della pena:</text:p>
      <text:p text:style-name="P427">1)<text:tab/>a pena detentiva per reati previsti dalle norme a tutela dell'ambiente;</text:p>
      <text:p text:style-name="P427">2)<text:tab/>alla reclusione per un tempo non inferiore ad un anno per un delitto contro la pubblica amministrazione, contro la fede pubblica, contro il patrimonio, contro l'ordine pubblico, contro l'economia pubblica, ovvero per un delitto in materia tributaria;</text:p>
      <text:p text:style-name="P427">3)<text:tab/>alla reclusione per un tempo non inferiore a due anni per un qualunque delitto non colposo;</text:p>
      <text:p text:style-name="P419">f)<text:tab/>devono essere in regola con gli obblighi relativi al pagamento dei contributi previdenziali e assistenziali a favore dei lavoratori, secondo la legislazione italiana o quella del Paese di residenza;</text:p>
      <text:p text:style-name="P419">g)<text:tab/>non devono essere sottoposti a misure di prevenzione di cui all'articolo 3 della legge 27 dicembre 1956 n.1423, e successive modificazioni;</text:p>
      <text:p text:style-name="P419">h)<text:tab/>non devono essersi resi colpevoli di false dichiarazioni nel fornire informazioni che possono essere richieste ai sensi del presente articolo.</text:p>
      <text:p text:style-name="P39"/>
      <text:p text:style-name="P39"/>
      <text:p text:style-name="P45">ART. 9</text:p>
      <text:p text:style-name="P37">(Norme transitorie)</text:p>
      <text:p text:style-name="P320">1.<text:tab/>Nelle more dell'emanazione delle linee guida di cui all'articolo 3, comma 2, gli impianti che alla data di entrata in vigore del presente regolamento effettuano operazioni di recupero dei rifiuti individuati nell'allegato 1, ai sensi dell'articolo 33, comma 6, del D. Lgs. 22/1997, e successive modificazioni, devono essere adeguati alle prescrizioni ed ai valori limite per le emissioni in atmosfera stabiliti nell'allegato 1, sub allegato 2, entro sedici mesi dalla data di entrata in vigore del presente regolamento.</text:p>
      <text:p text:style-name="P320">2.<text:tab/>Nelle more dell'emanazione delle linee guida di cui all'articolo 3, comma 2, gli impianti che avviano operazioni di recupero dei rifiuti, disciplinate ed individuate dal presente regolamento, in data successiva all'entrata in vigore del regolamento medesimo, devono garantire il rispetto delle prescrizioni e dei valori limite per le emissioni in atmosfera stabiliti nell'allegato 1, sub allegato 2.</text:p>
      <text:p text:style-name="P320">3.<text:tab/>Fatto salvo quanto previsto al comma 1, le operazioni di recupero di rifiuti individuati nell'allegato 1, in esercizio ai sensi dell'articolo 33, comma 6, del D. Lgs. 22/1997, e successive modificazioni, devono adeguarsi alle disposizioni del presente regolamento entro sei mesi dall'entrata in vigore dello stesso.</text:p>
      <text:p text:style-name="P320">4.<text:tab/>Ai sensi dell'articolo 33, comma 6, del D. Lgs. 22/1997, e successive modificazioni, dalla data di entrata in vigore del presente regolamento sono abrogate le norme tecniche del DM 5 settembre 1994, del Ministro dell'ambiente pubblicato nel supplemento ordinario alla Gazzetta Ufficiale 10 settembre 1994, n. 212, e del decreto del Ministro dell'ambiente 16 gennaio 1995, pubblicato nel supplemento ordinario alla Gazzetta Ufficiale 30 gennaio 1995, n. 24, che disciplinano le attività di recupero dei rifiuti pericolosi.</text:p>
      <text:p text:style-name="P320">5.<text:tab/>Le disposizioni di cui ai commi 1 e 3 si applicano esclusivamente agli impianti ed alle attività di recupero dei rifiuti individuati dal presente regolamento che, alla data della sua entrata in vigore, erano in esercizio nel rispetto delle disposizioni di cui al DM 5 settembre 1994 del Ministro dell'ambiente.</text:p>
      <text:p text:style-name="P320">6.<text:tab/>La prosecuzione delle attività di recupero di rifiuti pericolosi individuati negli allegati al DM 5 settembre 1994 del Ministro dell'ambiente che non rientrano nell'allegato 1 al presente regolamento è subordinata alla presentazione alla regione di apposita <text:soft-page-break/>domanda di autorizzazione ai sensi dell'articolo 28 del D. Lgs. 22/1997, e successive modificazioni, salva in ogni caso la conformità dell'impianto alle norme urbanistiche ed a quelle che disciplinano l'approvazione dei progetti e la costruzione di impianti produttivi. La domanda deve essere presentata entro trenta giorni dalla data di entrata in vigore del presente regolamento alla regione che si pronuncia sulla stessa entro i successivi novanta giorni ai sensi e per gli effetti della legge 7 agosto 1990 n. 241.</text:p>
      <text:p text:style-name="P320">7.<text:tab/>I titolari degli impianti di recupero sono tenuti a comunicare alla provincia l'avvenuto adeguamento o la cessazione dell'attività alle scadenze rispettivamente previste dai commi 1 e 2, ai sensi e per gli effetti degli articoli 31 e 33 del D. Lgs. 22/1997, e successive modificazioni.</text:p>
      <text:p text:style-name="P32"/>
      <text:p text:style-name="P193">ALLEGATO 1 </text:p>
      <text:p text:style-name="P199">Suballegato 1</text:p>
      <text:p text:style-name="P202">NORME TECNICHE GENERALI PER IL RECUPERO DI MATERIA DAI RIFIUTI PERICOLOSI</text:p>
      <text:p text:style-name="P36"/>
      <text:p text:style-name="P55">1. METALLI NON FERROSI</text:p>
      <text:p text:style-name="P46"/>
      <text:h text:style-name="TIpologia" text:outline-level="1">1.1 Tipologia:</text:h>
      <text:p text:style-name="P429">rifiuti costituiti da ossidi di metalli non ferrosi (Zn [100503*] [100505*], Pb [100404*] [100405*] [100406*], Cu [100603*] [100606*]) mescolati o non con ossidi di ferro e altri ossidi minori.</text:p>
      <text:p text:style-name="P433">1.1.1 <text:span text:style-name="T44">Provenienza</text:span><text:span text:style-name="T42">:</text:span> </text:p>
      <text:p text:style-name="P375">impianti di abbattimento fumi di fonderia da cubilotti, dei forni di fusione degli ottoni, dei forni di fusione del rame primario e rottame di rame, dei forni di fusione del piombo secondario e sue leghe.</text:p>
      <text:p text:style-name="P291">1.1.2 <text:span text:style-name="T44">Caratteristiche del rifiuto e valori limite delle sostanze pericolose</text:span><text:span text:style-name="T42">:</text:span> </text:p>
      <text:p text:style-name="P370">rifiuto solido, anche polverulento, costituito principalmente da ossidi di metalli non ferrosi miscelato con altri ossidi minori, pellettizzato, contenente, a seconda della provenienza, Rame fino al 10%, Piombo fino al 70%, Zinco fino al 65%, Cd &lt; 8%, Sn &lt; 20%, Cl &lt; 20% sul secco; ossidi alcalino-terrosi di Na, K, Ca e Mg &lt; 5% per ciascun elemento.</text:p>
      <text:p text:style-name="P291">1.1.3 <text:span text:style-name="T44">Attività di recupero</text:span><text:span text:style-name="T42">:</text:span> </text:p>
      <text:p text:style-name="P370">recupero zinco, piombo, rame, mediante cicli termici, idrometallurgici ed elettrochimici previo eventuale lavaggio chimico fisico [R4].</text:p>
      <text:p text:style-name="P291">1.1.4 <text:span text:style-name="T44">Caratteristiche delle materie prime e/o dei prodotti ottenuti</text:span><text:span text:style-name="T42">:</text:span> </text:p>
      <text:p text:style-name="P370">zinco, piombo, rame, loro leghe o loro ossidi nelle forme usualmente commercializzate.</text:p>
      <text:p text:style-name="P41"/>
      <table:table table:name="Tabella213" table:style-name="Tabella213">
        <table:table-column table:style-name="Tabella213.A"/>
        <table:table-column table:style-name="Tabella213.B"/>
        <table:table-column table:style-name="Tabella213.C"/>
        <table:table-column table:style-name="Tabella213.D"/>
        <table:table-row table:style-name="Tabella213.1">
          <table:table-cell table:style-name="Tabella213.A1" office:value-type="string">
            <text:p text:style-name="P344">Attività di recupero</text:p>
          </table:table-cell>
          <table:table-cell table:style-name="Tabella213.A1" office:value-type="string">
            <text:p text:style-name="P344">Codice Rifiuto</text:p>
          </table:table-cell>
          <table:table-cell table:style-name="Tabella213.A1" office:value-type="string">
            <text:p text:style-name="P344">Descrizione</text:p>
          </table:table-cell>
          <table:table-cell table:style-name="Tabella213.D1" office:value-type="string">
            <text:p text:style-name="P344">Quantità massime per impianto</text:p>
            <text:p text:style-name="P344">(t/a)</text:p>
          </table:table-cell>
        </table:table-row>
        <table:table-row table:style-name="Tabella213.2">
          <table:table-cell table:style-name="Tabella213.A2" office:value-type="string">
            <text:p text:style-name="P345">Metallurgia metalli non ferrosi</text:p>
          </table:table-cell>
          <table:table-cell table:style-name="Tabella213.A2" office:value-type="string">
            <text:p text:style-name="P345">[100503*] [100505*] [100404*] [100405*] [100406*] [100603*] [100606*]</text:p>
          </table:table-cell>
          <table:table-cell table:style-name="Tabella213.A2" office:value-type="string">
            <text:p text:style-name="P345">Rifiuti costituiti da ossidi di metalli non ferrosi mescolati o non con ossidi di ferro e altri ossidi minori</text:p>
          </table:table-cell>
          <table:table-cell table:style-name="Tabella213.D2" office:value-type="string">
            <text:p text:style-name="P347">76.600</text:p>
          </table:table-cell>
        </table:table-row>
      </table:table>
      <text:p text:style-name="P46"/>
      <text:h text:style-name="P447" text:outline-level="1">1.2 <text:span text:style-name="T84">Tipologia</text:span>: </text:h>
      <text:p text:style-name="P430">polveri e scaglie contenenti rame [100603*] e zinco [100503*].</text:p>
      <text:p text:style-name="P291">1.2.1 <text:span text:style-name="T42">Provenienza:</text:span> </text:p>
      <text:p text:style-name="P370">impianti di abbattimento polveri e fumi dei forni fusori di rame, zinco e leghe; impianti di laminazione a caldo; preparazione delle torniture.</text:p>
      <text:p text:style-name="P291">1.2.2 <text:span text:style-name="T42">Caratteristiche del rifiuto e valori limite delle sostanze pericolose:</text:span> </text:p>
      <text:p text:style-name="P370">materiali siolidi e polveri fini e grossolane contenenti Rame fino al 90%, zinco fino al 70%, Pb &lt; 6%, Cd &lt; 1,5%, Sn &lt; 1,3%, Ni &lt; 0.15%, Cl &lt; 20% sul secco.</text:p>
      <text:p text:style-name="P291">1.2.3 <text:span text:style-name="T42">Attività di recupero:</text:span></text:p>
      <text:p text:style-name="P434">a) raffinerie o fonderie di seconda fusione [R4];</text:p>
      <text:p text:style-name="P434">b) idrometallurgia per il recupero dei metalli [R4];</text:p>
      <text:p text:style-name="P434">c) ciclo termico dello zinco [R4];</text:p>
      <text:p text:style-name="P291">1.2.4 <text:span text:style-name="T42">Caratteristiche delle materie prime e/o dei prodotti ottenuti:</text:span> </text:p>
      <text:p text:style-name="P370">rame, zinco e loro leghe nelle forme usualmente commercializzate.</text:p>
      <text:p text:style-name="P371"/>
      <table:table table:name="Tabella212" table:style-name="Tabella212">
        <table:table-column table:style-name="Tabella212.A"/>
        <table:table-column table:style-name="Tabella212.B"/>
        <table:table-column table:style-name="Tabella212.C"/>
        <table:table-column table:style-name="Tabella212.D"/>
        <table:table-row table:style-name="Tabella212.1">
          <table:table-cell table:style-name="Tabella212.A1" office:value-type="string">
            <text:p text:style-name="P344">Attività di recupero</text:p>
          </table:table-cell>
          <table:table-cell table:style-name="Tabella212.A1" office:value-type="string">
            <text:p text:style-name="P344">Codice Rifiuto</text:p>
          </table:table-cell>
          <table:table-cell table:style-name="Tabella212.A1" office:value-type="string">
            <text:p text:style-name="P344">Descrizione</text:p>
          </table:table-cell>
          <table:table-cell table:style-name="Tabella212.D1" office:value-type="string">
            <text:p text:style-name="P344">Quantità massime per impianto</text:p>
            <text:p text:style-name="P344">(t/a)</text:p>
          </table:table-cell>
        </table:table-row>
        <table:table-row table:style-name="Tabella212.2">
          <table:table-cell table:style-name="Tabella212.A2" office:value-type="string">
            <text:p text:style-name="P345">Metallurgia metalli non ferrosi</text:p>
          </table:table-cell>
          <table:table-cell table:style-name="Tabella212.A2" office:value-type="string">
            <text:p text:style-name="P345">[100603*] [100503*]</text:p>
          </table:table-cell>
          <table:table-cell table:style-name="Tabella212.A2" office:value-type="string">
            <text:p text:style-name="P345">Polveri e scaglie contenenti rame e zinco</text:p>
          </table:table-cell>
          <table:table-cell table:style-name="Tabella212.D2" office:value-type="string">
            <text:p text:style-name="P347">500</text:p>
          </table:table-cell>
        </table:table-row>
      </table:table>
      <text:p text:style-name="P46"/>
      <text:h text:style-name="P447" text:outline-level="1">1.3 Tipologia: </text:h>
      <text:p text:style-name="P430">colaticci o schiume di piombo [100401*] [100402*].</text:p>
      <text:p text:style-name="P291">1.3.1 <text:span text:style-name="T42">Provenienza:</text:span> </text:p>
      <text:p text:style-name="P370">scarificazione dei bagni di fusione di leghe stagno-piombo nell'industria metallurgica.</text:p>
      <text:p text:style-name="P291">1.3.2 <text:span text:style-name="T42">Caratteristiche del rifiuto e valori limite delle sostanze pericolose:</text:span> </text:p>
      <text:p text:style-name="P370">rifiuti di metalli non ferrosi a base di Piombo oltre 65% e contenenti: Sn &lt; 15%, Cu &lt; 0,02%, As &lt; 0,01%, Cr &lt; 0,01% mescolati con i loro ossidi in parte polverulenti.</text:p>
      <text:p text:style-name="P291">1.3.3 <text:span text:style-name="T42">Attività di recupero:</text:span> </text:p>
      <text:p text:style-name="P370">rifusione nella metallurgia secondaria del piombo [R4].</text:p>
      <text:p text:style-name="P291">1.3.4 <text:span text:style-name="T42">Caratteristiche delle materie prime e/o dei prodotti ottenuti: </text:span></text:p>
      <text:p text:style-name="P370">piombo nelle forme usualmente commercializzate.</text:p>
      <text:p text:style-name="P42"/>
      <table:table table:name="Tabella211" table:style-name="Tabella211">
        <table:table-column table:style-name="Tabella211.A"/>
        <table:table-column table:style-name="Tabella211.B"/>
        <table:table-column table:style-name="Tabella211.C"/>
        <table:table-column table:style-name="Tabella211.D"/>
        <table:table-row table:style-name="Tabella211.1">
          <table:table-cell table:style-name="Tabella211.A1" office:value-type="string">
            <text:p text:style-name="P344">Attività di recupero</text:p>
          </table:table-cell>
          <table:table-cell table:style-name="Tabella211.A1" office:value-type="string">
            <text:p text:style-name="P344">Codice Rifiuto</text:p>
          </table:table-cell>
          <table:table-cell table:style-name="Tabella211.A1" office:value-type="string">
            <text:p text:style-name="P344">Descrizione</text:p>
          </table:table-cell>
          <table:table-cell table:style-name="Tabella211.D1" office:value-type="string">
            <text:p text:style-name="P344">Quantità massime per impianto</text:p>
            <text:p text:style-name="P344">(t/a)</text:p>
          </table:table-cell>
        </table:table-row>
        <table:table-row table:style-name="Tabella211.2">
          <table:table-cell table:style-name="Tabella211.A2" office:value-type="string">
            <text:p text:style-name="P345">Metallurgia metalli non ferrosi</text:p>
          </table:table-cell>
          <table:table-cell table:style-name="Tabella211.A2" office:value-type="string">
            <text:p text:style-name="P345">[100401*] [100402*]</text:p>
          </table:table-cell>
          <table:table-cell table:style-name="Tabella211.A2" office:value-type="string">
            <text:p text:style-name="P345">Colaticci o schiume di piombo</text:p>
          </table:table-cell>
          <table:table-cell table:style-name="Tabella211.D2" office:value-type="string">
            <text:p text:style-name="P347">1.200</text:p>
          </table:table-cell>
        </table:table-row>
      </table:table>
      <text:p text:style-name="P46"/>
      <text:h text:style-name="P447" text:outline-level="1">1.4 Tipologia: </text:h>
      <text:p text:style-name="P158">batterie al piombo esauste e di scarto e loro parti [160601*] [200133*].</text:p>
      <text:p text:style-name="P291">1.4.1 <text:span text:style-name="T42">Provenienza:</text:span> </text:p>
      <text:p text:style-name="P370">raccolta finalizzata di batterie al piombo esauste; selezione di qualità da industria produzione accumulatori.</text:p>
      <text:p text:style-name="P291">1.4.2 <text:span text:style-name="T42">Caratteristiche del rifiuto e valori limite delle sostanze pericolose:</text:span> </text:p>
      <text:p text:style-name="P370">batterie al piombo esauste e di scarto e loro parti, con un contenuto di Piombo fino al 90% e contenenti: Sn &lt; 1%, As &lt; 0,5%, Sb &lt; 10%, Se &lt; 0,05%; contenenti soluzione acquosa di H2SO4 &lt; 25% con Pb &lt; 1%, Cd &lt; 0,1%, Cu, Zn, As, Sn e Sb &lt; 0.1% per ciascun elemento.</text:p>
      <text:p text:style-name="P291">1.4.3 <text:span text:style-name="T42">Attività di recupero:</text:span> </text:p>
      <text:p text:style-name="P370">recupero al ciclo termico o idrometallurgico delle componenti metalliche a base di piombo ottenute mediante pretrattamento di frantumazione e vagliatura per la separazione delle componenti plastiche [R4]; decantazione, filtrazione e/o concentrazione dell'acido solforico [R5].</text:p>
      <text:p text:style-name="P291">1.4.4 <text:span text:style-name="T42">Caratteristiche delle materie prime e/o dei prodotti ottenuti:</text:span> </text:p>
      <text:p text:style-name="P370">piombo e sue leghe e soluzione diluita di acido solforico nelle forme usualmente commercializzate.</text:p>
      <text:p text:style-name="P42"/>
      <table:table table:name="Tabella210" table:style-name="Tabella210">
        <table:table-column table:style-name="Tabella210.A"/>
        <table:table-column table:style-name="Tabella210.B"/>
        <table:table-column table:style-name="Tabella210.C"/>
        <table:table-column table:style-name="Tabella210.D"/>
        <table:table-row table:style-name="Tabella210.1">
          <table:table-cell table:style-name="Tabella210.A1" office:value-type="string">
            <text:p text:style-name="P344">Attività di recupero</text:p>
          </table:table-cell>
          <table:table-cell table:style-name="Tabella210.A1" office:value-type="string">
            <text:p text:style-name="P344">Codice Rifiuto</text:p>
          </table:table-cell>
          <table:table-cell table:style-name="Tabella210.A1" office:value-type="string">
            <text:p text:style-name="P344">Descrizione</text:p>
          </table:table-cell>
          <table:table-cell table:style-name="Tabella210.D1" office:value-type="string">
            <text:p text:style-name="P344">Quantità massime per impianto</text:p>
            <text:p text:style-name="P344">(t/a)</text:p>
          </table:table-cell>
        </table:table-row>
        <table:table-row table:style-name="Tabella210.2">
          <table:table-cell table:style-name="Tabella210.A2" office:value-type="string">
            <text:p text:style-name="P345">Recupero batterie</text:p>
          </table:table-cell>
          <table:table-cell table:style-name="Tabella210.A2" office:value-type="string">
            <text:p text:style-name="P345">[160601*] [200133*]</text:p>
          </table:table-cell>
          <table:table-cell table:style-name="Tabella210.A2" office:value-type="string">
            <text:p text:style-name="P356">Batterie al piombo esauste e di scarto e loro parti</text:p>
          </table:table-cell>
          <table:table-cell table:style-name="Tabella210.D2" office:value-type="string">
            <text:p text:style-name="P347">53.000</text:p>
          </table:table-cell>
        </table:table-row>
      </table:table>
      <text:p text:style-name="P46"/>
      <text:h text:style-name="P447" text:outline-level="1">1.5 Tipologia: </text:h>
      <text:p text:style-name="P430">schiumature e ossidi di piombo e sue leghe [100402*] [100401*].</text:p>
      <text:p text:style-name="P291">1.5.1 <text:span text:style-name="T42">Provenienza:</text:span> </text:p>
      <text:p text:style-name="P370">forno di fusione del piombo secondario.</text:p>
      <text:p text:style-name="P291">1.5.2 <text:span text:style-name="T42">Caratteristiche del rifiuto e valori limite delle sostanze pericolose:</text:span> </text:p>
      <text:p text:style-name="P370">rifiuto solido agglomerato, anche polverulento, a base di Piombo fino al 95%, contenenti: Sn &lt; 40%, Sb &lt; 30%, Cu &lt; 2%, Zn &lt; 2%, As &lt; 1%, Cd &lt; 0,5%, Na &lt; 30%, con presenza di materiali inerti per il 4%.</text:p>
      <text:p text:style-name="P291">1.5.3 <text:span text:style-name="T42">Attività di recupero:</text:span> </text:p>
      <text:p text:style-name="P370">metallurgia per il recupero del piombo, fusione e raffinazione [R4].</text:p>
      <text:p text:style-name="P291">1.5.4 <text:span text:style-name="T42">Caratteristiche delle materie prime e/o dei prodotti ottenuti:</text:span> </text:p>
      <text:p text:style-name="P370">piombo e sue leghe nelle forme usualmente commercializzate.</text:p>
      <text:p text:style-name="P42"/>
      <table:table table:name="Tabella209" table:style-name="Tabella209">
        <table:table-column table:style-name="Tabella209.A"/>
        <table:table-column table:style-name="Tabella209.B"/>
        <table:table-column table:style-name="Tabella209.C"/>
        <table:table-column table:style-name="Tabella209.D"/>
        <table:table-row table:style-name="Tabella209.1">
          <table:table-cell table:style-name="Tabella209.A1" office:value-type="string">
            <text:p text:style-name="P344">Attività di recupero</text:p>
          </table:table-cell>
          <table:table-cell table:style-name="Tabella209.A1" office:value-type="string">
            <text:p text:style-name="P344">Codice Rifiuto</text:p>
          </table:table-cell>
          <table:table-cell table:style-name="Tabella209.A1" office:value-type="string">
            <text:p text:style-name="P344">Descrizione</text:p>
          </table:table-cell>
          <table:table-cell table:style-name="Tabella209.D1" office:value-type="string">
            <text:p text:style-name="P344">Quantità massime per impianto</text:p>
            <text:p text:style-name="P344">(t/a)</text:p>
          </table:table-cell>
        </table:table-row>
        <table:table-row table:style-name="Tabella209.2">
          <table:table-cell table:style-name="Tabella209.A2" office:value-type="string">
            <text:p text:style-name="P345">Metallurgia metalli non ferrosi</text:p>
          </table:table-cell>
          <table:table-cell table:style-name="Tabella209.A2" office:value-type="string">
            <text:p text:style-name="P345">[100402*] [100401*]</text:p>
          </table:table-cell>
          <table:table-cell table:style-name="Tabella209.A2" office:value-type="string">
            <text:p text:style-name="P345">Schiumature e ossidi di piombo e sue leghe</text:p>
          </table:table-cell>
          <table:table-cell table:style-name="Tabella209.D2" office:value-type="string">
            <text:p text:style-name="P347">1.300</text:p>
          </table:table-cell>
        </table:table-row>
      </table:table>
      <text:p text:style-name="P46"/>
      <text:h text:style-name="P447" text:outline-level="1">1.6 Tipologia: </text:h>
      <text:p text:style-name="P430">ferriti di zinco [110202*].</text:p>
      <text:p text:style-name="P291">1.6.1 <text:span text:style-name="T42">Provenienza: </text:span></text:p>
      <text:p text:style-name="P370">ciclo idrometallurgico primario e secondario dello zinco.</text:p>
      <text:p text:style-name="P291">1.6.2 <text:span text:style-name="T42">Caratteristiche del rifiuto e valori limite delle sostanze pericolose: </text:span></text:p>
      <text:p text:style-name="P370">fanghi palabili o rifiuti solidi a base di Zinco 3-18% e Piombo 3-12% e contenenti: Cu &lt; 1,5%, Cd &lt; 1%, As &lt; 1,9%, Cr &lt; 0,5% sul secco. </text:p>
      <text:p text:style-name="P291">1.6.3 <text:span text:style-name="T42">Attività di recupero: </text:span></text:p>
      <text:p text:style-name="P370">ciclo termico primario e secondario dello zinco per il recupero di zinco, piombo e altri metalli [R4].</text:p>
      <text:p text:style-name="P291">1.6.4. <text:span text:style-name="T42">Caratteristiche delle materie prime e/o dei prodotti ottenuti: </text:span></text:p>
      <text:p text:style-name="P370">piombo, zinco e loro leghe nelle forme usualmente commercializzate.</text:p>
      <text:p text:style-name="P42"/>
      <table:table table:name="Tabella208" table:style-name="Tabella208">
        <table:table-column table:style-name="Tabella208.A"/>
        <table:table-column table:style-name="Tabella208.B"/>
        <table:table-column table:style-name="Tabella208.C"/>
        <table:table-column table:style-name="Tabella208.D"/>
        <table:table-row table:style-name="Tabella208.1">
          <table:table-cell table:style-name="Tabella208.A1" office:value-type="string">
            <text:p text:style-name="P344">Attività di recupero</text:p>
          </table:table-cell>
          <table:table-cell table:style-name="Tabella208.A1" office:value-type="string">
            <text:p text:style-name="P344">Codice Rifiuto</text:p>
          </table:table-cell>
          <table:table-cell table:style-name="Tabella208.A1" office:value-type="string">
            <text:p text:style-name="P344">Descrizione</text:p>
          </table:table-cell>
          <table:table-cell table:style-name="Tabella208.D1" office:value-type="string">
            <text:p text:style-name="P344">Quantità massime per impianto</text:p>
            <text:p text:style-name="P344">(t/a)</text:p>
          </table:table-cell>
        </table:table-row>
        <table:table-row table:style-name="Tabella208.2">
          <table:table-cell table:style-name="Tabella208.A2" office:value-type="string">
            <text:p text:style-name="P345">Metallurgia metalli non ferrosi</text:p>
          </table:table-cell>
          <table:table-cell table:style-name="Tabella208.A2" office:value-type="string">
            <text:p text:style-name="P345">[110202*]</text:p>
          </table:table-cell>
          <table:table-cell table:style-name="Tabella208.A2" office:value-type="string">
            <text:p text:style-name="P345">Ferriti di zinco</text:p>
          </table:table-cell>
          <table:table-cell table:style-name="Tabella208.D2" office:value-type="string">
            <text:p text:style-name="P347">71.800</text:p>
          </table:table-cell>
        </table:table-row>
      </table:table>
      <text:p text:style-name="P42"/>
      <text:p text:style-name="P46"/>
      <text:p text:style-name="P56">2. METALLI PREZIOSI</text:p>
      <text:p text:style-name="P47"/>
      <text:h text:style-name="TIpologia" text:outline-level="1">2.1 Tipologia: </text:h>
      <text:p text:style-name="P430">soluzioni di fissaggio e di lavaggio da soluzioni fotografiche e radiografiche [090104*] [090105*].</text:p>
      <text:p text:style-name="P291">2.1.1 <text:span text:style-name="T42">Provenienza: </text:span></text:p>
      <text:p text:style-name="P370">attività cinefotoradiografica e radiografica.</text:p>
      <text:p text:style-name="P291">2.1.2 <text:span text:style-name="T42">Caratteristiche del rifiuto e valori limite delle sostanze pericolose: </text:span></text:p>
      <text:p text:style-name="P370">soluzioni di fissaggio esauste, di lavaggio e di lavaggio del fissatore a base di acqua al 90% e contenenti: tiosolfato di ammonio 8%, acido acetico 2%, Ag 1%.</text:p>
      <text:p text:style-name="P291">2.1.3 <text:span text:style-name="T42">Attività di recupero: </text:span></text:p>
      <text:p text:style-name="P370">recupero elettrolitico e successiva fusione dei metalli recuperati [R4].</text:p>
      <text:p text:style-name="P291">2.1.4 <text:span text:style-name="T42">Caratteristiche delle materie prime e/o dei prodotti ottenuti: </text:span></text:p>
      <text:p text:style-name="P370">argento in lingotti o graniglia, soluzioni di argento.</text:p>
      <text:p text:style-name="P371"/>
      <table:table table:name="Tabella207" table:style-name="Tabella207">
        <table:table-column table:style-name="Tabella207.A"/>
        <table:table-column table:style-name="Tabella207.B"/>
        <table:table-column table:style-name="Tabella207.C"/>
        <table:table-column table:style-name="Tabella207.D"/>
        <table:table-row table:style-name="Tabella207.1">
          <table:table-cell table:style-name="Tabella207.A1" office:value-type="string">
            <text:p text:style-name="P344">Attività di recupero</text:p>
          </table:table-cell>
          <table:table-cell table:style-name="Tabella207.A1" office:value-type="string">
            <text:p text:style-name="P344">Codice Rifiuto</text:p>
          </table:table-cell>
          <table:table-cell table:style-name="Tabella207.A1" office:value-type="string">
            <text:p text:style-name="P344">Descrizione</text:p>
          </table:table-cell>
          <table:table-cell table:style-name="Tabella207.D1" office:value-type="string">
            <text:p text:style-name="P344">Quantità massime per impianto</text:p>
            <text:p text:style-name="P344">(t/a)</text:p>
          </table:table-cell>
        </table:table-row>
        <table:table-row table:style-name="Tabella207.2">
          <table:table-cell table:style-name="Tabella207.A2" office:value-type="string">
            <text:p text:style-name="P345">Metallurgia metalli preziosi</text:p>
          </table:table-cell>
          <table:table-cell table:style-name="Tabella207.A2" office:value-type="string">
            <text:p text:style-name="P345">[090104*] [090105*]</text:p>
          </table:table-cell>
          <table:table-cell table:style-name="Tabella207.A2" office:value-type="string">
            <text:p text:style-name="P345">Bagni di fissaggio e di lavaggio da soluzioni fotografiche e radiografiche</text:p>
          </table:table-cell>
          <table:table-cell table:style-name="Tabella207.D2" office:value-type="string">
            <text:p text:style-name="P347">700</text:p>
          </table:table-cell>
        </table:table-row>
      </table:table>
      <text:p text:style-name="P46"/>
      <text:h text:style-name="P447" text:outline-level="1">2.2 Tipologia: </text:h>
      <text:p text:style-name="P430">filtri (con lana di ferro) di cinefotoradiografia [090106*].</text:p>
      <text:p text:style-name="P291">2.2.1 <text:span text:style-name="T42">Provenienza: </text:span></text:p>
      <text:p text:style-name="P370">attività cinefotoradiografica.</text:p>
      <text:p text:style-name="P291">2.2.2 <text:span text:style-name="T42">Caratteristiche del rifiuto e valori limite delle sostanze pericolose: </text:span></text:p>
      <text:p text:style-name="P370">pasta contenente fino al 40% di Ag; lana di ferro con pasta contenente oltre il 5% di Ag.</text:p>
      <text:p text:style-name="P291">2.2.3 <text:span text:style-name="T42">Attività di recupero:</text:span> </text:p>
      <text:p text:style-name="P370">pirotrattamento, fusione delle ceneri, raffinazione per via elettrolitica e/o idrometallurgica, in alternativa o in parziale sostituzione, separazione dei sali di argento mediante dissoluzione chimica [R4].</text:p>
      <text:p text:style-name="P291">2.2.4 <text:span text:style-name="T42">Caratteristiche delle materie prime e/o dei prodotti ottenuti: </text:span></text:p>
      <text:p text:style-name="P370">argento in lingotti o graniglia, soluzioni di argento nelle forme usualmente commercializzate.</text:p>
      <text:p text:style-name="P42"/>
      <table:table table:name="Tabella206" table:style-name="Tabella206">
        <table:table-column table:style-name="Tabella206.A"/>
        <table:table-column table:style-name="Tabella206.B"/>
        <table:table-column table:style-name="Tabella206.C"/>
        <table:table-column table:style-name="Tabella206.D"/>
        <table:table-row table:style-name="Tabella206.1">
          <table:table-cell table:style-name="Tabella206.A1" office:value-type="string">
            <text:p text:style-name="P344">Attività di recupero</text:p>
          </table:table-cell>
          <table:table-cell table:style-name="Tabella206.A1" office:value-type="string">
            <text:p text:style-name="P344">Codice Rifiuto</text:p>
          </table:table-cell>
          <table:table-cell table:style-name="Tabella206.A1" office:value-type="string">
            <text:p text:style-name="P344">Descrizione</text:p>
          </table:table-cell>
          <table:table-cell table:style-name="Tabella206.D1" office:value-type="string">
            <text:p text:style-name="P344">Quantità massime per impianto</text:p>
            <text:p text:style-name="P344">(t/a)</text:p>
          </table:table-cell>
        </table:table-row>
        <table:table-row table:style-name="Tabella206.2">
          <table:table-cell table:style-name="Tabella206.A2" office:value-type="string">
            <text:p text:style-name="P345">Metallurgia metalli preziosi</text:p>
          </table:table-cell>
          <table:table-cell table:style-name="Tabella206.A2" office:value-type="string">
            <text:p text:style-name="P345">[090106*]</text:p>
          </table:table-cell>
          <table:table-cell table:style-name="Tabella206.A2" office:value-type="string">
            <text:p text:style-name="P345">Filtri (con lana di ferro) di cinefotoradiografia</text:p>
          </table:table-cell>
          <table:table-cell table:style-name="Tabella206.D2" office:value-type="string">
            <text:p text:style-name="P347">100</text:p>
          </table:table-cell>
        </table:table-row>
      </table:table>
      <text:p text:style-name="P42"/>
      <text:p text:style-name="P46"/>
      <text:p text:style-name="P56">3. SCORIE DI FUSIONE</text:p>
      <text:p text:style-name="P47"/>
      <text:h text:style-name="TIpologia" text:outline-level="1">3.1 Tipologia: </text:h>
      <text:p text:style-name="P430">scorie di alluminio [100315*] [100304*] [100309*].</text:p>
      <text:p text:style-name="P291">3.1.1 <text:span text:style-name="T42">Provenienza: </text:span></text:p>
      <text:p text:style-name="P370">industria metallurgica, produzione e fusione di leghe di alluminio.</text:p>
      <text:p text:style-name="P291">3.1.2 <text:span text:style-name="T42">Caratteristiche del rifiuto e valori limite delle sostanze pericolose: </text:span></text:p>
      <text:p text:style-name="P370">scorie contenenti granella, schiumature e colaticci di alluminio &gt; 10%, 10-20% di altri metalli (Cu solubile &lt; 3.500 mg/kg, Pb &lt; 400 mg/kg, Cd &lt; 15 mg/kg), 30-50% di miscele di ossidi metallici, 0-10% di cloruro di sodio e di potassio, cromo esavalente assente.</text:p>
      <text:p text:style-name="P291">3.1.3 <text:span text:style-name="T42">Attività di recupero:</text:span></text:p>
      <text:p text:style-name="P434">a) metallurgia termica dell'alluminio primario e secondario previa macinazione con mulino a martelli e vaglio per la separazione della granella di alluminio, degli altri metalli presenti e delle polveri contenenti prevalentemente ossido di alluminio [R4];</text:p>
      <text:p text:style-name="P434">b) idrometallurgia mediante celle elettrolitiche [R4].</text:p>
      <text:p text:style-name="P291">3.1.4 <text:span text:style-name="T42">Caratteristiche delle materie prime e/o dei prodotti ottenuti: </text:span></text:p>
      <text:p text:style-name="P370">alluminio metallico conforme norme UNI nelle forme usualmente commercializzate.</text:p>
      <text:p text:style-name="P42"/>
      <table:table table:name="Tabella205" table:style-name="Tabella205">
        <table:table-column table:style-name="Tabella205.A"/>
        <table:table-column table:style-name="Tabella205.B"/>
        <table:table-column table:style-name="Tabella205.C"/>
        <table:table-column table:style-name="Tabella205.D"/>
        <table:table-row table:style-name="Tabella205.1">
          <table:table-cell table:style-name="Tabella205.A1" office:value-type="string">
            <text:p text:style-name="P344">Attività di recupero</text:p>
          </table:table-cell>
          <table:table-cell table:style-name="Tabella205.A1" office:value-type="string">
            <text:p text:style-name="P344">Codice Rifiuto</text:p>
          </table:table-cell>
          <table:table-cell table:style-name="Tabella205.A1" office:value-type="string">
            <text:p text:style-name="P344">Descrizione</text:p>
          </table:table-cell>
          <table:table-cell table:style-name="Tabella205.D1" office:value-type="string">
            <text:p text:style-name="P344">Quantità massime per impianto</text:p>
            <text:p text:style-name="P344">(t/a)</text:p>
          </table:table-cell>
        </table:table-row>
        <table:table-row table:style-name="Tabella205.2">
          <table:table-cell table:style-name="Tabella205.A2" office:value-type="string">
            <text:p text:style-name="P345">Metallurgia metalli non ferrosi</text:p>
          </table:table-cell>
          <table:table-cell table:style-name="Tabella205.A2" office:value-type="string">
            <text:p text:style-name="P345">[100315*] [100304*] [100309*]</text:p>
          </table:table-cell>
          <table:table-cell table:style-name="Tabella205.A2" office:value-type="string">
            <text:p text:style-name="P345">Scorie di alluminio</text:p>
          </table:table-cell>
          <table:table-cell table:style-name="Tabella205.D2" office:value-type="string">
            <text:p text:style-name="P347">17.000</text:p>
          </table:table-cell>
        </table:table-row>
      </table:table>
      <text:p text:style-name="P46"/>
      <text:h text:style-name="P447" text:outline-level="1">3.2 Tipologia: </text:h>
      <text:p text:style-name="P430">scorie saline da forno rotativo per alluminio secondario [100308*].</text:p>
      <text:p text:style-name="P291">3.2.1 <text:span text:style-name="T42">Provenienza: </text:span></text:p>
      <text:p text:style-name="P370">industria metallurgica dell'alluminio (impianto di riciclo con forno rotativo dei sottoprodotti - rottami - di fusione dell'alluminio).</text:p>
      <text:p text:style-name="P291">3.2.2 <text:span text:style-name="T42">Caratteristiche del rifiuto e valori limite delle sostanze pericolose: </text:span></text:p>
      <text:p text:style-name="P370">rifiuto solido secco in forma di blocchi disomogenei costituito essenzialmente dal 12-16% di granella di alluminio, dal 40-50% di sale di cloruro di sodio o cloruro di sodio e potassio e dal 40-50% di ossido di alluminio; contenente rame solubile &lt; 4000 mg/kg, Pb &lt; 300 mg/kg, Cd &lt; 10 mg/kg, cromo esavalente assente.</text:p>
      <text:p text:style-name="P291">3.2.3 <text:span text:style-name="T42">Attività di recupero:</text:span></text:p>
      <text:p text:style-name="P434">a) metallurgia termica dell'alluminio primario e secondario previa macinazione con mulino a martelli e vaglio per la separazione della granella di alluminio, degli altri metalli presenti e delle polveri contenenti prevalentemente ossido di alluminio [R4] e recupero dei sali di cloruro di sodio e cloruro di sodio e potassio da utilizzare ne forno rotativo [R5];</text:p>
      <text:p text:style-name="P434">b) idrometallurgia mediante celle elettrolitiche [R4].</text:p>
      <text:p text:style-name="P291">3.2.4 <text:span text:style-name="T42">Caratteristiche delle materie prime e/o dei prodotti ottenuti:</text:span> </text:p>
      <text:p text:style-name="P370">alluminio metallico conforme norme UNI nelle forme usualmente commercializzate.</text:p>
      <text:p text:style-name="P42"/>
      <table:table table:name="Tabella204" table:style-name="Tabella204">
        <table:table-column table:style-name="Tabella204.A"/>
        <table:table-column table:style-name="Tabella204.B"/>
        <table:table-column table:style-name="Tabella204.C"/>
        <table:table-column table:style-name="Tabella204.D"/>
        <table:table-row table:style-name="Tabella204.1">
          <table:table-cell table:style-name="Tabella204.A1" office:value-type="string">
            <text:p text:style-name="P344">Attività di recupero</text:p>
          </table:table-cell>
          <table:table-cell table:style-name="Tabella204.A1" office:value-type="string">
            <text:p text:style-name="P344">Codice Rifiuto</text:p>
          </table:table-cell>
          <table:table-cell table:style-name="Tabella204.A1" office:value-type="string">
            <text:p text:style-name="P344">Descrizione</text:p>
          </table:table-cell>
          <table:table-cell table:style-name="Tabella204.D1" office:value-type="string">
            <text:p text:style-name="P344">Quantità massime per impianto</text:p>
            <text:p text:style-name="P344">(t/a)</text:p>
          </table:table-cell>
        </table:table-row>
        <table:table-row table:style-name="Tabella204.2">
          <table:table-cell table:style-name="Tabella204.A2" office:value-type="string">
            <text:p text:style-name="P345">Metallurgia metalli non ferrosi</text:p>
          </table:table-cell>
          <table:table-cell table:style-name="Tabella204.A2" office:value-type="string">
            <text:p text:style-name="P345">[100308*]</text:p>
          </table:table-cell>
          <table:table-cell table:style-name="Tabella204.A2" office:value-type="string">
            <text:p text:style-name="P356">Scorie saline da forno rotativo per alluminio secondario</text:p>
          </table:table-cell>
          <table:table-cell table:style-name="Tabella204.D2" office:value-type="string">
            <text:p text:style-name="P347">32.900</text:p>
          </table:table-cell>
        </table:table-row>
      </table:table>
      <text:p text:style-name="P46"/>
      <text:h text:style-name="P447" text:outline-level="1">3.3 Tipologia: </text:h>
      <text:p text:style-name="P430">scorie da metallurgia di Zn [100501] non pericoloso e Pb [100401*] .</text:p>
      <text:p text:style-name="P291">3.3.1 <text:span text:style-name="T42">Provenienza: </text:span></text:p>
      <text:p text:style-name="P370">industria di produzione di piombo e zinco da minerali primari; metallurgia termica dei metalli non ferrosi.</text:p>
      <text:p text:style-name="P291">3.3.2 <text:span text:style-name="T42">Caratteristiche del rifiuto e valori limite delle sostanze pericolose: </text:span></text:p>
      <text:p text:style-name="P370">materiale vetroso a matrice silicoalluminose con contenuto di Fe circa 30%, CaO circa 15%; Zn &lt; 20%, Pb &lt; 8%, Cd &lt; 0,25%, Cu &lt; 1.4%, As &lt; 0,4%, S &lt; 3%, Cl &lt; 0,05%, CrIII &lt; 0.6%.</text:p>
      <text:p text:style-name="P291">3.3.3 <text:span text:style-name="T42">Attività di recupero: </text:span></text:p>
      <text:p text:style-name="P370">recupero dei metalli in impianti di seconda fusione [R4].</text:p>
      <text:p text:style-name="P291">3.3.4 <text:span text:style-name="T42">Caratteristiche delle materie prime e/o prodotti ottenuti: </text:span></text:p>
      <text:p text:style-name="P370">metalli nelle forme usualmente commercializzate.</text:p>
      <text:p text:style-name="P42"/>
      <table:table table:name="Tabella203" table:style-name="Tabella203">
        <table:table-column table:style-name="Tabella203.A"/>
        <table:table-column table:style-name="Tabella203.B"/>
        <table:table-column table:style-name="Tabella203.C"/>
        <table:table-column table:style-name="Tabella203.D"/>
        <table:table-row table:style-name="Tabella203.1">
          <table:table-cell table:style-name="Tabella203.A1" office:value-type="string">
            <text:p text:style-name="P344">Attività di recupero</text:p>
          </table:table-cell>
          <table:table-cell table:style-name="Tabella203.A1" office:value-type="string">
            <text:p text:style-name="P344">Codice Rifiuto</text:p>
          </table:table-cell>
          <table:table-cell table:style-name="Tabella203.A1" office:value-type="string">
            <text:p text:style-name="P344">Descrizione</text:p>
          </table:table-cell>
          <table:table-cell table:style-name="Tabella203.D1" office:value-type="string">
            <text:p text:style-name="P344">Quantità massime per impianto</text:p>
            <text:p text:style-name="P344">(t/a)</text:p>
          </table:table-cell>
        </table:table-row>
        <table:table-row table:style-name="Tabella203.2">
          <table:table-cell table:style-name="Tabella203.A2" office:value-type="string">
            <text:p text:style-name="P345">Metallurgia metalli non ferrosi</text:p>
          </table:table-cell>
          <table:table-cell table:style-name="Tabella203.A2" office:value-type="string">
            <text:p text:style-name="P345">[100501] <text:span text:style-name="T52">[1]</text:span> [100401*]</text:p>
          </table:table-cell>
          <table:table-cell table:style-name="Tabella203.A2" office:value-type="string">
            <text:p text:style-name="P345">Scorie da metallurgia di zinco e piombo</text:p>
          </table:table-cell>
          <table:table-cell table:style-name="Tabella203.D2" office:value-type="string">
            <text:p text:style-name="P347">2.900</text:p>
          </table:table-cell>
        </table:table-row>
      </table:table>
      <text:p text:style-name="P42"/>
      <text:p text:style-name="P436"><text:span text:style-name="T52">[1]<text:tab/></text:span><text:span text:style-name="T12">Rifiuto declassificato a non pericoloso, per il quale continua a valere la procedura semplificata.</text:span></text:p>
      <text:p text:style-name="P56">4. FANGHI</text:p>
      <text:p text:style-name="P47"/>
      <text:h text:style-name="TIpologia" text:outline-level="1">4.1 Tipologia: </text:h>
      <text:p text:style-name="P430">fanghi e sali ad alto contenuto di rame [060313*] [060405*] [190205*].</text:p>
      <text:p text:style-name="P291">4.1.1<text:span text:style-name="T42"> Provenienza: </text:span></text:p>
      <text:p text:style-name="P370">attività di incisione dei circuiti stampati; residui di lavorazione di soluzioni a base di rame.</text:p>
      <text:p text:style-name="P291">4.1.2 <text:span text:style-name="T42">Caratteristiche del rifiuto: </text:span></text:p>
      <text:p text:style-name="P370">rifiuti solidi o fangosi palabili ad alto contenuto di rame, contenenti: Pb &lt; 300 mg/Kg, Cd &lt; 100 mg/Kg, As &lt; 100 mg/Kg.</text:p>
      <text:p text:style-name="P291">4.1.3 <text:span text:style-name="T42">Attività di recupero: </text:span></text:p>
      <text:p text:style-name="P370">utilizzo nell'industria chimica per la produzione di ossicloruri e/o solfati di rame mediante reazione con acido cloridrico e/o solforico [R5].</text:p>
      <text:p text:style-name="P291">4.1.4 <text:span text:style-name="T42">Caratteristiche delle materie prime e/o dei prodotti ottenuti: </text:span></text:p>
      <text:p text:style-name="P370">ossicloruro e/o solfato di rame nelle forme usualmente commercializzate.</text:p>
      <text:p text:style-name="P41"/>
      <table:table table:name="Tabella202" table:style-name="Tabella202">
        <table:table-column table:style-name="Tabella202.A"/>
        <table:table-column table:style-name="Tabella202.B"/>
        <table:table-column table:style-name="Tabella202.C"/>
        <table:table-column table:style-name="Tabella202.D"/>
        <table:table-row table:style-name="Tabella202.1">
          <table:table-cell table:style-name="Tabella202.A1" office:value-type="string">
            <text:p text:style-name="P344">Attività di recupero</text:p>
          </table:table-cell>
          <table:table-cell table:style-name="Tabella202.A1" office:value-type="string">
            <text:p text:style-name="P344">Codice Rifiuto</text:p>
          </table:table-cell>
          <table:table-cell table:style-name="Tabella202.A1" office:value-type="string">
            <text:p text:style-name="P344">Descrizione</text:p>
          </table:table-cell>
          <table:table-cell table:style-name="Tabella202.D1" office:value-type="string">
            <text:p text:style-name="P344">Quantità massime per impianto</text:p>
            <text:p text:style-name="P344">(t/a)</text:p>
          </table:table-cell>
        </table:table-row>
        <table:table-row table:style-name="Tabella202.2">
          <table:table-cell table:style-name="Tabella202.A2" office:value-type="string">
            <text:p text:style-name="P345">Industria chimica per il recupero dei metalli</text:p>
          </table:table-cell>
          <table:table-cell table:style-name="Tabella202.A2" office:value-type="string">
            <text:p text:style-name="P345">[060313*] [060405*] [190205*]</text:p>
          </table:table-cell>
          <table:table-cell table:style-name="Tabella202.A2" office:value-type="string">
            <text:p text:style-name="P345">Fanghi e sali ad alto contenuto di rame</text:p>
          </table:table-cell>
          <table:table-cell table:style-name="Tabella202.D2" office:value-type="string">
            <text:p text:style-name="P347">8.100</text:p>
          </table:table-cell>
        </table:table-row>
      </table:table>
      <text:p text:style-name="P46"/>
      <text:h text:style-name="P447" text:outline-level="1">4.2 Tipologia: </text:h>
      <text:p text:style-name="P430">fanghi palabili contenenti piombo e zolfo [060405*] [100407*] [190205*].</text:p>
      <text:p text:style-name="P291">4.2.1 <text:span text:style-name="T42">Provenienza: </text:span></text:p>
      <text:p text:style-name="P370">ciclo di produzione del piombo secondario mediante recupero degli accumulatori al piombo esausti; ciclo di trattamento primario degli ossidi di zinco e piombo; ciclo di produzione di accumulatori al piombo.</text:p>
      <text:p text:style-name="P291">4.2.2 <text:span text:style-name="T42">Caratteristiche del rifiuto e valori limite delle sostanze pericolose: </text:span></text:p>
      <text:p text:style-name="P370">fanghi palabili contenenti, a seconda della provenienza, Piombo fino al 75%, S &lt; 7%, Sn &lt; 1%, Sb &lt; 2%, Zn &lt; 10%, Cd &lt; 5%, Cu &lt; 1%,CaO &lt; 2%, As &lt; 0,5% sul secco.</text:p>
      <text:p text:style-name="P291">4.2.3 <text:span text:style-name="T42">Attività di recupero: </text:span></text:p>
      <text:p text:style-name="P370">recupero nella fonderia del piombo secondario [R4].</text:p>
      <text:p text:style-name="P291">4.2.4 <text:span text:style-name="T42">Caratteristiche delle materie prime e/o dei prodotti ottenuti: </text:span></text:p>
      <text:p text:style-name="P370">piombo e sue leghe nelle forme usualmente commercializzate.</text:p>
      <text:p text:style-name="P46"/>
      <table:table table:name="Tabella201" table:style-name="Tabella201">
        <table:table-column table:style-name="Tabella201.A"/>
        <table:table-column table:style-name="Tabella201.B"/>
        <table:table-column table:style-name="Tabella201.C"/>
        <table:table-column table:style-name="Tabella201.D"/>
        <table:table-row table:style-name="Tabella201.1">
          <table:table-cell table:style-name="Tabella201.A1" office:value-type="string">
            <text:p text:style-name="P344">Attività di recupero</text:p>
          </table:table-cell>
          <table:table-cell table:style-name="Tabella201.A1" office:value-type="string">
            <text:p text:style-name="P344">Codice Rifiuto</text:p>
          </table:table-cell>
          <table:table-cell table:style-name="Tabella201.A1" office:value-type="string">
            <text:p text:style-name="P344">Descrizione</text:p>
          </table:table-cell>
          <table:table-cell table:style-name="Tabella201.D1" office:value-type="string">
            <text:p text:style-name="P344">Quantità massime per impianto</text:p>
            <text:p text:style-name="P344">(t/a)</text:p>
          </table:table-cell>
        </table:table-row>
        <table:table-row table:style-name="Tabella201.2">
          <table:table-cell table:style-name="Tabella201.A2" office:value-type="string">
            <text:p text:style-name="P345">Metallurgia metalli non ferrosi</text:p>
          </table:table-cell>
          <table:table-cell table:style-name="Tabella201.A2" office:value-type="string">
            <text:p text:style-name="P345">[060405*] [100407*] [190205*]</text:p>
          </table:table-cell>
          <table:table-cell table:style-name="Tabella201.A2" office:value-type="string">
            <text:p text:style-name="P345">Fanghi palabili contenenti piombo e zolfo</text:p>
          </table:table-cell>
          <table:table-cell table:style-name="Tabella201.D2" office:value-type="string">
            <text:p text:style-name="P347">27.700</text:p>
          </table:table-cell>
        </table:table-row>
      </table:table>
      <text:h text:style-name="P447" text:outline-level="1">4.3 Tipologia: </text:h>
      <text:p text:style-name="P430">fanghi palabili contenenti rame [120114*].</text:p>
      <text:p text:style-name="P291">4.3. 1. <text:span text:style-name="T42">Provenienza: </text:span></text:p>
      <text:p text:style-name="P370">cicli di trafilatura di vergella di rame elettrolitico; ciclo di laminazione a freddo di barre e vergella di rame elettrolitico.</text:p>
      <text:p text:style-name="P291">4.3.2 <text:span text:style-name="T42">Caratteristiche del rifiuto e valori limite delle sostanze pericolose: </text:span></text:p>
      <text:p text:style-name="P370">fanghi palabili contenenti Rame fino al 90%, Pb &lt; 0,02%, Zn &lt; 0,02%, Sn &lt; 0,2%, Fe &lt; 0,2% e Mg &lt; 0,05%.</text:p>
      <text:p text:style-name="P291">4.3.3 <text:span text:style-name="T42">Attività di recupero: </text:span></text:p>
      <text:p text:style-name="P370">estrazione con tricloroetilene e centrifugazione della polvere di rame; recupero nell'industria chimica [R4].</text:p>
      <text:p text:style-name="P291">4.3.4 <text:span text:style-name="T42">Caratteristiche delle materie prime e/o dei prodotti ottenuti:</text:span> </text:p>
      <text:p text:style-name="P370">rame e composti nelle forme usualmente commercializzate.</text:p>
      <text:p text:style-name="P159"/>
      <table:table table:name="Tabella200" table:style-name="Tabella200">
        <table:table-column table:style-name="Tabella200.A"/>
        <table:table-column table:style-name="Tabella200.B"/>
        <table:table-column table:style-name="Tabella200.C"/>
        <table:table-column table:style-name="Tabella200.D"/>
        <table:table-row table:style-name="Tabella200.1">
          <table:table-cell table:style-name="Tabella200.A1" office:value-type="string">
            <text:p text:style-name="P344">Attività di recupero</text:p>
          </table:table-cell>
          <table:table-cell table:style-name="Tabella200.A1" office:value-type="string">
            <text:p text:style-name="P344">Codice Rifiuto</text:p>
          </table:table-cell>
          <table:table-cell table:style-name="Tabella200.A1" office:value-type="string">
            <text:p text:style-name="P344">Descrizione</text:p>
          </table:table-cell>
          <table:table-cell table:style-name="Tabella200.D1" office:value-type="string">
            <text:p text:style-name="P344">Quantità massime per impianto</text:p>
            <text:p text:style-name="P344">(t/a)</text:p>
          </table:table-cell>
        </table:table-row>
        <table:table-row table:style-name="Tabella200.2">
          <table:table-cell table:style-name="Tabella200.A2" office:value-type="string">
            <text:p text:style-name="P345">Industria chimica per il recupero dei metalli</text:p>
          </table:table-cell>
          <table:table-cell table:style-name="Tabella200.A2" office:value-type="string">
            <text:p text:style-name="P345">[120114*]</text:p>
          </table:table-cell>
          <table:table-cell table:style-name="Tabella200.A2" office:value-type="string">
            <text:p text:style-name="P345">Fanghi palabili contenenti rame</text:p>
          </table:table-cell>
          <table:table-cell table:style-name="Tabella200.D2" office:value-type="string">
            <text:p text:style-name="P347">10</text:p>
          </table:table-cell>
        </table:table-row>
      </table:table>
      <text:p text:style-name="P46"/>
      <text:h text:style-name="P447" text:outline-level="1">4.4 Tipologia: </text:h>
      <text:p text:style-name="P430">fanghi palabili da fonderia [100407*] [100506*] [100607*].</text:p>
      <text:p text:style-name="P291">4.4.1 <text:span text:style-name="T42">Provenienza: </text:span></text:p>
      <text:p text:style-name="P370">impianti di abbattimento polveri ad umido.</text:p>
      <text:p text:style-name="P291">4.4.2 <text:span text:style-name="T42">Caratteristiche del rifiuto e valori limite delle sostanze pericolose: </text:span></text:p>
      <text:p text:style-name="P370">fango palabile costituito da Zinco fino al 40%, Piombo fino al 70% Calcio 15-25% e contenenti: Cu &lt; 3%, Cd &lt; 1%, Sn &lt; 0,04%, Si &lt; 8%, CI &lt; 1%, Sn 10%.</text:p>
      <text:p text:style-name="P291">4.4.3 <text:span text:style-name="T42">Attività di recupero:</text:span></text:p>
      <text:p text:style-name="P434">a) riciclo sotto forma di ossidi nella metallurgia primaria dello zinco mediante il ciclo termico o idrometallurgico [R4];</text:p>
      <text:p text:style-name="P434">b) metallurgia del ciclo termico primario e secondario del piombo e dello zinco [R4].</text:p>
      <text:p text:style-name="P291">4.4.4 <text:span text:style-name="T42">Caratteristiche delle materie prime e/o dei prodotti ottenuti: </text:span></text:p>
      <text:p text:style-name="P370">zinco e piombo nelle forme usualmente commercializzate.</text:p>
      <text:p text:style-name="P42"/>
      <table:table table:name="Tabella199" table:style-name="Tabella199">
        <table:table-column table:style-name="Tabella199.A"/>
        <table:table-column table:style-name="Tabella199.B"/>
        <table:table-column table:style-name="Tabella199.C"/>
        <table:table-column table:style-name="Tabella199.D"/>
        <table:table-row table:style-name="Tabella199.1">
          <table:table-cell table:style-name="Tabella199.A1" office:value-type="string">
            <text:p text:style-name="P344">Attività di recupero</text:p>
          </table:table-cell>
          <table:table-cell table:style-name="Tabella199.A1" office:value-type="string">
            <text:p text:style-name="P344">Codice Rifiuto</text:p>
          </table:table-cell>
          <table:table-cell table:style-name="Tabella199.A1" office:value-type="string">
            <text:p text:style-name="P344">Descrizione</text:p>
          </table:table-cell>
          <table:table-cell table:style-name="Tabella199.D1" office:value-type="string">
            <text:p text:style-name="P344">Quantità massime per impianto</text:p>
            <text:p text:style-name="P344">(t/a)</text:p>
          </table:table-cell>
        </table:table-row>
        <table:table-row table:style-name="Tabella199.2">
          <table:table-cell table:style-name="Tabella199.A2" office:value-type="string">
            <text:p text:style-name="P345">Metallurgia metalli non ferrosi</text:p>
          </table:table-cell>
          <table:table-cell table:style-name="Tabella199.A2" office:value-type="string">
            <text:p text:style-name="P345">[100407*] [100506*] [100607*]</text:p>
          </table:table-cell>
          <table:table-cell table:style-name="Tabella199.A2" office:value-type="string">
            <text:p text:style-name="P345">Fanghi palabili da fonderia</text:p>
          </table:table-cell>
          <table:table-cell table:style-name="Tabella199.D2" office:value-type="string">
            <text:p text:style-name="P347">700</text:p>
          </table:table-cell>
        </table:table-row>
      </table:table>
      <text:p text:style-name="P46"/>
      <text:p text:style-name="P56">5. REFLUI LIQUIDI A CARATTERE INORGANICO</text:p>
      <text:p text:style-name="P47"/>
      <text:h text:style-name="TIpologia" text:outline-level="1">5.1 Tipologia: </text:h>
      <text:p text:style-name="P430">soluzioni alcaline contenenti ossido di alluminio [110107*] [110107*].</text:p>
      <text:p text:style-name="P291">5.1.1 <text:span text:style-name="T42">Provenienza: </text:span></text:p>
      <text:p text:style-name="P370">pulizia chimica delle superfici di manufatti di leghe di alluminio.</text:p>
      <text:p text:style-name="P291">5.1.2 <text:span text:style-name="T42">Caratteristiche del rifiuto e valori limite delle sostanze pericolose: </text:span></text:p>
      <text:p text:style-name="P370">soluzione alcalina di ossidi di alluminio contenente Al &lt; 8%, Cr &lt; 1 ppm, Cd &lt; 1 ppm e Pb &lt; 5 ppm. </text:p>
      <text:p text:style-name="P291">5.1.3 <text:span text:style-name="T42">Attività di recupero:</text:span></text:p>
      <text:p text:style-name="P434">a) recupero di ossido di alluminio, mediante dissoluzione del rifiuto in soluzione caustica [R4];</text:p>
      <text:p text:style-name="P434">b) utilizzo come flocculante a base di solfato di alluminio, mediante soluzione concentrata di acido solforico [R5].</text:p>
      <text:p text:style-name="P291">5.1.4 <text:span text:style-name="T42">Caratteristiche delle materie prime e/o dei prodotti ottenuti:</text:span></text:p>
      <text:p text:style-name="P434">a) ossido di alluminio nelle forme usualmente commercializzate;</text:p>
      <text:p text:style-name="P434">b) flocculante a base di solfato di alluminio nelle forme usualmente commercializzate.</text:p>
      <text:p text:style-name="P42"/>
      <table:table table:name="Tabella198" table:style-name="Tabella198">
        <table:table-column table:style-name="Tabella198.A"/>
        <table:table-column table:style-name="Tabella198.B"/>
        <table:table-column table:style-name="Tabella198.C"/>
        <table:table-column table:style-name="Tabella198.D"/>
        <table:table-row table:style-name="Tabella198.1">
          <table:table-cell table:style-name="Tabella198.A1" office:value-type="string">
            <text:p text:style-name="P344">Attività di recupero</text:p>
          </table:table-cell>
          <table:table-cell table:style-name="Tabella198.A1" office:value-type="string">
            <text:p text:style-name="P344">Codice Rifiuto</text:p>
          </table:table-cell>
          <table:table-cell table:style-name="Tabella198.A1" office:value-type="string">
            <text:p text:style-name="P344">Descrizione</text:p>
          </table:table-cell>
          <table:table-cell table:style-name="Tabella198.D1" office:value-type="string">
            <text:p text:style-name="P344">Quantità massime per impianto</text:p>
            <text:p text:style-name="P344">(t/a)</text:p>
          </table:table-cell>
        </table:table-row>
        <table:table-row table:style-name="Tabella198.2">
          <table:table-cell table:style-name="Tabella198.A2" office:value-type="string">
            <text:p text:style-name="P345">Industria chimica per il recupero dei metalli</text:p>
          </table:table-cell>
          <table:table-cell table:style-name="Tabella198.A2" office:value-type="string">
            <text:p text:style-name="P345">[110107*] [110113*]</text:p>
          </table:table-cell>
          <table:table-cell table:style-name="Tabella198.A2" office:value-type="string">
            <text:p text:style-name="P345">Soluzioni alcaline contenenti ossido di alluminio</text:p>
          </table:table-cell>
          <table:table-cell table:style-name="Tabella198.D2" office:value-type="string">
            <text:p text:style-name="P347">30</text:p>
          </table:table-cell>
        </table:table-row>
        <table:table-row table:style-name="Tabella198.2">
          <table:table-cell table:style-name="Tabella198.A2" office:value-type="string">
            <text:p text:style-name="P345">Recupero come reagenti nella depurazione dei reflui</text:p>
          </table:table-cell>
          <table:table-cell table:style-name="Tabella198.A2" office:value-type="string">
            <text:p text:style-name="P345">[110107*]</text:p>
          </table:table-cell>
          <table:table-cell table:style-name="Tabella198.A2" office:value-type="string">
            <text:p text:style-name="P345">Soluzioni alcaline contenenti ossido di alluminio</text:p>
          </table:table-cell>
          <table:table-cell table:style-name="Tabella198.D2" office:value-type="string">
            <text:p text:style-name="P347">200</text:p>
          </table:table-cell>
        </table:table-row>
      </table:table>
      <text:p text:style-name="P46"/>
      <text:h text:style-name="P447" text:outline-level="1">5.2 Tipologia: </text:h>
      <text:p text:style-name="P430">soluzioni di solfato ferroso e cloruro ferroso; soluzioni da incisione dei circuiti stampati [110105*] [110106*] [110111*] [110198*] [110107*] [060313*].</text:p>
      <text:p text:style-name="P291">5.2.1 <text:span text:style-name="T42">Provenienza: </text:span></text:p>
      <text:p text:style-name="P370">industria chimica; bagni di decapaggio di industria galvanica e di materiale ferroso; industria elettronica di produzione di circuiti stampati.</text:p>
      <text:p text:style-name="P291">5.2.2 <text:span text:style-name="T42">Caratteristiche del rifiuto e valori limite delle sostanze pericolose: </text:span></text:p>
      <text:p text:style-name="P370">soluzioni contenenti H2SO4 &lt; 50 g/Kg e FeSO4 &gt; 100 g/Kg; soluzioni contenenti: HCl &lt; 50 g/Kg e FeCl2 &gt; 85 g/Kg; soluzioni di CuS04 con presenza di Cu metallico; soluzioni cuproammoniacali; cloruro rameico; percloraro ferrico.</text:p>
      <text:p text:style-name="P291">5.2.3 <text:span text:style-name="T42">Attività di recupero:</text:span></text:p>
      <text:p text:style-name="P434">a) industria chimica e siderurgica per la produzione di: ossidi e sali di ferro, sali di rame, di ammoniaca e di acido cloridrico [R5];</text:p>
      <text:p text:style-name="P434">b) rigenerazione acidi e produzione e rigenerazione di soluzioni per incisione di circuiti stampati [R6];</text:p>
      <text:p text:style-name="P434">c) utilizzo come reagente per depurazione acque industriali, se esente da elementi non abbattibili dall'impianto di depurazione [R6].</text:p>
      <text:p text:style-name="P291">5.2.4 <text:span text:style-name="T42">Caratteristiche delle materie prime e/o dei prodotti ottenuti:</text:span></text:p>
      <text:p text:style-name="P434">a) ossidi di ferro, sali di ferro, sali di rame, ammoniaca e acido cloridrico nelle forme usualmente commercializzate;</text:p>
      <text:p text:style-name="P434">b) acidi per decapaggio e soluzioni per incisione di circuiti stampati nelle forme usualmente commercializzate.</text:p>
      <text:p text:style-name="P41"/>
      <table:table table:name="Tabella197" table:style-name="Tabella197">
        <table:table-column table:style-name="Tabella197.A"/>
        <table:table-column table:style-name="Tabella197.B"/>
        <table:table-column table:style-name="Tabella197.C"/>
        <table:table-column table:style-name="Tabella197.D"/>
        <table:table-row table:style-name="Tabella197.1">
          <table:table-cell table:style-name="Tabella197.A1" office:value-type="string">
            <text:p text:style-name="P344">Attività di recupero</text:p>
          </table:table-cell>
          <table:table-cell table:style-name="Tabella197.A1" office:value-type="string">
            <text:p text:style-name="P344">Codice Rifiuto</text:p>
          </table:table-cell>
          <table:table-cell table:style-name="Tabella197.A1" office:value-type="string">
            <text:p text:style-name="P344">Descrizione</text:p>
          </table:table-cell>
          <table:table-cell table:style-name="Tabella197.D1" office:value-type="string">
            <text:p text:style-name="P344">Quantità massime per impianto</text:p>
            <text:p text:style-name="P344">(t/a)</text:p>
          </table:table-cell>
        </table:table-row>
        <table:table-row table:style-name="Tabella197.2">
          <table:table-cell table:style-name="Tabella197.A2" office:value-type="string">
            <text:p text:style-name="P345">Industria chimica per il recupero delle sostanze inorganiche</text:p>
          </table:table-cell>
          <table:table-cell table:style-name="Tabella197.A2" office:value-type="string">
            <text:p text:style-name="P345">[110105*] [110106*] [110111*] [110198*] [110107*] [060313*]</text:p>
          </table:table-cell>
          <table:table-cell table:style-name="Tabella197.A2" office:value-type="string">
            <text:p text:style-name="P345">Soluzioni di solfato ferroso e cloruro ferroso;</text:p>
            <text:p text:style-name="P345">soluzioni da incisione dei circuiti stampati</text:p>
          </table:table-cell>
          <table:table-cell table:style-name="Tabella197.D2" office:value-type="string">
            <text:p text:style-name="P347">1.700</text:p>
          </table:table-cell>
        </table:table-row>
        <table:table-row table:style-name="Tabella197.2">
          <table:table-cell table:style-name="Tabella197.A2" office:value-type="string">
            <text:p text:style-name="P345">Recupero come reagenti nella depurazione dei reflui</text:p>
          </table:table-cell>
          <table:table-cell table:style-name="Tabella197.A2" office:value-type="string">
            <text:p text:style-name="P345">[110105*] [110106*] [110111*] [110198*] [110107*] [060313*]</text:p>
          </table:table-cell>
          <table:table-cell table:style-name="Tabella197.A2" office:value-type="string">
            <text:p text:style-name="P345">Soluzioni di solfato ferroso e cloruro ferroso;</text:p>
            <text:p text:style-name="P345">soluzioni da incisione dei circuiti stampati</text:p>
          </table:table-cell>
          <table:table-cell table:style-name="Tabella197.D2" office:value-type="string">
            <text:p text:style-name="P347">3.600</text:p>
          </table:table-cell>
        </table:table-row>
      </table:table>
      <text:p text:style-name="P46"/>
      <text:h text:style-name="P447" text:outline-level="1">5.3 Tipologia: </text:h>
      <text:p text:style-name="P430">melme acide da impianti di solfonazione, soluzioni di H2SO4 esausto [060101*].</text:p>
      <text:p text:style-name="P291">5.3.1 <text:span text:style-name="T42">Provenienza: </text:span></text:p>
      <text:p text:style-name="P370">industria chimica e petrolchimica.</text:p>
      <text:p text:style-name="P291">5.3.2 <text:span text:style-name="T42">Caratteristiche del rifiuto e valori limite delle sostanze pericolose: </text:span></text:p>
      <text:p text:style-name="P370">liquido viscoso a medio ed elevato contenuto di acido solforico libero o combinato, 1-4 diossano &lt; 700 ppm, Pb &lt; 50 ppm, Cd &lt; 2 ppm, Cu &lt; 10 ppm, As &lt; 0,5 ppm.</text:p>
      <text:p text:style-name="P291">5.3.3 <text:span text:style-name="T42">Attività di recupero: </text:span></text:p>
      <text:p text:style-name="P370">piroscissione con riscaldamento diretto a T 1100°C [R5].</text:p>
      <text:p text:style-name="P291">5.3.4 <text:span text:style-name="T42">Caratteristiche delle materie prime e/o dei prodotti ottenuti: </text:span></text:p>
      <text:p text:style-name="P370">soluzioni di acido solforico nelle forme usualmente commercializzate.</text:p>
      <text:p text:style-name="P41"/>
      <table:table table:name="Tabella196" table:style-name="Tabella196">
        <table:table-column table:style-name="Tabella196.A"/>
        <table:table-column table:style-name="Tabella196.B"/>
        <table:table-column table:style-name="Tabella196.C"/>
        <table:table-column table:style-name="Tabella196.D"/>
        <table:table-row table:style-name="Tabella196.1">
          <table:table-cell table:style-name="Tabella196.A1" office:value-type="string">
            <text:p text:style-name="P344">Attività di recupero</text:p>
          </table:table-cell>
          <table:table-cell table:style-name="Tabella196.A1" office:value-type="string">
            <text:p text:style-name="P344">Codice Rifiuto</text:p>
          </table:table-cell>
          <table:table-cell table:style-name="Tabella196.A1" office:value-type="string">
            <text:p text:style-name="P344">Descrizione</text:p>
          </table:table-cell>
          <table:table-cell table:style-name="Tabella196.D1" office:value-type="string">
            <text:p text:style-name="P344">Quantità massime per impianto</text:p>
            <text:p text:style-name="P344">(t/a)</text:p>
          </table:table-cell>
        </table:table-row>
        <table:table-row table:style-name="Tabella196.2">
          <table:table-cell table:style-name="Tabella196.A2" office:value-type="string">
            <text:p text:style-name="P345">Industria chimica per il recupero delle sostanze inorganiche</text:p>
          </table:table-cell>
          <table:table-cell table:style-name="Tabella196.A2" office:value-type="string">
            <text:p text:style-name="P345">[060101*]</text:p>
          </table:table-cell>
          <table:table-cell table:style-name="Tabella196.A2" office:value-type="string">
            <text:p text:style-name="P345">Melme acide da impianti di solfonazione,</text:p>
            <text:p text:style-name="P345">soluzioni di H2SO4 esausto</text:p>
          </table:table-cell>
          <table:table-cell table:style-name="Tabella196.D2" office:value-type="string">
            <text:p text:style-name="P347">3.100</text:p>
          </table:table-cell>
        </table:table-row>
      </table:table>
      <text:p text:style-name="P46"/>
      <text:h text:style-name="P447" text:outline-level="1">5.4 Tipologia: </text:h>
      <text:p text:style-name="P430">soluzioni esauste di acido solforico [060101*].</text:p>
      <text:p text:style-name="P291">5.4.1 <text:span text:style-name="T42">Provenienza: </text:span></text:p>
      <text:p text:style-name="P370">industria chimica e petrolifera.</text:p>
      <text:p text:style-name="P292"><text:span text:style-name="T39">5.4.2 </text:span><text:span text:style-name="T40">Caratteristiche del rifiuto e valori limite delle sostanze pericolose:</text:span><text:span text:style-name="T42"> </text:span></text:p>
      <text:p text:style-name="P370">soluzioni di acido solforico al 70% con eventuale presenza di acidi solfonici e solfati &lt; 5%.</text:p>
      <text:p text:style-name="P291">5.4.3 <text:span text:style-name="T42">Attività di recupero: </text:span></text:p>
      <text:p text:style-name="P370">industria chimica per la produzione di acido solforico [R5].</text:p>
      <text:p text:style-name="P291">5.4.4 <text:span text:style-name="T42">Caratteristiche delle materie prime e/o dei prodotti ottenuti: </text:span></text:p>
      <text:p text:style-name="P370">acido solforico nelle forme usualmente commercializzate.</text:p>
      <text:p text:style-name="P41"/>
      <table:table table:name="Tabella195" table:style-name="Tabella195">
        <table:table-column table:style-name="Tabella195.A"/>
        <table:table-column table:style-name="Tabella195.B"/>
        <table:table-column table:style-name="Tabella195.C"/>
        <table:table-column table:style-name="Tabella195.D"/>
        <table:table-row table:style-name="Tabella195.1">
          <table:table-cell table:style-name="Tabella195.A1" office:value-type="string">
            <text:p text:style-name="P344">Attività di recupero</text:p>
          </table:table-cell>
          <table:table-cell table:style-name="Tabella195.A1" office:value-type="string">
            <text:p text:style-name="P344">Codice Rifiuto</text:p>
          </table:table-cell>
          <table:table-cell table:style-name="Tabella195.A1" office:value-type="string">
            <text:p text:style-name="P344">Descrizione</text:p>
          </table:table-cell>
          <table:table-cell table:style-name="Tabella195.D1" office:value-type="string">
            <text:p text:style-name="P344">Quantità massime per impianto</text:p>
            <text:p text:style-name="P344">(t/a)</text:p>
          </table:table-cell>
        </table:table-row>
        <table:table-row table:style-name="Tabella195.2">
          <table:table-cell table:style-name="Tabella195.A2" office:value-type="string">
            <text:p text:style-name="P345">Industria chimica per il recupero delle sostanze inorganiche</text:p>
          </table:table-cell>
          <table:table-cell table:style-name="Tabella195.A2" office:value-type="string">
            <text:p text:style-name="P345">[060101*]</text:p>
          </table:table-cell>
          <table:table-cell table:style-name="Tabella195.A2" office:value-type="string">
            <text:p text:style-name="P345">Soluzioni esauste di acido solforico</text:p>
          </table:table-cell>
          <table:table-cell table:style-name="Tabella195.D2" office:value-type="string">
            <text:p text:style-name="P347">5.100</text:p>
          </table:table-cell>
        </table:table-row>
      </table:table>
      <text:p text:style-name="P46"/>
      <text:h text:style-name="P447" text:outline-level="1">5.5 Tipologia: </text:h>
      <text:p text:style-name="P430">soluzioni acide reflue di ioni cloruro [110105*].</text:p>
      <text:p text:style-name="P291">5.5.1 <text:span text:style-name="T42">Provenienza: </text:span></text:p>
      <text:p text:style-name="P370">decapaggio di attrezzature e/o manufatti metallici.</text:p>
      <text:p text:style-name="P291">5.5.2 <text:span text:style-name="T42">Caratteristiche del rifiuto e valori limite delle sostanze pericolose: </text:span></text:p>
      <text:p text:style-name="P370">soluzioni acide con ZnCl2 &gt; 200 g/l; soluzioni acide di FeCl2 &gt; 200 g/l; soluzioni acide con NiCl2 &gt; 200 g/l; soluzioni acide di cloruro di cromo &gt; 200 g/l; soluzioni acide di CuCl2 &gt; 200 g/l. Le soluzioni contengono impurezze di ossidi di ferro.</text:p>
      <text:p text:style-name="P291">5.5.3 <text:span text:style-name="T42">Attività di recupero: </text:span></text:p>
      <text:p text:style-name="P370">separazione chimico-fisica delle impurezze; separazione delle particelle solide mediante vaporizzazione della soluzione per l'ottenimento di soluzioni di acido cloridrico e soluzioni di cloruro di zinco [R5].</text:p>
      <text:p text:style-name="P291">5.5.4 <text:span text:style-name="T42">Caratteristiche delle materie prime e/o dei prodotti ottenuti: </text:span></text:p>
      <text:p text:style-name="P370">soluzione di cloruro di zinco e soluzioni di acido cloridrico con titolo 24-26% in HC1 nelle forme usualmente commercializzate.</text:p>
      <text:p text:style-name="P42"/>
      <table:table table:name="Tabella194" table:style-name="Tabella194">
        <table:table-column table:style-name="Tabella194.A"/>
        <table:table-column table:style-name="Tabella194.B"/>
        <table:table-column table:style-name="Tabella194.C"/>
        <table:table-column table:style-name="Tabella194.D"/>
        <table:table-row table:style-name="Tabella194.1">
          <table:table-cell table:style-name="Tabella194.A1" office:value-type="string">
            <text:p text:style-name="P344">Attività di recupero</text:p>
          </table:table-cell>
          <table:table-cell table:style-name="Tabella194.A1" office:value-type="string">
            <text:p text:style-name="P344">Codice Rifiuto</text:p>
          </table:table-cell>
          <table:table-cell table:style-name="Tabella194.A1" office:value-type="string">
            <text:p text:style-name="P344">Descrizione</text:p>
          </table:table-cell>
          <table:table-cell table:style-name="Tabella194.D1" office:value-type="string">
            <text:p text:style-name="P344">Quantità massime per impianto</text:p>
            <text:p text:style-name="P344">(t/a)</text:p>
          </table:table-cell>
        </table:table-row>
        <table:table-row table:style-name="Tabella194.2">
          <table:table-cell table:style-name="Tabella194.A2" office:value-type="string">
            <text:p text:style-name="P345">Industria chimica per il recupero delle sostanze inorganiche</text:p>
          </table:table-cell>
          <table:table-cell table:style-name="Tabella194.A2" office:value-type="string">
            <text:p text:style-name="P345">[110105*]</text:p>
          </table:table-cell>
          <table:table-cell table:style-name="Tabella194.A2" office:value-type="string">
            <text:p text:style-name="P345">Soluzioni acide reflue di ioni cloruro</text:p>
          </table:table-cell>
          <table:table-cell table:style-name="Tabella194.D2" office:value-type="string">
            <text:p text:style-name="P347">3.400</text:p>
          </table:table-cell>
        </table:table-row>
      </table:table>
      <text:p text:style-name="P42"/>
      <text:p text:style-name="P46"/>
      <text:p text:style-name="P56">6. REFLUI LIQUIDI A CARATTERE ORGANICO</text:p>
      <text:p text:style-name="P47"/>
      <text:h text:style-name="TIpologia" text:outline-level="1">6.1 Tipologia: </text:h>
      <text:p text:style-name="P430">acque madri acetate [070501*].</text:p>
      <text:p text:style-name="P291">6.1.1 <text:span text:style-name="T42">Provenienza: </text:span></text:p>
      <text:p text:style-name="P370">produzione di sali sodici di antibiotici sterili nell'industria farmaceutica.</text:p>
      <text:p text:style-name="P291">6.1.2 <text:span text:style-name="T42">Caratteristiche del rifiuto e valori limite delle sostanze pericolose: </text:span></text:p>
      <text:p text:style-name="P370">miscela di solventi organici non alogenati costituita da metilacetato 70 - 85%, alcool metilico 5 - 10% e alcool isopropilico 5 - 15%.</text:p>
      <text:p text:style-name="P291">6.1.3 <text:span text:style-name="T42">Attività di recupero: </text:span></text:p>
      <text:p text:style-name="P370">distillazione e rettifica per la purificazione dei singoli solventi [R2].</text:p>
      <text:p text:style-name="P291">6.1.4 <text:span text:style-name="T42">Caratteristiche delle materie prime e/o dei prodotti ottenuti: </text:span></text:p>
      <text:p text:style-name="P370">metilacetato, alcol metilico e alcol isopropilico nelle forme usualmente commercializzate.</text:p>
      <text:p text:style-name="P159"/>
      <table:table table:name="Tabella193" table:style-name="Tabella193">
        <table:table-column table:style-name="Tabella193.A"/>
        <table:table-column table:style-name="Tabella193.B"/>
        <table:table-column table:style-name="Tabella193.C"/>
        <table:table-column table:style-name="Tabella193.D"/>
        <table:table-row table:style-name="Tabella193.1">
          <table:table-cell table:style-name="Tabella193.A1" office:value-type="string">
            <text:p text:style-name="P344">Attività di recupero</text:p>
          </table:table-cell>
          <table:table-cell table:style-name="Tabella193.A1" office:value-type="string">
            <text:p text:style-name="P344">Codice Rifiuto</text:p>
          </table:table-cell>
          <table:table-cell table:style-name="Tabella193.A1" office:value-type="string">
            <text:p text:style-name="P344">Descrizione</text:p>
          </table:table-cell>
          <table:table-cell table:style-name="Tabella193.D1" office:value-type="string">
            <text:p text:style-name="P344">Quantità massime per impianto</text:p>
            <text:p text:style-name="P344">(t/a)</text:p>
          </table:table-cell>
        </table:table-row>
        <table:table-row table:style-name="Tabella193.2">
          <table:table-cell table:style-name="Tabella193.A2" office:value-type="string">
            <text:p text:style-name="P345">Industria chimica per il recupero dei solventi</text:p>
          </table:table-cell>
          <table:table-cell table:style-name="Tabella193.A2" office:value-type="string">
            <text:p text:style-name="P345">[070501*]</text:p>
          </table:table-cell>
          <table:table-cell table:style-name="Tabella193.A2" office:value-type="string">
            <text:p text:style-name="P345">Acque madri acetate</text:p>
          </table:table-cell>
          <table:table-cell table:style-name="Tabella193.D2" office:value-type="string">
            <text:p text:style-name="P347">500</text:p>
          </table:table-cell>
        </table:table-row>
      </table:table>
      <text:h text:style-name="P447" text:outline-level="1">6.2 Tipologia: </text:h>
      <text:p text:style-name="P430">soluzione di acqua e DMF [070201*].</text:p>
      <text:p text:style-name="P291">6.2.1 <text:span text:style-name="T42">Provenienza: </text:span></text:p>
      <text:p text:style-name="P370">industria delle finte pelli poliuretaniche ottenute mediante coagulazione e spalmatura.</text:p>
      <text:p text:style-name="P291">6.2.2 <text:span text:style-name="T42">Caratteristiche del rifiuto e valori limite delle sostanze pericolose: </text:span></text:p>
      <text:p text:style-name="P370">soluzione acquosa a 6.5 &lt; pH &lt; 9, contenente N,N,dimetilformammide &lt; 30%, tracce di glicoli, dioctilftalato, tensioattivi, siliconi coloranti e carbossimetilcellulosa.</text:p>
      <text:p text:style-name="P291">6.2.3 <text:span text:style-name="T42">Attività di recupero: </text:span></text:p>
      <text:p text:style-name="P370">recupero del solvente tramite distillazione mediante rettifica frazionata [R2].</text:p>
      <text:p text:style-name="P291">6.2.4 <text:span text:style-name="T42">Caratteristiche delle materie prime e/o dei prodotti ottenuti: </text:span></text:p>
      <text:p text:style-name="P370">DMF con elevato grado di purezza nelle forme usualmente commercializzate.</text:p>
      <text:p text:style-name="P42"/>
      <table:table table:name="Tabella192" table:style-name="Tabella192">
        <table:table-column table:style-name="Tabella192.A"/>
        <table:table-column table:style-name="Tabella192.B"/>
        <table:table-column table:style-name="Tabella192.C"/>
        <table:table-column table:style-name="Tabella192.D"/>
        <table:table-row table:style-name="Tabella192.1">
          <table:table-cell table:style-name="Tabella192.A1" office:value-type="string">
            <text:p text:style-name="P344">Attività di recupero</text:p>
          </table:table-cell>
          <table:table-cell table:style-name="Tabella192.A1" office:value-type="string">
            <text:p text:style-name="P344">Codice Rifiuto</text:p>
          </table:table-cell>
          <table:table-cell table:style-name="Tabella192.A1" office:value-type="string">
            <text:p text:style-name="P344">Descrizione</text:p>
          </table:table-cell>
          <table:table-cell table:style-name="Tabella192.D1" office:value-type="string">
            <text:p text:style-name="P344">Quantità massime per impianto</text:p>
            <text:p text:style-name="P344">(t/a)</text:p>
          </table:table-cell>
        </table:table-row>
        <table:table-row table:style-name="Tabella192.2">
          <table:table-cell table:style-name="Tabella192.A2" office:value-type="string">
            <text:p text:style-name="P345">Industria chimica per il recupero dei solventi</text:p>
          </table:table-cell>
          <table:table-cell table:style-name="Tabella192.A2" office:value-type="string">
            <text:p text:style-name="P345">[070201*]</text:p>
          </table:table-cell>
          <table:table-cell table:style-name="Tabella192.A2" office:value-type="string">
            <text:p text:style-name="P345">Soluzione di acqua e DMF</text:p>
          </table:table-cell>
          <table:table-cell table:style-name="Tabella192.D2" office:value-type="string">
            <text:p text:style-name="P347">3.000</text:p>
          </table:table-cell>
        </table:table-row>
      </table:table>
      <text:p text:style-name="P46"/>
      <text:h text:style-name="P447" text:outline-level="1">6.3 Tipologia: </text:h>
      <text:p text:style-name="P430">solventi e diluenti esausti [070101*] [070604*] [140602*] [140603*].</text:p>
      <text:p text:style-name="P291">6.3.1 <text:span text:style-name="T42">Provenienza: </text:span></text:p>
      <text:p text:style-name="P370">sgrassaggio pezzi meccanici, pulizia metalli ed operazioni di sverniciatura, lavaggio macchine per la verniciatura e produzione di similpelle, tintolavanderia; industria elettronica.</text:p>
      <text:p text:style-name="P291">6.3.2 <text:span text:style-name="T42">Caratteristiche del rifiuto e valori limite delle sostanze pericolose: </text:span></text:p>
      <text:p text:style-name="P370">soluzioni costituite dall'80% in peso da solventi o diluenti anche clorurati; soluzioni acquose monocomponenti contenenti il 20% in peso di solvente; tali soluzioni possono contenere solventi aromatici (es.: xilolo e toluolo) &lt; 50%, oli o grassi e vernici &lt; 15%, Pb &lt; 5.000 ppm, Cu &lt; 500 ppm, Cr &lt; 500 ppm e Cd &lt; 50 ppm; soluzioni acquose di alcool isopropilico con titolo minimo del 94%.</text:p>
      <text:p text:style-name="P291">6.3.3 <text:span text:style-name="T42">Attività di recupero:</text:span></text:p>
      <text:p text:style-name="P434">a) rigenerazione mediante distillazione [R2];</text:p>
      <text:p text:style-name="P434">b) riutilizzazione diretta come solventi per impieghi che richiedono un minor grado di purezza del solvente [R2].</text:p>
      <text:p text:style-name="P291">6.3.4 <text:span text:style-name="T42">Caratteristiche delle materie prime e/o dei prodotti ottenuti: </text:span></text:p>
      <text:p text:style-name="P370">solventi e diluenti nelle forme usualmente commercializzate.</text:p>
      <text:p text:style-name="P42"/>
      <table:table table:name="Tabella191" table:style-name="Tabella191">
        <table:table-column table:style-name="Tabella191.A"/>
        <table:table-column table:style-name="Tabella191.B"/>
        <table:table-column table:style-name="Tabella191.C"/>
        <table:table-column table:style-name="Tabella191.D"/>
        <table:table-row table:style-name="Tabella191.1">
          <table:table-cell table:style-name="Tabella191.A1" office:value-type="string">
            <text:p text:style-name="P344">Attività di recupero</text:p>
          </table:table-cell>
          <table:table-cell table:style-name="Tabella191.A1" office:value-type="string">
            <text:p text:style-name="P344">Codice Rifiuto</text:p>
          </table:table-cell>
          <table:table-cell table:style-name="Tabella191.A1" office:value-type="string">
            <text:p text:style-name="P344">Descrizione</text:p>
          </table:table-cell>
          <table:table-cell table:style-name="Tabella191.D1" office:value-type="string">
            <text:p text:style-name="P344">Quantità massime per impianto</text:p>
            <text:p text:style-name="P344">(t/a)</text:p>
          </table:table-cell>
        </table:table-row>
        <table:table-row table:style-name="Tabella191.2">
          <table:table-cell table:style-name="Tabella191.A2" office:value-type="string">
            <text:p text:style-name="P345">Industria chimica per il recupero dei solventi</text:p>
          </table:table-cell>
          <table:table-cell table:style-name="Tabella191.A2" office:value-type="string">
            <text:p text:style-name="P345">[070101*] [070604*] [140602*] [140603*]</text:p>
          </table:table-cell>
          <table:table-cell table:style-name="Tabella191.A2" office:value-type="string">
            <text:p text:style-name="P345">Solventi e diluenti esausti</text:p>
          </table:table-cell>
          <table:table-cell table:style-name="Tabella191.D2" office:value-type="string">
            <text:p text:style-name="P347">4.000</text:p>
          </table:table-cell>
        </table:table-row>
      </table:table>
      <text:p text:style-name="P46"/>
      <text:h text:style-name="P447" text:outline-level="1">6.4 Tipologia: </text:h>
      <text:p text:style-name="P430">soluzioni residue di bassobollenti clorurati [070707*].</text:p>
      <text:p text:style-name="P291">6.4.1 <text:span text:style-name="T42">Provenienza: </text:span></text:p>
      <text:p text:style-name="P158">produzione di CVM (vinilcloruro monomero).</text:p>
      <text:p text:style-name="P291">6.4.2 <text:span text:style-name="T42">Caratteristiche del rifiuto e valori limite delle sostanze pericolose: </text:span></text:p>
      <text:p text:style-name="P370">soluzioni organiche a base di cloroformio &lt; 31%, 1-2dicloroetano &lt; 53%, 1-1dicloroetano &lt; 19%, tetracloruro di carbonio &lt; 22% e contenenti cloruro di vinile monomero &lt; 0,9%, ossido di etilene &lt; 0,3%, cloruro di etile &lt; 3%, 2 cloropropano &lt; 0,15%, 1-1-dicloroetilene &lt; 5%, cloruro di metilene &lt; 0,5%, 1cloropropano &lt; 0,08%, 1- 2dicloroetilene trans &lt; 4,4%,, cloroprene &lt; 0,9%, 1-2dicloroetilene cis &lt; 1,6%, benzene &lt; 1,8%, 1- 1tricloroetano &lt; 0,1%, trielina &lt; 0,9%, 1-1-2tricloroetano &lt; 1,5%, percloroetilene &lt; 0,3%, 1-1-2- 2tetracloroetano &lt; 0,1%, 1-1-1-2tetracloroetano &lt; 0,03%, pentacloroetano &lt; 0,05%; contenenti PCB, PCT s 25 ppm e PCDD 2,5 ppb.</text:p>
      <text:p text:style-name="P291">6.4.3 <text:span text:style-name="T42">Attività di recupero: </text:span></text:p>
      <text:p text:style-name="P370">produzione di percloroetilene e tetracloruro di carbonio in sostituzione del cloro [R2].</text:p>
      <text:p text:style-name="P291">6.4.4 <text:span text:style-name="T42">Caratteristiche delle materie prime e/o dei prodotti ottenuti: </text:span></text:p>
      <text:p text:style-name="P370">percloroetilene e tetracloruro di carbonio nelle forme usualmente commercializzate.</text:p>
      <text:p text:style-name="P41"/>
      <table:table table:name="Tabella190" table:style-name="Tabella190">
        <table:table-column table:style-name="Tabella190.A"/>
        <table:table-column table:style-name="Tabella190.B"/>
        <table:table-column table:style-name="Tabella190.C"/>
        <table:table-column table:style-name="Tabella190.D"/>
        <table:table-row table:style-name="Tabella190.1">
          <table:table-cell table:style-name="Tabella190.A1" office:value-type="string">
            <text:p text:style-name="P344">Attività di recupero</text:p>
          </table:table-cell>
          <table:table-cell table:style-name="Tabella190.A1" office:value-type="string">
            <text:p text:style-name="P344">Codice Rifiuto</text:p>
          </table:table-cell>
          <table:table-cell table:style-name="Tabella190.A1" office:value-type="string">
            <text:p text:style-name="P344">Descrizione</text:p>
          </table:table-cell>
          <table:table-cell table:style-name="Tabella190.D1" office:value-type="string">
            <text:p text:style-name="P344">Quantità massime per impianto</text:p>
            <text:p text:style-name="P344">(t/a)</text:p>
          </table:table-cell>
        </table:table-row>
        <table:table-row table:style-name="Tabella190.2">
          <table:table-cell table:style-name="Tabella190.A2" office:value-type="string">
            <text:p text:style-name="P345">Industria chimica per il recupero delle sostanze organiche</text:p>
          </table:table-cell>
          <table:table-cell table:style-name="Tabella190.A2" office:value-type="string">
            <text:p text:style-name="P345">[070707*]</text:p>
          </table:table-cell>
          <table:table-cell table:style-name="Tabella190.A2" office:value-type="string">
            <text:p text:style-name="P345">Soluzioni residue di bassobollenti clorurati</text:p>
          </table:table-cell>
          <table:table-cell table:style-name="Tabella190.D2" office:value-type="string">
            <text:p text:style-name="P347">500</text:p>
          </table:table-cell>
        </table:table-row>
      </table:table>
      <text:p text:style-name="P46"/>
      <text:h text:style-name="P451" text:outline-level="1">6.5 Tipologia: </text:h>
      <text:p text:style-name="P432">miscele acque-idrocarburi provenienti dalla pulizia delle navi [130403 *].</text:p>
      <text:p text:style-name="P293">6.5.1 <text:span text:style-name="T42">Provenienza: </text:span></text:p>
      <text:p text:style-name="P376">pulizia di cisterne delle navi contenenti idrocarburi.</text:p>
      <text:p text:style-name="P293">6.5.2 <text:span text:style-name="T42">Caratteristiche del rifiuto e valori limite delle sostanze pericolose: </text:span></text:p>
      <text:p text:style-name="P376">miscela di acqua e idrocarburi compresi tra 30-70%, con presenza di frazioni metalliche ferrose e non ferrose.</text:p>
      <text:p text:style-name="P293">6.5.3 <text:span text:style-name="T42">Attività di recupero: </text:span></text:p>
      <text:p text:style-name="P376">messa in riserva [R13*] per la separazione fisica della miscela acqua-idrocarburi per decantazione; trattamento successivo di centrifugazione e miscelazione con oli combustibili densi [R3].</text:p>
      <text:p text:style-name="P293">6.5.4 <text:span text:style-name="T42">Caratteristiche delle materie prime e/o dei prodotti ottenuti: </text:span></text:p>
      <text:p text:style-name="P376">combustibili con caratteristiche conformi alla norma UNI - CTI 6579 e al DPCM 2 ottobre 1995 e successive modifiche.</text:p>
      <text:p text:style-name="P48"/>
      <text:h text:style-name="P450" text:outline-level="1">6.6 Tipologia: </text:h>
      <text:p text:style-name="P431">acque di sentina delle navi: [13 04 01*] [13 04 03*].</text:p>
      <text:p text:style-name="P290"><text:span text:style-name="T82">6.6.1 </text:span>Provenienza: </text:p>
      <text:p text:style-name="P372">sentina delle navi.</text:p>
      <text:p text:style-name="P290"><text:span text:style-name="T82">6.6.2 </text:span>Caratteristiche del rifiuto: </text:p>
      <text:p text:style-name="P372">miscele di acqua emulsionata con residui oleosi, idrocarburi ed impurezze</text:p>
      <text:p text:style-name="P290"><text:span text:style-name="T82">6.6.3 </text:span>Attività di recupero: </text:p>
      <text:p text:style-name="P372">messa in riserva (R13) per la separazione fisica della miscela acqua-idrocarburi per decantazione e trattamento successivo di centrifugazione e miscelazione con oli combustibili [R3] in impianti non operanti ai sensi del Regio decreto 30 marzo 1942, n. 327, definito come Codice della Navigazione.</text:p>
      <text:p text:style-name="P290"><text:span text:style-name="T82">6.6.4</text:span> Caratteristiche delle materie prime e/o dei prodotti ottenuti: </text:p>
      <text:p text:style-name="P372">combustibili con caratteristiche conformi alla norma UNI-CTI 6579 e al decreto del Presidente del Consiglio dei Ministri 8 marzo 2002 e successive modifiche.</text:p>
      <text:p text:style-name="P373"/>
      <table:table table:name="Tabella214" table:style-name="Tabella214">
        <table:table-column table:style-name="Tabella214.A"/>
        <table:table-column table:style-name="Tabella214.B"/>
        <table:table-column table:style-name="Tabella214.C"/>
        <table:table-column table:style-name="Tabella214.D"/>
        <table:table-row table:style-name="Tabella214.1">
          <table:table-cell table:style-name="Tabella214.A1" office:value-type="string">
            <text:p text:style-name="P348">Attività di recupero</text:p>
          </table:table-cell>
          <table:table-cell table:style-name="Tabella214.A1" office:value-type="string">
            <text:p text:style-name="P348">Codice Rifiuto</text:p>
          </table:table-cell>
          <table:table-cell table:style-name="Tabella214.A1" office:value-type="string">
            <text:p text:style-name="P348">Descrizione</text:p>
          </table:table-cell>
          <table:table-cell table:style-name="Tabella214.D1" office:value-type="string">
            <text:p text:style-name="P348">Quantità massime per impianto</text:p>
            <text:p text:style-name="P348">(t/a)</text:p>
          </table:table-cell>
        </table:table-row>
        <table:table-row table:style-name="Tabella214.2">
          <table:table-cell table:style-name="Tabella214.A2" office:value-type="string">
            <text:p text:style-name="P353">Recupero rifiuti portuali</text:p>
          </table:table-cell>
          <table:table-cell table:style-name="Tabella214.A2" office:value-type="string">
            <text:p text:style-name="P354">[130401*]</text:p>
            <text:p text:style-name="P354">[130403*]</text:p>
          </table:table-cell>
          <table:table-cell table:style-name="Tabella214.A2" office:value-type="string">
            <text:p text:style-name="P354">Acque di sentina delle navi</text:p>
          </table:table-cell>
          <table:table-cell table:style-name="Tabella214.D2" office:value-type="string">
            <text:p text:style-name="P355">20.000</text:p>
          </table:table-cell>
        </table:table-row>
      </table:table>
      <text:p text:style-name="P373"/>
      <text:p text:style-name="P56">7. ALTRI RIFIUTI</text:p>
      <text:p text:style-name="P47"/>
      <text:h text:style-name="TIpologia" text:outline-level="1">7.1 Tipologia: </text:h>
      <text:p text:style-name="P430">carboni attivi esausti</text:p>
      <text:p text:style-name="P430">[060702*] [061302*] [190110*] [070109*] [070110*] [070209*] [070210*] [070309*] [070310*] [070409*] [070410*] [070509*] [070510*] [070609*] [070610*] [070709*] [070710*].</text:p>
      <text:p text:style-name="P291">7.1.1 <text:span text:style-name="T42">Provenienza: </text:span></text:p>
      <text:p text:style-name="P370">processi produttivi industriali e artigianali, incenerimento o pirolisi rifiuti urbani e</text:p>
      <text:p text:style-name="P370">assimilati.</text:p>
      <text:p text:style-name="P291">7.1.2 <text:span text:style-name="T42">Caratteristiche del rifiuto e valori limite delle sostanze pericolose: </text:span></text:p>
      <text:p text:style-name="P370">granulato solido con presenza di sostanze inorganiche ed organiche adsorbite identificate come sostanze pericolose, molto tossiche, tossiche e nocive ai sensi della direttiva 67/548 e successive modifiche, in concentrazioni inferiori a quelle stabilite nell'art. 1 della decisione 94/904 del 12 dicembre 1994.</text:p>
      <text:p text:style-name="P291">7.1.3 <text:span text:style-name="T42">Attività di recupero: </text:span></text:p>
      <text:p text:style-name="P370">trattamento termico di rigenerazione diretta. Le partite di carboni attivi esausti provenienti da processi produttivi diversi devono essere rigenerate separatamente [R5].</text:p>
      <text:p text:style-name="P291">7.1.4 <text:span text:style-name="T42">Caratteristiche delle materie prime e/o dei prodotti ottenuti: </text:span></text:p>
      <text:p text:style-name="P370">carboni attivi riattivati, riutilizzabili esclusivamente nello stesso processo produttivo di provenienza o similare.</text:p>
      <text:p text:style-name="P46"/>
      <table:table table:name="Tabella188" table:style-name="Tabella188">
        <table:table-column table:style-name="Tabella188.A"/>
        <table:table-column table:style-name="Tabella188.B"/>
        <table:table-column table:style-name="Tabella188.C"/>
        <table:table-column table:style-name="Tabella188.D"/>
        <table:table-row table:style-name="Tabella188.1">
          <table:table-cell table:style-name="Tabella188.A1" office:value-type="string">
            <text:p text:style-name="P344">Attività di recupero</text:p>
          </table:table-cell>
          <table:table-cell table:style-name="Tabella188.A1" office:value-type="string">
            <text:p text:style-name="P344">Codice Rifiuto</text:p>
          </table:table-cell>
          <table:table-cell table:style-name="Tabella188.A1" office:value-type="string">
            <text:p text:style-name="P344">Descrizione</text:p>
          </table:table-cell>
          <table:table-cell table:style-name="Tabella188.D1" office:value-type="string">
            <text:p text:style-name="P344">Quantità massime per impianto</text:p>
            <text:p text:style-name="P344">(t/a)</text:p>
          </table:table-cell>
        </table:table-row>
        <table:table-row table:style-name="Tabella188.1">
          <table:table-cell table:style-name="Tabella188.A2" office:value-type="string">
            <text:p text:style-name="P345">Industria chimica per il recupero delle sostanze organiche</text:p>
          </table:table-cell>
          <table:table-cell table:style-name="Tabella188.A2" office:value-type="string">
            <text:p text:style-name="P345">[061302*] [070602*] [190110*] [070109*] [070110*] [070209*] [070210*] [070309*] [070310*] [070409*] [070410*] [070509*] [070510*] [070609*] [070610*] [070709*] [070710*]</text:p>
          </table:table-cell>
          <table:table-cell table:style-name="Tabella188.A2" office:value-type="string">
            <text:p text:style-name="P345">Carboni attivi esausti</text:p>
          </table:table-cell>
          <table:table-cell table:style-name="Tabella188.D2" office:value-type="string">
            <text:p text:style-name="P347">10.700</text:p>
          </table:table-cell>
        </table:table-row>
      </table:table>
      <text:h text:style-name="P447" text:outline-level="1">7.2 Tipologia: </text:h>
      <text:p text:style-name="P430">morchie di verniciatura [080111*] [080121*].</text:p>
      <text:p text:style-name="P291">7.2.1 <text:span text:style-name="T42">Provenienza: </text:span></text:p>
      <text:p text:style-name="P370">industria del legno; industria del mobile in genere; falegnameria, carpenteria e carrozzeria; industria dell'alluminio, industria automobilistica.</text:p>
      <text:p text:style-name="P291">7.2.2<text:span text:style-name="T42"> Caratteristiche del rifiuto e valori limite delle sostanze pericolose: </text:span></text:p>
      <text:p text:style-name="P370">resina poliestere e/o fenolica contenente solventi in concentrazione minima del 15%.</text:p>
      <text:p text:style-name="P291">7.2.3 <text:span text:style-name="T42">Attività di recupero: </text:span></text:p>
      <text:p text:style-name="P370">distillazione per il recupero del solvente [R2].</text:p>
      <text:p text:style-name="P291">7.2.4 <text:span text:style-name="T42">Caratteristiche delle materie prime e/o dei prodotti ottenuti: </text:span></text:p>
      <text:p text:style-name="P370">solventi nelle forme usualmente commercializzate.</text:p>
      <text:p text:style-name="P371"/>
      <table:table table:name="Tabella187" table:style-name="Tabella187">
        <table:table-column table:style-name="Tabella187.A"/>
        <table:table-column table:style-name="Tabella187.B"/>
        <table:table-column table:style-name="Tabella187.C"/>
        <table:table-column table:style-name="Tabella187.D"/>
        <table:table-row table:style-name="Tabella187.1">
          <table:table-cell table:style-name="Tabella187.A1" office:value-type="string">
            <text:p text:style-name="P344">Attività di recupero</text:p>
          </table:table-cell>
          <table:table-cell table:style-name="Tabella187.A1" office:value-type="string">
            <text:p text:style-name="P344">Codice Rifiuto</text:p>
          </table:table-cell>
          <table:table-cell table:style-name="Tabella187.A1" office:value-type="string">
            <text:p text:style-name="P344">Descrizione</text:p>
          </table:table-cell>
          <table:table-cell table:style-name="Tabella187.D1" office:value-type="string">
            <text:p text:style-name="P344">Quantità massime per impianto</text:p>
            <text:p text:style-name="P344">(t/a)</text:p>
          </table:table-cell>
        </table:table-row>
        <table:table-row table:style-name="Tabella187.1">
          <table:table-cell table:style-name="Tabella187.A2" office:value-type="string">
            <text:p text:style-name="P346">Industria chimica per il recupero dei solventi</text:p>
          </table:table-cell>
          <table:table-cell table:style-name="Tabella187.A2" office:value-type="string">
            <text:p text:style-name="P345">[080111*] [080121*]</text:p>
          </table:table-cell>
          <table:table-cell table:style-name="Tabella187.A2" office:value-type="string">
            <text:p text:style-name="P345">Morchie di verniciatura</text:p>
          </table:table-cell>
          <table:table-cell table:style-name="Tabella187.D2" office:value-type="string">
            <text:p text:style-name="P347">20</text:p>
          </table:table-cell>
        </table:table-row>
      </table:table>
      <text:h text:style-name="P447" text:outline-level="1">7.3 Tipologia: </text:h>
      <text:p text:style-name="P430">idrossido di calcio [060201*].</text:p>
      <text:p text:style-name="P292"><text:span text:style-name="T39">7.3.1 </text:span><text:span text:style-name="T40">Provenienza:</text:span><text:span text:style-name="T45"> </text:span></text:p>
      <text:p text:style-name="P370">industria chimica per la produzione di acetilene da carburo di Ca.</text:p>
      <text:p text:style-name="P291">7.3.2 <text:span text:style-name="T42">Caratteristiche del rifiuto: </text:span></text:p>
      <text:p text:style-name="P370">idrossido di calcio disperso in acqua con titolo minimo del 30%, pH 10,5 - 12,5.</text:p>
      <text:p text:style-name="P291">7.3.3 <text:span text:style-name="T42">Attività di recupero:</text:span></text:p>
      <text:p text:style-name="P434">a) neutralizzazione di acque reflue acide o soluzioni acide [R5];</text:p>
      <text:p text:style-name="P434">b) correttore di pH [R5].</text:p>
      <text:p text:style-name="P36"/>
      <table:table table:name="Tabella186" table:style-name="Tabella186">
        <table:table-column table:style-name="Tabella186.A"/>
        <table:table-column table:style-name="Tabella186.B"/>
        <table:table-column table:style-name="Tabella186.C"/>
        <table:table-column table:style-name="Tabella186.D"/>
        <table:table-row table:style-name="Tabella186.1">
          <table:table-cell table:style-name="Tabella186.A1" office:value-type="string">
            <text:p text:style-name="P344">Attività di recupero</text:p>
          </table:table-cell>
          <table:table-cell table:style-name="Tabella186.A1" office:value-type="string">
            <text:p text:style-name="P344">Codice Rifiuto</text:p>
          </table:table-cell>
          <table:table-cell table:style-name="Tabella186.A1" office:value-type="string">
            <text:p text:style-name="P344">Descrizione</text:p>
          </table:table-cell>
          <table:table-cell table:style-name="Tabella186.D1" office:value-type="string">
            <text:p text:style-name="P344">Quantità massime per impianto</text:p>
            <text:p text:style-name="P344">(t/a)</text:p>
          </table:table-cell>
        </table:table-row>
        <table:table-row table:style-name="Tabella186.2">
          <table:table-cell table:style-name="Tabella186.A2" office:value-type="string">
            <text:p text:style-name="P349">Recupero come reagenti nella depurazione dei reflui</text:p>
          </table:table-cell>
          <table:table-cell table:style-name="Tabella186.A2" office:value-type="string">
            <text:p text:style-name="P349">[060201*]</text:p>
          </table:table-cell>
          <table:table-cell table:style-name="Tabella186.A2" office:value-type="string">
            <text:p text:style-name="P349">Idrossido di calcio</text:p>
          </table:table-cell>
          <table:table-cell table:style-name="Tabella186.D2" office:value-type="string">
            <text:p text:style-name="P350">2.100</text:p>
          </table:table-cell>
        </table:table-row>
      </table:table>
      <text:p text:style-name="P193">ALLEGATO 1 </text:p>
      <text:p text:style-name="P198">Suballegato 2</text:p>
      <text:p text:style-name="P38">VALORI LIMITE E PRESCRIZIONI PER LE EMISSIONI CONVOGLIATE IN ATMOSFERA DELLE ATTIVITÀ DI RECUPERO DEI RIFIUTI PERICOLOSI</text:p>
      <text:p text:style-name="P42"/>
      <text:p text:style-name="P49">1. Determinazione dei valori limite per le emissioni conseguenti al recupero di materia dai rifiuti pericolosi in processi a freddo</text:p>
      <text:p text:style-name="P43"/>
      <text:p text:style-name="P43">Per i processi a freddo di recupero indicati nel suballegato 1 quali:</text:p>
      <text:p text:style-name="P43">1. deposito</text:p>
      <text:p text:style-name="P43">2. attacchi acidi</text:p>
      <text:p text:style-name="P43">3. estrazioni chimiche e trattamenti depurativi, trattamenti elettrolitici</text:p>
      <text:p text:style-name="P43">4. selezione</text:p>
      <text:p text:style-name="P43">5. macinazione</text:p>
      <text:p text:style-name="P43">6. vagliatura</text:p>
      <text:p text:style-name="P43">7. omogeneizzazione</text:p>
      <text:p text:style-name="P43">i valori limite di emissione per gli agenti inquinanti sono fissati ai valori minimi contenuti nelle disposizioni nazionali legislative, regolamentari e amministrative riferite ai cicli di produzione corrispondenti alle attività di recupero ridotti del 30%. Qualora risultino più restrittivi dei valori minimi nazionali opportunamente ridotti del 30%, si applicano i valori contenuti nelle autorizzazioni ex DPR 203/1988 nel caso in cui, a seguito dell'utilizzo dei rifiuti, non si verifichi un aumento del volume delle emissioni. Qualora tale ultima condizione non sia rispettata si applicano i valori limite contenuti nelle stesse autorizzazioni ex DPR 203/1988 ridotti del 30%.</text:p>
      <text:p text:style-name="P43"/>
      <text:p text:style-name="P49">2. Determinazione dei valori limite per le emissioni conseguenti al recupero di materia dai rifiuti pericolosi in processi termici</text:p>
      <text:p text:style-name="P43"/>
      <text:p text:style-name="P43">2.1 Per i processi termici di recupero indicati nel suballegato 1 quali:</text:p>
      <text:p text:style-name="P43">1. pirotrattamento</text:p>
      <text:p text:style-name="P43">2. pirolisi e piroscissione</text:p>
      <text:p text:style-name="P43">3. trattamenti termici</text:p>
      <text:p text:style-name="P43">4. cicli metallurgici primari e secondari e idrometallurgici</text:p>
      <text:p text:style-name="P43">5. raffinazione metallurgica</text:p>
      <text:p text:style-name="P43">6. produzione sostanze chimiche</text:p>
      <text:p text:style-name="P43">7. cicli metallurgici in cui il residuo è utilizzato come correttivo o riducente</text:p>
      <text:p text:style-name="P43">8. strippaggio di idrocarburi</text:p>
      <text:p text:style-name="P43">9. distillazione e rettifica di solventi</text:p>
      <text:p text:style-name="P43">i valori limite per ciascun agente inquinante e per il monossido di carbonio presenti nelle emissioni risultanti dal recupero di rifiuti pericolosi sono convenzionalmente calcolati in base alla percentuale di rifiuto impiegata nel ciclo produttivo rispetto al totale della materia alimentata all'impianto secondo la formula seguente:</text:p>
      <text:p text:style-name="P44">C = <text:span text:style-name="T85">[(A rifiuti x C rifiuti + A processo x C processo)</text:span></text:p>
      <text:p text:style-name="P44"><text:tab/>(A rifiuto + A processo)]</text:p>
      <text:p text:style-name="P443"><text:span text:style-name="T86">A rifiuto </text:span><text:span text:style-name="T83">=<text:tab/>quantità semioraria (espressa in massa) dei rifiuti pericolosi alimentati all'impianto corrispondente alla quantità massima prevista nella comunicazione.</text:span></text:p>
      <text:p text:style-name="P443"><text:span text:style-name="T86">C rifiuti </text:span><text:span text:style-name="T83">=<text:tab/>valori limite di emissione stabiliti nella successiva tabella.</text:span></text:p>
      <text:p text:style-name="P443"><text:span text:style-name="T86">A processo </text:span><text:span text:style-name="T83">=<text:tab/>quantità semioraria (espressa in massa) di materia alimentata all'impianto (esclusi i rifiuti) corrispondente alla quantità minima prevista nella comunicazione.</text:span></text:p>
      <text:p text:style-name="P443"><text:span text:style-name="T86">C processo </text:span><text:span text:style-name="T83">=<text:tab/>valori limite di emissione per gli agenti inquinanti e del monossido di carbonio nei gas emessi dagli impianti quando vengono utilizzate materie prime tradizionali ovvero materie prime e prodotti (esclusi i rifiuti) conformi ai valori minimi contenuti nelle disposizioni </text:span><text:soft-page-break/><text:span text:style-name="T83">nazionali legislative, regolamentari e amministrative ridotti del 30%. Qualora siano più restrittivi si applicano i valori limite contenuti nelle autorizzazioni ex DPR 203/1988, secondo quanto previsto al punto 1 del presente allegato. Se i valori degli inquinanti e di CO e COT non sono fissati si utilizzano le emissioni reali ridotte del 30%. I valori di </text:span><text:span text:style-name="T86">C </text:span><text:span text:style-name="T83">processo sono riferiti allo stesso tempo di mediazione previsto alla successiva tabella.</text:span></text:p>
      <text:p text:style-name="P443"><text:span text:style-name="T86">C </text:span><text:span text:style-name="T83">=<text:tab/>valore limite totale delle emissioni per CO e per gli altri inquinanti riferiti ai 30 minuti.</text:span></text:p>
      <text:p text:style-name="P43"/>
      <text:p text:style-name="P40"><text:span text:style-name="T83">I valori di </text:span><text:span text:style-name="T86">A </text:span><text:span text:style-name="T83">rifiuto e </text:span><text:span text:style-name="T86">A </text:span><text:span text:style-name="T83">processo devono essere misurati con riferimento alla semiora e archiviati in un apposito sistema informativo.</text:span></text:p>
      <text:p text:style-name="P43">Le procedure di acquisizione, validazione elaborazione ed archiviazione dovranno essere conformi a quanto indicato nel DM 21 dicembre 1995.</text:p>
      <text:p text:style-name="P43"/>
      <text:p text:style-name="P43">2.2 TABELLA</text:p>
      <text:p text:style-name="P43">Durante il funzionamento degli impianti non devono essere superati</text:p>
      <text:p text:style-name="P321">a) valori medi giornalieri</text:p>
      <table:table table:name="Tabella182" table:style-name="Tabella182">
        <table:table-column table:style-name="Tabella182.A"/>
        <table:table-column table:style-name="Tabella182.B"/>
        <table:table-row>
          <table:table-cell table:style-name="Tabella182.A1" office:value-type="string">
            <text:p text:style-name="P324">1) polvere totale</text:p>
          </table:table-cell>
          <table:table-cell table:style-name="Tabella182.A1" office:value-type="string">
            <text:p text:style-name="P421">10 mg/m<text:span text:style-name="T52">3</text:span></text:p>
          </table:table-cell>
        </table:table-row>
        <table:table-row>
          <table:table-cell table:style-name="Tabella182.A1" office:value-type="string">
            <text:p text:style-name="P324">2) sostanze organiche sotto forma di gas e vapori, espresse come carbonio organico totale (COT)</text:p>
          </table:table-cell>
          <table:table-cell table:style-name="Tabella182.A1" office:value-type="string">
            <text:p text:style-name="P421">10 mg/m<text:span text:style-name="T52">3</text:span></text:p>
          </table:table-cell>
        </table:table-row>
        <table:table-row>
          <table:table-cell table:style-name="Tabella182.A1" office:value-type="string">
            <text:p text:style-name="P324">3) cloruro di idrogeno (HCl)</text:p>
          </table:table-cell>
          <table:table-cell table:style-name="Tabella182.A1" office:value-type="string">
            <text:p text:style-name="P421">10 mg/m<text:span text:style-name="T52">3</text:span></text:p>
          </table:table-cell>
        </table:table-row>
        <table:table-row>
          <table:table-cell table:style-name="Tabella182.A1" office:value-type="string">
            <text:p text:style-name="P324">4) floruro di idrogeno (HF)</text:p>
          </table:table-cell>
          <table:table-cell table:style-name="Tabella182.A1" office:value-type="string">
            <text:p text:style-name="P423">1 mg/m<text:span text:style-name="T58">3</text:span></text:p>
          </table:table-cell>
        </table:table-row>
        <table:table-row>
          <table:table-cell table:style-name="Tabella182.A1" office:value-type="string">
            <text:p text:style-name="P324">5) biossido di zolfo (SO2)</text:p>
          </table:table-cell>
          <table:table-cell table:style-name="Tabella182.A1" office:value-type="string">
            <text:p text:style-name="P423">50 mg/m<text:span text:style-name="T58">3</text:span></text:p>
          </table:table-cell>
        </table:table-row>
        <table:table-row>
          <table:table-cell table:style-name="Tabella182.A1" office:value-type="string">
            <text:p text:style-name="P324">6) Nox</text:p>
          </table:table-cell>
          <table:table-cell table:style-name="Tabella182.A1" office:value-type="string">
            <text:p text:style-name="P423">200 mg/m<text:span text:style-name="T58">3</text:span></text:p>
          </table:table-cell>
        </table:table-row>
      </table:table>
      <text:p text:style-name="P322"/>
      <text:p text:style-name="P322">b) valori medi su 30 minuti:</text:p>
      <table:table table:name="Tabella183" table:style-name="Tabella183">
        <table:table-column table:style-name="Tabella183.A"/>
        <table:table-column table:style-name="Tabella183.B" table:number-columns-repeated="2"/>
        <table:table-row>
          <table:table-cell table:style-name="Tabella183.A1" office:value-type="string">
            <text:p text:style-name="P329"/>
          </table:table-cell>
          <table:table-cell table:style-name="Tabella183.A1" office:value-type="string">
            <text:p text:style-name="P30">A</text:p>
          </table:table-cell>
          <table:table-cell table:style-name="Tabella183.A1" office:value-type="string">
            <text:p text:style-name="P30">B</text:p>
          </table:table-cell>
        </table:table-row>
        <table:table-row>
          <table:table-cell table:style-name="Tabella183.A1" office:value-type="string">
            <text:p text:style-name="P325">1) polvere totale</text:p>
          </table:table-cell>
          <table:table-cell table:style-name="Tabella183.B2" office:value-type="string">
            <text:p text:style-name="P422">30 mg/m<text:span text:style-name="T57">3</text:span></text:p>
          </table:table-cell>
          <table:table-cell table:style-name="Tabella183.B2" office:value-type="string">
            <text:p text:style-name="P422">10 mg/m<text:span text:style-name="T57">3</text:span></text:p>
          </table:table-cell>
        </table:table-row>
        <table:table-row>
          <table:table-cell table:style-name="Tabella183.A1" office:value-type="string">
            <text:p text:style-name="P325">2) sostanze organiche sotto forma di gas e vapori, espresse come carbonio organico totale (COT)</text:p>
          </table:table-cell>
          <table:table-cell table:style-name="Tabella183.B2" office:value-type="string">
            <text:p text:style-name="P422">20 mg/m<text:span text:style-name="T57">3</text:span></text:p>
          </table:table-cell>
          <table:table-cell table:style-name="Tabella183.B2" office:value-type="string">
            <text:p text:style-name="P422">10 mg/m<text:span text:style-name="T57">3</text:span></text:p>
          </table:table-cell>
        </table:table-row>
        <table:table-row>
          <table:table-cell table:style-name="Tabella183.A1" office:value-type="string">
            <text:p text:style-name="P325">3) cloruro di idrogeno (HCl)</text:p>
          </table:table-cell>
          <table:table-cell table:style-name="Tabella183.B2" office:value-type="string">
            <text:p text:style-name="P422">60 mg/m<text:span text:style-name="T57">3</text:span></text:p>
          </table:table-cell>
          <table:table-cell table:style-name="Tabella183.B2" office:value-type="string">
            <text:p text:style-name="P422">10 mg/m<text:span text:style-name="T57">3</text:span></text:p>
          </table:table-cell>
        </table:table-row>
        <table:table-row>
          <table:table-cell table:style-name="Tabella183.A1" office:value-type="string">
            <text:p text:style-name="P325">4) floruro di idrogeno (HF)</text:p>
          </table:table-cell>
          <table:table-cell table:style-name="Tabella183.B2" office:value-type="string">
            <text:p text:style-name="P422">4 mg/m<text:span text:style-name="T57">3</text:span></text:p>
          </table:table-cell>
          <table:table-cell table:style-name="Tabella183.B2" office:value-type="string">
            <text:p text:style-name="P422">2 mg/m<text:span text:style-name="T57">3</text:span></text:p>
          </table:table-cell>
        </table:table-row>
        <table:table-row>
          <table:table-cell table:style-name="Tabella183.A1" office:value-type="string">
            <text:p text:style-name="P325">5) biossido di zolfo (SO2)</text:p>
          </table:table-cell>
          <table:table-cell table:style-name="Tabella183.B2" office:value-type="string">
            <text:p text:style-name="P422">200 mg/m<text:span text:style-name="T57">3</text:span></text:p>
          </table:table-cell>
          <table:table-cell table:style-name="Tabella183.B2" office:value-type="string">
            <text:p text:style-name="P422">50 mg/m<text:span text:style-name="T57">3</text:span></text:p>
          </table:table-cell>
        </table:table-row>
        <table:table-row>
          <table:table-cell table:style-name="Tabella183.A1" office:value-type="string">
            <text:p text:style-name="P325">6) Nox</text:p>
          </table:table-cell>
          <table:table-cell table:style-name="Tabella183.B2" office:value-type="string">
            <text:p text:style-name="P422">400 mg/m<text:span text:style-name="T57">3</text:span></text:p>
          </table:table-cell>
          <table:table-cell table:style-name="Tabella183.B2" office:value-type="string">
            <text:p text:style-name="P422">200 mg/m<text:span text:style-name="T57">3</text:span></text:p>
          </table:table-cell>
        </table:table-row>
      </table:table>
      <text:p text:style-name="P322"/>
      <text:p text:style-name="P322">c) valori medi durante il periodo di campionamento di 1 ora</text:p>
      <table:table table:name="Tabella184" table:style-name="Tabella184">
        <table:table-column table:style-name="Tabella184.A"/>
        <table:table-column table:style-name="Tabella184.B"/>
        <table:table-column table:style-name="Tabella184.C"/>
        <table:table-row table:style-name="Tabella184.1">
          <table:table-cell table:style-name="Tabella184.A1" office:value-type="string">
            <text:p text:style-name="P325">1) cadmio e i suoi composti, espressi come cadmio (Cd)</text:p>
          </table:table-cell>
          <table:table-cell table:style-name="Tabella184.B1" office:value-type="string">
            <text:p text:style-name="P440"/>
          </table:table-cell>
          <table:table-cell table:style-name="Tabella184.C1" table:number-rows-spanned="2" office:value-type="string">
            <text:p text:style-name="P186">--- Totale 0,05 mg/m<text:span text:style-name="T57">3</text:span></text:p>
          </table:table-cell>
        </table:table-row>
        <table:table-row table:style-name="Tabella184.1">
          <table:table-cell table:style-name="Tabella184.A1" office:value-type="string">
            <text:p text:style-name="P325">2) Tallio e i suoi composti, espressi come tallio (Tl)</text:p>
          </table:table-cell>
          <table:table-cell table:style-name="Tabella184.B13" office:value-type="string">
            <text:p text:style-name="P440"/>
          </table:table-cell>
          <table:covered-table-cell/>
        </table:table-row>
        <table:table-row table:style-name="Tabella184.1">
          <table:table-cell table:style-name="Tabella184.A1" office:value-type="string">
            <text:p text:style-name="P330">3) Mercurio e i suoi composti, espressi come mercurio (Hg)</text:p>
          </table:table-cell>
          <table:table-cell table:style-name="Tabella184.A1" office:value-type="string">
            <text:p text:style-name="P440"/>
          </table:table-cell>
          <table:table-cell table:style-name="Tabella184.C1" office:value-type="string">
            <text:p text:style-name="P187">--- 0,05 mg/m<text:span text:style-name="T52">3</text:span></text:p>
          </table:table-cell>
        </table:table-row>
        <table:table-row table:style-name="Tabella184.1">
          <table:table-cell table:style-name="Tabella184.A1" office:value-type="string">
            <text:p text:style-name="P325">4) Antimonio e suoi composti, espressi come antimonio (Sb)</text:p>
          </table:table-cell>
          <table:table-cell table:style-name="Tabella184.B1" office:value-type="string">
            <text:p text:style-name="P440"/>
          </table:table-cell>
          <table:table-cell table:style-name="Tabella184.C1" table:number-rows-spanned="10" office:value-type="string">
            <text:p text:style-name="P326">--- Totale da 4 a 13</text:p>
            <text:p text:style-name="P326"><text:tab/>0,5 mg/m<text:span text:style-name="T57">3</text:span></text:p>
          </table:table-cell>
        </table:table-row>
        <table:table-row table:style-name="Tabella184.1">
          <table:table-cell table:style-name="Tabella184.A1" office:value-type="string">
            <text:p text:style-name="P325">5) Arsenico e suoi composti, espressi come arsenico (As)</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6) Piombo e suoi composti, espressi come piombo (Pb)</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7) Cromo e suoi composti, espressi come cromo (Cr)</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8) Cobalto e suoi composti, espressi come cobalto (Co)</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9) Rame e suoi composti, espressi come rame (Cu)</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10) Manganese e suoi composti, espressi come manganese (Mn)</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11) Nichel e suoi composti, espressi come nichel (Ni)</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12)Vanadio e suoi composti, espressi come vanadio (V)</text:p>
          </table:table-cell>
          <table:table-cell table:style-name="Tabella184.B12" office:value-type="string">
            <text:p text:style-name="P440"/>
          </table:table-cell>
          <table:covered-table-cell/>
        </table:table-row>
        <table:table-row table:style-name="Tabella184.1">
          <table:table-cell table:style-name="Tabella184.A1" office:value-type="string">
            <text:p text:style-name="P325">13) Stagno e suoi composti, espressi come stagno (Sn)</text:p>
          </table:table-cell>
          <table:table-cell table:style-name="Tabella184.B13" office:value-type="string">
            <text:p text:style-name="P440"/>
          </table:table-cell>
          <table:covered-table-cell/>
        </table:table-row>
      </table:table>
      <text:p text:style-name="P322"><text:soft-page-break/></text:p>
      <text:p text:style-name="P43">Questi valori medi si applicano anche ai metalli ed ai loro composti presenti nelle emissioni anche in forma di gas e vapori.</text:p>
      <text:p text:style-name="P321"/>
      <text:p text:style-name="P321">d) valori medi durante il periodo di campionamento di 8 ore</text:p>
      <text:p text:style-name="P420">1) Idrocarburi policiclici aromatici IPA 0,01 mg/Nm<text:span text:style-name="T52">3</text:span></text:p>
      <text:p text:style-name="P420">2) PCDD+PCDF (come diossina equivalente) 0,1 ng/Nm<text:span text:style-name="T52">3</text:span></text:p>
      <text:p text:style-name="P43"/>
      <text:p text:style-name="P43">2.3 Durante il funzionamento degli impianti non devono essere superati i seguenti valori limite per le concentrazioni di monossido di carbonio (CO):</text:p>
      <text:p text:style-name="P323"><text:span text:style-name="T86">a</text:span><text:span text:style-name="T83">)<text:tab/>50 mg/Nmc di gas di combustione determinati come valore medio giornaliero;</text:span></text:p>
      <text:p text:style-name="P323"><text:span text:style-name="T86">b</text:span><text:span text:style-name="T83">)<text:tab/>100 mg/Nmc di gas di combustione di tutte le misurazioni determinate come valori medi su 30 minuti.</text:span></text:p>
      <text:p text:style-name="P43"/>
      <text:p text:style-name="P43">2.4 Non si deve tener conto degli agenti inquinanti di CO che non derivano direttamente dalla utilizzazione dei rifiuti come pure di CO se:</text:p>
      <text:p text:style-name="P321">-<text:tab/>maggiori concentrazioni di CO nel gas di combustione sono richieste dal processo di produzione;</text:p>
      <text:p text:style-name="P321">-<text:tab/>il valore di C rifiuti (come precedentemente definito) per le diossine e i furani è rispettato. </text:p>
      <text:p text:style-name="P321"/>
      <text:p text:style-name="P321">2.5 I valori limite di emissione sono rispettati:</text:p>
      <text:p text:style-name="P323"><text:span text:style-name="T83">-<text:tab/>se tutti i valori medi giornalieri non superano i valori limite di emissione stabiliti al paragrafo 2.2 lett. </text:span><text:span text:style-name="T86">a</text:span><text:span text:style-name="T83">) e al paragrafo 2.3 lett. </text:span><text:span text:style-name="T86">a</text:span><text:span text:style-name="T83">) e tutti i valori medi su 30 minuti non superano i valori limite di emissione di cui alla colonna </text:span><text:span text:style-name="T86">A</text:span><text:span text:style-name="T83">, paragrafo 2.2 lett. </text:span><text:span text:style-name="T86">b</text:span><text:span text:style-name="T83">) ovvero il 97% dei valori medi su 30 minuti rilevati nel corso dell'anno non superano i valori limite di emissione di cui alla colonna </text:span><text:span text:style-name="T86">B</text:span><text:span text:style-name="T83">, paragrafo 2.2, lett. </text:span><text:span text:style-name="T86">b</text:span><text:span text:style-name="T83">) e se è rispettata la disposizione di cui al paragrafo 2.3, lett. </text:span><text:span text:style-name="T86">b</text:span><text:span text:style-name="T83">.</text:span></text:p>
      <text:p text:style-name="P323"><text:span text:style-name="T83">-<text:tab/>se tutti i valori medi rilevati nel periodo di campionamento di cui al paragrafo 2.2, lett. </text:span><text:span text:style-name="T86">c</text:span><text:span text:style-name="T83">) e </text:span><text:span text:style-name="T86">d</text:span><text:span text:style-name="T83">), non superano i valori limite di emissione stabiliti in tale capoverso.</text:span></text:p>
      <text:p text:style-name="P43"/>
      <text:p text:style-name="P43">2.6 In ogni caso, tenuto conto dei rifiuti di cui viene effettuato il recupero, il valore limite totale delle emissioni (C) deve essere calcolato in modo da ridurre al minimo le emissioni nell'ambiente.</text:p>
      <text:p text:style-name="P43"/>
      <text:p text:style-name="P43">2.7 Per il tenore di ossigeno di riferimento è comunque fatto salvo quanto disposto dall'art. 3 commi 2 e 5 del DM 12 luglio 1990.</text:p>
      <text:p text:style-name="P43"/>
      <text:p text:style-name="P43">2.8 Per la determinazione delle concentrazioni di massa di diossine e furani si applicano i metodi di misurazione CEN 1948; Per il calcolo del valore di emissione di PCDD+PCDF come diossina equivalente si fa riferimento all'allegato l decreto del Ministro dell'ambiente 25 febbraio 2000, n. 124.</text:p>
      <text:p text:style-name="P43"/>
      <text:p text:style-name="P43">2.9 Il valore limite di emissione per gli idrocarburi policiclici aromatici (IPA) si riferisce alla somma dei seguenti:</text:p>
      <text:p text:style-name="P43">- Benz[a]antracene</text:p>
      <text:p text:style-name="P43">- Dibenz[a,h]antracene</text:p>
      <text:p text:style-name="P43">- Benzo[b]fluorantene</text:p>
      <text:p text:style-name="P43">- Benzo[j]fluorantene</text:p>
      <text:p text:style-name="P43">- Benzo[k]fluorantene</text:p>
      <text:p text:style-name="P43">- Benzo[a]pirene</text:p>
      <text:p text:style-name="P43">- Dibenzo[a,e]pirene</text:p>
      <text:p text:style-name="P43">- Dibenzo[a,h]pirene</text:p>
      <text:p text:style-name="P43">- Dibenzo[a,i]pirene</text:p>
      <text:p text:style-name="P43"><text:soft-page-break/>- Dibenzo[a,l]pirene</text:p>
      <text:p text:style-name="P43">- Indeno [1,2,3 - cd]pirene</text:p>
      <text:p text:style-name="P31"/>
      <text:p text:style-name="P31"/>
      <text:p text:style-name="P195">ALLEGATO 2</text:p>
      <text:p text:style-name="P213"><text:span text:style-name="T87">(N.d.r.: l’allegato 2 1 è anche stato suddiviso riportando in calce alle varie tipologie interessate le relative voci)</text:span> </text:p>
      <text:p text:style-name="P300">DETERMINAZIONE DELLE QUANTITÀ MASSIME DI RIFIUTI PERICOLOSI DESTINATI AL RECUPERO </text:p>
      <text:p text:style-name="P31"/>
      <text:p text:style-name="P31"/>
      <table:table table:name="Tabella185" table:style-name="Tabella185">
        <table:table-column table:style-name="Tabella185.A"/>
        <table:table-column table:style-name="Tabella185.B"/>
        <table:table-column table:style-name="Tabella185.C"/>
        <table:table-column table:style-name="Tabella185.D"/>
        <table:table-column table:style-name="Tabella185.E"/>
        <table:table-header-rows>
          <table:table-row>
            <table:table-cell table:style-name="Tabella185.A1" office:value-type="string">
              <text:p text:style-name="P29">ATTIVITÀ DI RECUPERO</text:p>
            </table:table-cell>
            <table:table-cell table:style-name="Tabella185.A1" office:value-type="string">
              <text:p text:style-name="P29">CODICE ALL.TO</text:p>
              <text:p text:style-name="P29">1</text:p>
            </table:table-cell>
            <table:table-cell table:style-name="Tabella185.A1" office:value-type="string">
              <text:p text:style-name="P29">CODICE CER</text:p>
            </table:table-cell>
            <table:table-cell table:style-name="Tabella185.A1" office:value-type="string">
              <text:p text:style-name="P29">TIPOLOGIE RIFIUTI</text:p>
            </table:table-cell>
            <table:table-cell table:style-name="Tabella185.E1" office:value-type="string">
              <text:p text:style-name="P29">QUANTITÀ</text:p>
              <text:p text:style-name="P29">MASSIME</text:p>
              <text:p text:style-name="P29">PER</text:p>
              <text:p text:style-name="P29">IMPIANTO</text:p>
              <text:p text:style-name="P29">tonnellate/anno</text:p>
            </table:table-cell>
          </table:table-row>
        </table:table-header-rows>
        <table:table-row>
          <table:table-cell table:style-name="Tabella185.A2" table:number-rows-spanned="10" office:value-type="string">
            <text:p text:style-name="P345">Metallurgia</text:p>
            <text:p text:style-name="P345">metalli non ferrosi</text:p>
          </table:table-cell>
          <table:table-cell table:style-name="Tabella185.A2" office:value-type="string">
            <text:p text:style-name="P345">1.1</text:p>
          </table:table-cell>
          <table:table-cell table:style-name="Tabella185.A2" office:value-type="string">
            <text:p text:style-name="P345">[100503*] [100505*] [100404*] [100405*] [100406*] [100603*] [100606*]</text:p>
          </table:table-cell>
          <table:table-cell table:style-name="Tabella185.A2" office:value-type="string">
            <text:p text:style-name="P345">Rifiuti costituiti da ossidi di metalli non ferrosi mescolati o non con ossidi di ferro e altri ossidi minori</text:p>
          </table:table-cell>
          <table:table-cell table:style-name="Tabella185.E2" office:value-type="string">
            <text:p text:style-name="P347">76.600</text:p>
          </table:table-cell>
        </table:table-row>
        <table:table-row>
          <table:covered-table-cell/>
          <table:table-cell table:style-name="Tabella185.A2" office:value-type="string">
            <text:p text:style-name="P345">1.2</text:p>
          </table:table-cell>
          <table:table-cell table:style-name="Tabella185.A2" office:value-type="string">
            <text:p text:style-name="P345">[100603*] [100503*]</text:p>
          </table:table-cell>
          <table:table-cell table:style-name="Tabella185.A2" office:value-type="string">
            <text:p text:style-name="P345">Polveri e scaglie contenenti rame e zinco</text:p>
          </table:table-cell>
          <table:table-cell table:style-name="Tabella185.E2" office:value-type="string">
            <text:p text:style-name="P347">500</text:p>
          </table:table-cell>
        </table:table-row>
        <table:table-row>
          <table:covered-table-cell/>
          <table:table-cell table:style-name="Tabella185.A2" office:value-type="string">
            <text:p text:style-name="P345">1.3</text:p>
          </table:table-cell>
          <table:table-cell table:style-name="Tabella185.A2" office:value-type="string">
            <text:p text:style-name="P345">[100401*] [100402*]</text:p>
          </table:table-cell>
          <table:table-cell table:style-name="Tabella185.A2" office:value-type="string">
            <text:p text:style-name="P345">Colaticci o schiume di piombo</text:p>
          </table:table-cell>
          <table:table-cell table:style-name="Tabella185.E2" office:value-type="string">
            <text:p text:style-name="P347">1.200</text:p>
          </table:table-cell>
        </table:table-row>
        <table:table-row>
          <table:covered-table-cell/>
          <table:table-cell table:style-name="Tabella185.A2" office:value-type="string">
            <text:p text:style-name="P345">1.5</text:p>
          </table:table-cell>
          <table:table-cell table:style-name="Tabella185.A2" office:value-type="string">
            <text:p text:style-name="P345">[100402*] [100401*]</text:p>
          </table:table-cell>
          <table:table-cell table:style-name="Tabella185.A2" office:value-type="string">
            <text:p text:style-name="P345">Schiumature e ossidi di piombo e sue leghe</text:p>
          </table:table-cell>
          <table:table-cell table:style-name="Tabella185.E2" office:value-type="string">
            <text:p text:style-name="P347">1.300</text:p>
          </table:table-cell>
        </table:table-row>
        <table:table-row>
          <table:covered-table-cell/>
          <table:table-cell table:style-name="Tabella185.A2" office:value-type="string">
            <text:p text:style-name="P345">1.6</text:p>
          </table:table-cell>
          <table:table-cell table:style-name="Tabella185.A2" office:value-type="string">
            <text:p text:style-name="P345">[110202*]</text:p>
          </table:table-cell>
          <table:table-cell table:style-name="Tabella185.A2" office:value-type="string">
            <text:p text:style-name="P345">Ferriti di zinco</text:p>
          </table:table-cell>
          <table:table-cell table:style-name="Tabella185.E2" office:value-type="string">
            <text:p text:style-name="P347">71.800</text:p>
          </table:table-cell>
        </table:table-row>
        <table:table-row>
          <table:covered-table-cell/>
          <table:table-cell table:style-name="Tabella185.A2" office:value-type="string">
            <text:p text:style-name="P345">3.1</text:p>
          </table:table-cell>
          <table:table-cell table:style-name="Tabella185.A2" office:value-type="string">
            <text:p text:style-name="P345">[100315*] [100304*] [100309*]</text:p>
          </table:table-cell>
          <table:table-cell table:style-name="Tabella185.A2" office:value-type="string">
            <text:p text:style-name="P345">Scorie di alluminio</text:p>
          </table:table-cell>
          <table:table-cell table:style-name="Tabella185.E2" office:value-type="string">
            <text:p text:style-name="P347">17.000</text:p>
          </table:table-cell>
        </table:table-row>
        <table:table-row>
          <table:covered-table-cell/>
          <table:table-cell table:style-name="Tabella185.A2" office:value-type="string">
            <text:p text:style-name="P345">3.2</text:p>
          </table:table-cell>
          <table:table-cell table:style-name="Tabella185.A2" office:value-type="string">
            <text:p text:style-name="P345">[100308*]</text:p>
          </table:table-cell>
          <table:table-cell table:style-name="Tabella185.A2" office:value-type="string">
            <text:p text:style-name="P356">Scorie saline da forno rotativo per alluminio secondario</text:p>
          </table:table-cell>
          <table:table-cell table:style-name="Tabella185.E2" office:value-type="string">
            <text:p text:style-name="P347">32.900</text:p>
          </table:table-cell>
        </table:table-row>
        <table:table-row>
          <table:covered-table-cell/>
          <table:table-cell table:style-name="Tabella185.A2" office:value-type="string">
            <text:p text:style-name="P345">3.3</text:p>
          </table:table-cell>
          <table:table-cell table:style-name="Tabella185.A2" office:value-type="string">
            <text:p text:style-name="P345">[100501] [1] [100401*]</text:p>
          </table:table-cell>
          <table:table-cell table:style-name="Tabella185.A2" office:value-type="string">
            <text:p text:style-name="P345">Scorie da metallurgia di zinco e piombo</text:p>
          </table:table-cell>
          <table:table-cell table:style-name="Tabella185.E2" office:value-type="string">
            <text:p text:style-name="P347">2.900</text:p>
          </table:table-cell>
        </table:table-row>
        <table:table-row>
          <table:covered-table-cell/>
          <table:table-cell table:style-name="Tabella185.A2" office:value-type="string">
            <text:p text:style-name="P345">4.2</text:p>
          </table:table-cell>
          <table:table-cell table:style-name="Tabella185.A2" office:value-type="string">
            <text:p text:style-name="P345">[060405*] [100407*] [190205*]</text:p>
          </table:table-cell>
          <table:table-cell table:style-name="Tabella185.A2" office:value-type="string">
            <text:p text:style-name="P345">Fanghi palabili contenenti piombo e zolfo</text:p>
          </table:table-cell>
          <table:table-cell table:style-name="Tabella185.E2" office:value-type="string">
            <text:p text:style-name="P347">27.700</text:p>
          </table:table-cell>
        </table:table-row>
        <table:table-row>
          <table:covered-table-cell/>
          <table:table-cell table:style-name="Tabella185.A2" office:value-type="string">
            <text:p text:style-name="P345">4.4</text:p>
          </table:table-cell>
          <table:table-cell table:style-name="Tabella185.A2" office:value-type="string">
            <text:p text:style-name="P345">[100407*] [100506*] [100607*]</text:p>
          </table:table-cell>
          <table:table-cell table:style-name="Tabella185.A2" office:value-type="string">
            <text:p text:style-name="P345">Fanghi palabili da fonderia</text:p>
          </table:table-cell>
          <table:table-cell table:style-name="Tabella185.E2" office:value-type="string">
            <text:p text:style-name="P347">700</text:p>
          </table:table-cell>
        </table:table-row>
        <table:table-row>
          <table:table-cell table:style-name="Tabella185.A2" office:value-type="string">
            <text:p text:style-name="P345">Recupero batterie</text:p>
          </table:table-cell>
          <table:table-cell table:style-name="Tabella185.A2" office:value-type="string">
            <text:p text:style-name="P345">1.4</text:p>
          </table:table-cell>
          <table:table-cell table:style-name="Tabella185.A2" office:value-type="string">
            <text:p text:style-name="P345">[160601*] [200133*]</text:p>
          </table:table-cell>
          <table:table-cell table:style-name="Tabella185.A2" office:value-type="string">
            <text:p text:style-name="P356">Batterie al piombo esauste e di scarto e loro parti</text:p>
          </table:table-cell>
          <table:table-cell table:style-name="Tabella185.E2" office:value-type="string">
            <text:p text:style-name="P347">53.000</text:p>
          </table:table-cell>
        </table:table-row>
        <table:table-row>
          <table:table-cell table:style-name="Tabella185.A2" table:number-rows-spanned="2" office:value-type="string">
            <text:p text:style-name="P345">Metallurgia metalli preziosi</text:p>
          </table:table-cell>
          <table:table-cell table:style-name="Tabella185.A2" office:value-type="string">
            <text:p text:style-name="P345">2.1</text:p>
          </table:table-cell>
          <table:table-cell table:style-name="Tabella185.A2" office:value-type="string">
            <text:p text:style-name="P345">[090104*] [090105*]</text:p>
          </table:table-cell>
          <table:table-cell table:style-name="Tabella185.A2" office:value-type="string">
            <text:p text:style-name="P345">Bagni di fissaggio e di lavaggio da soluzioni fotografiche e radiografiche</text:p>
          </table:table-cell>
          <table:table-cell table:style-name="Tabella185.E2" office:value-type="string">
            <text:p text:style-name="P347">700</text:p>
          </table:table-cell>
        </table:table-row>
        <table:table-row>
          <table:covered-table-cell/>
          <table:table-cell table:style-name="Tabella185.A2" office:value-type="string">
            <text:p text:style-name="P345">2.2</text:p>
          </table:table-cell>
          <table:table-cell table:style-name="Tabella185.A2" office:value-type="string">
            <text:p text:style-name="P345">[090106*]</text:p>
          </table:table-cell>
          <table:table-cell table:style-name="Tabella185.A2" office:value-type="string">
            <text:p text:style-name="P345">Filtri (con lana di ferro) di cinefotoradiografia</text:p>
          </table:table-cell>
          <table:table-cell table:style-name="Tabella185.E2" office:value-type="string">
            <text:p text:style-name="P347">100</text:p>
          </table:table-cell>
        </table:table-row>
        <table:table-row>
          <table:table-cell table:style-name="Tabella185.A2" table:number-rows-spanned="3" office:value-type="string">
            <text:p text:style-name="P345">Industria chimica per il recupero dei metalli</text:p>
          </table:table-cell>
          <table:table-cell table:style-name="Tabella185.A2" office:value-type="string">
            <text:p text:style-name="P345">4.1</text:p>
          </table:table-cell>
          <table:table-cell table:style-name="Tabella185.A2" office:value-type="string">
            <text:p text:style-name="P345">[060313*] [060405*] [190205*]</text:p>
          </table:table-cell>
          <table:table-cell table:style-name="Tabella185.A2" office:value-type="string">
            <text:p text:style-name="P345">Fanghi e sali ad alto contenuto di rame</text:p>
          </table:table-cell>
          <table:table-cell table:style-name="Tabella185.E2" office:value-type="string">
            <text:p text:style-name="P347">8.100</text:p>
          </table:table-cell>
        </table:table-row>
        <table:table-row>
          <table:covered-table-cell/>
          <table:table-cell table:style-name="Tabella185.A2" office:value-type="string">
            <text:p text:style-name="P345">4.3</text:p>
          </table:table-cell>
          <table:table-cell table:style-name="Tabella185.A2" office:value-type="string">
            <text:p text:style-name="P345">[120114*]</text:p>
          </table:table-cell>
          <table:table-cell table:style-name="Tabella185.A2" office:value-type="string">
            <text:p text:style-name="P345">Fanghi palabili contenenti rame</text:p>
          </table:table-cell>
          <table:table-cell table:style-name="Tabella185.E2" office:value-type="string">
            <text:p text:style-name="P347">10</text:p>
          </table:table-cell>
        </table:table-row>
        <table:table-row>
          <table:covered-table-cell/>
          <table:table-cell table:style-name="Tabella185.A2" office:value-type="string">
            <text:p text:style-name="P345">5.1</text:p>
          </table:table-cell>
          <table:table-cell table:style-name="Tabella185.A2" office:value-type="string">
            <text:p text:style-name="P345">[110107*] [110113*]</text:p>
          </table:table-cell>
          <table:table-cell table:style-name="Tabella185.A2" office:value-type="string">
            <text:p text:style-name="P345">Soluzioni alcaline contenenti ossido di alluminio</text:p>
          </table:table-cell>
          <table:table-cell table:style-name="Tabella185.E2" office:value-type="string">
            <text:p text:style-name="P347">30</text:p>
          </table:table-cell>
        </table:table-row>
        <table:table-row>
          <table:table-cell table:style-name="Tabella185.A2" table:number-rows-spanned="3" office:value-type="string">
            <text:p text:style-name="P345">Industria chimica per il recupero delle sostanze organiche</text:p>
          </table:table-cell>
          <table:table-cell table:style-name="Tabella185.A2" office:value-type="string">
            <text:p text:style-name="P345">6.4</text:p>
          </table:table-cell>
          <table:table-cell table:style-name="Tabella185.A2" office:value-type="string">
            <text:p text:style-name="P345">[070707*]</text:p>
          </table:table-cell>
          <table:table-cell table:style-name="Tabella185.A2" office:value-type="string">
            <text:p text:style-name="P345">Soluzioni residue di bassobollenti clorurati</text:p>
          </table:table-cell>
          <table:table-cell table:style-name="Tabella185.E2" office:value-type="string">
            <text:p text:style-name="P347">500</text:p>
          </table:table-cell>
        </table:table-row>
        <table:table-row>
          <table:covered-table-cell/>
          <table:table-cell table:style-name="Tabella185.A2" office:value-type="string">
            <text:p text:style-name="P345">6.5</text:p>
          </table:table-cell>
          <table:table-cell table:style-name="Tabella185.A2" office:value-type="string">
            <text:p text:style-name="P345">[130403*]</text:p>
          </table:table-cell>
          <table:table-cell table:style-name="Tabella185.A2" office:value-type="string">
            <text:p text:style-name="P345">Miscele acque-idrocarburi provenienti dalla pulizia delle navi</text:p>
          </table:table-cell>
          <table:table-cell table:style-name="Tabella185.E2" office:value-type="string">
            <text:p text:style-name="P347">3.500</text:p>
          </table:table-cell>
        </table:table-row>
        <table:table-row>
          <table:covered-table-cell/>
          <table:table-cell table:style-name="Tabella185.A2" office:value-type="string">
            <text:p text:style-name="P345">7.1</text:p>
          </table:table-cell>
          <table:table-cell table:style-name="Tabella185.A2" office:value-type="string">
            <text:p text:style-name="P345">[061302*] [070602*] [190110*] [070109*] [070110*] [070209*] [070210*] [070309*] [070310*] [070409*] [070410*] [070509*] <text:soft-page-break/>[070510*] [070609*] [070610*] [070709*] [070710*]</text:p>
          </table:table-cell>
          <table:table-cell table:style-name="Tabella185.A2" office:value-type="string">
            <text:p text:style-name="P345">Carboni attivi esausti</text:p>
          </table:table-cell>
          <table:table-cell table:style-name="Tabella185.E2" office:value-type="string">
            <text:p text:style-name="P347">10.700</text:p>
          </table:table-cell>
        </table:table-row>
        <table:table-row>
          <table:table-cell table:style-name="Tabella185.A2" table:number-rows-spanned="4" office:value-type="string">
            <text:p text:style-name="P345">Industria chimica per il recupero delle sostanze inorganiche</text:p>
          </table:table-cell>
          <table:table-cell table:style-name="Tabella185.A2" office:value-type="string">
            <text:p text:style-name="P345">5.2</text:p>
          </table:table-cell>
          <table:table-cell table:style-name="Tabella185.A2" office:value-type="string">
            <text:p text:style-name="P345">[110105*] [110106*] [110111*] [110198*] [110107*] [060313*]</text:p>
          </table:table-cell>
          <table:table-cell table:style-name="Tabella185.A2" office:value-type="string">
            <text:p text:style-name="P345">Soluzioni di solfato ferroso e cloruro ferroso;</text:p>
            <text:p text:style-name="P345">soluzioni da incisione dei circuiti stampati</text:p>
          </table:table-cell>
          <table:table-cell table:style-name="Tabella185.E2" office:value-type="string">
            <text:p text:style-name="P347">1.700</text:p>
          </table:table-cell>
        </table:table-row>
        <table:table-row>
          <table:covered-table-cell/>
          <table:table-cell table:style-name="Tabella185.A2" office:value-type="string">
            <text:p text:style-name="P345">5.3</text:p>
          </table:table-cell>
          <table:table-cell table:style-name="Tabella185.A2" office:value-type="string">
            <text:p text:style-name="P345">[060101*]</text:p>
          </table:table-cell>
          <table:table-cell table:style-name="Tabella185.A2" office:value-type="string">
            <text:p text:style-name="P345">Melme acide da impianti di solfonazione,</text:p>
            <text:p text:style-name="P345">soluzioni di H2SO4 esausto</text:p>
          </table:table-cell>
          <table:table-cell table:style-name="Tabella185.E2" office:value-type="string">
            <text:p text:style-name="P347">3.100</text:p>
          </table:table-cell>
        </table:table-row>
        <table:table-row>
          <table:covered-table-cell/>
          <table:table-cell table:style-name="Tabella185.A2" office:value-type="string">
            <text:p text:style-name="P345">5.4</text:p>
          </table:table-cell>
          <table:table-cell table:style-name="Tabella185.A2" office:value-type="string">
            <text:p text:style-name="P345">[060101*]</text:p>
          </table:table-cell>
          <table:table-cell table:style-name="Tabella185.A2" office:value-type="string">
            <text:p text:style-name="P345">Soluzioni esauste di acido solforico</text:p>
          </table:table-cell>
          <table:table-cell table:style-name="Tabella185.E2" office:value-type="string">
            <text:p text:style-name="P347">5.100</text:p>
          </table:table-cell>
        </table:table-row>
        <table:table-row>
          <table:covered-table-cell/>
          <table:table-cell table:style-name="Tabella185.A2" office:value-type="string">
            <text:p text:style-name="P345">5.5</text:p>
          </table:table-cell>
          <table:table-cell table:style-name="Tabella185.A2" office:value-type="string">
            <text:p text:style-name="P345">[110105*]</text:p>
          </table:table-cell>
          <table:table-cell table:style-name="Tabella185.A2" office:value-type="string">
            <text:p text:style-name="P345">Soluzioni acide reflue di ioni cloruro</text:p>
          </table:table-cell>
          <table:table-cell table:style-name="Tabella185.E2" office:value-type="string">
            <text:p text:style-name="P347">3.400</text:p>
          </table:table-cell>
        </table:table-row>
        <table:table-row>
          <table:table-cell table:style-name="Tabella185.A2" table:number-rows-spanned="4" office:value-type="string">
            <text:p text:style-name="P345">Industria chimica per il recupero dei solventi</text:p>
          </table:table-cell>
          <table:table-cell table:style-name="Tabella185.A2" office:value-type="string">
            <text:p text:style-name="P345">6.1</text:p>
          </table:table-cell>
          <table:table-cell table:style-name="Tabella185.A2" office:value-type="string">
            <text:p text:style-name="P345">[070501*]</text:p>
          </table:table-cell>
          <table:table-cell table:style-name="Tabella185.A2" office:value-type="string">
            <text:p text:style-name="P345">Acque madri acetate</text:p>
          </table:table-cell>
          <table:table-cell table:style-name="Tabella185.E2" office:value-type="string">
            <text:p text:style-name="P347">500</text:p>
          </table:table-cell>
        </table:table-row>
        <table:table-row>
          <table:covered-table-cell/>
          <table:table-cell table:style-name="Tabella185.A2" office:value-type="string">
            <text:p text:style-name="P345">6.2</text:p>
          </table:table-cell>
          <table:table-cell table:style-name="Tabella185.A2" office:value-type="string">
            <text:p text:style-name="P345">[070201*]</text:p>
          </table:table-cell>
          <table:table-cell table:style-name="Tabella185.A2" office:value-type="string">
            <text:p text:style-name="P345">Soluzione di acqua e DMF</text:p>
          </table:table-cell>
          <table:table-cell table:style-name="Tabella185.E2" office:value-type="string">
            <text:p text:style-name="P347">3.000</text:p>
          </table:table-cell>
        </table:table-row>
        <table:table-row>
          <table:covered-table-cell/>
          <table:table-cell table:style-name="Tabella185.A2" office:value-type="string">
            <text:p text:style-name="P345">6.3</text:p>
          </table:table-cell>
          <table:table-cell table:style-name="Tabella185.A2" office:value-type="string">
            <text:p text:style-name="P345">[070101*] [070604*] [140602*] [140603*]</text:p>
          </table:table-cell>
          <table:table-cell table:style-name="Tabella185.A2" office:value-type="string">
            <text:p text:style-name="P345">Solventi e diluenti esausti</text:p>
          </table:table-cell>
          <table:table-cell table:style-name="Tabella185.E2" office:value-type="string">
            <text:p text:style-name="P347">4.000</text:p>
          </table:table-cell>
        </table:table-row>
        <table:table-row>
          <table:covered-table-cell/>
          <table:table-cell table:style-name="Tabella185.A2" office:value-type="string">
            <text:p text:style-name="P345">7.2</text:p>
          </table:table-cell>
          <table:table-cell table:style-name="Tabella185.A2" office:value-type="string">
            <text:p text:style-name="P345">[080111*] [080121*]</text:p>
          </table:table-cell>
          <table:table-cell table:style-name="Tabella185.A2" office:value-type="string">
            <text:p text:style-name="P345">Morchie di verniciatura</text:p>
          </table:table-cell>
          <table:table-cell table:style-name="Tabella185.E2" office:value-type="string">
            <text:p text:style-name="P347">20</text:p>
          </table:table-cell>
        </table:table-row>
        <table:table-row>
          <table:table-cell table:style-name="Tabella185.A2" table:number-rows-spanned="3" office:value-type="string">
            <text:p text:style-name="P345">Recupero come reagenti nella depurazione dei reflui</text:p>
          </table:table-cell>
          <table:table-cell table:style-name="Tabella185.A2" office:value-type="string">
            <text:p text:style-name="P345">5.1</text:p>
          </table:table-cell>
          <table:table-cell table:style-name="Tabella185.A2" office:value-type="string">
            <text:p text:style-name="P345">[110107*]</text:p>
          </table:table-cell>
          <table:table-cell table:style-name="Tabella185.A2" office:value-type="string">
            <text:p text:style-name="P345">Soluzioni alcaline contenenti ossido di alluminio</text:p>
          </table:table-cell>
          <table:table-cell table:style-name="Tabella185.E2" office:value-type="string">
            <text:p text:style-name="P347">200</text:p>
          </table:table-cell>
        </table:table-row>
        <table:table-row>
          <table:covered-table-cell/>
          <table:table-cell table:style-name="Tabella185.A2" office:value-type="string">
            <text:p text:style-name="P345">5.2</text:p>
          </table:table-cell>
          <table:table-cell table:style-name="Tabella185.A2" office:value-type="string">
            <text:p text:style-name="P345">[110105*] [110106*] [110111*] [110198*] [110107*] [060313*]</text:p>
          </table:table-cell>
          <table:table-cell table:style-name="Tabella185.A2" office:value-type="string">
            <text:p text:style-name="P345">Soluzioni di solfato ferroso e cloruro ferroso;</text:p>
            <text:p text:style-name="P345">soluzioni da incisione dei circuiti stampati</text:p>
          </table:table-cell>
          <table:table-cell table:style-name="Tabella185.E2" office:value-type="string">
            <text:p text:style-name="P347">3.600</text:p>
          </table:table-cell>
        </table:table-row>
        <table:table-row>
          <table:covered-table-cell/>
          <table:table-cell table:style-name="Tabella185.A2" office:value-type="string">
            <text:p text:style-name="P345">7.3</text:p>
          </table:table-cell>
          <table:table-cell table:style-name="Tabella185.A2" office:value-type="string">
            <text:p text:style-name="P345">[060201*]</text:p>
          </table:table-cell>
          <table:table-cell table:style-name="Tabella185.A2" office:value-type="string">
            <text:p text:style-name="P345">Idrossido di calcio</text:p>
          </table:table-cell>
          <table:table-cell table:style-name="Tabella185.E2" office:value-type="string">
            <text:p text:style-name="P347">2.100</text:p>
          </table:table-cell>
        </table:table-row>
        <table:table-row table:style-name="Tabella185.32">
          <table:table-cell table:style-name="Tabella185.A2" office:value-type="string">
            <text:p text:style-name="P342">Recupero rifiuti portuali</text:p>
          </table:table-cell>
          <table:table-cell table:style-name="Tabella185.B32" office:value-type="string">
            <text:p text:style-name="P342">6.6</text:p>
          </table:table-cell>
          <table:table-cell table:style-name="Tabella185.B32" office:value-type="string">
            <text:p text:style-name="P342">[130401*]</text:p>
            <text:p text:style-name="P342">[130403*]</text:p>
          </table:table-cell>
          <table:table-cell table:style-name="Tabella185.B32" office:value-type="string">
            <text:p text:style-name="P342">Acque di sentina delle navi</text:p>
          </table:table-cell>
          <table:table-cell table:style-name="Tabella185.E32" office:value-type="string">
            <text:p text:style-name="P343">20.000</text:p>
          </table:table-cell>
        </table:table-row>
      </table:table>
      <text:p text:style-name="P31"/>
      <text:p text:style-name="P200">(1)<text:tab/>Rifiuto declassificato a non pericoloso, per il quale continua a valere la procedura semplificata.</text:p>
      <text:p text:style-name="P31"/>
      <text:p text:style-name="P31"/>
      <text:p text:style-name="P58">ALLEGATO 3</text:p>
      <text:p text:style-name="P35">NORME TECNICHE GENERALI PER GLI IMPIANTI DI MESSA IN RISERVA DEI RIFIUTI PERICOLOSI</text:p>
      <text:p text:style-name="P31"/>
      <text:p text:style-name="P33">Dotazioni minime</text:p>
      <text:p text:style-name="P33">L'impianto deve essere provvisto di:</text:p>
      <text:p text:style-name="P323"><text:span text:style-name="T86">a</text:span><text:span text:style-name="T83">)<text:tab/>adeguato sistema di canalizzazione a difesa dalle acque meteoriche esterne;</text:span></text:p>
      <text:p text:style-name="P323"><text:span text:style-name="T86">b</text:span><text:span text:style-name="T83">)<text:tab/>adeguato sistema di raccolta ed allontanamento delle acque meteoriche con separatore delle acque di prima pioggia, da avviare all'impianto di trattamento;</text:span></text:p>
      <text:p text:style-name="P323"><text:span text:style-name="T86">c</text:span><text:span text:style-name="T83">)<text:tab/>adeguato sistema di raccolta dei reflui; in caso di stoccaggio di rifiuti che contengono sostanze oleose, nelle concentrazioni consentite dal presente decreto, il sistema di raccolta e allontanamento dei reflui dovrà essere provvisto di separatori per oli; ogni sistema dovrà terminare in pozzetti di raccolta «a tenuta» di idonee dimensioni, il cui contenuto dovrà essere avviato agli impianti di trattamento;</text:span></text:p>
      <text:p text:style-name="P323"><text:span text:style-name="T86">d</text:span><text:span text:style-name="T83">)<text:tab/>idonea recinzione.</text:span></text:p>
      <text:p text:style-name="P33"/>
      <text:p text:style-name="P33">Organizzazione</text:p>
      <text:p text:style-name="P33">Nell'impianto devono essere distinte le aree di stoccaggio dei rifiuti da quelle utilizzate per lo stoccaggio delle materie prime.</text:p>
      <text:p text:style-name="P33">Deve essere distinto il settore per il conferimento da quello di messa in riserva.</text:p>
      <text:p text:style-name="P33">La superficie del settore di conferimento deve essere impermeabile e dotata di sistemi di raccolta dei reflui che in maniera accidentale possano fuoriuscire o dagli automezzi o dai serbatoi. La superficie dedicata al conferimento deve avere dimensioni tali da consentire un'agevole movimentazione dei mezzi e delle attrezzature in ingresso ed in uscita.</text:p>
      <text:p text:style-name="P33">Il settore della messa in riserva deve essere organizzato in aree distinte per ciascuna tipologia di rifiuto individuata dal presente decreto all'allegato 1, suballegato 1 ed opportunamente separate. Tali aree devono essere contrassegnate da tabelle, ben visibili per dimensioni e collocazione, indicanti le norme per il comportamento per la manipolazione dei rifiuti e per il contenimento dei rischi per la salute dell'uomo e per l'ambiente e riportanti i codici CER, lo stato fisico e la pericolosità dei rifiuti stoccati.</text:p>
      <text:p text:style-name="P33"/>
      <text:p text:style-name="P33">Stoccaggio in cumuli</text:p>
      <text:p text:style-name="P33">I cumuli devono essere realizzati su basamenti impermeabili resistenti all'attacco chimico dei rifiuti che permettano la separazione dei rifiuti dal suolo sottostante.</text:p>
      <text:p text:style-name="P33">L'area deve avere una pendenza tale da convogliare gli eventuali liquidi in apposite canalette e in pozzetti di raccolta.</text:p>
      <text:p text:style-name="P33">Lo stoccaggio in cumuli di rifiuti deve avvenire in aree confinate, i rifiuti devono essere protetti dalle acque meteoriche e dall'azione del vento a mezzo di appositi sistemi di copertura.</text:p>
      <text:p text:style-name="P33"/>
      <text:p text:style-name="P33">Stoccaggio in contenitori e serbatoi fuori terra</text:p>
      <text:p text:style-name="P33">I contenitori o serbatoi fissi o mobili utilizzati per lo stoccaggio dei rifiuti devono possedere adeguati requisiti di resistenza in relazione alle proprietà chimico-fisiche ed alle caratteristiche di pericolosità del rifiuto.</text:p>
      <text:p text:style-name="P33">I contenitori e i serbatoi devono essere provvisti di sistema di chiusura, accessori c dispositivi atti ad effettuare in condizioni di sicurezza le operazioni di riempimento, travaso e svuotamento.</text:p>
      <text:p text:style-name="P33">Le manichette ed i raccordi dei tubi utilizzati per il carico e lo scarico dei rifiuti liquidi contenuti nelle cisterne devono essere mantenuti in perfetta efficienza al fine di evitare dispersioni nell'ambiente.</text:p>
      <text:p text:style-name="P33"><text:soft-page-break/>Il contenitore o serbatoio fisso o mobile deve riservare un volume residuo di sicurezza pari al 10%, ed essere dotato di dispositivo antitraboccamento o da tubazioni di troppo pieno e di indicatori e di allarmi di livello.</text:p>
      <text:p text:style-name="P33">Gli sfiati dei serbatoi che contengono sostanze volatili e/o rifiuti liquidi devono essere captati ed inviati ad apposito sistema di abbattimento.</text:p>
      <text:p text:style-name="P33">I contenitori e/o serbatoi devono essere posti su pavimento impermeabilizzato e dotati di sistemi di contenimento di capacità pari al serbatoio stesso oppure nel caso che nello stesso bacino di contenimento vi siano più serbatoi, la capacità del bacino deve essere pari ad almeno il 30% del volume totale dei serbatoi, in ogni caso non inferiore al volume del serbatoio di maggiore capacità, aumentato del 10%.</text:p>
      <text:p text:style-name="P33">I rifiuti che possono dar luogo a fuoriuscita di liquidi devono essere collocati in contenitori a tenuta, corredati da idonei sistemi di raccolta per i liquidi.</text:p>
      <text:p text:style-name="P33">Lo stoccaggio dei fusti o cisternette deve essere effettuato all'interno di strutture fisse, la sovrapposizione diretta non dovrà superare i tre piani.</text:p>
      <text:p text:style-name="P33">I contenitori devono essere raggruppati per tipologie omogenee di rifiuti e disposti in maniera tale da consentire una facile ispezione, l'accertamento di eventuali perdite e la rapida rimozione di eventuali contenitori danneggiati.</text:p>
      <text:p text:style-name="P33"/>
      <text:p text:style-name="P33">Stoccaggio in vasche fuori terra</text:p>
      <text:p text:style-name="P33">Le vasche devono possedere adeguati requisiti di resistenza in relazione alle proprietà chimico-fisiche ed alle caratteristiche di pericolosità del rifiuto.</text:p>
      <text:p text:style-name="P33">Le vasche devono essere attrezzate con coperture atte ad evitare che le acque meteoriche vengano a contatto con i rifiuti.</text:p>
      <text:p text:style-name="P33">Le vasche devono essere provviste di sistemi in grado di evidenziare e contenere eventuali perdite; le eventuali emissioni gassose devono essere captate ed inviate ad apposito sistema di abbattimento.</text:p>
      <text:p text:style-name="P33"/>
      <text:p text:style-name="P33">Bonifica dei contenitori</text:p>
      <text:p text:style-name="P33">I recipienti fissi o mobili, utilizzati all'interno degli impianti, e non destinati ad essere reimpiegati per le stesse tipologie di rifiuti, devono essere sottoposti a trattamenti di bonifica appropriati alle nuove utilizzazioni.</text:p>
      <text:p text:style-name="P33">Detti trattamenti devono essere effettuati presso idonea area dell'impianto appositamente allestita o presso centri autorizzati.</text:p>
      <text:p text:style-name="P33"/>
      <text:p text:style-name="P33">Criteri di gestione</text:p>
      <text:p text:style-name="P33">I rifiuti da recuperare devono essere stoccati separatamente dai rifiuti derivanti dalle operazioni di recupero destinati allo smaltimento e da quelli destinati ad ulteriori operazioni di recupero da effettuarsi presso altri stabilimenti.</text:p>
      <text:p text:style-name="P33">Lo stoccaggio dei rifiuti deve essere realizzato in modo da non modificare le caratteristiche del rifiuto compromettendone il successivo recupero.</text:p>
      <text:p text:style-name="P33">La movimentazione e lo stoccaggio dei rifiuti liquidi o solidi deve avvenire in modo che sia evitata ogni contaminazione del suolo e dei corpi ricettori superficiali e/o profondi.</text:p>
      <text:p text:style-name="P397"><text:span text:style-name="T73">Devono essere adottate tutte le cautele per impedire la formazione degli odori e la dispersione di aerosol e di polveri; nel caso di formazione di emissioni gassose e/o polveri l'impianto deve essere fornito di idoneo sistema di captazione ed abbattimento delle stesse.</text:span><text:span text:style-name="T74"> </text:span></text:p>
      <text:p text:style-name="P398"/>
      <text:p text:style-name="P309"><text:span text:style-name="Strong_20_Emphasis"><text:span text:style-name="T3">DECRETO MINISTERIALE </text:span></text:span><text:span text:style-name="Strong_20_Emphasis"><text:span text:style-name="T79">17 novembre 2005, n. 269</text:span></text:span></text:p>
      <text:p text:style-name="P315">Regolamento attuativo degli articoli 31 e 33 del decreto legislativo 5 febbraio 1997, n. 22, relativo all'individuazione dei rifiuti pericolosi provenienti dalle navi, che è possibile ammettere alle procedure semplificate</text:p>
      <text:p text:style-name="P318">(Gazzetta ufficiale 29 dicembre 2005 n. 302)</text:p>
      <text:p text:style-name="P316"/>
      <text:p text:style-name="P416">Il Ministro dell'ambiente e della tutela del territorio</text:p>
      <text:p text:style-name="P416">di concerto con</text:p>
      <text:p text:style-name="P416">il Ministro delle attività produttive</text:p>
      <text:p text:style-name="P416">e con</text:p>
      <text:p text:style-name="P416">il Ministro della salute</text:p>
      <text:p text:style-name="P416"/>
      <text:p text:style-name="P185">Visto il decreto legislativo 5 febbraio 1997, n. 22, e, in particolare, l'articolo 31, che prescrive che sono adottate per ciascun tipo di attività, con decreti del Ministro dell'ambiente, di concerto con i Ministri dell'industria, del commercio e dell'artigianato e della sanità, le norme che fissano i tipi e le quantità di rifiuti e le condizioni in base alle quali le attività di recupero sono sottoposte a procedure semplificate;</text:p>
      <text:p text:style-name="P185">Visto il decreto del Ministro dell'ambiente 12 giugno 2002, n. 161, recante regolamento attuativo degli articoli 31 e 33 del decreto legislativo 5 febbraio 1997, n. 22, relativo all'individuazione dei rifiuti pericolosi che è possibile ammettere alle procedure semplificate;</text:p>
      <text:p text:style-name="P185">Visto il decreto ministeriale 1° aprile 1998, n. 148, recante regolamento di approvazione del modello dei registri di carico e scarico dei rifiuti, ai sensi degli articoli 12 e 18, comma 2, lettera m), e 18, comma 4, del decreto legislativo 5 febbraio 1997, n. 22, e in particolare l'articolo 1, commi 4 e 5;</text:p>
      <text:p text:style-name="P185">Visto il decreto legislativo 24 giugno 2003, n. 182, recante attuazione della direttiva 2000/59/Ce, relativa agli impianti portuali di raccolta per i rifiuti prodotti dalle navi ed i residui del carico e in particolare l'articolo 10, comma 2, che prevede che i residui del carico siano in via prioritaria avviati al riciclaggio ed al recupero;</text:p>
      <text:p text:style-name="P185">Visto l'articolo 10-bis del decreto-legge 24 dicembre 2003, n. 355, convertito, con modificazioni, dalla legge 27 febbraio 2004, n. 47;</text:p>
      <text:p text:style-name="P185">Vista la legge 29 settembre 1980, n. 662, relativa alla ratifica ed esecuzione della Marpol 73 (convenzione internazionale per la prevenzione dell'inquinamento causato da navi) con annessi, adottata a Londra il 2 novembre 1973;</text:p>
      <text:p text:style-name="P185">Vista la legge 4 giugno 1982, n. 438, concernente l'adesione ai protocolli relativi alle convenzioni internazionali per la prevenzione dell'inquinamento causato da navi e per la salvaguardia della vita umana in mare con allegati adottati a Londra il 17 febbraio 1978, e loro esecuzione;</text:p>
      <text:p text:style-name="P185">Visto il decreto legislativo 26 ottobre 1995, n. 504, concernente le imposte sulla produzione e sui consumi per il settore degli oli minerali e relative sanzioni penali e amministrative;</text:p>
      <text:p text:style-name="P185">Visti il Regio decreto 30 marzo 1942, n. 327, recante approvazione del testo definitivo del Codice della navigazione e, in particolare, l'articolo 52, nonché il decreto del Presidente della Repubblica 15 febbraio 1952, n. 328, approvazione del regolamento per l'esecuzione del Codice della navigazione e, in particolare, l'articolo 52;</text:p>
      <text:p text:style-name="P185">Visto l'articolo 17, comma 3, della legge 23 agosto 1988, n. 400;</text:p>
      <text:p text:style-name="P185">Espletata la procedura di notificazione di cui alle direttive 91/689/Cee e 98/34/Ce;</text:p>
      <text:p text:style-name="P185">Sentito il parere della Conferenza permanente tra lo Stato, le Regioni e le Province autonome di Trento e Bolzano, espresso nella seduta del 26 maggio 2005;</text:p>
      <text:p text:style-name="P185"><text:soft-page-break/>Udito il parere del Consiglio di Stato, espresso dalla Sezione consultiva per gli atti normativi, nella seduta del 25 luglio 2005;</text:p>
      <text:p text:style-name="P185">Ritenuto di non dover accogliere la richiesta di soppressione dell'articolo 2, in quanto il medesimo contiene i principi generali, al pari del soprarichiamato decreto del Ministro dell'ambiente 12 giugno 2002, n. 161, e soddisfa una richiesta formulata in sede di Conferenza permanente per i rapporti tra lo Stato, le Regioni e le Province autonome di Trento e Bolzano;</text:p>
      <text:p text:style-name="P185">Vista la comunicazione al Presidente del Consiglio, ai sensi dell'articolo 17, comma 3, della citata legge n. 400 del 1988, effettuata con nota UL/2005/6134 del 2 settembre 2005;</text:p>
      <text:p text:style-name="P399"/>
      <text:p text:style-name="P400">Adotta il seguente regolamento:</text:p>
      <text:p text:style-name="P401"/>
      <text:p text:style-name="P401"/>
      <text:p text:style-name="P409">Articolo 1</text:p>
      <text:p text:style-name="P405">Campo di applicazione</text:p>
      <text:p text:style-name="P327">1. Il presente regolamento disciplina, ai sensi degli articoli 31 e 33 del decreto legislativo 5 febbraio 1997, n. 22, le procedure semplificate per le attività di recupero dei seguenti rifiuti pericolosi:</text:p>
      <text:p text:style-name="P424">a)<text:tab/>residui del carico delle navi costituiti dalle acque di zavorra venute a contatto con il carico o con i suoi residui e dalle acque di lavaggio (miscele di acque marine lacustri o fluviali ed idrocarburi);</text:p>
      <text:p text:style-name="P424">b)<text:tab/>residui del carico delle navi costituiti da prodotti chimici soggetti alla Convenzione Marpol;</text:p>
      <text:p text:style-name="P424">c)<text:tab/>acque di sentina delle navi.</text:p>
      <text:p text:style-name="P327">2. Fermo restando quanto disposto all'articolo 9, il presente regolamento si applica esclusivamente alle attività di recupero svolte presso gli impianti che operano ai sensi del Codice della Navigazione approvato con Regio decreto 30 marzo 1942, n. 327, e successive modificazioni.</text:p>
      <text:p text:style-name="P327">3. Per la terminologia riportata nel presente regolamento si rinvia alle definizioni contenute nel decreto legislativo del 24 giugno 2003, n. 182.</text:p>
      <text:p text:style-name="P402"/>
      <text:p text:style-name="P402"/>
      <text:p text:style-name="P404">Articolo 2</text:p>
      <text:p text:style-name="P405">Principi generali</text:p>
      <text:p text:style-name="P328">1. Le attività, i procedimenti e i metodi di recupero dei rifiuti di cui all'articolo 1 ammessi alle procedure semplificate non devono costituire un pericolo per la salute dell'uomo e recare pregiudizi all'ambiente ed in particolare non devono:</text:p>
      <text:p text:style-name="P425">a)<text:tab/>creare rischi per l'acqua, l'aria, il suolo, la flora e la fauna;</text:p>
      <text:p text:style-name="P425">b)<text:tab/>causare inconvenienti da rumori e odori;</text:p>
      <text:p text:style-name="P425">c)<text:tab/>danneggiare il paesaggio e i siti di particolare interesse.</text:p>
      <text:p text:style-name="P328">2. Gli impianti che effettuano le attività di recupero dei rifiuti di cui all'articolo 1 operano nel rispetto delle norme vigenti in particolare in materia di:</text:p>
      <text:p text:style-name="P425">a)<text:tab/>tutela delle acque di cui al decreto legislativo 11 maggio 1999, n. 152, e successive modificazioni;</text:p>
      <text:p text:style-name="P425">b)<text:tab/>tutela della qualità dell'aria di cui al decreto del Presidente della Repubblica 24 maggio 1988, n. 203, e successive modificazioni;</text:p>
      <text:p text:style-name="P425">c)<text:tab/>etichettatura, imballaggio e manipolazione delle sostanze pericolose.</text:p>
      <text:p text:style-name="P328">3. Le operazioni di messa in riserva e le attività, i procedimenti e i metodi di recupero devono, inoltre, essere conformi alle norme vigenti in materia di disciplina urbanistica, tutela della salute umana e dell'ambiente, rumore, igiene degli ambienti di lavoro, industrie insalubri, sicurezza, prevenzione incendi e rischi di incidenti rilevanti, con particolare riguardo al proprio settore di attività.</text:p>
      <text:p text:style-name="P328">4. Le attività, i procedimenti e i metodi di recupero devono garantire l'ottenimento di materie prime o di prodotti con caratteristiche merceologiche conformi alla normativa <text:soft-page-break/>tecnica di settore nelle forme usualmente commercializzate.</text:p>
      <text:p text:style-name="P402"/>
      <text:p text:style-name="P402"/>
      <text:p text:style-name="P404">Articolo 3</text:p>
      <text:p text:style-name="P405">Requisiti soggettivi</text:p>
      <text:p text:style-name="P328">1. In attesa delle norme per la determinazione dei requisiti soggettivi per l'esercizio delle attività di gestione dei rifiuti, da adottare ai sensi dell'articolo 18, comma 2, lettera g), del decreto legislativo 5 febbraio 1997, n. 22, e successive modificazioni, si applicano le disposizioni di cui ai seguenti commi.</text:p>
      <text:p text:style-name="P328">2. Ai fini dell'applicazione della procedura semplificata di cui all'articolo 33, comma 1, del decreto legislativo 5 febbraio 1997, n. 22, alle attività di recupero disciplinate dal presente regolamento, il titolare dell'impresa, nel caso di impresa individuale, i soci amministratori delle società in nome collettivo e gli accomandatari delle società in accomandita semplice, gli amministratori muniti di rappresentanza, in tutti gli altri casi, e gli amministratori di società commerciali legalmente costituite appartenenti a Stati membri della Unione europea ovvero a Stati che concedano il trattamento di reciprocità:</text:p>
      <text:p text:style-name="P425">a)<text:tab/>devono essere cittadini italiani, cittadini di Stati membri dell'Unione europea oppure cittadini residenti in Italia, di un altro Stato che riconosca analogo diritto ai cittadini italiani;</text:p>
      <text:p text:style-name="P426">b)<text:tab/>devono essere domiciliati, residenti ovvero con sede o una stabile organizzazione in Italia;</text:p>
      <text:p text:style-name="P426">c)<text:tab/>devono essere iscritti nel registro delle imprese, ad eccezione delle imprese individuali;</text:p>
      <text:p text:style-name="P426">d)<text:tab/>non devono trovarsi in stato di fallimento, di liquidazione, di cessazione di attività o di concordato preventivo e in qualsiasi altra situazione equivalente secondo la legislazione straniera;</text:p>
      <text:p text:style-name="P426">e)<text:tab/>non devono aver riportato condanne con sentenza passata in giudicato, salvi gli effetti della riabilitazione, nonché della sospensione della pena:</text:p>
      <text:p text:style-name="P428">1)<text:tab/>a pena detentiva per reati previsti dalle norme a tutela dell'ambiente;</text:p>
      <text:p text:style-name="P428">2)<text:tab/>alla reclusione per un tempo non inferiore ad un anno per un delitto contro la pubblica amministrazione, contro la fede pubblica, contro il patrimonio, contro l'ordine pubblico, contro l'economia pubblica, ovvero per un delitto in materia tributaria;</text:p>
      <text:p text:style-name="P428">3)<text:tab/>alla reclusione per un tempo non inferiore a due anni per un qualunque delitto non colposo;</text:p>
      <text:p text:style-name="P426">f)<text:tab/>devono essere in regola con gli obblighi relativi al pagamento dei contributi previdenziali e assistenziali a favore dei lavoratori, secondo la legislazione italiana o quella del Paese di residenza;</text:p>
      <text:p text:style-name="P426">g)<text:tab/>non devono essere sottoposti a misure di prevenzione di cui all'articolo 3 della legge 27 dicembre 1956, n. 1423, e successive modificazioni;</text:p>
      <text:p text:style-name="P426">h)<text:tab/>non devono essersi resi colpevoli di false dichiarazioni nel fornire informazioni che possono essere richieste ai sensi del presente articolo.</text:p>
      <text:p text:style-name="P402"/>
      <text:p text:style-name="P402"/>
      <text:p text:style-name="P404">Articolo 4</text:p>
      <text:p text:style-name="P405">Comunicazione di inizio attività</text:p>
      <text:p text:style-name="P328">1. I soggetti che effettuano o che intendono effettuare le attività di recupero dei rifiuti di cui all'articolo 1, negli impianti di cui all'articolo 1, comma 2, trasmettono alla Provincia competente per territorio, la comunicazione di cui all'articolo 33 del decreto legislativo n. 22 del 1997, contenente tra l'altro:</text:p>
      <text:p text:style-name="P426">a)<text:tab/>gli estremi dei provvedimenti amministrativi rilasciati dall'Autorità marittima o dall'Autorità portuale ai fini dell'esercizio dell'impianto, ove previsti;</text:p>
      <text:p text:style-name="P426">b)<text:tab/>le tipologie, le caratteristiche e la quantità annua dei rifiuti che, nel rispetto della potenzialità dell'impianto, si intendono recuperare;</text:p>
      <text:p text:style-name="P426"><text:soft-page-break/>c)<text:tab/>i prodotti e le materie prime ottenuti dalle attività di recupero.</text:p>
      <text:p text:style-name="P328">2. Alla comunicazione è allegata la dichiarazione di rispetto delle norme tecniche contenute nel presente regolamento.</text:p>
      <text:p text:style-name="P328">3. La comunicazione di cui al comma 1 deve essere rinnovata ogni cinque anni e comunque in caso di modifica sostanziale delle operazioni di recupero.</text:p>
      <text:p text:style-name="P402"/>
      <text:p text:style-name="P402"/>
      <text:p text:style-name="P404">Articolo 5</text:p>
      <text:p text:style-name="P405">Individuazione dei rifiuti</text:p>
      <text:p text:style-name="P328">1. L'allegato 1 definisce le tipologie dei rifiuti pericolosi e, per ciascuna tipologia, i relativi metodi di recupero ammessi alle procedure semplificate ai sensi del presente regolamento.</text:p>
      <text:p text:style-name="P328">2. Le procedure semplificate disciplinate dal presente regolamento si applicano esclusivamente alle attività di recupero specificate ed ai rifiuti pericolosi, individuati dai rispettivi codici e descritti negli allegati, che vengono avviati in modo effettivo ed oggettivo al recupero.</text:p>
      <text:p text:style-name="P328">3. Nel caso in cui l'impianto di recupero non coincida con quello costiero destinatario del carico, di cui il rifiuto costituisce il residuo, è necessario che il titolare dell'impianto ricevente verifichi la conformità del rifiuto conferito anche mediante la caratterizzazione dello stesso con appositi campionamenti ed analisi effettuati secondo metodiche ufficiali.</text:p>
      <text:p text:style-name="P402"/>
      <text:p text:style-name="P402"/>
      <text:p text:style-name="P404">Articolo 6</text:p>
      <text:p text:style-name="P405">Messa in riserva</text:p>
      <text:p text:style-name="P328">1. Gli impianti che effettuano le attività di recupero dei rifiuti di cui all'articolo 1, non necessitano di aree e settori distinti per il deposito dei rifiuti e della materia prima.</text:p>
      <text:p text:style-name="P328">2. Gli impianti devono essere provvisti di:</text:p>
      <text:p text:style-name="P426">a)<text:tab/>adeguato sistema di difesa dalle acque meteoriche esterne;</text:p>
      <text:p text:style-name="P426">b)<text:tab/>adeguato sistema di raccolta delle acque meteoriche interne;</text:p>
      <text:p text:style-name="P426">c)<text:tab/>adeguato sistema di raccolta dei reflui. Ogni sistema dovrà terminare con pozzetti di contenimento e raccolta a tenuta, di idonee dimensioni.</text:p>
      <text:p text:style-name="P328">3. La quantità di rifiuti di cui all'articolo 1 messi in riserva presso ciascun impianto non può eccedere mai il cinquanta per cento della quantità dei rifiuti che, ai sensi dell'articolo 7 del presente regolamento, può essere sottoposta ad attività di recupero in un anno nell'impianto stesso.</text:p>
      <text:p text:style-name="P328">4. La messa in riserva deve essere effettuata presso gli impianti o stabilimenti in effettivo esercizio dove i rifiuti sono recuperati. I rifiuti devono essere sottoposti alle attività di recupero con cadenza almeno semestrale che può essere estesa di ulteriori due mesi qualora ricorrano motivate situazioni tecniche riguardanti la gestione dell'impianto, delle quali deve essere data tempestiva notizia alla Provincia.</text:p>
      <text:p text:style-name="P402"/>
      <text:p text:style-name="P402"/>
      <text:p text:style-name="P404">Articolo 7</text:p>
      <text:p text:style-name="P405">Quantità impiegabile</text:p>
      <text:p text:style-name="P328">1. La quantità impiegabile negli impianti, di cui all'articolo 1, comma 2, è individuata nell'allegato 2, in relazione alle diverse operazioni di recupero ammesse a procedura semplificata e, comunque, non deve mai eccedere la quantità di rifiuti che l'impianto può sottoporre ad attività di recupero in un anno.</text:p>
      <text:p text:style-name="P402"/>
      <text:p text:style-name="P402"/>
      <text:p text:style-name="P404">Articolo 8</text:p>
      <text:p text:style-name="P405">Adempimenti amministrativi</text:p>
      <text:p text:style-name="P328">1. Ai sensi dell'articolo 12, del decreto legislativo 5 febbraio 1997, n. 22, i soggetti che <text:soft-page-break/>effettuano le attività di recupero dei rifiuti individuati all'articolo 1 sono tenuti a registrare nel registro di cui al citato articolo 12, con le modalità indicate dal decreto ministeriale 1° aprile 1998, n. 148, e successive modifiche, i rifiuti in ingresso, conferiti sia direttamente sia attraverso bettoline, nonché i rifiuti in uscita prodotti dalle attività di recupero, rimanendo esclusi dalla registrazione i prodotti e le materie prime ottenuti dall'attività di recupero stessa.</text:p>
      <text:p text:style-name="P328">2. I prodotti ottenuti, nel caso rientrino nella disciplina delle accise, saranno accertati e presi in carico dall'impianto secondo le procedure previste dal decreto legislativo 26 ottobre 1995, n. 504. Fino all'accertamento di cui sopra, i serbatoi utilizzati per l'attività disciplinata dal presente decreto non sono assoggettati a verifica fiscale.</text:p>
      <text:p text:style-name="P328">3. Sono fatte salve le prescrizioni tecniche contenute nei provvedimenti di autorizzazione, di concessione e nelle ordinanze rilasciate dall'Autorità portuale o marittima.</text:p>
      <text:p text:style-name="P402"/>
      <text:p text:style-name="P402"/>
      <text:p text:style-name="P404">Articolo 9</text:p>
      <text:p text:style-name="P405">Disposizioni finali</text:p>
      <text:p text:style-name="P328">1. Ai sensi dell'articolo 6, comma 1, del decreto legislativo 24 giugno 2003, n. 182, la notifica del comandante della nave è equiparata al formulario di identificazione dei rifiuti di cui all'articolo 15 del decreto legislativo 5 febbraio 1997, n. 22, limitatamente ai trasporti dei rifiuti delle navi effettuati all'interno delle aree sottoposte al controllo dell'Autorità marittima o dell'Autorità portuale.</text:p>
      <text:p text:style-name="P328">2. Il decreto ministeriale 12 giugno 2002, n. 161, è così modificato:</text:p>
      <text:p text:style-name="P426">a)<text:tab/>il punto 6.5 dell'allegato 1, relativo alla regolamentazione dell'attività di recupero delle miscele acqua-idrocarburi provenienti dalla pulizia delle navi contenenti oli minerali, è soppresso;</text:p>
      <text:p text:style-name="P426">b)<text:tab/>le indicazioni relative al punto 6.5 della tabella dell'allegato 2 sono soppresse;</text:p>
      <text:p text:style-name="P426">c)<text:tab/>nell'allegato 1, suballegato 1, è aggiunto il punto 6.6 riportato in allegato 3 al presente regolamento;</text:p>
      <text:p text:style-name="P426">d)<text:tab/>nella tabella di cui all'allegato 2 è aggiunta la riga relativa a recupero rifiuti portuali, riportata in allegato 4 al presente regolamento.</text:p>
      <text:p text:style-name="P328">3. Gli operatori che intendono continuare le operazioni di recupero svolte ai sensi dell'articolo 10-bis del decreto-legge 24 dicembre 2003, n. 355, convertito con modificazioni, dalla legge 27 febbraio 2004, n. 47, devono inoltrare, entro i sessanta giorni successivi alla data di entrata in vigore del presente regolamento, copia della comunicazione di cui al suddetto articolo 10-bis, integrandola con le informazioni di cui all'articolo 4 del presente regolamento, alla Provincia territorialmente competente, che provvede alla verifica della sussistenza dei presupposti e dei requisiti richiesti. L'inoltro della documentazione predetta consente la prosecuzione dell'attività. La comunicazione, deve essere rinnovata ogni cinque anni e comunque in caso di modifica sostanziale delle operazioni di recupero.</text:p>
      <text:p text:style-name="P406"/>
      <text:p text:style-name="P406"/>
      <text:p text:style-name="P406">Il presente decreto, munito del sigillo dello Stato, sarà inserito nella Raccolta ufficiale degli atti normativi della Repubblica italiana. È fatto obbligo a chiunque spetti di osservarlo e di farlo osservare.</text:p>
      <text:p text:style-name="P406"/>
      <text:p text:style-name="P406">Roma, 17 novembre 2005</text:p>
      <text:p text:style-name="P401"/>
      <text:p text:style-name="P401"/>
      <text:p text:style-name="P401"/>
      <text:p text:style-name="P196">ALLEGATO 1 </text:p>
      <text:p text:style-name="P403">(Articolo 5, comma 1)</text:p>
      <text:p text:style-name="P317"/>
      <text:h text:style-name="P447" text:outline-level="1"><text:span text:style-name="T16">1 Tipologia</text:span><text:span text:style-name="T11">:</text:span></text:h>
      <text:p text:style-name="P66">miscele di acque marine lacustri o fluviali ed idrocarburi.</text:p>
      <text:p text:style-name="P66">[13 07 01*] [13 07 02*] [13 07 03*] [ 13 08 02*] [ 16 07 08*]</text:p>
      <text:p text:style-name="P95"><text:span text:style-name="T81">1.1</text:span><text:span text:style-name="T43"> Provenienza:</text:span> </text:p>
      <text:p text:style-name="P417">cisterne delle navi (comprese le cisterne delle navi impiegate in attività di disinquinamento).</text:p>
      <text:p text:style-name="P95"><text:span text:style-name="T82">1.2</text:span> <text:span text:style-name="T42">Caratteristiche del rifiuto:</text:span> </text:p>
      <text:p text:style-name="P417">miscele di acqua e idrocarburi emulsionate, anche con morchie, residui oleosi, ed impurezze.</text:p>
      <text:p text:style-name="P96">1.3 <text:span text:style-name="T42">Attività di recupero:</text:span></text:p>
      <text:p text:style-name="P435">a) separazione fisica della miscela acqua-idrocarburi per decantazione e successivo trattamento di centrifugazione e miscelazione con oli combustibili [R3] in impianti che operano ai sensi del Regio decreto 30 marzo 1942, n. 327, definito come Codice della Navigazione;</text:p>
      <text:p text:style-name="P435">b) separazione fisica della miscela acqua-idrocarburi per decantazione con eventuale trattamento successivo di centrifugazione per impiego negli impianti di produzione quali materie prime tipiche del ciclo produttivo petrolifero [R3] in impianti che operano ai sensi del Regio decreto 30 marzo 1942, n. 327, definito come Codice della Navigazione.</text:p>
      <text:p text:style-name="P96">1.4 <text:span text:style-name="T42">Caratteristiche delle materie prime e/o dei prodotti ottenuti:</text:span></text:p>
      <text:p text:style-name="P435">a) miscele di idrocarburi assimilate al petrolio greggio quale materia prima destinata agli impianti di produzione;</text:p>
      <text:p text:style-name="P435">b) combustibili con caratteristiche conformi alla norma UNI-CTI 6579 e al decreto del Presidente del Consiglio dei Ministri 8 marzo 2002, e successive modifiche;</text:p>
      <text:p text:style-name="P93"><text:span text:style-name="T11">1.1.3 </text:span><text:span text:style-name="T16">Attività di recupero:</text:span></text:p>
      <text:p text:style-name="P435">a) riutilizzo diretto nell'industria cartaria [R3]. </text:p>
      <text:p text:style-name="P401"/>
      <table:table table:name="Tabella177" table:style-name="Tabella177">
        <table:table-column table:style-name="Tabella177.A"/>
        <table:table-column table:style-name="Tabella177.B"/>
        <table:table-column table:style-name="Tabella177.C"/>
        <table:table-column table:style-name="Tabella177.D"/>
        <table:table-row>
          <table:table-cell table:style-name="Tabella177.A1" office:value-type="string">
            <text:p text:style-name="P412">Attività di recupero</text:p>
          </table:table-cell>
          <table:table-cell table:style-name="Tabella177.A1" office:value-type="string">
            <text:p text:style-name="P412">Codice Cer</text:p>
          </table:table-cell>
          <table:table-cell table:style-name="Tabella177.A1" office:value-type="string">
            <text:p text:style-name="P412">Tipologie rifiuti </text:p>
          </table:table-cell>
          <table:table-cell table:style-name="Tabella177.D1" office:value-type="string">
            <text:p text:style-name="P412">Quantità massima per impianto</text:p>
            <text:p text:style-name="P412">(t/anno)</text:p>
          </table:table-cell>
        </table:table-row>
        <table:table-row>
          <table:table-cell table:style-name="Tabella177.A2" office:value-type="string">
            <text:p text:style-name="P411">Recupero rifiuti portuali</text:p>
          </table:table-cell>
          <table:table-cell table:style-name="Tabella177.A2" office:value-type="string">
            <text:p text:style-name="P411">[13 07 01*]</text:p>
            <text:p text:style-name="P411">[13 07 02*]</text:p>
            <text:p text:style-name="P411">[13 07 03*]</text:p>
            <text:p text:style-name="P411">[13 08 02*]</text:p>
            <text:p text:style-name="P411">[16 07 08*]</text:p>
          </table:table-cell>
          <table:table-cell table:style-name="Tabella177.A2" office:value-type="string">
            <text:p text:style-name="P411">Miscele di acque marine, lacustri o fluviali ed idrocarburi</text:p>
          </table:table-cell>
          <table:table-cell table:style-name="Tabella177.D2" office:value-type="string">
            <text:p text:style-name="P413">500.000</text:p>
          </table:table-cell>
        </table:table-row>
      </table:table>
      <text:p text:style-name="P396"/>
      <text:h text:style-name="P447" text:outline-level="1">2. Tipologia: </text:h>
      <text:p text:style-name="P66">acque di sentina delle navi.</text:p>
      <text:p text:style-name="P66">[13 04 01*] [13 04 03*]</text:p>
      <text:p text:style-name="P96">2.1 <text:span text:style-name="T42">Provenienza:</text:span> </text:p>
      <text:p text:style-name="P417">sentina delle navi.</text:p>
      <text:p text:style-name="P96">2.2 <text:span text:style-name="T42">Caratteristiche del rifiuto:</text:span> </text:p>
      <text:p text:style-name="P417">miscele di acqua emulsionata con residui oleosi, idrocarburi ed impurezze.</text:p>
      <text:p text:style-name="P96">2.3 <text:span text:style-name="T42">Attività di recupero:</text:span> </text:p>
      <text:p text:style-name="P417">messa in riserva (R13) per la separazione fisica della miscela acqua-idrocarburi per decantazione e trattamento successivo di centrifugazione e miscelazione con oli combustibili [R3] in impianti che operano ai sensi del Regio decreto 30 marzo 1942, n. 327, definito come Codice della Navigazione.</text:p>
      <text:p text:style-name="P96">2.4 <text:span text:style-name="T42">Caratteristiche delle materie prime e/o dei prodotti ottenuti:</text:span> </text:p>
      <text:p text:style-name="P417">combustibili con caratteristiche conformi alla norma UNI-CTI 6579 e al decreto del Presidente del Consiglio dei Ministri 8 marzo 2002 e successive modifiche.</text:p>
      <text:p text:style-name="P401"/>
      <table:table table:name="Tabella178" table:style-name="Tabella178">
        <table:table-column table:style-name="Tabella178.A"/>
        <table:table-column table:style-name="Tabella178.B"/>
        <table:table-column table:style-name="Tabella178.C"/>
        <table:table-column table:style-name="Tabella178.D"/>
        <table:table-row>
          <table:table-cell table:style-name="Tabella178.A1" office:value-type="string">
            <text:p text:style-name="P412">Attività di recupero</text:p>
          </table:table-cell>
          <table:table-cell table:style-name="Tabella178.A1" office:value-type="string">
            <text:p text:style-name="P412">Codice Cer</text:p>
          </table:table-cell>
          <table:table-cell table:style-name="Tabella178.A1" office:value-type="string">
            <text:p text:style-name="P412">Tipologie rifiuti </text:p>
          </table:table-cell>
          <table:table-cell table:style-name="Tabella178.D1" office:value-type="string">
            <text:p text:style-name="P412">Quantità massima per impianto</text:p>
            <text:p text:style-name="P412">(t/anno)</text:p>
          </table:table-cell>
        </table:table-row>
        <table:table-row>
          <table:table-cell table:style-name="Tabella178.A2" office:value-type="string">
            <text:p text:style-name="P411">Recupero rifiuti portuali</text:p>
          </table:table-cell>
          <table:table-cell table:style-name="Tabella178.A2" office:value-type="string">
            <text:p text:style-name="P411">[13 04 01*]</text:p>
            <text:p text:style-name="P411">[13 04 03*]</text:p>
          </table:table-cell>
          <table:table-cell table:style-name="Tabella178.A2" office:value-type="string">
            <text:p text:style-name="P411">Acque di sentina delle navi</text:p>
          </table:table-cell>
          <table:table-cell table:style-name="Tabella178.D2" office:value-type="string">
            <text:p text:style-name="P413">20.000</text:p>
          </table:table-cell>
        </table:table-row>
      </table:table>
      <text:p text:style-name="P396"/>
      <text:h text:style-name="P447" text:outline-level="1">3. Tipologia: </text:h>
      <text:p text:style-name="P66">residui del carico e miscele di prodotti, diversi da quelli individuati al punto 1, soggetti a Convenzione Marpol e provenienti dalla pulizia di serbatoi per trasporto, contenenti sostanze pericolose </text:p>
      <text:p text:style-name="P66">[16 07 09*].</text:p>
      <text:p text:style-name="P96">3.1 <text:span text:style-name="T42">Provenienza: </text:span></text:p>
      <text:p text:style-name="P417">cisterne delle navi (comprese le cisterne delle navi impiegate in attività di disinquinamento).</text:p>
      <text:p text:style-name="P96">3.2 <text:span text:style-name="T42">Caratteristiche del rifiuto: </text:span></text:p>
      <text:p text:style-name="P417">residui/miscele acquose che contengono sostanze pericolose così come definite ed indicate nella Convenzione Marpol.</text:p>
      <text:p text:style-name="P96">3.3 <text:span text:style-name="T42">Attività di recupero: </text:span></text:p>
      <text:p text:style-name="P417">rigenerazione/recupero di solventi (R2), riciclo/recupero delle sostanze organiche non utilizzate come solventi (R3), riciclo/recupero di altre sostanze inorganiche (R5) e rigenerazione degli acidi e delle basi (R6) per separazione e/o trattamento fisico-chimico in impianti che operano ai sensi del Regio decreto 30 marzo 1942, n. 327, definito come Codice della Navigazione messa in riserva dei rifiuti (R13) in impianti che operano ai sensi del Regio decreto 30 marzo 1942, n. 327, definito come Codice della Navigazione, per sottoporli ad una delle attività di recupero sopra descritte.</text:p>
      <text:p text:style-name="P96">3.4 <text:span text:style-name="T42">Caratteristiche delle materie prime e/o dei prodotti ottenuti:</text:span> </text:p>
      <text:p text:style-name="P417">sostanze con caratteristiche merceologiche conformi al carico di cui costituivano il residuo.</text:p>
      <text:p text:style-name="P401"/>
      <table:table table:name="Tabella179" table:style-name="Tabella179">
        <table:table-column table:style-name="Tabella179.A"/>
        <table:table-column table:style-name="Tabella179.B"/>
        <table:table-column table:style-name="Tabella179.C"/>
        <table:table-column table:style-name="Tabella179.D"/>
        <table:table-row>
          <table:table-cell table:style-name="Tabella179.A1" office:value-type="string">
            <text:p text:style-name="P412">Attività di recupero</text:p>
          </table:table-cell>
          <table:table-cell table:style-name="Tabella179.A1" office:value-type="string">
            <text:p text:style-name="P412">Codice Cer</text:p>
          </table:table-cell>
          <table:table-cell table:style-name="Tabella179.A1" office:value-type="string">
            <text:p text:style-name="P412">Tipologie rifiuti </text:p>
          </table:table-cell>
          <table:table-cell table:style-name="Tabella179.D1" office:value-type="string">
            <text:p text:style-name="P412">Quantità massima per impianto</text:p>
            <text:p text:style-name="P412">(t/anno)</text:p>
          </table:table-cell>
        </table:table-row>
        <table:table-row>
          <table:table-cell table:style-name="Tabella179.A2" office:value-type="string">
            <text:p text:style-name="P411">Recupero rifiuti portuali</text:p>
          </table:table-cell>
          <table:table-cell table:style-name="Tabella179.A2" office:value-type="string">
            <text:p text:style-name="P411">[16 07 09*]</text:p>
          </table:table-cell>
          <table:table-cell table:style-name="Tabella179.A2" office:value-type="string">
            <text:p text:style-name="P411">Residui del carico e miscele di prodotti soggetti a Convenzione Marpol, diversi da quelli individuati al punto 1, contenenti sostanze pericolose</text:p>
          </table:table-cell>
          <table:table-cell table:style-name="Tabella179.D2" office:value-type="string">
            <text:p text:style-name="P413">500.000</text:p>
          </table:table-cell>
        </table:table-row>
      </table:table>
      <text:p text:style-name="P396"/>
      <text:p text:style-name="P196">ALLEGATO 2</text:p>
      <text:p text:style-name="P403">(Articolo 7)</text:p>
      <text:p text:style-name="P222">(N.d.r.: l’allegato 2 è anche stato suddiviso riportando in calce alle varie tipologie interessate le relative voci)</text:p>
      <table:table table:name="Tabella180" table:style-name="Tabella180">
        <table:table-column table:style-name="Tabella180.A"/>
        <table:table-column table:style-name="Tabella180.B"/>
        <table:table-column table:style-name="Tabella180.C"/>
        <table:table-column table:style-name="Tabella180.D" table:number-columns-repeated="2"/>
        <table:table-row>
          <table:table-cell table:style-name="Tabella180.A1" office:value-type="string">
            <text:p text:style-name="P412">Attività di recupero</text:p>
          </table:table-cell>
          <table:table-cell table:style-name="Tabella180.A1" office:value-type="string">
            <text:p text:style-name="P412">Codice allegato 1</text:p>
          </table:table-cell>
          <table:table-cell table:style-name="Tabella180.A1" office:value-type="string">
            <text:p text:style-name="P412">Codice Cer</text:p>
          </table:table-cell>
          <table:table-cell table:style-name="Tabella180.A1" office:value-type="string">
            <text:p text:style-name="P412">Tipologie rifiuti </text:p>
          </table:table-cell>
          <table:table-cell table:style-name="Tabella180.E1" office:value-type="string">
            <text:p text:style-name="P412">Quantità massima per impianto</text:p>
            <text:p text:style-name="P412">(Tonnellate/anno)</text:p>
          </table:table-cell>
        </table:table-row>
        <table:table-row>
          <table:table-cell table:style-name="Tabella180.A2" office:value-type="string">
            <text:p text:style-name="P414">Recupero rifiuti portuali</text:p>
          </table:table-cell>
          <table:table-cell table:style-name="Tabella180.A2" office:value-type="string">
            <text:p text:style-name="P415">1</text:p>
          </table:table-cell>
          <table:table-cell table:style-name="Tabella180.A2" office:value-type="string">
            <text:p text:style-name="P411">[13 07 01*]</text:p>
            <text:p text:style-name="P411">[13 07 02*]</text:p>
            <text:p text:style-name="P411">[13 07 03*]</text:p>
            <text:p text:style-name="P411">[13 08 02*]</text:p>
            <text:p text:style-name="P411">[16 07 08*]</text:p>
          </table:table-cell>
          <table:table-cell table:style-name="Tabella180.A2" office:value-type="string">
            <text:p text:style-name="P411">Miscele di acque marine, lacustri o fluviali ed idrocarburi</text:p>
          </table:table-cell>
          <table:table-cell table:style-name="Tabella180.E2" office:value-type="string">
            <text:p text:style-name="P413">500.000</text:p>
          </table:table-cell>
        </table:table-row>
        <table:table-row>
          <table:table-cell table:style-name="Tabella180.A2" office:value-type="string">
            <text:p text:style-name="P414">Recupero rifiuti portuali</text:p>
          </table:table-cell>
          <table:table-cell table:style-name="Tabella180.A2" office:value-type="string">
            <text:p text:style-name="P415">2</text:p>
          </table:table-cell>
          <table:table-cell table:style-name="Tabella180.A2" office:value-type="string">
            <text:p text:style-name="P411">[13 04 01*] </text:p>
            <text:p text:style-name="P411">[13 04 03*]</text:p>
          </table:table-cell>
          <table:table-cell table:style-name="Tabella180.A2" office:value-type="string">
            <text:p text:style-name="P411">Acque di sentina delle navi</text:p>
          </table:table-cell>
          <table:table-cell table:style-name="Tabella180.E2" office:value-type="string">
            <text:p text:style-name="P413">20.000</text:p>
          </table:table-cell>
        </table:table-row>
        <table:table-row>
          <table:table-cell table:style-name="Tabella180.A2" office:value-type="string">
            <text:p text:style-name="P414">Recupero rifiuti portuali</text:p>
          </table:table-cell>
          <table:table-cell table:style-name="Tabella180.A2" office:value-type="string">
            <text:p text:style-name="P415">3</text:p>
          </table:table-cell>
          <table:table-cell table:style-name="Tabella180.A2" office:value-type="string">
            <text:p text:style-name="P411">[16 07 09*]</text:p>
          </table:table-cell>
          <table:table-cell table:style-name="Tabella180.A2" office:value-type="string">
            <text:p text:style-name="P411">Residui del carico e miscele di prodotti soggetti a Convenzione Marpol, diversi da quelli individuati al punto 1, contenenti sostanze pericolose</text:p>
          </table:table-cell>
          <table:table-cell table:style-name="Tabella180.E2" office:value-type="string">
            <text:p text:style-name="P413">500.000</text:p>
          </table:table-cell>
        </table:table-row>
      </table:table>
      <text:p text:style-name="P399"/>
      <text:p text:style-name="P401"/>
      <text:p text:style-name="P401"/>
      <text:p text:style-name="P410">Allegato 3</text:p>
      <text:p text:style-name="P401">(Articolo 9, comma 2, lettera c)</text:p>
      <text:p text:style-name="P310"><text:span text:style-name="T41">6.6 </text:span><text:span text:style-name="T82">Tipologia: acque di sentina delle navi: [13 04 01*] [13 04 03*].</text:span></text:p>
      <text:p text:style-name="P399"><text:span text:style-name="T41">6.6.1 </text:span>Provenienza: sentina delle navi.</text:p>
      <text:p text:style-name="P399"><text:span text:style-name="T41">6.6.2 </text:span>Caratteristiche del rifiuto: miscele di acqua emulsionata con residui oleosi, idrocarburi ed impurezze</text:p>
      <text:p text:style-name="P399"><text:span text:style-name="T41">6.6.3</text:span> Attività di recupero: messa in riserva (R13) per la separazione fisica della miscela acqua-idrocarburi per decantazione e trattamento successivo di centrifugazione e miscelazione con oli combustibili [R3] in impianti non operanti ai sensi del Regio decreto 30 marzo 1942, n. 327, definito come Codice della Navigazione.</text:p>
      <text:p text:style-name="P399"><text:span text:style-name="T41">6.6.4 </text:span>Caratteristiche delle materie prime e/o dei prodotti ottenuti: combustibili con caratteristiche conformi alla norma UNI-CTI 6579 e al decreto del Presidente del Consiglio dei Ministri 8 marzo 2002 e successive modifiche.</text:p>
      <text:p text:style-name="P401"/>
      <text:p text:style-name="P401">Allegato 4</text:p>
      <text:p text:style-name="P399"><text:span text:style-name="T41">(Articolo 9, comma 2, lettera d</text:span>)</text:p>
      <table:table table:name="Tabella181" table:style-name="Tabella181">
        <table:table-column table:style-name="Tabella181.A"/>
        <table:table-column table:style-name="Tabella181.B"/>
        <table:table-column table:style-name="Tabella181.C"/>
        <table:table-column table:style-name="Tabella181.D"/>
        <table:table-column table:style-name="Tabella181.E"/>
        <table:table-row>
          <table:table-cell table:style-name="Tabella181.A1" office:value-type="string">
            <text:p text:style-name="P412">Attività di recupero</text:p>
          </table:table-cell>
          <table:table-cell table:style-name="Tabella181.A1" office:value-type="string">
            <text:p text:style-name="P412">Codice allegato 1</text:p>
            <text:p text:style-name="P412">(sub 1 Dm 161 come modificato dall'allegato 3 del presente decreto)</text:p>
          </table:table-cell>
          <table:table-cell table:style-name="Tabella181.A1" office:value-type="string">
            <text:p text:style-name="P412">Codice Cer</text:p>
          </table:table-cell>
          <table:table-cell table:style-name="Tabella181.A1" office:value-type="string">
            <text:p text:style-name="P412">Tipologie rifiuti </text:p>
          </table:table-cell>
          <table:table-cell table:style-name="Tabella181.E1" office:value-type="string">
            <text:p text:style-name="P412">Quantità massima per impianto </text:p>
            <text:p text:style-name="P412">(Tonnellate/anno)</text:p>
          </table:table-cell>
        </table:table-row>
        <table:table-row>
          <table:table-cell table:style-name="Tabella181.A2" office:value-type="string">
            <text:p text:style-name="P411">Recupero rifiuti portuali</text:p>
          </table:table-cell>
          <table:table-cell table:style-name="Tabella181.A2" office:value-type="string">
            <text:p text:style-name="P411">6.6</text:p>
          </table:table-cell>
          <table:table-cell table:style-name="Tabella181.A2" office:value-type="string">
            <text:p text:style-name="P411">[13 04 01*]</text:p>
            <text:p text:style-name="P411">[13 04 03*]</text:p>
          </table:table-cell>
          <table:table-cell table:style-name="Tabella181.A2" office:value-type="string">
            <text:p text:style-name="P411">Acque di sentina delle navi</text:p>
          </table:table-cell>
          <table:table-cell table:style-name="Tabella181.E2" office:value-type="string">
            <text:p text:style-name="P411">20.000</text:p>
          </table:table-cell>
        </table:table-row>
      </table:table>
      <text:p text:style-name="P399"/>
      <text:p text:style-name="P407"><text:a xlink:type="simple" xlink:href="#up" text:style-name="Internet_20_link" text:visited-style-name="Visited_20_Internet_20_Link"><text:span text:style-name="T73"/></text:a></text:p>
      <text:p text:style-name="P407"><text:a xlink:type="simple" xlink:href="#up" text:style-name="Internet_20_link" text:visited-style-name="Visited_20_Internet_20_Link"><text:span text:style-name="T73"/></text:a></text:p>
      <text:p text:style-name="P4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Bold" svg:font-family="'TimesNewRoman,Bold'" style:font-family-generic="roman"/>
    <style:font-face style:name="TimesNewRoman,BoldItalic" svg:font-family="'TimesNewRoman,BoldItalic'" style:font-family-generic="roman"/>
    <style:font-face style:name="TimesNewRoman,Italic" svg:font-family="'TimesNewRoman,Italic'" style:font-family-generic="roma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family-generic="swiss" style:font-pitch="variable" fo:font-size="12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text-line-through-style="solid" style:text-line-through-type="double" fo:font-size="12pt" style:font-size-asian="12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3cm" fo:margin-right="0cm" fo:margin-top="0cm" fo:margin-bottom="0cm" loext:contextual-spacing="false" fo:text-indent="0cm" style:auto-text-indent="false"/>
      <style:text-properties fo:font-size="12pt" style:font-size-asian="12pt"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cm" fo:margin-bottom="0.212cm" loext:contextual-spacing="false" fo:keep-with-next="always"/>
    </style:style>
    <style:style style:name="Heading_20_2" style:display-name="Heading 2" style:family="paragraph" style:parent-style-name="Standard" style:next-style-name="Standard" style:class="text">
      <style:paragraph-properties fo:margin-left="2.752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left="4.001cm" fo:margin-right="0cm" fo:margin-top="0cm" fo:margin-bottom="0cm" loext:contextual-spacing="false" fo:text-indent="-1cm" style:auto-text-indent="false" fo:keep-with-next="always">
        <style:tab-stops>
          <style:tab-stop style:position="1.752cm"/>
        </style:tab-stops>
      </style:paragraph-properties>
      <style:text-properties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left="2.752cm" fo:margin-right="0cm" fo:margin-top="0cm" fo:margin-bottom="0cm" loext:contextual-spacing="false" fo:text-indent="-1cm" style:auto-text-indent="false" fo:keep-with-next="always">
        <style:tab-stops>
          <style:tab-stop style:position="4.001cm"/>
          <style:tab-stop style:position="9.001cm"/>
        </style:tab-stops>
      </style:paragraph-properties>
      <style:text-properties fo:font-size="12pt" style:font-size-asian="12pt" style:font-name-complex="Arial1"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left="3cm" fo:margin-right="0cm" fo:margin-top="0cm" fo:margin-bottom="0cm" loext:contextual-spacing="false" fo:text-indent="-1cm" style:auto-text-indent="false" fo:keep-with-next="always"/>
      <style:text-properties fo:font-size="12pt" style:font-size-asian="12pt" style:font-name-complex="Arial1" style:font-family-complex="Arial" style:font-family-generic-complex="swiss" style:font-pitch-complex="variable"/>
    </style:style>
    <style:style style:name="Heading_20_6" style:display-name="Heading 6" style:family="paragraph" style:parent-style-name="Standard" style:next-style-name="Standard" style:class="text">
      <style:paragraph-properties fo:margin-left="3cm" fo:margin-right="0cm" fo:margin-top="0cm" fo:margin-bottom="0cm" loext:contextual-spacing="false" fo:text-indent="-0.75cm" style:auto-text-indent="false" fo:keep-with-next="always"/>
      <style:text-properties fo:font-size="12pt" style:font-size-asian="12pt" style:font-name-complex="Arial1" style:font-family-complex="Arial" style:font-family-generic-complex="swiss" style:font-pitch-complex="variable"/>
    </style:style>
    <style:style style:name="Heading_20_7" style:display-name="Heading 7" style:family="paragraph" style:parent-style-name="Standard" style:next-style-name="Standard" style:class="text">
      <style:paragraph-properties fo:margin-left="1.752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left="2.501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left="-0.714cm" fo:margin-right="0cm" fo:margin-top="0cm" fo:margin-bottom="0cm" loext:contextual-spacing="false" fo:text-align="center" style:justify-single-word="false" fo:text-indent="0.714cm" style:auto-text-indent="false" fo:keep-with-next="always"/>
      <style:text-properties fo:font-weight="bold" style:font-weight-asian="bold" style:font-name-complex="Arial1" style:font-family-complex="Arial" style:font-family-generic-complex="swiss" style:font-pitch-complex="variable" style:font-weight-complex="bold"/>
    </style:style>
    <style:style style:name="List" style:family="paragraph" style:parent-style-name="Standard" style:class="list">
      <style:paragraph-properties fo:margin-left="1.501cm" fo:margin-right="0cm" fo:margin-top="0cm" fo:margin-bottom="0cm" loext:contextual-spacing="false" fo:text-align="justify" style:justify-single-word="false" fo:text-indent="-0.50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margin-top="0.212cm" fo:margin-bottom="0.212cm" loext:contextual-spacing="false" fo:text-align="justify" style:justify-single-word="false"/>
      <style:text-properties fo:font-weight="bold" style:letter-kerning="true" style:font-weight-asian="bold" style:font-name-complex="Arial1"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rmine_20_definizione" style:display-name="Termine definizione" style:family="paragraph" style:parent-style-name="Standard" style:next-style-name="Elenco_20_definizione"/>
    <style:style style:name="Elenco_20_definizione" style:display-name="Elenco definizione" style:family="paragraph" style:parent-style-name="Standard" style:next-style-name="Termine_20_definizione">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weight="bold" style:font-weight-asian="bold" style:font-weight-complex="bold"/>
    </style:style>
    <style:style style:name="H5" style:family="paragraph" style:parent-style-name="Standard" style:next-style-name="Standard">
      <style:paragraph-properties fo:keep-with-next="always"/>
      <style:text-properties fo:font-weight="bold" style:font-weight-asian="bold"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Indirizzo" style:family="paragraph" style:parent-style-name="Standard" style:next-style-name="Standard">
      <style:text-properties fo:font-style="italic" style:font-style-asian="italic" style:font-style-complex="italic"/>
    </style:style>
    <style:style style:name="Blockquote" style:family="paragraph" style:parent-style-name="Standard">
      <style:paragraph-properties fo:margin-left="0.635cm" fo:margin-right="0.635cm" fo:margin-top="0cm" fo:margin-bottom="0cm" loext:contextual-spacing="false" fo:text-indent="0cm" style:auto-text-indent="false"/>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1.11pt double #000000" fo:border-bottom="none" style:text-autospace="none"/>
      <style:text-properties style:use-window-font-color="true" style:font-name="Arial1" fo:font-family="Arial" style:font-family-generic="swiss" style:font-pitch="variable" fo:font-size="8pt" fo:language="it" fo:country="IT" style:font-name-asian="Arial1" style:font-family-asian="Arial" style:font-family-generic-asian="swiss" style:font-pitch-asian="variable" style:font-size-asian="8pt" style:font-name-complex="Arial1" style:font-family-complex="Arial" style:font-family-generic-complex="swiss" style:font-pitch-complex="variable" style:font-size-complex="8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1.11pt double #000000" style:text-autospace="none"/>
      <style:text-properties style:use-window-font-color="true" style:font-name="Arial1" fo:font-family="Arial" style:font-family-generic="swiss" style:font-pitch="variable" fo:font-size="8pt" fo:language="it" fo:country="IT" style:font-name-asian="Arial1" style:font-family-asian="Arial" style:font-family-generic-asian="swiss" style:font-pitch-asian="variable" style:font-size-asian="8pt" style:font-name-complex="Arial1" style:font-family-complex="Arial" style:font-family-generic-complex="swiss" style:font-pitch-complex="variable" style:font-size-complex="8pt" style:language-complex="ar" style:country-complex="SA" text:display="none"/>
    </style:style>
    <style:style style:name="Testo_20_del_20_blocco" style:display-name="Testo del blocco" style:family="paragraph" style:parent-style-name="Standard">
      <style:paragraph-properties fo:text-align="center" style:justify-single-word="false"/>
    </style:style>
    <style:style style:name="bga" style:family="paragraph" style:parent-style-name="Standard">
      <style:paragraph-properties fo:margin-left="0.25cm" fo:margin-right="0.25cm" fo:margin-top="0cm" fo:margin-bottom="0cm" loext:contextual-spacing="false" fo:text-align="justify" style:justify-single-word="false" fo:text-indent="0.501cm" style:auto-text-indent="false"/>
    </style:style>
    <style:style style:name="EMETTITORE" style:family="paragraph" style:parent-style-name="Standard">
      <style:paragraph-properties fo:margin-top="0.212cm" fo:margin-bottom="0.212cm" loext:contextual-spacing="false" fo:text-align="center" style:justify-single-word="false"/>
      <style:text-properties style:font-name-complex="Arial1" style:font-family-complex="Arial" style:font-family-generic-complex="swiss" style:font-pitch-complex="variable"/>
    </style:style>
    <style:style style:name="Normale_20__28_Web_29_" style:display-name="Normale (Web)" style:family="paragraph" style:parent-style-name="Standard">
      <style:paragraph-properties fo:margin-top="0.176cm" fo:margin-bottom="0.176cm" loext:contextual-spacing="false"/>
      <style:text-properties style:font-name="Arial Unicode MS" fo:font-family="'Arial Unicode MS', Tahoma" style:font-family-generic="swiss" style:font-pitch="variable"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style:style>
    <style:style style:name="ELENCO2" style:family="paragraph" style:parent-style-name="List">
      <style:paragraph-properties fo:margin-left="2.221cm" fo:margin-right="0cm" fo:margin-top="0.106cm" fo:margin-bottom="0cm" loext:contextual-spacing="false" fo:text-indent="-0.501cm" style:auto-text-indent="false"/>
    </style:style>
    <style:style style:name="Punto_20_elenco" style:display-name="Punto elenco" style:family="paragraph" style:parent-style-name="Standard" style:list-style-name="WW8Num5">
      <style:paragraph-properties fo:margin-left="0cm" fo:margin-right="0cm" fo:margin-top="0cm" fo:margin-bottom="0cm" loext:contextual-spacing="false" fo:text-indent="0cm" style:auto-text-indent="false"/>
    </style:style>
    <style:style style:name="ATTO" style:family="paragraph" style:parent-style-name="Standard">
      <style:paragraph-properties fo:margin-top="0cm" fo:margin-bottom="0.212cm" loext:contextual-spacing="false"/>
      <style:text-properties fo:text-transform="uppercase"/>
    </style:style>
    <style:style style:name="DATA" style:family="paragraph" style:parent-style-name="Standard">
      <style:paragraph-properties fo:margin-top="0cm" fo:margin-bottom="0.212cm" loext:contextual-spacing="false">
        <style:tab-stops>
          <style:tab-stop style:position="17.002cm" style:type="right"/>
        </style:tab-stops>
      </style:paragraph-properties>
      <style:text-properties fo:font-weight="bold" style:font-weight-asian="bold"/>
    </style:style>
    <style:style style:name="PUBBLICAZIONE" style:family="paragraph" style:parent-style-name="Standard">
      <style:paragraph-properties fo:margin-left="0cm" fo:margin-right="0cm" fo:margin-top="0cm" fo:margin-bottom="0.847cm" loext:contextual-spacing="false" fo:text-indent="0.801cm" style:auto-text-indent="false"/>
    </style:style>
    <style:style style:name="TITOLO_20_articolo" style:display-name="TITOLO articolo" style:family="paragraph" style:parent-style-name="Standard">
      <style:paragraph-properties fo:margin-top="0cm" fo:margin-bottom="0.423cm" loext:contextual-spacing="false"/>
    </style:style>
    <style:style style:name="COMMA" style:family="paragraph" style:parent-style-name="Standard">
      <style:paragraph-properties fo:margin-left="0.25cm" fo:margin-right="0cm" fo:margin-top="0.106cm" fo:margin-bottom="0cm" loext:contextual-spacing="false" fo:text-align="justify" style:justify-single-word="false" fo:text-indent="0.501cm" style:auto-text-indent="false"/>
    </style:style>
    <style:style style:name="NOTA" style:family="paragraph" style:parent-style-name="COMMA">
      <style:paragraph-properties fo:margin-left="0.501cm" fo:margin-right="0cm" fo:margin-top="0cm" fo:margin-bottom="0cm" loext:contextual-spacing="false" fo:text-indent="-0.501cm" style:auto-text-indent="false"/>
      <style:text-properties fo:font-size="8pt" style:font-size-asian="8pt"/>
    </style:style>
    <style:style style:name="FIRMA" style:family="paragraph" style:parent-style-name="COMMA" style:next-style-name="ALLEGATO">
      <style:paragraph-properties fo:margin-left="0cm" fo:margin-right="0cm" fo:margin-top="0cm" fo:margin-bottom="0cm" loext:contextual-spacing="false" fo:text-align="center" style:justify-single-word="false" fo:text-indent="0cm" style:auto-text-indent="false"/>
    </style:style>
    <style:style style:name="ALLEGATO" style:family="paragraph" style:parent-style-name="Heading_20_1" style:next-style-name="COMMA" style:default-outline-level="" style:list-style-name="">
      <style:paragraph-properties fo:margin-top="0.847cm" fo:margin-bottom="0.423cm" loext:contextual-spacing="false" fo:text-align="center" style:justify-single-word="false"/>
      <style:text-properties fo:text-transform="uppercase" fo:font-weight="bold" style:font-weight-asian="bold"/>
    </style:style>
    <style:style style:name="TITOLO_20_Allegato" style:display-name="TITOLO Allegato" style:family="paragraph" style:parent-style-name="TITOLO_20_articolo" style:next-style-name="COMMA">
      <loext:graphic-properties draw:fill="none" draw:fill-color="#99ccff"/>
      <style:paragraph-properties fo:background-color="transparent"/>
      <style:text-properties fo:text-transform="uppercase"/>
    </style:style>
    <style:style style:name="ELENCO_20_2_20_II_20_RIGA" style:display-name="ELENCO 2 II RIGA" style:family="paragraph" style:parent-style-name="Standard">
      <style:paragraph-properties fo:margin-left="2.2cm" fo:margin-right="0cm" fo:margin-top="0cm" fo:margin-bottom="0cm" loext:contextual-spacing="false" fo:text-align="justify" style:justify-single-word="false" fo:text-indent="0cm" style:auto-text-indent="false"/>
    </style:style>
    <style:style style:name="Elenco_20_II_20_RIGA" style:display-name="Elenco II RIGA" style:family="paragraph" style:parent-style-name="Standard">
      <style:paragraph-properties fo:margin-left="1.6cm" fo:margin-right="0cm" fo:margin-top="0cm" fo:margin-bottom="0cm" loext:contextual-spacing="false" fo:text-align="justify" style:justify-single-word="false" fo:text-indent="0cm" style:auto-text-indent="false"/>
    </style:style>
    <style:style style:name="CAPITOLO_20_Allegato" style:display-name="CAPITOLO Allegato" style:family="paragraph" style:parent-style-name="bga" style:next-style-name="COMMA">
      <style:paragraph-properties fo:margin-top="0.635cm" fo:margin-bottom="0.423cm" loext:contextual-spacing="false"/>
      <style:text-properties fo:font-style="italic" style:font-style-asian="italic"/>
    </style:style>
    <style:style style:name="CAPITOLO_20_2_20_Allegato" style:display-name="CAPITOLO 2 Allegato" style:family="paragraph" style:parent-style-name="bga" style:next-style-name="COMMA">
      <style:paragraph-properties fo:margin-top="0.635cm" fo:margin-bottom="0.423cm" loext:contextual-spacing="false"/>
    </style:style>
    <style:style style:name="CAPITOLO_20_1_20_Allegato" style:display-name="CAPITOLO 1 Allegato" style:family="paragraph" style:parent-style-name="CAPITOLO_20_2_20_Allegato" style:next-style-name="COMMA">
      <style:text-properties fo:text-transform="uppercase"/>
    </style:style>
    <style:style style:name="CAPITOLO_20_3_20_Allegato" style:display-name="CAPITOLO 3 Allegato" style:family="paragraph" style:parent-style-name="bga">
      <style:paragraph-properties fo:margin-top="0.423cm" fo:margin-bottom="0.212cm" loext:contextual-spacing="false"/>
      <style:text-properties fo:font-style="italic" style:font-style-asian="italic"/>
    </style:style>
    <style:style style:name="CAPO" style:family="paragraph" style:parent-style-name="Heading_20_1" style:default-outline-level="" style:list-style-name="">
      <style:paragraph-properties fo:margin-top="0.423cm" fo:margin-bottom="0.212cm" loext:contextual-spacing="false" fo:text-align="center" style:justify-single-word="false"/>
      <style:text-properties style:font-weight-complex="bold"/>
    </style:style>
    <style:style style:name="ELENCO_20_3" style:display-name="ELENCO 3" style:family="paragraph" style:parent-style-name="List">
      <style:paragraph-properties fo:margin-left="3.002cm" fo:margin-right="0cm" fo:margin-top="0cm" fo:margin-bottom="0cm" loext:contextual-spacing="false" fo:text-indent="-0.501cm" style:auto-text-indent="false"/>
    </style:style>
    <style:style style:name="EMETTITORE_20_di_20_concerto" style:display-name="EMETTITORE di concerto" style:family="paragraph" style:parent-style-name="Standard">
      <style:paragraph-properties fo:margin-top="0.212cm" fo:margin-bottom="0.212cm" loext:contextual-spacing="false" fo:line-height="200%" fo:text-align="center" style:justify-single-word="false"/>
      <style:text-properties fo:text-transform="uppercase"/>
    </style:style>
    <style:style style:name="ELENCO_20_PUNTATO" style:display-name="ELENCO PUNTATO" style:family="paragraph" style:parent-style-name="List" style:list-style-name="WW8Num16">
      <style:paragraph-properties fo:margin-left="0cm" fo:margin-right="0cm" fo:margin-top="0cm" fo:margin-bottom="0.212cm" loext:contextual-spacing="false" fo:text-indent="0cm" style:auto-text-indent="false"/>
    </style:style>
    <style:style style:name="ELENCO_20_puntato_20_II" style:display-name="ELENCO puntato II" style:family="paragraph" style:parent-style-name="ELENCO_20_PUNTATO" style:list-style-name="">
      <style:paragraph-properties fo:margin-left="0cm" fo:margin-right="0cm" fo:margin-top="0cm" fo:margin-bottom="0cm" loext:contextual-spacing="false" fo:text-indent="0cm" style:auto-text-indent="false"/>
    </style:style>
    <style:style style:name="ELENCO_20_numerato" style:display-name="ELENCO numerato" style:family="paragraph" style:parent-style-name="List" style:list-style-name="WW8Num6">
      <style:paragraph-properties fo:margin-left="0cm" fo:margin-right="0cm" fo:margin-top="0cm" fo:margin-bottom="0cm" loext:contextual-spacing="false" fo:text-indent="0cm" style:auto-text-indent="false"/>
    </style:style>
    <style:style style:name="ELENCO4" style:family="paragraph" style:parent-style-name="Standard" style:next-style-name="ELENCO_20_3">
      <style:paragraph-properties fo:margin-left="3cm" fo:margin-right="0cm" fo:margin-top="0cm" fo:margin-bottom="0cm" loext:contextual-spacing="false" fo:text-indent="0cm" style:auto-text-indent="false"/>
    </style:style>
    <style:style style:name="elenco_20_3_20_II_20_riga" style:display-name="elenco 3 II riga" style:family="paragraph" style:parent-style-name="Standard">
      <style:paragraph-properties fo:margin-left="2.752cm" fo:margin-right="0cm" fo:margin-top="0cm" fo:margin-bottom="0cm" loext:contextual-spacing="false" fo:text-indent="0cm" style:auto-text-indent="false" style:text-autospace="none"/>
      <style:text-properties style:font-name-complex="Arial1" style:font-family-complex="Arial" style:font-family-generic-complex="swiss" style:font-pitch-complex="variable" style:font-size-complex="8.5pt"/>
    </style:style>
    <style:style style:name="Rientro_20_corpo_20_del_20_testo_20_2" style:display-name="Rientro corpo del testo 2" style:family="paragraph" style:parent-style-name="Standard">
      <style:paragraph-properties fo:margin-left="2.752cm" fo:margin-right="0cm" fo:margin-top="0cm" fo:margin-bottom="0cm" loext:contextual-spacing="false" fo:text-indent="-1cm" style:auto-text-indent="false"/>
      <style:text-properties fo:font-size="12pt" style:font-size-asian="12pt" style:font-name-complex="Arial1" style:font-family-complex="Arial" style:font-family-generic-complex="swiss" style:font-pitch-complex="variable"/>
    </style:style>
    <style:style style:name="Rientro_20_corpo_20_del_20_testo_20_3" style:display-name="Rientro corpo del testo 3" style:family="paragraph" style:parent-style-name="Standard">
      <style:paragraph-properties fo:margin-left="1.752cm" fo:margin-right="0cm" fo:margin-top="0cm" fo:margin-bottom="0cm" loext:contextual-spacing="false" fo:text-indent="0cm" style:auto-text-indent="false"/>
      <style:text-properties fo:font-size="12pt" style:font-size-asian="12pt" style:font-name-complex="Arial1" style:font-family-complex="Arial" style:font-family-generic-complex="swiss" style:font-pitch-complex="variable"/>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font-size-complex="10pt"/>
    </style:style>
    <style:style style:name="Corpo_20_del_20_testo_20_2" style:display-name="Corpo del testo 2" style:family="paragraph" style:parent-style-name="Standard">
      <style:paragraph-properties fo:text-align="justify" style:justify-single-word="false"/>
      <style:text-properties fo:font-size="12pt" fo:font-style="italic" style:font-size-asian="12pt" style:font-style-asian="italic" style:font-name-complex="Arial1" style:font-family-complex="Arial" style:font-family-generic-complex="swiss" style:font-pitch-complex="variable" style:font-style-complex="italic"/>
    </style:style>
    <style:style style:name="TIpologia" style:family="paragraph" style:parent-style-name="Standard" style:default-outline-level="1">
      <style:text-properties fo:font-size="12pt" fo:font-weight="bold" style:font-weight-asian="bold" style:font-weight-complex="bold"/>
    </style:style>
    <style:style style:name="Articolo" style:family="paragraph" style:parent-style-name="Standard">
      <style:paragraph-properties fo:text-align="center" style:justify-single-word="false" fo:orphans="0" fo:widows="0"/>
      <style:text-properties fo:font-size="12pt" fo:font-weight="bold" style:font-size-asian="12pt" style:font-weight-asian="bold" style:font-name-complex="Arial1" style:font-family-complex="Arial" style:font-family-generic-complex="swiss" style:font-pitch-complex="variable"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ARTICOLO" style:family="paragraph" style:parent-style-name="Standard">
      <style:paragraph-properties fo:margin-top="0.423cm" fo:margin-bottom="0cm" loext:contextual-spacing="false" fo:text-align="center" style:justify-single-word="false"/>
    </style:style>
    <style:style style:name="Numbering_20_Symbols" style:display-name="Numbering Symbols" style:family="text"/>
    <style:style style:name="Internet_20_link" style:display-name="Internet link" style:family="text" style:parent-style-name="Carattere_20_predefinito_20_paragrafo">
      <style:text-properties fo:color="#ff0000"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Emphasis" style:family="text" style:parent-style-name="Carattere_20_predefinito_20_paragrafo">
      <style:text-properties fo:font-style="italic" style:font-style-asian="italic" style:font-style-complex="italic"/>
    </style:style>
    <style:style style:name="Strong_20_Emphasis" style:display-name="Strong Emphasis" style:family="text" style:parent-style-name="Carattere_20_predefinito_20_paragrafo">
      <style:text-properties fo:font-weight="bold" style:font-weight-asian="bold" style:font-weight-complex="bold"/>
    </style:style>
    <style:style style:name="Example" style:family="text">
      <style:text-properties style:font-name="Courier New" fo:font-family="'Courier New'" style:font-family-generic="modern" style:font-name-complex="Courier New" style:font-family-complex="'Courier New'" style:font-family-generic-complex="modern"/>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Arial1" fo:font-family="Arial" style:font-family-generic="swiss" style:font-pitch="variable" fo:font-size="12pt" fo:font-style="normal" fo:font-weight="normal" style:font-size-asian="12pt" style:font-style-asian="normal" style:font-weight-asian="norma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8pt" style:font-size-asian="8pt"/>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Carattere_20_predefinito_20_paragrafo" style:display-name="Carattere predefinito paragrafo"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stiera"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font-size-complex="10pt" style:font-weight-complex="bold"/>
    </style:style>
    <style:style style:name="Macchina_20_da_20_scrivere" style:display-name="Macchina da scriver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Markup" style:display-name="HTML Markup" style:family="text">
      <style:text-properties fo:color="#ff0000" text:display="none"/>
    </style:style>
    <style:style style:name="Commento"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cm"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54cm"/>
        <style:text-properties style:font-name="Symbol"/>
      </text:list-level-style-bullet>
      <text:list-level-style-bullet text:level="2" text:style-name="WW8Num7z1" text:bullet-char="o">
        <style:list-level-properties text:space-before="3.775cm" text:min-label-width="0.635cm"/>
        <style:text-properties style:font-name="Courier New1"/>
      </text:list-level-style-bullet>
      <text:list-level-style-bullet text:level="3" text:style-name="WW8Num7z2" text:bullet-char="">
        <style:list-level-properties text:space-before="5.045cm" text:min-label-width="0.635cm"/>
        <style:text-properties style:font-name="Wingdings"/>
      </text:list-level-style-bullet>
      <text:list-level-style-bullet text:level="4" text:style-name="WW8Num7z0" text:bullet-char="">
        <style:list-level-properties text:space-before="6.315cm" text:min-label-width="0.635cm"/>
        <style:text-properties style:font-name="Symbol"/>
      </text:list-level-style-bullet>
      <text:list-level-style-bullet text:level="5" text:style-name="WW8Num7z1" text:bullet-char="o">
        <style:list-level-properties text:space-before="7.585cm" text:min-label-width="0.635cm"/>
        <style:text-properties style:font-name="Courier New1"/>
      </text:list-level-style-bullet>
      <text:list-level-style-bullet text:level="6" text:style-name="WW8Num7z2" text:bullet-char="">
        <style:list-level-properties text:space-before="8.855cm" text:min-label-width="0.635cm"/>
        <style:text-properties style:font-name="Wingdings"/>
      </text:list-level-style-bullet>
      <text:list-level-style-bullet text:level="7" text:style-name="WW8Num7z0" text:bullet-char="">
        <style:list-level-properties text:space-before="10.125cm" text:min-label-width="0.635cm"/>
        <style:text-properties style:font-name="Symbol"/>
      </text:list-level-style-bullet>
      <text:list-level-style-bullet text:level="8" text:style-name="WW8Num7z1" text:bullet-char="o">
        <style:list-level-properties text:space-before="11.395cm" text:min-label-width="0.635cm"/>
        <style:text-properties style:font-name="Courier New1"/>
      </text:list-level-style-bullet>
      <text:list-level-style-bullet text:level="9" text:style-name="WW8Num7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bullet-char="-">
        <style:list-level-properties text:min-label-width="0.661cm"/>
        <style:text-properties fo:font-family="Star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2.106cm" text:min-label-width="0.635cm"/>
        <style:text-properties style:font-name="Times New Roman"/>
      </text:list-level-style-bullet>
      <text:list-level-style-bullet text:level="2" text:style-name="WW8Num11z1" text:bullet-char="o">
        <style:list-level-properties text:space-before="3.376cm" text:min-label-width="0.635cm"/>
        <style:text-properties style:font-name="Courier New1"/>
      </text:list-level-style-bullet>
      <text:list-level-style-bullet text:level="3" text:style-name="WW8Num11z2" text:bullet-char="">
        <style:list-level-properties text:space-before="4.646cm" text:min-label-width="0.635cm"/>
        <style:text-properties style:font-name="Wingdings"/>
      </text:list-level-style-bullet>
      <text:list-level-style-bullet text:level="4" text:style-name="WW8Num11z3" text:bullet-char="">
        <style:list-level-properties text:space-before="5.916cm" text:min-label-width="0.635cm"/>
        <style:text-properties style:font-name="Symbol"/>
      </text:list-level-style-bullet>
      <text:list-level-style-bullet text:level="5" text:style-name="WW8Num11z1" text:bullet-char="o">
        <style:list-level-properties text:space-before="7.186cm" text:min-label-width="0.635cm"/>
        <style:text-properties style:font-name="Courier New1"/>
      </text:list-level-style-bullet>
      <text:list-level-style-bullet text:level="6" text:style-name="WW8Num11z2" text:bullet-char="">
        <style:list-level-properties text:space-before="8.456cm" text:min-label-width="0.635cm"/>
        <style:text-properties style:font-name="Wingdings"/>
      </text:list-level-style-bullet>
      <text:list-level-style-bullet text:level="7" text:style-name="WW8Num11z3" text:bullet-char="">
        <style:list-level-properties text:space-before="9.726cm" text:min-label-width="0.635cm"/>
        <style:text-properties style:font-name="Symbol"/>
      </text:list-level-style-bullet>
      <text:list-level-style-bullet text:level="8" text:style-name="WW8Num11z1" text:bullet-char="o">
        <style:list-level-properties text:space-before="10.996cm" text:min-label-width="0.635cm"/>
        <style:text-properties style:font-name="Courier New1"/>
      </text:list-level-style-bullet>
      <text:list-level-style-bullet text:level="9" text:style-name="WW8Num11z2" text:bullet-char="">
        <style:list-level-properties text:space-before="12.26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1.87cm" text:min-label-width="0.635cm"/>
        <style:text-properties fo:font-family="StarSymbol"/>
      </text:list-level-style-bullet>
      <text:list-level-style-bullet text:level="2" text:style-name="WW8Num12z1" text:bullet-char="o">
        <style:list-level-properties text:space-before="3.775cm" text:min-label-width="0.635cm"/>
        <style:text-properties style:font-name="Courier New1"/>
      </text:list-level-style-bullet>
      <text:list-level-style-bullet text:level="3" text:style-name="WW8Num12z2" text:bullet-char="">
        <style:list-level-properties text:space-before="5.045cm" text:min-label-width="0.635cm"/>
        <style:text-properties style:font-name="Wingdings"/>
      </text:list-level-style-bullet>
      <text:list-level-style-bullet text:level="4" text:style-name="WW8Num12z3" text:bullet-char="">
        <style:list-level-properties text:space-before="6.315cm" text:min-label-width="0.635cm"/>
        <style:text-properties style:font-name="Symbol"/>
      </text:list-level-style-bullet>
      <text:list-level-style-bullet text:level="5" text:style-name="WW8Num12z1" text:bullet-char="o">
        <style:list-level-properties text:space-before="7.585cm" text:min-label-width="0.635cm"/>
        <style:text-properties style:font-name="Courier New1"/>
      </text:list-level-style-bullet>
      <text:list-level-style-bullet text:level="6" text:style-name="WW8Num12z2" text:bullet-char="">
        <style:list-level-properties text:space-before="8.855cm" text:min-label-width="0.635cm"/>
        <style:text-properties style:font-name="Wingdings"/>
      </text:list-level-style-bullet>
      <text:list-level-style-bullet text:level="7" text:style-name="WW8Num12z3" text:bullet-char="">
        <style:list-level-properties text:space-before="10.125cm" text:min-label-width="0.635cm"/>
        <style:text-properties style:font-name="Symbol"/>
      </text:list-level-style-bullet>
      <text:list-level-style-bullet text:level="8" text:style-name="WW8Num12z1" text:bullet-char="o">
        <style:list-level-properties text:space-before="11.395cm" text:min-label-width="0.635cm"/>
        <style:text-properties style:font-name="Courier New1"/>
      </text:list-level-style-bullet>
      <text:list-level-style-bullet text:level="9" text:style-name="WW8Num12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688cm"/>
      </text:list-level-style-number>
      <text:list-level-style-number text:level="2" style:num-format="1" text:display-levels="2">
        <style:list-level-properties text:min-label-width="0.68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371cm" text:min-label-width="0.635cm"/>
        <style:text-properties style:font-name="Symbol"/>
      </text:list-level-style-bullet>
      <text:list-level-style-bullet text:level="2" text:style-name="WW8Num14z1" text:bullet-char="o">
        <style:list-level-properties text:space-before="3.775cm" text:min-label-width="0.635cm"/>
        <style:text-properties style:font-name="Courier New1"/>
      </text:list-level-style-bullet>
      <text:list-level-style-bullet text:level="3" text:style-name="WW8Num14z2" text:bullet-char="">
        <style:list-level-properties text:space-before="5.045cm" text:min-label-width="0.635cm"/>
        <style:text-properties style:font-name="Wingdings"/>
      </text:list-level-style-bullet>
      <text:list-level-style-bullet text:level="4" text:style-name="WW8Num14z0" text:bullet-char="">
        <style:list-level-properties text:space-before="6.315cm" text:min-label-width="0.635cm"/>
        <style:text-properties style:font-name="Symbol"/>
      </text:list-level-style-bullet>
      <text:list-level-style-bullet text:level="5" text:style-name="WW8Num14z1" text:bullet-char="o">
        <style:list-level-properties text:space-before="7.585cm" text:min-label-width="0.635cm"/>
        <style:text-properties style:font-name="Courier New1"/>
      </text:list-level-style-bullet>
      <text:list-level-style-bullet text:level="6" text:style-name="WW8Num14z2" text:bullet-char="">
        <style:list-level-properties text:space-before="8.855cm" text:min-label-width="0.635cm"/>
        <style:text-properties style:font-name="Wingdings"/>
      </text:list-level-style-bullet>
      <text:list-level-style-bullet text:level="7" text:style-name="WW8Num14z0" text:bullet-char="">
        <style:list-level-properties text:space-before="10.125cm" text:min-label-width="0.635cm"/>
        <style:text-properties style:font-name="Symbol"/>
      </text:list-level-style-bullet>
      <text:list-level-style-bullet text:level="8" text:style-name="WW8Num14z1" text:bullet-char="o">
        <style:list-level-properties text:space-before="11.395cm" text:min-label-width="0.635cm"/>
        <style:text-properties style:font-name="Courier New1"/>
      </text:list-level-style-bullet>
      <text:list-level-style-bullet text:level="9" text:style-name="WW8Num14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501cm"/>
        <style:text-properties style:font-name="Arial1"/>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7.502cm" text:min-label-width="0.6cm"/>
        <style:text-properties style:font-name="Symbol"/>
      </text:list-level-style-bullet>
      <text:list-level-style-bullet text:level="2" text:style-name="WW8Num16z1" text:bullet-char="o">
        <style:list-level-properties text:space-before="2.905cm" text:min-label-width="0.635cm"/>
        <style:text-properties style:font-name="Courier New1"/>
      </text:list-level-style-bullet>
      <text:list-level-style-bullet text:level="3" text:style-name="WW8Num16z2" text:bullet-char="">
        <style:list-level-properties text:space-before="4.175cm" text:min-label-width="0.635cm"/>
        <style:text-properties style:font-name="Wingdings"/>
      </text:list-level-style-bullet>
      <text:list-level-style-bullet text:level="4" text:style-name="WW8Num16z3" text:bullet-char="">
        <style:list-level-properties text:space-before="5.445cm" text:min-label-width="0.635cm"/>
        <style:text-properties style:font-name="Symbol"/>
      </text:list-level-style-bullet>
      <text:list-level-style-bullet text:level="5" text:style-name="WW8Num16z1" text:bullet-char="o">
        <style:list-level-properties text:space-before="6.715cm" text:min-label-width="0.635cm"/>
        <style:text-properties style:font-name="Courier New1"/>
      </text:list-level-style-bullet>
      <text:list-level-style-bullet text:level="6" text:style-name="WW8Num16z2" text:bullet-char="">
        <style:list-level-properties text:space-before="7.985cm" text:min-label-width="0.635cm"/>
        <style:text-properties style:font-name="Wingdings"/>
      </text:list-level-style-bullet>
      <text:list-level-style-bullet text:level="7" text:style-name="WW8Num16z3" text:bullet-char="">
        <style:list-level-properties text:space-before="9.255cm" text:min-label-width="0.635cm"/>
        <style:text-properties style:font-name="Symbol"/>
      </text:list-level-style-bullet>
      <text:list-level-style-bullet text:level="8" text:style-name="WW8Num16z1" text:bullet-char="o">
        <style:list-level-properties text:space-before="10.525cm" text:min-label-width="0.635cm"/>
        <style:text-properties style:font-name="Courier New1"/>
      </text:list-level-style-bullet>
      <text:list-level-style-bullet text:level="9" text:style-name="WW8Num16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1cm" fo:margin-bottom="1.50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CRETO MINISTERIALE 5 febbraio 1998</dc:title>
    <meta:initial-creator>Regione Piemonte</meta:initial-creator>
    <meta:creation-date>2006-08-08T17:06:00</meta:creation-date>
    <dc:date>2017-04-11T23:59:18.895764419</dc:date>
    <meta:editing-cycles>55</meta:editing-cycles>
    <meta:editing-duration>PT10H27M24S</meta:editing-duration>
    <meta:document-statistic meta:table-count="213" meta:image-count="0" meta:object-count="3" meta:page-count="332" meta:paragraph-count="9612" meta:word-count="71026" meta:character-count="498107" meta:non-whitespace-character-count="433950"/>
    <meta:user-defined meta:name="DocumentEncoding">windows-1252</meta:user-defined>
    <meta:user-defined meta:name="GENERATOR">Microsoft FrontPage 3.0</meta:user-defined>
    <meta:user-defined meta:name="HTML" meta:value-type="boolean">true</meta:user-defined>
    <meta:user-defined meta:name="Info 1"/>
    <meta:user-defined meta:name="Info 2" meta:value-type="string"/>
    <meta:user-defined meta:name="Info 3" meta:value-type="string"/>
    <meta:user-defined meta:name="Info 4" meta:value-type="string"/>
  </office:meta>
</office:document-meta>
</file>

<file path=Object 1/content.xml><?xml version="1.0" encoding="utf-8"?>
<math xmlns="http://www.w3.org/1998/Math/MathML" display="block">
  <semantics>
    <mrow>
      <mn>16</mn>
      <mrow>
        <mspace width="0.5em"/>
        <mo stretchy="false">+</mo>
        <mspace width="0.5em"/>
      </mrow>
      <mfrac>
        <mtext>potenza elettrica (espressa in MW)</mtext>
        <mn>5</mn>
      </mfrac>
      <mi>.</mi>
    </mrow>
    <annotation encoding="StarMath 5.0">16 ` + `{"potenza elettrica (espressa in MW)"} over {5}.</annotation>
  </semantics>
</math>
</file>

<file path=Object 2/content.xml><?xml version="1.0" encoding="utf-8"?>
<math xmlns="http://www.w3.org/1998/Math/MathML" display="block">
  <semantics>
    <mrow>
      <mi mathvariant="normal">C</mi>
      <mo stretchy="false">=</mo>
      <mfrac>
        <mrow>
          <mi mathvariant="normal">A</mi>
          <mspace width="0.5em"/>
          <mi>rifiuti</mi>
          <mrow>
            <mspace width="2em"/>
            <mo stretchy="false">×</mo>
            <mspace width="2em"/>
          </mrow>
          <mi mathvariant="normal">C</mi>
          <mspace width="0.5em"/>
          <mi>rifiuti</mi>
          <mrow>
            <mspace width="2em"/>
            <mo stretchy="false">+</mo>
            <mspace width="2em"/>
          </mrow>
          <mi mathvariant="normal">A</mi>
          <mspace width="0.5em"/>
          <mi>processo</mi>
          <mrow>
            <mspace width="2em"/>
            <mo stretchy="false">×</mo>
            <mspace width="2em"/>
          </mrow>
          <mi mathvariant="normal">C</mi>
          <mspace width="0.5em"/>
          <mi>processo</mi>
        </mrow>
        <mrow>
          <mi mathvariant="normal">A</mi>
          <mspace width="0.5em"/>
          <mi>rifiuto</mi>
          <mrow>
            <mspace width="2em"/>
            <mo stretchy="false">+</mo>
            <mspace width="2em"/>
          </mrow>
          <mi mathvariant="normal">A</mi>
          <mspace width="0.5em"/>
          <mi>processo</mi>
        </mrow>
      </mfrac>
    </mrow>
    <annotation encoding="StarMath 5.0">C = { A`rifiuti ~ times ~ C`rifiuti ~  + ~A`processo ~ times ~ C`processo  } over { A`rifiuto ~ + ~ A`processo }  </annotation>
  </semantics>
</math>
</file>

<file path=Object 3/content.xml><?xml version="1.0" encoding="utf-8"?>
<math xmlns="http://www.w3.org/1998/Math/MathML" display="block">
  <semantics>
    <mrow>
      <mi mathvariant="normal">C</mi>
      <mo stretchy="false">=</mo>
      <mfrac>
        <mrow>
          <mi mathvariant="normal">V</mi>
          <mspace width="0.5em"/>
          <mi>rifiuto</mi>
          <mrow>
            <mspace width="2em"/>
            <mo stretchy="false">×</mo>
            <mspace width="2em"/>
          </mrow>
          <mi mathvariant="normal">C</mi>
          <mspace width="0.5em"/>
          <mi>rifiuto</mi>
          <mrow>
            <mspace width="2em"/>
            <mo stretchy="false">+</mo>
            <mspace width="2em"/>
          </mrow>
          <mi mathvariant="normal">V</mi>
          <mspace width="0.5em"/>
          <mi>processo</mi>
          <mrow>
            <mspace width="2em"/>
            <mo stretchy="false">×</mo>
            <mspace width="2em"/>
          </mrow>
          <mi mathvariant="normal">C</mi>
          <mspace width="0.5em"/>
          <mi>processo</mi>
        </mrow>
        <mrow>
          <mi mathvariant="normal">V</mi>
          <mspace width="0.5em"/>
          <mi>rifiuto</mi>
          <mrow>
            <mspace width="2em"/>
            <mo stretchy="false">+</mo>
            <mspace width="2em"/>
          </mrow>
          <mi mathvariant="normal">V</mi>
          <mspace width="0.5em"/>
          <mi>processo</mi>
        </mrow>
      </mfrac>
    </mrow>
    <annotation encoding="StarMath 5.0">C = { V`rifiuto ~ times ~ C`rifiuto ~  + ~V`processo ~ times ~ C`processo  } over { V`rifiuto ~ + ~ V`processo }  </annotation>
  </semantics>
</math>
</file>